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>
          <style:tab-stop style:position="3.806cm"/>
          <style:tab-stop style:position="4.992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7" style:family="paragraph" style:parent-style-name="Normal">
      <style:paragraph-properties fo:break-before="page">
        <style:tab-stops>
          <style:tab-stop style:position="2.84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949cm"/>
          <style:tab-stop style:position="7.943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1.637cm"/>
          <style:tab-stop style:position="4.415cm"/>
          <style:tab-stop style:position="8.562cm"/>
          <style:tab-stop style:position="9.07cm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0.949cm"/>
          <style:tab-stop style:position="6.149cm"/>
          <style:tab-stop style:position="10.698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3.217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5.549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2.101cm"/>
          <style:tab-stop style:position="2.895cm"/>
          <style:tab-stop style:position="5.203cm"/>
          <style:tab-stop style:position="5.75cm"/>
          <style:tab-stop style:position="7.274cm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7.389cm"/>
        </style:tab-stops>
      </style:paragraph-properties>
    </style:style>
    <style:style style:name="P15" style:family="paragraph" style:parent-style-name="Normal">
      <style:paragraph-properties>
        <style:tab-stops>
          <style:tab-stop style:position="13.227cm"/>
        </style:tab-stops>
      </style:paragraph-properties>
    </style:style>
    <style:style style:name="P1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835cm"/>
          <style:tab-stop style:position="8.405cm"/>
        </style:tab-stops>
      </style:paragraph-properties>
    </style:style>
    <style:style style:name="P17" style:family="paragraph" style:parent-style-name="Normal">
      <style:paragraph-properties>
        <style:tab-stops>
          <style:tab-stop style:position="4.888cm"/>
          <style:tab-stop style:position="6.35cm"/>
        </style:tab-stops>
      </style:paragraph-properties>
    </style:style>
    <style:style style:name="P1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799cm"/>
        </style:tab-stops>
      </style:paragraph-properties>
    </style:style>
    <style:style style:name="P19" style:family="paragraph" style:parent-style-name="Normal">
      <style:paragraph-properties fo:margin-left="0cm" fo:margin-right="0cm" fo:text-indent="0.635cm" style:auto-text-indent="false">
        <style:tab-stops>
          <style:tab-stop style:position="4.059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>
        <style:tab-stops>
          <style:tab-stop style:position="7.488cm"/>
        </style:tab-stops>
      </style:paragraph-properties>
    </style:style>
    <style:style style:name="P21" style:family="paragraph" style:parent-style-name="Normal">
      <style:paragraph-properties fo:break-before="page">
        <style:tab-stops>
          <style:tab-stop style:position="3.741cm"/>
        </style:tab-stops>
      </style:paragraph-properties>
    </style:style>
    <style:style style:name="P22" style:family="paragraph" style:parent-style-name="Normal">
      <style:paragraph-properties>
        <style:tab-stops>
          <style:tab-stop style:position="3.741cm"/>
        </style:tab-stops>
      </style:paragraph-properties>
    </style:style>
    <style:style style:name="P23" style:family="paragraph" style:parent-style-name="Normal">
      <style:paragraph-properties>
        <style:tab-stops>
          <style:tab-stop style:position="5.087cm"/>
        </style:tab-stops>
      </style:paragraph-properties>
    </style:style>
    <style:style style:name="P24" style:family="paragraph" style:parent-style-name="Normal">
      <style:paragraph-properties fo:break-before="page">
        <style:tab-stops>
          <style:tab-stop style:position="7.063cm"/>
        </style:tab-stops>
      </style:paragraph-properties>
    </style:style>
    <style:style style:name="P25" style:family="paragraph" style:parent-style-name="Normal">
      <style:paragraph-properties>
        <style:tab-stops>
          <style:tab-stop style:position="6.188cm"/>
        </style:tab-stops>
      </style:paragraph-properties>
    </style:style>
    <style:style style:name="P26" style:family="paragraph" style:parent-style-name="Normal">
      <style:paragraph-properties fo:break-before="page">
        <style:tab-stops>
          <style:tab-stop style:position="3.995cm"/>
          <style:tab-stop style:position="8.05cm"/>
        </style:tab-stops>
      </style:paragraph-properties>
    </style:style>
    <style:style style:name="P27" style:family="paragraph" style:parent-style-name="Normal">
      <style:paragraph-properties fo:break-before="page">
        <style:tab-stops>
          <style:tab-stop style:position="4.434cm"/>
          <style:tab-stop style:position="4.835cm"/>
        </style:tab-stops>
      </style:paragraph-properties>
    </style:style>
    <style:style style:name="P28" style:family="paragraph" style:parent-style-name="Normal">
      <style:paragraph-properties fo:break-before="page">
        <style:tab-stops>
          <style:tab-stop style:position="4.895cm"/>
        </style:tab-stops>
      </style:paragraph-properties>
    </style:style>
    <style:style style:name="P29" style:family="paragraph" style:parent-style-name="Normal">
      <style:paragraph-properties>
        <style:tab-stops>
          <style:tab-stop style:position="8.486cm"/>
          <style:tab-stop style:position="11.139cm"/>
        </style:tab-stops>
      </style:paragraph-properties>
    </style:style>
    <style:style style:name="P30" style:family="paragraph" style:parent-style-name="Normal">
      <style:paragraph-properties fo:margin-left="0cm" fo:margin-right="0cm" fo:text-indent="0.635cm" style:auto-text-indent="false">
        <style:tab-stops>
          <style:tab-stop style:position="3.877cm"/>
          <style:tab-stop style:position="6.186cm"/>
          <style:tab-stop style:position="7.052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0.068cm"/>
          <style:tab-stop style:position="11.158cm"/>
        </style:tab-stops>
      </style:paragraph-properties>
    </style:style>
    <style:style style:name="P32" style:family="paragraph" style:parent-style-name="Normal">
      <style:paragraph-properties fo:break-before="page">
        <style:tab-stops>
          <style:tab-stop style:position="2.979cm"/>
          <style:tab-stop style:position="4.471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>
        <style:tab-stops>
          <style:tab-stop style:position="2.498cm"/>
          <style:tab-stop style:position="10.104cm"/>
        </style:tab-stops>
      </style:paragraph-properties>
    </style:style>
    <style:style style:name="P34" style:family="paragraph" style:parent-style-name="Normal">
      <style:paragraph-properties>
        <style:tab-stops>
          <style:tab-stop style:position="4.535cm"/>
        </style:tab-stops>
      </style:paragraph-properties>
    </style:style>
    <style:style style:name="P35" style:family="paragraph" style:parent-style-name="Normal">
      <style:paragraph-properties fo:margin-left="0.635cm" fo:margin-right="0cm" fo:text-indent="-0.635cm" style:auto-text-indent="false" fo:break-before="page">
        <style:tab-stops>
          <style:tab-stop style:position="6.948cm"/>
        </style:tab-stops>
      </style:paragraph-properties>
    </style:style>
    <style:style style:name="P36" style:family="paragraph" style:parent-style-name="Normal">
      <style:paragraph-properties>
        <style:tab-stops>
          <style:tab-stop style:position="3.997cm"/>
          <style:tab-stop style:position="7.583cm"/>
          <style:tab-stop style:position="9.257cm"/>
          <style:tab-stop style:position="12.139cm"/>
        </style:tab-stops>
      </style:paragraph-properties>
    </style:style>
    <style:style style:name="P37" style:family="paragraph" style:parent-style-name="Normal">
      <style:paragraph-properties fo:break-before="page">
        <style:tab-stops>
          <style:tab-stop style:position="4.946cm"/>
          <style:tab-stop style:position="5.341cm"/>
        </style:tab-stops>
      </style:paragraph-properties>
    </style:style>
    <style:style style:name="P38" style:family="paragraph" style:parent-style-name="Normal">
      <style:paragraph-properties fo:break-before="page">
        <style:tab-stops>
          <style:tab-stop style:position="0.859cm"/>
          <style:tab-stop style:position="3.161cm"/>
          <style:tab-stop style:position="4.177cm"/>
          <style:tab-stop style:position="6.327cm"/>
        </style:tab-stops>
      </style:paragraph-properties>
    </style:style>
    <style:style style:name="P3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826cm"/>
        </style:tab-stops>
      </style:paragraph-properties>
    </style:style>
    <style:style style:name="P40" style:family="paragraph" style:parent-style-name="Normal">
      <style:paragraph-properties fo:break-before="page">
        <style:tab-stops>
          <style:tab-stop style:position="8.027cm"/>
        </style:tab-stops>
      </style:paragraph-properties>
    </style:style>
    <style:style style:name="P41" style:family="paragraph" style:parent-style-name="Normal">
      <style:paragraph-properties>
        <style:tab-stops>
          <style:tab-stop style:position="7.458cm"/>
        </style:tab-stops>
      </style:paragraph-properties>
    </style:style>
    <style:style style:name="P42" style:family="paragraph" style:parent-style-name="Normal">
      <style:paragraph-properties>
        <style:tab-stops>
          <style:tab-stop style:position="1.886cm"/>
          <style:tab-stop style:position="3.687cm"/>
        </style:tab-stops>
      </style:paragraph-properties>
    </style:style>
    <style:style style:name="P43" style:family="paragraph" style:parent-style-name="Normal">
      <style:paragraph-properties fo:margin-left="0cm" fo:margin-right="0cm" fo:text-indent="0.635cm" style:auto-text-indent="false">
        <style:tab-stops>
          <style:tab-stop style:position="5.671cm"/>
        </style:tab-stops>
      </style:paragraph-properties>
    </style:style>
    <style:style style:name="P44" style:family="paragraph" style:parent-style-name="Normal">
      <style:paragraph-properties fo:margin-left="0cm" fo:margin-right="0cm" fo:text-indent="0.635cm" style:auto-text-indent="false">
        <style:tab-stops>
          <style:tab-stop style:position="8.035cm"/>
        </style:tab-stops>
      </style:paragraph-properties>
    </style:style>
    <style:style style:name="P45" style:family="paragraph" style:parent-style-name="Normal">
      <style:paragraph-properties fo:break-before="page">
        <style:tab-stops>
          <style:tab-stop style:position="5.812cm"/>
          <style:tab-stop style:position="6.336cm"/>
          <style:tab-stop style:position="7.426cm"/>
          <style:tab-stop style:position="7.867cm"/>
          <style:tab-stop style:position="10.802cm"/>
          <style:tab-stop style:position="13.134cm"/>
        </style:tab-stops>
      </style:paragraph-properties>
    </style:style>
    <style:style style:name="P46" style:family="paragraph" style:parent-style-name="Normal">
      <style:paragraph-properties>
        <style:tab-stops>
          <style:tab-stop style:position="4.505cm"/>
        </style:tab-stops>
      </style:paragraph-properties>
    </style:style>
    <style:style style:name="P47" style:family="paragraph" style:parent-style-name="Normal">
      <style:paragraph-properties fo:margin-left="0cm" fo:margin-right="0cm" fo:text-indent="0.635cm" style:auto-text-indent="false">
        <style:tab-stops>
          <style:tab-stop style:position="2.418cm"/>
        </style:tab-stops>
      </style:paragraph-properties>
    </style:style>
    <style:style style:name="P48" style:family="paragraph" style:parent-style-name="Normal">
      <style:paragraph-properties>
        <style:tab-stops>
          <style:tab-stop style:position="1.062cm"/>
          <style:tab-stop style:position="3.078cm"/>
        </style:tab-stops>
      </style:paragraph-properties>
    </style:style>
    <style:style style:name="P49" style:family="paragraph" style:parent-style-name="Normal">
      <style:paragraph-properties fo:margin-left="0cm" fo:margin-right="0cm" fo:text-indent="0.635cm" style:auto-text-indent="false">
        <style:tab-stops>
          <style:tab-stop style:position="1.916cm"/>
          <style:tab-stop style:position="5.233cm"/>
        </style:tab-stops>
      </style:paragraph-properties>
    </style:style>
    <style:style style:name="P50" style:family="paragraph" style:parent-style-name="Normal">
      <style:paragraph-properties>
        <style:tab-stops>
          <style:tab-stop style:position="3.54cm"/>
        </style:tab-stops>
      </style:paragraph-properties>
    </style:style>
    <style:style style:name="P51" style:family="paragraph" style:parent-style-name="Normal">
      <style:paragraph-properties fo:margin-left="0cm" fo:margin-right="0cm" fo:text-indent="0.635cm" style:auto-text-indent="false">
        <style:tab-stops>
          <style:tab-stop style:position="7.075cm"/>
        </style:tab-stops>
      </style:paragraph-properties>
    </style:style>
    <style:style style:name="P52" style:family="paragraph" style:parent-style-name="Normal">
      <style:paragraph-properties>
        <style:tab-stops>
          <style:tab-stop style:position="8.158cm"/>
        </style:tab-stops>
      </style:paragraph-properties>
    </style:style>
    <style:style style:name="P5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112cm"/>
        </style:tab-stops>
      </style:paragraph-properties>
    </style:style>
    <style:style style:name="P54" style:family="paragraph" style:parent-style-name="Normal">
      <style:paragraph-properties fo:margin-left="0cm" fo:margin-right="0cm" fo:text-indent="0.635cm" style:auto-text-indent="false">
        <style:tab-stops>
          <style:tab-stop style:position="4.159cm"/>
        </style:tab-stops>
      </style:paragraph-properties>
    </style:style>
    <style:style style:name="P55" style:family="paragraph" style:parent-style-name="Normal">
      <style:paragraph-properties>
        <style:tab-stops>
          <style:tab-stop style:position="5.196cm"/>
        </style:tab-stops>
      </style:paragraph-properties>
    </style:style>
    <style:style style:name="P56" style:family="paragraph" style:parent-style-name="Normal">
      <style:paragraph-properties fo:margin-left="0.635cm" fo:margin-right="0cm" fo:text-indent="-0.635cm" style:auto-text-indent="false">
        <style:tab-stops>
          <style:tab-stop style:position="5.191cm"/>
          <style:tab-stop style:position="6.676cm"/>
        </style:tab-stops>
      </style:paragraph-properties>
    </style:style>
    <style:style style:name="P57" style:family="paragraph" style:parent-style-name="Normal">
      <style:paragraph-properties fo:margin-left="0.635cm" fo:margin-right="0cm" fo:text-indent="-0.635cm" style:auto-text-indent="false">
        <style:tab-stops>
          <style:tab-stop style:position="6.784cm"/>
          <style:tab-stop style:position="12.079cm"/>
        </style:tab-stops>
      </style:paragraph-properties>
    </style:style>
    <style:style style:name="P58" style:family="paragraph" style:parent-style-name="Normal">
      <style:paragraph-properties>
        <style:tab-stops>
          <style:tab-stop style:position="3.933cm"/>
        </style:tab-stops>
      </style:paragraph-properties>
    </style:style>
    <style:style style:name="P59" style:family="paragraph" style:parent-style-name="Normal">
      <style:paragraph-properties fo:margin-left="0cm" fo:margin-right="0cm" fo:text-indent="0.635cm" style:auto-text-indent="false">
        <style:tab-stops>
          <style:tab-stop style:position="3.882cm"/>
        </style:tab-stops>
      </style:paragraph-properties>
    </style:style>
    <style:style style:name="P60" style:family="paragraph" style:parent-style-name="Normal">
      <style:paragraph-properties fo:margin-left="0cm" fo:margin-right="0cm" fo:text-indent="0.635cm" style:auto-text-indent="false">
        <style:tab-stops>
          <style:tab-stop style:position="3.357cm"/>
          <style:tab-stop style:position="6.405cm"/>
        </style:tab-stops>
      </style:paragraph-properties>
    </style:style>
    <style:style style:name="P61" style:family="paragraph" style:parent-style-name="Normal">
      <style:paragraph-properties>
        <style:tab-stops>
          <style:tab-stop style:position="6.426cm"/>
          <style:tab-stop style:position="6.429cm"/>
        </style:tab-stops>
      </style:paragraph-properties>
    </style:style>
    <style:style style:name="P62" style:family="paragraph" style:parent-style-name="Normal">
      <style:paragraph-properties fo:margin-left="0.635cm" fo:margin-right="0cm" fo:text-indent="-0.635cm" style:auto-text-indent="false" fo:break-before="page">
        <style:tab-stops>
          <style:tab-stop style:position="2.614cm"/>
          <style:tab-stop style:position="4.281cm"/>
          <style:tab-stop style:position="5.551cm"/>
          <style:tab-stop style:position="6.701cm"/>
          <style:tab-stop style:position="7.918cm"/>
          <style:tab-stop style:position="9.532cm"/>
          <style:tab-stop style:position="10.548cm"/>
        </style:tab-stops>
      </style:paragraph-properties>
    </style:style>
    <style:style style:name="P63" style:family="paragraph" style:parent-style-name="Normal">
      <style:paragraph-properties fo:margin-left="0cm" fo:margin-right="0cm" fo:text-indent="0.635cm" style:auto-text-indent="false">
        <style:tab-stops>
          <style:tab-stop style:position="1.926cm"/>
        </style:tab-stops>
      </style:paragraph-properties>
    </style:style>
    <style:style style:name="P64" style:family="paragraph" style:parent-style-name="Normal">
      <style:paragraph-properties>
        <style:tab-stops>
          <style:tab-stop style:position="4.295cm"/>
          <style:tab-stop style:position="5.611cm"/>
          <style:tab-stop style:position="6.962cm"/>
        </style:tab-stops>
      </style:paragraph-properties>
    </style:style>
    <style:style style:name="P65" style:family="paragraph" style:parent-style-name="Normal">
      <style:paragraph-properties>
        <style:tab-stops>
          <style:tab-stop style:position="3.764cm"/>
        </style:tab-stops>
      </style:paragraph-properties>
    </style:style>
    <style:style style:name="P66" style:family="paragraph" style:parent-style-name="Normal">
      <style:paragraph-properties fo:break-before="page">
        <style:tab-stops>
          <style:tab-stop style:position="5.002cm"/>
        </style:tab-stops>
      </style:paragraph-properties>
    </style:style>
    <style:style style:name="P67" style:family="paragraph" style:parent-style-name="Normal">
      <style:paragraph-properties>
        <style:tab-stops>
          <style:tab-stop style:position="2.917cm"/>
          <style:tab-stop style:position="7.551cm"/>
        </style:tab-stops>
      </style:paragraph-properties>
    </style:style>
    <style:style style:name="P6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344cm"/>
          <style:tab-stop style:position="6.754cm"/>
        </style:tab-stops>
      </style:paragraph-properties>
    </style:style>
    <style:style style:name="P69" style:family="paragraph" style:parent-style-name="Normal">
      <style:paragraph-properties fo:break-before="page"/>
      <style:text-properties fo:font-weight="bold" style:font-weight-asian="bold" style:font-weight-complex="bold"/>
    </style:style>
    <style:style style:name="P70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66cm"/>
        </style:tab-stops>
      </style:paragraph-properties>
    </style:style>
    <style:style style:name="P71" style:family="paragraph" style:parent-style-name="Normal">
      <style:paragraph-properties fo:break-before="page">
        <style:tab-stops>
          <style:tab-stop style:position="6.405cm"/>
          <style:tab-stop style:position="6.872cm"/>
        </style:tab-stops>
      </style:paragraph-properties>
    </style:style>
    <style:style style:name="P7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388cm"/>
        </style:tab-stops>
      </style:paragraph-properties>
    </style:style>
    <style:style style:name="P73" style:family="paragraph" style:parent-style-name="Normal">
      <style:paragraph-properties>
        <style:tab-stops>
          <style:tab-stop style:position="1.589cm"/>
          <style:tab-stop style:position="3.847cm"/>
        </style:tab-stops>
      </style:paragraph-properties>
    </style:style>
    <style:style style:name="P74" style:family="paragraph" style:parent-style-name="Normal">
      <style:paragraph-properties>
        <style:tab-stops>
          <style:tab-stop style:position="4.371cm"/>
        </style:tab-stops>
      </style:paragraph-properties>
    </style:style>
    <style:style style:name="P75" style:family="paragraph" style:parent-style-name="Normal">
      <style:paragraph-properties fo:break-before="page">
        <style:tab-stops>
          <style:tab-stop style:position="3.955cm"/>
          <style:tab-stop style:position="6.329cm"/>
        </style:tab-stops>
      </style:paragraph-properties>
    </style:style>
    <style:style style:name="P76" style:family="paragraph" style:parent-style-name="Normal">
      <style:paragraph-properties fo:break-before="page">
        <style:tab-stops>
          <style:tab-stop style:position="5.757cm"/>
        </style:tab-stops>
      </style:paragraph-properties>
    </style:style>
    <style:style style:name="P77" style:family="paragraph" style:parent-style-name="Normal">
      <style:paragraph-properties fo:margin-left="0cm" fo:margin-right="0cm" fo:text-indent="0.635cm" style:auto-text-indent="false">
        <style:tab-stops>
          <style:tab-stop style:position="5.722cm"/>
        </style:tab-stops>
      </style:paragraph-properties>
    </style:style>
    <style:style style:name="P78" style:family="paragraph" style:parent-style-name="Normal">
      <style:paragraph-properties fo:break-before="page">
        <style:tab-stops>
          <style:tab-stop style:position="12.031cm"/>
        </style:tab-stops>
      </style:paragraph-properties>
    </style:style>
    <style:style style:name="P79" style:family="paragraph" style:parent-style-name="Normal">
      <style:paragraph-properties>
        <style:tab-stops>
          <style:tab-stop style:position="2.701cm"/>
          <style:tab-stop style:position="4.725cm"/>
          <style:tab-stop style:position="8.673cm"/>
          <style:tab-stop style:position="9.83cm"/>
          <style:tab-stop style:position="10.575cm"/>
        </style:tab-stops>
      </style:paragraph-properties>
    </style:style>
    <style:style style:name="P80" style:family="paragraph" style:parent-style-name="Normal">
      <style:paragraph-properties>
        <style:tab-stops>
          <style:tab-stop style:position="7.396cm"/>
          <style:tab-stop style:position="9.83cm"/>
          <style:tab-stop style:position="11.01cm"/>
        </style:tab-stops>
      </style:paragraph-properties>
    </style:style>
    <style:style style:name="P81" style:family="paragraph" style:parent-style-name="Normal">
      <style:paragraph-properties>
        <style:tab-stops>
          <style:tab-stop style:position="5.779cm"/>
          <style:tab-stop style:position="5.782cm"/>
        </style:tab-stops>
      </style:paragraph-properties>
    </style:style>
    <style:style style:name="P82" style:family="paragraph" style:parent-style-name="Normal">
      <style:paragraph-properties>
        <style:tab-stops>
          <style:tab-stop style:position="4.436cm"/>
        </style:tab-stops>
      </style:paragraph-properties>
    </style:style>
    <style:style style:name="P83" style:family="paragraph" style:parent-style-name="Normal">
      <style:paragraph-properties fo:margin-left="0cm" fo:margin-right="0cm" fo:text-indent="0.635cm" style:auto-text-indent="false">
        <style:tab-stops>
          <style:tab-stop style:position="3.26cm"/>
        </style:tab-stops>
      </style:paragraph-properties>
    </style:style>
    <style:style style:name="P84" style:family="paragraph" style:parent-style-name="Normal">
      <style:paragraph-properties>
        <style:tab-stops>
          <style:tab-stop style:position="2.805cm"/>
          <style:tab-stop style:position="2.808cm"/>
        </style:tab-stops>
      </style:paragraph-properties>
    </style:style>
    <style:style style:name="P85" style:family="paragraph" style:parent-style-name="Normal">
      <style:paragraph-properties>
        <style:tab-stops>
          <style:tab-stop style:position="2.376cm"/>
        </style:tab-stops>
      </style:paragraph-properties>
    </style:style>
    <style:style style:name="P86" style:family="paragraph" style:parent-style-name="Normal">
      <style:paragraph-properties fo:margin-left="0cm" fo:margin-right="0cm" fo:text-indent="0.635cm" style:auto-text-indent="false">
        <style:tab-stops>
          <style:tab-stop style:position="2.473cm"/>
        </style:tab-stops>
      </style:paragraph-properties>
    </style:style>
    <style:style style:name="P87" style:family="paragraph" style:parent-style-name="Normal">
      <style:paragraph-properties fo:margin-left="0.635cm" fo:margin-right="0cm" fo:text-indent="-0.635cm" style:auto-text-indent="false">
        <style:tab-stops>
          <style:tab-stop style:position="6.114cm"/>
        </style:tab-stops>
      </style:paragraph-properties>
    </style:style>
    <style:style style:name="P88" style:family="paragraph" style:parent-style-name="Normal">
      <style:paragraph-properties fo:margin-left="0.635cm" fo:margin-right="0cm" fo:text-indent="-0.635cm" style:auto-text-indent="false">
        <style:tab-stops>
          <style:tab-stop style:position="1.803cm"/>
        </style:tab-stops>
      </style:paragraph-properties>
    </style:style>
    <style:style style:name="P89" style:family="paragraph" style:parent-style-name="Normal">
      <style:paragraph-properties fo:break-before="page">
        <style:tab-stops>
          <style:tab-stop style:position="7.126cm"/>
        </style:tab-stops>
      </style:paragraph-properties>
    </style:style>
    <style:style style:name="P90" style:family="paragraph" style:parent-style-name="Normal">
      <style:paragraph-properties fo:break-before="page">
        <style:tab-stops>
          <style:tab-stop style:position="4.332cm"/>
          <style:tab-stop style:position="5.094cm"/>
        </style:tab-stops>
      </style:paragraph-properties>
    </style:style>
    <style:style style:name="P91" style:family="paragraph" style:parent-style-name="Normal">
      <style:paragraph-properties fo:margin-left="0.635cm" fo:margin-right="0cm" fo:text-indent="-0.635cm" style:auto-text-indent="false">
        <style:tab-stops>
          <style:tab-stop style:position="2.385cm"/>
        </style:tab-stops>
      </style:paragraph-properties>
    </style:style>
    <style:style style:name="P92" style:family="paragraph" style:parent-style-name="Normal">
      <style:paragraph-properties>
        <style:tab-stops>
          <style:tab-stop style:position="3.411cm"/>
        </style:tab-stops>
      </style:paragraph-properties>
    </style:style>
    <style:style style:name="P93" style:family="paragraph" style:parent-style-name="Normal">
      <style:paragraph-properties>
        <style:tab-stops>
          <style:tab-stop style:position="3.803cm"/>
        </style:tab-stops>
      </style:paragraph-properties>
    </style:style>
    <style:style style:name="P94" style:family="paragraph" style:parent-style-name="Normal">
      <style:paragraph-properties fo:break-before="page">
        <style:tab-stops>
          <style:tab-stop style:position="1.379cm"/>
          <style:tab-stop style:position="3.254cm"/>
        </style:tab-stops>
      </style:paragraph-properties>
    </style:style>
    <style:style style:name="P95" style:family="paragraph" style:parent-style-name="Normal">
      <style:paragraph-properties fo:margin-left="0cm" fo:margin-right="0cm" fo:text-indent="0.635cm" style:auto-text-indent="false">
        <style:tab-stops>
          <style:tab-stop style:position="2.177cm"/>
          <style:tab-stop style:position="4.572cm"/>
          <style:tab-stop style:position="7.16cm"/>
        </style:tab-stops>
      </style:paragraph-properties>
    </style:style>
    <style:style style:name="P9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242cm"/>
        </style:tab-stops>
      </style:paragraph-properties>
    </style:style>
    <style:style style:name="P97" style:family="paragraph" style:parent-style-name="Normal">
      <style:paragraph-properties>
        <style:tab-stops>
          <style:tab-stop style:position="6.72cm"/>
        </style:tab-stops>
      </style:paragraph-properties>
    </style:style>
    <style:style style:name="P98" style:family="paragraph" style:parent-style-name="Normal">
      <style:paragraph-properties fo:break-before="page">
        <style:tab-stops>
          <style:tab-stop style:position="0.776cm"/>
          <style:tab-stop style:position="1.614cm"/>
          <style:tab-stop style:position="2.932cm"/>
        </style:tab-stops>
      </style:paragraph-properties>
    </style:style>
    <style:style style:name="P99" style:family="paragraph" style:parent-style-name="Normal">
      <style:paragraph-properties fo:break-before="page">
        <style:tab-stops>
          <style:tab-stop style:position="1.291cm"/>
          <style:tab-stop style:position="2.729cm"/>
        </style:tab-stops>
      </style:paragraph-properties>
    </style:style>
    <style:style style:name="P100" style:family="paragraph" style:parent-style-name="Heading_20_1" style:master-page-name="MP0">
      <style:paragraph-properties style:page-number="auto"/>
    </style:style>
    <style:style style:name="P101" style:family="paragraph" style:parent-style-name="Heading_20_2">
      <style:paragraph-properties fo:break-before="page"/>
    </style:style>
    <style:style style:name="P102" style:family="paragraph" style:parent-style-name="Heading_20_2"/>
    <style:style style:name="P103" style:family="paragraph" style:parent-style-name="Heading_20_2">
      <style:paragraph-properties fo:break-before="page"/>
    </style:style>
    <style:style style:name="P104" style:family="paragraph" style:parent-style-name="Normal">
      <style:paragraph-properties fo:break-before="page"/>
    </style:style>
    <style:style style:name="P105" style:family="paragraph" style:parent-style-name="Normal"/>
    <style:style style:name="P106" style:family="paragraph" style:parent-style-name="Normal"/>
    <style:style style:name="P107" style:family="paragraph" style:parent-style-name="Normal">
      <style:paragraph-properties fo:break-before="page"/>
    </style:style>
    <style:style style:name="P108" style:family="paragraph" style:parent-style-name="Normal">
      <style:paragraph-properties fo:margin-left="0cm" fo:margin-right="0cm" fo:text-indent="0.635cm" style:auto-text-indent="false"/>
    </style:style>
    <style:style style:name="P109" style:family="paragraph" style:parent-style-name="Normal">
      <style:paragraph-properties fo:margin-left="0cm" fo:margin-right="0cm" fo:text-indent="0.635cm" style:auto-text-indent="false" fo:break-before="page"/>
    </style:style>
    <style:style style:name="P110" style:family="paragraph" style:parent-style-name="Normal">
      <style:paragraph-properties fo:break-before="page"/>
    </style:style>
    <style:style style:name="P111" style:family="paragraph" style:parent-style-name="Normal"/>
    <style:style style:name="P112" style:family="paragraph" style:parent-style-name="Normal">
      <style:paragraph-properties>
        <style:tab-stops>
          <style:tab-stop style:position="6.939cm"/>
        </style:tab-stops>
      </style:paragraph-properties>
    </style:style>
    <style:style style:name="P113" style:family="paragraph" style:parent-style-name="Normal">
      <style:paragraph-properties fo:margin-left="0cm" fo:margin-right="0cm" fo:text-indent="0.635cm" style:auto-text-indent="false">
        <style:tab-stops>
          <style:tab-stop style:position="8.347cm"/>
        </style:tab-stops>
      </style:paragraph-properties>
    </style:style>
    <style:style style:name="P114" style:family="paragraph" style:parent-style-name="Normal">
      <style:paragraph-properties>
        <style:tab-stops>
          <style:tab-stop style:position="8.449cm"/>
        </style:tab-stops>
      </style:paragraph-properties>
    </style:style>
    <style:style style:name="P115" style:family="paragraph" style:parent-style-name="Normal">
      <style:paragraph-properties fo:break-before="page">
        <style:tab-stops>
          <style:tab-stop style:position="8.599cm"/>
        </style:tab-stops>
      </style:paragraph-properties>
    </style:style>
    <style:style style:name="P116" style:family="paragraph" style:parent-style-name="Normal">
      <style:paragraph-properties>
        <style:tab-stops>
          <style:tab-stop style:position="9.227cm"/>
        </style:tab-stops>
      </style:paragraph-properties>
    </style:style>
    <style:style style:name="P117" style:family="paragraph" style:parent-style-name="Normal">
      <style:paragraph-properties>
        <style:tab-stops>
          <style:tab-stop style:position="1.256cm"/>
        </style:tab-stops>
      </style:paragraph-properties>
    </style:style>
    <style:style style:name="P11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487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0dd6" style:font-weight-asian="bold" style:font-weight-complex="bold"/>
    </style:style>
    <style:style style:name="T3" style:family="text">
      <style:text-properties fo:font-weight="bold" officeooo:rsid="001414b6" style:font-weight-asian="bold" style:font-weight-complex="bold"/>
    </style:style>
    <style:style style:name="T4" style:family="text">
      <style:text-properties fo:font-weight="bold" officeooo:rsid="00156c42" style:font-weight-asian="bold" style:font-weight-complex="bold"/>
    </style:style>
    <style:style style:name="T5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6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7" style:family="text">
      <style:text-properties fo:language="fr" fo:country="FR"/>
    </style:style>
    <style:style style:name="T8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fr" fo:country="F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0" style:family="text">
      <style:text-properties fo:language="fr" fo:country="FR" style:language-asian="el" style:country-asian="GR" style:language-complex="el" style:country-complex="GR"/>
    </style:style>
    <style:style style:name="T11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16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1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0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21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22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3" style:family="text">
      <style:text-properties fo:language="el" fo:country="GR" style:language-asian="el" style:country-asian="GR" style:language-complex="el" style:country-complex="GR"/>
    </style:style>
    <style:style style:name="T24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25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26" style:family="text">
      <style:text-properties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27" style:family="text">
      <style:text-properties fo:language="it" fo:country="IT" style:language-asian="el" style:country-asian="GR" style:language-complex="el" style:country-complex="GR"/>
    </style:style>
    <style:style style:name="T28" style:family="text">
      <style:text-properties style:language-asian="el" style:country-asian="GR" style:language-complex="el" style:country-complex="GR"/>
    </style:style>
    <style:style style:name="T29" style:family="text">
      <style:text-properties fo:language="en" fo:country="GB" fo:font-weight="bold" style:language-asian="el" style:country-asian="GR" style:font-weight-asian="bold" style:language-complex="el" style:country-complex="GR" style:font-weight-complex="bold"/>
    </style:style>
    <style:style style:name="T30" style:family="text">
      <style:text-properties fo:language="en" fo:country="GB" style:language-asian="el" style:country-asian="GR" style:language-complex="el" style:country-complex="GR"/>
    </style:style>
    <style:style style:name="T31" style:family="text">
      <style:text-properties style:language-asian="en" style:country-asian="US" style:language-complex="en" style:country-complex="US"/>
    </style:style>
    <style:style style:name="T32" style:family="text">
      <style:text-properties fo:color="#404040" loext:opacity="100%"/>
    </style:style>
    <style:style style:name="T33" style:family="text">
      <style:text-properties fo:color="#404040" loext:opacity="100%" fo:language="it" fo:country="IT" style:language-asian="el" style:country-asian="GR" style:language-complex="el" style:country-complex="GR"/>
    </style:style>
    <style:style style:name="T34" style:family="text">
      <style:text-properties fo:color="#404040" loext:opacity="100%"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35" style:family="text">
      <style:text-properties fo:color="#404040" loext:opacity="100%" fo:font-style="italic" style:font-style-asian="italic" style:font-style-complex="italic"/>
    </style:style>
    <style:style style:name="T36" style:family="text">
      <style:text-properties fo:color="#404040" loext:opacity="100%" fo:font-style="italic" style:language-asian="el" style:country-asian="GR" style:font-style-asian="italic" style:language-complex="el" style:country-complex="GR" style:font-style-complex="italic"/>
    </style:style>
    <style:style style:name="T37" style:family="text">
      <style:text-properties fo:color="#404040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38" style:family="text">
      <style:text-properties fo:color="#5e5e5e" loext:opacity="100%"/>
    </style:style>
    <style:style style:name="T39" style:family="text">
      <style:text-properties fo:color="#5e5e5e" loext:opacity="100%" fo:font-style="italic" style:font-style-asian="italic" style:font-style-complex="italic"/>
    </style:style>
    <style:style style:name="T40" style:family="text">
      <style:text-properties fo:color="#5e5e5e" loext:opacity="100%" style:language-asian="el" style:country-asian="GR" style:language-complex="el" style:country-complex="GR"/>
    </style:style>
    <style:style style:name="T41" style:family="text">
      <style:text-properties fo:color="#5e5e5e" loext:opacity="100%" fo:language="el" fo:country="GR" style:language-asian="el" style:country-asian="GR" style:language-complex="el" style:country-complex="GR"/>
    </style:style>
    <style:style style:name="T42" style:family="text">
      <style:text-properties fo:color="#373214" loext:opacity="100%"/>
    </style:style>
    <style:style style:name="T43" style:family="text">
      <style:text-properties fo:color="#373214" loext:opacity="100%" fo:font-style="italic" style:font-style-asian="italic" style:font-style-complex="italic"/>
    </style:style>
    <style:style style:name="T44" style:family="text">
      <style:text-properties fo:color="#8f8462" loext:opacity="100%"/>
    </style:style>
    <style:style style:name="T45" style:family="text">
      <style:text-properties fo:color="#8f8462" loext:opacity="100%" fo:font-style="italic" style:font-style-asian="italic" style:font-style-complex="italic"/>
    </style:style>
    <style:style style:name="T46" style:family="text">
      <style:text-properties fo:color="#8f8462" loext:opacity="100%" fo:language="fr" fo:country="FR" style:language-asian="el" style:country-asian="GR" style:language-complex="el" style:country-complex="GR"/>
    </style:style>
    <style:style style:name="T47" style:family="text">
      <style:text-properties officeooo:rsid="001414b6"/>
    </style:style>
    <style:style style:name="T48" style:family="text">
      <style:text-properties fo:color="#000000" loext:opacity="100%" officeooo:rsid="001414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0" text:outline-level="1"><text:bookmark-start text:name="bookmark0"/><text:span text:style-name="Default_20_Paragraph_20_Font">HIPPOCRATES EPIDEM. III. ET<text:line-break/>GALENI IN ILLUM COMMEN-<text:line-break/>TARIUS si</text:span><text:bookmark-end text:name="bookmark0"/></text:h>
      <text:h text:style-name="Heading_20_2" text:outline-level="2"><text:span text:style-name="Default_20_Paragraph_20_Font">I.</text:span></text:h>
      <text:p text:style-name="Normal"><text:span text:style-name="Default_20_Paragraph_20_Font"><text:span text:style-name="T8">Py</text:span></text:span><text:span text:style-name="Default_20_Paragraph_20_Font"><text:span text:style-name="T12">th</text:span></text:span><text:span text:style-name="Default_20_Paragraph_20_Font"><text:span text:style-name="T1">i</text:span></text:span><text:span text:style-name="Default_20_Paragraph_20_Font"><text:span text:style-name="T12">o qui prope</text:span></text:span><text:span text:style-name="Default_20_Paragraph_20_Font"><text:span text:style-name="T1"> T</text:span></text:span><text:span text:style-name="Default_20_Paragraph_20_Font"><text:span text:style-name="T12">elluris aedem hab</text:span></text:span><text:span text:style-name="Default_20_Paragraph_20_Font"><text:span text:style-name="T1">i</text:span></text:span><text:span text:style-name="Default_20_Paragraph_20_Font"><text:span text:style-name="T12">tabat.</text:span></text:span></text:p>
      <text:p text:style-name="P1"><text:span text:style-name="Default_20_Paragraph_20_Font"><text:span text:style-name="T1">Quum hunc textum per fe prius scriptum intellexe-<text:line-break/>ris, Pyt</text:span></text:span><text:span text:style-name="Default_20_Paragraph_20_Font"><text:span text:style-name="T12">h</text:span></text:span><text:span text:style-name="Default_20_Paragraph_20_Font"><text:span text:style-name="T1">io </text:span></text:span><text:span text:style-name="Default_20_Paragraph_20_Font"><text:span text:style-name="T12">qu</text:span></text:span><text:span text:style-name="Default_20_Paragraph_20_Font"><text:span text:style-name="T1">i </text:span></text:span><text:span text:style-name="Default_20_Paragraph_20_Font"><text:span text:style-name="T12">prope</text:span></text:span><text:span text:style-name="Default_20_Paragraph_20_Font"><text:span text:style-name="T1"> T</text:span></text:span><text:span text:style-name="Default_20_Paragraph_20_Font"><text:span text:style-name="T12">ellur</text:span></text:span><text:span text:style-name="Default_20_Paragraph_20_Font"><text:span text:style-name="T1">is </text:span></text:span><text:span text:style-name="Default_20_Paragraph_20_Font"><text:span text:style-name="T12">aedem hab</text:span></text:span><text:span text:style-name="Default_20_Paragraph_20_Font"><text:span text:style-name="T1">i</text:span></text:span><text:span text:style-name="Default_20_Paragraph_20_Font"><text:span text:style-name="T12">taba</text:span></text:span><text:span text:style-name="Default_20_Paragraph_20_Font"><text:span text:style-name="T1">t, initio<text:line-break/>altero eorum quae ipsi contigerunt historiam lege: Satius<text:line-break/>siquidem est existimare ita scriptam esse dictionem, quam</text:span></text:span></text:p>
      <text:p text:style-name="P3"><text:span text:style-name="Default_20_Paragraph_20_Font"><text:span text:style-name="T1">statim per initia figuram foloecam consulto Hippocratem<text:line-break/>commisisse; quum nullam aliam hujusmodi figuram tuto in<text:line-break/>libro neque in aegrorum, neque in pestis narratione leri-<text:line-break/>ptis mandaverit: quidam tamen lu dandi casu scripserunt;<text:line-break/>Ayt</text:span></text:span><text:span text:style-name="Default_20_Paragraph_20_Font"><text:span text:style-name="T12">h</text:span></text:span><text:span text:style-name="Default_20_Paragraph_20_Font"><text:span text:style-name="T1">i</text:span></text:span><text:span text:style-name="Default_20_Paragraph_20_Font"><text:span text:style-name="T12">on</text:span></text:span><text:span text:style-name="Default_20_Paragraph_20_Font"><text:span text:style-name="T1">i </text:span></text:span><text:span text:style-name="Default_20_Paragraph_20_Font"><text:span text:style-name="T12">qu</text:span></text:span><text:span text:style-name="Default_20_Paragraph_20_Font"><text:span text:style-name="T1">i </text:span></text:span><text:span text:style-name="Default_20_Paragraph_20_Font"><text:span text:style-name="T12">prope</text:span></text:span><text:span text:style-name="Default_20_Paragraph_20_Font"><text:span text:style-name="T1"> T</text:span></text:span><text:span text:style-name="Default_20_Paragraph_20_Font"><text:span text:style-name="T12">ellur</text:span></text:span><text:span text:style-name="Default_20_Paragraph_20_Font"><text:span text:style-name="T1">is </text:span></text:span><text:span text:style-name="Default_20_Paragraph_20_Font"><text:span text:style-name="T12">aedem hab</text:span></text:span><text:span text:style-name="Default_20_Paragraph_20_Font"><text:span text:style-name="T1">it</text:span></text:span><text:span text:style-name="Default_20_Paragraph_20_Font"><text:span text:style-name="T12">abat, </text:span></text:span><text:span text:style-name="Default_20_Paragraph_20_Font"><text:span text:style-name="T1">quod de<text:line-break/>soloecismo quaestionem effugere velint.</text:span></text:span></text:p>
      <text:h text:style-name="Heading_20_2" text:outline-level="2"><text:span text:style-name="Default_20_Paragraph_20_Font">H.</text:span></text:h>
      <text:p text:style-name="P4"><text:span text:style-name="Default_20_Paragraph_20_Font"><text:span text:style-name="T12">Coepit pr</text:span></text:span><text:span text:style-name="Default_20_Paragraph_20_Font"><text:span text:style-name="T1">i</text:span></text:span><text:span text:style-name="Default_20_Paragraph_20_Font"><text:span text:style-name="T12">mo die tremor a ma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, </text:span></text:span><text:span text:style-name="Default_20_Paragraph_20_Font"><text:span text:style-name="T12">fab</text:span></text:span><text:span text:style-name="Default_20_Paragraph_20_Font"><text:span text:style-name="T1">ris </text:span></text:span><text:span text:style-name="Default_20_Paragraph_20_Font"><text:span text:style-name="T12">acuta, deli-<text:line-break/>rium.</text:span></text:span></text:p>
      <text:p text:style-name="P1"><text:span text:style-name="Default_20_Paragraph_20_Font"><text:span text:style-name="T1">Primo statim die Pythioni una cum acuta .febre duo<text:line-break/>symptomata manuum tremorem et levem quandam insipien-<text:line-break/>fiant fuisse pronunciat. Quantum enim insipientiae alias<text:line-break/>aliis nominibus ipse deferre consuevit, quum </text:span></text:span><text:span text:style-name="Default_20_Paragraph_20_Font"><text:span text:style-name="T12">nugar</text:span></text:span><text:span text:style-name="Default_20_Paragraph_20_Font"><text:span text:style-name="T1">i, </text:span></text:span><text:span text:style-name="Default_20_Paragraph_20_Font"><text:span text:style-name="T12">de-<text:line-break/></text:span></text:span><text:span text:style-name="Default_20_Paragraph_20_Font"><text:span text:style-name="T1">U</text:span></text:span><text:span text:style-name="Default_20_Paragraph_20_Font"><text:span text:style-name="T12">rare, desipere, demente</text:span></text:span><text:span text:style-name="Default_20_Paragraph_20_Font"><text:span text:style-name="T1">m </text:span></text:span><text:span text:style-name="Default_20_Paragraph_20_Font"><text:span text:style-name="T12">esae loqu</text:span></text:span><text:span text:style-name="Default_20_Paragraph_20_Font"><text:span text:style-name="T1">it</text:span></text:span><text:span text:style-name="Default_20_Paragraph_20_Font"><text:span text:style-name="T12">ur: aut rursus<text:line-break/>vesunfre, furere, </text:span></text:span><text:span text:style-name="Default_20_Paragraph_20_Font"><text:span text:style-name="T1">i</text:span></text:span><text:span text:style-name="Default_20_Paragraph_20_Font"><text:span text:style-name="T12">nsan</text:span></text:span><text:span text:style-name="Default_20_Paragraph_20_Font"><text:span text:style-name="T1">i</text:span></text:span><text:span text:style-name="Default_20_Paragraph_20_Font"><text:span text:style-name="T12">re, </text:span></text:span><text:span text:style-name="Default_20_Paragraph_20_Font"><text:span text:style-name="T1">m</text:span></text:span><text:span text:style-name="Default_20_Paragraph_20_Font"><text:span text:style-name="T12">en</text:span></text:span><text:span text:style-name="Default_20_Paragraph_20_Font"><text:span text:style-name="T1">t</text:span></text:span><text:span text:style-name="Default_20_Paragraph_20_Font"><text:span text:style-name="T12">e c</text:span></text:span><text:span text:style-name="Default_20_Paragraph_20_Font"><text:span text:style-name="T1">o</text:span></text:span><text:span text:style-name="Default_20_Paragraph_20_Font"><text:span text:style-name="T12">nsternari. </text:span></text:span><text:span text:style-name="Default_20_Paragraph_20_Font"><text:span text:style-name="T1">Si igitur .<text:line-break/>deliraverit Pythio, eum mediocriter desipuisse constat. At</text:span></text:span></text:p>
      <text:p text:style-name="P2"><text:span text:style-name="Default_20_Paragraph_20_Font"><text:span text:style-name="T1">vero tremoris causam facultatis musculorum infirmitatem<text:line-break/>esse didicimus. Insipientiam vero fieri oblec</text:span></text:span><text:span text:style-name="Default_20_Paragraph_20_Font"><text:span text:style-name="T14">t</text:span></text:span><text:span text:style-name="Default_20_Paragraph_20_Font"><text:span text:style-name="T1">o ab in-<text:line-break/>flammatione aut biliosi humoris abundantia cerebro.<text:line-break/>Acutam denique febrem humorum putredinem comitari.<text:line-break/>Si itaque quae morbum praecesserunt, quemadmodum in<text:line-break/>aliis scripsit, in Pythione scripsisset, ex illis forsan indi-<text:line-break/>cario quaedam praeparationis ad morbum nobis fuisset.<text:line-break/>Quis vero non.adjecit iis solis quae adscripsit, nos quo-<text:line-break/>que ipsius inventionem conficere tentabimus, quum ex eo<text:line-break/>quod nihil de iis quae morbum praecesserunt scripserit,<text:line-break/>fiat affectionis corporis significatio. Sive enim ex intem-<text:line-break/>pellitis exercitationibus aut potu aut venere, prout seri-<text:line-break/>. here consuevit, sive ex alio quodam quod a consueta vi-<text:line-break/>ctus ratione permutatum sit , febricitare coepisset Pythio,<text:line-break/>hoc enunciare non omisisset. Patet igitur longo tempore<text:line-break/>morbi structuram sensim paratam fuisse. Quum itaque<text:line-break/>tremores, cujusque sententia, causam continentem facultatis</text:span></text:span></text:p>
      <text:p text:style-name="P3"><text:span text:style-name="Default_20_Paragraph_20_Font"><text:span text:style-name="T1">imbecillitatem sortiantur; illa autem imbecilla reddatur<text:line-break/>aut propria ratione aut ob opprimentem facultatem. Qui<text:line-break/>vero tremor laesio facultatis comes est, nequaquam in<text:line-break/>morbi fit principio citra validam aegrotationem aut fa-<text:line-break/>mem aut lassitudines aut vigilias aut curas, ad haec prae-<text:line-break/>ferea immoderatam venerem. . Quorum si quid factum<text:line-break/>luisset, id ipsum Hippocrates in textu , ut consuevit,<text:line-break/>plane memorasset. Quia vero nihil tale scripsit, vires<text:line-break/>g</text:span></text:span><text:span text:style-name="Default_20_Paragraph_20_Font"><text:span text:style-name="T12">r</text:span></text:span><text:span text:style-name="Default_20_Paragraph_20_Font"><text:span text:style-name="T1">avari plenitudine coniecisse consentaneum esu Quod<text:line-break/>autem tum manuum tremores essent, </text:span></text:span><text:span text:style-name="Default_20_Paragraph_20_Font"><text:span text:style-name="T12">t</text:span></text:span><text:span text:style-name="Default_20_Paragraph_20_Font"><text:span text:style-name="T1">uorum nervorum<text:line-break/>. ex cervicis medulla ortum habentium; tum vero quod<text:line-break/>homo deliraret, id indicium est, cerebrum etiam ipfum<text:line-break/>jam pravum quendam humorem excipere. oportebat igi-<text:line-break/>tur Hippocratem intellexisse hominem periculofe laboran-<text:line-break/>tem ad venae sectionem accedere aut primo die, si nul-<text:line-break/>lus incoctus cibus in ventre contineretur, aut protius fe-<text:line-break/>eundo, atque etiamnum magis quod a primi diei expositione<text:line-break/>ipse scripserit.</text:span></text:span></text:p>
      <text:h text:style-name="P101" text:outline-level="2"><text:span text:style-name="Default_20_Paragraph_20_Font">HI.</text:span></text:h>
      <text:p text:style-name="P1"><text:span text:style-name="Default_20_Paragraph_20_Font"><text:span text:style-name="T14">secund</text:span></text:span><text:span text:style-name="Default_20_Paragraph_20_Font"><text:span text:style-name="T1">o </text:span></text:span><text:span text:style-name="Default_20_Paragraph_20_Font"><text:span text:style-name="T14">d</text:span></text:span><text:span text:style-name="Default_20_Paragraph_20_Font"><text:span text:style-name="T1">i</text:span></text:span><text:span text:style-name="Default_20_Paragraph_20_Font"><text:span text:style-name="T14">e o</text:span></text:span><text:span text:style-name="Default_20_Paragraph_20_Font"><text:span text:style-name="T1">m</text:span></text:span><text:span text:style-name="Default_20_Paragraph_20_Font"><text:span text:style-name="T14">n</text:span></text:span><text:span text:style-name="Default_20_Paragraph_20_Font"><text:span text:style-name="T1">i</text:span></text:span><text:span text:style-name="Default_20_Paragraph_20_Font"><text:span text:style-name="T14">no exacerba</text:span></text:span><text:span text:style-name="Default_20_Paragraph_20_Font"><text:span text:style-name="T1">t</text:span></text:span><text:span text:style-name="Default_20_Paragraph_20_Font"><text:span text:style-name="T14">a sun</text:span></text:span><text:span text:style-name="Default_20_Paragraph_20_Font"><text:span text:style-name="T1">t.</text:span></text:span></text:p>
      <text:p text:style-name="P1"><text:span text:style-name="Default_20_Paragraph_20_Font"><text:span text:style-name="T1">Proditur enim morbus incremento non trt parvus,<text:line-break/>neque ex vulgari ortus affectione, imo .tum ipse magnus<text:line-break/>est tum causam minime spernendam sortitur. Quoniam<text:line-break/>vero non in Pythione solum, verum etiam in aliis mul-<text:line-break/>tis aegris, qui venae sectione indigere ridentur, ipsam,<text:line-break/>prout nos de ejus scriptis coniecimus, adiecisse non repe-<text:line-break/>ritur: ex duobus alterum animo coniicere necesse est aut<text:line-break/>illis hominibus venae sectionem celebratam non fuisse aut<text:line-break/>hujus praesidii narrationem esse praetermissam; quod au-<text:line-break/>tem indigentium nemini venam secuerit, credibile non<text:line-break/>est, quum ille vir hoc remedium commendaverit, ut in<text:line-break/>. germanissimis operibus , tum aphorismis tum libris de<text:line-break/>acutorum victu.. tum in libro de articulis atque in hoc<text:line-break/>ipso epidemiorum tertio declaravit, quum de quodam ae-<text:line-break/>groto scriberet : octavo die cubitum secui et copiosus</text:span></text:span></text:p>
      <text:p text:style-name="P2"><text:span text:style-name="Default_20_Paragraph_20_Font"><text:span text:style-name="T1">fanguis, prout oportebat, fluxit: quum enim octavo ipsi,<text:line-break/>die illi venam secuerit, multo Iane magis praecedentibus<text:line-break/>diebus nilum hoc auxilio usum esse constat: quod autem<text:line-break/>in singulis aegrotis non scripserit quibus id auxilium ad-<text:line-break/>hibitum est, quum eo minorum etiam adusque balani<text:line-break/>suppositionem mentionem fecerit, incredibile esu Ergo<text:line-break/>si utrinque oratio absurda sit, minus abfurdum deligendum<text:line-break/>est. Equidem existimo auxilium in multis adhibitum esse,<text:line-break/>-fed in narratione tanquam manifestum praetermissum fuisse.<text:line-break/>Quo me potissimum adducit quod prius scriptum est<text:line-break/>eos quibus octavo die venae sectio facta esu Videtur<text:line-break/>siquidem hoc tanquam rarum scripsisse, fed tanquam con-<text:line-break/>suetum ante diem octavum praetermisisse. Nam si in legi-<text:line-break/>timis operibus, magnis morbis vexantibus, venae </text:span></text:span><text:span text:style-name="Default_20_Paragraph_20_Font"><text:span text:style-name="T14">t</text:span></text:span><text:span text:style-name="Default_20_Paragraph_20_Font"><text:span text:style-name="T1">ectione<text:line-break/>perpetuo utatur, simul cumea haec duo fala respiciens,<text:line-break/>aegrotantis tum aetatem tum vires : his etiam ipsis in<text:line-break/>epidemiorum libris cuidam octavo die lectam esse venam<text:line-break/>pronunciat. At nullum aliud constitui potest quam quod</text:span></text:span></text:p>
      <text:p text:style-name="P3"><text:span text:style-name="Default_20_Paragraph_20_Font"><text:span text:style-name="T1">in aegris curandis usurpatum sit remedium , fed id tan-<text:line-break/>quam dilucidum in historia praetermissum esu Itaque<text:line-break/>de venae sectione quod aegris omnibus communis sit ora-<text:line-break/>tio, femel dixisse sufficiet, quemadmodum et quibuscu</text:span></text:span><text:span text:style-name="Default_20_Paragraph_20_Font"><text:span text:style-name="T12">n</text:span></text:span><text:span text:style-name="Default_20_Paragraph_20_Font"><text:span text:style-name="T1">que<text:line-break/>communibus caeteris. De propriis autem nobis singulo-<text:line-break/>rum erit explicatio, exordium a Pythione ut instituimus<text:line-break/>ducturis.</text:span></text:span></text:p>
      <text:h text:style-name="Heading_20_2" text:outline-level="2"><text:bookmark-start text:name="bookmark2"/>. Iv.<text:bookmark-end text:name="bookmark2"/></text:h>
      <text:p text:style-name="P5"><text:span text:style-name="Default_20_Paragraph_20_Font"><text:span text:style-name="T1">T</text:span></text:span><text:span text:style-name="Default_20_Paragraph_20_Font"><text:span text:style-name="T12">ert</text:span></text:span><text:span text:style-name="Default_20_Paragraph_20_Font"><text:span text:style-name="T1">i</text:span></text:span><text:span text:style-name="Default_20_Paragraph_20_Font"><text:span text:style-name="T12">o eadem. Quart</text:span></text:span><text:span text:style-name="Default_20_Paragraph_20_Font"><text:span text:style-name="T1">o </text:span></text:span><text:span text:style-name="Default_20_Paragraph_20_Font"><text:span text:style-name="T12">ab alvo pauca, sincera et b</text:span></text:span><text:span text:style-name="Default_20_Paragraph_20_Font"><text:span text:style-name="T1">i</text:span></text:span><text:span text:style-name="Default_20_Paragraph_20_Font"><text:span text:style-name="T12">li. a<text:line-break/>desueta sunt. Quint</text:span></text:span><text:span text:style-name="Default_20_Paragraph_20_Font"><text:span text:style-name="T1">o </text:span></text:span><text:span text:style-name="Default_20_Paragraph_20_Font"><text:span text:style-name="T12">o</text:span></text:span><text:span text:style-name="Default_20_Paragraph_20_Font"><text:span text:style-name="T1">m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a exacerba</text:span></text:span><text:span text:style-name="Default_20_Paragraph_20_Font"><text:span text:style-name="T1">t</text:span></text:span><text:span text:style-name="Default_20_Paragraph_20_Font"><text:span text:style-name="T12">a sunt , tre</text:span></text:span><text:span text:style-name="Default_20_Paragraph_20_Font"><text:span text:style-name="T1">m</text:span></text:span><text:span text:style-name="Default_20_Paragraph_20_Font"><text:span text:style-name="T12">ore</text:span></text:span><text:span text:style-name="Default_20_Paragraph_20_Font"><text:span text:style-name="T1">s<text:line-break/></text:span></text:span><text:span text:style-name="Default_20_Paragraph_20_Font"><text:span text:style-name="T12">manebant, somn</text:span></text:span><text:span text:style-name="Default_20_Paragraph_20_Font"><text:span text:style-name="T1">i </text:span></text:span><text:span text:style-name="Default_20_Paragraph_20_Font"><text:span text:style-name="T12">ex</text:span></text:span><text:span text:style-name="Default_20_Paragraph_20_Font"><text:span text:style-name="T1">i</text:span></text:span><text:span text:style-name="Default_20_Paragraph_20_Font"><text:span text:style-name="T12">le</text:span></text:span><text:span text:style-name="Default_20_Paragraph_20_Font"><text:span text:style-name="T1">s, </text:span></text:span><text:span text:style-name="Default_20_Paragraph_20_Font"><text:span text:style-name="T12">alvu</text:span></text:span><text:span text:style-name="Default_20_Paragraph_20_Font"><text:span text:style-name="T1">s </text:span></text:span><text:span text:style-name="Default_20_Paragraph_20_Font"><text:span text:style-name="T12">const</text:span></text:span><text:span text:style-name="Default_20_Paragraph_20_Font"><text:span text:style-name="T1">iti</text:span></text:span><text:span text:style-name="Default_20_Paragraph_20_Font"><text:span text:style-name="T12">t, sex</text:span></text:span><text:span text:style-name="Default_20_Paragraph_20_Font"><text:span text:style-name="T1">to </text:span></text:span><text:span text:style-name="Default_20_Paragraph_20_Font"><text:span text:style-name="T12">sputa<text:line-break/>var</text:span></text:span><text:span text:style-name="Default_20_Paragraph_20_Font"><text:span text:style-name="T1">i</text:span></text:span><text:span text:style-name="Default_20_Paragraph_20_Font"><text:span text:style-name="T12">a et al</text:span></text:span><text:span text:style-name="Default_20_Paragraph_20_Font"><text:span text:style-name="T1">i</text:span></text:span><text:span text:style-name="Default_20_Paragraph_20_Font"><text:span text:style-name="T12">quantulum rubra. sep</text:span></text:span><text:span text:style-name="Default_20_Paragraph_20_Font"><text:span text:style-name="T1">t</text:span></text:span><text:span text:style-name="Default_20_Paragraph_20_Font"><text:span text:style-name="T12">imo os d</text:span></text:span><text:span text:style-name="Default_20_Paragraph_20_Font"><text:span text:style-name="T1">i</text:span></text:span><text:span text:style-name="Default_20_Paragraph_20_Font"><text:span text:style-name="T12">stortum esu<text:line-break/>octavo proritum sunt omn</text:span></text:span><text:span text:style-name="Default_20_Paragraph_20_Font"><text:span text:style-name="T1">i</text:span></text:span><text:span text:style-name="Default_20_Paragraph_20_Font"><text:span text:style-name="T12">a , tre</text:span></text:span><text:span text:style-name="Default_20_Paragraph_20_Font"><text:span text:style-name="T1">m</text:span></text:span><text:span text:style-name="Default_20_Paragraph_20_Font"><text:span text:style-name="T12">oresque rursu</text:span></text:span><text:span text:style-name="Default_20_Paragraph_20_Font"><text:span text:style-name="T1">m </text:span></text:span><text:span text:style-name="Default_20_Paragraph_20_Font"><text:span text:style-name="T12">per-<text:line-break/>manebant; urinae c</text:span></text:span><text:span text:style-name="Default_20_Paragraph_20_Font"><text:span text:style-name="T1">i</text:span></text:span><text:span text:style-name="Default_20_Paragraph_20_Font"><text:span text:style-name="T12">rca princ</text:span></text:span><text:span text:style-name="Default_20_Paragraph_20_Font"><text:span text:style-name="T1">i</text:span></text:span><text:span text:style-name="Default_20_Paragraph_20_Font"><text:span text:style-name="T12">p</text:span></text:span><text:span text:style-name="Default_20_Paragraph_20_Font"><text:span text:style-name="T1">i</text:span></text:span><text:span text:style-name="Default_20_Paragraph_20_Font"><text:span text:style-name="T12">a qu</text:span></text:span><text:span text:style-name="Default_20_Paragraph_20_Font"><text:span text:style-name="T1">i</text:span></text:span><text:span text:style-name="Default_20_Paragraph_20_Font"><text:span text:style-name="T12">dem e</text:span></text:span><text:span text:style-name="Default_20_Paragraph_20_Font"><text:span text:style-name="T1">ti</text:span></text:span><text:span text:style-name="Default_20_Paragraph_20_Font"><text:span text:style-name="T12">am ad<text:line-break/>octavum usque d</text:span></text:span><text:span text:style-name="Default_20_Paragraph_20_Font"><text:span text:style-name="T1">i</text:span></text:span><text:span text:style-name="Default_20_Paragraph_20_Font"><text:span text:style-name="T12">em tenues, dec</text:span></text:span><text:span text:style-name="Default_20_Paragraph_20_Font"><text:span text:style-name="T1">o</text:span></text:span><text:span text:style-name="Default_20_Paragraph_20_Font"><text:span text:style-name="T12">lores, quae enae</text:span></text:span><text:span text:style-name="Default_20_Paragraph_20_Font"><text:span text:style-name="T1">o</text:span></text:span><text:span text:style-name="Default_20_Paragraph_20_Font"><text:span text:style-name="T12">rema<text:line-break/>nub</text:span></text:span><text:span text:style-name="Default_20_Paragraph_20_Font"><text:span text:style-name="T1">i</text:span></text:span><text:span text:style-name="Default_20_Paragraph_20_Font"><text:span text:style-name="T12">l</text:span></text:span><text:span text:style-name="Default_20_Paragraph_20_Font"><text:span text:style-name="T1">osum </text:span></text:span><text:span text:style-name="Default_20_Paragraph_20_Font"><text:span text:style-name="T12">sort</text:span></text:span><text:span text:style-name="Default_20_Paragraph_20_Font"><text:span text:style-name="T1">i</text:span></text:span><text:span text:style-name="Default_20_Paragraph_20_Font"><text:span text:style-name="T12">eban</text:span></text:span><text:span text:style-name="Default_20_Paragraph_20_Font"><text:span text:style-name="T1">t</text:span></text:span><text:span text:style-name="Default_20_Paragraph_20_Font"><text:span text:style-name="T12">ur. De</text:span></text:span><text:span text:style-name="Default_20_Paragraph_20_Font"><text:span text:style-name="T1">rim</text:span></text:span><text:span text:style-name="Default_20_Paragraph_20_Font"><text:span text:style-name="T12">o sudav</text:span></text:span><text:span text:style-name="Default_20_Paragraph_20_Font"><text:span text:style-name="T1">it</text:span></text:span><text:span text:style-name="Default_20_Paragraph_20_Font"><text:span text:style-name="T12">; sputa paulu-<text:line-break/>lum c</text:span></text:span><text:span text:style-name="Default_20_Paragraph_20_Font"><text:span text:style-name="T1">o</text:span></text:span><text:span text:style-name="Default_20_Paragraph_20_Font"><text:span text:style-name="T12">c</text:span></text:span><text:span text:style-name="Default_20_Paragraph_20_Font"><text:span text:style-name="T1">t</text:span></text:span><text:span text:style-name="Default_20_Paragraph_20_Font"><text:span text:style-name="T12">a: prope</text:span></text:span><text:span text:style-name="Default_20_Paragraph_20_Font"><text:span text:style-name="T1"> 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tus est, urinae c</text:span></text:span><text:span text:style-name="Default_20_Paragraph_20_Font"><text:span text:style-name="T1">i</text:span></text:span><text:span text:style-name="Default_20_Paragraph_20_Font"><text:span text:style-name="T12">rca</text:span></text:span><text:span text:style-name="Default_20_Paragraph_20_Font"><text:span text:style-name="T1"> 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t</text:span></text:span><text:span text:style-name="Default_20_Paragraph_20_Font"><text:span text:style-name="T1">i</text:span></text:span><text:span text:style-name="Default_20_Paragraph_20_Font"><text:span text:style-name="T12">o-<text:line-break/>nem subtenue</text:span></text:span><text:span text:style-name="Default_20_Paragraph_20_Font"><text:span text:style-name="T1">s. Q</text:span></text:span><text:span text:style-name="Default_20_Paragraph_20_Font"><text:span text:style-name="T12">uadragesi</text:span></text:span><text:span text:style-name="Default_20_Paragraph_20_Font"><text:span text:style-name="T1">m</text:span></text:span><text:span text:style-name="Default_20_Paragraph_20_Font"><text:span text:style-name="T12">o a</text:span></text:span><text:span text:style-name="Default_20_Paragraph_20_Font"><text:span text:style-name="T1"> 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</text:span></text:span><text:span text:style-name="Default_20_Paragraph_20_Font"><text:span text:style-name="T1">t</text:span></text:span><text:span text:style-name="Default_20_Paragraph_20_Font"><text:span text:style-name="T12">ione d</text:span></text:span><text:span text:style-name="Default_20_Paragraph_20_Font"><text:span text:style-name="T1">i</text:span></text:span><text:span text:style-name="Default_20_Paragraph_20_Font"><text:span text:style-name="T12">e, postea.-</text:span></text:span></text:p>
      <text:p text:style-name="P3"><text:span text:style-name="Default_20_Paragraph_20_Font"><text:span text:style-name="T14">suppuratio circa sedem et stranguriosus abscessus fe-<text:line-break/>ctus est.</text:span></text:span></text:p>
      <text:p text:style-name="P1">Caetera quidem hujus orationis symptomatum nar-<text:line-break/>rationem habent tum dictione tum sententia conspicuam;<text:line-break/>quorum vires et in prognostico et in horum ipsorum epi-<text:line-break/>demiorum primo didicimus. Non pauca etiam in fecundo<text:line-break/>ad aegrorum explicationem utilia pronunciata sunt. At<text:line-break/>quum in eorum quae fexto die contigerunt narratione<text:line-break/>sputa varia et aliquantulum rubra protulit, neque Pythio-<text:line-break/>nem pleuriticum neque peripneumonicum fuisse addidit,<text:line-break/>quaestionem nobis reliquit, utrum et aliaS hujusmodi<text:line-break/>sputa fieri queant acuto morbo laborantibus, an solis pe-<text:line-break/>ripneumonicis et pleuriticis , Videturque arbitrari etiam<text:line-break/>alias contigisse, confluentibusi quidem in pulmonem pravis<text:line-break/>humoribus, fed prorsus ita paucis, ut vifcusi non iustam-<text:line-break/>meturla Quod enim neque peripneumonicus, neque pleuri-<text:line-break/>ticusi fuerit Pythio, inde patet, quod neque meminerit;</text:p>
      <text:p text:style-name="P2"><text:span text:style-name="Default_20_Paragraph_20_Font"><text:span text:style-name="T1">neque nominatim hujusmodi affectiones produxerit Hip-<text:line-break/>pocrates; imo nec ullum earum inseparabile symptoma.<text:line-break/>Nam vel doloris lateris, vel difficultatis spirandi mentio-<text:line-break/>nem fecisset. Non tamen ah affectu capite talia sputa<text:line-break/>aliquando vira fiunt ; cum tussi vero, spirandi difficultate<text:line-break/>et lateris dolore hujusmodi sputu nonnunquam oonfpi-<text:line-break/>ciuntur. Atque duos quosdam vidi citra febrem qui ta-<text:line-break/>lia sputa colore pallida eum tussi exspuerint, verum al-<text:line-break/>ferum quidem paulatim parvis febriculis obortis in diu-<text:line-break/>turnum tempus affectio prorogata permanentibus febribus<text:line-break/>tabidum hominem prodidit, alterum vero absque febre,<text:line-break/>quum talia paucis deinceps diebus exspuisset, nihil absurdi<text:line-break/>consequutum esu Itaque in primis thoracis partibus qui-<text:line-break/>bus cum ultimis cervicis vertebris coniungitur, aliquam<text:line-break/>humorum affluentiam non multam constitisse par est, qua<text:line-break/>spirandi difficultas non excitaretur, quod ad respirationis<text:line-break/>functionem primum iutercostale spatium nihil quod ma.<text:line-break/>nifestum sit conferat. Quum autem in ipsis nervorum</text:span></text:span></text:p>
      <text:p text:style-name="P2"><text:span text:style-name="Default_20_Paragraph_20_Font"><text:span text:style-name="T1">ad manus procedentium radicibus affectio oborta sit, ner-<text:line-break/>vique depraventur , tremulas fecisse^ manus conscntaneunr .<text:line-break/>est. Ex primo namque intercostali fpatio et fuperjacen-<text:line-break/>tibus vertebris nervi musculorum motores enascuntur.<text:line-break/>Haec autem testantur et quod tumores una cum Inuris<text:line-break/>quae supervenerunt permanserint; et quod ubi aliquod<text:line-break/>concoctionis signum apparuit, non amplius facti sunt tre-<text:line-break/>- mores, morbusque sublatus sit jutlicio per luderes confic-<text:line-break/>quuto, et quamvis urinae crudae esse</text:span></text:span><text:span text:style-name="Default_20_Paragraph_20_Font"><text:span text:style-name="T12">n</text:span></text:span><text:span text:style-name="Default_20_Paragraph_20_Font"><text:span text:style-name="T1">t, sputorum con-<text:line-break/>coctio judicavit judiciumque attulit, ut neutrum quod<text:line-break/>judicare consuerit signum fefellerit. Quum enim duplex<text:line-break/>esset aegrotanti affectio, una quidem febrilis ex iis quae<text:line-break/>in venis continentur humoribus ; altera vero in thorace<text:line-break/>nuper, enunciata priorem contigit sudoribus non plane<text:line-break/>fedari, quod adhuc incocta esset; alteram vero remitti,<text:line-break/>quod in thorace nihil prorsus mansisset residui. Itaque<text:line-break/>sic scribit: .D</text:span></text:span><text:span text:style-name="Default_20_Paragraph_20_Font"><text:span text:style-name="T12">ec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o </text:span></text:span><text:span text:style-name="Default_20_Paragraph_20_Font"><text:span text:style-name="T12">sudav</text:span></text:span><text:span text:style-name="Default_20_Paragraph_20_Font"><text:span text:style-name="T1">i</text:span></text:span><text:span text:style-name="Default_20_Paragraph_20_Font"><text:span text:style-name="T12">t, sputa paululum cocta, prope</text:span></text:span></text:p>
      <text:p text:style-name="P3"><text:span text:style-name="Default_20_Paragraph_20_Font"><text:span text:style-name="T1">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est, ur</text:span></text:span><text:span text:style-name="Default_20_Paragraph_20_Font"><text:span text:style-name="T1">i</text:span></text:span><text:span text:style-name="Default_20_Paragraph_20_Font"><text:span text:style-name="T12">nae c</text:span></text:span><text:span text:style-name="Default_20_Paragraph_20_Font"><text:span text:style-name="T1">i</text:span></text:span><text:span text:style-name="Default_20_Paragraph_20_Font"><text:span text:style-name="T12">rca sudicarionem sub</text:span></text:span><text:span text:style-name="Default_20_Paragraph_20_Font"><text:span text:style-name="T1">t</text:span></text:span><text:span text:style-name="Default_20_Paragraph_20_Font"><text:span text:style-name="T12">enues. </text:span></text:span><text:span text:style-name="Default_20_Paragraph_20_Font"><text:span text:style-name="T1">Quum<text:line-break/>ostendit quae in prognostico de tenuibus urinis quae ge-<text:line-break/>minae sunt, scripsit. Primae quidem hae sunt: </text:span></text:span><text:span text:style-name="Default_20_Paragraph_20_Font"><text:span text:style-name="T12">isuoad<text:line-break/>autem ur</text:span></text:span><text:span text:style-name="Default_20_Paragraph_20_Font"><text:span text:style-name="T1">i</text:span></text:span><text:span text:style-name="Default_20_Paragraph_20_Font"><text:span text:style-name="T12">na salva tenu</text:span></text:span><text:span text:style-name="Default_20_Paragraph_20_Font"><text:span text:style-name="T1">is</text:span></text:span><text:span text:style-name="Default_20_Paragraph_20_Font"><text:span text:style-name="T12">que suerit, crudu</text:span></text:span><text:span text:style-name="Default_20_Paragraph_20_Font"><text:span text:style-name="T1">s </text:span></text:span><text:span text:style-name="Default_20_Paragraph_20_Font"><text:span text:style-name="T12">er</text:span></text:span><text:span text:style-name="Default_20_Paragraph_20_Font"><text:span text:style-name="T1">i</text:span></text:span><text:span text:style-name="Default_20_Paragraph_20_Font"><text:span text:style-name="T12">t</text:span></text:span><text:span text:style-name="Default_20_Paragraph_20_Font"><text:span text:style-name="T1"> m</text:span></text:span><text:span text:style-name="Default_20_Paragraph_20_Font"><text:span text:style-name="T12">orbu</text:span></text:span><text:span text:style-name="Default_20_Paragraph_20_Font"><text:span text:style-name="T1">s.<text:line-break/>Alterae vero hae : </text:span></text:span><text:span text:style-name="Default_20_Paragraph_20_Font"><text:span text:style-name="T12">Qui ur</text:span></text:span><text:span text:style-name="Default_20_Paragraph_20_Font"><text:span text:style-name="T1">i</text:span></text:span><text:span text:style-name="Default_20_Paragraph_20_Font"><text:span text:style-name="T12">na</text:span></text:span><text:span text:style-name="Default_20_Paragraph_20_Font"><text:span text:style-name="T1">s t</text:span></text:span><text:span text:style-name="Default_20_Paragraph_20_Font"><text:span text:style-name="T12">enues et crudas diuturn</text:span></text:span><text:span text:style-name="Default_20_Paragraph_20_Font"><text:span text:style-name="T1">o<text:line-break/></text:span></text:span><text:span text:style-name="Default_20_Paragraph_20_Font"><text:span text:style-name="T12">tempore me</text:span></text:span><text:span text:style-name="Default_20_Paragraph_20_Font"><text:span text:style-name="T1">j</text:span></text:span><text:span text:style-name="Default_20_Paragraph_20_Font"><text:span text:style-name="T12">unt et quae caetera u</text:span></text:span><text:span text:style-name="Default_20_Paragraph_20_Font"><text:span text:style-name="T1">t </text:span></text:span><text:span text:style-name="Default_20_Paragraph_20_Font"><text:span text:style-name="T12">superfaturis signa sunt,<text:line-break/>his. abscestum ad reg</text:span></text:span><text:span text:style-name="Default_20_Paragraph_20_Font"><text:span text:style-name="T1">io</text:span></text:span><text:span text:style-name="Default_20_Paragraph_20_Font"><text:span text:style-name="T12">nes septo</text:span></text:span><text:span text:style-name="Default_20_Paragraph_20_Font"><text:span text:style-name="T1"> t</text:span></text:span><text:span text:style-name="Default_20_Paragraph_20_Font"><text:span text:style-name="T12">ransversa</text:span></text:span><text:span text:style-name="Default_20_Paragraph_20_Font"><text:span text:style-name="T1"> i</text:span></text:span><text:span text:style-name="Default_20_Paragraph_20_Font"><text:span text:style-name="T12">nferiore</text:span></text:span><text:span text:style-name="Default_20_Paragraph_20_Font"><text:span text:style-name="T1">s </text:span></text:span><text:span text:style-name="Default_20_Paragraph_20_Font"><text:span text:style-name="T12">ex..<text:line-break/>spectare oport</text:span></text:span><text:span text:style-name="Default_20_Paragraph_20_Font"><text:span text:style-name="T1">e</text:span></text:span><text:span text:style-name="Default_20_Paragraph_20_Font"><text:span text:style-name="T12">t.</text:span></text:span><text:span text:style-name="Default_20_Paragraph_20_Font"><text:span text:style-name="T1"> Quapropter ad eorum quae Pythioni<text:line-break/>acciderunt finem ad verbum ita scripsit: </text:span></text:span><text:span text:style-name="Default_20_Paragraph_20_Font"><text:span text:style-name="T12">Quadragesimo<text:line-break/>autem a</text:span></text:span><text:span text:style-name="Default_20_Paragraph_20_Font"><text:span text:style-name="T1"> i</text:span></text:span><text:span text:style-name="Default_20_Paragraph_20_Font"><text:span text:style-name="T12">udica</text:span></text:span><text:span text:style-name="Default_20_Paragraph_20_Font"><text:span text:style-name="T1">ti</text:span></text:span><text:span text:style-name="Default_20_Paragraph_20_Font"><text:span text:style-name="T12">one d</text:span></text:span><text:span text:style-name="Default_20_Paragraph_20_Font"><text:span text:style-name="T1">i</text:span></text:span><text:span text:style-name="Default_20_Paragraph_20_Font"><text:span text:style-name="T12">e, p</text:span></text:span><text:span text:style-name="Default_20_Paragraph_20_Font"><text:span text:style-name="T1">o</text:span></text:span><text:span text:style-name="Default_20_Paragraph_20_Font"><text:span text:style-name="T12">stea suppuratio circa sudem<text:line-break/>et stranguriosus absce</text:span></text:span><text:span text:style-name="Default_20_Paragraph_20_Font"><text:span text:style-name="T1">s</text:span></text:span><text:span text:style-name="Default_20_Paragraph_20_Font"><text:span text:style-name="T12">sus fac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est. </text:span></text:span><text:span text:style-name="Default_20_Paragraph_20_Font"><text:span text:style-name="T1">Quia vero et tremo-<text:line-break/>ris manuum et delirii primo statim die meminit et in<text:line-break/>sequentibus scripsit: </text:span></text:span><text:span text:style-name="Default_20_Paragraph_20_Font"><text:span text:style-name="T12">omn</text:span></text:span><text:span text:style-name="Default_20_Paragraph_20_Font"><text:span text:style-name="T1">i</text:span></text:span><text:span text:style-name="Default_20_Paragraph_20_Font"><text:span text:style-name="T12">a exacerba</text:span></text:span><text:span text:style-name="Default_20_Paragraph_20_Font"><text:span text:style-name="T1">t</text:span></text:span><text:span text:style-name="Default_20_Paragraph_20_Font"><text:span text:style-name="T12">a sunt: </text:span></text:span><text:span text:style-name="Default_20_Paragraph_20_Font"><text:span text:style-name="T1">atque ad-<text:line-break/>jecit: </text:span></text:span><text:span text:style-name="Default_20_Paragraph_20_Font"><text:span text:style-name="T12">sept</text:span></text:span><text:span text:style-name="Default_20_Paragraph_20_Font"><text:span text:style-name="T1">im</text:span></text:span><text:span text:style-name="Default_20_Paragraph_20_Font"><text:span text:style-name="T12">o</text:span></text:span><text:span text:style-name="Default_20_Paragraph_20_Font"><text:span text:style-name="T1"> os </text:span></text:span><text:span text:style-name="Default_20_Paragraph_20_Font"><text:span text:style-name="T12">d</text:span></text:span><text:span text:style-name="Default_20_Paragraph_20_Font"><text:span text:style-name="T1">isto</text:span></text:span><text:span text:style-name="Default_20_Paragraph_20_Font"><text:span text:style-name="T12">r</text:span></text:span><text:span text:style-name="Default_20_Paragraph_20_Font"><text:span text:style-name="T1">t</text:span></text:span><text:span text:style-name="Default_20_Paragraph_20_Font"><text:span text:style-name="T12">um esi</text:span></text:span><text:span text:style-name="Default_20_Paragraph_20_Font"><text:span text:style-name="T1">t definiendum est, utrum<text:line-break/>increscente cerebri malo aut deorsum translato os detra-<text:line-break/>ctum sit. Atqui ex sequentibus ad inferiores regiones<text:line-break/>magis translatio facta esse non communi earum ad cere-</text:span></text:span></text:p>
      <text:p text:style-name="P3"><text:span text:style-name="Default_20_Paragraph_20_Font"><text:span text:style-name="T1">brum affectu ridetur. Fortassis quod aegroto vena </text:span></text:span><text:span text:style-name="Default_20_Paragraph_20_Font"><text:span text:style-name="T12">t</text:span></text:span><text:span text:style-name="Default_20_Paragraph_20_Font"><text:span text:style-name="T1">ecta<text:line-break/>fuerit, cujus gratia ipse magnum emolumentum consequa-<text:line-break/>tus esu Et vero primis diebus nondum sputorum quin-<text:line-break/>quam exiguum apparebat, impacta lateri affectione, non<text:line-break/>propter ipsius malignitatem. Scimus enim gravissimas este<text:line-break/>tum peripneumonias tum pleuritidas, in quibus nihil<text:line-break/>exspuitur, quatenus etiam ipse docuit Hippocrates. Cae-<text:line-break/>terum hic non ob morbi gravitatem nihil sputi primis<text:line-break/>diebus esse redditum existimandum est, fed quod circa<text:line-break/>primum intercostale spatium tantum esset affectio; quodsi<text:line-break/>et gravis et in eo esset solum loco, neque quicquam ob<text:line-break/>id exspueretur. ltaque venae sectionis auxilio potuit re-<text:line-break/>vulsis humoribus istic redundantibus initium coctionis<text:line-break/>affectioni sexto die contigisse , in qua sputa prunum eom-<text:line-break/>memoravit. Quod autem de decimo die recensendum di-<text:line-break/>finieram, est ejusmodi. Neque in his epidemiorum libris<text:line-break/>quispiam plane decime die judicatus est, neque ipse usquam<text:line-break/>asseruit decimum diem iudicatorium esse, quemadmodum</text:span></text:span></text:p>
      <text:p text:style-name="P2"><text:span text:style-name="Default_20_Paragraph_20_Font"><text:span text:style-name="T1">undecimum non raro pronunciavit. Habes autem omnes<text:line-break/>ipsius sententias in commentariis de diebus judicatoriis<text:line-break/>collectas , ubi etiam quadragesimus morbos judicare oste</text:span></text:span><text:span text:style-name="Default_20_Paragraph_20_Font"><text:span text:style-name="T14">n-<text:line-break/></text:span></text:span><text:span text:style-name="Default_20_Paragraph_20_Font"><text:span text:style-name="T1">.ditur, non quadragesimus secundus, prout existimarunt<text:line-break/>nonnulli, qui dierum judicatoriomm circuitus septumam^<text:line-break/>integris fieri ducebant.. Quod si quis ob id solum arbi-<text:line-break/>tretur morbum non absolute judicatum este, quod Pythio<text:line-break/>decimo die, non undecimo sudaverit, non recte. judican<text:line-break/>Defectus namque judicatiouis eo quod nondum coctus<text:line-break/>sit morbus, necessario accidit. Multos siquidem et ipse<text:line-break/>.Hippocrates scripsit et nos conspeximus diebus judicato-<text:line-break/>.riis ob solam urinarum cruditatem non integre judicatos.<text:line-break/>t Utrisque vero inter se concurrentibus et aegri decimo<text:line-break/>.die imbecillitate et urinarum cruditate, non debuit for-.<text:line-break/>tassis homo judicari aut non vere et judicatorie. Quare<text:line-break/>forsan scriptum undecimo et non decimo statim per initia<text:line-break/>vitiatum est; quemadmodum et alia multa vitiata esse con-</text:span></text:span></text:p>
      <text:p text:style-name="P3"><text:span text:style-name="Default_20_Paragraph_20_Font"><text:span text:style-name="T1">fpiciuntur, quae ab his qui primum haec scripserunt, ne-<text:line-break/>gIecta perpetuo manenti Verum de decimo die haec<text:line-break/>sufficiant. Jam vero perpendere non perfunctorie melius ...<text:line-break/>est; quodnam enaeorema nubilosum existere ducendum<text:line-break/>sit. ln prognostico namque scriptum est: </text:span></text:span><text:span text:style-name="Default_20_Paragraph_20_Font"><text:span text:style-name="T12">.Quae nubes</text:span></text:span><text:span text:style-name="Default_20_Paragraph_20_Font"><text:span text:style-name="T1"> i</text:span></text:span><text:span text:style-name="Default_20_Paragraph_20_Font"><text:span text:style-name="T12">n<text:line-break/>urin</text:span></text:span><text:span text:style-name="Default_20_Paragraph_20_Font"><text:span text:style-name="T1">is i</text:span></text:span><text:span text:style-name="Default_20_Paragraph_20_Font"><text:span text:style-name="T12">nnatant, albae quidem bonae, n</text:span></text:span><text:span text:style-name="Default_20_Paragraph_20_Font"><text:span text:style-name="T1">i</text:span></text:span><text:span text:style-name="Default_20_Paragraph_20_Font"><text:span text:style-name="T12">grae vero pravae.<text:line-break/></text:span></text:span><text:span text:style-name="Default_20_Paragraph_20_Font"><text:span text:style-name="T1">Neque igitur urina nubilosis, neque enaeorema in progno-<text:line-break/>stico explicatum est, etiamsi accurate omnem in eo libro<text:line-break/>docuerit ex urinis lu acutis morbis praenotionem. Neque<text:line-break/>vero eorum qui praefantem librum exposuerunt quisquam<text:line-break/>explanavit, quidnam urinam nebulosam esse velit Hippo-<text:line-break/>crates. Ego vero quae mihi videntur de ipsa perquirenti .<text:line-break/>recensere non cunctabor. Nubis nomen ab ambiente nos<text:line-break/>aere per metaphoram in urinis medici dicere con saeve-<text:line-break/>runt. Sive Hippocrates hanc appellatio</text:span></text:span><text:span text:style-name="Default_20_Paragraph_20_Font"><text:span text:style-name="T12">n</text:span></text:span><text:span text:style-name="Default_20_Paragraph_20_Font"><text:span text:style-name="T1">em primus de<text:line-break/>fpecie aliqua veI enaeorematum veI urinarum dixerit,<text:line-break/>sive aliter ipsis quispiam indiderit. Quemadmodum igitur</text:span></text:span></text:p>
      <text:p text:style-name="P3"><text:span text:style-name="Default_20_Paragraph_20_Font"><text:span text:style-name="T1">in continente nos aere interdum quidem caliginosus fit sta-<text:line-break/>tus, quum is atris nubibus addensatus est, interdum vero sin-<text:line-break/>cerus et nubibus vacuus emicat et nubes quaedam per nilum<text:line-break/>dispersae conspiciuntur: ac tunc aer nubilosus dicitur, quo<text:line-break/>tempore nubium colorem, neque plane nigrum, neque<text:line-break/>lucidum, </text:span></text:span><text:span text:style-name="Default_20_Paragraph_20_Font"><text:span text:style-name="T12">t</text:span></text:span><text:span text:style-name="Default_20_Paragraph_20_Font"><text:span text:style-name="T1">ed inter hos medium cernimus: sic et lotium<text:line-break/>et enaeorema nubilosum videtur mihi appellare Hippo-<text:line-break/>crates, quod neque colore nigrum est, neque jam plane<text:line-break/>nigrum, fed inter .haec medium. Tale igitur enaeorema<text:line-break/>Pythioni factum esse coniiciendum esu Si namque album<text:line-break/>fuisset, imperfectam judicationem fecisset, quemadmodum<text:line-break/>etiam si nigrum, non probam. Quoniam vero inter al-<text:line-break/>bum et nigrum esset, ob id quidem bona, fed incompleta<text:line-break/>. judicatio contigit. Quod vero residuum fuit, quadragesimo<text:line-break/>die in duplicem abscessum transiit, quem ipsum rectum<text:line-break/>non existimant, magisque neque rectam ic</text:span></text:span><text:span text:style-name="Default_20_Paragraph_20_Font"><text:span text:style-name="T12">t</text:span></text:span><text:span text:style-name="Default_20_Paragraph_20_Font"><text:span text:style-name="T1">am explicant,<text:line-break/>quod stranguriam Pythioni factam esse consensu abscessus<text:line-break/>in sedem existiment, quum Hippocrates ipsis interdum</text:span></text:span></text:p>
      <text:p text:style-name="P3"><text:span text:style-name="Default_20_Paragraph_20_Font"><text:span text:style-name="T1">.quidem scribat simpliciter factam stranguriam, interdum<text:line-break/>vero non simpliciter, rest ipsi adjicrat abscessus appellatio-<text:line-break/>uem, ut in fecundo primi epidemlomm statu, quum itu<text:line-break/>fcribit: U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cum ver</text:span></text:span><text:span text:style-name="Default_20_Paragraph_20_Font"><text:span text:style-name="T1">o </text:span></text:span><text:span text:style-name="Default_20_Paragraph_20_Font"><text:span text:style-name="T12">u</text:span></text:span><text:span text:style-name="Default_20_Paragraph_20_Font"><text:span text:style-name="T1">t</text:span></text:span><text:span text:style-name="Default_20_Paragraph_20_Font"><text:span text:style-name="T12">ile et eorum quae edebantur<text:line-break/>signorum max</text:span></text:span><text:span text:style-name="Default_20_Paragraph_20_Font"><text:span text:style-name="T1">i</text:span></text:span><text:span text:style-name="Default_20_Paragraph_20_Font"><text:span text:style-name="T12">mum, quodque pluri</text:span></text:span><text:span text:style-name="Default_20_Paragraph_20_Font"><text:span text:style-name="T1">m</text:span></text:span><text:span text:style-name="Default_20_Paragraph_20_Font"><text:span text:style-name="T12">os max</text:span></text:span><text:span text:style-name="Default_20_Paragraph_20_Font"><text:span text:style-name="T1">imi</text:span></text:span><text:span text:style-name="Default_20_Paragraph_20_Font"><text:span text:style-name="T12">s pericul</text:span></text:span><text:span text:style-name="Default_20_Paragraph_20_Font"><text:span text:style-name="T1">i</text:span></text:span><text:span text:style-name="Default_20_Paragraph_20_Font"><text:span text:style-name="T12">s<text:line-break/>immersu</text:span></text:span><text:span text:style-name="Default_20_Paragraph_20_Font"><text:span text:style-name="T1">s 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berav</text:span></text:span><text:span text:style-name="Default_20_Paragraph_20_Font"><text:span text:style-name="T1">it, </text:span></text:span><text:span text:style-name="Default_20_Paragraph_20_Font"><text:span text:style-name="T12">h</text:span></text:span><text:span text:style-name="Default_20_Paragraph_20_Font"><text:span text:style-name="T1">o</text:span></text:span><text:span text:style-name="Default_20_Paragraph_20_Font"><text:span text:style-name="T12">c fuit u</text:span></text:span><text:span text:style-name="Default_20_Paragraph_20_Font"><text:span text:style-name="T1">t </text:span></text:span><text:span text:style-name="Default_20_Paragraph_20_Font"><text:span text:style-name="T12">ad strangur</text:span></text:span><text:span text:style-name="Default_20_Paragraph_20_Font"><text:span text:style-name="T1">i</text:span></text:span><text:span text:style-name="Default_20_Paragraph_20_Font"><text:span text:style-name="T12">a</text:span></text:span><text:span text:style-name="Default_20_Paragraph_20_Font"><text:span text:style-name="T1">m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verterent<text:line-break/>et in hanc absce</text:span></text:span><text:span text:style-name="Default_20_Paragraph_20_Font"><text:span text:style-name="T1">ssus </text:span></text:span><text:span text:style-name="Default_20_Paragraph_20_Font"><text:span text:style-name="T12">conc</text:span></text:span><text:span text:style-name="Default_20_Paragraph_20_Font"><text:span text:style-name="T1">i</text:span></text:span><text:span text:style-name="Default_20_Paragraph_20_Font"><text:span text:style-name="T12">derent. </text:span></text:span><text:span text:style-name="Default_20_Paragraph_20_Font"><text:span text:style-name="T1">Ipso namque appellante<text:line-break/>abscessus tum eos qui vexantium humorum excretione<text:line-break/>facti Eunt tum eos qui decubitu et merito. Ut autem in<text:line-break/>aliis ad dysenteriam, ita et nunc ad stranguriam abscessus<text:line-break/>factos fuisse pronunciavit, quum pravi qui venis conti-<text:line-break/>nentur humores utraque excretione purgarentur. Hoc<text:line-break/>ergo in ipso fecundo statu de urinis paulo ante textum,<text:line-break/>quem nuper protuli , ita ipse scripsit : E</text:span></text:span><text:span text:style-name="Default_20_Paragraph_20_Font"><text:span text:style-name="T12">t cum stranguria,<text:line-break/>non nephrit</text:span></text:span><text:span text:style-name="Default_20_Paragraph_20_Font"><text:span text:style-name="T1">i</text:span></text:span><text:span text:style-name="Default_20_Paragraph_20_Font"><text:span text:style-name="T12">cae, sed h</text:span></text:span><text:span text:style-name="Default_20_Paragraph_20_Font"><text:span text:style-name="T1">i</text:span></text:span><text:span text:style-name="Default_20_Paragraph_20_Font"><text:span text:style-name="T12">s al</text:span></text:span><text:span text:style-name="Default_20_Paragraph_20_Font"><text:span text:style-name="T1">i</text:span></text:span><text:span text:style-name="Default_20_Paragraph_20_Font"><text:span text:style-name="T12">a pro al</text:span></text:span><text:span text:style-name="Default_20_Paragraph_20_Font"><text:span text:style-name="T1">iis. Hoc est pro vi-<text:line-break/>tiosis qui in venis sunt humoribus et febribus his faece-<text:line-break/>dentibus purgationes considerant, pravis humoribus per<text:line-break/>vesicam exoretis, ut nonnunquam per intestina. Morsus</text:span></text:span></text:p>
      <text:p text:style-name="P2"><text:span text:style-name="Default_20_Paragraph_20_Font"><text:span text:style-name="T1">igitur ab acribus excrementis procreatus stranguriam pa-<text:line-break/>riebat. Vesica siquidem, ut demonstratum est, in strangu-<text:line-break/>riis ab. urinarum excretione proritatur, priusquam insigui-<text:line-break/>ter ab ipsis impleatur, geminam ob cau</text:span></text:span><text:span text:style-name="Default_20_Paragraph_20_Font"><text:span text:style-name="T12">t</text:span></text:span><text:span text:style-name="Default_20_Paragraph_20_Font"><text:span text:style-name="T1">am, aut quod<text:line-break/>ipsarum mordacium redditurum qualitatem non ferat aut<text:line-break/>quod propter imbecillitatem gravetur, priusquam acerven-<text:line-break/>tur, etiamsi . paucae omnino fuerint. Talem igitur quen-<text:line-break/>dam Pythioni iam factum esse abscessum pronunciat, neo<text:line-break/>ita simpliciter scripsit eum in stranguriam incidisse, sed<text:line-break/>abscessum habuisse addidit. Sic enim sese habet textus:<text:line-break/></text:span></text:span><text:span text:style-name="Default_20_Paragraph_20_Font"><text:span text:style-name="T12">suppurat</text:span></text:span><text:span text:style-name="Default_20_Paragraph_20_Font"><text:span text:style-name="T1">i</text:span></text:span><text:span text:style-name="Default_20_Paragraph_20_Font"><text:span text:style-name="T12">o c</text:span></text:span><text:span text:style-name="Default_20_Paragraph_20_Font"><text:span text:style-name="T1">i</text:span></text:span><text:span text:style-name="Default_20_Paragraph_20_Font"><text:span text:style-name="T12">rca sude</text:span></text:span><text:span text:style-name="Default_20_Paragraph_20_Font"><text:span text:style-name="T1">m </text:span></text:span><text:span text:style-name="Default_20_Paragraph_20_Font"><text:span text:style-name="T12">et strangur</text:span></text:span><text:span text:style-name="Default_20_Paragraph_20_Font"><text:span text:style-name="T1">i</text:span></text:span><text:span text:style-name="Default_20_Paragraph_20_Font"><text:span text:style-name="T12">osu</text:span></text:span><text:span text:style-name="Default_20_Paragraph_20_Font"><text:span text:style-name="T1">s </text:span></text:span><text:span text:style-name="Default_20_Paragraph_20_Font"><text:span text:style-name="T12">absee</text:span></text:span><text:span text:style-name="Default_20_Paragraph_20_Font"><text:span text:style-name="T1">sses </text:span></text:span><text:span text:style-name="Default_20_Paragraph_20_Font"><text:span text:style-name="T12">fac</text:span></text:span><text:span text:style-name="Default_20_Paragraph_20_Font"><text:span text:style-name="T1">t</text:span></text:span><text:span text:style-name="Default_20_Paragraph_20_Font"><text:span text:style-name="T12">us<text:line-break/>est. </text:span></text:span><text:span text:style-name="Default_20_Paragraph_20_Font"><text:span text:style-name="T1">Verum talia plerique interpretes, nam e duobus al-<text:line-break/>terunt, aut praetermittunt aut perperam interpretantur<text:line-break/>. protrahuntque .non necessario; de quibus semel hoc in<text:line-break/>loco disserere statui. Equidem satius esse ducebam longo<text:line-break/>a me quaesita tempore et cum judicir securitate inventa<text:line-break/>sola fcribere , citra omnem eorum qui perperam expos</text:span></text:span><text:span text:style-name="Default_20_Paragraph_20_Font"><text:span text:style-name="T12">c</text:span></text:span><text:span text:style-name="Default_20_Paragraph_20_Font"><text:span text:style-name="T1">e- .<text:line-break/>runt reprehensionem. Sed quoniam nonnulli prorsus</text:span></text:span></text:p>
      <text:p text:style-name="P2"><text:span text:style-name="Default_20_Paragraph_20_Font"><text:span text:style-name="T1">rudes atque ab omni disciplina alieni, ubi in peregrinas<text:line-break/>quorundam scripturum expositiones inciderunt, hac ipsa<text:line-break/>novitate -capti ipsas celebrant. Quamobrem satius esse<text:line-break/>duxi </text:span></text:span><text:span text:style-name="Default_20_Paragraph_20_Font"><text:span text:style-name="T12">t</text:span></text:span><text:span text:style-name="Default_20_Paragraph_20_Font"><text:span text:style-name="T1">emet eorum qui ita interpretantur mentionem fa-<text:line-break/>cere, quum etiam iple Hippocrates enunciaverit: </text:span></text:span><text:span text:style-name="Default_20_Paragraph_20_Font"><text:span text:style-name="T12">Extra-<text:line-break/>n</text:span></text:span><text:span text:style-name="Default_20_Paragraph_20_Font"><text:span text:style-name="T1">ea</text:span></text:span><text:span text:style-name="Default_20_Paragraph_20_Font"><text:span text:style-name="T12">m namque n</text:span></text:span><text:span text:style-name="Default_20_Paragraph_20_Font"><text:span text:style-name="T1">o</text:span></text:span><text:span text:style-name="Default_20_Paragraph_20_Font"><text:span text:style-name="T12">ndu</text:span></text:span><text:span text:style-name="Default_20_Paragraph_20_Font"><text:span text:style-name="T1">m i</text:span></text:span><text:span text:style-name="Default_20_Paragraph_20_Font"><text:span text:style-name="T12">n</text:span></text:span><text:span text:style-name="Default_20_Paragraph_20_Font"><text:span text:style-name="T1">t</text:span></text:span><text:span text:style-name="Default_20_Paragraph_20_Font"><text:span text:style-name="T12">elligente</text:span></text:span><text:span text:style-name="Default_20_Paragraph_20_Font"><text:span text:style-name="T1">s </text:span></text:span><text:span text:style-name="Default_20_Paragraph_20_Font"><text:span text:style-name="T12">magis qua</text:span></text:span><text:span text:style-name="Default_20_Paragraph_20_Font"><text:span text:style-name="T1">m </text:span></text:span><text:span text:style-name="Default_20_Paragraph_20_Font"><text:span text:style-name="T12">consue-<text:line-break/>tu</text:span></text:span><text:span text:style-name="Default_20_Paragraph_20_Font"><text:span text:style-name="T1">m </text:span></text:span><text:span text:style-name="Default_20_Paragraph_20_Font"><text:span text:style-name="T12">laudant, qu</text:span></text:span><text:span text:style-name="Default_20_Paragraph_20_Font"><text:span text:style-name="T1">o</text:span></text:span><text:span text:style-name="Default_20_Paragraph_20_Font"><text:span text:style-name="T12">d</text:span></text:span><text:span text:style-name="Default_20_Paragraph_20_Font"><text:span text:style-name="T1"> j</text:span></text:span><text:span text:style-name="Default_20_Paragraph_20_Font"><text:span text:style-name="T12">a</text:span></text:span><text:span text:style-name="Default_20_Paragraph_20_Font"><text:span text:style-name="T1">m </text:span></text:span><text:span text:style-name="Default_20_Paragraph_20_Font"><text:span text:style-name="T12">noverun</text:span></text:span><text:span text:style-name="Default_20_Paragraph_20_Font"><text:span text:style-name="T1">t, </text:span></text:span><text:span text:style-name="Default_20_Paragraph_20_Font"><text:span text:style-name="T12">quia u</text:span></text:span><text:span text:style-name="Default_20_Paragraph_20_Font"><text:span text:style-name="T1">t</text:span></text:span><text:span text:style-name="Default_20_Paragraph_20_Font"><text:span text:style-name="T12">ile atque al</text:span></text:span><text:span text:style-name="Default_20_Paragraph_20_Font"><text:span text:style-name="T1">i</text:span></text:span><text:span text:style-name="Default_20_Paragraph_20_Font"><text:span text:style-name="T12">e-<text:line-break/>, num</text:span></text:span><text:span text:style-name="Default_20_Paragraph_20_Font"><text:span text:style-name="T1"> m</text:span></text:span><text:span text:style-name="Default_20_Paragraph_20_Font"><text:span text:style-name="T12">ag</text:span></text:span><text:span text:style-name="Default_20_Paragraph_20_Font"><text:span text:style-name="T1">is </text:span></text:span><text:span text:style-name="Default_20_Paragraph_20_Font"><text:span text:style-name="T12">quam apertum.</text:span></text:span><text:span text:style-name="Default_20_Paragraph_20_Font"><text:span text:style-name="T1"> Quocirca . qui praetermoniti<text:line-break/>nostros in commentarios inciderunt et qui et quales sint<text:line-break/>pravarum explicationum modi ipsus cognoscere queant,<text:line-break/>prolixius hic de his omnibus scribere institui. Nemo<text:line-break/>vero orationis prolixitatem vitio. vertat., ad vitiosarum<text:line-break/>explicationum. dignotionem adjutorem perpetuo ipfum ha-<text:line-break/>hiturus. Ipsarum itaque explicationum genus unum est,<text:line-break/>quod in proposito aegroto quidam fecerunt, e quibus unius<text:line-break/>verba ipsis nominibus adscribam, ne quis me virum falso<text:line-break/>arguere existimet. T</text:span></text:span><text:span text:style-name="Default_20_Paragraph_20_Font"><text:span text:style-name="T12">e</text:span></text:span><text:span text:style-name="Default_20_Paragraph_20_Font"><text:span text:style-name="T1">l</text:span></text:span><text:span text:style-name="Default_20_Paragraph_20_Font"><text:span text:style-name="T12">lur</text:span></text:span><text:span text:style-name="Default_20_Paragraph_20_Font"><text:span text:style-name="T1">i</text:span></text:span><text:span text:style-name="Default_20_Paragraph_20_Font"><text:span text:style-name="T12">s vero temp</text:span></text:span><text:span text:style-name="Default_20_Paragraph_20_Font"><text:span text:style-name="T1">l</text:span></text:span><text:span text:style-name="Default_20_Paragraph_20_Font"><text:span text:style-name="T12">u</text:span></text:span><text:span text:style-name="Default_20_Paragraph_20_Font"><text:span text:style-name="T1">m, fortassis ad<text:line-break/>caulae demonstrationem, qua manuum tremor factus mor-</text:span></text:span></text:p>
      <text:p text:style-name="P2"><text:span text:style-name="Default_20_Paragraph_20_Font"><text:span text:style-name="T1">busque ipsi inciderit , positum est: veluti mulieri ob mem-<text:line-break/>simorum suppressionem, ut par est, propter partis otium<text:line-break/>obortam. In sexto rursus narrat profecto peregre viro<text:line-break/>. otiatam parte mulierem collectis ad os menstruis bar-</text:span></text:span></text:p>
      <text:p text:style-name="P1"><text:span text:style-name="Default_20_Paragraph_20_Font"><text:span text:style-name="T1">bam produxisse. Quod quid aliud existit quam semina<text:line-break/>in virum mutata? Sic itaque Pythio a coitu temperatus<text:line-break/>propter eam quam circa fanum curam habebat morbum<text:line-break/>incurrit. Haec quidem unius interpretum oratio, fele de-<text:line-break/>sumentis, quod saepius quidem Hippocrates domicilia no-^<text:line-break/>minatim commemoret, non eorum omnium , sed paucissi-<text:line-break/>morum prorfus .enarrationem scribat. Si namque non<text:line-break/>otiosis aegrorum domicilia conscripta sint, fed aliquid quod<text:line-break/>arti commodetur commonstrent; non recte fecit qui in<text:line-break/>paucis eorum vim explanavit , in caeteris vero vel multis<text:line-break/>praetermisit, ut statim in primo aegroto in primo epide-<text:line-break/>mioruui scripto. </text:span></text:span><text:span text:style-name="Default_20_Paragraph_20_Font"><text:span text:style-name="T12">ph</text:span></text:span><text:span text:style-name="Default_20_Paragraph_20_Font"><text:span text:style-name="T1">i</text:span></text:span><text:span text:style-name="Default_20_Paragraph_20_Font"><text:span text:style-name="T12">fucus en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, inquit, </text:span></text:span><text:span text:style-name="Default_20_Paragraph_20_Font"><text:span text:style-name="T12">prope moenia<text:line-break/>hab</text:span></text:span><text:span text:style-name="Default_20_Paragraph_20_Font"><text:span text:style-name="T1">i</text:span></text:span><text:span text:style-name="Default_20_Paragraph_20_Font"><text:span text:style-name="T12">tabat. </text:span></text:span><text:span text:style-name="Default_20_Paragraph_20_Font"><text:span text:style-name="T1">Deinde rursus ; Fal</text:span></text:span><text:span text:style-name="Default_20_Paragraph_20_Font"><text:span text:style-name="T12">erat</text:span></text:span><text:span text:style-name="Default_20_Paragraph_20_Font"><text:span text:style-name="T1">is </text:span></text:span><text:span text:style-name="Default_20_Paragraph_20_Font"><text:span text:style-name="T12">uxor, quae apud</text:span></text:span></text:p>
      <text:p text:style-name="P2"><text:span text:style-name="Default_20_Paragraph_20_Font"><text:span text:style-name="T12">Archegetem decumbebat. </text:span></text:span><text:span text:style-name="Default_20_Paragraph_20_Font"><text:span text:style-name="T1">Tum; </text:span></text:span><text:span text:style-name="Default_20_Paragraph_20_Font"><text:span text:style-name="T12">Erasinus, qu</text:span></text:span><text:span text:style-name="Default_20_Paragraph_20_Font"><text:span text:style-name="T1">i </text:span></text:span><text:span text:style-name="Default_20_Paragraph_20_Font"><text:span text:style-name="T12">ad</text:span></text:span><text:span text:style-name="Default_20_Paragraph_20_Font"><text:span text:style-name="T1">B</text:span></text:span><text:span text:style-name="Default_20_Paragraph_20_Font"><text:span text:style-name="T12">ootae<text:line-break/>torren</text:span></text:span><text:span text:style-name="Default_20_Paragraph_20_Font"><text:span text:style-name="T1">t</text:span></text:span><text:span text:style-name="Default_20_Paragraph_20_Font"><text:span text:style-name="T12">em hab</text:span></text:span><text:span text:style-name="Default_20_Paragraph_20_Font"><text:span text:style-name="T1">i</text:span></text:span><text:span text:style-name="Default_20_Paragraph_20_Font"><text:span text:style-name="T12">taba</text:span></text:span><text:span text:style-name="Default_20_Paragraph_20_Font"><text:span text:style-name="T1">t. Mox: </text:span></text:span><text:span text:style-name="Default_20_Paragraph_20_Font"><text:span text:style-name="T12">Clatomen</text:span></text:span><text:span text:style-name="Default_20_Paragraph_20_Font"><text:span text:style-name="T1">i</text:span></text:span><text:span text:style-name="Default_20_Paragraph_20_Font"><text:span text:style-name="T12">um, qu</text:span></text:span><text:span text:style-name="Default_20_Paragraph_20_Font"><text:span text:style-name="T1">i </text:span></text:span><text:span text:style-name="Default_20_Paragraph_20_Font"><text:span text:style-name="T12">juxta</text:span></text:span><text:span text:style-name="Default_20_Paragraph_20_Font"><text:span text:style-name="T1"> P</text:span></text:span><text:span text:style-name="Default_20_Paragraph_20_Font"><text:span text:style-name="T12">hr</text:span></text:span><text:span text:style-name="Default_20_Paragraph_20_Font"><text:span text:style-name="T1">y-<text:line-break/></text:span></text:span><text:span text:style-name="Default_20_Paragraph_20_Font"><text:span text:style-name="T12">nich</text:span></text:span><text:span text:style-name="Default_20_Paragraph_20_Font"><text:span text:style-name="T1">i</text:span></text:span><text:span text:style-name="Default_20_Paragraph_20_Font"><text:span text:style-name="T12">dae puteum /a</text:span></text:span><text:span text:style-name="Default_20_Paragraph_20_Font"><text:span text:style-name="T1">r</text:span></text:span><text:span text:style-name="Default_20_Paragraph_20_Font"><text:span text:style-name="T12">ebat. </text:span></text:span><text:span text:style-name="Default_20_Paragraph_20_Font"><text:span text:style-name="T1">Postea de muliere quadam :<text:line-break/></text:span></text:span><text:span text:style-name="Default_20_Paragraph_20_Font"><text:span text:style-name="T12">E</text:span></text:span><text:span text:style-name="Default_20_Paragraph_20_Font"><text:span text:style-name="T1">v</text:span></text:span><text:span text:style-name="Default_20_Paragraph_20_Font"><text:span text:style-name="T12">omendas</text:span></text:span><text:span text:style-name="Default_20_Paragraph_20_Font"><text:span text:style-name="T1">, inquit, </text:span></text:span><text:span text:style-name="Default_20_Paragraph_20_Font"><text:span text:style-name="T12">uxorem, qua</text:span></text:span><text:span text:style-name="Default_20_Paragraph_20_Font"><text:span text:style-name="T1">e sili</text:span></text:span><text:span text:style-name="Default_20_Paragraph_20_Font"><text:span text:style-name="T12">a</text:span></text:span><text:span text:style-name="Default_20_Paragraph_20_Font"><text:span text:style-name="T1">m </text:span></text:span><text:span text:style-name="Default_20_Paragraph_20_Font"><text:span text:style-name="T12">pepererat</text:span></text:span><text:span text:style-name="Default_20_Paragraph_20_Font"><text:span text:style-name="T1">. Deinde<text:line-break/>de alia rursus muliere, </text:span></text:span><text:span text:style-name="Default_20_Paragraph_20_Font"><text:span text:style-name="T12">quae</text:span></text:span><text:span text:style-name="Default_20_Paragraph_20_Font"><text:span text:style-name="T1"> i</text:span></text:span><text:span text:style-name="Default_20_Paragraph_20_Font"><text:span text:style-name="T12">n l</text:span></text:span><text:span text:style-name="Default_20_Paragraph_20_Font"><text:span text:style-name="T1">i</text:span></text:span><text:span text:style-name="Default_20_Paragraph_20_Font"><text:span text:style-name="T12">ttore decu</text:span></text:span><text:span text:style-name="Default_20_Paragraph_20_Font"><text:span text:style-name="T1">m</text:span></text:span><text:span text:style-name="Default_20_Paragraph_20_Font"><text:span text:style-name="T12">bebat</text:span></text:span><text:span text:style-name="Default_20_Paragraph_20_Font"><text:span text:style-name="T1">.. Atque<text:line-break/>in hoc ipsi, epidemiorum tertio plerosque alios reperias<text:line-break/>scriptos aegrotos cum domiciliis in quibus habitabant,<text:line-break/>quas nullo modo prorsus explicant. </text:span></text:span><text:span text:style-name="Default_20_Paragraph_20_Font"><text:span text:style-name="T12">Chaerio</text:span></text:span><text:span text:style-name="Default_20_Paragraph_20_Font"><text:span text:style-name="T1">, inquit, </text:span></text:span><text:span text:style-name="Default_20_Paragraph_20_Font"><text:span text:style-name="T12">qui<text:line-break/>apud</text:span></text:span><text:span text:style-name="Default_20_Paragraph_20_Font"><text:span text:style-name="T1"> D</text:span></text:span><text:span text:style-name="Default_20_Paragraph_20_Font"><text:span text:style-name="T12">emaene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m </text:span></text:span><text:span text:style-name="Default_20_Paragraph_20_Font"><text:span text:style-name="T12">hab</text:span></text:span><text:span text:style-name="Default_20_Paragraph_20_Font"><text:span text:style-name="T1">i</text:span></text:span><text:span text:style-name="Default_20_Paragraph_20_Font"><text:span text:style-name="T12">tabat. </text:span></text:span><text:span text:style-name="Default_20_Paragraph_20_Font"><text:span text:style-name="T1">Ab hoc deinceps : </text:span></text:span><text:span text:style-name="Default_20_Paragraph_20_Font"><text:span text:style-name="T12">Eur</text:span></text:span><text:span text:style-name="Default_20_Paragraph_20_Font"><text:span text:style-name="T1">y</text:span></text:span><text:span text:style-name="Default_20_Paragraph_20_Font"><text:span text:style-name="T12">a-<text:line-break/>nac</text:span></text:span><text:span text:style-name="Default_20_Paragraph_20_Font"><text:span text:style-name="T1">tis </text:span></text:span><text:span text:style-name="Default_20_Paragraph_20_Font"><text:span text:style-name="T12">sil</text:span></text:span><text:span text:style-name="Default_20_Paragraph_20_Font"><text:span text:style-name="T1">i</text:span></text:span><text:span text:style-name="Default_20_Paragraph_20_Font"><text:span text:style-name="T12">am v</text:span></text:span><text:span text:style-name="Default_20_Paragraph_20_Font"><text:span text:style-name="T1">i</text:span></text:span><text:span text:style-name="Default_20_Paragraph_20_Font"><text:span text:style-name="T12">rgine</text:span></text:span><text:span text:style-name="Default_20_Paragraph_20_Font"><text:span text:style-name="T1">m i</text:span></text:span><text:span text:style-name="Default_20_Paragraph_20_Font"><text:span text:style-name="T12">gn</text:span></text:span><text:span text:style-name="Default_20_Paragraph_20_Font"><text:span text:style-name="T1">is </text:span></text:span><text:span text:style-name="Default_20_Paragraph_20_Font"><text:span text:style-name="T12">prehend</text:span></text:span><text:span text:style-name="Default_20_Paragraph_20_Font"><text:span text:style-name="T1">i</text:span></text:span><text:span text:style-name="Default_20_Paragraph_20_Font"><text:span text:style-name="T12">t. </text:span></text:span><text:span text:style-name="Default_20_Paragraph_20_Font"><text:span text:style-name="T1">Deinde: </text:span></text:span><text:span text:style-name="Default_20_Paragraph_20_Font"><text:span text:style-name="T12">c</text:span></text:span><text:span text:style-name="Default_20_Paragraph_20_Font"><text:span text:style-name="T1">y</text:span></text:span><text:span text:style-name="Default_20_Paragraph_20_Font"><text:span text:style-name="T12">nan-<text:line-break/>ch</text:span></text:span><text:span text:style-name="Default_20_Paragraph_20_Font"><text:span text:style-name="T1">i</text:span></text:span><text:span text:style-name="Default_20_Paragraph_20_Font"><text:span text:style-name="T12">one apud</text:span></text:span><text:span text:style-name="Default_20_Paragraph_20_Font"><text:span text:style-name="T1"> r</text:span></text:span><text:span text:style-name="Default_20_Paragraph_20_Font"><text:span text:style-name="T12">abi</text:span></text:span><text:span text:style-name="Default_20_Paragraph_20_Font"><text:span text:style-name="T1">o</text:span></text:span><text:span text:style-name="Default_20_Paragraph_20_Font"><text:span text:style-name="T12">nem. </text:span></text:span><text:span text:style-name="Default_20_Paragraph_20_Font"><text:span text:style-name="T1">Post hanc </text:span></text:span><text:span text:style-name="Default_20_Paragraph_20_Font"><text:span text:style-name="T12">c</text:span></text:span><text:span text:style-name="Default_20_Paragraph_20_Font"><text:span text:style-name="T1">urius : </text:span></text:span><text:span text:style-name="Default_20_Paragraph_20_Font"><text:span text:style-name="T12">Ad</text:span></text:span><text:span text:style-name="Default_20_Paragraph_20_Font"><text:span text:style-name="T1">o</text:span></text:span><text:span text:style-name="Default_20_Paragraph_20_Font"><text:span text:style-name="T12">lescentu-<text:line-break/>.tu</text:span></text:span><text:span text:style-name="Default_20_Paragraph_20_Font"><text:span text:style-name="T1">s, </text:span></text:span><text:span text:style-name="Default_20_Paragraph_20_Font"><text:span text:style-name="T12">qu</text:span></text:span><text:span text:style-name="Default_20_Paragraph_20_Font"><text:span text:style-name="T1">i i</text:span></text:span><text:span text:style-name="Default_20_Paragraph_20_Font"><text:span text:style-name="T12">n faro mendaciu</text:span></text:span><text:span text:style-name="Default_20_Paragraph_20_Font"><text:span text:style-name="T1">m </text:span></text:span><text:span text:style-name="Default_20_Paragraph_20_Font"><text:span text:style-name="T12">hab</text:span></text:span><text:span text:style-name="Default_20_Paragraph_20_Font"><text:span text:style-name="T1">it</text:span></text:span><text:span text:style-name="Default_20_Paragraph_20_Font"><text:span text:style-name="T12">abat. </text:span></text:span><text:span text:style-name="Default_20_Paragraph_20_Font"><text:span text:style-name="T1">Sed quid multa<text:line-break/>adscribere oportet, quum totus fere liber scriptura ejus-<text:line-break/>modi refertus sit? Verum ad propositum procedendum.<text:line-break/>Quum enim permulti aegroti ita descripti sint , omnium<text:line-break/>domicilia aut nullum explicare oportebat Verum non-<text:line-break/>nulli librorum interpretes auditores tantopere c</text:span></text:span><text:span text:style-name="Default_20_Paragraph_20_Font"><text:span text:style-name="T12">o</text:span></text:span><text:span text:style-name="Default_20_Paragraph_20_Font"><text:span text:style-name="T1">ntemfe-<text:line-break/>.sunt, ut ego non nunquam in Alexandria explicationem hu-</text:span></text:span></text:p>
      <text:p text:style-name="P2"><text:span text:style-name="Default_20_Paragraph_20_Font"><text:span text:style-name="T1">jusmodi audierim cujusdatn aegri in primo opulentiorum<text:line-break/>descripti eo in textu, cujus exordium est: </text:span></text:span><text:span text:style-name="Default_20_Paragraph_20_Font"><text:span text:style-name="T12">s</text:span></text:span><text:span text:style-name="Default_20_Paragraph_20_Font"><text:span text:style-name="T1">ila</text:span></text:span><text:span text:style-name="Default_20_Paragraph_20_Font"><text:span text:style-name="T12">nus qui<text:line-break/>apud</text:span></text:span><text:span text:style-name="Default_20_Paragraph_20_Font"><text:span text:style-name="T1"> Pl</text:span></text:span><text:span text:style-name="Default_20_Paragraph_20_Font"><text:span text:style-name="T12">atamone</text:span></text:span><text:span text:style-name="Default_20_Paragraph_20_Font"><text:span text:style-name="T1">m </text:span></text:span><text:span text:style-name="Default_20_Paragraph_20_Font"><text:span text:style-name="T12">habi</text:span></text:span><text:span text:style-name="Default_20_Paragraph_20_Font"><text:span text:style-name="T1">t</text:span></text:span><text:span text:style-name="Default_20_Paragraph_20_Font"><text:span text:style-name="T12">abat. </text:span></text:span><text:span text:style-name="Default_20_Paragraph_20_Font"><text:span text:style-name="T1">In his enim quae huic ac-<text:line-break/>eluerant explica</text:span></text:span><text:span text:style-name="Default_20_Paragraph_20_Font"><text:span text:style-name="T12">n</text:span></text:span><text:span text:style-name="Default_20_Paragraph_20_Font"><text:span text:style-name="T1">dis etiam talem quandam orationem<text:line-break/>scripsit Hippocrates: </text:span></text:span><text:span text:style-name="Default_20_Paragraph_20_Font"><text:span text:style-name="T12">Nocte nequaquam dor</text:span></text:span><text:span text:style-name="Default_20_Paragraph_20_Font"><text:span text:style-name="T1">mi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t, verba<text:line-break/></text:span></text:span><text:span text:style-name="Default_20_Paragraph_20_Font"><text:span text:style-name="T1">m</text:span></text:span><text:span text:style-name="Default_20_Paragraph_20_Font"><text:span text:style-name="T12">ultat</text:span></text:span><text:span text:style-name="Default_20_Paragraph_20_Font"><text:span text:style-name="T1"> His igitur acclamavit interpres libri, </text:span></text:span><text:span text:style-name="Default_20_Paragraph_20_Font"><text:span text:style-name="T12">lunat</text:span></text:span><text:span text:style-name="Default_20_Paragraph_20_Font"><text:span text:style-name="T1">i</text:span></text:span><text:span text:style-name="Default_20_Paragraph_20_Font"><text:span text:style-name="T12">cu</text:span></text:span><text:span text:style-name="Default_20_Paragraph_20_Font"><text:span text:style-name="T1">s<text:line-break/></text:span></text:span><text:span text:style-name="Default_20_Paragraph_20_Font"><text:span text:style-name="T12">enim era</text:span></text:span><text:span text:style-name="Default_20_Paragraph_20_Font"><text:span text:style-name="T1">t. Discipuli vero clamoribus exilientes supra<text:line-break/>modum admirati sunt. Nonnulli quidem interpretes in<text:line-break/>tam supervacaneam sedulitatem venerunt , ut quaerant<text:line-break/>utrum in Platamone Silanus habitaret. Quidam vero in<text:line-break/>Platamone per m, nonnulli autem i</text:span></text:span><text:span text:style-name="Default_20_Paragraph_20_Font"><text:span text:style-name="T12">n</text:span></text:span><text:span text:style-name="Default_20_Paragraph_20_Font"><text:span text:style-name="T1"> Platanone per n.<text:line-break/>Eadem vero ratione quaerunt hujusmodi interpretes, quum<text:line-break/>Hippocrates pronunciavit: </text:span></text:span><text:span text:style-name="Default_20_Paragraph_20_Font"><text:span text:style-name="T12">Hab</text:span></text:span><text:span text:style-name="Default_20_Paragraph_20_Font"><text:span text:style-name="T1">it</text:span></text:span><text:span text:style-name="Default_20_Paragraph_20_Font"><text:span text:style-name="T12">abat</text:span></text:span><text:span text:style-name="Default_20_Paragraph_20_Font"><text:span text:style-name="T1"> i</text:span></text:span><text:span text:style-name="Default_20_Paragraph_20_Font"><text:span text:style-name="T12">n</text:span></text:span><text:span text:style-name="Default_20_Paragraph_20_Font"><text:span text:style-name="T1"> t</text:span></text:span><text:span text:style-name="Default_20_Paragraph_20_Font"><text:span text:style-name="T12">heatr</text:span></text:span><text:span text:style-name="Default_20_Paragraph_20_Font"><text:span text:style-name="T1">o, num fia-<text:line-break/>tius sit scribere theetrum an theatrum. At eos quidem<text:line-break/>arguunt qui in talibus tempus conterunt; alios vero qui<text:line-break/>per ea in Prorrhetico et Co</text:span></text:span><text:span text:style-name="Default_20_Paragraph_20_Font"><text:span text:style-name="T12">e</text:span></text:span><text:span text:style-name="Default_20_Paragraph_20_Font"><text:span text:style-name="T1">cis praenotionibus scripta<text:line-break/>exponunt, quae horum librorum aegris evenerunt, plerique</text:span></text:span></text:p>
      <text:p text:style-name="P3"><text:span text:style-name="Default_20_Paragraph_20_Font"><text:span text:style-name="T1">admirantur. At in plurimis eorum in prorrhetico de-<text:line-break/>scriptorum pravitas per quosdam lu eum librum confectus<text:line-break/>commentarios demonstrata esu Proditur siquidem libri<text:line-break/>anctor saepius ex une vel duobus sigillatim ab ipsi, con-<text:line-break/>spectis universales enunciationes conficere. Multos quoque<text:line-break/>concursus ex diversi generis signis acervatos eum scribere<text:line-break/>demonstratum esu Et vero tantam in ea doctrina con-<text:line-break/>curiuum multitudluem esse declaravimus, ut ipsi connu-<text:line-break/>merari nequeant. Praeterea quoque illud a nobis deda-<text:line-break/>ratum est in eorum explicatione quae scripsit auctor pror-<text:line-break/>rhetici doctrinam aliam ea meliorem reperiri non posse<text:line-break/>quae ab Hippocrate in prognostico data est , ipfo singu-<text:line-break/>lorum sieorsim signorum vires docente; neque enim aliter<text:line-break/>fieri posse ut multis simul concurrentibus quicquam<text:line-break/>praenoscatur. Qui ergo librum utrumque legerint, et pro-<text:line-break/>gnosticum et propheticum , iis clara esse certo Icio quae<text:line-break/>nunc dicta sunt omnia. Quod si quis nostros lu ea opera</text:span></text:span></text:p>
      <text:p text:style-name="P3"><text:span text:style-name="Default_20_Paragraph_20_Font"><text:span text:style-name="T1">commentarios praelegerit, poterit etiam absque his nunc<text:line-break/>commemoratis hujusmodi interpretationis pravitatem ex<text:line-break/>me cognofeere. Qui vero eos non legerint, ad illos prius<text:line-break/>eos accedere velim; postea vero rursum huc reversos tum<text:line-break/>intelligere, tum quae a me prodita sunt,. de ipsis ferre<text:line-break/>fententiam. Accepto siquidem paulo ante quodam ex com-<text:line-break/>mentariis a Lyco Macedone in praesentem librum condi-<text:line-break/>tis, tres reperi in Pythionis enarratione textus e prorrhe-<text:line-break/>rico conscriptos. Ipse in primo quidem ita ad verbum<text:line-break/>dicebat: T</text:span></text:span><text:span text:style-name="Default_20_Paragraph_20_Font"><text:span text:style-name="T12">re</text:span></text:span><text:span text:style-name="Default_20_Paragraph_20_Font"><text:span text:style-name="T1">m</text:span></text:span><text:span text:style-name="Default_20_Paragraph_20_Font"><text:span text:style-name="T12">ulae, obscurae et contrectab</text:span></text:span><text:span text:style-name="Default_20_Paragraph_20_Font"><text:span text:style-name="T1">i</text:span></text:span><text:span text:style-name="Default_20_Paragraph_20_Font"><text:span text:style-name="T12">les desip</text:span></text:span><text:span text:style-name="Default_20_Paragraph_20_Font"><text:span text:style-name="T1">i</text:span></text:span><text:span text:style-name="Default_20_Paragraph_20_Font"><text:span text:style-name="T12">ent</text:span></text:span><text:span text:style-name="Default_20_Paragraph_20_Font"><text:span text:style-name="T1">i</text:span></text:span><text:span text:style-name="Default_20_Paragraph_20_Font"><text:span text:style-name="T12">ae<text:line-break/>ad</text:span></text:span><text:span text:style-name="Default_20_Paragraph_20_Font"><text:span text:style-name="T1">m</text:span></text:span><text:span text:style-name="Default_20_Paragraph_20_Font"><text:span text:style-name="T12">odu</text:span></text:span><text:span text:style-name="Default_20_Paragraph_20_Font"><text:span text:style-name="T1">m </text:span></text:span><text:span text:style-name="Default_20_Paragraph_20_Font"><text:span text:style-name="T12">phren</text:span></text:span><text:span text:style-name="Default_20_Paragraph_20_Font"><text:span text:style-name="T1">iti</text:span></text:span><text:span text:style-name="Default_20_Paragraph_20_Font"><text:span text:style-name="T12">cae, ut et D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y</text:span></text:span><text:span text:style-name="Default_20_Paragraph_20_Font"><text:span text:style-name="T12">marcho</text:span></text:span><text:span text:style-name="Default_20_Paragraph_20_Font"><text:span text:style-name="T1"> i</text:span></text:span><text:span text:style-name="Default_20_Paragraph_20_Font"><text:span text:style-name="T12">n Co cont</text:span></text:span><text:span text:style-name="Default_20_Paragraph_20_Font"><text:span text:style-name="T1">i</text:span></text:span><text:span text:style-name="Default_20_Paragraph_20_Font"><text:span text:style-name="T12">g</text:span></text:span><text:span text:style-name="Default_20_Paragraph_20_Font"><text:span text:style-name="T1">i</text:span></text:span><text:span text:style-name="Default_20_Paragraph_20_Font"><text:span text:style-name="T12">t.<text:line-break/></text:span></text:span><text:span text:style-name="Default_20_Paragraph_20_Font"><text:span text:style-name="T1">In secundo sic.: </text:span></text:span><text:span text:style-name="Default_20_Paragraph_20_Font"><text:span text:style-name="T12">Tre</text:span></text:span><text:span text:style-name="Default_20_Paragraph_20_Font"><text:span text:style-name="T1">m</text:span></text:span><text:span text:style-name="Default_20_Paragraph_20_Font"><text:span text:style-name="T12">ore</text:span></text:span><text:span text:style-name="Default_20_Paragraph_20_Font"><text:span text:style-name="T1">s sii</text:span></text:span><text:span text:style-name="Default_20_Paragraph_20_Font"><text:span text:style-name="T12">d</text:span></text:span><text:span text:style-name="Default_20_Paragraph_20_Font"><text:span text:style-name="T1">o</text:span></text:span><text:span text:style-name="Default_20_Paragraph_20_Font"><text:span text:style-name="T12">rtbu</text:span></text:span><text:span text:style-name="Default_20_Paragraph_20_Font"><text:span text:style-name="T1">s </text:span></text:span><text:span text:style-name="Default_20_Paragraph_20_Font"><text:span text:style-name="T12">oborti red</text:span></text:span><text:span text:style-name="Default_20_Paragraph_20_Font"><text:span text:style-name="T1">i</text:span></text:span><text:span text:style-name="Default_20_Paragraph_20_Font"><text:span text:style-name="T12">re c</text:span></text:span><text:span text:style-name="Default_20_Paragraph_20_Font"><text:span text:style-name="T1">o</text:span></text:span><text:span text:style-name="Default_20_Paragraph_20_Font"><text:span text:style-name="T12">nsue-,<text:line-break/>verunt. </text:span></text:span><text:span text:style-name="Default_20_Paragraph_20_Font"><text:span text:style-name="T1">Tertius denique his verbis scriptus est: U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nae n<text:line-break/>tu</text:span></text:span><text:span text:style-name="Default_20_Paragraph_20_Font"><text:span text:style-name="T1">r</text:span></text:span><text:span text:style-name="Default_20_Paragraph_20_Font"><text:span text:style-name="T12">bulent</text:span></text:span><text:span text:style-name="Default_20_Paragraph_20_Font"><text:span text:style-name="T1">is 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gil</text:span></text:span><text:span text:style-name="Default_20_Paragraph_20_Font"><text:span text:style-name="T1">i</text:span></text:span><text:span text:style-name="Default_20_Paragraph_20_Font"><text:span text:style-name="T12">is dec</text:span></text:span><text:span text:style-name="Default_20_Paragraph_20_Font"><text:span text:style-name="T1">o</text:span></text:span><text:span text:style-name="Default_20_Paragraph_20_Font"><text:span text:style-name="T12">lore</text:span></text:span><text:span text:style-name="Default_20_Paragraph_20_Font"><text:span text:style-name="T1">s, </text:span></text:span><text:span text:style-name="Default_20_Paragraph_20_Font"><text:span text:style-name="T12">cum nigr</text:span></text:span><text:span text:style-name="Default_20_Paragraph_20_Font"><text:span text:style-name="T1">is </text:span></text:span><text:span text:style-name="Default_20_Paragraph_20_Font"><text:span text:style-name="T12">suspensa del</text:span></text:span><text:span text:style-name="Default_20_Paragraph_20_Font"><text:span text:style-name="T1">iri</text:span></text:span><text:span text:style-name="Default_20_Paragraph_20_Font"><text:span text:style-name="T12">um.<text:line-break/>portendunt. </text:span></text:span><text:span text:style-name="Default_20_Paragraph_20_Font"><text:span text:style-name="T1">Ipsi. quidem sunt ex prorrhetico textus a<text:line-break/>Lyco adscripti, ac si Quintus in propositi Pythionis ex-<text:line-break/>plicatioue ita protulisset. Mihi vero quandoquidem prave<text:line-break/>scripta conatus sum arguere, etiamsi superioribus commen-<text:line-break/>tarits id agere vitaverint, hujusmodi tamen explicationum</text:span></text:span></text:p>
      <text:p text:style-name="P3">l pravitatem declarare satius esse videtur. Primum itaque<text:line-break/>prorrhetici textus his quae in Pythione narrantur mini-<text:line-break/>me congruit; neque enim cum .silentio, neque magnopere<text:line-break/>fuit phreniticus. Nos autem quum propheticum explica-<text:line-break/>remus , quae et quaIes sunt cum silentio desipientiae de^-<text:line-break/>monstravimus et cur ipsas admodum phreniticas pronun-<text:line-break/>ciaverit, quorum neutrum in Pythione fuit. Non enim<text:line-break/>citra silentium deliravit, ac moderate phreniticus factus<text:line-break/>est. Secundus autem textus quo pronunciat: Tremores<text:line-break/>sudoribus fuccedentes redire consueverunt. Quae Py-<text:line-break/>thioni contigerunt, his contrarium ostendit. Non enim<text:line-break/>Succedebant, sed ex principio quidem simuI invadebant,<text:line-break/>postea vero ipse die decimo sudavit. Quare tremores non<text:line-break/>sudoribus successisse videntur, Sed tremoribus sudores.<text:line-break/>TextuS reIiquuS ac tertiuS quo pronunciavit : T<text:span text:style-name="Default_20_Paragraph_20_Font"><text:span text:style-name="T14">urbulentis<text:line-break/>ac vigilibus decolores cum nigris enaeorematibus delirium<text:line-break/>portendunt;</text:span></text:span> decenter a Lyco citatus esset, si Pythio pli-<text:line-break/>mum quidem non absque perturbatione vigiIasset, urinam-</text:p>
      <text:p text:style-name="P3"><text:span text:style-name="Default_20_Paragraph_20_Font"><text:span text:style-name="T1">que cum nigre euaeoremate minuisset, deinde ita postea<text:line-break/>desipuisset. Verum quoniam neque minxit talia, nubilo-<text:line-break/>sum siquidem enaeorema a nigro magno. distat intervallo,<text:line-break/>neque ex vigiliis turbulentis phreniticus factus est, fed<text:line-break/>statim a primo die deliravit; non recte adductus esu<text:line-break/>Quid enim prohibebat enaeorema nigrum ipsum dicere,<text:line-break/>deinde vigilias quidem prime vel fecundo die ; postea vero<text:line-break/>primo rursus die, ac deinceps desipientiam? Imo etiam<text:line-break/>ipsis Lycus quum vocem </text:span></text:span><text:span text:style-name="Default_20_Paragraph_20_Font"><text:span text:style-name="T12">nub</text:span></text:span><text:span text:style-name="Default_20_Paragraph_20_Font"><text:span text:style-name="T1">i</text:span></text:span><text:span text:style-name="Default_20_Paragraph_20_Font"><text:span text:style-name="T12">losum</text:span></text:span><text:span text:style-name="Default_20_Paragraph_20_Font"><text:span text:style-name="T1"> interpretaretur, quod<text:line-break/>ah ea nigrum significaretur, pronunciare non ausus esu<text:line-break/>Quare supervacuo haec adjecit , si supervacane</text:span></text:span><text:span text:style-name="Default_20_Paragraph_20_Font"><text:span text:style-name="T12">o</text:span></text:span><text:span text:style-name="Default_20_Paragraph_20_Font"><text:span text:style-name="T1"> adjecta<text:line-break/>non siolum ad propositum inutilia, verum etiam omnino<text:line-break/>falsa dicere oportet, neglexitque omnino praecipua quae<text:line-break/>ab Hippocrate pro</text:span></text:span><text:span text:style-name="Default_20_Paragraph_20_Font"><text:span text:style-name="T12">n</text:span></text:span><text:span text:style-name="Default_20_Paragraph_20_Font"><text:span text:style-name="T1">unciata sunt, quisnam sit tremorem<text:line-break/>affectus , quae in tremulis manibus fed</text:span></text:span><text:span text:style-name="Default_20_Paragraph_20_Font"><text:span text:style-name="T12">o</text:span></text:span><text:span text:style-name="Default_20_Paragraph_20_Font"><text:span text:style-name="T1">s affecta aut nudi<text:line-break/>varia sputa et multa his succedentia, de quibus ego disi.<text:line-break/>ferui. Nihil enim horum prorsis. speculatus ceu quae-<text:line-break/>stionem , quod nequaquam omnino quaestui sit, ad verbum</text:span></text:span></text:p>
      <text:p text:style-name="P3"><text:span text:style-name="Default_20_Paragraph_20_Font"><text:span text:style-name="T1">sibi ita ohjiuit: </text:span></text:span><text:span text:style-name="Default_20_Paragraph_20_Font"><text:span text:style-name="T12">sep</text:span></text:span><text:span text:style-name="Default_20_Paragraph_20_Font"><text:span text:style-name="T1">ti</text:span></text:span><text:span text:style-name="Default_20_Paragraph_20_Font"><text:span text:style-name="T12">m</text:span></text:span><text:span text:style-name="Default_20_Paragraph_20_Font"><text:span text:style-name="T1">o </text:span></text:span><text:span text:style-name="Default_20_Paragraph_20_Font"><text:span text:style-name="T12">die o</text:span></text:span><text:span text:style-name="Default_20_Paragraph_20_Font"><text:span text:style-name="T1">s </text:span></text:span><text:span text:style-name="Default_20_Paragraph_20_Font"><text:span text:style-name="T12">d</text:span></text:span><text:span text:style-name="Default_20_Paragraph_20_Font"><text:span text:style-name="T1">isto</text:span></text:span><text:span text:style-name="Default_20_Paragraph_20_Font"><text:span text:style-name="T12">rtum -esu</text:span></text:span><text:span text:style-name="Default_20_Paragraph_20_Font"><text:span text:style-name="T1"> Atque vi-<text:line-break/>detur historia ipsa eum ea quae in aphorismis sic habet<text:line-break/>sententia; </text:span></text:span><text:span text:style-name="Default_20_Paragraph_20_Font"><text:span text:style-name="T12">Jn scbrenon inter</text:span></text:span><text:span text:style-name="Default_20_Paragraph_20_Font"><text:span text:style-name="T1">mi</text:span></text:span><text:span text:style-name="Default_20_Paragraph_20_Font"><text:span text:style-name="T12">t</text:span></text:span><text:span text:style-name="Default_20_Paragraph_20_Font"><text:span text:style-name="T1">t</text:span></text:span><text:span text:style-name="Default_20_Paragraph_20_Font"><text:span text:style-name="T12">en</text:span></text:span><text:span text:style-name="Default_20_Paragraph_20_Font"><text:span text:style-name="T1">t</text:span></text:span><text:span text:style-name="Default_20_Paragraph_20_Font"><text:span text:style-name="T12">e si</text:span></text:span><text:span text:style-name="Default_20_Paragraph_20_Font"><text:span text:style-name="T1"> l</text:span></text:span><text:span text:style-name="Default_20_Paragraph_20_Font"><text:span text:style-name="T12">abru</text:span></text:span><text:span text:style-name="Default_20_Paragraph_20_Font"><text:span text:style-name="T1">m </text:span></text:span><text:span text:style-name="Default_20_Paragraph_20_Font"><text:span text:style-name="T12">aut nasu</text:span></text:span><text:span text:style-name="Default_20_Paragraph_20_Font"><text:span text:style-name="T1">s<text:line-break/></text:span></text:span><text:span text:style-name="Default_20_Paragraph_20_Font"><text:span text:style-name="T12">aut oculu</text:span></text:span><text:span text:style-name="Default_20_Paragraph_20_Font"><text:span text:style-name="T1">s </text:span></text:span><text:span text:style-name="Default_20_Paragraph_20_Font"><text:span text:style-name="T12">aut superc</text:span></text:span><text:span text:style-name="Default_20_Paragraph_20_Font"><text:span text:style-name="T1">il</text:span></text:span><text:span text:style-name="Default_20_Paragraph_20_Font"><text:span text:style-name="T12">iu</text:span></text:span><text:span text:style-name="Default_20_Paragraph_20_Font"><text:span text:style-name="T1">m </text:span></text:span><text:span text:style-name="Default_20_Paragraph_20_Font"><text:span text:style-name="T12">perver</text:span></text:span><text:span text:style-name="Default_20_Paragraph_20_Font"><text:span text:style-name="T1">t</text:span></text:span><text:span text:style-name="Default_20_Paragraph_20_Font"><text:span text:style-name="T12">at</text:span></text:span><text:span text:style-name="Default_20_Paragraph_20_Font"><text:span text:style-name="T1">u</text:span></text:span><text:span text:style-name="Default_20_Paragraph_20_Font"><text:span text:style-name="T12">r , si n</text:span></text:span><text:span text:style-name="Default_20_Paragraph_20_Font"><text:span text:style-name="T1">o</text:span></text:span><text:span text:style-name="Default_20_Paragraph_20_Font"><text:span text:style-name="T12">n v</text:span></text:span><text:span text:style-name="Default_20_Paragraph_20_Font"><text:span text:style-name="T1">i</text:span></text:span><text:span text:style-name="Default_20_Paragraph_20_Font"><text:span text:style-name="T12">deat, st<text:line-break/>non aud</text:span></text:span><text:span text:style-name="Default_20_Paragraph_20_Font"><text:span text:style-name="T1">i</text:span></text:span><text:span text:style-name="Default_20_Paragraph_20_Font"><text:span text:style-name="T12">at, </text:span></text:span><text:span text:style-name="Default_20_Paragraph_20_Font"><text:span text:style-name="T1">i</text:span></text:span><text:span text:style-name="Default_20_Paragraph_20_Font"><text:span text:style-name="T12">mbec</text:span></text:span><text:span text:style-name="Default_20_Paragraph_20_Font"><text:span text:style-name="T1">i</text:span></text:span><text:span text:style-name="Default_20_Paragraph_20_Font"><text:span text:style-name="T12">llo</text:span></text:span><text:span text:style-name="Default_20_Paragraph_20_Font"><text:span text:style-name="T1"> j</text:span></text:span><text:span text:style-name="Default_20_Paragraph_20_Font"><text:span text:style-name="T12">am corpore ; qu</text:span></text:span><text:span text:style-name="Default_20_Paragraph_20_Font"><text:span text:style-name="T1">i</text:span></text:span><text:span text:style-name="Default_20_Paragraph_20_Font"><text:span text:style-name="T12">cqu</text:span></text:span><text:span text:style-name="Default_20_Paragraph_20_Font"><text:span text:style-name="T1">i</text:span></text:span><text:span text:style-name="Default_20_Paragraph_20_Font"><text:span text:style-name="T12">d horu</text:span></text:span><text:span text:style-name="Default_20_Paragraph_20_Font"><text:span text:style-name="T1">m </text:span></text:span><text:span text:style-name="Default_20_Paragraph_20_Font"><text:span text:style-name="T12">acci-.<text:line-break/>derit, mor</text:span></text:span><text:span text:style-name="Default_20_Paragraph_20_Font"><text:span text:style-name="T1">s </text:span></text:span><text:span text:style-name="Default_20_Paragraph_20_Font"><text:span text:style-name="T12">prox</text:span></text:span><text:span text:style-name="Default_20_Paragraph_20_Font"><text:span text:style-name="T1">i</text:span></text:span><text:span text:style-name="Default_20_Paragraph_20_Font"><text:span text:style-name="T12">ma. </text:span></text:span><text:span text:style-name="Default_20_Paragraph_20_Font"><text:span text:style-name="T1">Haec est Lyci oratio sibi tanquam<text:line-break/>quaestionem objicientis, quae nullam protius ambiguitatem.<text:line-break/>continet. In aphorismis enim dixit: i</text:span></text:span><text:span text:style-name="Default_20_Paragraph_20_Font"><text:span text:style-name="T12">mbec</text:span></text:span><text:span text:style-name="Default_20_Paragraph_20_Font"><text:span text:style-name="T1">i</text:span></text:span><text:span text:style-name="Default_20_Paragraph_20_Font"><text:span text:style-name="T12">llo ja</text:span></text:span><text:span text:style-name="Default_20_Paragraph_20_Font"><text:span text:style-name="T1">m </text:span></text:span><text:span text:style-name="Default_20_Paragraph_20_Font"><text:span text:style-name="T12">cor-<text:line-break/>p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e</text:span></text:span><text:span text:style-name="Default_20_Paragraph_20_Font"><text:span text:style-name="T12">r</text:span></text:span><text:span text:style-name="Default_20_Paragraph_20_Font"><text:span text:style-name="T1"> At Pythioni non imbecillo os distortum est. Enim-<text:line-break/>vero quum folvit Lycus quod ipse ohjecerat, nihil aliud<text:line-break/>ad solutionem protulit quam quod nunc dictum est. Ita-<text:line-break/>que quod manifestum erat, id tamquam dubium propo-<text:line-break/>fuit. Ex caeteris vero nihil quod artem esset utile, quae.<text:line-break/>sivit; neque quisnam esset affectus Pythioni , quo oborta<text:line-break/>essent descripta symptomata, quis item locus aut qui ef-<text:line-break/>scnt affecti. Imo . neque quod de venae sectione praeter.<text:line-break/>missum erat indicarit. Humorum etiam temperamento-<text:line-break/>rumque non solum nunc non meminit, vel coeli fletus,</text:span></text:span></text:p>
      <text:p text:style-name="P3"><text:span text:style-name="Default_20_Paragraph_20_Font"><text:span text:style-name="T1">fed neque in ulla alta</text:span></text:span><text:span text:style-name="Default_20_Paragraph_20_Font"><text:span text:style-name="T12">t</text:span></text:span><text:span text:style-name="Default_20_Paragraph_20_Font"><text:span text:style-name="T1"> aegrorum explanatione quam po-<text:line-break/>tissimum oportebat considerare qui Hippdcratis librum infi<text:line-break/>terpretabatur ac sic Asclepiadem exponeret, pordsd exitui,<text:line-break/>mores ac incompacta elementa, et ad tenuium partium<text:line-break/>rationem ipsum .dicere oportebat. Ad haec enim ille<text:line-break/>principia reducit . omnia. Calidum veri,, frigidum , humi-<text:line-break/>dum et siccum causas statuit Hippocrates; quemadmodum<text:line-break/>ambientem aerem in animantium corporibus, sic et quae.<text:line-break/>tuor humores temperamento inter re discrepantes art tam<text:line-break/>sanitatis tum morborum causas: sanitatis quidem, quum<text:line-break/>inter fe commoderate se habuerint, morborum vero quum<text:line-break/>vel exuperaverint aut uefecerint aut ex peculiari ioco in<text:line-break/>alienum transierint. llaque ad haec principia etiam qui<text:line-break/>ante Lycum et Quintum aliquem Hippocratis librum exi-:<text:line-break/>plicarunt empirici; prorsus agere student quemadmodum<text:line-break/>in comoediarum actibus nonnulli propriam inductae per-,<text:line-break/>simaesimul actionem servanti Nam ut qui Erafistratum<text:line-break/>interpretantur, recte se de humoribus vel temperamentis<text:line-break/>verba facere putant, si qui dicere aliquid in Hippocrati-</text:span></text:span></text:p>
      <text:p text:style-name="P3"><text:span text:style-name="Default_20_Paragraph_20_Font"><text:span text:style-name="T1">cum librum aggreditur, recte facit, si ad vocem illius<text:line-break/>scopum explicationis dirigat. Sed fort</text:span></text:span><text:span text:style-name="Default_20_Paragraph_20_Font"><text:span text:style-name="T18">assis</text:span></text:span><text:span text:style-name="Default_20_Paragraph_20_Font"><text:span text:style-name="T1"> Lyci tanquam<text:line-break/>nothe t Hippocratis fectae aemulo indulgere lu his quibus<text:line-break/>delinquere videtur est melius, nisi quis hoc ipso incuset,<text:line-break/>quod . quum enarrationes scribere nequeat, agat fabulam.<text:line-break/>Id enim huic simile est, si comoediam aggrediaris et agere<text:line-break/>nequeas. Si quis vero ad eos, qui fe. Hippocraticos no</text:span></text:span><text:span text:style-name="Default_20_Paragraph_20_Font"><text:span text:style-name="T12">r<text:line-break/></text:span></text:span><text:span text:style-name="Default_20_Paragraph_20_Font"><text:span text:style-name="T1">minant, accesserit, non recte ipsis veniam dederit,, ubi<text:line-break/>sumtorum externorum </text:span></text:span><text:span text:style-name="Default_20_Paragraph_20_Font"><text:span text:style-name="T12">t</text:span></text:span><text:span text:style-name="Default_20_Paragraph_20_Font"><text:span text:style-name="T1">ectae Hippocraticae aemulorum<text:line-break/>instar aberraverint. Quum vero et eorum errores non so-<text:line-break/>lum ab Hippocratis Tentantia, verum etiam ab ipsa rerum<text:line-break/>veritate secesserint, eos dupliciter quisque incusaverit.<text:line-break/>.optimum siquidem est consentaneum interpretem utrum-<text:line-break/>que. hunc scopum habere, ec auctori consentanea et vera<text:line-break/>dicere. Qui alterum dumtaxat fervat, is quod dimidium<text:line-break/>totius labefactaverit, culpandus est. Qui vero interpres<text:line-break/>neque vera neque libri auctori consentanea loquitur,<text:line-break/>summe peccare existimandus esu Caeterum Sabinus ipsius-</text:span></text:span></text:p>
      <text:p text:style-name="P3"><text:span text:style-name="Default_20_Paragraph_20_Font"><text:span text:style-name="T1">que discipulus Metrodorus, quamquam superioribus Hippo-<text:line-break/>eraticis accuratiores esse existimati sunt, tamen et Hippo-<text:line-break/>cratem ipsi saepius male explicare videntur. Atque statim<text:line-break/>in proposito aegroto iis verbis proferunt. Ut enim con-<text:line-break/>vulsio tum a vacuatione tum repletione fit, ita et tremor,<text:line-break/>qui parva est convulsio, a contrariis absolvitur. De causa<text:line-break/>igitur qua ejusmodi fiant affectus dogmaticorum vicorum,<text:line-break/>non empiricorum est disserere. Attamen ipfos cognoscere<text:line-break/>atque ab invicem discernere posse etiam empiricis neces-<text:line-break/>sariunt esu Videtur autem primum in ea ipsa re Sabinus<text:line-break/>deceptus, quod tremorem parvam esse convulsionem dixe-<text:line-break/>rit. Tuto namque genere inter se differunt hi affectus.<text:line-break/>At functionum laesiones affectus aut symptomata vocare<text:line-break/>nihil differt. Non enim affectus quidem in fetidis anima-<text:line-break/>118 partibus existunt, ut oedema, phlegmone et fcirrhus,<text:line-break/>sed ut functiones in fieri suam existentiam assumunt, non<text:line-break/>quod constanter eo in habitu exlstant , sic et earum este-</text:span></text:span></text:p>
      <text:p text:style-name="P2"><text:span text:style-name="Default_20_Paragraph_20_Font"><text:span text:style-name="T1">ctiones. Quum enim omnis motus in fieri suam existen-<text:line-break/>tiam sortiatur , quumque sit in animalibus voluntarius<text:line-break/>quidam motus; quemadmodum alter involuntarius ac<text:line-break/>naturalis, voluntarii laesiones in musculorum motibus<text:line-break/>fiunt, a quibus et qui fecundum naturam sunt, eos sci-<text:line-break/>mus perfici Verum quod in ipsis secundum naturam est,<text:line-break/>unum et simplex existit; quod vero praeter naturam , in<text:line-break/>primis quidem duabus differentiis, aut praeter voluntatem<text:line-break/>aut ex voluntate, non tamen fecundum naturam, sed ex<text:line-break/>impetu dicere vel ex voluntate, quantum ad praesens at-<text:line-break/>linet, nihil interest. Ex motibus autem qui citra arbi-<text:line-break/>trium fiunt in instrumentis ex voluntate moveri solitis<text:line-break/>alius convulsio appellatur, alius palpitatio, altus rigor,<text:line-break/>inter </text:span></text:span><text:span text:style-name="Default_20_Paragraph_20_Font"><text:span text:style-name="T12">t</text:span></text:span><text:span text:style-name="Default_20_Paragraph_20_Font"><text:span text:style-name="T1">e differentes. Sed de his u</text:span></text:span><text:span text:style-name="Default_20_Paragraph_20_Font"><text:span text:style-name="T12">n</text:span></text:span><text:span text:style-name="Default_20_Paragraph_20_Font"><text:span text:style-name="T1">iverse uno integro<text:line-break/>opere dictum est.- Motus vero qui fecundum arbitrium<text:line-break/>et non fecundum naturam editur, una est species qui tre-<text:line-break/>mor vocatur, de quo nunc disserere necessarium est, quo-<text:line-break/>niam et de caeteris hujus gratia quiddam enarratum esu<text:line-break/>Fit igitur tremor non susum tum musculis tum nervis</text:span></text:span></text:p>
      <text:p text:style-name="P2"><text:span text:style-name="Default_20_Paragraph_20_Font"><text:span text:style-name="T1">aegrotantibus, verum etiam fecundum naturam se hahen-<text:line-break/>tibus, quum quis supra vires quodcunque pondus aut ma-<text:line-break/>tribus bajulare aut humeris imponere contendit. Itaque<text:line-break/>nonnulli conspiciuntur juvenes robustissimi dum praegrave<text:line-break/>gestant onus aliquod, cruribus ohtremiscere, ac maxime<text:line-break/>quum </text:span></text:span><text:span text:style-name="Default_20_Paragraph_20_Font"><text:span text:style-name="T14">t</text:span></text:span><text:span text:style-name="Default_20_Paragraph_20_Font"><text:span text:style-name="T1">calas ascendere tentaverint. At quod illis in ma-<text:line-break/>ximis ponderibus, id et senibus atque aliter imbecillis<text:line-break/>ex minoribus accidit. Haec namque etiam gravia jam<text:line-break/>imbecillis existunt. Quidam etiam animi affectus tremo-<text:line-break/>res efficiunt. Nam et libro de tumoribus pronunciatum<text:line-break/>est, transeunti per praecipitem locum crura tremere, quod<text:line-break/>videlicet maximus terror vices dissolvat, quemadmodum<text:line-break/>etiam si quis alius accedentem feram aut latrones aut ho-<text:line-break/>stes intuitus metuat. Itaque nos merito in commentario<text:line-break/>de tremore, convulsione, palpitatione et rigore tremorem<text:line-break/>; ex facultatis infirmitate perpetuo fieri demonstravimus. At<text:line-break/>quis interdum quidem ipsa facultas per fe imbecilla est,<text:line-break/>interdum vero ob animi affectum, aut etiam quia nequa-</text:span></text:span></text:p>
      <text:p text:style-name="P3"><text:span text:style-name="Default_20_Paragraph_20_Font"><text:span text:style-name="T1">quam propria ratione affecta ex gravi pondere haec pati-<text:line-break/>tur ; tres causarum ipsius esse differentias asseruimus , vo-<text:line-break/>luntariorum instrumentorum intemperiem, affectum animi<text:line-break/>et oneris gravitatem. Si igitur neque metuenti, neque<text:line-break/>-grave onus gestanti tremor fiat, e duobus alterum existit,<text:line-break/>aut instrumentorum est intemperies aut in ipsi, corpore<text:line-break/>circa musculos vel nervos pondus. Sed quidam sermoni<text:line-break/>subest error </text:span></text:span><text:span text:style-name="Default_20_Paragraph_20_Font"><text:span text:style-name="T12">r</text:span></text:span><text:span text:style-name="Default_20_Paragraph_20_Font"><text:span text:style-name="T1"> de quo in commentariis de tremore, convul-<text:line-break/>sione, palpitatione et rigore diximus. Quidam enim con-<text:line-break/>fpiciuntur et manibus et capite tremere, partes movere<text:line-break/>non proponentes, atque ob id falso dictum esse videtur<text:line-break/>quod instituentibus agere ..quippiam eveniat. Verum si<text:line-break/>intellexeris, reclinato cervicali collo capitis tremorem de-<text:line-break/>sistere manusque depositas non amplius spias tremere , ere-<text:line-break/>des merito dici quibus quaecunque pars otiatur, ipsi pror-<text:line-break/></text:span></text:span><text:span text:style-name="Default_20_Paragraph_20_Font"><text:span text:style-name="T12">t</text:span></text:span><text:span text:style-name="Default_20_Paragraph_20_Font"><text:span text:style-name="T1">us tremorem non oboriri. Si vero attollant aut suilla-<text:line-break/>tum illud servent, tune fieri symptoma. Tanta siquidem<text:line-break/>musculorum requie indigent qui ita agunt, ut etiam op-</text:span></text:span></text:p>
      <text:p text:style-name="P3"><text:span text:style-name="Default_20_Paragraph_20_Font"><text:span text:style-name="T1">positos inter fe musculos simul moveant. Exempli gratia<text:line-break/>in uianu et qui attollunt et qui deprimunt partem eam<text:line-break/>tum extendunt tum flectunt. Robustiori etiam opus est<text:line-break/>facultate his qui manum in angulum: ductam sublimem<text:line-break/>fervant quam qui ipfam extendunt aut flectunt. Qui<text:line-break/>namque extendunt, uno musculorum genere ad id rei ef-<text:line-break/>ficiendum natura comparato operantur, feriatis tune ipfam<text:line-break/>flectentibus. Qui vero flectunt, operantur quidem flectere<text:line-break/>natura fiditis, feriantur autem extendere valentibus. Si<text:line-break/>quis vero sublatam in angulum et sublimem manum for-<text:line-break/>tiatur, neque flectat, utrisque aequaliter musculis opera-<text:line-break/>tur , quemadmodum in tetanis vocatis. Non igitur minore<text:line-break/>his opus est robore, qui in ejusmodi figura vel crus vel<text:line-break/>collum vel manum servant citra ullam solidi corporis<text:line-break/>fulturam membrum tum valentis tum portantis. At quum<text:line-break/>ipsorum motrix facultas vecturum partium gravitate longe<text:line-break/>superior fuerit, facile quidem attollit, facile quoque fub-</text:span></text:span></text:p>
      <text:p text:style-name="P3"><text:span text:style-name="Default_20_Paragraph_20_Font"><text:span text:style-name="T1">latas servati Quum vero multo inferior fuerit, velut in<text:line-break/>resolutis , nullo pactu potest attollere. Quum autem ae-<text:line-break/>que pollens existit, vicissim sigillatimque vincitur. Vin- .<text:line-break/>eens siquidem lu ipsa figura extensam manum fervat,<text:line-break/>ricta vero deorsum elabi sinit. Sed ausculta mihi id ita<text:line-break/>continue fieri , ut victrix haec membrum sustollat , victa<text:line-break/>mox a fur</text:span></text:span><text:span text:style-name="Default_20_Paragraph_20_Font"><text:span text:style-name="T12">t</text:span></text:span><text:span text:style-name="Default_20_Paragraph_20_Font"><text:span text:style-name="T1">um sublatorum pondere deorsum ferri permit-<text:line-break/>tat; vincens vero rursum et illa simul facultatem eorum<text:line-break/>vindicans iterum attollere aggrediatur. Deinde quum haec<text:line-break/>vicissitudo brevissima fiat inclinatione, et quum infra ja-<text:line-break/>cet, sursum quamprimum revellatur et .quae membrum<text:line-break/>attollit statim deorfum ex adverso ducat, neque exacte<text:line-break/>tum inconcussum tum stabile servetur membrum , sed<text:line-break/>neque motus habeat in utramque partem effatu dignos,<text:line-break/>qui. brevibus et temporum et locorum intervallis servem-<text:line-break/>tur. Itaque tremor talis quidam existit motus, ut paucis<text:line-break/>complectar quae latius in praedicto libro narrata sunt.<text:line-break/>Quae vero in morbosis rigore fit partium concussio et ar-</text:span></text:span></text:p>
      <text:p text:style-name="P3"><text:span text:style-name="Default_20_Paragraph_20_Font"><text:span text:style-name="T1">b stratu et magnis contrariarum motionum sibi invicem<text:line-break/>succedentium intervallis simul cum fenfu frigoris perfici-<text:line-break/>tur.- Simile quodammodo huic pathemati existit aliud<text:line-break/>tum musculorum tum nervorum , quod convulsio adpel-<text:line-break/>lator, simili quidem in omnibus atque per organa ipsa<text:line-break/>existente in illis motione, quae et in eo quod impetu<text:line-break/>proprio ipsa moveantur evenit, fed hoc solo differt, quod<text:line-break/>non proprio impetu ipsa moveantur. De palpitatione hoc<text:line-break/>in loco disserere supervacaneum est, ne et de pulsu dicere<text:line-break/>cogar, qui cum palpitatione quandam communitatem ha-<text:line-break/>here videtur. Satis enim jam mihi etiam verba de tre-<text:line-break/>more praeter institutum in explanatorio libro prolata sunt.<text:line-break/>At desideranti accurate omnium praedictorum tum digno-<text:line-break/>tionem tum generationem perdiscere, liber legendus est,<text:line-break/>lu quo de his omnibus perfecte disserui, quando et de<text:line-break/>singultu et tussi et sternutamento et de caeteris quibusdam<text:line-break/>ejusmodi motibus a me quidem in libris de symptomatum<text:line-break/>causis definitum est, quum et dignotiones et differentias</text:span></text:span></text:p>
      <text:p text:style-name="P3"><text:span text:style-name="Default_20_Paragraph_20_Font"><text:span text:style-name="T1">motuum atque. eorirm caulas, a quibus proficiscuntur,<text:line-break/>percurrerem. Sabinus .autem in talibus omnibus aut plus<text:line-break/>aut minus quiddam neglexit. Quare contrario modo Quin-<text:line-break/>tus et Lycus tamquam illo prudentiores admittendi sunt,<text:line-break/>quod nihil quicquam de hisce pronunciare non sint aggressi,<text:line-break/>fed ut empirici interpretationes fecerint, etiamsi empi-<text:line-break/>ricorum nonnulli; quemadmodum declarari, ceu in co-<text:line-break/>moedia indutam pe</text:span></text:span><text:span text:style-name="Default_20_Paragraph_20_Font"><text:span text:style-name="T12">s</text:span></text:span><text:span text:style-name="Default_20_Paragraph_20_Font"><text:span text:style-name="T1">simam agant, qui quum Ilippocrati-<text:line-break/>cum quidem librum explicant, ut Hippocratici , Erasistrati<text:line-break/>tamen et Herophili et Asclepiadis aliorumque ab illis<text:line-break/>cujusque </text:span></text:span><text:span text:style-name="Default_20_Paragraph_20_Font"><text:span text:style-name="T12">t</text:span></text:span><text:span text:style-name="Default_20_Paragraph_20_Font"><text:span text:style-name="T1">ectae esse produntur. Quod itaque semper dico,<text:line-break/>ubi nunc dixero , ad aliud pergam. Singulorum quae<text:line-break/>scire medicum oportet, ut doctrinam seorsum fecerit, ita<text:line-break/>ad librorum Hippocratis explanationes accedere confenta-<text:line-break/>neum est, conclusiones- quidem in horum singulis demon-<text:line-break/>strandas recordatum , fed demonstrationes ipfas non com-<text:line-break/>memorautem. Id sane nos praestitimus, alius vero nullus</text:span></text:span></text:p>
      <text:p text:style-name="P3"><text:span text:style-name="Default_20_Paragraph_20_Font"><text:span text:style-name="T1">eorum qui in Hippocratis opera scripseru</text:span></text:span><text:span text:style-name="Default_20_Paragraph_20_Font"><text:span text:style-name="T14">n</text:span></text:span><text:span text:style-name="Default_20_Paragraph_20_Font"><text:span text:style-name="T1">t. Caeterum in<text:line-break/>his aberrarunt omnes. Alia siquidem est quae res ipsas<text:line-break/>docet institutio quae accurate sula oratione absolvitur.<text:line-break/>Ab ea: vero differt quae in operum explicatione- consistit,<text:line-break/>neque idem habet utraque propositum. Nam ejus quae<text:line-break/>.fusa explicatione conflet scopus veritatis. est inventio ;<text:line-break/>in explanationibus autem senis sententia noscenda prae-<text:line-break/>ponitur. Qui ergo exacte singula prius didicerit, is po-<text:line-break/>stea ad librorum veterum expositiones deveniat oportet,<text:line-break/>habeatque hoc primum, ut fanis mentem inveniat, secundo<text:line-break/>utrum recte, an non recte dicta sint quae scriptis sunt<text:line-break/>prodita, idque faciat demonstratorum in tractatibus de<text:line-break/>singulis medicis praeceptorum non immemor. Qui vero<text:line-break/>interpretes demonstrationem suis dictis inferre nequeunt,<text:line-break/>loquacitate auditores obtundunt et ab auctoris sententia.<text:line-break/>recedunt, suis narrationibus fidem adhiberi volentes, at-<text:line-break/>que ob id a dictionibus ad dictiones transeunt, quae ipsae</text:span></text:span></text:p>
      <text:p text:style-name="P3"><text:span text:style-name="Default_20_Paragraph_20_Font"><text:span text:style-name="T1">nihil sane ad propositum conferunt. Quod autem non<text:line-break/>detur scientificorum sermonum demonstrationes ini enar-<text:line-break/>rationibus conscribi, ex iis quoque nunc enunciatis li-<text:line-break/>quido conflet. Non enim solum in Pythione, verum<text:line-break/>etiam in aegris multis dicturum symptomatum. meminit<text:line-break/>Hippocrates. Si quis Iane in omnibus citra demonstra-<text:line-break/>tioneni, quae placita e</text:span></text:span><text:span text:style-name="Default_20_Paragraph_20_Font"><text:span text:style-name="T12">n</text:span></text:span><text:span text:style-name="Default_20_Paragraph_20_Font"><text:span text:style-name="T1">unciaverit, nullam quae scientiam<text:line-break/>pariat doctrinam, discipulorum animis infundet. Si vero<text:line-break/>in quibusdam aegris demonstrationem tradiderit, in aliis<text:line-break/>autem conticuerit , in primo quidem opulentiorum , fi ita<text:line-break/>contigerit, eas omnes dixerit. In caeteris vere ad illas<text:line-break/>remi</text:span></text:span><text:span text:style-name="Default_20_Paragraph_20_Font"><text:span text:style-name="T12">s</text:span></text:span><text:span text:style-name="Default_20_Paragraph_20_Font"><text:span text:style-name="T1">erit, quod a nobis dictum est efficiet, uno nimirum<text:line-break/>in libro sermonem cum demonstrationibus absolutissimum<text:line-break/>faciet, in aliis autem ipsius conclusiones scripturus. Sed<text:line-break/>id apium utroque modo absurdum est: nam in primo epi-<text:line-break/>d emiorum si. quis eum exponat, primum de necessitate<text:line-break/>quinquaginta commentarii erunt scribendi, duo autem vel<text:line-break/>unus. in singulos alios. Quapropter si quis prognosticum</text:span></text:span></text:p>
      <text:p text:style-name="P3"><text:span text:style-name="Default_20_Paragraph_20_Font"><text:span text:style-name="T1">vet aphorismos legere velit, ipsi prius necesse est illos<text:line-break/>quinquaginta commentarios primi epidemiorum libri inter-<text:line-break/>pretes praelegere. Ita vero si quis ab alio quodam com-<text:line-break/>mentarios scribere coeperit, in illum quidem quinquaginta<text:line-break/>fcribet, qui vero alium librum legere voluerit, illo</text:span></text:span><text:span text:style-name="Default_20_Paragraph_20_Font"><text:span text:style-name="T14">s</text:span></text:span><text:span text:style-name="Default_20_Paragraph_20_Font"><text:span text:style-name="T1"> quin-<text:line-break/>quaginta libros ipfum prius legisse necessarium erit. At-<text:line-break/>qui longe satius est problematum unumquodque, vel theo-<text:line-break/>remulum vel quovis modo quis vocare velit, seorsum icri-<text:line-break/>ptum habere, atque ad illud solum reverti, quum quis de<text:line-break/>scriptis in eo ferentur doceri voluerit. ob id sane et nos<text:line-break/>ut de tremore, convulsione, palpitatione et rigore, ita<text:line-break/>de aliis omnibus seorsum commentati conclusio</text:span></text:span><text:span text:style-name="Default_20_Paragraph_20_Font"><text:span text:style-name="T14">n</text:span></text:span><text:span text:style-name="Default_20_Paragraph_20_Font"><text:span text:style-name="T1">ibus de-<text:line-break/>monstraturum in explicationibus usi fumus. Sabinus vero<text:line-break/>qui neque demonstravit quo pacto quatuor eae affectiones<text:line-break/>differant, tremor, palpitatio, convulsio et rigor, neque<text:line-break/>hic rationem ullam , etsi non comperto veram , neque de-<text:line-break/>monstrati vam, fed probabilem dixit, principio quidem at-</text:span></text:span></text:p>
      <text:p text:style-name="P3"><text:span text:style-name="Default_20_Paragraph_20_Font"><text:span text:style-name="T1">fertus tremorem parvam esse convulsionem , paulo post au-<text:line-break/>tem procedens, speciem convulsionis tremorem esse pro-<text:line-break/>tulit. Sed enim quo celerius ab his quae praeter men-<text:line-break/>tem funt reprehensionibus, desistamus, adversus pravos<text:line-break/>interpretes conquesti, - statuamus tremorem convulllonem<text:line-break/>esse aut convulsionis speciem , ab eoque discamus quonam<text:line-break/>modo in Pythione factus siti Stomachus, inquit, hominis<text:line-break/>afficiebatur , illiusque sympathia manus tremebant. At<text:line-break/>affectum ullum stomachi ipsi fuisse demonstrare nemo pus-<text:line-break/>est, qunm nullum prolatum symptoma in eorum quae<text:line-break/>Pythioni contigerunt explicatione affectionis stomachi<text:line-break/>indicium nobis facere possit, neque quod societas quaedam<text:line-break/>stomacho sit cum manibus demonstravit. Ipfe namque<text:line-break/>tribus modis consortia profitetur, aut propter viciniam aut<text:line-break/>propter vel generis vel operis .familiaritatem. Generis<text:line-break/>quidem, quum nervosum nervoso , ve</text:span></text:span><text:span text:style-name="Default_20_Paragraph_20_Font"><text:span text:style-name="T14">n</text:span></text:span><text:span text:style-name="Default_20_Paragraph_20_Font"><text:span text:style-name="T1">e</text:span></text:span><text:span text:style-name="Default_20_Paragraph_20_Font"><text:span text:style-name="T14">t</text:span></text:span><text:span text:style-name="Default_20_Paragraph_20_Font"><text:span text:style-name="T1">um ven</text:span></text:span><text:span text:style-name="Default_20_Paragraph_20_Font"><text:span text:style-name="T14">at</text:span></text:span><text:span text:style-name="Default_20_Paragraph_20_Font"><text:span text:style-name="T1">o et ar-<text:line-break/>teriofum arterloso condolescit. operis vero, quum mam-<text:line-break/>mae et thorax genitalibus partibus compatiuntur. Verum</text:span></text:span></text:p>
      <text:p text:style-name="P3"><text:span text:style-name="Default_20_Paragraph_20_Font"><text:span text:style-name="T1">in herum communitatum nulla manus stomacho confen-<text:line-break/>tire possunt. Neque enim opus aliquod ipsis commu</text:span></text:span><text:span text:style-name="Default_20_Paragraph_20_Font"><text:span text:style-name="T12">n</text:span></text:span><text:span text:style-name="Default_20_Paragraph_20_Font"><text:span text:style-name="T1">e<text:line-break/>est, neque in neruia communitas ob quam nervos</text:span></text:span><text:span text:style-name="Default_20_Paragraph_20_Font"><text:span text:style-name="T12">a</text:span></text:span><text:span text:style-name="Default_20_Paragraph_20_Font"><text:span text:style-name="T1">m in<text:line-break/>manibus genus ad affecti stomachi consensum perveniat.<text:line-break/>Ad stomachum enim a </text:span></text:span><text:span text:style-name="Default_20_Paragraph_20_Font"><text:span text:style-name="T12">t</text:span></text:span><text:span text:style-name="Default_20_Paragraph_20_Font"><text:span text:style-name="T1">exto cerebri coniugio nervi ferun-<text:line-break/>tur, ad munus vero storialis medullae regione ad </text:span></text:span><text:span text:style-name="Default_20_Paragraph_20_Font"><text:span text:style-name="T12">t</text:span></text:span><text:span text:style-name="Default_20_Paragraph_20_Font"><text:span text:style-name="T1">extam<text:line-break/>vel septimam vel octavam vertebrato. Partes ergo a </text:span></text:span><text:span text:style-name="Default_20_Paragraph_20_Font"><text:span text:style-name="T12">t</text:span></text:span><text:span text:style-name="Default_20_Paragraph_20_Font"><text:span text:style-name="T1">exta<text:line-break/>conjugatione nervos sortitas stomacho, non manus com-<text:line-break/>pati rationi consentaneum .esu Atque de tremore talia<text:line-break/>nugantur qui propter veneris abstinentiam Pythionem ple-<text:line-break/>nitudinem accumulasse putant. Atqui venus quidem quam-<text:line-break/>quam ex vacuationeuon sinit pIethoram </text:span></text:span><text:span text:style-name="Default_20_Paragraph_20_Font"><text:span text:style-name="T12">t</text:span></text:span><text:span text:style-name="Default_20_Paragraph_20_Font"><text:span text:style-name="T1">ubali, demtis<text:line-break/>enim hoc ipsis, abunde tamen stomachum exoluit, quum<text:line-break/>veneris abstinentia robustissimum ipsum efficiat, etiamsi<text:line-break/>plenitudinem acervet. Si quis autem temperanter vivat,<text:line-break/>putare plenitudinem ipsum accumulare valde absurdum<text:line-break/>est. Non enim his, .sed otiosis plenitudo efficitur. Si</text:span></text:span></text:p>
      <text:p text:style-name="P3"><text:span text:style-name="Default_20_Paragraph_20_Font"><text:span text:style-name="T1">quis vero abacta venere ita exerceatur ut athletae, fes-<text:line-break/>fores, messores aut manuarlam aliquam agentes artem,<text:line-break/>plenitudinem non acervat. Verum quia quae norunt con-<text:line-break/>ticere nequeunt, contingit sero discentibus ut purgantissi-</text:span></text:span><text:span text:style-name="Default_20_Paragraph_20_Font"><text:span text:style-name="T14"><text:line-break/></text:span></text:span><text:span text:style-name="Default_20_Paragraph_20_Font"><text:span text:style-name="T1">ma promant, dum intempestive nugantur. Nam quae<text:line-break/>fuit necessitas scribendi Democritum quidem dixisse coitum<text:line-break/>epilepsiam parvam esse, Epicorum vero veneris .usum nun-<text:line-break/>quam prodesse ,jucundum tamen si non laeserit? In aegris<text:line-break/>siquidem ob immoderatam venerem dici hos sermones opor-<text:line-break/>tebat, .nun in his qui ad adversam sibi vivendi formam<text:line-break/>institueru</text:span></text:span><text:span text:style-name="Default_20_Paragraph_20_Font"><text:span text:style-name="T14">n</text:span></text:span><text:span text:style-name="Default_20_Paragraph_20_Font"><text:span text:style-name="T1">t. Verumtamen haec quoque scripsit Sabinus<text:line-break/>contradictionem non percipiens. Absurdissimum etiam<text:line-break/>est ob veneris abstinentiam Pythionem delirasse. Ait enim<text:line-break/>acervatam in cerebro genituram plenitudine gravatam<text:line-break/>delicium symptoma efficere, ut os in capitis fracturis pre-<text:line-break/>mens et manus nostra delirium procreare consuerit. Quare<text:line-break/>rursum terebrato nulli se adfuisse demonstrat. Quum quis</text:span></text:span></text:p>
      <text:p text:style-name="P3"><text:span text:style-name="Default_20_Paragraph_20_Font"><text:span text:style-name="T1">autem aut digitis cerebrum cum meningihus presserit aut<text:line-break/>per vocatas meningum custodes aut etiam ante perforatio-<text:line-break/>nem os impressum hasce partes premant , deliria non<text:line-break/>fiunt., sed cataphorae profundae et anaestbesiae contingunt<text:line-break/>superatis vehementer ita interdum affectis, quemadmodum<text:line-break/>in vehementibus apoplexiis. Et vero quum varia sputa<text:line-break/>ob geniturae retentionem facta esse dicant, sed omnium<text:line-break/>minime ipsis contradicere honestissimum. non esu Qui<text:line-break/>namque studiose studio nullo digna arguit, is sibi ipsi in-<text:line-break/>juriam facit. Atqui non haec solum, verum etiam et alia<text:line-break/>multa his similiter dicta fu</text:span></text:span><text:span text:style-name="Default_20_Paragraph_20_Font"><text:span text:style-name="T14">n</text:span></text:span><text:span text:style-name="Default_20_Paragraph_20_Font"><text:span text:style-name="T1">t, inter quae hoc unum esu<text:line-break/>Ajunt enim factum Pythioni ad sedem abscessum propter<text:line-break/>. loci , quo geniturae excretio fit , vicinitatem ac propter<text:line-break/>sedis abscessum stranguriam consequutam. Praeterea alia<text:line-break/>quaedam proferunt, ex quibus aliquis suspicatus fuerit<text:line-break/>venereorum abstinentiam neque paucorum neque parvo-<text:line-break/>rum morborum causam este. Atque haec ipsi scribunt et</text:span></text:span></text:p>
      <text:p text:style-name="P3"><text:span text:style-name="Default_20_Paragraph_20_Font"><text:span text:style-name="T1">in propositorum aegrorum explicatione Democritum, Epi-<text:line-break/>eurum nihil commodi ex venereis fieri pronunciasse asse-<text:line-break/>veraut. At certe quod omnium est sapientissimum, quem-<text:line-break/>admodum convulsio , inquiunt,. tum repletioni tum in-<text:line-break/>anitione supervenit, eodem ipso modo libidinem et con-<text:line-break/>tinentiam tum ratiocinationis tum nervorum affectorum .<text:line-break/>communis symptomata consequuntur. Nos igitur horum<text:line-break/>impulsi sapientia ac vera ulcere confidentes neque ath-<text:line-break/>letas ipsus a concubitu temperare sinemus, ne ex ea re<text:line-break/>vel convellantur vel desipiant. Haec nimirum omnia at-<text:line-break/>que etiam alia quae in expositione scripsit Hippocrates<text:line-break/>Pythioni facta fuisse ajunt continentiam venereorum mor-<text:line-break/>bum ipsius praecessisse plane confisi, quamquam ipsi ab<text:line-break/>initio dixerunt, verisimile esse haec accidisse Pythioni<text:line-break/>propter concubitus abstinentiam, quam illi </text:span></text:span><text:span text:style-name="Default_20_Paragraph_20_Font"><text:span text:style-name="T20">ἀποχὴν</text:span></text:span><text:span text:style-name="Default_20_Paragraph_20_Font"><text:span text:style-name="T5"> </text:span></text:span><text:span text:style-name="Default_20_Paragraph_20_Font"><text:span text:style-name="T1">nomi-<text:line-break/>nant. Deinde quod ab initio moderate dixerunt, aequum<text:line-break/>esse obliti protius etiam de re facta orationem instituunt.</text:span></text:span></text:p>
      <text:p text:style-name="P3"><text:span text:style-name="Default_20_Paragraph_20_Font"><text:span text:style-name="T1">Et sane si prope Telluris templum habitasset Pythio , quae<text:line-break/>ipsi erat necessitas ut fe a venereis temperasset, qui deae<text:line-break/>neque esset sacerdos neque aedituus. Prorsus enim de<text:line-break/>eo Hippocrates tale quiddam plenius scripsisset quam quod<text:line-break/>prope Telluris factum habitasset. Imo si aedituus an fa-<text:line-break/>cerdos fuisset, non erat ipsi necesse ut perpetuo a vene-<text:line-break/>reis abstineret, ac si Dianae aut Palladis sacerdos esset.<text:line-break/>Uerum quod modo dixi, studiosis arguere quae studio in-.<text:line-break/>digna </text:span></text:span><text:span text:style-name="Default_20_Paragraph_20_Font"><text:span text:style-name="T12">t</text:span></text:span><text:span text:style-name="Default_20_Paragraph_20_Font"><text:span text:style-name="T1">uus inter abfurda censetur. Jam ergo ab his qui<text:line-break/>in Pythionem vitiose ab interpretibus explicata sunt de-<text:line-break/>sistens ad aegrotum Hermocratem digressus pro peculiari<text:line-break/>mihi consuetudine explanationes facturus sum, non ad-<text:line-break/>modum de his </text:span></text:span><text:span text:style-name="Default_20_Paragraph_20_Font"><text:span text:style-name="T12">s</text:span></text:span><text:span text:style-name="Default_20_Paragraph_20_Font"><text:span text:style-name="T1">ollicitus quae nonnulli non recte fcripfe-<text:line-break/>runt, ussi magna quaedam urgeat necessitas. Ego vero<text:line-break/>prius de characteribus aliquid dicturus sinu.</text:span></text:span></text:p>
      <text:p text:style-name="P1"><text:span text:style-name="Default_20_Paragraph_20_Font"><text:span text:style-name="T1">Miror hujus libri, ut aliorum etiam Hippocratis muli.<text:line-break/>.torum infelicitatem, quorum hi sunt dissipati, illi aliquid</text:span></text:span></text:p>
      <text:p text:style-name="P2"><text:span text:style-name="Default_20_Paragraph_20_Font"><text:span text:style-name="T1">habent scriptis Hippocratis admetum. Rectius dicam for—<text:line-break/>tasse infelicem non fuisse librum, caeterum ejus nos le-<text:line-break/>mores,. qui tempus in re perdimus inani. Ad exitum<text:line-break/>igitur narrationis eventorum Pythionis adscripta est. Pri-<text:line-break/>nium </text:span></text:span><text:span text:style-name="Default_20_Paragraph_20_Font"><text:span text:style-name="T20">π</text:span></text:span><text:span text:style-name="Default_20_Paragraph_20_Font"><text:span text:style-name="T5"> </text:span></text:span><text:span text:style-name="Default_20_Paragraph_20_Font"><text:span text:style-name="T1">literae nota, rectam habens in medio lineam sic<text:line-break/></text:span></text:span><text:span text:style-name="Default_20_Paragraph_20_Font"><text:span text:style-name="T20">γπ</text:span></text:span><text:span text:style-name="Default_20_Paragraph_20_Font"><text:span text:style-name="T5">, </text:span></text:span><text:span text:style-name="Default_20_Paragraph_20_Font"><text:span text:style-name="T1">ut quidam scribunt nongentorum notam. Deinde scri-<text:line-break/>pta est </text:span></text:span><text:span text:style-name="Default_20_Paragraph_20_Font"><text:span text:style-name="T20">π</text:span></text:span><text:span text:style-name="Default_20_Paragraph_20_Font"><text:span text:style-name="T24"> </text:span></text:span><text:span text:style-name="Default_20_Paragraph_20_Font"><text:span text:style-name="T1">literae nota nihil in medio habens. </text:span></text:span><text:span text:style-name="Default_20_Paragraph_20_Font"><text:span text:style-name="T12">M</text:span></text:span><text:span text:style-name="Default_20_Paragraph_20_Font"><text:span text:style-name="T1">o </text:span></text:span><text:span text:style-name="Default_20_Paragraph_20_Font"><text:span text:style-name="T20">ου</text:span></text:span><text:span text:style-name="Default_20_Paragraph_20_Font"><text:span text:style-name="T5">,<text:line-break/></text:span></text:span><text:span text:style-name="Default_20_Paragraph_20_Font"><text:span text:style-name="T1">sub quam </text:span></text:span><text:span text:style-name="Default_20_Paragraph_20_Font"><text:span text:style-name="T12">M</text:span></text:span><text:span text:style-name="Default_20_Paragraph_20_Font"><text:span text:style-name="T1"> postremo </text:span></text:span><text:span text:style-name="Default_20_Paragraph_20_Font"><text:span text:style-name="T12">T. </text:span></text:span><text:span text:style-name="Default_20_Paragraph_20_Font"><text:span text:style-name="T1">Coacti igitur sumus notae hae<text:line-break/>quid significent investigare, idque incerti Hippocratisne<text:line-break/>sint an alius ista singulis adscripserit aegris. Verum no-<text:line-break/>his, cum hoc ipsirm compulsi indagaremus, in mentem<text:line-break/>. venit; si ut hoc in libro eas invenimus notas, sic in aliis<text:line-break/>etiam libris vulgarium morborum omnibus comperissemus<text:line-break/>narrationi eorum quae aegris acciderunt adscriptas, non<text:line-break/>sit fortassis abfonum ab Hippocrate dicere adscriptas, nunc<text:line-break/>eum neque in. aliis libris inveniuntur neque etiam in</text:span></text:span></text:p>
      <text:p text:style-name="P3"><text:span text:style-name="Default_20_Paragraph_20_Font"><text:span text:style-name="T1">ipsi, hoc tertio , in omnibus aeque exemplaribus , merito<text:line-break/>in suspicionem non nos tantum venimus, </text:span></text:span><text:span text:style-name="Default_20_Paragraph_20_Font"><text:span text:style-name="T12">t</text:span></text:span><text:span text:style-name="Default_20_Paragraph_20_Font"><text:span text:style-name="T1">ed majores etiam<text:line-break/>nostri, ab aliquo esse adscriptas, fortasse quod discipul</text:span></text:span><text:span text:style-name="Default_20_Paragraph_20_Font"><text:span text:style-name="T12">o</text:span></text:span><text:span text:style-name="Default_20_Paragraph_20_Font"><text:span text:style-name="T1">s:<text:line-break/>detineret, ut posset ^declarare quasi quid mirificum quod<text:line-break/>unaquaeque earum denotaret. Potuit etiam compendium<text:line-break/>sibi quis foli facere utilitatis,. quam. caperet ex singulis<text:line-break/>aegris. Ut in hoc ipso quem commemoravimus Pythione,<text:line-break/>quod diductam per medium lineam habet </text:span></text:span><text:span text:style-name="Default_20_Paragraph_20_Font"><text:span text:style-name="T20">γπ</text:span></text:span><text:span text:style-name="Default_20_Paragraph_20_Font"><text:span text:style-name="T5"> </text:span></text:span><text:span text:style-name="Default_20_Paragraph_20_Font"><text:span text:style-name="T1">, ridetur </text:span></text:span><text:span text:style-name="Default_20_Paragraph_20_Font"><text:span text:style-name="T20">πι</text:span></text:span><text:span text:style-name="Default_20_Paragraph_20_Font"><text:span text:style-name="T5">-<text:line-break/></text:span></text:span><text:span text:style-name="Default_20_Paragraph_20_Font"><text:span text:style-name="T20">θανὸν</text:span></text:span><text:span text:style-name="Default_20_Paragraph_20_Font"><text:span text:style-name="T5">, </text:span></text:span><text:span text:style-name="Default_20_Paragraph_20_Font"><text:span text:style-name="T1">id est verisimile, significare; loquens </text:span></text:span><text:span text:style-name="Default_20_Paragraph_20_Font"><text:span text:style-name="T20">π</text:span></text:span><text:span text:style-name="Default_20_Paragraph_20_Font"><text:span text:style-name="T5"> </text:span></text:span><text:span text:style-name="Default_20_Paragraph_20_Font"><text:span text:style-name="T20">πλῆθος</text:span></text:span><text:span text:style-name="Default_20_Paragraph_20_Font"><text:span text:style-name="T5">, </text:span></text:span><text:span text:style-name="Default_20_Paragraph_20_Font"><text:span text:style-name="T1">id<text:line-break/>est abu</text:span></text:span><text:span text:style-name="Default_20_Paragraph_20_Font"><text:span text:style-name="T12">n</text:span></text:span><text:span text:style-name="Default_20_Paragraph_20_Font"><text:span text:style-name="T1">dantiam, a quo statim o</text:span></text:span><text:span text:style-name="Default_20_Paragraph_20_Font"><text:span text:style-name="T12">v</text:span></text:span><text:span text:style-name="Default_20_Paragraph_20_Font"><text:span text:style-name="T1"> scriptum, </text:span></text:span><text:span text:style-name="Default_20_Paragraph_20_Font"><text:span text:style-name="T20">ούρον</text:span></text:span><text:span text:style-name="Default_20_Paragraph_20_Font"><text:span text:style-name="T5">, </text:span></text:span><text:span text:style-name="Default_20_Paragraph_20_Font"><text:span text:style-name="T1">id est<text:line-break/>urinam significare videtur, ut ex ambobus significetur<text:line-break/></text:span></text:span><text:span text:style-name="Default_20_Paragraph_20_Font"><text:span text:style-name="T20">πλῆθος</text:span></text:span><text:span text:style-name="Default_20_Paragraph_20_Font"><text:span text:style-name="T5"> </text:span></text:span><text:span text:style-name="Default_20_Paragraph_20_Font"><text:span text:style-name="T21">ο</text:span></text:span><text:span text:style-name="Default_20_Paragraph_20_Font"><text:span text:style-name="T20">ύρων</text:span></text:span><text:span text:style-name="Default_20_Paragraph_20_Font"><text:span text:style-name="T5">, </text:span></text:span><text:span text:style-name="Default_20_Paragraph_20_Font"><text:span text:style-name="T1">id est abundantia urinae, deinde </text:span></text:span><text:span text:style-name="Default_20_Paragraph_20_Font"><text:span text:style-name="T12">M</text:span></text:span><text:span text:style-name="Default_20_Paragraph_20_Font"><text:span text:style-name="T1"> qua-<text:line-break/>dragesimmn nobis diem ob oculos ponere : T </text:span></text:span><text:span text:style-name="Default_20_Paragraph_20_Font"><text:span text:style-name="T20">ύγείαν</text:span></text:span><text:span text:style-name="Default_20_Paragraph_20_Font"><text:span text:style-name="T5">, </text:span></text:span><text:span text:style-name="Default_20_Paragraph_20_Font"><text:span text:style-name="T1">id est<text:line-break/>sanitatem, atque haec ambo interpretari, quadragesimo<text:line-break/>die. hominem convaluisse. Et collectam ex omnibus notis<text:line-break/>hanc esse sententiam, verisimile este ob abundantiam red-<text:line-break/>ditae urinae propulsatum ipsum morbum esse et per</text:span></text:span><text:span text:style-name="Default_20_Paragraph_20_Font"><text:span text:style-name="T12">t</text:span></text:span><text:span text:style-name="Default_20_Paragraph_20_Font"><text:span text:style-name="T1">ana-</text:span></text:span></text:p>
      <text:p text:style-name="P2"><text:span text:style-name="Default_20_Paragraph_20_Font"><text:span text:style-name="T1">tum hominem quadragesimo die, At haec non inveniri<text:line-break/>adscripta. hoc modo lu om</text:span></text:span><text:span text:style-name="Default_20_Paragraph_20_Font"><text:span text:style-name="T14">n</text:span></text:span><text:span text:style-name="Default_20_Paragraph_20_Font"><text:span text:style-name="T1">ibus exemplaribus ante dixi.<text:line-break/>Nunc dico nec in quibus inveniuntur, in his omnibus<text:line-break/>primum aegrum habere talem notam. Ergo quae exem-<text:line-break/>pIaria notas habent in fine adscriptas narrationis de<text:line-break/>Pythione, hunc habent in modum scriptas : </text:span></text:span><text:span text:style-name="Default_20_Paragraph_20_Font"><text:span text:style-name="T20">γπ</text:span></text:span><text:span text:style-name="Default_20_Paragraph_20_Font"><text:span text:style-name="T5">. </text:span></text:span><text:span text:style-name="Default_20_Paragraph_20_Font"><text:span text:style-name="T20">π</text:span></text:span><text:span text:style-name="Default_20_Paragraph_20_Font"><text:span text:style-name="T5">. </text:span></text:span><text:span text:style-name="Default_20_Paragraph_20_Font"><text:span text:style-name="T20">ου</text:span></text:span><text:span text:style-name="Default_20_Paragraph_20_Font"><text:span text:style-name="T5">. </text:span></text:span><text:span text:style-name="Default_20_Paragraph_20_Font"><text:span text:style-name="T14">M. T.<text:line-break/></text:span></text:span><text:span text:style-name="Default_20_Paragraph_20_Font"><text:span text:style-name="T1">Porro quod rationi consentaneum sit uuamquamque notam<text:line-break/>quod modo dixi significare consumant illae, quae aliis<text:line-break/>fiunt aegris adjuuctae. Nam ubique adjacet </text:span></text:span><text:span text:style-name="Default_20_Paragraph_20_Font"><text:span text:style-name="T20">γπ</text:span></text:span><text:span text:style-name="Default_20_Paragraph_20_Font"><text:span text:style-name="T5"> </text:span></text:span><text:span text:style-name="Default_20_Paragraph_20_Font"><text:span text:style-name="T1">lineam ha-<text:line-break/>bens medium intersecantem; ad finem vero superstitibus<text:line-break/>r additum est, </text:span></text:span><text:span text:style-name="Default_20_Paragraph_20_Font"><text:span text:style-name="T20">ύγεἰαν</text:span></text:span><text:span text:style-name="Default_20_Paragraph_20_Font"><text:span text:style-name="T5"> </text:span></text:span><text:span text:style-name="Default_20_Paragraph_20_Font"><text:span text:style-name="T1">denotans, id est sanitatem, desun-<text:line-break/>ctis </text:span></text:span><text:span text:style-name="Default_20_Paragraph_20_Font"><text:span text:style-name="T14">o, </text:span></text:span><text:span text:style-name="Default_20_Paragraph_20_Font"><text:span text:style-name="T1">quod scilicet </text:span></text:span><text:span text:style-name="Default_20_Paragraph_20_Font"><text:span text:style-name="T20">θάνατον</text:span></text:span><text:span text:style-name="Default_20_Paragraph_20_Font"><text:span text:style-name="T5">, </text:span></text:span><text:span text:style-name="Default_20_Paragraph_20_Font"><text:span text:style-name="T1">id est mortem, indicati<text:line-break/>Prima igitur quando ea significare videntur quae dixi-<text:line-break/>rnus, et media sint probabilia, quippe quae Hippocratis de<text:line-break/>aegris orationi esse conse</text:span></text:span><text:span text:style-name="Default_20_Paragraph_20_Font"><text:span text:style-name="T14">n</text:span></text:span><text:span text:style-name="Default_20_Paragraph_20_Font"><text:span text:style-name="T1">tanea possi</text:span></text:span><text:span text:style-name="Default_20_Paragraph_20_Font"><text:span text:style-name="T14">n</text:span></text:span><text:span text:style-name="Default_20_Paragraph_20_Font"><text:span text:style-name="T1">t, nobis quidem in-<text:line-break/>anis labor in Pythione .consectus est, et in aliis confla-</text:span></text:span></text:p>
      <text:p text:style-name="P2"><text:span text:style-name="Default_20_Paragraph_20_Font"><text:span text:style-name="T1">cietur tempus frusira terentibus. Sophistae vero talibus<text:line-break/>exponendis ut vates quidam suspiciuntur a discipulis.</text:span></text:span></text:p>
      <text:h text:style-name="Heading_20_2" text:outline-level="2"><text:span text:style-name="Default_20_Paragraph_20_Font">V. si</text:span></text:h>
      <text:p text:style-name="Normal"><text:span text:style-name="Default_20_Paragraph_20_Font"><text:span text:style-name="T1">- n</text:span></text:span><text:span text:style-name="Default_20_Paragraph_20_Font"><text:span text:style-name="T12">ermocra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s </text:span></text:span><text:span text:style-name="Default_20_Paragraph_20_Font"><text:span text:style-name="T12">qu</text:span></text:span><text:span text:style-name="Default_20_Paragraph_20_Font"><text:span text:style-name="T1">i </text:span></text:span><text:span text:style-name="Default_20_Paragraph_20_Font"><text:span text:style-name="T12">ad novum</text:span></text:span><text:span text:style-name="Default_20_Paragraph_20_Font"><text:span text:style-name="T1"> m</text:span></text:span><text:span text:style-name="Default_20_Paragraph_20_Font"><text:span text:style-name="T12">urum habi</text:span></text:span><text:span text:style-name="Default_20_Paragraph_20_Font"><text:span text:style-name="T1">t</text:span></text:span><text:span text:style-name="Default_20_Paragraph_20_Font"><text:span text:style-name="T12">abat</text:span></text:span><text:span text:style-name="Default_20_Paragraph_20_Font"><text:span text:style-name="T1">, i</text:span></text:span><text:span text:style-name="Default_20_Paragraph_20_Font"><text:span text:style-name="T12">gni est cor-<text:line-break/>rept</text:span></text:span><text:span text:style-name="Default_20_Paragraph_20_Font"><text:span text:style-name="T1">as. </text:span></text:span><text:span text:style-name="Default_20_Paragraph_20_Font"><text:span text:style-name="T12">Coep</text:span></text:span><text:span text:style-name="Default_20_Paragraph_20_Font"><text:span text:style-name="T1">i</text:span></text:span><text:span text:style-name="Default_20_Paragraph_20_Font"><text:span text:style-name="T12">t caput</text:span></text:span><text:span text:style-name="Default_20_Paragraph_20_Font"><text:span text:style-name="T1"> i</text:span></text:span><text:span text:style-name="Default_20_Paragraph_20_Font"><text:span text:style-name="T12">ll</text:span></text:span><text:span text:style-name="Default_20_Paragraph_20_Font"><text:span text:style-name="T1">i </text:span></text:span><text:span text:style-name="Default_20_Paragraph_20_Font"><text:span text:style-name="T12">lumbu</text:span></text:span><text:span text:style-name="Default_20_Paragraph_20_Font"><text:span text:style-name="T1">r</text:span></text:span><text:span text:style-name="Default_20_Paragraph_20_Font"><text:span text:style-name="T12">que dolere; h</text:span></text:span><text:span text:style-name="Default_20_Paragraph_20_Font"><text:span text:style-name="T1">y</text:span></text:span><text:span text:style-name="Default_20_Paragraph_20_Font"><text:span text:style-name="T12">poch</text:span></text:span><text:span text:style-name="Default_20_Paragraph_20_Font"><text:span text:style-name="T1">o</text:span></text:span><text:span text:style-name="Default_20_Paragraph_20_Font"><text:span text:style-name="T12">n-<text:line-break/>dr</text:span></text:span><text:span text:style-name="Default_20_Paragraph_20_Font"><text:span text:style-name="T1">i</text:span></text:span><text:span text:style-name="Default_20_Paragraph_20_Font"><text:span text:style-name="T12">um</text:span></text:span><text:span text:style-name="Default_20_Paragraph_20_Font"><text:span text:style-name="T1"> m</text:span></text:span><text:span text:style-name="Default_20_Paragraph_20_Font"><text:span text:style-name="T12">ol</text:span></text:span><text:span text:style-name="Default_20_Paragraph_20_Font"><text:span text:style-name="T1">lit</text:span></text:span><text:span text:style-name="Default_20_Paragraph_20_Font"><text:span text:style-name="T12">er</text:span></text:span><text:span text:style-name="Default_20_Paragraph_20_Font"><text:span text:style-name="T1"> i</text:span></text:span><text:span text:style-name="Default_20_Paragraph_20_Font"><text:span text:style-name="T12">ntendebatur, </text:span></text:span><text:span text:style-name="Default_20_Paragraph_20_Font"><text:span text:style-name="T1">li</text:span></text:span><text:span text:style-name="Default_20_Paragraph_20_Font"><text:span text:style-name="T12">ngua</text:span></text:span><text:span text:style-name="Default_20_Paragraph_20_Font"><text:span text:style-name="T1"> i</text:span></text:span><text:span text:style-name="Default_20_Paragraph_20_Font"><text:span text:style-name="T12">n</text:span></text:span><text:span text:style-name="Default_20_Paragraph_20_Font"><text:span text:style-name="T1">it</text:span></text:span><text:span text:style-name="Default_20_Paragraph_20_Font"><text:span text:style-name="T12">i</text:span></text:span><text:span text:style-name="Default_20_Paragraph_20_Font"><text:span text:style-name="T1">o </text:span></text:span><text:span text:style-name="Default_20_Paragraph_20_Font"><text:span text:style-name="T12">adusta su</text:span></text:span><text:span text:style-name="Default_20_Paragraph_20_Font"><text:span text:style-name="T1">it,<text:line-break/></text:span></text:span><text:span text:style-name="Default_20_Paragraph_20_Font"><text:span text:style-name="T12">sta</text:span></text:span><text:span text:style-name="Default_20_Paragraph_20_Font"><text:span text:style-name="T1">ti</text:span></text:span><text:span text:style-name="Default_20_Paragraph_20_Font"><text:span text:style-name="T12">m obsurdu</text:span></text:span><text:span text:style-name="Default_20_Paragraph_20_Font"><text:span text:style-name="T1">it, </text:span></text:span><text:span text:style-name="Default_20_Paragraph_20_Font"><text:span text:style-name="T12">summum non habu</text:span></text:span><text:span text:style-name="Default_20_Paragraph_20_Font"><text:span text:style-name="T1">it, siti</text:span></text:span><text:span text:style-name="Default_20_Paragraph_20_Font"><text:span text:style-name="T12">bundu</text:span></text:span><text:span text:style-name="Default_20_Paragraph_20_Font"><text:span text:style-name="T1">s </text:span></text:span><text:span text:style-name="Default_20_Paragraph_20_Font"><text:span text:style-name="T12">n</text:span></text:span><text:span text:style-name="Default_20_Paragraph_20_Font"><text:span text:style-name="T1">o</text:span></text:span><text:span text:style-name="Default_20_Paragraph_20_Font"><text:span text:style-name="T12">n<text:line-break/>admodu</text:span></text:span><text:span text:style-name="Default_20_Paragraph_20_Font"><text:span text:style-name="T1">m, </text:span></text:span><text:span text:style-name="Default_20_Paragraph_20_Font"><text:span text:style-name="T12">ur</text:span></text:span><text:span text:style-name="Default_20_Paragraph_20_Font"><text:span text:style-name="T1">i</text:span></text:span><text:span text:style-name="Default_20_Paragraph_20_Font"><text:span text:style-name="T12">nae crustae et rubente</text:span></text:span><text:span text:style-name="Default_20_Paragraph_20_Font"><text:span text:style-name="T1">s</text:span></text:span><text:span text:style-name="Default_20_Paragraph_20_Font"><text:span text:style-name="T12">, deposi</text:span></text:span><text:span text:style-name="Default_20_Paragraph_20_Font"><text:span text:style-name="T1">t</text:span></text:span><text:span text:style-name="Default_20_Paragraph_20_Font"><text:span text:style-name="T12">aeque n</text:span></text:span><text:span text:style-name="Default_20_Paragraph_20_Font"><text:span text:style-name="T1">o</text:span></text:span><text:span text:style-name="Default_20_Paragraph_20_Font"><text:span text:style-name="T12">n<text:line-break/>subsidebant: ab alvo c</text:span></text:span><text:span text:style-name="Default_20_Paragraph_20_Font"><text:span text:style-name="T1">o</text:span></text:span><text:span text:style-name="Default_20_Paragraph_20_Font"><text:span text:style-name="T12">mbusta et n</text:span></text:span><text:span text:style-name="Default_20_Paragraph_20_Font"><text:span text:style-name="T1">o</text:span></text:span><text:span text:style-name="Default_20_Paragraph_20_Font"><text:span text:style-name="T12">n pauca ex</text:span></text:span><text:span text:style-name="Default_20_Paragraph_20_Font"><text:span text:style-name="T1">i</text:span></text:span><text:span text:style-name="Default_20_Paragraph_20_Font"><text:span text:style-name="T12">bant.<text:line-break/></text:span></text:span><text:span text:style-name="Default_20_Paragraph_20_Font"><text:span text:style-name="T1">Q</text:span></text:span><text:span text:style-name="Default_20_Paragraph_20_Font"><text:span text:style-name="T12">uin</text:span></text:span><text:span text:style-name="Default_20_Paragraph_20_Font"><text:span text:style-name="T1">to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 reddid</text:span></text:span><text:span text:style-name="Default_20_Paragraph_20_Font"><text:span text:style-name="T1">it t</text:span></text:span><text:span text:style-name="Default_20_Paragraph_20_Font"><text:span text:style-name="T12">enue</text:span></text:span><text:span text:style-name="Default_20_Paragraph_20_Font"><text:span text:style-name="T1">s </text:span></text:span><text:span text:style-name="Default_20_Paragraph_20_Font"><text:span text:style-name="T12">urina</text:span></text:span><text:span text:style-name="Default_20_Paragraph_20_Font"><text:span text:style-name="T1">s, </text:span></text:span><text:span text:style-name="Default_20_Paragraph_20_Font"><text:span text:style-name="T12">suspensione</text:span></text:span><text:span text:style-name="Default_20_Paragraph_20_Font"><text:span text:style-name="T1">s </text:span></text:span><text:span text:style-name="Default_20_Paragraph_20_Font"><text:span text:style-name="T12">habe-<text:line-break/>bant, nec subsidebant; sub noctem del</text:span></text:span><text:span text:style-name="Default_20_Paragraph_20_Font"><text:span text:style-name="T1">i</text:span></text:span><text:span text:style-name="Default_20_Paragraph_20_Font"><text:span text:style-name="T12">rav</text:span></text:span><text:span text:style-name="Default_20_Paragraph_20_Font"><text:span text:style-name="T1">it. Di</text:span></text:span><text:span text:style-name="Default_20_Paragraph_20_Font"><text:span text:style-name="T12">e sext</text:span></text:span><text:span text:style-name="Default_20_Paragraph_20_Font"><text:span text:style-name="T1">o<text:line-break/></text:span></text:span><text:span text:style-name="Default_20_Paragraph_20_Font"><text:span text:style-name="T12">. aurig</text:span></text:span><text:span text:style-name="Default_20_Paragraph_20_Font"><text:span text:style-name="T1">i</text:span></text:span><text:span text:style-name="Default_20_Paragraph_20_Font"><text:span text:style-name="T12">nosu</text:span></text:span><text:span text:style-name="Default_20_Paragraph_20_Font"><text:span text:style-name="T1">s </text:span></text:span><text:span text:style-name="Default_20_Paragraph_20_Font"><text:span text:style-name="T12">evasit, omnia exacerbata sunt, mente non<text:line-break/>constabat.</text:span></text:span></text:p>
      <text:p text:style-name="P1"><text:span text:style-name="Default_20_Paragraph_20_Font"><text:span text:style-name="T1">Nec desinunt hic nugari quidam interpretes hujus li-<text:line-break/>bri, fed ideo esse ajunt scriptum ad novum murum, quod<text:line-break/>recens calce indutus homini obfuerit. Alii ab iis dissen-</text:span></text:span></text:p>
      <text:p text:style-name="P2"><text:span text:style-name="Default_20_Paragraph_20_Font"><text:span text:style-name="T1">fiunt seduloqne student ostendere non propter calcem<text:line-break/>appellasse eum novum murum, verum quod praeter mo-<text:line-break/>rem exclusis ventis et quum jam aedes, lu quibus Her-<text:line-break/>mocrates commorabatur, non bene perilarentur, morbus<text:line-break/>hominem corripuit. Verum de loco fatis , ac potius , ut<text:line-break/>id quod est dicam, nimium. De iis jam quae illi acci-<text:line-break/>derunt porro videndum est, ac eorum quae alias de-<text:line-break/>monstravimus revocanda memoria, de quibus hoc est.<text:line-break/>Tria esse prima febrium genera; unum earum:, quae dia-<text:line-break/>riae appellantur, alterum hecticarum, tertium earum quas<text:line-break/>acutas vocaut comites putridorum humorum. Atque e<text:line-break/>tertio horum genere febrem afflixisse Hermocratem hinc<text:line-break/>conflet, quod quum incipit de illo facere verba , statim<text:line-break/>f dicat Hippocrates: igni est .correptus. Nam ut ur alia hi-<text:line-break/>storia scripsit : Quidam incalescens coenavit, ut hoc vo-<text:line-break/>castulo, </text:span></text:span><text:span text:style-name="Default_20_Paragraph_20_Font"><text:span text:style-name="T12">calen</text:span></text:span><text:span text:style-name="Default_20_Paragraph_20_Font"><text:span text:style-name="T1">s, febris mediocritatem ostenderet quae coe-<text:line-break/>nutum tenebat, ita lue ignem appellarit validam febrem.</text:span></text:span></text:p>
      <text:p text:style-name="P3"><text:span text:style-name="Default_20_Paragraph_20_Font"><text:span text:style-name="T1">Ac caput quoque illi coepit dolere una cum surditate.<text:line-break/>Itaque ex his in caput liquet invasisse quandam humorum<text:line-break/>abundantiam. Declaratum jam est frigidioribus et pitui-<text:line-break/>tosicribus succedere. somnos veternosus lethargicaque mala,<text:line-break/>calidioribus aut prorsus mordacibus vigilias et deliria.<text:line-break/>Proinde quum vigiliae eum tenerent. eum surditate et ca.-<text:line-break/>pilis dolore lumbique , suspicari replentes caput humores<text:line-break/>consentaneum erat mordauiores este. Usu venit porro<text:line-break/>his, ubi cum calida febre et flagrante cerebrum ossen-<text:line-break/>dant, Aqui, ut didicisti, deliria. .Quod si duos dies aut<text:line-break/>tres aut quatuor haec. </text:span></text:span><text:span text:style-name="Default_20_Paragraph_20_Font"><text:span text:style-name="T14">s</text:span></text:span><text:span text:style-name="Default_20_Paragraph_20_Font"><text:span text:style-name="T1">ymptomata durent, certius prae-<text:line-break/>scies delirium. Id quod hic accidit Hermocrati;. nam eao-<text:line-break/>ponendo quinto die scripsit delirasse hominem. Jam<text:line-break/>vero febrem fuisse qualis dicta est, vel linguae indicant<text:line-break/>symptomata. Quid namque dicit ? Lingua in principio<text:line-break/>adusta fuit: hoc enim nomen eam omnino siccam signisi-</text:span></text:span></text:p>
      <text:p text:style-name="P3"><text:span text:style-name="Default_20_Paragraph_20_Font"><text:span text:style-name="T1">cat fuisse; potest etiam nigram. Atqui in tali lingua fe-<text:line-break/>breque tali, si absit ingens sitis, alterutrum indicat, anti<text:line-break/>mentem laesam aegri - esse- aut ventris: naturalem faculta-<text:line-break/>tem, qua subinde cibos appetimus, emori. Porro quum<text:line-break/>narrationi haec sunt adjecta, hypochondrium molliter in-<text:line-break/>tendebatur , in jecinore coniicias febrilis affectionis ori- -<text:line-break/>ginem extitisse. Quia non singulari numero quem vocat<text:line-break/>dixit hypochondrium, alterum fautum indicat, non utrum-<text:line-break/>que fuisse intenfum. Quando autem aut dextrum sit ne-<text:line-break/>cesse aut sinistrum hypochondrium nos accipere, dextrum<text:line-break/>fuisse intensum fit verisimilius, propter excellentiam, qua<text:line-break/>praestat alteri. Siquidem talia citra appositum et distin-<text:line-break/>ctiones proferunt. Atqui etiam modus ipsius, adustio lin-<text:line-break/>guae, fatis jecinoris affectum indicere possunt. Nam in-<text:line-break/>tensionem, quae dicitur, fuisse mollis hypochondrii con-<text:line-break/>stat veluti vacuum indicare: nam vacuum significatur ex<text:line-break/>molli, huic est oppositum quod est cum tumore quemad-<text:line-break/>modum tensum laxo , ac si ita diceret , dextrum hypochon-</text:span></text:span></text:p>
      <text:p text:style-name="P3"><text:span text:style-name="Default_20_Paragraph_20_Font"><text:span text:style-name="T1">drium intendebatur . sed citra tumorem , veI quia non<text:line-break/>magna fuerit inflammatio jecinoris, veI quia in simis par-<text:line-break/>tibus dumtaxat, quibus ventriculum amplectitur , quum<text:line-break/>gibba nondum una cum: simis in tumorem essent elevata.<text:line-break/>Jam ventris combusta excrementa etiam ignitionem hujus<text:line-break/>visceris indicant. Quare si urinae ad haec letales aecus-<text:line-break/>sissent, celerrime periisset homo. At quia ut talibus erant<text:line-break/>mediocres, fieri speres posse, ut producatur morbus. Nam<text:line-break/>bonae quidem urinae haudquaquam in isto affectu luci-<text:line-break/>dunt; rubrae vero spatio longo laboraturum hominem,<text:line-break/>non tamen plane moriturum arguunt-., ut in comme</text:span></text:span><text:span text:style-name="Default_20_Paragraph_20_Font"><text:span text:style-name="T12">n</text:span></text:span><text:span text:style-name="Default_20_Paragraph_20_Font"><text:span text:style-name="T1">tariis.<text:line-break/>in librum praesagiorum et praedictionum planum fecimus,<text:line-break/>ubi ejus libri reprehendimus auctorem. Nam quae alia<text:line-break/>de occasione aegrotautibus acciderunt, quia ad aliud re-<text:line-break/>fert, errat. Jam in his commentariis prolixius fumus<text:line-break/>tum phrenitidis peculiaria. signa persecuti tum quod in</text:span></text:span></text:p>
      <text:p text:style-name="P3"><text:span text:style-name="Default_20_Paragraph_20_Font"><text:span text:style-name="T1">libris Hippocrati. .citra controversiam germanis, de quibus:<text:line-break/>praesagia fun</text:span></text:span><text:span text:style-name="Default_20_Paragraph_20_Font"><text:span text:style-name="T12">e, </text:span></text:span><text:span text:style-name="Default_20_Paragraph_20_Font"><text:span text:style-name="T1">uniuscujusqne facultatem signi exacte et:<text:line-break/>sigillatim explanavit. At de rubris vel prorurbis .urinis.<text:line-break/>verbum nullum fecit, sed de subrubra urina quum nren-;<text:line-break/>tionem facit, simul proruhrarum vim.iudicavit. Atque<text:line-break/>adeo de fubrubrts urinis haec feri bi t verba : Si urina fue.<text:line-break/>rit fubrubra ac subrubrum quod subsidet, diuturniorem.<text:line-break/>haec quidem morbum quam prima significat, . fed asimo-.<text:line-break/>dum tamen salubris esu Quum ergo sit fubrubra, praeter<text:line-break/>caeteras salubris quidem, longius tamen- quam praedictae<text:line-break/>trahat, quas ocius dixit morbum exsolvere </text:span></text:span><text:span text:style-name="Default_20_Paragraph_20_Font"><text:span text:style-name="T12">r. </text:span></text:span><text:span text:style-name="Default_20_Paragraph_20_Font"><text:span text:style-name="T1">quae mag-<text:line-break/>nopere sunt rubrae, longius signisicabnnt spatium, caete-<text:line-break/>rum non mortem, quantum .ex seipsis, neque delirium,<text:line-break/>siquidem per flavam bilem in cerebro exudantem .deliria<text:line-break/>oriuntur, quemadmodum si ca fit adusta , ut jam transeat<text:line-break/>in atram, </text:span></text:span><text:span text:style-name="Default_20_Paragraph_20_Font"><text:span text:style-name="T20">μανιώ</text:span></text:span><text:span text:style-name="Default_20_Paragraph_20_Font"><text:span text:style-name="T5">.</text:span></text:span><text:span text:style-name="Default_20_Paragraph_20_Font"><text:span text:style-name="T20">δη</text:span></text:span><text:span text:style-name="Default_20_Paragraph_20_Font"><text:span text:style-name="T5">,. </text:span></text:span><text:span text:style-name="Default_20_Paragraph_20_Font"><text:span text:style-name="T1">id est furiosam. At vero sanguinem.<text:line-break/>abundare inconcoctiorem et scrosioremi rubra indicat urina<text:line-break/>qui in venis videlicet jecinoris et profundi corporis con-</text:span></text:span></text:p>
      <text:p text:style-name="P2"><text:span text:style-name="Default_20_Paragraph_20_Font"><text:span text:style-name="T1">licetur, ut flavam bilem rufa et atra. Quid igitur venit in<text:line-break/>mentem cum aliis nonnullis tum Lyeo, ut hunc appro-<text:line-break/>barent, qui in praedictionibus scripsit, surditas urinaeque<text:line-break/>praerubrae, in quibus suspensiones non </text:span></text:span><text:span text:style-name="Default_20_Paragraph_20_Font"><text:span text:style-name="T14">t</text:span></text:span><text:span text:style-name="Default_20_Paragraph_20_Font"><text:span text:style-name="T1">ubsideant, deti-<text:line-break/>rium nunciant, qui morbo regio si corripiantur, malum<text:line-break/>esu Apparet enim ex his quae hoc sunt loco de Hermo-<text:line-break/>crate tradita, auctorem illius libri universale collegisse<text:line-break/>t praeceptum, sed longe aberrat et ab rei ipsius natura et<text:line-break/>. Hippocratis sententia, tum vero ab iis, quae in aegrotis<text:line-break/>observantur. Nam rei natura demonstrat siccos tempera-<text:line-break/>. mento humores et virtute mordaces lu cerebrum elatos<text:line-break/>concitare vigilias et phre</text:span></text:span><text:span text:style-name="Default_20_Paragraph_20_Font"><text:span text:style-name="T14">n</text:span></text:span><text:span text:style-name="Default_20_Paragraph_20_Font"><text:span text:style-name="T1">itidem ; id quod in commenta-<text:line-break/>riis de locis affectis ostendit. At Hippocrates tales humo-<text:line-break/>res cognovit, flavam et atram bilem, humidum vero strc-<text:line-break/>cum et frigidum , pituitam , mitissimum autem simulque<text:line-break/>nobis familiarissimum , sanguinem , praeterea urinam , </text:span></text:span><text:span text:style-name="Default_20_Paragraph_20_Font"><text:span text:style-name="T14">t</text:span></text:span><text:span text:style-name="Default_20_Paragraph_20_Font"><text:span text:style-name="T1">e-<text:line-break/>mm este humorum in venis - contentorum nos ille docuit.<text:line-break/>Quare ratio convincit, ubi amplior. semicoctus fanguis per</text:span></text:span></text:p>
      <text:p text:style-name="P2"><text:span text:style-name="Default_20_Paragraph_20_Font"><text:span text:style-name="T1">urinas expellatur, rubras eum has efficere, atque ideo<text:line-break/>diuturnum fore morbum, quod requirat scilicet ad con-<text:line-break/>coctionem longius spatium sanguis, siquidem spatio tempe-<text:line-break/>ris fiunt concoctiones. At non erit talis morbus, ut ab<text:line-break/>urinis exitiosus-; neque phrenitidi obnoxius. Sed non<text:line-break/>oportet hic nos longiores esse, posteaquam istarum jam<text:line-break/>- orationum in commentariis in praedictiones importunita-</text:span></text:span></text:p>
      <text:p text:style-name="P1"><text:span text:style-name="Default_20_Paragraph_20_Font"><text:span text:style-name="T1">teni prodiderimus. At e</text:span></text:span><text:span text:style-name="Default_20_Paragraph_20_Font"><text:span text:style-name="T12">n</text:span></text:span><text:span text:style-name="Default_20_Paragraph_20_Font"><text:span text:style-name="T1">im quum crassas etiam fuisse<text:line-break/>iudicet , nec fubfedisse urinas , plane sunt illae ex con-<text:line-break/>turbatis et turbidis, ut finiet hic appellare, quae semper<text:line-break/>turbationem crudam annunciant multo praeditam spiritu<text:line-break/>flatuoso , ut mustum Quo fit ut capitis dolores his uri-<text:line-break/>nis sint adjuncti, quod spiritus caput cum calidioribus<text:line-break/>fueris petat, a quibus merito intenduntur vigiliae et pe-<text:line-break/>riculum est delirii futuri, si acrimoniam humores obti-<text:line-break/>neam. Haec quum statim ab initio Hippocrates cuncta</text:span></text:span></text:p>
      <text:p text:style-name="P2"><text:span text:style-name="Default_20_Paragraph_20_Font"><text:span text:style-name="T1">expofuexit et symptomata et signa Hermocrati accidisse,<text:line-break/>deinde nihil de diebus proximis prodiderit: durasse haec<text:line-break/>ad quintum usque. diem innuit omnia, ac tum </text:span></text:span><text:span text:style-name="Default_20_Paragraph_20_Font"><text:span text:style-name="T14">t</text:span></text:span><text:span text:style-name="Default_20_Paragraph_20_Font"><text:span text:style-name="T1">e demum<text:line-break/>ad alia accessisse enarranda , ubi aliqua ex parte variassent^<text:line-break/>Proinde quinto dicit die, illum reddidisse urinas tenues,<text:line-break/>quare ad ejus diei expositionem transeamus. Quinto die<text:line-break/>reddidit tenues urinas, suspensionem habebant, non sub-<text:line-break/>sideba</text:span></text:span><text:span text:style-name="Default_20_Paragraph_20_Font"><text:span text:style-name="T14">n</text:span></text:span><text:span text:style-name="Default_20_Paragraph_20_Font"><text:span text:style-name="T1">t, sub noctem deliravit Quum primum immutata<text:line-break/>urina et desipuit homo, die quinto scripsit Hippocrates;<text:line-break/>praeterita, ut diximus , secundi et tertii et quarti diei de-<text:line-break/>cl aratione, nimirum quod eadem permansissent in his fym-<text:line-break/>ptomata. Quare de tenuibus urinis revocemus ad metuo-<text:line-break/>riam, quid in praesagiis dixit his verbis: Qui tenues<text:line-break/>- erudasque diutius urinas reddunt, si caetera , ut fupersu-<text:line-break/>turis portendantur, his abscessus in regionibus infra fe-<text:line-break/>ptum transversum exspectandus esu Itaque altero modo</text:span></text:span></text:p>
      <text:p text:style-name="P3"><text:span text:style-name="Default_20_Paragraph_20_Font"><text:span text:style-name="T1">in con coctus esse morbus. significatur. per tenues . urinas.ut<text:line-break/>etiam per crassas, ubi non subsidant. Siquidem contur-<text:line-break/>batae, sied dum depositae funt subsidentes, concoctionis<text:line-break/>al i cujus indicant initium potissimum , ubi illico subsidant.<text:line-break/>Quae vero non subsidunt, ultra flatuofam turbationem,<text:line-break/>crassitiem esse inecncocturum humorum significant. Atque<text:line-break/>ex his liquet morbum producendum;. . insuper qua erat<text:line-break/>pravitate febris et .quia Iul, noctem deliravit homo, cum<text:line-break/>periculo esse coniunctum.. Reliqua jam videamus, num .esse<text:line-break/>consentanea videantur: auriginosus evasit, omnia exaeer-<text:line-break/>bata funt, mente non constabat. Distinctio hoc tibi sit<text:line-break/>intensionis hypochondrii ex jecluore profectae. Diffundi-<text:line-break/>tur etenim nonnunquam per totum corpus flava bilis, quod<text:line-break/>decretorium est, ut in aphorisunis quoque est eo libri loco<text:line-break/>declaratum, ubi ait: . Aurigo ante diem septimum mala<text:line-break/>esu Reduc item ad memoriam ante concoctum morbum,<text:line-break/>crebro te audivisse , nullum quemlibet abscessum profi-<text:line-break/>cere, nedum aurigiuofum. ls enim impediri significat hi-</text:span></text:span></text:p>
      <text:p text:style-name="P7"><text:span text:style-name="Default_20_Paragraph_20_Font"><text:span text:style-name="T1">Iem </text:span></text:span><text:span text:style-name="Default_20_Paragraph_20_Font"><text:span text:style-name="T5">; </text:span></text:span><text:span text:style-name="Default_20_Paragraph_20_Font"><text:span text:style-name="T1">quominus ex viscere expurgetur et evacuetur per<text:line-break/>ventrem vel propter oppilationem ejus. vel inflammatio-<text:line-break/>nem. Morbo autem jam concoctu decretorio interim<text:line-break/>natura ad cutem excrementum reponit cum quorundam<text:line-break/>aliorum humorum , tum flavae : bilis : nam hoc quidem<text:line-break/>loco flavam appelles an pallidam nihil interest. Porro<text:line-break/>quum affectio incresceret jecinoris , auriginosam affectionem<text:line-break/>exstitisse ex eo indicatur, quod exacerbarentur omnia sexto<text:line-break/>die, fimulque quod mente ille non constaret , quod est<text:line-break/>desiperet.</text:span></text:span></text:p>
      <text:h text:style-name="Heading_20_2" text:outline-level="2"><text:span text:style-name="Default_20_Paragraph_20_Font"><text:span text:style-name="T12">r...-:<text:tab/>....r. </text:span></text:span><text:span text:style-name="Default_20_Paragraph_20_Font"><text:span text:style-name="T1">.esu VI. su .</text:span></text:span></text:h>
      <text:p text:style-name="P5"><text:span text:style-name="Default_20_Paragraph_20_Font"><text:span text:style-name="T12">Pie septimo graviter se habu</text:span></text:span><text:span text:style-name="Default_20_Paragraph_20_Font"><text:span text:style-name="T1">i</text:span></text:span><text:span text:style-name="Default_20_Paragraph_20_Font"><text:span text:style-name="T12">t; ur</text:span></text:span><text:span text:style-name="Default_20_Paragraph_20_Font"><text:span text:style-name="T1">i</text:span></text:span><text:span text:style-name="Default_20_Paragraph_20_Font"><text:span text:style-name="T12">nae erant tenue</text:span></text:span><text:span text:style-name="Default_20_Paragraph_20_Font"><text:span text:style-name="T1">s, simi-<text:line-break/></text:span></text:span><text:span text:style-name="Default_20_Paragraph_20_Font"><text:span text:style-name="T12">le</text:span></text:span><text:span text:style-name="Default_20_Paragraph_20_Font"><text:span text:style-name="T1">s, </text:span></text:span><text:span text:style-name="Default_20_Paragraph_20_Font"><text:span text:style-name="T12">prox</text:span></text:span><text:span text:style-name="Default_20_Paragraph_20_Font"><text:span text:style-name="T1">i</text:span></text:span><text:span text:style-name="Default_20_Paragraph_20_Font"><text:span text:style-name="T12">mis d</text:span></text:span><text:span text:style-name="Default_20_Paragraph_20_Font"><text:span text:style-name="T1">i</text:span></text:span><text:span text:style-name="Default_20_Paragraph_20_Font"><text:span text:style-name="T12">ebu</text:span></text:span><text:span text:style-name="Default_20_Paragraph_20_Font"><text:span text:style-name="T1">s- </text:span></text:span><text:span text:style-name="Default_20_Paragraph_20_Font"><text:span text:style-name="T12">eodem modo. Corea d</text:span></text:span><text:span text:style-name="Default_20_Paragraph_20_Font"><text:span text:style-name="T1">i</text:span></text:span><text:span text:style-name="Default_20_Paragraph_20_Font"><text:span text:style-name="T12">em underi-<text:line-break/>mu</text:span></text:span><text:span text:style-name="Default_20_Paragraph_20_Font"><text:span text:style-name="T1">m </text:span></text:span><text:span text:style-name="Default_20_Paragraph_20_Font"><text:span text:style-name="T12">omn</text:span></text:span><text:span text:style-name="Default_20_Paragraph_20_Font"><text:span text:style-name="T1">i</text:span></text:span><text:span text:style-name="Default_20_Paragraph_20_Font"><text:span text:style-name="T12">a</text:span></text:span><text:span text:style-name="Default_20_Paragraph_20_Font"><text:span text:style-name="T1"> i</text:span></text:span><text:span text:style-name="Default_20_Paragraph_20_Font"><text:span text:style-name="T12">lli v</text:span></text:span><text:span text:style-name="Default_20_Paragraph_20_Font"><text:span text:style-name="T1">i</text:span></text:span><text:span text:style-name="Default_20_Paragraph_20_Font"><text:span text:style-name="T12">su re</text:span></text:span><text:span text:style-name="Default_20_Paragraph_20_Font"><text:span text:style-name="T1">m</text:span></text:span><text:span text:style-name="Default_20_Paragraph_20_Font"><text:span text:style-name="T12">isse este.</text:span></text:span></text:p>
      <text:p text:style-name="P1"><text:span text:style-name="Default_20_Paragraph_20_Font"><text:span text:style-name="T1">Quae die quinto urinae fieri coepissent deteriores,<text:line-break/>non correctae funt multis diebus. Non enim septimo</text:span></text:span></text:p>
      <text:p text:style-name="P3"><text:span text:style-name="Default_20_Paragraph_20_Font"><text:span text:style-name="T1">modo die, .verum sequentibus etiam ad undecimum ufque<text:line-break/>diem in iisdem fuisse dicit symptomatibus versatum et<text:line-break/>signis Hermoeratem.: circa undecimum diem omnia illi<text:line-break/>xifia sunt remissa esse. Recte. sane vi</text:span></text:span><text:span text:style-name="Default_20_Paragraph_20_Font"><text:span text:style-name="T12">t</text:span></text:span><text:span text:style-name="Default_20_Paragraph_20_Font"><text:span text:style-name="T1">a sunt , . dixit, ne-<text:line-break/>que enim periculosissimis ex signis potuit subito, cum<text:line-break/>eadem permaneret humorum inconcoctio, ad meliorem<text:line-break/>statum pervenire; idque adeo quum nihil eluxisset decre-<text:line-break/>torii die undecimo , id quod solet non raro conspici, quod<text:line-break/>tum natura solet aut sanguinis excretione vel alui aut<text:line-break/>vomitibus aut sudoribus aut parotidibus aut decubitu qua-<text:line-break/>piam, ex discrimine hominem vindicare. Attendamus ita-<text:line-break/>que jam quae die undecimo acciderunt.</text:span></text:span></text:p>
      <text:h text:style-name="Heading_20_2" text:outline-level="2"><text:span text:style-name="Default_20_Paragraph_20_Font">VII.</text:span></text:h>
      <text:p text:style-name="P5"><text:span text:style-name="Default_20_Paragraph_20_Font"><text:span text:style-name="T12">Coma c</text:span></text:span><text:span text:style-name="Default_20_Paragraph_20_Font"><text:span text:style-name="T1">o</text:span></text:span><text:span text:style-name="Default_20_Paragraph_20_Font"><text:span text:style-name="T12">epit, urinae crafuore</text:span></text:span><text:span text:style-name="Default_20_Paragraph_20_Font"><text:span text:style-name="T1">s, </text:span></text:span><text:span text:style-name="Default_20_Paragraph_20_Font"><text:span text:style-name="T12">subrubrae, insta</text:span></text:span><text:span text:style-name="Default_20_Paragraph_20_Font"><text:span text:style-name="T1"> t</text:span></text:span><text:span text:style-name="Default_20_Paragraph_20_Font"><text:span text:style-name="T12">enue</text:span></text:span><text:span text:style-name="Default_20_Paragraph_20_Font"><text:span text:style-name="T1">s,<text:line-break/></text:span></text:span><text:span text:style-name="Default_20_Paragraph_20_Font"><text:span text:style-name="T12">non subsidebant; al</text:span></text:span><text:span text:style-name="Default_20_Paragraph_20_Font"><text:span text:style-name="T1">i</text:span></text:span><text:span text:style-name="Default_20_Paragraph_20_Font"><text:span text:style-name="T12">quantulum</text:span></text:span><text:span text:style-name="Default_20_Paragraph_20_Font"><text:span text:style-name="T1"> m</text:span></text:span><text:span text:style-name="Default_20_Paragraph_20_Font"><text:span text:style-name="T12">ente constabat.</text:span></text:span></text:p>
      <text:p text:style-name="P2"><text:span text:style-name="Default_20_Paragraph_20_Font"><text:span text:style-name="T1">Solidum scripsit librum , rnterpretans significationem<text:line-break/>hujus dictionis, </text:span></text:span><text:span text:style-name="Default_20_Paragraph_20_Font"><text:span text:style-name="T12">coma</text:span></text:span><text:span text:style-name="Default_20_Paragraph_20_Font"><text:span text:style-name="T1">, in quo rusticatur propensionem le .<text:line-break/>lationemve in </text:span></text:span><text:span text:style-name="Default_20_Paragraph_20_Font"><text:span text:style-name="T12">t</text:span></text:span><text:span text:style-name="Default_20_Paragraph_20_Font"><text:span text:style-name="T1">emnunt sic appellasse Hippocratem. lu<text:line-break/>somnum autem propensionem voco, quum vigilare aegri<text:line-break/>nequeant, non apertos habentes oculos, sid conniventes..<text:line-break/>vel altis somnis vel tenuibus vel vigiliis detineantur, Unde<text:line-break/>exactam quaerit distinctionem, multam etiam prudentiam<text:line-break/>et exercitationem , ut ex qua affectione aeger comatulus<text:line-break/>fieret ,. assequaris: frequentor enim ubi multum humectata<text:line-break/>pars sit , quae est sensus fons , in qua et summam recte<text:line-break/>Aristoteles fieri demonstravit, coma loquitur, ut nonnul-<text:line-break/>lis usti venit ebriis: subinde ob fotum frigus est cum am-<text:line-break/>bobus his profundus succedat et comatulus somnus; quin<text:line-break/>etiam propter infirmitatem virium talis affectus fit, adeo.<text:line-break/>jam emorientium, ut apertas palpebras servare non ya-<text:line-break/>leant. Ac ita affecti hoc habent, ut postquam oculis con-<text:line-break/>niverint, aut nihil prorsus aut parum dormiant, fed vigi-</text:span></text:span></text:p>
      <text:p text:style-name="P2"><text:span text:style-name="Default_20_Paragraph_20_Font"><text:span text:style-name="T1">rent; nec attollere tamen palpebras queant: quod quidem<text:line-break/>vitium ab eo quod committit humiditas et algor, pulsus<text:line-break/>distinguunt potissimum languidissimi tardi, rari et parvi.<text:line-break/>Quod si hanc esset Hippocrates contemplationem juxta ac<text:line-break/>alias persequutus vel pulsuum in aegris genus tradidisset;<text:line-break/>fieret ut etiam exactiorem nos cognitionem eorum quae<text:line-break/>aegrotis evenerunt assequeren</text:span></text:span><text:span text:style-name="Default_20_Paragraph_20_Font"><text:span text:style-name="T12">t</text:span></text:span><text:span text:style-name="Default_20_Paragraph_20_Font"><text:span text:style-name="T1">ur. Quam quia praeteriit,<text:line-break/>ut quidem urinarum, ex iis quae literis mandavit, de ae-<text:line-break/>grutis est coniectandum. At in cerebrum fe succum con-<text:line-break/>tulisse pituitofum undecimo die, non est rationi consonum<text:line-break/>in morbo, qur siccus et calidus e primo statim impetu<text:line-break/>i fuit. Siquidem lingua adusta, vigilia, febris vehemens,<text:line-break/>texto die auriginesa perfusio, excrementa alvi combusta,<text:line-break/>totam ipsis igneam affectionem corporis dederant. Huc<text:line-break/>accedit, quod si qua crassities esset collecta succorum in<text:line-break/>jecinore et ejus venis, non ea in toto continebatur cor-</text:span></text:span></text:p>
      <text:p text:style-name="P3"><text:span text:style-name="Default_20_Paragraph_20_Font"><text:span text:style-name="T1">pore, quam ostendit jam inde usque ab initio urinarum<text:line-break/>crassities. Reliquum. ergo est perfrigerationem insignem<text:line-break/>cerebri aut facultatis imbecillitatem Hermocrati coma in-<text:line-break/>duxisse. die undecimo. p utrum autem. sit horum, extreme<text:line-break/>est pernietolum. Nam insanabilia ea esse demonstratum<text:line-break/>est frigora , cum calidis morbis et siccis succedant. Recte<text:line-break/>ergo Hippocrates scripsit, omnia vifa sunt remissa esse,<text:line-break/>nam quum exitiosissimum signum die undecimo coma in-<text:line-break/>cepisset, haud potuit fieri ut salubrem tum fletum corpus<text:line-break/>recuperaret. Imo vero ne medius quidem est ullus in ta-<text:line-break/>libus status , sed si a salubri flatu ea deflectat forma fe-<text:line-break/>bris, in contrariam impingit perniciem, in qua extingui-<text:line-break/>tur nativus calor. . Ergo quia coma symptoma ita parui-<text:line-break/>clusum undecimo die exstitit, attendamus urinas: </text:span></text:span><text:span text:style-name="Default_20_Paragraph_20_Font"><text:span text:style-name="T14">n</text:span></text:span><text:span text:style-name="Default_20_Paragraph_20_Font"><text:span text:style-name="T1">am si<text:line-break/>exitiosae etiam hae appareant esse, propinquam significant<text:line-break/>mortem; sin mediocres, in longius tempus trahetur: nam<text:line-break/>optima urina in talem statum nullo pacto incidet. Ad</text:span></text:span></text:p>
      <text:p text:style-name="P3">quid de eis referat, audiamus. Urinae, inquit, crassiores.<text:line-break/>Haec quidam ita connectunt, ut post dictionem <text:span text:style-name="Default_20_Paragraph_20_Font"><text:span text:style-name="T14">coma<text:line-break/></text:span></text:span>supradictam <text:span text:style-name="Default_20_Paragraph_20_Font"><text:span text:style-name="T14">coepit</text:span></text:span> urinis attribuant. Nam quum inter-<text:line-break/>cedat hoc inter coma et urinas, utrilibet assignes liceto<text:line-break/>ut duplex sit lectio, una haec, coma coepit, altera haec,<text:line-break/>coepit mejere crassiora: etenim verbo <text:span text:style-name="Default_20_Paragraph_20_Font"><text:span text:style-name="T23">σὐρει</text:span></text:span><text:span text:style-name="Default_20_Paragraph_20_Font"><text:span text:style-name="T28">, </text:span></text:span>id est <text:span text:style-name="Default_20_Paragraph_20_Font"><text:span text:style-name="T14">meje-<text:line-break/>bat, </text:span></text:span>per indicativum, quem vocant, modum prolato ad-<text:line-break/>jiciunt <text:span text:style-name="Default_20_Paragraph_20_Font"><text:span text:style-name="T23">ν</text:span></text:span><text:span text:style-name="Default_20_Paragraph_20_Font"><text:span text:style-name="T28"> </text:span></text:span>literam ac scribunt <text:span text:style-name="Default_20_Paragraph_20_Font"><text:span text:style-name="T23">υὐρειν</text:span></text:span><text:span text:style-name="Default_20_Paragraph_20_Font"><text:span text:style-name="T28"> </text:span></text:span>cum <text:span text:style-name="Default_20_Paragraph_20_Font"><text:span text:style-name="T23">ν</text:span></text:span><text:span text:style-name="Default_20_Paragraph_20_Font"><text:span text:style-name="T28">, </text:span></text:span>id est<text:line-break/><text:span text:style-name="Default_20_Paragraph_20_Font"><text:span text:style-name="T14">me</text:span></text:span>j<text:span text:style-name="Default_20_Paragraph_20_Font"><text:span text:style-name="T14">ere,</text:span></text:span> modo, ut vocant, infinitivo , ut verbo coepit con-<text:line-break/>sentiat scriptura. Caeterum dictioni <text:span text:style-name="Default_20_Paragraph_20_Font"><text:span text:style-name="T14">coma</text:span></text:span> est verisimi-<text:line-break/>litis verbum <text:span text:style-name="Default_20_Paragraph_20_Font"><text:span text:style-name="T14">coepit</text:span></text:span> adhaerere, cum nunc inceperit pri-<text:line-break/>silum: urinae vero crassae usque ab initio fuerint, siqui-<text:line-break/>dem in narratione diei primi fcriptum est hiS verbis: uri-<text:line-break/>nae crassae erant et rubrae depofitaeque non subsidebant.<text:line-break/>Quare non convenit, hinc dicere nunc coepisse urinas<text:line-break/>crassas esse, quum tales ab initio ad quintum usque diem<text:line-break/>fuissent: nam die quinto quidem mutatas tenues dicit</text:p>
      <text:p text:style-name="P3">factas; deinde septimo die eas fuisse commemoravit eas-<text:line-break/>dem. Recte igitur dixit: undecimo die reddebat urinas<text:line-break/>crassiores, conferens cum his illas, quae a quinto die hac-<text:line-break/>tenus tenues fuerant,. Jam etiam fubrubras eas fuisse<text:line-break/>ait et infra quaedam tenuia parva habuisse; quae fubside-<text:line-break/>rent. Subintelligendum enim estlluic, infra, parva quae-<text:line-break/>dam tenuia habuisse, quae subsiderent. Quare videntur<text:line-break/>ambegisse hae urinae inter bonas et exitiosas. Porro in<text:line-break/>fine quotl dicit, bisariam legunt. Quidam ita: non subsi-<text:line-break/>flebant aliquantulum, adiungentes dictionem <text:span text:style-name="Default_20_Paragraph_20_Font"><text:span text:style-name="T12">aliquantulum<text:line-break/></text:span></text:span>urinis non subsidentibus. Alii sic: subsidebant, deinde<text:line-break/>iterum ab initio, aliquantulum mente constabat, quod<text:line-break/>propius videtur ad sensum accedere. Nam aliquantu-<text:line-break/>lum si fit praedictum subfidere urinas, solent sic Graeci<text:line-break/>dicere; at non subsidentibus raro id genuS nomina adji-<text:line-break/>ciunt. HabeS ergo quae undecimo die symptomata et signa<text:line-break/>acciderunt. Videamus jam quae die quarto decimo de-<text:line-break/>scripserit.</text:p>
      <text:h text:style-name="P101" text:outline-level="2">VIII.</text:h>
      <text:p text:style-name="P5"><text:span text:style-name="Default_20_Paragraph_20_Font"><text:span text:style-name="T14">Quarto decimo die a sebre erat liber: non sudavit, dor-<text:line-break/>mivit, omnino mente constabat, urinae eaedem.</text:span></text:span></text:p>
      <text:p text:style-name="P1">Necquicqustm videatur adiectum, non sudavit, cui<text:line-break/>est simile, non illi profluxit sanguis, non vomuit, paro-<text:line-break/>fidas non habuit. Sed ut non multo ante dixit, sub diem<text:line-break/>undecimum omnia illa visa sunt esse remissa, qui quum<text:line-break/>dicere potuisset simpliciter: omnia sunt remissa, adiecit,<text:line-break/>visa sunt, quo illorum admoneret quae alibi scripsit: iis,<text:line-break/>quae non secundum rationem relevant, non est habenda<text:line-break/>fides, ita etiam hic non dubitavit cumulum addere, <text:span text:style-name="Default_20_Paragraph_20_Font"><text:span text:style-name="T14">non<text:line-break/>sudavit, </text:span></text:span>ut ob oculos proponeret quam sit infida remissio<text:line-break/>morbi. Nam si quae postulabat res quarto decimo die<text:line-break/>evenissent, conservassent hominem. Itaque quia non ap-<text:line-break/>paruerunt, llinc maIignitatem nobis morbi subjecit. Quos<text:line-break/>quidem affectus ignorat vuIgus medicorum et gaudet, si<text:line-break/>qua videatur aIIevatio, tametsi haec de exitiosis signis et</text:p>
      <text:p text:style-name="P3"><text:span text:style-name="Default_20_Paragraph_20_Font"><text:span text:style-name="T1">symptomatibus prioribus proficiscatur, nescium, cum natura<text:line-break/>enecatur et extinguitur insitus calor, tales solere affectio-<text:line-break/>nes incidere, non Iecus ac partes, quae defluxione mala<text:line-break/>in tumorem assurgunt, ubi natura prae infirmitate haud-<text:line-break/>quaquam attingit concoctionem humoris, qui excitavit tu-<text:line-break/>morem. Nam quum generatur, inquit, pus, dolores fiunt<text:line-break/>et febres, quod nativus calor humores tumoris auctores<text:line-break/>immutet; quare quando omnino hic a coquendo abstinet<text:line-break/>per imbecillitatem, nec laborant, nec febricitant, nisi<text:line-break/>perperam. Ideo fit ut in his qui suppurarunt, excreto<text:line-break/>pure pars sit, in quam fluxio impegit, salva; at ubi<text:line-break/>suppuratio et manifestus dolor et subrisi abest, putrescit<text:line-break/>pars, ut eam cogamur solidam aliquando praecidere. Huic<text:line-break/>igitur non dissimile est quod iis accidit, qui sine signis et<text:line-break/>sine ratione explicati sunt febre, post signa letalia. In<text:line-break/>hoc casu fuisse Hermocratem vel coma, quod hominem</text:span></text:span></text:p>
      <text:p text:style-name="P3"><text:span text:style-name="Default_20_Paragraph_20_Font"><text:span text:style-name="T1">die undecimo arripuit, arguebat. Siquidem una cum ar-<text:line-break/>dente febre et succum habente mordacem acremque ad-<text:line-break/>iunctum, si quis symptomate teneatur, humidos et frigi-<text:line-break/>.dos humores, atque non mordacesi comitante, non esse<text:line-break/>profligatum incommodum ostendit, quum nihil acciderit<text:line-break/>decretorii, sed suffocari et extingui nativum caIorem. Sed<text:line-break/>haec alias longius tractavimus. Quin etiam hic summa-<text:line-break/>tim satis fit dixisse de iis qui a febre in gravibus aegri-<text:line-break/>tudinibus praeter rationem liberantur: nam quo habere,<text:line-break/>quum signa processerint exitiosa, commodius videantur,<text:line-break/>hoc morbum habent perniciosiorem. At vero Sabinus di-<text:line-break/>xit, insidians morbus more ferae aut hominis sce</text:span></text:span><text:span text:style-name="Default_20_Paragraph_20_Font"><text:span text:style-name="T12">l</text:span></text:span><text:span text:style-name="Default_20_Paragraph_20_Font"><text:span text:style-name="T1">erati,<text:line-break/>animantis enim est ratione praediti petere insidiisi, nec<text:line-break/>opinantes adoritur, quos petivit. Verum ejusmodi verba<text:line-break/>nugas jure dixeris. Siquidem quum nihil quod scientiam<text:line-break/>faciat afferant, nisi loquacitate obtundant, institutum se<text:line-break/>putant exemplo demonstrasse , quod nulla ratione his, qui-</text:span></text:span></text:p>
      <text:p text:style-name="P2"><text:span text:style-name="Default_20_Paragraph_20_Font"><text:span text:style-name="T1">buscum confertur, consentiat. Quare hos relinquamus<text:line-break/>et ipsi jam quae instituimus absolvamus. Mihi vero<text:line-break/>hic animum diligenter adverte, ac cave mirerisi cur saepe<text:line-break/>ego, quum quempiam perniciose se habere dixissem, qui<text:line-break/>interim repente habere belle, adeo ut et Ievaret illuderet-<text:line-break/>que, non a pIebejisi tantum, sed et a medicis quibusdam,<text:line-break/>in praedictione tamen constarem ; postea quum repetere-<text:line-break/>tur iIle a morbo, qui videbatur recte habere, mereretur-<text:line-break/>que ex divinatrice non medica speculatione habitus sim<text:line-break/>praedixisse, quutn haec praeclari isti medici nusquam esse<text:line-break/>assirmaverint literis mandata. Equidem unde mortem qui-<text:line-break/>busdam in undecimum diem aut salutem praesagi veri n t,<text:line-break/>abunde scripsi de ejusmodi praedictionibus omnibus in<text:line-break/>commentariis de iudiciis et in libris etiam de diebus de-<text:line-break/>creterris: quorum est omnium princeps divinus ille Hip-<text:line-break/>pocrates. Sed caetera in illis quos citavi modo libris et<text:line-break/>vero etiam nonnullis aliis prosecutus sum. In praesentia</text:span></text:span></text:p>
      <text:p text:style-name="P2"><text:span text:style-name="Default_20_Paragraph_20_Font"><text:span text:style-name="T1">qui illo</text:span></text:span><text:span text:style-name="Default_20_Paragraph_20_Font"><text:span text:style-name="T3">s </text:span></text:span><text:span text:style-name="Default_20_Paragraph_20_Font"><text:span text:style-name="T1">revoIverint, his planam faciam propositam di-<text:line-break/>sputationem. Undecimo die Hermocrates melior esse visuS<text:line-break/>est, quartodecimo perfecte liberatus. Constituto jam hoc<text:line-break/>et praecognito, recidivam omnino fore et periturum eum,<text:line-break/>diem septimum decimum consentaneum erat iis, quae die<text:line-break/>undecimo et quarto decimo evenerant, recidivam attulisse.<text:line-break/>Nam morbi mutatio in dies incidit decretorios. Didici-<text:line-break/>IstuS namque in praesagiis et aphorifmis dierum quater-<text:line-break/>narios orbes in vigesimum, non in primum vigesimum in-<text:line-break/>cidere ; atque idcirco undecimum quarti decimi esse indi-<text:line-break/>cem, decimum vero et septimum vigesima. Ergo tum<text:line-break/>morbum rediisse die septimo Hermocrati in primis est con^-<text:line-break/>sonum , tum consecutam aliam esse mutationem vigesimo,<text:line-break/>non tamen jam lectis Hippocratis scriptis, quae die vige-<text:line-break/>fimo mutatio futura esset, constat. In causaest, quod nos<text:line-break/>lateat, quomodo vires laborantis haberent, atque cerlissi-<text:line-break/>mum earum signum , ipsos nimirum pulfus ipse praeterie-</text:span></text:span></text:p>
      <text:p text:style-name="P2">rit. His enim simul perspectis, facillimum erat dicere vi-<text:line-break/>gesimone die moriturusi esset aeger, an in spatium longius<text:line-break/>protrahendus morbus ; ignoratis vero obscurum. Itaque<text:line-break/>audiamus, quae de die septimo decimo, quae item de vi-<text:line-break/>gesimo, Hippocrates dicat.</text:p>
      <text:h text:style-name="Heading_20_2" text:outline-level="2">IX.</text:h>
      <text:p text:style-name="P5"><text:span text:style-name="Default_20_Paragraph_20_Font"><text:span text:style-name="T1">C</text:span></text:span><text:span text:style-name="Default_20_Paragraph_20_Font"><text:span text:style-name="T14">irca diem septimum decimum rediit: in sequentibus die-<text:line-break/>bus incaluit, febris erat acuta, urinae tenues, deliravit.</text:span></text:span></text:p>
      <text:p text:style-name="P1">Alia quidem sunt symptomata recidivae. At urinae<text:line-break/>tenues morbum esse inconcoctum significant. Itaque ut<text:line-break/>non sint magnopere signa, quae apparebant exitiosa, fore<text:line-break/>incolumem hominem dicere nequeas j conspiciens septimo<text:line-break/>decimo die eam urinarum inconcoctionem. Nam Hippo-</text:p>
      <text:p text:style-name="P3"><text:span text:style-name="Default_20_Paragraph_20_Font"><text:span text:style-name="T1">.crates ipse dixit in talibus ut aeger diuturnitatem morbi<text:line-break/>sustinere non possit esse periculum.</text:span></text:span></text:p>
      <text:h text:style-name="Heading_20_2" text:outline-level="2"><text:span text:style-name="Default_20_Paragraph_20_Font">X.</text:span></text:h>
      <text:p text:style-name="P5"><text:span text:style-name="Default_20_Paragraph_20_Font"><text:span text:style-name="T1">R</text:span></text:span><text:span text:style-name="Default_20_Paragraph_20_Font"><text:span text:style-name="T12">ursus autem vigesimo die iudicatus est, a febre immu-<text:line-break/>nis, non sudavit.</text:span></text:span></text:p>
      <text:p text:style-name="P1"><text:span text:style-name="Default_20_Paragraph_20_Font"><text:span text:style-name="T1">Quo secundum rationem die oportuisset febrem exa-<text:line-break/>cerbari, si natura prorsus humorum coctionem aggressa<text:line-break/>fuisset, quos incoctos urinae tenues permanentes prode-<text:line-break/>haut, eodem febriS perfecte cessavit. Neque enim decimo<text:line-break/>septimo caloris nativi ratione febris recidit, fed sola pu-<text:line-break/>tredinis succensis subtiliter humoribus. Itaque ipsorum<text:line-break/>humorum fervor persanatus a febre immunem hominem<text:line-break/>reddidit. Verum manentibus perniciosis fymptomatis,<text:line-break/>ut postea dicit, manifestum erat moriturum Hermocratem.<text:line-break/>Quemadmodum autem decimo quarto die scripsit: </text:span></text:span><text:span text:style-name="Default_20_Paragraph_20_Font"><text:span text:style-name="T12">non su-<text:line-break/>davit, </text:span></text:span><text:span text:style-name="Default_20_Paragraph_20_Font"><text:span text:style-name="T1">ita et vigesimo idem addidit, ad memoriam revo-</text:span></text:span></text:p>
      <text:p text:style-name="P2">cans levamentum absque signis factum esse. Quod autem<text:line-break/>permanserint symptomata, naturam aegrotantis extingui<text:line-break/>liquido constat ex his quae deinceps scripsit in vigesimi<text:line-break/>diei narratione, quibus jam mentem adhibe.</text:p>
      <text:h text:style-name="Heading_20_2" text:outline-level="2">XL</text:h>
      <text:p text:style-name="P5"><text:span text:style-name="Default_20_Paragraph_20_Font"><text:span text:style-name="T14">Cibos toto tempore aversabatur, mente constabat, loqui<text:line-break/>non valebat, lingua arida, non sitiebat, parce dormi-<text:line-break/>v</text:span></text:span>ir<text:span text:style-name="Default_20_Paragraph_20_Font"><text:span text:style-name="T14">: comatosus.</text:span></text:span></text:p>
      <text:p text:style-name="P1">Haec pronunciata omnia jam emorientis vitalis facul-<text:line-break/>tatis certa signa sunt, ut verbi gratia ciborum aversatio<text:line-break/>.^appetentiam significans, quae interdum ob orificium ven-<text:line-break/>Buculi ab aliena quadam humorum qualitate male affectum<text:line-break/>oboritur, interdum vero et propter facultatis ipsius exci-<text:line-break/>dium, cujus erant in fecunda valetudine nlunera, tum<text:line-break/>actionem fentire, tum ipsam sanatura appetere. Ejusdem</text:p>
      <text:p text:style-name="P3"><text:span text:style-name="Default_20_Paragraph_20_Font"><text:span text:style-name="T1">vero munus est tum humidae substantiae indigentia tum<text:line-break/>repletio. Quo itaque modo in his fe habuit, manifestavit<text:line-break/>Hippocrates hisce verbis. N</text:span></text:span><text:span text:style-name="Default_20_Paragraph_20_Font"><text:span text:style-name="T12">on si</text:span></text:span><text:span text:style-name="Default_20_Paragraph_20_Font"><text:span text:style-name="T1">t</text:span></text:span><text:span text:style-name="Default_20_Paragraph_20_Font"><text:span text:style-name="T12">ieba</text:span></text:span><text:span text:style-name="Default_20_Paragraph_20_Font"><text:span text:style-name="T1">t, atque huic fui,-<text:line-break/>junxit: </text:span></text:span><text:span text:style-name="Default_20_Paragraph_20_Font"><text:span text:style-name="T12">cibo</text:span></text:span><text:span text:style-name="Default_20_Paragraph_20_Font"><text:span text:style-name="T1">s </text:span></text:span><text:span text:style-name="Default_20_Paragraph_20_Font"><text:span text:style-name="T12">to</text:span></text:span><text:span text:style-name="Default_20_Paragraph_20_Font"><text:span text:style-name="T1">t</text:span></text:span><text:span text:style-name="Default_20_Paragraph_20_Font"><text:span text:style-name="T12">o tempore aversabatur. </text:span></text:span><text:span text:style-name="Default_20_Paragraph_20_Font"><text:span text:style-name="T1">Deinde scripsit:<text:line-break/></text:span></text:span><text:span text:style-name="Default_20_Paragraph_20_Font"><text:span text:style-name="T12">mente c</text:span></text:span><text:span text:style-name="Default_20_Paragraph_20_Font"><text:span text:style-name="T1">on</text:span></text:span><text:span text:style-name="Default_20_Paragraph_20_Font"><text:span text:style-name="T12">stabat;</text:span></text:span><text:span text:style-name="Default_20_Paragraph_20_Font"><text:span text:style-name="T1"> hinc: 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ngua ar</text:span></text:span><text:span text:style-name="Default_20_Paragraph_20_Font"><text:span text:style-name="T1">i</text:span></text:span><text:span text:style-name="Default_20_Paragraph_20_Font"><text:span text:style-name="T12">da , non sitiebat, Mente<text:line-break/></text:span></text:span><text:span text:style-name="Default_20_Paragraph_20_Font"><text:span text:style-name="T1">quidem </text:span></text:span><text:span text:style-name="Default_20_Paragraph_20_Font"><text:span text:style-name="T12">constabat</text:span></text:span><text:span text:style-name="Default_20_Paragraph_20_Font"><text:span text:style-name="T1"> ad communem utriusque distinctionem<text:line-break/>assumpsit, N</text:span></text:span><text:span text:style-name="Default_20_Paragraph_20_Font"><text:span text:style-name="T12">on si</text:span></text:span><text:span text:style-name="Default_20_Paragraph_20_Font"><text:span text:style-name="T1">ti</text:span></text:span><text:span text:style-name="Default_20_Paragraph_20_Font"><text:span text:style-name="T12">ebat</text:span></text:span><text:span text:style-name="Default_20_Paragraph_20_Font"><text:span text:style-name="T1"> vero ad alteram. Commu</text:span></text:span><text:span text:style-name="Default_20_Paragraph_20_Font"><text:span text:style-name="T12">nis--<text:line-break/></text:span></text:span><text:span text:style-name="Default_20_Paragraph_20_Font"><text:span text:style-name="T1">autum distinctio hoc feri, neque humidae, neque siccae<text:line-break/>substantiae indigentiam sentiebat. Non qu</text:span></text:span><text:span text:style-name="Default_20_Paragraph_20_Font"><text:span text:style-name="T12">o</text:span></text:span><text:span text:style-name="Default_20_Paragraph_20_Font"><text:span text:style-name="T1">d non confe-<text:line-break/>queretur, </text:span></text:span><text:span text:style-name="Default_20_Paragraph_20_Font"><text:span text:style-name="T12">t</text:span></text:span><text:span text:style-name="Default_20_Paragraph_20_Font"><text:span text:style-name="T1">est quod interiret ipsius facultas. . .Huic vero<text:line-break/>orationi, 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ngua arida</text:span></text:span><text:span text:style-name="Default_20_Paragraph_20_Font"><text:span text:style-name="T1">, ad j erit, </text:span></text:span><text:span text:style-name="Default_20_Paragraph_20_Font"><text:span text:style-name="T12">non si</text:span></text:span><text:span text:style-name="Default_20_Paragraph_20_Font"><text:span text:style-name="T1">ti</text:span></text:span><text:span text:style-name="Default_20_Paragraph_20_Font"><text:span text:style-name="T12">ebat, </text:span></text:span><text:span text:style-name="Default_20_Paragraph_20_Font"><text:span text:style-name="T1">qua dissui-^<text:line-break/>gueret non ob humiditatem hominem non sitivisse, quem-<text:line-break/>admodum nonnulli eorum qui humidum et frigidum hu-<text:line-break/>morem: accumularunt , fed quod etiamsi siticulosissime esset<text:line-break/>affectio, facultas tamen emoriens non </text:span></text:span><text:span text:style-name="Default_20_Paragraph_20_Font"><text:span text:style-name="T12">s</text:span></text:span><text:span text:style-name="Default_20_Paragraph_20_Font"><text:span text:style-name="T1">entiret. Non po-<text:line-break/>tuisse etiam eum loqui ob ejusdem jaetnram factum esu<text:line-break/>Si igitur haec sympt</text:span></text:span><text:span text:style-name="Default_20_Paragraph_20_Font"><text:span text:style-name="T12">o</text:span></text:span><text:span text:style-name="Default_20_Paragraph_20_Font"><text:span text:style-name="T1">mata et vigesimo die et per totum<text:line-break/>-fere. morbumipsi adfuerint, patet extincto nativo calore,</text:span></text:span></text:p>
      <text:p text:style-name="P3"><text:span text:style-name="Default_20_Paragraph_20_Font"><text:span text:style-name="T1">febrem vigesimo die cessavisse. Atque his id assentitur,<text:line-break/>parce dormivit, comatulus. Non enim ut qui fecundum<text:line-break/>naturam </text:span></text:span><text:span text:style-name="Default_20_Paragraph_20_Font"><text:span text:style-name="T12">t</text:span></text:span><text:span text:style-name="Default_20_Paragraph_20_Font"><text:span text:style-name="T1">e habent dormivit, fed propter facultatis in-<text:line-break/>firmitatem ultro oculos ita claudebat, ut apertos .habere<text:line-break/>non valeret et ipsos inclinabat parceque dormivit. Adje-<text:line-break/>cit enim verbo, </text:span></text:span><text:span text:style-name="Default_20_Paragraph_20_Font"><text:span text:style-name="T12">d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mi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t</text:span></text:span><text:span text:style-name="Default_20_Paragraph_20_Font"><text:span text:style-name="T1">, adverbium </text:span></text:span><text:span text:style-name="Default_20_Paragraph_20_Font"><text:span text:style-name="T12">parce</text:span></text:span><text:span text:style-name="Default_20_Paragraph_20_Font"><text:span text:style-name="T1">, quoniam etiam<text:line-break/>hoc .infirmae facultatis signum erat, non somnorum fecune<text:line-break/>dum naturam. Quare aegrotanti hoc tempore fomniculo-<text:line-break/>fum coma fuit magis quam propter fensisici principii hu-<text:line-break/>miditatem. Mirari itaque licet nun quod interierit Her-<text:line-break/>mocrates, fed quod adusque vigesimum septimum fuffece-.<text:line-break/>rit. Rationi namque consentaneum erat non multo post<text:line-break/>vigesimum diem mortem confequuturam esse. Constat igi-<text:line-break/>tur juvenem quendam fuisse et natura valde robustum,-<text:line-break/>ob usque obstitisse paululum . marcescentem. Licet. enim<text:line-break/>ex omnibus ipsi obortis coniicere vocatum a recentiori-<text:line-break/>bus medicis marcorem retorridum fuisse. Peremit autem<text:line-break/>ap</text:span></text:span><text:span text:style-name="Default_20_Paragraph_20_Font"><text:span text:style-name="T12">t</text:span></text:span><text:span text:style-name="Default_20_Paragraph_20_Font"><text:span text:style-name="T1">um vigesimo feptimo die febris, quae ob humorum pu-</text:span></text:span></text:p>
      <text:p text:style-name="P2"><text:span text:style-name="Default_20_Paragraph_20_Font"><text:span text:style-name="T1">tredinem vigesimo quarto concitata fuerat, quam sequenti<text:line-break/>textu manifestavit. At operae pretium est observare cur<text:line-break/>in. praefecti. textu scripserit: m</text:span></text:span><text:span text:style-name="Default_20_Paragraph_20_Font"><text:span text:style-name="T12">ente prorsu</text:span></text:span><text:span text:style-name="Default_20_Paragraph_20_Font"><text:span text:style-name="T1">s </text:span></text:span><text:span text:style-name="Default_20_Paragraph_20_Font"><text:span text:style-name="T12">c</text:span></text:span><text:span text:style-name="Default_20_Paragraph_20_Font"><text:span text:style-name="T1">o</text:span></text:span><text:span text:style-name="Default_20_Paragraph_20_Font"><text:span text:style-name="T12">nstaba</text:span></text:span><text:span text:style-name="Default_20_Paragraph_20_Font"><text:span text:style-name="T1">t.<text:line-break/>Videtur . siquidem omnino mente constitisse , quum ipfe<text:line-break/>Hippocrates pronunciet aegrum in quinti diei enarratione<text:line-break/>desipuisse , ac futilis postea sexto die adjecit : </text:span></text:span><text:span text:style-name="Default_20_Paragraph_20_Font"><text:span text:style-name="T12">n</text:span></text:span><text:span text:style-name="Default_20_Paragraph_20_Font"><text:span text:style-name="T1">o</text:span></text:span><text:span text:style-name="Default_20_Paragraph_20_Font"><text:span text:style-name="T12">n</text:span></text:span><text:span text:style-name="Default_20_Paragraph_20_Font"><text:span text:style-name="T1"> m</text:span></text:span><text:span text:style-name="Default_20_Paragraph_20_Font"><text:span text:style-name="T12">en</text:span></text:span><text:span text:style-name="Default_20_Paragraph_20_Font"><text:span text:style-name="T1">t</text:span></text:span><text:span text:style-name="Default_20_Paragraph_20_Font"><text:span text:style-name="T12">e<text:line-break/>constitit, </text:span></text:span><text:span text:style-name="Default_20_Paragraph_20_Font"><text:span text:style-name="T1">et mulus: </text:span></text:span><text:span text:style-name="Default_20_Paragraph_20_Font"><text:span text:style-name="T12">de</text:span></text:span><text:span text:style-name="Default_20_Paragraph_20_Font"><text:span text:style-name="T1">rim</text:span></text:span><text:span text:style-name="Default_20_Paragraph_20_Font"><text:span text:style-name="T12">o sept</text:span></text:span><text:span text:style-name="Default_20_Paragraph_20_Font"><text:span text:style-name="T1">i</text:span></text:span><text:span text:style-name="Default_20_Paragraph_20_Font"><text:span text:style-name="T12">mo desipu</text:span></text:span><text:span text:style-name="Default_20_Paragraph_20_Font"><text:span text:style-name="T1">i</text:span></text:span><text:span text:style-name="Default_20_Paragraph_20_Font"><text:span text:style-name="T12">t. </text:span></text:span><text:span text:style-name="Default_20_Paragraph_20_Font"><text:span text:style-name="T1">E duobus<text:line-break/>itaque alterum aut qui solis his diebus deliravit, alio vero<text:line-break/>tempore mente constitit, significare volens scripsit , </text:span></text:span><text:span text:style-name="Default_20_Paragraph_20_Font"><text:span text:style-name="T12">men</text:span></text:span><text:span text:style-name="Default_20_Paragraph_20_Font"><text:span text:style-name="T1">t</text:span></text:span><text:span text:style-name="Default_20_Paragraph_20_Font"><text:span text:style-name="T12">e<text:line-break/>prorsus constaba</text:span></text:span><text:span text:style-name="Default_20_Paragraph_20_Font"><text:span text:style-name="T1">t, aut quod vigesimo die cujus inte</text:span></text:span><text:span text:style-name="Default_20_Paragraph_20_Font"><text:span text:style-name="T12">r</text:span></text:span><text:span text:style-name="Default_20_Paragraph_20_Font"><text:span text:style-name="T1">pre-<text:line-break/>tationem m praetenti textu scripsit; prorsus mente consta-<text:line-break/>bat, hoc est, ne paululum quidem deliravit. Quare autem<text:line-break/>adjecit . paulo ante dixi. Quum enim quidam in morbis<text:line-break/>non sitiant, neque appeta</text:span></text:span><text:span text:style-name="Default_20_Paragraph_20_Font"><text:span text:style-name="T12">n</text:span></text:span><text:span text:style-name="Default_20_Paragraph_20_Font"><text:span text:style-name="T1">t, aut propter delirium non sen-<text:line-break/>tiant quae patiuntur aut propter facultatis naturalis ven-<text:line-break/>, trienii interitum. Quoniam vero citra delirium ita pa-<text:line-break/>tiant ur, relinquitur naturalem ipforum facultatem emor-<text:line-break/>tuam esse.</text:span></text:span></text:p>
      <text:h text:style-name="P101" text:outline-level="2"><text:span text:style-name="Default_20_Paragraph_20_Font"><text:span text:style-name="T5">. </text:span></text:span><text:span text:style-name="Default_20_Paragraph_20_Font"><text:span text:style-name="T1">XII.</text:span></text:span></text:h>
      <text:p text:style-name="P1"><text:span text:style-name="Default_20_Paragraph_20_Font"><text:span text:style-name="T12">c</text:span></text:span><text:span text:style-name="Default_20_Paragraph_20_Font"><text:span text:style-name="T1">i</text:span></text:span><text:span text:style-name="Default_20_Paragraph_20_Font"><text:span text:style-name="T12">rciter ver</text:span></text:span><text:span text:style-name="Default_20_Paragraph_20_Font"><text:span text:style-name="T1">o </text:span></text:span><text:span text:style-name="Default_20_Paragraph_20_Font"><text:span text:style-name="T12">quar</text:span></text:span><text:span text:style-name="Default_20_Paragraph_20_Font"><text:span text:style-name="T1">t</text:span></text:span><text:span text:style-name="Default_20_Paragraph_20_Font"><text:span text:style-name="T12">um et vigesi</text:span></text:span><text:span text:style-name="Default_20_Paragraph_20_Font"><text:span text:style-name="T1">m</text:span></text:span><text:span text:style-name="Default_20_Paragraph_20_Font"><text:span text:style-name="T12">u</text:span></text:span><text:span text:style-name="Default_20_Paragraph_20_Font"><text:span text:style-name="T1">m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m incalu</text:span></text:span><text:span text:style-name="Default_20_Paragraph_20_Font"><text:span text:style-name="T1">i</text:span></text:span><text:span text:style-name="Default_20_Paragraph_20_Font"><text:span text:style-name="T12">t , a</text:span></text:span><text:span text:style-name="Default_20_Paragraph_20_Font"><text:span text:style-name="T1">li</text:span></text:span><text:span text:style-name="Default_20_Paragraph_20_Font"><text:span text:style-name="T12">u</text:span></text:span><text:span text:style-name="Default_20_Paragraph_20_Font"><text:span text:style-name="T1">s<text:line-break/>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dis tenu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et cop</text:span></text:span><text:span text:style-name="Default_20_Paragraph_20_Font"><text:span text:style-name="T1">i</text:span></text:span><text:span text:style-name="Default_20_Paragraph_20_Font"><text:span text:style-name="T12">osa stu</text:span></text:span><text:span text:style-name="Default_20_Paragraph_20_Font"><text:span text:style-name="T1">i</text:span></text:span><text:span text:style-name="Default_20_Paragraph_20_Font"><text:span text:style-name="T12">da; sequen</text:span></text:span><text:span text:style-name="Default_20_Paragraph_20_Font"><text:span text:style-name="T1">t</text:span></text:span><text:span text:style-name="Default_20_Paragraph_20_Font"><text:span text:style-name="T12">ibu</text:span></text:span><text:span text:style-name="Default_20_Paragraph_20_Font"><text:span text:style-name="T1">s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bu</text:span></text:span><text:span text:style-name="Default_20_Paragraph_20_Font"><text:span text:style-name="T1">s<text:line-break/></text:span></text:span><text:span text:style-name="Default_20_Paragraph_20_Font"><text:span text:style-name="T12">, febri</text:span></text:span><text:span text:style-name="Default_20_Paragraph_20_Font"><text:span text:style-name="T1">s </text:span></text:span><text:span text:style-name="Default_20_Paragraph_20_Font"><text:span text:style-name="T12">acu</text:span></text:span><text:span text:style-name="Default_20_Paragraph_20_Font"><text:span text:style-name="T1">t</text:span></text:span><text:span text:style-name="Default_20_Paragraph_20_Font"><text:span text:style-name="T12">a, lingua exusta esi, v</text:span></text:span><text:span text:style-name="Default_20_Paragraph_20_Font"><text:span text:style-name="T1">i</text:span></text:span><text:span text:style-name="Default_20_Paragraph_20_Font"><text:span text:style-name="T12">gesi</text:span></text:span><text:span text:style-name="Default_20_Paragraph_20_Font"><text:span text:style-name="T1">mo </text:span></text:span><text:span text:style-name="Default_20_Paragraph_20_Font"><text:span text:style-name="T12">sept</text:span></text:span><text:span text:style-name="Default_20_Paragraph_20_Font"><text:span text:style-name="T1">imo </text:span></text:span><text:span text:style-name="Default_20_Paragraph_20_Font"><text:span text:style-name="T12">de-<text:line-break/>sar otu</text:span></text:span><text:span text:style-name="Default_20_Paragraph_20_Font"><text:span text:style-name="T1">s </text:span></text:span><text:span text:style-name="Default_20_Paragraph_20_Font"><text:span text:style-name="T12">est.</text:span></text:span></text:p>
      <text:p text:style-name="P1"><text:span text:style-name="Default_20_Paragraph_20_Font"><text:span text:style-name="T1">Huic aegroto quartus et vigesimus inter judicatorio.s<text:line-break/>est circuitus., ut demonstratum est, multoque magis vige-<text:line-break/>simus septimus in hoc quasdam innovationes ex propor-<text:line-break/>tione attulerunt. Quemadmodum enim septimo decimo<text:line-break/>die </text:span></text:span><text:span text:style-name="Default_20_Paragraph_20_Font"><text:span text:style-name="T12">s</text:span></text:span><text:span text:style-name="Default_20_Paragraph_20_Font"><text:span text:style-name="T1">everius est morbus, vigesimo die melius habere visus<text:line-break/>est , non ita tamen habens secundum rei veritatem , sed<text:line-break/>opinionem multis praebens extincti caloris nativi sine fe-<text:line-break/>bre factus esu Eodem modo die vigesimo . quarto quum<text:line-break/>ex reliquorum humorum putredine febricitare incepisset;<text:line-break/>deincepsque deorsum multa dejecisset tum tenuia tum</text:span></text:span></text:p>
      <text:p text:style-name="P3">maIigna, vigesimo septimo die obiit facta febre ipsa <text:span text:style-name="Default_20_Paragraph_20_Font"><text:span text:style-name="T1">et<text:line-break/></text:span></text:span>acuta et sicca, per quae et Iingua simuI exusta est.</text:p>
      <text:h text:style-name="Heading_20_2" text:outline-level="2"><text:bookmark-start text:name="bookmark4"/>XIlI.<text:bookmark-end text:name="bookmark4"/></text:h>
      <text:p text:style-name="P5"><text:span text:style-name="Default_20_Paragraph_20_Font"><text:span text:style-name="T14">Huic surditas per totum morbum permansit; urinae aut<text:line-break/>crassae et rubrae non subsidebant, aut tenues et dec</text:span></text:span>u<text:span text:style-name="Default_20_Paragraph_20_Font"><text:span text:style-name="T14">lo-<text:line-break/>res enaeoremata continebant ; gustare non valebat.</text:span></text:span></text:p>
      <text:p text:style-name="P1">Atque post vigefimi diei expositionem deinceps quod<text:line-break/>nunc enunciatum est adscripsit, <text:span text:style-name="Default_20_Paragraph_20_Font"><text:span text:style-name="T14">gustare non valebat</text:span></text:span>, quod<text:line-break/>idem ac vox, <text:span text:style-name="Default_20_Paragraph_20_Font"><text:span text:style-name="T14">cibos aversatus</text:span></text:span>, significat. At urinas a de-<text:line-break/>cimo septimo die tenues adusque vigefimum fuisse protu-<text:line-break/>lit. Praedixerat autem , si quid meminerimus , et de his<text:line-break/>quae rubrum et non subsidens enaeorema haberent. Nunc<text:line-break/>vero repetitis simul omnibus quae demonstraverat paten-<text:line-break/>tia, loquitur istum alias aliam urinam minxisse, bonam<text:line-break/>autem pIane nuIIam. Praeterea quod per totum morbum<text:line-break/>surditas permanserit, non antea pronunciatum jure nunc</text:p>
      <text:p text:style-name="P3">apposuit. At non novi quomodo nihil quicquam etiamnum<text:line-break/>de auriginosa effusione protulerit. Nam consentaneum<text:line-break/>erat etiam hujus meminisse. Sed fortassis quod pateret<text:line-break/>omnibus eam perseverasse tacuit. Quod enim nondum<text:line-break/>sudor Hermocrati erupisset, neque per alVum aut urinas<text:line-break/>aut vomitus biliosorum vacuatio consequuta esset, sedari<text:line-break/>non potuit icterus. Ex omnibus itaque narratis ipsi jecur<text:line-break/>vehementer affectum fuisse videtur, quod tum vegetatri-<text:line-break/>cis tum naturalis animae appellatae principium existit,<text:line-break/>cujus quatuor esse facultates demonstravimus, attractricesn,<text:line-break/>retentricem, alteratricem et expultricem, quibus corpora<text:line-break/>tum nutriuntur, tum increfcunt, ipsaque affecta inappe-<text:line-break/>tentiae ita graves prehendunt, ut mori potiuS aeger velit,<text:line-break/>quam quicquam gustare.</text:p>
      <text:p text:style-name="P1">Vetustiora quidem exempIaria ad<text:span text:style-name="Default_20_Paragraph_20_Font"><text:span text:style-name="T14">i</text:span></text:span>ectorum aegris cha-<text:line-break/>Tactorum principium habebant a muliere apud Bitonem</text:p>
      <text:p text:style-name="P3">anginosa septima ab initio descripta. Et sane qui ad-<text:line-break/>scriptos huic libro characteres interpretati sunt, ab illa<text:line-break/>omnes inceperunt, dicentes primis aegris ipsos non ad-<text:line-break/>jectos esse. In nonnulliS tamen exemplaribuS quae nunc<text:line-break/>in manuS nostras pervenerunt, primiS etiam aegris adiecti<text:line-break/>charactereS reperiuntur, ut et Dioscoridisi editio ipsos ha-<text:line-break/>bet. Atque huic utique Hermocrati primum quidem sub-<text:line-break/>scriptum est <text:span text:style-name="Default_20_Paragraph_20_Font"><text:span text:style-name="T23">π</text:span></text:span><text:span text:style-name="Default_20_Paragraph_20_Font"><text:span text:style-name="T28"> </text:span></text:span>lineam in medio habens characterum omnium<text:line-break/>quos in aegrotis omnibus adscriptos reperiri diximus.<text:line-break/>Deinde <text:span text:style-name="Default_20_Paragraph_20_Font"><text:span text:style-name="T14">B</text:span></text:span> scriptum est, atque post ipsum d lineam rectam<text:line-break/>deorsum reversam habens veluti v. Descriptum deinde<text:line-break/>post ipsum <text:span text:style-name="Default_20_Paragraph_20_Font"><text:span text:style-name="T23">κ</text:span></text:span><text:span text:style-name="Default_20_Paragraph_20_Font"><text:span text:style-name="T28"> </text:span></text:span><text:span text:style-name="Default_20_Paragraph_20_Font"><text:span text:style-name="T23">ρ</text:span></text:span><text:span text:style-name="Default_20_Paragraph_20_Font"><text:span text:style-name="T28"> </text:span></text:span>Post haec <text:span text:style-name="Default_20_Paragraph_20_Font"><text:span text:style-name="T14">D,</text:span></text:span> hoc modo <text:span text:style-name="Default_20_Paragraph_20_Font"><text:span text:style-name="T23">π</text:span></text:span><text:span text:style-name="Default_20_Paragraph_20_Font"><text:span text:style-name="T28">. </text:span></text:span><text:span text:style-name="Default_20_Paragraph_20_Font"><text:span text:style-name="T23">ε</text:span></text:span><text:span text:style-name="Default_20_Paragraph_20_Font"><text:span text:style-name="T28">. </text:span></text:span>d. K. <text:span text:style-name="Default_20_Paragraph_20_Font"><text:span text:style-name="T23">θ</text:span></text:span><text:span text:style-name="Default_20_Paragraph_20_Font"><text:span text:style-name="T28">.<text:line-break/></text:span></text:span>Primus itaque character ut antea <text:span text:style-name="Default_20_Paragraph_20_Font"><text:span text:style-name="T23">τὸ</text:span></text:span><text:span text:style-name="Default_20_Paragraph_20_Font"><text:span text:style-name="T28"> </text:span></text:span><text:span text:style-name="Default_20_Paragraph_20_Font"><text:span text:style-name="T23">πιθανόν</text:span></text:span><text:span text:style-name="Default_20_Paragraph_20_Font"><text:span text:style-name="T28"> </text:span></text:span><text:span text:style-name="Default_20_Paragraph_20_Font"><text:span text:style-name="T14">credibile<text:line-break/></text:span></text:span>significat, quemadmodum et ultima litera interdum quidem<text:line-break/>v, interdum vero <text:span text:style-name="Default_20_Paragraph_20_Font"><text:span text:style-name="T23">θ</text:span></text:span><text:span text:style-name="Default_20_Paragraph_20_Font"><text:span text:style-name="T28"> </text:span></text:span>scripta, sanitatiS quidem <text:span text:style-name="Default_20_Paragraph_20_Font"><text:span text:style-name="T14">v, </text:span></text:span>mortis<text:line-break/>vero <text:span text:style-name="Default_20_Paragraph_20_Font"><text:span text:style-name="T23">θ</text:span></text:span><text:span text:style-name="Default_20_Paragraph_20_Font"><text:span text:style-name="T28"> </text:span></text:span>signum est. Qui vero character hunc praeco-<text:line-break/>cedit, dierum numerum indicat, quibus homo interiit aut<text:line-break/>perfecte sanatus est. Qui in medio existunt , modum ha-</text:p>
      <text:p text:style-name="P3">bent, in quo servari hominem contigit vel interire. <text:span text:style-name="Default_20_Paragraph_20_Font"><text:span text:style-name="T1">Et<text:line-break/></text:span></text:span>nunc characterem <text:span text:style-name="Default_20_Paragraph_20_Font"><text:span text:style-name="T23">ε</text:span></text:span><text:span text:style-name="Default_20_Paragraph_20_Font"><text:span text:style-name="T28"> </text:span></text:span>cum <text:span text:style-name="Default_20_Paragraph_20_Font"><text:span text:style-name="T14">d</text:span></text:span> deorsum reflexo scribens ere-<text:line-break/>dibile esse ait retentis deiectionibus , vigesimo septimo<text:line-break/>periisse Hermocratem. Quidam interpretum, quod alvus<text:line-break/>vigesimo quarto die profluxerit, ipsi mortem accidisse pro-<text:line-break/>ferunt ex prorrhetico auctoritatem promentes in textu ita<text:line-break/>se habentem: <text:span text:style-name="Default_20_Paragraph_20_Font"><text:span text:style-name="T14">Surditas et urinae praerubrae non subsi-<text:line-break/>dentes, enaeorema habentes delirium portendunt, his ob-<text:line-break/>or</text:span></text:span>i<text:span text:style-name="Default_20_Paragraph_20_Font"><text:span text:style-name="T14">ri soterum malum. Mala quoque et ictero succedens<text:line-break/>fetuitas. </text:span></text:span>H<text:span text:style-name="Default_20_Paragraph_20_Font"><text:span text:style-name="T14">os quidem voce privari, scd sentientes esse<text:line-break/>contingit; atque his, arbitror, alvus prorumpit, ut Per-<text:line-break/>mippo suctum est, atque obiit. </text:span></text:span>Is est ex prorrhetico tex-<text:line-break/>tus, de quo quum librum illum explanaremus, dictum est.<text:line-break/>Nunc vero tantum dicere fussiciet rursus, memoriae gra-<text:line-break/>tia et quae in illis et quae hoc in libro hucusque expo-<text:line-break/>fuimus. Contigit siquidem Hermocratem neque per alvi</text:p>
      <text:p text:style-name="P3"><text:span text:style-name="Default_20_Paragraph_20_Font"><text:span text:style-name="T1">retentionem, neque per excretionem interiisse, fed haec<text:line-break/>quidem morbi symptomata apparuisse quemadmodum et<text:line-break/>quum a</text:span></text:span><text:span text:style-name="Default_20_Paragraph_20_Font"><text:span text:style-name="T12">n</text:span></text:span><text:span text:style-name="Default_20_Paragraph_20_Font"><text:span text:style-name="T1">tea excrevit co</text:span></text:span><text:span text:style-name="Default_20_Paragraph_20_Font"><text:span text:style-name="T12">m</text:span></text:span><text:span text:style-name="Default_20_Paragraph_20_Font"><text:span text:style-name="T1">busta, utrisque et .hepatis asse-<text:line-break/>oriones consequentibus, ut ostendimus, tum in aliis qui-<text:line-break/>husdam tum in commentariis de locis affectis. videtur<text:line-break/>autem et ipsi mors maxime quidem ob hepar advenisse;<text:line-break/>jam vero et quod caput non fecundum naturam haberet.<text:line-break/>Aegrotum. autem etiamnum absurdius interpretantur qui<text:line-break/>ob id scriptum suium profitentur, ut judicatoriorum die-<text:line-break/>runa vires perpenderemus, ac si non omnibus quidem ae-<text:line-break/>gris communiter hoc observetur , </text:span></text:span><text:span text:style-name="Default_20_Paragraph_20_Font"><text:span text:style-name="T12">t</text:span></text:span><text:span text:style-name="Default_20_Paragraph_20_Font"><text:span text:style-name="T1">est singula seorsum juxta<text:line-break/>eas quae ipsi contigerunt affectiones.</text:span></text:span></text:p>
      <text:h text:style-name="Heading_20_2" text:outline-level="2"><text:span text:style-name="Default_20_Paragraph_20_Font">X1U</text:span></text:h>
      <text:p text:style-name="Normal"><text:span text:style-name="Default_20_Paragraph_20_Font"><text:span text:style-name="T12">Qu</text:span></text:span><text:span text:style-name="Default_20_Paragraph_20_Font"><text:span text:style-name="T1">i </text:span></text:span><text:span text:style-name="Default_20_Paragraph_20_Font"><text:span text:style-name="T12">in</text:span></text:span><text:span text:style-name="Default_20_Paragraph_20_Font"><text:span text:style-name="T1"> D</text:span></text:span><text:span text:style-name="Default_20_Paragraph_20_Font"><text:span text:style-name="T12">ealcis h</text:span></text:span><text:span text:style-name="Default_20_Paragraph_20_Font"><text:span text:style-name="T1">o</text:span></text:span><text:span text:style-name="Default_20_Paragraph_20_Font"><text:span text:style-name="T12">rto decumbeba</text:span></text:span><text:span text:style-name="Default_20_Paragraph_20_Font"><text:span text:style-name="T1">t.</text:span></text:span></text:p>
      <text:p text:style-name="P2"><text:span text:style-name="Default_20_Paragraph_20_Font"><text:span text:style-name="T1">Hic quoque rursum Sabinus hortum adjectum esse ait<text:line-break/>adjuvantem morbi causam homini factum esse, atque hisce-<text:line-break/>verbis ita scribit: ob id enim et hortum nunquam appo-<text:line-break/>luisset hincque febri causam extitisse manifestans. Non<text:line-break/>enim herbivorum animal homo est; quapropter ex alieno<text:line-break/>victu veluti innovationem quandam sustinuit. Hoc in loco<text:line-break/>quidem ille scripsit: Sed quoniam in hoc commentario<text:line-break/>praeter meam ipsius voluntatem ad alienarum explicatio-<text:line-break/>num confutationem ab amicis scribere quaedam sum ad-<text:line-break/>ductus, et nunc pauca adliciam idem genus habentia. Pri-<text:line-break/>mum itaque neque perpetuo hominem habitare dixit in<text:line-break/>Delicis horto, sed jacere solum scripsit; qui antea quum<text:line-break/>recte valeret, alibi habitare potuit; morbo vero correptus<text:line-break/>opportunioris diversorii indigus tale in Dealcis horto<text:line-break/>habuerit. Secundo non necesse est in horto diversorium<text:line-break/>habentem oleribus perpetuo vesci ut herbivorum animal ;<text:line-break/>quemadmodum neque si prope eos fueris , qui caprinam<text:line-break/>vel orillam carnem vendunt, hanc quotidie comedas, ut</text:span></text:span></text:p>
      <text:p text:style-name="P118"><text:span text:style-name="Default_20_Paragraph_20_Font"><text:span text:style-name="T1">qui oratorie loquuntur. Neque enim si vicinus his fueris<text:line-break/>qui carnes vendunt , propterea tibi necesse est ut et plu-<text:line-break/>rimas has integras veluti athletae devores. Tertium ah<text:line-break/>his est, quod quum multum sermonum ubertatem haberet<text:line-break/>ad aeris hortorum accusationem, hanc quidem totam par-<text:line-break/>tem praetermisit et ad olera conversus esu Cloacas quo-<text:line-break/>que commemorare poterat, quae excrementa ad hortos fere<text:line-break/>repurgant omnemque talem graveolentiam, atque etiamnum<text:line-break/>ab oleribus, arboribus et fruticibus, uta brassica, careo et<text:line-break/>buxo exhalationem. Circumstans enim aer manifeste ab<text:line-break/>horum ricinia pravus redditur. Sed enim jam satis a me<text:line-break/>de harum interpretationum contradictionibus enarratum<text:line-break/>est. Ad utilia vero digressus textus Hippocratis prosequar.</text:span></text:span></text:p>
      <text:h text:style-name="Heading_20_2" text:outline-level="2"><text:span text:style-name="Default_20_Paragraph_20_Font"><text:span text:style-name="T1">XV.</text:span></text:span><text:span text:style-name="Default_20_Paragraph_20_Font"><text:span text:style-name="T12"><text:tab/>A</text:span></text:span></text:h>
      <text:p text:style-name="P5"><text:span text:style-name="Default_20_Paragraph_20_Font"><text:span text:style-name="T1">Di</text:span></text:span><text:span text:style-name="Default_20_Paragraph_20_Font"><text:span text:style-name="T12">ut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cap</text:span></text:span><text:span text:style-name="Default_20_Paragraph_20_Font"><text:span text:style-name="T1">itis </text:span></text:span><text:span text:style-name="Default_20_Paragraph_20_Font"><text:span text:style-name="T12">grav</text:span></text:span><text:span text:style-name="Default_20_Paragraph_20_Font"><text:span text:style-name="T1">it</text:span></text:span><text:span text:style-name="Default_20_Paragraph_20_Font"><text:span text:style-name="T12">ate et te</text:span></text:span><text:span text:style-name="Default_20_Paragraph_20_Font"><text:span text:style-name="T1">m</text:span></text:span><text:span text:style-name="Default_20_Paragraph_20_Font"><text:span text:style-name="T12">por</text:span></text:span><text:span text:style-name="Default_20_Paragraph_20_Font"><text:span text:style-name="T1">is </text:span></text:span><text:span text:style-name="Default_20_Paragraph_20_Font"><text:span text:style-name="T12">dextri dolore vexatu</text:span></text:span><text:span text:style-name="Default_20_Paragraph_20_Font"><text:span text:style-name="T1">r,<text:line-break/>l</text:span></text:span><text:span text:style-name="Default_20_Paragraph_20_Font"><text:span text:style-name="T12">ev</text:span></text:span><text:span text:style-name="Default_20_Paragraph_20_Font"><text:span text:style-name="T1">i </text:span></text:span><text:span text:style-name="Default_20_Paragraph_20_Font"><text:span text:style-name="T12">autem occasione igne prehensu</text:span></text:span><text:span text:style-name="Default_20_Paragraph_20_Font"><text:span text:style-name="T1">s </text:span></text:span><text:span text:style-name="Default_20_Paragraph_20_Font"><text:span text:style-name="T12">decubuit.</text:span></text:span></text:p>
      <text:p text:style-name="P2"><text:span text:style-name="Default_20_Paragraph_20_Font"><text:span text:style-name="T1">Ignem quidem Hippocrates febrem vehementem ap-<text:line-break/>pellat, prout jam saepenumero a me demonstratum esu<text:line-break/>Praeterea et quod proprie magis, ut et hominibus omni..<text:line-break/>bus consuetum est parvas causas occasiones vocare, ita et<text:line-break/>ipse interdum appellat idque demonstratum esu Quaedam<text:line-break/>enim per se ipsa quidem morbum efficere nequeunt, quae<text:line-break/>si ad praeexistentem morborum praeparationem accesserint,<text:line-break/>totius morbr causam habere, quemadmodum in proposito<text:line-break/>aegroto existimantur. Nam quod caput diutius gravaretur<text:line-break/>tempusque doleret, affectum quendam - morbosum homini<text:line-break/>procreatum esse demonstrabat. Atque sane probe fecisset,<text:line-break/>si priusquam ob levem aliquam externam cau</text:span></text:span><text:span text:style-name="Default_20_Paragraph_20_Font"><text:span text:style-name="T12">t</text:span></text:span><text:span text:style-name="Default_20_Paragraph_20_Font"><text:span text:style-name="T1">am aegro-<text:line-break/>tasset, quae ipsius opportunitatem ad affectum prodebat,<text:line-break/>medico sele credidisset, qui a futuro morbo praeservare<text:line-break/>potuisset.</text:span></text:span></text:p>
      <text:h text:style-name="Heading_20_2" text:outline-level="2"><text:span text:style-name="Default_20_Paragraph_20_Font">XVI.</text:span></text:h>
      <text:p text:style-name="Normal"><text:span text:style-name="Default_20_Paragraph_20_Font"><text:span text:style-name="T1">Po</text:span></text:span><text:span text:style-name="Default_20_Paragraph_20_Font"><text:span text:style-name="T12">strid</text:span></text:span><text:span text:style-name="Default_20_Paragraph_20_Font"><text:span text:style-name="T1">i</text:span></text:span><text:span text:style-name="Default_20_Paragraph_20_Font"><text:span text:style-name="T12">e ex sin</text:span></text:span><text:span text:style-name="Default_20_Paragraph_20_Font"><text:span text:style-name="T1">i</text:span></text:span><text:span text:style-name="Default_20_Paragraph_20_Font"><text:span text:style-name="T12">stra nare paucu</text:span></text:span><text:span text:style-name="Default_20_Paragraph_20_Font"><text:span text:style-name="T1">s </text:span></text:span><text:span text:style-name="Default_20_Paragraph_20_Font"><text:span text:style-name="T12">meru</text:span></text:span><text:span text:style-name="Default_20_Paragraph_20_Font"><text:span text:style-name="T1">s </text:span></text:span><text:span text:style-name="Default_20_Paragraph_20_Font"><text:span text:style-name="T12">sanguis e/su</text:span></text:span><text:span text:style-name="Default_20_Paragraph_20_Font"><text:span text:style-name="T1">i</text:span></text:span><text:span text:style-name="Default_20_Paragraph_20_Font"><text:span text:style-name="T12">x</text:span></text:span><text:span text:style-name="Default_20_Paragraph_20_Font"><text:span text:style-name="T1">i</text:span></text:span><text:span text:style-name="Default_20_Paragraph_20_Font"><text:span text:style-name="T12">t.</text:span></text:span></text:p>
      <text:p text:style-name="P8"><text:span text:style-name="Default_20_Paragraph_20_Font"><text:span text:style-name="T1">De quo praedixit tanquam dolente fluxisse, ait, ex<text:line-break/>sinistra nare paucum sincerum sanguinem. Sincerum autem<text:line-break/>quum de flava vel atra bile dicatur vel aeruginosa mani-<text:line-break/>festum habet significatum, ut jam multoties dictum esu<text:line-break/>Quum enim familiarem tum colorem tum consistentiam<text:line-break/>unusquisque humor sinceram servaverit, tunc merum ipsum<text:line-break/>vacuari dicimus. De sanguine vero fortassis modo contra-<text:line-break/>. rio merum ab ipfo dici intelligendum est peraeque ac<text:line-break/>male mixtum. Constat autem, sanguinis colorem rubrum<text:line-break/>fecundum naturam esse, decolorem vero non talem; </text:span></text:span><text:span text:style-name="Default_20_Paragraph_20_Font"><text:span text:style-name="T12">A</text:span></text:span><text:span text:style-name="Default_20_Paragraph_20_Font"><text:span text:style-name="T1">ed<text:line-break/>vel nigriorem vel fulviorem insigniter, atque frequentius<text:line-break/>quidem sanguinem nigrum merum dicere consuevimus, qui<text:line-break/>propalam consistentia crassius existit. Itaque quod proposi-<text:line-break/>tus aeger venae sectione indigebat, si vires valerent., ma-<text:line-break/>nifestum est. Quod autem nihil de hoc auxilio..scripserit<text:line-break/>Hippocrates, eadem erit tibi quaestio de ea quae in primo<text:line-break/>aegroto scripta est.</text:span></text:span></text:p>
      <text:h text:style-name="P103" text:outline-level="2"><text:bookmark-start text:name="bookmark6"/>XVII.<text:bookmark-end text:name="bookmark6"/></text:h>
      <text:p text:style-name="P5"><text:span text:style-name="Default_20_Paragraph_20_Font"><text:span text:style-name="T14">Ab alvo stercora probe prodierunt.</text:span></text:span></text:p>
      <text:h text:style-name="P108" text:outline-level="4"><text:bookmark-start text:name="bookmark8"/>Hoc sedum ipsum videtur moderatum in morbi prin-<text:line-break/>cipio fuisse; caetera vero omnia prava, quae in sequenti<text:line-break/>textu scripta sunt.<text:bookmark-end text:name="bookmark8"/></text:h>
      <text:h text:style-name="Heading_20_2" text:outline-level="2"><text:bookmark-start text:name="bookmark10"/>XVIII.<text:bookmark-end text:name="bookmark10"/></text:h>
      <text:p text:style-name="P5"><text:span text:style-name="Default_20_Paragraph_20_Font"><text:span text:style-name="T14">Drinae tenues varia habentes enaeoremata minute disperso<text:line-break/>veluti crassiorem ferinam geniturae similem. </text:span></text:span>T<text:span text:style-name="Default_20_Paragraph_20_Font"><text:span text:style-name="T14">ertio die<text:line-break/>febris acuta; deiectiones nigrae, tenues, sipumosoe; fe-<text:line-break/>dimen</text:span></text:span>s<text:span text:style-name="Default_20_Paragraph_20_Font"><text:span text:style-name="T14">um lividum delectionibus; aliquantulum sopore<text:line-break/>premebatur; surrectiones moleste serebat; urinis sedi-<text:line-break/>mentum lividum ac subglutinosum.</text:span></text:span></text:p>
      <text:h text:style-name="Normal" text:outline-level="4"><text:bookmark-start text:name="bookmark12"/>Omnia commemorata tum symptomata tum signa iu<text:line-break/>ipso prava fuisse, scriptorum prognostico memoribus mst-<text:bookmark-end text:name="bookmark12"/></text:h>
      <text:p text:style-name="P3">nifesta sunt. Non pauca quoque scriptis in primum epi-<text:line-break/>demiorum commentariis praedicta fiunt.</text:p>
      <text:h text:style-name="Heading_20_2" text:outline-level="2">XIX.</text:h>
      <text:p text:style-name="P5"><text:span text:style-name="Default_20_Paragraph_20_Font"><text:span text:style-name="T14">Quarto biliosa vomuit, flava, pauca, paululum intermu-<text:line-break/>tens aeruginosa. E sinistra nare paucus sincerus sun-<text:line-break/>gu</text:span></text:span><text:span text:style-name="Default_20_Paragraph_20_Font"><text:span text:style-name="T1">h </text:span></text:span><text:span text:style-name="Default_20_Paragraph_20_Font"><text:span text:style-name="T14">deflux</text:span></text:span><text:span text:style-name="Default_20_Paragraph_20_Font"><text:span text:style-name="T1">u. </text:span></text:span><text:span text:style-name="Default_20_Paragraph_20_Font"><text:span text:style-name="T14">Eaedem deiectiones, urinae similes. Parce<text:line-break/>circa caput et claviculam sudavit; lien. sublatus in</text:span></text:span><text:span text:style-name="Default_20_Paragraph_20_Font"><text:span text:style-name="T1">s</text:span></text:span><text:span text:style-name="Default_20_Paragraph_20_Font"><text:span text:style-name="T14">u-<text:line-break/>muit; femoris dolor e directo; hypochondr</text:span></text:span><text:span text:style-name="Default_20_Paragraph_20_Font"><text:span text:style-name="T1">h </text:span></text:span><text:span text:style-name="Default_20_Paragraph_20_Font"><text:span text:style-name="T14">dextri con-<text:line-break/>tentio submoti</text:span></text:span><text:span text:style-name="Default_20_Paragraph_20_Font"><text:span text:style-name="T1">o ; </text:span></text:span><text:span text:style-name="Default_20_Paragraph_20_Font"><text:span text:style-name="T14">nocte non dormivit ; aliquantulum de-<text:line-break/>li</text:span></text:span><text:span text:style-name="Default_20_Paragraph_20_Font"><text:span text:style-name="T1">b</text:span></text:span><text:span text:style-name="Default_20_Paragraph_20_Font"><text:span text:style-name="T14">avit.</text:span></text:span></text:p>
      <text:p text:style-name="P1">Atque haec omnia pronunciata fymptomata prava<text:line-break/>sunt praeter abscessum qui in lienem et femur sinistrum<text:line-break/>suboriebatur.</text:p>
      <text:h text:style-name="Heading_20_2" text:outline-level="2">XX.</text:h>
      <text:p text:style-name="Normal"><text:span text:style-name="Default_20_Paragraph_20_Font"><text:span text:style-name="T14">Quinto defectiones copiosiores, nigrae, suumosoe, seditnen-<text:line-break/>tum nigrum de</text:span></text:span><text:span text:style-name="Default_20_Paragraph_20_Font"><text:span text:style-name="T1">i</text:span></text:span><text:span text:style-name="Default_20_Paragraph_20_Font"><text:span text:style-name="T14">ectionibus, nocte non dormivit, deliravit.</text:span></text:span></text:p>
      <text:h text:style-name="P109" text:outline-level="4"><text:bookmark-start text:name="bookmark14"/>Haec etiamnum omnia perniciosa sunt. Quare se-<text:line-break/>quentibus mentem adhibeamus<text:bookmark-end text:name="bookmark14"/></text:h>
      <text:h text:style-name="Heading_20_2" text:outline-level="2"><text:bookmark-start text:name="bookmark16"/>XXI.<text:bookmark-end text:name="bookmark16"/></text:h>
      <text:p text:style-name="P5"><text:span text:style-name="Default_20_Paragraph_20_Font"><text:span text:style-name="T14">Sexto defectiones nigrae, pingues, spumosae, glutinosae,<text:line-break/>graveolent</text:span></text:span>i <text:span text:style-name="Default_20_Paragraph_20_Font"><text:span text:style-name="T14">; dormivit; mente magis constitit.</text:span></text:span></text:p>
      <text:h text:style-name="P108" text:outline-level="4"><text:bookmark-start text:name="bookmark18"/>Haec quidem, <text:span text:style-name="Default_20_Paragraph_20_Font"><text:span text:style-name="T14">dormivit, mente magis constitit,</text:span></text:span> mi-<text:line-break/>tiora sunt symptomata, caetera vero deteriora.<text:bookmark-end text:name="bookmark18"/></text:h>
      <text:h text:style-name="Heading_20_2" text:outline-level="2"><text:bookmark-start text:name="bookmark20"/>XXII.<text:bookmark-end text:name="bookmark20"/></text:h>
      <text:p text:style-name="P5"><text:span text:style-name="Default_20_Paragraph_20_Font"><text:span text:style-name="T14">Septimo lingua perarida; sttibundus; non dormivit; deli.-<text:line-break/>ravit; urinae tenues, non bene coloratae. </text:span></text:span>O<text:span text:style-name="Default_20_Paragraph_20_Font"><text:span text:style-name="T14">ctavo de-<text:line-break/>sectiones nigrae, paucae, coactae; dormivit; intellex</text:span></text:span>i<text:span text:style-name="Default_20_Paragraph_20_Font"><text:span text:style-name="T14">t;<text:line-break/>non admodum siticulosus.</text:span></text:span></text:p>
      <text:h text:style-name="P108" text:outline-level="4"><text:bookmark-start text:name="bookmark22"/>Hactenus omnia ipsi symptomata fallacia esse videntur.<text:bookmark-end text:name="bookmark22"/></text:h>
      <text:h text:style-name="P101" text:outline-level="2">XXIII.<text:span text:style-name="Default_20_Paragraph_20_Font"><text:span text:style-name="T28"><text:tab/>.</text:span></text:span></text:h>
      <text:p text:style-name="P5">N<text:span text:style-name="Default_20_Paragraph_20_Font"><text:span text:style-name="T14">ono rigor accessit; febris acuta, sudavit, rescigeratio,<text:line-break/>deliravit, dextro oculo d</text:span></text:span><text:span text:style-name="Default_20_Paragraph_20_Font"><text:span text:style-name="T1">i</text:span></text:span><text:span text:style-name="Default_20_Paragraph_20_Font"><text:span text:style-name="T14">stortus st, lingua perarida,<text:line-break/>sitibundus, insomnis. Dec</text:span></text:span><text:span text:style-name="Default_20_Paragraph_20_Font"><text:span text:style-name="T1">i</text:span></text:span><text:span text:style-name="Default_20_Paragraph_20_Font"><text:span text:style-name="T14">mo eodem. </text:span></text:span><text:span text:style-name="Default_20_Paragraph_20_Font"><text:span text:style-name="T1">U</text:span></text:span><text:span text:style-name="Default_20_Paragraph_20_Font"><text:span text:style-name="T14">ndecimo pror-<text:line-break/>sus in omnibus mente constabat , febre liber , sudavit,<text:line-break/>urinae circa</text:span></text:span> i<text:span text:style-name="Default_20_Paragraph_20_Font"><text:span text:style-name="T14">udicationem tenues.</text:span></text:span></text:p>
      <text:p text:style-name="P1">Apparuit hunc hominem quendam validiS fuisse viri-<text:line-break/>bus, quod ipsae cum maximo morbo luctantes obsisterent.<text:line-break/>Nullo siquidem bono huc usque ipsi oborto, videtur nono<text:line-break/>die rigore critico facto et post ipsam, quemadmodum con-<text:line-break/>suevit, acuta febre et post febrem, fudore, non derepente<text:line-break/>quidem febre vacuus fuisse propter morbi magnitudinem.<text:line-break/>Verumtamen quum eadem permansissent, inquit enim de-<text:line-break/>cimo eadem, undecimo die statim a febre liberatus fuisse<text:line-break/>visus est. Quod vero in judicio tum deliraverit, tum oculo<text:line-break/>dextro strabo fuerit, resi sunt quae in iudiciis eveniunt.<text:line-break/>Etenim neque fubita quaedam ipsi visa est contigisse nono</text:p>
      <text:p text:style-name="P3"><text:span text:style-name="Default_20_Paragraph_20_Font"><text:span text:style-name="T1">die Iudicatio, fed ad undecimum usque extendi, in quo<text:line-break/>jam, alt, prorsus in omnibus mente constabat Adjeeit au-<text:line-break/>tem : urinae tenues circa judicationem, ne ipsi credamus<text:line-break/>et certam esse existimemus; at celerius morbum cito re-<text:line-break/>verfurum exspectemus: Nam tum propter alia tum pro-<text:line-break/>pter ipsius magnitudinem talem exspectationem habere<text:line-break/>consentaneum erat.</text:span></text:span></text:p>
      <text:h text:style-name="Heading_20_2" text:outline-level="2"><text:span text:style-name="Default_20_Paragraph_20_Font">.su<text:tab/>XXI V.</text:span></text:h>
      <text:p text:style-name="P5"><text:span text:style-name="Default_20_Paragraph_20_Font"><text:span text:style-name="T1">D</text:span></text:span><text:span text:style-name="Default_20_Paragraph_20_Font"><text:span text:style-name="T12">uo</text:span></text:span><text:span text:style-name="Default_20_Paragraph_20_Font"><text:span text:style-name="T1">s </text:span></text:span><text:span text:style-name="Default_20_Paragraph_20_Font"><text:span text:style-name="T12">a sebre d</text:span></text:span><text:span text:style-name="Default_20_Paragraph_20_Font"><text:span text:style-name="T1">i</text:span></text:span><text:span text:style-name="Default_20_Paragraph_20_Font"><text:span text:style-name="T12">e</text:span></text:span><text:span text:style-name="Default_20_Paragraph_20_Font"><text:span text:style-name="T1">s li</text:span></text:span><text:span text:style-name="Default_20_Paragraph_20_Font"><text:span text:style-name="T12">ber su</text:span></text:span><text:span text:style-name="Default_20_Paragraph_20_Font"><text:span text:style-name="T1">i</text:span></text:span><text:span text:style-name="Default_20_Paragraph_20_Font"><text:span text:style-name="T12">t, reverse est de</text:span></text:span><text:span text:style-name="Default_20_Paragraph_20_Font"><text:span text:style-name="T1">ci</text:span></text:span><text:span text:style-name="Default_20_Paragraph_20_Font"><text:span text:style-name="T12">mo quart</text:span></text:span><text:span text:style-name="Default_20_Paragraph_20_Font"><text:span text:style-name="T1">o,<text:line-break/></text:span></text:span><text:span text:style-name="Default_20_Paragraph_20_Font"><text:span text:style-name="T12">m</text:span></text:span><text:span text:style-name="Default_20_Paragraph_20_Font"><text:span text:style-name="T1">o</text:span></text:span><text:span text:style-name="Default_20_Paragraph_20_Font"><text:span text:style-name="T12">x vero noc</text:span></text:span><text:span text:style-name="Default_20_Paragraph_20_Font"><text:span text:style-name="T1">t</text:span></text:span><text:span text:style-name="Default_20_Paragraph_20_Font"><text:span text:style-name="T12">e non dor</text:span></text:span><text:span text:style-name="Default_20_Paragraph_20_Font"><text:span text:style-name="T1">mi</text:span></text:span><text:span text:style-name="Default_20_Paragraph_20_Font"><text:span text:style-name="T12">vi</text:span></text:span><text:span text:style-name="Default_20_Paragraph_20_Font"><text:span text:style-name="T1">t </text:span></text:span><text:span text:style-name="Default_20_Paragraph_20_Font"><text:span text:style-name="T12">; prorsu</text:span></text:span><text:span text:style-name="Default_20_Paragraph_20_Font"><text:span text:style-name="T1">s </text:span></text:span><text:span text:style-name="Default_20_Paragraph_20_Font"><text:span text:style-name="T12">del</text:span></text:span><text:span text:style-name="Default_20_Paragraph_20_Font"><text:span text:style-name="T1">i</text:span></text:span><text:span text:style-name="Default_20_Paragraph_20_Font"><text:span text:style-name="T12">ravi</text:span></text:span><text:span text:style-name="Default_20_Paragraph_20_Font"><text:span text:style-name="T1">t.</text:span></text:span></text:p>
      <text:p text:style-name="P1"><text:span text:style-name="Default_20_Paragraph_20_Font"><text:span text:style-name="T1">Completo tum imperfecto tum i</text:span></text:span><text:span text:style-name="Default_20_Paragraph_20_Font"><text:span text:style-name="T12">n</text:span></text:span><text:span text:style-name="Default_20_Paragraph_20_Font"><text:span text:style-name="T1">sideli circa unde-<text:line-break/>cimum diem judieio, duos nilum intermisisse ait dies, hoc<text:line-break/>est et duodecimum et decimum tertium ; deinde rursus<text:line-break/>revertisse decimo quarto, russus et similibus divexatum<text:line-break/>symptomatibus.</text:span></text:span></text:p>
      <text:h text:style-name="P101" text:outline-level="2"><text:span text:style-name="Default_20_Paragraph_20_Font">ec<text:tab/>XXV.</text:span></text:h>
      <text:p text:style-name="P5"><text:span text:style-name="Default_20_Paragraph_20_Font"><text:span text:style-name="T1">D</text:span></text:span><text:span text:style-name="Default_20_Paragraph_20_Font"><text:span text:style-name="T12">erimo qu</text:span></text:span><text:span text:style-name="Default_20_Paragraph_20_Font"><text:span text:style-name="T1">i</text:span></text:span><text:span text:style-name="Default_20_Paragraph_20_Font"><text:span text:style-name="T12">nto ur</text:span></text:span><text:span text:style-name="Default_20_Paragraph_20_Font"><text:span text:style-name="T1">i</text:span></text:span><text:span text:style-name="Default_20_Paragraph_20_Font"><text:span text:style-name="T12">na turb</text:span></text:span><text:span text:style-name="Default_20_Paragraph_20_Font"><text:span text:style-name="T1">i</text:span></text:span><text:span text:style-name="Default_20_Paragraph_20_Font"><text:span text:style-name="T12">da, qual</text:span></text:span><text:span text:style-name="Default_20_Paragraph_20_Font"><text:span text:style-name="T1">is </text:span></text:span><text:span text:style-name="Default_20_Paragraph_20_Font"><text:span text:style-name="T12">ex hi</text:span></text:span><text:span text:style-name="Default_20_Paragraph_20_Font"><text:span text:style-name="T1">s </text:span></text:span><text:span text:style-name="Default_20_Paragraph_20_Font"><text:span text:style-name="T12">redditur quae<text:line-break/>ub</text:span></text:span><text:span text:style-name="Default_20_Paragraph_20_Font"><text:span text:style-name="T1">i </text:span></text:span><text:span text:style-name="Default_20_Paragraph_20_Font"><text:span text:style-name="T12">subsederun</text:span></text:span><text:span text:style-name="Default_20_Paragraph_20_Font"><text:span text:style-name="T1">t, </text:span></text:span><text:span text:style-name="Default_20_Paragraph_20_Font"><text:span text:style-name="T12">returbantur, fab</text:span></text:span><text:span text:style-name="Default_20_Paragraph_20_Font"><text:span text:style-name="T1">ris </text:span></text:span><text:span text:style-name="Default_20_Paragraph_20_Font"><text:span text:style-name="T12">acu</text:span></text:span><text:span text:style-name="Default_20_Paragraph_20_Font"><text:span text:style-name="T1">t</text:span></text:span><text:span text:style-name="Default_20_Paragraph_20_Font"><text:span text:style-name="T12">a, prorsu</text:span></text:span><text:span text:style-name="Default_20_Paragraph_20_Font"><text:span text:style-name="T1">s </text:span></text:span><text:span text:style-name="Default_20_Paragraph_20_Font"><text:span text:style-name="T12">de-<text:line-break/>l</text:span></text:span><text:span text:style-name="Default_20_Paragraph_20_Font"><text:span text:style-name="T1">i</text:span></text:span><text:span text:style-name="Default_20_Paragraph_20_Font"><text:span text:style-name="T12">rav</text:span></text:span><text:span text:style-name="Default_20_Paragraph_20_Font"><text:span text:style-name="T1">it, </text:span></text:span><text:span text:style-name="Default_20_Paragraph_20_Font"><text:span text:style-name="T12">non d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mi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t, .genua e</text:span></text:span><text:span text:style-name="Default_20_Paragraph_20_Font"><text:span text:style-name="T1">t ti</text:span></text:span><text:span text:style-name="Default_20_Paragraph_20_Font"><text:span text:style-name="T12">b</text:span></text:span><text:span text:style-name="Default_20_Paragraph_20_Font"><text:span text:style-name="T1">i</text:span></text:span><text:span text:style-name="Default_20_Paragraph_20_Font"><text:span text:style-name="T12">a</text:span></text:span><text:span text:style-name="Default_20_Paragraph_20_Font"><text:span text:style-name="T1">s </text:span></text:span><text:span text:style-name="Default_20_Paragraph_20_Font"><text:span text:style-name="T12">dolor occupav</text:span></text:span><text:span text:style-name="Default_20_Paragraph_20_Font"><text:span text:style-name="T1">i</text:span></text:span><text:span text:style-name="Default_20_Paragraph_20_Font"><text:span text:style-name="T12">t,<text:line-break/>ab al</text:span></text:span><text:span text:style-name="Default_20_Paragraph_20_Font"><text:span text:style-name="T1">vo, </text:span></text:span><text:span text:style-name="Default_20_Paragraph_20_Font"><text:span text:style-name="T12">balan</text:span></text:span><text:span text:style-name="Default_20_Paragraph_20_Font"><text:span text:style-name="T1">is </text:span></text:span><text:span text:style-name="Default_20_Paragraph_20_Font"><text:span text:style-name="T12">ap</text:span></text:span><text:span text:style-name="Default_20_Paragraph_20_Font"><text:span text:style-name="T1">p</text:span></text:span><text:span text:style-name="Default_20_Paragraph_20_Font"><text:span text:style-name="T12">osit</text:span></text:span><text:span text:style-name="Default_20_Paragraph_20_Font"><text:span text:style-name="T1">i</text:span></text:span><text:span text:style-name="Default_20_Paragraph_20_Font"><text:span text:style-name="T12">s, n</text:span></text:span><text:span text:style-name="Default_20_Paragraph_20_Font"><text:span text:style-name="T1">i</text:span></text:span><text:span text:style-name="Default_20_Paragraph_20_Font"><text:span text:style-name="T12">gra stercora manarunt.</text:span></text:span></text:p>
      <text:p text:style-name="P1"><text:span text:style-name="Default_20_Paragraph_20_Font"><text:span text:style-name="T1">Ad acutiem rursum febris reversa pervenit et ob morbi<text:line-break/>magnitudinem quam ab initio habuit. Et quod undecimo<text:line-break/>die in quo prima fuit judicatio, nondum coctionis signa<text:line-break/>essent in urinis. Dolores vero tum genuum, tum tibia-<text:line-break/>rum , vergentia humorum morbum parientium ad inferas<text:line-break/>partes signa existentia inter bona existunt. Admotis bala-<text:line-break/>nis nigrae dejectiones stercorosae, propter colorem malum.</text:span></text:span></text:p>
      <text:h text:style-name="Heading_20_2" text:outline-level="2"><text:span text:style-name="Default_20_Paragraph_20_Font">XXVI.</text:span></text:h>
      <text:p text:style-name="P5"><text:span text:style-name="Default_20_Paragraph_20_Font"><text:span text:style-name="T1">D</text:span></text:span><text:span text:style-name="Default_20_Paragraph_20_Font"><text:span text:style-name="T12">ec</text:span></text:span><text:span text:style-name="Default_20_Paragraph_20_Font"><text:span text:style-name="T1">im</text:span></text:span><text:span text:style-name="Default_20_Paragraph_20_Font"><text:span text:style-name="T12">o sexto urinae</text:span></text:span><text:span text:style-name="Default_20_Paragraph_20_Font"><text:span text:style-name="T1"> t</text:span></text:span><text:span text:style-name="Default_20_Paragraph_20_Font"><text:span text:style-name="T12">enue</text:span></text:span><text:span text:style-name="Default_20_Paragraph_20_Font"><text:span text:style-name="T1">s </text:span></text:span><text:span text:style-name="Default_20_Paragraph_20_Font"><text:span text:style-name="T12">nebulosum enaeorema haben-<text:line-break/>te</text:span></text:span><text:span text:style-name="Default_20_Paragraph_20_Font"><text:span text:style-name="T1">r , </text:span></text:span><text:span text:style-name="Default_20_Paragraph_20_Font"><text:span text:style-name="T12">del</text:span></text:span><text:span text:style-name="Default_20_Paragraph_20_Font"><text:span text:style-name="T1">i</text:span></text:span><text:span text:style-name="Default_20_Paragraph_20_Font"><text:span text:style-name="T12">rav</text:span></text:span><text:span text:style-name="Default_20_Paragraph_20_Font"><text:span text:style-name="T1">it.</text:span></text:span></text:p>
      <text:p text:style-name="P2">Atque haec invadentis aegrum fecundo acutae febris<text:line-break/>tum signa tum symptomata sunt, si quae in prognostico<text:line-break/>et quae in epidemiorum primo demonstrata sunt lllemst-<text:line-break/>ria tenuerimus. Me namque sexcenties eadem dicere non<text:line-break/>oportet.</text:p>
      <text:h text:style-name="Heading_20_2" text:outline-level="2">XXVII.</text:h>
      <text:p text:style-name="P5"><text:span text:style-name="Default_20_Paragraph_20_Font"><text:span text:style-name="T14">Decimo feptimo mane extrema feigida ; indumentis conte-<text:line-break/>gebatur, febris acuta, per universum corpus sudavit, le-<text:line-break/>vatus est, magis intellexit, sebre non vacuus, siticu-<text:line-break/>losus, vomuit biliosa, flava, pauca; ab alvo stercora<text:line-break/>prodierunt, paulo post nigra, pauca, tenuia; urinae<text:line-break/>tenues , non bene coloratae.</text:span></text:span></text:p>
      <text:p text:style-name="P1">Apparet rursus decimum septimum diem fecisse quen-<text:line-break/>dam sudorem, qui morbum so<text:span text:style-name="Default_20_Paragraph_20_Font"><text:span text:style-name="T14">l</text:span></text:span>vere non potuit propter<text:line-break/>humorum cruditatem , ex quibus homo aegrotasse videtur.</text:p>
      <text:h text:style-name="P103" text:outline-level="2"><text:bookmark-start text:name="bookmark24"/>XXVlll.<text:bookmark-end text:name="bookmark24"/></text:h>
      <text:p text:style-name="P5"><text:span text:style-name="Default_20_Paragraph_20_Font"><text:span text:style-name="T12">oc</text:span></text:span><text:span text:style-name="Default_20_Paragraph_20_Font"><text:span text:style-name="T1">t</text:span></text:span><text:span text:style-name="Default_20_Paragraph_20_Font"><text:span text:style-name="T12">avodecim</text:span></text:span><text:span text:style-name="Default_20_Paragraph_20_Font"><text:span text:style-name="T1">o </text:span></text:span><text:span text:style-name="Default_20_Paragraph_20_Font"><text:span text:style-name="T12">non mente constabat, c</text:span></text:span><text:span text:style-name="Default_20_Paragraph_20_Font"><text:span text:style-name="T1">om</text:span></text:span><text:span text:style-name="Default_20_Paragraph_20_Font"><text:span text:style-name="T12">atosus; deci</text:span></text:span><text:span text:style-name="Default_20_Paragraph_20_Font"><text:span text:style-name="T1">mo<text:line-break/></text:span></text:span><text:span text:style-name="Default_20_Paragraph_20_Font"><text:span text:style-name="T12">nono eade</text:span></text:span><text:span text:style-name="Default_20_Paragraph_20_Font"><text:span text:style-name="T1">m.</text:span></text:span></text:p>
      <text:p text:style-name="P1"><text:span text:style-name="Default_20_Paragraph_20_Font"><text:span text:style-name="T1">Nullum prorfus notatu dignum aegroto decimus fepti-<text:line-break/>mus dies auxilium attulisse visus est; nihilominus tamen<text:line-break/>naturalis ipsius facultas adversus morbum pugnare et for-<text:line-break/>fan victura proditur.</text:span></text:span></text:p>
      <text:h text:style-name="Heading_20_2" text:outline-level="2"><text:bookmark-start text:name="bookmark26"/>XXIX.<text:bookmark-end text:name="bookmark26"/></text:h>
      <text:p text:style-name="P5"><text:span text:style-name="Default_20_Paragraph_20_Font"><text:span text:style-name="T12">rigesimo dormiv</text:span></text:span><text:span text:style-name="Default_20_Paragraph_20_Font"><text:span text:style-name="T1">i</text:span></text:span><text:span text:style-name="Default_20_Paragraph_20_Font"><text:span text:style-name="T12">t, prorsu</text:span></text:span><text:span text:style-name="Default_20_Paragraph_20_Font"><text:span text:style-name="T1">s </text:span></text:span><text:span text:style-name="Default_20_Paragraph_20_Font"><text:span text:style-name="T12">mente constabat, sudavit, fabr</text:span></text:span><text:span text:style-name="Default_20_Paragraph_20_Font"><text:span text:style-name="T1">e<text:line-break/></text:span></text:span><text:span text:style-name="Default_20_Paragraph_20_Font"><text:span text:style-name="T12">vacuu</text:span></text:span><text:span text:style-name="Default_20_Paragraph_20_Font"><text:span text:style-name="T1">s, </text:span></text:span><text:span text:style-name="Default_20_Paragraph_20_Font"><text:span text:style-name="T12">non si</text:span></text:span><text:span text:style-name="Default_20_Paragraph_20_Font"><text:span text:style-name="T1">ti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t, urinae tenue</text:span></text:span><text:span text:style-name="Default_20_Paragraph_20_Font"><text:span text:style-name="T1">s, 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gesimo. pri</text:span></text:span><text:span text:style-name="Default_20_Paragraph_20_Font"><text:span text:style-name="T1">m</text:span></text:span><text:span text:style-name="Default_20_Paragraph_20_Font"><text:span text:style-name="T12">o pat</text:span></text:span><text:span text:style-name="Default_20_Paragraph_20_Font"><text:span text:style-name="T1">i-<text:line-break/>l</text:span></text:span><text:span text:style-name="Default_20_Paragraph_20_Font"><text:span text:style-name="T12">utu</text:span></text:span><text:span text:style-name="Default_20_Paragraph_20_Font"><text:span text:style-name="T1">m </text:span></text:span><text:span text:style-name="Default_20_Paragraph_20_Font"><text:span text:style-name="T12">delirav</text:span></text:span><text:span text:style-name="Default_20_Paragraph_20_Font"><text:span text:style-name="T1">i</text:span></text:span><text:span text:style-name="Default_20_Paragraph_20_Font"><text:span text:style-name="T12">t, nonn</text:span></text:span><text:span text:style-name="Default_20_Paragraph_20_Font"><text:span text:style-name="T1">i</text:span></text:span><text:span text:style-name="Default_20_Paragraph_20_Font"><text:span text:style-name="T12">h</text:span></text:span><text:span text:style-name="Default_20_Paragraph_20_Font"><text:span text:style-name="T1">i</text:span></text:span><text:span text:style-name="Default_20_Paragraph_20_Font"><text:span text:style-name="T12">l sit</text:span></text:span><text:span text:style-name="Default_20_Paragraph_20_Font"><text:span text:style-name="T1">i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t, h</text:span></text:span><text:span text:style-name="Default_20_Paragraph_20_Font"><text:span text:style-name="T1">y</text:span></text:span><text:span text:style-name="Default_20_Paragraph_20_Font"><text:span text:style-name="T12">pochondr</text:span></text:span><text:span text:style-name="Default_20_Paragraph_20_Font"><text:span text:style-name="T1">i</text:span></text:span><text:span text:style-name="Default_20_Paragraph_20_Font"><text:span text:style-name="T12">i dolor e</text:span></text:span><text:span text:style-name="Default_20_Paragraph_20_Font"><text:span text:style-name="T1">s<text:line-break/></text:span></text:span><text:span text:style-name="Default_20_Paragraph_20_Font"><text:span text:style-name="T12">circa umb</text:span></text:span><text:span text:style-name="Default_20_Paragraph_20_Font"><text:span text:style-name="T1">i</text:span></text:span><text:span text:style-name="Default_20_Paragraph_20_Font"><text:span text:style-name="T12">licu</text:span></text:span><text:span text:style-name="Default_20_Paragraph_20_Font"><text:span text:style-name="T1">m </text:span></text:span><text:span text:style-name="Default_20_Paragraph_20_Font"><text:span text:style-name="T12">pa</text:span></text:span><text:span text:style-name="Default_20_Paragraph_20_Font"><text:span text:style-name="T1">l</text:span></text:span><text:span text:style-name="Default_20_Paragraph_20_Font"><text:span text:style-name="T12">p</text:span></text:span><text:span text:style-name="Default_20_Paragraph_20_Font"><text:span text:style-name="T1">it</text:span></text:span><text:span text:style-name="Default_20_Paragraph_20_Font"><text:span text:style-name="T12">at</text:span></text:span><text:span text:style-name="Default_20_Paragraph_20_Font"><text:span text:style-name="T1">i</text:span></text:span><text:span text:style-name="Default_20_Paragraph_20_Font"><text:span text:style-name="T12">o perpetua. r</text:span></text:span><text:span text:style-name="Default_20_Paragraph_20_Font"><text:span text:style-name="T1">i</text:span></text:span><text:span text:style-name="Default_20_Paragraph_20_Font"><text:span text:style-name="T12">gesim</text:span></text:span><text:span text:style-name="Default_20_Paragraph_20_Font"><text:span text:style-name="T1">o </text:span></text:span><text:span text:style-name="Default_20_Paragraph_20_Font"><text:span text:style-name="T12">quar</text:span></text:span><text:span text:style-name="Default_20_Paragraph_20_Font"><text:span text:style-name="T1">t</text:span></text:span><text:span text:style-name="Default_20_Paragraph_20_Font"><text:span text:style-name="T12">o<text:line-break/>ur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is i</text:span></text:span><text:span text:style-name="Default_20_Paragraph_20_Font"><text:span text:style-name="T12">nerat sud</text:span></text:span><text:span text:style-name="Default_20_Paragraph_20_Font"><text:span text:style-name="T1">i</text:span></text:span><text:span text:style-name="Default_20_Paragraph_20_Font"><text:span text:style-name="T12">mentum, pr</text:span></text:span><text:span text:style-name="Default_20_Paragraph_20_Font"><text:span text:style-name="T1">osus m</text:span></text:span><text:span text:style-name="Default_20_Paragraph_20_Font"><text:span text:style-name="T12">ente constabat. </text:span></text:span><text:span text:style-name="Default_20_Paragraph_20_Font"><text:span text:style-name="T20">Γῖ</text:span></text:span><text:span text:style-name="Default_20_Paragraph_20_Font"><text:span text:style-name="T5">-<text:line-break/></text:span></text:span><text:span text:style-name="Default_20_Paragraph_20_Font"><text:span text:style-name="T12">gestmo septi</text:span></text:span><text:span text:style-name="Default_20_Paragraph_20_Font"><text:span text:style-name="T1">m</text:span></text:span><text:span text:style-name="Default_20_Paragraph_20_Font"><text:span text:style-name="T12">o</text:span></text:span><text:span text:style-name="Default_20_Paragraph_20_Font"><text:span text:style-name="T1"> i</text:span></text:span><text:span text:style-name="Default_20_Paragraph_20_Font"><text:span text:style-name="T12">sch</text:span></text:span><text:span text:style-name="Default_20_Paragraph_20_Font"><text:span text:style-name="T1">ii </text:span></text:span><text:span text:style-name="Default_20_Paragraph_20_Font"><text:span text:style-name="T12">dextr</text:span></text:span><text:span text:style-name="Default_20_Paragraph_20_Font"><text:span text:style-name="T1">i </text:span></text:span><text:span text:style-name="Default_20_Paragraph_20_Font"><text:span text:style-name="T12">d</text:span></text:span><text:span text:style-name="Default_20_Paragraph_20_Font"><text:span text:style-name="T1">o</text:span></text:span><text:span text:style-name="Default_20_Paragraph_20_Font"><text:span text:style-name="T12">l</text:span></text:span><text:span text:style-name="Default_20_Paragraph_20_Font"><text:span text:style-name="T1">o</text:span></text:span><text:span text:style-name="Default_20_Paragraph_20_Font"><text:span text:style-name="T12">r, ur</text:span></text:span><text:span text:style-name="Default_20_Paragraph_20_Font"><text:span text:style-name="T1">i</text:span></text:span><text:span text:style-name="Default_20_Paragraph_20_Font"><text:span text:style-name="T12">nae tenue</text:span></text:span><text:span text:style-name="Default_20_Paragraph_20_Font"><text:span text:style-name="T1">s, </text:span></text:span><text:span text:style-name="Default_20_Paragraph_20_Font"><text:span text:style-name="T12">qu</text:span></text:span><text:span text:style-name="Default_20_Paragraph_20_Font"><text:span text:style-name="T1">i-<text:line-break/></text:span></text:span><text:span text:style-name="Default_20_Paragraph_20_Font"><text:span text:style-name="T12">bu</text:span></text:span><text:span text:style-name="Default_20_Paragraph_20_Font"><text:span text:style-name="T1">s i</text:span></text:span><text:span text:style-name="Default_20_Paragraph_20_Font"><text:span text:style-name="T12">nera</text:span></text:span><text:span text:style-name="Default_20_Paragraph_20_Font"><text:span text:style-name="T1">t </text:span></text:span><text:span text:style-name="Default_20_Paragraph_20_Font"><text:span text:style-name="T12">sud</text:span></text:span><text:span text:style-name="Default_20_Paragraph_20_Font"><text:span text:style-name="T1">i</text:span></text:span><text:span text:style-name="Default_20_Paragraph_20_Font"><text:span text:style-name="T12">men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m, </text:span></text:span><text:span text:style-name="Default_20_Paragraph_20_Font"><text:span text:style-name="T12">cae</text:span></text:span><text:span text:style-name="Default_20_Paragraph_20_Font"><text:span text:style-name="T1">t</text:span></text:span><text:span text:style-name="Default_20_Paragraph_20_Font"><text:span text:style-name="T12">era plac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ssim</text:span></text:span><text:span text:style-name="Default_20_Paragraph_20_Font"><text:span text:style-name="T12">a consequa-<text:line-break/>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est. C</text:span></text:span><text:span text:style-name="Default_20_Paragraph_20_Font"><text:span text:style-name="T1">i</text:span></text:span><text:span text:style-name="Default_20_Paragraph_20_Font"><text:span text:style-name="T12">rca v</text:span></text:span><text:span text:style-name="Default_20_Paragraph_20_Font"><text:span text:style-name="T1">i</text:span></text:span><text:span text:style-name="Default_20_Paragraph_20_Font"><text:span text:style-name="T12">gesi</text:span></text:span><text:span text:style-name="Default_20_Paragraph_20_Font"><text:span text:style-name="T1">m</text:span></text:span><text:span text:style-name="Default_20_Paragraph_20_Font"><text:span text:style-name="T12">um nonum ocul</text:span></text:span><text:span text:style-name="Default_20_Paragraph_20_Font"><text:span text:style-name="T1">i </text:span></text:span><text:span text:style-name="Default_20_Paragraph_20_Font"><text:span text:style-name="T12">dextr</text:span></text:span><text:span text:style-name="Default_20_Paragraph_20_Font"><text:span text:style-name="T1">i </text:span></text:span><text:span text:style-name="Default_20_Paragraph_20_Font"><text:span text:style-name="T12">dolor, .<text:line-break/>ur</text:span></text:span><text:span text:style-name="Default_20_Paragraph_20_Font"><text:span text:style-name="T1">i</text:span></text:span><text:span text:style-name="Default_20_Paragraph_20_Font"><text:span text:style-name="T12">nae tenue</text:span></text:span><text:span text:style-name="Default_20_Paragraph_20_Font"><text:span text:style-name="T1">s. </text:span></text:span><text:span text:style-name="Default_20_Paragraph_20_Font"><text:span text:style-name="T12">Quadragesimo defecit p</text:span></text:span><text:span text:style-name="Default_20_Paragraph_20_Font"><text:span text:style-name="T1">i</text:span></text:span><text:span text:style-name="Default_20_Paragraph_20_Font"><text:span text:style-name="T12">tu</text:span></text:span><text:span text:style-name="Default_20_Paragraph_20_Font"><text:span text:style-name="T1">itosu, </text:span></text:span><text:span text:style-name="Default_20_Paragraph_20_Font"><text:span text:style-name="T12">a</text:span></text:span><text:span text:style-name="Default_20_Paragraph_20_Font"><text:span text:style-name="T1">l</text:span></text:span><text:span text:style-name="Default_20_Paragraph_20_Font"><text:span text:style-name="T12">ba,</text:span></text:span></text:p>
      <text:p text:style-name="P3"><text:span text:style-name="Default_20_Paragraph_20_Font"><text:span text:style-name="T12">cop</text:span></text:span><text:span text:style-name="Default_20_Paragraph_20_Font"><text:span text:style-name="T1">i</text:span></text:span><text:span text:style-name="Default_20_Paragraph_20_Font"><text:span text:style-name="T12">osa, mul</text:span></text:span><text:span text:style-name="Default_20_Paragraph_20_Font"><text:span text:style-name="T1">t</text:span></text:span><text:span text:style-name="Default_20_Paragraph_20_Font"><text:span text:style-name="T12">opere per un</text:span></text:span><text:span text:style-name="Default_20_Paragraph_20_Font"><text:span text:style-name="T1">i</text:span></text:span><text:span text:style-name="Default_20_Paragraph_20_Font"><text:span text:style-name="T12">versum c</text:span></text:span><text:span text:style-name="Default_20_Paragraph_20_Font"><text:span text:style-name="T1">o</text:span></text:span><text:span text:style-name="Default_20_Paragraph_20_Font"><text:span text:style-name="T12">rpu</text:span></text:span><text:span text:style-name="Default_20_Paragraph_20_Font"><text:span text:style-name="T1">s </text:span></text:span><text:span text:style-name="Default_20_Paragraph_20_Font"><text:span text:style-name="T12">sudavi</text:span></text:span><text:span text:style-name="Default_20_Paragraph_20_Font"><text:span text:style-name="T1">t, </text:span></text:span><text:span text:style-name="Default_20_Paragraph_20_Font"><text:span text:style-name="T12">per-<text:line-break/>fac</text:span></text:span><text:span text:style-name="Default_20_Paragraph_20_Font"><text:span text:style-name="T1">t</text:span></text:span><text:span text:style-name="Default_20_Paragraph_20_Font"><text:span text:style-name="T12">e jud</text:span></text:span><text:span text:style-name="Default_20_Paragraph_20_Font"><text:span text:style-name="T1">i</text:span></text:span><text:span text:style-name="Default_20_Paragraph_20_Font"><text:span text:style-name="T12">catu</text:span></text:span><text:span text:style-name="Default_20_Paragraph_20_Font"><text:span text:style-name="T1">s </text:span></text:span><text:span text:style-name="Default_20_Paragraph_20_Font"><text:span text:style-name="T12">esu</text:span></text:span></text:p>
      <text:p text:style-name="P1"><text:span text:style-name="Default_20_Paragraph_20_Font"><text:span text:style-name="T1">Tertium quidem est hoc judicium quo et natura ag-<text:line-break/>gressa est morbum salvere per sudorum excretionem die<text:line-break/>judicatorio, quemadmodum et in superioribus: erant si-<text:line-break/>quidem illi quoque iudicatorii. Adlidi autem illud nul-<text:line-break/>lam aliam ob cau</text:span></text:span><text:span text:style-name="Default_20_Paragraph_20_Font"><text:span text:style-name="T12">t</text:span></text:span><text:span text:style-name="Default_20_Paragraph_20_Font"><text:span text:style-name="T1">am quam quod multi ex non recte<text:line-break/>scriptis in prorrhetico erraverunt, ab Hippocratis mente<text:line-break/>valde recedentes et ea quae in aegris fit praenotione , ob<text:line-break/>idque logiatri quidem sunt; sic enim plerique docti eos<text:line-break/>nominant , qui in operibus ludecore </text:span></text:span><text:span text:style-name="Default_20_Paragraph_20_Font"><text:span text:style-name="T12">t</text:span></text:span><text:span text:style-name="Default_20_Paragraph_20_Font"><text:span text:style-name="T1">e gerunt. Medici<text:line-break/>vero non sunt qui aegris lu prorrhetico et Coacis prae-<text:line-break/>notionibus fidem adhibentes, in aliud </text:span></text:span><text:span text:style-name="Default_20_Paragraph_20_Font"><text:span text:style-name="T12">r</text:span></text:span><text:span text:style-name="Default_20_Paragraph_20_Font"><text:span text:style-name="T1">eferunt testimonium<text:line-break/>eorum, quae probant, expromentes quae in prorrhetico<text:line-break/>vel Coacis praenotionibus male dicta fiunt; atque omit-<text:line-break/>tentes pronunciata in prognostico, aphorismis et epidemiis<text:line-break/>catholica theorernata et quae in prorrhetico et coacis</text:span></text:span></text:p>
      <text:p text:style-name="P3"><text:span text:style-name="Default_20_Paragraph_20_Font"><text:span text:style-name="T1">praenotionibus vera scripta furit, haec ab his qui hos li-<text:line-break/>bros scripserunt, ex aphorismis et prognostico et epide-<text:line-break/>miis in ipsos translata sunt, prout demonstravi atque in<text:line-break/>confectis a me in prorrheticum commentariis. Lycus au-<text:line-break/>tem nescio quo pacto et ipse talis plenus pravitatis in<text:line-break/>Quintum ipsum referat, etiamsi cuna Quinto ne annum<text:line-break/>quidem integrum fuerit conversatus. Satyrus et Phecia-<text:line-break/>nus plurimum cum ipsis versati nullam hujusmodi . expli-<text:line-break/>cationem referunt. Non enim id ego accurate scio, quan-<text:line-break/>quam utroque praeceptore </text:span></text:span><text:span text:style-name="Default_20_Paragraph_20_Font"><text:span text:style-name="T12">t</text:span></text:span><text:span text:style-name="Default_20_Paragraph_20_Font"><text:span text:style-name="T1">um usus.</text:span></text:span></text:p>
      <text:h text:style-name="P103" text:outline-level="2"><text:bookmark-start text:name="bookmark28"/><text:span text:style-name="Default_20_Paragraph_20_Font"><text:span text:style-name="T1">HIPPOCRATES EPIDEM. II</text:span></text:span><text:span text:style-name="Default_20_Paragraph_20_Font"><text:span text:style-name="T4">I </text:span></text:span><text:span text:style-name="Default_20_Paragraph_20_Font"><text:span text:style-name="T1">ET<text:line-break/>CALENI IN ILLUM COMMEN-<text:line-break/>TARIUS II.</text:span></text:span><text:bookmark-end text:name="bookmark28"/></text:h>
      <text:h text:style-name="Heading_20_2" text:outline-level="2"><text:span text:style-name="Default_20_Paragraph_20_Font">i</text:span></text:h>
      <text:p text:style-name="Normal"><text:span text:style-name="Default_20_Paragraph_20_Font"><text:span text:style-name="T1">Nullus unquam a me liber scriptus est, quem non amici<text:line-break/>quidam expostulassent, quique potissimum in longiorem<text:line-break/>peregrinationem contenderent, tum eorum quae a me ipsis<text:line-break/>dicta essent tum eorum quae in dissectionibus animalium<text:line-break/>et in aegrotis demonstrata fuissent, commentarium habere<text:line-break/>rogantes. At quia quidam editi aliis etiam studio digni<text:line-break/>esse visi </text:span></text:span><text:span text:style-name="Default_20_Paragraph_20_Font"><text:span text:style-name="T14">t</text:span></text:span><text:span text:style-name="Default_20_Paragraph_20_Font"><text:span text:style-name="T1">uor, ipsis me quoque exhortantibus ut omnes<text:line-break/>artis medicae partes complerem , eodem modo ut jam qui-</text:span></text:span></text:p>
      <text:p text:style-name="P3">busdam dedi , etiam id feci. Cognoscens autem me ipsum<text:line-break/>in omnibus a me conscriptis Hippocratis mentem perpe-<text:line-break/>tuo exposuisse simulque opportunissimas ipsius dictionesi<text:line-break/>attulisse, supervacaneum esse existimavi, fi singularum di-<text:line-break/>ctionum explicationes per commentarios a principio omnium<text:line-break/>ipsius librorum ad finem usque scriberem. At quoniam et<text:line-break/>has amicorum nonnulli habere expostularent, a maxime<text:line-break/>legitimis fructuofiflimisque libris Hippocratis incepi, eo-<text:line-break/>dem servato libris scopo, quem et in superioribus fece-<text:line-break/>ram. Est autem hic, quod quae perpetuo vel ut pluri-<text:line-break/>mulsi in aegrotis conspiciuntur , haec sola scribenda , non<text:line-break/>eos confutando qui vel rara scripserunt vel quae nullo<text:line-break/>pacto videntur et falsa prorfus existunt. Imo et com-<text:line-break/>mensarii in librum de fracturis et in librum de articulis,<text:line-break/>atque etiam in librum de ulceribus et in librum de vul-<text:line-break/>ne<text:span text:style-name="Default_20_Paragraph_20_Font"><text:span text:style-name="T14">c</text:span></text:span>ibus capitis et in aphorismos et prognosticon ita scripti<text:line-break/>sunt. Postea vero rogantibus amicis obfequutus, commeo-<text:line-break/>tardos in librum de acutorum victu scripsi , priorem qui-</text:p>
      <text:p text:style-name="P3">dem in libri partem adusque balneorum usum , quae pars<text:line-break/>maxime legitima credita est; alterum vero in sequentem<text:line-break/>partem. Post hanc autem explanationem libri de humo-<text:line-break/>ribusi propere ac paucis diebus, properante ad peregrina-<text:line-break/>lienem amico, qui me scribere ipsum rogaverat. Et vero<text:line-break/>his bene llabere existimantibus , in multos enim excide-<text:line-break/>rant, ex hoc contigit non solum amicosi, verum etiam<text:line-break/>alios ex amicis medicos plerosque me ad omnium Hippo-<text:line-break/>cratis librorum explanationes condendas exhortari. Et<text:line-break/>sane jam condidi commentarium in librum de medici ossi-<text:line-break/>cina, in primum et secundum epidemiorum, a quibus<text:line-break/>quum expositiones in tertium incepturus essem, accidit<text:line-break/>perbelle a quibusdam rogari ut jam in propheticum ex-<text:line-break/>planationes facerem. Haec autem supplicatio fuerat, quum<text:line-break/>aIiquando sermo nobis in obambuIatione de his incideret,<text:line-break/>quae in prognostico et aphorismis pronunciata funt. De-<text:line-break/>monstrabam siquidem haec omnia magnas in aegris habere</text:p>
      <text:p text:style-name="P3">viresi. At fi quis ut universalibus scriptis in prorrhetico<text:line-break/>omnibus mentem intenderit , is permultum aberraturus est.<text:line-break/>Talia autem esse et plurima in Coacis praenotionibus de-<text:line-break/>monstrabam, commixta nonnullis quidem eorum quae in<text:line-break/>aphorismis vel prognostico prolata sunt. Quibusdam vero<text:line-break/>quae in epidemiis et sola eorum quae illis in libris feri-<text:line-break/>pta sunt, vera existunt; caetera omnia Vitiosa habentur<text:line-break/>in prorrhetico et Coacis praenotionibus. Interseruntur<text:line-break/>itaque nonnulla in epidemiorum secundo et sexto , quem-<text:line-break/>admodum et in aphorismis ad finem, imo et alia omnia et<text:line-break/>in secundo et sexto sunt Hippocrates ; quaedam vero etiam<text:line-break/>cogente ipsa auctore. Erat autem inter Hippocratis filios<text:line-break/>praestantissimus nomine Thessalus, qui plane patrisi messe<text:line-break/>tem assequutus est. In primo et tertio epidemiorum aut<text:line-break/>nihil aut pauca prorsus quivis adscripta esse coniecerit.<text:line-break/>At universalia his in libris theoremata pauca prorsus scri-<text:line-break/>pta sunt , nuda in illisi eorum quae contigerunt existente</text:p>
      <text:p text:style-name="P3">narratione vel communi multis in statibus epidemisi vel<text:line-break/>singulis privatim. Completis itaque in secundum librum<text:line-break/>commentariis, tres interea scriberentur contigit, propter<text:line-break/>eos, qui me rogaverunt, ut dixi, commentarii in pror-<text:line-break/>rheticum , per quos demonstravi plurima in illo libro per-<text:line-break/>peram dicta esse; multa quidem ut universalia , quamquam<text:line-break/>raro existentia, multa vero et indefinita, distinctionibus<text:line-break/>indigentia. Perspicuitatis vero gratia unius meminero ex<text:line-break/>iis, quae vitiose a quibusdam scripta sunt et in prorrlleti..<text:line-break/>cum commentariis et his qui in aegros epidemiorum scripti<text:line-break/>sunt. Scripta itaque in prorrhetico tali quadam oratione:<text:line-break/><text:span text:style-name="Default_20_Paragraph_20_Font"><text:span text:style-name="T14">Febres ex hypochondrii^ malignae.</text:span></text:span> Qui nonnulli librum<text:line-break/>explanarunt, nos admonent aegros qui in epidemiis de..<text:line-break/>scripti sunt, illos solos proferentes qui interierunt, in<text:line-break/>quibus hypochondriorum contensionem scribit Hippocrates<text:line-break/>tempore morbi vel dolorem vel palpitationem vel hujus-<text:line-break/>modi quiddam subticentes, servatos fuisse. Hippocrates</text:p>
      <text:p text:style-name="P3">autem quemadmodum caetera in acutis morbis utilia in<text:line-break/>prognostico scripsit, ita et de hypochondriis in illa libri<text:line-break/>parte, quae hoc modo incipit: <text:span text:style-name="Default_20_Paragraph_20_Font"><text:span text:style-name="T14">hypochondrium optimum<text:line-break/>est, </text:span></text:span>dolore vacuum existens, molle et aequabile tum in<text:line-break/>dextra tum in sinistra. Hoc quidem totius orationis pro-<text:line-break/>lixae principium est, in qua de hypochondriis docet Hip-<text:line-break/>pocrateS. Qui vero febres ex hypochondriis malignas esse<text:line-break/>simpliciter pronunciat, citra decentes distinctiones, quas<text:line-break/>in prognostico scripsit Hippocrates, manifeste errat. Nam<text:line-break/>longe verius erat dicere, febres ex cerebro affecto ma-<text:line-break/>lignae ; febreS ex cerebri membranis affectis malignae;<text:line-break/>febres ex pulmone affecto malignae; atque etiam his ma-<text:line-break/>gis febres ex corde affecto malignae, quam febres ex hy-<text:line-break/>pochondriis malignae, si proprie quidem intelligamus<text:line-break/>hypochondriorum appellationem, inter febreS acutas levis-<text:line-break/>simae sunt; si vero non proprie, fed cum apprehensione<text:line-break/>Comprehenderimus, ventrem, hepar, lienem et septum</text:p>
      <text:p text:style-name="P3">transversum , nonnullae quidem ipsarum malignae, aliae<text:line-break/>mites, ut in commentariis de locis affectis determinatum<text:line-break/>est. Hoc quidem unum tibi sit exemplum eorum quae<text:line-break/>non recte in prorrhetico scripta sunt et eorum qui, ut<text:line-break/>nuper protuli, libros invicem exponunt. In prorrhetico<text:line-break/>quidem ita explicant: B<text:span text:style-name="Default_20_Paragraph_20_Font"><text:span text:style-name="T14">ene</text:span></text:span>, inquit<text:span text:style-name="Default_20_Paragraph_20_Font"><text:span text:style-name="T14">, sebres ex hypochon-<text:line-break/>driis malignae, nempe in epidemiis hic et ille videntur inter-<text:line-break/>i</text:span></text:span>i<text:span text:style-name="Default_20_Paragraph_20_Font"><text:span text:style-name="T14">sse asseclis hypochondriis</text:span></text:span>. In epidemiis vero, quum ad ipsus<text:line-break/>aegros venerint, recte hunc aegrum ajunt interiisse; nam<text:line-break/>universe in prorrhetico enunciatum est: febres ex hypo-<text:line-break/>chondris malignae. Si autem ita interpretari oporteat,<text:line-break/>primum quidem licet enunciatiouem ei quae in prorrhetico<text:line-break/>est dicere: febres ex hypochondriis moderatae: secundo<text:line-break/>ab hac aegrotos hypochondliis affectos in epidemiis fer-<text:line-break/>vatos incolumes ostendere. Unum quidem id exemplum<text:line-break/>est, ut dixi, pravarum explicationum. Alterum autem<text:line-break/>implicitarum inter fe affectionum, quo et ipso frequenter</text:p>
      <text:p text:style-name="P3">usus videtur, qui prorrdleticum scripsit, ut in commenta-<text:line-break/>riis ipsius demonstravi. Implicitos dico assectus , quibus<text:line-break/>plures partes affectae sunt. Potest siquidem idem homo<text:line-break/>non fidum in thorace assici , verum etiam in pulmone et<text:line-break/>capite. Fieri autem potest ab his quoque adiectum esse<text:line-break/>et in ventre et hepate. Itaque si aliquando scripserit<text:line-break/>symptoma phrenuidis indicium, deinceps autem et ipsi<text:line-break/>adiecerit symptoma aliud peripneumoniae proprium, phleg-<text:line-break/>monesque jecoris VeI Ventris Vel aliorum cuiusdam ; deinde<text:line-break/>dissiciliorem dicat affectum hominibus illisi quibus duae<text:line-break/>vel plures partes alliciuntur, pravam doctrinam sacturusi<text:line-break/>est. TaIis enisu orationis erit modus : <text:span text:style-name="Default_20_Paragraph_20_Font"><text:span text:style-name="T14">Qui in principio<text:line-break/>comatosi stant cum capitis, lumborum, hypochondrii et<text:line-break/>cervicis dolore, vigilantes num phrenitici? Nares his de-<text:line-break/>stillantes, perniciosum tum alios, tum si quarto die xoepe-<text:line-break/>ru, ventris praerubra proluvies. </text:span></text:span>Hepaticum est symptoma<text:line-break/>quod cum praedictis etiam potest existere, ac li et p t euri-</text:p>
      <text:p text:style-name="P3">tis vel peripneumonia comatosis istis contigerit; sed non<text:line-break/>ejusdem affectus signum est. Si quis vero voluerit et quae<text:line-break/>in prorrhetico non recte scripta sunt, atque eos, qui in-<text:line-break/>vicem interpretati sunt et quae illo in Iibro scripta sunt,<text:line-break/>et aegros in epidemiis arguere, commentarios in prorrhe-<text:line-break/>ticum legat. Ego itaque aegros tum in primo tum in<text:line-break/>secundo Iibro scriptos antea exposui, citra consutationem<text:line-break/>eorum qui non probe expIanarunt. At quoniam amicorum<text:line-break/>non multi me rogaverunt in paucis aegris de perperam<text:line-break/>exponentibus indicare , coactus sum in tres aegros solos<text:line-break/>unum explanantem librum hunc praecedentem conficere.<text:line-break/>Nunc arbitror rursum satius esse me eodem modo reli-<text:line-break/>quos explicare, quo et antea jam in primo epidemiorum<text:line-break/>exposui. Periclitor siquidem in alterum incidere vitium<text:line-break/>eorum qui commentariorum tum magnitudinem tum lon-<text:line-break/>gitudinem odio habent.</text:p>
      <text:p text:style-name="P3">I.</text:p>
      <text:p text:style-name="P5"><text:span text:style-name="Default_20_Paragraph_20_Font"><text:span text:style-name="T14">in Phase Phi</text:span></text:span><text:span text:style-name="Default_20_Paragraph_20_Font"><text:span text:style-name="T1">h</text:span></text:span><text:span text:style-name="Default_20_Paragraph_20_Font"><text:span text:style-name="T14">stes diuturno tempore caput dolebat, ac<text:line-break/>tandem etiam veterno aliquantulum correptus decubuit.<text:line-break/>Ex potibus autem febribus assiduis obortis dolor nocte<text:line-break/>exacerbatus est; primum incaluit. Primo die biliosa<text:line-break/>pauca. vomuit, stava primum, postea aeruginosa plura,<text:line-break/>ab alvo autem stercora manarunt; nox molesta. Se-<text:line-break/>eundo die surditas; febris acuta; hypochondrium dex-<text:line-break/>trum con</text:span></text:span><text:span text:style-name="Default_20_Paragraph_20_Font"><text:span text:style-name="T1">s</text:span></text:span><text:span text:style-name="Default_20_Paragraph_20_Font"><text:span text:style-name="T14">ensum est, quod intro pergebat; urinae te-<text:line-break/>nues, pollu</text:span></text:span><text:span text:style-name="Default_20_Paragraph_20_Font"><text:span text:style-name="T1">e</text:span></text:span><text:span text:style-name="Default_20_Paragraph_20_Font"><text:span text:style-name="T14">ndae, quae enaeorema geniturae simile, pau-<text:line-break/>cum continebant; circa meridiem vehementer insonant.<text:line-break/></text:span></text:span>T<text:span text:style-name="Default_20_Paragraph_20_Font"><text:span text:style-name="T14">ertio die permoleste habuit. Quarto convulsiones; exa-<text:line-break/>cerbata sunt omnia. Quinto mane desunctus est.</text:span></text:span></text:p>
      <text:p text:style-name="P1">Tamquam memoria tenentibus quae et in prognosti-<text:line-break/>cum et aphorismoS et propheticum, quaeque etiamnum<text:line-break/>in primum et secundum epidemiorum exposui , at ne issi-<text:line-break/>pendio loqui videar, orationem ita facturus sum. Hio</text:p>
      <text:p text:style-name="P3">homo surrecturus aegrotabat, capite dolens, ut qui ante<text:line-break/>ipsum descriptus est. Sed in hoc quidem non parvum<text:line-break/>adiecit symptoma, quod interdum ipse caro soporaretur,<text:line-break/>atque ab illo morbi principium adjunxit huic quidem<text:line-break/>ex errore magno accidisse: affecto siquidem vehementer<text:line-break/>capite maximum malum est copiosa vini potio: in illo<text:line-break/>autem ex manifesta causa morbum coepisse ait, ut in illo<text:line-break/>quidem nondum cerebrum existimet affectum fuisse, solius<text:line-break/>autem in capite redundantiae humorum esse symptomata.<text:line-break/>Huic autem Philistae et cerebrum ipsum tempore affe-<text:line-break/>ctum fuisse affectione prava, Superveniente vero ex potu<text:line-break/>laesione morbus ita magnus et vehemens effectus est, ut<text:line-break/>quinto die hominem peremerit. Quae Ilis in diebus feri-<text:line-break/>pfit Hippocrates Philistae accidisse symptomata, alia qui-<text:line-break/>dem celeritatis morbi sunt, ac fi cerebrum illaesum suise<text:line-break/>fet; alia vero cerebri ipsius. Celeritatis itaque morbi funt<text:line-break/>et in vomitibus fymptomata et urinarum qualitas : ipsius</text:p>
      <text:p text:style-name="P3">vero cerebri et surditas et convulsio et vehementer i Usa-<text:line-break/>nire. At quod ab auctore ita pronunciatum est: hypo-<text:line-break/>chondrium dextrum distentum est et intro vergebat, fit<text:line-break/>quidem ubi a diaphragmate trahuntur, quae in ipso sunt.<text:line-break/>Diaphragma vero ipsum tenditur interdum quidem in pleu-<text:line-break/>nitide propter phlegmones membranae costas succingentis<text:line-break/>magnitudinem, interdum vero propter nervorum princi-<text:line-break/>pium , quod ad se eos qui ad diaphragma porriguntur<text:line-break/>nervos retrahit propter propriam plllegmonem. Verum<text:line-break/>nunc ex hujusmodi tribus magis consentaneum est propter<text:line-break/>nervorum tensionem retractum ipsum llypochondrium re-<text:line-break/>traxisse. Ut plurimum itaque et utraque hypochondria<text:line-break/>in hujusmodi affectionibus intro procedunt. Accidit au-<text:line-break/>tem nonnullis alterum solum, ubi principii nervorum al-<text:line-break/>tera quidem pars vehementius affecta fuerit, altera vero<text:line-break/>nullo modo vel moderate.</text:p>
      <text:h text:style-name="P104" text:outline-level="3"><text:bookmark-start text:name="bookmark30"/><text:span text:style-name="Default_20_Paragraph_20_Font"><text:span text:style-name="T1">II.</text:span></text:span><text:bookmark-end text:name="bookmark30"/></text:h>
      <text:p text:style-name="P5"><text:span text:style-name="Default_20_Paragraph_20_Font"><text:span text:style-name="T14">Chaerionem, qui apud Demaenetum decumbebat, ex potu<text:line-break/>febris comprehendit, statimque capitis gravitas dolorem<text:line-break/>inserens; non dormiebat; alvus turbulenta tenuibus ali-<text:line-break/>quantulum biliosis deiectionibus.</text:span></text:span><text:span text:style-name="Default_20_Paragraph_20_Font"><text:span text:style-name="T1"> T</text:span></text:span><text:span text:style-name="Default_20_Paragraph_20_Font"><text:span text:style-name="T14">ertio die febris acuta;<text:line-break/>capitis tremor, max</text:span></text:span><text:span text:style-name="Default_20_Paragraph_20_Font"><text:span text:style-name="T1">i</text:span></text:span><text:span text:style-name="Default_20_Paragraph_20_Font"><text:span text:style-name="T14">me vero labri inferioris; paulo post<text:line-break/>rigor, convulsiones; prorsus desipuit; nocte sectatio.<text:line-break/></text:span></text:span><text:span text:style-name="Default_20_Paragraph_20_Font"><text:span text:style-name="T1">Q</text:span></text:span><text:span text:style-name="Default_20_Paragraph_20_Font"><text:span text:style-name="T14">uarto quievit, paulum dormivit, deliravit. Quinto<text:line-break/>laborioso habuit; exacerbata sunt omnia; delirus; nocte<text:line-break/></text:span></text:span><text:span text:style-name="Default_20_Paragraph_20_Font"><text:span text:style-name="T1">i</text:span></text:span><text:span text:style-name="Default_20_Paragraph_20_Font"><text:span text:style-name="T14">actatio; non dormivit. Sexto eadem. Septimo su-<text:line-break/>perriguit; febris acuta; per universum sudavit; judica-<text:line-break/>tus ss. </text:span></text:span><text:span text:style-name="Default_20_Paragraph_20_Font"><text:span text:style-name="T1">H</text:span></text:span><text:span text:style-name="Default_20_Paragraph_20_Font"><text:span text:style-name="T14">uic perpetuo ab alvo dese</text:span></text:span><text:span text:style-name="Default_20_Paragraph_20_Font"><text:span text:style-name="T1">r</text:span></text:span><text:span text:style-name="Default_20_Paragraph_20_Font"><text:span text:style-name="T14">tiones biliosue,<text:line-break/>paucae, sincerae; urinae tenues, bene coloratae, enaeo-<text:line-break/>rema nebulosum habentes. Ad octavum melioris coloris<text:line-break/>urinas minx</text:span></text:span><text:span text:style-name="Default_20_Paragraph_20_Font"><text:span text:style-name="T1">i</text:span></text:span><text:span text:style-name="Default_20_Paragraph_20_Font"><text:span text:style-name="T14">t, sodimentum album paucum habentes;<text:line-break/>mente constitit; febris intermijit.</text:span></text:span><text:span text:style-name="Default_20_Paragraph_20_Font"><text:span text:style-name="T1"> N</text:span></text:span><text:span text:style-name="Default_20_Paragraph_20_Font"><text:span text:style-name="T14">ono reversa est<text:line-break/>Ad decimum quartum febris acuta. Decimo sexto vo-<text:line-break/>muli biliosa, jlava, copiosa. Decimo septimo subri</text:span></text:span><text:span text:style-name="Default_20_Paragraph_20_Font"><text:span text:style-name="T1">p</text:span></text:span><text:span text:style-name="Default_20_Paragraph_20_Font"><text:span text:style-name="T14">uit,</text:span></text:span></text:p>
      <text:p text:style-name="P2"><text:span text:style-name="Default_20_Paragraph_20_Font"><text:span text:style-name="T14">febris acuta; sudavit, absque febre iudicatus est. </text:span></text:span>U<text:span text:style-name="Default_20_Paragraph_20_Font"><text:span text:style-name="T14">ri-<text:line-break/>nae post reversionem et crisin boni coloris, sodimentum<text:line-break/>continentes; neque in reversione deliravit. Decimo<text:line-break/>octavo paululum incaluit; insuper sitivit; urinae tenues,<text:line-break/>enaeorema nebulosum; parum deliravit. Circiter deci-<text:line-break/>mum nonum febris expers, cervicem dolor occupavit;<text:line-break/>urinis sodimentum. </text:span></text:span>v<text:span text:style-name="Default_20_Paragraph_20_Font"><text:span text:style-name="T14">igesimo perfecte iudicatus est.</text:span></text:span></text:p>
      <text:p text:style-name="P1">Hic homo ex plenitudine ac maxime bilioforum ae-<text:line-break/>grotasse videtur. Si autem in ipso inquisiveris et quae<text:line-break/>diebus judicatoriis demonstrata sunt- et quae de urinis,<text:line-break/>reperies convenientem secundum rationem ipfum vigesimo<text:line-break/>die perfecte liberatum. Nonnulla vero exemplaria in<text:line-break/>narrationis calce non habent adscriptum <text:span text:style-name="Default_20_Paragraph_20_Font"><text:span text:style-name="T14">vigesimo</text:span></text:span> i quam-<text:line-break/>quam probatissima quaeque ita scriptam dictionem norint.</text:p>
      <text:p text:style-name="P9">i<text:tab/><text:span text:style-name="Default_20_Paragraph_20_Font"><text:span text:style-name="T14">; p<text:tab/>su se s</text:span></text:span> L <text:span text:style-name="Default_20_Paragraph_20_Font"><text:span text:style-name="T14">r<text:tab/>.<text:tab/>.</text:span></text:span></text:p>
      <text:p text:style-name="Normal">HI.</text:p>
      <text:p text:style-name="Normal"><text:span text:style-name="Default_20_Paragraph_20_Font"><text:span text:style-name="T1">v</text:span></text:span><text:span text:style-name="Default_20_Paragraph_20_Font"><text:span text:style-name="T14">irginem Euryanactli siliam ignis prehendit; haec perpe-<text:line-break/>tuo sitis [uit expers; edulia non assumebat; ab alvo<text:line-break/>pauca de</text:span></text:span><text:span text:style-name="Default_20_Paragraph_20_Font"><text:span text:style-name="T1">i</text:span></text:span><text:span text:style-name="Default_20_Paragraph_20_Font"><text:span text:style-name="T14">ciebantur ; urinae tenues, paucae, non probe<text:line-break/>coloratae: exord</text:span></text:span><text:span text:style-name="Default_20_Paragraph_20_Font"><text:span text:style-name="T1">i</text:span></text:span><text:span text:style-name="Default_20_Paragraph_20_Font"><text:span text:style-name="T14">ente sebre ad sudem dolebat. Sexto<text:line-break/>die a febri immunis, non sudavit, sudsuata est. Quod<text:line-break/>ad sudem erat, paululum suppura</text:span></text:span><text:span text:style-name="Default_20_Paragraph_20_Font"><text:span text:style-name="T1">re</text:span></text:span><text:span text:style-name="Default_20_Paragraph_20_Font"><text:span text:style-name="T14">t et una cum sudi-<text:line-break/>ca</text:span></text:span><text:span text:style-name="Default_20_Paragraph_20_Font"><text:span text:style-name="T1">n</text:span></text:span><text:span text:style-name="Default_20_Paragraph_20_Font"><text:span text:style-name="T14">one erupit. A /—dicatione soptimo die rigore cor-<text:line-break/>repta aliquantulum riguit, incaluit, sudavit. </text:span></text:span><text:span text:style-name="Default_20_Paragraph_20_Font"><text:span text:style-name="T1">O</text:span></text:span><text:span text:style-name="Default_20_Paragraph_20_Font"><text:span text:style-name="T14">ctavo<text:line-break/>post</text:span></text:span><text:span text:style-name="Default_20_Paragraph_20_Font"><text:span text:style-name="T1"> i</text:span></text:span><text:span text:style-name="Default_20_Paragraph_20_Font"><text:span text:style-name="T14">udicationem die non admodum riguit ; postea ex-<text:line-break/>trama semper feigida. Ad decimum post sudorem ob-<text:line-break/>ortum deliravit, statimque rursum ad mentem rediit.<text:line-break/>D</text:span></text:span><text:span text:style-name="Default_20_Paragraph_20_Font"><text:span text:style-name="T1">i</text:span></text:span><text:span text:style-name="Default_20_Paragraph_20_Font"><text:span text:style-name="T14">cebant autem ex degustata uva haec accidere. Cum<text:line-break/>autem duodecimo interm</text:span></text:span><text:span text:style-name="Default_20_Paragraph_20_Font"><text:span text:style-name="T1">i</text:span></text:span><text:span text:style-name="Default_20_Paragraph_20_Font"><text:span text:style-name="T14">sisset, rursus multopere delira-<text:line-break/>visi; alvus turbata est biliosis paucis, tenuibus, morda-<text:line-break/>cibus, crebro desurgebat. Septimo die, a quo postre-<text:line-break/></text:span></text:span><text:span text:style-name="Default_20_Paragraph_20_Font"><text:span text:style-name="T1">ist</text:span></text:span><text:span text:style-name="Default_20_Paragraph_20_Font"><text:span text:style-name="T14">um deliravit , desuncta est. </text:span></text:span><text:span text:style-name="Default_20_Paragraph_20_Font"><text:span text:style-name="T1">H</text:span></text:span><text:span text:style-name="Default_20_Paragraph_20_Font"><text:span text:style-name="T14">aec incipiente morbo<text:line-break/>suuces dolebat ac perpetuo ruborem habuit ; gurgulio</text:span></text:span></text:p>
      <text:p text:style-name="P2"><text:span text:style-name="Default_20_Paragraph_20_Font"><text:span text:style-name="T14">revulsus est; dejluxiones multae, parvae, tenues, acres;<text:line-break/>tussiebat; concoctum nihil educebat; toto morbi tempore<text:line-break/>omnes cibos aversata est, neque quidquam appetivit,<text:line-break/>siti varia, neque quicquam esia tu dignum bibit, tace-<text:line-break/>bat, nihil loquebatur et moeror et de</text:span></text:span>s<text:span text:style-name="Default_20_Paragraph_20_Font"><text:span text:style-name="T14">peratio ipsi aderat.<text:line-break/>Quiddam tabidum congenitum erat.</text:span></text:span></text:p>
      <text:p text:style-name="P10"><text:span text:style-name="Default_20_Paragraph_20_Font"><text:span text:style-name="T12">t. se</text:span></text:span> i<text:tab/>an t. . , .l <text:span text:style-name="Default_20_Paragraph_20_Font"><text:span text:style-name="T12">su c su</text:span></text:span> <text:span text:style-name="Default_20_Paragraph_20_Font"><text:span text:style-name="T19">re</text:span></text:span><text:tab/><text:span text:style-name="Default_20_Paragraph_20_Font"><text:span text:style-name="T12">,<text:tab/>I</text:span></text:span></text:p>
      <text:p text:style-name="P1">Posteaquam quae huic aegrotanti ad mortem usque<text:line-break/>facta sunt enarravit, morbi totius hypothesis adiecit, ex<text:line-break/>qua decenter interiit. Ait enim malas quidem a capite<text:line-break/>ad pulmonem huic factas fuisse defluxiones faucibus et<text:line-break/>gurgulioni noxias. Adsccit autem et narrationi i at quid-<text:line-break/>dam tabidum erat congenitum ; quod meminisse oportet,<text:line-break/>non autem fophistiS fidem adhibere nullum morbum geni-<text:line-break/>tum esse narrantibus. Verum hoc ipsum quidem per se<text:line-break/>solum non ita cito ipsam peremisset, sed huic affectui<text:line-break/>implicata naturalia facultatis peremptio citae mortis caufa<text:line-break/>extitit. Ipsa vero per tutum textum declarata est. H<text:span text:style-name="Default_20_Paragraph_20_Font"><text:span text:style-name="T14">aec</text:span></text:span></text:p>
      <text:p text:style-name="P3"><text:span text:style-name="Default_20_Paragraph_20_Font"><text:span text:style-name="T14">perpetuo stne siti suit; edulia non assumebat.</text:span></text:span> At de ho-<text:line-break/>rum symptomatum malignitate libro hunc praecedente dixi<text:line-break/>et Hippocrates ipse ad finem narrationis iterum demon-<text:line-break/>strat, ut consuevit, quae aegrotis tum salutis tum mortis<text:line-break/>causae fiunt, adscripsit. Omnia aversabatur edulia per<text:line-break/>totum morbi tempus, neque quicquam appetivit, sine siti<text:line-break/>summum ciborum odium ipsi adsuisse iudicans , ut neque<text:line-break/>in rei alicuius desiderium perveniret, quare sortiuntur<text:line-break/>nonnulli eorum qui omnem cibum respuunt ex recorda-<text:line-break/>tione, ubi antea nonnumquam suaviter cibaremur. In-<text:line-break/>tuemur enim quotidie nonnullos eorum, qui in morbis<text:line-break/>non appetunt, simul ubi quippiam gustarint, ipsum aver-<text:line-break/>sari; alios vero gustare non ausos. Attamen ex Ilis ple-<text:line-break/>rique interrogantibus ipsos, fi quid desiderent, respondent<text:line-break/>edulia quaedam, memores eorum, quibus antea id facien-<text:line-break/>tes obiectarentur. Atque maximum tibi signum esto fa-<text:line-break/><text:span text:style-name="Default_20_Paragraph_20_Font"><text:span text:style-name="T14">G</text:span></text:span>ustatis ciborum desideratrdcis in perfecta extinctione<text:line-break/>posita, si parata haec quae fe desiderare profitentur, simul</text:p>
      <text:p text:style-name="P3">atque gustarint, tum culpent tum non amplius ingerant.<text:line-break/>HiS etiam pessime habentibuS deteriuS etiamnum habent<text:line-break/>qui nihil appetunt summam naturalia facultatiS peremtio-<text:line-break/>nem indicantes , qua tum cibos tum potuS appetimus.<text:line-break/>Ob haec itaque mortua muliere ultra nobiS opus non est<text:line-break/>differentium exemplarium consideratione et de dierum in-<text:line-break/>quietione discutiamus. Nullum enim ipsis ordinem habeo-<text:line-break/>Cibus, quia a capite defluxio et congenitum quid tabis mor-<text:line-break/>Iis essent causae , propterea et exemplarium discordiam<text:line-break/>iudicatu dissicilem simul ac supervacuam praetermisit.</text:p>
      <text:p text:style-name="Normal">IV.</text:p>
      <text:p text:style-name="P5"><text:span text:style-name="Default_20_Paragraph_20_Font"><text:span text:style-name="T14">Quae anginosa apud</text:span></text:span> B<text:span text:style-name="Default_20_Paragraph_20_Font"><text:span text:style-name="T14">itonem decumbebat, huic primum<text:line-break/>lingua laborare coepit; obscura vox, lingua rubra, in-<text:line-break/>aruit. Primo die horruit, incaluit, rig</text:span></text:span>o<text:span text:style-name="Default_20_Paragraph_20_Font"><text:span text:style-name="T14">r, febris acuta,</text:span></text:span></text:p>
      <text:p text:style-name="P2"><text:span text:style-name="Default_20_Paragraph_20_Font"><text:span text:style-name="T14">tumor subruber, durus, cervic</text:span></text:span><text:span text:style-name="Default_20_Paragraph_20_Font"><text:span text:style-name="T1">i</text:span></text:span><text:span text:style-name="Default_20_Paragraph_20_Font"><text:span text:style-name="T14">s et in pectus utraque ex<text:line-break/>parte, extrema feigida, livida; spiritus sublimis; potus<text:line-break/>per nares effe</text:span></text:span><text:span text:style-name="Default_20_Paragraph_20_Font"><text:span text:style-name="T1">r</text:span></text:span><text:span text:style-name="Default_20_Paragraph_20_Font"><text:span text:style-name="T14">ebat; devorare non poterat; deiectiones<text:line-break/>et urinae substiterunt. Quarto exacerbata sunt omnia.<text:line-break/>Quinto ang</text:span></text:span><text:span text:style-name="Default_20_Paragraph_20_Font"><text:span text:style-name="T1">u</text:span></text:span><text:span text:style-name="Default_20_Paragraph_20_Font"><text:span text:style-name="T14">losa periit. P. D. S. Q. M. Probabile<text:line-break/>de</text:span></text:span><text:span text:style-name="Default_20_Paragraph_20_Font"><text:span text:style-name="T1">i</text:span></text:span><text:span text:style-name="Default_20_Paragraph_20_Font"><text:span text:style-name="T14">ectionibus suppressis quinto mortua esu</text:span></text:span></text:p>
      <text:p text:style-name="P1">Neque in omnibusi exemplaribus ita reperitur scriptus<text:line-break/>orationis finis, neque ab omnibuS libri interpretibus co-<text:line-break/>gustus videbitur. Verum horum nonnulli pro quinto se-<text:line-break/>ptimum scribunt, nonnulli autem octavum. At Capito,<text:line-break/>non novi quid ipsi visum sit, et diem et cynanchicam su-<text:line-break/>stulit atque ante haec, quarto omnia exacerbata sunt,<text:line-break/>sine quarto scribit, universi textuS finem talem essiciens :<text:line-break/>deiectiones et urinae substiterunt, omnia exacerbata sunt,<text:line-break/>interiit. De meliori itaque scriptura postea considerabo<text:line-break/>mus. Prius autem ex enunciatis in ipsa expliCabimus<text:line-break/>quae manifesta non sunt; hoc siquidem est quod maxime</text:p>
      <text:p text:style-name="P3"><text:span text:style-name="Default_20_Paragraph_20_Font"><text:span text:style-name="T1">proposui in interpretationum libris. Videtur sane spiritus<text:line-break/>sublimis, perspicua non esse oratio. Nimirum Sabinus de<text:line-break/>ipsa hoc in textu scripsit: sublimis autem .erat respiratio,<text:line-break/>hoc est, per summas nares respirabat propter arteriae<text:line-break/>phlegmonem, sic praecluso riae spatio, ut spiritus attra-<text:line-break/>ctio ad pulmonem non amplius fieri posset. Et vero ob-<text:line-break/>scura .est Sabini ipsius oratio., ut altero interprete rur-<text:line-break/>sum indigeat. Videtur autem mihi velle indicare illis<text:line-break/>summa nere respirare, qui in inspirationibus pinnas ipsius<text:line-break/>naris movent. Multos siquidem aegros ita respirare cer-<text:line-break/>ulmus, ut in inspirationibus quidem ipsas contraherent,<text:line-break/>lu exspirationibus vero dilatarent , idque iis accidit , qui<text:line-break/>ob anginam vel peripneumoniam vel empyema strangu..<text:line-break/>lautur, atque aliis qui imbecillis sunt viribus. Itaque quo<text:line-break/>pacto quidem in aegris fiat, nunc dicere necesse non est.<text:line-break/>Quo vero modo propter fpirabilium. organorum angustiam<text:line-break/>eveniat, nunc proferam quamprimum, curque sublimem -<text:line-break/>appellaverit : Hippocrates spiritum hujusmodi simul exuli-</text:span></text:span></text:p>
      <text:p text:style-name="P3"><text:span text:style-name="Default_20_Paragraph_20_Font"><text:span text:style-name="T1">caturus. Conspiciuntur siquidem sic affectis summaetho-<text:line-break/>racis partes ad onroplatas usque moveri: et rationi cou-<text:line-break/>sonum est, hoc dici nunc ab ipso fieri sublimem spiritum,<text:line-break/>non solum in cynanchieis, verum etiam et in peripneumo-<text:line-break/>nicis et empyicis appellatis affectibus. Fit autem et ci-<text:line-break/>tra febres improprie appellatis, orthopnoicis et asthmata-<text:line-break/>cis. De hujusmodi siquidem accidentibus nomen utrum-<text:line-break/>que huic affectui impositum est, asthma quidem propter<text:line-break/>coactam respirationem , quae et velociter currentibus ac-<text:line-break/>eidit: orthopnoea vero quandoquidem quod decumbeutes<text:line-break/>suffocentur, fele rectos figurant , nonnulli autem et cogun-<text:line-break/>tur ac plane exurgunt. At et in prognostico his verbis<text:line-break/>ita prolatis scriptum est: cynanchae autem gravissimae qui-<text:line-break/>dem sunt et celerrime enecant, quae neque in faucibus<text:line-break/>quicquam manifestum, neque in cervice, sed dolorem plu-<text:line-break/>rimum praestant et .orthopnoeam. Eadem itaque causa<text:line-break/>orthopnoeam perit strangulantibus affectibus et appellatum</text:span></text:span></text:p>
      <text:p text:style-name="P3"><text:span text:style-name="Default_20_Paragraph_20_Font"><text:span text:style-name="T1">nuper sublimem spiritum: nam secundum naturam haben-<text:line-break/>tes, quum in quiete omnium voluntariarum actionum fue-<text:line-break/>rimas, -solis thoracis partibus ad septum transversum pon-<text:line-break/>rectis respiramus; -quemadmodum ru commentariis de re-<text:line-break/>spirationis causis demonstratum est; ampliore autem iu-<text:line-break/>spiratione indigentes et continuas infernis simul movemus;<text:line-break/>ubi vero plurima indigemus et partes in omoplati move-<text:line-break/>mus, toto thorace vehementer operantes. Ser hoc qui-<text:line-break/>dem -nobis bene- valentibus accidit celeri cursu aut quo-<text:line-break/>cumque motu vehementer agitatis, propter ampliorem<text:line-break/>respirationis necessitatem. In peripueumoniis vero et sup-<text:line-break/>puratorum pathematis feli affectibus et orthopnoeis cum<text:line-break/>febre propter organorum respirationi inservientium angu-<text:line-break/>sitam, tantam aeris substantiam excipere non valentium<text:line-break/>quanta animal opus habet. Itaque non satiatus respiratio-<text:line-break/>nis usus suffocationis periculum inducit, ob idque cogun-<text:line-break/>tui tum assidue tum toto thorace moliri respicationem.<text:line-break/>In angina vero quae in pulmonibus sunt spiritus conca-</text:span></text:span></text:p>
      <text:p text:style-name="P3"><text:span text:style-name="Default_20_Paragraph_20_Font"><text:span text:style-name="T1">ptacula quibus respiramus, non obrepta existunt et pura,<text:line-break/>sed musculis gutturis inflammatis angustis fit m . primum<text:line-break/>externi aeris ingressum, quem per inspirationem attrahi-<text:line-break/>tnus, ut et nunc in altera quidem caula fit Similiter<text:line-break/>autem et inc</text:span></text:span><text:span text:style-name="Default_20_Paragraph_20_Font"><text:span text:style-name="T12">o</text:span></text:span><text:span text:style-name="Default_20_Paragraph_20_Font"><text:span text:style-name="T1">mpletus -fit respirationis usus , ut asthmata-<text:line-break/>cis , empyicis et peripneumonicis inest. ob id qui lusto-<text:line-break/>cautor, ad surrectionem connitantur et ad externum<text:line-break/>aerem toto thorace violenter attrahendum. Hac certe<text:line-break/>ratione anginosis sublimem appellatum este spiritum ali-<text:line-break/>quis perpenderit. Fieri autem potest etiam, quia sele eri-<text:line-break/>gere voloni ita dici, idem sublimi spiritu significante,<text:line-break/>quod in .proguostico orthopnoea. Scriptum autem et<text:line-break/>in. praesentis, hac in oratione, anginae enarratione;<text:line-break/>quod et potus ad nares propulsantur. ld autem accidit<text:line-break/>ipsimi denotare nequeuntibus aut propter meatus ad ste-<text:line-break/>macbum angusiiam aut propter ipsius mortificationem . ac<text:line-break/>paralysin, summe perniclosum utrumque existens, queur-<text:line-break/>admodum et quod ita tertio die praescriptum est, </text:span></text:span><text:span text:style-name="Default_20_Paragraph_20_Font"><text:span text:style-name="T12">extrema</text:span></text:span></text:p>
      <text:p text:style-name="P3"><text:span text:style-name="Default_20_Paragraph_20_Font"><text:span text:style-name="T12">fulgida, liv</text:span></text:span><text:span text:style-name="Default_20_Paragraph_20_Font"><text:span text:style-name="T1">i</text:span></text:span><text:span text:style-name="Default_20_Paragraph_20_Font"><text:span text:style-name="T12">da;</text:span></text:span><text:span text:style-name="Default_20_Paragraph_20_Font"><text:span text:style-name="T1"> praefatus enim, </text:span></text:span><text:span text:style-name="Default_20_Paragraph_20_Font"><text:span text:style-name="T12">tertio r</text:span></text:span><text:span text:style-name="Default_20_Paragraph_20_Font"><text:span text:style-name="T1">i</text:span></text:span><text:span text:style-name="Default_20_Paragraph_20_Font"><text:span text:style-name="T12">gor, febr</text:span></text:span><text:span text:style-name="Default_20_Paragraph_20_Font"><text:span text:style-name="T1">is </text:span></text:span><text:span text:style-name="Default_20_Paragraph_20_Font"><text:span text:style-name="T12">acuta,<text:line-break/></text:span></text:span><text:span text:style-name="Default_20_Paragraph_20_Font"><text:span text:style-name="T1">subintulit,. </text:span></text:span><text:span text:style-name="Default_20_Paragraph_20_Font"><text:span text:style-name="T12">ex</text:span></text:span><text:span text:style-name="Default_20_Paragraph_20_Font"><text:span text:style-name="T1">t</text:span></text:span><text:span text:style-name="Default_20_Paragraph_20_Font"><text:span text:style-name="T12">rema fu</text:span></text:span><text:span text:style-name="Default_20_Paragraph_20_Font"><text:span text:style-name="T1">l</text:span></text:span><text:span text:style-name="Default_20_Paragraph_20_Font"><text:span text:style-name="T12">gida, l</text:span></text:span><text:span text:style-name="Default_20_Paragraph_20_Font"><text:span text:style-name="T1">i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da. </text:span></text:span><text:span text:style-name="Default_20_Paragraph_20_Font"><text:span text:style-name="T1">Interenrtionis autem<text:line-break/>et extinctionis caloris natini signum extremorum tum sci—<text:line-break/>gns tum livor .in acutis febribus obortus. Itaque sic acci-<text:line-break/>dit aegrotanti et deiectionum et urinarum suppressio, tam-<text:line-break/>quam jam emortuis functionibus omnibus; ideoquecredi-<text:line-break/>brle est, neque </text:span></text:span><text:span text:style-name="Default_20_Paragraph_20_Font"><text:span text:style-name="T12">s</text:span></text:span><text:span text:style-name="Default_20_Paragraph_20_Font"><text:span text:style-name="T1">eptimo die neque nono hominem inter-<text:line-break/>iisse. Non enim facultas ad tantum tempus sufficere pd-<text:line-break/>terat, quae jam tertio die et symptomata et signa haberer<text:line-break/>naturae refrigeratae. Atque consuetus Hippocrates in ita<text:line-break/>acutis morbis quae- quotidie oriuntur scribere-, nihil qnic-<text:line-break/>qnam de quinto er </text:span></text:span><text:span text:style-name="Default_20_Paragraph_20_Font"><text:span text:style-name="T12">t</text:span></text:span><text:span text:style-name="Default_20_Paragraph_20_Font"><text:span text:style-name="T1">exto diebus omitteret pronunciare: At<text:line-break/>quoniam et. completa tertii diei enarratione quarti .solius.<text:line-break/>meminrtiin coque omnia exacerbari asserit, magisque -etiam-<text:line-break/>mum manifestum est quod impossibile esset ad septimum<text:line-break/>usque -ut ceta vum mulierem vixisse., admirabiles siquidem<text:line-break/>transmutationes, -quae faro fiunt propter naturae robur,</text:span></text:span></text:p>
      <text:p text:style-name="P3"><text:span text:style-name="Default_20_Paragraph_20_Font"><text:span text:style-name="T1">ac nos multoties vidimus et Hippocrates ipse in aegrorum<text:line-break/>enarratione scripsit, simulque hoc ipsum significavit, me-<text:line-break/>liusque aegrum habere demonstravit; fed nunc: tertio die<text:line-break/>eum .febre acuta extremis tum frigidis tum humidis fa-<text:line-break/>otiis, susque retentis , -quae metuntur, etiamsi non ad</text:span></text:span><text:span text:style-name="Default_20_Paragraph_20_Font"><text:span text:style-name="T12">t</text:span></text:span><text:span text:style-name="Default_20_Paragraph_20_Font"><text:span text:style-name="T1">eri—<text:line-break/>psisset, .quarto omnia exacerbata sirnt, prorsus circiter<text:line-break/>diem quintum obiisset. Sed quoniam et hoc: adscripsit;<text:line-break/>atque etiamnum magis quicquam confisus affirmaverit ita<text:line-break/>habentem non ad sextum diem vivam perventuram , ac<text:line-break/>minus quidem i</text:span></text:span><text:span text:style-name="Default_20_Paragraph_20_Font"><text:span text:style-name="T12">n</text:span></text:span><text:span text:style-name="Default_20_Paragraph_20_Font"><text:span text:style-name="T1"> septimum vel octavum accessuram. Di-<text:line-break/>gnum igitur admiratione quomodo subscripserit qui primus<text:line-break/>character</text:span></text:span><text:span text:style-name="Default_20_Paragraph_20_Font"><text:span text:style-name="T12">e</text:span></text:span><text:span text:style-name="Default_20_Paragraph_20_Font"><text:span text:style-name="T1">s subscripsit,. ita ut ipsis octavo die interiisse<text:line-break/>significaretur; coque etiamnum magis quomodo zeno He-<text:line-break/>rophileus, .vir non contemnendus , praescriptos in tertio<text:line-break/>epidemiorum charaeteras exponens , etiam ipsis angino</text:span></text:span><text:span text:style-name="Default_20_Paragraph_20_Font"><text:span text:style-name="T12">t</text:span></text:span><text:span text:style-name="Default_20_Paragraph_20_Font"><text:span text:style-name="T1">am<text:line-break/>ait octavo die destructam, idque hujusmodi characteribus</text:span></text:span></text:p>
      <text:p text:style-name="P2"><text:span text:style-name="Default_20_Paragraph_20_Font"><text:span text:style-name="T1">significari: </text:span></text:span><text:span text:style-name="Default_20_Paragraph_20_Font"><text:span text:style-name="T20">πι</text:span></text:span><text:span text:style-name="Default_20_Paragraph_20_Font"><text:span text:style-name="T5">, </text:span></text:span><text:span text:style-name="Default_20_Paragraph_20_Font"><text:span text:style-name="T20">δ</text:span></text:span><text:span text:style-name="Default_20_Paragraph_20_Font"><text:span text:style-name="T5">, </text:span></text:span><text:span text:style-name="Default_20_Paragraph_20_Font"><text:span text:style-name="T20">ε</text:span></text:span><text:span text:style-name="Default_20_Paragraph_20_Font"><text:span text:style-name="T5">, </text:span></text:span><text:span text:style-name="Default_20_Paragraph_20_Font"><text:span text:style-name="T20">κ</text:span></text:span><text:span text:style-name="Default_20_Paragraph_20_Font"><text:span text:style-name="T5">,. </text:span></text:span><text:span text:style-name="Default_20_Paragraph_20_Font"><text:span text:style-name="T20">θ</text:span></text:span><text:span text:style-name="Default_20_Paragraph_20_Font"><text:span text:style-name="T5">; </text:span></text:span><text:span text:style-name="Default_20_Paragraph_20_Font"><text:span text:style-name="T1">horum characterum primus<text:line-break/>quidem </text:span></text:span><text:span text:style-name="Default_20_Paragraph_20_Font"><text:span text:style-name="T20">πιθανὸν</text:span></text:span><text:span text:style-name="Default_20_Paragraph_20_Font"><text:span text:style-name="T5"> </text:span></text:span><text:span text:style-name="Default_20_Paragraph_20_Font"><text:span text:style-name="T12">cred</text:span></text:span><text:span text:style-name="Default_20_Paragraph_20_Font"><text:span text:style-name="T1">i</text:span></text:span><text:span text:style-name="Default_20_Paragraph_20_Font"><text:span text:style-name="T12">b</text:span></text:span><text:span text:style-name="Default_20_Paragraph_20_Font"><text:span text:style-name="T1">i</text:span></text:span><text:span text:style-name="Default_20_Paragraph_20_Font"><text:span text:style-name="T12">le</text:span></text:span><text:span text:style-name="Default_20_Paragraph_20_Font"><text:span text:style-name="T1"> significat per </text:span></text:span><text:span text:style-name="Default_20_Paragraph_20_Font"><text:span text:style-name="T20">πι</text:span></text:span><text:span text:style-name="Default_20_Paragraph_20_Font"><text:span text:style-name="T5"> </text:span></text:span><text:span text:style-name="Default_20_Paragraph_20_Font"><text:span text:style-name="T1">litteram scriptus<text:line-break/>mediam rectam lineam habens, utrinque aliis. lineis aeque<text:line-break/>distantibus, veluti^ nonnulli scribunt nummum nongenta-<text:line-break/>- fin</text:span></text:span><text:span text:style-name="Default_20_Paragraph_20_Font"><text:span text:style-name="T12">i</text:span></text:span><text:span text:style-name="Default_20_Paragraph_20_Font"><text:span text:style-name="T1">um. significari et perpetuo in omnibus aegris hoc signi-<text:line-break/>sicat cunctis sequentibus characteribus praescriptus. Cha-<text:line-break/>racter autem ad ipsorum finem fer ip tus,.hic quidem mor...<text:line-break/>. tem indicat litera </text:span></text:span><text:span text:style-name="Default_20_Paragraph_20_Font"><text:span text:style-name="T20">θ</text:span></text:span><text:span text:style-name="Default_20_Paragraph_20_Font"><text:span text:style-name="T29"> </text:span></text:span><text:span text:style-name="Default_20_Paragraph_20_Font"><text:span text:style-name="T1">significante; in caeteris autem aegro-</text:span></text:span></text:p>
      <text:p text:style-name="P1"><text:span text:style-name="Default_20_Paragraph_20_Font"><text:span text:style-name="T1">tantibus litera </text:span></text:span><text:span text:style-name="Default_20_Paragraph_20_Font"><text:span text:style-name="T20">υ</text:span></text:span><text:span text:style-name="Default_20_Paragraph_20_Font"><text:span text:style-name="T24"> .</text:span></text:span><text:span text:style-name="Default_20_Paragraph_20_Font"><text:span text:style-name="T20">ύγίειαν</text:span></text:span><text:span text:style-name="Default_20_Paragraph_20_Font"><text:span text:style-name="T24"> </text:span></text:span><text:span text:style-name="Default_20_Paragraph_20_Font"><text:span text:style-name="T12">san</text:span></text:span><text:span text:style-name="Default_20_Paragraph_20_Font"><text:span text:style-name="T1">i</text:span></text:span><text:span text:style-name="Default_20_Paragraph_20_Font"><text:span text:style-name="T12">ta</text:span></text:span><text:span text:style-name="Default_20_Paragraph_20_Font"><text:span text:style-name="T1">t</text:span></text:span><text:span text:style-name="Default_20_Paragraph_20_Font"><text:span text:style-name="T12">em</text:span></text:span><text:span text:style-name="Default_20_Paragraph_20_Font"><text:span text:style-name="T1"> indicante. Qui vero<text:line-break/>character ante ultimum scribitur , dierum numerum per-<text:line-break/>petro significat, su quibus propositus ubique in oratione<text:line-break/>aeger aegrotarit, Characteres vero in medio tum hujus<text:line-break/>tum: primi omnium causam indicans qua servatus aeger<text:line-break/>fuerit vel interierit, quemadmodum in anginosa hae duo<text:line-break/>sunt characteres, alter quidem qui primus omnium sequi-.<text:line-break/>tur, qui per medium rectam lineam habens scriptus est<text:line-break/></text:span></text:span><text:span text:style-name="Default_20_Paragraph_20_Font"><text:span text:style-name="T20">πι</text:span></text:span><text:span text:style-name="Default_20_Paragraph_20_Font"><text:span text:style-name="T5">; </text:span></text:span><text:span text:style-name="Default_20_Paragraph_20_Font"><text:span text:style-name="T1">atque ab hoc deinceps: alius atque. alius. ltaque qui<text:line-break/>primus omnium sequitur, cujus medium obtinet linea,</text:span></text:span></text:p>
      <text:p text:style-name="P2"><text:span text:style-name="Default_20_Paragraph_20_Font"><text:span text:style-name="T1">elementum est </text:span></text:span><text:span text:style-name="Default_20_Paragraph_20_Font"><text:span text:style-name="T20">δ</text:span></text:span><text:span text:style-name="Default_20_Paragraph_20_Font"><text:span text:style-name="T5">, </text:span></text:span><text:span text:style-name="Default_20_Paragraph_20_Font"><text:span text:style-name="T1">habens a media quae deor</text:span></text:span><text:span text:style-name="Default_20_Paragraph_20_Font"><text:span text:style-name="T12">t</text:span></text:span><text:span text:style-name="Default_20_Paragraph_20_Font"><text:span text:style-name="T1">um est linea<text:line-break/>fui ipsius lineam alteram rectam ad imas partes actam ut<text:line-break/></text:span></text:span>. I <text:span text:style-name="Default_20_Paragraph_20_Font"><text:span text:style-name="T1">scribimus. sequen</text:span></text:span><text:span text:style-name="Default_20_Paragraph_20_Font"><text:span text:style-name="T12">s</text:span></text:span><text:span text:style-name="Default_20_Paragraph_20_Font"><text:span text:style-name="T1"> character est </text:span></text:span><text:span text:style-name="Default_20_Paragraph_20_Font"><text:span text:style-name="T20">ε</text:span></text:span><text:span text:style-name="Default_20_Paragraph_20_Font"><text:span text:style-name="T5"> </text:span></text:span><text:span text:style-name="Default_20_Paragraph_20_Font"><text:span text:style-name="T1">litera. Ex his au-<text:line-break/>tenr deinceps zeno ait: </text:span></text:span><text:span text:style-name="Default_20_Paragraph_20_Font"><text:span text:style-name="T20">διαχωρημάτω</text:span></text:span><text:span text:style-name="Default_20_Paragraph_20_Font"><text:span text:style-name="T5">,, </text:span></text:span><text:span text:style-name="Default_20_Paragraph_20_Font"><text:span text:style-name="T20">ἐπἰσχεσιν</text:span></text:span><text:span text:style-name="Default_20_Paragraph_20_Font"><text:span text:style-name="T5">, </text:span></text:span><text:span text:style-name="Default_20_Paragraph_20_Font"><text:span text:style-name="T1">dejectio-<text:line-break/>num retentionem; significari, reflexo </text:span></text:span><text:span text:style-name="Default_20_Paragraph_20_Font"><text:span text:style-name="T20">δ</text:span></text:span><text:span text:style-name="Default_20_Paragraph_20_Font"><text:span text:style-name="T5"> </text:span></text:span><text:span text:style-name="Default_20_Paragraph_20_Font"><text:span text:style-name="T1">ad inferas partes,<text:line-break/>quovis modo dejecta significante. Etenim ipsum ait sudo-<text:line-break/>ris esse signum;: non solum urinarum vel dejectionnm. </text:span></text:span><text:span text:style-name="Default_20_Paragraph_20_Font"><text:span text:style-name="T20">ε</text:span></text:span><text:span text:style-name="Default_20_Paragraph_20_Font"><text:span text:style-name="T5"><text:line-break/></text:span></text:span><text:span text:style-name="Default_20_Paragraph_20_Font"><text:span text:style-name="T1">vero </text:span></text:span><text:span text:style-name="Default_20_Paragraph_20_Font"><text:span text:style-name="T20">ἐποχὴν</text:span></text:span><text:span text:style-name="Default_20_Paragraph_20_Font"><text:span text:style-name="T5"> </text:span></text:span><text:span text:style-name="Default_20_Paragraph_20_Font"><text:span text:style-name="T1">vel </text:span></text:span><text:span text:style-name="Default_20_Paragraph_20_Font"><text:span text:style-name="T20">ἑπἰσχεσιν</text:span></text:span><text:span text:style-name="Default_20_Paragraph_20_Font"><text:span text:style-name="T5"> </text:span></text:span><text:span text:style-name="Default_20_Paragraph_20_Font"><text:span text:style-name="T1">ipsarum, -</text:span></text:span><text:span text:style-name="Default_20_Paragraph_20_Font"><text:span text:style-name="T12">re</text:span></text:span><text:span text:style-name="Default_20_Paragraph_20_Font"><text:span text:style-name="T1">t</text:span></text:span><text:span text:style-name="Default_20_Paragraph_20_Font"><text:span text:style-name="T12">ent</text:span></text:span><text:span text:style-name="Default_20_Paragraph_20_Font"><text:span text:style-name="T1">io</text:span></text:span><text:span text:style-name="Default_20_Paragraph_20_Font"><text:span text:style-name="T12">nem aut</text:span></text:span><text:span text:style-name="Default_20_Paragraph_20_Font"><text:span text:style-name="T1">i</text:span></text:span><text:span text:style-name="Default_20_Paragraph_20_Font"><text:span text:style-name="T12">sup-<text:line-break/>prefu</text:span></text:span><text:span text:style-name="Default_20_Paragraph_20_Font"><text:span text:style-name="T1">o</text:span></text:span><text:span text:style-name="Default_20_Paragraph_20_Font"><text:span text:style-name="T12">nem, </text:span></text:span><text:span text:style-name="Default_20_Paragraph_20_Font"><text:span text:style-name="T1">atratis modo appellare volueris, ustula<text:line-break/>signorum intelligentia talis sit, credibile est dejectionibus<text:line-break/>retentis octavo die interiisse cynanchicam. Demiror ita-<text:line-break/>que, ut dixi, cum accuratiora exemplaria quintum diem<text:line-break/>habeam, consentiente. huic scripturae etiam ipsa littera </text:span></text:span><text:span text:style-name="Default_20_Paragraph_20_Font"><text:span text:style-name="T12">e,<text:line-break/></text:span></text:span><text:span text:style-name="Default_20_Paragraph_20_Font"><text:span text:style-name="T1">ut paulo demonstravi , et ipsum zenonem octavum diem<text:line-break/>fcriptum agnoscere et contradicentes ipsi nonnullos de hac<text:line-break/>re quidem nihil dixisse, fed de characteribus ipfum cedar-<text:line-break/>.gnare, quod fecundam literam permutaverit ac </text:span></text:span><text:span text:style-name="Default_20_Paragraph_20_Font"><text:span text:style-name="T20">δ</text:span></text:span><text:span text:style-name="Default_20_Paragraph_20_Font"><text:span text:style-name="T5"> </text:span></text:span><text:span text:style-name="Default_20_Paragraph_20_Font"><text:span text:style-name="T1">reste-</text:span></text:span></text:p>
      <text:p text:style-name="P3"><text:span text:style-name="Default_20_Paragraph_20_Font"><text:span text:style-name="T1">xum fecerit, non ita habente in tertio epidemiorum feri-<text:line-break/>plura, fed post. primum characterem p scriptum ,. i quem-<text:line-break/>admodum illi .loquuntur. Sed jam hic residuum longa<text:line-break/>quaedam verborum irrepit multitudo. Existimabit enim<text:line-break/>quidam revera abi Hippocrate adjectos aegris characteres,<text:line-break/>si qui contradicunt Xenoni </text:span></text:span><text:span text:style-name="Default_20_Paragraph_20_Font"><text:span text:style-name="T20">τὸ</text:span></text:span><text:span text:style-name="Default_20_Paragraph_20_Font"><text:span text:style-name="T5"> </text:span></text:span><text:span text:style-name="Default_20_Paragraph_20_Font"><text:span text:style-name="T1">p asserant scriptum este, non.<text:line-break/>deorsum reflexum </text:span></text:span><text:span text:style-name="Default_20_Paragraph_20_Font"><text:span text:style-name="T20">δ</text:span></text:span><text:span text:style-name="Default_20_Paragraph_20_Font"><text:span text:style-name="T5">; </text:span></text:span><text:span text:style-name="Default_20_Paragraph_20_Font"><text:span text:style-name="T1">ut si quis legerit libros coutradicen-<text:line-break/>tium Xenoni, qui neque Hippocrates dicunt esse characte-<text:line-break/>ras, librumque aliquem repertum Ptolemaer Euergetis ap-<text:line-break/>pellati, qui collectos. ipsus haberet a quodam medico<text:line-break/>Pamphilo, genere et civitate Indica, sed de Cleophantii<text:line-break/>secta; quos ab. eo dissidere secum censuerunt qui zenoni<text:line-break/>contradicunt; neque Hippocratis esse neque ita scriptos<text:line-break/>characteres ,. ut ipse exposuit. ltaque mihi videntur et<text:line-break/>hucusque enunciata supervacanea esse, nihilque lecturis<text:line-break/>emolumenti ad artis opera allatura, ad quae. eum studio</text:span></text:span></text:p>
      <text:p text:style-name="P2"><text:span text:style-name="Default_20_Paragraph_20_Font"><text:span text:style-name="T1">properare oportet qui huic addictus est. At quoniam quod<text:line-break/>. ipsi scripti essent; vi</text:span></text:span><text:span text:style-name="Default_20_Paragraph_20_Font"><text:span text:style-name="T12">t</text:span></text:span><text:span text:style-name="Default_20_Paragraph_20_Font"><text:span text:style-name="T1">um est amicis, quibus cedens in<text:line-break/>primo libro confutationes quasdam scripsi eorum quae<text:line-break/>prave in. aegris exposuerunt, ut aliquid dicerem et deliis<text:line-break/>characteribus semel in hoc libro; quod ut facerem ani-<text:line-break/>mum induxi; non ignorans quod perpetuo dico-, quae a<text:line-break/>recentioribus medicis in commentariis scripta funt; tem-<text:line-break/>pus quidem nobis consumere , medicinale vero docere ori—<text:line-break/>hil,.propter quos et ego medicos tractatus seorsum per<text:line-break/></text:span></text:span><text:span text:style-name="Default_20_Paragraph_20_Font"><text:span text:style-name="T12">t</text:span></text:span><text:span text:style-name="Default_20_Paragraph_20_Font"><text:span text:style-name="T1">e feci.; Quos vero adversus Sophistas paravi, quoniam<text:line-break/>et his recentiores indigere video qui ab ipsis pervertun-<text:line-break/>tur; bos ipsos etiamnum per </text:span></text:span><text:span text:style-name="Default_20_Paragraph_20_Font"><text:span text:style-name="T12">t</text:span></text:span><text:span text:style-name="Default_20_Paragraph_20_Font"><text:span text:style-name="T1">e, ut si quis ex abundantia<text:line-break/>occasionem nactus fuerit, ipsius evolvat, nt adversus fo-<text:line-break/>phistas. hostes paratus sit. Sic igitur et -nunc quum res<text:line-break/>-sit inutilis ad probe. medendum ex his prodit characteri-<text:line-break/>bus, non tamen cunctabor .totum percurrere, quandoque-<text:line-break/>dem amicis ita placuit. At pudore erubescerem ad ejns-<text:line-break/>modi nugas deflecti, nisi prius in multis operibus omnia</text:span></text:span></text:p>
      <text:p text:style-name="P2"><text:span text:style-name="Default_20_Paragraph_20_Font"><text:span text:style-name="T1">quae ad medicam artem spectanti utilis periequutus ; ita<text:line-break/>ad Hippocraticorum librorum explanationes venirem ; id<text:line-break/>quidem discere possunt, qui artem dlscunt absque his<text:line-break/>.quae in medicis tractationibus.- peri decursum manifeste<text:line-break/>scripsi, ut qui mente rbtusi sunt, quae dicuntur assequi<text:line-break/>possint; narrationis vero cognitionem obtinebunt , qua ple-<text:line-break/>rique hominum demirantur interdum quosdam ex his qui<text:line-break/>artes tractant, existimantes eos qui multa legerunt multa-<text:line-break/>que retinuerunt statim et artis praecepta dignoscere. Nunni<text:line-break/>itaque etiam dicturus sum omnem de characteribus busto-.<text:line-break/>riam, quoniam hoc et amicis et familiaribus melius esse.<text:line-break/>videtur, ut semel hic fiat. Quae itaque sum dicturus a<text:line-break/>zeuxide dicta sunt primo hunc in librum commentario,<text:line-break/>ac fortasse praestiterat, quemadmodum. in talibus facere<text:line-break/>consuevi , qui hanc historiam nosse desiderant, eos ad<text:line-break/>illum librum remittere. Uerum quis zeuxidis commen.-<text:line-break/>tarii non amplius aestimati recrescunt , ob f d me .ipsus</text:span></text:span></text:p>
      <text:p text:style-name="P3"><text:span text:style-name="Default_20_Paragraph_20_Font"><text:span text:style-name="T1">explicare voluerunt ducto historiae a Mnemone exordio.<text:line-break/>Nam nonnulli quidem ajunt ipsum accepisse tertium epi-<text:line-break/>demiorum ex magna Alexandriae bibliotheca ut legendum,<text:line-break/>et hos characteres similibus tum atramento tum literis<text:line-break/>explicandos interseruisse; nonnulli vero et ipsum ex Pam-<text:line-break/>phylia ufportasie et regem. Aegypti Ptolemaeum ita libro-<text:line-break/>rum ambitiosum fuisse , ut appellentium omnium libros<text:line-break/>ad fe deferre juberet et hos in novas chartas </text:span></text:span><text:span text:style-name="Default_20_Paragraph_20_Font"><text:span text:style-name="T12">s</text:span></text:span><text:span text:style-name="Default_20_Paragraph_20_Font"><text:span text:style-name="T1">criberet<text:line-break/>daretque- scriptus dominis, a quibus appulsis libri ad ipfum<text:line-break/>asportati essent et nave advectus libros. in bibliothecis<text:line-break/>reponeret, essentque ipsis inscriptiones Libri ex navibus.<text:line-break/>Unum autem ajunt aliquem repertum etiam tertium epi-<text:line-break/>demiorum inscriptum Ex navibus, juxta emendatorem<text:line-break/>Mnemonem Siditern. Nonnulli denique non juxta emenda-<text:line-break/>forem inscriptum ajunt, sed simpliciter momine Mnemouis;<text:line-break/>quoniam et aliorum omnium , qui . una cum libris nave<text:line-break/>advecti sunt, regii ministri nomen inscribebant libris in</text:span></text:span></text:p>
      <text:p text:style-name="P3"><text:span text:style-name="Default_20_Paragraph_20_Font"><text:span text:style-name="T1">apothecis reconditis.- Non enim statim in bibliothecas<text:line-break/>ipsius ferebant, fed prius in domibus quibusdam cumula-<text:line-break/>tim deponebant. Quod autem Ptolomaeus ille ad .anti;<text:line-break/>quorum librorum comparationem ita sollicitus esset .non.<text:line-break/>parvum esse testimonium ajunt quod cum Atheniensibus;<text:line-break/>fecit. Dato namque ipsis pignore quindecim talentorum<text:line-break/>a</text:span></text:span><text:span text:style-name="Default_20_Paragraph_20_Font"><text:span text:style-name="T12">r</text:span></text:span><text:span text:style-name="Default_20_Paragraph_20_Font"><text:span text:style-name="T1">genti accepit Sophoelis, Euripidis et Aeschyli libros, ut<text:line-break/>fotum scriberet, deinde statim fulvos redderet. Ubi autem<text:line-break/>magnifice lu chartis optimis speravit., quos ab Atheniensi-<text:line-break/>bus acceperat, retinuit; quos vero ipse paraverat, ad ipsus<text:line-break/>misit, rogans ur quindecim talenta tenerent, acciperent-<text:line-break/>que novos pro veteribus quos dedissent libris- Atheniensi-<text:line-break/>bus itaque si quoque non novos .libros misisset, antiquos<text:line-break/>vero retinuisset, nihil aliud.faciendum erat istis , qui uti-,<text:line-break/>que argentum ex tali conditione acceperant-, ut hoc ipsi<text:line-break/>detinerent, si ille quoque libros detineret; proptereaque<text:line-break/>novos libros acceperunt et argentum detinuerunt, Mne-</text:span></text:span></text:p>
      <text:p text:style-name="P3"><text:span text:style-name="Default_20_Paragraph_20_Font"><text:span text:style-name="T1">moti igitur sive librum ipse apportaverit sive ex biblio-<text:line-break/>theca accepto interseruerit, quaestus gratia id facesse vi-.<text:line-break/>detur. Solum enim fe ipsum scire asserens quae chara-<text:line-break/>cleros significant; lucrum ex ipsorum explanatione facie- -<text:line-break/>bat. Quod si ita esset, probabilius est librum in biblio-<text:line-break/>theca repositum ab ipso adornatum esse, longe siquidem<text:line-break/>majorem erat habitura fidem ipsius explanatio; bibliotheca<text:line-break/>regia- characteres habente. Si autum librum e domo<text:line-break/>asportasset, suspectus fuisset. Scriptas ab Heraclio tum Ta-<text:line-break/></text:span></text:span><text:span text:style-name="Default_20_Paragraph_20_Font"><text:span text:style-name="T12">s</text:span></text:span><text:span text:style-name="Default_20_Paragraph_20_Font"><text:span text:style-name="T1">entino tum Erytbraeo demonstrationes referre non duble<text:line-break/>tarem, quod interserta characteres essent, nisi mentem<text:line-break/>habentibus hoc compertum esse existimarem et a tali<text:line-break/>multiloquio celeriterliberari properarem.. Ad utile itaque<text:line-break/>redeo, cujus gratis et horum aegrorum historiam ad me-<text:line-break/>m oriam revocamus: Ridiculum siquidem est existimare<text:line-break/>hominem ob id interiisse, quod. deiectionum retentio facta -<text:line-break/>fuisset. Non enim propter retentionem obiit, sed quod</text:span></text:span></text:p>
      <text:p text:style-name="P2"><text:span text:style-name="Default_20_Paragraph_20_Font"><text:span text:style-name="T1">ipsi acciderit dejectiones ea re detineri tendentibus ad in-<text:line-break/>. feritum naturalibus functionibus. Non enim quia extrema<text:line-break/>frigida et livida terito die fuerant , propterea defunctus<text:line-break/>est, sed quod interiret haecque mortua fierent. Atque<text:line-break/>ipse Hippocrates tamquam vaticinatus ad enarrationis. fi-<text:line-break/>nem adscripsit, obiit anginosa, etiamsi statim ab initio<text:line-break/>praedixisset: Quae anginosa apud Bitonem decumbebat,<text:line-break/>verum ad hunc finem aspectio quandam habet demonstra-<text:line-break/>ticnem, haec mulier ob anginam mortua esu Scripsit au-<text:line-break/>tem ita in prognostico de perniciosis anginis: lpsae namque<text:line-break/>eodem die suffocant et secundo et tertio. Par erat igitur<text:line-break/>et propositam hac in oratione mulierem propterea tertio<text:line-break/>die mortem obire, quum extrema frigida et livida essent<text:line-break/>ac dejeetionum retentio fieret. Quapropter conjiciendum<text:line-break/>est vires ipsius validas ad quintum usque diem pertuam-<text:line-break/>sisse, ut. autem ad octavum suffecissent, fieri non potuit.<text:line-break/>Sed de his quidem fatis. Quisque vero intellexerit, quod</text:span></text:span></text:p>
      <text:p text:style-name="P3"><text:span text:style-name="Default_20_Paragraph_20_Font"><text:span text:style-name="T1">sive Hippocrates hujus mulieris curationem susceperit, sive<text:line-break/>una eum curante consideraverit, prorsus etsi nihil aliud,<text:line-break/>sane parvum cataplasma imposuit aut diaolystna ipsi dedit.<text:line-break/>Probabile itaque erit praetermissa esse in narratione reti-<text:line-break/>qua auxilia in aegrotante adhibita, venaeque lectionem,<text:line-break/>solum autem clysterem et balani impositionem non im-<text:line-break/>primis, caeterum obiter scripta esse: Quum enim et quae<text:line-break/>mejuntur et quae vomuntur et quae per alvum dejiciun-<text:line-break/>tur, adjuugitque praeterea suppressionem, unde nihil aeger<text:line-break/>excernebat per fe, in his una cum excretorum qualitate,<text:line-break/>obiter glandis et parvi clysteria usum adjecit.</text:span></text:span></text:p>
      <text:p text:style-name="P11"><text:span text:style-name="Default_20_Paragraph_20_Font"><text:span text:style-name="T18">.</text:span></text:span><text:span text:style-name="Default_20_Paragraph_20_Font"><text:span text:style-name="T1"><text:tab/>t</text:span></text:span></text:p>
      <text:p text:style-name="P1"><text:span text:style-name="Default_20_Paragraph_20_Font"><text:span text:style-name="T1">Equidem jam statueram me protius ab importuna de<text:line-break/>characteribus loquacitate discedere, </text:span></text:span><text:span text:style-name="Default_20_Paragraph_20_Font"><text:span text:style-name="T12">t</text:span></text:span><text:span text:style-name="Default_20_Paragraph_20_Font"><text:span text:style-name="T1">est quoniam amici<text:line-break/>plures orationem integram absolvi desiderant , atque multa<text:line-break/>pars harum ungarum jam a me peracta est, reliquum ad-</text:span></text:span></text:p>
      <text:p text:style-name="P3"><text:span text:style-name="Default_20_Paragraph_20_Font"><text:span text:style-name="T1">jicere non morabor. Itaque decreveram, prout consuevi,<text:line-break/>sermones nihil ad artem conferentes feorfum scribere, sic<text:line-break/>et huic rei librum unum per fe scriptum tribuere, ut qui<text:line-break/>in talibus inaniter laborare vellent nugis inutilibus ope-<text:line-break/>ram darent. At quoniam fecundum hune commentarium<text:line-break/>jam praevenisse et effatu dignam prolixitatem accepisse vi-<text:line-break/>deo, ut amplius non possim in ap</text:span></text:span><text:span text:style-name="Default_20_Paragraph_20_Font"><text:span text:style-name="T12">t</text:span></text:span><text:span text:style-name="Default_20_Paragraph_20_Font"><text:span text:style-name="T1">o reliquos aegros expli-<text:line-break/>care et pestilentem statum ab ipsis scriptum addere, non<text:line-break/>tamen status explicationem distrahere velim, ut pars qui-<text:line-break/>dem ipsius in hoc commentario scripta sit, reliqua vero in<text:line-break/>sequenti; ob id et sermones de characteribus in hoc com-<text:line-break/>picturus </text:span></text:span><text:span text:style-name="Default_20_Paragraph_20_Font"><text:span text:style-name="T12">t</text:span></text:span><text:span text:style-name="Default_20_Paragraph_20_Font"><text:span text:style-name="T1">um, circumcisa harum nugarum multitudine.<text:line-break/>Nam si quaecumque dicta </text:span></text:span><text:span text:style-name="Default_20_Paragraph_20_Font"><text:span text:style-name="T12">t</text:span></text:span><text:span text:style-name="Default_20_Paragraph_20_Font"><text:span text:style-name="T1">unt ab horum characterum fcri-<text:line-break/>ptoribus in inquisitionem agam, ecquae recte dicta sunt<text:line-break/>et quae aliter dijudicavero, non unum ad hoc librum<text:line-break/>desideraturus. Praecedit igitur, ut dixi, omnes, qui me-<text:line-break/>diam lineam habet </text:span></text:span><text:span text:style-name="Default_20_Paragraph_20_Font"><text:span text:style-name="T20">πι</text:span></text:span><text:span text:style-name="Default_20_Paragraph_20_Font"><text:span text:style-name="T5"> </text:span></text:span><text:span text:style-name="Default_20_Paragraph_20_Font"><text:span text:style-name="T20">πιθανὸν</text:span></text:span><text:span text:style-name="Default_20_Paragraph_20_Font"><text:span text:style-name="T5"> </text:span></text:span><text:span text:style-name="Default_20_Paragraph_20_Font"><text:span text:style-name="T12">probabile</text:span></text:span><text:span text:style-name="Default_20_Paragraph_20_Font"><text:span text:style-name="T1"> perpetuo indi-</text:span></text:span></text:p>
      <text:p text:style-name="P3"><text:span text:style-name="Default_20_Paragraph_20_Font"><text:span text:style-name="T1">cans. Qui vero character finem facit; litera vel u vel </text:span></text:span><text:span text:style-name="Default_20_Paragraph_20_Font"><text:span text:style-name="T20">Θ</text:span></text:span><text:span text:style-name="Default_20_Paragraph_20_Font"><text:span text:style-name="T5"><text:line-break/></text:span></text:span><text:span text:style-name="Default_20_Paragraph_20_Font"><text:span text:style-name="T1">scripta videntur. Illa quidem </text:span></text:span><text:span text:style-name="Default_20_Paragraph_20_Font"><text:span text:style-name="T20">ύγείαν</text:span></text:span><text:span text:style-name="Default_20_Paragraph_20_Font"><text:span text:style-name="T5">, </text:span></text:span><text:span text:style-name="Default_20_Paragraph_20_Font"><text:span text:style-name="T1">hoc est sanitatem,<text:line-break/>haec vero </text:span></text:span><text:span text:style-name="Default_20_Paragraph_20_Font"><text:span text:style-name="T20">θάνατον</text:span></text:span><text:span text:style-name="Default_20_Paragraph_20_Font"><text:span text:style-name="T5">, </text:span></text:span><text:span text:style-name="Default_20_Paragraph_20_Font"><text:span text:style-name="T1">id est mortem, significat. Ante hos<text:line-break/>autem characteres ponitur dierum numerus ,in quibus ae-<text:line-break/>ger aut laboravit aut interiit. - Medii characteres omnes<text:line-break/>quidem funt ex literis, quas vocis elementa significant,<text:line-break/>praeter </text:span></text:span><text:span text:style-name="Default_20_Paragraph_20_Font"><text:span text:style-name="T20">δ</text:span></text:span><text:span text:style-name="Default_20_Paragraph_20_Font"><text:span text:style-name="T5"> </text:span></text:span><text:span text:style-name="Default_20_Paragraph_20_Font"><text:span text:style-name="T1">deor</text:span></text:span><text:span text:style-name="Default_20_Paragraph_20_Font"><text:span text:style-name="T12">ta</text:span></text:span><text:span text:style-name="Default_20_Paragraph_20_Font"><text:span text:style-name="T1">m reflexum. Quam autem intelligentiam<text:line-break/>singuli sortiantur ostendam. Nos igitur memores, literas<text:line-break/>ante characterum ultimum, a quo salutem aut mortem<text:line-break/>significari. diximus, descriptas, dierum numerum notare,<text:line-break/>de caeteris quibusdam inter has et principium scriptis<text:line-break/>verba facturi sumus. </text:span></text:span><text:span text:style-name="Default_20_Paragraph_20_Font"><text:span text:style-name="T20">α</text:span></text:span><text:span text:style-name="Default_20_Paragraph_20_Font"><text:span text:style-name="T5"> </text:span></text:span><text:span text:style-name="Default_20_Paragraph_20_Font"><text:span text:style-name="T1">quidem </text:span></text:span><text:span text:style-name="Default_20_Paragraph_20_Font"><text:span text:style-name="T20">ἀποφθορἀν</text:span></text:span><text:span text:style-name="Default_20_Paragraph_20_Font"><text:span text:style-name="T5"> </text:span></text:span><text:span text:style-name="Default_20_Paragraph_20_Font"><text:span text:style-name="T20">ἡ</text:span></text:span><text:span text:style-name="Default_20_Paragraph_20_Font"><text:span text:style-name="T5"> </text:span></text:span><text:span text:style-name="Default_20_Paragraph_20_Font"><text:span text:style-name="T20">ἀπώλεια</text:span></text:span><text:span text:style-name="Default_20_Paragraph_20_Font"><text:span text:style-name="T21">ν</text:span></text:span><text:span text:style-name="Default_20_Paragraph_20_Font"><text:span text:style-name="T13"><text:line-break/></text:span></text:span><text:span text:style-name="Default_20_Paragraph_20_Font"><text:span text:style-name="T1">corruptionem aut interitum prodit, </text:span></text:span><text:span text:style-name="Default_20_Paragraph_20_Font"><text:span text:style-name="T20">γ</text:span></text:span><text:span text:style-name="Default_20_Paragraph_20_Font"><text:span text:style-name="T5"> </text:span></text:span><text:span text:style-name="Default_20_Paragraph_20_Font"><text:span text:style-name="T1">vero urinam geni-<text:line-break/>surae similem. </text:span></text:span><text:span text:style-name="Default_20_Paragraph_20_Font"><text:span text:style-name="T20">δ</text:span></text:span><text:span text:style-name="Default_20_Paragraph_20_Font"><text:span text:style-name="T5"> </text:span></text:span><text:span text:style-name="Default_20_Paragraph_20_Font"><text:span text:style-name="T1">reflexum cuiusmodi est quod deorsum<text:line-break/>hoc.modo scriptum habeat </text:span></text:span><text:span text:style-name="Default_20_Paragraph_20_Font"><text:span text:style-name="T20">δ</text:span></text:span><text:span text:style-name="Default_20_Paragraph_20_Font"><text:span text:style-name="T5">, </text:span></text:span><text:span text:style-name="Default_20_Paragraph_20_Font"><text:span text:style-name="T20">ἱδρῶτα</text:span></text:span><text:span text:style-name="Default_20_Paragraph_20_Font"><text:span text:style-name="T5"> </text:span></text:span><text:span text:style-name="Default_20_Paragraph_20_Font"><text:span text:style-name="T20">κατ</text:span></text:span><text:span text:style-name="Default_20_Paragraph_20_Font"><text:span text:style-name="T5"> </text:span></text:span><text:span text:style-name="Default_20_Paragraph_20_Font"><text:span text:style-name="T20">διάῤῥοιαν</text:span></text:span><text:span text:style-name="Default_20_Paragraph_20_Font"><text:span text:style-name="T5"> </text:span></text:span><text:span text:style-name="Default_20_Paragraph_20_Font"><text:span text:style-name="T20">καὶ</text:span></text:span><text:span text:style-name="Default_20_Paragraph_20_Font"><text:span text:style-name="T5"><text:line-break/></text:span></text:span><text:span text:style-name="Default_20_Paragraph_20_Font"><text:span text:style-name="T20">διαφόρησιν</text:span></text:span><text:span text:style-name="Default_20_Paragraph_20_Font"><text:span text:style-name="T5">, </text:span></text:span><text:span text:style-name="Default_20_Paragraph_20_Font"><text:span text:style-name="T1">sudorem </text:span></text:span><text:span text:style-name="Default_20_Paragraph_20_Font"><text:span text:style-name="T5">, </text:span></text:span><text:span text:style-name="Default_20_Paragraph_20_Font"><text:span text:style-name="T1">diarrhoeam et discussionem et, ut<text:line-break/>summatim dicam, evacuationem quamcumque signisicare<text:line-break/>velint. </text:span></text:span><text:span text:style-name="Default_20_Paragraph_20_Font"><text:span text:style-name="T20">ε</text:span></text:span><text:span text:style-name="Default_20_Paragraph_20_Font"><text:span text:style-name="T5"> </text:span></text:span><text:span text:style-name="Default_20_Paragraph_20_Font"><text:span text:style-name="T1">autem </text:span></text:span><text:span text:style-name="Default_20_Paragraph_20_Font"><text:span text:style-name="T20">ἐπ</text:span></text:span><text:span text:style-name="Default_20_Paragraph_20_Font"><text:span text:style-name="T21">ο</text:span></text:span><text:span text:style-name="Default_20_Paragraph_20_Font"><text:span text:style-name="T20">χἡ</text:span></text:span><text:span text:style-name="Default_20_Paragraph_20_Font"><text:span text:style-name="T21">ν</text:span></text:span><text:span text:style-name="Default_20_Paragraph_20_Font"><text:span text:style-name="T5">, </text:span></text:span><text:span text:style-name="Default_20_Paragraph_20_Font"><text:span text:style-name="T1">hoc est retentionem, indicat aut fe-<text:line-break/>dem; </text:span></text:span><text:span text:style-name="Default_20_Paragraph_20_Font"><text:span text:style-name="T20">ἕδραν</text:span></text:span><text:span text:style-name="Default_20_Paragraph_20_Font"><text:span text:style-name="T5">. </text:span></text:span><text:span text:style-name="Default_20_Paragraph_20_Font"><text:span text:style-name="T20">ζ</text:span></text:span><text:span text:style-name="Default_20_Paragraph_20_Font"><text:span text:style-name="T5"> </text:span></text:span><text:span text:style-name="Default_20_Paragraph_20_Font"><text:span text:style-name="T1">vero </text:span></text:span><text:span text:style-name="Default_20_Paragraph_20_Font"><text:span text:style-name="T20">ζήτημα</text:span></text:span><text:span text:style-name="Default_20_Paragraph_20_Font"><text:span text:style-name="T5"> </text:span></text:span><text:span text:style-name="Default_20_Paragraph_20_Font"><text:span text:style-name="T12">quaesti</text:span></text:span><text:span text:style-name="Default_20_Paragraph_20_Font"><text:span text:style-name="T1">o</text:span></text:span><text:span text:style-name="Default_20_Paragraph_20_Font"><text:span text:style-name="T12">nem</text:span></text:span><text:span text:style-name="Default_20_Paragraph_20_Font"><text:span text:style-name="T1">. </text:span></text:span><text:span text:style-name="Default_20_Paragraph_20_Font"><text:span text:style-name="T20">Θ</text:span></text:span><text:span text:style-name="Default_20_Paragraph_20_Font"><text:span text:style-name="T5">, </text:span></text:span><text:span text:style-name="Default_20_Paragraph_20_Font"><text:span text:style-name="T20">θάνατον</text:span></text:span><text:span text:style-name="Default_20_Paragraph_20_Font"><text:span text:style-name="T5"> </text:span></text:span><text:span text:style-name="Default_20_Paragraph_20_Font"><text:span text:style-name="T1">mor-</text:span></text:span></text:p>
      <text:p text:style-name="P3">tem <text:span text:style-name="Default_20_Paragraph_20_Font"><text:span text:style-name="T28">, </text:span></text:span>ut praedictum est. <text:span text:style-name="Default_20_Paragraph_20_Font"><text:span text:style-name="T23">ι</text:span></text:span><text:span text:style-name="Default_20_Paragraph_20_Font"><text:span text:style-name="T28">, </text:span></text:span><text:span text:style-name="Default_20_Paragraph_20_Font"><text:span text:style-name="T23">ἰύριητα</text:span></text:span><text:span text:style-name="Default_20_Paragraph_20_Font"><text:span text:style-name="T28"> </text:span></text:span>sudorem. <text:span text:style-name="Default_20_Paragraph_20_Font"><text:span text:style-name="T23">κ</text:span></text:span><text:span text:style-name="Default_20_Paragraph_20_Font"><text:span text:style-name="T28">, </text:span></text:span><text:span text:style-name="Default_20_Paragraph_20_Font"><text:span text:style-name="T23">κρἰσιν</text:span></text:span><text:span text:style-name="Default_20_Paragraph_20_Font"><text:span text:style-name="T28"><text:line-break/></text:span></text:span>judicationem aut coeliacam affectionem. <text:span text:style-name="Default_20_Paragraph_20_Font"><text:span text:style-name="T23">μ</text:span></text:span><text:span text:style-name="Default_20_Paragraph_20_Font"><text:span text:style-name="T28"> </text:span></text:span><text:span text:style-name="Default_20_Paragraph_20_Font"><text:span text:style-name="T23">μανἰαν</text:span></text:span><text:span text:style-name="Default_20_Paragraph_20_Font"><text:span text:style-name="T28">, </text:span></text:span>insa-<text:line-break/>niam aut <text:span text:style-name="Default_20_Paragraph_20_Font"><text:span text:style-name="T23">μῆτραν</text:span></text:span><text:span text:style-name="Default_20_Paragraph_20_Font"><text:span text:style-name="T28"> </text:span></text:span>uterum. <text:span text:style-name="Default_20_Paragraph_20_Font"><text:span text:style-name="T23">ν</text:span></text:span><text:span text:style-name="Default_20_Paragraph_20_Font"><text:span text:style-name="T28"> </text:span></text:span><text:span text:style-name="Default_20_Paragraph_20_Font"><text:span text:style-name="T23">νεότητα</text:span></text:span><text:span text:style-name="Default_20_Paragraph_20_Font"><text:span text:style-name="T28"> </text:span></text:span>vel <text:span text:style-name="Default_20_Paragraph_20_Font"><text:span text:style-name="T23">νίκραισιν</text:span></text:span><text:span text:style-name="Default_20_Paragraph_20_Font"><text:span text:style-name="T28"> </text:span></text:span>fervens<text:line-break/>tutem vel internecionem<text:span text:style-name="Default_20_Paragraph_20_Font"><text:span text:style-name="T14">. i;</text:span></text:span> vero <text:span text:style-name="Default_20_Paragraph_20_Font"><text:span text:style-name="T28">^</text:span></text:span><text:span text:style-name="Default_20_Paragraph_20_Font"><text:span text:style-name="T23">ανθῆν</text:span></text:span><text:span text:style-name="Default_20_Paragraph_20_Font"><text:span text:style-name="T28"> </text:span></text:span><text:span text:style-name="Default_20_Paragraph_20_Font"><text:span text:style-name="T23">γσλῆν</text:span></text:span><text:span text:style-name="Default_20_Paragraph_20_Font"><text:span text:style-name="T28"> </text:span></text:span>flavam bi-<text:line-break/>lem <text:span text:style-name="Default_20_Paragraph_20_Font"><text:span text:style-name="T28">, </text:span></text:span>Aror <text:span text:style-name="Default_20_Paragraph_20_Font"><text:span text:style-name="T23">τι</text:span></text:span><text:span text:style-name="Default_20_Paragraph_20_Font"><text:span text:style-name="T28"> </text:span></text:span><text:span text:style-name="Default_20_Paragraph_20_Font"><text:span text:style-name="T23">καὶ</text:span></text:span><text:span text:style-name="Default_20_Paragraph_20_Font"><text:span text:style-name="T28"> </text:span></text:span><text:span text:style-name="Default_20_Paragraph_20_Font"><text:span text:style-name="T23">σπάνισν</text:span></text:span><text:span text:style-name="Default_20_Paragraph_20_Font"><text:span text:style-name="T28"> </text:span></text:span><text:span text:style-name="Default_20_Paragraph_20_Font"><text:span text:style-name="T23">καὶ</text:span></text:span><text:span text:style-name="Default_20_Paragraph_20_Font"><text:span text:style-name="T28"> ^</text:span></text:span><text:span text:style-name="Default_20_Paragraph_20_Font"><text:span text:style-name="T23">υσμὸν</text:span></text:span><text:span text:style-name="Default_20_Paragraph_20_Font"><text:span text:style-name="T28"> </text:span></text:span><text:span text:style-name="Default_20_Paragraph_20_Font"><text:span text:style-name="T23">καὶ</text:span></text:span><text:span text:style-name="Default_20_Paragraph_20_Font"><text:span text:style-name="T28"> ^</text:span></text:span><text:span text:style-name="Default_20_Paragraph_20_Font"><text:span text:style-name="T23">ηρότητα</text:span></text:span><text:span text:style-name="Default_20_Paragraph_20_Font"><text:span text:style-name="T28"> , </text:span></text:span>pe^<text:line-break/>regrinum aliquid, rarum, ramentum et siccitatem. o autem<text:line-break/>dolores vel urinam. Nonnulli ajunt quum suprapositum n<text:line-break/>habuerit, urinam tunc ipsum scriptum significare , ut ita <text:span text:style-name="Default_20_Paragraph_20_Font"><text:span text:style-name="T14">v<text:line-break/></text:span></text:span>scribere consueVerunt. <text:span text:style-name="Default_20_Paragraph_20_Font"><text:span text:style-name="T23">πι</text:span></text:span><text:span text:style-name="Default_20_Paragraph_20_Font"><text:span text:style-name="T28"> </text:span></text:span>vero <text:span text:style-name="Default_20_Paragraph_20_Font"><text:span text:style-name="T23">πλῆθσς</text:span></text:span><text:span text:style-name="Default_20_Paragraph_20_Font"><text:span text:style-name="T28"> </text:span></text:span><text:span text:style-name="Default_20_Paragraph_20_Font"><text:span text:style-name="T23">ῆ</text:span></text:span><text:span text:style-name="Default_20_Paragraph_20_Font"><text:span text:style-name="T28"> </text:span></text:span><text:span text:style-name="Default_20_Paragraph_20_Font"><text:span text:style-name="T23">πτύελσν</text:span></text:span><text:span text:style-name="Default_20_Paragraph_20_Font"><text:span text:style-name="T28"> </text:span></text:span><text:span text:style-name="Default_20_Paragraph_20_Font"><text:span text:style-name="T23">ῆ</text:span></text:span><text:span text:style-name="Default_20_Paragraph_20_Font"><text:span text:style-name="T28"> </text:span></text:span><text:span text:style-name="Default_20_Paragraph_20_Font"><text:span text:style-name="T23">πυρσν</text:span></text:span><text:span text:style-name="Default_20_Paragraph_20_Font"><text:span text:style-name="T28"><text:line-break/></text:span></text:span><text:span text:style-name="Default_20_Paragraph_20_Font"><text:span text:style-name="T23">ῆ</text:span></text:span><text:span text:style-name="Default_20_Paragraph_20_Font"><text:span text:style-name="T28"> </text:span></text:span><text:span text:style-name="Default_20_Paragraph_20_Font"><text:span text:style-name="T23">πυρετὸν</text:span></text:span><text:span text:style-name="Default_20_Paragraph_20_Font"><text:span text:style-name="T28"> </text:span></text:span><text:span text:style-name="Default_20_Paragraph_20_Font"><text:span text:style-name="T23">ῆ</text:span></text:span><text:span text:style-name="Default_20_Paragraph_20_Font"><text:span text:style-name="T28"> </text:span></text:span><text:span text:style-name="Default_20_Paragraph_20_Font"><text:span text:style-name="T23">πνεύμσνσς</text:span></text:span><text:span text:style-name="Default_20_Paragraph_20_Font"><text:span text:style-name="T28"> </text:span></text:span><text:span text:style-name="Default_20_Paragraph_20_Font"><text:span text:style-name="T23">πάθος</text:span></text:span><text:span text:style-name="Default_20_Paragraph_20_Font"><text:span text:style-name="T28">, </text:span></text:span>plenitudinem vel sputum<text:line-break/>vel triticum vel febrem vel pulmonis affectum. <text:span text:style-name="Default_20_Paragraph_20_Font"><text:span text:style-name="T23">πι</text:span></text:span><text:span text:style-name="Default_20_Paragraph_20_Font"><text:span text:style-name="T28"> </text:span></text:span>vero<text:line-break/>in medio habens, ut praedictum est, <text:span text:style-name="Default_20_Paragraph_20_Font"><text:span text:style-name="T23">πιθανὸν</text:span></text:span><text:span text:style-name="Default_20_Paragraph_20_Font"><text:span text:style-name="T28"> </text:span></text:span><text:span text:style-name="Default_20_Paragraph_20_Font"><text:span text:style-name="T14">credibile<text:line-break/></text:span></text:span>notat; <text:span text:style-name="Default_20_Paragraph_20_Font"><text:span text:style-name="T23">ρ</text:span></text:span><text:span text:style-name="Default_20_Paragraph_20_Font"><text:span text:style-name="T28"> </text:span></text:span><text:span text:style-name="Default_20_Paragraph_20_Font"><text:span text:style-name="T23">ρύσιν</text:span></text:span><text:span text:style-name="Default_20_Paragraph_20_Font"><text:span text:style-name="T28"> </text:span></text:span><text:span text:style-name="Default_20_Paragraph_20_Font"><text:span text:style-name="T23">ῆ</text:span></text:span><text:span text:style-name="Default_20_Paragraph_20_Font"><text:span text:style-name="T28"> </text:span></text:span><text:span text:style-name="Default_20_Paragraph_20_Font"><text:span text:style-name="T23">ρὶγσς</text:span></text:span><text:span text:style-name="Default_20_Paragraph_20_Font"><text:span text:style-name="T28"> </text:span></text:span><text:span text:style-name="Default_20_Paragraph_20_Font"><text:span text:style-name="T14">fluxionem</text:span></text:span> vel <text:span text:style-name="Default_20_Paragraph_20_Font"><text:span text:style-name="T14">rigorem</text:span></text:span>, <text:span text:style-name="Default_20_Paragraph_20_Font"><text:span text:style-name="T23">τὸ</text:span></text:span><text:span text:style-name="Default_20_Paragraph_20_Font"><text:span text:style-name="T28"> </text:span></text:span><text:span text:style-name="Default_20_Paragraph_20_Font"><text:span text:style-name="T14">hi</text:span></text:span> <text:span text:style-name="Default_20_Paragraph_20_Font"><text:span text:style-name="T23">φ</text:span></text:span><text:span text:style-name="Default_20_Paragraph_20_Font"><text:span text:style-name="T28"><text:line-break/></text:span></text:span><text:span text:style-name="Default_20_Paragraph_20_Font"><text:span text:style-name="T23">φρενἰιίν</text:span></text:span><text:span text:style-name="Default_20_Paragraph_20_Font"><text:span text:style-name="T28"> </text:span></text:span><text:span text:style-name="Default_20_Paragraph_20_Font"><text:span text:style-name="T23">ῆ</text:span></text:span><text:span text:style-name="Default_20_Paragraph_20_Font"><text:span text:style-name="T28"> </text:span></text:span><text:span text:style-name="Default_20_Paragraph_20_Font"><text:span text:style-name="T23">φθἰσιν</text:span></text:span><text:span text:style-name="Default_20_Paragraph_20_Font"><text:span text:style-name="T28"> </text:span></text:span>phrenitidem vel phtifin ; <text:span text:style-name="Default_20_Paragraph_20_Font"><text:span text:style-name="T23">σ</text:span></text:span><text:span text:style-name="Default_20_Paragraph_20_Font"><text:span text:style-name="T28"> </text:span></text:span><text:span text:style-name="Default_20_Paragraph_20_Font"><text:span text:style-name="T23">σπασμὸν</text:span></text:span><text:span text:style-name="Default_20_Paragraph_20_Font"><text:span text:style-name="T28"> </text:span></text:span>vel<text:line-break/><text:span text:style-name="Default_20_Paragraph_20_Font"><text:span text:style-name="T23">στσμάγσυ</text:span></text:span><text:span text:style-name="Default_20_Paragraph_20_Font"><text:span text:style-name="T28"> </text:span></text:span><text:span text:style-name="Default_20_Paragraph_20_Font"><text:span text:style-name="T23">κάκσισιν</text:span></text:span><text:span text:style-name="Default_20_Paragraph_20_Font"><text:span text:style-name="T28"> </text:span></text:span><text:span text:style-name="Default_20_Paragraph_20_Font"><text:span text:style-name="T23">ῆ</text:span></text:span><text:span text:style-name="Default_20_Paragraph_20_Font"><text:span text:style-name="T28"> </text:span></text:span><text:span text:style-name="Default_20_Paragraph_20_Font"><text:span text:style-name="T23">στόμαισς</text:span></text:span><text:span text:style-name="Default_20_Paragraph_20_Font"><text:span text:style-name="T28"> </text:span></text:span>convulfionem vel stomachi<text:line-break/>aut oris malum; <text:span text:style-name="Default_20_Paragraph_20_Font"><text:span text:style-name="T23">τ</text:span></text:span><text:span text:style-name="Default_20_Paragraph_20_Font"><text:span text:style-name="T28"> </text:span></text:span>vero <text:span text:style-name="Default_20_Paragraph_20_Font"><text:span text:style-name="T23">τόκσν</text:span></text:span><text:span text:style-name="Default_20_Paragraph_20_Font"><text:span text:style-name="T28"> </text:span></text:span>partum; <text:span text:style-name="Default_20_Paragraph_20_Font"><text:span text:style-name="T14">v</text:span></text:span> autem <text:span text:style-name="Default_20_Paragraph_20_Font"><text:span text:style-name="T23">ύγεἰαν</text:span></text:span><text:span text:style-name="Default_20_Paragraph_20_Font"><text:span text:style-name="T28"><text:line-break/></text:span></text:span>sanitatem vel <text:span text:style-name="Default_20_Paragraph_20_Font"><text:span text:style-name="T23">ὐπσγόνύρισν</text:span></text:span><text:span text:style-name="Default_20_Paragraph_20_Font"><text:span text:style-name="T28"> </text:span></text:span>hypochondrium ; <text:span text:style-name="Default_20_Paragraph_20_Font"><text:span text:style-name="T23">χ</text:span></text:span><text:span text:style-name="Default_20_Paragraph_20_Font"><text:span text:style-name="T28"> </text:span></text:span><text:span text:style-name="Default_20_Paragraph_20_Font"><text:span text:style-name="T23">γσλῆν</text:span></text:span><text:span text:style-name="Default_20_Paragraph_20_Font"><text:span text:style-name="T28"> </text:span></text:span>vel<text:line-break/><text:span text:style-name="Default_20_Paragraph_20_Font"><text:span text:style-name="T23">γσλὸιύες</text:span></text:span><text:span text:style-name="Default_20_Paragraph_20_Font"><text:span text:style-name="T28"> </text:span></text:span>bilem vel biliosum; t<text:span text:style-name="Default_20_Paragraph_20_Font"><text:span text:style-name="T14">p</text:span></text:span>, <text:span text:style-name="Default_20_Paragraph_20_Font"><text:span text:style-name="T23">φύ</text:span></text:span><text:span text:style-name="Default_20_Paragraph_20_Font"><text:span text:style-name="T28">^</text:span></text:span><text:span text:style-name="Default_20_Paragraph_20_Font"><text:span text:style-name="T23">ιν</text:span></text:span><text:span text:style-name="Default_20_Paragraph_20_Font"><text:span text:style-name="T28"> </text:span></text:span>frigus, ai denique<text:line-break/><text:span text:style-name="Default_20_Paragraph_20_Font"><text:span text:style-name="T28">.</text:span></text:span><text:span text:style-name="Default_20_Paragraph_20_Font"><text:span text:style-name="T23">όαότητα</text:span></text:span><text:span text:style-name="Default_20_Paragraph_20_Font"><text:span text:style-name="T28"> </text:span></text:span>cruditatem.</text:p>
      <text:p text:style-name="P3"><text:span text:style-name="Default_20_Paragraph_20_Font"><text:span text:style-name="T14">l</text:span></text:span></text:p>
      <text:p text:style-name="Normal">V.</text:p>
      <text:p text:style-name="P5"><text:span text:style-name="Default_20_Paragraph_20_Font"><text:span text:style-name="T14">Qui adolescens in mendacium fero decumbebat, eum ex<text:line-break/>lassitudinibus, laboribus, </text:span></text:span><text:span text:style-name="Default_20_Paragraph_20_Font"><text:span text:style-name="T1">o</text:span></text:span><text:span text:style-name="Default_20_Paragraph_20_Font"><text:span text:style-name="T14">ccursibus praeter consuetudi-<text:line-break/>nem ignis prehendit. Primo die alvus turbulenta bilia-<text:line-break/>sis, copiosis, tenuibus; urinae tenues, subnigrae; non<text:line-break/>dormivit; sitibundus. Secundo omnia exacerbata sunt;<text:line-break/>deiectiones plures, importuniores, non dormivit, mentis<text:line-break/>perturbationes, aliquantulum sudavit.</text:span></text:span><text:span text:style-name="Default_20_Paragraph_20_Font"><text:span text:style-name="T1"> T</text:span></text:span><text:span text:style-name="Default_20_Paragraph_20_Font"><text:span text:style-name="T14">ertio moleste<text:line-break/>assectus, sitibundus , anxius, magna sectatio, angustia,<text:line-break/>extrema livida ac singula, hypochondrii contensio sub-<text:line-break/>mollis utrinque. Quarto non dormivit, in deterius<text:line-break/>ruit. Septimo obiit, aetate annorum prope viginti.</text:span></text:span></text:p>
      <text:p text:style-name="P1">Incepisse quidem ipsi morbum ait ex lassitudinibus<text:line-break/>propter insuetas exercitationes obortis. Scimus enim <text:span text:style-name="Default_20_Paragraph_20_Font"><text:span text:style-name="T23">πό</text:span></text:span><text:span text:style-name="Default_20_Paragraph_20_Font"><text:span text:style-name="T28">-<text:line-break/></text:span></text:span><text:span text:style-name="Default_20_Paragraph_20_Font"><text:span text:style-name="T23">νσυς</text:span></text:span><text:span text:style-name="Default_20_Paragraph_20_Font"><text:span text:style-name="T28"> </text:span></text:span>labores exercitationes eum vocare, quemadmodum<text:line-break/>etiam <text:span text:style-name="Default_20_Paragraph_20_Font"><text:span text:style-name="T23">κόπσυς</text:span></text:span><text:span text:style-name="Default_20_Paragraph_20_Font"><text:span text:style-name="T28"> </text:span></text:span>corporis affectus, in quibus etiamsi parum<text:line-break/>aliquis moveatur, tensivus vel ulcerosus ipsi sensus ex-</text:p>
      <text:p text:style-name="P3">citatur. Quia vero .laboribus cursus addidit, superfluo<text:line-break/>labores adscripsisse videtur , qui cursibus ut genus in spe-<text:line-break/>cie continetur. Ideo quidam pro <text:span text:style-name="Default_20_Paragraph_20_Font"><text:span text:style-name="T23">πόνσιν</text:span></text:span><text:span text:style-name="Default_20_Paragraph_20_Font"><text:span text:style-name="T28"> </text:span></text:span><text:span text:style-name="Default_20_Paragraph_20_Font"><text:span text:style-name="T23">πότσιν</text:span></text:span><text:span text:style-name="Default_20_Paragraph_20_Font"><text:span text:style-name="T28"> </text:span></text:span>pro labo-<text:line-break/>ribus potibus scripserunt, <text:span text:style-name="Default_20_Paragraph_20_Font"><text:span text:style-name="T23">ν</text:span></text:span><text:span text:style-name="Default_20_Paragraph_20_Font"><text:span text:style-name="T28"> </text:span></text:span>primum secundae syllabae<text:line-break/>in <text:span text:style-name="Default_20_Paragraph_20_Font"><text:span text:style-name="T23">τ</text:span></text:span><text:span text:style-name="Default_20_Paragraph_20_Font"><text:span text:style-name="T28"> </text:span></text:span>mutato. Tota sequens enarratio eorum quae adole-<text:line-break/>scenti contigerint, ut exemplum est acuti morbi in acta-<text:line-break/>tem maxime iuvenum cadentis. Itaque caetera sympto-<text:line-break/>mala acuminis morbi sunt. Unde vero quisque periculum<text:line-break/>vel mortem praenoverit primo quidem die dictum est uri-<text:line-break/>nae subnigrae et secundo aliquantulum sudavit, tertio die<text:line-break/>magna jactatio , omnibus autem diebus nihil prorsus dor-<text:line-break/>mi<text:span text:style-name="Default_20_Paragraph_20_Font"><text:span text:style-name="T14">s</text:span></text:span>isse pronunciat. Haec igitur periculosa; extrema par-<text:line-break/>tium livida et frigida tertio die oborta, letalia, atque<text:line-break/>etiamnum hac in aetate. Hoc autem fit aut propter ex-<text:line-break/>cedentem magnitudinem phlegmones vifcera obsidentis aut<text:line-break/>caloris nativi extinctionem. De hypochondriorum autem<text:line-break/>contensione submoIIi prius diximus Hippocratem tensionem^</text:p>
      <text:p text:style-name="P3">citra tumorem per prolatam orationem indicare. Ostendit<text:line-break/>hujusmodi tensio nullum externorum corporum qui in ab-<text:line-break/>domine funt musculi, obsideri phlegmone , sed vel septum<text:line-break/>transversum vel hepar vel lienem, haec namque cum cae-^<text:line-break/>telis periculosa sunt. MortiS autem signum idoneum est<text:line-break/>extremarum partium tum livor tum frigus tertio die in<text:line-break/>febre acuta vigesimo aetatis anno facta. Quapropter ad<text:line-break/>septimum usque diem suffecit adolescens. Atque fortassis<text:line-break/>assam ob causam quod viribus esset natura va<text:span text:style-name="Default_20_Paragraph_20_Font"><text:span text:style-name="T14">l</text:span></text:span>idis, non<text:line-break/>solum propter aetatem. Quae itaque si quis ex hujus ae-<text:line-break/>gri historia ceperit, haec sunt utilia. Quaerere autem<text:line-break/>qua in civitate Iocus aliquis mendax vocetur, veluti Athe-<text:line-break/>nisi astutorum aut Cercopum forum appeIIatum est, et quae-<text:line-break/>nam talia in singulis aegris nonnulli interpretes scripse-<text:line-break/>rnnt, si quid in ipsis ad artisi opera conferre viderem,<text:line-break/>non praetermitterem. <text:span text:style-name="Default_20_Paragraph_20_Font"><text:span text:style-name="T14">isc</text:span></text:span>u <text:span text:style-name="Default_20_Paragraph_20_Font"><text:span text:style-name="T14">acutum</text:span></text:span> in medio tum prae-<text:line-break/>scripti aegri tum praescribendi scriptum est, assignari<text:line-break/>utrique valens, quod uterque acute aegrotasse videatur.</text:p>
      <text:p text:style-name="P3">Sed quoniam in praescripta aegra cynanchica ad finem<text:line-break/>adiectum est, aliisque nonnulli^ aegris ad explanationis<text:line-break/>finem quid tale adscriptum est, per quod historiae utilitas<text:line-break/>appareat, rationi magiS consentaneum aegro priori verbum<text:line-break/>oA<text:span text:style-name="Default_20_Paragraph_20_Font"><text:span text:style-name="T14">U</text:span></text:span> adscriptum esse. Forsan vero qui characteras adseri-<text:line-break/>psit, hoc quoque adscripsit; sed paulo post decimo ordine<text:line-break/>in aegro de ita additis scripturis pIane dicturus sum.</text:p>
      <text:p text:style-name="P1">Quia vero consultius esse auguror pestilentem statum<text:line-break/>ad tertium commentarium servare, nonnulla praedictis ad-<text:line-break/>jiciam quae apud medicos in controversia versantur ex<text:line-break/>signia adolescentis enarrationi adscriptis die septimo morte<text:line-break/>peremti. Eeno namque hos scripsit characteras, primum<text:line-break/>quidem omnium <text:span text:style-name="Default_20_Paragraph_20_Font"><text:span text:style-name="T23">πι</text:span></text:span><text:span text:style-name="Default_20_Paragraph_20_Font"><text:span text:style-name="T28">, </text:span></text:span>lineam in medio rectam habens, quod<text:line-break/><text:span text:style-name="Default_20_Paragraph_20_Font"><text:span text:style-name="T23">πιθανσὐ</text:span></text:span><text:span text:style-name="Default_20_Paragraph_20_Font"><text:span text:style-name="T28"> </text:span></text:span><text:span text:style-name="Default_20_Paragraph_20_Font"><text:span text:style-name="T14">credibilis</text:span></text:span> perpetuo signum esse scriptum est. Se-<text:line-break/>eundum autem li, ac tertium ah ipso et quartum <text:span text:style-name="Default_20_Paragraph_20_Font"><text:span text:style-name="T23">θ</text:span></text:span><text:span text:style-name="Default_20_Paragraph_20_Font"><text:span text:style-name="T28">, </text:span></text:span><text:span text:style-name="Default_20_Paragraph_20_Font"><text:span text:style-name="T23">πι</text:span></text:span><text:span text:style-name="Default_20_Paragraph_20_Font"><text:span text:style-name="T28">,</text:span></text:span></text:p>
      <text:p text:style-name="P3">L <text:span text:style-name="Default_20_Paragraph_20_Font"><text:span text:style-name="T23">θ</text:span></text:span><text:span text:style-name="Default_20_Paragraph_20_Font"><text:span text:style-name="T10">, </text:span></text:span>itaque septimum diem significari; <text:span text:style-name="Default_20_Paragraph_20_Font"><text:span text:style-name="T23">θ</text:span></text:span><text:span text:style-name="Default_20_Paragraph_20_Font"><text:span text:style-name="T10"> </text:span></text:span>vero <text:span text:style-name="Default_20_Paragraph_20_Font"><text:span text:style-name="T23">θά</text:span></text:span><text:span text:style-name="Default_20_Paragraph_20_Font"><text:span text:style-name="T10">-<text:line-break/></text:span></text:span><text:span text:style-name="Default_20_Paragraph_20_Font"><text:span text:style-name="T23">νατσν</text:span></text:span><text:span text:style-name="Default_20_Paragraph_20_Font"><text:span text:style-name="T10"> </text:span></text:span><text:span text:style-name="Default_20_Paragraph_20_Font"><text:span text:style-name="T14">mortem. </text:span></text:span>Sed haec quidem in omnibus communia.<text:line-break/>Illud <text:span text:style-name="Default_20_Paragraph_20_Font"><text:span text:style-name="T14">t;</text:span></text:span> externum signum esse vult. Externum autem<text:line-break/>adolescenti fuisse ait in enarrationis principio ex lassandi-<text:line-break/>nibus et cursibus praeter confuetudinem ipsum in morbum<text:line-break/>incidisse. Quae igitur adversus lenonem pronunciata sunt<text:line-break/>de primo signo <text:span text:style-name="Default_20_Paragraph_20_Font"><text:span text:style-name="T23">πι</text:span></text:span><text:span text:style-name="Default_20_Paragraph_20_Font"><text:span text:style-name="T28"> </text:span></text:span>indicante, quoniam omnibus aegro-<text:line-break/>tantibus existunt communia, paulo post, si videro, adjiciam.<text:line-break/>plius autem quae in praesenti aegro privatim quaeruntur<text:line-break/>confideremus, quod de re medica controversiam moVisse<text:line-break/>videatur. Quum enim scripsisset, ut et antea narravi,<text:line-break/>primum librum Eeno de characteribus , deinde alterum<text:line-break/>ipso majorem Apollonius empiricus adversus ipsum seri-<text:line-break/>psisset, mox postea rursum illi Eeno contradixisset, Apol-<text:line-break/>lenius cognominatus Biblas scripsit et ipse mortuo jam <text:span text:style-name="Default_20_Paragraph_20_Font"><text:span text:style-name="T14">Ile-<text:line-break/></text:span></text:span>none, de characteribuS librum non solum apparatos com-<text:line-break/>prehendens, sed etiam superreprehensionem vocatam in</text:p>
      <text:p text:style-name="P2"><text:span text:style-name="Default_20_Paragraph_20_Font"><text:span text:style-name="T1">zenonem confecit. Ut enim neque ipfe probe a Mnemone<text:line-break/>apparata interpretari potuit, sed ubi sermone verisimili<text:line-break/>deficeret, characteres permutavit in explanationis abun-<text:line-break/>dantlam, ita contradictionem fecit, neque librum in bi-<text:line-break/>bliotheca regia inventum neque navibus asportatum ne-<text:line-break/>que juxta Bacchii publicationem habere dicem., ita cha-<text:line-break/>caeteras ut zeno scripsit in proposito adolescente. lu hanc<text:line-break/>vero futilem loquacitatem nescio quo pacto Heraclides<text:line-break/>Tareutinus impulsus est, quamquam perpetuo expositiones<text:line-break/>ad commoditatem reducere lentavit; fed nunc utique cum<text:line-break/>. zenone magis contendere videtur quam utilitati operam<text:line-break/>praestare. Facit ergo characterum explicationem, ut cur<text:line-break/></text:span></text:span><text:span text:style-name="Default_20_Paragraph_20_Font"><text:span text:style-name="T20">ζ</text:span></text:span><text:span text:style-name="Default_20_Paragraph_20_Font"><text:span text:style-name="T5"> </text:span></text:span><text:span text:style-name="Default_20_Paragraph_20_Font"><text:span text:style-name="T1">ante </text:span></text:span><text:span text:style-name="Default_20_Paragraph_20_Font"><text:span text:style-name="T20">Θ</text:span></text:span><text:span text:style-name="Default_20_Paragraph_20_Font"><text:span text:style-name="T5"> </text:span></text:span><text:span text:style-name="Default_20_Paragraph_20_Font"><text:span text:style-name="T1">, quod in sine est , scriptum sit ; alterum vero qui<text:line-break/>ante hunc. ordinatus .est, iudicare ait quaerendum esse,<text:line-break/>cur septimo die interierit, factis ipsi per dies pares exa-<text:line-break/>cerbationibus. Rationi namque erat consonum, uti ipfe<text:line-break/>loquitur Hippocrates , judicationem morbi exacerbationis</text:span></text:span></text:p>
      <text:p text:style-name="P3"><text:span text:style-name="Default_20_Paragraph_20_Font"><text:span text:style-name="T1">diebus fuisse. Effatur enim : Quorum exacerbationes die-<text:line-break/>bus paribus fiunt, horum ef iudicationes paribus; .quorum<text:line-break/>vero imparibus , herum judicationes diebus imparibus con-<text:line-break/>tingunt. Subjecta est autem .et generali judicationis signi-<text:line-break/>ficato mors.: sic rane et Tarenticus de. characteribus . asse-<text:line-break/>ruit. Si quis autem praeclari quiddam dicat , considera-<text:line-break/>vimus; quod enim plerumque diebus exacerbationis inter-<text:line-break/>ire accidat , rarumque sit contrarium fatendum ac Va-<text:line-break/>reatino vera dicere concedendum est. Hic tamen aeger<text:line-break/>exacerbationes diebus paribus habuisse non videtur: primo<text:line-break/>siquidem die sanae in morbi principio facta sunt, .scripsit.<text:line-break/>Hippocrates, fecundo, inquit, omnia exacerbata funt ob<text:line-break/>morbi, qui acute movebatur-, afcenfum; tertio autem die<text:line-break/>morbum magis auctum suesse indicati Quum enim in fe-<text:line-break/>eundo praedixisset, non dormivit, mentis perturbationes<text:line-break/>erant; in tertii diei enarratione scripsit, primum quidem<text:line-break/>graviter affectus .est, quod primo die non fcriplerat; post-</text:span></text:span></text:p>
      <text:p text:style-name="P2"><text:span text:style-name="Default_20_Paragraph_20_Font"><text:span text:style-name="T1">ea sitibundus , mox anxius , delude. magna jactatio , post-<text:line-break/>ea angustis; atque horum unum erat fatis , tertio die</text:span></text:span></text:p>
      <text:p text:style-name="Normal"><text:span text:style-name="Default_20_Paragraph_20_Font"><text:span text:style-name="T1">. obortum , fecundo die deteriorem ap</text:span></text:span><text:span text:style-name="Default_20_Paragraph_20_Font"><text:span text:style-name="T12">t</text:span></text:span><text:span text:style-name="Default_20_Paragraph_20_Font"><text:span text:style-name="T1">um indicare. Illud<text:line-break/>enim, non dormire una noctu; atque illud, mentem per-<text:line-break/>turbatam habere in morbis acutis, citra magnum perrcu-<text:line-break/>lum assidue sicri ridentur: quae vero tertio scripta sunt.<text:line-break/>periculosa suerunt omnia. Praeterea ob id asserit fecundo<text:line-break/>die-, tertio deteriorem esse, quod fecundo mentis pertur- .<text:line-break/>Lationem scripserit, </text:span></text:span><text:span text:style-name="Default_20_Paragraph_20_Font"><text:span text:style-name="T12">t</text:span></text:span><text:span text:style-name="Default_20_Paragraph_20_Font"><text:span text:style-name="T1">ertio vero et alsa quaedam fympto-<text:line-break/>muta paulo aule commemorata luisse pronunciavit et men-</text:span></text:span></text:p>
      <text:p text:style-name="Normal"><text:span text:style-name="Default_20_Paragraph_20_Font"><text:span text:style-name="T1">. tem non absolute perturbatam, id enim exiguum est, fed<text:line-break/>delirasse ait. Videtur profecto et propter hoc ipsimi fym-<text:line-break/>ptoma tertius dies fecundo deterior suille; non tamen.<text:line-break/>qnod.in ipsis submollem hypochondrio contensionem nem<text:line-break/>antea existentum, subintellexerit aliquis hinc secundum<text:line-break/>ipso moderatiorem suesse. Quod enim vilicus antea morbo<text:line-break/>vacans, coeperit die quodam affici illum ostendit priori-</text:span></text:span></text:p>
      <text:p text:style-name="P3"><text:span text:style-name="Default_20_Paragraph_20_Font"><text:span text:style-name="T1">bus deteriorem. At inter omnia commemorata fympto-<text:line-break/>muta hoc die perniciosissima extitisse ridentur partium ex-<text:line-break/>tremarum frigus et livor. Quere, quod paulo ante dixi,<text:line-break/>mirari oportet quonam pacto adolescens quinto die non<text:line-break/>obierit. At medius -fidius fortassis aliquis Tareutinum<text:line-break/>patrocinatus enarratis subscripta esse co</text:span></text:span><text:span text:style-name="Default_20_Paragraph_20_Font"><text:span text:style-name="T14">n</text:span></text:span><text:span text:style-name="Default_20_Paragraph_20_Font"><text:span text:style-name="T1">sequentia prosim-<text:line-break/>bitur, quarto non dormivit, in deterius ruit assectus.<text:line-break/>verum hunc ipsum meminisse faciemus medici praecepti,<text:line-break/>nimirum quartum diem septimi indicem ab ipsi, Hippo-<text:line-break/>crate pronunciatum esse, quod factorum in ipso bonorum<text:line-break/>vel malorum discessus non minus, imo et magis feptimo<text:line-break/>quam sexto die oboriatur. Quomodo ergo Tarentinus pro-<text:line-break/>fert rationi magis congruum esse, hunc adolescentem sexto<text:line-break/>interiisse die, quoniam diebus paribus exacerbationes ha-<text:line-break/>beret? Tertio namque die plurima enarraturum fympto-<text:line-break/>matum ipsi accidisse constat., quarto vero aucta fuisse;<text:line-break/>suffecisse vero ac ad septimum usque diem restitisse. For-</text:span></text:span></text:p>
      <text:p text:style-name="P3"><text:span text:style-name="Default_20_Paragraph_20_Font"><text:span text:style-name="T1">lassis quidem tum quod vices natura validas habuerit, tum<text:line-break/>praeterea propter aetatem. Quod si haec ipsi non assuis-<text:line-break/>sent, quinto interiisset die. Videtur sane milli Tarentinus<text:line-break/>adversus zenonem studiose magis agendo quam accurate<text:line-break/>rem inquirendo haec habere. Hoc idem passus est et<text:line-break/>Apollonius, qui ipse quoque </text:span></text:span><text:span text:style-name="Default_20_Paragraph_20_Font"><text:span text:style-name="T20">ζ</text:span></text:span><text:span text:style-name="Default_20_Paragraph_20_Font"><text:span text:style-name="T5"> </text:span></text:span><text:span text:style-name="Default_20_Paragraph_20_Font"><text:span text:style-name="T1">literam secundo loco inter<text:line-break/>characteres positam explicati Ipsum secuti sunt et alii<text:line-break/>multi et maxime quod primum quidem medicum aliquod<text:line-break/>praeceptum absque characteribus commodum exponere. di-<text:line-break/>eat; quod ipsis verum esse visum sit quod ab eo dictum<text:line-break/>est, ob id quidem obiisse adolescentem asserit, quod prae-<text:line-break/>ter consuetudinem ex lassitudinibus, laboribus et cursibus<text:line-break/>febre correptus esset. Ego vero labores quidem et cur-<text:line-break/></text:span></text:span><text:span text:style-name="Default_20_Paragraph_20_Font"><text:span text:style-name="T14">t</text:span></text:span><text:span text:style-name="Default_20_Paragraph_20_Font"><text:span text:style-name="T1">us, si plures exercitationes hac appellatione significentur,<text:line-break/>pertinaciter affirmavero nequaquam mortis causas fuisse,<text:line-break/>nisi morbofus in corpore apparatus antea extitisset. De<text:line-break/>potibus autem secundum nonnullos , ita namque quosdam<text:line-break/>transscripsisse dixi, nihil habeo quod manifeste hoc 111</text:span></text:span></text:p>
      <text:p text:style-name="P3"><text:span text:style-name="Default_20_Paragraph_20_Font"><text:span text:style-name="T1">adolescente proferam , quod neque qualitatem , neque<text:line-break/>quantitatem potuum cognofeam, cum multa lu ipsis disi-<text:line-break/>ferentia. sit: etenim tempore potus differunt; non</text:span></text:span><text:span text:style-name="Default_20_Paragraph_20_Font"><text:span text:style-name="T12">n</text:span></text:span><text:span text:style-name="Default_20_Paragraph_20_Font"><text:span text:style-name="T1">ulli<text:line-break/>quidem duobus et tribus diebus-, quidam vero his multi-.<text:line-break/>plicatis fiunt et quae quotidie copia bibitur, non parvam<text:line-break/>sortitur differentiam. Rutrum praeter haec potus qualitas:<text:line-break/>nonnulli siquidem meracius bibunt, </text:span></text:span><text:span text:style-name="Default_20_Paragraph_20_Font"><text:span text:style-name="T12">n</text:span></text:span><text:span text:style-name="Default_20_Paragraph_20_Font"><text:span text:style-name="T1">onnulli vero aquo- -<text:line-break/>fius , nonnulli denique temperatum ; quidam etiam frigi-<text:line-break/>dum, quidam calidum, alii etiam horum utrumque aut ex<text:line-break/>consuetudine aut praeter consuetudinem interdum bibe-<text:line-break/>runt. Accidit et vinorumap</text:span></text:span><text:span text:style-name="Default_20_Paragraph_20_Font"><text:span text:style-name="T12">t</text:span></text:span><text:span text:style-name="Default_20_Paragraph_20_Font"><text:span text:style-name="T1">orum non parva pro genere<text:line-break/>ac tempore diversitas: non enim eundem affectum vinum<text:line-break/>novum ac- vetus parit, neque- massum ac tenue, neque<text:line-break/>album et nigrum, neque odoratum ac graveolens, neque<text:line-break/>austerum ac dulce. Quapropter jure dixi me de oborta<text:line-break/>adolescenti laesione nihil certi enunciare posse. - Commune<text:line-break/>tamen est immoderatiori vinorum omnium potui, quod et</text:span></text:span></text:p>
      <text:p text:style-name="P3"><text:span text:style-name="Default_20_Paragraph_20_Font"><text:span text:style-name="T1">nervos et mentem feriat. Non tamen insignis in adole-<text:line-break/>scentis morbo laesio dominata est: neque enim in convul-<text:line-break/>lienem neque tremorem lapsus est; imo neque phre-<text:line-break/>niticus factus est ; ob adque arbitror et potuum scripturam<text:line-break/>rationi minus consonam alsie. Est enim rationi magis<text:line-break/>consentaneum cruditates adolescenti praece</text:span></text:span><text:span text:style-name="Default_20_Paragraph_20_Font"><text:span text:style-name="T18">ssiss</text:span></text:span><text:span text:style-name="Default_20_Paragraph_20_Font"><text:span text:style-name="T1">e : fortassis<text:line-break/>quidem in ventre: quod si non, saltem in venis omnino:<text:line-break/>in quibus </text:span></text:span><text:span text:style-name="Default_20_Paragraph_20_Font"><text:span text:style-name="T20">ηομ</text:span></text:span><text:span text:style-name="Default_20_Paragraph_20_Font"><text:span text:style-name="T5"> </text:span></text:span><text:span text:style-name="Default_20_Paragraph_20_Font"><text:span text:style-name="T1">paucorum humorum copia collecta est, ut<text:line-break/>urinae et dejectiones tenues quidem, non tamen biliosae<text:line-break/>redditae demonstrant.. Videtur autem- et biliosus aliquis<text:line-break/>ipsi humor in universo corporis habitu contineri propter<text:line-break/>labores, a quibus consentaneum est desipientiam quandam<text:line-break/>ac febrem accessisse.</text:span></text:span></text:p>
      <text:p text:style-name="P5"><text:span text:style-name="Default_20_Paragraph_20_Font"><text:span text:style-name="T12">Apud</text:span></text:span><text:span text:style-name="Default_20_Paragraph_20_Font"><text:span text:style-name="T1"> Ti</text:span></text:span><text:span text:style-name="Default_20_Paragraph_20_Font"><text:span text:style-name="T12">sumenum fu</text:span></text:span><text:span text:style-name="Default_20_Paragraph_20_Font"><text:span text:style-name="T1">r</text:span></text:span><text:span text:style-name="Default_20_Paragraph_20_Font"><text:span text:style-name="T12">ebat mul</text:span></text:span><text:span text:style-name="Default_20_Paragraph_20_Font"><text:span text:style-name="T1">i</text:span></text:span><text:span text:style-name="Default_20_Paragraph_20_Font"><text:span text:style-name="T12">er, cu</text:span></text:span><text:span text:style-name="Default_20_Paragraph_20_Font"><text:span text:style-name="T1">i il</text:span></text:span><text:span text:style-name="Default_20_Paragraph_20_Font"><text:span text:style-name="T12">eu</text:span></text:span><text:span text:style-name="Default_20_Paragraph_20_Font"><text:span text:style-name="T1">s </text:span></text:span><text:span text:style-name="Default_20_Paragraph_20_Font"><text:span text:style-name="T12">cum secta</text:span></text:span><text:span text:style-name="Default_20_Paragraph_20_Font"><text:span text:style-name="T1">ti</text:span></text:span><text:span text:style-name="Default_20_Paragraph_20_Font"><text:span text:style-name="T12">o-<text:line-break/>c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conc</text:span></text:span><text:span text:style-name="Default_20_Paragraph_20_Font"><text:span text:style-name="T1">it</text:span></text:span><text:span text:style-name="Default_20_Paragraph_20_Font"><text:span text:style-name="T12">atu</text:span></text:span><text:span text:style-name="Default_20_Paragraph_20_Font"><text:span text:style-name="T1">s </text:span></text:span><text:span text:style-name="Default_20_Paragraph_20_Font"><text:span text:style-name="T12">est ; vo</text:span></text:span><text:span text:style-name="Default_20_Paragraph_20_Font"><text:span text:style-name="T1">m</text:span></text:span><text:span text:style-name="Default_20_Paragraph_20_Font"><text:span text:style-name="T12">it</text:span></text:span><text:span text:style-name="Default_20_Paragraph_20_Font"><text:span text:style-name="T1">i</text:span></text:span><text:span text:style-name="Default_20_Paragraph_20_Font"><text:span text:style-name="T12">one</text:span></text:span><text:span text:style-name="Default_20_Paragraph_20_Font"><text:span text:style-name="T1">s </text:span></text:span><text:span text:style-name="Default_20_Paragraph_20_Font"><text:span text:style-name="T12">mul</text:span></text:span><text:span text:style-name="Default_20_Paragraph_20_Font"><text:span text:style-name="T1">t</text:span></text:span><text:span text:style-name="Default_20_Paragraph_20_Font"><text:span text:style-name="T12">ae ; potu</text:span></text:span><text:span text:style-name="Default_20_Paragraph_20_Font"><text:span text:style-name="T1">m </text:span></text:span><text:span text:style-name="Default_20_Paragraph_20_Font"><text:span text:style-name="T12">cont</text:span></text:span><text:span text:style-name="Default_20_Paragraph_20_Font"><text:span text:style-name="T1">i-<text:line-break/></text:span></text:span><text:span text:style-name="Default_20_Paragraph_20_Font"><text:span text:style-name="T12">nere non potu</text:span></text:span><text:span text:style-name="Default_20_Paragraph_20_Font"><text:span text:style-name="T1">i</text:span></text:span><text:span text:style-name="Default_20_Paragraph_20_Font"><text:span text:style-name="T12">t; dolore</text:span></text:span><text:span text:style-name="Default_20_Paragraph_20_Font"><text:span text:style-name="T1">s </text:span></text:span><text:span text:style-name="Default_20_Paragraph_20_Font"><text:span text:style-name="T12">circa h</text:span></text:span><text:span text:style-name="Default_20_Paragraph_20_Font"><text:span text:style-name="T1">y</text:span></text:span><text:span text:style-name="Default_20_Paragraph_20_Font"><text:span text:style-name="T12">pochondria, a</text:span></text:span><text:span text:style-name="Default_20_Paragraph_20_Font"><text:span text:style-name="T1">t</text:span></text:span><text:span text:style-name="Default_20_Paragraph_20_Font"><text:span text:style-name="T12">que</text:span></text:span><text:span text:style-name="Default_20_Paragraph_20_Font"><text:span text:style-name="T1"> i</text:span></text:span><text:span text:style-name="Default_20_Paragraph_20_Font"><text:span text:style-name="T12">n</text:span></text:span></text:p>
      <text:p text:style-name="P2"><text:span text:style-name="Default_20_Paragraph_20_Font"><text:span text:style-name="T12">insur</text:span></text:span><text:span text:style-name="Default_20_Paragraph_20_Font"><text:span text:style-name="T1">t</text:span></text:span><text:span text:style-name="Default_20_Paragraph_20_Font"><text:span text:style-name="T12">oribus a</text:span></text:span><text:span text:style-name="Default_20_Paragraph_20_Font"><text:span text:style-name="T1">l</text:span></text:span><text:span text:style-name="Default_20_Paragraph_20_Font"><text:span text:style-name="T12">v</text:span></text:span><text:span text:style-name="Default_20_Paragraph_20_Font"><text:span text:style-name="T1">i </text:span></text:span><text:span text:style-name="Default_20_Paragraph_20_Font"><text:span text:style-name="T12">locis dolores</text:span></text:span><text:span text:style-name="Default_20_Paragraph_20_Font"><text:span text:style-name="T1">; t</text:span></text:span><text:span text:style-name="Default_20_Paragraph_20_Font"><text:span text:style-name="T12">orm</text:span></text:span><text:span text:style-name="Default_20_Paragraph_20_Font"><text:span text:style-name="T1">i</text:span></text:span><text:span text:style-name="Default_20_Paragraph_20_Font"><text:span text:style-name="T12">na a/stdua; non st-<text:line-break/>t</text:span></text:span><text:span text:style-name="Default_20_Paragraph_20_Font"><text:span text:style-name="T1">i</text:span></text:span><text:span text:style-name="Default_20_Paragraph_20_Font"><text:span text:style-name="T12">bunda</text:span></text:span><text:span text:style-name="Default_20_Paragraph_20_Font"><text:span text:style-name="T1"> , i</text:span></text:span><text:span text:style-name="Default_20_Paragraph_20_Font"><text:span text:style-name="T12">ncalesceba</text:span></text:span><text:span text:style-name="Default_20_Paragraph_20_Font"><text:span text:style-name="T1">t^ </text:span></text:span><text:span text:style-name="Default_20_Paragraph_20_Font"><text:span text:style-name="T12">extrema perpe</text:span></text:span><text:span text:style-name="Default_20_Paragraph_20_Font"><text:span text:style-name="T1">t</text:span></text:span><text:span text:style-name="Default_20_Paragraph_20_Font"><text:span text:style-name="T12">uo fu</text:span></text:span><text:span text:style-name="Default_20_Paragraph_20_Font"><text:span text:style-name="T1">l</text:span></text:span><text:span text:style-name="Default_20_Paragraph_20_Font"><text:span text:style-name="T12">g</text:span></text:span><text:span text:style-name="Default_20_Paragraph_20_Font"><text:span text:style-name="T1">i</text:span></text:span><text:span text:style-name="Default_20_Paragraph_20_Font"><text:span text:style-name="T12">da , fusti-<text:line-break/>diosu, insomnis, ur</text:span></text:span><text:span text:style-name="Default_20_Paragraph_20_Font"><text:span text:style-name="T1">i</text:span></text:span><text:span text:style-name="Default_20_Paragraph_20_Font"><text:span text:style-name="T12">nae paucae, </text:span></text:span><text:span text:style-name="Default_20_Paragraph_20_Font"><text:span text:style-name="T1">te</text:span></text:span><text:span text:style-name="Default_20_Paragraph_20_Font"><text:span text:style-name="T12">nue</text:span></text:span><text:span text:style-name="Default_20_Paragraph_20_Font"><text:span text:style-name="T1">s; </text:span></text:span><text:span text:style-name="Default_20_Paragraph_20_Font"><text:span text:style-name="T12">defect</text:span></text:span><text:span text:style-name="Default_20_Paragraph_20_Font"><text:span text:style-name="T1">i</text:span></text:span><text:span text:style-name="Default_20_Paragraph_20_Font"><text:span text:style-name="T12">one</text:span></text:span><text:span text:style-name="Default_20_Paragraph_20_Font"><text:span text:style-name="T1">s </text:span></text:span><text:span text:style-name="Default_20_Paragraph_20_Font"><text:span text:style-name="T12">cru-<text:line-break/>dae, tenue</text:span></text:span><text:span text:style-name="Default_20_Paragraph_20_Font"><text:span text:style-name="T1">s, </text:span></text:span><text:span text:style-name="Default_20_Paragraph_20_Font"><text:span text:style-name="T12">paucae; n</text:span></text:span><text:span text:style-name="Default_20_Paragraph_20_Font"><text:span text:style-name="T1">i</text:span></text:span><text:span text:style-name="Default_20_Paragraph_20_Font"><text:span text:style-name="T12">hi</text:span></text:span><text:span text:style-name="Default_20_Paragraph_20_Font"><text:span text:style-name="T1">l </text:span></text:span><text:span text:style-name="Default_20_Paragraph_20_Font"><text:span text:style-name="T12">a</text:span></text:span><text:span text:style-name="Default_20_Paragraph_20_Font"><text:span text:style-name="T1">m</text:span></text:span><text:span text:style-name="Default_20_Paragraph_20_Font"><text:span text:style-name="T12">pl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prodesse potu</text:span></text:span><text:span text:style-name="Default_20_Paragraph_20_Font"><text:span text:style-name="T1">it,<text:line-break/></text:span></text:span><text:span text:style-name="Default_20_Paragraph_20_Font"><text:span text:style-name="T12">ob</text:span></text:span><text:span text:style-name="Default_20_Paragraph_20_Font"><text:span text:style-name="T1">i</text:span></text:span><text:span text:style-name="Default_20_Paragraph_20_Font"><text:span text:style-name="T12">it.</text:span></text:span></text:p>
      <text:p text:style-name="P1"><text:span text:style-name="Default_20_Paragraph_20_Font"><text:span text:style-name="T1">Male nonnulli scribunt hac in muliere </text:span></text:span><text:span text:style-name="Default_20_Paragraph_20_Font"><text:span text:style-name="T20">ύλεώδεα</text:span></text:span><text:span text:style-name="Default_20_Paragraph_20_Font"><text:span text:style-name="T5"> </text:span></text:span><text:span text:style-name="Default_20_Paragraph_20_Font"><text:span text:style-name="T1">per<text:line-break/></text:span></text:span><text:span text:style-name="Default_20_Paragraph_20_Font"><text:span text:style-name="T12">v</text:span></text:span><text:span text:style-name="Default_20_Paragraph_20_Font"><text:span text:style-name="T1">, quum </text:span></text:span><text:span text:style-name="Default_20_Paragraph_20_Font"><text:span text:style-name="T20">είλεώδεα</text:span></text:span><text:span text:style-name="Default_20_Paragraph_20_Font"><text:span text:style-name="T5"> </text:span></text:span><text:span text:style-name="Default_20_Paragraph_20_Font"><text:span text:style-name="T1">per si scribendum sit: Ileus enim, hoc<text:line-break/>est volvulus, appellatur affectus, cujus symptomata mu-<text:line-break/>lieretn vexasse scribit, multos vomitus et potus continere<text:line-break/>non posse et dolores circa hypocbondria esse et tormina<text:line-break/>cum doloribus in ventre, quae omnia volvulosis assidenti<text:line-break/>Quod autem deinceps scripsit non eorum est ipsis assideu-<text:line-break/>tium, sed eorum quae in malignum tendenti affectui </text:span></text:span><text:span text:style-name="Default_20_Paragraph_20_Font"><text:span text:style-name="T12">t</text:span></text:span><text:span text:style-name="Default_20_Paragraph_20_Font"><text:span text:style-name="T1">u-<text:line-break/>perveniunt, potissimum extremas partes perpetuo esse sci-<text:line-break/>gidas; pravum quoque est fastidium ciborum. Quin et<text:line-break/>urinas adscripsit , etiamsi affectus venis et humoribus non<text:line-break/>insederit, </text:span></text:span><text:span text:style-name="Default_20_Paragraph_20_Font"><text:span text:style-name="T12">t</text:span></text:span><text:span text:style-name="Default_20_Paragraph_20_Font"><text:span text:style-name="T1">est intestinis: quum enim in his magna coe-</text:span></text:span></text:p>
      <text:p text:style-name="P3"><text:span text:style-name="Default_20_Paragraph_20_Font"><text:span text:style-name="T1">perit phlegmone, praedicta symptomata oboriri confueve-<text:line-break/>mnt; vocantur autem affectus ileus. Parva igitur ex uri-<text:line-break/>nis., quum bonae sunt, salutis spes est ita constitutis, fed<text:line-break/>non parvum ad exitium momentum, si pravae fuerint. Pe-<text:line-break/>riclitantibus enim morbo laborantibuspropter intestinorum<text:line-break/>phlegmonem, si et alia quaedam i</text:span></text:span><text:span text:style-name="Default_20_Paragraph_20_Font"><text:span text:style-name="T14">n</text:span></text:span><text:span text:style-name="Default_20_Paragraph_20_Font"><text:span text:style-name="T1"> corpore affectio prava<text:line-break/>esse videatur , malum simul aegrotanti augebitur. Sic igi-<text:line-break/>tur consuevit Hippocrates, quum alicui fpirabilium erga-<text:line-break/>norum inest affectio, urinas inspicere: si namque ipsae .<text:line-break/>fecundum naturam sint, ex fotis spirabilibus organis ver-<text:line-break/>fatur periculum, si vero etiam pravae appareant, male<text:line-break/>habere significant quemadmodum et nunc nutritionis or-<text:line-break/>ganum. Quamquam venter patitur ipsiusque affectio ex<text:line-break/>deiectionibus cognoscitur, attamen et urinarum meminit,<text:line-break/>ut tenuium quae humorum cruditatem in venis significant.<text:line-break/>At urinas fiemper memineris, fimulque lu ipsis ventris,</text:span></text:span></text:p>
      <text:p text:style-name="P3"><text:span text:style-name="Default_20_Paragraph_20_Font"><text:span text:style-name="T1">thoracis, pulmonis et nervorum affectibus inspicias; qui-<text:line-break/>bus bonae apparuerint, magnum ad salutem momentum<text:line-break/>praestant; quibus pravae juvant etiam quadamtenus ad-<text:line-break/>verius aegrotantis periculum. Existente autem omni ileo<text:line-break/>periculoso, qui in sublimibus intestinis consistunt ilei, his<text:line-break/>qui crassa occupant, lunt deteriores, ad sympathiam tum<text:line-break/>hepar tum lienem deducentes. Dignosces autem ipsus<text:line-break/>tum ex vomituum assiduitate et vehementia ; tum quod<text:line-break/>potum continere nequeant ; atque etiamnum magis, quod<text:line-break/>nihil per alvum deliciatur; praeterea tormina et dolores<text:line-break/>concitant, quum sublimes partes obsident. Quodsi ileosi<text:line-break/>etiam stercus evomant, id enim fieri conspicitur, eviden-<text:line-break/>tissimum tibi sit tenuium intestinorum affectorum signum.<text:line-break/>Est autem acutissimus affectus, ipsnmque propterea nunc<text:line-break/>descripsif Hippocrates, unaque adscripsit; cui auxiliari<text:line-break/>nihil potuit, Memineris autem et hujus libro de venae<text:line-break/>sectione. Nullum enim aliud auxilium scripsit in horum -<text:line-break/>aegrorum libris, neque illam, non sane quod laborantes</text:span></text:span></text:p>
      <text:p text:style-name="P3"><text:span text:style-name="Default_20_Paragraph_20_Font"><text:span text:style-name="T1">ab auxiliis dejecti adniti non suerrnt, fed quod singulis<text:line-break/>aegris auxilia scribere non oporteat; nisi quicquam eorum,<text:line-break/>quae raro facta Iuut, contigerit, ut cui octavo die vena<text:line-break/></text:span></text:span><text:span text:style-name="Default_20_Paragraph_20_Font"><text:span text:style-name="T14">t</text:span></text:span><text:span text:style-name="Default_20_Paragraph_20_Font"><text:span text:style-name="T1">ecta esu Diem vero, . qur; ipsis mortua est aegra, prae-<text:line-break/>termisit, ut quae secundo statim die obierit aut quod plo-<text:line-break/>rimum tertio propter affectionis celeritatem , quam ipsis in<text:line-break/>narratione declaravit.</text:span></text:span></text:p>
      <text:p text:style-name="Normal"><text:span text:style-name="Default_20_Paragraph_20_Font"><text:span text:style-name="T1">VII.</text:span></text:span></text:p>
      <text:p text:style-name="P5"><text:span text:style-name="Default_20_Paragraph_20_Font"><text:span text:style-name="T12">Mul</text:span></text:span><text:span text:style-name="Default_20_Paragraph_20_Font"><text:span text:style-name="T1">i</text:span></text:span><text:span text:style-name="Default_20_Paragraph_20_Font"><text:span text:style-name="T12">erem ex</text:span></text:span><text:span text:style-name="Default_20_Paragraph_20_Font"><text:span text:style-name="T1"> iis </text:span></text:span><text:span text:style-name="Default_20_Paragraph_20_Font"><text:span text:style-name="T12">quae apud ran</text:span></text:span><text:span text:style-name="Default_20_Paragraph_20_Font"><text:span text:style-name="T1">ti</text:span></text:span><text:span text:style-name="Default_20_Paragraph_20_Font"><text:span text:style-name="T12">medem degebant, ex in-<text:line-break/>fantu</text:span></text:span><text:span text:style-name="Default_20_Paragraph_20_Font"><text:span text:style-name="T1">li </text:span></text:span><text:span text:style-name="Default_20_Paragraph_20_Font"><text:span text:style-name="T12">corrup</text:span></text:span><text:span text:style-name="Default_20_Paragraph_20_Font"><text:span text:style-name="T1">ti</text:span></text:span><text:span text:style-name="Default_20_Paragraph_20_Font"><text:span text:style-name="T12">v</text:span></text:span><text:span text:style-name="Default_20_Paragraph_20_Font"><text:span text:style-name="T1">i </text:span></text:span><text:span text:style-name="Default_20_Paragraph_20_Font"><text:span text:style-name="T12">abort</text:span></text:span><text:span text:style-name="Default_20_Paragraph_20_Font"><text:span text:style-name="T1">i</text:span></text:span><text:span text:style-name="Default_20_Paragraph_20_Font"><text:span text:style-name="T12">one prim</text:span></text:span><text:span text:style-name="Default_20_Paragraph_20_Font"><text:span text:style-name="T1">o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</text:span></text:span><text:span text:style-name="Default_20_Paragraph_20_Font"><text:span text:style-name="T1"> i</text:span></text:span><text:span text:style-name="Default_20_Paragraph_20_Font"><text:span text:style-name="T12">gni</text:span></text:span><text:span text:style-name="Default_20_Paragraph_20_Font"><text:span text:style-name="T1">s </text:span></text:span><text:span text:style-name="Default_20_Paragraph_20_Font"><text:span text:style-name="T12">prehend</text:span></text:span><text:span text:style-name="Default_20_Paragraph_20_Font"><text:span text:style-name="T1">i</text:span></text:span><text:span text:style-name="Default_20_Paragraph_20_Font"><text:span text:style-name="T12">t.<text:line-break/>L</text:span></text:span><text:span text:style-name="Default_20_Paragraph_20_Font"><text:span text:style-name="T1">i</text:span></text:span><text:span text:style-name="Default_20_Paragraph_20_Font"><text:span text:style-name="T12">ngua ar</text:span></text:span><text:span text:style-name="Default_20_Paragraph_20_Font"><text:span text:style-name="T1">i</text:span></text:span><text:span text:style-name="Default_20_Paragraph_20_Font"><text:span text:style-name="T12">da, sit</text:span></text:span><text:span text:style-name="Default_20_Paragraph_20_Font"><text:span text:style-name="T1">i</text:span></text:span><text:span text:style-name="Default_20_Paragraph_20_Font"><text:span text:style-name="T12">culosa, aestuabunda, insomn</text:span></text:span><text:span text:style-name="Default_20_Paragraph_20_Font"><text:span text:style-name="T1">is. </text:span></text:span><text:span text:style-name="Default_20_Paragraph_20_Font"><text:span text:style-name="T12">Al-<text:line-break/>vu</text:span></text:span><text:span text:style-name="Default_20_Paragraph_20_Font"><text:span text:style-name="T1">s </text:span></text:span><text:span text:style-name="Default_20_Paragraph_20_Font"><text:span text:style-name="T12">turbata cop</text:span></text:span><text:span text:style-name="Default_20_Paragraph_20_Font"><text:span text:style-name="T1">i</text:span></text:span><text:span text:style-name="Default_20_Paragraph_20_Font"><text:span text:style-name="T12">osi</text:span></text:span><text:span text:style-name="Default_20_Paragraph_20_Font"><text:span text:style-name="T1">s, </text:span></text:span><text:span text:style-name="Default_20_Paragraph_20_Font"><text:span text:style-name="T12">tenuibu</text:span></text:span><text:span text:style-name="Default_20_Paragraph_20_Font"><text:span text:style-name="T1">s </text:span></text:span><text:span text:style-name="Default_20_Paragraph_20_Font"><text:span text:style-name="T12">e</text:span></text:span><text:span text:style-name="Default_20_Paragraph_20_Font"><text:span text:style-name="T1">t </text:span></text:span><text:span text:style-name="Default_20_Paragraph_20_Font"><text:span text:style-name="T12">erud</text:span></text:span><text:span text:style-name="Default_20_Paragraph_20_Font"><text:span text:style-name="T1">is. </text:span></text:span><text:span text:style-name="Default_20_Paragraph_20_Font"><text:span text:style-name="T12">secund</text:span></text:span><text:span text:style-name="Default_20_Paragraph_20_Font"><text:span text:style-name="T1">o </text:span></text:span><text:span text:style-name="Default_20_Paragraph_20_Font"><text:span text:style-name="T12">die<text:line-break/>superrigu</text:span></text:span><text:span text:style-name="Default_20_Paragraph_20_Font"><text:span text:style-name="T1">it, senti</text:span></text:span><text:span text:style-name="Default_20_Paragraph_20_Font"><text:span text:style-name="T12">s acu</text:span></text:span><text:span text:style-name="Default_20_Paragraph_20_Font"><text:span text:style-name="T1">t</text:span></text:span><text:span text:style-name="Default_20_Paragraph_20_Font"><text:span text:style-name="T12">a, ab alvo cop</text:span></text:span><text:span text:style-name="Default_20_Paragraph_20_Font"><text:span text:style-name="T1">i</text:span></text:span><text:span text:style-name="Default_20_Paragraph_20_Font"><text:span text:style-name="T12">osa, non dor</text:span></text:span><text:span text:style-name="Default_20_Paragraph_20_Font"><text:span text:style-name="T1">mi-<text:line-break/></text:span></text:span><text:span text:style-name="Default_20_Paragraph_20_Font"><text:span text:style-name="T12">vis. </text:span></text:span><text:span text:style-name="Default_20_Paragraph_20_Font"><text:span text:style-name="T1">T</text:span></text:span><text:span text:style-name="Default_20_Paragraph_20_Font"><text:span text:style-name="T12">er</text:span></text:span><text:span text:style-name="Default_20_Paragraph_20_Font"><text:span text:style-name="T1">ti</text:span></text:span><text:span text:style-name="Default_20_Paragraph_20_Font"><text:span text:style-name="T12">o d</text:span></text:span><text:span text:style-name="Default_20_Paragraph_20_Font"><text:span text:style-name="T1">i</text:span></text:span><text:span text:style-name="Default_20_Paragraph_20_Font"><text:span text:style-name="T12">e vehementiore</text:span></text:span><text:span text:style-name="Default_20_Paragraph_20_Font"><text:span text:style-name="T1">s </text:span></text:span><text:span text:style-name="Default_20_Paragraph_20_Font"><text:span text:style-name="T12">do</text:span></text:span><text:span text:style-name="Default_20_Paragraph_20_Font"><text:span text:style-name="T1">l</text:span></text:span><text:span text:style-name="Default_20_Paragraph_20_Font"><text:span text:style-name="T12">ore</text:span></text:span><text:span text:style-name="Default_20_Paragraph_20_Font"><text:span text:style-name="T1">s. </text:span></text:span><text:span text:style-name="Default_20_Paragraph_20_Font"><text:span text:style-name="T12">Quar</text:span></text:span><text:span text:style-name="Default_20_Paragraph_20_Font"><text:span text:style-name="T1">t</text:span></text:span><text:span text:style-name="Default_20_Paragraph_20_Font"><text:span text:style-name="T12">o delfra-<text:line-break/>v</text:span></text:span><text:span text:style-name="Default_20_Paragraph_20_Font"><text:span text:style-name="T1">i</text:span></text:span><text:span text:style-name="Default_20_Paragraph_20_Font"><text:span text:style-name="T12">t.. sep</text:span></text:span><text:span text:style-name="Default_20_Paragraph_20_Font"><text:span text:style-name="T1">timo </text:span></text:span><text:span text:style-name="Default_20_Paragraph_20_Font"><text:span text:style-name="T12">mortua est. </text:span></text:span><text:span text:style-name="Default_20_Paragraph_20_Font"><text:span text:style-name="T1">A</text:span></text:span><text:span text:style-name="Default_20_Paragraph_20_Font"><text:span text:style-name="T12">lvus perpetuo lubrica de-<text:line-break/></text:span></text:span><text:span text:style-name="Default_20_Paragraph_20_Font"><text:span text:style-name="T1">ia</text:span></text:span><text:span text:style-name="Default_20_Paragraph_20_Font"><text:span text:style-name="T12">ctio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mu</text:span></text:span><text:span text:style-name="Default_20_Paragraph_20_Font"><text:span text:style-name="T1">l</text:span></text:span><text:span text:style-name="Default_20_Paragraph_20_Font"><text:span text:style-name="T12">ti</text:span></text:span><text:span text:style-name="Default_20_Paragraph_20_Font"><text:span text:style-name="T1">s, t</text:span></text:span><text:span text:style-name="Default_20_Paragraph_20_Font"><text:span text:style-name="T12">enu</text:span></text:span><text:span text:style-name="Default_20_Paragraph_20_Font"><text:span text:style-name="T1">i</text:span></text:span><text:span text:style-name="Default_20_Paragraph_20_Font"><text:span text:style-name="T12">bus, crud</text:span></text:span><text:span text:style-name="Default_20_Paragraph_20_Font"><text:span text:style-name="T1">i</text:span></text:span><text:span text:style-name="Default_20_Paragraph_20_Font"><text:span text:style-name="T12">s; ur</text:span></text:span><text:span text:style-name="Default_20_Paragraph_20_Font"><text:span text:style-name="T1">i</text:span></text:span><text:span text:style-name="Default_20_Paragraph_20_Font"><text:span text:style-name="T12">nae paucae, te-<text:line-break/>nue</text:span></text:span><text:span text:style-name="Default_20_Paragraph_20_Font"><text:span text:style-name="T1">s. </text:span></text:span><text:span text:style-name="Default_20_Paragraph_20_Font"><text:span text:style-name="T12">Eent</text:span></text:span><text:span text:style-name="Default_20_Paragraph_20_Font"><text:span text:style-name="T1">i</text:span></text:span><text:span text:style-name="Default_20_Paragraph_20_Font"><text:span text:style-name="T12">s ardens.</text:span></text:span></text:p>
      <text:p text:style-name="P2"><text:span text:style-name="Default_20_Paragraph_20_Font"><text:span text:style-name="T1">Si propter cau</text:span></text:span><text:span text:style-name="Default_20_Paragraph_20_Font"><text:span text:style-name="T12">t</text:span></text:span><text:span text:style-name="Default_20_Paragraph_20_Font"><text:span text:style-name="T1">am aliquam externam hanc mulierem<text:line-break/>abortiri contigisset, ipsis significaret Hippocrates. Conflet<text:line-break/>itaque abortionem ob morbum factam esse mulieri, quae<text:line-break/>pravos humores collegerat. Adjecit huic orationi ex cor-<text:line-break/>ruptione factus </text:span></text:span><text:span text:style-name="Default_20_Paragraph_20_Font"><text:span text:style-name="T20">τὸ</text:span></text:span><text:span text:style-name="Default_20_Paragraph_20_Font"><text:span text:style-name="T5"> </text:span></text:span><text:span text:style-name="Default_20_Paragraph_20_Font"><text:span text:style-name="T20">νηπίου</text:span></text:span><text:span text:style-name="Default_20_Paragraph_20_Font"><text:span text:style-name="T5"> </text:span></text:span><text:span text:style-name="Default_20_Paragraph_20_Font"><text:span text:style-name="T1">i</text:span></text:span><text:span text:style-name="Default_20_Paragraph_20_Font"><text:span text:style-name="T12">nfan</text:span></text:span><text:span text:style-name="Default_20_Paragraph_20_Font"><text:span text:style-name="T1">t</text:span></text:span><text:span text:style-name="Default_20_Paragraph_20_Font"><text:span text:style-name="T12">uli</text:span></text:span><text:span text:style-name="Default_20_Paragraph_20_Font"><text:span text:style-name="T1"> dictionem, indicantis,<text:line-break/>ut arbitror, hae adjectioue parvum fuisse abortivum foe-<text:line-break/>tum. Nominant enim homines puellos non multo post<text:line-break/>conceptionem natos infantulos. Per metaphoram igitur<text:line-break/>par est Hippocratem valde pusillos ex conceptis foetus ita<text:line-break/>appellasse. Etenim hi potissimum corrupti eiiciuntur. Fe-<text:line-break/>bria acutiam et magnitudinem per id quod protulit, i</text:span></text:span><text:span text:style-name="Default_20_Paragraph_20_Font"><text:span text:style-name="T12">gn</text:span></text:span><text:span text:style-name="Default_20_Paragraph_20_Font"><text:span text:style-name="T1">is<text:line-break/></text:span></text:span><text:span text:style-name="Default_20_Paragraph_20_Font"><text:span text:style-name="T12">prehend</text:span></text:span><text:span text:style-name="Default_20_Paragraph_20_Font"><text:span text:style-name="T1">i</text:span></text:span><text:span text:style-name="Default_20_Paragraph_20_Font"><text:span text:style-name="T12">t</text:span></text:span><text:span text:style-name="Default_20_Paragraph_20_Font"><text:span text:style-name="T1">, declaravit et ex eo quod adjecit, li</text:span></text:span><text:span text:style-name="Default_20_Paragraph_20_Font"><text:span text:style-name="T12">ngua arida,<text:line-break/>sitibunda et aesiuabunda</text:span></text:span><text:span text:style-name="Default_20_Paragraph_20_Font"><text:span text:style-name="T1"> , malignitatis febris signum exi-<text:line-break/>siit. Accurate dejectionum formae mentem adhibe. Nam<text:line-break/>ubi scripsit, alvus turbata tenuibus, copiosis et crudis,<text:line-break/>etiamsi ipsis pronunciaverit in narrationis fine cau</text:span></text:span><text:span text:style-name="Default_20_Paragraph_20_Font"><text:span text:style-name="T12">t</text:span></text:span><text:span text:style-name="Default_20_Paragraph_20_Font"><text:span text:style-name="T1">um ipsi<text:line-break/>incidisse, vocaverit autem et febrem quae primo die coeperit</text:span></text:span></text:p>
      <text:p text:style-name="P3"><text:span text:style-name="Default_20_Paragraph_20_Font"><text:span text:style-name="T1">et secundo exacerbata fuerit, adjeceritque quod lingua<text:line-break/>inaruerit et sitibunda fuerit; attamen ait cruda fuisse,<text:line-break/>quae deficiebantur. Ardentem vero febrem ex biliosis<text:line-break/>humoribus fieri scimus. Consentaneum igitur est huic<text:line-break/>mulieri in tota corporis mole biliosum humorem acervatum<text:line-break/>fuisse: in primis autem venis mesaraei scilicet et simae<text:line-break/>jecoris cruda contenta. Praeterea et urinas ait ipsi fuisse<text:line-break/>tenues et crudas, crudis dejectionibus similes, crudis re-<text:line-break/>dundantibus humoribus, non in primis venis fotum, ve-<text:line-break/>rum etiam in gibba jecoris parte. Febris ardens ad hujus<text:line-break/>aegrotantis finem multis in exemplaribus adscriptum esu<text:line-break/>At nonnulla non hoc duntaxat scriptum habent , fied et<text:line-break/></text:span></text:span><text:span text:style-name="Default_20_Paragraph_20_Font"><text:span text:style-name="T20">τὸ</text:span></text:span><text:span text:style-name="Default_20_Paragraph_20_Font"><text:span text:style-name="T5"> </text:span></text:span><text:span text:style-name="Default_20_Paragraph_20_Font"><text:span text:style-name="T1">a additum,. vel quod primam hanc aegram in causo<text:line-break/>fuisse intelligere oporteat vel primam hujus causi speciem<text:line-break/>esse, quae deinceps ab ipso scripta est in fecunda muliere,<text:line-break/>cujus principium ita est : alteram ex abortione. Ego vero<text:line-break/>in octavo aegro , cujus principium extat: Adolescentem</text:span></text:span></text:p>
      <text:p text:style-name="P3"><text:span text:style-name="Default_20_Paragraph_20_Font"><text:span text:style-name="T1">qui in Mendacium foro decumbebat, absolutiorem dixi<text:line-break/>me de ita adscriptis sermonem facturum,- quum decimum<text:line-break/>aegrotum explicarem. Atque nunc ipsum explicaturus<text:line-break/>sum, ex his duobus suspicatus adscriptum esse verbum,<text:line-break/>cau</text:span></text:span><text:span text:style-name="Default_20_Paragraph_20_Font"><text:span text:style-name="T14">t</text:span></text:span><text:span text:style-name="Default_20_Paragraph_20_Font"><text:span text:style-name="T1">us, febris ardens, ab altero quodam, non ipso auctore,<text:line-break/>quod primum quidem non uni vel duobus aegris ad finem<text:line-break/>narrationis morbi formam adscripsisset; sed omnibus vel<text:line-break/>plurimis, si omnino et nos has docere voluisset, ut non-<text:line-break/>nulli post ipsum fecerunt. Sed ille tamquam his, qui<text:line-break/>morbum dignoscere scivissent, eorum quae aegris conti-<text:line-break/>. gerunt, enarrationem fecit. vide</text:span></text:span><text:span text:style-name="Default_20_Paragraph_20_Font"><text:span text:style-name="T14">n</text:span></text:span><text:span text:style-name="Default_20_Paragraph_20_Font"><text:span text:style-name="T1">tur autem et alii vele-<text:line-break/>res suis in operibus non eos contemplari qui nuper ad<text:line-break/>libros accesserunt, fed qui jam in ipsis habitum con</text:span></text:span><text:span text:style-name="Default_20_Paragraph_20_Font"><text:span text:style-name="T14">t</text:span></text:span><text:span text:style-name="Default_20_Paragraph_20_Font"><text:span text:style-name="T1">e-<text:line-break/>quuntur. Confirmat autem meam opinionem praeter id<text:line-break/>.quod praedictum est, secundum id quod in solo epidemio-<text:line-break/>tum tertio adscriptum esu omnibus itaque hujus libri<text:line-break/>interpretibus ah altero quodam qui apparatos nunc cha-<text:line-break/>racteras illos adscripsit et haec jure adscripta. Nam in</text:span></text:span></text:p>
      <text:p text:style-name="P3"><text:span text:style-name="Default_20_Paragraph_20_Font"><text:span text:style-name="T1">cynanchica jure quis concesserit ab Hippocrate adscriptum<text:line-break/>esse: interiit cynanchica, qui mulierem ipsam vellet in-</text:span></text:span></text:p>
      <text:p text:style-name="Normal"><text:span text:style-name="Default_20_Paragraph_20_Font"><text:span text:style-name="T1">.tersisse ob cynanchen anginam. In hac quae nunc dici-<text:line-break/>tur obiisse, ita intelligi non potest. Nam posteaquam<text:line-break/>pronunciavit: septimo obiit, intulit, alvus perpetuo li-<text:line-break/>quida dejectionibus copiosis, tenuibus ec crudis ;. urinae<text:line-break/>paucae, tenues. Posteaque deinceps scriptum est, febris<text:line-break/>ardens; nonnullis autem et a adjacet; in quibusdam au-<text:line-break/>tem pro ipsu scriptum est </text:span></text:span><text:span text:style-name="Default_20_Paragraph_20_Font"><text:span text:style-name="T12">primu</text:span></text:span><text:span text:style-name="Default_20_Paragraph_20_Font"><text:span text:style-name="T1">s, in aliis vero </text:span></text:span><text:span text:style-name="Default_20_Paragraph_20_Font"><text:span text:style-name="T12">pr</text:span></text:span><text:span text:style-name="Default_20_Paragraph_20_Font"><text:span text:style-name="T1">im</text:span></text:span><text:span text:style-name="Default_20_Paragraph_20_Font"><text:span text:style-name="T12">a.<text:line-break/></text:span></text:span><text:span text:style-name="Default_20_Paragraph_20_Font"><text:span text:style-name="T1">Hunc siquidem librum pro</text:span></text:span><text:span text:style-name="Default_20_Paragraph_20_Font"><text:span text:style-name="T12">ct</text:span></text:span><text:span text:style-name="Default_20_Paragraph_20_Font"><text:span text:style-name="T1">us labefactarunt ejusmodi ad-<text:line-break/>fcriptis plerique juniores medici. Patet ergo non ut in<text:line-break/>cynanchica ad finem adscripsisse, obiit cynanchica. Eo-<text:line-break/>dem modo concedendum esse et nunc scriptis adjectum,<text:line-break/>febris ardens. Non enim pronunciavit, obiit ardente fe-<text:line-break/>hre detenta , quemadmodum in anginofa ; obiit cynanchica.<text:line-break/>Sed hoc nomen cau</text:span></text:span><text:span text:style-name="Default_20_Paragraph_20_Font"><text:span text:style-name="T12">t</text:span></text:span><text:span text:style-name="Default_20_Paragraph_20_Font"><text:span text:style-name="T1">us recto na</text:span></text:span><text:span text:style-name="Default_20_Paragraph_20_Font"><text:span text:style-name="T12">t</text:span></text:span><text:span text:style-name="Default_20_Paragraph_20_Font"><text:span text:style-name="T1">u scriptum comperitur. In<text:line-break/>medio vero tum hujus tum obiit est , et alvus perpetuo<text:line-break/>liquida, et quae huic continua existunt. Quoniam ergo</text:span></text:span></text:p>
      <text:p text:style-name="P12"><text:span text:style-name="Default_20_Paragraph_20_Font"><text:span text:style-name="T1">neque mortua est ard</text:span></text:span><text:span text:style-name="Default_20_Paragraph_20_Font"><text:span text:style-name="T12">e</text:span></text:span><text:span text:style-name="Default_20_Paragraph_20_Font"><text:span text:style-name="T1">nte febre, imo neque deinceps haec<text:line-break/>prorsus inter fe cohaerentia scripta sunt , manifestum eva-<text:line-break/>dit, ab aliquo intersertum fuisse, nun autem ab ipso Hip-<text:line-break/>pocrate scriptum. Fortassis vero et aliquis adscripsit </text:span></text:span><text:span text:style-name="Default_20_Paragraph_20_Font"><text:span text:style-name="T12">t</text:span></text:span><text:span text:style-name="Default_20_Paragraph_20_Font"><text:span text:style-name="T1">ui<text:line-break/>ipsius gratia, ut ad memoriam talia in marginibus ad-<text:line-break/>scribere consuevimus; deinde eorum qui librum trahsfcri-<text:line-break/>pferunt aliquis tamquam ipsius auctoris esset, lu texturam<text:line-break/>operis. transtulit.<text:tab/>.</text:span></text:span></text:p>
      <text:p text:style-name="Normal"><text:span text:style-name="Default_20_Paragraph_20_Font"><text:span text:style-name="T1">VIII.</text:span></text:span></text:p>
      <text:p text:style-name="Normal"><text:span text:style-name="Default_20_Paragraph_20_Font"><text:span text:style-name="T12">Al</text:span></text:span><text:span text:style-name="Default_20_Paragraph_20_Font"><text:span text:style-name="T1">t</text:span></text:span><text:span text:style-name="Default_20_Paragraph_20_Font"><text:span text:style-name="T12">eram ex abort</text:span></text:span><text:span text:style-name="Default_20_Paragraph_20_Font"><text:span text:style-name="T1">i</text:span></text:span><text:span text:style-name="Default_20_Paragraph_20_Font"><text:span text:style-name="T12">one ad quintu</text:span></text:span><text:span text:style-name="Default_20_Paragraph_20_Font"><text:span text:style-name="T1">m </text:span></text:span><text:span text:style-name="Default_20_Paragraph_20_Font"><text:span text:style-name="T12">mensu</text:span></text:span><text:span text:style-name="Default_20_Paragraph_20_Font"><text:span text:style-name="T1">m </text:span></text:span><text:span text:style-name="Default_20_Paragraph_20_Font"><text:span text:style-name="T12">oeceti ux</text:span></text:span><text:span text:style-name="Default_20_Paragraph_20_Font"><text:span text:style-name="T1">o</text:span></text:span><text:span text:style-name="Default_20_Paragraph_20_Font"><text:span text:style-name="T12">re</text:span></text:span><text:span text:style-name="Default_20_Paragraph_20_Font"><text:span text:style-name="T1">m<text:line-break/></text:span></text:span><text:span text:style-name="Default_20_Paragraph_20_Font"><text:span text:style-name="T12">/ebri</text:span></text:span><text:span text:style-name="Default_20_Paragraph_20_Font"><text:span text:style-name="T1">i </text:span></text:span><text:span text:style-name="Default_20_Paragraph_20_Font"><text:span text:style-name="T12">prehend</text:span></text:span><text:span text:style-name="Default_20_Paragraph_20_Font"><text:span text:style-name="T1">it. I</text:span></text:span><text:span text:style-name="Default_20_Paragraph_20_Font"><text:span text:style-name="T12">ncoepit au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m </text:span></text:span><text:span text:style-name="Default_20_Paragraph_20_Font"><text:span text:style-name="T12">c</text:span></text:span><text:span text:style-name="Default_20_Paragraph_20_Font"><text:span text:style-name="T1">o</text:span></text:span><text:span text:style-name="Default_20_Paragraph_20_Font"><text:span text:style-name="T12">ma</text:span></text:span><text:span text:style-name="Default_20_Paragraph_20_Font"><text:span text:style-name="T1">t</text:span></text:span><text:span text:style-name="Default_20_Paragraph_20_Font"><text:span text:style-name="T12">osu ac rursum<text:line-break/>insomn</text:span></text:span><text:span text:style-name="Default_20_Paragraph_20_Font"><text:span text:style-name="T1">is ; </text:span></text:span><text:span text:style-name="Default_20_Paragraph_20_Font"><text:span text:style-name="T12">lumborum dolor; cap</text:span></text:span><text:span text:style-name="Default_20_Paragraph_20_Font"><text:span text:style-name="T1">i</text:span></text:span><text:span text:style-name="Default_20_Paragraph_20_Font"><text:span text:style-name="T12">t</text:span></text:span><text:span text:style-name="Default_20_Paragraph_20_Font"><text:span text:style-name="T1">i</text:span></text:span><text:span text:style-name="Default_20_Paragraph_20_Font"><text:span text:style-name="T12">s grav</text:span></text:span><text:span text:style-name="Default_20_Paragraph_20_Font"><text:span text:style-name="T1">it</text:span></text:span><text:span text:style-name="Default_20_Paragraph_20_Font"><text:span text:style-name="T12">a</text:span></text:span><text:span text:style-name="Default_20_Paragraph_20_Font"><text:span text:style-name="T1">s. </text:span></text:span><text:span text:style-name="Default_20_Paragraph_20_Font"><text:span text:style-name="T12">secundo<text:line-break/>die alvu</text:span></text:span><text:span text:style-name="Default_20_Paragraph_20_Font"><text:span text:style-name="T1">s </text:span></text:span><text:span text:style-name="Default_20_Paragraph_20_Font"><text:span text:style-name="T12">turbata est, pr</text:span></text:span><text:span text:style-name="Default_20_Paragraph_20_Font"><text:span text:style-name="T1">im</text:span></text:span><text:span text:style-name="Default_20_Paragraph_20_Font"><text:span text:style-name="T12">um pauc</text:span></text:span><text:span text:style-name="Default_20_Paragraph_20_Font"><text:span text:style-name="T1">is, </text:span></text:span><text:span text:style-name="Default_20_Paragraph_20_Font"><text:span text:style-name="T12">tenu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et sin-<text:line-break/>cer</text:span></text:span><text:span text:style-name="Default_20_Paragraph_20_Font"><text:span text:style-name="T1">is </text:span></text:span><text:span text:style-name="Default_20_Paragraph_20_Font"><text:span text:style-name="T12">defec</text:span></text:span><text:span text:style-name="Default_20_Paragraph_20_Font"><text:span text:style-name="T1">ti</text:span></text:span><text:span text:style-name="Default_20_Paragraph_20_Font"><text:span text:style-name="T12">o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. - Ter</text:span></text:span><text:span text:style-name="Default_20_Paragraph_20_Font"><text:span text:style-name="T12">t</text:span></text:span><text:span text:style-name="Default_20_Paragraph_20_Font"><text:span text:style-name="T1">io </text:span></text:span><text:span text:style-name="Default_20_Paragraph_20_Font"><text:span text:style-name="T12">dis plur</text:span></text:span><text:span text:style-name="Default_20_Paragraph_20_Font"><text:span text:style-name="T1">i</text:span></text:span><text:span text:style-name="Default_20_Paragraph_20_Font"><text:span text:style-name="T12">bus ac deter</text:span></text:span><text:span text:style-name="Default_20_Paragraph_20_Font"><text:span text:style-name="T1">i</text:span></text:span><text:span text:style-name="Default_20_Paragraph_20_Font"><text:span text:style-name="T12">oribu</text:span></text:span><text:span text:style-name="Default_20_Paragraph_20_Font"><text:span text:style-name="T1">s;<text:line-break/></text:span></text:span><text:span text:style-name="Default_20_Paragraph_20_Font"><text:span text:style-name="T12">noc</text:span></text:span><text:span text:style-name="Default_20_Paragraph_20_Font"><text:span text:style-name="T1">t</text:span></text:span><text:span text:style-name="Default_20_Paragraph_20_Font"><text:span text:style-name="T12">e n</text:span></text:span><text:span text:style-name="Default_20_Paragraph_20_Font"><text:span text:style-name="T1">i</text:span></text:span><text:span text:style-name="Default_20_Paragraph_20_Font"><text:span text:style-name="T12">h</text:span></text:span><text:span text:style-name="Default_20_Paragraph_20_Font"><text:span text:style-name="T1">il </text:span></text:span><text:span text:style-name="Default_20_Paragraph_20_Font"><text:span text:style-name="T12">dor</text:span></text:span><text:span text:style-name="Default_20_Paragraph_20_Font"><text:span text:style-name="T1">m</text:span></text:span><text:span text:style-name="Default_20_Paragraph_20_Font"><text:span text:style-name="T12">iv</text:span></text:span><text:span text:style-name="Default_20_Paragraph_20_Font"><text:span text:style-name="T1">it. </text:span></text:span><text:span text:style-name="Default_20_Paragraph_20_Font"><text:span text:style-name="T12">Quarto del</text:span></text:span><text:span text:style-name="Default_20_Paragraph_20_Font"><text:span text:style-name="T1">i</text:span></text:span><text:span text:style-name="Default_20_Paragraph_20_Font"><text:span text:style-name="T12">rav</text:span></text:span><text:span text:style-name="Default_20_Paragraph_20_Font"><text:span text:style-name="T1">it, m</text:span></text:span><text:span text:style-name="Default_20_Paragraph_20_Font"><text:span text:style-name="T12">e</text:span></text:span><text:span text:style-name="Default_20_Paragraph_20_Font"><text:span text:style-name="T1">t</text:span></text:span><text:span text:style-name="Default_20_Paragraph_20_Font"><text:span text:style-name="T12">us, moest</text:span></text:span><text:span text:style-name="Default_20_Paragraph_20_Font"><text:span text:style-name="T1">i-<text:line-break/></text:span></text:span><text:span text:style-name="Default_20_Paragraph_20_Font"><text:span text:style-name="T12">t</text:span></text:span><text:span text:style-name="Default_20_Paragraph_20_Font"><text:span text:style-name="T1">i</text:span></text:span><text:span text:style-name="Default_20_Paragraph_20_Font"><text:span text:style-name="T12">a, oculu</text:span></text:span><text:span text:style-name="Default_20_Paragraph_20_Font"><text:span text:style-name="T1">s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stortu</text:span></text:span><text:span text:style-name="Default_20_Paragraph_20_Font"><text:span text:style-name="T1">s </text:span></text:span><text:span text:style-name="Default_20_Paragraph_20_Font"><text:span text:style-name="T12">est,. sudor paucu</text:span></text:span><text:span text:style-name="Default_20_Paragraph_20_Font"><text:span text:style-name="T1">s </text:span></text:span><text:span text:style-name="Default_20_Paragraph_20_Font"><text:span text:style-name="T12">et /rig</text:span></text:span><text:span text:style-name="Default_20_Paragraph_20_Font"><text:span text:style-name="T1">i</text:span></text:span><text:span text:style-name="Default_20_Paragraph_20_Font"><text:span text:style-name="T12">du</text:span></text:span><text:span text:style-name="Default_20_Paragraph_20_Font"><text:span text:style-name="T1">s </text:span></text:span><text:span text:style-name="Default_20_Paragraph_20_Font"><text:span text:style-name="T12">c tr-<text:line-break/>cum caput , ex</text:span></text:span><text:span text:style-name="Default_20_Paragraph_20_Font"><text:span text:style-name="T1">t</text:span></text:span><text:span text:style-name="Default_20_Paragraph_20_Font"><text:span text:style-name="T12">rem</text:span></text:span><text:span text:style-name="Default_20_Paragraph_20_Font"><text:span text:style-name="T1">i</text:span></text:span><text:span text:style-name="Default_20_Paragraph_20_Font"><text:span text:style-name="T12">tates ./r</text:span></text:span><text:span text:style-name="Default_20_Paragraph_20_Font"><text:span text:style-name="T1">i</text:span></text:span><text:span text:style-name="Default_20_Paragraph_20_Font"><text:span text:style-name="T12">g</text:span></text:span><text:span text:style-name="Default_20_Paragraph_20_Font"><text:span text:style-name="T1">i</text:span></text:span><text:span text:style-name="Default_20_Paragraph_20_Font"><text:span text:style-name="T12">dae. Qu</text:span></text:span><text:span text:style-name="Default_20_Paragraph_20_Font"><text:span text:style-name="T1">i</text:span></text:span><text:span text:style-name="Default_20_Paragraph_20_Font"><text:span text:style-name="T12">nto exacerbata<text:line-break/></text:span></text:span><text:span text:style-name="Default_20_Paragraph_20_Font"><text:span text:style-name="T1">o</text:span></text:span></text:p>
      <text:p text:style-name="P2"><text:span text:style-name="Default_20_Paragraph_20_Font"><text:span text:style-name="T12">sunt. o</text:span></text:span><text:span text:style-name="Default_20_Paragraph_20_Font"><text:span text:style-name="T1">m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a,. mul</text:span></text:span><text:span text:style-name="Default_20_Paragraph_20_Font"><text:span text:style-name="T1">t</text:span></text:span><text:span text:style-name="Default_20_Paragraph_20_Font"><text:span text:style-name="T12">um del</text:span></text:span><text:span text:style-name="Default_20_Paragraph_20_Font"><text:span text:style-name="T1">i</text:span></text:span><text:span text:style-name="Default_20_Paragraph_20_Font"><text:span text:style-name="T12">ravi</text:span></text:span><text:span text:style-name="Default_20_Paragraph_20_Font"><text:span text:style-name="T1">t</text:span></text:span><text:span text:style-name="Default_20_Paragraph_20_Font"><text:span text:style-name="T12">: i</text:span></text:span><text:span text:style-name="Default_20_Paragraph_20_Font"><text:span text:style-name="T1">i</text:span></text:span><text:span text:style-name="Default_20_Paragraph_20_Font"><text:span text:style-name="T12">erumque celeriter men</text:span></text:span><text:span text:style-name="Default_20_Paragraph_20_Font"><text:span text:style-name="T1">t</text:span></text:span><text:span text:style-name="Default_20_Paragraph_20_Font"><text:span text:style-name="T12">e<text:line-break/>consti</text:span></text:span><text:span text:style-name="Default_20_Paragraph_20_Font"><text:span text:style-name="T1">t</text:span></text:span><text:span text:style-name="Default_20_Paragraph_20_Font"><text:span text:style-name="T12">i</text:span></text:span><text:span text:style-name="Default_20_Paragraph_20_Font"><text:span text:style-name="T1">t, </text:span></text:span><text:span text:style-name="Default_20_Paragraph_20_Font"><text:span text:style-name="T12">sit</text:span></text:span><text:span text:style-name="Default_20_Paragraph_20_Font"><text:span text:style-name="T1">i</text:span></text:span><text:span text:style-name="Default_20_Paragraph_20_Font"><text:span text:style-name="T12">cul</text:span></text:span><text:span text:style-name="Default_20_Paragraph_20_Font"><text:span text:style-name="T1">osa, </text:span></text:span><text:span text:style-name="Default_20_Paragraph_20_Font"><text:span text:style-name="T12">inso</text:span></text:span><text:span text:style-name="Default_20_Paragraph_20_Font"><text:span text:style-name="T1">m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s, alvu</text:span></text:span><text:span text:style-name="Default_20_Paragraph_20_Font"><text:span text:style-name="T1">s </text:span></text:span><text:span text:style-name="Default_20_Paragraph_20_Font"><text:span text:style-name="T12">per to</text:span></text:span><text:span text:style-name="Default_20_Paragraph_20_Font"><text:span text:style-name="T1">t</text:span></text:span><text:span text:style-name="Default_20_Paragraph_20_Font"><text:span text:style-name="T12">um</text:span></text:span><text:span text:style-name="Default_20_Paragraph_20_Font"><text:span text:style-name="T1"> m</text:span></text:span><text:span text:style-name="Default_20_Paragraph_20_Font"><text:span text:style-name="T12">orbum<text:line-break/>. cop</text:span></text:span><text:span text:style-name="Default_20_Paragraph_20_Font"><text:span text:style-name="T1">i</text:span></text:span><text:span text:style-name="Default_20_Paragraph_20_Font"><text:span text:style-name="T12">osis ac sincer</text:span></text:span><text:span text:style-name="Default_20_Paragraph_20_Font"><text:span text:style-name="T1">is </text:span></text:span><text:span text:style-name="Default_20_Paragraph_20_Font"><text:span text:style-name="T12">defectionibus stuxit : ur</text:span></text:span><text:span text:style-name="Default_20_Paragraph_20_Font"><text:span text:style-name="T1">i</text:span></text:span><text:span text:style-name="Default_20_Paragraph_20_Font"><text:span text:style-name="T12">nae paucae,.</text:span></text:span></text:p>
      <text:p text:style-name="P1"><text:span text:style-name="Default_20_Paragraph_20_Font"><text:span text:style-name="T1">t</text:span></text:span><text:span text:style-name="Default_20_Paragraph_20_Font"><text:span text:style-name="T12">enue</text:span></text:span><text:span text:style-name="Default_20_Paragraph_20_Font"><text:span text:style-name="T1">s, </text:span></text:span><text:span text:style-name="Default_20_Paragraph_20_Font"><text:span text:style-name="T12">subn</text:span></text:span><text:span text:style-name="Default_20_Paragraph_20_Font"><text:span text:style-name="T1">i</text:span></text:span><text:span text:style-name="Default_20_Paragraph_20_Font"><text:span text:style-name="T12">grae t ex</text:span></text:span><text:span text:style-name="Default_20_Paragraph_20_Font"><text:span text:style-name="T1">t</text:span></text:span><text:span text:style-name="Default_20_Paragraph_20_Font"><text:span text:style-name="T12">r</text:span></text:span><text:span text:style-name="Default_20_Paragraph_20_Font"><text:span text:style-name="T1">em</text:span></text:span><text:span text:style-name="Default_20_Paragraph_20_Font"><text:span text:style-name="T12">a /r</text:span></text:span><text:span text:style-name="Default_20_Paragraph_20_Font"><text:span text:style-name="T1">i</text:span></text:span><text:span text:style-name="Default_20_Paragraph_20_Font"><text:span text:style-name="T12">g</text:span></text:span><text:span text:style-name="Default_20_Paragraph_20_Font"><text:span text:style-name="T1">i</text:span></text:span><text:span text:style-name="Default_20_Paragraph_20_Font"><text:span text:style-name="T12">da, subl</text:span></text:span><text:span text:style-name="Default_20_Paragraph_20_Font"><text:span text:style-name="T1">ivi</text:span></text:span><text:span text:style-name="Default_20_Paragraph_20_Font"><text:span text:style-name="T12">da. sexto<text:line-break/>d</text:span></text:span><text:span text:style-name="Default_20_Paragraph_20_Font"><text:span text:style-name="T1">ie </text:span></text:span><text:span text:style-name="Default_20_Paragraph_20_Font"><text:span text:style-name="T12">eadem. sep</text:span></text:span><text:span text:style-name="Default_20_Paragraph_20_Font"><text:span text:style-name="T1">timo </text:span></text:span><text:span text:style-name="Default_20_Paragraph_20_Font"><text:span text:style-name="T12">ob</text:span></text:span><text:span text:style-name="Default_20_Paragraph_20_Font"><text:span text:style-name="T1">i</text:span></text:span><text:span text:style-name="Default_20_Paragraph_20_Font"><text:span text:style-name="T12">it phren</text:span></text:span><text:span text:style-name="Default_20_Paragraph_20_Font"><text:span text:style-name="T1">i</text:span></text:span><text:span text:style-name="Default_20_Paragraph_20_Font"><text:span text:style-name="T12">tica.</text:span></text:span></text:p>
      <text:p text:style-name="P1"><text:span text:style-name="Default_20_Paragraph_20_Font"><text:span text:style-name="T1">Mulier ante hanc descripta infantulum etiamnum sue-<text:line-break/>tum corruptum elisit. Infantulus autem foetus , ut dixi,<text:line-break/>unius aut duorum aut longissime trium mensium intelli-<text:line-break/>gendus est. At quae praesenti oratione narratur, trium -<text:line-break/>mensium foetum abortivit, neque ipsis propter . aliquam<text:line-break/>externarum causarum, fed ex corporis affectione. Inter-<text:line-break/>dum enim mulieres ubi vehementius salierunt aut ubi de-<text:line-break/>repente visio aliquo, quod illis terrori sit, metuerint, ab-<text:line-break/>ortiunt ; interdum vero propter dolorem vel insignem cru-<text:line-break/>ditatem aut rei cujusdam vene</text:span></text:span><text:span text:style-name="Default_20_Paragraph_20_Font"><text:span text:style-name="T12">t</text:span></text:span><text:span text:style-name="Default_20_Paragraph_20_Font"><text:span text:style-name="T1">ae efum aut omnino phar-<text:line-break/>macr potum aut quod insit quiddam eorum quae abortio-<text:line-break/>nem concitant: imo nounullae et propter venae sectionem<text:line-break/>et sanguinis ex vulnere eruptionem vel ex immoderata</text:span></text:span></text:p>
      <text:p text:style-name="P2"><text:span text:style-name="Default_20_Paragraph_20_Font"><text:span text:style-name="T1">haemorrhoide abortierunt. Quasdam autem novi et ex<text:line-break/>. ipsa uteri cervice sanguinem profudisse praegnantes jam-<text:line-break/>diu , moxque deinde foetum ejecisse. Quorum , mulieri-<text:line-break/>bus hac in oratione ab Hippocrate scriptis, nullum fuisse<text:line-break/>ex eo constat quod in ipsarum explanatione non adferis<text:line-break/>pserit, quum ipse talia praetermittere non. consueverit<text:line-break/>Ipsis ergo contigit febricitare: non propter foetus corru-<text:line-break/>ptionem , fed propter febrem abortiverunt. Videtur autem<text:line-break/>hac muliere concitatus qui prorrhetieum scripsit ita enun-<text:line-break/>ciare : qui comatosi per initis stant cum capitis , lumbo-<text:line-break/>rum , hypochondrii et cervicis dolore vigilantes num phre-<text:line-break/>nitici? Potest autem ipsis alteram vel alterum ita ha-<text:line-break/>bentem vidisse. Propositam igitur hac in oratione multe-<text:line-break/>rem tum comatusam, tum rursus insomnem fuisse profert<text:line-break/>et capitis gravitatem habere et lumborum dolorem: non<text:line-break/>tamen quicquam de cervice apposuit. .Ait et alvum per-<text:line-break/>turbatam fuisse tenuibus et sinceris deiectionibus, nihil</text:span></text:span></text:p>
      <text:p text:style-name="P3"><text:span text:style-name="Default_20_Paragraph_20_Font"><text:span text:style-name="T1">hic praeterea de ipsarum colore. adjecit. Datur namque<text:line-break/>mera pallida et flava et sulva et rubra, aeruginosa et ni-<text:line-break/>gra defici,. cognoscentibus nobis Hippocratem ipsum mera<text:line-break/>vocare quaecumque familiarem colorem habent cum altero<text:line-break/>humore inpermixtum, ut si quis finxerit biliofas dejectio-.<text:line-break/>nes meras, hoc est vel colore flavas vel fulvas. Nam<text:line-break/>aeruginosas et nigras adjecto colore dicere tum huic tum<text:line-break/>caeteris medicis consuetudo esu Nos vero etiam citra ad-<text:line-break/>ditionem biliofas quasdam dejici dicere consuevimus, de<text:line-break/>flava bile tali dictione usi. Ex aeruginosa vero vel ni-<text:line-break/>gra vel altera quapiam bile non simpliciter biliosa dici-<text:line-break/>mus, fied ipsi coloris discrimen ipsis adlicimus. Atque<text:line-break/>haec in omnibus consuetudo invaluit, quod bilis tum pal-.<text:line-break/>lida tum flava assidue tum vomatur tum deficiatur, non<text:line-break/>solum aegrotantibus, </text:span></text:span><text:span text:style-name="Default_20_Paragraph_20_Font"><text:span text:style-name="T14">t</text:span></text:span><text:span text:style-name="Default_20_Paragraph_20_Font"><text:span text:style-name="T1">est etiam bene valentibus , raro vero<text:line-break/>alia, in hifce duntaxat qui morbo</text:span></text:span><text:span text:style-name="Default_20_Paragraph_20_Font"><text:span text:style-name="T14">t</text:span></text:span><text:span text:style-name="Default_20_Paragraph_20_Font"><text:span text:style-name="T1">um affectum sortiuntur.<text:line-break/>In tertii diei narratione quum pronuntiasset, nocte nihil.<text:line-break/>dormivit, comatis autem non amplius meminit,. demon-</text:span></text:span></text:p>
      <text:p text:style-name="P13"><text:span text:style-name="Default_20_Paragraph_20_Font"><text:span text:style-name="T1">v</text:span></text:span><text:span text:style-name="Default_20_Paragraph_20_Font"><text:span text:style-name="T12">e<text:tab/></text:span></text:span><text:span text:style-name="Default_20_Paragraph_20_Font"><text:span text:style-name="T13">..<text:tab/></text:span></text:span><text:span text:style-name="Default_20_Paragraph_20_Font"><text:span text:style-name="T12">.se<text:tab/>.<text:tab/>—</text:span></text:span><text:span text:style-name="Default_20_Paragraph_20_Font"><text:span text:style-name="T13">,-<text:tab/>—-</text:span></text:span></text:p>
      <text:p text:style-name="Normal"><text:span text:style-name="Default_20_Paragraph_20_Font"><text:span text:style-name="T1">stravit nobis ipsam paulo post deliraturam. Jure igitur<text:line-break/>ferie narravit, quarto deliravit, metus, moestitia, oculus<text:line-break/>.dexter distortus est, sudor circum caput paucus, frigidus;<text:line-break/>phreniticam hominem ostendit^ esse, proindcque prave ad-<text:line-break/>modum habere. Quum autem enarratis tum signis tum<text:line-break/>symptomatis extremitatum frigus adjecisset, etiamnum magis<text:line-break/>quidam ipsam mori exspectavit. Et vero defuncta est<text:line-break/>praedictis comitata symptomatis, quibus quinto et (exto<text:line-break/>die vexata esu Quae vero ut fidem his facientia in pror-<text:line-break/>rhetico scripta sunt , etiamsi in commentariis -illum lu li-<text:line-break/>brum factis prava prius esse demonstravimus , memoriae<text:line-break/>tamen gratia ipsa commemoraturus sum, quamquam talia<text:line-break/>fcribere deprecatus renuerim. Quum itaque dictum sit in<text:line-break/>prophetico, ex lumborum recursu oculorum perversio ob<text:line-break/>id mulieris hujus meminerunt et in ipsius oratione dictio-<text:line-break/>nis prorrhetici. Sunt autem, ut demonstratum est, talia<text:line-break/>omnia prava, scientibus nobis in universali oculorum per-</text:span></text:span></text:p>
      <text:p text:style-name="P3"><text:span text:style-name="Default_20_Paragraph_20_Font"><text:span text:style-name="T1">versionem non bonum esse signum, sive ex lumborum re-<text:line-break/>cur</text:span></text:span><text:span text:style-name="Default_20_Paragraph_20_Font"><text:span text:style-name="T14">t</text:span></text:span><text:span text:style-name="Default_20_Paragraph_20_Font"><text:span text:style-name="T1">u, sive quovis modo fiat; male praeterea affectatam<text:line-break/>esse interpretationem et ab Hippocratis dictione longe<text:line-break/>alienam. Non enim pronunciavit: ex lumborum recursu,<text:line-break/>fed ut in prognostico in hac dictione: qui cum febre<text:line-break/>circa lumbos et inferas felles fiunt dolores, si scptum<text:line-break/>transversum inferis sedibus relictis attigerint, letales ad-<text:line-break/>modum existunt. Non tamen potest aliquis in prae</text:span></text:span><text:span text:style-name="Default_20_Paragraph_20_Font"><text:span text:style-name="T14">t</text:span></text:span><text:span text:style-name="Default_20_Paragraph_20_Font"><text:span text:style-name="T1">enti<text:line-break/>aegra ascensum ad caput ostendere redundantium in lum-<text:line-break/>his humorum. Atque ut haec temere quidam interpretum<text:line-break/>dixerunt, sic et dictionem hanc male ex prorrhetico nunc<text:line-break/>dictis inferunt ad aegrae prae</text:span></text:span><text:span text:style-name="Default_20_Paragraph_20_Font"><text:span text:style-name="T14">t</text:span></text:span><text:span text:style-name="Default_20_Paragraph_20_Font"><text:span text:style-name="T1">entis explicationem , in qua<text:line-break/>profert : ventris valde rubra proluvies , prava quidem in<text:line-break/>morbis omnibus , non minime vero in propositis , quum<text:line-break/>non dixerit Hippocrates praerubram huic mulieri ventris<text:line-break/>fuisse proluviem. Absurdius autem adhuc et hujus dictio-<text:line-break/>nis sunt memores. In febribus ardentibus, cum aliquan-<text:line-break/>tulo frigore dejectionibusque aquosis, biliosis ac multis,</text:span></text:span></text:p>
      <text:p text:style-name="P3"><text:span text:style-name="Default_20_Paragraph_20_Font"><text:span text:style-name="T1">oculorum lentae signum malum est, tum alias tum si<text:line-break/>catoehi fiant; nihilque referre proferunt, fi vel catomum<text:line-break/>dicas , ignorantes Hippocratem profundum coma a comate<text:line-break/>vigili distinguere. ltaque profundum coma aliquam habet<text:line-break/>ad vocatam catochen ab Archigene et Philippo commu-<text:line-break/>nitatem: non tamen vigil, quod huic mulieri accidisse<text:line-break/>narrant in morbi principio et non quo tempore distortus<text:line-break/>est oculus. Porro mirari licet eos utramque dictionem in<text:line-break/>praesentis aegrae explanatione scripsisse in qua profert:<text:line-break/>alvi pracrubra proluvies, et, dejectionibus aquosae bilis:<text:line-break/>neutram etenim ipsarum hac in muliere scripsit Hippo-<text:line-break/>crates, neque quod utramque scripserit explicant. Prae-<text:line-break/>terea quod neque eadem desectio esse potuerit, tum prae-<text:line-break/>rubra tum aquosa bilis. Interferunt autem et alias<text:line-break/>multas dictiones, quae vicissim tum prorrheticum interpre-<text:line-break/>tantur tum aegros qui in epidemiis narrantur. Verum<text:line-break/>quaecumque vitiofe scripta </text:span></text:span><text:span text:style-name="Default_20_Paragraph_20_Font"><text:span text:style-name="T12">t</text:span></text:span><text:span text:style-name="Default_20_Paragraph_20_Font"><text:span text:style-name="T1">uus, arguere non licet, quum</text:span></text:span></text:p>
      <text:p text:style-name="P3"><text:span text:style-name="Default_20_Paragraph_20_Font"><text:span text:style-name="T1">declarata sit in nobis dilucide simul et absolute in pror-<text:line-break/>rheticum commentariis ejusmodi interpretationum pravitas.<text:line-break/>Phrenitis, hoc etiam inter adscripta connumerant, quem-<text:line-break/>admodum etiam cau</text:span></text:span><text:span text:style-name="Default_20_Paragraph_20_Font"><text:span text:style-name="T12">t</text:span></text:span><text:span text:style-name="Default_20_Paragraph_20_Font"><text:span text:style-name="T1">us, qui antea non in omnibus exem-<text:line-break/>pluribus existit. Neque enim in alio quodam aegroto ali-<text:line-break/>quid hujusmodi adscripsit, neque nunc ipsis instituerat<text:line-break/>morborum dignotiones scribere, ut lu libris de morbis<text:line-break/>inscriptis reperire licet.</text:span></text:span></text:p>
      <text:p text:style-name="Normal"><text:span text:style-name="Default_20_Paragraph_20_Font"><text:span text:style-name="T1">IX.</text:span></text:span></text:p>
      <text:p text:style-name="Normal"><text:span text:style-name="Default_20_Paragraph_20_Font"><text:span text:style-name="T12">Quae mulier in mendaciu</text:span></text:span><text:span text:style-name="Default_20_Paragraph_20_Font"><text:span text:style-name="T1">m </text:span></text:span><text:span text:style-name="Default_20_Paragraph_20_Font"><text:span text:style-name="T12">loro decumbebat, eam pr</text:span></text:span><text:span text:style-name="Default_20_Paragraph_20_Font"><text:span text:style-name="T1">i-<text:line-break/></text:span></text:span><text:span text:style-name="Default_20_Paragraph_20_Font"><text:span text:style-name="T12">- mum labor</text:span></text:span><text:span text:style-name="Default_20_Paragraph_20_Font"><text:span text:style-name="T1">i</text:span></text:span><text:span text:style-name="Default_20_Paragraph_20_Font"><text:span text:style-name="T12">ose</text:span></text:span><text:span text:style-name="Default_20_Paragraph_20_Font"><text:span text:style-name="T1"> m</text:span></text:span><text:span text:style-name="Default_20_Paragraph_20_Font"><text:span text:style-name="T12">asculu</text:span></text:span><text:span text:style-name="Default_20_Paragraph_20_Font"><text:span text:style-name="T1">m </text:span></text:span><text:span text:style-name="Default_20_Paragraph_20_Font"><text:span text:style-name="T12">en</text:span></text:span><text:span text:style-name="Default_20_Paragraph_20_Font"><text:span text:style-name="T1">i</text:span></text:span><text:span text:style-name="Default_20_Paragraph_20_Font"><text:span text:style-name="T12">xam vehemens prehendit fa-<text:line-break/>br</text:span></text:span><text:span text:style-name="Default_20_Paragraph_20_Font"><text:span text:style-name="T1">is ; </text:span></text:span><text:span text:style-name="Default_20_Paragraph_20_Font"><text:span text:style-name="T12">stat</text:span></text:span><text:span text:style-name="Default_20_Paragraph_20_Font"><text:span text:style-name="T1">im i</text:span></text:span><text:span text:style-name="Default_20_Paragraph_20_Font"><text:span text:style-name="T12">n princ</text:span></text:span><text:span text:style-name="Default_20_Paragraph_20_Font"><text:span text:style-name="T1">i</text:span></text:span><text:span text:style-name="Default_20_Paragraph_20_Font"><text:span text:style-name="T12">p</text:span></text:span><text:span text:style-name="Default_20_Paragraph_20_Font"><text:span text:style-name="T1">i</text:span></text:span><text:span text:style-name="Default_20_Paragraph_20_Font"><text:span text:style-name="T12">o su</text:span></text:span><text:span text:style-name="Default_20_Paragraph_20_Font"><text:span text:style-name="T1">m</text:span></text:span><text:span text:style-name="Default_20_Paragraph_20_Font"><text:span text:style-name="T12">unda, fast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osa, cursuale<text:line-break/>g</text:span></text:span><text:span text:style-name="Default_20_Paragraph_20_Font"><text:span text:style-name="T1">i</text:span></text:span><text:span text:style-name="Default_20_Paragraph_20_Font"><text:span text:style-name="T12">a lab</text:span></text:span><text:span text:style-name="Default_20_Paragraph_20_Font"><text:span text:style-name="T1">o</text:span></text:span><text:span text:style-name="Default_20_Paragraph_20_Font"><text:span text:style-name="T12">rav</text:span></text:span><text:span text:style-name="Default_20_Paragraph_20_Font"><text:span text:style-name="T1">it; 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ngua perar</text:span></text:span><text:span text:style-name="Default_20_Paragraph_20_Font"><text:span text:style-name="T1">i</text:span></text:span><text:span text:style-name="Default_20_Paragraph_20_Font"><text:span text:style-name="T12">da, alvu</text:span></text:span><text:span text:style-name="Default_20_Paragraph_20_Font"><text:span text:style-name="T1">s t</text:span></text:span><text:span text:style-name="Default_20_Paragraph_20_Font"><text:span text:style-name="T12">enu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et pau-<text:line-break/>c</text:span></text:span><text:span text:style-name="Default_20_Paragraph_20_Font"><text:span text:style-name="T1">is </text:span></text:span><text:span text:style-name="Default_20_Paragraph_20_Font"><text:span text:style-name="T12">perturba</text:span></text:span><text:span text:style-name="Default_20_Paragraph_20_Font"><text:span text:style-name="T1">t</text:span></text:span><text:span text:style-name="Default_20_Paragraph_20_Font"><text:span text:style-name="T12">a ; non dormivi</text:span></text:span><text:span text:style-name="Default_20_Paragraph_20_Font"><text:span text:style-name="T1">t. </text:span></text:span><text:span text:style-name="Default_20_Paragraph_20_Font"><text:span text:style-name="T12">secundo d</text:span></text:span><text:span text:style-name="Default_20_Paragraph_20_Font"><text:span text:style-name="T1">i</text:span></text:span><text:span text:style-name="Default_20_Paragraph_20_Font"><text:span text:style-name="T12">e a</text:span></text:span><text:span text:style-name="Default_20_Paragraph_20_Font"><text:span text:style-name="T1">li</text:span></text:span><text:span text:style-name="Default_20_Paragraph_20_Font"><text:span text:style-name="T12">quantu-<text:line-break/>lu</text:span></text:span><text:span text:style-name="Default_20_Paragraph_20_Font"><text:span text:style-name="T1">m 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gu</text:span></text:span>i<text:span text:style-name="Default_20_Paragraph_20_Font"><text:span text:style-name="T12">t, fabr</text:span></text:span><text:span text:style-name="Default_20_Paragraph_20_Font"><text:span text:style-name="T1">is </text:span></text:span><text:span text:style-name="Default_20_Paragraph_20_Font"><text:span text:style-name="T12">acuta, paucu</text:span></text:span><text:span text:style-name="Default_20_Paragraph_20_Font"><text:span text:style-name="T1">s </text:span></text:span><text:span text:style-name="Default_20_Paragraph_20_Font"><text:span text:style-name="T12">c</text:span></text:span><text:span text:style-name="Default_20_Paragraph_20_Font"><text:span text:style-name="T1">i</text:span></text:span><text:span text:style-name="Default_20_Paragraph_20_Font"><text:span text:style-name="T12">rca capu</text:span></text:span><text:span text:style-name="Default_20_Paragraph_20_Font"><text:span text:style-name="T1">t </text:span></text:span><text:span text:style-name="Default_20_Paragraph_20_Font"><text:span text:style-name="T12">sudor<text:line-break/></text:span></text:span><text:span text:style-name="Default_20_Paragraph_20_Font"><text:span text:style-name="T1">m</text:span></text:span><text:span text:style-name="Default_20_Paragraph_20_Font"><text:span text:style-name="T12">anav</text:span></text:span><text:span text:style-name="Default_20_Paragraph_20_Font"><text:span text:style-name="T1">i</text:span></text:span><text:span text:style-name="Default_20_Paragraph_20_Font"><text:span text:style-name="T12">t. </text:span></text:span><text:span text:style-name="Default_20_Paragraph_20_Font"><text:span text:style-name="T1">T</text:span></text:span><text:span text:style-name="Default_20_Paragraph_20_Font"><text:span text:style-name="T12">ert</text:span></text:span><text:span text:style-name="Default_20_Paragraph_20_Font"><text:span text:style-name="T1">io </text:span></text:span><text:span text:style-name="Default_20_Paragraph_20_Font"><text:span text:style-name="T12">labor</text:span></text:span><text:span text:style-name="Default_20_Paragraph_20_Font"><text:span text:style-name="T1">io</text:span></text:span><text:span text:style-name="Default_20_Paragraph_20_Font"><text:span text:style-name="T12">se ab alvo cruda, cop</text:span></text:span><text:span text:style-name="Default_20_Paragraph_20_Font"><text:span text:style-name="T1">i</text:span></text:span><text:span text:style-name="Default_20_Paragraph_20_Font"><text:span text:style-name="T12">osa, </text:span></text:span><text:span text:style-name="Default_20_Paragraph_20_Font"><text:span text:style-name="T1">t</text:span></text:span><text:span text:style-name="Default_20_Paragraph_20_Font"><text:span text:style-name="T12">e-</text:span></text:span></text:p>
      <text:p text:style-name="P2"><text:span text:style-name="Default_20_Paragraph_20_Font"><text:span text:style-name="T12">nu</text:span></text:span><text:span text:style-name="Default_20_Paragraph_20_Font"><text:span text:style-name="T1">i</text:span></text:span><text:span text:style-name="Default_20_Paragraph_20_Font"><text:span text:style-name="T12">a pr</text:span></text:span><text:span text:style-name="Default_20_Paragraph_20_Font"><text:span text:style-name="T1">o</text:span></text:span><text:span text:style-name="Default_20_Paragraph_20_Font"><text:span text:style-name="T12">dierunt. Quart</text:span></text:span><text:span text:style-name="Default_20_Paragraph_20_Font"><text:span text:style-name="T1">o 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g</text:span></text:span><text:span text:style-name="Default_20_Paragraph_20_Font"><text:span text:style-name="T1">o</text:span></text:span><text:span text:style-name="Default_20_Paragraph_20_Font"><text:span text:style-name="T12">r ob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est, exacerbata<text:line-break/>sun</text:span></text:span><text:span text:style-name="Default_20_Paragraph_20_Font"><text:span text:style-name="T1">t om</text:span></text:span><text:span text:style-name="Default_20_Paragraph_20_Font"><text:span text:style-name="T12">nia</text:span></text:span><text:span text:style-name="Default_20_Paragraph_20_Font"><text:span text:style-name="T1">, i</text:span></text:span><text:span text:style-name="Default_20_Paragraph_20_Font"><text:span text:style-name="T12">nsomni</text:span></text:span><text:span text:style-name="Default_20_Paragraph_20_Font"><text:span text:style-name="T1">s. 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t</text:span></text:span><text:span text:style-name="Default_20_Paragraph_20_Font"><text:span text:style-name="T12">o m</text:span></text:span><text:span text:style-name="Default_20_Paragraph_20_Font"><text:span text:style-name="T1">o</text:span></text:span><text:span text:style-name="Default_20_Paragraph_20_Font"><text:span text:style-name="T12">leste habuit. sex</text:span></text:span><text:span text:style-name="Default_20_Paragraph_20_Font"><text:span text:style-name="T1">t</text:span></text:span><text:span text:style-name="Default_20_Paragraph_20_Font"><text:span text:style-name="T12">o<text:line-break/>eadem ex a</text:span></text:span><text:span text:style-name="Default_20_Paragraph_20_Font"><text:span text:style-name="T1">l</text:span></text:span><text:span text:style-name="Default_20_Paragraph_20_Font"><text:span text:style-name="T12">v</text:span></text:span><text:span text:style-name="Default_20_Paragraph_20_Font"><text:span text:style-name="T1">o </text:span></text:span><text:span text:style-name="Default_20_Paragraph_20_Font"><text:span text:style-name="T12">liqu</text:span></text:span><text:span text:style-name="Default_20_Paragraph_20_Font"><text:span text:style-name="T1">i</text:span></text:span><text:span text:style-name="Default_20_Paragraph_20_Font"><text:span text:style-name="T12">da copi</text:span></text:span><text:span text:style-name="Default_20_Paragraph_20_Font"><text:span text:style-name="T1">o</text:span></text:span><text:span text:style-name="Default_20_Paragraph_20_Font"><text:span text:style-name="T12">sa secessere. sept</text:span></text:span><text:span text:style-name="Default_20_Paragraph_20_Font"><text:span text:style-name="T1">im</text:span></text:span><text:span text:style-name="Default_20_Paragraph_20_Font"><text:span text:style-name="T12">o ri-<text:line-break/>gu</text:span></text:span><text:span text:style-name="Default_20_Paragraph_20_Font"><text:span text:style-name="T1">it, </text:span></text:span><text:span text:style-name="Default_20_Paragraph_20_Font"><text:span text:style-name="T12">fabr</text:span></text:span><text:span text:style-name="Default_20_Paragraph_20_Font"><text:span text:style-name="T1">is </text:span></text:span><text:span text:style-name="Default_20_Paragraph_20_Font"><text:span text:style-name="T12">acuta, sui</text:span></text:span><text:span text:style-name="Default_20_Paragraph_20_Font"><text:span text:style-name="T1">s i</text:span></text:span><text:span text:style-name="Default_20_Paragraph_20_Font"><text:span text:style-name="T12">ngens., sec</text:span></text:span><text:span text:style-name="Default_20_Paragraph_20_Font"><text:span text:style-name="T1">t</text:span></text:span><text:span text:style-name="Default_20_Paragraph_20_Font"><text:span text:style-name="T12">at</text:span></text:span><text:span text:style-name="Default_20_Paragraph_20_Font"><text:span text:style-name="T1">i</text:span></text:span><text:span text:style-name="Default_20_Paragraph_20_Font"><text:span text:style-name="T12">o, c</text:span></text:span><text:span text:style-name="Default_20_Paragraph_20_Font"><text:span text:style-name="T1">i</text:span></text:span><text:span text:style-name="Default_20_Paragraph_20_Font"><text:span text:style-name="T12">rc</text:span></text:span><text:span text:style-name="Default_20_Paragraph_20_Font"><text:span text:style-name="T1">i</text:span></text:span><text:span text:style-name="Default_20_Paragraph_20_Font"><text:span text:style-name="T12">ter</text:span></text:span><text:span text:style-name="Default_20_Paragraph_20_Font"><text:span text:style-name="T1"> o</text:span></text:span><text:span text:style-name="Default_20_Paragraph_20_Font"><text:span text:style-name="T12">cca-<text:line-break/>sum toto corpore sud</text:span></text:span><text:span text:style-name="Default_20_Paragraph_20_Font"><text:span text:style-name="T1">o</text:span></text:span><text:span text:style-name="Default_20_Paragraph_20_Font"><text:span text:style-name="T12">r su</text:span></text:span><text:span text:style-name="Default_20_Paragraph_20_Font"><text:span text:style-name="T1">i</text:span></text:span><text:span text:style-name="Default_20_Paragraph_20_Font"><text:span text:style-name="T12">g</text:span></text:span><text:span text:style-name="Default_20_Paragraph_20_Font"><text:span text:style-name="T1">i</text:span></text:span><text:span text:style-name="Default_20_Paragraph_20_Font"><text:span text:style-name="T12">dus d</text:span></text:span><text:span text:style-name="Default_20_Paragraph_20_Font"><text:span text:style-name="T1">i</text:span></text:span><text:span text:style-name="Default_20_Paragraph_20_Font"><text:span text:style-name="T12">ssensus est, extre</text:span></text:span><text:span text:style-name="Default_20_Paragraph_20_Font"><text:span text:style-name="T1">mo</text:span></text:span><text:span text:style-name="Default_20_Paragraph_20_Font"><text:span text:style-name="T12">rum<text:line-break/></text:span></text:span><text:span text:style-name="Default_20_Paragraph_20_Font"><text:span text:style-name="T1">fai</text:span></text:span><text:span text:style-name="Default_20_Paragraph_20_Font"><text:span text:style-name="T12">gus, quae non recalesuebant , </text:span></text:span><text:span text:style-name="Default_20_Paragraph_20_Font"><text:span text:style-name="T1">i</text:span></text:span><text:span text:style-name="Default_20_Paragraph_20_Font"><text:span text:style-name="T12">terumque sub n</text:span></text:span><text:span text:style-name="Default_20_Paragraph_20_Font"><text:span text:style-name="T1">o</text:span></text:span><text:span text:style-name="Default_20_Paragraph_20_Font"><text:span text:style-name="T12">c</text:span></text:span><text:span text:style-name="Default_20_Paragraph_20_Font"><text:span text:style-name="T1">t</text:span></text:span><text:span text:style-name="Default_20_Paragraph_20_Font"><text:span text:style-name="T12">em.<text:line-break/>r</text:span></text:span><text:span text:style-name="Default_20_Paragraph_20_Font"><text:span text:style-name="T1">i</text:span></text:span><text:span text:style-name="Default_20_Paragraph_20_Font"><text:span text:style-name="T12">guit, extrema non recalesuebant, non d</text:span></text:span><text:span text:style-name="Default_20_Paragraph_20_Font"><text:span text:style-name="T1">o</text:span></text:span><text:span text:style-name="Default_20_Paragraph_20_Font"><text:span text:style-name="T12">rm</text:span></text:span><text:span text:style-name="Default_20_Paragraph_20_Font"><text:span text:style-name="T1">i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t, al</text:span></text:span><text:span text:style-name="Default_20_Paragraph_20_Font"><text:span text:style-name="T1">i-<text:line-break/></text:span></text:span><text:span text:style-name="Default_20_Paragraph_20_Font"><text:span text:style-name="T12">quantulu</text:span></text:span><text:span text:style-name="Default_20_Paragraph_20_Font"><text:span text:style-name="T1">m </text:span></text:span><text:span text:style-name="Default_20_Paragraph_20_Font"><text:span text:style-name="T12">del</text:span></text:span><text:span text:style-name="Default_20_Paragraph_20_Font"><text:span text:style-name="T1">i</text:span></text:span><text:span text:style-name="Default_20_Paragraph_20_Font"><text:span text:style-name="T12">rav</text:span></text:span><text:span text:style-name="Default_20_Paragraph_20_Font"><text:span text:style-name="T1">i</text:span></text:span><text:span text:style-name="Default_20_Paragraph_20_Font"><text:span text:style-name="T12">t. ac rursu</text:span></text:span><text:span text:style-name="Default_20_Paragraph_20_Font"><text:span text:style-name="T1">m i</text:span></text:span><text:span text:style-name="Default_20_Paragraph_20_Font"><text:span text:style-name="T12">ll</text:span></text:span><text:span text:style-name="Default_20_Paragraph_20_Font"><text:span text:style-name="T1">ico </text:span></text:span><text:span text:style-name="Default_20_Paragraph_20_Font"><text:span text:style-name="T12">ad</text:span></text:span><text:span text:style-name="Default_20_Paragraph_20_Font"><text:span text:style-name="T1"> m</text:span></text:span><text:span text:style-name="Default_20_Paragraph_20_Font"><text:span text:style-name="T12">ente</text:span></text:span><text:span text:style-name="Default_20_Paragraph_20_Font"><text:span text:style-name="T1">m </text:span></text:span><text:span text:style-name="Default_20_Paragraph_20_Font"><text:span text:style-name="T12">red</text:span></text:span><text:span text:style-name="Default_20_Paragraph_20_Font"><text:span text:style-name="T1">i</text:span></text:span><text:span text:style-name="Default_20_Paragraph_20_Font"><text:span text:style-name="T12">it.<text:line-break/>oc</text:span></text:span><text:span text:style-name="Default_20_Paragraph_20_Font"><text:span text:style-name="T1">t</text:span></text:span><text:span text:style-name="Default_20_Paragraph_20_Font"><text:span text:style-name="T12">avo c</text:span></text:span><text:span text:style-name="Default_20_Paragraph_20_Font"><text:span text:style-name="T1">i</text:span></text:span><text:span text:style-name="Default_20_Paragraph_20_Font"><text:span text:style-name="T12">rca merid</text:span></text:span><text:span text:style-name="Default_20_Paragraph_20_Font"><text:span text:style-name="T1">i</text:span></text:span><text:span text:style-name="Default_20_Paragraph_20_Font"><text:span text:style-name="T12">em recalu</text:span></text:span><text:span text:style-name="Default_20_Paragraph_20_Font"><text:span text:style-name="T1">it, siti</text:span></text:span><text:span text:style-name="Default_20_Paragraph_20_Font"><text:span text:style-name="T12">bunda; co</text:span></text:span><text:span text:style-name="Default_20_Paragraph_20_Font"><text:span text:style-name="T1">m</text:span></text:span><text:span text:style-name="Default_20_Paragraph_20_Font"><text:span text:style-name="T12">a</text:span></text:span><text:span text:style-name="Default_20_Paragraph_20_Font"><text:span text:style-name="T1">t</text:span></text:span><text:span text:style-name="Default_20_Paragraph_20_Font"><text:span text:style-name="T12">osu,<text:line-break/>nausuabunda; vo</text:span></text:span><text:span text:style-name="Default_20_Paragraph_20_Font"><text:span text:style-name="T1">m</text:span></text:span><text:span text:style-name="Default_20_Paragraph_20_Font"><text:span text:style-name="T12">u</text:span></text:span><text:span text:style-name="Default_20_Paragraph_20_Font"><text:span text:style-name="T1">it </text:span></text:span><text:span text:style-name="Default_20_Paragraph_20_Font"><text:span text:style-name="T12">bi</text:span></text:span><text:span text:style-name="Default_20_Paragraph_20_Font"><text:span text:style-name="T1">l</text:span></text:span><text:span text:style-name="Default_20_Paragraph_20_Font"><text:span text:style-name="T12">i</text:span></text:span><text:span text:style-name="Default_20_Paragraph_20_Font"><text:span text:style-name="T1">osu, </text:span></text:span><text:span text:style-name="Default_20_Paragraph_20_Font"><text:span text:style-name="T12">pauca, stava; noc</text:span></text:span><text:span text:style-name="Default_20_Paragraph_20_Font"><text:span text:style-name="T1">t</text:span></text:span><text:span text:style-name="Default_20_Paragraph_20_Font"><text:span text:style-name="T12">e su-<text:line-break/></text:span></text:span><text:span text:style-name="Default_20_Paragraph_20_Font"><text:span text:style-name="T1">d</text:span></text:span><text:span text:style-name="Default_20_Paragraph_20_Font"><text:span text:style-name="T12">a</text:span></text:span><text:span text:style-name="Default_20_Paragraph_20_Font"><text:span text:style-name="T1">ti</text:span></text:span><text:span text:style-name="Default_20_Paragraph_20_Font"><text:span text:style-name="T12">o, n</text:span></text:span><text:span text:style-name="Default_20_Paragraph_20_Font"><text:span text:style-name="T1">o</text:span></text:span><text:span text:style-name="Default_20_Paragraph_20_Font"><text:span text:style-name="T12">n dorm</text:span></text:span><text:span text:style-name="Default_20_Paragraph_20_Font"><text:span text:style-name="T1">ivit, </text:span></text:span><text:span text:style-name="Default_20_Paragraph_20_Font"><text:span text:style-name="T12">multum affa</text:span></text:span><text:span text:style-name="Default_20_Paragraph_20_Font"><text:span text:style-name="T1">ti</text:span></text:span><text:span text:style-name="Default_20_Paragraph_20_Font"><text:span text:style-name="T12">mque m</text:span></text:span><text:span text:style-name="Default_20_Paragraph_20_Font"><text:span text:style-name="T1">i</text:span></text:span><text:span text:style-name="Default_20_Paragraph_20_Font"><text:span text:style-name="T12">nx</text:span></text:span><text:span text:style-name="Default_20_Paragraph_20_Font"><text:span text:style-name="T1">i</text:span></text:span><text:span text:style-name="Default_20_Paragraph_20_Font"><text:span text:style-name="T12">t insc</text:span></text:span><text:span text:style-name="Default_20_Paragraph_20_Font"><text:span text:style-name="T1">i</text:span></text:span><text:span text:style-name="Default_20_Paragraph_20_Font"><text:span text:style-name="T12">a.<text:line-break/></text:span></text:span><text:span text:style-name="Default_20_Paragraph_20_Font"><text:span text:style-name="T1">N</text:span></text:span><text:span text:style-name="Default_20_Paragraph_20_Font"><text:span text:style-name="T12">ono</text:span></text:span><text:span text:style-name="Default_20_Paragraph_20_Font"><text:span text:style-name="T1"> r</text:span></text:span><text:span text:style-name="Default_20_Paragraph_20_Font"><text:span text:style-name="T12">em</text:span></text:span><text:span text:style-name="Default_20_Paragraph_20_Font"><text:span text:style-name="T1">isse </text:span></text:span><text:span text:style-name="Default_20_Paragraph_20_Font"><text:span text:style-name="T12">sun</text:span></text:span><text:span text:style-name="Default_20_Paragraph_20_Font"><text:span text:style-name="T1">t o</text:span></text:span><text:span text:style-name="Default_20_Paragraph_20_Font"><text:span text:style-name="T12">mn</text:span></text:span><text:span text:style-name="Default_20_Paragraph_20_Font"><text:span text:style-name="T1">i</text:span></text:span><text:span text:style-name="Default_20_Paragraph_20_Font"><text:span text:style-name="T12">a, c</text:span></text:span><text:span text:style-name="Default_20_Paragraph_20_Font"><text:span text:style-name="T1">om</text:span></text:span><text:span text:style-name="Default_20_Paragraph_20_Font"><text:span text:style-name="T12">atosu ad vespera</text:span></text:span><text:span text:style-name="Default_20_Paragraph_20_Font"><text:span text:style-name="T1">m, </text:span></text:span><text:span text:style-name="Default_20_Paragraph_20_Font"><text:span text:style-name="T12">pau-<text:line-break/></text:span></text:span><text:span text:style-name="Default_20_Paragraph_20_Font"><text:span text:style-name="T1">vi</text:span></text:span><text:span text:style-name="Default_20_Paragraph_20_Font"><text:span text:style-name="T12">llu</text:span></text:span><text:span text:style-name="Default_20_Paragraph_20_Font"><text:span text:style-name="T1">m 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gu</text:span></text:span><text:span text:style-name="Default_20_Paragraph_20_Font"><text:span text:style-name="T1">i</text:span></text:span><text:span text:style-name="Default_20_Paragraph_20_Font"><text:span text:style-name="T12">t, vo</text:span></text:span><text:span text:style-name="Default_20_Paragraph_20_Font"><text:span text:style-name="T1">m</text:span></text:span><text:span text:style-name="Default_20_Paragraph_20_Font"><text:span text:style-name="T12">u</text:span></text:span><text:span text:style-name="Default_20_Paragraph_20_Font"><text:span text:style-name="T1">i</text:span></text:span><text:span text:style-name="Default_20_Paragraph_20_Font"><text:span text:style-name="T12">t amara b</text:span></text:span><text:span text:style-name="Default_20_Paragraph_20_Font"><text:span text:style-name="T1">i</text:span></text:span><text:span text:style-name="Default_20_Paragraph_20_Font"><text:span text:style-name="T12">l</text:span></text:span><text:span text:style-name="Default_20_Paragraph_20_Font"><text:span text:style-name="T1">iosu. D</text:span></text:span><text:span text:style-name="Default_20_Paragraph_20_Font"><text:span text:style-name="T12">ec</text:span></text:span><text:span text:style-name="Default_20_Paragraph_20_Font"><text:span text:style-name="T1">im</text:span></text:span><text:span text:style-name="Default_20_Paragraph_20_Font"><text:span text:style-name="T12">o r</text:span></text:span><text:span text:style-name="Default_20_Paragraph_20_Font"><text:span text:style-name="T1">i</text:span></text:span><text:span text:style-name="Default_20_Paragraph_20_Font"><text:span text:style-name="T12">gor,<text:line-break/>fabr</text:span></text:span><text:span text:style-name="Default_20_Paragraph_20_Font"><text:span text:style-name="T1">is </text:span></text:span><text:span text:style-name="Default_20_Paragraph_20_Font"><text:span text:style-name="T12">exacerba</text:span></text:span><text:span text:style-name="Default_20_Paragraph_20_Font"><text:span text:style-name="T1">t</text:span></text:span><text:span text:style-name="Default_20_Paragraph_20_Font"><text:span text:style-name="T12">a est, n</text:span></text:span><text:span text:style-name="Default_20_Paragraph_20_Font"><text:span text:style-name="T1">i</text:span></text:span><text:span text:style-name="Default_20_Paragraph_20_Font"><text:span text:style-name="T12">hil dorm</text:span></text:span><text:span text:style-name="Default_20_Paragraph_20_Font"><text:span text:style-name="T1">i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t, mane cop</text:span></text:span><text:span text:style-name="Default_20_Paragraph_20_Font"><text:span text:style-name="T1">io</text:span></text:span><text:span text:style-name="Default_20_Paragraph_20_Font"><text:span text:style-name="T12">sum<text:line-break/>m</text:span></text:span><text:span text:style-name="Default_20_Paragraph_20_Font"><text:span text:style-name="T1">i</text:span></text:span><text:span text:style-name="Default_20_Paragraph_20_Font"><text:span text:style-name="T12">nx</text:span></text:span><text:span text:style-name="Default_20_Paragraph_20_Font"><text:span text:style-name="T1">i</text:span></text:span><text:span text:style-name="Default_20_Paragraph_20_Font"><text:span text:style-name="T12">t sed</text:span></text:span><text:span text:style-name="Default_20_Paragraph_20_Font"><text:span text:style-name="T1">i</text:span></text:span><text:span text:style-name="Default_20_Paragraph_20_Font"><text:span text:style-name="T12">mentum non haben</text:span></text:span><text:span text:style-name="Default_20_Paragraph_20_Font"><text:span text:style-name="T1">s; </text:span></text:span><text:span text:style-name="Default_20_Paragraph_20_Font"><text:span text:style-name="T12">ex</text:span></text:span><text:span text:style-name="Default_20_Paragraph_20_Font"><text:span text:style-name="T1">t</text:span></text:span><text:span text:style-name="Default_20_Paragraph_20_Font"><text:span text:style-name="T12">re</text:span></text:span><text:span text:style-name="Default_20_Paragraph_20_Font"><text:span text:style-name="T1">m</text:span></text:span><text:span text:style-name="Default_20_Paragraph_20_Font"><text:span text:style-name="T12">a recaluerunt.<text:line-break/>Undec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o </text:span></text:span><text:span text:style-name="Default_20_Paragraph_20_Font"><text:span text:style-name="T12">v</text:span></text:span><text:span text:style-name="Default_20_Paragraph_20_Font"><text:span text:style-name="T1">o</text:span></text:span><text:span text:style-name="Default_20_Paragraph_20_Font"><text:span text:style-name="T12">mu</text:span></text:span><text:span text:style-name="Default_20_Paragraph_20_Font"><text:span text:style-name="T1">i</text:span></text:span><text:span text:style-name="Default_20_Paragraph_20_Font"><text:span text:style-name="T12">t aerug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osa, </text:span></text:span><text:span text:style-name="Default_20_Paragraph_20_Font"><text:span text:style-name="T12">b</text:span></text:span><text:span text:style-name="Default_20_Paragraph_20_Font"><text:span text:style-name="T1">i</text:span></text:span><text:span text:style-name="Default_20_Paragraph_20_Font"><text:span text:style-name="T12">liosa, non mul</text:span></text:span><text:span text:style-name="Default_20_Paragraph_20_Font"><text:span text:style-name="T1">to </text:span></text:span><text:span text:style-name="Default_20_Paragraph_20_Font"><text:span text:style-name="T12">post<text:line-break/>.r</text:span></text:span><text:span text:style-name="Default_20_Paragraph_20_Font"><text:span text:style-name="T1">i</text:span></text:span><text:span text:style-name="Default_20_Paragraph_20_Font"><text:span text:style-name="T12">guit; iterumque ex</text:span></text:span><text:span text:style-name="Default_20_Paragraph_20_Font"><text:span text:style-name="T1">t</text:span></text:span><text:span text:style-name="Default_20_Paragraph_20_Font"><text:span text:style-name="T12">re</text:span></text:span><text:span text:style-name="Default_20_Paragraph_20_Font"><text:span text:style-name="T1">m</text:span></text:span><text:span text:style-name="Default_20_Paragraph_20_Font"><text:span text:style-name="T12">a su.g a,. ad occasu</text:span></text:span><text:span text:style-name="Default_20_Paragraph_20_Font"><text:span text:style-name="T1">m </text:span></text:span><text:span text:style-name="Default_20_Paragraph_20_Font"><text:span text:style-name="T12">rigor.<text:line-break/>sudor, vomuit cop</text:span></text:span><text:span text:style-name="Default_20_Paragraph_20_Font"><text:span text:style-name="T1">i</text:span></text:span><text:span text:style-name="Default_20_Paragraph_20_Font"><text:span text:style-name="T12">osa,. nox lab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iosa. D</text:span></text:span><text:span text:style-name="Default_20_Paragraph_20_Font"><text:span text:style-name="T12">uodec</text:span></text:span><text:span text:style-name="Default_20_Paragraph_20_Font"><text:span text:style-name="T1">im</text:span></text:span><text:span text:style-name="Default_20_Paragraph_20_Font"><text:span text:style-name="T12">o vo-</text:span></text:span></text:p>
      <text:p text:style-name="P6"><text:span text:style-name="Default_20_Paragraph_20_Font"><text:span text:style-name="T24">, </text:span></text:span><text:span text:style-name="Default_20_Paragraph_20_Font"><text:span text:style-name="T1">m</text:span></text:span><text:span text:style-name="Default_20_Paragraph_20_Font"><text:span text:style-name="T12">u</text:span></text:span><text:span text:style-name="Default_20_Paragraph_20_Font"><text:span text:style-name="T1">i</text:span></text:span><text:span text:style-name="Default_20_Paragraph_20_Font"><text:span text:style-name="T12">t cop</text:span></text:span><text:span text:style-name="Default_20_Paragraph_20_Font"><text:span text:style-name="T1">i</text:span></text:span><text:span text:style-name="Default_20_Paragraph_20_Font"><text:span text:style-name="T12">osa, n</text:span></text:span><text:span text:style-name="Default_20_Paragraph_20_Font"><text:span text:style-name="T1">i</text:span></text:span><text:span text:style-name="Default_20_Paragraph_20_Font"><text:span text:style-name="T12">gra, graveolen</text:span></text:span><text:span text:style-name="Default_20_Paragraph_20_Font"><text:span text:style-name="T1">t</text:span></text:span><text:span text:style-name="Default_20_Paragraph_20_Font"><text:span text:style-name="T12">ia; singultus</text:span></text:span><text:span text:style-name="Default_20_Paragraph_20_Font"><text:span text:style-name="T1"> m</text:span></text:span><text:span text:style-name="Default_20_Paragraph_20_Font"><text:span text:style-name="T12">ultu</text:span></text:span><text:span text:style-name="Default_20_Paragraph_20_Font"><text:span text:style-name="T1">s; .<text:line-break/>siti</text:span></text:span><text:span text:style-name="Default_20_Paragraph_20_Font"><text:span text:style-name="T12">s lab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osa</text:span></text:span><text:span text:style-name="Default_20_Paragraph_20_Font"><text:span text:style-name="T1"> D</text:span></text:span><text:span text:style-name="Default_20_Paragraph_20_Font"><text:span text:style-name="T12">eci</text:span></text:span><text:span text:style-name="Default_20_Paragraph_20_Font"><text:span text:style-name="T1">mo </text:span></text:span><text:span text:style-name="Default_20_Paragraph_20_Font"><text:span text:style-name="T12">ter</text:span></text:span><text:span text:style-name="Default_20_Paragraph_20_Font"><text:span text:style-name="T1">t</text:span></text:span><text:span text:style-name="Default_20_Paragraph_20_Font"><text:span text:style-name="T12">io nigra, grave</text:span></text:span><text:span text:style-name="Default_20_Paragraph_20_Font"><text:span text:style-name="T1">o</text:span></text:span><text:span text:style-name="Default_20_Paragraph_20_Font"><text:span text:style-name="T12">lent</text:span></text:span><text:span text:style-name="Default_20_Paragraph_20_Font"><text:span text:style-name="T1">i</text:span></text:span><text:span text:style-name="Default_20_Paragraph_20_Font"><text:span text:style-name="T12">a, co-<text:line-break/>p</text:span></text:span><text:span text:style-name="Default_20_Paragraph_20_Font"><text:span text:style-name="T1">i</text:span></text:span><text:span text:style-name="Default_20_Paragraph_20_Font"><text:span text:style-name="T12">ofa vomu</text:span></text:span><text:span text:style-name="Default_20_Paragraph_20_Font"><text:span text:style-name="T1">i</text:span></text:span><text:span text:style-name="Default_20_Paragraph_20_Font"><text:span text:style-name="T12">t; r</text:span></text:span><text:span text:style-name="Default_20_Paragraph_20_Font"><text:span text:style-name="T1">i</text:span></text:span><text:span text:style-name="Default_20_Paragraph_20_Font"><text:span text:style-name="T12">gor, circa merid</text:span></text:span><text:span text:style-name="Default_20_Paragraph_20_Font"><text:span text:style-name="T1">i</text:span></text:span><text:span text:style-name="Default_20_Paragraph_20_Font"><text:span text:style-name="T12">em</text:span></text:span><text:span text:style-name="Default_20_Paragraph_20_Font"><text:span text:style-name="T1"> m</text:span></text:span><text:span text:style-name="Default_20_Paragraph_20_Font"><text:span text:style-name="T12">uta. </text:span></text:span><text:span text:style-name="Default_20_Paragraph_20_Font"><text:span text:style-name="T1">D</text:span></text:span><text:span text:style-name="Default_20_Paragraph_20_Font"><text:span text:style-name="T12">ecimo<text:line-break/>quarto fanguis per nare</text:span></text:span><text:span text:style-name="Default_20_Paragraph_20_Font"><text:span text:style-name="T1">s </text:span></text:span><text:span text:style-name="Default_20_Paragraph_20_Font"><text:span text:style-name="T12">e/stux</text:span></text:span><text:span text:style-name="Default_20_Paragraph_20_Font"><text:span text:style-name="T1">i</text:span></text:span><text:span text:style-name="Default_20_Paragraph_20_Font"><text:span text:style-name="T12">t, defuncta est. Hu</text:span></text:span><text:span text:style-name="Default_20_Paragraph_20_Font"><text:span text:style-name="T1">i</text:span></text:span><text:span text:style-name="Default_20_Paragraph_20_Font"><text:span text:style-name="T12">c<text:line-break/>per</text:span></text:span><text:span text:style-name="Default_20_Paragraph_20_Font"><text:span text:style-name="T1"> to</text:span></text:span><text:span text:style-name="Default_20_Paragraph_20_Font"><text:span text:style-name="T12">tu</text:span></text:span><text:span text:style-name="Default_20_Paragraph_20_Font"><text:span text:style-name="T1">m </text:span></text:span><text:span text:style-name="Default_20_Paragraph_20_Font"><text:span text:style-name="T12">morbum alvus l</text:span></text:span><text:span text:style-name="Default_20_Paragraph_20_Font"><text:span text:style-name="T1">i</text:span></text:span><text:span text:style-name="Default_20_Paragraph_20_Font"><text:span text:style-name="T12">quida et horr</text:span></text:span><text:span text:style-name="Default_20_Paragraph_20_Font"><text:span text:style-name="T1">o</text:span></text:span><text:span text:style-name="Default_20_Paragraph_20_Font"><text:span text:style-name="T12">ris sensus ad-</text:span></text:span></text:p>
      <text:p text:style-name="P1"><text:span text:style-name="Default_20_Paragraph_20_Font"><text:span text:style-name="T1">- sui</text:span></text:span><text:span text:style-name="Default_20_Paragraph_20_Font"><text:span text:style-name="T12">t , aetas annorum vere septemdec</text:span></text:span><text:span text:style-name="Default_20_Paragraph_20_Font"><text:span text:style-name="T1">im.</text:span></text:span></text:p>
      <text:p text:style-name="Normal"><text:span text:style-name="Default_20_Paragraph_20_Font"><text:span text:style-name="T1">a</text:span></text:span></text:p>
      <text:p text:style-name="P5"><text:span text:style-name="Default_20_Paragraph_20_Font"><text:span text:style-name="T1">. -. .. Sive Athenis in astutorum foro haec muliercula de-<text:line-break/>consueret, sive alia in civitate, aliis inquirendum permit-<text:line-break/>tentes, quae per totum acciderent morbum contemplabi-<text:line-break/>mur, a quibus ipsi non concedebatur vivere. omnia siqui-<text:line-break/>dem a principio erant letalia et magis quisquam admiratus<text:line-break/>fuerit quomodo ad decimum quartum suffecerit. Verum<text:line-break/>mihi ridetur ob id ad finem eorum quae ipsi oborta sunt<text:line-break/>addidisse: A</text:span></text:span><text:span text:style-name="Default_20_Paragraph_20_Font"><text:span text:style-name="T12">e</text:span></text:span><text:span text:style-name="Default_20_Paragraph_20_Font"><text:span text:style-name="T1">t</text:span></text:span><text:span text:style-name="Default_20_Paragraph_20_Font"><text:span text:style-name="T12">a</text:span></text:span><text:span text:style-name="Default_20_Paragraph_20_Font"><text:span text:style-name="T1">s </text:span></text:span><text:span text:style-name="Default_20_Paragraph_20_Font"><text:span text:style-name="T12">ann</text:span></text:span><text:span text:style-name="Default_20_Paragraph_20_Font"><text:span text:style-name="T1">o</text:span></text:span><text:span text:style-name="Default_20_Paragraph_20_Font"><text:span text:style-name="T12">rum sere sep</text:span></text:span><text:span text:style-name="Default_20_Paragraph_20_Font"><text:span text:style-name="T1">t</text:span></text:span><text:span text:style-name="Default_20_Paragraph_20_Font"><text:span text:style-name="T12">emdec</text:span></text:span><text:span text:style-name="Default_20_Paragraph_20_Font"><text:span text:style-name="T1">i</text:span></text:span><text:span text:style-name="Default_20_Paragraph_20_Font"><text:span text:style-name="T12">m. </text:span></text:span><text:span text:style-name="Default_20_Paragraph_20_Font"><text:span text:style-name="T1">Constat au-<text:line-break/>tem praeterquam quod valida esset aetate et ipsam per fe<text:line-break/>naturae imbecillae non fuisse , alias non suffecisset. Quum</text:span></text:span></text:p>
      <text:p text:style-name="P2"><text:span text:style-name="Default_20_Paragraph_20_Font"><text:span text:style-name="T1">-enim neque aliud quicquam eorum quae illi facta funt<text:line-break/>esset utile; ac derepente fecundo die parum </text:span></text:span><text:span text:style-name="Default_20_Paragraph_20_Font"><text:span text:style-name="T14">v</text:span></text:span><text:span text:style-name="Default_20_Paragraph_20_Font"><text:span text:style-name="T1">iguisset, acute<text:line-break/>febricitasset , circa caput parum frigidum sudasset, mox<text:line-break/>murium quarto exacerbata essent omnia, iterumque septimo<text:line-break/>viguisset , lingua inatuisset et acute febricitasset , habuisset-<text:line-break/>que praeterea extremitates frigidas, neque hae amplius<text:line-break/>recalescerent , quomodo ipsam prorsus mori nono vel un-<text:line-break/>decimo die non oportuit? Productu est utique ad deci-<text:line-break/>tuum quartum diem propter tum aetatem tum robur na-<text:line-break/>turae, quae robur idem declaravit, ac decimoquarto die<text:line-break/>sanguinis eruptionem excitavit. At enim sanguinis vacua-<text:line-break/>tio morbum certe maximum non erat sanatura. Demon-<text:line-break/>stravit autem morbi magnitudinem praeter alvi fympto-<text:line-break/>mata graveolentia nigrorum vomitu remotorum, perpetuo<text:line-break/>siquidem letalia stant graveolentia, quemadmodum et ipsis<text:line-break/>in prognostico pronunciavit: omnes et putres et graveo-<text:line-break/>lentes odores in omnlbus quae vomitu reliduntur mali.</text:span></text:span></text:p>
      <text:p text:style-name="P3">Quod in fine adscriptum est, caussis, similem absurditatem<text:line-break/>sortitur scripto ad calcem ante hanc aegram verbo,<text:line-break/>phrenitis.</text:p>
      <text:h text:style-name="P104" text:outline-level="3"><text:bookmark-start text:name="bookmark32"/><text:span text:style-name="Default_20_Paragraph_20_Font"><text:span text:style-name="T1">HIPPOCRATES EPIDEM. III. ET<text:line-break/>CALENI IN ILLUM COMMEN-<text:line-break/>TARIUS HI.</text:span></text:span><text:bookmark-end text:name="bookmark32"/></text:h>
      <text:p text:style-name="Normal"><text:span text:style-name="Default_20_Paragraph_20_Font"><text:span text:style-name="T1">Quum pestilentem fletum hic scribat Hippocrates, quae<text:line-break/>ad eorum dicturus est explanationem conferunt, superius<text:line-break/>a nobis elaborata per capita commentatus, ita ad ipsius<text:line-break/>contextus accedam. Primum quidem quod statum non su-<text:line-break/>lum ambientis nos aeris temperamentum praeter naturam,<text:line-break/>verum etiam omnem cuiuscunque rei ideam ita appellare<text:line-break/>consueverit, ad memoriam revocemus. Deinde quod fit<text:line-break/>quoddam secundum naturam unicuique anni tempori tem-</text:span></text:span></text:p>
      <text:p text:style-name="P2"><text:span text:style-name="Default_20_Paragraph_20_Font"><text:span text:style-name="T1">perameutum. Postea quod propter naturalis status in eum<text:line-break/>qui praeter -naturam-. est eversionem nostris in corporibus<text:line-break/>morbi oboriantur. Cum his autem eorum meminerimus,<text:line-break/>quae in aphorisinis scripsit lusce verbis usus : </text:span></text:span><text:span text:style-name="Default_20_Paragraph_20_Font"><text:span text:style-name="T12">Ex ann</text:span></text:span><text:span text:style-name="Default_20_Paragraph_20_Font"><text:span text:style-name="T1">i<text:line-break/></text:span></text:span><text:span text:style-name="Default_20_Paragraph_20_Font"><text:span text:style-name="T12">const</text:span></text:span><text:span text:style-name="Default_20_Paragraph_20_Font"><text:span text:style-name="T1">it</text:span></text:span><text:span text:style-name="Default_20_Paragraph_20_Font"><text:span text:style-name="T12">u</text:span></text:span><text:span text:style-name="Default_20_Paragraph_20_Font"><text:span text:style-name="T1">ti</text:span></text:span><text:span text:style-name="Default_20_Paragraph_20_Font"><text:span text:style-name="T12">o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. </text:span></text:span><text:span text:style-name="Default_20_Paragraph_20_Font"><text:span text:style-name="T12">sicc</text:span></text:span><text:span text:style-name="Default_20_Paragraph_20_Font"><text:span text:style-name="T1">i</text:span></text:span><text:span text:style-name="Default_20_Paragraph_20_Font"><text:span text:style-name="T12">tate</text:span></text:span><text:span text:style-name="Default_20_Paragraph_20_Font"><text:span text:style-name="T1">s </text:span></text:span><text:span text:style-name="Default_20_Paragraph_20_Font"><text:span text:style-name="T12">adsidu</text:span></text:span><text:span text:style-name="Default_20_Paragraph_20_Font"><text:span text:style-name="T1">is i</text:span></text:span><text:span text:style-name="Default_20_Paragraph_20_Font"><text:span text:style-name="T12">mbribus sunt sulubrio-<text:line-break/>re</text:span></text:span><text:span text:style-name="Default_20_Paragraph_20_Font"><text:span text:style-name="T1">s </text:span></text:span><text:span text:style-name="Default_20_Paragraph_20_Font"><text:span text:style-name="T12">m</text:span></text:span><text:span text:style-name="Default_20_Paragraph_20_Font"><text:span text:style-name="T1">i</text:span></text:span><text:span text:style-name="Default_20_Paragraph_20_Font"><text:span text:style-name="T12">nusque letale</text:span></text:span><text:span text:style-name="Default_20_Paragraph_20_Font"><text:span text:style-name="T1">s. P</text:span></text:span><text:span text:style-name="Default_20_Paragraph_20_Font"><text:span text:style-name="T12">er a</text:span></text:span><text:span text:style-name="Default_20_Paragraph_20_Font"><text:span text:style-name="T1">d</text:span></text:span><text:span text:style-name="Default_20_Paragraph_20_Font"><text:span text:style-name="T12">siduo</text:span></text:span><text:span text:style-name="Default_20_Paragraph_20_Font"><text:span text:style-name="T1">s </text:span></text:span><text:span text:style-name="Default_20_Paragraph_20_Font"><text:span text:style-name="T12">autem</text:span></text:span><text:span text:style-name="Default_20_Paragraph_20_Font"><text:span text:style-name="T1"> - i</text:span></text:span><text:span text:style-name="Default_20_Paragraph_20_Font"><text:span text:style-name="T12">mbres m</text:span></text:span><text:span text:style-name="Default_20_Paragraph_20_Font"><text:span text:style-name="T1">o</text:span></text:span><text:span text:style-name="Default_20_Paragraph_20_Font"><text:span text:style-name="T12">rbi<text:line-break/>plerumque or</text:span></text:span><text:span text:style-name="Default_20_Paragraph_20_Font"><text:span text:style-name="T1">i</text:span></text:span><text:span text:style-name="Default_20_Paragraph_20_Font"><text:span text:style-name="T12">un</text:span></text:span><text:span text:style-name="Default_20_Paragraph_20_Font"><text:span text:style-name="T1">t</text:span></text:span><text:span text:style-name="Default_20_Paragraph_20_Font"><text:span text:style-name="T12">ur; fabre</text:span></text:span><text:span text:style-name="Default_20_Paragraph_20_Font"><text:span text:style-name="T1">s </text:span></text:span><text:span text:style-name="Default_20_Paragraph_20_Font"><text:span text:style-name="T12">l</text:span></text:span><text:span text:style-name="Default_20_Paragraph_20_Font"><text:span text:style-name="T1">o</text:span></text:span><text:span text:style-name="Default_20_Paragraph_20_Font"><text:span text:style-name="T12">ngae, alv</text:span></text:span><text:span text:style-name="Default_20_Paragraph_20_Font"><text:span text:style-name="T1">i m</text:span></text:span><text:span text:style-name="Default_20_Paragraph_20_Font"><text:span text:style-name="T12">r</text:span></text:span><text:span text:style-name="Default_20_Paragraph_20_Font"><text:span text:style-name="T1">o</text:span></text:span><text:span text:style-name="Default_20_Paragraph_20_Font"><text:span text:style-name="T12">siuv</text:span></text:span><text:span text:style-name="Default_20_Paragraph_20_Font"><text:span text:style-name="T1">i</text:span></text:span><text:span text:style-name="Default_20_Paragraph_20_Font"><text:span text:style-name="T12">arerpu-<text:line-break/></text:span></text:span><text:span text:style-name="Default_20_Paragraph_20_Font"><text:span text:style-name="T1">o </text:span></text:span><text:span text:style-name="Default_20_Paragraph_20_Font"><text:span text:style-name="T12">ed</text:span></text:span><text:span text:style-name="Default_20_Paragraph_20_Font"><text:span text:style-name="T1">ic</text:span></text:span><text:span text:style-name="Default_20_Paragraph_20_Font"><text:span text:style-name="T12">et. </text:span></text:span><text:span text:style-name="Default_20_Paragraph_20_Font"><text:span text:style-name="T1">Recordemur quoque et quae in principio fecundi<text:line-break/>epidemiorum interpretatus scripsi. Quod si quis. quae pro-<text:line-break/>tuli accusate ipsis legit, ad eorum quae nunc nobis pro-<text:line-break/>pofita funt explicationem perveniet.</text:span></text:span></text:p>
      <text:p text:style-name="P1"><text:span text:style-name="Default_20_Paragraph_20_Font"><text:span text:style-name="T1">sum . I.sum.i. si . </text:span></text:span><text:span text:style-name="Default_20_Paragraph_20_Font"><text:span text:style-name="T12">r:r-<text:line-break/>Annu</text:span></text:span><text:span text:style-name="Default_20_Paragraph_20_Font"><text:span text:style-name="T1">s </text:span></text:span><text:span text:style-name="Default_20_Paragraph_20_Font"><text:span text:style-name="T12">austr</text:span></text:span><text:span text:style-name="Default_20_Paragraph_20_Font"><text:span text:style-name="T1">i</text:span></text:span><text:span text:style-name="Default_20_Paragraph_20_Font"><text:span text:style-name="T12">nu</text:span></text:span><text:span text:style-name="Default_20_Paragraph_20_Font"><text:span text:style-name="T1">s, </text:span></text:span><text:span text:style-name="Default_20_Paragraph_20_Font"><text:span text:style-name="T12">pluv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s, </text:span></text:span><text:span text:style-name="Default_20_Paragraph_20_Font"><text:span text:style-name="T12">v</text:span></text:span><text:span text:style-name="Default_20_Paragraph_20_Font"><text:span text:style-name="T1">e</text:span></text:span><text:span text:style-name="Default_20_Paragraph_20_Font"><text:span text:style-name="T12">n</text:span></text:span><text:span text:style-name="Default_20_Paragraph_20_Font"><text:span text:style-name="T1">tis </text:span></text:span><text:span text:style-name="Default_20_Paragraph_20_Font"><text:span text:style-name="T12">m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me perpetuo persta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.</text:span></text:span></text:p>
      <text:p text:style-name="Normal"><text:span text:style-name="Default_20_Paragraph_20_Font"><text:span text:style-name="T1">Primo quidem -epidemiorum libro tres status de</text:span></text:span><text:span text:style-name="Default_20_Paragraph_20_Font"><text:span text:style-name="T12">t</text:span></text:span><text:span text:style-name="Default_20_Paragraph_20_Font"><text:span text:style-name="T1">eri-<text:line-break/>psit, hic vero unicum hunc, qui nunc explicandus nobis<text:line-break/>- proponitur ; et vero etiam secundo epidemiorum tres alii</text:span></text:span></text:p>
      <text:p text:style-name="P3"><text:span text:style-name="Default_20_Paragraph_20_Font"><text:span text:style-name="T1">sumpti- sunt. Verum liber ille non ad editionem, quem-<text:line-break/>admodum tum primus tum tertius creatus esse videtur.<text:line-break/>Non famen quamprimum in: principio narrationis eorum<text:line-break/>quae facta funi, prius illis lu libris status scriptis man-<text:line-break/>datus est, fed plane incipit ab expositione .eorum quae ab<text:line-break/>ipso tum in procreatis morbis tum in ambientis nos ae-<text:line-break/></text:span></text:span><text:span text:style-name="Default_20_Paragraph_20_Font"><text:span text:style-name="T12">r</text:span></text:span><text:span text:style-name="Default_20_Paragraph_20_Font"><text:span text:style-name="T1">is temperamento narrata sunt. </text:span></text:span><text:span text:style-name="Default_20_Paragraph_20_Font"><text:span text:style-name="T12">Ln</text:span></text:span><text:span text:style-name="Default_20_Paragraph_20_Font"><text:span text:style-name="T1"> T</text:span></text:span><text:span text:style-name="Default_20_Paragraph_20_Font"><text:span text:style-name="T12">hasu</text:span></text:span><text:span text:style-name="Default_20_Paragraph_20_Font"><text:span text:style-name="T1"> it</text:span></text:span><text:span text:style-name="Default_20_Paragraph_20_Font"><text:span text:style-name="T12">aque</text:span></text:span><text:span text:style-name="Default_20_Paragraph_20_Font"><text:span text:style-name="T1">, inquit,<text:line-break/></text:span></text:span><text:span text:style-name="Default_20_Paragraph_20_Font"><text:span text:style-name="T12">au</text:span></text:span><text:span text:style-name="Default_20_Paragraph_20_Font"><text:span text:style-name="T1">t</text:span></text:span><text:span text:style-name="Default_20_Paragraph_20_Font"><text:span text:style-name="T12">umn</text:span></text:span><text:span text:style-name="Default_20_Paragraph_20_Font"><text:span text:style-name="T1">o </text:span></text:span><text:span text:style-name="Default_20_Paragraph_20_Font"><text:span text:style-name="T12">ad aequ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o</text:span></text:span><text:span text:style-name="Default_20_Paragraph_20_Font"><text:span text:style-name="T12">ct</text:span></text:span><text:span text:style-name="Default_20_Paragraph_20_Font"><text:span text:style-name="T1">i</text:span></text:span><text:span text:style-name="Default_20_Paragraph_20_Font"><text:span text:style-name="T12">um e</text:span></text:span><text:span text:style-name="Default_20_Paragraph_20_Font"><text:span text:style-name="T1">t </text:span></text:span><text:span text:style-name="Default_20_Paragraph_20_Font"><text:span text:style-name="T12">sub versatus, aquae mul</text:span></text:span><text:span text:style-name="Default_20_Paragraph_20_Font"><text:span text:style-name="T1">t</text:span></text:span><text:span text:style-name="Default_20_Paragraph_20_Font"><text:span text:style-name="T12">ae,<text:line-break/>c</text:span></text:span><text:span text:style-name="Default_20_Paragraph_20_Font"><text:span text:style-name="T1">o</text:span></text:span><text:span text:style-name="Default_20_Paragraph_20_Font"><text:span text:style-name="T12">n</text:span></text:span><text:span text:style-name="Default_20_Paragraph_20_Font"><text:span text:style-name="T1">ti</text:span></text:span><text:span text:style-name="Default_20_Paragraph_20_Font"><text:span text:style-name="T12">nuae, mo</text:span></text:span><text:span text:style-name="Default_20_Paragraph_20_Font"><text:span text:style-name="T1">l</text:span></text:span><text:span text:style-name="Default_20_Paragraph_20_Font"><text:span text:style-name="T12">le</text:span></text:span><text:span text:style-name="Default_20_Paragraph_20_Font"><text:span text:style-name="T1">s, </text:span></text:span><text:span text:style-name="Default_20_Paragraph_20_Font"><text:span text:style-name="T12">stante austro. </text:span></text:span><text:span text:style-name="Default_20_Paragraph_20_Font"><text:span text:style-name="T1">At ex rei congruentia<text:line-break/>a sequentibus etiam duobus statibus incepit; in prae</text:span></text:span><text:span text:style-name="Default_20_Paragraph_20_Font"><text:span text:style-name="T12">t</text:span></text:span><text:span text:style-name="Default_20_Paragraph_20_Font"><text:span text:style-name="T1">enti.<text:line-break/>vero fletus nomen in omnibus prope exemplaribus habe-<text:line-break/>tur, non tamen quo in loco haec contigerint declaratur.<text:line-break/>Quum enim multis gentibus communis quaedam pestis<text:line-break/>grassata fuerit, hujus historiam hoc lu libro construit. In<text:line-break/>Diofcoridis quidem exemplaribus non fotum ita simpliciter<text:line-break/>fcriptum est, </text:span></text:span><text:span text:style-name="Default_20_Paragraph_20_Font"><text:span text:style-name="T12">sta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, sed additur, </text:span></text:span><text:span text:style-name="Default_20_Paragraph_20_Font"><text:span text:style-name="T12">calidus, hu</text:span></text:span><text:span text:style-name="Default_20_Paragraph_20_Font"><text:span text:style-name="T1">mi</text:span></text:span><text:span text:style-name="Default_20_Paragraph_20_Font"><text:span text:style-name="T12">dus</text:span></text:span><text:span text:style-name="Default_20_Paragraph_20_Font"><text:span text:style-name="T1">, in<text:line-break/>medio paginae totius scripti, quemadmodum caeteris erem-<text:line-break/>pluribus, status, dumtaxat. Quaedam autem inveneris quae</text:span></text:span></text:p>
      <text:p text:style-name="P3"><text:span text:style-name="Default_20_Paragraph_20_Font"><text:span text:style-name="T1">neque id praescriptum lu medio continent, ut et no</text:span></text:span><text:span text:style-name="Default_20_Paragraph_20_Font"><text:span text:style-name="T12">n-<text:line-break/></text:span></text:span><text:span text:style-name="Default_20_Paragraph_20_Font"><text:span text:style-name="T1">nulla in quibus nihil protius. Ex quibus auguratus fue-<text:line-break/>rit nonnullus, non ipsam hoc fletus vocabulum inprimis<text:line-break/>scripsisse, fed fortassis illos qui et characteres ad aegrorum<text:line-break/>narrationis finem scripserunt. Verum hoc quidem quovis<text:line-break/>modo habuerint, nullam vel laesionem vel utilitatem ad<text:line-break/>praenotionem vel curationem afferunt. Sed ad illarum<text:line-break/>rerum expositionem quibus quoddam inest emolumentum<text:line-break/>convertamur. </text:span></text:span><text:span text:style-name="Default_20_Paragraph_20_Font"><text:span text:style-name="T12">Annu</text:span></text:span><text:span text:style-name="Default_20_Paragraph_20_Font"><text:span text:style-name="T1">s </text:span></text:span><text:span text:style-name="Default_20_Paragraph_20_Font"><text:span text:style-name="T12">austr</text:span></text:span><text:span text:style-name="Default_20_Paragraph_20_Font"><text:span text:style-name="T1">i</text:span></text:span><text:span text:style-name="Default_20_Paragraph_20_Font"><text:span text:style-name="T12">nu</text:span></text:span><text:span text:style-name="Default_20_Paragraph_20_Font"><text:span text:style-name="T1">s, </text:span></text:span><text:span text:style-name="Default_20_Paragraph_20_Font"><text:span text:style-name="T12">pluv</text:span></text:span><text:span text:style-name="Default_20_Paragraph_20_Font"><text:span text:style-name="T1">iosus, </text:span></text:span><text:span text:style-name="Default_20_Paragraph_20_Font"><text:span text:style-name="T12">vent</text:span></text:span><text:span text:style-name="Default_20_Paragraph_20_Font"><text:span text:style-name="T1">is </text:span></text:span><text:span text:style-name="Default_20_Paragraph_20_Font"><text:span text:style-name="T12">perpetuo<text:line-break/></text:span></text:span><text:span text:style-name="Default_20_Paragraph_20_Font"><text:span text:style-name="T1">m</text:span></text:span><text:span text:style-name="Default_20_Paragraph_20_Font"><text:span text:style-name="T12">in</text:span></text:span><text:span text:style-name="Default_20_Paragraph_20_Font"><text:span text:style-name="T1">im</text:span></text:span><text:span text:style-name="Default_20_Paragraph_20_Font"><text:span text:style-name="T12">e perstatu</text:span></text:span><text:span text:style-name="Default_20_Paragraph_20_Font"><text:span text:style-name="T1">m. Huic statui similis est , qui in fecundi<text:line-break/>epidemiorum principio hoc ordine pronunciatur: </text:span></text:span><text:span text:style-name="Default_20_Paragraph_20_Font"><text:span text:style-name="T12">cran</text:span></text:span><text:span text:style-name="Default_20_Paragraph_20_Font"><text:span text:style-name="T1">o</text:span></text:span><text:span text:style-name="Default_20_Paragraph_20_Font"><text:span text:style-name="T12">ne<text:line-break/>carbunculi aest</text:span></text:span><text:span text:style-name="Default_20_Paragraph_20_Font"><text:span text:style-name="T1">i</text:span></text:span><text:span text:style-name="Default_20_Paragraph_20_Font"><text:span text:style-name="T12">v</text:span></text:span><text:span text:style-name="Default_20_Paragraph_20_Font"><text:span text:style-name="T1">i </text:span></text:span><text:span text:style-name="Default_20_Paragraph_20_Font"><text:span text:style-name="T12">gra</text:span></text:span><text:span text:style-name="Default_20_Paragraph_20_Font"><text:span text:style-name="T1">t</text:span></text:span><text:span text:style-name="Default_20_Paragraph_20_Font"><text:span text:style-name="T12">abantur,. per ardore</text:span></text:span><text:span text:style-name="Default_20_Paragraph_20_Font"><text:span text:style-name="T1">s. </text:span></text:span><text:span text:style-name="Default_20_Paragraph_20_Font"><text:span text:style-name="T12">largo i</text:span></text:span><text:span text:style-name="Default_20_Paragraph_20_Font"><text:span text:style-name="T1">m</text:span></text:span><text:span text:style-name="Default_20_Paragraph_20_Font"><text:span text:style-name="T12">bre<text:line-break/>pluebat per universum, sed haec ab austro</text:span></text:span><text:span text:style-name="Default_20_Paragraph_20_Font"><text:span text:style-name="T1"> m</text:span></text:span><text:span text:style-name="Default_20_Paragraph_20_Font"><text:span text:style-name="T12">agi</text:span></text:span><text:span text:style-name="Default_20_Paragraph_20_Font"><text:span text:style-name="T1">s </text:span></text:span><text:span text:style-name="Default_20_Paragraph_20_Font"><text:span text:style-name="T12">con</text:span></text:span><text:span text:style-name="Default_20_Paragraph_20_Font"><text:span text:style-name="T1">t</text:span></text:span><text:span text:style-name="Default_20_Paragraph_20_Font"><text:span text:style-name="T12">in-<text:line-break/>gebant. </text:span></text:span><text:span text:style-name="Default_20_Paragraph_20_Font"><text:span text:style-name="T1">Ili vero status luter fe differunt, tum quod per<text:line-break/>totum annum hic dicat talem fuisse ambientis nos aeris<text:line-break/>temperaturam; in fecundo vero aestate dumtaxat; tum quod<text:line-break/>scriptis hic adjecit, </text:span></text:span><text:span text:style-name="Default_20_Paragraph_20_Font"><text:span text:style-name="T12">venti</text:span></text:span><text:span text:style-name="Default_20_Paragraph_20_Font"><text:span text:style-name="T1">s </text:span></text:span><text:span text:style-name="Default_20_Paragraph_20_Font"><text:span text:style-name="T12">perpe</text:span></text:span><text:span text:style-name="Default_20_Paragraph_20_Font"><text:span text:style-name="T1">t</text:span></text:span><text:span text:style-name="Default_20_Paragraph_20_Font"><text:span text:style-name="T12">uo m</text:span></text:span><text:span text:style-name="Default_20_Paragraph_20_Font"><text:span text:style-name="T1">inim</text:span></text:span><text:span text:style-name="Default_20_Paragraph_20_Font"><text:span text:style-name="T12">e per/la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, quod<text:line-break/>illic non adscripsit. Sed perpendat quiris ex eo quod</text:span></text:span></text:p>
      <text:p text:style-name="P3"><text:span text:style-name="Default_20_Paragraph_20_Font"><text:span text:style-name="T1">illo in libro adscripsit, </text:span></text:span><text:span text:style-name="Default_20_Paragraph_20_Font"><text:span text:style-name="T12">austro</text:span></text:span><text:span text:style-name="Default_20_Paragraph_20_Font"><text:span text:style-name="T1"> m</text:span></text:span><text:span text:style-name="Default_20_Paragraph_20_Font"><text:span text:style-name="T12">agis cont</text:span></text:span><text:span text:style-name="Default_20_Paragraph_20_Font"><text:span text:style-name="T1">i</text:span></text:span><text:span text:style-name="Default_20_Paragraph_20_Font"><text:span text:style-name="T12">ngebant, </text:span></text:span><text:span text:style-name="Default_20_Paragraph_20_Font"><text:span text:style-name="T1">tale<text:line-break/>quiddam significari,. hic scilicet totum annum pronunciat;<text:line-break/>austrinum, simulque flatibus silentem, nobis ita. intelli-<text:line-break/>gentibus , ut et flatibus minime perflatus , simulque borea-<text:line-break/>Iis totus annus tum esse tuus dici queat; hoc autem paulo<text:line-break/>post definietur.- Ad memoriam autem revocemus plerasque<text:line-break/>nos in aere temperaturas conspexisse,. quae tum quietem<text:line-break/>tum tranquillitatem sortirentur, non tamen eadem inter<text:line-break/>fe ratione. Verum hanc tum mollem tum humidam,<text:line-break/>illam vero tum siccam tum quid frigoris habentem. Haec<text:line-break/>itaque. plane serena est, mollis vero nebulosa est et tur-<text:line-break/>bulentum et austrinum statum consequitur et interdum ne-<text:line-break/>bulis scatentem plurimis. Huic autem contraria borealis<text:line-break/>et quod maxime nulla in aere agitatio appareat, fed- ex-<text:line-break/>quisite fuerit quae vocatur tranquillitas. Eandem enim<text:line-break/>rationem videtur aer habere in maris tempestatibus. Quem-<text:line-break/>admodumenim lue perpetuo quidem- multo major vel mi-<text:line-break/>nor fluctus est, non tamen interdum ob parvitatem ma-<text:line-break/>nifeste deprehenditur, nisi angustus fuerit, qui ap</text:span></text:span><text:span text:style-name="Default_20_Paragraph_20_Font"><text:span text:style-name="T12">t</text:span></text:span><text:span text:style-name="Default_20_Paragraph_20_Font"><text:span text:style-name="T1">um re-</text:span></text:span></text:p>
      <text:p text:style-name="P2"><text:span text:style-name="Default_20_Paragraph_20_Font"><text:span text:style-name="T1">sepit locus, ut in chalcide Euboeae et Messina Siciliae<text:line-break/>conspicitur: eadem ratione in ambiente nos aere plana<text:line-break/>quidem immobilitas et stabilitas numquam esse videtur,<text:line-break/>occulta tamen interdum propter parvitatem. Nubes quo-<text:line-break/>que et in talibus a vento tranquillitatibus saepius consili-<text:line-break/>cimus, quae consistere quidem nobis videntur, sed revera<text:line-break/>moventur. Paulo post siquidem in altera aeris regione<text:line-break/>cernuntur, quod illisa non contingeret, si nullo pacto </text:span></text:span><text:span text:style-name="Default_20_Paragraph_20_Font"><text:span text:style-name="T14">t</text:span></text:span><text:span text:style-name="Default_20_Paragraph_20_Font"><text:span text:style-name="T1">uo-<text:line-break/>verentur. Talem itaque quandam etiam nunc existimare<text:line-break/>oportet in toto anno statum fuisse, qui tanto ab eo differt<text:line-break/>qui Cranone fuit statu fecundo in libro descripto, quanto<text:line-break/>v diuturnior. Communis utroque in fletu affectus est pu-<text:line-break/>tredo communem quoque habens caulam, humiditatem,<text:line-break/>cum ventorum carentia. Videtur autem ex materia hu-<text:line-break/>nuda omnis fieri putredo ; ex causa vero effectrice et ex-<text:line-break/>traneo et praeter naturam calore; simul vero ab immobf-<text:line-break/>litate augeri. Quod itaque nihil quicquam exquisite sic-<text:line-break/>corum putrescat omnes manifeste intuemur. Neque enim Ia-</text:span></text:span></text:p>
      <text:p text:style-name="P3"><text:span text:style-name="Default_20_Paragraph_20_Font"><text:span text:style-name="T1">pis, neque fictile, neque aurum, neque argentum, neque aes,<text:line-break/>neque quicquam aliud hujuscemodi videtur putrescere. Quod<text:line-break/>autem et quae natura putrescere possunt in temperamentis<text:line-break/>frigidis plurimum permanere videantur, neque hoc quisquam<text:line-break/>ignorat, quin etiamnum magis, quum hujusmodi perflan-<text:line-break/>tur ventis. Denique vestes assiduae commutant homines,<text:line-break/>ac maxime ubi calidus et humidus circumstans aer suerit,<text:line-break/>quod ipsas putrefaciet immobilitas. Sic et arteriarum nto-<text:line-break/>tus in animalibus tum alia quaedam utilia tum auxilium<text:line-break/>tale praestant. Dicit autem et ipse Hippocrates in apho-<text:line-break/>rismis , ut superius narrari , in imbribus fieri putredines.<text:line-break/>Quod itaque necesse erat corporum humiditates putruisse<text:line-break/>ex his liquet; videamus deinceps unumquodque particu-<text:line-break/>larium dictionem ipsius consequuti.</text:span></text:span></text:p>
      <text:p text:style-name="P14"><text:span text:style-name="Default_20_Paragraph_20_Font"><text:span text:style-name="T1">. ... II. . si..- si ; . . ....<text:line-break/>f^</text:span></text:span><text:span text:style-name="Default_20_Paragraph_20_Font"><text:span text:style-name="T12">uun. autem sa</text:span></text:span><text:span text:style-name="Default_20_Paragraph_20_Font"><text:span text:style-name="T1">n</text:span></text:span><text:span text:style-name="Default_20_Paragraph_20_Font"><text:span text:style-name="T12">atores paulo superiorib</text:span></text:span><text:span text:style-name="Default_20_Paragraph_20_Font"><text:span text:style-name="T1">iis </text:span></text:span><text:span text:style-name="Default_20_Paragraph_20_Font"><text:span text:style-name="T12">ann</text:span></text:span><text:span text:style-name="Default_20_Paragraph_20_Font"><text:span text:style-name="T1">i </text:span></text:span><text:span text:style-name="Default_20_Paragraph_20_Font"><text:span text:style-name="T12">te</text:span></text:span><text:span text:style-name="Default_20_Paragraph_20_Font"><text:span text:style-name="T1">m</text:span></text:span><text:span text:style-name="Default_20_Paragraph_20_Font"><text:span text:style-name="T12">poribu</text:span></text:span><text:span text:style-name="Default_20_Paragraph_20_Font"><text:span text:style-name="T1">s<text:line-break/></text:span></text:span><text:span text:style-name="Default_20_Paragraph_20_Font"><text:span text:style-name="T12">oborti fu</text:span></text:span><text:span text:style-name="Default_20_Paragraph_20_Font"><text:span text:style-name="T1">i</text:span></text:span><text:span text:style-name="Default_20_Paragraph_20_Font"><text:span text:style-name="T12">ssent, austri</text:span></text:span><text:span text:style-name="Default_20_Paragraph_20_Font"><text:span text:style-name="T1">s </text:span></text:span><text:span text:style-name="Default_20_Paragraph_20_Font"><text:span text:style-name="T12">sub arcturum sp</text:span></text:span><text:span text:style-name="Default_20_Paragraph_20_Font"><text:span text:style-name="T1">i</text:span></text:span><text:span text:style-name="Default_20_Paragraph_20_Font"><text:span text:style-name="T12">ran</text:span></text:span><text:span text:style-name="Default_20_Paragraph_20_Font"><text:span text:style-name="T1">ti</text:span></text:span><text:span text:style-name="Default_20_Paragraph_20_Font"><text:span text:style-name="T12">bu</text:span></text:span><text:span text:style-name="Default_20_Paragraph_20_Font"><text:span text:style-name="T1">s , </text:span></text:span><text:span text:style-name="Default_20_Paragraph_20_Font"><text:span text:style-name="T12">pluv</text:span></text:span><text:span text:style-name="Default_20_Paragraph_20_Font"><text:span text:style-name="T1">i</text:span></text:span><text:span text:style-name="Default_20_Paragraph_20_Font"><text:span text:style-name="T12">ae<text:line-break/>mu</text:span></text:span><text:span text:style-name="Default_20_Paragraph_20_Font"><text:span text:style-name="T1">l</text:span></text:span><text:span text:style-name="Default_20_Paragraph_20_Font"><text:span text:style-name="T12">tae.<text:tab/></text:span></text:span>-v --</text:p>
      <text:p text:style-name="P2"><text:span text:style-name="Default_20_Paragraph_20_Font"><text:span text:style-name="T1">Didicisti jam in statibus libro primo descriptis^ aeris<text:line-break/>temperamentum ex salubri et naturali ordine variasse.<text:line-break/>Didicisti etiam qui hic sit status et quatuor ejus esse prae-<text:line-break/>ter naturam simplices, quatuor item alteras compositas<text:line-break/>conversiones. Simplices in calore tantum, frigore, hu-<text:line-break/>miditate et siccitate; compositas in calore et humiditate,<text:line-break/>calore et siccitate, algore et siccitate, algore et humidi-<text:line-break/>tate. Nunc ergo horum, quae didicisti, memor, finisse- -<text:line-break/>quere hujus status narrationem Hippocrates, cum paulo,<text:line-break/>inquit, superioribus temporibus squalores praecessissent,<text:line-break/>deinde adducit, </text:span></text:span><text:span text:style-name="Default_20_Paragraph_20_Font"><text:span text:style-name="T12">t</text:span></text:span><text:span text:style-name="Default_20_Paragraph_20_Font"><text:span text:style-name="T1">usi arcturum flente austro multum pluit.<text:line-break/>Videtur etenim superiore jam anno aeris circumfusi non<text:line-break/>undequaque temperamentum constitisse naturale , non vi-<text:line-break/>guisse tamen eadem tempestate ullus morbus , ut vocant,<text:line-break/>vulgaris. Nam in aphorismis didicisti , ubi sic dicitur: ex<text:line-break/>anni autem statibus, ut </text:span></text:span><text:span text:style-name="Default_20_Paragraph_20_Font"><text:span text:style-name="T12">t</text:span></text:span><text:span text:style-name="Default_20_Paragraph_20_Font"><text:span text:style-name="T1">emet dicam, squalores .mbribus</text:span></text:span></text:p>
      <text:p text:style-name="P3"><text:span text:style-name="Default_20_Paragraph_20_Font"><text:span text:style-name="T12">t</text:span></text:span><text:span text:style-name="Default_20_Paragraph_20_Font"><text:span text:style-name="T1">unt salubriores et minus letales. Hoc etiam minus in-<text:line-break/>cidit ejusmodi aliquis morbus, quod siccitate tantum ex-<text:line-break/>celleret temperaturae immutatio, praeter ullam alterius<text:line-break/>oppositionis mutationem, a qua aut calidus fieret magno-<text:line-break/>.pere aut frigidus aer. Verum enim vero illa vehemens<text:line-break/>conversio sub arctari videtur exortum fe protulisse: qui<text:line-break/>aliquanto spatio autumnale aequinoctium praecedit. Jam<text:line-break/>vero qui illi autumnus, quae delude bruma successerit.<text:line-break/>postea quae hanc exceperint tempora anni , si ejus persia-<text:line-break/>quamur dictiones, discemus.</text:span></text:span></text:p>
      <text:p text:style-name="Normal"><text:span text:style-name="Default_20_Paragraph_20_Font"><text:span text:style-name="T1">III.</text:span></text:span></text:p>
      <text:p text:style-name="P5"><text:span text:style-name="Default_20_Paragraph_20_Font"><text:span text:style-name="T12">Autumnu</text:span></text:span>s <text:span text:style-name="Default_20_Paragraph_20_Font"><text:span text:style-name="T12">obscuru</text:span></text:span>s, <text:span text:style-name="Default_20_Paragraph_20_Font"><text:span text:style-name="T12">nebul</text:span></text:span>osus, <text:span text:style-name="Default_20_Paragraph_20_Font"><text:span text:style-name="T12">aquarum uberta</text:span></text:span>s, <text:span text:style-name="Default_20_Paragraph_20_Font"><text:span text:style-name="T12">hiem</text:span></text:span>s<text:line-break/><text:span text:style-name="Default_20_Paragraph_20_Font"><text:span text:style-name="T12">-austrina, hum</text:span></text:span>i<text:span text:style-name="Default_20_Paragraph_20_Font"><text:span text:style-name="T12">da, m</text:span></text:span>o<text:span text:style-name="Default_20_Paragraph_20_Font"><text:span text:style-name="T12">ll</text:span></text:span>is.</text:p>
      <text:p text:style-name="P1"><text:span text:style-name="Default_20_Paragraph_20_Font"><text:span text:style-name="T1">Umbrosirm dixit pro caliginoso; quod non lucidum<text:line-break/>significat, nec purum, neque omnino serenum. Namque</text:span></text:span></text:p>
      <text:p text:style-name="P2"><text:span text:style-name="Default_20_Paragraph_20_Font"><text:span text:style-name="T1">solent etiamnum qur Assem incolunt Graeci </text:span></text:span><text:span text:style-name="Default_20_Paragraph_20_Font"><text:span text:style-name="T20">σκιώδη</text:span></text:span><text:span text:style-name="Default_20_Paragraph_20_Font"><text:span text:style-name="T5"> </text:span></text:span><text:span text:style-name="Default_20_Paragraph_20_Font"><text:span text:style-name="T1">et<text:line-break/></text:span></text:span><text:span text:style-name="Default_20_Paragraph_20_Font"><text:span text:style-name="T20">σκιαστὰ</text:span></text:span><text:span text:style-name="Default_20_Paragraph_20_Font"><text:span text:style-name="T5">, </text:span></text:span><text:span text:style-name="Default_20_Paragraph_20_Font"><text:span text:style-name="T1">id est </text:span></text:span><text:span text:style-name="Default_20_Paragraph_20_Font"><text:span text:style-name="T12">u</text:span></text:span><text:span text:style-name="Default_20_Paragraph_20_Font"><text:span text:style-name="T1">m</text:span></text:span><text:span text:style-name="Default_20_Paragraph_20_Font"><text:span text:style-name="T12">brosa</text:span></text:span><text:span text:style-name="Default_20_Paragraph_20_Font"><text:span text:style-name="T1">, omnia, quae ad nigrum dedi-<text:line-break/>nant, appellare. His etiam. dictionem </text:span></text:span><text:span text:style-name="Default_20_Paragraph_20_Font"><text:span text:style-name="T20">ζ</text:span></text:span><text:span text:style-name="Default_20_Paragraph_20_Font"><text:span text:style-name="T21">ο</text:span></text:span><text:span text:style-name="Default_20_Paragraph_20_Font"><text:span text:style-name="T20">φῶδες</text:span></text:span><text:span text:style-name="Default_20_Paragraph_20_Font"><text:span text:style-name="T5">, </text:span></text:span><text:span text:style-name="Default_20_Paragraph_20_Font"><text:span text:style-name="T1">id est<text:line-break/></text:span></text:span><text:span text:style-name="Default_20_Paragraph_20_Font"><text:span text:style-name="T12">cal</text:span></text:span><text:span text:style-name="Default_20_Paragraph_20_Font"><text:span text:style-name="T1">i</text:span></text:span><text:span text:style-name="Default_20_Paragraph_20_Font"><text:span text:style-name="T12">ginosum</text:span></text:span><text:span text:style-name="Default_20_Paragraph_20_Font"><text:span text:style-name="T1">, attribuunt et. </text:span></text:span><text:span text:style-name="Default_20_Paragraph_20_Font"><text:span text:style-name="T20">φαιὸν</text:span></text:span><text:span text:style-name="Default_20_Paragraph_20_Font"><text:span text:style-name="T5">., </text:span></text:span><text:span text:style-name="Default_20_Paragraph_20_Font"><text:span text:style-name="T12">fuscum</text:span></text:span><text:span text:style-name="Default_20_Paragraph_20_Font"><text:span text:style-name="T1">, quod prope ad<text:line-break/>nigrum accedit. Apertum est autem hujuscemodi non<text:line-break/>.. posse fieri aerem, nisi multis nubibus, iisque non fplen-<text:line-break/>didis, obducatur. Nubilosum igitur virtute complecteba-<text:line-break/>tur umbro</text:span></text:span><text:span text:style-name="Default_20_Paragraph_20_Font"><text:span text:style-name="T12">t</text:span></text:span><text:span text:style-name="Default_20_Paragraph_20_Font"><text:span text:style-name="T1">us. Sed te non latet eam loquendi rationem<text:line-break/>non Hippocrati tantum, fed multis etiam aliis veteribus<text:line-break/>familiarem. Jam etiam dixit, hiems erat. austrina, humida<text:line-break/>et lenis. Sunt qui austrum femper ducant este.humidum:<text:line-break/>quod non est ita: videtur enim siccus aliquando esse, quem<text:line-break/>leucouotum vulgus [Latini earum] appellant. Et poeta<text:line-break/>talem nobis austrum indicat dicens:</text:span></text:span></text:p>
      <text:p text:style-name="Normal"><text:span text:style-name="Default_20_Paragraph_20_Font"><text:span text:style-name="T20">αύτἀρ</text:span></text:span><text:span text:style-name="Default_20_Paragraph_20_Font"><text:span text:style-name="T5"> </text:span></text:span><text:span text:style-name="Default_20_Paragraph_20_Font"><text:span text:style-name="T20">ἐγῶ</text:span></text:span><text:span text:style-name="Default_20_Paragraph_20_Font"><text:span text:style-name="T5"> </text:span></text:span><text:span text:style-name="Default_20_Paragraph_20_Font"><text:span text:style-name="T20">ζεφύροιο</text:span></text:span><text:span text:style-name="Default_20_Paragraph_20_Font"><text:span text:style-name="T5"> </text:span></text:span><text:span text:style-name="Default_20_Paragraph_20_Font"><text:span text:style-name="T20">καὶ</text:span></text:span><text:span text:style-name="Default_20_Paragraph_20_Font"><text:span text:style-name="T5"> </text:span></text:span><text:span text:style-name="Default_20_Paragraph_20_Font"><text:span text:style-name="T20">ἀργέσταο</text:span></text:span><text:span text:style-name="Default_20_Paragraph_20_Font"><text:span text:style-name="T5"> </text:span></text:span><text:span text:style-name="Default_20_Paragraph_20_Font"><text:span text:style-name="T20">νότοιο</text:span></text:span><text:span text:style-name="Default_20_Paragraph_20_Font"><text:span text:style-name="T5">.</text:span></text:span></text:p>
      <text:p text:style-name="P1"><text:span text:style-name="Default_20_Paragraph_20_Font"><text:span text:style-name="T1">siquidem purum austrum, quem fieri sine imbribus fici-<text:line-break/>mus, eo vocavit nomine. At vero primo etiam vulgarium</text:span></text:span></text:p>
      <text:p text:style-name="P2"><text:span text:style-name="Default_20_Paragraph_20_Font"><text:span text:style-name="T1">morborum in primo Hippocratis statu: cum esset autem<text:line-break/>totus , inquit, hic status austrinus et cum squaloribus, at-<text:line-break/>que is auster subinde vehemens esu Semper ergo aper-<text:line-break/>tum habet motum. Lenis alius est ausier, cujus motum<text:line-break/>in aere et nubibus non sentias, qui calidus semper esu<text:line-break/>Carus interim frigidus manifeste videtur.</text:span></text:span></text:p>
      <text:p text:style-name="Normal"><text:span text:style-name="Default_20_Paragraph_20_Font"><text:span text:style-name="T1">IV.</text:span></text:span></text:p>
      <text:p text:style-name="P5"><text:span text:style-name="Default_20_Paragraph_20_Font"><text:span text:style-name="T12">Longe post so</text:span></text:span><text:span text:style-name="Default_20_Paragraph_20_Font"><text:span text:style-name="T1">lstit</text:span></text:span><text:span text:style-name="Default_20_Paragraph_20_Font"><text:span text:style-name="T12">ium</text:span></text:span><text:span text:style-name="Default_20_Paragraph_20_Font"><text:span text:style-name="T1"> i</text:span></text:span><text:span text:style-name="Default_20_Paragraph_20_Font"><text:span text:style-name="T12">nterva</text:span></text:span><text:span text:style-name="Default_20_Paragraph_20_Font"><text:span text:style-name="T1">l</text:span></text:span><text:span text:style-name="Default_20_Paragraph_20_Font"><text:span text:style-name="T12">l</text:span></text:span><text:span text:style-name="Default_20_Paragraph_20_Font"><text:span text:style-name="T1">o </text:span></text:span><text:span text:style-name="Default_20_Paragraph_20_Font"><text:span text:style-name="T12">prope aequ</text:span></text:span><text:span text:style-name="Default_20_Paragraph_20_Font"><text:span text:style-name="T1">i</text:span></text:span><text:span text:style-name="Default_20_Paragraph_20_Font"><text:span text:style-name="T12">noct</text:span></text:span><text:span text:style-name="Default_20_Paragraph_20_Font"><text:span text:style-name="T1">i</text:span></text:span><text:span text:style-name="Default_20_Paragraph_20_Font"><text:span text:style-name="T12">um surae<text:line-break/>h</text:span></text:span><text:span text:style-name="Default_20_Paragraph_20_Font"><text:span text:style-name="T1">i</text:span></text:span><text:span text:style-name="Default_20_Paragraph_20_Font"><text:span text:style-name="T12">eme</text:span></text:span><text:span text:style-name="Default_20_Paragraph_20_Font"><text:span text:style-name="T1">s, /</text:span></text:span><text:span text:style-name="Default_20_Paragraph_20_Font"><text:span text:style-name="T12">a</text:span></text:span><text:span text:style-name="Default_20_Paragraph_20_Font"><text:span text:style-name="T1">m</text:span></text:span><text:span text:style-name="Default_20_Paragraph_20_Font"><text:span text:style-name="T12">que sub aequ</text:span></text:span><text:span text:style-name="Default_20_Paragraph_20_Font"><text:span text:style-name="T1">i</text:span></text:span><text:span text:style-name="Default_20_Paragraph_20_Font"><text:span text:style-name="T12">noct</text:span></text:span><text:span text:style-name="Default_20_Paragraph_20_Font"><text:span text:style-name="T1">i</text:span></text:span><text:span text:style-name="Default_20_Paragraph_20_Font"><text:span text:style-name="T12">um aqu</text:span></text:span><text:span text:style-name="Default_20_Paragraph_20_Font"><text:span text:style-name="T1">i</text:span></text:span><text:span text:style-name="Default_20_Paragraph_20_Font"><text:span text:style-name="T12">lonare</text:span></text:span><text:span text:style-name="Default_20_Paragraph_20_Font"><text:span text:style-name="T1">s </text:span></text:span><text:span text:style-name="Default_20_Paragraph_20_Font"><text:span text:style-name="T12">ven</text:span></text:span><text:span text:style-name="Default_20_Paragraph_20_Font"><text:span text:style-name="T1">ti, </text:span></text:span><text:span text:style-name="Default_20_Paragraph_20_Font"><text:span text:style-name="T12">cum<text:line-break/>n</text:span></text:span><text:span text:style-name="Default_20_Paragraph_20_Font"><text:span text:style-name="T1">i</text:span></text:span><text:span text:style-name="Default_20_Paragraph_20_Font"><text:span text:style-name="T12">vibu</text:span></text:span><text:span text:style-name="Default_20_Paragraph_20_Font"><text:span text:style-name="T1">s </text:span></text:span><text:span text:style-name="Default_20_Paragraph_20_Font"><text:span text:style-name="T12">non d</text:span></text:span><text:span text:style-name="Default_20_Paragraph_20_Font"><text:span text:style-name="T1">i</text:span></text:span><text:span text:style-name="Default_20_Paragraph_20_Font"><text:span text:style-name="T12">uturn</text:span></text:span><text:span text:style-name="Default_20_Paragraph_20_Font"><text:span text:style-name="T1">o </text:span></text:span><text:span text:style-name="Default_20_Paragraph_20_Font"><text:span text:style-name="T12">tempore spirarunt.</text:span></text:span></text:p>
      <text:p text:style-name="P1"><text:span text:style-name="Default_20_Paragraph_20_Font"><text:span text:style-name="T1">Pars haec quaedam tempestatis contrariae intercessit,<text:line-break/>ut hic dixit, non ita diu.</text:span></text:span></text:p>
      <text:h text:style-name="Normal" text:outline-level="4"><text:bookmark-start text:name="bookmark34"/><text:span text:style-name="Default_20_Paragraph_20_Font"><text:span text:style-name="T14">l . . </text:span></text:span><text:span text:style-name="Default_20_Paragraph_20_Font"><text:span text:style-name="T1">V.</text:span></text:span><text:bookmark-end text:name="bookmark34"/></text:h>
      <text:p text:style-name="P5"><text:span text:style-name="Default_20_Paragraph_20_Font"><text:span text:style-name="T23">Γ</text:span></text:span><text:span text:style-name="Default_20_Paragraph_20_Font"><text:span text:style-name="T12">er rursu</text:span></text:span>s <text:span text:style-name="Default_20_Paragraph_20_Font"><text:span text:style-name="T12">austrinum , sine vent</text:span></text:span>is , <text:span text:style-name="Default_20_Paragraph_20_Font"><text:span text:style-name="T12">aquae multae ad ca-.<text:line-break/>nem usique con</text:span></text:span>ti<text:span text:style-name="Default_20_Paragraph_20_Font"><text:span text:style-name="T12">nente</text:span></text:span>s.</text:p>
      <text:p text:style-name="P2">Indicavit tibi lenem hiemem scribendo ad hunc mo-<text:line-break/>dum, ver rurfuS austrinum, sine ventiS; nam verbum rur-<text:line-break/>suS, ut contrariuS status intervenit, innuit ad fuum tem-<text:line-break/>pergamentum rediisse aëris statum.</text:p>
      <text:p text:style-name="Normal">VI.</text:p>
      <text:p text:style-name="Normal"><text:span text:style-name="Default_20_Paragraph_20_Font"><text:span text:style-name="T14">Assias serena, calida, a</text:span></text:span><text:span text:style-name="Default_20_Paragraph_20_Font"><text:span text:style-name="T1">e</text:span></text:span><text:span text:style-name="Default_20_Paragraph_20_Font"><text:span text:style-name="T14">stus pra</text:span></text:span><text:span text:style-name="Default_20_Paragraph_20_Font"><text:span text:style-name="T1">e</text:span></text:span><text:span text:style-name="Default_20_Paragraph_20_Font"><text:span text:style-name="T14">focantes, magni. Ete-<text:line-break/>siae pauci dispersim sa</text:span></text:span><text:span text:style-name="Default_20_Paragraph_20_Font"><text:span text:style-name="T1">n</text:span></text:span><text:span text:style-name="Default_20_Paragraph_20_Font"><text:span text:style-name="T14">averunt,<text:line-break/></text:span></text:span><text:span text:style-name="Default_20_Paragraph_20_Font"><text:span text:style-name="T1">m</text:span></text:span></text:p>
      <text:p text:style-name="P1">LenitaS hiemis et veris tranquiIIitasi cum aestate ae-<text:line-break/>stuosa suffocanteve congruunt. Nam cum sua sponte sit<text:line-break/>aestivum tempus calidum, si ventorum accesserit tranquil-<text:line-break/>litasi, necessario aestus fuffocatiove consequitur. Hoc fit,<text:line-break/>ubi neque prodromi , quosi vocant , flant , neque qui eos<text:line-break/>sequuntur, quos etesiaS appellant. Dirimit eos canisi or-<text:line-break/>tus: et ipse etiam Hippocrates addidit: etesiae parvae<text:line-break/>dispersim spirarunt.</text:p>
      <text:h text:style-name="P104" text:outline-level="4"><text:bookmark-start text:name="bookmark36"/>VII.<text:bookmark-end text:name="bookmark36"/></text:h>
      <text:p text:style-name="Normal"><text:span text:style-name="Default_20_Paragraph_20_Font"><text:span text:style-name="T14">Sub arcturum rursus spirantibus aquae multae.</text:span></text:span></text:p>
      <text:p text:style-name="P1">Rurfus ad pluviarum exundantiam, non ad boream<text:line-break/>refertur. Nam fuperiore arcturi ortu mustum pluerat et<text:line-break/>subinde postea, boreas vero rarus spiravit.<text:line-break/><text:span text:style-name="Default_20_Paragraph_20_Font"><text:span text:style-name="T14">-------</text:span></text:span></text:p>
      <text:h text:style-name="Normal" text:outline-level="4"><text:bookmark-start text:name="bookmark38"/>VIII.<text:bookmark-end text:name="bookmark38"/></text:h>
      <text:p text:style-name="P5"><text:span text:style-name="Default_20_Paragraph_20_Font"><text:span text:style-name="T14">Quum autem annus austrinus, humidus et mollis exstit</text:span></text:span>i<text:span text:style-name="Default_20_Paragraph_20_Font"><text:span text:style-name="T14">sset,<text:line-break/>per hiemem quidem sani degebant, exceptis tabidis, de<text:line-break/>quibus scribetur.</text:span></text:span></text:p>
      <text:p text:style-name="P1">Integrum statum , quod parvi omnino aquilones fuif-<text:line-break/>sent, ab dominantibus in eo humidum appeIIavit et au-<text:line-break/>firmum : nam quod tranquilIum et calidum Ienem appeI-<text:line-break/>let antea didicisti. Verum haud dum ea tempestas, Iicet<text:line-break/>esset repentina , mortales magnopere offendit ; propter su-</text:p>
      <text:p text:style-name="P3">perieris anni squalidi temperamentum: at coeperunt asse-<text:line-break/>ctus quibusdam tabifici , qui scilicet huic vitio parebam.<text:line-break/>lpseque adeo posthac se recepit scripturum quae illis ac-<text:line-break/>ciderunt.</text:p>
      <text:p text:style-name="Normal">IX.</text:p>
      <text:p text:style-name="P5"><text:span text:style-name="Default_20_Paragraph_20_Font"><text:span text:style-name="T14">Ante ver autem una cum obortis feigoribus ignes sacri<text:line-break/>multi, quibusdam cum causa aliqua, quibusdam vero<text:line-break/>non contingebant , atque hi maligni multos caecarunt.</text:span></text:span></text:p>
      <text:p text:style-name="P1">Sacrum ignem didicisti a biliosa fluxione oriri , at<text:line-break/>non illa semper prava et putri. PIane enim contra ubi<text:line-break/>mitis sit fluxio bilem paIIidam obtinens, quae in nobis<text:line-break/>naturaliter gignitur , sidet quidem sacrum ignem sacere,<text:line-break/>nuIlum tamen ex eo dare damnum, siquidem recte tractes.<text:line-break/>At non erat nunc taIisi qui sacrum ignem excitavit hu-<text:line-break/>mor; sed malignus, qui eroderet putresaceretque ab exu-</text:p>
      <text:p text:style-name="P3">perante humida ventorum tranqui<text:span text:style-name="Default_20_Paragraph_20_Font"><text:span text:style-name="T14">l</text:span></text:span>litate generatusi illis po-<text:line-break/>tistimum mortalibuS , quibus , cum sua ipsi sponte abis<text:line-break/>essent biIiosiores , etiam victus biliosum magis eis succum<text:line-break/>congessisset: siquidem morborum proficiscuntur differentiae<text:line-break/>ab aëris circumflui temperamento, propter naturam cujus-<text:line-break/>que et victum quem sanus servat. Victum, Graece <text:span text:style-name="Default_20_Paragraph_20_Font"><text:span text:style-name="T23">ύἰαιταν</text:span></text:span><text:span text:style-name="Default_20_Paragraph_20_Font"><text:span text:style-name="T28">,<text:line-break/></text:span></text:span>appello non hunc tantum qui cibo et potione constat,<text:line-break/>verum etiam qui omnibuS aliiS, ut otio, exercitatione,<text:line-break/>balneo, venere, somno, vigiIiiS et vero omnibus quae<text:line-break/>quovis fiunt modo in corporibus humanis.</text:p>
      <text:h text:style-name="Normal" text:outline-level="4"><text:bookmark-start text:name="bookmark40"/>X.<text:bookmark-end text:name="bookmark40"/></text:h>
      <text:p text:style-name="Normal"><text:span text:style-name="Default_20_Paragraph_20_Font"><text:span text:style-name="T14">Multi ex saucibus laborarunt; voces vitiatae.</text:span></text:span></text:p>
      <text:p text:style-name="P1">QuibuS caput sua sponte prompte replebatur, hiS in<text:line-break/>praesentia exundantia humorum plenum, in pulmonem<text:line-break/>coepit et ventrem per fauces fluxiones demittere. Porro</text:p>
      <text:p text:style-name="P3">t t</text:p>
      <text:p text:style-name="Normal">jure dicit voces etiam his affectas fuisse, nempe et hoc<text:line-break/>assidue fieri videtur in destillationibus , ubi abunde fau-<text:line-break/>ces et guttur irrigaverint.</text:p>
      <text:p text:style-name="Normal">XI.</text:p>
      <text:p text:style-name="Normal"><text:span text:style-name="Default_20_Paragraph_20_Font"><text:span text:style-name="T14">Febres ardentes phreniticae.</text:span></text:span></text:p>
      <text:p text:style-name="P1">Ardentes febres exstiterunt invadentibus in jecur et<text:line-break/>ventrem biliosis excrementis; phrenitici vero caput pe-<text:line-break/>tentibuS.</text:p>
      <text:p text:style-name="Normal">XII.</text:p>
      <text:p text:style-name="Normal"><text:span text:style-name="Default_20_Paragraph_20_Font"><text:span text:style-name="T14">Cra aphthosa, pudendis tubercula, lippitudines, carbunculi.</text:span></text:span></text:p>
      <text:p text:style-name="P1">Singuli hi affectuS fere non sunt cacoetheS , uti de<text:line-break/>sacro igne diximus paulo ante; nonnunquam vero etiam<text:line-break/>sunt cacoethes , uti nunc , quod putridus esset , quia ab-</text:p>
      <text:p text:style-name="P3">undabat humor. Quare in omnibus quos recenset mor-<text:line-break/>bis hoc mihi semper memoria teneto , neque aphthas<text:line-break/>puta aegros tenuisse vel quodcunque aliud incommodum<text:line-break/>de more, sed simul cum morborum putredine. Memineris<text:line-break/>etiam hanc communem rationem, ab eodem statu genitum<text:line-break/>omnibus putrem humorem non easdem obsidere partes,<text:line-break/>quod nec per naturam omnium in eadem conditione cor-<text:line-break/>pus esset eo statu, sed esset alia allisi parsi infirmior. Aph-<text:line-break/>thae frequentissime sollicitant puerorum ora, quae exul-<text:line-break/>rorationes sunt in somno , quia omnia eorum sunt mollis-<text:line-break/>sima membra et quasi mucosa: insuper os est omnino<text:line-break/>etiamnum insuetum cibariis et poculis. Ubi ergo acri-<text:line-break/>monia quapiam lac fit mammae praeditum , aphthas gene-<text:line-break/>r at ; quae sacile sedatur, si insanus os modice adstringas;<text:line-break/>si vero humor assiuat pravus, semper aphthae prodeunt<text:line-break/>cacoethes. Jam carbunculosum perpetuo est periculosus<text:line-break/>affectus, nam ex vitiosis constat humoribus. Quare nunc</text:p>
      <text:p text:style-name="P3">erat verisimile, fuisse perniciosissimum eum, qui ultra na-<text:line-break/>tiVam malignitatem, etiam quam status afferebat adjun-<text:line-break/>etam haberet. Verum fatis de hujus est affectus origine<text:line-break/>dictum , cum principium fecundi vulgarium morborum<text:line-break/>enarrabam. Reliqua hujus capitis clara sunt.</text:p>
      <text:p text:style-name="Normal">XIII.</text:p>
      <text:p text:style-name="Normal"><text:span text:style-name="Default_20_Paragraph_20_Font"><text:span text:style-name="T14">Alvi perturbatae, cibos aversabantur.</text:span></text:span></text:p>
      <text:p text:style-name="P15"><text:span text:style-name="Default_20_Paragraph_20_Font"><text:span text:style-name="T14">l<text:line-break/>o</text:span></text:span><text:tab/>t</text:p>
      <text:p text:style-name="P1">Ex vitioso humore, qui a capite defluxerat in fau-<text:line-break/>ces, quod in pulmonem invaserat, tabiflcos Constituebat<text:line-break/>affectus. Quod vero in ventrem derivatum erat, quia fub-<text:line-break/>ibat mordicando, ventris profluvium concitabat: quod<text:line-break/>significavit hisce verbis: alvi turbatae. In transitu item<text:line-break/>ventris facultatem ciborum appetentem affixit , unde ci-<text:line-break/>bos fastidiebant. <text:span text:style-name="Default_20_Paragraph_20_Font"><text:span text:style-name="T14">A.. ,</text:span></text:span></text:p>
      <text:p text:style-name="P3">XIV.</text:p>
      <text:p text:style-name="Normal"><text:span text:style-name="Default_20_Paragraph_20_Font"><text:span text:style-name="T14">Eli quidem siticulosi erant, illi vero minime.</text:span></text:span></text:p>
      <text:p text:style-name="P1">Pluribus de causis nec siti caruisse omnes nec fuisse<text:line-break/>sitibundos probabile est. Videtur humiditas omnibus pu-<text:line-break/>tredinosa fuisse collecta, verum non pari quantitate aut<text:line-break/>aeque prava. Quamobrem fieri potuit, aliquos non sitire,<text:line-break/>ut illi, qui cibum fastidiebant ob facultatis potus appe-<text:line-break/>tendi offensam ; liquet autem pessimam fuisse horum asse-<text:line-break/>dionem , nec malignam illis humiditatem in ventrem<text:line-break/>confluxisse; alios vero sitibundos fuisse, quod conflueret<text:line-break/>in ventrem vitiofus humor, nec dum adeo laesisset ejus<text:line-break/>os, ut potionis appetens facultas jam corrupta esset.</text:p>
      <text:p text:style-name="Normal">XV.</text:p>
      <text:p text:style-name="Normal">U<text:span text:style-name="Default_20_Paragraph_20_Font"><text:span text:style-name="T14">rinae turbatae, copiosae, pravae.</text:span></text:span></text:p>
      <text:p text:style-name="P2">Lolia fuisse turbata ita accipe , ut dudum cum dice-<text:line-break/>ret alvi turbatae ; nam ad renes quibuS vitiatuS humor<text:line-break/>defluxit, hiS necessario lolia turbabantur, hoc est cum<text:line-break/>m medicatione et dolore pertransibant. Quod huic est anne-<text:line-break/>xum, <text:span text:style-name="Default_20_Paragraph_20_Font"><text:span text:style-name="T14">multa, mala</text:span></text:span>, potest etiam de Iotiis dictum esse ; potest<text:line-break/>etiam ipsum seorsum, ut una hac oratione muItitudinem<text:line-break/>indicet symptomatum pravorum fuisse ; et id temporiS<text:line-break/>aegrotantes affectus.</text:p>
      <text:p text:style-name="Normal">XVI.</text:p>
      <text:p text:style-name="Normal"><text:span text:style-name="Default_20_Paragraph_20_Font"><text:span text:style-name="T14">Comatos plurimum ; rursumque pervigiles.</text:span></text:span></text:p>
      <text:p text:style-name="P1">Coma vigiliis vacans ab humiditate didicisti et resti-<text:line-break/>geratione fieri cerebri : vigilias comati non commissas a<text:line-break/>siccitate et calore. Nunc ergo cum qui increvissent<text:line-break/>humores , humiditatem obtinerent exuperantem , verum<text:line-break/>non eam tamen universam acrem, humiditas comatosum</text:p>
      <text:p text:style-name="P3">affectum, acredo ex putredine induxit vigilias. Itaql<text:line-break/>causae contrariae contraria merito symptomata peperer</text:p>
      <text:p text:style-name="Normal">XVII.</text:p>
      <text:p text:style-name="P5"><text:span text:style-name="Default_20_Paragraph_20_Font"><text:span text:style-name="T14">Acrisiae multae aut perardua iudicia.<text:line-break/>t -. -</text:span></text:span></text:p>
      <text:p text:style-name="P1">Quae erat humoriS vitiositas, quidam morbi haut<text:line-break/>quaquam decreverunt, aliqui prave.</text:p>
      <text:p text:style-name="Normal">XVIII.</text:p>
      <text:p text:style-name="Normal"><text:span text:style-name="Default_20_Paragraph_20_Font"><text:span text:style-name="T14">Hydropes.</text:span></text:span></text:p>
      <text:p text:style-name="P1">VeI hoc pathema quosdam dicit ex abundantia pla<text:line-break/>vorum humorum affecisse. Omnem enim haec potest mol<text:line-break/>bum concitare, alium aiio in corpore, pro eorum nati<text:line-break/>ratibus differentiis et vivendi dissimili ratione, ut pauI<text:line-break/>ante est dictum.</text:p>
      <text:p text:style-name="P3">XIX.</text:p>
      <text:p text:style-name="Normal"><text:span text:style-name="Default_20_Paragraph_20_Font"><text:span text:style-name="T14">Tabidi multi.</text:span></text:span></text:p>
      <text:p text:style-name="P1">Retusi etiam supra , quod ex capite in fauCesi deflu-<text:line-break/>xerat, ubi per guttur in asperam arteriam et pulmonem<text:line-break/>venisset, ejuscemodi vitia produxisse.</text:p>
      <text:p text:style-name="Normal">XX.</text:p>
      <text:p text:style-name="Normal"><text:span text:style-name="Default_20_Paragraph_20_Font"><text:span text:style-name="T14">Atque hi quidem morbi sunt , qui in vulgus grassabantur.</text:span></text:span></text:p>
      <text:p text:style-name="P1">Unus de vulgaribus morbis et ipse pestiIens est, ut<text:line-break/>in Iibro quoque de victus genere acutorum dictum est his<text:line-break/>verbis : Nam si quando nulIa morbi pestilentis forma com-<text:line-break/>munis vulgetur, caeterum dispersi sint morbi. Neque enim<text:line-break/>certi est morbi nomen Vulgare vel pestilensi , caeterum qui-<text:line-break/>cunque uno in Ioco musso IimuI invaserit, vuIgarisi hic<text:line-break/>vocatur; qui simuI si hoc habeat, ut multos perimat, pe-<text:line-break/>stis est.</text:p>
      <text:p text:style-name="P3">XXI.</text:p>
      <text:p text:style-name="P5"><text:span text:style-name="Default_20_Paragraph_20_Font"><text:span text:style-name="T14">Ex delineatorum generum unoquoque multi laborabant ac<text:line-break/>moriebantur, eorumque singulis hunc in modum accidit.</text:span></text:span></text:p>
      <text:p text:style-name="P1">Cum dicit et complureS moriebantur, pestilentes fuisse<text:line-break/>morbos qui vulgarentur demonstrat. Qui, quando di-<text:line-break/>versi fuerunt , de singulis separatim infra se acturum pro-<text:line-break/>mittit.</text:p>
      <text:p text:style-name="Normal">XXII.</text:p>
      <text:p text:style-name="P5"><text:span text:style-name="Default_20_Paragraph_20_Font"><text:span text:style-name="T14">Multis equidem erysipelas cum causis ex vulgaribus val-<text:line-break/>deque parvulis altiusculis in toto corpore, maximeque<text:line-break/>sexagenariis circum caput essioruit , si quoque paululum<text:line-break/>negligeretur. Multis autem etiam inter curationes ma-<text:line-break/>gnae in</text:span></text:span>f<text:span text:style-name="Default_20_Paragraph_20_Font"><text:span text:style-name="T14">lammationes oriebantur et erysipelas admodum<text:line-break/>celeriter undique populabatur.</text:span></text:span></text:p>
      <text:p text:style-name="P2">Cujus prae omnibus meminit primi pathematis, jure<text:line-break/>nunc primi etiam singuIas reddit differentias; quod acci-<text:line-break/>disse quibusdam dicit parvis de causis, quas vocavit oc-<text:line-break/>cafionesi; et multos qui a medicis curabantur, magnas esse<text:line-break/>inflammationes consecutas, quo sacer ignis fcilicet pIuri-<text:line-break/>mum depasceretur. Plurimis jam caput hunc sollicitasse,<text:line-break/>quando repletum hoc maxime in austrinis esset et calidis<text:line-break/>ventorum tranquillitatibus. Cur autem et sexagenarios<text:line-break/>hic praeter caeteros tentaret, hoc in causa est. Foris<text:line-break/>ambiens praeter naturam caIor causa, quamobrem corporis<text:line-break/>putrescerent humores, fuit; sicut nativus caIor, ubi silum<text:line-break/>nativum exacte temperamentum servat , pius aliis hu-<text:line-break/>moribus sanguinis essicit; quando vero in magis igneum<text:line-break/>verfus fuerit, paIIidam et flavam biIem. At caIor exter-<text:line-break/>nusi putredinis auctor humorum est; nam materia quidem<text:line-break/>humiditas est, causa essiciensi caIor praeter naturam. Quare<text:line-break/>senes , qui superfluas femper humiditates ob naturae im-<text:line-break/>becillitatem coacervant, ut his accessit aëris caIor ex iIIa</text:p>
      <text:p text:style-name="P3">affectus tempestate, humorum putredinosae corruptioni<text:line-break/>fuerunt iuvenibus opportuniore^</text:p>
      <text:p text:style-name="Normal">XXIII.</text:p>
      <text:p text:style-name="P5"><text:span text:style-name="Default_20_Paragraph_20_Font"><text:span text:style-name="T14">Plurimis igitur ipsarum abscessus in empyemate concide-<text:line-break/>runt; tum carnium tum ossium et nervorum prolapsus<text:line-break/>magni.</text:span></text:span></text:p>
      <text:p text:style-name="P1">Malignitas abundantis humoris ex magnitudine con-<text:line-break/>stitit putredinis, atque dictis subtexens dicit:</text:p>
      <text:p text:style-name="Normal">XXlV.</text:p>
      <text:p text:style-name="P5"><text:span text:style-name="Default_20_Paragraph_20_Font"><text:span text:style-name="T14">Erat autem rheuma consistens, non puri simile, verum<text:line-break/>quiddam aliud et fluxio copiosa et varia.</text:span></text:span></text:p>
      <text:p text:style-name="P1">Hippocrates aperte tibi indicavit, quod nosi saepe jam<text:line-break/>diximus, corporisi humores propter humiditatem et aëris</text:p>
      <text:p text:style-name="P3">tranquiIIitatem computruisse, atque idcirco pus non gene-<text:line-break/>Pavit. Computrescebant vero ob pravoS humidos humo-<text:line-break/>res solidae partes. At variam esse fluxionem propter pu-<text:line-break/>noscentium diverfitatem ratio erat, nam a communi pu-<text:line-break/>Uredinis causa singuIa putrescentia peculiarem obtinent<text:line-break/>corruptionis speciem.<text:line-break/><text:span text:style-name="Default_20_Paragraph_20_Font"><text:span text:style-name="T19">- - - ----- t-</text:span></text:span></text:p>
      <text:p text:style-name="Normal">XXV.</text:p>
      <text:p text:style-name="P5"><text:span text:style-name="Default_20_Paragraph_20_Font"><text:span text:style-name="T14">Quibus itaque circum caput hujusmodi aliquid seri con-<text:line-break/>tingit, totius capitis et mentis glabrationes ossiumque<text:line-break/>denudationes et prolapsus acciderunt, multaeque siuxio-<text:line-break/>nes. Et haec tum in febribus tum citra sebres ade-<text:line-break/>rant. Atque</text:span></text:span> I<text:span text:style-name="Default_20_Paragraph_20_Font"><text:span text:style-name="T14">sta plus terroris quam periculi denun-<text:line-break/>ciant. </text:span></text:span>Q<text:span text:style-name="Default_20_Paragraph_20_Font"><text:span text:style-name="T14">uibus namque ad suppurationem talium matu-<text:line-break/>ratio devenit, eorum plerique superstites evadebant. A<text:line-break/>quibus vero inflammatio quidem aut erysipelas recesserit,<text:line-break/>nullumque hujusmodi abscessum creaverit, eorum multi<text:line-break/>perierunt. Similiter quoque et quacunque corporis parte</text:span></text:span></text:p>
      <text:p text:style-name="P3"><text:span text:style-name="Default_20_Paragraph_20_Font"><text:span text:style-name="T14">aberrarunt , </text:span></text:span>i<text:span text:style-name="Default_20_Paragraph_20_Font"><text:span text:style-name="T14">sta contigerunt. Multis siquidem brachium<text:line-break/>ac totus decubitus dejluxerunt. </text:span></text:span><text:span text:style-name="Default_20_Paragraph_20_Font"><text:span text:style-name="T1">N</text:span></text:span><text:span text:style-name="Default_20_Paragraph_20_Font"><text:span text:style-name="T14">onnullis vero ista la-<text:line-break/>tera male vexabant aut anteriorum aut posteriorum ali-<text:line-break/>quod. Quibusdam vero totum femur aut tibia aut pes<text:line-break/>totus denudabatur.</text:span></text:span></text:p>
      <text:p text:style-name="P1">Humorum putredo cujus est commune munus , ut il-<text:line-break/>las partes, in quasi impingat, corrumpat, terribiliorem in<text:line-break/>capitis partibus speciem praebuit, propterea quod licet<text:line-break/>vel paululum de natura hic deflectant, maior fiat sugilla-<text:line-break/>tio, quam caeteris in partibus multum a natura diverten-<text:line-break/>tibus. Nam a femore vel brachio Vel tibia vel cubito<text:line-break/>si cutis recesserit, minorem praebet mali speciem. At si<text:line-break/>capitis una cum cute crines defluxerint, atque adeo menti<text:line-break/>cum illis vitii sit facies magna, periculum vero minus<text:line-break/>quam si is pudenda affectus teneat aut guttur aut thora-<text:line-break/>cxm aut aliam principalem partem. Neque tamen, quae<text:line-break/>caput ita tentabant, formidabilia magis erant quam pe-</text:p>
      <text:p text:style-name="P3">jora; verum etiam quae cuilibet aliarum partium decide-<text:line-break/>basu. Pe<text:span text:style-name="Default_20_Paragraph_20_Font"><text:span text:style-name="T14">i</text:span></text:span>ora enim erant in quibus in profundum fecef-<text:line-break/>sit humor ignem sacrum efficiens , quum in viscera fe et<text:line-break/>principes partes conferens praeter alia fymptomata fe-<text:line-break/>bres etiam acutas generabat: quibusdam tamen, quibus in<text:line-break/>superficie erat ejusmodi putredo, partes etiam citra febres<text:line-break/>marcefcebant ; quorum quidam hac de re praecipue ineo-<text:line-break/>tumes evaserunt, vitiosis humoribus simul cum ipsis par-<text:line-break/>tibus , quas ii putrefecerant, emissis. Oberrabat enim, ut<text:line-break/>ipse vocavit, per totum corpuS, hoc est nulloque ordine<text:line-break/>et casu vagabantur, ut praesagire medicus arte, quo esset<text:line-break/>decubnura, non valeret.</text:p>
      <text:p text:style-name="Normal">XXVI.</text:p>
      <text:p text:style-name="P5"><text:span text:style-name="Default_20_Paragraph_20_Font"><text:span text:style-name="T14">Rususmodi autem omnium gravissimum erat, quum pu-<text:line-break/>bem ac pudenda obsiderent.</text:span></text:span></text:p>
      <text:p text:style-name="P2">Etiam absque pestilente statu, ubi has regiones in-<text:line-break/>flammatio vel sacer igniS obsederit, facillime putrescunt,<text:line-break/>unaque partes superiores assiciunt. Unde nnbiS est valde ne-<text:line-break/>cesse, ut putrida praecidamus, locum veluti radicem inu-<text:line-break/>rere. Nihil habet ergo admirationis ubi is esset status, ut<text:line-break/>brachium, cubitus, semur, tibia, latus, caput computre-<text:line-break/>stant, si plurimum offendantur pudenda.</text:p>
      <text:h text:style-name="Normal" text:outline-level="4"><text:bookmark-start text:name="bookmark42"/>XXVII.<text:bookmark-end text:name="bookmark42"/></text:h>
      <text:p text:style-name="P5"><text:span text:style-name="Default_20_Paragraph_20_Font"><text:span text:style-name="T14">.Atque ea suit eorum quae cum ulcere aut causa externa<text:line-break/>contigerunt conditio.</text:span></text:span></text:p>
      <text:p text:style-name="P1">Hactenus verba de sacro igne secit, qni ex ulcere<text:line-break/>aliamve ita parvam ob causam externam constitit. Post-<text:line-break/>hac de iis quae fine tali causa inciderunt tractabit.</text:p>
      <text:p text:style-name="P2">XXvllI.<text:line-break/>f</text:p>
      <text:p text:style-name="P5"><text:span text:style-name="Default_20_Paragraph_20_Font"><text:span text:style-name="T14">Multis autem in febribus aut ante febrem aut a febre<text:line-break/>contigerunt. P</text:span></text:span></text:p>
      <text:p text:style-name="P5"><text:span text:style-name="Default_20_Paragraph_20_Font"><text:span text:style-name="T14">i .i s . s; g . .<text:line-break/></text:span></text:span>t</text:p>
      <text:p text:style-name="P1">Non ob ulcusi his aut alia de causa externa, quae<text:line-break/>sit manifesta, sed ut consuevimus dicere, sua sponte pro-<text:line-break/>venit sacer ignis; atque partim simuI cum sebre invade-<text:line-break/>bat, partim quum febres aut consequutae sunt aut prae-<text:line-break/>cesserunt. vis,<text:line-break/>— . ... t ... <text:span text:style-name="Default_20_Paragraph_20_Font"><text:span text:style-name="T14">r . .</text:span></text:span></text:p>
      <text:p text:style-name="Normal">XXIX.</text:p>
      <text:p text:style-name="Normal">, t L t</text:p>
      <text:p text:style-name="Normal"><text:span text:style-name="Default_20_Paragraph_20_Font"><text:span text:style-name="T14">At in</text:span></text:span><text:span text:style-name="Default_20_Paragraph_20_Font"><text:span text:style-name="T1">t</text:span></text:span><text:span text:style-name="Default_20_Paragraph_20_Font"><text:span text:style-name="T14">er ea quae abscessum fecissent, per suppurationem<text:line-break/>aut</text:span></text:span><text:span text:style-name="Default_20_Paragraph_20_Font"><text:span text:style-name="T1"> I</text:span></text:span><text:span text:style-name="Default_20_Paragraph_20_Font"><text:span text:style-name="T14">nsignis quaedam alvi perturbatio aut probarum<text:line-break/>urinarum transmissio exstitisset, per haec solvebantur.<text:line-break/>Quibus autem nihil horum accidisset, verum citra signi-<text:line-break/>sua</text:span></text:span><text:span text:style-name="Default_20_Paragraph_20_Font"><text:span text:style-name="T1">s</text:span></text:span><text:span text:style-name="Default_20_Paragraph_20_Font"><text:span text:style-name="T14">ionem evanescerent, mortem inferebant.<text:line-break/></text:span></text:span><text:span text:style-name="Default_20_Paragraph_20_Font"><text:span text:style-name="T1">--- .....<text:line-break/></text:span></text:span><text:span text:style-name="Default_20_Paragraph_20_Font"><text:span text:style-name="T14">. t</text:span></text:span></text:p>
      <text:p text:style-name="P1">Pauso ante etiam causa reddita est, cur superstites</text:p>
      <text:p text:style-name="P2">essent magis quibus per putridam partem maluS humor<text:line-break/>una cum ista de corpore decideret. Nec est obscurum<text:line-break/>quin si et per ventrem et urinas expurgatus fuisset, mo-<text:line-break/>IestuS, dum excerneretur, fuerit; profuerit tamen universo<text:line-break/>corpori.</text:p>
      <text:p text:style-name="Normal">XXX.</text:p>
      <text:p text:style-name="P5"><text:span text:style-name="Default_20_Paragraph_20_Font"><text:span text:style-name="T14">Tere longe plurimos exercebant sacri ignes, tenebantque<text:line-break/>sub aestatem et sub autumnum.</text:span></text:span></text:p>
      <text:p text:style-name="P1">Genuit quidem, ut dixi, vitiosos humores statuS dis-<text:line-break/>sicuIter transispirans , qui humiduS calidusque <text:span text:style-name="Default_20_Paragraph_20_Font"><text:span text:style-name="T14">e</text:span></text:span>rat et<text:line-break/>ventiS carebat, quos in corpore frigora con<text:span text:style-name="Default_20_Paragraph_20_Font"><text:span text:style-name="T14">c</text:span></text:span>luserunt, ut<text:line-break/>etiam in primi libri vulgarium morborum prJma tempe-<text:line-break/>state est dictum. Merito itaque vere varii morbi incepe-<text:line-break/>runt paulo ante commemorati : nam hoc Ioco issi est de<text:line-break/>sacro igni sermo: quem, quando emicuit primuS, primum<text:line-break/>quoque descripsit. Itaque de his , inquit, sacris ignibus,</text:p>
      <text:p text:style-name="P3">qui incesserunt initio veriS, quidam totam aestatem dura-<text:line-break/>verunt et autumnum. Quum autem utroque modo haec<text:line-break/>verba intelligi possent, tenebantque aestate et sub autu-<text:line-break/>mnum et quod quamvis ipsi. in vere generarentur, eorum<text:line-break/>tamen subsistentia ad autumnum duraret: et quod quum<text:line-break/>adhuc generarentur, eorum generatio usque ad autumnum<text:line-break/>duraret: ita ut alii quidem vere generarentur ac desine-<text:line-break/>rent, alii aestate, alii itidem autumno generarentur ac<text:line-break/>desinerent , rectius secunda hac significatione accipias. Ne-<text:line-break/>que enim rationi consentaneum est ineunte vere natum<text:line-break/>ad autumnum usque productum esse sacrum ignem. Omnino<text:line-break/>enim interea hominem interemit, si magnopere esset ca-<text:line-break/>coëthes, vel per putrescentes partes putredine expurgata<text:line-break/>discussus sit.</text:p>
      <text:p text:style-name="Normal">XXXI.</text:p>
      <text:p text:style-name="Normal"><text:span text:style-name="Default_20_Paragraph_20_Font"><text:span text:style-name="T14">Nonnullis multa erat turbatio tuberculaque ad lances,<text:line-break/>l</text:span></text:span>i<text:span text:style-name="Default_20_Paragraph_20_Font"><text:span text:style-name="T14">nguae insiammationes, absoessusque secundum dentes.</text:span></text:span></text:p>
      <text:p text:style-name="P2">Affectus hoc loco persequitur partium, de quibus an-<text:line-break/>tea non meminit.</text:p>
      <text:p text:style-name="Normal">XXXII.</text:p>
      <text:p text:style-name="P5"><text:span text:style-name="Default_20_Paragraph_20_Font"><text:span text:style-name="T14">Tocesque multis innotescebant male affectae ac interce-<text:line-break/>ptae, primum quidem tabidis incipientibus et febre ar-<text:line-break/>dente et phreni</text:span></text:span>h<text:span text:style-name="Default_20_Paragraph_20_Font"><text:span text:style-name="T14">de laborantibus.</text:span></text:span></text:p>
      <text:p text:style-name="P1"><text:span text:style-name="Default_20_Paragraph_20_Font"><text:span text:style-name="T14">E</text:span></text:span>quidem etiam quod est supra in aegro qui ordine<text:line-break/>est undecimuS scriptum, ubi sic ait: <text:span text:style-name="Default_20_Paragraph_20_Font"><text:span text:style-name="T23">ὐε</text:span></text:span><text:span text:style-name="Default_20_Paragraph_20_Font"><text:span text:style-name="T28">^</text:span></text:span><text:span text:style-name="Default_20_Paragraph_20_Font"><text:span text:style-name="T23">ιῷ</text:span></text:span><text:span text:style-name="Default_20_Paragraph_20_Font"><text:span text:style-name="T28"> </text:span></text:span><text:span text:style-name="Default_20_Paragraph_20_Font"><text:span text:style-name="T23">ἰλλ</text:span></text:span><text:span text:style-name="Default_20_Paragraph_20_Font"><text:span text:style-name="T28">.</text:span></text:span><text:span text:style-name="Default_20_Paragraph_20_Font"><text:span text:style-name="T23">αινεν</text:span></text:span><text:span text:style-name="Default_20_Paragraph_20_Font"><text:span text:style-name="T28">, </text:span></text:span>(quod<text:line-break/>nos, dexter oculus erat distortus, vertimus) suspicabar<text:line-break/>esse ab alio inductum. Etenim Heraclidis filius Hippocra-<text:line-break/>tes , cujus etiam aphorismos esse et praesagia autumant,<text:line-break/>ufitatissimisi esse usus et proinde clarisi vocabulis videtur,<text:line-break/>quae vocare rhetorici civilia solent: at vero <text:span text:style-name="Default_20_Paragraph_20_Font"><text:span text:style-name="T23">ἰλλαἰνειν</text:span></text:span><text:span text:style-name="Default_20_Paragraph_20_Font"><text:span text:style-name="T28"><text:line-break/></text:span></text:span>non est istius generis , coque minus <text:span text:style-name="Default_20_Paragraph_20_Font"><text:span text:style-name="T23">κατιλλαἰνειν</text:span></text:span><text:span text:style-name="Default_20_Paragraph_20_Font"><text:span text:style-name="T28"> </text:span></text:span>vel <text:span text:style-name="Default_20_Paragraph_20_Font"><text:span text:style-name="T23">κα</text:span></text:span><text:span text:style-name="Default_20_Paragraph_20_Font"><text:span text:style-name="T28">-<text:line-break/></text:span></text:span><text:span text:style-name="Default_20_Paragraph_20_Font"><text:span text:style-name="T23">τιλλαἰνυυσαι</text:span></text:span><text:span text:style-name="Default_20_Paragraph_20_Font"><text:span text:style-name="T28"> </text:span></text:span>, maxime quum de voce, non de palpebris<text:line-break/>dicitur. Ad haec propter dictionis formam, quae activa,</text:p>
      <text:p text:style-name="P3">non passiva est : rectius enim , siquidem voci statuerat ad-<text:line-break/>aptare hoc nomen , erat <text:span text:style-name="Default_20_Paragraph_20_Font"><text:span text:style-name="T23">κατειλ</text:span></text:span><text:span text:style-name="Default_20_Paragraph_20_Font"><text:span text:style-name="T28">.</text:span></text:span><text:span text:style-name="Default_20_Paragraph_20_Font"><text:span text:style-name="T23">σύμεναι</text:span></text:span><text:span text:style-name="Default_20_Paragraph_20_Font"><text:span text:style-name="T28"> </text:span></text:span>scripturus , non<text:line-break/><text:span text:style-name="Default_20_Paragraph_20_Font"><text:span text:style-name="T23">κατειλσὐσαι</text:span></text:span><text:span text:style-name="Default_20_Paragraph_20_Font"><text:span text:style-name="T28">: </text:span></text:span>et multo quidem rectius hoc, <text:span text:style-name="Default_20_Paragraph_20_Font"><text:span text:style-name="T23">καιιλλαιρόμε</text:span></text:span><text:span text:style-name="Default_20_Paragraph_20_Font"><text:span text:style-name="T28">-<text:line-break/></text:span></text:span><text:span text:style-name="Default_20_Paragraph_20_Font"><text:span text:style-name="T23">ναι</text:span></text:span><text:span text:style-name="Default_20_Paragraph_20_Font"><text:span text:style-name="T28">. </text:span></text:span>Nam de <text:span text:style-name="Default_20_Paragraph_20_Font"><text:span text:style-name="T23">ἰλλαἰνειν</text:span></text:span><text:span text:style-name="Default_20_Paragraph_20_Font"><text:span text:style-name="T28"> </text:span></text:span>participium ea deducas figura:<text:line-break/>appello autem hoc, scilicet participium, more grammati-<text:line-break/>corum. Atqui nullus sit sensus , si de vocibus dicantur<text:line-break/><text:span text:style-name="Default_20_Paragraph_20_Font"><text:span text:style-name="T23">κατειλσὐσαι</text:span></text:span><text:span text:style-name="Default_20_Paragraph_20_Font"><text:span text:style-name="T28">, </text:span></text:span>ut quidam intelligere nos interpretes Volue-<text:line-break/>runt, tamquam tendat verbum <text:span text:style-name="Default_20_Paragraph_20_Font"><text:span text:style-name="T23">ἰλλαἰνειν</text:span></text:span><text:span text:style-name="Default_20_Paragraph_20_Font"><text:span text:style-name="T28"> </text:span></text:span>ad distorquere.<text:line-break/>Nam <text:span text:style-name="Default_20_Paragraph_20_Font"><text:span text:style-name="T23">κατε</text:span></text:span><text:span text:style-name="Default_20_Paragraph_20_Font"><text:span text:style-name="T22">ι</text:span></text:span><text:span text:style-name="Default_20_Paragraph_20_Font"><text:span text:style-name="T23">λσὐσαι</text:span></text:span><text:span text:style-name="Default_20_Paragraph_20_Font"><text:span text:style-name="T28"> </text:span></text:span>significat <text:span text:style-name="Default_20_Paragraph_20_Font"><text:span text:style-name="T31">distorquent.es, </text:span></text:span><text:span text:style-name="Default_20_Paragraph_20_Font"><text:span text:style-name="T23">κατειλσύμεναι</text:span></text:span><text:span text:style-name="Default_20_Paragraph_20_Font"><text:span text:style-name="T28"><text:line-break/></text:span></text:span>vero distortae. Multi itaque una in dictione errores com-<text:line-break/>missi videntur, dum <text:span text:style-name="Default_20_Paragraph_20_Font"><text:span text:style-name="T23">κατειλσὐσαι</text:span></text:span><text:span text:style-name="Default_20_Paragraph_20_Font"><text:span text:style-name="T28"> </text:span></text:span>accipere, ut multis est vi-<text:line-break/>sum interpretibus , volumus quasi a dictione <text:span text:style-name="Default_20_Paragraph_20_Font"><text:span text:style-name="T23">ἰλλαἰνειν</text:span></text:span><text:span text:style-name="Default_20_Paragraph_20_Font"><text:span text:style-name="T28"> </text:span></text:span>de-<text:line-break/>scenderit. Etenim activum est <text:span text:style-name="Default_20_Paragraph_20_Font"><text:span text:style-name="T23">ἰλ</text:span></text:span><text:span text:style-name="Default_20_Paragraph_20_Font"><text:span text:style-name="T28">^</text:span></text:span><text:span text:style-name="Default_20_Paragraph_20_Font"><text:span text:style-name="T23">αἰνσυσαι</text:span></text:span><text:span text:style-name="Default_20_Paragraph_20_Font"><text:span text:style-name="T28">, </text:span></text:span><text:span text:style-name="Default_20_Paragraph_20_Font"><text:span text:style-name="T23">ἰλλαινόμεναι</text:span></text:span><text:span text:style-name="Default_20_Paragraph_20_Font"><text:span text:style-name="T28"><text:line-break/></text:span></text:span>passivum , et adiecta propofitione <text:span text:style-name="Default_20_Paragraph_20_Font"><text:span text:style-name="T23">κατίλλαἰνυυσαι</text:span></text:span><text:span text:style-name="Default_20_Paragraph_20_Font"><text:span text:style-name="T28">. </text:span></text:span>Atqui<text:line-break/><text:span text:style-name="Default_20_Paragraph_20_Font"><text:span text:style-name="T23">εἰλσὐσαι</text:span></text:span><text:span text:style-name="Default_20_Paragraph_20_Font"><text:span text:style-name="T28"> </text:span></text:span>et <text:span text:style-name="Default_20_Paragraph_20_Font"><text:span text:style-name="T23">κατειλσὐσαι</text:span></text:span><text:span text:style-name="Default_20_Paragraph_20_Font"><text:span text:style-name="T28"> </text:span></text:span>ab <text:span text:style-name="Default_20_Paragraph_20_Font"><text:span text:style-name="T23">ἰλλαἰνιο</text:span></text:span><text:span text:style-name="Default_20_Paragraph_20_Font"><text:span text:style-name="T28"> </text:span></text:span>derivari non Videntur :<text:line-break/>nec vero etiam <text:span text:style-name="Default_20_Paragraph_20_Font"><text:span text:style-name="T23">εἰλσύμεναι</text:span></text:span><text:span text:style-name="Default_20_Paragraph_20_Font"><text:span text:style-name="T28"> </text:span></text:span>et <text:span text:style-name="Default_20_Paragraph_20_Font"><text:span text:style-name="T23">κατειλσὐμεναι</text:span></text:span><text:span text:style-name="Default_20_Paragraph_20_Font"><text:span text:style-name="T28">. </text:span></text:span>Per autem</text:p>
      <text:p text:style-name="P2">raro invenias apud veteres hoc genus verba et nomina,<text:line-break/><text:span text:style-name="Default_20_Paragraph_20_Font"><text:span text:style-name="T23">ιλλαινειν</text:span></text:span><text:span text:style-name="Default_20_Paragraph_20_Font"><text:span text:style-name="T28"> </text:span></text:span>dico et <text:span text:style-name="Default_20_Paragraph_20_Font"><text:span text:style-name="T23">ἰλλὸς</text:span></text:span><text:span text:style-name="Default_20_Paragraph_20_Font"><text:span text:style-name="T28">, </text:span></text:span>a quo videtur Sophron comparati-<text:line-break/>vum, quod vocant grammatici , fecisse <text:span text:style-name="Default_20_Paragraph_20_Font"><text:span text:style-name="T28">, </text:span></text:span><text:span text:style-name="Default_20_Paragraph_20_Font"><text:span text:style-name="T23">ἰ</text:span></text:span><text:span text:style-name="Default_20_Paragraph_20_Font"><text:span text:style-name="T28">^</text:span></text:span><text:span text:style-name="Default_20_Paragraph_20_Font"><text:span text:style-name="T23">λότερσν</text:span></text:span><text:span text:style-name="Default_20_Paragraph_20_Font"><text:span text:style-name="T28"> </text:span></text:span><text:span text:style-name="Default_20_Paragraph_20_Font"><text:span text:style-name="T23">τάνκὐσνα</text:span></text:span><text:span text:style-name="Default_20_Paragraph_20_Font"><text:span text:style-name="T28">.<text:line-break/></text:span></text:span>Quare rectius dixeris, siquidem ab his velis nugari, non<text:line-break/><text:span text:style-name="Default_20_Paragraph_20_Font"><text:span text:style-name="T23">ἀπὸ</text:span></text:span><text:span text:style-name="Default_20_Paragraph_20_Font"><text:span text:style-name="T28"> </text:span></text:span><text:span text:style-name="Default_20_Paragraph_20_Font"><text:span text:style-name="T23">τῆς</text:span></text:span><text:span text:style-name="Default_20_Paragraph_20_Font"><text:span text:style-name="T28"> </text:span></text:span><text:span text:style-name="Default_20_Paragraph_20_Font"><text:span text:style-name="T23">ιλλιόσεσις</text:span></text:span><text:span text:style-name="Default_20_Paragraph_20_Font"><text:span text:style-name="T28"> </text:span></text:span>deductum <text:span text:style-name="Default_20_Paragraph_20_Font"><text:span text:style-name="T23">εἰλσύσαι</text:span></text:span><text:span text:style-name="Default_20_Paragraph_20_Font"><text:span text:style-name="T28">, </text:span></text:span>fed ab atio quodam,<text:line-break/>quod cum Piato tum Antipho ufurpasse videtur. Plato<text:line-break/>quidem, cujus haec sunt in Timaeo verba: Hanc igitur<text:line-break/>circuitu totam cutem deurebat sulsur, qua vulnerata, quum<text:line-break/>humor per eam essiueret, humidum et calidum, quod qui..<text:line-break/>dem sincerum erat, emanavit; mistum vero in quibus cu-<text:line-break/>tis erat, foras a corruptione productum, longum fiebat,<text:line-break/>subtiliter extensum ab impuIsu. Quia vero sensim im-<text:line-break/>pellebatur ab aërisi frigore, intro iterum <text:span text:style-name="Default_20_Paragraph_20_Font"><text:span text:style-name="T23">ύπὸ</text:span></text:span><text:span text:style-name="Default_20_Paragraph_20_Font"><text:span text:style-name="T28"> </text:span></text:span><text:span text:style-name="Default_20_Paragraph_20_Font"><text:span text:style-name="T23">τὸ</text:span></text:span><text:span text:style-name="Default_20_Paragraph_20_Font"><text:span text:style-name="T28"> </text:span></text:span><text:span text:style-name="Default_20_Paragraph_20_Font"><text:span text:style-name="T23">ύέρμα</text:span></text:span><text:span text:style-name="Default_20_Paragraph_20_Font"><text:span text:style-name="T28"><text:line-break/></text:span></text:span><text:span text:style-name="Default_20_Paragraph_20_Font"><text:span text:style-name="T23">ειλσύμενσν</text:span></text:span><text:span text:style-name="Default_20_Paragraph_20_Font"><text:span text:style-name="T28"> </text:span></text:span><text:span text:style-name="Default_20_Paragraph_20_Font"><text:span text:style-name="T23">κατερρι</text:span></text:span><text:span text:style-name="Default_20_Paragraph_20_Font"><text:span text:style-name="T28">^</text:span></text:span><text:span text:style-name="Default_20_Paragraph_20_Font"><text:span text:style-name="T23">σὐτσ</text:span></text:span><text:span text:style-name="Default_20_Paragraph_20_Font"><text:span text:style-name="T28"> , </text:span></text:span>id est sub cutem coactum firma-<text:line-break/>batur. Videtur enim pro conclusum vel repulsum in asa<text:line-break/>tum <text:span text:style-name="Default_20_Paragraph_20_Font"><text:span text:style-name="T23">εἰλόμενσν</text:span></text:span><text:span text:style-name="Default_20_Paragraph_20_Font"><text:span text:style-name="T28"> </text:span></text:span>hic usurpasse. Quo significato videtur etiam</text:p>
      <text:p text:style-name="P3"><text:span text:style-name="Default_20_Paragraph_20_Font"><text:span text:style-name="T1">haec ab eo scripta esse oratio. Terram vero nutricem<text:line-break/>nostram </text:span></text:span><text:span text:style-name="Default_20_Paragraph_20_Font"><text:span text:style-name="T20">εἰλουμενην</text:span></text:span><text:span text:style-name="Default_20_Paragraph_20_Font"><text:span text:style-name="T5">, </text:span></text:span><text:span text:style-name="Default_20_Paragraph_20_Font"><text:span text:style-name="T1">id est quae restringitur, ad rationem<text:line-break/>in perpetuum constitutam. Est item apud Antiphontem in<text:line-break/>fecundo libro de veritate invenire hoc scriptum vocabo-<text:line-break/>lum eo loco: ubi ergo in abre imbres et venti sibi mu-<text:line-break/>tuo adversentur , ibi cogitur aqua et multum spissatur. .<text:line-break/>Quod autem eorum, quae committuntur superius sit, hoc<text:line-break/>densatur et cogitor, </text:span></text:span><text:span text:style-name="Default_20_Paragraph_20_Font"><text:span text:style-name="T20">ύπό</text:span></text:span><text:span text:style-name="Default_20_Paragraph_20_Font"><text:span text:style-name="T5"> </text:span></text:span><text:span text:style-name="Default_20_Paragraph_20_Font"><text:span text:style-name="T20">τε</text:span></text:span><text:span text:style-name="Default_20_Paragraph_20_Font"><text:span text:style-name="T5"> </text:span></text:span><text:span text:style-name="Default_20_Paragraph_20_Font"><text:span text:style-name="T20">τού</text:span></text:span><text:span text:style-name="Default_20_Paragraph_20_Font"><text:span text:style-name="T5"> </text:span></text:span><text:span text:style-name="Default_20_Paragraph_20_Font"><text:span text:style-name="T20">Πνεύματος</text:span></text:span><text:span text:style-name="Default_20_Paragraph_20_Font"><text:span text:style-name="T5"> </text:span></text:span><text:span text:style-name="Default_20_Paragraph_20_Font"><text:span text:style-name="T20">εἰλούμενον</text:span></text:span><text:span text:style-name="Default_20_Paragraph_20_Font"><text:span text:style-name="T5"> </text:span></text:span><text:span text:style-name="Default_20_Paragraph_20_Font"><text:span text:style-name="T20">καὶ</text:span></text:span><text:span text:style-name="Default_20_Paragraph_20_Font"><text:span text:style-name="T5"><text:line-break/></text:span></text:span><text:span text:style-name="Default_20_Paragraph_20_Font"><text:span text:style-name="T20">ύπὸ</text:span></text:span><text:span text:style-name="Default_20_Paragraph_20_Font"><text:span text:style-name="T5"> </text:span></text:span><text:span text:style-name="Default_20_Paragraph_20_Font"><text:span text:style-name="T20">τῆς</text:span></text:span><text:span text:style-name="Default_20_Paragraph_20_Font"><text:span text:style-name="T5"> </text:span></text:span><text:span text:style-name="Default_20_Paragraph_20_Font"><text:span text:style-name="T20">βίας</text:span></text:span><text:span text:style-name="Default_20_Paragraph_20_Font"><text:span text:style-name="T5">, </text:span></text:span><text:span text:style-name="Default_20_Paragraph_20_Font"><text:span text:style-name="T1">id esu a vento contortum eta vi. Sane<text:line-break/>et hic conclusum vel contractum in fe denotare per di-<text:line-break/>ctionem </text:span></text:span><text:span text:style-name="Default_20_Paragraph_20_Font"><text:span text:style-name="T20">εἰλούμε</text:span></text:span><text:span text:style-name="Default_20_Paragraph_20_Font"><text:span text:style-name="T21">νο</text:span></text:span><text:span text:style-name="Default_20_Paragraph_20_Font"><text:span text:style-name="T20">ν</text:span></text:span><text:span text:style-name="Default_20_Paragraph_20_Font"><text:span text:style-name="T5"> </text:span></text:span><text:span text:style-name="Default_20_Paragraph_20_Font"><text:span text:style-name="T1">videtur, Numquid igitur in libro,<text:line-break/>quem explicare instituimus, qui de vocibus. scripsit </text:span></text:span><text:span text:style-name="Default_20_Paragraph_20_Font"><text:span text:style-name="T20">κατει</text:span></text:span><text:span text:style-name="Default_20_Paragraph_20_Font"><text:span text:style-name="T5">-<text:line-break/></text:span></text:span><text:span text:style-name="Default_20_Paragraph_20_Font"><text:span text:style-name="T20">λοῆσαι</text:span></text:span><text:span text:style-name="Default_20_Paragraph_20_Font"><text:span text:style-name="T5">, </text:span></text:span><text:span text:style-name="Default_20_Paragraph_20_Font"><text:span text:style-name="T1">tale quid significari innuit, voces quasi occlusas et<text:line-break/>coactas ostendens, ut accipiamus de veribus esse dictum,<text:line-break/>quae exire nequeunt: quando incidit iis, qui gracili sunt<text:line-break/>voce, an hoc minime convenit? Potuit enim. sistentes<text:line-break/>vel impeditas vel tardas vel aliquid tale scribere, qui</text:span></text:span></text:p>
      <text:p text:style-name="P16"><text:span text:style-name="Default_20_Paragraph_20_Font"><text:span text:style-name="T1">significare volebat, adeo impedita esse voce hominem, ut<text:line-break/>vix. loqui posset. Eam etiam a vinculo. licet veluti vin-<text:line-break/>. etam accipere vocem esse dictam hoc Ioco, adeoque ludi--<text:line-break/>eat de vinculis sc poeta dixisse:<text:tab/>.<text:tab/>i</text:span></text:span></text:p>
      <text:p text:style-name="Normal"><text:span text:style-name="Default_20_Paragraph_20_Font"><text:span text:style-name="T1">scdoi</text:span></text:span><text:span text:style-name="Default_20_Paragraph_20_Font"><text:span text:style-name="T12">v</text:span></text:span><text:span text:style-name="Default_20_Paragraph_20_Font"><text:span text:style-name="T1"> </text:span></text:span><text:span text:style-name="Default_20_Paragraph_20_Font"><text:span text:style-name="T20">ούκ</text:span></text:span><text:span text:style-name="Default_20_Paragraph_20_Font"><text:span text:style-name="T5"> </text:span></text:span><text:span text:style-name="Default_20_Paragraph_20_Font"><text:span text:style-name="T20">ἐθὲλο</text:span></text:span><text:span text:style-name="Default_20_Paragraph_20_Font"><text:span text:style-name="T21">ν</text:span></text:span><text:span text:style-name="Default_20_Paragraph_20_Font"><text:span text:style-name="T20">τα</text:span></text:span><text:span text:style-name="Default_20_Paragraph_20_Font"><text:span text:style-name="T5"> </text:span></text:span><text:span text:style-name="Default_20_Paragraph_20_Font"><text:span text:style-name="T20">βίη</text:span></text:span><text:span text:style-name="Default_20_Paragraph_20_Font"><text:span text:style-name="T5"> </text:span></text:span><text:span text:style-name="Default_20_Paragraph_20_Font"><text:span text:style-name="T20">δήσαντες</text:span></text:span><text:span text:style-name="Default_20_Paragraph_20_Font"><text:span text:style-name="T5"> </text:span></text:span><text:span text:style-name="Default_20_Paragraph_20_Font"><text:span text:style-name="T20">ἄγουσιν</text:span></text:span><text:span text:style-name="Default_20_Paragraph_20_Font"><text:span text:style-name="T5">.</text:span></text:span></text:p>
      <text:p text:style-name="Normal"><text:span text:style-name="Default_20_Paragraph_20_Font"><text:span text:style-name="T1">D</text:span></text:span><text:span text:style-name="Default_20_Paragraph_20_Font"><text:span text:style-name="T12">ucunt vi aln</text:span></text:span><text:span text:style-name="Default_20_Paragraph_20_Font"><text:span text:style-name="T1">d</text:span></text:span><text:span text:style-name="Default_20_Paragraph_20_Font"><text:span text:style-name="T12">l</text:span></text:span><text:span text:style-name="Default_20_Paragraph_20_Font"><text:span text:style-name="T1">flC </text:span></text:span><text:span text:style-name="Default_20_Paragraph_20_Font"><text:span text:style-name="T12">rel</text:span></text:span><text:span text:style-name="Default_20_Paragraph_20_Font"><text:span text:style-name="T1">i</text:span></text:span><text:span text:style-name="Default_20_Paragraph_20_Font"><text:span text:style-name="T12">gatum; q</text:span></text:span><text:span text:style-name="Default_20_Paragraph_20_Font"><text:span text:style-name="T1">ui </text:span></text:span><text:span text:style-name="Default_20_Paragraph_20_Font"><text:span text:style-name="T12">renuebat.</text:span></text:span></text:p>
      <text:p text:style-name="P17">se i <text:span text:style-name="Default_20_Paragraph_20_Font"><text:span text:style-name="T14">c</text:span></text:span> t r . .<text:tab/>i. .<text:tab/><text:span text:style-name="Default_20_Paragraph_20_Font"><text:span text:style-name="T14">. c i., ..</text:span></text:span></text:p>
      <text:p text:style-name="Normal"><text:span text:style-name="Default_20_Paragraph_20_Font"><text:span text:style-name="T1">Liquet porro rectius, si </text:span></text:span><text:span text:style-name="Default_20_Paragraph_20_Font"><text:span text:style-name="T20">κατειλούμε</text:span></text:span><text:span text:style-name="Default_20_Paragraph_20_Font"><text:span text:style-name="T21">ν</text:span></text:span><text:span text:style-name="Default_20_Paragraph_20_Font"><text:span text:style-name="T20">αι</text:span></text:span><text:span text:style-name="Default_20_Paragraph_20_Font"><text:span text:style-name="T11"> </text:span></text:span><text:span text:style-name="Default_20_Paragraph_20_Font"><text:span text:style-name="T1">fit scriptum quam<text:line-break/></text:span></text:span><text:span text:style-name="Default_20_Paragraph_20_Font"><text:span text:style-name="T20">κατειλούσαι</text:span></text:span><text:span text:style-name="Default_20_Paragraph_20_Font"><text:span text:style-name="T11">^ </text:span></text:span><text:span text:style-name="Default_20_Paragraph_20_Font"><text:span text:style-name="T1">qui quidem communis est omnis expositionis<text:line-break/>lanius. Nam quidquid statuas a dictione </text:span></text:span><text:span text:style-name="Default_20_Paragraph_20_Font"><text:span text:style-name="T20">κατειλουσαι</text:span></text:span><text:span text:style-name="Default_20_Paragraph_20_Font"><text:span text:style-name="T5"> </text:span></text:span><text:span text:style-name="Default_20_Paragraph_20_Font"><text:span text:style-name="T1">signi-<text:line-break/>ficari, actionem significat, non passionem Unde maxime<text:line-break/>suspiceris Hippocratis non esse dictionem ; neque enim<text:line-break/>adeo erat graeci sermonis imperitus, ut in eo offenderet<text:line-break/>similiter, ut pueri qui modo litteras discere coeperunt,<text:line-break/>Videtur enim passionem quandam vocis indicari; signisica-<text:line-break/>tur tamen non passio , sed actio , passio vero utique signi-<text:line-break/>ficaretur, scripto vocabulo . </text:span></text:span><text:span text:style-name="Default_20_Paragraph_20_Font"><text:span text:style-name="T20">κατειλούμε</text:span></text:span><text:span text:style-name="Default_20_Paragraph_20_Font"><text:span text:style-name="T21">ν</text:span></text:span><text:span text:style-name="Default_20_Paragraph_20_Font"><text:span text:style-name="T20">αι</text:span></text:span><text:span text:style-name="Default_20_Paragraph_20_Font"><text:span text:style-name="T5">. </text:span></text:span><text:span text:style-name="Default_20_Paragraph_20_Font"><text:span text:style-name="T1">Praeterea si vel<text:line-break/></text:span></text:span><text:span text:style-name="Default_20_Paragraph_20_Font"><text:span text:style-name="T20">κατειλούμεναι</text:span></text:span><text:span text:style-name="Default_20_Paragraph_20_Font"><text:span text:style-name="T11"> </text:span></text:span><text:span text:style-name="Default_20_Paragraph_20_Font"><text:span text:style-name="T1">scribamus, non est Hippocratis institutum</text:span></text:span></text:p>
      <text:p text:style-name="P2"><text:span text:style-name="Default_20_Paragraph_20_Font"><text:span text:style-name="T1">in u siletis et infrequentibus uti nominibus. Jam qui di-<text:line-break/>stortum significari putant, eum his hoc pugnat , quod ille<text:line-break/>in praesagiis dissertum interpretaturus sic scripsit, si re-</text:span></text:span></text:p>
      <text:p text:style-name="P5"><text:span text:style-name="Default_20_Paragraph_20_Font"><text:span text:style-name="T1">. flexa sit palpebra aut labrum aut nasus ; fed neque refle-<text:line-break/>xum, neque aliud ex dictis proprie de vocibus dicatur.<text:line-break/>Quare quidam hujus interpretes libri omnibus quae<text:line-break/>commemoravimus abdicatis pro </text:span></text:span><text:span text:style-name="Default_20_Paragraph_20_Font"><text:span text:style-name="T12">voce</text:span></text:span><text:span text:style-name="Default_20_Paragraph_20_Font"><text:span text:style-name="T1">s 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nguae scri-<text:line-break/></text:span></text:span><text:span text:style-name="Default_20_Paragraph_20_Font"><text:span text:style-name="T1">bunt, exponentes linguas </text:span></text:span><text:span text:style-name="Default_20_Paragraph_20_Font"><text:span text:style-name="T20">κατειλούσας</text:span></text:span><text:span text:style-name="Default_20_Paragraph_20_Font"><text:span text:style-name="T5">, </text:span></text:span><text:span text:style-name="Default_20_Paragraph_20_Font"><text:span text:style-name="T1">quasi devinctas et<text:line-break/>difficulter motas. Quos quidem oportebat ut voces mu-<text:line-break/>taverunt in linguas, ita vel potius quam voces dictionem </text:span></text:span><text:span text:style-name="Default_20_Paragraph_20_Font"><text:span text:style-name="T20">γ</text:span></text:span><text:span text:style-name="Default_20_Paragraph_20_Font"><text:span text:style-name="T5"><text:line-break/></text:span></text:span><text:span text:style-name="Default_20_Paragraph_20_Font"><text:span text:style-name="T20">κατειλ</text:span></text:span><text:span text:style-name="Default_20_Paragraph_20_Font"><text:span text:style-name="T21">ο</text:span></text:span><text:span text:style-name="Default_20_Paragraph_20_Font"><text:span text:style-name="T20">ύσαι</text:span></text:span><text:span text:style-name="Default_20_Paragraph_20_Font"><text:span text:style-name="T5"> </text:span></text:span><text:span text:style-name="Default_20_Paragraph_20_Font"><text:span text:style-name="T1">in </text:span></text:span><text:span text:style-name="Default_20_Paragraph_20_Font"><text:span text:style-name="T20">κατειλούμεναι</text:span></text:span><text:span text:style-name="Default_20_Paragraph_20_Font"><text:span text:style-name="T5"> </text:span></text:span><text:span text:style-name="Default_20_Paragraph_20_Font"><text:span text:style-name="T1">vertere. verum jam fatis de<text:line-break/>dictione </text:span></text:span><text:span text:style-name="Default_20_Paragraph_20_Font"><text:span text:style-name="T20">κατειλοῆσατ</text:span></text:span><text:span text:style-name="Default_20_Paragraph_20_Font"><text:span text:style-name="T5">, </text:span></text:span><text:span text:style-name="Default_20_Paragraph_20_Font"><text:span text:style-name="T1">non magno usui, ut inventa. sit,.<text:line-break/>futura. Sat est enim nosse hic generatim diri et intelligi,<text:line-break/>propter destillationem, quae illis ex capite descendebat,<text:line-break/>laesis vocis organis simul vitiatam esse vocem. Nam in<text:line-break/>humidis tempestatibus et calidis destillationem caput re-</text:span></text:span></text:p>
      <text:p text:style-name="P3"><text:span text:style-name="Default_20_Paragraph_20_Font"><text:span text:style-name="T1">pictum ventri demittere et thoraci operae pretium est<text:line-break/>scire, primum discernendi cau</text:span></text:span><text:span text:style-name="Default_20_Paragraph_20_Font"><text:span text:style-name="T14">t</text:span></text:span><text:span text:style-name="Default_20_Paragraph_20_Font"><text:span text:style-name="T1">a, utrum alia causa hoc<text:line-break/>aegris vitii induxerit, an ex. vulgaribus sit morbis, deinde<text:line-break/>ut occurras ne in tale quid incurras: nam offenfionesex<text:line-break/>aere si provideas, ubi et quemadmodum fiant toto victus<text:line-break/>genere a tempestate dominante diverso instituendo, deali-<text:line-break/>nes, praedicere consequentia velis, id quod certe ex usu<text:line-break/>nobis est, ut praefatione praesagiorum ostensum est vel<text:line-break/>ad hanc rem hoc commentabere, ut corporis in omnibus<text:line-break/>ambientis aeris statibus affectiones cognoscas. Quare con-<text:line-break/>tenti, ut diximus, hoc laetas voces fuisse, praeteritaque<text:line-break/>dictione </text:span></text:span><text:span text:style-name="Default_20_Paragraph_20_Font"><text:span text:style-name="T20">κατειλοῆσαι</text:span></text:span><text:span text:style-name="Default_20_Paragraph_20_Font"><text:span text:style-name="T5">, </text:span></text:span><text:span text:style-name="Default_20_Paragraph_20_Font"><text:span text:style-name="T1">quod illi proximum est inspiciamus.<text:line-break/>Primum enim hos ait, qui coepissent tabescere, luci-<text:line-break/>disse in id symptoma: fecundo loco ardente detentus fe-<text:line-break/>hre phreniticosque. . Proinde censeas tabidis hoc affe-<text:line-break/>ctus ratione accidisse: -nam quum multas alias . causas et</text:span></text:span></text:p>
      <text:p text:style-name="P2"><text:span text:style-name="Default_20_Paragraph_20_Font"><text:span text:style-name="T1">corporis status tabes consequitur, tum praecipue destilla-<text:line-break/>tionem capitis , quam potissimum vocis vitium comitatur.<text:line-break/>Verum febribus ardentibus et phrenitidi per fe tale vocis.<text:line-break/>vitium non succedit, ut incipientibus tabidis. Quia vero<text:line-break/>in hoc statu , quia calidus et humidus et sine ventis fue-<text:line-break/>rat, caput co</text:span></text:span><text:span text:style-name="Default_20_Paragraph_20_Font"><text:span text:style-name="T14">n</text:span></text:span><text:span text:style-name="Default_20_Paragraph_20_Font"><text:span text:style-name="T1">tigit affici, phreniticos et ardente detentos<text:line-break/>febre consecutum hoc est communi de causa symptoma,<text:line-break/>non propter privatam morbi molitionem. Desiccantur<text:line-break/>enim potius in illis, non irrigantur, partes voci attrihu-<text:line-break/>tae, ut accidit in hae tempestate. Quamobrem vox<text:line-break/>elangosa et acuta a siccitate efficitur vocalium organorum,<text:line-break/>rauca ab humiditate.</text:span></text:span></text:p>
      <text:p text:style-name="Normal"><text:span text:style-name="Default_20_Paragraph_20_Font"><text:span text:style-name="T1">XXXHI.</text:span></text:span></text:p>
      <text:p text:style-name="P5"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n fabre</text:span></text:span><text:span text:style-name="Default_20_Paragraph_20_Font"><text:span text:style-name="T1">s </text:span></text:span><text:span text:style-name="Default_20_Paragraph_20_Font"><text:span text:style-name="T12">et</text:span></text:span><text:span text:style-name="Default_20_Paragraph_20_Font"><text:span text:style-name="T1">i</text:span></text:span><text:span text:style-name="Default_20_Paragraph_20_Font"><text:span text:style-name="T12">am arden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s </text:span></text:span><text:span text:style-name="Default_20_Paragraph_20_Font"><text:span text:style-name="T12">et phren</text:span></text:span><text:span text:style-name="Default_20_Paragraph_20_Font"><text:span text:style-name="T1">itrs </text:span></text:span><text:span text:style-name="Default_20_Paragraph_20_Font"><text:span text:style-name="T12">an</text:span></text:span><text:span text:style-name="Default_20_Paragraph_20_Font"><text:span text:style-name="T1">t</text:span></text:span><text:span text:style-name="Default_20_Paragraph_20_Font"><text:span text:style-name="T12">e ver caepe-<text:line-break/>runt post</text:span></text:span><text:span text:style-name="Default_20_Paragraph_20_Font"><text:span text:style-name="T1"> i</text:span></text:span><text:span text:style-name="Default_20_Paragraph_20_Font"><text:span text:style-name="T12">lla fugata , quae praecesterant , ac plur</text:span></text:span><text:span text:style-name="Default_20_Paragraph_20_Font"><text:span text:style-name="T1">i</text:span></text:span><text:span text:style-name="Default_20_Paragraph_20_Font"><text:span text:style-name="T12">mi</text:span></text:span></text:p>
      <text:p text:style-name="P2"><text:span text:style-name="Default_20_Paragraph_20_Font"><text:span text:style-name="T12">tum d</text:span></text:span><text:span text:style-name="Default_20_Paragraph_20_Font"><text:span text:style-name="T1">i</text:span></text:span><text:span text:style-name="Default_20_Paragraph_20_Font"><text:span text:style-name="T12">u aegrotabant, acuta autem h</text:span></text:span><text:span text:style-name="Default_20_Paragraph_20_Font"><text:span text:style-name="T1">i</text:span></text:span><text:span text:style-name="Default_20_Paragraph_20_Font"><text:span text:style-name="T12">s et le</text:span></text:span><text:span text:style-name="Default_20_Paragraph_20_Font"><text:span text:style-name="T1">t</text:span></text:span><text:span text:style-name="Default_20_Paragraph_20_Font"><text:span text:style-name="T12">al</text:span></text:span><text:span text:style-name="Default_20_Paragraph_20_Font"><text:span text:style-name="T1">i</text:span></text:span><text:span text:style-name="Default_20_Paragraph_20_Font"><text:span text:style-name="T12">a<text:line-break/>con</text:span></text:span><text:span text:style-name="Default_20_Paragraph_20_Font"><text:span text:style-name="T1">ti</text:span></text:span><text:span text:style-name="Default_20_Paragraph_20_Font"><text:span text:style-name="T12">gere,</text:span></text:span></text:p>
      <text:p text:style-name="P1"><text:span text:style-name="Default_20_Paragraph_20_Font"><text:span text:style-name="T1">Humorum putredinem, quam pridem pepererat aeris<text:line-break/>temperamentum, verisimile erat frigore succedente in ex-<text:line-break/>trema hieme, impulsam in altum morbos concitatur</text:span></text:span><text:span text:style-name="Default_20_Paragraph_20_Font"><text:span text:style-name="T12">u</text:span></text:span><text:span text:style-name="Default_20_Paragraph_20_Font"><text:span text:style-name="T1">m,<text:line-break/>sacro igni assimiles. Alios igitur quosdam, qui fuerunt<text:line-break/>hujus generis, exponet, hosque ordine ab sacro igni pri-<text:line-break/>mos jam scribit: hae febres funt ardentes et phrenitis ab<text:line-break/>eadem illa quidem profectae causa,- sed differentes locis<text:line-break/>affectis: nam quibus in jecinoris et ventris regionem<text:line-break/>maximeque in ejus os pravus humor decubuit, hos febres<text:line-break/>ardentes sollicitaverunt : quibus in cerebrum pervenit<text:line-break/>phrenitis.</text:span></text:span></text:p>
      <text:p text:style-name="Normal"><text:span text:style-name="Default_20_Paragraph_20_Font"><text:span text:style-name="T1">XXXIV</text:span></text:span></text:p>
      <text:p text:style-name="P1"><text:span text:style-name="Default_20_Paragraph_20_Font"><text:span text:style-name="T12">H</text:span></text:span><text:span text:style-name="Default_20_Paragraph_20_Font"><text:span text:style-name="T1">i</text:span></text:span><text:span text:style-name="Default_20_Paragraph_20_Font"><text:span text:style-name="T12">c au</text:span></text:span><text:span text:style-name="Default_20_Paragraph_20_Font"><text:span text:style-name="T1">t</text:span></text:span><text:span text:style-name="Default_20_Paragraph_20_Font"><text:span text:style-name="T12">em erat subrium ardentium, quae tum grastaban-</text:span></text:span></text:p>
      <text:p text:style-name="P18"><text:span text:style-name="Default_20_Paragraph_20_Font"><text:span text:style-name="T12">tur, status. </text:span></text:span><text:span text:style-name="Default_20_Paragraph_20_Font"><text:span text:style-name="T1">I</text:span></text:span><text:span text:style-name="Default_20_Paragraph_20_Font"><text:span text:style-name="T12">ncipien</text:span></text:span><text:span text:style-name="Default_20_Paragraph_20_Font"><text:span text:style-name="T1">ti</text:span></text:span><text:span text:style-name="Default_20_Paragraph_20_Font"><text:span text:style-name="T12">s coma, sec</text:span></text:span><text:span text:style-name="Default_20_Paragraph_20_Font"><text:span text:style-name="T1">t</text:span></text:span><text:span text:style-name="Default_20_Paragraph_20_Font"><text:span text:style-name="T12">at</text:span></text:span><text:span text:style-name="Default_20_Paragraph_20_Font"><text:span text:style-name="T1">i</text:span></text:span><text:span text:style-name="Default_20_Paragraph_20_Font"><text:span text:style-name="T12">o, horror con</text:span></text:span><text:span text:style-name="Default_20_Paragraph_20_Font"><text:span text:style-name="T1">lit</text:span></text:span><text:span text:style-name="Default_20_Paragraph_20_Font"><text:span text:style-name="T12">a-<text:line-break/>ban</text:span></text:span><text:span text:style-name="Default_20_Paragraph_20_Font"><text:span text:style-name="T1">t</text:span></text:span><text:span text:style-name="Default_20_Paragraph_20_Font"><text:span text:style-name="T12">ur, fabr</text:span></text:span><text:span text:style-name="Default_20_Paragraph_20_Font"><text:span text:style-name="T1">i</text:span></text:span><text:span text:style-name="Default_20_Paragraph_20_Font"><text:span text:style-name="T12">s non acu</text:span></text:span><text:span text:style-name="Default_20_Paragraph_20_Font"><text:span text:style-name="T1">t</text:span></text:span><text:span text:style-name="Default_20_Paragraph_20_Font"><text:span text:style-name="T12">a, neque sit</text:span></text:span><text:span text:style-name="Default_20_Paragraph_20_Font"><text:span text:style-name="T1">i</text:span></text:span><text:span text:style-name="Default_20_Paragraph_20_Font"><text:span text:style-name="T12">s vehemen</text:span></text:span><text:span text:style-name="Default_20_Paragraph_20_Font"><text:span text:style-name="T1">s, </text:span></text:span><text:span text:style-name="Default_20_Paragraph_20_Font"><text:span text:style-name="T12">neque<text:line-break/>. del</text:span></text:span><text:span text:style-name="Default_20_Paragraph_20_Font"><text:span text:style-name="T1">i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a.<text:tab/></text:span></text:span><text:span text:style-name="Default_20_Paragraph_20_Font"><text:span text:style-name="T1">it,</text:span></text:span></text:p>
      <text:p text:style-name="P1"><text:span text:style-name="Default_20_Paragraph_20_Font"><text:span text:style-name="T1">Quae symptomata propter eam, quae tunc erat, tem-<text:line-break/>pestatem ardentibus febribus evenirent, non propria morbi<text:line-break/>ratione, haec annotat. Quare quidam pro </text:span></text:span><text:span text:style-name="Default_20_Paragraph_20_Font"><text:span text:style-name="T20">κωματώδεις</text:span></text:span><text:span text:style-name="Default_20_Paragraph_20_Font"><text:span text:style-name="T5">, </text:span></text:span><text:span text:style-name="Default_20_Paragraph_20_Font"><text:span text:style-name="T1">id est<text:line-break/>. comatosi, male scripserunt </text:span></text:span><text:span text:style-name="Default_20_Paragraph_20_Font"><text:span text:style-name="T20">κα</text:span></text:span><text:span text:style-name="Default_20_Paragraph_20_Font"><text:span text:style-name="T21">ν</text:span></text:span><text:span text:style-name="Default_20_Paragraph_20_Font"><text:span text:style-name="T20">ματώδεις</text:span></text:span><text:span text:style-name="Default_20_Paragraph_20_Font"><text:span text:style-name="T5">, </text:span></text:span><text:span text:style-name="Default_20_Paragraph_20_Font"><text:span text:style-name="T1">id est aestuosi : nam<text:line-break/>est hoc febribus ardentibus peculiare ut etiam perpetuo si-<text:line-break/>tire, nulhnnque prope dixeris eximium esse aliud febrium<text:line-break/>ardentium insigne: verum abunde ex hisce duobus asili-<text:line-break/>maveris compleri , sitim assiduam atque exurentem calo-<text:line-break/>rem, aegris sentientibus. verum hic status . cum caput<text:line-break/>.multa humiditate impleret, comatofum aut omnibus aut<text:line-break/>plerisque, utcumque laborarent, symptoma attulit sub<text:line-break/>morbi in vasto n em , ubi pravi humores nondum eo deve-<text:line-break/>nerant acredinis, ut vigilias vehementes , deliria phreni-<text:line-break/>.timque concitare possent. Ac coma perraro febribus ar-</text:span></text:span></text:p>
      <text:p text:style-name="P3"><text:span text:style-name="Default_20_Paragraph_20_Font"><text:span text:style-name="T1">dentibus est adjunctum, fastidium persaepe; non est per-<text:line-break/>petuum tamen, ut praedicta duo, assidua sitis et demens<text:line-break/>calor. Horrent vero qui febre ardente tenentur raro;<text:line-break/>-quare hoc etiam annotavit. Quod. jam loquitur , febris<text:line-break/>non acuta , aliqui simpliciter , absque negatione , febris<text:line-break/>acuta scribunt, alii cum negatione in hunc modum: febris<text:line-break/>non acuta, .diver</text:span></text:span><text:span text:style-name="Default_20_Paragraph_20_Font"><text:span text:style-name="T14">t</text:span></text:span><text:span text:style-name="Default_20_Paragraph_20_Font"><text:span text:style-name="T1">am utrique scripturam, ratione inducta<text:line-break/>probabili, habentes. Qui omittunt negationem, quia sii-<text:line-break/>velli ab ardente febre acuta febris nequeat, uti nec<text:line-break/>sitis : . alteri ideo scriptum cum negatione confirmantes,<text:line-break/>qui rere iis et novo exemplo acciderit cum coma tum<text:line-break/>haec febris. Quippe his quoque illum ajunt subjun-xisse,<text:line-break/>neque magnopere erant siticulosi , tametsi sit etiam -febri-<text:line-break/>bus ardentibus hoc pecullarissimnm. Esse itaque confen-<text:line-break/>laneum, sicut erant, non perinde sitibundi, sic eos non<text:line-break/>valde febricitasse acute. Potuit etiam quod Hippocrates<text:line-break/>scripserat, febris non valde acuta, esse ab eo qui primus</text:span></text:span></text:p>
      <text:p text:style-name="P3"><text:span text:style-name="Default_20_Paragraph_20_Font"><text:span text:style-name="T1">exscripsit, corruptum errorque mansisse. Hic fe offert<text:line-break/>non parva de omnibus pathognomenicis signis quaestio r<text:line-break/>nam si remotis ipsis affectus potest. species conservari,<text:line-break/>alia his pathognomonicis signis ; erunt nobis ad affectus<text:line-break/>cognoscendos certiora ; quod qui constituat, volet illa me-<text:line-break/>ritu pathognomica indicia appellere et quae ante vocaban-<text:line-break/>dtur indicia pathognomonica assidentia, quorum reparari<text:line-break/>illa non possunt et affectus, ut ita dicam; constituunt es-<text:line-break/>sentiam. Assidentia vero ex his funt, quae saepe illis<text:line-break/>a</text:span></text:span><text:span text:style-name="Default_20_Paragraph_20_Font"><text:span text:style-name="T14">c</text:span></text:span><text:span text:style-name="Default_20_Paragraph_20_Font"><text:span text:style-name="T1">cidunt. Si aeger ergo non sitibundus sit nec magnopere<text:line-break/>febricitet acute , qua jam nota esse morbum illum arden-<text:line-break/>tem febrem dicemus? Quanquam enim permultis febre<text:line-break/>ardente affectis esse fastidiosis contingit,. non est tamen<text:line-break/>hoc affectus proprium, quippe cum multi etiam alii quo-<text:line-break/>modocunque aegrotantes fastidiosi fiant. . Quare neque,<text:line-break/>quod visum quibusdam est, qui fele duxerunt hujusce-<text:line-break/>modi dubitationes declaraturus, etiam nobis est pronun-<text:line-break/>claudum, ab excrementis cognosci inprimis febrem arden-.</text:span></text:span></text:p>
      <text:p text:style-name="P3">tem. Neque enim mera in foIiS ardentibus febribuS biliosa<text:line-break/>alvi reddunt, neque his foIiS fyntexis, id est coIIiquatio,<text:line-break/>accidit; verum sunt haec quidem symptomata maligna et<text:line-break/>exurentium sobrium : ista tamen qui excernunt, multi<text:line-break/>modice sitiunt et caloreS febris ferunt. Verum in prae-<text:line-break/>santi statu ne taIeS quidem erant deiectiones. Nam alvus,<text:line-break/>inquit, his plerisque turbata erat, atque delictiones cru-<text:line-break/>das excernebant et muItasi et tenues. Videtur ergo Hip-<text:line-break/>pocrates febrem ardentem assiduitate cognoscere sitis cato-<text:line-break/>risque exurentis, sicut phrenitim perpetuo delirio. Sic<text:line-break/>enim quamvis non perinde sitiant aegri, neque valide<text:line-break/>exurantur , per totum autem morbum dicta duo sint fym-<text:line-break/>ptomata, febris arxlensi esse dicetur morbus, existetque<text:line-break/>aha febris hac calidior, ut corpus fundat reddatque de-<text:line-break/>jectiones biliofas et coIliquativas. Sed non appellabitur<text:line-break/>ardens febris, nisi adiuncta perpetuo habeat per totum<text:line-break/>morbum paulo ante commemorata duo, irrequietum sitim,</text:p>
      <text:p text:style-name="P3">quarumlibet biberint, ac iniucundum et ardentem fasti-<text:line-break/>diosumque calorem. Proinde adest fere istis intensissima<text:line-break/>sitis et febris fervidilfima. At raro uti nunc, quum fe-<text:line-break/>bris non esset acuta, etiam non perinde aegri erant siti-<text:line-break/>bundi, quae ob id ipsum signavit, sicut etiam hoc, nuIlo<text:line-break/>pacto fuisse deIiros eos, quoniam hoc etiam ardentibus<text:line-break/>febribus accidit. Nam parvae esse signum dementiae desis<text:line-break/>rium ante docuimus.</text:p>
      <text:p text:style-name="Normal">XXXV.</text:p>
      <text:p text:style-name="Normal"><text:span text:style-name="Default_20_Paragraph_20_Font"><text:span text:style-name="T14">A naribus destillarunt.</text:span></text:span></text:p>
      <text:p text:style-name="P1">Hoc in comitibus est maIignarum ardentium febrium,<text:line-break/>ut sanguinis eruptiones, lenium. Et ut breviter dicatur,<text:line-break/>omnis de naribus stiIIa, ut docuimus, pravum est signum.</text:p>
      <text:h text:style-name="P104" text:outline-level="4"><text:bookmark-start text:name="bookmark44"/>XXXVI.<text:bookmark-end text:name="bookmark44"/></text:h>
      <text:p text:style-name="Normal"><text:span text:style-name="Default_20_Paragraph_20_Font"><text:span text:style-name="T14">Exacerbationes plerisque diebus paribus.</text:span></text:span></text:p>
      <text:p text:style-name="P1">Et hoc quoque inter rara est. Nam febres ardentes<text:line-break/>solent adeoque omnes, ita ut illae, morbi mustum acuti,<text:line-break/>accedere diebus imparibus.</text:p>
      <text:h text:style-name="Normal" text:outline-level="4"><text:bookmark-start text:name="bookmark46"/>XXXVII.<text:bookmark-end text:name="bookmark46"/></text:h>
      <text:p text:style-name="Normal"><text:span text:style-name="Default_20_Paragraph_20_Font"><text:span text:style-name="T14">Circa ipsus exacerbationes, oblivio, exolutio, vocis defectus.</text:span></text:span></text:p>
      <text:p text:style-name="P1">Et oblivio manifesta est et monstrata frequenter est<text:line-break/>de exitialibus esse. languorem, id est <text:span text:style-name="Default_20_Paragraph_20_Font"><text:span text:style-name="T23">όυτεσιν</text:span></text:span><text:span text:style-name="Default_20_Paragraph_20_Font"><text:span text:style-name="T28">, </text:span></text:span>veIuti<text:line-break/>dissolutionem et remissionem omnium corporis partium<text:line-break/>ipsum dicere par est, quum non aliter ac resolutis pro-<text:line-break/>lectae appareant. Quod quidem inter signa perniciosa esse<text:line-break/>didicisti, ut de abis quoque symptomatibus omnibus, quae<text:line-break/>hoc libro recensuit. Quare hic interpretanda sunt ea tan-</text:p>
      <text:p text:style-name="P2"><text:span text:style-name="Default_20_Paragraph_20_Font"><text:span text:style-name="T1">tum quae obscura videntur et quae demonstravimus alias,<text:line-break/>solum ad memoriam revocabo; non autem absolutam tra-<text:line-break/>dam eorum doctrinam.</text:span></text:span></text:p>
      <text:h text:style-name="Normal" text:outline-level="4"><text:bookmark-start text:name="bookmark48"/>XXXVI1L<text:bookmark-end text:name="bookmark48"/></text:h>
      <text:p text:style-name="P5"><text:span text:style-name="Default_20_Paragraph_20_Font"><text:span text:style-name="T12">H</text:span></text:span><text:span text:style-name="Default_20_Paragraph_20_Font"><text:span text:style-name="T1">is m</text:span></text:span><text:span text:style-name="Default_20_Paragraph_20_Font"><text:span text:style-name="T12">anuum ac pedum extrema se</text:span></text:span><text:span text:style-name="Default_20_Paragraph_20_Font"><text:span text:style-name="T1">m</text:span></text:span><text:span text:style-name="Default_20_Paragraph_20_Font"><text:span text:style-name="T12">per /r</text:span></text:span><text:span text:style-name="Default_20_Paragraph_20_Font"><text:span text:style-name="T1">i</text:span></text:span><text:span text:style-name="Default_20_Paragraph_20_Font"><text:span text:style-name="T12">g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ora mul</text:span></text:span><text:span text:style-name="Default_20_Paragraph_20_Font"><text:span text:style-name="T1">to-<text:line-break/></text:span></text:span><text:span text:style-name="Default_20_Paragraph_20_Font"><text:span text:style-name="T12">que</text:span></text:span><text:span text:style-name="Default_20_Paragraph_20_Font"><text:span text:style-name="T1"> m</text:span></text:span><text:span text:style-name="Default_20_Paragraph_20_Font"><text:span text:style-name="T12">ax</text:span></text:span><text:span text:style-name="Default_20_Paragraph_20_Font"><text:span text:style-name="T1">im</text:span></text:span><text:span text:style-name="Default_20_Paragraph_20_Font"><text:span text:style-name="T12">e c</text:span></text:span><text:span text:style-name="Default_20_Paragraph_20_Font"><text:span text:style-name="T1">i</text:span></text:span><text:span text:style-name="Default_20_Paragraph_20_Font"><text:span text:style-name="T12">rca exacerba</text:span></text:span><text:span text:style-name="Default_20_Paragraph_20_Font"><text:span text:style-name="T1">ti</text:span></text:span><text:span text:style-name="Default_20_Paragraph_20_Font"><text:span text:style-name="T12">one</text:span></text:span><text:span text:style-name="Default_20_Paragraph_20_Font"><text:span text:style-name="T1">s , j </text:span></text:span><text:span text:style-name="Default_20_Paragraph_20_Font"><text:span text:style-name="T12">ac rursu</text:span></text:span><text:span text:style-name="Default_20_Paragraph_20_Font"><text:span text:style-name="T1">s la</text:span></text:span><text:span text:style-name="Default_20_Paragraph_20_Font"><text:span text:style-name="T12">n</text:span></text:span><text:span text:style-name="Default_20_Paragraph_20_Font"><text:span text:style-name="T1">t</text:span></text:span><text:span text:style-name="Default_20_Paragraph_20_Font"><text:span text:style-name="T12">e ae-<text:line-break/>que pr</text:span></text:span><text:span text:style-name="Default_20_Paragraph_20_Font"><text:span text:style-name="T1">o</text:span></text:span><text:span text:style-name="Default_20_Paragraph_20_Font"><text:span text:style-name="T12">be recalescebant, </text:span></text:span><text:span text:style-name="Default_20_Paragraph_20_Font"><text:span text:style-name="T1">it</text:span></text:span><text:span text:style-name="Default_20_Paragraph_20_Font"><text:span text:style-name="T12">erumque et intelligebant e</text:span></text:span><text:span text:style-name="Default_20_Paragraph_20_Font"><text:span text:style-name="T1">t<text:line-break/></text:span></text:span><text:span text:style-name="Default_20_Paragraph_20_Font"><text:span text:style-name="T12">loquebantur.</text:span></text:span></text:p>
      <text:p text:style-name="P1"><text:span text:style-name="Default_20_Paragraph_20_Font"><text:span text:style-name="T1">Varietatem symptomatum , quae morbi ejus tempesta-<text:line-break/>tis habebant, commemorat, quae sunt omnia prava.</text:span></text:span></text:p>
      <text:h text:style-name="Normal" text:outline-level="4"><text:bookmark-start text:name="bookmark50"/>XXXIX.<text:bookmark-end text:name="bookmark50"/></text:h>
      <text:p text:style-name="P5"><text:span text:style-name="Default_20_Paragraph_20_Font"><text:span text:style-name="T1">Eos </text:span></text:span><text:span text:style-name="Default_20_Paragraph_20_Font"><text:span text:style-name="T12">autem aut a/stdue sapor n</text:span></text:span><text:span text:style-name="Default_20_Paragraph_20_Font"><text:span text:style-name="T1">o</text:span></text:span><text:span text:style-name="Default_20_Paragraph_20_Font"><text:span text:style-name="T12">n somnolentus de</text:span></text:span><text:span text:style-name="Default_20_Paragraph_20_Font"><text:span text:style-name="T1">t</text:span></text:span><text:span text:style-name="Default_20_Paragraph_20_Font"><text:span text:style-name="T12">ineba</text:span></text:span><text:span text:style-name="Default_20_Paragraph_20_Font"><text:span text:style-name="T1">t<text:line-break/>ni</text:span></text:span><text:span text:style-name="Default_20_Paragraph_20_Font"><text:span text:style-name="T12">t v</text:span></text:span><text:span text:style-name="Default_20_Paragraph_20_Font"><text:span text:style-name="T1">i</text:span></text:span><text:span text:style-name="Default_20_Paragraph_20_Font"><text:span text:style-name="T12">g</text:span></text:span><text:span text:style-name="Default_20_Paragraph_20_Font"><text:span text:style-name="T1">il</text:span></text:span><text:span text:style-name="Default_20_Paragraph_20_Font"><text:span text:style-name="T12">iae cu</text:span></text:span><text:span text:style-name="Default_20_Paragraph_20_Font"><text:span text:style-name="T1">m </text:span></text:span><text:span text:style-name="Default_20_Paragraph_20_Font"><text:span text:style-name="T12">laboribus.</text:span></text:span></text:p>
      <text:p text:style-name="P2"><text:span text:style-name="Default_20_Paragraph_20_Font"><text:span text:style-name="T1">Nec hoc quidem obscurum est, qui ea. habeat in me-<text:line-break/>. moria, quae in libro de comate tradita </text:span></text:span><text:span text:style-name="Default_20_Paragraph_20_Font"><text:span text:style-name="T12">t</text:span></text:span><text:span text:style-name="Default_20_Paragraph_20_Font"><text:span text:style-name="T1">uus et in priori-<text:line-break/>bus commentariis. Quum enim vigilare aegri apertis ocu-<text:line-break/>lis non valent, fed connivent fpe firmus conciliandi et<text:line-break/>vigiles tamen manent, vocitamus illud non somnolentum<text:line-break/>coma. Quibus si quis adsit dolor manifeste , vigilabunt<text:line-break/>magis ita affecti, adeo ut ne in phantasiam quidem tenuis<text:line-break/>somni deveniant. Siquidem istis , qui eo comate tencn-<text:line-break/>tur, usu venit ejusmodi quiddam, ut medii inter plane<text:line-break/>vigiles intercedant et dormientes.</text:span></text:span></text:p>
      <text:p text:style-name="Normal"><text:span text:style-name="Default_20_Paragraph_20_Font"><text:span text:style-name="T1">XI..</text:span></text:span></text:p>
      <text:p text:style-name="P5"><text:span text:style-name="Default_20_Paragraph_20_Font"><text:span text:style-name="T12">H</text:span></text:span><text:span text:style-name="Default_20_Paragraph_20_Font"><text:span text:style-name="T1">o</text:span></text:span><text:span text:style-name="Default_20_Paragraph_20_Font"><text:span text:style-name="T12">rum pler</text:span></text:span><text:span text:style-name="Default_20_Paragraph_20_Font"><text:span text:style-name="T1">is</text:span></text:span><text:span text:style-name="Default_20_Paragraph_20_Font"><text:span text:style-name="T12">que alvi defec</text:span></text:span><text:span text:style-name="Default_20_Paragraph_20_Font"><text:span text:style-name="T1">ti</text:span></text:span><text:span text:style-name="Default_20_Paragraph_20_Font"><text:span text:style-name="T12">o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crud</text:span></text:span><text:span text:style-name="Default_20_Paragraph_20_Font"><text:span text:style-name="T1">is, </text:span></text:span><text:span text:style-name="Default_20_Paragraph_20_Font"><text:span text:style-name="T12">tenu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, </text:span></text:span><text:span text:style-name="Default_20_Paragraph_20_Font"><text:span text:style-name="T12">c</text:span></text:span><text:span text:style-name="Default_20_Paragraph_20_Font"><text:span text:style-name="T1">o-<text:line-break/></text:span></text:span><text:span text:style-name="Default_20_Paragraph_20_Font"><text:span text:style-name="T12">p</text:span></text:span><text:span text:style-name="Default_20_Paragraph_20_Font"><text:span text:style-name="T1">r</text:span></text:span><text:span text:style-name="Default_20_Paragraph_20_Font"><text:span text:style-name="T12">osi</text:span></text:span><text:span text:style-name="Default_20_Paragraph_20_Font"><text:span text:style-name="T1">s t</text:span></text:span><text:span text:style-name="Default_20_Paragraph_20_Font"><text:span text:style-name="T12">urbabantur.</text:span></text:span></text:p>
      <text:p text:style-name="P1"><text:span text:style-name="Default_20_Paragraph_20_Font"><text:span text:style-name="T1">Vel hinc liquet non attendere Hrppocratem in diguo-<text:line-break/>fcendis ardentibus morbis speciem dejectionum. Cruda</text:span></text:span></text:p>
      <text:p text:style-name="P2"><text:span text:style-name="Default_20_Paragraph_20_Font"><text:span text:style-name="T1">itaque dicit et tenuia qui tum tenebantur febre ardente<text:line-break/>dejecisse, nec verbum fecit de meris biliosis vel eclliqua-<text:line-break/>tionlbus, quae quidam ludicra esse febrium ardentium ma-<text:line-break/>xima existimant.</text:span></text:span></text:p>
      <text:p text:style-name="P19"><text:span text:style-name="Default_20_Paragraph_20_Font"><text:span text:style-name="T1">.al. ,<text:tab/>XLI.</text:span></text:span></text:p>
      <text:p text:style-name="P5"><text:span text:style-name="Default_20_Paragraph_20_Font"><text:span text:style-name="T1">U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nae</text:span></text:span><text:span text:style-name="Default_20_Paragraph_20_Font"><text:span text:style-name="T1"> m</text:span></text:span><text:span text:style-name="Default_20_Paragraph_20_Font"><text:span text:style-name="T12">ultae, ten</text:span></text:span><text:span text:style-name="Default_20_Paragraph_20_Font"><text:span text:style-name="T1">u</text:span></text:span><text:span text:style-name="Default_20_Paragraph_20_Font"><text:span text:style-name="T12">es, neque</text:span></text:span><text:span text:style-name="Default_20_Paragraph_20_Font"><text:span text:style-name="T1"> I</text:span></text:span><text:span text:style-name="Default_20_Paragraph_20_Font"><text:span text:style-name="T12">udica</text:span></text:span><text:span text:style-name="Default_20_Paragraph_20_Font"><text:span text:style-name="T1">t</text:span></text:span><text:span text:style-name="Default_20_Paragraph_20_Font"><text:span text:style-name="T12">or</text:span></text:span><text:span text:style-name="Default_20_Paragraph_20_Font"><text:span text:style-name="T1">i</text:span></text:span><text:span text:style-name="Default_20_Paragraph_20_Font"><text:span text:style-name="T12">i, neque boni qu</text:span></text:span><text:span text:style-name="Default_20_Paragraph_20_Font"><text:span text:style-name="T1">i</text:span></text:span><text:span text:style-name="Default_20_Paragraph_20_Font"><text:span text:style-name="T12">c-<text:line-break/>. qua</text:span></text:span><text:span text:style-name="Default_20_Paragraph_20_Font"><text:span text:style-name="T1">m </text:span></text:span><text:span text:style-name="Default_20_Paragraph_20_Font"><text:span text:style-name="T12">habebant.</text:span></text:span></text:p>
      <text:p text:style-name="P1"><text:span text:style-name="Default_20_Paragraph_20_Font"><text:span text:style-name="T1">Ubi de urinis agit, quae acciderunt his finiet tradere,<text:line-break/>nec addere; bonum an malum denuncient, nos putans<text:line-break/>quae in praesagiis didicimus in univerfum de vitio vel<text:line-break/>bonitate urinarum memoria tenere. Hic adjunxisse puto,<text:line-break/>quanquam eas dixerat esse tenues , quod illis adscripserit,<text:line-break/>multae. Nam memor docuisse se multitudine urinarum<text:line-break/>.interim judicium fieri, indicavit hoc loco, quamvis. mul-<text:line-break/>tae essent, nihil tamen decretorii luisse, nec boni. Ne-<text:line-break/>que quo purgaret corpus et infestantia amoveret , videtur</text:span></text:span></text:p>
      <text:p text:style-name="P3"><text:span text:style-name="Default_20_Paragraph_20_Font"><text:span text:style-name="T1">nunc molita natura multam urinam; fed quemadmodum<text:line-break/>didicisti, sudores et dejectiones i</text:span></text:span><text:span text:style-name="Default_20_Paragraph_20_Font"><text:span text:style-name="T12">n</text:span></text:span><text:span text:style-name="Default_20_Paragraph_20_Font"><text:span text:style-name="T1">terdum, ut superfluitatis<text:line-break/>humorum in corpore malorum symptomata, excerni,- in-<text:line-break/>turdum expungente natura, ita nunc abundantis in cor-<text:line-break/>pore ferest humoris sunt urinae symptomata. Ideoque eis<text:line-break/>addidit, nihil decretoriis quicquam vel boni, siquidem<text:line-break/>reddebantur, quia ob nimiam copiam eas vasta sustinere<text:line-break/>non poterant, vel quod mordacitate vehementi offenderen-<text:line-break/>tur, itaque ad excernendum contenderent. Hujusmodi<text:line-break/>etiam hae ap</text:span></text:span><text:span text:style-name="Default_20_Paragraph_20_Font"><text:span text:style-name="T12">t</text:span></text:span><text:span text:style-name="Default_20_Paragraph_20_Font"><text:span text:style-name="T1">a tempestate erant quae per ventrem ex-<text:line-break/>oernebantur , ut est ruptu dictum. Et vero etiam fusiores<text:line-break/>illis erant consentanei.</text:span></text:span></text:p>
      <text:p text:style-name="Normal"><text:span text:style-name="Default_20_Paragraph_20_Font"><text:span text:style-name="T1">XLH.</text:span></text:span></text:p>
      <text:p text:style-name="P5"><text:span text:style-name="Default_20_Paragraph_20_Font"><text:span text:style-name="T1">N</text:span></text:span><text:span text:style-name="Default_20_Paragraph_20_Font"><text:span text:style-name="T12">eque quicquam al</text:span></text:span><text:span text:style-name="Default_20_Paragraph_20_Font"><text:span text:style-name="T1">i</text:span></text:span><text:span text:style-name="Default_20_Paragraph_20_Font"><text:span text:style-name="T12">ud sic affect</text:span></text:span><text:span text:style-name="Default_20_Paragraph_20_Font"><text:span text:style-name="T1">is </text:span></text:span><text:span text:style-name="Default_20_Paragraph_20_Font"><text:span text:style-name="T12">decretor</text:span></text:span><text:span text:style-name="Default_20_Paragraph_20_Font"><text:span text:style-name="T1">i</text:span></text:span><text:span text:style-name="Default_20_Paragraph_20_Font"><text:span text:style-name="T12">um appareba</text:span></text:span><text:span text:style-name="Default_20_Paragraph_20_Font"><text:span text:style-name="T1">t:<text:line-break/></text:span></text:span><text:span text:style-name="Default_20_Paragraph_20_Font"><text:span text:style-name="T12">neque fanguis e nar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pr</text:span></text:span><text:span text:style-name="Default_20_Paragraph_20_Font"><text:span text:style-name="T1">ofeta</text:span></text:span><text:span text:style-name="Default_20_Paragraph_20_Font"><text:span text:style-name="T12">bat ; neque absce</text:span></text:span><text:span text:style-name="Default_20_Paragraph_20_Font"><text:span text:style-name="T1">ssus </text:span></text:span><text:span text:style-name="Default_20_Paragraph_20_Font"><text:span text:style-name="T12">a</text:span></text:span><text:span text:style-name="Default_20_Paragraph_20_Font"><text:span text:style-name="T1">li</text:span></text:span><text:span text:style-name="Default_20_Paragraph_20_Font"><text:span text:style-name="T12">u</text:span></text:span><text:span text:style-name="Default_20_Paragraph_20_Font"><text:span text:style-name="T1">s<text:line-break/></text:span></text:span><text:span text:style-name="Default_20_Paragraph_20_Font"><text:span text:style-name="T12">ex consuet</text:span></text:span><text:span text:style-name="Default_20_Paragraph_20_Font"><text:span text:style-name="T1">is </text:span></text:span><text:span text:style-name="Default_20_Paragraph_20_Font"><text:span text:style-name="T12">sud</text:span></text:span><text:span text:style-name="Default_20_Paragraph_20_Font"><text:span text:style-name="T1">imt</text:span></text:span><text:span text:style-name="Default_20_Paragraph_20_Font"><text:span text:style-name="T12">oriu</text:span></text:span><text:span text:style-name="Default_20_Paragraph_20_Font"><text:span text:style-name="T1">s </text:span></text:span><text:span text:style-name="Default_20_Paragraph_20_Font"><text:span text:style-name="T12">edebatur, </text:span></text:span><text:span text:style-name="Default_20_Paragraph_20_Font"><text:span text:style-name="T1">mo</text:span></text:span><text:span text:style-name="Default_20_Paragraph_20_Font"><text:span text:style-name="T12">rieba</text:span></text:span><text:span text:style-name="Default_20_Paragraph_20_Font"><text:span text:style-name="T1">t</text:span></text:span><text:span text:style-name="Default_20_Paragraph_20_Font"><text:span text:style-name="T12">urque unu</text:span></text:span><text:span text:style-name="Default_20_Paragraph_20_Font"><text:span text:style-name="T1">s-</text:span></text:span></text:p>
      <text:p text:style-name="P3"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sque, uti sor</text:span></text:span><text:span text:style-name="Default_20_Paragraph_20_Font"><text:span text:style-name="T1">s </text:span></text:span><text:span text:style-name="Default_20_Paragraph_20_Font"><text:span text:style-name="T12">serebat, errabundo plerumque circa<text:line-break/></text:span></text:span><text:span text:style-name="Default_20_Paragraph_20_Font"><text:span text:style-name="T1">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t</text:span></text:span><text:span text:style-name="Default_20_Paragraph_20_Font"><text:span text:style-name="T1">i</text:span></text:span><text:span text:style-name="Default_20_Paragraph_20_Font"><text:span text:style-name="T12">ones qu</text:span></text:span><text:span text:style-name="Default_20_Paragraph_20_Font"><text:span text:style-name="T1">i</text:span></text:span><text:span text:style-name="Default_20_Paragraph_20_Font"><text:span text:style-name="T12">dam long</text:span></text:span><text:span text:style-name="Default_20_Paragraph_20_Font"><text:span text:style-name="T1">i</text:span></text:span><text:span text:style-name="Default_20_Paragraph_20_Font"><text:span text:style-name="T12">us product</text:span></text:span><text:span text:style-name="Default_20_Paragraph_20_Font"><text:span text:style-name="T1">i, </text:span></text:span><text:span text:style-name="Default_20_Paragraph_20_Font"><text:span text:style-name="T12">v</text:span></text:span><text:span text:style-name="Default_20_Paragraph_20_Font"><text:span text:style-name="T1">o</text:span></text:span><text:span text:style-name="Default_20_Paragraph_20_Font"><text:span text:style-name="T12">ce orb</text:span></text:span><text:span text:style-name="Default_20_Paragraph_20_Font"><text:span text:style-name="T1">i, </text:span></text:span><text:span text:style-name="Default_20_Paragraph_20_Font"><text:span text:style-name="T12">mul</text:span></text:span><text:span text:style-name="Default_20_Paragraph_20_Font"><text:span text:style-name="T1">t</text:span></text:span><text:span text:style-name="Default_20_Paragraph_20_Font"><text:span text:style-name="T12">i</text:span></text:span></text:p>
      <text:p text:style-name="P5"><text:span text:style-name="Default_20_Paragraph_20_Font"><text:span text:style-name="T1">-i </text:span></text:span><text:span text:style-name="Default_20_Paragraph_20_Font"><text:span text:style-name="T12">cu</text:span></text:span><text:span text:style-name="Default_20_Paragraph_20_Font"><text:span text:style-name="T1">m </text:span></text:span><text:span text:style-name="Default_20_Paragraph_20_Font"><text:span text:style-name="T12">sudoribu</text:span></text:span><text:span text:style-name="Default_20_Paragraph_20_Font"><text:span text:style-name="T1">s. </text:span></text:span><text:span text:style-name="Default_20_Paragraph_20_Font"><text:span text:style-name="T12">Aeg</text:span></text:span><text:span text:style-name="Default_20_Paragraph_20_Font"><text:span text:style-name="T1">ris </text:span></text:span><text:span text:style-name="Default_20_Paragraph_20_Font"><text:span text:style-name="T12">sane pern</text:span></text:span><text:span text:style-name="Default_20_Paragraph_20_Font"><text:span text:style-name="T1">i</text:span></text:span><text:span text:style-name="Default_20_Paragraph_20_Font"><text:span text:style-name="T12">ciose assec</text:span></text:span><text:span text:style-name="Default_20_Paragraph_20_Font"><text:span text:style-name="T1">lis </text:span></text:span><text:span text:style-name="Default_20_Paragraph_20_Font"><text:span text:style-name="T12">haec ac-<text:line-break/>ridebant. ;</text:span></text:span></text:p>
      <text:p text:style-name="P1"><text:span text:style-name="Default_20_Paragraph_20_Font"><text:span text:style-name="T1">Qui perniciose habebant, haec iis accidebant, quae<text:line-break/>tibi hic collegit, nimirum symptomata eorum, qui febre<text:line-break/>ardente laborantes perniciose habebant. Quorum sympto-<text:line-break/>matum quodque jam audivisti ante frequenter cur sit per-<text:line-break/>niciosum; male quidem habentibus haec evenerit.</text:span></text:span></text:p>
      <text:p text:style-name="Normal"><text:span text:style-name="Default_20_Paragraph_20_Font"><text:span text:style-name="T14">c</text:span></text:span> P su . ... .su. . ,,</text:p>
      <text:h text:style-name="P112" text:outline-level="4"><text:bookmark-start text:name="bookmark52"/>xLHI.<text:tab/>....<text:bookmark-end text:name="bookmark52"/></text:h>
      <text:p text:style-name="P1"><text:span text:style-name="Default_20_Paragraph_20_Font"><text:span text:style-name="T12">A</text:span></text:span><text:span text:style-name="Default_20_Paragraph_20_Font"><text:span text:style-name="T1">t</text:span></text:span><text:span text:style-name="Default_20_Paragraph_20_Font"><text:span text:style-name="T12">que phren</text:span></text:span><text:span text:style-name="Default_20_Paragraph_20_Font"><text:span text:style-name="T1">it</text:span></text:span><text:span text:style-name="Default_20_Paragraph_20_Font"><text:span text:style-name="T12">icis consi</text:span></text:span><text:span text:style-name="Default_20_Paragraph_20_Font"><text:span text:style-name="T1">mi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a suere.</text:span></text:span></text:p>
      <text:p text:style-name="P20"><text:span text:style-name="Default_20_Paragraph_20_Font"><text:span text:style-name="T1">Finita de ardentibus febribus oratione transit ad ea,<text:line-break/>quae phreniticis acciderunt. Itaque et his ejus verbis sit-<text:line-break/>tendamus.<text:tab/>. --</text:span></text:span></text:p>
      <text:p text:style-name="P3">XCIV.</text:p>
      <text:p text:style-name="Normal"><text:span text:style-name="Default_20_Paragraph_20_Font"><text:span text:style-name="T14">Eli vero siti vacui prorsus erant.</text:span></text:span></text:p>
      <text:p text:style-name="P1">De phreniticis agit: fuisse eoS dicit non sitibundos,<text:line-break/>non tam quod illiS multa humiditas in ore ventriculi<text:line-break/>assiueret, quam quod quae patiebantur non intelligerent<text:line-break/>et facultatem haberent stomachi appetitricem, quae ex-<text:line-break/>stinguebatur.</text:p>
      <text:p text:style-name="Normal">XLV.</text:p>
      <text:p text:style-name="Normal"><text:span text:style-name="Default_20_Paragraph_20_Font"><text:span text:style-name="T1">N</text:span></text:span><text:span text:style-name="Default_20_Paragraph_20_Font"><text:span text:style-name="T14">ullus phreniticorum seriose insanivit, quemadmodum in<text:line-break/>caeteris accidit, sed alia quadam cataphora mala ac<text:line-break/>lenta graviter interibant.<text:line-break/>e ,</text:span></text:span></text:p>
      <text:p text:style-name="P1">Si non praediceret, nec phrenitiCorum valde insani-<text:line-break/>vit quisquam, sed simpliciter dixisset, praesentes pllreni-<text:line-break/>ticos cataphora segni periisse, non erat absurdum acci-<text:line-break/>pere eos conversione in lethargum facta ita defunctos</text:p>
      <text:p text:style-name="P3">esse. Nunc quum fit praedictum, nec valde insanivit<text:line-break/>quisquam, probabilius est periisse cum cataphora, manen-<text:line-break/>Ies phreniticoS, hoc est dementes: hoc enim discrimine<text:line-break/>solo cum febre pbrenitim accipimuS, nulla re aha di-<text:line-break/>stantem a mania, id est insania, quam febre. Mentis<text:line-break/>siquidem utraque noxa est, fed proprium insanientium est<text:line-break/>febre liberoS esse, ut febricitare phreniticorum. Non est<text:line-break/>igitur mirum in corpore crudiS coIIectiS humoribus, ut<text:line-break/>excreta commonstrarent esse, comatulos istos simul et de-<text:line-break/>mentes evasisse: comatulos quidem ex muItitudine et sid-<text:line-break/>gore succorum crudorum , dementes , quod putrescentes<text:line-break/>acredinem pariebant et calorem.</text:p>
      <text:p text:style-name="Normal">XLVI.</text:p>
      <text:p text:style-name="Normal"><text:span text:style-name="Default_20_Paragraph_20_Font"><text:span text:style-name="T14">At erant et aliae febres, de quibus scribetur.</text:span></text:span></text:p>
      <text:p text:style-name="P1">Revocemus ad memoriam , quando postquam supra</text:p>
      <text:p text:style-name="P3">dixit, febrium ardentium, quae vigebant, haec erat na-<text:line-break/>tura, utque hanc narravit et quae istis acciderunt ordine<text:line-break/>omnia; et deinde rurfus dixit, similia et phreniticis ; post-<text:line-break/>ea jam disputatione de his peracta inusserit, erant prae-<text:line-break/>terea aliae febres, de quibus jam acturus fum. Nam his<text:line-break/>verbis febrium esse species, febrem ardentem et pllreni-<text:line-break/>tim ostendit: febrem ardentem, quod perpetuam habeat<text:line-break/>sitim cum perpetuo et multo ardore, phrenitim vero, ut<text:line-break/>quae sit assidua, unaque dementiam perpetuam habeat.</text:p>
      <text:p text:style-name="Normal">XLVII.</text:p>
      <text:p text:style-name="Normal"><text:span text:style-name="Default_20_Paragraph_20_Font"><text:span text:style-name="T14">Dra multis aphthosa, ulcerosa, siuxiones ad pudenda mul-<text:line-break/>tae , ulcera , tubercula intus et extra circum inguina.</text:span></text:span></text:p>
      <text:p text:style-name="P1">Et ante quidem de his fermonem habuit. Verum<text:line-break/>quia de unoquoque feorfum agit, posteaquam ad autu-<text:line-break/>lunum usque generationem productam sacri igniti dixit,</text:p>
      <text:p text:style-name="P3">plane de his quae nunc post eum describuntur omnibus<text:line-break/>idem ostendit. Hac ergo de causa eorundem iterum me-<text:line-break/>m in i L</text:p>
      <text:p text:style-name="Normal">XLVHI.</text:p>
      <text:p text:style-name="P5">L<text:span text:style-name="Default_20_Paragraph_20_Font"><text:span text:style-name="T14">ippuudines humidae, longae, diuturnae, cum doloribus,<text:line-break/>epiphysos palpebrarum feris, intus adnasoebantur, quae<text:line-break/>multorum oculos perderent , quas</text:span></text:span> A<text:span text:style-name="Default_20_Paragraph_20_Font"><text:span text:style-name="T14">cos nominant.</text:span></text:span></text:p>
      <text:p text:style-name="Normal"><text:span text:style-name="Default_20_Paragraph_20_Font"><text:span text:style-name="T12">) V</text:span></text:span></text:p>
      <text:p text:style-name="P1">Abundantis humoris superfluitas videtur duplicem<text:line-break/>habere speciem in crassitiei et tenuitate differentia, ut<text:line-break/>fere in humidisi et tranquiIlis tempestatibus fieri semper<text:line-break/>sedent. Nam nisi peculiaribus utens exercitationibus ven-<text:line-break/>tilesi corpus et totum Iustres concitesque, copiam acerva-<text:line-break/>bis <text:span text:style-name="Default_20_Paragraph_20_Font"><text:span text:style-name="T14">C</text:span></text:span>rassorum humorum et tenuium: crassiorum propter<text:line-break/>socordiam, tenuium et aquoforum, quod vacuati non sint.<text:line-break/>Tenuitatis igitur eorum con<text:span text:style-name="Default_20_Paragraph_20_Font"><text:span text:style-name="T14">i</text:span></text:span>ecturae fiunt, ea quae per aI-<text:line-break/>Vum excernuntur tenuia simiIesque urinae: crassitiei,</text:p>
      <text:p text:style-name="P3">quod omne producitur et plurimis est assidens coma. His<text:line-break/>ergo merito, quibus ad oculoS assiuentia vergebat, humi-<text:line-break/>das IippitudineS fecit ob tenuitatem et palpebrarum ger-<text:line-break/>mina , causa crassitiei. Nam quod ex humore in oculos<text:line-break/>manante humidi exiret, fecit IippitudineS, hoc est cum<text:line-break/>fluxione humida et aquosa; crassiuS vero partibus adhae-<text:line-break/>refcenS affectiS, tubercula excitavit, cossium modo. Quod<text:line-break/>vero <text:span text:style-name="Default_20_Paragraph_20_Font"><text:span text:style-name="T14">C</text:span></text:span>rassi humoris in profundo ocuIormn erat, doIoresi<text:line-break/>peperit.</text:p>
      <text:p text:style-name="Normal">XLIX.</text:p>
      <text:p text:style-name="P5"><text:span text:style-name="Default_20_Paragraph_20_Font"><text:span text:style-name="T14">Enasoebantur vero et in aliis ulceribus multa et in pu-<text:line-break/>dendis.</text:span></text:span></text:p>
      <text:p text:style-name="P1">Quae materiae crassitudine in palpebris excrescebant,<text:line-break/>non hic tantum, verum in pudendis quoque exstitisse ait<text:line-break/>et si qua pars alia forte esset exu<text:span text:style-name="Default_20_Paragraph_20_Font"><text:span text:style-name="T14">l</text:span></text:span>cerata, humorum cras-</text:p>
      <text:p text:style-name="P3">fitie, ut dictum est, ejusmodi essiciente excrescentias, quas<text:line-break/>IhngoS vulgo vocant. n</text:p>
      <text:p text:style-name="Normal"><text:span text:style-name="Default_20_Paragraph_20_Font"><text:span text:style-name="T14">Carbunculi aestate multi et alia quae putredines vocantur.</text:span></text:span></text:p>
      <text:p text:style-name="P1">Atque quod commoraretur in corpore pravus humor,<text:line-break/>putredo increscebat; aestate vero excipiente, neque ipsa<text:line-break/>etesias habente, multo magis evaluit. Ideoque calidi<text:line-break/>morbi plures et prioribus maligniores viguerunt. Osten-<text:line-break/>dimus enim carbunculum ex calido quidem fervore , ve-<text:line-break/>ru m crassa materia constitui.</text:p>
      <text:h text:style-name="Normal" text:outline-level="4"><text:bookmark-start text:name="bookmark54"/>LI.<text:bookmark-end text:name="bookmark54"/></text:h>
      <text:p text:style-name="Normal"><text:span text:style-name="Default_20_Paragraph_20_Font"><text:span text:style-name="T14">Pustulae quoque magnae.</text:span></text:span></text:p>
      <text:p text:style-name="P1">Apertum est ab <text:span text:style-name="Default_20_Paragraph_20_Font"><text:span text:style-name="T23">ἐκθύειν</text:span></text:span><text:span text:style-name="Default_20_Paragraph_20_Font"><text:span text:style-name="T28">, </text:span></text:span>quod est scop<text:span text:style-name="Default_20_Paragraph_20_Font"><text:span text:style-name="T14">pi</text:span></text:span>h<text:span text:style-name="Default_20_Paragraph_20_Font"><text:span text:style-name="T14">l, </text:span></text:span>id est</text:p>
      <text:p text:style-name="P3">erumpere, derivatum esse <text:span text:style-name="Default_20_Paragraph_20_Font"><text:span text:style-name="T23">ἐκθύμασι</text:span></text:span><text:span text:style-name="Default_20_Paragraph_20_Font"><text:span text:style-name="T30">, </text:span></text:span>id est papuIiS, no-<text:line-break/>men, in iiS quae sponte extuberant in cute. Haec con-<text:line-break/>stant superfluiS scilicet humoribus. Atque qualitatem etiam<text:line-break/>non injuria subsequuntur, quum tenues humores exulce-<text:line-break/>rationem potiuS quam tumoreS creent, at <text:span text:style-name="Default_20_Paragraph_20_Font"><text:span text:style-name="T14">C</text:span></text:span>rassi in tumo-<text:line-break/>rem pellem attollant. Liquet autem, quae nunc in cute<text:line-break/>sponte funt genita, ejusdem esse generis cum illisi quae in<text:line-break/>palpebris et ulceribuS praedixit excrescere.</text:p>
      <text:p text:style-name="Normal">Lu.</text:p>
      <text:p text:style-name="Normal"><text:span text:style-name="Default_20_Paragraph_20_Font"><text:span text:style-name="T14">Perpetes multis magni.</text:span></text:span></text:p>
      <text:p text:style-name="P1">Magnos aut quod multum occuparent Ioci, aut quod<text:line-break/>adiunctam malignam exulcerationem haberent, appellavit:<text:line-break/>utrumque autem fuccedit dicto humorum vitio.</text:p>
      <text:p text:style-name="Normal"><text:span text:style-name="Default_20_Paragraph_20_Font"><text:span text:style-name="T14">sum</text:span></text:span></text:p>
      <text:p text:style-name="Normal">LUI.</text:p>
      <text:p text:style-name="Normal"><text:span text:style-name="Default_20_Paragraph_20_Font"><text:span text:style-name="T14">Quae ad alvum spectant, plerisque multa et nox</text:span></text:span>i<text:span text:style-name="Default_20_Paragraph_20_Font"><text:span text:style-name="T14">a conti-</text:span></text:span></text:p>
      <text:p text:style-name="P2"><text:span text:style-name="Default_20_Paragraph_20_Font"><text:span text:style-name="T14">gerunt, primum quidem tenesmi multis molesti, plurimis<text:line-break/>vero pueris omnibusque impuberibus eorumque plurimi<text:line-break/>interierunt, lienterici multi.</text:span></text:span></text:p>
      <text:p text:style-name="P1">t</text:p>
      <text:p text:style-name="P1">Tum humiditate aetatis, tum quia plus cibi sumen-<text:line-break/>Ies pueri, nutrimenta saepe corrumpunt, merito tenesmo<text:line-break/>corripiebantur. Qui cum alioqui doIorificus est et mole-<text:line-break/>stas affectus , dolorislcuS propter tensionem, moIestuS quod<text:line-break/>assidue desidendum sit ; tum vero in hoc statu , quem ple-<text:line-break/>thoricum simul et pravis humoribus fuisse exundantem<text:line-break/>diximus, multi magiS Iienteria tenebantur. Nam debili-<text:line-break/>tata facultate retentrice fieri lienterias didicisti. Est porro<text:line-break/>consentaneum, sicut extincta fere erat facultas ventris<text:line-break/>nutritiva, undfu cibos prorsus ait paulo post eos fastidi-<text:line-break/>visse , sic retentricem etiam fuisse laesam.</text:p>
      <text:p text:style-name="P3">LIV.</text:p>
      <text:p text:style-name="Normal"><text:span text:style-name="Default_20_Paragraph_20_Font"><text:span text:style-name="T14">D</text:span></text:span>y<text:span text:style-name="Default_20_Paragraph_20_Font"><text:span text:style-name="T14">senteria laborabant, neque hi admodum moleste.</text:span></text:span></text:p>
      <text:p text:style-name="P1">Confentaneum erat inferri hoc praedicta quibusdam<text:line-break/>qui non dolorofe aegrotarant. Sed nullus is est praedictus.<text:line-break/>Immo vero contra magis et priores omnes , qui et ante<text:line-break/>lientericos dicti sunt tenesmo Iaborasse doIorofeque aegro-<text:line-break/>taransi Quare est fortassis scriptura corrupta, quo modo<text:line-break/>in muttis libris aliae mendae muItae , a primo librario<text:line-break/>commissae, manserunt. Nam rectius scriptum sit: hique<text:line-break/>admodum doIorofe. Quidam vero dictum ajunt, neque hi<text:line-break/>admodum doIorofe , perinde ac musti dysenterici non fue-<text:line-break/>runt, volente indicare Hippocrate ex hoc <text:span text:style-name="Default_20_Paragraph_20_Font"><text:span text:style-name="T14">dolorose</text:span></text:span> ge-<text:line-break/>nerationem morbi, non modum. Quidam quod dysenteri-<text:line-break/>cisi nuIIo dolore affectis adiunctum sit, ideo dicunt, neque<text:line-break/>hi admodum doIorofe, ab eo esse adjunctum : ut inteIli-<text:line-break/>gamus Iientericos necessario esse doIore vacuos.</text:p>
      <text:p text:style-name="P3">L V.</text:p>
      <text:p text:style-name="P5"><text:span text:style-name="Default_20_Paragraph_20_Font"><text:span text:style-name="T14">Dese</text:span></text:span>r<text:span text:style-name="Default_20_Paragraph_20_Font"><text:span text:style-name="T14">tiones autem biliosae et pingues et tenues et aquo-<text:line-break/>sue. Ac multis quidem eo morbus ipse decubuit tum<text:line-break/>citra febres tum in febribus. Tormina cum doloribus<text:line-break/>aderant, itemque sursum volvuli maligni. Multorum-<text:line-break/>que prodeuntium ac suppressorum exitus, at neque ex--<text:line-break/>euntia dolores solvebant, multaeque corporis partes pa-<text:line-break/>suebantur.</text:span></text:span></text:p>
      <text:p text:style-name="P1">Praesens sermo omne genus continet morbi, quatenus<text:line-break/>natura inter se homines aetatibusque et Victu distant. Ergo<text:line-break/>cum aliis alius abundaret succisi, a statu aëris hunc, ut<text:line-break/>demonstravimus, auxit; tandem putredine excipiente, pu-<text:line-break/>tresactio pro humorum differentia collectorum variabat.<text:line-break/>.Iam quia haec in locum se cuique aegro natura imbecil-<text:line-break/>limum conserebat, multis, quia satis multi homines essent,<text:line-break/>contingit partibus laedi. Proinde erat probabile natura</text:p>
      <text:p text:style-name="P3">biliosis et iis qui in aetatis erant flore et <text:span text:style-name="Default_20_Paragraph_20_Font"><text:span text:style-name="T14">P</text:span></text:span>ollicitis iiSque<text:line-break/>qui laboribuS sese et administrationibuS conficerent, haec<text:line-break/>abundasse. Pinguia colliquationiS esse ipfe signa docuit:<text:line-break/>aquosa tenuiS et serosae humiditatis. Porro multos dicit<text:line-break/>hoc morbo laborasse, hoc est deiecisse talia: etenim ci-<text:line-break/>Ira febres hoc dicit quibusdam accidisse. At exitus, hoc<text:line-break/>est vacuationes illis ait contigisse mulierum, quae inerant<text:line-break/>in corpore et suppressa erant , quod fortassis significat quum<text:line-break/>etiamnum musta in corpore retinerentur, tamen multa<text:line-break/>exiisse, quominus exeuntia dolores foIvisse. Nam quo-<text:line-break/>modo solverent illa , quum quae supprimerentur essent<text:line-break/>etiam multa.</text:p>
      <text:h text:style-name="Normal" text:outline-level="4"><text:bookmark-start text:name="bookmark56"/>LVI.<text:bookmark-end text:name="bookmark56"/></text:h>
      <text:p text:style-name="P5">O<text:span text:style-name="Default_20_Paragraph_20_Font"><text:span text:style-name="T14">blatis etiam dissicile auscultabantur. Etenim purgatio-<text:line-break/>nes plurimos oblaedebant. Qui vero dta aspiciebantur,<text:line-break/>eorum plerique celeriter moriebantur. Multis quoque<text:line-break/>vita longior degebatur.</text:span></text:span></text:p>
      <text:p text:style-name="P2"><text:span text:style-name="Default_20_Paragraph_20_Font"><text:span text:style-name="T1">oblata potest dicere tum omnia in communi remedia,<text:line-break/>tum privatim cibum et potionem. Purgationes, quarum<text:line-break/>fecit mentionem, utrisque possunt annumerari. Nam ni-<text:line-break/>hil contulisse ita affectis remedia, etiamsi ille nihil di-<text:line-break/>xisset, in aperto esu Si quidem quum multi morerentur,<text:line-break/>nullius erant usus omnibus illis remedia.</text:span></text:span></text:p>
      <text:p text:style-name="Normal">L VII.</text:p>
      <text:p text:style-name="P5"><text:span text:style-name="Default_20_Paragraph_20_Font"><text:span text:style-name="T1">U</text:span></text:span><text:span text:style-name="Default_20_Paragraph_20_Font"><text:span text:style-name="T12">t au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m </text:span></text:span><text:span text:style-name="Default_20_Paragraph_20_Font"><text:span text:style-name="T12">in summa dica</text:span></text:span><text:span text:style-name="Default_20_Paragraph_20_Font"><text:span text:style-name="T1">m, </text:span></text:span><text:span text:style-name="Default_20_Paragraph_20_Font"><text:span text:style-name="T12">omne</text:span></text:span><text:span text:style-name="Default_20_Paragraph_20_Font"><text:span text:style-name="T1">s t</text:span></text:span><text:span text:style-name="Default_20_Paragraph_20_Font"><text:span text:style-name="T12">um qu</text:span></text:span><text:span text:style-name="Default_20_Paragraph_20_Font"><text:span text:style-name="T1">i </text:span></text:span><text:span text:style-name="Default_20_Paragraph_20_Font"><text:span text:style-name="T12">morb</text:span></text:span><text:span text:style-name="Default_20_Paragraph_20_Font"><text:span text:style-name="T1">is </text:span></text:span><text:span text:style-name="Default_20_Paragraph_20_Font"><text:span text:style-name="T12">long</text:span></text:span><text:span text:style-name="Default_20_Paragraph_20_Font"><text:span text:style-name="T1">is,<text:line-break/>t</text:span></text:span><text:span text:style-name="Default_20_Paragraph_20_Font"><text:span text:style-name="T12">u</text:span></text:span><text:span text:style-name="Default_20_Paragraph_20_Font"><text:span text:style-name="T1">m </text:span></text:span><text:span text:style-name="Default_20_Paragraph_20_Font"><text:span text:style-name="T12">qu</text:span></text:span><text:span text:style-name="Default_20_Paragraph_20_Font"><text:span text:style-name="T1">i </text:span></text:span><text:span text:style-name="Default_20_Paragraph_20_Font"><text:span text:style-name="T12">acuti</text:span></text:span><text:span text:style-name="Default_20_Paragraph_20_Font"><text:span text:style-name="T1">s </text:span></text:span><text:span text:style-name="Default_20_Paragraph_20_Font"><text:span text:style-name="T12">aegrotaban</text:span></text:span><text:span text:style-name="Default_20_Paragraph_20_Font"><text:span text:style-name="T1">t , </text:span></text:span><text:span text:style-name="Default_20_Paragraph_20_Font"><text:span text:style-name="T12">ex hi</text:span></text:span><text:span text:style-name="Default_20_Paragraph_20_Font"><text:span text:style-name="T1">s m</text:span></text:span><text:span text:style-name="Default_20_Paragraph_20_Font"><text:span text:style-name="T12">ax</text:span></text:span><text:span text:style-name="Default_20_Paragraph_20_Font"><text:span text:style-name="T1">i</text:span></text:span><text:span text:style-name="Default_20_Paragraph_20_Font"><text:span text:style-name="T12">me quae per<text:line-break/>alvu</text:span></text:span><text:span text:style-name="Default_20_Paragraph_20_Font"><text:span text:style-name="T1">m </text:span></text:span><text:span text:style-name="Default_20_Paragraph_20_Font"><text:span text:style-name="T12">secedebant</text:span></text:span><text:span text:style-name="Default_20_Paragraph_20_Font"><text:span text:style-name="T1">, i</text:span></text:span><text:span text:style-name="Default_20_Paragraph_20_Font"><text:span text:style-name="T12">n</text:span></text:span><text:span text:style-name="Default_20_Paragraph_20_Font"><text:span text:style-name="T1">t</text:span></text:span><text:span text:style-name="Default_20_Paragraph_20_Font"><text:span text:style-name="T12">er</text:span></text:span><text:span text:style-name="Default_20_Paragraph_20_Font"><text:span text:style-name="T1">i</text:span></text:span><text:span text:style-name="Default_20_Paragraph_20_Font"><text:span text:style-name="T12">erunt. o</text:span></text:span><text:span text:style-name="Default_20_Paragraph_20_Font"><text:span text:style-name="T1">m</text:span></text:span><text:span text:style-name="Default_20_Paragraph_20_Font"><text:span text:style-name="T12">ne</text:span></text:span><text:span text:style-name="Default_20_Paragraph_20_Font"><text:span text:style-name="T1">s </text:span></text:span><text:span text:style-name="Default_20_Paragraph_20_Font"><text:span text:style-name="T12">en</text:span></text:span><text:span text:style-name="Default_20_Paragraph_20_Font"><text:span text:style-name="T1">i</text:span></text:span><text:span text:style-name="Default_20_Paragraph_20_Font"><text:span text:style-name="T12">m alvu</text:span></text:span><text:span text:style-name="Default_20_Paragraph_20_Font"><text:span text:style-name="T1">s </text:span></text:span><text:span text:style-name="Default_20_Paragraph_20_Font"><text:span text:style-name="T12">sustul</text:span></text:span><text:span text:style-name="Default_20_Paragraph_20_Font"><text:span text:style-name="T1">it.</text:span></text:span></text:p>
      <text:p text:style-name="P1"><text:span text:style-name="Default_20_Paragraph_20_Font"><text:span text:style-name="T1">Et pestis quoque illa longissima, quae nostra aetate<text:line-break/>vulgata est, ex iis quae per alvum vacuantur, omnes<text:line-break/>prope peremit. Quae evacuabantur, erat colliquatio.<text:line-break/>Quod quidem esse symptoma videtur in perpetuum febris,<text:line-break/>quam pestilentem privatim vocitant, quum mortales vel<text:line-break/>citra pestem corripiat.</text:span></text:span></text:p>
      <text:p text:style-name="P21"><text:span text:style-name="Default_20_Paragraph_20_Font"><text:span text:style-name="T1">sci..<text:tab/>LVHI.</text:span></text:span><text:span text:style-name="Default_20_Paragraph_20_Font"><text:span text:style-name="T12">u</text:span></text:span></text:p>
      <text:p text:style-name="P5"><text:span text:style-name="Default_20_Paragraph_20_Font"><text:span text:style-name="T12">omnes aute</text:span></text:span><text:span text:style-name="Default_20_Paragraph_20_Font"><text:span text:style-name="T1">m i</text:span></text:span><text:span text:style-name="Default_20_Paragraph_20_Font"><text:span text:style-name="T12">n quo</text:span></text:span><text:span text:style-name="Default_20_Paragraph_20_Font"><text:span text:style-name="T1">s </text:span></text:span><text:span text:style-name="Default_20_Paragraph_20_Font"><text:span text:style-name="T12">fune</text:span></text:span><text:span text:style-name="Default_20_Paragraph_20_Font"><text:span text:style-name="T1"> i</text:span></text:span><text:span text:style-name="Default_20_Paragraph_20_Font"><text:span text:style-name="T12">nc</text:span></text:span><text:span text:style-name="Default_20_Paragraph_20_Font"><text:span text:style-name="T1">i</text:span></text:span><text:span text:style-name="Default_20_Paragraph_20_Font"><text:span text:style-name="T12">di, praeter praescripto</text:span></text:span><text:span text:style-name="Default_20_Paragraph_20_Font"><text:span text:style-name="T1">s om</text:span></text:span><text:span text:style-name="Default_20_Paragraph_20_Font"><text:span text:style-name="T12">ne</text:span></text:span><text:span text:style-name="Default_20_Paragraph_20_Font"><text:span text:style-name="T1">s<text:line-break/></text:span></text:span><text:span text:style-name="Default_20_Paragraph_20_Font"><text:span text:style-name="T12">morbo</text:span></text:span><text:span text:style-name="Default_20_Paragraph_20_Font"><text:span text:style-name="T1">s, 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vexabantur, c</text:span></text:span><text:span text:style-name="Default_20_Paragraph_20_Font"><text:span text:style-name="T1">i</text:span></text:span><text:span text:style-name="Default_20_Paragraph_20_Font"><text:span text:style-name="T12">b</text:span></text:span><text:span text:style-name="Default_20_Paragraph_20_Font"><text:span text:style-name="T1">o</text:span></text:span><text:span text:style-name="Default_20_Paragraph_20_Font"><text:span text:style-name="T12">s equ</text:span></text:span>i<text:span text:style-name="Default_20_Paragraph_20_Font"><text:span text:style-name="T12">dem aversabantur.<text:line-break/></text:span></text:span><text:span text:style-name="Default_20_Paragraph_20_Font"><text:span text:style-name="T1">P</text:span></text:span><text:span text:style-name="Default_20_Paragraph_20_Font"><text:span text:style-name="T12">ler</text:span></text:span>i<text:span text:style-name="Default_20_Paragraph_20_Font"><text:span text:style-name="T12">que vero praecipueque h</text:span></text:span><text:span text:style-name="Default_20_Paragraph_20_Font"><text:span text:style-name="T1">i i</text:span></text:span><text:span text:style-name="Default_20_Paragraph_20_Font"><text:span text:style-name="T12">psi et qu</text:span></text:span><text:span text:style-name="Default_20_Paragraph_20_Font"><text:span text:style-name="T1">i </text:span></text:span><text:span text:style-name="Default_20_Paragraph_20_Font"><text:span text:style-name="T12">eodem</text:span></text:span><text:span text:style-name="Default_20_Paragraph_20_Font"><text:span text:style-name="T1"> mo</text:span></text:span><text:span text:style-name="Default_20_Paragraph_20_Font"><text:span text:style-name="T12">do<text:line-break/>affec</text:span></text:span><text:span text:style-name="Default_20_Paragraph_20_Font"><text:span text:style-name="T1">ti </text:span></text:span><text:span text:style-name="Default_20_Paragraph_20_Font"><text:span text:style-name="T12">erant, sed et ex al</text:span></text:span><text:span text:style-name="Default_20_Paragraph_20_Font"><text:span text:style-name="T1">iis </text:span></text:span><text:span text:style-name="Default_20_Paragraph_20_Font"><text:span text:style-name="T12">qui e</text:span></text:span><text:span text:style-name="Default_20_Paragraph_20_Font"><text:span text:style-name="T1">ti</text:span></text:span><text:span text:style-name="Default_20_Paragraph_20_Font"><text:span text:style-name="T12">a</text:span></text:span><text:span text:style-name="Default_20_Paragraph_20_Font"><text:span text:style-name="T1">m </text:span></text:span><text:span text:style-name="Default_20_Paragraph_20_Font"><text:span text:style-name="T12">pern</text:span></text:span><text:span text:style-name="Default_20_Paragraph_20_Font"><text:span text:style-name="T1">i</text:span></text:span><text:span text:style-name="Default_20_Paragraph_20_Font"><text:span text:style-name="T12">c</text:span></text:span><text:span text:style-name="Default_20_Paragraph_20_Font"><text:span text:style-name="T1">i</text:span></text:span><text:span text:style-name="Default_20_Paragraph_20_Font"><text:span text:style-name="T12">ose haberen</text:span></text:span><text:span text:style-name="Default_20_Paragraph_20_Font"><text:span text:style-name="T1">t.</text:span></text:span></text:p>
      <text:p text:style-name="P1"><text:span text:style-name="Default_20_Paragraph_20_Font"><text:span text:style-name="T1">.Etiam hoc symptoma omnes cepit, qui in peste diu- .i<text:line-break/>torna, quae modo viguit, laborabant; quare factum est<text:line-break/>ut multi morerentur. Fortiores ergo, qui vim sibi ipsi<text:line-break/>asserentes cibum oblatum assumpserunt, omnes fere fuper-<text:line-break/>sistes fuerunt. Plurimi vero mori quam comedere quic-<text:line-break/>quam prius duxerunt, atque haec ipsa accidisse illis vi-<text:line-break/>dentur, qui tum aegrotaverunt , maxime vitio ventris:<text:line-break/>etenim et hujus est opus ciborum appetentia. .</text:span></text:span></text:p>
      <text:p text:style-name="Normal"><text:span text:style-name="Default_20_Paragraph_20_Font"><text:span text:style-name="T1">LIX.</text:span></text:span></text:p>
      <text:p text:style-name="Normal"><text:span text:style-name="Default_20_Paragraph_20_Font"><text:span text:style-name="T1">Ai</text:span></text:span><text:span text:style-name="Default_20_Paragraph_20_Font"><text:span text:style-name="T12">ticu</text:span></text:span><text:span text:style-name="Default_20_Paragraph_20_Font"><text:span text:style-name="T1">l</text:span></text:span><text:span text:style-name="Default_20_Paragraph_20_Font"><text:span text:style-name="T12">osi partim qu</text:span></text:span><text:span text:style-name="Default_20_Paragraph_20_Font"><text:span text:style-name="T1">i</text:span></text:span><text:span text:style-name="Default_20_Paragraph_20_Font"><text:span text:style-name="T12">dem erant, parti</text:span></text:span><text:span text:style-name="Default_20_Paragraph_20_Font"><text:span text:style-name="T1">m </text:span></text:span><text:span text:style-name="Default_20_Paragraph_20_Font"><text:span text:style-name="T12">vero si</text:span></text:span><text:span text:style-name="Default_20_Paragraph_20_Font"><text:span text:style-name="T1">ti </text:span></text:span><text:span text:style-name="Default_20_Paragraph_20_Font"><text:span text:style-name="T12">iacui</text:span></text:span></text:p>
      <text:p text:style-name="P2"><text:span text:style-name="Default_20_Paragraph_20_Font"><text:span text:style-name="T1">De iis hoc loco, qui ob alui turbationem, ut ipfe<text:line-break/>appellavit, citra febrem afficiebantur, sermonem habet;<text:line-break/>quod est ex his verbis clarum, quum subdit, ex his quos<text:line-break/>febres te</text:span></text:span><text:span text:style-name="Default_20_Paragraph_20_Font"><text:span text:style-name="T12">n</text:span></text:span><text:span text:style-name="Default_20_Paragraph_20_Font"><text:span text:style-name="T1">ebant aliaqne-, nemo circa potum intempestivus<text:line-break/>erat. Apertum est etiam ex illis, quae supra diximus,<text:line-break/>cur non essent sitibundi omnes, nec siti liberi. Crassitudo<text:line-break/>enim humorum et tenuitas aquosa erat acervata, frigida<text:line-break/>illa quidem sua sponte utraque , fed acquisititium a pu-<text:line-break/>tredine calorem mutuans. Quere in quibus excellebat<text:line-break/>jam putredinosus calor, erunt sitibundi; in quibus non-<text:line-break/>dum, hi contra merito non sitiebant.</text:span></text:span></text:p>
      <text:p text:style-name="Normal"><text:span text:style-name="Default_20_Paragraph_20_Font"><text:span text:style-name="T1">LX.</text:span></text:span></text:p>
      <text:p text:style-name="P5"><text:span text:style-name="Default_20_Paragraph_20_Font"><text:span text:style-name="T12">Qu</text:span></text:span><text:span text:style-name="Default_20_Paragraph_20_Font"><text:span text:style-name="T1">or </text:span></text:span><text:span text:style-name="Default_20_Paragraph_20_Font"><text:span text:style-name="T12">febris al</text:span></text:span><text:span text:style-name="Default_20_Paragraph_20_Font"><text:span text:style-name="T1">i</text:span></text:span><text:span text:style-name="Default_20_Paragraph_20_Font"><text:span text:style-name="T12">aque vexabant, eorum nu</text:span></text:span><text:span text:style-name="Default_20_Paragraph_20_Font"><text:span text:style-name="T1">l</text:span></text:span><text:span text:style-name="Default_20_Paragraph_20_Font"><text:span text:style-name="T12">lu</text:span></text:span><text:span text:style-name="Default_20_Paragraph_20_Font"><text:span text:style-name="T1">s </text:span></text:span><text:span text:style-name="Default_20_Paragraph_20_Font"><text:span text:style-name="T12">sit</text:span></text:span><text:span text:style-name="Default_20_Paragraph_20_Font"><text:span text:style-name="T1">i</text:span></text:span><text:span text:style-name="Default_20_Paragraph_20_Font"><text:span text:style-name="T12">culosu</text:span></text:span><text:span text:style-name="Default_20_Paragraph_20_Font"><text:span text:style-name="T1">s </text:span></text:span><text:span text:style-name="Default_20_Paragraph_20_Font"><text:span text:style-name="T12">po-<text:line-break/>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m i</text:span></text:span><text:span text:style-name="Default_20_Paragraph_20_Font"><text:span text:style-name="T12">ntempest</text:span></text:span><text:span text:style-name="Default_20_Paragraph_20_Font"><text:span text:style-name="T1">m</text:span></text:span><text:span text:style-name="Default_20_Paragraph_20_Font"><text:span text:style-name="T12">e su</text:span></text:span><text:span text:style-name="Default_20_Paragraph_20_Font"><text:span text:style-name="T1">m</text:span></text:span><text:span text:style-name="Default_20_Paragraph_20_Font"><text:span text:style-name="T12">sit , sed quoad potione</text:span></text:span><text:span text:style-name="Default_20_Paragraph_20_Font"><text:span text:style-name="T1">m </text:span></text:span><text:span text:style-name="Default_20_Paragraph_20_Font"><text:span text:style-name="T12">liceba</text:span></text:span><text:span text:style-name="Default_20_Paragraph_20_Font"><text:span text:style-name="T1">t<text:line-break/></text:span></text:span><text:span text:style-name="Default_20_Paragraph_20_Font"><text:span text:style-name="T12">quam vellet victu</text:span></text:span><text:span text:style-name="Default_20_Paragraph_20_Font"><text:span text:style-name="T1">s </text:span></text:span><text:span text:style-name="Default_20_Paragraph_20_Font"><text:span text:style-name="T12">rat</text:span></text:span><text:span text:style-name="Default_20_Paragraph_20_Font"><text:span text:style-name="T1">io</text:span></text:span><text:span text:style-name="Default_20_Paragraph_20_Font"><text:span text:style-name="T12">nem</text:span></text:span><text:span text:style-name="Default_20_Paragraph_20_Font"><text:span text:style-name="T1"> i</text:span></text:span><text:span text:style-name="Default_20_Paragraph_20_Font"><text:span text:style-name="T12">nst</text:span></text:span><text:span text:style-name="Default_20_Paragraph_20_Font"><text:span text:style-name="T1">itu</text:span></text:span><text:span text:style-name="Default_20_Paragraph_20_Font"><text:span text:style-name="T12">ere.</text:span></text:span></text:p>
      <text:p text:style-name="Normal"><text:span text:style-name="Default_20_Paragraph_20_Font"><text:span text:style-name="T14">. r</text:span></text:span></text:p>
      <text:p text:style-name="P2"><text:span text:style-name="Default_20_Paragraph_20_Font"><text:span text:style-name="T1">Posteaquam priori capite dixit de iis qui ex ventre<text:line-break/>laborarunt; quod partim sitibundi, partim non essent, hic<text:line-break/>nunc de aegrotantibus simul cum febre ait, non magno-<text:line-break/>pere ullum fuisse sitibundum, neque ut medicis non esset<text:line-break/>audiens. Quod hinc est factum, quoniam non perinde<text:line-break/>his tantum putredinosae saniei in ventrem, quantum prae-<text:line-break/>dictis, conflueret.</text:span></text:span></text:p>
      <text:p text:style-name="P23"><text:span text:style-name="Default_20_Paragraph_20_Font"><text:span text:style-name="T1">suxi su IXI.<text:tab/></text:span></text:span><text:span text:style-name="Default_20_Paragraph_20_Font"><text:span text:style-name="T14">ii</text:span></text:span></text:p>
      <text:p text:style-name="P5"><text:span text:style-name="Default_20_Paragraph_20_Font"><text:span text:style-name="T12">Ur</text:span></text:span><text:span text:style-name="Default_20_Paragraph_20_Font"><text:span text:style-name="T1">i</text:span></text:span><text:span text:style-name="Default_20_Paragraph_20_Font"><text:span text:style-name="T12">nae au</text:span></text:span><text:span text:style-name="Default_20_Paragraph_20_Font"><text:span text:style-name="T1">t</text:span></text:span><text:span text:style-name="Default_20_Paragraph_20_Font"><text:span text:style-name="T12">em cop</text:span></text:span><text:span text:style-name="Default_20_Paragraph_20_Font"><text:span text:style-name="T1">io</text:span></text:span><text:span text:style-name="Default_20_Paragraph_20_Font"><text:span text:style-name="T12">sae qu</text:span></text:span><text:span text:style-name="Default_20_Paragraph_20_Font"><text:span text:style-name="T1">i</text:span></text:span><text:span text:style-name="Default_20_Paragraph_20_Font"><text:span text:style-name="T12">dem , sed quae ex oblat</text:span></text:span><text:span text:style-name="Default_20_Paragraph_20_Font"><text:span text:style-name="T1">is </text:span></text:span><text:span text:style-name="Default_20_Paragraph_20_Font"><text:span text:style-name="T12">potio-<text:line-break/>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n</text:span></text:span><text:span text:style-name="Default_20_Paragraph_20_Font"><text:span text:style-name="T1">o</text:span></text:span><text:span text:style-name="Default_20_Paragraph_20_Font"><text:span text:style-name="T12">n vacuabantur, </text:span></text:span><text:span text:style-name="Default_20_Paragraph_20_Font"><text:span text:style-name="T1">imo </text:span></text:span><text:span text:style-name="Default_20_Paragraph_20_Font"><text:span text:style-name="T12">exuperabunt. rerum esu-<text:line-break/>c</text:span></text:span><text:span text:style-name="Default_20_Paragraph_20_Font"><text:span text:style-name="T1">l</text:span></text:span><text:span text:style-name="Default_20_Paragraph_20_Font"><text:span text:style-name="T12">aru</text:span></text:span><text:span text:style-name="Default_20_Paragraph_20_Font"><text:span text:style-name="T1">m </text:span></text:span><text:span text:style-name="Default_20_Paragraph_20_Font"><text:span text:style-name="T12">ur</text:span></text:span><text:span text:style-name="Default_20_Paragraph_20_Font"><text:span text:style-name="T1">i</text:span></text:span><text:span text:style-name="Default_20_Paragraph_20_Font"><text:span text:style-name="T12">narum mul</text:span></text:span><text:span text:style-name="Default_20_Paragraph_20_Font"><text:span text:style-name="T1">t</text:span></text:span><text:span text:style-name="Default_20_Paragraph_20_Font"><text:span text:style-name="T12">a quaedam erat prav</text:span></text:span><text:span text:style-name="Default_20_Paragraph_20_Font"><text:span text:style-name="T1">i</text:span></text:span><text:span text:style-name="Default_20_Paragraph_20_Font"><text:span text:style-name="T12">ta</text:span></text:span><text:span text:style-name="Default_20_Paragraph_20_Font"><text:span text:style-name="T1">s. </text:span></text:span><text:span text:style-name="Default_20_Paragraph_20_Font"><text:span text:style-name="T12">Neque<text:line-break/>en</text:span></text:span><text:span text:style-name="Default_20_Paragraph_20_Font"><text:span text:style-name="T1">im </text:span></text:span><text:span text:style-name="Default_20_Paragraph_20_Font"><text:span text:style-name="T12">cra/situd</text:span></text:span><text:span text:style-name="Default_20_Paragraph_20_Font"><text:span text:style-name="T1">o </text:span></text:span><text:span text:style-name="Default_20_Paragraph_20_Font"><text:span text:style-name="T12">era</text:span></text:span><text:span text:style-name="Default_20_Paragraph_20_Font"><text:span text:style-name="T1">t </text:span></text:span><text:span text:style-name="Default_20_Paragraph_20_Font"><text:span text:style-name="T12">neque conc</text:span></text:span><text:span text:style-name="Default_20_Paragraph_20_Font"><text:span text:style-name="T1">o</text:span></text:span><text:span text:style-name="Default_20_Paragraph_20_Font"><text:span text:style-name="T12">c</text:span></text:span><text:span text:style-name="Default_20_Paragraph_20_Font"><text:span text:style-name="T1">ti</text:span></text:span><text:span text:style-name="Default_20_Paragraph_20_Font"><text:span text:style-name="T12">o neque expurgat</text:span></text:span><text:span text:style-name="Default_20_Paragraph_20_Font"><text:span text:style-name="T1">i</text:span></text:span><text:span text:style-name="Default_20_Paragraph_20_Font"><text:span text:style-name="T12">o<text:line-break/>b</text:span></text:span><text:span text:style-name="Default_20_Paragraph_20_Font"><text:span text:style-name="T1">o</text:span></text:span><text:span text:style-name="Default_20_Paragraph_20_Font"><text:span text:style-name="T12">na. tn</text:span></text:span><text:span text:style-name="Default_20_Paragraph_20_Font"><text:span text:style-name="T1"> m</text:span></text:span><text:span text:style-name="Default_20_Paragraph_20_Font"><text:span text:style-name="T12">u</text:span></text:span><text:span text:style-name="Default_20_Paragraph_20_Font"><text:span text:style-name="T1">l</text:span></text:span><text:span text:style-name="Default_20_Paragraph_20_Font"><text:span text:style-name="T12">ti</text:span></text:span><text:span text:style-name="Default_20_Paragraph_20_Font"><text:span text:style-name="T1">s </text:span></text:span><text:span text:style-name="Default_20_Paragraph_20_Font"><text:span text:style-name="T12">na</text:span></text:span><text:span text:style-name="Default_20_Paragraph_20_Font"><text:span text:style-name="T1">m</text:span></text:span><text:span text:style-name="Default_20_Paragraph_20_Font"><text:span text:style-name="T12">que probae per vesicam expurga-<text:line-break/>t</text:span></text:span><text:span text:style-name="Default_20_Paragraph_20_Font"><text:span text:style-name="T1">i</text:span></text:span><text:span text:style-name="Default_20_Paragraph_20_Font"><text:span text:style-name="T12">one</text:span></text:span><text:span text:style-name="Default_20_Paragraph_20_Font"><text:span text:style-name="T1">s </text:span></text:span><text:span text:style-name="Default_20_Paragraph_20_Font"><text:span text:style-name="T12">fac</text:span></text:span><text:span text:style-name="Default_20_Paragraph_20_Font"><text:span text:style-name="T1">t</text:span></text:span><text:span text:style-name="Default_20_Paragraph_20_Font"><text:span text:style-name="T12">ae bona</text:span></text:span><text:span text:style-name="Default_20_Paragraph_20_Font"><text:span text:style-name="T1">m , </text:span></text:span><text:span text:style-name="Default_20_Paragraph_20_Font"><text:span text:style-name="T12">p</text:span></text:span><text:span text:style-name="Default_20_Paragraph_20_Font"><text:span text:style-name="T1">l</text:span></text:span><text:span text:style-name="Default_20_Paragraph_20_Font"><text:span text:style-name="T12">urim</text:span></text:span><text:span text:style-name="Default_20_Paragraph_20_Font"><text:span text:style-name="T1">is </text:span></text:span><text:span text:style-name="Default_20_Paragraph_20_Font"><text:span text:style-name="T12">ver</text:span></text:span><text:span text:style-name="Default_20_Paragraph_20_Font"><text:span text:style-name="T1">o </text:span></text:span><text:span text:style-name="Default_20_Paragraph_20_Font"><text:span text:style-name="T12">coll</text:span></text:span><text:span text:style-name="Default_20_Paragraph_20_Font"><text:span text:style-name="T1">i</text:span></text:span><text:span text:style-name="Default_20_Paragraph_20_Font"><text:span text:style-name="T12">quat</text:span></text:span><text:span text:style-name="Default_20_Paragraph_20_Font"><text:span text:style-name="T1">i</text:span></text:span><text:span text:style-name="Default_20_Paragraph_20_Font"><text:span text:style-name="T12">onem , per-<text:line-break/></text:span></text:span><text:span text:style-name="Default_20_Paragraph_20_Font"><text:span text:style-name="T1">t</text:span></text:span><text:span text:style-name="Default_20_Paragraph_20_Font"><text:span text:style-name="T12">urba</text:span></text:span><text:span text:style-name="Default_20_Paragraph_20_Font"><text:span text:style-name="T1">ti</text:span></text:span><text:span text:style-name="Default_20_Paragraph_20_Font"><text:span text:style-name="T12">one</text:span></text:span><text:span text:style-name="Default_20_Paragraph_20_Font"><text:span text:style-name="T1">m </text:span></text:span><text:span text:style-name="Default_20_Paragraph_20_Font"><text:span text:style-name="T12">et d</text:span></text:span><text:span text:style-name="Default_20_Paragraph_20_Font"><text:span text:style-name="T1">o</text:span></text:span><text:span text:style-name="Default_20_Paragraph_20_Font"><text:span text:style-name="T12">lorem et</text:span></text:span><text:span text:style-name="Default_20_Paragraph_20_Font"><text:span text:style-name="T1"> 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</text:span></text:span><text:span text:style-name="Default_20_Paragraph_20_Font"><text:span text:style-name="T1">tio</text:span></text:span><text:span text:style-name="Default_20_Paragraph_20_Font"><text:span text:style-name="T12">ne</text:span></text:span><text:span text:style-name="Default_20_Paragraph_20_Font"><text:span text:style-name="T1">s </text:span></text:span><text:span text:style-name="Default_20_Paragraph_20_Font"><text:span text:style-name="T12">nplla</text:span></text:span><text:span text:style-name="Default_20_Paragraph_20_Font"><text:span text:style-name="T1">s </text:span></text:span><text:span text:style-name="Default_20_Paragraph_20_Font"><text:span text:style-name="T12">por-<text:line-break/></text:span></text:span><text:span text:style-name="Default_20_Paragraph_20_Font"><text:span text:style-name="T1">t</text:span></text:span><text:span text:style-name="Default_20_Paragraph_20_Font"><text:span text:style-name="T12">endeban</text:span></text:span><text:span text:style-name="Default_20_Paragraph_20_Font"><text:span text:style-name="T1">t.</text:span></text:span></text:p>
      <text:p text:style-name="P2"><text:span text:style-name="Default_20_Paragraph_20_Font"><text:span text:style-name="T1">Quae </text:span></text:span><text:span text:style-name="Default_20_Paragraph_20_Font"><text:span text:style-name="T12">t</text:span></text:span><text:span text:style-name="Default_20_Paragraph_20_Font"><text:span text:style-name="T1">unt dicta, clara omnia Iun t et memoriam, non<text:line-break/>interpretationem postulant. Ipsis namque superiori </text:span></text:span><text:span text:style-name="Default_20_Paragraph_20_Font"><text:span text:style-name="T12">t</text:span></text:span><text:span text:style-name="Default_20_Paragraph_20_Font"><text:span text:style-name="T1">er-<text:line-break/>mone, quem ego exposui, non obscure ostendit, quod<text:line-break/>aliquando urinae symptomatis ratione vacuentur, sicut fu-<text:line-break/>dores, vomitiones et devotiones.</text:span></text:span></text:p>
      <text:p text:style-name="Normal"><text:span text:style-name="Default_20_Paragraph_20_Font"><text:span text:style-name="T1">LXH.</text:span></text:span></text:p>
      <text:p text:style-name="P5"><text:span text:style-name="Default_20_Paragraph_20_Font"><text:span text:style-name="T12">Co</text:span></text:span><text:span text:style-name="Default_20_Paragraph_20_Font"><text:span text:style-name="T1">m</text:span></text:span><text:span text:style-name="Default_20_Paragraph_20_Font"><text:span text:style-name="T12">ate aute</text:span></text:span><text:span text:style-name="Default_20_Paragraph_20_Font"><text:span text:style-name="T1">m </text:span></text:span><text:span text:style-name="Default_20_Paragraph_20_Font"><text:span text:style-name="T12">det</text:span></text:span><text:span text:style-name="Default_20_Paragraph_20_Font"><text:span text:style-name="T1">i</text:span></text:span><text:span text:style-name="Default_20_Paragraph_20_Font"><text:span text:style-name="T12">nebantur, praec</text:span></text:span><text:span text:style-name="Default_20_Paragraph_20_Font"><text:span text:style-name="T1">i</text:span></text:span><text:span text:style-name="Default_20_Paragraph_20_Font"><text:span text:style-name="T12">pue qu</text:span></text:span><text:span text:style-name="Default_20_Paragraph_20_Font"><text:span text:style-name="T1">i</text:span></text:span><text:span text:style-name="Default_20_Paragraph_20_Font"><text:span text:style-name="T12">dem phren</text:span></text:span><text:span text:style-name="Default_20_Paragraph_20_Font"><text:span text:style-name="T1">i</text:span></text:span><text:span text:style-name="Default_20_Paragraph_20_Font"><text:span text:style-name="T12">t</text:span></text:span><text:span text:style-name="Default_20_Paragraph_20_Font"><text:span text:style-name="T1">ici<text:line-break/></text:span></text:span><text:span text:style-name="Default_20_Paragraph_20_Font"><text:span text:style-name="T12">et qui causa fabriritabant ; qu</text:span></text:span><text:span text:style-name="Default_20_Paragraph_20_Font"><text:span text:style-name="T1">i</text:span></text:span><text:span text:style-name="Default_20_Paragraph_20_Font"><text:span text:style-name="T12">n et caeter</text:span></text:span><text:span text:style-name="Default_20_Paragraph_20_Font"><text:span text:style-name="T1">is i</text:span></text:span><text:span text:style-name="Default_20_Paragraph_20_Font"><text:span text:style-name="T12">n o</text:span></text:span><text:span text:style-name="Default_20_Paragraph_20_Font"><text:span text:style-name="T1">m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bus<text:line-break/>max</text:span></text:span><text:span text:style-name="Default_20_Paragraph_20_Font"><text:span text:style-name="T1">imi</text:span></text:span><text:span text:style-name="Default_20_Paragraph_20_Font"><text:span text:style-name="T12">s morb</text:span></text:span><text:span text:style-name="Default_20_Paragraph_20_Font"><text:span text:style-name="T1">is, </text:span></text:span><text:span text:style-name="Default_20_Paragraph_20_Font"><text:span text:style-name="T12">qu</text:span></text:span><text:span text:style-name="Default_20_Paragraph_20_Font"><text:span text:style-name="T1">o</text:span></text:span><text:span text:style-name="Default_20_Paragraph_20_Font"><text:span text:style-name="T12">d cu</text:span></text:span><text:span text:style-name="Default_20_Paragraph_20_Font"><text:span text:style-name="T1">m </text:span></text:span><text:span text:style-name="Default_20_Paragraph_20_Font"><text:span text:style-name="T12">febre contingerent.</text:span></text:span></text:p>
      <text:p text:style-name="P1"><text:span text:style-name="Default_20_Paragraph_20_Font"><text:span text:style-name="T1">Coma meavit materiae crassitudo et praeter caeteros<text:line-break/>iis, quibus erat affectum caput. Est autem phreniticis<text:line-break/>affectum per </text:span></text:span><text:span text:style-name="Default_20_Paragraph_20_Font"><text:span text:style-name="T12">t</text:span></text:span><text:span text:style-name="Default_20_Paragraph_20_Font"><text:span text:style-name="T1">e, fed in ardentibus febribus per accidens.<text:line-break/>Nam febris calor pravos humores ad caput fuh vehit; ab-<text:line-break/>undabant autem tunc crudi et frigidi.</text:span></text:span></text:p>
      <text:p text:style-name="P24"><text:span text:style-name="Default_20_Paragraph_20_Font"><text:span text:style-name="T1">t.. LXI1I.<text:tab/></text:span></text:span><text:span text:style-name="Default_20_Paragraph_20_Font"><text:span text:style-name="T11">...</text:span></text:span></text:p>
      <text:p text:style-name="P5"><text:span text:style-name="Default_20_Paragraph_20_Font"><text:span text:style-name="T1">P</text:span></text:span><text:span text:style-name="Default_20_Paragraph_20_Font"><text:span text:style-name="T12">erpetu</text:span></text:span><text:span text:style-name="Default_20_Paragraph_20_Font"><text:span text:style-name="T1">o </text:span></text:span><text:span text:style-name="Default_20_Paragraph_20_Font"><text:span text:style-name="T12">au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m </text:span></text:span><text:span text:style-name="Default_20_Paragraph_20_Font"><text:span text:style-name="T12">plur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os </text:span></text:span><text:span text:style-name="Default_20_Paragraph_20_Font"><text:span text:style-name="T12">grave c</text:span></text:span><text:span text:style-name="Default_20_Paragraph_20_Font"><text:span text:style-name="T1">o</text:span></text:span><text:span text:style-name="Default_20_Paragraph_20_Font"><text:span text:style-name="T12">ma c</text:span></text:span><text:span text:style-name="Default_20_Paragraph_20_Font"><text:span text:style-name="T1">o</text:span></text:span><text:span text:style-name="Default_20_Paragraph_20_Font"><text:span text:style-name="T12">m</text:span></text:span><text:span text:style-name="Default_20_Paragraph_20_Font"><text:span text:style-name="T1">i</text:span></text:span><text:span text:style-name="Default_20_Paragraph_20_Font"><text:span text:style-name="T12">tabatur aut te-<text:line-break/>nue</text:span></text:span><text:span text:style-name="Default_20_Paragraph_20_Font"><text:span text:style-name="T1">s </text:span></text:span><text:span text:style-name="Default_20_Paragraph_20_Font"><text:span text:style-name="T12">et parv</text:span></text:span><text:span text:style-name="Default_20_Paragraph_20_Font"><text:span text:style-name="T1">i som</text:span></text:span><text:span text:style-name="Default_20_Paragraph_20_Font"><text:span text:style-name="T12">n</text:span></text:span><text:span text:style-name="Default_20_Paragraph_20_Font"><text:span text:style-name="T1">i.</text:span></text:span></text:p>
      <text:p text:style-name="P1"><text:span text:style-name="Default_20_Paragraph_20_Font"><text:span text:style-name="T1">Grave coma, a quo aegre quis excitetur, accipien-<text:line-break/>dunr est, cujus contrarium est quod tenues et parvos<text:line-break/>fomnos habeat, Quorum accidit primum iis, quibus erat-<text:line-break/>situle et copia- exuperabat frigidae materiae, alteris qui-<text:line-break/>bus putrefacta tenuitas.</text:span></text:span></text:p>
      <text:p text:style-name="Normal"><text:span text:style-name="Default_20_Paragraph_20_Font"><text:span text:style-name="T1">LX1U</text:span></text:span></text:p>
      <text:p text:style-name="P25"><text:span text:style-name="Default_20_Paragraph_20_Font"><text:span text:style-name="T12">^prae</text:span></text:span><text:span text:style-name="Default_20_Paragraph_20_Font"><text:span text:style-name="T1">t</text:span></text:span><text:span text:style-name="Default_20_Paragraph_20_Font"><text:span text:style-name="T12">erea multae aliae subrium</text:span></text:span><text:span text:style-name="Default_20_Paragraph_20_Font"><text:span text:style-name="T1"> i</text:span></text:span><text:span text:style-name="Default_20_Paragraph_20_Font"><text:span text:style-name="T12">deae in vulgu</text:span></text:span><text:span text:style-name="Default_20_Paragraph_20_Font"><text:span text:style-name="T1">s </text:span></text:span><text:span text:style-name="Default_20_Paragraph_20_Font"><text:span text:style-name="T12">grastatae<text:line-break/>sun</text:span></text:span><text:span text:style-name="Default_20_Paragraph_20_Font"><text:span text:style-name="T1">t, </text:span></text:span><text:span text:style-name="Default_20_Paragraph_20_Font"><text:span text:style-name="T12">tert</text:span></text:span><text:span text:style-name="Default_20_Paragraph_20_Font"><text:span text:style-name="T1">i</text:span></text:span><text:span text:style-name="Default_20_Paragraph_20_Font"><text:span text:style-name="T12">anaru</text:span></text:span><text:span text:style-name="Default_20_Paragraph_20_Font"><text:span text:style-name="T1">m, </text:span></text:span><text:span text:style-name="Default_20_Paragraph_20_Font"><text:span text:style-name="T12">quartanarum, n</text:span></text:span><text:span text:style-name="Default_20_Paragraph_20_Font"><text:span text:style-name="T1">o</text:span></text:span><text:span text:style-name="Default_20_Paragraph_20_Font"><text:span text:style-name="T12">cturnaru</text:span></text:span><text:span text:style-name="Default_20_Paragraph_20_Font"><text:span text:style-name="T1">m, </text:span></text:span><text:span text:style-name="Default_20_Paragraph_20_Font"><text:span text:style-name="T12">n</text:span></text:span><text:span text:style-name="Default_20_Paragraph_20_Font"><text:span text:style-name="T1">isi-<text:line-break/></text:span></text:span><text:span text:style-name="Default_20_Paragraph_20_Font"><text:span text:style-name="T12">duaru</text:span></text:span><text:span text:style-name="Default_20_Paragraph_20_Font"><text:span text:style-name="T1">m ,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uturnarum , erra</text:span></text:span><text:span text:style-name="Default_20_Paragraph_20_Font"><text:span text:style-name="T1">tic</text:span></text:span><text:span text:style-name="Default_20_Paragraph_20_Font"><text:span text:style-name="T12">arum , anxiaru</text:span></text:span><text:span text:style-name="Default_20_Paragraph_20_Font"><text:span text:style-name="T1">m , i</text:span></text:span><text:span text:style-name="Default_20_Paragraph_20_Font"><text:span text:style-name="T12">nc</text:span></text:span><text:span text:style-name="Default_20_Paragraph_20_Font"><text:span text:style-name="T1">o</text:span></text:span><text:span text:style-name="Default_20_Paragraph_20_Font"><text:span text:style-name="T12">n-<text:line-break/>-stant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m. .at. c.<text:tab/>. . .</text:span></text:span></text:p>
      <text:p text:style-name="P1"><text:span text:style-name="Default_20_Paragraph_20_Font"><text:span text:style-name="T1">Quia humores noxii erant diversi, ideo quum alii<text:line-break/>morbi tum plura jam inciderunt febrium genera. Menti-</text:span></text:span></text:p>
      <text:p text:style-name="P2"><text:span text:style-name="Default_20_Paragraph_20_Font"><text:span text:style-name="T1">nit autem intermittentium , quae numero tres sunt, quo-<text:line-break/>tidianarum, tertianarum, quartanarum; tertianarum qui-<text:line-break/>dem et quartanarum nominatim primum quotidianarum<text:line-break/>vero dicendo, nocturnarum. Nam earum quod duplex est<text:line-break/>- differentia, quatenus hae interdiu accedunt, illae noctu,<text:line-break/>inde diversa nomina invenerunt. Hippocrates earum quae<text:line-break/>tum vigebant, mentionem fecit, quod erant nocturnae.<text:line-break/>Memoria itaque </text:span></text:span><text:span text:style-name="Default_20_Paragraph_20_Font"><text:span text:style-name="T12">r</text:span></text:span><text:span text:style-name="Default_20_Paragraph_20_Font"><text:span text:style-name="T1">epetamus etiam quod quum et primo<text:line-break/>libro et fecundo morborum vulgarium tum multos sepa-<text:line-break/>ratim aegros adduxerit, tum integras sit tempestates per-<text:line-break/>sequutus; nusquam nec quintanam, nec septimanam fcri-<text:line-break/>pfit vel aliam febrem multorum dierum. Nec vero etiam<text:line-break/>in tertio libro vulgarium . morborum , neque ante, neque<text:line-break/>posthac ad finem usque. Unde mihi in mentem venit illa,<text:line-break/>quae primo libro vulgarium morborum tradita sunt, in-<text:line-break/>fareta ab alio suspicari , ubi alias esse plurium dierum,<text:line-break/>quam sit quartana, statuit. At i</text:span></text:span><text:span text:style-name="Default_20_Paragraph_20_Font"><text:span text:style-name="T12">n</text:span></text:span><text:span text:style-name="Default_20_Paragraph_20_Font"><text:span text:style-name="T1"> praedicta oratione in-<text:line-break/>termittentium genus propria appellatione non nominavit,</text:span></text:span></text:p>
      <text:p text:style-name="P3"><text:span text:style-name="Default_20_Paragraph_20_Font"><text:span text:style-name="T1">quemadmodum continuarum; fed et tantum omnes ejus<text:line-break/>species perfequutus. Deinde communi nomine continuas<text:line-break/>indicavit, quarum febres ardentes praedixit et phreniti-<text:line-break/>das. Postea longarum nomen et vagarum prodidit, ubi<text:line-break/>misti memor sic ejus, quod est luitio propositae orationis<text:line-break/>dictum, ap</text:span></text:span><text:span text:style-name="Default_20_Paragraph_20_Font"><text:span text:style-name="T12">t</text:span></text:span><text:span text:style-name="Default_20_Paragraph_20_Font"><text:span text:style-name="T1">um omnia, quae collegit, febrium species<text:line-break/>appellare.</text:span></text:span></text:p>
      <text:h text:style-name="Normal" text:outline-level="4"><text:bookmark-start text:name="bookmark58"/>LXU.<text:bookmark-end text:name="bookmark58"/></text:h>
      <text:p text:style-name="P5"><text:span text:style-name="Default_20_Paragraph_20_Font"><text:span text:style-name="T12">At hae omne</text:span></text:span><text:span text:style-name="Default_20_Paragraph_20_Font"><text:span text:style-name="T1">s </text:span></text:span><text:span text:style-name="Default_20_Paragraph_20_Font"><text:span text:style-name="T12">cu</text:span></text:span><text:span text:style-name="Default_20_Paragraph_20_Font"><text:span text:style-name="T1">m m</text:span></text:span><text:span text:style-name="Default_20_Paragraph_20_Font"><text:span text:style-name="T12">u</text:span></text:span><text:span text:style-name="Default_20_Paragraph_20_Font"><text:span text:style-name="T1">lt</text:span></text:span><text:span text:style-name="Default_20_Paragraph_20_Font"><text:span text:style-name="T12">a per</text:span></text:span><text:span text:style-name="Default_20_Paragraph_20_Font"><text:span text:style-name="T1">t</text:span></text:span><text:span text:style-name="Default_20_Paragraph_20_Font"><text:span text:style-name="T12">urba</text:span></text:span><text:span text:style-name="Default_20_Paragraph_20_Font"><text:span text:style-name="T1">t</text:span></text:span><text:span text:style-name="Default_20_Paragraph_20_Font"><text:span text:style-name="T12">ione con</text:span></text:span><text:span text:style-name="Default_20_Paragraph_20_Font"><text:span text:style-name="T1">t</text:span></text:span><text:span text:style-name="Default_20_Paragraph_20_Font"><text:span text:style-name="T12">ingebant , e</text:span></text:span><text:span text:style-name="Default_20_Paragraph_20_Font"><text:span text:style-name="T1">t-<text:line-break/></text:span></text:span><text:span text:style-name="Default_20_Paragraph_20_Font"><text:span text:style-name="T12">en</text:span></text:span><text:span text:style-name="Default_20_Paragraph_20_Font"><text:span text:style-name="T1">i</text:span></text:span><text:span text:style-name="Default_20_Paragraph_20_Font"><text:span text:style-name="T12">m plur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is </text:span></text:span><text:span text:style-name="Default_20_Paragraph_20_Font"><text:span text:style-name="T12">alvi</text:span></text:span><text:span text:style-name="Default_20_Paragraph_20_Font"><text:span text:style-name="T1"> t</text:span></text:span><text:span text:style-name="Default_20_Paragraph_20_Font"><text:span text:style-name="T12">urbaban</text:span></text:span><text:span text:style-name="Default_20_Paragraph_20_Font"><text:span text:style-name="T1">t</text:span></text:span><text:span text:style-name="Default_20_Paragraph_20_Font"><text:span text:style-name="T12">ur, horridae; sudore</text:span></text:span><text:span text:style-name="Default_20_Paragraph_20_Font"><text:span text:style-name="T1">s 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h</text:span></text:span><text:span text:style-name="Default_20_Paragraph_20_Font"><text:span text:style-name="T1">i</text:span></text:span><text:span text:style-name="Default_20_Paragraph_20_Font"><text:span text:style-name="T12">l<text:line-break/>decernebant; ur</text:span></text:span><text:span text:style-name="Default_20_Paragraph_20_Font"><text:span text:style-name="T1">i</text:span></text:span><text:span text:style-name="Default_20_Paragraph_20_Font"><text:span text:style-name="T12">nae quale</text:span></text:span><text:span text:style-name="Default_20_Paragraph_20_Font"><text:span text:style-name="T1">s </text:span></text:span><text:span text:style-name="Default_20_Paragraph_20_Font"><text:span text:style-name="T12">descriptae sun</text:span></text:span><text:span text:style-name="Default_20_Paragraph_20_Font"><text:span text:style-name="T1">t. </text:span></text:span><text:span text:style-name="Default_20_Paragraph_20_Font"><text:span text:style-name="T12">Eorum ver</text:span></text:span><text:span text:style-name="Default_20_Paragraph_20_Font"><text:span text:style-name="T1">o<text:line-break/></text:span></text:span><text:span text:style-name="Default_20_Paragraph_20_Font"><text:span text:style-name="T12">pler</text:span></text:span><text:span text:style-name="Default_20_Paragraph_20_Font"><text:span text:style-name="T1">i</text:span></text:span><text:span text:style-name="Default_20_Paragraph_20_Font"><text:span text:style-name="T12">sque haec erant d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t</text:span></text:span><text:span text:style-name="Default_20_Paragraph_20_Font"><text:span text:style-name="T12">urnq. Neque eni</text:span></text:span><text:span text:style-name="Default_20_Paragraph_20_Font"><text:span text:style-name="T1">m </text:span></text:span><text:span text:style-name="Default_20_Paragraph_20_Font"><text:span text:style-name="T12">h</text:span></text:span><text:span text:style-name="Default_20_Paragraph_20_Font"><text:span text:style-name="T1">i</text:span></text:span><text:span text:style-name="Default_20_Paragraph_20_Font"><text:span text:style-name="T12">s qu</text:span></text:span><text:span text:style-name="Default_20_Paragraph_20_Font"><text:span text:style-name="T1">i<text:line-break/></text:span></text:span><text:span text:style-name="Default_20_Paragraph_20_Font"><text:span text:style-name="T12">creaban</text:span></text:span><text:span text:style-name="Default_20_Paragraph_20_Font"><text:span text:style-name="T1">t</text:span></text:span><text:span text:style-name="Default_20_Paragraph_20_Font"><text:span text:style-name="T12">ur abseejsus quemad</text:span></text:span><text:span text:style-name="Default_20_Paragraph_20_Font"><text:span text:style-name="T1">m</text:span></text:span><text:span text:style-name="Default_20_Paragraph_20_Font"><text:span text:style-name="T12">odum et.</text:span></text:span><text:span text:style-name="Default_20_Paragraph_20_Font"><text:span text:style-name="T1"> i</text:span></text:span><text:span text:style-name="Default_20_Paragraph_20_Font"><text:span text:style-name="T12">n</text:span></text:span><text:span text:style-name="Default_20_Paragraph_20_Font"><text:span text:style-name="T1"> c</text:span></text:span><text:span text:style-name="Default_20_Paragraph_20_Font"><text:span text:style-name="T12">aeter</text:span></text:span><text:span text:style-name="Default_20_Paragraph_20_Font"><text:span text:style-name="T1">i</text:span></text:span><text:span text:style-name="Default_20_Paragraph_20_Font"><text:span text:style-name="T12">s decer-<text:line-break/>nebant. omne</text:span></text:span><text:span text:style-name="Default_20_Paragraph_20_Font"><text:span text:style-name="T1">s </text:span></text:span><text:span text:style-name="Default_20_Paragraph_20_Font"><text:span text:style-name="T12">quide</text:span></text:span><text:span text:style-name="Default_20_Paragraph_20_Font"><text:span text:style-name="T1">m </text:span></text:span><text:span text:style-name="Default_20_Paragraph_20_Font"><text:span text:style-name="T12">o</text:span></text:span><text:span text:style-name="Default_20_Paragraph_20_Font"><text:span text:style-name="T1">m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fuc</text:span></text:span><text:span text:style-name="Default_20_Paragraph_20_Font"><text:span text:style-name="T1">i</text:span></text:span><text:span text:style-name="Default_20_Paragraph_20_Font"><text:span text:style-name="T12">le</text:span></text:span><text:span text:style-name="Default_20_Paragraph_20_Font"><text:span text:style-name="T1">s- </text:span></text:span><text:span text:style-name="Default_20_Paragraph_20_Font"><text:span text:style-name="T12">erant aut<text:line-break/>nu</text:span></text:span><text:span text:style-name="Default_20_Paragraph_20_Font"><text:span text:style-name="T1">l</text:span></text:span><text:span text:style-name="Default_20_Paragraph_20_Font"><text:span text:style-name="T12">lae</text:span></text:span><text:span text:style-name="Default_20_Paragraph_20_Font"><text:span text:style-name="T1"> 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t</text:span></text:span><text:span text:style-name="Default_20_Paragraph_20_Font"><text:span text:style-name="T1">io</text:span></text:span><text:span text:style-name="Default_20_Paragraph_20_Font"><text:span text:style-name="T12">nes .aut diuturnae. H</text:span></text:span><text:span text:style-name="Default_20_Paragraph_20_Font"><text:span text:style-name="T1">i</text:span></text:span><text:span text:style-name="Default_20_Paragraph_20_Font"><text:span text:style-name="T12">s ver</text:span></text:span><text:span text:style-name="Default_20_Paragraph_20_Font"><text:span text:style-name="T1">o </text:span></text:span><text:span text:style-name="Default_20_Paragraph_20_Font"><text:span text:style-name="T12">quamma-<text:line-break/>x</text:span></text:span><text:span text:style-name="Default_20_Paragraph_20_Font"><text:span text:style-name="T1">im</text:span></text:span><text:span text:style-name="Default_20_Paragraph_20_Font"><text:span text:style-name="T12">e</text:span></text:span><text:span text:style-name="Default_20_Paragraph_20_Font"><text:span text:style-name="T1"> 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ban</text:span></text:span><text:span text:style-name="Default_20_Paragraph_20_Font"><text:span text:style-name="T1">t</text:span></text:span><text:span text:style-name="Default_20_Paragraph_20_Font"><text:span text:style-name="T12">ur. Atque horu</text:span></text:span><text:span text:style-name="Default_20_Paragraph_20_Font"><text:span text:style-name="T1">m </text:span></text:span><text:span text:style-name="Default_20_Paragraph_20_Font"><text:span text:style-name="T12">pauc</text:span></text:span><text:span text:style-name="Default_20_Paragraph_20_Font"><text:span text:style-name="T1">i </text:span></text:span><text:span text:style-name="Default_20_Paragraph_20_Font"><text:span text:style-name="T12">ad oc</text:span></text:span><text:span text:style-name="Default_20_Paragraph_20_Font"><text:span text:style-name="T1">t</text:span></text:span><text:span text:style-name="Default_20_Paragraph_20_Font"><text:span text:style-name="T12">ogesimu</text:span></text:span><text:span text:style-name="Default_20_Paragraph_20_Font"><text:span text:style-name="T1">m<text:line-break/>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</text:span></text:span><text:span text:style-name="Default_20_Paragraph_20_Font"><text:span text:style-name="T1">m 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bantur, plur</text:span></text:span><text:span text:style-name="Default_20_Paragraph_20_Font"><text:span text:style-name="T1">i</text:span></text:span><text:span text:style-name="Default_20_Paragraph_20_Font"><text:span text:style-name="T12">mo</text:span></text:span><text:span text:style-name="Default_20_Paragraph_20_Font"><text:span text:style-name="T1">s </text:span></text:span><text:span text:style-name="Default_20_Paragraph_20_Font"><text:span text:style-name="T12">vero, ut sors tulit, rest-</text:span></text:span></text:p>
      <text:p text:style-name="P2"><text:span text:style-name="Default_20_Paragraph_20_Font"><text:span text:style-name="T12">querun</text:span></text:span><text:span text:style-name="Default_20_Paragraph_20_Font"><text:span text:style-name="T1">t. </text:span></text:span><text:span text:style-name="Default_20_Paragraph_20_Font"><text:span text:style-name="T12">Horu</text:span></text:span><text:span text:style-name="Default_20_Paragraph_20_Font"><text:span text:style-name="T1">m </text:span></text:span><text:span text:style-name="Default_20_Paragraph_20_Font"><text:span text:style-name="T12">et</text:span></text:span><text:span text:style-name="Default_20_Paragraph_20_Font"><text:span text:style-name="T1">i</text:span></text:span><text:span text:style-name="Default_20_Paragraph_20_Font"><text:span text:style-name="T12">a</text:span></text:span><text:span text:style-name="Default_20_Paragraph_20_Font"><text:span text:style-name="T1">m </text:span></text:span><text:span text:style-name="Default_20_Paragraph_20_Font"><text:span text:style-name="T12">pauc</text:span></text:span><text:span text:style-name="Default_20_Paragraph_20_Font"><text:span text:style-name="T1">i </text:span></text:span><text:span text:style-name="Default_20_Paragraph_20_Font"><text:span text:style-name="T12">ab h</text:span></text:span><text:span text:style-name="Default_20_Paragraph_20_Font"><text:span text:style-name="T1">y</text:span></text:span><text:span text:style-name="Default_20_Paragraph_20_Font"><text:span text:style-name="T12">drope stan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s </text:span></text:span><text:span text:style-name="Default_20_Paragraph_20_Font"><text:span text:style-name="T12">et<text:line-break/>erec</text:span></text:span><text:span text:style-name="Default_20_Paragraph_20_Font"><text:span text:style-name="T1">ti </text:span></text:span><text:span text:style-name="Default_20_Paragraph_20_Font"><text:span text:style-name="T12">m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ebantur. Multo</text:span></text:span><text:span text:style-name="Default_20_Paragraph_20_Font"><text:span text:style-name="T1">s ^</text:span></text:span><text:span text:style-name="Default_20_Paragraph_20_Font"><text:span text:style-name="T12">den</text:span></text:span><text:span text:style-name="Default_20_Paragraph_20_Font"><text:span text:style-name="T1">i</text:span></text:span><text:span text:style-name="Default_20_Paragraph_20_Font"><text:span text:style-name="T12">que et</text:span></text:span><text:span text:style-name="Default_20_Paragraph_20_Font"><text:span text:style-name="T1">i</text:span></text:span><text:span text:style-name="Default_20_Paragraph_20_Font"><text:span text:style-name="T12">am praeter al</text:span></text:span><text:span text:style-name="Default_20_Paragraph_20_Font"><text:span text:style-name="T1">i</text:span></text:span><text:span text:style-name="Default_20_Paragraph_20_Font"><text:span text:style-name="T12">o</text:span></text:span><text:span text:style-name="Default_20_Paragraph_20_Font"><text:span text:style-name="T1">s<text:line-break/></text:span></text:span><text:span text:style-name="Default_20_Paragraph_20_Font"><text:span text:style-name="T12">morbo</text:span></text:span><text:span text:style-name="Default_20_Paragraph_20_Font"><text:span text:style-name="T1">s </text:span></text:span><text:span text:style-name="Default_20_Paragraph_20_Font"><text:span text:style-name="T12">tumore</text:span></text:span><text:span text:style-name="Default_20_Paragraph_20_Font"><text:span text:style-name="T1">s </text:span></text:span><text:span text:style-name="Default_20_Paragraph_20_Font"><text:span text:style-name="T12">vexabant et qua</text:span></text:span><text:span text:style-name="Default_20_Paragraph_20_Font"><text:span text:style-name="T1">m </text:span></text:span><text:span text:style-name="Default_20_Paragraph_20_Font"><text:span text:style-name="T12">max</text:span></text:span><text:span text:style-name="Default_20_Paragraph_20_Font"><text:span text:style-name="T1">i</text:span></text:span><text:span text:style-name="Default_20_Paragraph_20_Font"><text:span text:style-name="T12">me tab</text:span></text:span><text:span text:style-name="Default_20_Paragraph_20_Font"><text:span text:style-name="T1">i</text:span></text:span><text:span text:style-name="Default_20_Paragraph_20_Font"><text:span text:style-name="T12">do</text:span></text:span><text:span text:style-name="Default_20_Paragraph_20_Font"><text:span text:style-name="T1">s.</text:span></text:span></text:p>
      <text:p text:style-name="P1"><text:span text:style-name="Default_20_Paragraph_20_Font"><text:span text:style-name="T1">Praedictus dicit omnes fabres adiunctam habuisse mul-<text:line-break/>tam turbationem ; mox ipfe quae esset turbatio exponit,<text:line-break/>defcribitque earum symptomata. Reliqua, nisi priora ex- -<text:line-break/>aluerint, clarasunt.</text:span></text:span></text:p>
      <text:p text:style-name="Normal"><text:span text:style-name="Default_20_Paragraph_20_Font"><text:span text:style-name="T1">LXVI.</text:span></text:span></text:p>
      <text:p text:style-name="P5"><text:span text:style-name="Default_20_Paragraph_20_Font"><text:span text:style-name="T12">Max</text:span></text:span><text:span text:style-name="Default_20_Paragraph_20_Font"><text:span text:style-name="T1">i</text:span></text:span><text:span text:style-name="Default_20_Paragraph_20_Font"><text:span text:style-name="T12">mu</text:span></text:span><text:span text:style-name="Default_20_Paragraph_20_Font"><text:span text:style-name="T1">m </text:span></text:span><text:span text:style-name="Default_20_Paragraph_20_Font"><text:span text:style-name="T12">quidem e</text:span></text:span><text:span text:style-name="Default_20_Paragraph_20_Font"><text:span text:style-name="T1">t </text:span></text:span><text:span text:style-name="Default_20_Paragraph_20_Font"><text:span text:style-name="T12">gravissimum et quod plurim</text:span></text:span><text:span text:style-name="Default_20_Paragraph_20_Font"><text:span text:style-name="T1">os </text:span></text:span><text:span text:style-name="Default_20_Paragraph_20_Font"><text:span text:style-name="T12">inter-<text:line-break/></text:span></text:span><text:span text:style-name="Default_20_Paragraph_20_Font"><text:span text:style-name="T1">e</text:span></text:span><text:span text:style-name="Default_20_Paragraph_20_Font"><text:span text:style-name="T12">m</text:span></text:span><text:span text:style-name="Default_20_Paragraph_20_Font"><text:span text:style-name="T1">i</text:span></text:span><text:span text:style-name="Default_20_Paragraph_20_Font"><text:span text:style-name="T12">t tabes. Nam quu</text:span></text:span><text:span text:style-name="Default_20_Paragraph_20_Font"><text:span text:style-name="T1">m m</text:span></text:span><text:span text:style-name="Default_20_Paragraph_20_Font"><text:span text:style-name="T12">ulti h</text:span></text:span><text:span text:style-name="Default_20_Paragraph_20_Font"><text:span text:style-name="T1">i</text:span></text:span><text:span text:style-name="Default_20_Paragraph_20_Font"><text:span text:style-name="T12">eme coepissent, magna<text:line-break/>ex parte decubuer</text:span></text:span><text:span text:style-name="Default_20_Paragraph_20_Font"><text:span text:style-name="T1">am; </text:span></text:span><text:span text:style-name="Default_20_Paragraph_20_Font"><text:span text:style-name="T12">par</text:span></text:span><text:span text:style-name="Default_20_Paragraph_20_Font"><text:span text:style-name="T1">ti</text:span></text:span><text:span text:style-name="Default_20_Paragraph_20_Font"><text:span text:style-name="T12">m recti esse sust</text:span></text:span><text:span text:style-name="Default_20_Paragraph_20_Font"><text:span text:style-name="T1">i</text:span></text:span><text:span text:style-name="Default_20_Paragraph_20_Font"><text:span text:style-name="T12">nuerunt.<text:line-break/>rerum an</text:span></text:span><text:span text:style-name="Default_20_Paragraph_20_Font"><text:span text:style-name="T1">t</text:span></text:span><text:span text:style-name="Default_20_Paragraph_20_Font"><text:span text:style-name="T12">e ver qu</text:span></text:span><text:span text:style-name="Default_20_Paragraph_20_Font"><text:span text:style-name="T1">i </text:span></text:span><text:span text:style-name="Default_20_Paragraph_20_Font"><text:span text:style-name="T12">decubuerunt, sere per</text:span></text:span><text:span text:style-name="Default_20_Paragraph_20_Font"><text:span text:style-name="T1">i</text:span></text:span><text:span text:style-name="Default_20_Paragraph_20_Font"><text:span text:style-name="T12">erun</text:span></text:span><text:span text:style-name="Default_20_Paragraph_20_Font"><text:span text:style-name="T1">t. R</text:span></text:span><text:span text:style-name="Default_20_Paragraph_20_Font"><text:span text:style-name="T12">e-<text:line-break/></text:span></text:span><text:span text:style-name="Default_20_Paragraph_20_Font"><text:span text:style-name="T1">li</text:span></text:span><text:span text:style-name="Default_20_Paragraph_20_Font"><text:span text:style-name="T12">quoru</text:span></text:span><text:span text:style-name="Default_20_Paragraph_20_Font"><text:span text:style-name="T1">m </text:span></text:span><text:span text:style-name="Default_20_Paragraph_20_Font"><text:span text:style-name="T12">tusses ne</text:span></text:span><text:span text:style-name="Default_20_Paragraph_20_Font"><text:span text:style-name="T1">mi</text:span></text:span><text:span text:style-name="Default_20_Paragraph_20_Font"><text:span text:style-name="T12">nem reliquerunt, remi</text:span></text:span><text:span text:style-name="Default_20_Paragraph_20_Font"><text:span text:style-name="T1">s</text:span></text:span><text:span text:style-name="Default_20_Paragraph_20_Font"><text:span text:style-name="T12">siores tan</text:span></text:span><text:span text:style-name="Default_20_Paragraph_20_Font"><text:span text:style-name="T1">t</text:span></text:span><text:span text:style-name="Default_20_Paragraph_20_Font"><text:span text:style-name="T12">um<text:line-break/>aesta</text:span></text:span><text:span text:style-name="Default_20_Paragraph_20_Font"><text:span text:style-name="T1">t</text:span></text:span><text:span text:style-name="Default_20_Paragraph_20_Font"><text:span text:style-name="T12">e suerunt. At sub au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m</text:span></text:span><text:span text:style-name="Default_20_Paragraph_20_Font"><text:span text:style-name="T12">num</text:span></text:span><text:span text:style-name="Default_20_Paragraph_20_Font"><text:span text:style-name="T1"> o</text:span></text:span><text:span text:style-name="Default_20_Paragraph_20_Font"><text:span text:style-name="T12">mne</text:span></text:span><text:span text:style-name="Default_20_Paragraph_20_Font"><text:span text:style-name="T1">s </text:span></text:span><text:span text:style-name="Default_20_Paragraph_20_Font"><text:span text:style-name="T12">decubuerunt<text:line-break/>atque mu</text:span></text:span><text:span text:style-name="Default_20_Paragraph_20_Font"><text:span text:style-name="T1">lli o</text:span></text:span><text:span text:style-name="Default_20_Paragraph_20_Font"><text:span text:style-name="T12">b</text:span></text:span><text:span text:style-name="Default_20_Paragraph_20_Font"><text:span text:style-name="T1">i</text:span></text:span><text:span text:style-name="Default_20_Paragraph_20_Font"><text:span text:style-name="T12">erunt t qu</text:span></text:span><text:span text:style-name="Default_20_Paragraph_20_Font"><text:span text:style-name="T1">o</text:span></text:span><text:span text:style-name="Default_20_Paragraph_20_Font"><text:span text:style-name="T12">rum aegr</text:span></text:span><text:span text:style-name="Default_20_Paragraph_20_Font"><text:span text:style-name="T1">o</text:span></text:span><text:span text:style-name="Default_20_Paragraph_20_Font"><text:span text:style-name="T12">tabant plur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i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u.</text:span></text:span></text:p>
      <text:p text:style-name="P2"><text:span text:style-name="Default_20_Paragraph_20_Font"><text:span text:style-name="T12">Coeperunt</text:span></text:span><text:span text:style-name="Default_20_Paragraph_20_Font"><text:span text:style-name="T1"> i</text:span></text:span><text:span text:style-name="Default_20_Paragraph_20_Font"><text:span text:style-name="T12">gitur horum pluri</text:span></text:span><text:span text:style-name="Default_20_Paragraph_20_Font"><text:span text:style-name="T1">mis </text:span></text:span><text:span text:style-name="Default_20_Paragraph_20_Font"><text:span text:style-name="T12">sub</text:span></text:span><text:span text:style-name="Default_20_Paragraph_20_Font"><text:span text:style-name="T1">ito </text:span></text:span><text:span text:style-name="Default_20_Paragraph_20_Font"><text:span text:style-name="T12">ex h</text:span></text:span><text:span text:style-name="Default_20_Paragraph_20_Font"><text:span text:style-name="T1">is </text:span></text:span><text:span text:style-name="Default_20_Paragraph_20_Font"><text:span text:style-name="T12">de</text:span></text:span><text:span text:style-name="Default_20_Paragraph_20_Font"><text:span text:style-name="T1">t</text:span></text:span><text:span text:style-name="Default_20_Paragraph_20_Font"><text:span text:style-name="T12">eri</text:span></text:span><text:span text:style-name="Default_20_Paragraph_20_Font"><text:span text:style-name="T1">us<text:line-break/></text:span></text:span><text:span text:style-name="Default_20_Paragraph_20_Font"><text:span text:style-name="T12">re</text:span></text:span><text:span text:style-name="Default_20_Paragraph_20_Font"><text:span text:style-name="T1">s, </text:span></text:span><text:span text:style-name="Default_20_Paragraph_20_Font"><text:span text:style-name="T12">tum horr</text:span></text:span><text:span text:style-name="Default_20_Paragraph_20_Font"><text:span text:style-name="T1">o</text:span></text:span><text:span text:style-name="Default_20_Paragraph_20_Font"><text:span text:style-name="T12">re</text:span></text:span><text:span text:style-name="Default_20_Paragraph_20_Font"><text:span text:style-name="T1">s </text:span></text:span><text:span text:style-name="Default_20_Paragraph_20_Font"><text:span text:style-name="T12">crebr</text:span></text:span><text:span text:style-name="Default_20_Paragraph_20_Font"><text:span text:style-name="T1">i, </text:span></text:span><text:span text:style-name="Default_20_Paragraph_20_Font"><text:span text:style-name="T12">saepe febre</text:span></text:span><text:span text:style-name="Default_20_Paragraph_20_Font"><text:span text:style-name="T1">s </text:span></text:span><text:span text:style-name="Default_20_Paragraph_20_Font"><text:span text:style-name="T12">c</text:span></text:span><text:span text:style-name="Default_20_Paragraph_20_Font"><text:span text:style-name="T1">o</text:span></text:span><text:span text:style-name="Default_20_Paragraph_20_Font"><text:span text:style-name="T12">nt</text:span></text:span><text:span text:style-name="Default_20_Paragraph_20_Font"><text:span text:style-name="T1">i</text:span></text:span><text:span text:style-name="Default_20_Paragraph_20_Font"><text:span text:style-name="T12">nuae, acu-<text:line-break/>.tue: sudore</text:span></text:span><text:span text:style-name="Default_20_Paragraph_20_Font"><text:span text:style-name="T1">s i</text:span></text:span><text:span text:style-name="Default_20_Paragraph_20_Font"><text:span text:style-name="T12">ntempestiv</text:span></text:span><text:span text:style-name="Default_20_Paragraph_20_Font"><text:span text:style-name="T1">i, </text:span></text:span><text:span text:style-name="Default_20_Paragraph_20_Font"><text:span text:style-name="T12">faigidi</text:span></text:span><text:span text:style-name="Default_20_Paragraph_20_Font"><text:span text:style-name="T1"> m</text:span></text:span><text:span text:style-name="Default_20_Paragraph_20_Font"><text:span text:style-name="T12">ulti perpe</text:span></text:span><text:span text:style-name="Default_20_Paragraph_20_Font"><text:span text:style-name="T1">t</text:span></text:span><text:span text:style-name="Default_20_Paragraph_20_Font"><text:span text:style-name="T12">uo. </text:span></text:span><text:span text:style-name="Default_20_Paragraph_20_Font"><text:span text:style-name="T1">Ala</text:span></text:span><text:span text:style-name="Default_20_Paragraph_20_Font"><text:span text:style-name="T12">b-<text:line-break/>tum ver</text:span></text:span><text:span text:style-name="Default_20_Paragraph_20_Font"><text:span text:style-name="T1">o </text:span></text:span><text:span text:style-name="Default_20_Paragraph_20_Font"><text:span text:style-name="T12">erat sc</text:span></text:span><text:span text:style-name="Default_20_Paragraph_20_Font"><text:span text:style-name="T1">i</text:span></text:span><text:span text:style-name="Default_20_Paragraph_20_Font"><text:span text:style-name="T12">gu</text:span></text:span><text:span text:style-name="Default_20_Paragraph_20_Font"><text:span text:style-name="T1">s </text:span></text:span><text:span text:style-name="Default_20_Paragraph_20_Font"><text:span text:style-name="T12">et v</text:span></text:span><text:span text:style-name="Default_20_Paragraph_20_Font"><text:span text:style-name="T1">i</text:span></text:span><text:span text:style-name="Default_20_Paragraph_20_Font"><text:span text:style-name="T12">x ei</text:span></text:span><text:span text:style-name="Default_20_Paragraph_20_Font"><text:span text:style-name="T1">s </text:span></text:span><text:span text:style-name="Default_20_Paragraph_20_Font"><text:span text:style-name="T12">calor revocari potera</text:span></text:span><text:span text:style-name="Default_20_Paragraph_20_Font"><text:span text:style-name="T1">t.<text:line-break/>, r</text:span></text:span><text:span text:style-name="Default_20_Paragraph_20_Font"><text:span text:style-name="T12">entre</text:span></text:span><text:span text:style-name="Default_20_Paragraph_20_Font"><text:span text:style-name="T1">s </text:span></text:span><text:span text:style-name="Default_20_Paragraph_20_Font"><text:span text:style-name="T12">va</text:span></text:span><text:span text:style-name="Default_20_Paragraph_20_Font"><text:span text:style-name="T1">riis </text:span></text:span><text:span text:style-name="Default_20_Paragraph_20_Font"><text:span text:style-name="T12">modi</text:span></text:span><text:span text:style-name="Default_20_Paragraph_20_Font"><text:span text:style-name="T1">s </text:span></text:span><text:span text:style-name="Default_20_Paragraph_20_Font"><text:span text:style-name="T12">subst</text:span></text:span><text:span text:style-name="Default_20_Paragraph_20_Font"><text:span text:style-name="T1">i</text:span></text:span><text:span text:style-name="Default_20_Paragraph_20_Font"><text:span text:style-name="T12">terunt rursusque stat</text:span></text:span><text:span text:style-name="Default_20_Paragraph_20_Font"><text:span text:style-name="T1">im </text:span></text:span><text:span text:style-name="Default_20_Paragraph_20_Font"><text:span text:style-name="T12">hume-<text:line-break/>ctabantur. isuae pul</text:span></text:span><text:span text:style-name="Default_20_Paragraph_20_Font"><text:span text:style-name="T1">m</text:span></text:span><text:span text:style-name="Default_20_Paragraph_20_Font"><text:span text:style-name="T12">one</text:span></text:span><text:span text:style-name="Default_20_Paragraph_20_Font"><text:span text:style-name="T1">m i</text:span></text:span><text:span text:style-name="Default_20_Paragraph_20_Font"><text:span text:style-name="T12">nfestabant, per alvum</text:span></text:span><text:span text:style-name="Default_20_Paragraph_20_Font"><text:span text:style-name="T1"> om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a<text:line-break/>reddeban</text:span></text:span><text:span text:style-name="Default_20_Paragraph_20_Font"><text:span text:style-name="T1">t</text:span></text:span><text:span text:style-name="Default_20_Paragraph_20_Font"><text:span text:style-name="T12">ur. C</text:span></text:span><text:span text:style-name="Default_20_Paragraph_20_Font"><text:span text:style-name="T1">o</text:span></text:span><text:span text:style-name="Default_20_Paragraph_20_Font"><text:span text:style-name="T12">p</text:span></text:span><text:span text:style-name="Default_20_Paragraph_20_Font"><text:span text:style-name="T1">i</text:span></text:span><text:span text:style-name="Default_20_Paragraph_20_Font"><text:span text:style-name="T12">a ur</text:span></text:span><text:span text:style-name="Default_20_Paragraph_20_Font"><text:span text:style-name="T1">i</text:span></text:span><text:span text:style-name="Default_20_Paragraph_20_Font"><text:span text:style-name="T12">narum non bonarum, coll</text:span></text:span><text:span text:style-name="Default_20_Paragraph_20_Font"><text:span text:style-name="T1">i</text:span></text:span><text:span text:style-name="Default_20_Paragraph_20_Font"><text:span text:style-name="T12">qua-<text:line-break/>tione</text:span></text:span><text:span text:style-name="Default_20_Paragraph_20_Font"><text:span text:style-name="T1">s </text:span></text:span><text:span text:style-name="Default_20_Paragraph_20_Font"><text:span text:style-name="T12">malae. Mul</text:span></text:span><text:span text:style-name="Default_20_Paragraph_20_Font"><text:span text:style-name="T1">t</text:span></text:span><text:span text:style-name="Default_20_Paragraph_20_Font"><text:span text:style-name="T12">ae</text:span></text:span><text:span text:style-name="Default_20_Paragraph_20_Font"><text:span text:style-name="T1"> tri</text:span></text:span><text:span text:style-name="Default_20_Paragraph_20_Font"><text:span text:style-name="T12">ste</text:span></text:span><text:span text:style-name="Default_20_Paragraph_20_Font"><text:span text:style-name="T1">s </text:span></text:span><text:span text:style-name="Default_20_Paragraph_20_Font"><text:span text:style-name="T12">tenuerunt perpetu</text:span></text:span><text:span text:style-name="Default_20_Paragraph_20_Font"><text:span text:style-name="T1">o </text:span></text:span><text:span text:style-name="Default_20_Paragraph_20_Font"><text:span text:style-name="T12">et mul</text:span></text:span><text:span text:style-name="Default_20_Paragraph_20_Font"><text:span text:style-name="T1">t</text:span></text:span><text:span text:style-name="Default_20_Paragraph_20_Font"><text:span text:style-name="T12">a<text:line-break/>excrean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s </text:span></text:span><text:span text:style-name="Default_20_Paragraph_20_Font"><text:span text:style-name="T12">coc</text:span></text:span><text:span text:style-name="Default_20_Paragraph_20_Font"><text:span text:style-name="T1">t</text:span></text:span><text:span text:style-name="Default_20_Paragraph_20_Font"><text:span text:style-name="T12">a et l</text:span></text:span><text:span text:style-name="Default_20_Paragraph_20_Font"><text:span text:style-name="T1">i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da, </text:span></text:span><text:span text:style-name="Default_20_Paragraph_20_Font"><text:span text:style-name="T1">mi</text:span></text:span><text:span text:style-name="Default_20_Paragraph_20_Font"><text:span text:style-name="T12">nu</text:span></text:span><text:span text:style-name="Default_20_Paragraph_20_Font"><text:span text:style-name="T1">s </text:span></text:span><text:span text:style-name="Default_20_Paragraph_20_Font"><text:span text:style-name="T12">tamen cum lab</text:span></text:span><text:span text:style-name="Default_20_Paragraph_20_Font"><text:span text:style-name="T1">o</text:span></text:span><text:span text:style-name="Default_20_Paragraph_20_Font"><text:span text:style-name="T12">re.;<text:line-break/>quae et</text:span></text:span><text:span text:style-name="Default_20_Paragraph_20_Font"><text:span text:style-name="T1">i</text:span></text:span><text:span text:style-name="Default_20_Paragraph_20_Font"><text:span text:style-name="T12">amsi quando essent di/sa</text:span></text:span><text:span text:style-name="Default_20_Paragraph_20_Font"><text:span text:style-name="T1">i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ore</text:span></text:span><text:span text:style-name="Default_20_Paragraph_20_Font"><text:span text:style-name="T1">s , </text:span></text:span><text:span text:style-name="Default_20_Paragraph_20_Font"><text:span text:style-name="T12">rursu</text:span></text:span><text:span text:style-name="Default_20_Paragraph_20_Font"><text:span text:style-name="T1">s l</text:span></text:span><text:span text:style-name="Default_20_Paragraph_20_Font"><text:span text:style-name="T12">en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s<text:line-break/></text:span></text:span><text:span text:style-name="Default_20_Paragraph_20_Font"><text:span text:style-name="T12">om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purgabantur, quae pul</text:span></text:span><text:span text:style-name="Default_20_Paragraph_20_Font"><text:span text:style-name="T1">m</text:span></text:span><text:span text:style-name="Default_20_Paragraph_20_Font"><text:span text:style-name="T12">on</text:span></text:span><text:span text:style-name="Default_20_Paragraph_20_Font"><text:span text:style-name="T1">i i</text:span></text:span><text:span text:style-name="Default_20_Paragraph_20_Font"><text:span text:style-name="T12">nc</text:span></text:span><text:span text:style-name="Default_20_Paragraph_20_Font"><text:span text:style-name="T1">omm</text:span></text:span><text:span text:style-name="Default_20_Paragraph_20_Font"><text:span text:style-name="T12">odaban</text:span></text:span><text:span text:style-name="Default_20_Paragraph_20_Font"><text:span text:style-name="T1">t </text:span></text:span><text:span text:style-name="Default_20_Paragraph_20_Font"><text:span text:style-name="T12">t<text:line-break/></text:span></text:span><text:span text:style-name="Default_20_Paragraph_20_Font"><text:span text:style-name="T1">- sali</text:span></text:span><text:span text:style-name="Default_20_Paragraph_20_Font"><text:span text:style-name="T12">ce</text:span></text:span><text:span text:style-name="Default_20_Paragraph_20_Font"><text:span text:style-name="T1">s </text:span></text:span><text:span text:style-name="Default_20_Paragraph_20_Font"><text:span text:style-name="T12">non ad</text:span></text:span><text:span text:style-name="Default_20_Paragraph_20_Font"><text:span text:style-name="T1">m</text:span></text:span><text:span text:style-name="Default_20_Paragraph_20_Font"><text:span text:style-name="T12">odum m</text:span></text:span><text:span text:style-name="Default_20_Paragraph_20_Font"><text:span text:style-name="T1">o</text:span></text:span><text:span text:style-name="Default_20_Paragraph_20_Font"><text:span text:style-name="T12">rdace</text:span></text:span><text:span text:style-name="Default_20_Paragraph_20_Font"><text:span text:style-name="T1">s, </text:span></text:span><text:span text:style-name="Default_20_Paragraph_20_Font"><text:span text:style-name="T12">neque sulsugine</text:span></text:span><text:span text:style-name="Default_20_Paragraph_20_Font"><text:span text:style-name="T1">s </text:span></text:span><text:span text:style-name="Default_20_Paragraph_20_Font"><text:span text:style-name="T12">quic-<text:line-break/>quam molestabant; </text:span></text:span><text:span text:style-name="Default_20_Paragraph_20_Font"><text:span text:style-name="T1">l</text:span></text:span><text:span text:style-name="Default_20_Paragraph_20_Font"><text:span text:style-name="T12">enta vero et alba et liqu</text:span></text:span><text:span text:style-name="Default_20_Paragraph_20_Font"><text:span text:style-name="T1">i</text:span></text:span><text:span text:style-name="Default_20_Paragraph_20_Font"><text:span text:style-name="T12">da spu-<text:line-break/>mosuque mul</text:span></text:span><text:span text:style-name="Default_20_Paragraph_20_Font"><text:span text:style-name="T1">t</text:span></text:span><text:span text:style-name="Default_20_Paragraph_20_Font"><text:span text:style-name="T12">a a cap</text:span></text:span><text:span text:style-name="Default_20_Paragraph_20_Font"><text:span text:style-name="T1">i</text:span></text:span><text:span text:style-name="Default_20_Paragraph_20_Font"><text:span text:style-name="T12">te veniebant. - At multo max</text:span></text:span><text:span text:style-name="Default_20_Paragraph_20_Font"><text:span text:style-name="T1">i</text:span></text:span><text:span text:style-name="Default_20_Paragraph_20_Font"><text:span text:style-name="T12">mum<text:line-break/>- h</text:span></text:span><text:span text:style-name="Default_20_Paragraph_20_Font"><text:span text:style-name="T1">os </text:span></text:span><text:span text:style-name="Default_20_Paragraph_20_Font"><text:span text:style-name="T12">et al</text:span></text:span><text:span text:style-name="Default_20_Paragraph_20_Font"><text:span text:style-name="T1">i</text:span></text:span><text:span text:style-name="Default_20_Paragraph_20_Font"><text:span text:style-name="T12">o</text:span></text:span><text:span text:style-name="Default_20_Paragraph_20_Font"><text:span text:style-name="T1">s </text:span></text:span><text:span text:style-name="Default_20_Paragraph_20_Font"><text:span text:style-name="T12">com</text:span></text:span><text:span text:style-name="Default_20_Paragraph_20_Font"><text:span text:style-name="T1">it</text:span></text:span><text:span text:style-name="Default_20_Paragraph_20_Font"><text:span text:style-name="T12">abatur malum , fast</text:span></text:span><text:span text:style-name="Default_20_Paragraph_20_Font"><text:span text:style-name="T1">i</text:span></text:span><text:span text:style-name="Default_20_Paragraph_20_Font"><text:span text:style-name="T12">dium c</text:span></text:span><text:span text:style-name="Default_20_Paragraph_20_Font"><text:span text:style-name="T1">i</text:span></text:span><text:span text:style-name="Default_20_Paragraph_20_Font"><text:span text:style-name="T12">borum,<text:line-break/>ut supra d</text:span></text:span><text:span text:style-name="Default_20_Paragraph_20_Font"><text:span text:style-name="T1">i</text:span></text:span><text:span text:style-name="Default_20_Paragraph_20_Font"><text:span text:style-name="T12">ximu</text:span></text:span><text:span text:style-name="Default_20_Paragraph_20_Font"><text:span text:style-name="T1">s: </text:span></text:span><text:span text:style-name="Default_20_Paragraph_20_Font"><text:span text:style-name="T12">nam ne potum qu</text:span></text:span><text:span text:style-name="Default_20_Paragraph_20_Font"><text:span text:style-name="T1">i</text:span></text:span><text:span text:style-name="Default_20_Paragraph_20_Font"><text:span text:style-name="T12">de</text:span></text:span><text:span text:style-name="Default_20_Paragraph_20_Font"><text:span text:style-name="T1">m </text:span></text:span><text:span text:style-name="Default_20_Paragraph_20_Font"><text:span text:style-name="T12">liben</text:span></text:span><text:span text:style-name="Default_20_Paragraph_20_Font"><text:span text:style-name="T1">t</text:span></text:span><text:span text:style-name="Default_20_Paragraph_20_Font"><text:span text:style-name="T12">er eu</text:span></text:span><text:span text:style-name="Default_20_Paragraph_20_Font"><text:span text:style-name="T1">m<text:line-break/></text:span></text:span><text:span text:style-name="Default_20_Paragraph_20_Font"><text:span text:style-name="T12">e</text:span></text:span><text:span text:style-name="Default_20_Paragraph_20_Font"><text:span text:style-name="T1">i</text:span></text:span><text:span text:style-name="Default_20_Paragraph_20_Font"><text:span text:style-name="T12">bo su</text:span></text:span><text:span text:style-name="Default_20_Paragraph_20_Font"><text:span text:style-name="T1">m</text:span></text:span><text:span text:style-name="Default_20_Paragraph_20_Font"><text:span text:style-name="T12">ebant, sed valde c</text:span></text:span><text:span text:style-name="Default_20_Paragraph_20_Font"><text:span text:style-name="T1">i</text:span></text:span><text:span text:style-name="Default_20_Paragraph_20_Font"><text:span text:style-name="T12">tra sit</text:span></text:span><text:span text:style-name="Default_20_Paragraph_20_Font"><text:span text:style-name="T1">im </text:span></text:span><text:span text:style-name="Default_20_Paragraph_20_Font"><text:span text:style-name="T12">degebant.</text:span></text:span></text:p>
      <text:p text:style-name="P2"><text:span text:style-name="Default_20_Paragraph_20_Font"><text:span text:style-name="T1">Dixit etiam supra, repleto in calida et humida ven-<text:line-break/>tisque vacua tempestate capite, ex destillatione in pul-<text:line-break/>monem descendente tabidam affectionem constitisse; cujus<text:line-break/>etiam per stomachum portio in ventrem delata eum tur-<text:line-break/>bari t.. Quae deinde dixit de tabidis etsi iis, qui praedi-<text:line-break/>ctorum meminerunt, dara furis; faciam tamen, ut quae<text:line-break/>videbuntur referenda, haec declarem. Primum hoc inter<text:line-break/>ea est .ineunte ver e plerosque tabidos obiisse ex aeris<text:line-break/>immutatione. Dixit enim extremam fuisse hiemem aste-<text:line-break/>ram et circa aequinoctium jam aquilone spirante minxifle:<text:line-break/>quae tabidis mutationes infestissimae sunt, atque ob id<text:line-break/>autumnus etiam perniciosus est . unde in aphorismis eum<text:line-break/>1pfe dixit tabescentibus adversarium esse. Et alioqui qur-<text:line-break/>dem aquilo partibus thoracis officit universis. Quere in<text:line-break/>aphorismis ait: Tusses, fauces, laterum dolores etpecto-<text:line-break/>ris existere, flante aquilone; multo vero magis quibus</text:span></text:span></text:p>
      <text:p text:style-name="P3"><text:span text:style-name="Default_20_Paragraph_20_Font"><text:span text:style-name="T1">jam funt haec vitiosa et caput repletum destillationem<text:line-break/>transmittit. Unde aestate tusses dicit remissiores fuisse,<text:line-break/>hoc est imminutas et moderatiores. Nam fuit, ut ipsa<text:line-break/>scripsit, surena aestas et calida, .ut e diver</text:span></text:span><text:span text:style-name="Default_20_Paragraph_20_Font"><text:span text:style-name="T12">t</text:span></text:span><text:span text:style-name="Default_20_Paragraph_20_Font"><text:span text:style-name="T1">o principium<text:line-break/>insequentis autumni tabidis inimicissimum. Dixit enim:<text:line-break/>sub arctorum, rursus flante Borea, multum pluit. Quod<text:line-break/>autem longo spatio producerent non fotum tabes, sed et<text:line-break/>alii morbi, in causa crassities fuit materiae, nihil haben-<text:line-break/>tis sua sponte acredinis et caloris , fed tempore a putre-<text:line-break/>dine mutuantis. Planissimum hoc fecit lusce verbis, fau-<text:line-break/>ces non perinde mordaces, neque salsugines qui</text:span></text:span><text:span text:style-name="Default_20_Paragraph_20_Font"><text:span text:style-name="T12">d</text:span></text:span><text:span text:style-name="Default_20_Paragraph_20_Font"><text:span text:style-name="T1">quam<text:line-break/>molestabant; lenta vero et liquida fpumofaque multa a<text:line-break/>capite veniebant. Quod reliquum est hujus capitis, omne<text:line-break/>memori superiorum clarum esu</text:span></text:span></text:p>
      <text:p text:style-name="Normal"><text:span text:style-name="Default_20_Paragraph_20_Font"><text:span text:style-name="T1">LXVII.</text:span></text:span></text:p>
      <text:p text:style-name="Normal"><text:span text:style-name="Default_20_Paragraph_20_Font"><text:span text:style-name="T1">G</text:span></text:span><text:span text:style-name="Default_20_Paragraph_20_Font"><text:span text:style-name="T12">ravita</text:span></text:span><text:span text:style-name="Default_20_Paragraph_20_Font"><text:span text:style-name="T1">s </text:span></text:span><text:span text:style-name="Default_20_Paragraph_20_Font"><text:span text:style-name="T12">corpo</text:span></text:span><text:span text:style-name="Default_20_Paragraph_20_Font"><text:span text:style-name="T1">ris, </text:span></text:span><text:span text:style-name="Default_20_Paragraph_20_Font"><text:span text:style-name="T12">co</text:span></text:span><text:span text:style-name="Default_20_Paragraph_20_Font"><text:span text:style-name="T1">m</text:span></text:span><text:span text:style-name="Default_20_Paragraph_20_Font"><text:span text:style-name="T12">atosu</text:span></text:span></text:p>
      <text:p text:style-name="P2"><text:span text:style-name="Default_20_Paragraph_20_Font"><text:span text:style-name="T1">Saepe est dictum emoriente fustentatrice et motrice<text:line-break/>corporum facultate, quae pridem ab ea ut lenia fereban-<text:line-break/>tur et movebantur, gravia videri.</text:span></text:span></text:p>
      <text:p text:style-name="Normal"><text:span text:style-name="Default_20_Paragraph_20_Font"><text:span text:style-name="T1">LXVHL</text:span></text:span></text:p>
      <text:p text:style-name="P5"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bus sere o</text:span></text:span><text:span text:style-name="Default_20_Paragraph_20_Font"><text:span text:style-name="T1">m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oedemata st</text:span></text:span><text:span text:style-name="Default_20_Paragraph_20_Font"><text:span text:style-name="T1">a</text:span></text:span><text:span text:style-name="Default_20_Paragraph_20_Font"><text:span text:style-name="T12">bant, quae</text:span></text:span><text:span text:style-name="Default_20_Paragraph_20_Font"><text:span text:style-name="T1"> i</text:span></text:span><text:span text:style-name="Default_20_Paragraph_20_Font"><text:span text:style-name="T12">n aquam<text:line-break/>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t</text:span></text:span><text:span text:style-name="Default_20_Paragraph_20_Font"><text:span text:style-name="T12">er cutem eruperunt.</text:span></text:span></text:p>
      <text:p text:style-name="P1"><text:span text:style-name="Default_20_Paragraph_20_Font"><text:span text:style-name="T1">Non mimui si propter abundantiam inconeoctorum<text:line-break/>humorum ad hunc affectum quidam devenerunt.</text:span></text:span></text:p>
      <text:p text:style-name="Normal"><text:span text:style-name="Default_20_Paragraph_20_Font"><text:span text:style-name="T1">LXIX.</text:span></text:span></text:p>
      <text:p text:style-name="Normal"><text:span text:style-name="Default_20_Paragraph_20_Font"><text:span text:style-name="T12">H</text:span></text:span><text:span text:style-name="Default_20_Paragraph_20_Font"><text:span text:style-name="T1">orr</text:span></text:span><text:span text:style-name="Default_20_Paragraph_20_Font"><text:span text:style-name="T12">ebant et sub</text:span></text:span><text:span text:style-name="Default_20_Paragraph_20_Font"><text:span text:style-name="T1"> m</text:span></text:span><text:span text:style-name="Default_20_Paragraph_20_Font"><text:span text:style-name="T12">or</text:span></text:span><text:span text:style-name="Default_20_Paragraph_20_Font"><text:span text:style-name="T1">t</text:span></text:span><text:span text:style-name="Default_20_Paragraph_20_Font"><text:span text:style-name="T12">em del</text:span></text:span><text:span text:style-name="Default_20_Paragraph_20_Font"><text:span text:style-name="T1">i</text:span></text:span><text:span text:style-name="Default_20_Paragraph_20_Font"><text:span text:style-name="T12">rabant.</text:span></text:span></text:p>
      <text:p text:style-name="P1"><text:span text:style-name="Default_20_Paragraph_20_Font"><text:span text:style-name="T1">Cum pravitas humorum ex putredine parta increfce-<text:line-break/>ret, horrore corripiebantur et delirio pr</text:span></text:span><text:span text:style-name="Default_20_Paragraph_20_Font"><text:span text:style-name="T12">o</text:span></text:span><text:span text:style-name="Default_20_Paragraph_20_Font"><text:span text:style-name="T1">gressu temporis..<text:line-break/>in quo etiam moriebantur.</text:span></text:span></text:p>
      <text:p text:style-name="P3"><text:span text:style-name="Default_20_Paragraph_20_Font"><text:span text:style-name="T1">LXx</text:span></text:span></text:p>
      <text:p text:style-name="P5"><text:span text:style-name="Default_20_Paragraph_20_Font"><text:span text:style-name="T12">Cenus erat</text:span></text:span><text:span text:style-name="Default_20_Paragraph_20_Font"><text:span text:style-name="T1"> r</text:span></text:span><text:span text:style-name="Default_20_Paragraph_20_Font"><text:span text:style-name="T12">ab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o</text:span></text:span><text:span text:style-name="Default_20_Paragraph_20_Font"><text:span text:style-name="T12">rum g</text:span></text:span><text:span text:style-name="Default_20_Paragraph_20_Font"><text:span text:style-name="T1">l</text:span></text:span><text:span text:style-name="Default_20_Paragraph_20_Font"><text:span text:style-name="T12">abrum, subalbum , pi</text:span></text:span><text:span text:style-name="Default_20_Paragraph_20_Font"><text:span text:style-name="T1">t</text:span></text:span><text:span text:style-name="Default_20_Paragraph_20_Font"><text:span text:style-name="T12">uit</text:span></text:span><text:span text:style-name="Default_20_Paragraph_20_Font"><text:span text:style-name="T1">o</text:span></text:span><text:span text:style-name="Default_20_Paragraph_20_Font"><text:span text:style-name="T12">sum,<text:line-break/>subrubicundum, caesium, leuc</text:span></text:span><text:span text:style-name="Default_20_Paragraph_20_Font"><text:span text:style-name="T1">o</text:span></text:span><text:span text:style-name="Default_20_Paragraph_20_Font"><text:span text:style-name="T12">phlegmat</text:span></text:span><text:span text:style-name="Default_20_Paragraph_20_Font"><text:span text:style-name="T1">i</text:span></text:span><text:span text:style-name="Default_20_Paragraph_20_Font"><text:span text:style-name="T12">cae , ac qu</text:span></text:span><text:span text:style-name="Default_20_Paragraph_20_Font"><text:span text:style-name="T1">i</text:span></text:span><text:span text:style-name="Default_20_Paragraph_20_Font"><text:span text:style-name="T12">bus<text:line-break/>scapulae</text:span></text:span><text:span text:style-name="Default_20_Paragraph_20_Font"><text:span text:style-name="T1"> i</text:span></text:span><text:span text:style-name="Default_20_Paragraph_20_Font"><text:span text:style-name="T12">n</text:span></text:span><text:span text:style-name="Default_20_Paragraph_20_Font"><text:span text:style-name="T1"> m</text:span></text:span><text:span text:style-name="Default_20_Paragraph_20_Font"><text:span text:style-name="T12">ore</text:span></text:span><text:span text:style-name="Default_20_Paragraph_20_Font"><text:span text:style-name="T1">m </text:span></text:span><text:span text:style-name="Default_20_Paragraph_20_Font"><text:span text:style-name="T12">alarum pr</text:span></text:span><text:span text:style-name="Default_20_Paragraph_20_Font"><text:span text:style-name="T1">o</text:span></text:span><text:span text:style-name="Default_20_Paragraph_20_Font"><text:span text:style-name="T12">minebant, mul</text:span></text:span><text:span text:style-name="Default_20_Paragraph_20_Font"><text:span text:style-name="T1">i</text:span></text:span><text:span text:style-name="Default_20_Paragraph_20_Font"><text:span text:style-name="T12">eresque.<text:line-break/></text:span></text:span><text:span text:style-name="Default_20_Paragraph_20_Font"><text:span text:style-name="T1">Iti</text:span></text:span><text:span text:style-name="Default_20_Paragraph_20_Font"><text:span text:style-name="T12">de</text:span></text:span><text:span text:style-name="Default_20_Paragraph_20_Font"><text:span text:style-name="T1">m m</text:span></text:span><text:span text:style-name="Default_20_Paragraph_20_Font"><text:span text:style-name="T12">elanch</text:span></text:span><text:span text:style-name="Default_20_Paragraph_20_Font"><text:span text:style-name="T1">o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cum genu</text:span></text:span><text:span text:style-name="Default_20_Paragraph_20_Font"><text:span text:style-name="T1">s </text:span></text:span><text:span text:style-name="Default_20_Paragraph_20_Font"><text:span text:style-name="T12">et subsungu</text:span></text:span><text:span text:style-name="Default_20_Paragraph_20_Font"><text:span text:style-name="T1">i</text:span></text:span><text:span text:style-name="Default_20_Paragraph_20_Font"><text:span text:style-name="T12">neum. </text:span></text:span><text:span text:style-name="Default_20_Paragraph_20_Font"><text:span text:style-name="T1">F</text:span></text:span><text:span text:style-name="Default_20_Paragraph_20_Font"><text:span text:style-name="T12">ebre</text:span></text:span><text:span text:style-name="Default_20_Paragraph_20_Font"><text:span text:style-name="T1">s<text:line-break/></text:span></text:span><text:span text:style-name="Default_20_Paragraph_20_Font"><text:span text:style-name="T12">arden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s </text:span></text:span><text:span text:style-name="Default_20_Paragraph_20_Font"><text:span text:style-name="T12">ho</text:span></text:span><text:span text:style-name="Default_20_Paragraph_20_Font"><text:span text:style-name="T1">s </text:span></text:span><text:span text:style-name="Default_20_Paragraph_20_Font"><text:span text:style-name="T12">et phren</text:span></text:span><text:span text:style-name="Default_20_Paragraph_20_Font"><text:span text:style-name="T1">iti</text:span></text:span><text:span text:style-name="Default_20_Paragraph_20_Font"><text:span text:style-name="T12">de</text:span></text:span><text:span text:style-name="Default_20_Paragraph_20_Font"><text:span text:style-name="T1">s </text:span></text:span><text:span text:style-name="Default_20_Paragraph_20_Font"><text:span text:style-name="T12">et d</text:span></text:span><text:span text:style-name="Default_20_Paragraph_20_Font"><text:span text:style-name="T1">y</text:span></text:span><text:span text:style-name="Default_20_Paragraph_20_Font"><text:span text:style-name="T12">senter</text:span></text:span><text:span text:style-name="Default_20_Paragraph_20_Font"><text:span text:style-name="T1">i</text:span></text:span><text:span text:style-name="Default_20_Paragraph_20_Font"><text:span text:style-name="T12">a tentabant: te-<text:line-break/>nesmi</text:span></text:span><text:span text:style-name="Default_20_Paragraph_20_Font"><text:span text:style-name="T1"> j</text:span></text:span><text:span text:style-name="Default_20_Paragraph_20_Font"><text:span text:style-name="T12">uvene</text:span></text:span><text:span text:style-name="Default_20_Paragraph_20_Font"><text:span text:style-name="T1">s </text:span></text:span><text:span text:style-name="Default_20_Paragraph_20_Font"><text:span text:style-name="T12">p</text:span></text:span><text:span text:style-name="Default_20_Paragraph_20_Font"><text:span text:style-name="T1">i</text:span></text:span><text:span text:style-name="Default_20_Paragraph_20_Font"><text:span text:style-name="T12">tu</text:span></text:span><text:span text:style-name="Default_20_Paragraph_20_Font"><text:span text:style-name="T1">i</text:span></text:span><text:span text:style-name="Default_20_Paragraph_20_Font"><text:span text:style-name="T12">tosu</text:span></text:span><text:span text:style-name="Default_20_Paragraph_20_Font"><text:span text:style-name="T1">s </text:span></text:span><text:span text:style-name="Default_20_Paragraph_20_Font"><text:span text:style-name="T12">exerc</text:span></text:span><text:span text:style-name="Default_20_Paragraph_20_Font"><text:span text:style-name="T1">it</text:span></text:span><text:span text:style-name="Default_20_Paragraph_20_Font"><text:span text:style-name="T12">abant; diuturna alvi pro.-<text:line-break/>si av</text:span></text:span><text:span text:style-name="Default_20_Paragraph_20_Font"><text:span text:style-name="T1">i</text:span></text:span><text:span text:style-name="Default_20_Paragraph_20_Font"><text:span text:style-name="T12">a et acria excrementa p</text:span></text:span><text:span text:style-name="Default_20_Paragraph_20_Font"><text:span text:style-name="T1">i</text:span></text:span><text:span text:style-name="Default_20_Paragraph_20_Font"><text:span text:style-name="T12">ngu</text:span></text:span><text:span text:style-name="Default_20_Paragraph_20_Font"><text:span text:style-name="T1">i</text:span></text:span><text:span text:style-name="Default_20_Paragraph_20_Font"><text:span text:style-name="T12">aque b</text:span></text:span><text:span text:style-name="Default_20_Paragraph_20_Font"><text:span text:style-name="T1">i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osu</text:span></text:span><text:span text:style-name="Default_20_Paragraph_20_Font"><text:span text:style-name="T1">s.</text:span></text:span></text:p>
      <text:p text:style-name="P1"><text:span text:style-name="Default_20_Paragraph_20_Font"><text:span text:style-name="T1">corporis turmas eorum, qui tabificis morbis corri-<text:line-break/>piebantur, narrat. Glabrum igitur Graece </text:span></text:span><text:span text:style-name="Default_20_Paragraph_20_Font"><text:span text:style-name="T20">λεῖον</text:span></text:span><text:span text:style-name="Default_20_Paragraph_20_Font"><text:span text:style-name="T5">, </text:span></text:span><text:span text:style-name="Default_20_Paragraph_20_Font"><text:span text:style-name="T1">quod est<text:line-break/>depile , indicat justo frigidius temperamentum. Nec. hoc<text:line-break/>ad pueros refertur semper; funt enim hi propter aetatem<text:line-break/>calidi; sed ad adultos, ut in commentariis de tempera-<text:line-break/>mentis declaravimus. Itidem albus color, ubi quidem<text:line-break/>miror, quod praepositionem </text:span></text:span><text:span text:style-name="Default_20_Paragraph_20_Font"><text:span text:style-name="T12">sub</text:span></text:span><text:span text:style-name="Default_20_Paragraph_20_Font"><text:span text:style-name="T1"> addiderit, subalbum<text:line-break/>dicens. Nam in rubicundo recte Iane dictum est firbru-<text:line-break/>bicundum. Didicisti namque rubentem colorem calidum</text:span></text:span></text:p>
      <text:p text:style-name="P26"><text:span text:style-name="Default_20_Paragraph_20_Font"><text:span text:style-name="T1">denotare temperamentum; subrubrum non perinde ac album<text:line-break/>frigidum , non tamen etiam calidum. Qui vero alba pi-<text:line-break/>turta affluunt, quos Graeci </text:span></text:span><text:span text:style-name="Default_20_Paragraph_20_Font"><text:span text:style-name="T20">λευκοφλεγματίας</text:span></text:span><text:span text:style-name="Default_20_Paragraph_20_Font"><text:span text:style-name="T24"> </text:span></text:span><text:span text:style-name="Default_20_Paragraph_20_Font"><text:span text:style-name="T1">appellant, si.<text:line-break/>quam habemus traditorum in libris de temperamentis me-<text:line-break/>moriam, ultra controversiam sunt frigidi temperamenti.<text:line-break/>Est his molle corpus et tumidius quodam modo, prope-<text:line-break/>modum ut aqua affectis inter cutem , quam leucophlegrna- ,<text:line-break/>tia</text:span></text:span><text:span text:style-name="Default_20_Paragraph_20_Font"><text:span text:style-name="T12">t</text:span></text:span><text:span text:style-name="Default_20_Paragraph_20_Font"><text:span text:style-name="T1">n appellant. ltaque omnes hi sunt plane frigidi tem-<text:line-break/>peramenti, pituitosi vero, ut audivisti, temperamenti ma-<text:line-break/></text:span></text:span><text:span text:style-name="Default_20_Paragraph_20_Font"><text:span text:style-name="T12">lor</text:span></text:span><text:span text:style-name="Default_20_Paragraph_20_Font"><text:span text:style-name="T1">um pleni humo</text:span></text:span><text:span text:style-name="Default_20_Paragraph_20_Font"><text:span text:style-name="T12">r</text:span></text:span><text:span text:style-name="Default_20_Paragraph_20_Font"><text:span text:style-name="T1">um. Praeterea de caesiis femelque de<text:line-break/>oculorum coloribus in commentariis de temperamentis<text:line-break/>didicisti, non esse existimandum pro certo ex tali signo<text:line-break/>de totius temperatura corporis, nisi </text:span></text:span><text:span text:style-name="Default_20_Paragraph_20_Font"><text:span text:style-name="T12">t</text:span></text:span><text:span text:style-name="Default_20_Paragraph_20_Font"><text:span text:style-name="T1">alorum oculorum p<text:line-break/>fed neque quidem evidenter in praedictis. Nam primum<text:line-break/>oculos,. qui </text:span></text:span><text:span text:style-name="Default_20_Paragraph_20_Font"><text:span text:style-name="T20">χαροποὶ</text:span></text:span><text:span text:style-name="Default_20_Paragraph_20_Font"><text:span text:style-name="T5">, </text:span></text:span><text:span text:style-name="Default_20_Paragraph_20_Font"><text:span text:style-name="T1">hoc est caesii vocantur, qui sint<text:line-break/>considerandum revocandumque ad -memoriam poeta quae.<text:line-break/>scripsit, ubi ait: .<text:tab/>.<text:tab/>.</text:span></text:span></text:p>
      <text:p text:style-name="P2"><text:span text:style-name="Default_20_Paragraph_20_Font"><text:span text:style-name="T20">Ἀρκτοι</text:span></text:span><text:span text:style-name="Default_20_Paragraph_20_Font"><text:span text:style-name="T5"> </text:span></text:span><text:span text:style-name="Default_20_Paragraph_20_Font"><text:span text:style-name="T12">r</text:span></text:span><text:span text:style-name="Default_20_Paragraph_20_Font"><text:span text:style-name="T1"> </text:span></text:span><text:span text:style-name="Default_20_Paragraph_20_Font"><text:span text:style-name="T20">ἀγρότεροί</text:span></text:span><text:span text:style-name="Default_20_Paragraph_20_Font"><text:span text:style-name="T5"> </text:span></text:span><text:span text:style-name="Default_20_Paragraph_20_Font"><text:span text:style-name="T20">τε</text:span></text:span><text:span text:style-name="Default_20_Paragraph_20_Font"><text:span text:style-name="T5"> </text:span></text:span><text:span text:style-name="Default_20_Paragraph_20_Font"><text:span text:style-name="T20">σύες</text:span></text:span><text:span text:style-name="Default_20_Paragraph_20_Font"><text:span text:style-name="T5">, </text:span></text:span><text:span text:style-name="Default_20_Paragraph_20_Font"><text:span text:style-name="T20">χαροποί</text:span></text:span><text:span text:style-name="Default_20_Paragraph_20_Font"><text:span text:style-name="T5"> </text:span></text:span><text:span text:style-name="Default_20_Paragraph_20_Font"><text:span text:style-name="T20">τε</text:span></text:span><text:span text:style-name="Default_20_Paragraph_20_Font"><text:span text:style-name="T5"> </text:span></text:span><text:span text:style-name="Default_20_Paragraph_20_Font"><text:span text:style-name="T20">λεοντες</text:span></text:span><text:span text:style-name="Default_20_Paragraph_20_Font"><text:span text:style-name="T5">.</text:span></text:span></text:p>
      <text:p text:style-name="Normal"><text:span text:style-name="Default_20_Paragraph_20_Font"><text:span text:style-name="T1">Id est:</text:span></text:span></text:p>
      <text:p text:style-name="P1"><text:span text:style-name="Default_20_Paragraph_20_Font"><text:span text:style-name="T1">U</text:span></text:span><text:span text:style-name="Default_20_Paragraph_20_Font"><text:span text:style-name="T12">rsique agreste</text:span></text:span><text:span text:style-name="Default_20_Paragraph_20_Font"><text:span text:style-name="T1">s</text:span></text:span><text:span text:style-name="Default_20_Paragraph_20_Font"><text:span text:style-name="T12">que sue</text:span></text:span><text:span text:style-name="Default_20_Paragraph_20_Font"><text:span text:style-name="T1">s, </text:span></text:span><text:span text:style-name="Default_20_Paragraph_20_Font"><text:span text:style-name="T12">charop</text:span></text:span><text:span text:style-name="Default_20_Paragraph_20_Font"><text:span text:style-name="T1">i</text:span></text:span><text:span text:style-name="Default_20_Paragraph_20_Font"><text:span text:style-name="T12">que le</text:span></text:span><text:span text:style-name="Default_20_Paragraph_20_Font"><text:span text:style-name="T1">o</text:span></text:span><text:span text:style-name="Default_20_Paragraph_20_Font"><text:span text:style-name="T12">nes.</text:span></text:span></text:p>
      <text:p text:style-name="Normal"><text:span text:style-name="Default_20_Paragraph_20_Font"><text:span text:style-name="T1">Deinde ubi videris multos leones, ita memoriae color<text:line-break/>-oculorum mandandus est, ut valeas, quum in hominibus<text:line-break/>conspiciatur , facile agnoscere ; quumque videantur illi ta-<text:line-break/>les esse , temperamentum quoque quod ad oculos attinet,<text:line-break/>calidum et siccum dices. At huic non parum multa in<text:line-break/>praesenti oratione repugnant. Primum enim cum frigidiore<text:line-break/>temperamento caesium collocavit. Postea picrocholos, id<text:line-break/>est biliosus appellavit, quasi ab his dissidentes; quum<text:line-break/>aperte sint hi temperamento calido et sicco. Immo vero<text:line-break/>ipsi morbi , quos descripsit a corporis formis , significant<text:line-break/>primo loco prolatos. esse omnes frigidiores , rubicundos,<text:line-break/>calidiores, biliofos Abunde calidos. Nam haec tempestas<text:line-break/>in corpore videtur humores acervasse et replesse caput,<text:line-break/>idque omnibus morbis commune fuisse ; fed fuisse sito</text:span></text:span></text:p>
      <text:p text:style-name="P3"><text:span text:style-name="Default_20_Paragraph_20_Font"><text:span text:style-name="T1">quemque morbo alium alio correptum pro sua cujusque.<text:line-break/>natura, alvi profluviis, aeribus deiectionibus pinguibus-<text:line-break/>que biliosus. Nam ipse in praesagiis dixit, pinguedines<text:line-break/>innatantes similes aranearum telis reprehendendas esse,<text:line-break/>indicant enim colliquationem. Quare biliosi merito in -<text:line-break/>febres colliquativas inciderunt, offendebanturque alvi de-<text:line-break/>jectionibus. Rubicu</text:span></text:span><text:span text:style-name="Default_20_Paragraph_20_Font"><text:span text:style-name="T14">n</text:span></text:span><text:span text:style-name="Default_20_Paragraph_20_Font"><text:span text:style-name="T1">di vero et ad melancholiam appositi<text:line-break/>et crasso fanguiue calidoque praediti, non injuria phre-<text:line-break/>nitide sirnt et febre ardente correpti et etiam cruentis<text:line-break/>dyfenteriis, ut par erat maxime. Duplices enim eas fer-<text:line-break/>mus esse intestinis exulceratione erosis, alteram difleren-<text:line-break/>tiam : alteram, quum copiosus fanguis per venas, quae<text:line-break/>ad intestina pertinent, evacuatur: quae autem essent na-<text:line-break/>turae vel calidiores tantum vel frigidiores simul et humi-<text:line-break/>diores, has par erat, ut quae nec facile febribus cede-<text:line-break/>Eant, nec biliosis affectibus in falas incidisse capitis de-.<text:line-break/>stillationes, ideoque intabuisse. Quia vero scripsit Hip-</text:span></text:span></text:p>
      <text:p text:style-name="P2"><text:span text:style-name="Default_20_Paragraph_20_Font"><text:span text:style-name="T1">pccrates </text:span></text:span><text:span text:style-name="Default_20_Paragraph_20_Font"><text:span text:style-name="T5">: </text:span></text:span><text:span text:style-name="Default_20_Paragraph_20_Font"><text:span text:style-name="T1">genus tabidorum erat glabrum, fubalbum, pi-<text:line-break/>tuitosum, subrubicundum, et sermoni etiam caesios inseruit,<text:line-break/>dignum mihi hoc. quaestione- risum esu Consentaneum<text:line-break/>erat non caesios, sed glaucosmotius dicere, quia hi frixi<text:line-break/>gidi, illi humidi, alii pariter frigidi et humidi tempera-<text:line-break/>menti esse rideantur: quorum nihil cum prae</text:span></text:span><text:span text:style-name="Default_20_Paragraph_20_Font"><text:span text:style-name="T12">t</text:span></text:span><text:span text:style-name="Default_20_Paragraph_20_Font"><text:span text:style-name="T1">ente dispu-<text:line-break/>tatione pugnat. Comparemus jam cum his infantes, Scy-<text:line-break/>tbas, Gallos et Germanos, qui plane temperamento sunt<text:line-break/>humidiora, frigidiore vero non citra controversiam. Mihi<text:line-break/>igitur vi</text:span></text:span><text:span text:style-name="Default_20_Paragraph_20_Font"><text:span text:style-name="T12">t</text:span></text:span><text:span text:style-name="Default_20_Paragraph_20_Font"><text:span text:style-name="T1">um est operae pretium, ut de colore oculorum<text:line-break/>caesionum haberetur quaestio. Interpretes libri hujus em-<text:line-break/>pirici quidem, unaque cum his Lycus, ut alia multa,<text:line-break/>sic hoc, missa causae inquisitione, praetereunt: Hippocra-<text:line-break/>. tici vero quidam temperamenti esse calidi signum eae-</text:span></text:span></text:p>
      <text:p text:style-name="P1"><text:span text:style-name="Default_20_Paragraph_20_Font"><text:span text:style-name="T1">sium, quidam sicci dicunt, Sunt qui neutrum jam addant.<text:line-break/>Sabinus quidem hoc demum fatis habuit dicere: caesium<text:line-break/>vero qui est valde siccum, opportunum est tabi, neque ca</text:span></text:span><text:span text:style-name="Default_20_Paragraph_20_Font"><text:span text:style-name="T12">n-</text:span></text:span></text:p>
      <text:p text:style-name="P2"><text:span text:style-name="Default_20_Paragraph_20_Font"><text:span text:style-name="T1">fatu cor id scripserit, adducit: neque alia quibus hoc est<text:line-break/>adjunctum, esse omnia frigidioris temperamenti et humi-.<text:line-break/>dioris signa. Num ergo pro glauco Hippocrates caestum<text:line-break/>falsus vocabulo scripsit? nam quid dicas aliud? Sed hoc.<text:line-break/>in communi sit considerare propositum. Ad reliquam jam-<text:line-break/>orationis partem accedamus. Nam in morbis tabificis una<text:line-break/>cum praedictis etiam </text:span></text:span><text:span text:style-name="Default_20_Paragraph_20_Font"><text:span text:style-name="T20">πτερ</text:span></text:span><text:span text:style-name="Default_20_Paragraph_20_Font"><text:span text:style-name="T21">ν</text:span></text:span><text:span text:style-name="Default_20_Paragraph_20_Font"><text:span text:style-name="T20">γώδεις</text:span></text:span><text:span text:style-name="Default_20_Paragraph_20_Font"><text:span text:style-name="T5">, </text:span></text:span><text:span text:style-name="Default_20_Paragraph_20_Font"><text:span text:style-name="T1">id est quibus scapulae<text:line-break/>in modum alarum prominent,. commemoravit; qui non<text:line-break/>propter temperamentum, sed propter vitiosam thoracis<text:line-break/>figuram obnoxii tabi sunt. Probabile tamen est ejus figu-<text:line-break/>ram nativum calorem fequi. In fine ubi de tabidis tra-<text:line-break/>ctat, quando Hippocrates adjecit et mulieres, ani</text:span></text:span><text:span text:style-name="Default_20_Paragraph_20_Font"><text:span text:style-name="T12">t</text:span></text:span><text:span text:style-name="Default_20_Paragraph_20_Font"><text:span text:style-name="T1">nadver-<text:line-break/>tendum est, utrum hoc modo dixerit, quasi dicas, mul</text:span></text:span><text:span text:style-name="Default_20_Paragraph_20_Font"><text:span text:style-name="T12">t</text:span></text:span><text:span text:style-name="Default_20_Paragraph_20_Font"><text:span text:style-name="T1">e-<text:line-break/>res perinde ac viros tabe fuisse correptas, quae erat<text:line-break/>eorundem generum; an, licet his votis emerent, frequen-<text:line-break/>. tes tamen dicat in hunc affectum. mulieres incidisse, quum<text:line-break/>humidiores sint et frigidiores, ut qui affectus quosdam</text:span></text:span></text:p>
      <text:p text:style-name="P2"><text:span text:style-name="Default_20_Paragraph_20_Font"><text:span text:style-name="T1">viros ex </text:span></text:span><text:span text:style-name="Default_20_Paragraph_20_Font"><text:span text:style-name="T12">t</text:span></text:span><text:span text:style-name="Default_20_Paragraph_20_Font"><text:span text:style-name="T1">uo cujusque temperamento tentavit, ille idem<text:line-break/>permultas mulieres ex. communi. .Equidem utrumque<text:line-break/>cenfeo consentaneum esse. Nam est verisimile frequentio-<text:line-break/>r es viris mulieres, propter temperamentum </text:span></text:span><text:span text:style-name="Default_20_Paragraph_20_Font"><text:span text:style-name="T12">t</text:span></text:span><text:span text:style-name="Default_20_Paragraph_20_Font"><text:span text:style-name="T1">uum com-<text:line-break/>mune, tabe captas esse , ac prae ceteris illas., quae ejus<text:line-break/>erant generis, cujus recensuit viros. Quia vero subdit<text:line-break/>melancholicum genus et fubsanguineum , febribus ardenti-<text:line-break/>bus praecipue fuisse et phre</text:span></text:span><text:span text:style-name="Default_20_Paragraph_20_Font"><text:span text:style-name="T12">n</text:span></text:span><text:span text:style-name="Default_20_Paragraph_20_Font"><text:span text:style-name="T1">itide affectum. Ad metuo-<text:line-break/>riam quae didicimus revocemus. i Quibus multus fan-<text:line-break/>guis et calidus generatur, prompte ad melancholicorum<text:line-break/>humorum hos vitium devenire. . Quere accipe non hos,<text:line-break/>qui atram jam multam bilem enervaverunt , fed qui ad<text:line-break/>generandum eam esse appositi, qni.fane, calidis ut ani-<text:line-break/>petentur morbis, quod natura essent calidiore merito fa-<text:line-break/>erum esu Posteaquam autem supra dixit pituitosos esse<text:line-break/>tabificis captos morbis, nunc addita his aetate dicit,<text:line-break/>tenesmi juvenes pituitosos exercitabant; nempe quod non<text:line-break/>tantum naturale temperamentum esset ad committendum</text:span></text:span></text:p>
      <text:p text:style-name="P2"><text:span text:style-name="Default_20_Paragraph_20_Font"><text:span text:style-name="T1">tenesmum pronum, sed aetas quoque calida esset; ut ex<text:line-break/>acri et putredinosa pituita tenesmum intelligamus ortum.<text:line-break/>Si quidem meatum ad jejunum intestinum ea pituita ex-<text:line-break/>ulcerans adexcretiouem assiduam aegros irritavit. Ten-<text:line-break/>siones autem et desidendi cupiditatem tenefmo laborantes<text:line-break/>vehementiorem habent quam dysenterici, propterea quod<text:line-break/>aegre pituita excerni potest; corporibus enim prae crassitie<text:line-break/>et viscositate inhaerescit, non ut flava bilis statim per-<text:line-break/>meat. De naturis autem biliosis ante dicebam merito<text:line-break/>illis acres dejectiones esse propter pallidam, flavam et<text:line-break/>amaram quam vocant bilem ; pingues vero propter colli-<text:line-break/>quationem, quibus dejectionibus ,ob collectorum copiam<text:line-break/>vitiosorum humorum, longa successisse profluvia ventris.</text:span></text:span></text:p>
      <text:p text:style-name="Normal"><text:span text:style-name="Default_20_Paragraph_20_Font"><text:span text:style-name="T1">LXX1.</text:span></text:span></text:p>
      <text:p text:style-name="Normal"><text:span text:style-name="Default_20_Paragraph_20_Font"><text:span text:style-name="T12">omnibu</text:span></text:span><text:span text:style-name="Default_20_Paragraph_20_Font"><text:span text:style-name="T1">s </text:span></text:span><text:span text:style-name="Default_20_Paragraph_20_Font"><text:span text:style-name="T12">quo</text:span></text:span><text:span text:style-name="Default_20_Paragraph_20_Font"><text:span text:style-name="T1">s </text:span></text:span><text:span text:style-name="Default_20_Paragraph_20_Font"><text:span text:style-name="T12">supra descr</text:span></text:span><text:span text:style-name="Default_20_Paragraph_20_Font"><text:span text:style-name="T1">i</text:span></text:span><text:span text:style-name="Default_20_Paragraph_20_Font"><text:span text:style-name="T12">psimu</text:span></text:span><text:span text:style-name="Default_20_Paragraph_20_Font"><text:span text:style-name="T1">s </text:span></text:span><text:span text:style-name="Default_20_Paragraph_20_Font"><text:span text:style-name="T12">ver era</text:span></text:span><text:span text:style-name="Default_20_Paragraph_20_Font"><text:span text:style-name="T1">t </text:span></text:span><text:span text:style-name="Default_20_Paragraph_20_Font"><text:span text:style-name="T12">insusi</text:span></text:span><text:span text:style-name="Default_20_Paragraph_20_Font"><text:span text:style-name="T1">i/stm</text:span></text:span><text:span text:style-name="Default_20_Paragraph_20_Font"><text:span text:style-name="T12">um,<text:line-break/>- plur</text:span></text:span><text:span text:style-name="Default_20_Paragraph_20_Font"><text:span text:style-name="T1">im</text:span></text:span><text:span text:style-name="Default_20_Paragraph_20_Font"><text:span text:style-name="T12">o</text:span></text:span><text:span text:style-name="Default_20_Paragraph_20_Font"><text:span text:style-name="T1">s</text:span></text:span><text:span text:style-name="Default_20_Paragraph_20_Font"><text:span text:style-name="T12">que sustul</text:span></text:span><text:span text:style-name="Default_20_Paragraph_20_Font"><text:span text:style-name="T1">i</text:span></text:span><text:span text:style-name="Default_20_Paragraph_20_Font"><text:span text:style-name="T12">t: aestas co</text:span></text:span><text:span text:style-name="Default_20_Paragraph_20_Font"><text:span text:style-name="T1">mmo</text:span></text:span><text:span text:style-name="Default_20_Paragraph_20_Font"><text:span text:style-name="T12">d</text:span></text:span><text:span text:style-name="Default_20_Paragraph_20_Font"><text:span text:style-name="T1">i/sim</text:span></text:span><text:span text:style-name="Default_20_Paragraph_20_Font"><text:span text:style-name="T12">a paucfum</text:span></text:span><text:span text:style-name="Default_20_Paragraph_20_Font"><text:span text:style-name="T1">i</text:span></text:span><text:span text:style-name="Default_20_Paragraph_20_Font"><text:span text:style-name="T12">que</text:span></text:span></text:p>
      <text:p text:style-name="P3"><text:span text:style-name="Default_20_Paragraph_20_Font"><text:span text:style-name="T12">per</text:span></text:span><text:span text:style-name="Default_20_Paragraph_20_Font"><text:span text:style-name="T1">ie</text:span></text:span><text:span text:style-name="Default_20_Paragraph_20_Font"><text:span text:style-name="T12">re, autumno rursus et sub verg</text:span></text:span><text:span text:style-name="Default_20_Paragraph_20_Font"><text:span text:style-name="T1">i</text:span></text:span><text:span text:style-name="Default_20_Paragraph_20_Font"><text:span text:style-name="T12">lia</text:span></text:span><text:span text:style-name="Default_20_Paragraph_20_Font"><text:span text:style-name="T1">s m</text:span></text:span><text:span text:style-name="Default_20_Paragraph_20_Font"><text:span text:style-name="T12">ulti</text:span></text:span><text:span text:style-name="Default_20_Paragraph_20_Font"><text:span text:style-name="T1"> i</text:span></text:span><text:span text:style-name="Default_20_Paragraph_20_Font"><text:span text:style-name="T12">nter-<text:line-break/></text:span></text:span><text:span text:style-name="Default_20_Paragraph_20_Font"><text:span text:style-name="T1">i</text:span></text:span><text:span text:style-name="Default_20_Paragraph_20_Font"><text:span text:style-name="T12">erunt</text:span></text:span><text:span text:style-name="Default_20_Paragraph_20_Font"><text:span text:style-name="T1"> </text:span></text:span><text:span text:style-name="Default_20_Paragraph_20_Font"><text:span text:style-name="T20">τεταρταῖοι</text:span></text:span><text:span text:style-name="Default_20_Paragraph_20_Font"><text:span text:style-name="T11">.</text:span></text:span></text:p>
      <text:p text:style-name="P1"><text:span text:style-name="Default_20_Paragraph_20_Font"><text:span text:style-name="T1">Vitiofo humore qui collectus erat in corporis pro-<text:line-break/>funditate retruso ab aeris frigore quo extrema hieme et<text:line-break/>ineunte vere erat infestus, haud injuria maxime quidem<text:line-break/>tabidis , ut ante dixit, et vero etiam aliis vere contigit<text:line-break/>perire ; aestate quae serena erat et sicca omnes relevari;<text:line-break/>iterumque aere Iob arctorum in humidum vertente, me-<text:line-break/>rito multi toto autumno usque ad occasum vergiliarum in<text:line-break/>fine praefentis status </text:span></text:span><text:span text:style-name="Default_20_Paragraph_20_Font"><text:span text:style-name="T20">τεταρταῖοι</text:span></text:span><text:span text:style-name="Default_20_Paragraph_20_Font"><text:span text:style-name="T5">, </text:span></text:span><text:span text:style-name="Default_20_Paragraph_20_Font"><text:span text:style-name="T1">id est quartani perierunt.<text:line-break/>Quaedam exemplaria adscriptum habent </text:span></text:span><text:span text:style-name="Default_20_Paragraph_20_Font"><text:span text:style-name="T20">τετάρτη</text:span></text:span><text:span text:style-name="Default_20_Paragraph_20_Font"><text:span text:style-name="T5">, </text:span></text:span><text:span text:style-name="Default_20_Paragraph_20_Font"><text:span text:style-name="T1">idest<text:line-break/>quarto, alia </text:span></text:span><text:span text:style-name="Default_20_Paragraph_20_Font"><text:span text:style-name="T20">ταταρταῖοι</text:span></text:span><text:span text:style-name="Default_20_Paragraph_20_Font"><text:span text:style-name="T5">, </text:span></text:span><text:span text:style-name="Default_20_Paragraph_20_Font"><text:span text:style-name="T1">id est quartani, et quae his sunt<text:line-break/>vetustiora litteram </text:span></text:span><text:span text:style-name="Default_20_Paragraph_20_Font"><text:span text:style-name="T12">d</text:span></text:span><text:span text:style-name="Default_20_Paragraph_20_Font"><text:span text:style-name="T1">, quae aliis est major. Sunt quibus<text:line-break/>nihil est omnino ascriptum. Qui itaque cum p scribunt<text:line-break/></text:span></text:span><text:span text:style-name="Default_20_Paragraph_20_Font"><text:span text:style-name="T20">τετάρτη</text:span></text:span><text:span text:style-name="Default_20_Paragraph_20_Font"><text:span text:style-name="T5">, </text:span></text:span><text:span text:style-name="Default_20_Paragraph_20_Font"><text:span text:style-name="T1">hoc est quarto, quare dativo casir esse dictum<text:line-break/>judiecnt,. hoc ..modo interpretantur, multi die quarto per-</text:span></text:span></text:p>
      <text:p text:style-name="P2"><text:span text:style-name="Default_20_Paragraph_20_Font"><text:span text:style-name="T1">ierunt, qui sine </text:span></text:span><text:span text:style-name="Default_20_Paragraph_20_Font"><text:span text:style-name="T20">η</text:span></text:span><text:span text:style-name="Default_20_Paragraph_20_Font"><text:span text:style-name="T5"> </text:span></text:span><text:span text:style-name="Default_20_Paragraph_20_Font"><text:span text:style-name="T1">esse id additum , similem esse hunc ante<text:line-break/>expositis in primo libro vulgarium morborum volunt et<text:line-break/>quartum esse statum, commemoratis scilicet cum eo tribus<text:line-break/>illius libri statibus. At quibus in exemplaribus pro quarto<text:line-break/>A tantum est ascriptum , idem significatur ac quartos<text:line-break/>quod quidem non aliter atque notae a Pamphilo Mne-<text:line-break/>mone scriptae symbolice videtur positum esse : atque hanc<text:line-break/>veteres unam lectionem agnoscunt. Quidam qui haec de-<text:line-break/>flectere studebant, commutata scriptura fecerunt </text:span></text:span><text:span text:style-name="Default_20_Paragraph_20_Font"><text:span text:style-name="T20">τεταρταῖοι</text:span></text:span><text:span text:style-name="Default_20_Paragraph_20_Font"><text:span text:style-name="T5">,<text:line-break/></text:span></text:span><text:span text:style-name="Default_20_Paragraph_20_Font"><text:span text:style-name="T1">hoc est quartani : atque hanc esse totam orationem statue-<text:line-break/></text:span></text:span><text:span text:style-name="Default_20_Paragraph_20_Font"><text:span text:style-name="T12">s</text:span></text:span><text:span text:style-name="Default_20_Paragraph_20_Font"><text:span text:style-name="T1">unt. Autumno rutilis et fui, vergilias multi quartani<text:line-break/>interierunt. Itaque tantum legit in </text:span></text:span><text:span text:style-name="Default_20_Paragraph_20_Font"><text:span text:style-name="T12">t</text:span></text:span><text:span text:style-name="Default_20_Paragraph_20_Font"><text:span text:style-name="T1">uis exemplaribus<text:line-break/>- Capito : cui tamen subesse videtur mendacium , sive de<text:line-break/>aegrotantibus, sive de febribus accipias. Nam de aegro-<text:line-break/>lentibus quidem .prorsus est absurdum; neque enim pro-<text:line-break/>bubile est, praesentem humoris statum adeo esse consecu-</text:span></text:span></text:p>
      <text:p text:style-name="P27"><text:span text:style-name="Default_20_Paragraph_20_Font"><text:span text:style-name="T1">tos acutos morbos, ut quarto die perimerent aegros; de<text:line-break/>febribus vero verisimile erat, tum quoniam deustam diu-<text:line-break/>turnitate crassam materiam probabile erat in melancholi-<text:line-break/>cum transiisse excrementum, tum quod anni erat tempus<text:line-break/>autumnus. A febribus tamen vigentibus quartanis non<text:line-break/>periissent multi, feceram etenim scimus esse per fe hanc<text:line-break/>febrem , ut de ea Hippocrates dixit.<text:line-break/>-<text:tab/>...<text:tab/>- u</text:span></text:span></text:p>
      <text:p text:style-name="P1"><text:span text:style-name="Default_20_Paragraph_20_Font"><text:span text:style-name="T1">A pestilente tempestate sedecim narrat aegros ad finem<text:line-break/>usque libri. Inde sunt adscripta quaedam, de quibus vi-<text:line-break/>detur recte Dloscorides statuere , qui vult ea statim tum-<text:line-break/>. pestati subtexta ; huncque illis libri locum in </text:span></text:span><text:span text:style-name="Default_20_Paragraph_20_Font"><text:span text:style-name="T12">t</text:span></text:span><text:span text:style-name="Default_20_Paragraph_20_Font"><text:span text:style-name="T1">ua editione<text:line-break/>attribuit. Itaque ea hic nos exponemus, si prius hoc<text:line-break/>tantum dixerimus, quod videtur mihi haec quoque alius<text:line-break/>adscripsisse, non ipse scripsisse Hippocrates ; verum illa</text:span></text:span></text:p>
      <text:p text:style-name="P3"><text:span text:style-name="Default_20_Paragraph_20_Font"><text:span text:style-name="T1">mihi aestas videtur fecundum rationem profuisse. Nam<text:line-break/>aestivos morbos hiems succedens solvit, hiemales aestas<text:line-break/>insequens transmutati Quamquam ista per fe aestas haud<text:line-break/>stabilis fuit, sed subito calida austrina et a ventis silens<text:line-break/>evasit, profuit tamen ad aliam tempestatem transmutata.<text:line-break/>Enimvero revocemus ad mem</text:span></text:span><text:span text:style-name="Default_20_Paragraph_20_Font"><text:span text:style-name="T12">o</text:span></text:span><text:span text:style-name="Default_20_Paragraph_20_Font"><text:span text:style-name="T1">riam quae de aestate lu<text:line-break/>narranda tempestate scripsit in haec verba, aestas serena<text:line-break/>erat et calida, magni erant aestus, etesiae parvi dispersim<text:line-break/>spiraverunt. Quare par erat moderatiores aestate morbus<text:line-break/>esse,- ex humorum, ut dictum est, ortos exuperantia, qui<text:line-break/>ineunte vere potissimum prodierunt. Quia illud frigidum<text:line-break/>humores in altum corporis repulerat, jam aestas quae<text:line-break/>illud squalida et calida excepit, simul et ad cutem malum<text:line-break/>traxit humorem et digessit ejus portionem non paucam.<text:line-break/>Quo tempore si etesiae fpirasseut, morborum humani cor-<text:line-break/>poris statum omnem abstersissent. Quia vero ejus supere-<text:line-break/>rat pars, moxque sub arctorum flante borea multum plue-<text:line-break/>bat, humores qui nimis per cutem manabant, rarius i</text:span></text:span><text:span text:style-name="Default_20_Paragraph_20_Font"><text:span text:style-name="T12">t</text:span></text:span><text:span text:style-name="Default_20_Paragraph_20_Font"><text:span text:style-name="T1">u-</text:span></text:span></text:p>
      <text:p text:style-name="P3"><text:span text:style-name="Default_20_Paragraph_20_Font"><text:span text:style-name="T1">pediti sunt et in profundum corpus impulsi. Hinc de in-<text:line-break/>tegro aegrotare multique mori coeperunt. Hac ergo de<text:line-break/>causa aegrotantibus id temporis aestas nonnihil profuit;<text:line-break/>non quia morbos qui hieme coeperunt cessare sit proba-<text:line-break/>bile aestate. Tametsi ita fe habeat res, ut qui hieme<text:line-break/>emerserint, aestate profligentur, et quos produxit aestas<text:line-break/>hiemet Aestivi siquidem et hiemales morbi intelligendi<text:line-break/>sunt, qui aestate quae in natura sua constat et hieme<text:line-break/>prae ceteris existunt. Ita enim in aphorismis Hippo-<text:line-break/>crates dixit. At morbi omnibus omnes temporibus anni et<text:line-break/>existunt et exacerbantur, stant tamen qui certis anni<text:line-break/>temporibus praecipue emergant exacerbenturque. -Sub<text:line-break/>haec quae vere regnant aegritudines, quae aestate et au-<text:line-break/>temno hiemeque recensuit, nimirum ubi nihil aeris tem-<text:line-break/>paramento innovetur. Nam si vere eodem die modo ca-<text:line-break/>lor, modo algor intendatur, morbos ait autumnales im-<text:line-break/>pendere. Neque enim temporum unus nomina, caeterum</text:span></text:span></text:p>
      <text:p text:style-name="P3"><text:span text:style-name="Default_20_Paragraph_20_Font"><text:span text:style-name="T1">temperamenta certas morborum formas committunt, quae<text:line-break/>ubi varient, non possunt non una </text:span></text:span><text:span text:style-name="Default_20_Paragraph_20_Font"><text:span text:style-name="T12">t</text:span></text:span><text:span text:style-name="Default_20_Paragraph_20_Font"><text:span text:style-name="T1">ecum morbos commu-<text:line-break/>tare. Jam vero proposita oratio morbos vult qui hieme<text:line-break/>extiterunt aestate repelli vel si vitioso sit aestas tempera-<text:line-break/>mento: cujdsmodi quum aliquando in Cranone fuisset, car-<text:line-break/>hunculos statim excitavit, qualis si in prae</text:span></text:span><text:span text:style-name="Default_20_Paragraph_20_Font"><text:span text:style-name="T12">t</text:span></text:span><text:span text:style-name="Default_20_Paragraph_20_Font"><text:span text:style-name="T1">enti esset, plo-.<text:line-break/>rimos malorum soccorum et putrescentium abundantia<text:line-break/>aucta et jam putrefacta peremisset. Quamobrem menda-<text:line-break/>cium esse apparet et praeter Hippocratis mentem hlerua-<text:line-break/>les morbos protius aestate discuti; quum qui hoc propo-<text:line-break/>suit, nesciverit quosnam morbos ducat Hippocrates singu-<text:line-break/>lis anni temporibus esse proprios. Nec vero etiam est<text:line-break/>necesse , quae post haec deinceps ab ipfo scripta sinit, hoc<text:line-break/>loco referre, quum alibi ab ipfo in univers</text:span></text:span><text:span text:style-name="Default_20_Paragraph_20_Font"><text:span text:style-name="T12">a</text:span></text:span><text:span text:style-name="Default_20_Paragraph_20_Font"><text:span text:style-name="T1">m tradita<text:line-break/>sint Quare illa omnino praeteribo. Plana namque sunt<text:line-break/>omnia et in libris quos antehac enarravi abunde de his<text:line-break/>disputavi.</text:span></text:span></text:p>
      <text:p text:style-name="P2"><text:span text:style-name="Default_20_Paragraph_20_Font"><text:span text:style-name="T1">Sedecim post tempestatem aegros descripsit Hippocra-<text:line-break/>tes , qui , ut quidam censent , in ea laboraverunt : quando<text:line-break/>ipse ubi finem facit de iis quae tum acciderant, narrandi,<text:line-break/>sic dixit, omnibus </text:span></text:span><text:span text:style-name="Default_20_Paragraph_20_Font"><text:span text:style-name="T20">τοῖς</text:span></text:span><text:span text:style-name="Default_20_Paragraph_20_Font"><text:span text:style-name="T5"> </text:span></text:span><text:span text:style-name="Default_20_Paragraph_20_Font"><text:span text:style-name="T20">ύπογεγραμμέν</text:span></text:span><text:span text:style-name="Default_20_Paragraph_20_Font"><text:span text:style-name="T22">ο</text:span></text:span><text:span text:style-name="Default_20_Paragraph_20_Font"><text:span text:style-name="T20">ις</text:span></text:span><text:span text:style-name="Default_20_Paragraph_20_Font"><text:span text:style-name="T5"> </text:span></text:span><text:span text:style-name="Default_20_Paragraph_20_Font"><text:span text:style-name="T1">ver erat infestissi-<text:line-break/>mum. Potest tamen de supra descriptis dictum esse ver-<text:line-break/>bum hoc </text:span></text:span><text:span text:style-name="Default_20_Paragraph_20_Font"><text:span text:style-name="T20">ύπογεγραμμένοι</text:span></text:span><text:span text:style-name="Default_20_Paragraph_20_Font"><text:span text:style-name="T5">; </text:span></text:span><text:span text:style-name="Default_20_Paragraph_20_Font"><text:span text:style-name="T1">qui usus apud multos esu Nam<text:line-break/>.sedecim hos aegros aliud tenebat morborum genus ac<text:line-break/>commemoratos ab eo in tempestate pestilenti. Verum.<text:line-break/>quae de his aegris prodidit, non fusam jam requirunt in-<text:line-break/>terpretationem, si memoria quae ante exposuimus teneas.<text:line-break/>Nam omnium prope symptomatum et signorum, .quorum<text:line-break/>Hippocrates meminit in aegris, de quibus verba fient, re-<text:line-break/>liquum, quod non sit ante dictum, est nullum. Itaque<text:line-break/>fummatim percurremus ea, quae in his sunt scripta: sicubi<text:line-break/>quid se offerat, quod antea non habuimus, illud siclum<text:line-break/>elanoraturi.</text:span></text:span></text:p>
      <text:h text:style-name="P104" text:outline-level="4"><text:bookmark-start text:name="bookmark60"/>LXXH.<text:bookmark-end text:name="bookmark60"/></text:h>
      <text:p text:style-name="Normal"><text:span text:style-name="Default_20_Paragraph_20_Font"><text:span text:style-name="T14">sin Phase Parium quendam, qui supra Dianae aedem<text:line-break/>decumbebat, febris corripuit acuta , primo continua et<text:line-break/>ardens, in principio sitibundus erat et comatosus rur-<text:line-break/>susque insomnis. -inter</text:span></text:span> i<text:span text:style-name="Default_20_Paragraph_20_Font"><text:span text:style-name="T14">nitia venter turbatus, urinae<text:line-break/>a</text:span></text:span>l<text:span text:style-name="Default_20_Paragraph_20_Font"><text:span text:style-name="T14">oae. Die</text:span></text:span> s<text:span text:style-name="Default_20_Paragraph_20_Font"><text:span text:style-name="T14">exto erat oleosa urina, deiectiones biliosae,<text:line-break/>pingues, deliravit. Septima omnia exacerbata suerunt,<text:line-break/>nihil dormivit , caeterum similes erant urinae et mens<text:line-break/>perturbata, ab alvo item biliosa pinguiaque reddidit.<text:line-break/></text:span></text:span>I<text:span text:style-name="Default_20_Paragraph_20_Font"><text:span text:style-name="T14">nde die octavo parum ex maribus stillavit, vomuit vi-<text:line-break/>rulenta pauca, parum dormivit. </text:span></text:span>N<text:span text:style-name="Default_20_Paragraph_20_Font"><text:span text:style-name="T14">ono nihil est muta-<text:line-break/>tum. Decimo cuncta suerunt remissiora. </text:span></text:span>U<text:span text:style-name="Default_20_Paragraph_20_Font"><text:span text:style-name="T14">ndecimo su-<text:line-break/>davit, at non toto corpore; circumsi</text:span></text:span>d<text:span text:style-name="Default_20_Paragraph_20_Font"><text:span text:style-name="T14">it, statimque re-<text:line-break/>caluit. Duodecimo febris acuta ; de</text:span></text:span>i<text:span text:style-name="Default_20_Paragraph_20_Font"><text:span text:style-name="T14">ectiones biliosae,<text:line-break/>tenues, multae; urina suspensionem habebat, deliravit.<text:line-break/>Septimodecimo graviter laboravit; neque enim vel somni<text:line-break/>vel febris producebatur. Figejimo undique sudavit, in-<text:line-break/>somnis, de</text:span></text:span>i<text:span text:style-name="Default_20_Paragraph_20_Font"><text:span text:style-name="T14">ectiones biliosae, a cibo abhorrebat, coma-<text:line-break/>t</text:span></text:span>u<text:span text:style-name="Default_20_Paragraph_20_Font"><text:span text:style-name="T14">sus erat. Quarto et vigesimo recidiva. </text:span></text:span>T<text:span text:style-name="Default_20_Paragraph_20_Font"><text:span text:style-name="T14">rigesimo-</text:span></text:span></text:p>
      <text:p text:style-name="P28"><text:span text:style-name="Default_20_Paragraph_20_Font"><text:span text:style-name="T25">: </text:span></text:span><text:span text:style-name="Default_20_Paragraph_20_Font"><text:span text:style-name="T12">qua</text:span></text:span><text:span text:style-name="Default_20_Paragraph_20_Font"><text:span text:style-name="T1">rt</text:span></text:span><text:span text:style-name="Default_20_Paragraph_20_Font"><text:span text:style-name="T12">o fabre l</text:span></text:span><text:span text:style-name="Default_20_Paragraph_20_Font"><text:span text:style-name="T1">i</text:span></text:span><text:span text:style-name="Default_20_Paragraph_20_Font"><text:span text:style-name="T12">ber,. alvu</text:span></text:span><text:span text:style-name="Default_20_Paragraph_20_Font"><text:span text:style-name="T1">s </text:span></text:span><text:span text:style-name="Default_20_Paragraph_20_Font"><text:span text:style-name="T12">non subst</text:span></text:span><text:span text:style-name="Default_20_Paragraph_20_Font"><text:span text:style-name="T1">i</text:span></text:span><text:span text:style-name="Default_20_Paragraph_20_Font"><text:span text:style-name="T12">tit, atque calor re-<text:line-break/>di</text:span></text:span><text:span text:style-name="Default_20_Paragraph_20_Font"><text:span text:style-name="T1">i</text:span></text:span><text:span text:style-name="Default_20_Paragraph_20_Font"><text:span text:style-name="T12">t. Quadragesimo .sebre l</text:span></text:span><text:span text:style-name="Default_20_Paragraph_20_Font"><text:span text:style-name="T1">i</text:span></text:span><text:span text:style-name="Default_20_Paragraph_20_Font"><text:span text:style-name="T12">ber, alvu</text:span></text:span><text:span text:style-name="Default_20_Paragraph_20_Font"><text:span text:style-name="T1">s </text:span></text:span><text:span text:style-name="Default_20_Paragraph_20_Font"><text:span text:style-name="T12">spa</text:span></text:span><text:span text:style-name="Default_20_Paragraph_20_Font"><text:span text:style-name="T1">ti</text:span></text:span><text:span text:style-name="Default_20_Paragraph_20_Font"><text:span text:style-name="T12">o parvo non<text:line-break/>. subsi</text:span></text:span><text:span text:style-name="Default_20_Paragraph_20_Font"><text:span text:style-name="T1">sti</text:span></text:span><text:span text:style-name="Default_20_Paragraph_20_Font"><text:span text:style-name="T12">t, a c</text:span></text:span><text:span text:style-name="Default_20_Paragraph_20_Font"><text:span text:style-name="T1">i</text:span></text:span><text:span text:style-name="Default_20_Paragraph_20_Font"><text:span text:style-name="T12">b</text:span></text:span><text:span text:style-name="Default_20_Paragraph_20_Font"><text:span text:style-name="T1">o </text:span></text:span><text:span text:style-name="Default_20_Paragraph_20_Font"><text:span text:style-name="T12">abhorrebat, </text:span></text:span><text:span text:style-name="Default_20_Paragraph_20_Font"><text:span text:style-name="T1">m</text:span></text:span><text:span text:style-name="Default_20_Paragraph_20_Font"><text:span text:style-name="T12">rsu</text:span></text:span><text:span text:style-name="Default_20_Paragraph_20_Font"><text:span text:style-name="T1">s</text:span></text:span><text:span text:style-name="Default_20_Paragraph_20_Font"><text:span text:style-name="T12">que lev</text:span></text:span><text:span text:style-name="Default_20_Paragraph_20_Font"><text:span text:style-name="T1">i</text:span></text:span><text:span text:style-name="Default_20_Paragraph_20_Font"><text:span text:style-name="T12">or, rursus<text:line-break/>siat</text:span></text:span><text:span text:style-name="Default_20_Paragraph_20_Font"><text:span text:style-name="T1">i</text:span></text:span><text:span text:style-name="Default_20_Paragraph_20_Font"><text:span text:style-name="T12">m repe</text:span></text:span><text:span text:style-name="Default_20_Paragraph_20_Font"><text:span text:style-name="T1">t</text:span></text:span><text:span text:style-name="Default_20_Paragraph_20_Font"><text:span text:style-name="T12">eba</text:span></text:span><text:span text:style-name="Default_20_Paragraph_20_Font"><text:span text:style-name="T1">t , </text:span></text:span><text:span text:style-name="Default_20_Paragraph_20_Font"><text:span text:style-name="T12">sarcul</text:span></text:span><text:span text:style-name="Default_20_Paragraph_20_Font"><text:span text:style-name="T1">i</text:span></text:span><text:span text:style-name="Default_20_Paragraph_20_Font"><text:span text:style-name="T12">s e</text:span></text:span><text:span text:style-name="Default_20_Paragraph_20_Font"><text:span text:style-name="T1">t</text:span></text:span><text:span text:style-name="Default_20_Paragraph_20_Font"><text:span text:style-name="T12">ia</text:span></text:span><text:span text:style-name="Default_20_Paragraph_20_Font"><text:span text:style-name="T1">m </text:span></text:span><text:span text:style-name="Default_20_Paragraph_20_Font"><text:span text:style-name="T12">mul</text:span></text:span><text:span text:style-name="Default_20_Paragraph_20_Font"><text:span text:style-name="T1">ti</text:span></text:span><text:span text:style-name="Default_20_Paragraph_20_Font"><text:span text:style-name="T12">s v</text:span></text:span><text:span text:style-name="Default_20_Paragraph_20_Font"><text:span text:style-name="T1">i</text:span></text:span><text:span text:style-name="Default_20_Paragraph_20_Font"><text:span text:style-name="T12">t</text:span></text:span><text:span text:style-name="Default_20_Paragraph_20_Font"><text:span text:style-name="T1">i</text:span></text:span><text:span text:style-name="Default_20_Paragraph_20_Font"><text:span text:style-name="T12">osi</text:span></text:span><text:span text:style-name="Default_20_Paragraph_20_Font"><text:span text:style-name="T1">s</text:span></text:span><text:span text:style-name="Default_20_Paragraph_20_Font"><text:span text:style-name="T12">que u</text:span></text:span><text:span text:style-name="Default_20_Paragraph_20_Font"><text:span text:style-name="T1">t</text:span></text:span><text:span text:style-name="Default_20_Paragraph_20_Font"><text:span text:style-name="T12">e-<text:line-break/>batur. c</text:span></text:span><text:span text:style-name="Default_20_Paragraph_20_Font"><text:span text:style-name="T1">i</text:span></text:span><text:span text:style-name="Default_20_Paragraph_20_Font"><text:span text:style-name="T12">rca rec</text:span></text:span><text:span text:style-name="Default_20_Paragraph_20_Font"><text:span text:style-name="T1">i</text:span></text:span><text:span text:style-name="Default_20_Paragraph_20_Font"><text:span text:style-name="T12">diva</text:span></text:span><text:span text:style-name="Default_20_Paragraph_20_Font"><text:span text:style-name="T1">s som</text:span></text:span><text:span text:style-name="Default_20_Paragraph_20_Font"><text:span text:style-name="T12">ni ma</text:span></text:span><text:span text:style-name="Default_20_Paragraph_20_Font"><text:span text:style-name="T1">l</text:span></text:span><text:span text:style-name="Default_20_Paragraph_20_Font"><text:span text:style-name="T12">i, del</text:span></text:span><text:span text:style-name="Default_20_Paragraph_20_Font"><text:span text:style-name="T1">i</text:span></text:span><text:span text:style-name="Default_20_Paragraph_20_Font"><text:span text:style-name="T12">r</text:span></text:span><text:span text:style-name="Default_20_Paragraph_20_Font"><text:span text:style-name="T1">a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t, ur</text:span></text:span><text:span text:style-name="Default_20_Paragraph_20_Font"><text:span text:style-name="T1">i</text:span></text:span><text:span text:style-name="Default_20_Paragraph_20_Font"><text:span text:style-name="T12">na</text:span></text:span><text:span text:style-name="Default_20_Paragraph_20_Font"><text:span text:style-name="T1">s</text:span></text:span><text:span text:style-name="Default_20_Paragraph_20_Font"><text:span text:style-name="T12">que<text:line-break/></text:span></text:span><text:span text:style-name="Default_20_Paragraph_20_Font"><text:span text:style-name="T1">t</text:span></text:span><text:span text:style-name="Default_20_Paragraph_20_Font"><text:span text:style-name="T12">um redd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t cra/su</text:span></text:span><text:span text:style-name="Default_20_Paragraph_20_Font"><text:span text:style-name="T1">s i</text:span></text:span><text:span text:style-name="Default_20_Paragraph_20_Font"><text:span text:style-name="T12">lla</text:span></text:span><text:span text:style-name="Default_20_Paragraph_20_Font"><text:span text:style-name="T1">s </text:span></text:span><text:span text:style-name="Default_20_Paragraph_20_Font"><text:span text:style-name="T12">quidem, cae</text:span></text:span><text:span text:style-name="Default_20_Paragraph_20_Font"><text:span text:style-name="T1">t</text:span></text:span><text:span text:style-name="Default_20_Paragraph_20_Font"><text:span text:style-name="T12">erum turba</text:span></text:span><text:span text:style-name="Default_20_Paragraph_20_Font"><text:span text:style-name="T1">t</text:span></text:span><text:span text:style-name="Default_20_Paragraph_20_Font"><text:span text:style-name="T12">a</text:span></text:span><text:span text:style-name="Default_20_Paragraph_20_Font"><text:span text:style-name="T1">s </text:span></text:span><text:span text:style-name="Default_20_Paragraph_20_Font"><text:span text:style-name="T12">et<text:line-break/>mala</text:span></text:span><text:span text:style-name="Default_20_Paragraph_20_Font"><text:span text:style-name="T1">s</text:span></text:span><text:span text:style-name="Default_20_Paragraph_20_Font"><text:span text:style-name="T12">; alvu</text:span></text:span><text:span text:style-name="Default_20_Paragraph_20_Font"><text:span text:style-name="T1">s </text:span></text:span><text:span text:style-name="Default_20_Paragraph_20_Font"><text:span text:style-name="T12">astr</text:span></text:span><text:span text:style-name="Default_20_Paragraph_20_Font"><text:span text:style-name="T1">i</text:span></text:span><text:span text:style-name="Default_20_Paragraph_20_Font"><text:span text:style-name="T12">cta rursu</text:span></text:span><text:span text:style-name="Default_20_Paragraph_20_Font"><text:span text:style-name="T1">s</text:span></text:span><text:span text:style-name="Default_20_Paragraph_20_Font"><text:span text:style-name="T12">que laxata,.. subr</text:span></text:span><text:span text:style-name="Default_20_Paragraph_20_Font"><text:span text:style-name="T1">i</text:span></text:span><text:span text:style-name="Default_20_Paragraph_20_Font"><text:span text:style-name="T12">culae con-<text:line-break/>tinuae, defec</text:span></text:span><text:span text:style-name="Default_20_Paragraph_20_Font"><text:span text:style-name="T1">t</text:span></text:span><text:span text:style-name="Default_20_Paragraph_20_Font"><text:span text:style-name="T12">iones mul</text:span></text:span><text:span text:style-name="Default_20_Paragraph_20_Font"><text:span text:style-name="T1">t</text:span></text:span><text:span text:style-name="Default_20_Paragraph_20_Font"><text:span text:style-name="T12">ae, tenue</text:span></text:span><text:span text:style-name="Default_20_Paragraph_20_Font"><text:span text:style-name="T1">s.- </text:span></text:span><text:span text:style-name="Default_20_Paragraph_20_Font"><text:span text:style-name="T12">Centesimo vigesim</text:span></text:span><text:span text:style-name="Default_20_Paragraph_20_Font"><text:span text:style-name="T1">o<text:line-break/>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</text:span></text:span><text:span text:style-name="Default_20_Paragraph_20_Font"><text:span text:style-name="T1"> o</text:span></text:span><text:span text:style-name="Default_20_Paragraph_20_Font"><text:span text:style-name="T12">b</text:span></text:span><text:span text:style-name="Default_20_Paragraph_20_Font"><text:span text:style-name="T1">ii</text:span></text:span><text:span text:style-name="Default_20_Paragraph_20_Font"><text:span text:style-name="T12">t. Erat huic alvu</text:span></text:span><text:span text:style-name="Default_20_Paragraph_20_Font"><text:span text:style-name="T1">s </text:span></text:span><text:span text:style-name="Default_20_Paragraph_20_Font"><text:span text:style-name="T12">cont</text:span></text:span><text:span text:style-name="Default_20_Paragraph_20_Font"><text:span text:style-name="T1">i</text:span></text:span><text:span text:style-name="Default_20_Paragraph_20_Font"><text:span text:style-name="T12">nen</text:span></text:span><text:span text:style-name="Default_20_Paragraph_20_Font"><text:span text:style-name="T1">t</text:span></text:span><text:span text:style-name="Default_20_Paragraph_20_Font"><text:span text:style-name="T12">er ab</text:span></text:span><text:span text:style-name="Default_20_Paragraph_20_Font"><text:span text:style-name="T1"> i</text:span></text:span><text:span text:style-name="Default_20_Paragraph_20_Font"><text:span text:style-name="T12">nit</text:span></text:span><text:span text:style-name="Default_20_Paragraph_20_Font"><text:span text:style-name="T1">i</text:span></text:span><text:span text:style-name="Default_20_Paragraph_20_Font"><text:span text:style-name="T12">o ad<text:line-break/>sine</text:span></text:span><text:span text:style-name="Default_20_Paragraph_20_Font"><text:span text:style-name="T1">m </text:span></text:span><text:span text:style-name="Default_20_Paragraph_20_Font"><text:span text:style-name="T12">usque lubrica, excrev</text:span></text:span><text:span text:style-name="Default_20_Paragraph_20_Font"><text:span text:style-name="T1">it</text:span></text:span><text:span text:style-name="Default_20_Paragraph_20_Font"><text:span text:style-name="T12">que b</text:span></text:span><text:span text:style-name="Default_20_Paragraph_20_Font"><text:span text:style-name="T1">i</text:span></text:span><text:span text:style-name="Default_20_Paragraph_20_Font"><text:span text:style-name="T12">li</text:span></text:span><text:span text:style-name="Default_20_Paragraph_20_Font"><text:span text:style-name="T1">osa, </text:span></text:span><text:span text:style-name="Default_20_Paragraph_20_Font"><text:span text:style-name="T12">humida multa,<text:line-break/>cu</text:span></text:span><text:span text:style-name="Default_20_Paragraph_20_Font"><text:span text:style-name="T1">m </text:span></text:span><text:span text:style-name="Default_20_Paragraph_20_Font"><text:span text:style-name="T12">subsistere</text:span></text:span><text:span text:style-name="Default_20_Paragraph_20_Font"><text:span text:style-name="T1">t </text:span></text:span><text:span text:style-name="Default_20_Paragraph_20_Font"><text:span text:style-name="T12">surv</text:span></text:span><text:span text:style-name="Default_20_Paragraph_20_Font"><text:span text:style-name="T1">i</text:span></text:span><text:span text:style-name="Default_20_Paragraph_20_Font"><text:span text:style-name="T12">da et inc</text:span></text:span><text:span text:style-name="Default_20_Paragraph_20_Font"><text:span text:style-name="T1">o</text:span></text:span><text:span text:style-name="Default_20_Paragraph_20_Font"><text:span text:style-name="T12">cta; urinae perpetuo ma-<text:line-break/>. lac, c</text:span></text:span><text:span text:style-name="Default_20_Paragraph_20_Font"><text:span text:style-name="T1">o</text:span></text:span><text:span text:style-name="Default_20_Paragraph_20_Font"><text:span text:style-name="T12">mat</text:span></text:span><text:span text:style-name="Default_20_Paragraph_20_Font"><text:span text:style-name="T1">u</text:span></text:span><text:span text:style-name="Default_20_Paragraph_20_Font"><text:span text:style-name="T12">lu</text:span></text:span><text:span text:style-name="Default_20_Paragraph_20_Font"><text:span text:style-name="T1">s </text:span></text:span><text:span text:style-name="Default_20_Paragraph_20_Font"><text:span text:style-name="T12">plu</text:span></text:span><text:span text:style-name="Default_20_Paragraph_20_Font"><text:span text:style-name="T1">rim</text:span></text:span><text:span text:style-name="Default_20_Paragraph_20_Font"><text:span text:style-name="T12">um era</text:span></text:span><text:span text:style-name="Default_20_Paragraph_20_Font"><text:span text:style-name="T1">t, </text:span></text:span><text:span text:style-name="Default_20_Paragraph_20_Font"><text:span text:style-name="T12">cum d</text:span></text:span><text:span text:style-name="Default_20_Paragraph_20_Font"><text:span text:style-name="T1">o</text:span></text:span><text:span text:style-name="Default_20_Paragraph_20_Font"><text:span text:style-name="T12">lor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i</text:span></text:span><text:span text:style-name="Default_20_Paragraph_20_Font"><text:span text:style-name="T12">nso</text:span></text:span><text:span text:style-name="Default_20_Paragraph_20_Font"><text:span text:style-name="T1">m</text:span></text:span><text:span text:style-name="Default_20_Paragraph_20_Font"><text:span text:style-name="T12">n</text:span></text:span><text:span text:style-name="Default_20_Paragraph_20_Font"><text:span text:style-name="T1">is<text:line-break/></text:span></text:span><text:span text:style-name="Default_20_Paragraph_20_Font"><text:span text:style-name="T12">erat, a c</text:span></text:span><text:span text:style-name="Default_20_Paragraph_20_Font"><text:span text:style-name="T1">i</text:span></text:span><text:span text:style-name="Default_20_Paragraph_20_Font"><text:span text:style-name="T12">bo abh</text:span></text:span><text:span text:style-name="Default_20_Paragraph_20_Font"><text:span text:style-name="T1">o</text:span></text:span><text:span text:style-name="Default_20_Paragraph_20_Font"><text:span text:style-name="T12">rrebat. Cont</text:span></text:span><text:span text:style-name="Default_20_Paragraph_20_Font"><text:span text:style-name="T1">i</text:span></text:span><text:span text:style-name="Default_20_Paragraph_20_Font"><text:span text:style-name="T12">nen</text:span></text:span><text:span text:style-name="Default_20_Paragraph_20_Font"><text:span text:style-name="T1">t</text:span></text:span><text:span text:style-name="Default_20_Paragraph_20_Font"><text:span text:style-name="T12">er ardente febre<text:line-break/>laborabat.<text:tab/>--</text:span></text:span></text:p>
      <text:p text:style-name="P1"><text:span text:style-name="Default_20_Paragraph_20_Font"><text:span text:style-name="T1">Curiose et hoc lo loco rursus interpretum quidam<text:line-break/>ajunt aegri patriam non esse temere adlectant. - Etenim</text:span></text:span></text:p>
      <text:p text:style-name="P3"><text:span text:style-name="Default_20_Paragraph_20_Font"><text:span text:style-name="T1">dictum esse ab. Asclepiade, Parius maximum consequi a<text:line-break/>sanguinis- missione emolumentum. Absurdum vero sit,<text:line-break/>quoniam nihil de sanguinis missione dixit Hippocrates: ideo<text:line-break/>aegro putare patriae adscriptum esse nomen. Multo jam<text:line-break/>faciunt absurdius hi interpretes , qui nunquam investiga-<text:line-break/>veruut cur in tanto numero aegrorum semel Hippocrates<text:line-break/>fanguluis missionem meminerit, quod nos sumus commen-<text:line-break/>tatI. Quare istis repudiatis, quae iuvenum interest audi-<text:line-break/>visse, haec referemus. Verbi gratia,; quod de urina fori-<text:line-break/>psit oleosa in praesente aegro sexto die : Nam quidam<text:line-break/>pinguem urinam- ita censuit ab eo dictam esse, quae li-<text:line-break/>quescente pinguedine per morbum fervidum et adnuentem<text:line-break/>fit; nonnulli colore et crassamento . alei similem. Equi-<text:line-break/>dem talem saepe urinam nullo aegri detrimento redditam<text:line-break/>conspexi, immo vero interim . plane e contrario ex morbi<text:line-break/>concoctione. Haud tamen est ita. vi</text:span></text:span><text:span text:style-name="Default_20_Paragraph_20_Font"><text:span text:style-name="T12">t</text:span></text:span><text:span text:style-name="Default_20_Paragraph_20_Font"><text:span text:style-name="T1">ai prorsus , ut oleum<text:line-break/>pinguis urina. Nam ea quam modo narravi urina oleum</text:span></text:span></text:p>
      <text:p text:style-name="P3">et colore et crassamento repraesentans, minime pinguis<text:line-break/>videtur. <text:span text:style-name="Default_20_Paragraph_20_Font"><text:span text:style-name="T14">E</text:span></text:span>t ipse autem in praesagiis Hippocrates dicit;<text:line-break/>pinguitudines telis aranearum similes innatantes esse con-<text:line-break/>siderandas, nam colliquationis sunt signa. NoS vero pin-<text:line-break/>guitudineS fluitantes vidimus frequenter, verum nunquam<text:line-break/>excretam talem prorsuS urinam, neque in medio pinguia<text:line-break/>pendere, quo minus subsidere; nam ita est comparatum<text:line-break/>natura omne pingue ut reliquis humoribus invehatur.<text:line-break/>Ac ne in praesagiiS quidem Hippocrates verbum de his<text:line-break/>urinis fecit , quamviS omnia sit quae in acutoS morbos<text:line-break/>cadunt, sedulo et aperte persecutus. Jam etiam die eo-<text:line-break/>dem sexto aegrum dicit, de quo loco agimuS, biliosa at-<text:line-break/>que pinguia deiecisse ; quem videntur aperte liquanti pin-<text:line-break/>guedinem febri esse consequentia. Atque videbitur iis,<text:line-break/>qui pinguem putant esse urinam oleosam, suffragari: pot--<text:line-break/><text:span text:style-name="Default_20_Paragraph_20_Font"><text:span text:style-name="T1">est </text:span></text:span>autem ad contrarium etiam referri. Nam omnino Hip-<text:line-break/>pocrates urinas pingues diceret, si quidem hae quoque</text:p>
      <text:p text:style-name="P3">oleo similes sunt Jam cum diversa in urinis et exere-<text:line-break/>mentis nomina usurpaverit, innuere videbitur et suam<text:line-break/>utrisque significationem istum tribuisse. Mihi ergo proba-<text:line-break/>fidius videtur, urinaS olei referentes colorem et crassitiem<text:line-break/>hic oleosus dici. Explanationem vero utroque modo fa-<text:line-break/>ciam. Etenim si pinguitudinem quandam habuissent uri-<text:line-break/>nae, quemadmodum et dejectiones, sint iliae censendae<text:line-break/>quidem pravae , at non omnino exitiales tamen ; quod<text:line-break/>non perinde sit carnem colliquescere ac adipem. Nam<text:line-break/>calor est serventissimus qui carnem fundit; moderatior<text:line-break/>qui pinguedinem; nempe et coIIiquationes quae per ven-<text:line-break/>trem excernuntur putant omnes medici a pinguibus<text:line-break/>dejectionibus distare. In peste quidem longissima nostrae<text:line-break/>aetatis coIIiquationes cuncti prope excreverunt, quidam<text:line-break/>mere fulvas , quidam moderatius , omnes certe putidas.<text:line-break/>Verum enim vero eae excretiones letales sunt, nec tem-<text:line-break/>pus perferunt. Parius autem hic viginti dies ultra ceu-</text:p>
      <text:p text:style-name="P3">tum aegrotavit, idque quum malam haberet rationem<text:line-break/>victuS. Nam ipse de eo HippocrateS scripsit: Et ferculis<text:line-break/>etiam multiS vitiatisque utebatur, quo est factum ut<text:line-break/>pinguem urinam redderet die fexto et proximis. Non<text:line-break/>erat ergo eum cito mori necesse. Quod fi non fuit pin<text:line-break/>guis urina, fed olei colore et crassitie assimiliS, ut ab<text:line-break/>urina omnino erat etiam probabiliuS hominem non mo-<text:line-break/>riturum. Sed quod in ejusmodi observavi urinis, rem<text:line-break/>multo utilissimam, jam proferam. Nam ut non est ipsum<text:line-break/>oleum exquisite unius neque coloris neque crassitudinis,<text:line-break/>sic nec oleosa urina; pallida quidem omnino existens, sed<text:line-break/>aut plus aut minus. Quidquid igitur ipsius ad candidio-<text:line-break/>rem tendit colorem, exoluto colore pallido, humorum<text:line-break/>denotat cruditatem: quod vero vehementer pallidum est,<text:line-break/>ut ad flavum accedat , biliosum caIorem. Periculum igi-<text:line-break/>tur his urinis non ob maIignitatem subest, sed ob vim<text:line-break/>sebriS. Eorum aliqui si reliqua sunt cuncta salubria ju-</text:p>
      <text:p text:style-name="P3">dicantur. NihiI habet ergo admirationi^ si in talibus<text:line-break/>urinis quis longo tempore morbum traxerit , utro modo<text:line-break/>oIeofas accipias. Non enim sunt illae quidem salubres<text:line-break/>urinae, non tamen magnopere perniciosae. Porro ex iis,<text:line-break/>quae in exitu scripsit historiae, pravitas humorum quae-<text:line-break/>dam tenebat Parium biliosa et ventriS jecinorisque ex-<text:line-break/>tinguebatur facuItas. Nam ubi finem imponit hiS narran-<text:line-break/>dis, quae isti acciderunt, scripsit perpetuo usque ab initio<text:line-break/>turbatam alvum fuisse devotionibus biIiofiS et humidiS:<text:line-break/>interim etiam suppressam fuisse, ferventibuS inconcoctiS-<text:line-break/>que dejectiS. Hinc tibi humorum qui morbum induxe-<text:line-break/>runt, liquet vitium. Itidem ex eo qui toto fere morbo<text:line-break/>comatofuS fuit et infomniS. Jam quod extinguebatur na-<text:line-break/>turaliS facuItaS, ejuS fignum proprium est ipsa quae in<text:line-break/>morbo evenit inappetentia. Neque enim Iatet Hippocra-<text:line-break/>tem <text:span text:style-name="Default_20_Paragraph_20_Font"><text:span text:style-name="T23">άπσσἰτσυς</text:span></text:span><text:span text:style-name="Default_20_Paragraph_20_Font"><text:span text:style-name="T28"> </text:span></text:span>more antiquorum Graecorum eoS qui ap-<text:line-break/>petentia carent appeIlare. Atqui videtur imbecilla fuisse<text:line-break/>natura , quae judicium saepe moliretur , nihil tamen pro--</text:p>
      <text:p text:style-name="P3">ficeret , sed morbo esset inferior : huc accessit malus ho-<text:line-break/>minis victus , qui quidem non leve affert ad exitium mo-<text:line-break/>mentum. At vero dierum deCretoriorum ratio exacte et<text:line-break/>hic observata videtur. Omnes enim decretorii motus et<text:line-break/>recidivae in hosce dies aegro inciderunt. Etenim unde-<text:line-break/>cimi meminit et quartidecimi , a quo decimi et septimi,<text:line-break/>postea vigefimi et vigesimiquarti et trigesimiquarti , atque<text:line-break/>quadragesimi, postremi omnium centesimi vigesimi, quo de-<text:line-break/>functum esse hominem ait. Quod vero dixi ante , non<text:line-break/>praeteribo hi<text:span text:style-name="Default_20_Paragraph_20_Font"><text:span text:style-name="T14">c. </text:span></text:span>Si quis errores interpretum hujus libri<text:line-break/>refutet , in crimen incidet loquacitatis. Itaque ut illic<text:line-break/>quaedam sum exempli gratia referre compuIsuS, ita hoc<text:line-break/>loco faciam. Sabinus ergo quid de aegri patria attuerit,<text:line-break/>fupra indicavi. Quae vero de oleosa ille urina, hoc loco<text:line-break/>commemorabo : non parum enim refert hujufce rei con-<text:line-break/>siderati^. Itaque de ea in haec verba scribit : oleosum<text:line-break/>igitur sunt qui bilem dicant esse, verum non est bilis,<text:line-break/>quandoquidem non ita esset perniciosum t nam bilis fre-</text:p>
      <text:p text:style-name="P3">quenter exit, neque offendit quicquam. Alii nervorum,<text:line-break/>ossium et cartilaginum dicunt liquationem esse, hujus enim<text:line-break/>coloriS haec omnia esse. Sed falluntur ii, qui colorem<text:line-break/>oleosum ossibuS ferunt et cartilaginibuS nervisque esse si-<text:line-break/>milem, neque etiam tanta fuisset vitae protractio solidis<text:line-break/>partibuS marcescentibus Vigesimo enim die fupra cente-<text:line-break/>simum vita excessit, neque periit quisquam tali urina<text:line-break/>reddita. An vero propterea potius hic est aeger deseri-<text:line-break/>ptus , ut ideo ostendat oleosa reddita urina nullam esse<text:line-break/>mortis exspectationem , fed aliquandiu fustinere potuisse<text:line-break/>acuitatem , deinde mortuum esse , itaque falutis fpem fuisse<text:line-break/>nullam superata morbi acuitate. His praedictis Sabinus<text:line-break/>mox adiungit : quid est ergo oleosum^ Ut oleum ignem<text:line-break/>externum alit, ita nostrae naturae, quae assimilis est igni,<text:line-break/>alimentum est coctorum ciborum adepS. Proinde oleosa<text:line-break/>urina nutrimentum est naturae, ostenditque naturam ci-<text:line-break/>bum non sentire, ideoque jam interiisse, quia non nu-</text:p>
      <text:p text:style-name="P3">tritur natura. Longus vero hic morbus jure erat, quod<text:line-break/>parS tantum detraheretur, non universum naturae aIimen-<text:line-break/>tum. Haec verba sunt Sabini , cujuS est sententia : quem-<text:line-break/>admodum externus hic igniS oIeo nutritur, sic insitum<text:line-break/>nobiS calidum : itaque aliquando oIeum est iiS ex usu, qui<text:line-break/>corpus recuperare volunt, ad haec, ut coIore et crassitie<text:line-break/>sit similis oIeosa urina oleo, non pinguitudine tamen vel<text:line-break/>olfactu veI gustu. Quare mireriS sane hoS, qui quum<text:line-break/>aliena male reprehendant, sua pIacita nullo judicio litte-<text:line-break/>riS produnt.</text:p>
      <text:p text:style-name="Normal">LXXIII.</text:p>
      <text:p text:style-name="P5"><text:span text:style-name="Default_20_Paragraph_20_Font"><text:span text:style-name="T14">Mulier quaedam quae apud feigidam aquam in</text:span></text:span> T<text:span text:style-name="Default_20_Paragraph_20_Font"><text:span text:style-name="T14">hasa<text:line-break/>aegrotabat, postquam siliam peperisset, nec esset pur-<text:line-break/>gata, tertio a partu die febre correpta est, acuta, hor-<text:line-break/>rida. .Multo tamen ante partum febriculosu</text:span></text:span>s <text:span text:style-name="Default_20_Paragraph_20_Font"><text:span text:style-name="T14">decubuerat<text:line-break/>cibumque sastidierat. [It rigulsset, febres suerunt con-<text:line-break/>tinuae, acutae, horridae. Die octavo proxim</text:span></text:span>i<text:span text:style-name="Default_20_Paragraph_20_Font"><text:span text:style-name="T14">sque</text:span></text:span></text:p>
      <text:p text:style-name="P3"><text:span text:style-name="Default_20_Paragraph_20_Font"><text:span text:style-name="T14">diebus multum deliravit, rediaque statim ad mentem,<text:line-break/>alvus turbata multis tenuibus et aquosa bile m</text:span></text:span><text:span text:style-name="Default_20_Paragraph_20_Font"><text:span text:style-name="T1">i</text:span></text:span><text:span text:style-name="Default_20_Paragraph_20_Font"><text:span text:style-name="T14">stis, non<text:line-break/>sitiebat. Dndecimo mentis erat compos; sod erat co-<text:line-break/>matosu; urinae multae, tenues et nigrae, insomnis erat.<text:line-break/>Vigesimo aliquantum circumsi</text:span></text:span><text:span text:style-name="Default_20_Paragraph_20_Font"><text:span text:style-name="T1">d</text:span></text:span><text:span text:style-name="Default_20_Paragraph_20_Font"><text:span text:style-name="T14">it statimque recaluit,<text:line-break/>nonnihil delirabat, insomnis erat, alvus eadem erat:<text:line-break/>urinae aquosae et multae malae. Vigesimoseptimo se-<text:line-break/>bre vacabat , substitit alvus: non multo post dextra co-<text:line-break/>xendix graviter diu doluit; febres rursus comitabantur<text:line-break/>et urinae aquosae. Quadragesimo coxendicis dolor re-<text:line-break/>missus suit, tusses vero assiduae, humidae, multae, al-<text:line-break/>vus est repressa, cibum sastidiebat; in urinis nihil est<text:line-break/>innovatum: at vero febres omnino non intermittebant,<text:line-break/>erraticae, nunc accedebant, nunc non. Sexagesimo<text:line-break/>tusses sine signis evanuerant; neque ulla enim sua</text:span></text:span><text:span text:style-name="Default_20_Paragraph_20_Font"><text:span text:style-name="T1">s</text:span></text:span><text:span text:style-name="Default_20_Paragraph_20_Font"><text:span text:style-name="T14">orum<text:line-break/>erat concoctio, nec alvi consuetus abscessus, dextra<text:line-break/>maxilla detracta est, comat</text:span></text:span><text:span text:style-name="Default_20_Paragraph_20_Font"><text:span text:style-name="T1">esa, </text:span></text:span><text:span text:style-name="Default_20_Paragraph_20_Font"><text:span text:style-name="T14">iterum deliravit sta-<text:line-break/>timque resipuit, fed ad cibos aversa animo (e habuit,</text:span></text:span></text:p>
      <text:p text:style-name="P3"><text:span text:style-name="Default_20_Paragraph_20_Font"><text:span text:style-name="T14">maxilla ad locum suum rediit, alvus biliosa, pauca red-<text:line-break/>didit: acutius febricitavit, inhorruit fequentibusque die-<text:line-break/>bus obmutuit, rediitque ad mentem et st locuta. Ceto-<text:line-break/>gesimo obiit, urinae hujus perpetuo nigrae erant tenues-<text:line-break/>que et aquosae, comaeque consequebatur; cibum non<text:line-break/>sumebat; anim</text:span></text:span>o <text:span text:style-name="Default_20_Paragraph_20_Font"><text:span text:style-name="T14">erat desecto, insomnis, iracunda, im-<text:line-break/>placida, animo melancholico.</text:span></text:span></text:p>
      <text:p text:style-name="P1">Annotandum puto, qui factum sit, ut nihil de hoc,<text:line-break/>apud frigidam aquam, Sabinus dixerit: quum ille dicere<text:line-break/>posset, hae de re mulieroulam refrigeratam in valetudi-<text:line-break/>nem incurrisse. Nam hoc multo erat probabiliuS iis,<text:line-break/>quae in Parium sunt dicta et in eum qui in horto de-<text:line-break/>cumbebat et qur prope aedem Dianae, eumque qui pro-<text:line-break/>pter novum murum habitabat. Itaque videbitur, suppressa<text:line-break/>e partu purgatione , incidisse mulier in morbum , quippe<text:line-break/>menstruorum suppressio offendit, tamen non perinde ut si<text:line-break/>partu supprimantur , officit quod non abundantiam modo,</text:p>
      <text:p text:style-name="P3">sed insignem etiam humorum pariat pravitatem. Nam<text:line-break/>meliorem sanguinem ad fe soetus nutrimenti causa alli-<text:line-break/>ciens, relinquensque deteriorem, causa est ut praegnantes<text:line-break/>pravis humoribuS impleantur, quos a partu evacuat na-<text:line-break/>tura. Quod quum majoreS animadvertissent <text:span text:style-name="Default_20_Paragraph_20_Font"><text:span text:style-name="T23">λσγἰυιν</text:span></text:span><text:span text:style-name="Default_20_Paragraph_20_Font"><text:span text:style-name="T28"> </text:span></text:span><text:span text:style-name="Default_20_Paragraph_20_Font"><text:span text:style-name="T23">κένσι</text:span></text:span><text:span text:style-name="Default_20_Paragraph_20_Font"><text:span text:style-name="T28">-<text:line-break/></text:span></text:span><text:span text:style-name="Default_20_Paragraph_20_Font"><text:span text:style-name="T23">σιν</text:span></text:span><text:span text:style-name="Default_20_Paragraph_20_Font"><text:span text:style-name="T28">, </text:span></text:span>id est puerperarum a partu vacuationem, excretio-<text:line-break/>nem sanguiniS vocitaverunt. Est vero etiam menstrua va-<text:line-break/>cuatio non solum vacuatio , sed purgatio : verum non est<text:line-break/>aequabile tamen multitudo vitiosorum humorum , neque<text:line-break/>pari spatio menstruis circuitibus congeritur , quanta dum<text:line-break/>partum geret. In universum vero melancholica apparet<text:line-break/>sanguiS , quem a puerperio evacuant. Proinde etiam con-<text:line-break/>spiciuntur urinae omnibus infectae esse, ut si suligo quae-<text:line-break/>piam in eaS incidisset. Quod utique Hippocrates et de<text:line-break/>hac scripsit muliere, undecimo die, dicenS , urinae mul-<text:line-break/>tae, tenues, nigrae. Equidem quandam novi quam tali-<text:line-break/>buS uriniS magna copia evacuatis , auxilium percepit.<text:line-break/>Alias non est huic talis eVacuata, nam in aquosa con-</text:p>
      <text:p text:style-name="P3">versae sunt ei urinae multae, tenues, nigrae. Quare in<text:line-break/>vigesimi diei scriptum est narratione , urinae aquosae,<text:line-break/>muItae, maIae, postea quadragesimo die in urinis nihil est<text:line-break/>innovatum. Quin nec aliam est illa vacuationem conse-<text:line-break/>cuta , nec abscessum. Itaque postquam diu Iaborasset, octo-<text:line-break/>gefimo die obiit. Nam ipse fic HippocrateS scripsit. Ne-<text:line-break/>que enim illa sputorum erat concoctio: nec aliuS solitus<text:line-break/>abscessus, Iicet studeret illico natura redundantiam ad<text:line-break/>coxendicem deponere, sed haec videtur reciprocata; nam<text:line-break/>ille dicit, quadragesimo coxendicis dolor remissus est;<text:line-break/>tusses vero assiduae, humidae. Enimvero saepius jam au-<text:line-break/>divimuS quod thoraci consortium cum genitalibus sit.<text:line-break/>HabeS eorum quae huic mulieri acciderunt capita. De<text:line-break/>iiS vero, quae in proposita oratione sunt separatim scripta,<text:line-break/>alvi excrementa <text:span text:style-name="Default_20_Paragraph_20_Font"><text:span text:style-name="T23">ύύατόγσλ</text:span></text:span><text:span text:style-name="Default_20_Paragraph_20_Font"><text:span text:style-name="T28">.</text:span></text:span><text:span text:style-name="Default_20_Paragraph_20_Font"><text:span text:style-name="T23">α</text:span></text:span><text:span text:style-name="Default_20_Paragraph_20_Font"><text:span text:style-name="T28">, </text:span></text:span>quidam per <text:span text:style-name="Default_20_Paragraph_20_Font"><text:span text:style-name="T23">γ</text:span></text:span><text:span text:style-name="Default_20_Paragraph_20_Font"><text:span text:style-name="T28"> </text:span></text:span>et <text:span text:style-name="Default_20_Paragraph_20_Font"><text:span text:style-name="T23">λ</text:span></text:span><text:span text:style-name="Default_20_Paragraph_20_Font"><text:span text:style-name="T28"> </text:span></text:span>scribuntur,<text:line-break/>quidam per <text:span text:style-name="Default_20_Paragraph_20_Font"><text:span text:style-name="T14">y</text:span></text:span> et o et <text:span text:style-name="Default_20_Paragraph_20_Font"><text:span text:style-name="T14">t; </text:span></text:span>atque illa esse quidem tenuia,<text:line-break/>ut aqua est, nam tenue utrunque nomen indicat, caete-</text:p>
      <text:p text:style-name="P3">rum colore diverso, <text:span text:style-name="Default_20_Paragraph_20_Font"><text:span text:style-name="T23">ύὐατόγλυα</text:span></text:span><text:span text:style-name="Default_20_Paragraph_20_Font"><text:span text:style-name="T28"> </text:span></text:span><text:span text:style-name="Default_20_Paragraph_20_Font"><text:span text:style-name="T23">τῆς</text:span></text:span><text:span text:style-name="Default_20_Paragraph_20_Font"><text:span text:style-name="T28"> </text:span></text:span><text:span text:style-name="Default_20_Paragraph_20_Font"><text:span text:style-name="T23">γλόης</text:span></text:span><text:span text:style-name="Default_20_Paragraph_20_Font"><text:span text:style-name="T28">, </text:span></text:span>id est graminis,<text:line-break/>reddere colorem, <text:span text:style-name="Default_20_Paragraph_20_Font"><text:span text:style-name="T23">ὐὐατόγσλα</text:span></text:span><text:span text:style-name="Default_20_Paragraph_20_Font"><text:span text:style-name="T28"> </text:span></text:span><text:span text:style-name="Default_20_Paragraph_20_Font"><text:span text:style-name="T23">τῆς</text:span></text:span><text:span text:style-name="Default_20_Paragraph_20_Font"><text:span text:style-name="T28"> </text:span></text:span><text:span text:style-name="Default_20_Paragraph_20_Font"><text:span text:style-name="T23">γυλ</text:span></text:span><text:span text:style-name="Default_20_Paragraph_20_Font"><text:span text:style-name="T28">.</text:span></text:span><text:span text:style-name="Default_20_Paragraph_20_Font"><text:span text:style-name="T23">ῆς</text:span></text:span><text:span text:style-name="Default_20_Paragraph_20_Font"><text:span text:style-name="T28">, </text:span></text:span>id est bilis. Jam<text:line-break/>tertia etiam scriptura est per <text:span text:style-name="Default_20_Paragraph_20_Font"><text:span text:style-name="T23">γ</text:span></text:span><text:span text:style-name="Default_20_Paragraph_20_Font"><text:span text:style-name="T28"> </text:span></text:span>et <text:span text:style-name="Default_20_Paragraph_20_Font"><text:span text:style-name="T23">ρ</text:span></text:span><text:span text:style-name="Default_20_Paragraph_20_Font"><text:span text:style-name="T28"> </text:span></text:span><text:span text:style-name="Default_20_Paragraph_20_Font"><text:span text:style-name="T23">ὐὐατυς</text:span></text:span><text:span text:style-name="Default_20_Paragraph_20_Font"><text:span text:style-name="T28"> </text:span></text:span><text:span text:style-name="Default_20_Paragraph_20_Font"><text:span text:style-name="T23">γρόα</text:span></text:span><text:span text:style-name="Default_20_Paragraph_20_Font"><text:span text:style-name="T28">, </text:span></text:span>id est<text:line-break/>aquae color, quae nec in antiquiS et fidelibus exemplari-<text:line-break/>bus reperitur, estque plane mendosa. Nam aquosae uri-<text:line-break/>nae ex nominis argumento et materiam repraesentant te-<text:line-break/>nuem et colorem album. Porro in historia hujus aegrae<text:line-break/>Hippocrates est affectata quadam abusus dictione ; alioqui<text:line-break/>clarissime hoc libro omnia locutus. Scripfit ergo dictio-<text:line-break/>nem in hunc modum <text:span text:style-name="Default_20_Paragraph_20_Font"><text:span text:style-name="T28">, </text:span></text:span><text:span text:style-name="Default_20_Paragraph_20_Font"><text:span text:style-name="T23">πρὸς</text:span></text:span><text:span text:style-name="Default_20_Paragraph_20_Font"><text:span text:style-name="T28"> </text:span></text:span><text:span text:style-name="Default_20_Paragraph_20_Font"><text:span text:style-name="T14">hi</text:span></text:span> <text:span text:style-name="Default_20_Paragraph_20_Font"><text:span text:style-name="T23">τά</text:span></text:span><text:span text:style-name="Default_20_Paragraph_20_Font"><text:span text:style-name="T28"> </text:span></text:span><text:span text:style-name="Default_20_Paragraph_20_Font"><text:span text:style-name="T23">γεύματα</text:span></text:span><text:span text:style-name="Default_20_Paragraph_20_Font"><text:span text:style-name="T28"> </text:span></text:span><text:span text:style-name="Default_20_Paragraph_20_Font"><text:span text:style-name="T23">άπυνενυημέναις</text:span></text:span><text:span text:style-name="Default_20_Paragraph_20_Font"><text:span text:style-name="T28"><text:line-break/></text:span></text:span><text:span text:style-name="Default_20_Paragraph_20_Font"><text:span text:style-name="T23">εἰγεν</text:span></text:span><text:span text:style-name="Default_20_Paragraph_20_Font"><text:span text:style-name="T28">, </text:span></text:span>hoc est sed ad ciboS averso animo se habuit, maximo<text:line-break/>appetituS desecto et eorum odio ex voce una indicato;<text:line-break/>quod signum esse pravum frequenter est dictum. Operae<text:line-break/>pretium est autem mirari cur nihil SabinuS de notis cui-<text:line-break/>que aegro subditis dixerit: de quibus quia fecundo com-<text:line-break/>mentario fatis disputavi, nihil est etiam quod hic de eis</text:p>
      <text:h text:style-name="P104" text:outline-level="4"><text:bookmark-start text:name="bookmark62"/>faciam mentionem. Atqui ille in singulis aegris instituit<text:line-break/>et detegere conatur interpretum ineptias.<text:bookmark-end text:name="bookmark62"/></text:h>
      <text:p text:style-name="P29">s<text:tab/><text:span text:style-name="Default_20_Paragraph_20_Font"><text:span text:style-name="T14">i</text:span></text:span>v t ve<text:tab/><text:span text:style-name="Default_20_Paragraph_20_Font"><text:span text:style-name="T14">.n</text:span></text:span></text:p>
      <text:p text:style-name="Normal">LXXIV.</text:p>
      <text:p text:style-name="P5">l<text:span text:style-name="Default_20_Paragraph_20_Font"><text:span text:style-name="T14">n</text:span></text:span> T<text:span text:style-name="Default_20_Paragraph_20_Font"><text:span text:style-name="T14">hasa Pythionem, qui supra</text:span></text:span> H<text:span text:style-name="Default_20_Paragraph_20_Font"><text:span text:style-name="T14">erculis fenum decum-<text:line-break/>bebat, ex laboribus, lassitudinibus, parum habita victus<text:line-break/>ratione, magnus coepit rigor et febris acuta; lingua<text:line-break/>inaruit, sttibundus erat, biliosus, non dormivit; urinae<text:line-break/>subnigrae, suspensio sublimis, non subsidebat. Altero<text:line-break/>die sub meridiem extremae partes feigebant, praeter<text:line-break/>caeteras manus et caput; obmutuit, voce desectus tst,<text:line-break/>diu brevisoirus, rediit; nocte quievit, circa caput mo-<text:line-break/>dicum sudavit. Die tertio interdiu quievit; vesperi sub<text:line-break/>solis occasum aliquantum saiguit, turbatio: nox labo-<text:line-break/>riosa suit, nihil dormivit; ab alvo pauca, compacta<text:line-break/>stercora descenderunt. Quarto mane quievit; ad meri-<text:line-break/>diem omnia irritata sunt, feigus, mutus, sine voce, in</text:span></text:span></text:p>
      <text:p text:style-name="P2"><text:span text:style-name="Default_20_Paragraph_20_Font"><text:span text:style-name="T12">deteriu</text:span></text:span><text:span text:style-name="Default_20_Paragraph_20_Font"><text:span text:style-name="T1">s, </text:span></text:span><text:span text:style-name="Default_20_Paragraph_20_Font"><text:span text:style-name="T12">calor red</text:span></text:span><text:span text:style-name="Default_20_Paragraph_20_Font"><text:span text:style-name="T1">i</text:span></text:span><text:span text:style-name="Default_20_Paragraph_20_Font"><text:span text:style-name="T12">it p</text:span></text:span><text:span text:style-name="Default_20_Paragraph_20_Font"><text:span text:style-name="T1">o</text:span></text:span><text:span text:style-name="Default_20_Paragraph_20_Font"><text:span text:style-name="T12">st pau</text:span></text:span><text:span text:style-name="Default_20_Paragraph_20_Font"><text:span text:style-name="T1">lo </text:span></text:span><text:span text:style-name="Default_20_Paragraph_20_Font"><text:span text:style-name="T12">urina</text:span></text:span><text:span text:style-name="Default_20_Paragraph_20_Font"><text:span text:style-name="T1">s 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gra</text:span></text:span><text:span text:style-name="Default_20_Paragraph_20_Font"><text:span text:style-name="T1">s </text:span></text:span><text:span text:style-name="Default_20_Paragraph_20_Font"><text:span text:style-name="T12">cum<text:line-break/>suspensione redd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t, </text:span></text:span><text:span text:style-name="Default_20_Paragraph_20_Font"><text:span text:style-name="T12">nocte placide dorm</text:span></text:span><text:span text:style-name="Default_20_Paragraph_20_Font"><text:span text:style-name="T1">i</text:span></text:span><text:span text:style-name="Default_20_Paragraph_20_Font"><text:span text:style-name="T12">v</text:span></text:span><text:span text:style-name="Default_20_Paragraph_20_Font"><text:span text:style-name="T1">it. Q</text:span></text:span><text:span text:style-name="Default_20_Paragraph_20_Font"><text:span text:style-name="T12">u</text:span></text:span><text:span text:style-name="Default_20_Paragraph_20_Font"><text:span text:style-name="T1">i</text:span></text:span><text:span text:style-name="Default_20_Paragraph_20_Font"><text:span text:style-name="T12">nto<text:line-break/>releva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v</text:span></text:span><text:span text:style-name="Default_20_Paragraph_20_Font"><text:span text:style-name="T1">isus </text:span></text:span><text:span text:style-name="Default_20_Paragraph_20_Font"><text:span text:style-name="T12">est este, ven</text:span></text:span><text:span text:style-name="Default_20_Paragraph_20_Font"><text:span text:style-name="T1">t</text:span></text:span><text:span text:style-name="Default_20_Paragraph_20_Font"><text:span text:style-name="T12">re</text:span></text:span><text:span text:style-name="Default_20_Paragraph_20_Font"><text:span text:style-name="T1">m t</text:span></text:span><text:span text:style-name="Default_20_Paragraph_20_Font"><text:span text:style-name="T12">amen cum dolore gra-<text:line-break/>v</text:span></text:span><text:span text:style-name="Default_20_Paragraph_20_Font"><text:span text:style-name="T1">il</text:span></text:span><text:span text:style-name="Default_20_Paragraph_20_Font"><text:span text:style-name="T12">d</text:span></text:span><text:span text:style-name="Default_20_Paragraph_20_Font"><text:span text:style-name="T1">s </text:span></text:span><text:span text:style-name="Default_20_Paragraph_20_Font"><text:span text:style-name="T12">tenu</text:span></text:span><text:span text:style-name="Default_20_Paragraph_20_Font"><text:span text:style-name="T1">it; </text:span></text:span><text:span text:style-name="Default_20_Paragraph_20_Font"><text:span text:style-name="T12">sit</text:span></text:span><text:span text:style-name="Default_20_Paragraph_20_Font"><text:span text:style-name="T1">i</text:span></text:span><text:span text:style-name="Default_20_Paragraph_20_Font"><text:span text:style-name="T12">bundu</text:span></text:span><text:span text:style-name="Default_20_Paragraph_20_Font"><text:span text:style-name="T1">s. </text:span></text:span><text:span text:style-name="Default_20_Paragraph_20_Font"><text:span text:style-name="T12">Nocte</text:span></text:span><text:span text:style-name="Default_20_Paragraph_20_Font"><text:span text:style-name="T1">m </text:span></text:span><text:span text:style-name="Default_20_Paragraph_20_Font"><text:span text:style-name="T12">laboriosum habu</text:span></text:span><text:span text:style-name="Default_20_Paragraph_20_Font"><text:span text:style-name="T1">it.<text:line-break/></text:span></text:span><text:span text:style-name="Default_20_Paragraph_20_Font"><text:span text:style-name="T12">sext</text:span></text:span><text:span text:style-name="Default_20_Paragraph_20_Font"><text:span text:style-name="T1">o </text:span></text:span><text:span text:style-name="Default_20_Paragraph_20_Font"><text:span text:style-name="T12">mane qu</text:span></text:span><text:span text:style-name="Default_20_Paragraph_20_Font"><text:span text:style-name="T1">i</text:span></text:span><text:span text:style-name="Default_20_Paragraph_20_Font"><text:span text:style-name="T12">ev</text:span></text:span><text:span text:style-name="Default_20_Paragraph_20_Font"><text:span text:style-name="T1">i</text:span></text:span><text:span text:style-name="Default_20_Paragraph_20_Font"><text:span text:style-name="T12">t: ad vesperum dolore</text:span></text:span><text:span text:style-name="Default_20_Paragraph_20_Font"><text:span text:style-name="T1">s i</text:span></text:span><text:span text:style-name="Default_20_Paragraph_20_Font"><text:span text:style-name="T12">ncreverun</text:span></text:span><text:span text:style-name="Default_20_Paragraph_20_Font"><text:span text:style-name="T1">t,<text:line-break/></text:span></text:span><text:span text:style-name="Default_20_Paragraph_20_Font"><text:span text:style-name="T12">exacerba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esi, vesperi </text:span></text:span><text:span text:style-name="Default_20_Paragraph_20_Font"><text:span text:style-name="T1">i</text:span></text:span><text:span text:style-name="Default_20_Paragraph_20_Font"><text:span text:style-name="T12">nd</text:span></text:span><text:span text:style-name="Default_20_Paragraph_20_Font"><text:span text:style-name="T1">it</text:span></text:span><text:span text:style-name="Default_20_Paragraph_20_Font"><text:span text:style-name="T12">o cl</text:span></text:span><text:span text:style-name="Default_20_Paragraph_20_Font"><text:span text:style-name="T1">y</text:span></text:span><text:span text:style-name="Default_20_Paragraph_20_Font"><text:span text:style-name="T12">stere co</text:span></text:span><text:span text:style-name="Default_20_Paragraph_20_Font"><text:span text:style-name="T1">m</text:span></text:span><text:span text:style-name="Default_20_Paragraph_20_Font"><text:span text:style-name="T12">mode alvu</text:span></text:span><text:span text:style-name="Default_20_Paragraph_20_Font"><text:span text:style-name="T1">s<text:line-break/></text:span></text:span><text:span text:style-name="Default_20_Paragraph_20_Font"><text:span text:style-name="T12">redd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t, nocte dorm</text:span></text:span><text:span text:style-name="Default_20_Paragraph_20_Font"><text:span text:style-name="T1">i</text:span></text:span><text:span text:style-name="Default_20_Paragraph_20_Font"><text:span text:style-name="T12">v</text:span></text:span><text:span text:style-name="Default_20_Paragraph_20_Font"><text:span text:style-name="T1">it. </text:span></text:span><text:span text:style-name="Default_20_Paragraph_20_Font"><text:span text:style-name="T12">sept</text:span></text:span><text:span text:style-name="Default_20_Paragraph_20_Font"><text:span text:style-name="T1">imo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</text:span></text:span><text:span text:style-name="Default_20_Paragraph_20_Font"><text:span text:style-name="T1"> f</text:span></text:span><text:span text:style-name="Default_20_Paragraph_20_Font"><text:span text:style-name="T12">ast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osus</text:span></text:span><text:span text:style-name="Default_20_Paragraph_20_Font"><text:span text:style-name="T1"> i</text:span></text:span><text:span text:style-name="Default_20_Paragraph_20_Font"><text:span text:style-name="T12">m-<text:line-break/>plac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o</text:span></text:span><text:span text:style-name="Default_20_Paragraph_20_Font"><text:span text:style-name="T12">r erat, oleosu</text:span></text:span><text:span text:style-name="Default_20_Paragraph_20_Font"><text:span text:style-name="T1">m </text:span></text:span><text:span text:style-name="Default_20_Paragraph_20_Font"><text:span text:style-name="T12">m</text:span></text:span><text:span text:style-name="Default_20_Paragraph_20_Font"><text:span text:style-name="T1">i</text:span></text:span><text:span text:style-name="Default_20_Paragraph_20_Font"><text:span text:style-name="T12">nx</text:span></text:span><text:span text:style-name="Default_20_Paragraph_20_Font"><text:span text:style-name="T1">it, </text:span></text:span><text:span text:style-name="Default_20_Paragraph_20_Font"><text:span text:style-name="T12">nocte est mul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m </text:span></text:span><text:span text:style-name="Default_20_Paragraph_20_Font"><text:span text:style-name="T12">tur-<text:line-break/>batu</text:span></text:span><text:span text:style-name="Default_20_Paragraph_20_Font"><text:span text:style-name="T1">s, </text:span></text:span><text:span text:style-name="Default_20_Paragraph_20_Font"><text:span text:style-name="T12">del</text:span></text:span><text:span text:style-name="Default_20_Paragraph_20_Font"><text:span text:style-name="T1">i</text:span></text:span><text:span text:style-name="Default_20_Paragraph_20_Font"><text:span text:style-name="T12">raba</text:span></text:span><text:span text:style-name="Default_20_Paragraph_20_Font"><text:span text:style-name="T1">t, 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h</text:span></text:span><text:span text:style-name="Default_20_Paragraph_20_Font"><text:span text:style-name="T1">i</text:span></text:span><text:span text:style-name="Default_20_Paragraph_20_Font"><text:span text:style-name="T12">l dorm</text:span></text:span><text:span text:style-name="Default_20_Paragraph_20_Font"><text:span text:style-name="T1">i</text:span></text:span><text:span text:style-name="Default_20_Paragraph_20_Font"><text:span text:style-name="T12">eba</text:span></text:span><text:span text:style-name="Default_20_Paragraph_20_Font"><text:span text:style-name="T1">t. </text:span></text:span><text:span text:style-name="Default_20_Paragraph_20_Font"><text:span text:style-name="T12">oc</text:span></text:span><text:span text:style-name="Default_20_Paragraph_20_Font"><text:span text:style-name="T1">t</text:span></text:span><text:span text:style-name="Default_20_Paragraph_20_Font"><text:span text:style-name="T12">avo mane al</text:span></text:span><text:span text:style-name="Default_20_Paragraph_20_Font"><text:span text:style-name="T1">i-<text:line-break/></text:span></text:span><text:span text:style-name="Default_20_Paragraph_20_Font"><text:span text:style-name="T12">quantum dorm</text:span></text:span><text:span text:style-name="Default_20_Paragraph_20_Font"><text:span text:style-name="T1">i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t, moxque sc</text:span></text:span><text:span text:style-name="Default_20_Paragraph_20_Font"><text:span text:style-name="T1">i</text:span></text:span><text:span text:style-name="Default_20_Paragraph_20_Font"><text:span text:style-name="T12">gu</text:span></text:span><text:span text:style-name="Default_20_Paragraph_20_Font"><text:span text:style-name="T1">s </text:span></text:span><text:span text:style-name="Default_20_Paragraph_20_Font"><text:span text:style-name="T12">eum cep</text:span></text:span><text:span text:style-name="Default_20_Paragraph_20_Font"><text:span text:style-name="T1">it, </text:span></text:span><text:span text:style-name="Default_20_Paragraph_20_Font"><text:span text:style-name="T12">ac vox<text:line-break/>eu</text:span></text:span><text:span text:style-name="Default_20_Paragraph_20_Font"><text:span text:style-name="T1">m </text:span></text:span><text:span text:style-name="Default_20_Paragraph_20_Font"><text:span text:style-name="T12">deserit; spir</text:span></text:span><text:span text:style-name="Default_20_Paragraph_20_Font"><text:span text:style-name="T1">i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exil</text:span></text:span><text:span text:style-name="Default_20_Paragraph_20_Font"><text:span text:style-name="T1">is </text:span></text:span><text:span text:style-name="Default_20_Paragraph_20_Font"><text:span text:style-name="T12">et</text:span></text:span><text:span text:style-name="Default_20_Paragraph_20_Font"><text:span text:style-name="T1"> i</text:span></text:span><text:span text:style-name="Default_20_Paragraph_20_Font"><text:span text:style-name="T12">mm</text:span></text:span><text:span text:style-name="Default_20_Paragraph_20_Font"><text:span text:style-name="T1">i</text:span></text:span><text:span text:style-name="Default_20_Paragraph_20_Font"><text:span text:style-name="T12">nutu</text:span></text:span><text:span text:style-name="Default_20_Paragraph_20_Font"><text:span text:style-name="T1">s</text:span></text:span><text:span text:style-name="Default_20_Paragraph_20_Font"><text:span text:style-name="T12">; vesper</text:span></text:span><text:span text:style-name="Default_20_Paragraph_20_Font"><text:span text:style-name="T1">i </text:span></text:span><text:span text:style-name="Default_20_Paragraph_20_Font"><text:span text:style-name="T12">rursu</text:span></text:span><text:span text:style-name="Default_20_Paragraph_20_Font"><text:span text:style-name="T1">s<text:line-break/></text:span></text:span><text:span text:style-name="Default_20_Paragraph_20_Font"><text:span text:style-name="T12">calor red</text:span></text:span><text:span text:style-name="Default_20_Paragraph_20_Font"><text:span text:style-name="T1">iit , </text:span></text:span><text:span text:style-name="Default_20_Paragraph_20_Font"><text:span text:style-name="T12">del</text:span></text:span><text:span text:style-name="Default_20_Paragraph_20_Font"><text:span text:style-name="T1">i</text:span></text:span><text:span text:style-name="Default_20_Paragraph_20_Font"><text:span text:style-name="T12">ravit ; su</text:span></text:span><text:span text:style-name="Default_20_Paragraph_20_Font"><text:span text:style-name="T1">m </text:span></text:span><text:span text:style-name="Default_20_Paragraph_20_Font"><text:span text:style-name="T12">an</text:span></text:span><text:span text:style-name="Default_20_Paragraph_20_Font"><text:span text:style-name="T1">t</text:span></text:span><text:span text:style-name="Default_20_Paragraph_20_Font"><text:span text:style-name="T12">elucano al</text:span></text:span><text:span text:style-name="Default_20_Paragraph_20_Font"><text:span text:style-name="T1">i</text:span></text:span><text:span text:style-name="Default_20_Paragraph_20_Font"><text:span text:style-name="T12">quan</text:span></text:span><text:span text:style-name="Default_20_Paragraph_20_Font"><text:span text:style-name="T1">t</text:span></text:span><text:span text:style-name="Default_20_Paragraph_20_Font"><text:span text:style-name="T12">o lev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s<text:line-break/></text:span></text:span><text:span text:style-name="Default_20_Paragraph_20_Font"><text:span text:style-name="T12">habui</text:span></text:span><text:span text:style-name="Default_20_Paragraph_20_Font"><text:span text:style-name="T1">t </text:span></text:span><text:span text:style-name="Default_20_Paragraph_20_Font"><text:span text:style-name="T12">; defec</text:span></text:span><text:span text:style-name="Default_20_Paragraph_20_Font"><text:span text:style-name="T1">tio</text:span></text:span><text:span text:style-name="Default_20_Paragraph_20_Font"><text:span text:style-name="T12">ne</text:span></text:span><text:span text:style-name="Default_20_Paragraph_20_Font"><text:span text:style-name="T1">s m</text:span></text:span><text:span text:style-name="Default_20_Paragraph_20_Font"><text:span text:style-name="T12">erae, paucae, b</text:span></text:span><text:span text:style-name="Default_20_Paragraph_20_Font"><text:span text:style-name="T1">ili</text:span></text:span><text:span text:style-name="Default_20_Paragraph_20_Font"><text:span text:style-name="T12">osus. Nono quum<text:line-break/>exc</text:span></text:span><text:span text:style-name="Default_20_Paragraph_20_Font"><text:span text:style-name="T1">i</text:span></text:span><text:span text:style-name="Default_20_Paragraph_20_Font"><text:span text:style-name="T12">tare</text:span></text:span><text:span text:style-name="Default_20_Paragraph_20_Font"><text:span text:style-name="T1">t</text:span></text:span><text:span text:style-name="Default_20_Paragraph_20_Font"><text:span text:style-name="T12">ur, co</text:span></text:span><text:span text:style-name="Default_20_Paragraph_20_Font"><text:span text:style-name="T1">m</text:span></text:span><text:span text:style-name="Default_20_Paragraph_20_Font"><text:span text:style-name="T12">a</text:span></text:span><text:span text:style-name="Default_20_Paragraph_20_Font"><text:span text:style-name="T1">t</text:span></text:span><text:span text:style-name="Default_20_Paragraph_20_Font"><text:span text:style-name="T12">osus erat, non valde sit</text:span></text:span><text:span text:style-name="Default_20_Paragraph_20_Font"><text:span text:style-name="T1">i</text:span></text:span><text:span text:style-name="Default_20_Paragraph_20_Font"><text:span text:style-name="T12">bundu</text:span></text:span><text:span text:style-name="Default_20_Paragraph_20_Font"><text:span text:style-name="T1">s, </text:span></text:span><text:span text:style-name="Default_20_Paragraph_20_Font"><text:span text:style-name="T12">sub<text:line-break/></text:span></text:span><text:span text:style-name="Default_20_Paragraph_20_Font"><text:span text:style-name="T1">po</text:span></text:span><text:span text:style-name="Default_20_Paragraph_20_Font"><text:span text:style-name="T12">lis occasu</text:span></text:span><text:span text:style-name="Default_20_Paragraph_20_Font"><text:span text:style-name="T1">m </text:span></text:span><text:span text:style-name="Default_20_Paragraph_20_Font"><text:span text:style-name="T12">grav</text:span></text:span><text:span text:style-name="Default_20_Paragraph_20_Font"><text:span text:style-name="T1">i</text:span></text:span><text:span text:style-name="Default_20_Paragraph_20_Font"><text:span text:style-name="T12">ter</text:span></text:span><text:span text:style-name="Default_20_Paragraph_20_Font"><text:span text:style-name="T1"> t</text:span></text:span><text:span text:style-name="Default_20_Paragraph_20_Font"><text:span text:style-name="T12">ul</text:span></text:span><text:span text:style-name="Default_20_Paragraph_20_Font"><text:span text:style-name="T1">i</text:span></text:span><text:span text:style-name="Default_20_Paragraph_20_Font"><text:span text:style-name="T12">t, delirav</text:span></text:span><text:span text:style-name="Default_20_Paragraph_20_Font"><text:span text:style-name="T1">it; </text:span></text:span><text:span text:style-name="Default_20_Paragraph_20_Font"><text:span text:style-name="T12">noctem</text:span></text:span><text:span text:style-name="Default_20_Paragraph_20_Font"><text:span text:style-name="T1"> i</text:span></text:span><text:span text:style-name="Default_20_Paragraph_20_Font"><text:span text:style-name="T12">nc</text:span></text:span><text:span text:style-name="Default_20_Paragraph_20_Font"><text:span text:style-name="T1">o</text:span></text:span><text:span text:style-name="Default_20_Paragraph_20_Font"><text:span text:style-name="T12">m-<text:line-break/></text:span></text:span><text:span text:style-name="Default_20_Paragraph_20_Font"><text:span text:style-name="T1">m</text:span></text:span><text:span text:style-name="Default_20_Paragraph_20_Font"><text:span text:style-name="T12">odam habu</text:span></text:span><text:span text:style-name="Default_20_Paragraph_20_Font"><text:span text:style-name="T1">i</text:span></text:span><text:span text:style-name="Default_20_Paragraph_20_Font"><text:span text:style-name="T12">t.</text:span></text:span><text:span text:style-name="Default_20_Paragraph_20_Font"><text:span text:style-name="T1"> D</text:span></text:span><text:span text:style-name="Default_20_Paragraph_20_Font"><text:span text:style-name="T12">ec</text:span></text:span><text:span text:style-name="Default_20_Paragraph_20_Font"><text:span text:style-name="T1">i</text:span></text:span><text:span text:style-name="Default_20_Paragraph_20_Font"><text:span text:style-name="T12">mo</text:span></text:span><text:span text:style-name="Default_20_Paragraph_20_Font"><text:span text:style-name="T1"> m</text:span></text:span><text:span text:style-name="Default_20_Paragraph_20_Font"><text:span text:style-name="T12">ane sine voce, multu</text:span></text:span><text:span text:style-name="Default_20_Paragraph_20_Font"><text:span text:style-name="T1">m </text:span></text:span><text:span text:style-name="Default_20_Paragraph_20_Font"><text:span text:style-name="T12">fagu</text:span></text:span><text:span text:style-name="Default_20_Paragraph_20_Font"><text:span text:style-name="T1">s,<text:line-break/></text:span></text:span><text:span text:style-name="Default_20_Paragraph_20_Font"><text:span text:style-name="T12">fab</text:span></text:span><text:span text:style-name="Default_20_Paragraph_20_Font"><text:span text:style-name="T1">ris </text:span></text:span><text:span text:style-name="Default_20_Paragraph_20_Font"><text:span text:style-name="T12">acuta, </text:span></text:span><text:span text:style-name="Default_20_Paragraph_20_Font"><text:span text:style-name="T1">m</text:span></text:span><text:span text:style-name="Default_20_Paragraph_20_Font"><text:span text:style-name="T12">ultu</text:span></text:span><text:span text:style-name="Default_20_Paragraph_20_Font"><text:span text:style-name="T1">s </text:span></text:span><text:span text:style-name="Default_20_Paragraph_20_Font"><text:span text:style-name="T12">sudor, ob</text:span></text:span><text:span text:style-name="Default_20_Paragraph_20_Font"><text:span text:style-name="T1">i</text:span></text:span><text:span text:style-name="Default_20_Paragraph_20_Font"><text:span text:style-name="T12">it, d</text:span></text:span><text:span text:style-name="Default_20_Paragraph_20_Font"><text:span text:style-name="T1">i</text:span></text:span><text:span text:style-name="Default_20_Paragraph_20_Font"><text:span text:style-name="T12">ebu</text:span></text:span><text:span text:style-name="Default_20_Paragraph_20_Font"><text:span text:style-name="T1">s </text:span></text:span><text:span text:style-name="Default_20_Paragraph_20_Font"><text:span text:style-name="T12">huic paribu</text:span></text:span><text:span text:style-name="Default_20_Paragraph_20_Font"><text:span text:style-name="T1">s<text:line-break/></text:span></text:span><text:span text:style-name="Default_20_Paragraph_20_Font"><text:span text:style-name="T12">labore</text:span></text:span><text:span text:style-name="Default_20_Paragraph_20_Font"><text:span text:style-name="T1">s.</text:span></text:span></text:p>
      <text:p text:style-name="P3"><text:span text:style-name="Default_20_Paragraph_20_Font"><text:span text:style-name="T1">Vel hujus offendes omnia ab initio symptomata et<text:line-break/>signa letalia fuisse et accessiones diebus paribus, ut ipsis<text:line-break/>indicavit Hippocrates, quum in decimi diei narratione,<text:line-break/>t quo obiisse illum dicit, addidit, diebus huic paribus Ia-<text:line-break/>bores, etenim mortem generale judicii significatum ama<text:line-break/>plectitur, ut est ostensum. Iam ferratum - in hoc etiam<text:line-break/>est aegro ut judrcia iis essent fere. diebus , quibus gravio-<text:line-break/>res labores, nam quum in dies paras inciderent, mors<text:line-break/>quoque in die est consecuta pari. Porro in narratione<text:line-break/>symptomatum hujus duo sunt, quae interpretum requi-<text:line-break/>runt, quorum in respiratione. est alterum. Nam </text:span></text:span><text:span text:style-name="Default_20_Paragraph_20_Font"><text:span text:style-name="T20">βραχύ</text:span></text:span><text:span text:style-name="Default_20_Paragraph_20_Font"><text:span text:style-name="T5">-<text:line-break/></text:span></text:span><text:span text:style-name="Default_20_Paragraph_20_Font"><text:span text:style-name="T20">πνους</text:span></text:span><text:span text:style-name="Default_20_Paragraph_20_Font"><text:span text:style-name="T5">, </text:span></text:span><text:span text:style-name="Default_20_Paragraph_20_Font"><text:span text:style-name="T1">id est brevifpirus, est in diei secundi expositione<text:line-break/>scriptus: et spiritus exilis imminutusque lu octavi enar-<text:line-break/>ratio</text:span></text:span><text:span text:style-name="Default_20_Paragraph_20_Font"><text:span text:style-name="T14">n</text:span></text:span><text:span text:style-name="Default_20_Paragraph_20_Font"><text:span text:style-name="T1">e. Didicisti autem tum in primo de dyspnoea com-<text:line-break/>mentario, tum fecundo in praefagla, ubi hanc dictionem<text:line-break/></text:span></text:span><text:span text:style-name="Default_20_Paragraph_20_Font"><text:span text:style-name="T14">t</text:span></text:span><text:span text:style-name="Default_20_Paragraph_20_Font"><text:span text:style-name="T1">umus interpretati: Spiritus si frequens sit, dolorem signi-<text:line-break/>fleat vel inflammationem stupra septum transversum , par</text:span></text:span></text:p>
      <text:p text:style-name="P3"><text:span text:style-name="Default_20_Paragraph_20_Font"><text:span text:style-name="T5">.: </text:span></text:span><text:span text:style-name="Default_20_Paragraph_20_Font"><text:span text:style-name="T1">vum esse quendam pariter et rarum spiritum , qui , quum<text:line-break/>refrigeratur et emoritur jam vitalis .facultas fit: quod<text:line-break/>symptomata quodam inseparabili indicavit hisce - verbis ;<text:line-break/>si frigidum e naribus et ore expiretur,: exitiale jam est<text:line-break/>admodum. Eundem puta eum hic dixisse, fecundo die<text:line-break/>brevem, octavo exilem et imminutum. Nam quidam est<text:line-break/>alius praeterea spiritus brevis simul et frequens , dolorem -<text:line-break/>denotans , ut demonstravimus aut in respirationis partibus<text:line-break/>aut illorum vicinis. verum ambos si inter fe compares,<text:line-break/>pauciorem multo suris aerem attrahi intro in altero offen-<text:line-break/>des, quem parvum simul et rarum dixit fieri. Nam fre-<text:line-break/>qu entia si ad brevitatem accedat, assiduitate defectum<text:line-break/>cujusque inspirationis resarcit, ut qui assidue bibunt me-<text:line-break/>dicum: siquidem hos </text:span></text:span><text:span text:style-name="Default_20_Paragraph_20_Font"><text:span text:style-name="T20">βραχυπότους</text:span></text:span><text:span text:style-name="Default_20_Paragraph_20_Font"><text:span text:style-name="T5">, </text:span></text:span><text:span text:style-name="Default_20_Paragraph_20_Font"><text:span text:style-name="T1">id est modicum potau-<text:line-break/>tes, appellabis qui et parum bibunt et magno interjecto<text:line-break/>spatio. Nam si parum quis et assidue bibat-, hune simpli-<text:line-break/>citer non </text:span></text:span><text:span text:style-name="Default_20_Paragraph_20_Font"><text:span text:style-name="T20">βραχύποτον</text:span></text:span><text:span text:style-name="Default_20_Paragraph_20_Font"><text:span text:style-name="T5">, </text:span></text:span><text:span text:style-name="Default_20_Paragraph_20_Font"><text:span text:style-name="T1">fed </text:span></text:span><text:span text:style-name="Default_20_Paragraph_20_Font"><text:span text:style-name="T20">βραχὺ</text:span></text:span><text:span text:style-name="Default_20_Paragraph_20_Font"><text:span text:style-name="T5"> </text:span></text:span><text:span text:style-name="Default_20_Paragraph_20_Font"><text:span text:style-name="T20">πίν</text:span></text:span><text:span text:style-name="Default_20_Paragraph_20_Font"><text:span text:style-name="T21">ο</text:span></text:span><text:span text:style-name="Default_20_Paragraph_20_Font"><text:span text:style-name="T20">ντα</text:span></text:span><text:span text:style-name="Default_20_Paragraph_20_Font"><text:span text:style-name="T5">, </text:span></text:span><text:span text:style-name="Default_20_Paragraph_20_Font"><text:span text:style-name="T1">id est paulatim<text:line-break/>bibentem appellaveris. Haud- aliter qui proprie brevispi- .</text:span></text:span></text:p>
      <text:p text:style-name="P2"><text:span text:style-name="Default_20_Paragraph_20_Font"><text:span text:style-name="T1">rus vocatur, quoties spiritum trahit, non parvum tantum,<text:line-break/>verum etiam intervallo longo interposito, externum per<text:line-break/>guttur aerem attrahit. Quaeras ergo fortassis cur quum<text:line-break/>Hippocrates primo die febrem praedixerit acutam fuisse,<text:line-break/>altero die hominem brevifpirum fuisse dixerit: nam nos<text:line-break/>in vehementibus febribus demonstravimus, magnum spici-<text:line-break/>. tum et frequentem esse. Respondemus, primo quidem<text:line-break/>die calorem per putrescentes humores succensum febrilem,<text:line-break/>ipsum quidem digestum esse, relictum vero nativum tan-<text:line-break/>tum adeo jam infirmum, ut jam prius extingueretur quam<text:line-break/>febrilis de integro accenderetur calor, veluti fervefactis,<text:line-break/>qui computrescerent, fueris. Alterum vero diem frigoris<text:line-break/>dominantis attulisse signum. Cujus quidem est maxima<text:line-break/>demonstratio, quod brevifpirum dicat tum hominem fuisse<text:line-break/>et Riguisse. Nam de fecundo die ita scribit, altero die<text:line-break/>sub meridiem extremae partes frigebant, praeter caeteras<text:line-break/>manus et caput, mutus;. voce defectus, diu brevifpirus.<text:line-break/>Rutilis de octavo die haec tradit, octavo mane aliquan-</text:span></text:span></text:p>
      <text:p text:style-name="P3"><text:span text:style-name="Default_20_Paragraph_20_Font"><text:span text:style-name="T1">tum dormivit moxque frigus coepit et vox eum defecit,<text:line-break/>spiritus exilis et imminutus: ubi mihi hoc quoque attende:<text:line-break/>Quum est refrigeratus , una cum vitiata respiratione voce<text:line-break/>esse eum defectum dicit , quod Iniet etiam. interim ex-<text:line-break/>tinctionem naturae comitari. In quarto die quum scribit,<text:line-break/>frigus, mutus, sine voce, in deterius, ostendit adjecto<text:line-break/>in, deterius, etiam brevlspirum illum fuisse. Reliquum<text:line-break/>ergo est hic ut declaremus cur postea </text:span></text:span><text:span text:style-name="Default_20_Paragraph_20_Font"><text:span text:style-name="T20">ἄνα</text:span></text:span><text:span text:style-name="Default_20_Paragraph_20_Font"><text:span text:style-name="T21">ν</text:span></text:span><text:span text:style-name="Default_20_Paragraph_20_Font"><text:span text:style-name="T20">δος</text:span></text:span><text:span text:style-name="Default_20_Paragraph_20_Font"><text:span text:style-name="T5">, </text:span></text:span><text:span text:style-name="Default_20_Paragraph_20_Font"><text:span text:style-name="T1">id est mu-<text:line-break/>tus addiderit, voce defectus. Cujus haec est ratio, Ser-<text:line-break/>monent Graece </text:span></text:span><text:span text:style-name="Default_20_Paragraph_20_Font"><text:span text:style-name="T20">αύδὴν</text:span></text:span><text:span text:style-name="Default_20_Paragraph_20_Font"><text:span text:style-name="T5"> </text:span></text:span><text:span text:style-name="Default_20_Paragraph_20_Font"><text:span text:style-name="T1">, nec .orationem quando auditu pro-<text:line-break/>prie sentitur, antiqui vocare videntur; nec illud species<text:line-break/>ejus sit fiola, quod de angustia per animantis emittitur os,<text:line-break/>in quo continetur fletus, sibilus, luctus, tussis et id ge-<text:line-break/>itus alia; sed unam hominis vocem, qua inter nos collo-<text:line-break/>quimur, sermonem, Graece </text:span></text:span><text:span text:style-name="Default_20_Paragraph_20_Font"><text:span text:style-name="T20">αύδὴν</text:span></text:span><text:span text:style-name="Default_20_Paragraph_20_Font"><text:span text:style-name="T5"> </text:span></text:span><text:span text:style-name="Default_20_Paragraph_20_Font"><text:span text:style-name="T1">nominanti Itaque. etiam<text:line-break/>poeta ubi </text:span></text:span><text:span text:style-name="Default_20_Paragraph_20_Font"><text:span text:style-name="T12">t</text:span></text:span><text:span text:style-name="Default_20_Paragraph_20_Font"><text:span text:style-name="T1">uos equos alloquentem inducit Achillem , ibi</text:span></text:span></text:p>
      <text:p text:style-name="P3"><text:span text:style-name="Default_20_Paragraph_20_Font"><text:span text:style-name="T1">alterum eorum ait respondisse lingua humana. Inquit<text:line-break/>enim;</text:span></text:span></text:p>
      <text:p text:style-name="P1"><text:span text:style-name="Default_20_Paragraph_20_Font"><text:span text:style-name="T21">Α</text:span></text:span><text:span text:style-name="Default_20_Paragraph_20_Font"><text:span text:style-name="T20">ύδήεντα</text:span></text:span><text:span text:style-name="Default_20_Paragraph_20_Font"><text:span text:style-name="T5"> </text:span></text:span><text:span text:style-name="Default_20_Paragraph_20_Font"><text:span text:style-name="T20">ἔθηκε</text:span></text:span><text:span text:style-name="Default_20_Paragraph_20_Font"><text:span text:style-name="T5"> </text:span></text:span><text:span text:style-name="Default_20_Paragraph_20_Font"><text:span text:style-name="T20">θεὰ</text:span></text:span><text:span text:style-name="Default_20_Paragraph_20_Font"><text:span text:style-name="T5"> </text:span></text:span><text:span text:style-name="Default_20_Paragraph_20_Font"><text:span text:style-name="T20">λευκώλενος</text:span></text:span><text:span text:style-name="Default_20_Paragraph_20_Font"><text:span text:style-name="T5"> </text:span></text:span><text:span text:style-name="Default_20_Paragraph_20_Font"><text:span text:style-name="T20">Ἐἐρη</text:span></text:span><text:span text:style-name="Default_20_Paragraph_20_Font"><text:span text:style-name="T5">,<text:line-break/></text:span></text:span><text:span text:style-name="Default_20_Paragraph_20_Font"><text:span text:style-name="T1">id est:</text:span></text:span></text:p>
      <text:p text:style-name="P1"><text:span text:style-name="Default_20_Paragraph_20_Font"><text:span text:style-name="T12">Hunc reg</text:span></text:span><text:span text:style-name="Default_20_Paragraph_20_Font"><text:span text:style-name="T1">i</text:span></text:span><text:span text:style-name="Default_20_Paragraph_20_Font"><text:span text:style-name="T12">na loqu</text:span></text:span><text:span text:style-name="Default_20_Paragraph_20_Font"><text:span text:style-name="T1">i </text:span></text:span><text:span text:style-name="Default_20_Paragraph_20_Font"><text:span text:style-name="T12">fec</text:span></text:span><text:span text:style-name="Default_20_Paragraph_20_Font"><text:span text:style-name="T1">i</text:span></text:span><text:span text:style-name="Default_20_Paragraph_20_Font"><text:span text:style-name="T12">t dea cand</text:span></text:span><text:span text:style-name="Default_20_Paragraph_20_Font"><text:span text:style-name="T1">i</text:span></text:span><text:span text:style-name="Default_20_Paragraph_20_Font"><text:span text:style-name="T12">da Juno.</text:span></text:span></text:p>
      <text:p text:style-name="Normal"><text:span text:style-name="Default_20_Paragraph_20_Font"><text:span text:style-name="T1">Non quod antea voce careret, neque communem equorum<text:line-break/>vocem haberet, caeterum quod non illam, quem sermonem<text:line-break/>Graece. </text:span></text:span><text:span text:style-name="Default_20_Paragraph_20_Font"><text:span text:style-name="T20">αύδὴ</text:span></text:span><text:span text:style-name="Default_20_Paragraph_20_Font"><text:span text:style-name="T21">ν</text:span></text:span><text:span text:style-name="Default_20_Paragraph_20_Font"><text:span text:style-name="T5"> </text:span></text:span><text:span text:style-name="Default_20_Paragraph_20_Font"><text:span text:style-name="T1">appellant. Sic deam dicit loqui, quum<text:line-break/>humana uteretur lingua; quod eam etiam humana esse<text:line-break/>forma ferant, quum dii ejus figurae omnes non sint. Nam<text:line-break/>fel plane et luna reliquaque sidera longius ah humana forma<text:line-break/>recesserunt. Unde etiam: Hippocrates obmutuisse quidem<text:line-break/>dixit, quod loqui non valeret; voce defectum esse, quod<text:line-break/>nec lugere^ nec clamare; quod certe multo liquet esse<text:line-break/>deterius quam obmutuisse ; nam quibus fola est resoluta<text:line-break/>lingua, possunt interdum clamare altissime, tamen loqui<text:line-break/>non valent; qui si ne vocem quidem mittere queant, ex-</text:span></text:span></text:p>
      <text:p text:style-name="P3"><text:span text:style-name="Default_20_Paragraph_20_Font"><text:span text:style-name="T14">r</text:span></text:span></text:p>
      <text:p text:style-name="Normal"><text:span text:style-name="Default_20_Paragraph_20_Font"><text:span text:style-name="T1">tremae est hoc extinctionis facultatis signum , ubi qui eo<text:line-break/>in statu sunt </text:span></text:span><text:span text:style-name="Default_20_Paragraph_20_Font"><text:span text:style-name="T12">j</text:span></text:span><text:span text:style-name="Default_20_Paragraph_20_Font"><text:span text:style-name="T1"> neque lugent neque gemunt neque S0-<text:line-break/>nare omnino possunt. Sabinus, ita ut alii qui nullam<text:line-break/>omnino habet vocem, hunc arbitratur mutum esse ni-<text:line-break/>etam; voce vero defectum perinde ab Hippocrate ait feri-<text:line-break/>ptum esse ac attonitum, quasi vero ita affectum attonitum<text:line-break/>vocare non potuisset. Atqui nec reliqua , quae in hoc<text:line-break/>funt affectu dicta . consentiunt, praestentem aegrotum at-<text:line-break/>tonitum fuisse.</text:span></text:span></text:p>
      <text:p text:style-name="Normal"><text:span text:style-name="Default_20_Paragraph_20_Font"><text:span text:style-name="T1">LXXV.</text:span></text:span></text:p>
      <text:p text:style-name="P5"><text:span text:style-name="Default_20_Paragraph_20_Font"><text:span text:style-name="T12">Qu</text:span></text:span><text:span text:style-name="Default_20_Paragraph_20_Font"><text:span text:style-name="T1">i </text:span></text:span><text:span text:style-name="Default_20_Paragraph_20_Font"><text:span text:style-name="T12">phren</text:span></text:span><text:span text:style-name="Default_20_Paragraph_20_Font"><text:span text:style-name="T1">i</text:span></text:span><text:span text:style-name="Default_20_Paragraph_20_Font"><text:span text:style-name="T12">t</text:span></text:span><text:span text:style-name="Default_20_Paragraph_20_Font"><text:span text:style-name="T1">i</text:span></text:span><text:span text:style-name="Default_20_Paragraph_20_Font"><text:span text:style-name="T12">cu</text:span></text:span><text:span text:style-name="Default_20_Paragraph_20_Font"><text:span text:style-name="T1">s </text:span></text:span><text:span text:style-name="Default_20_Paragraph_20_Font"><text:span text:style-name="T12">pr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o </text:span></text:span><text:span text:style-name="Default_20_Paragraph_20_Font"><text:span text:style-name="T12">die decubu</text:span></text:span><text:span text:style-name="Default_20_Paragraph_20_Font"><text:span text:style-name="T1">i</text:span></text:span><text:span text:style-name="Default_20_Paragraph_20_Font"><text:span text:style-name="T12">t, aerug</text:span></text:span><text:span text:style-name="Default_20_Paragraph_20_Font"><text:span text:style-name="T1">i</text:span></text:span><text:span text:style-name="Default_20_Paragraph_20_Font"><text:span text:style-name="T12">nosa</text:span></text:span><text:span text:style-name="Default_20_Paragraph_20_Font"><text:span text:style-name="T1"> m</text:span></text:span><text:span text:style-name="Default_20_Paragraph_20_Font"><text:span text:style-name="T12">ul</text:span></text:span><text:span text:style-name="Default_20_Paragraph_20_Font"><text:span text:style-name="T1">t</text:span></text:span><text:span text:style-name="Default_20_Paragraph_20_Font"><text:span text:style-name="T12">a te-<text:line-break/>nu</text:span></text:span><text:span text:style-name="Default_20_Paragraph_20_Font"><text:span text:style-name="T1">i</text:span></text:span><text:span text:style-name="Default_20_Paragraph_20_Font"><text:span text:style-name="T12">a vo</text:span></text:span><text:span text:style-name="Default_20_Paragraph_20_Font"><text:span text:style-name="T1">m</text:span></text:span><text:span text:style-name="Default_20_Paragraph_20_Font"><text:span text:style-name="T12">u</text:span></text:span><text:span text:style-name="Default_20_Paragraph_20_Font"><text:span text:style-name="T1">i</text:span></text:span><text:span text:style-name="Default_20_Paragraph_20_Font"><text:span text:style-name="T12">t,. fab</text:span></text:span><text:span text:style-name="Default_20_Paragraph_20_Font"><text:span text:style-name="T1">ris </text:span></text:span><text:span text:style-name="Default_20_Paragraph_20_Font"><text:span text:style-name="T12">h</text:span></text:span><text:span text:style-name="Default_20_Paragraph_20_Font"><text:span text:style-name="T1">o</text:span></text:span><text:span text:style-name="Default_20_Paragraph_20_Font"><text:span text:style-name="T12">rr</text:span></text:span><text:span text:style-name="Default_20_Paragraph_20_Font"><text:span text:style-name="T1">i</text:span></text:span><text:span text:style-name="Default_20_Paragraph_20_Font"><text:span text:style-name="T12">da prehend</text:span></text:span><text:span text:style-name="Default_20_Paragraph_20_Font"><text:span text:style-name="T1">i</text:span></text:span><text:span text:style-name="Default_20_Paragraph_20_Font"><text:span text:style-name="T12">t; sudor copiosu</text:span></text:span><text:span text:style-name="Default_20_Paragraph_20_Font"><text:span text:style-name="T1">s,<text:line-break/></text:span></text:span><text:span text:style-name="Default_20_Paragraph_20_Font"><text:span text:style-name="T12">aspduu</text:span></text:span><text:span text:style-name="Default_20_Paragraph_20_Font"><text:span text:style-name="T1">s </text:span></text:span><text:span text:style-name="Default_20_Paragraph_20_Font"><text:span text:style-name="T12">per universu</text:span></text:span><text:span text:style-name="Default_20_Paragraph_20_Font"><text:span text:style-name="T1">m </text:span></text:span><text:span text:style-name="Default_20_Paragraph_20_Font"><text:span text:style-name="T12">c</text:span></text:span><text:span text:style-name="Default_20_Paragraph_20_Font"><text:span text:style-name="T1">o</text:span></text:span><text:span text:style-name="Default_20_Paragraph_20_Font"><text:span text:style-name="T12">rpu</text:span></text:span><text:span text:style-name="Default_20_Paragraph_20_Font"><text:span text:style-name="T1">s </text:span></text:span><text:span text:style-name="Default_20_Paragraph_20_Font"><text:span text:style-name="T12">t cap</text:span></text:span><text:span text:style-name="Default_20_Paragraph_20_Font"><text:span text:style-name="T1">itis </text:span></text:span><text:span text:style-name="Default_20_Paragraph_20_Font"><text:span text:style-name="T12">et cerv</text:span></text:span><text:span text:style-name="Default_20_Paragraph_20_Font"><text:span text:style-name="T1">i</text:span></text:span><text:span text:style-name="Default_20_Paragraph_20_Font"><text:span text:style-name="T12">ci</text:span></text:span><text:span text:style-name="Default_20_Paragraph_20_Font"><text:span text:style-name="T1">s </text:span></text:span><text:span text:style-name="Default_20_Paragraph_20_Font"><text:span text:style-name="T12">gra-<text:line-break/>nita</text:span></text:span><text:span text:style-name="Default_20_Paragraph_20_Font"><text:span text:style-name="T1">s </text:span></text:span><text:span text:style-name="Default_20_Paragraph_20_Font"><text:span text:style-name="T12">cu</text:span></text:span><text:span text:style-name="Default_20_Paragraph_20_Font"><text:span text:style-name="T1">m </text:span></text:span><text:span text:style-name="Default_20_Paragraph_20_Font"><text:span text:style-name="T12">d</text:span></text:span><text:span text:style-name="Default_20_Paragraph_20_Font"><text:span text:style-name="T1">o</text:span></text:span><text:span text:style-name="Default_20_Paragraph_20_Font"><text:span text:style-name="T12">lore; u</text:span></text:span><text:span text:style-name="Default_20_Paragraph_20_Font"><text:span text:style-name="T1">ri</text:span></text:span><text:span text:style-name="Default_20_Paragraph_20_Font"><text:span text:style-name="T12">nae tenue</text:span></text:span><text:span text:style-name="Default_20_Paragraph_20_Font"><text:span text:style-name="T1">s, </text:span></text:span><text:span text:style-name="Default_20_Paragraph_20_Font"><text:span text:style-name="T12">enaeoremata parva,<text:line-break/>d</text:span></text:span><text:span text:style-name="Default_20_Paragraph_20_Font"><text:span text:style-name="T1">i</text:span></text:span><text:span text:style-name="Default_20_Paragraph_20_Font"><text:span text:style-name="T12">spersa; non sudav</text:span></text:span><text:span text:style-name="Default_20_Paragraph_20_Font"><text:span text:style-name="T1">it. A</text:span></text:span><text:span text:style-name="Default_20_Paragraph_20_Font"><text:span text:style-name="T12">b alv</text:span></text:span><text:span text:style-name="Default_20_Paragraph_20_Font"><text:span text:style-name="T1">o </text:span></text:span><text:span text:style-name="Default_20_Paragraph_20_Font"><text:span text:style-name="T12">assia</text:span></text:span><text:span text:style-name="Default_20_Paragraph_20_Font"><text:span text:style-name="T1">ti</text:span></text:span><text:span text:style-name="Default_20_Paragraph_20_Font"><text:span text:style-name="T12">m stercora de-<text:line-break/></text:span></text:span><text:span text:style-name="Default_20_Paragraph_20_Font"><text:span text:style-name="T1">ji</text:span></text:span><text:span text:style-name="Default_20_Paragraph_20_Font"><text:span text:style-name="T12">c</text:span></text:span><text:span text:style-name="Default_20_Paragraph_20_Font"><text:span text:style-name="T1">i</text:span></text:span><text:span text:style-name="Default_20_Paragraph_20_Font"><text:span text:style-name="T12">ebantur; multum delirav</text:span></text:span><text:span text:style-name="Default_20_Paragraph_20_Font"><text:span text:style-name="T1">it</text:span></text:span><text:span text:style-name="Default_20_Paragraph_20_Font"><text:span text:style-name="T12">; nih</text:span></text:span><text:span text:style-name="Default_20_Paragraph_20_Font"><text:span text:style-name="T1">i</text:span></text:span><text:span text:style-name="Default_20_Paragraph_20_Font"><text:span text:style-name="T12">l dorm</text:span></text:span><text:span text:style-name="Default_20_Paragraph_20_Font"><text:span text:style-name="T1">i</text:span></text:span><text:span text:style-name="Default_20_Paragraph_20_Font"><text:span text:style-name="T12">v</text:span></text:span><text:span text:style-name="Default_20_Paragraph_20_Font"><text:span text:style-name="T1">it. </text:span></text:span><text:span text:style-name="Default_20_Paragraph_20_Font"><text:span text:style-name="T12">secundo<text:line-break/>mane v</text:span></text:span><text:span text:style-name="Default_20_Paragraph_20_Font"><text:span text:style-name="T1">o</text:span></text:span><text:span text:style-name="Default_20_Paragraph_20_Font"><text:span text:style-name="T12">x desierit; debris acuta</text:span></text:span><text:span text:style-name="Default_20_Paragraph_20_Font"><text:span text:style-name="T1"> i</text:span></text:span><text:span text:style-name="Default_20_Paragraph_20_Font"><text:span text:style-name="T12">nvasi</text:span></text:span><text:span text:style-name="Default_20_Paragraph_20_Font"><text:span text:style-name="T1">t</text:span></text:span><text:span text:style-name="Default_20_Paragraph_20_Font"><text:span text:style-name="T12">; sudav</text:span></text:span><text:span text:style-name="Default_20_Paragraph_20_Font"><text:span text:style-name="T1">i</text:span></text:span><text:span text:style-name="Default_20_Paragraph_20_Font"><text:span text:style-name="T12">t; non</text:span></text:span></text:p>
      <text:p text:style-name="P3"><text:span text:style-name="Default_20_Paragraph_20_Font"><text:span text:style-name="T12">interm</text:span></text:span><text:span text:style-name="Default_20_Paragraph_20_Font"><text:span text:style-name="T1">i</text:span></text:span><text:span text:style-name="Default_20_Paragraph_20_Font"><text:span text:style-name="T12">sit; palp</text:span></text:span><text:span text:style-name="Default_20_Paragraph_20_Font"><text:span text:style-name="T1">it</text:span></text:span><text:span text:style-name="Default_20_Paragraph_20_Font"><text:span text:style-name="T12">a</text:span></text:span><text:span text:style-name="Default_20_Paragraph_20_Font"><text:span text:style-name="T1">t</text:span></text:span><text:span text:style-name="Default_20_Paragraph_20_Font"><text:span text:style-name="T12">i</text:span></text:span><text:span text:style-name="Default_20_Paragraph_20_Font"><text:span text:style-name="T1">o</text:span></text:span><text:span text:style-name="Default_20_Paragraph_20_Font"><text:span text:style-name="T12">nes per totum</text:span></text:span><text:span text:style-name="Default_20_Paragraph_20_Font"><text:span text:style-name="T1"> co</text:span></text:span><text:span text:style-name="Default_20_Paragraph_20_Font"><text:span text:style-name="T12">rpu</text:span></text:span><text:span text:style-name="Default_20_Paragraph_20_Font"><text:span text:style-name="T1">s; </text:span></text:span><text:span text:style-name="Default_20_Paragraph_20_Font"><text:span text:style-name="T12">noc</text:span></text:span><text:span text:style-name="Default_20_Paragraph_20_Font"><text:span text:style-name="T1">t</text:span></text:span><text:span text:style-name="Default_20_Paragraph_20_Font"><text:span text:style-name="T12">e eo</text:span></text:span><text:span text:style-name="Default_20_Paragraph_20_Font"><text:span text:style-name="T1">s-<text:line-break/></text:span></text:span><text:span text:style-name="Default_20_Paragraph_20_Font"><text:span text:style-name="T12">vulstone</text:span></text:span><text:span text:style-name="Default_20_Paragraph_20_Font"><text:span text:style-name="T1">s. </text:span></text:span><text:span text:style-name="Default_20_Paragraph_20_Font"><text:span text:style-name="T12">Jert</text:span></text:span><text:span text:style-name="Default_20_Paragraph_20_Font"><text:span text:style-name="T1">io </text:span></text:span><text:span text:style-name="Default_20_Paragraph_20_Font"><text:span text:style-name="T12">exacerba</text:span></text:span><text:span text:style-name="Default_20_Paragraph_20_Font"><text:span text:style-name="T1">t</text:span></text:span><text:span text:style-name="Default_20_Paragraph_20_Font"><text:span text:style-name="T12">a sunt omn</text:span></text:span><text:span text:style-name="Default_20_Paragraph_20_Font"><text:span text:style-name="T1">i</text:span></text:span><text:span text:style-name="Default_20_Paragraph_20_Font"><text:span text:style-name="T12">a. Quar</text:span></text:span><text:span text:style-name="Default_20_Paragraph_20_Font"><text:span text:style-name="T1">t</text:span></text:span><text:span text:style-name="Default_20_Paragraph_20_Font"><text:span text:style-name="T12">o obi</text:span></text:span><text:span text:style-name="Default_20_Paragraph_20_Font"><text:span text:style-name="T1">i</text:span></text:span><text:span text:style-name="Default_20_Paragraph_20_Font"><text:span text:style-name="T12">t.</text:span></text:span></text:p>
      <text:p text:style-name="P1"><text:span text:style-name="Default_20_Paragraph_20_Font"><text:span text:style-name="T1">Acutissimae phrenitidis hic aeger est exemplum, primo<text:line-break/>statim die una cum febre incessentia. omnesque certe<text:line-break/>vidimus, qui quidem ita pbrenitide perciti essent, intra<text:line-break/>feptimum diem mortuos esse; perpauci, Inque rari, hunc<text:line-break/>superarunt. Est vero eorum morborum admiranda gene-<text:line-break/>ratio, quonam pacto commode valentes subitu invadat.<text:line-break/>Neque enim sicuti ipsorum generatio </text:span></text:span><text:span text:style-name="Default_20_Paragraph_20_Font"><text:span text:style-name="T12">t</text:span></text:span><text:span text:style-name="Default_20_Paragraph_20_Font"><text:span text:style-name="T1">abita est, ita<text:line-break/>et generationis causa, ut si medicamentum homo le-<text:line-break/>tale sumpsisset vel bestia eum virulentissime momordisset:<text:line-break/></text:span></text:span><text:span text:style-name="Default_20_Paragraph_20_Font"><text:span text:style-name="T12">t</text:span></text:span><text:span text:style-name="Default_20_Paragraph_20_Font"><text:span text:style-name="T1">ed pedetentim in corpore cau</text:span></text:span><text:span text:style-name="Default_20_Paragraph_20_Font"><text:span text:style-name="T12">t</text:span></text:span><text:span text:style-name="Default_20_Paragraph_20_Font"><text:span text:style-name="T1">ae, quae </text:span></text:span><text:span text:style-name="Default_20_Paragraph_20_Font"><text:span text:style-name="T12">t</text:span></text:span><text:span text:style-name="Default_20_Paragraph_20_Font"><text:span text:style-name="T1">uus excitandis<text:line-break/>hujuscemodi malis , crescunt: quod morsis usu venit a<text:line-break/>rabidis canibus. Nam apertum est quod canis venenum<text:line-break/>est, licet in morsu non orietur nec conquiescat, nullam<text:line-break/></text:span></text:span><text:span text:style-name="Default_20_Paragraph_20_Font"><text:span text:style-name="T12">t</text:span></text:span><text:span text:style-name="Default_20_Paragraph_20_Font"><text:span text:style-name="T1">ui ipsius notam prodit multis interim proximis mensibus :</text:span></text:span></text:p>
      <text:p text:style-name="P3"><text:span text:style-name="Default_20_Paragraph_20_Font"><text:span text:style-name="T1">fubito autem illis, quum viderint aquam, formido inces-<text:line-break/>sit posteaque brevi moriuntur. Longo enim tempore<text:line-break/>causis, quae rabiem efficit., augetur: quae ubi eo tandem<text:line-break/>pervenerit, mortem affert repentinam. Item in hac plue-<text:line-break/>nitide vitiosus in corpore humor ^coacervatus fuit, veneno<text:line-break/>letali assimilis, in corporibus vicinis aliquid paulatim<text:line-break/>agens; quae quando vitio jam aliquo pacto opportuna<text:line-break/>erant, humorque ipse evaserat malignissimus, Letale re-<text:line-break/>pente apparuit symptoma. Namque sic phreniticus initio t<text:line-break/>statim vomuit virulenta, quod febribus adurentibus fere<text:line-break/>est consequens. Itaque ut veneno epoto letali quidam<text:line-break/>postridie vel tertio die moriuntur, qualitate ejus, non co-<text:line-break/>pia mortem afferente, et item hic quoque aeger statim ter-:<text:line-break/>.tio die cenfendus est obiisse, a qualitate succorum vim-<text:line-break/>lentorum, non a pbrenitide peremptus: at phreniticis il-.<text:line-break/>lum est s</text:span></text:span><text:span text:style-name="Default_20_Paragraph_20_Font"><text:span text:style-name="T12">n</text:span></text:span><text:span text:style-name="Default_20_Paragraph_20_Font"><text:span text:style-name="T1">bfecuta, symptomatis vice. Equidem quarto</text:span></text:span></text:p>
      <text:p text:style-name="P3"><text:span text:style-name="Default_20_Paragraph_20_Font"><text:span text:style-name="T1">die et quinto acuta a primo statim correptos phrenitide<text:line-break/>vidi exanimatos esse, tertio non vidi, sic ne vigesimum<text:line-break/>diem attigisse. Quare hunc videtur. Hippocrates ut velo-<text:line-break/>cissime peremptum ob oculos nobis proponere: et alterum<text:line-break/>paulo post, qui praeter omnium expectationem vilem pro-<text:line-break/>duxit, de quo ruo loco sisteremus.</text:span></text:span></text:p>
      <text:p text:style-name="Normal"><text:span text:style-name="Default_20_Paragraph_20_Font"><text:span text:style-name="T1">LXXVI.</text:span></text:span></text:p>
      <text:p text:style-name="P1"><text:span text:style-name="Default_20_Paragraph_20_Font"><text:span text:style-name="T12">Ca</text:span></text:span><text:span text:style-name="Default_20_Paragraph_20_Font"><text:span text:style-name="T1">l</text:span></text:span><text:span text:style-name="Default_20_Paragraph_20_Font"><text:span text:style-name="T12">vo in Lar</text:span></text:span><text:span text:style-name="Default_20_Paragraph_20_Font"><text:span text:style-name="T1">i/</text:span></text:span><text:span text:style-name="Default_20_Paragraph_20_Font"><text:span text:style-name="T12">fu femur dex</text:span></text:span><text:span text:style-name="Default_20_Paragraph_20_Font"><text:span text:style-name="T1">t</text:span></text:span><text:span text:style-name="Default_20_Paragraph_20_Font"><text:span text:style-name="T12">rum derepente d</text:span></text:span><text:span text:style-name="Default_20_Paragraph_20_Font"><text:span text:style-name="T1">ol</text:span></text:span><text:span text:style-name="Default_20_Paragraph_20_Font"><text:span text:style-name="T12">u</text:span></text:span><text:span text:style-name="Default_20_Paragraph_20_Font"><text:span text:style-name="T1">i</text:span></text:span><text:span text:style-name="Default_20_Paragraph_20_Font"><text:span text:style-name="T12">t, n</text:span></text:span><text:span text:style-name="Default_20_Paragraph_20_Font"><text:span text:style-name="T1">i</text:span></text:span><text:span text:style-name="Default_20_Paragraph_20_Font"><text:span text:style-name="T12">h</text:span></text:span><text:span text:style-name="Default_20_Paragraph_20_Font"><text:span text:style-name="T1">i</text:span></text:span><text:span text:style-name="Default_20_Paragraph_20_Font"><text:span text:style-name="T12">l-<text:line-break/>que ex oblat</text:span></text:span><text:span text:style-name="Default_20_Paragraph_20_Font"><text:span text:style-name="T1">is </text:span></text:span><text:span text:style-name="Default_20_Paragraph_20_Font"><text:span text:style-name="T12">profu</text:span></text:span><text:span text:style-name="Default_20_Paragraph_20_Font"><text:span text:style-name="T1">i</text:span></text:span><text:span text:style-name="Default_20_Paragraph_20_Font"><text:span text:style-name="T12">t. </text:span></text:span><text:span text:style-name="Default_20_Paragraph_20_Font"><text:span text:style-name="T1">Pri</text:span></text:span><text:span text:style-name="Default_20_Paragraph_20_Font"><text:span text:style-name="T12">mo die febr</text:span></text:span><text:span text:style-name="Default_20_Paragraph_20_Font"><text:span text:style-name="T1">is </text:span></text:span><text:span text:style-name="Default_20_Paragraph_20_Font"><text:span text:style-name="T12">acuta, arden</text:span></text:span><text:span text:style-name="Default_20_Paragraph_20_Font"><text:span text:style-name="T1">s<text:line-break/></text:span></text:span><text:span text:style-name="Default_20_Paragraph_20_Font"><text:span text:style-name="T12">sensim prehendit, d</text:span></text:span><text:span text:style-name="Default_20_Paragraph_20_Font"><text:span text:style-name="T1">o</text:span></text:span><text:span text:style-name="Default_20_Paragraph_20_Font"><text:span text:style-name="T12">l</text:span></text:span><text:span text:style-name="Default_20_Paragraph_20_Font"><text:span text:style-name="T1">o</text:span></text:span><text:span text:style-name="Default_20_Paragraph_20_Font"><text:span text:style-name="T12">re</text:span></text:span><text:span text:style-name="Default_20_Paragraph_20_Font"><text:span text:style-name="T1">s</text:span></text:span><text:span text:style-name="Default_20_Paragraph_20_Font"><text:span text:style-name="T12">que conco</text:span></text:span><text:span text:style-name="Default_20_Paragraph_20_Font"><text:span text:style-name="T1">mi</text:span></text:span><text:span text:style-name="Default_20_Paragraph_20_Font"><text:span text:style-name="T12">tab</text:span></text:span><text:span text:style-name="Default_20_Paragraph_20_Font"><text:span text:style-name="T1">q</text:span></text:span><text:span text:style-name="Default_20_Paragraph_20_Font"><text:span text:style-name="T12">ntur. secundo<text:line-break/>d</text:span></text:span><text:span text:style-name="Default_20_Paragraph_20_Font"><text:span text:style-name="T1">i</text:span></text:span><text:span text:style-name="Default_20_Paragraph_20_Font"><text:span text:style-name="T12">e gem</text:span></text:span><text:span text:style-name="Default_20_Paragraph_20_Font"><text:span text:style-name="T1">mis 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dem d</text:span></text:span><text:span text:style-name="Default_20_Paragraph_20_Font"><text:span text:style-name="T1">o</text:span></text:span><text:span text:style-name="Default_20_Paragraph_20_Font"><text:span text:style-name="T12">lore</text:span></text:span><text:span text:style-name="Default_20_Paragraph_20_Font"><text:span text:style-name="T1">s </text:span></text:span><text:span text:style-name="Default_20_Paragraph_20_Font"><text:span text:style-name="T12">re</text:span></text:span><text:span text:style-name="Default_20_Paragraph_20_Font"><text:span text:style-name="T1">mi</text:span></text:span><text:span text:style-name="Default_20_Paragraph_20_Font"><text:span text:style-name="T12">serunt, sed fab</text:span></text:span><text:span text:style-name="Default_20_Paragraph_20_Font"><text:span text:style-name="T1">ris i</text:span></text:span><text:span text:style-name="Default_20_Paragraph_20_Font"><text:span text:style-name="T12">n-<text:line-break/>tensa est, submoleste pat</text:span></text:span><text:span text:style-name="Default_20_Paragraph_20_Font"><text:span text:style-name="T1">i</text:span></text:span><text:span text:style-name="Default_20_Paragraph_20_Font"><text:span text:style-name="T12">ebatur, non dor</text:span></text:span><text:span text:style-name="Default_20_Paragraph_20_Font"><text:span text:style-name="T1">mi</text:span></text:span><text:span text:style-name="Default_20_Paragraph_20_Font"><text:span text:style-name="T12">ebat, sum</text:span></text:span><text:span text:style-name="Default_20_Paragraph_20_Font"><text:span text:style-name="T1">m</text:span></text:span><text:span text:style-name="Default_20_Paragraph_20_Font"><text:span text:style-name="T12">a<text:line-break/>corpor</text:span></text:span><text:span text:style-name="Default_20_Paragraph_20_Font"><text:span text:style-name="T1">is </text:span></text:span><text:span text:style-name="Default_20_Paragraph_20_Font"><text:span text:style-name="T12">fulgebant, urinarum non b</text:span></text:span><text:span text:style-name="Default_20_Paragraph_20_Font"><text:span text:style-name="T1">o</text:span></text:span><text:span text:style-name="Default_20_Paragraph_20_Font"><text:span text:style-name="T12">narum cop</text:span></text:span><text:span text:style-name="Default_20_Paragraph_20_Font"><text:span text:style-name="T1">i</text:span></text:span><text:span text:style-name="Default_20_Paragraph_20_Font"><text:span text:style-name="T12">a pr</text:span></text:span><text:span text:style-name="Default_20_Paragraph_20_Font"><text:span text:style-name="T1">o-<text:line-break/></text:span></text:span><text:span text:style-name="Default_20_Paragraph_20_Font"><text:span text:style-name="T12">siux</text:span></text:span><text:span text:style-name="Default_20_Paragraph_20_Font"><text:span text:style-name="T1">i</text:span></text:span><text:span text:style-name="Default_20_Paragraph_20_Font"><text:span text:style-name="T12">t. </text:span></text:span><text:span text:style-name="Default_20_Paragraph_20_Font"><text:span text:style-name="T1">T</text:span></text:span><text:span text:style-name="Default_20_Paragraph_20_Font"><text:span text:style-name="T12">er</text:span></text:span><text:span text:style-name="Default_20_Paragraph_20_Font"><text:span text:style-name="T1">ti</text:span></text:span><text:span text:style-name="Default_20_Paragraph_20_Font"><text:span text:style-name="T12">o sen</text:span></text:span><text:span text:style-name="Default_20_Paragraph_20_Font"><text:span text:style-name="T1">io</text:span></text:span><text:span text:style-name="Default_20_Paragraph_20_Font"><text:span text:style-name="T12">ris qu</text:span></text:span><text:span text:style-name="Default_20_Paragraph_20_Font"><text:span text:style-name="T1">i</text:span></text:span><text:span text:style-name="Default_20_Paragraph_20_Font"><text:span text:style-name="T12">dem dolor ce/suv</text:span></text:span><text:span text:style-name="Default_20_Paragraph_20_Font"><text:span text:style-name="T1">it, </text:span></text:span><text:span text:style-name="Default_20_Paragraph_20_Font"><text:span text:style-name="T12">verum<text:line-break/>. ment</text:span></text:span><text:span text:style-name="Default_20_Paragraph_20_Font"><text:span text:style-name="T1">i</text:span></text:span><text:span text:style-name="Default_20_Paragraph_20_Font"><text:span text:style-name="T12">s al</text:span></text:span><text:span text:style-name="Default_20_Paragraph_20_Font"><text:span text:style-name="T1">i</text:span></text:span><text:span text:style-name="Default_20_Paragraph_20_Font"><text:span text:style-name="T12">enat</text:span></text:span><text:span text:style-name="Default_20_Paragraph_20_Font"><text:span text:style-name="T1">io </text:span></text:span><text:span text:style-name="Default_20_Paragraph_20_Font"><text:span text:style-name="T12">per</text:span></text:span><text:span text:style-name="Default_20_Paragraph_20_Font"><text:span text:style-name="T1">t</text:span></text:span><text:span text:style-name="Default_20_Paragraph_20_Font"><text:span text:style-name="T12">urbat</text:span></text:span><text:span text:style-name="Default_20_Paragraph_20_Font"><text:span text:style-name="T1">io</text:span></text:span><text:span text:style-name="Default_20_Paragraph_20_Font"><text:span text:style-name="T12">que et mul</text:span></text:span><text:span text:style-name="Default_20_Paragraph_20_Font"><text:span text:style-name="T1">t</text:span></text:span><text:span text:style-name="Default_20_Paragraph_20_Font"><text:span text:style-name="T12">a lactatio accesu<text:line-break/>.serunt. </text:span></text:span><text:span text:style-name="Default_20_Paragraph_20_Font"><text:span text:style-name="T1">Q</text:span></text:span><text:span text:style-name="Default_20_Paragraph_20_Font"><text:span text:style-name="T12">uar</text:span></text:span><text:span text:style-name="Default_20_Paragraph_20_Font"><text:span text:style-name="T1">to </text:span></text:span><text:span text:style-name="Default_20_Paragraph_20_Font"><text:span text:style-name="T12">c</text:span></text:span><text:span text:style-name="Default_20_Paragraph_20_Font"><text:span text:style-name="T1">i</text:span></text:span><text:span text:style-name="Default_20_Paragraph_20_Font"><text:span text:style-name="T12">rca</text:span></text:span><text:span text:style-name="Default_20_Paragraph_20_Font"><text:span text:style-name="T1"> m</text:span></text:span><text:span text:style-name="Default_20_Paragraph_20_Font"><text:span text:style-name="T12">er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m celerri</text:span></text:span><text:span text:style-name="Default_20_Paragraph_20_Font"><text:span text:style-name="T1">m</text:span></text:span><text:span text:style-name="Default_20_Paragraph_20_Font"><text:span text:style-name="T12">e defuncta est.</text:span></text:span></text:p>
      <text:p text:style-name="P2"><text:span text:style-name="Default_20_Paragraph_20_Font"><text:span text:style-name="T1">Hoc lecto aegro, siquidem animum dictis diligenter<text:line-break/>non advertas, in quovis dolore timidus eris: si vero di-<text:line-break/>ligentur attenderis, non praecipitantur timidus eris, neque<text:line-break/>temere securus. Sed si qua forte pars doleat, primum<text:line-break/>nunquid ob externam quandam causam evenerit animad-<text:line-break/>vertas. Namque in motibus quibusdam imprudentes qui-<text:line-break/>datu laesi funt; et dormiendo qui minus commode partem<text:line-break/>aliquam composuerint; in convertendoque et contorquendo<text:line-break/>fubito partes rigentes et ante refrigeratae convulsionibus-<text:line-break/>que et elisionibus correptae dolores maximos creant. Et<text:line-break/>vero rupturae etiam quibusdam dolorem afferunt , prae<text:line-break/>caeteris qui sicco sunt temperamento, atque adeo magis,<text:line-break/>si inclinata aetate vel senes sint. Quod si nulla talis do-<text:line-break/>loris videatur . caula esse , proximum est considerare quae<text:line-break/>praecesserit ratio victus, ecquid ignavior praeter instita-<text:line-break/>tum sit aut cibo sit homo pleniore usus, magni nutri-<text:line-break/>menti aut solitae illi excretiones substiterint. Nam si<text:line-break/>quid tale sit aut si omnino plenitudo causa doloris ante-</text:span></text:span></text:p>
      <text:p text:style-name="P3"><text:span text:style-name="Default_20_Paragraph_20_Font"><text:span text:style-name="T1">gressa videatur, quamprimum hominem vacuato; tum enim<text:line-break/>securissime fluxiones reprimentia partibus dolentibus ap-<text:line-break/>plicueris. Nam si ante vacuationem id tentes , humorum<text:line-break/>abundantiam ad maxime principes partes retorquebis. Imo<text:line-break/>ne ealesaeere quidem et lenire ante corporis vacua lienem<text:line-break/>.partes dolentes licet: nam saepe ad partem affectam<text:line-break/>omnino, ob ea remedia, allicitur humorum affluentia;<text:line-break/>ita alterum homini discrimen accedit, ubi nimium sit in-<text:line-break/>flammata pars. Etenim etiam ipse, ut jam nosti, verba<text:line-break/>fecit de istis abscessibus, quorum aut capax pars non sit<text:line-break/>aut si sit, non ferat, Si nulla ex praecedente victus ge-<text:line-break/>nere esse adluentia in corpore appareat , remediis ad do-<text:line-break/>lorem ^facientibus tuto utaris licet, fomentisque ac me-<text:line-break/>dicamentis hunndis et calidis facultate, quorum in com-<text:line-break/>mentariis de medicamentis materiam didicisti. Qui si his<text:line-break/>non cedat , relinquitur ut totum corpus vacuetur, Etenim<text:line-break/>saepenumero in eo. abundantia paulatim est coacervata,</text:span></text:span></text:p>
      <text:p text:style-name="P3"><text:span text:style-name="Default_20_Paragraph_20_Font"><text:span text:style-name="T1">ubi apud </text:span></text:span><text:span text:style-name="Default_20_Paragraph_20_Font"><text:span text:style-name="T12">t</text:span></text:span><text:span text:style-name="Default_20_Paragraph_20_Font"><text:span text:style-name="T1">e ciborum homo .non animadvertat neque quan-<text:line-break/>titatem neque qualitatem. Aliquando vero etiam cutis<text:line-break/>fe ipsa densior reddita ab aliquibus causis hominem idio-<text:line-break/>tam latentibus perfpirationem cohibens, causa evasit<text:line-break/>plethoricae affectionis. Quare dolorem si remedia non<text:line-break/>sedent, aeger primo quoque tempore est vacuandus. Ego<text:line-break/>vero in calvo hoc certe, detractus ei fanguis sit, nec ne,<text:line-break/>non habeo coniicere. Nam quatenus dicit Hippocrates,<text:line-break/>nihil ex iis quae offerebantur juvabat, possit aliquis di-<text:line-break/>cere inter ea quae offerantur Hippo cratem sanguinis<text:line-break/>missionem commemorasse. Alius dicat non este de oblatis</text:span></text:span></text:p>
      <text:p text:style-name="Normal">.o</text:p>
      <text:p text:style-name="Normal"><text:span text:style-name="Default_20_Paragraph_20_Font"><text:span text:style-name="T1">illi auxiliis , verum quia mente excidit in quatuorque<text:line-break/>diebus obiit, relicta auxilia esse. Porro ad finem in exem-<text:line-break/>plaribus concinnatis tum huic aegro tum proximo est<text:line-break/>adscriptum, primum quidem, acutum, deinde vero notae<text:line-break/>illae, de quibus, ut dixi, prudenter Sabi</text:span></text:span><text:span text:style-name="Default_20_Paragraph_20_Font"><text:span text:style-name="T12">n</text:span></text:span><text:span text:style-name="Default_20_Paragraph_20_Font"><text:span text:style-name="T1">us nihil dixit;</text:span></text:span></text:p>
      <text:p text:style-name="P3"><text:span text:style-name="Default_20_Paragraph_20_Font"><text:span text:style-name="T1">at zeuxis in unoquoque aegro malos interpretes repre-<text:line-break/>suendi t. Nobrs vero adscriptitia illa prae</text:span></text:span><text:span text:style-name="Default_20_Paragraph_20_Font"><text:span text:style-name="T12">t</text:span></text:span><text:span text:style-name="Default_20_Paragraph_20_Font"><text:span text:style-name="T1">enti sermone vi-<text:line-break/></text:span></text:span><text:span text:style-name="Default_20_Paragraph_20_Font"><text:span text:style-name="T12">t</text:span></text:span><text:span text:style-name="Default_20_Paragraph_20_Font"><text:span text:style-name="T1">um fuit praeterire: scribam enim, si visitur fuerit, iis,<text:line-break/>qui in istis libenter curiosi sunt, separatim integrum li-<text:line-break/>suum, . ubi de notis cuique additis aegro formo habebitur;<text:line-break/>in praefenti utilibus admiscere non decet inutilia.</text:span></text:span></text:p>
      <text:p text:style-name="P1"><text:span text:style-name="Default_20_Paragraph_20_Font"><text:span text:style-name="T12">. A . </text:span></text:span><text:span text:style-name="Default_20_Paragraph_20_Font"><text:span text:style-name="T1">fusi. I.XXU1I.</text:span></text:span></text:p>
      <text:p text:style-name="Normal"><text:span text:style-name="Default_20_Paragraph_20_Font"><text:span text:style-name="T12">Abderae</text:span></text:span><text:span text:style-name="Default_20_Paragraph_20_Font"><text:span text:style-name="T1"> P</text:span></text:span><text:span text:style-name="Default_20_Paragraph_20_Font"><text:span text:style-name="T12">ersidem febri</text:span></text:span><text:span text:style-name="Default_20_Paragraph_20_Font"><text:span text:style-name="T1">s </text:span></text:span><text:span text:style-name="Default_20_Paragraph_20_Font"><text:span text:style-name="T12">acuta, con</text:span></text:span><text:span text:style-name="Default_20_Paragraph_20_Font"><text:span text:style-name="T1">ti</text:span></text:span><text:span text:style-name="Default_20_Paragraph_20_Font"><text:span text:style-name="T12">nua cum dolore pre-<text:line-break/>hend</text:span></text:span><text:span text:style-name="Default_20_Paragraph_20_Font"><text:span text:style-name="T1">i</text:span></text:span><text:span text:style-name="Default_20_Paragraph_20_Font"><text:span text:style-name="T12">t; sit</text:span></text:span><text:span text:style-name="Default_20_Paragraph_20_Font"><text:span text:style-name="T1">is m</text:span></text:span><text:span text:style-name="Default_20_Paragraph_20_Font"><text:span text:style-name="T12">ulta; anx</text:span></text:span><text:span text:style-name="Default_20_Paragraph_20_Font"><text:span text:style-name="T1">i</text:span></text:span><text:span text:style-name="Default_20_Paragraph_20_Font"><text:span text:style-name="T12">eta</text:span></text:span><text:span text:style-name="Default_20_Paragraph_20_Font"><text:span text:style-name="T1">s </text:span></text:span><text:span text:style-name="Default_20_Paragraph_20_Font"><text:span text:style-name="T12">et po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m </text:span></text:span><text:span text:style-name="Default_20_Paragraph_20_Font"><text:span text:style-name="T12">con</text:span></text:span><text:span text:style-name="Default_20_Paragraph_20_Font"><text:span text:style-name="T1">ti</text:span></text:span><text:span text:style-name="Default_20_Paragraph_20_Font"><text:span text:style-name="T12">nere n</text:span></text:span><text:span text:style-name="Default_20_Paragraph_20_Font"><text:span text:style-name="T1">o</text:span></text:span><text:span text:style-name="Default_20_Paragraph_20_Font"><text:span text:style-name="T12">n<text:line-break/>poterat. Erat subsplen</text:span></text:span><text:span text:style-name="Default_20_Paragraph_20_Font"><text:span text:style-name="T1">i</text:span></text:span><text:span text:style-name="Default_20_Paragraph_20_Font"><text:span text:style-name="T12">cu</text:span></text:span><text:span text:style-name="Default_20_Paragraph_20_Font"><text:span text:style-name="T1">s </text:span></text:span><text:span text:style-name="Default_20_Paragraph_20_Font"><text:span text:style-name="T12">et gravato cap</text:span></text:span><text:span text:style-name="Default_20_Paragraph_20_Font"><text:span text:style-name="T1">it</text:span></text:span><text:span text:style-name="Default_20_Paragraph_20_Font"><text:span text:style-name="T12">e. </text:span></text:span><text:span text:style-name="Default_20_Paragraph_20_Font"><text:span text:style-name="T1">P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o<text:line-break/>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 fangu</text:span></text:span><text:span text:style-name="Default_20_Paragraph_20_Font"><text:span text:style-name="T1">is </text:span></text:span><text:span text:style-name="Default_20_Paragraph_20_Font"><text:span text:style-name="T12">cop</text:span></text:span><text:span text:style-name="Default_20_Paragraph_20_Font"><text:span text:style-name="T1">i</text:span></text:span><text:span text:style-name="Default_20_Paragraph_20_Font"><text:span text:style-name="T12">osu</text:span></text:span><text:span text:style-name="Default_20_Paragraph_20_Font"><text:span text:style-name="T1">s </text:span></text:span><text:span text:style-name="Default_20_Paragraph_20_Font"><text:span text:style-name="T12">c</text:span></text:span><text:span text:style-name="Default_20_Paragraph_20_Font"><text:span text:style-name="T1">a</text:span></text:span><text:span text:style-name="Default_20_Paragraph_20_Font"><text:span text:style-name="T12">r nare sin</text:span></text:span><text:span text:style-name="Default_20_Paragraph_20_Font"><text:span text:style-name="T1">i</text:span></text:span><text:span text:style-name="Default_20_Paragraph_20_Font"><text:span text:style-name="T12">stra pr</text:span></text:span><text:span text:style-name="Default_20_Paragraph_20_Font"><text:span text:style-name="T1">osilia</text:span></text:span><text:span text:style-name="Default_20_Paragraph_20_Font"><text:span text:style-name="T12">nt t vehemen</text:span></text:span><text:span text:style-name="Default_20_Paragraph_20_Font"><text:span text:style-name="T1">s<text:line-break/></text:span></text:span><text:span text:style-name="Default_20_Paragraph_20_Font"><text:span text:style-name="T12">ta</text:span></text:span><text:span text:style-name="Default_20_Paragraph_20_Font"><text:span text:style-name="T1">m</text:span></text:span><text:span text:style-name="Default_20_Paragraph_20_Font"><text:span text:style-name="T12">en fabris</text:span></text:span><text:span text:style-name="Default_20_Paragraph_20_Font"><text:span text:style-name="T1"> i</text:span></text:span><text:span text:style-name="Default_20_Paragraph_20_Font"><text:span text:style-name="T12">n</text:span></text:span><text:span text:style-name="Default_20_Paragraph_20_Font"><text:span text:style-name="T1">t</text:span></text:span><text:span text:style-name="Default_20_Paragraph_20_Font"><text:span text:style-name="T12">endeba</text:span></text:span><text:span text:style-name="Default_20_Paragraph_20_Font"><text:span text:style-name="T1">t</text:span></text:span><text:span text:style-name="Default_20_Paragraph_20_Font"><text:span text:style-name="T12">ur: urina</text:span></text:span><text:span text:style-name="Default_20_Paragraph_20_Font"><text:span text:style-name="T1">s </text:span></text:span><text:span text:style-name="Default_20_Paragraph_20_Font"><text:span text:style-name="T12">c</text:span></text:span><text:span text:style-name="Default_20_Paragraph_20_Font"><text:span text:style-name="T1">o</text:span></text:span><text:span text:style-name="Default_20_Paragraph_20_Font"><text:span text:style-name="T12">p</text:span></text:span><text:span text:style-name="Default_20_Paragraph_20_Font"><text:span text:style-name="T1">i</text:span></text:span><text:span text:style-name="Default_20_Paragraph_20_Font"><text:span text:style-name="T12">osu</text:span></text:span><text:span text:style-name="Default_20_Paragraph_20_Font"><text:span text:style-name="T1">s </text:span></text:span><text:span text:style-name="Default_20_Paragraph_20_Font"><text:span text:style-name="T12">redd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t,<text:line-break/></text:span></text:span><text:span text:style-name="Default_20_Paragraph_20_Font"><text:span text:style-name="T12">turbulenta</text:span></text:span><text:span text:style-name="Default_20_Paragraph_20_Font"><text:span text:style-name="T1">s, </text:span></text:span><text:span text:style-name="Default_20_Paragraph_20_Font"><text:span text:style-name="T12">alba</text:span></text:span><text:span text:style-name="Default_20_Paragraph_20_Font"><text:span text:style-name="T1">s, </text:span></text:span><text:span text:style-name="Default_20_Paragraph_20_Font"><text:span text:style-name="T12">quae sudi</text:span></text:span><text:span text:style-name="Default_20_Paragraph_20_Font"><text:span text:style-name="T1">m</text:span></text:span><text:span text:style-name="Default_20_Paragraph_20_Font"><text:span text:style-name="T12">entum non deponebant.<text:line-break/>secando exacerba</text:span></text:span><text:span text:style-name="Default_20_Paragraph_20_Font"><text:span text:style-name="T1">t</text:span></text:span><text:span text:style-name="Default_20_Paragraph_20_Font"><text:span text:style-name="T12">a sun</text:span></text:span><text:span text:style-name="Default_20_Paragraph_20_Font"><text:span text:style-name="T1">t </text:span></text:span><text:span text:style-name="Default_20_Paragraph_20_Font"><text:span text:style-name="T12">omnia. </text:span></text:span><text:span text:style-name="Default_20_Paragraph_20_Font"><text:span text:style-name="T1">U</text:span></text:span><text:span text:style-name="Default_20_Paragraph_20_Font"><text:span text:style-name="T12">rinae crustae qu</text:span></text:span><text:span text:style-name="Default_20_Paragraph_20_Font"><text:span text:style-name="T1">i-<text:line-break/></text:span></text:span><text:span text:style-name="Default_20_Paragraph_20_Font"><text:span text:style-name="T12">de</text:span></text:span><text:span text:style-name="Default_20_Paragraph_20_Font"><text:span text:style-name="T1">m </text:span></text:span><text:span text:style-name="Default_20_Paragraph_20_Font"><text:span text:style-name="T12">erant, sed mag</text:span></text:span><text:span text:style-name="Default_20_Paragraph_20_Font"><text:span text:style-name="T1">is </text:span></text:span><text:span text:style-name="Default_20_Paragraph_20_Font"><text:span text:style-name="T12">subsideban</text:span></text:span><text:span text:style-name="Default_20_Paragraph_20_Font"><text:span text:style-name="T1">t, </text:span></text:span><text:span text:style-name="Default_20_Paragraph_20_Font"><text:span text:style-name="T12">et re</text:span></text:span><text:span text:style-name="Default_20_Paragraph_20_Font"><text:span text:style-name="T1">misse </text:span></text:span><text:span text:style-name="Default_20_Paragraph_20_Font"><text:span text:style-name="T12">est anxie-<text:line-break/>. ta</text:span></text:span><text:span text:style-name="Default_20_Paragraph_20_Font"><text:span text:style-name="T1">s, </text:span></text:span><text:span text:style-name="Default_20_Paragraph_20_Font"><text:span text:style-name="T12">dormiv</text:span></text:span><text:span text:style-name="Default_20_Paragraph_20_Font"><text:span text:style-name="T1">it. T</text:span></text:span><text:span text:style-name="Default_20_Paragraph_20_Font"><text:span text:style-name="T12">ertio sobri</text:span></text:span><text:span text:style-name="Default_20_Paragraph_20_Font"><text:span text:style-name="T1">i </text:span></text:span><text:span text:style-name="Default_20_Paragraph_20_Font"><text:span text:style-name="T12">rem</text:span></text:span><text:span text:style-name="Default_20_Paragraph_20_Font"><text:span text:style-name="T1">i</text:span></text:span><text:span text:style-name="Default_20_Paragraph_20_Font"><text:span text:style-name="T12">sta est; ur</text:span></text:span><text:span text:style-name="Default_20_Paragraph_20_Font"><text:span text:style-name="T1">i</text:span></text:span><text:span text:style-name="Default_20_Paragraph_20_Font"><text:span text:style-name="T12">nae cop</text:span></text:span><text:span text:style-name="Default_20_Paragraph_20_Font"><text:span text:style-name="T1">i</text:span></text:span><text:span text:style-name="Default_20_Paragraph_20_Font"><text:span text:style-name="T12">o-<text:line-break/>sue, concoctae mu</text:span></text:span><text:span text:style-name="Default_20_Paragraph_20_Font"><text:span text:style-name="T1">lt</text:span></text:span><text:span text:style-name="Default_20_Paragraph_20_Font"><text:span text:style-name="T12">umque sud</text:span></text:span><text:span text:style-name="Default_20_Paragraph_20_Font"><text:span text:style-name="T1">i</text:span></text:span><text:span text:style-name="Default_20_Paragraph_20_Font"><text:span text:style-name="T12">mentu</text:span></text:span><text:span text:style-name="Default_20_Paragraph_20_Font"><text:span text:style-name="T1">m </text:span></text:span><text:span text:style-name="Default_20_Paragraph_20_Font"><text:span text:style-name="T12">con</text:span></text:span><text:span text:style-name="Default_20_Paragraph_20_Font"><text:span text:style-name="T1">ti</text:span></text:span><text:span text:style-name="Default_20_Paragraph_20_Font"><text:span text:style-name="T12">nen</text:span></text:span><text:span text:style-name="Default_20_Paragraph_20_Font"><text:span text:style-name="T1">t</text:span></text:span><text:span text:style-name="Default_20_Paragraph_20_Font"><text:span text:style-name="T12">es;</text:span></text:span></text:p>
      <text:p text:style-name="P3"><text:span text:style-name="Default_20_Paragraph_20_Font"><text:span text:style-name="T12">noctem qu</text:span></text:span><text:span text:style-name="Default_20_Paragraph_20_Font"><text:span text:style-name="T1">i</text:span></text:span><text:span text:style-name="Default_20_Paragraph_20_Font"><text:span text:style-name="T12">etam habu</text:span></text:span><text:span text:style-name="Default_20_Paragraph_20_Font"><text:span text:style-name="T1">it. </text:span></text:span><text:span text:style-name="Default_20_Paragraph_20_Font"><text:span text:style-name="T12">Quarto sub merid</text:span></text:span><text:span text:style-name="Default_20_Paragraph_20_Font"><text:span text:style-name="T1">i</text:span></text:span><text:span text:style-name="Default_20_Paragraph_20_Font"><text:span text:style-name="T12">e</text:span></text:span><text:span text:style-name="Default_20_Paragraph_20_Font"><text:span text:style-name="T1">m m</text:span></text:span><text:span text:style-name="Default_20_Paragraph_20_Font"><text:span text:style-name="T12">ul</text:span></text:span><text:span text:style-name="Default_20_Paragraph_20_Font"><text:span text:style-name="T1">t</text:span></text:span><text:span text:style-name="Default_20_Paragraph_20_Font"><text:span text:style-name="T12">um<text:line-break/>cal</text:span></text:span><text:span text:style-name="Default_20_Paragraph_20_Font"><text:span text:style-name="T1">i</text:span></text:span><text:span text:style-name="Default_20_Paragraph_20_Font"><text:span text:style-name="T12">dum per universu</text:span></text:span><text:span text:style-name="Default_20_Paragraph_20_Font"><text:span text:style-name="T1">m </text:span></text:span><text:span text:style-name="Default_20_Paragraph_20_Font"><text:span text:style-name="T12">corpus sudav</text:span></text:span><text:span text:style-name="Default_20_Paragraph_20_Font"><text:span text:style-name="T1">it; </text:span></text:span><text:span text:style-name="Default_20_Paragraph_20_Font"><text:span text:style-name="T12">sine febre sud</text:span></text:span><text:span text:style-name="Default_20_Paragraph_20_Font"><text:span text:style-name="T1">i-<text:line-break/></text:span></text:span><text:span text:style-name="Default_20_Paragraph_20_Font"><text:span text:style-name="T12">ca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est, neque morbu</text:span></text:span><text:span text:style-name="Default_20_Paragraph_20_Font"><text:span text:style-name="T1">s </text:span></text:span><text:span text:style-name="Default_20_Paragraph_20_Font"><text:span text:style-name="T12">acutu</text:span></text:span><text:span text:style-name="Default_20_Paragraph_20_Font"><text:span text:style-name="T1">s </text:span></text:span><text:span text:style-name="Default_20_Paragraph_20_Font"><text:span text:style-name="T12">reversu</text:span></text:span><text:span text:style-name="Default_20_Paragraph_20_Font"><text:span text:style-name="T1">s </text:span></text:span><text:span text:style-name="Default_20_Paragraph_20_Font"><text:span text:style-name="T12">est</text:span></text:span></text:p>
      <text:p text:style-name="P1"><text:span text:style-name="Default_20_Paragraph_20_Font"><text:span text:style-name="T1">Exemplum hic aeger est acutissimi morbi, horrendi<text:line-break/>illius quidem rudibus, caeterum brevi judicandi, pruden-<text:line-break/>tibus. Nam quum fublienoso primo statim die de sinistra<text:line-break/>nare copiolas erupisset fanguis : urinae item crassae essent<text:line-break/>et non consisterent et albo colore e</text:span></text:span><text:span text:style-name="Default_20_Paragraph_20_Font"><text:span text:style-name="T12">g</text:span></text:span><text:span text:style-name="Default_20_Paragraph_20_Font"><text:span text:style-name="T1">ent : tum altero die<text:line-break/>consisterent, melior erat de aegro spes. Ad haec ubi fe-<text:line-break/>cundo die hominem fastidium reliquisset et dormivisset,<text:line-break/>certior jam brevi fore hominem incolumem spes erat. At<text:line-break/>postquam tertio die essent optimae et copiosissimae urinae,<text:line-break/>clarum jam erat quarto die liberatum hominem iri morbo.</text:span></text:span></text:p>
      <text:h text:style-name="P104" text:outline-level="4"><text:bookmark-start text:name="bookmark64"/>LXXVIII.<text:bookmark-end text:name="bookmark64"/></text:h>
      <text:p text:style-name="P1"><text:span text:style-name="Default_20_Paragraph_20_Font"><text:span text:style-name="T12">Abderaev</text:span></text:span><text:span text:style-name="Default_20_Paragraph_20_Font"><text:span text:style-name="T1">i</text:span></text:span><text:span text:style-name="Default_20_Paragraph_20_Font"><text:span text:style-name="T12">rg</text:span></text:span><text:span text:style-name="Default_20_Paragraph_20_Font"><text:span text:style-name="T1">i</text:span></text:span><text:span text:style-name="Default_20_Paragraph_20_Font"><text:span text:style-name="T12">nem quae in sucro te</text:span></text:span><text:span text:style-name="Default_20_Paragraph_20_Font"><text:span text:style-name="T1">m</text:span></text:span><text:span text:style-name="Default_20_Paragraph_20_Font"><text:span text:style-name="T12">pli vest</text:span></text:span><text:span text:style-name="Default_20_Paragraph_20_Font"><text:span text:style-name="T1">i</text:span></text:span><text:span text:style-name="Default_20_Paragraph_20_Font"><text:span text:style-name="T12">bul</text:span></text:span><text:span text:style-name="Default_20_Paragraph_20_Font"><text:span text:style-name="T1">o </text:span></text:span><text:span text:style-name="Default_20_Paragraph_20_Font"><text:span text:style-name="T12">decu</text:span></text:span><text:span text:style-name="Default_20_Paragraph_20_Font"><text:span text:style-name="T1">m-<text:line-break/></text:span></text:span><text:span text:style-name="Default_20_Paragraph_20_Font"><text:span text:style-name="T12">bebat, fabr</text:span></text:span><text:span text:style-name="Default_20_Paragraph_20_Font"><text:span text:style-name="T1">is </text:span></text:span><text:span text:style-name="Default_20_Paragraph_20_Font"><text:span text:style-name="T12">acuta et arden</text:span></text:span><text:span text:style-name="Default_20_Paragraph_20_Font"><text:span text:style-name="T1">s </text:span></text:span><text:span text:style-name="Default_20_Paragraph_20_Font"><text:span text:style-name="T12">prehend</text:span></text:span><text:span text:style-name="Default_20_Paragraph_20_Font"><text:span text:style-name="T1">i</text:span></text:span><text:span text:style-name="Default_20_Paragraph_20_Font"><text:span text:style-name="T12">t. Erat autem<text:line-break/></text:span></text:span><text:span text:style-name="Default_20_Paragraph_20_Font"><text:span text:style-name="T1">siti</text:span></text:span><text:span text:style-name="Default_20_Paragraph_20_Font"><text:span text:style-name="T12">bunda et pervig</text:span></text:span><text:span text:style-name="Default_20_Paragraph_20_Font"><text:span text:style-name="T1">ilo </text:span></text:span><text:span text:style-name="Default_20_Paragraph_20_Font"><text:span text:style-name="T12">ipsi pr</text:span></text:span><text:span text:style-name="Default_20_Paragraph_20_Font"><text:span text:style-name="T1">i</text:span></text:span><text:span text:style-name="Default_20_Paragraph_20_Font"><text:span text:style-name="T12">mu</text:span></text:span><text:span text:style-name="Default_20_Paragraph_20_Font"><text:span text:style-name="T1">m </text:span></text:span><text:span text:style-name="Default_20_Paragraph_20_Font"><text:span text:style-name="T12">mul</text:span></text:span><text:span text:style-name="Default_20_Paragraph_20_Font"><text:span text:style-name="T1">i</text:span></text:span><text:span text:style-name="Default_20_Paragraph_20_Font"><text:span text:style-name="T12">ebria prosta</text:span></text:span><text:span text:style-name="Default_20_Paragraph_20_Font"><text:span text:style-name="T1">r</text:span></text:span><text:span text:style-name="Default_20_Paragraph_20_Font"><text:span text:style-name="T12">e-<text:line-break/>runt. sex</text:span></text:span><text:span text:style-name="Default_20_Paragraph_20_Font"><text:span text:style-name="T1">t</text:span></text:span><text:span text:style-name="Default_20_Paragraph_20_Font"><text:span text:style-name="T12">o die vehemens ob</text:span></text:span><text:span text:style-name="Default_20_Paragraph_20_Font"><text:span text:style-name="T1">o</text:span></text:span><text:span text:style-name="Default_20_Paragraph_20_Font"><text:span text:style-name="T12">rta est anx</text:span></text:span><text:span text:style-name="Default_20_Paragraph_20_Font"><text:span text:style-name="T1">i</text:span></text:span><text:span text:style-name="Default_20_Paragraph_20_Font"><text:span text:style-name="T12">e</text:span></text:span><text:span text:style-name="Default_20_Paragraph_20_Font"><text:span text:style-name="T1">t</text:span></text:span><text:span text:style-name="Default_20_Paragraph_20_Font"><text:span text:style-name="T12">as, rubor,<text:line-break/>horror, su</text:span></text:span><text:span text:style-name="Default_20_Paragraph_20_Font"><text:span text:style-name="T1">d</text:span></text:span><text:span text:style-name="Default_20_Paragraph_20_Font"><text:span text:style-name="T12">at</text:span></text:span><text:span text:style-name="Default_20_Paragraph_20_Font"><text:span text:style-name="T1">io. </text:span></text:span><text:span text:style-name="Default_20_Paragraph_20_Font"><text:span text:style-name="T12">sep</text:span></text:span><text:span text:style-name="Default_20_Paragraph_20_Font"><text:span text:style-name="T1">ti</text:span></text:span><text:span text:style-name="Default_20_Paragraph_20_Font"><text:span text:style-name="T12">mo eadem perseverarunt: urinae<text:line-break/>tenues qu</text:span></text:span><text:span text:style-name="Default_20_Paragraph_20_Font"><text:span text:style-name="T1">i</text:span></text:span><text:span text:style-name="Default_20_Paragraph_20_Font"><text:span text:style-name="T12">de</text:span></text:span><text:span text:style-name="Default_20_Paragraph_20_Font"><text:span text:style-name="T1">m, </text:span></text:span><text:span text:style-name="Default_20_Paragraph_20_Font"><text:span text:style-name="T12">sed probe colora</text:span></text:span><text:span text:style-name="Default_20_Paragraph_20_Font"><text:span text:style-name="T1">t</text:span></text:span><text:span text:style-name="Default_20_Paragraph_20_Font"><text:span text:style-name="T12">ae: a</text:span></text:span><text:span text:style-name="Default_20_Paragraph_20_Font"><text:span text:style-name="T1">l</text:span></text:span><text:span text:style-name="Default_20_Paragraph_20_Font"><text:span text:style-name="T12">vu</text:span></text:span><text:span text:style-name="Default_20_Paragraph_20_Font"><text:span text:style-name="T1">s </text:span></text:span><text:span text:style-name="Default_20_Paragraph_20_Font"><text:span text:style-name="T12">non infesta-<text:line-break/>ba</text:span></text:span><text:span text:style-name="Default_20_Paragraph_20_Font"><text:span text:style-name="T1">t</text:span></text:span><text:span text:style-name="Default_20_Paragraph_20_Font"><text:span text:style-name="T12">ur. octavo surd</text:span></text:span><text:span text:style-name="Default_20_Paragraph_20_Font"><text:span text:style-name="T1">i</text:span></text:span><text:span text:style-name="Default_20_Paragraph_20_Font"><text:span text:style-name="T12">ta</text:span></text:span><text:span text:style-name="Default_20_Paragraph_20_Font"><text:span text:style-name="T1">s, </text:span></text:span><text:span text:style-name="Default_20_Paragraph_20_Font"><text:span text:style-name="T12">febr</text:span></text:span><text:span text:style-name="Default_20_Paragraph_20_Font"><text:span text:style-name="T1">is </text:span></text:span><text:span text:style-name="Default_20_Paragraph_20_Font"><text:span text:style-name="T12">acu</text:span></text:span><text:span text:style-name="Default_20_Paragraph_20_Font"><text:span text:style-name="T1">t</text:span></text:span><text:span text:style-name="Default_20_Paragraph_20_Font"><text:span text:style-name="T12">a</text:span></text:span><text:span text:style-name="Default_20_Paragraph_20_Font"><text:span text:style-name="T1">, i</text:span></text:span><text:span text:style-name="Default_20_Paragraph_20_Font"><text:span text:style-name="T12">nso</text:span></text:span><text:span text:style-name="Default_20_Paragraph_20_Font"><text:span text:style-name="T1">m</text:span></text:span><text:span text:style-name="Default_20_Paragraph_20_Font"><text:span text:style-name="T12">nis, anx</text:span></text:span><text:span text:style-name="Default_20_Paragraph_20_Font"><text:span text:style-name="T1">i</text:span></text:span><text:span text:style-name="Default_20_Paragraph_20_Font"><text:span text:style-name="T12">a,<text:line-break/>horrida , men</text:span></text:span><text:span text:style-name="Default_20_Paragraph_20_Font"><text:span text:style-name="T1">tis </text:span></text:span><text:span text:style-name="Default_20_Paragraph_20_Font"><text:span text:style-name="T12">co</text:span></text:span><text:span text:style-name="Default_20_Paragraph_20_Font"><text:span text:style-name="T1">m</text:span></text:span><text:span text:style-name="Default_20_Paragraph_20_Font"><text:span text:style-name="T12">po</text:span></text:span><text:span text:style-name="Default_20_Paragraph_20_Font"><text:span text:style-name="T1">s ; </text:span></text:span><text:span text:style-name="Default_20_Paragraph_20_Font"><text:span text:style-name="T12">urinae eaede</text:span></text:span><text:span text:style-name="Default_20_Paragraph_20_Font"><text:span text:style-name="T1">m. </text:span></text:span><text:span text:style-name="Default_20_Paragraph_20_Font"><text:span text:style-name="T12">Non</text:span></text:span><text:span text:style-name="Default_20_Paragraph_20_Font"><text:span text:style-name="T1">o </text:span></text:span><text:span text:style-name="Default_20_Paragraph_20_Font"><text:span text:style-name="T12">ac pro-<text:line-break/>x</text:span></text:span><text:span text:style-name="Default_20_Paragraph_20_Font"><text:span text:style-name="T1">i</text:span></text:span><text:span text:style-name="Default_20_Paragraph_20_Font"><text:span text:style-name="T12">mi</text:span></text:span><text:span text:style-name="Default_20_Paragraph_20_Font"><text:span text:style-name="T1">s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bu</text:span></text:span><text:span text:style-name="Default_20_Paragraph_20_Font"><text:span text:style-name="T1">s </text:span></text:span><text:span text:style-name="Default_20_Paragraph_20_Font"><text:span text:style-name="T12">eade</text:span></text:span><text:span text:style-name="Default_20_Paragraph_20_Font"><text:span text:style-name="T1">m, </text:span></text:span><text:span text:style-name="Default_20_Paragraph_20_Font"><text:span text:style-name="T12">per</text:span></text:span><text:span text:style-name="Default_20_Paragraph_20_Font"><text:span text:style-name="T1">m</text:span></text:span><text:span text:style-name="Default_20_Paragraph_20_Font"><text:span text:style-name="T12">ansitque surdita</text:span></text:span><text:span text:style-name="Default_20_Paragraph_20_Font"><text:span text:style-name="T1">s. D</text:span></text:span><text:span text:style-name="Default_20_Paragraph_20_Font"><text:span text:style-name="T12">ec</text:span></text:span><text:span text:style-name="Default_20_Paragraph_20_Font"><text:span text:style-name="T1">i</text:span></text:span><text:span text:style-name="Default_20_Paragraph_20_Font"><text:span text:style-name="T12">mo-<text:line-break/>quarto ment</text:span></text:span><text:span text:style-name="Default_20_Paragraph_20_Font"><text:span text:style-name="T1">is </text:span></text:span><text:span text:style-name="Default_20_Paragraph_20_Font"><text:span text:style-name="T12">perturbat</text:span></text:span><text:span text:style-name="Default_20_Paragraph_20_Font"><text:span text:style-name="T1">io, </text:span></text:span><text:span text:style-name="Default_20_Paragraph_20_Font"><text:span text:style-name="T12">fab</text:span></text:span><text:span text:style-name="Default_20_Paragraph_20_Font"><text:span text:style-name="T1">ris </text:span></text:span><text:span text:style-name="Default_20_Paragraph_20_Font"><text:span text:style-name="T12">re</text:span></text:span><text:span text:style-name="Default_20_Paragraph_20_Font"><text:span text:style-name="T1">mi/</text:span></text:span><text:span text:style-name="Default_20_Paragraph_20_Font"><text:span text:style-name="T12">sto. </text:span></text:span><text:span text:style-name="Default_20_Paragraph_20_Font"><text:span text:style-name="T1">D</text:span></text:span><text:span text:style-name="Default_20_Paragraph_20_Font"><text:span text:style-name="T12">ec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o-<text:line-break/></text:span></text:span><text:span text:style-name="Default_20_Paragraph_20_Font"><text:span text:style-name="T12">septi</text:span></text:span><text:span text:style-name="Default_20_Paragraph_20_Font"><text:span text:style-name="T1">m</text:span></text:span><text:span text:style-name="Default_20_Paragraph_20_Font"><text:span text:style-name="T12">o multum e nar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efuux</text:span></text:span><text:span text:style-name="Default_20_Paragraph_20_Font"><text:span text:style-name="T1">it, </text:span></text:span><text:span text:style-name="Default_20_Paragraph_20_Font"><text:span text:style-name="T12">surd</text:span></text:span><text:span text:style-name="Default_20_Paragraph_20_Font"><text:span text:style-name="T1">i</text:span></text:span><text:span text:style-name="Default_20_Paragraph_20_Font"><text:span text:style-name="T12">ta</text:span></text:span><text:span text:style-name="Default_20_Paragraph_20_Font"><text:span text:style-name="T1">s </text:span></text:span><text:span text:style-name="Default_20_Paragraph_20_Font"><text:span text:style-name="T12">nonnihil<text:line-break/>. levata est et sequen</text:span></text:span><text:span text:style-name="Default_20_Paragraph_20_Font"><text:span text:style-name="T1">t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ebu</text:span></text:span><text:span text:style-name="Default_20_Paragraph_20_Font"><text:span text:style-name="T1">s </text:span></text:span><text:span text:style-name="Default_20_Paragraph_20_Font"><text:span text:style-name="T12">anx</text:span></text:span><text:span text:style-name="Default_20_Paragraph_20_Font"><text:span text:style-name="T1">i</text:span></text:span><text:span text:style-name="Default_20_Paragraph_20_Font"><text:span text:style-name="T12">eta</text:span></text:span><text:span text:style-name="Default_20_Paragraph_20_Font"><text:span text:style-name="T1">s, </text:span></text:span><text:span text:style-name="Default_20_Paragraph_20_Font"><text:span text:style-name="T12">surd</text:span></text:span><text:span text:style-name="Default_20_Paragraph_20_Font"><text:span text:style-name="T1">it</text:span></text:span><text:span text:style-name="Default_20_Paragraph_20_Font"><text:span text:style-name="T12">a</text:span></text:span><text:span text:style-name="Default_20_Paragraph_20_Font"><text:span text:style-name="T1">s </text:span></text:span><text:span text:style-name="Default_20_Paragraph_20_Font"><text:span text:style-name="T12">adera</text:span></text:span><text:span text:style-name="Default_20_Paragraph_20_Font"><text:span text:style-name="T1">t<text:line-break/></text:span></text:span><text:span text:style-name="Default_20_Paragraph_20_Font"><text:span text:style-name="T12">delirabatque. </text:span></text:span><text:span text:style-name="Default_20_Paragraph_20_Font"><text:span text:style-name="T1">v</text:span></text:span><text:span text:style-name="Default_20_Paragraph_20_Font"><text:span text:style-name="T12">igesim</text:span></text:span><text:span text:style-name="Default_20_Paragraph_20_Font"><text:span text:style-name="T1">o </text:span></text:span><text:span text:style-name="Default_20_Paragraph_20_Font"><text:span text:style-name="T12">pedum d</text:span></text:span><text:span text:style-name="Default_20_Paragraph_20_Font"><text:span text:style-name="T1">o</text:span></text:span><text:span text:style-name="Default_20_Paragraph_20_Font"><text:span text:style-name="T12">lor cep</text:span></text:span><text:span text:style-name="Default_20_Paragraph_20_Font"><text:span text:style-name="T1">it </text:span></text:span><text:span text:style-name="Default_20_Paragraph_20_Font"><text:span text:style-name="T12">et surdita</text:span></text:span><text:span text:style-name="Default_20_Paragraph_20_Font"><text:span text:style-name="T1">s<text:line-break/></text:span></text:span><text:span text:style-name="Default_20_Paragraph_20_Font"><text:span text:style-name="T12">e</text:span></text:span><text:span text:style-name="Default_20_Paragraph_20_Font"><text:span text:style-name="T1">t </text:span></text:span><text:span text:style-name="Default_20_Paragraph_20_Font"><text:span text:style-name="T12">delir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m </text:span></text:span><text:span text:style-name="Default_20_Paragraph_20_Font"><text:span text:style-name="T12">rel</text:span></text:span><text:span text:style-name="Default_20_Paragraph_20_Font"><text:span text:style-name="T1">i</text:span></text:span><text:span text:style-name="Default_20_Paragraph_20_Font"><text:span text:style-name="T12">querunt ; paucu</text:span></text:span><text:span text:style-name="Default_20_Paragraph_20_Font"><text:span text:style-name="T1">s </text:span></text:span><text:span text:style-name="Default_20_Paragraph_20_Font"><text:span text:style-name="T12">ex naribu</text:span></text:span><text:span text:style-name="Default_20_Paragraph_20_Font"><text:span text:style-name="T1">s </text:span></text:span><text:span text:style-name="Default_20_Paragraph_20_Font"><text:span text:style-name="T12">sangui</text:span></text:span><text:span text:style-name="Default_20_Paragraph_20_Font"><text:span text:style-name="T1">s </text:span></text:span><text:span text:style-name="Default_20_Paragraph_20_Font"><text:span text:style-name="T12">pro-<text:line-break/>rup</text:span></text:span><text:span text:style-name="Default_20_Paragraph_20_Font"><text:span text:style-name="T1">it, </text:span></text:span><text:span text:style-name="Default_20_Paragraph_20_Font"><text:span text:style-name="T12">sudav</text:span></text:span><text:span text:style-name="Default_20_Paragraph_20_Font"><text:span text:style-name="T1">it; </text:span></text:span><text:span text:style-name="Default_20_Paragraph_20_Font"><text:span text:style-name="T12">a sebre l</text:span></text:span><text:span text:style-name="Default_20_Paragraph_20_Font"><text:span text:style-name="T1">i</text:span></text:span><text:span text:style-name="Default_20_Paragraph_20_Font"><text:span text:style-name="T12">berata est. rigestmoquarto<text:line-break/>febr</text:span></text:span><text:span text:style-name="Default_20_Paragraph_20_Font"><text:span text:style-name="T1">is </text:span></text:span><text:span text:style-name="Default_20_Paragraph_20_Font"><text:span text:style-name="T12">reverse est</text:span></text:span><text:span text:style-name="Default_20_Paragraph_20_Font"><text:span text:style-name="T1"> it</text:span></text:span><text:span text:style-name="Default_20_Paragraph_20_Font"><text:span text:style-name="T12">eru</text:span></text:span><text:span text:style-name="Default_20_Paragraph_20_Font"><text:span text:style-name="T1">m</text:span></text:span><text:span text:style-name="Default_20_Paragraph_20_Font"><text:span text:style-name="T12">que surd</text:span></text:span><text:span text:style-name="Default_20_Paragraph_20_Font"><text:span text:style-name="T1">it</text:span></text:span><text:span text:style-name="Default_20_Paragraph_20_Font"><text:span text:style-name="T12">a</text:span></text:span><text:span text:style-name="Default_20_Paragraph_20_Font"><text:span text:style-name="T1">s; </text:span></text:span><text:span text:style-name="Default_20_Paragraph_20_Font"><text:span text:style-name="T12">pedu</text:span></text:span><text:span text:style-name="Default_20_Paragraph_20_Font"><text:span text:style-name="T1">m </text:span></text:span><text:span text:style-name="Default_20_Paragraph_20_Font"><text:span text:style-name="T12">dolor per-<text:line-break/>mansi</text:span></text:span><text:span text:style-name="Default_20_Paragraph_20_Font"><text:span text:style-name="T1">t ; </text:span></text:span><text:span text:style-name="Default_20_Paragraph_20_Font"><text:span text:style-name="T12">del</text:span></text:span><text:span text:style-name="Default_20_Paragraph_20_Font"><text:span text:style-name="T1">i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m. 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gesi</text:span></text:span><text:span text:style-name="Default_20_Paragraph_20_Font"><text:span text:style-name="T1">m</text:span></text:span><text:span text:style-name="Default_20_Paragraph_20_Font"><text:span text:style-name="T12">osept</text:span></text:span><text:span text:style-name="Default_20_Paragraph_20_Font"><text:span text:style-name="T1">imo </text:span></text:span><text:span text:style-name="Default_20_Paragraph_20_Font"><text:span text:style-name="T12">cop</text:span></text:span><text:span text:style-name="Default_20_Paragraph_20_Font"><text:span text:style-name="T1">i</text:span></text:span><text:span text:style-name="Default_20_Paragraph_20_Font"><text:span text:style-name="T12">ose sudav</text:span></text:span><text:span text:style-name="Default_20_Paragraph_20_Font"><text:span text:style-name="T1">i</text:span></text:span><text:span text:style-name="Default_20_Paragraph_20_Font"><text:span text:style-name="T12">t ; a</text:span></text:span></text:p>
      <text:p text:style-name="P2"><text:span text:style-name="Default_20_Paragraph_20_Font"><text:span text:style-name="T14">febre immunis, surditas reliquit, pedum dolor aliquan-<text:line-break/>tulum moratus est; in caeteris perfecte iudicata est</text:span></text:span></text:p>
      <text:p text:style-name="P1">Ex humorum haec abundantia videtur aegrotasse et<text:line-break/>quantum portendebant prima symptomata, mortem certe<text:line-break/>huic timeres. Sed bonus urinarum color iis, qui humo-<text:line-break/>sum copia laborant, maximum est signum, quae quia<text:line-break/>crassae non erant, sore longinquiorem morbum denuncia-<text:line-break/>bant. Porro ut in omnibusi aegriS et ita etiam videntur<text:line-break/>hic servati decretoriorum dierum esse circuitus. Jam na-<text:line-break/>tura quoque in hac decretoria signa et symptomata vide-<text:line-break/>tur praetulisse. .</text:p>
      <text:p text:style-name="P1">LXXIX. . . , ,,<text:line-break/><text:span text:style-name="Default_20_Paragraph_20_Font"><text:span text:style-name="T14">Abderae Anaxionem ad</text:span></text:span> T<text:span text:style-name="Default_20_Paragraph_20_Font"><text:span text:style-name="T14">hracias portas decumbentem fe-<text:line-break/>bris acuta prehendit; lateris dextri dolor continuus;<text:line-break/>sicca tussiva, neque quicquam primis diebus expuebat;<text:line-break/>sitibundus; insomnis; urinae probe coloratae, copiosae,</text:span></text:span></text:p>
      <text:p text:style-name="P2"><text:span text:style-name="Default_20_Paragraph_20_Font"><text:span text:style-name="T14">tenues. Sexto die deliravit. Ad satus autem nihil re-<text:line-break/>mittebatur. Septimo dolores patiebatur, febris enim<text:line-break/>intendebatur, neque dolores rem</text:span></text:span><text:span text:style-name="Default_20_Paragraph_20_Font"><text:span text:style-name="T1">i</text:span></text:span><text:span text:style-name="Default_20_Paragraph_20_Font"><text:span text:style-name="T14">serant, tussesque vexa-<text:line-break/>bant, dispe</text:span></text:span><text:span text:style-name="Default_20_Paragraph_20_Font"><text:span text:style-name="T1">l</text:span></text:span><text:span text:style-name="Default_20_Paragraph_20_Font"><text:span text:style-name="T14">le spirabat. </text:span></text:span>O<text:span text:style-name="Default_20_Paragraph_20_Font"><text:span text:style-name="T14">ctavo venam in cubito secui,<text:line-break/>multum sane sanguinis, prout decebat, espluxa. Dolores<text:line-break/>certe: verum tusses siccae perseverarunt.</text:span></text:span> U<text:span text:style-name="Default_20_Paragraph_20_Font"><text:span text:style-name="T14">ndecimo re-<text:line-break/>misit febris paucumque circa caput sudavit; etiamnum<text:line-break/>tusses et quae a pulmone educebantur, erant liquidiora.<text:line-break/>Decimo septimo coepit pauca cocta expuere, levatus est,<text:line-break/>sitibundus erat et pulmonis aliquantulum probae erant<text:line-break/>pdrgationer. Figesimo sudavit febre vacuus; post cr</text:span></text:span><text:span text:style-name="Default_20_Paragraph_20_Font"><text:span text:style-name="T1">i</text:span></text:span><text:span text:style-name="Default_20_Paragraph_20_Font"><text:span text:style-name="T14">sin<text:line-break/>levatus est. Vigesimo soptimo sebris reversa est t tussi-<text:line-break/>vit, cocta multa eduxit, urinis sedimentum copiosum,<text:line-break/>album, absque siti erat, somni accesserunt. Trigesimo<text:line-break/>quarto per universum corpus sudavit, sebre soluta, pror-<text:line-break/>sus iudicatus est.</text:span></text:span></text:p>
      <text:p text:style-name="P30">-l t : . , V A<text:tab/>A it t<text:tab/><text:span text:style-name="Default_20_Paragraph_20_Font"><text:span text:style-name="T19">.<text:tab/>...</text:span></text:span></text:p>
      <text:p text:style-name="Normal"><text:span text:style-name="Default_20_Paragraph_20_Font"><text:span text:style-name="T12">m</text:span></text:span></text:p>
      <text:h text:style-name="Normal" text:outline-level="4"><text:bookmark-start text:name="bookmark66"/>In hoc uno aegrorum primo et tertio libro deseri-<text:line-break/>ptorunl de sanguinis missione Hippocrates fecit mentionem,<text:bookmark-end text:name="bookmark66"/></text:h>
      <text:p text:style-name="P3">ut non sedo, cui sanguinem misisset, sed ut octavo die<text:line-break/>solo: nam tum etiam medici quali lege certa, ultra quar-<text:line-break/>tum diem venam non secabant. Quando igitur huic octavo<text:line-break/>die missus sanguiS est, mllltocerte plures censeas sanguinis<text:line-break/>missionem requirentes, secundo, tertio, quarto die auxilio<text:line-break/>hoc esse usos. Reticuit autem Hippocrates, sicut remedia<text:line-break/>alia omnia: tamen necesse interdum habuit scribere nihil<text:line-break/>eos ab iis, quae offerebantur, adiutos suille , ut maligni-<text:line-break/>tatem suggereret morbi : neque enim lucubrationem hic<text:line-break/>curationis instituit, sed praesagitionisi conscribere. Non-<text:line-break/>nullis etiam aegris videtur non suissa ab initio praesto:<text:line-break/>quare adscribit interim: lluic perpetuo, postquam ego<text:line-break/>ipsum vidi, hoc et hoc accidit exacte. Ego vero igno-<text:line-break/>rantibus etiam horum aegrorum libro primo de iudiciis<text:line-break/>praescripsi usum ubi quo modo inconcoctum exquisite mor-<text:line-break/><text:span text:style-name="Default_20_Paragraph_20_Font"><text:span text:style-name="T14">- . .</text:span></text:span></text:p>
      <text:p text:style-name="Normal">bum cognoscas , quomodo eum , qui jam primum matu-<text:line-break/>rescit, quo pacto qui progreditur in concoctione, quem-</text:p>
      <text:p text:style-name="P3">admodum qui jam perfectae concoctioni proximus est,<text:line-break/>dilucide studui ostendere. ldeoque Anaxion hic, cum<text:line-break/>semper tussiret nihilque plane expueret, inconcoctissima<text:line-break/>conflictabatur pleuritide. Quum vero die undecimo ex-<text:line-break/>puere coepisset, morbum significat concoqui, deinde pede-<text:line-break/>tentam tempore progrediente ita fcripfit Hippocrates: in<text:line-break/>vigefimofeptimo die multa excreavit concocta , in urina<text:line-break/>multa subsidebant alba<text:span text:style-name="Default_20_Paragraph_20_Font"><text:span text:style-name="T14">i</text:span></text:span> Quamobrem trigesimoquarto est<text:line-break/>prorsus Iudicatu S.</text:p>
      <text:p text:style-name="Normal">LXXX.</text:p>
      <text:p text:style-name="P5"><text:span text:style-name="Default_20_Paragraph_20_Font"><text:span text:style-name="T14">Abderae Eleropytus recto statu incedens capitis dolore<text:line-break/>correptus esa</text:span></text:span> N<text:span text:style-name="Default_20_Paragraph_20_Font"><text:span text:style-name="T14">on multo vero post tempore decubuit.<text:line-break/></text:span></text:span>I<text:span text:style-name="Default_20_Paragraph_20_Font"><text:span text:style-name="T14">s prope superiorem viam habitabat, quem febris ar-<text:line-break/>dens acuta prehendit. Per initia biliosa multa vomitu<text:line-break/>exclusa sunt, siticulosus, sectatio vehemens, urinae te-<text:line-break/>nues, nigrae, quibus inerat enaeorema sublime, interdum<text:line-break/>quidem, interdum vero non, nox laborioso, interdum<text:line-break/>varie febris exacerbabatur et plurimum citra ordinem.</text:span></text:span></text:p>
      <text:p text:style-name="P3"><text:span text:style-name="Default_20_Paragraph_20_Font"><text:span text:style-name="T14">Sub decimumquartum surditas, febres extensoe sunt,<text:line-break/>urinae eadem. Figesimo et prox</text:span></text:span><text:span text:style-name="Default_20_Paragraph_20_Font"><text:span text:style-name="T1">i</text:span></text:span><text:span text:style-name="Default_20_Paragraph_20_Font"><text:span text:style-name="T14">mis diebus multopere<text:line-break/>deliravit. Quadragesimo multus e naribus sanguis eru-<text:line-break/>pit, magisque men</text:span></text:span><text:span text:style-name="Default_20_Paragraph_20_Font"><text:span text:style-name="T1">s</text:span></text:span><text:span text:style-name="Default_20_Paragraph_20_Font"><text:span text:style-name="T14">e constitit, inerat quidem, sed mi-<text:line-break/>nus surditas, remiserunt febres. Sequentibus diebus cre-<text:line-break/>bro et paulatim sanguis e naribus pro</text:span></text:span><text:span text:style-name="Default_20_Paragraph_20_Font"><text:span text:style-name="T1">f</text:span></text:span><text:span text:style-name="Default_20_Paragraph_20_Font"><text:span text:style-name="T14">luxit. Ad sexa-<text:line-break/>gesimum sanguinis eruptiones quidem cessarunt: verum<text:line-break/>ischii dextri dolor ortus est, ac febres intendebantur,<text:line-break/>neque vero multo post insertorum partium dolores exorti<text:line-break/>sunt. Contigit autem aut febres maiores et surditatem<text:line-break/>multam esse aut haec quidem remitti levarique , ischii<text:line-break/>vero</text:span></text:span><text:span text:style-name="Default_20_Paragraph_20_Font"><text:span text:style-name="T1"> ut</text:span></text:span><text:span text:style-name="Default_20_Paragraph_20_Font"><text:span text:style-name="T14">seriorli ma</text:span></text:span><text:span text:style-name="Default_20_Paragraph_20_Font"><text:span text:style-name="T1">j</text:span></text:span><text:span text:style-name="Default_20_Paragraph_20_Font"><text:span text:style-name="T14">ores esse dolores. dam vero ad octo-<text:line-break/>gesimum rem</text:span></text:span><text:span text:style-name="Default_20_Paragraph_20_Font"><text:span text:style-name="T1">i</text:span></text:span><text:span text:style-name="Default_20_Paragraph_20_Font"><text:span text:style-name="T14">serunt quidem omnia , verum nihil dereli-<text:line-break/>q</text:span></text:span><text:span text:style-name="Default_20_Paragraph_20_Font"><text:span text:style-name="T1">tlli. U</text:span></text:span><text:span text:style-name="Default_20_Paragraph_20_Font"><text:span text:style-name="T14">rinae siquidem boni coloris et copiosa</text:span></text:span><text:span text:style-name="Default_20_Paragraph_20_Font"><text:span text:style-name="T1"> r</text:span></text:span><text:span text:style-name="Default_20_Paragraph_20_Font"><text:span text:style-name="T14">edimenta<text:line-break/>continentes descenderunt et deliria sunt imminuta. Cir-<text:line-break/>citer centesimum alvus biliosis multis perturbata est, nec<text:line-break/>pauco tempore talia multa procedebant, tandemque dfr<text:line-break/></text:span></text:span><text:span text:style-name="Default_20_Paragraph_20_Font"><text:span text:style-name="T1">l </text:span></text:span><text:span text:style-name="Default_20_Paragraph_20_Font"><text:span text:style-name="T14">en</text:span></text:span><text:span text:style-name="Default_20_Paragraph_20_Font"><text:span text:style-name="T1">t</text:span></text:span><text:span text:style-name="Default_20_Paragraph_20_Font"><text:span text:style-name="T14">elia cum dolore vexavit. in aliis ha</text:span></text:span><text:span text:style-name="Default_20_Paragraph_20_Font"><text:span text:style-name="T1">e</text:span></text:span><text:span text:style-name="Default_20_Paragraph_20_Font"><text:span text:style-name="T14">di</text:span></text:span><text:span text:style-name="Default_20_Paragraph_20_Font"><text:span text:style-name="T1">n</text:span></text:span><text:span text:style-name="Default_20_Paragraph_20_Font"><text:span text:style-name="T14">as. </text:span></text:span><text:span text:style-name="Default_20_Paragraph_20_Font"><text:span text:style-name="T1">sit </text:span></text:span><text:span text:style-name="Default_20_Paragraph_20_Font"><text:span text:style-name="T14">to-</text:span></text:span></text:p>
      <text:p text:style-name="P2"><text:span text:style-name="Default_20_Paragraph_20_Font"><text:span text:style-name="T14">tum autem tum febres reliquerant, tum surditas desiit.<text:line-break/>Centesimo plane iudicatus est. Febris erat ardens.</text:span></text:span></text:p>
      <text:p text:style-name="P1">Hic vir memoratu dignus est, qui morbum gravem<text:line-break/>virium robore excepit, aIioqui tanto morbo futurus im-<text:line-break/>par. Et omnino pulfibuS ejus inerat robur, simulque re-<text:line-break/>siqua omnia secundum naturam constabant. Dixi vero et<text:line-break/>alibi Hippocratem praeteriisse hanc partem in sebricitan-<text:line-break/>tibus praesagi tinnis. Jam etiam respiratio videtur et ap-<text:line-break/>petitus liberanti inculpatus fuisse: quae magnae sunt, ut<text:line-break/>ille ipse docuit, ad salutem ponderiS. At febrrs primo<text:line-break/>quidem acuta invasit, verum ejuS postea est acuitas retusa.<text:line-break/>De qua scripsit Hippocrates: febris alias aliter exacerba-<text:line-break/>batur, sed fere inordinate. Unum vero habebat aeger<text:line-break/>pericuIolum signum, urinarum tenuitatem et nigritiem.<text:line-break/>Unde natura vix longo tempore morbum debeIIavit, san-<text:line-break/>guinis concitata eruptione die quadragesimo ex decretoriis</text:p>
      <text:p text:style-name="P3">uno, coxendicisque dolore et omnium interiorum partium,<text:line-break/>postea creato: nempe enim magni morbi etiam quaerunt,<text:line-break/>quae judicent se, egregia. At neque hoc plane est discus-<text:line-break/>sus morbus, sed citra diem octogesimum signa eluxerunt<text:line-break/>ex urinis ejus maturationis: postea usque ad centesimum<text:line-break/>diem paulatim concoctus, omnino est profligatus.</text:p>
      <text:p text:style-name="Normal">LXXXl.</text:p>
      <text:p text:style-name="P5"><text:span text:style-name="Default_20_Paragraph_20_Font"><text:span text:style-name="T14">Abderae</text:span></text:span><text:span text:style-name="Default_20_Paragraph_20_Font"><text:span text:style-name="T1"> N</text:span></text:span><text:span text:style-name="Default_20_Paragraph_20_Font"><text:span text:style-name="T14">icodemum ex venere et potu orta sebris prehen-<text:line-break/>dit. </text:span></text:span><text:span text:style-name="Default_20_Paragraph_20_Font"><text:span text:style-name="T1">I</text:span></text:span><text:span text:style-name="Default_20_Paragraph_20_Font"><text:span text:style-name="T14">ncipiens autem anxietate, cordolio et siti vexatus:<text:line-break/>lingua exusta est; urinae tenues et nigrae. Secundo<text:line-break/>die</text:span></text:span><text:span text:style-name="Default_20_Paragraph_20_Font"><text:span text:style-name="T1"> f</text:span></text:span><text:span text:style-name="Default_20_Paragraph_20_Font"><text:span text:style-name="T14">ebris exacerbata est cum horrore; anxius, nihil<text:line-break/>dormivit, vomuit biliosa pava; eaedem urinae, noctem<text:line-break/>quietam transegit ; dormiv</text:span></text:span><text:span text:style-name="Default_20_Paragraph_20_Font"><text:span text:style-name="T1">i</text:span></text:span><text:span text:style-name="Default_20_Paragraph_20_Font"><text:span text:style-name="T14">t. Tertio remissa sunt omnia<text:line-break/>et adsuit tranquilli</text:span></text:span><text:span text:style-name="Default_20_Paragraph_20_Font"><text:span text:style-name="T1">t</text:span></text:span><text:span text:style-name="Default_20_Paragraph_20_Font"><text:span text:style-name="T14">as; sub solis occasum aliquantulum<text:line-break/>/aela</text:span></text:span><text:span text:style-name="Default_20_Paragraph_20_Font"><text:span text:style-name="T1">t</text:span></text:span><text:span text:style-name="Default_20_Paragraph_20_Font"><text:span text:style-name="T14">us est; noctem moleste tulit. Quarto rigor invasit,<text:line-break/>sebri</text:span></text:span><text:span text:style-name="Default_20_Paragraph_20_Font"><text:span text:style-name="T1">s </text:span></text:span><text:span text:style-name="Default_20_Paragraph_20_Font"><text:span text:style-name="T14">mul</text:span></text:span><text:span text:style-name="Default_20_Paragraph_20_Font"><text:span text:style-name="T1">t</text:span></text:span><text:span text:style-name="Default_20_Paragraph_20_Font"><text:span text:style-name="T14">a, omn</text:span></text:span><text:span text:style-name="Default_20_Paragraph_20_Font"><text:span text:style-name="T1">t</text:span></text:span><text:span text:style-name="Default_20_Paragraph_20_Font"><text:span text:style-name="T14">um dolores, urinae tenue</text:span></text:span><text:span text:style-name="Default_20_Paragraph_20_Font"><text:span text:style-name="T1">s, </text:span></text:span><text:span text:style-name="Default_20_Paragraph_20_Font"><text:span text:style-name="T14">enaeorema,</text:span></text:span></text:p>
      <text:p text:style-name="P2"><text:span text:style-name="Default_20_Paragraph_20_Font"><text:span text:style-name="T14">multum deliravit. Septimo levamentum. Dctavo cae-<text:line-break/>tera omnia rem</text:span></text:span><text:span text:style-name="Default_20_Paragraph_20_Font"><text:span text:style-name="T1">i</text:span></text:span><text:span text:style-name="Default_20_Paragraph_20_Font"><text:span text:style-name="T14">serunt, soquentibusque diebus dolores<text:line-break/>quidem tenuerunt, sod min</text:span></text:span><text:span text:style-name="Default_20_Paragraph_20_Font"><text:span text:style-name="T1">o</text:span></text:span><text:span text:style-name="Default_20_Paragraph_20_Font"><text:span text:style-name="T14">res omnes: hunc autem exa-<text:line-break/>cerbationes et perpetuo dolores diebus paribus invase-<text:line-break/>runt. Tigesimo utinam reddidit albam crassamentum<text:line-break/>continentem quae deposita non subsidebat, copiose suda-<text:line-break/>vir, absque febre v</text:span></text:span><text:span text:style-name="Default_20_Paragraph_20_Font"><text:span text:style-name="T1">i</text:span></text:span><text:span text:style-name="Default_20_Paragraph_20_Font"><text:span text:style-name="T14">sus est. Sub vesoeram iterum reca-<text:line-break/>luit, iidem dolores, horror, sitis, nonnihil deliravit. F</text:span></text:span><text:span text:style-name="Default_20_Paragraph_20_Font"><text:span text:style-name="T1">i</text:span></text:span><text:span text:style-name="Default_20_Paragraph_20_Font"><text:span text:style-name="T14">i-<text:line-break/>gesimo quarto copiosum minxit urinam albam, quae<text:line-break/>copiosum sedimentum deponebat, copiosa sudore calido<text:line-break/>per universum corpus essuso, a febre liber iudicatus est.</text:span></text:span></text:p>
      <text:h text:style-name="P113" text:outline-level="3"><text:bookmark-start text:name="bookmark68"/><text:span text:style-name="Default_20_Paragraph_20_Font"><text:span text:style-name="T1">.r.ori .bo<text:tab/>-</text:span></text:span><text:bookmark-end text:name="bookmark68"/></text:h>
      <text:p text:style-name="P1">Et ipse Hippocrates significavit dicenS: accessiones et<text:line-break/>dolores diebus paribus; quare etiam a vigesimo die su-<text:line-break/>dore est <text:span text:style-name="Default_20_Paragraph_20_Font"><text:span text:style-name="T14">i</text:span></text:span>udicatus. SigiIIatim vero qui omnia tenet me-<text:line-break/>moria quae ante exposuimus hoc Iibro et superioribus<text:line-break/>duobus, atque ante hos in praesagiis et praedictionibus,<text:line-break/>invenire omnia ipse poterit.</text:p>
      <text:p text:style-name="P3">LXXXIl.</text:p>
      <text:p text:style-name="Normal">I<text:span text:style-name="Default_20_Paragraph_20_Font"><text:span text:style-name="T14">n</text:span></text:span> T<text:span text:style-name="Default_20_Paragraph_20_Font"><text:span text:style-name="T14">haso morosa mulier ex moerore cum occasione recta<text:line-break/>incedens, tum somni, tum cibi oblita et siti et saeta-<text:line-break/>tione premebatur. Habitabat autem prope Pyladis ae-<text:line-break/>des in plano. Primo die sub initium noctis metus,. ser-<text:line-break/>mones multi; moestitia, levis febricula, mane convulsio-<text:line-break/>nes multae. Quum autem interm</text:span></text:span>i<text:span text:style-name="Default_20_Paragraph_20_Font"><text:span text:style-name="T14">sissent convulsiones<text:line-break/>illae multae, delirabat, obscaena sabulatur, dolores<text:line-break/>multi, magni, continui. Secundo eadem, nihil dormi-<text:line-break/>vit; febris acutior.</text:span></text:span> T<text:span text:style-name="Default_20_Paragraph_20_Font"><text:span text:style-name="T14">ertio quidem convulsiones cessa-<text:line-break/>runt ; coma vero et cataphora et rursum vigiliae ipse-<text:line-break/>staverunt; exiliit, continere se non potuit; multum de-<text:line-break/>liravit; sebris acuta. </text:span></text:span>N<text:span text:style-name="Default_20_Paragraph_20_Font"><text:span text:style-name="T14">octe vero eadem; sudore copioso<text:line-break/>calido per universum corpus sudavit, a febre libera<text:line-break/>dormivit, omnino mente constitit, iudicata esa Circa<text:line-break/>tertium diem urinae nigrae, tenues, enaeorema vero</text:span></text:span><text:span text:style-name="Default_20_Paragraph_20_Font"><text:span text:style-name="T1"> t<text:line-break/></text:span></text:span><text:span text:style-name="Default_20_Paragraph_20_Font"><text:span text:style-name="T14">aliquamdiu valde rotundum non subsidebat. Sub crtsin<text:line-break/>muliebria multa prodierunt.</text:span></text:span></text:p>
      <text:p text:style-name="P31">Quid dictio <text:span text:style-name="Default_20_Paragraph_20_Font"><text:span text:style-name="T23">ύὐσάνισς</text:span></text:span><text:span text:style-name="Default_20_Paragraph_20_Font"><text:span text:style-name="T28">, </text:span></text:span>id est morosus, significet, do-<text:line-break/>cuit Critias, cujus sunt haec verba: Morosus est qui vi-<text:line-break/>libosi de rebus stomachatur et de magnis plus caeteris<text:line-break/>mortalibus diutiusque. Erat ergo tristis vel tetrica quam<text:line-break/>llic morosam Hippocrates vocat, quae diu in tristitia per-<text:line-break/>sistebat i quod iterum paulo post de ea dicit, quae Cyzici<text:line-break/>femellas filias enixa erat. Tacita vero et tetrica nec ad<text:line-break/>animi aequitatem perduci potuit. Verum non possum non<text:line-break/>mirari Cur in llac muliere non addiderit veI cohibitos<text:line-break/>t l ..<text:tab/><text:span text:style-name="Default_20_Paragraph_20_Font"><text:span text:style-name="T14">- e<text:tab/>-</text:span></text:span></text:p>
      <text:p text:style-name="P1">omnino finisse menses vel non persecte profluxisse. Nam<text:line-break/>acute simul et ex humorum abundantia videtur laborasse,<text:line-break/>atque tertio die sub noctem per sudores esse et mensium<text:line-break/>excretionem iudicata. Quin etiam multi menses post ju-<text:line-break/>dicium evacuati morbi decessionem confirmaverunt. Urina<text:line-break/>vero, licet esset nigra, nihil attulit periculosi; quod re-<text:line-break/>tenti menses essent magis melancholici, unde mulier me-<text:line-break/>rito morosa evasit et timida interimque deliravit et comate<text:line-break/>est detenta.</text:p>
      <text:p text:style-name="P3">LXXXIII.</text:p>
      <text:p text:style-name="P5"><text:span text:style-name="Default_20_Paragraph_20_Font"><text:span text:style-name="T1">L</text:span></text:span><text:span text:style-name="Default_20_Paragraph_20_Font"><text:span text:style-name="T14">ar</text:span></text:span>i<text:span text:style-name="Default_20_Paragraph_20_Font"><text:span text:style-name="T14">ssae virginem febris al dens et acuta prehendit; in-<text:line-break/>sanis erat, sitibunda; lingua suliginosu, arida; urinae<text:line-break/>probe coloratae, sod tenues. Secundo die laboriose de-<text:line-break/>gebat; non dormivit. </text:span></text:span>T<text:span text:style-name="Default_20_Paragraph_20_Font"><text:span text:style-name="T14">ertio et sequentibus diebus rnul-<text:line-break/>tae deiectiones aquei coloris ab alvo exclusae sunt.<text:line-break/>Quarto urinam tenuem paucam reddidit quae enaeorema<text:line-break/>sublime habuit, neque subsidebat, sub noctem deliravit.<text:line-break/>Sexto per nares sanguis abunde copiosus essiuxa, hor-<text:line-break/>ruit, sudore copiose calido per totum corpus essvso,<text:line-break/>febre libera judicata est. Pn febre autem et jam sudi-<text:line-break/>cata tunc primum huic muliebria descenderunt; virgo<text:line-break/>siquidem erat. Erat au</text:span></text:span>t<text:span text:style-name="Default_20_Paragraph_20_Font"><text:span text:style-name="T14">em perpeluo anxia, horrida,<text:line-break/>cui saciei rubor, oculorum dolor et capitis gravitas.<text:line-break/></text:span></text:span><text:span text:style-name="Default_20_Paragraph_20_Font"><text:span text:style-name="T1">H</text:span></text:span><text:span text:style-name="Default_20_Paragraph_20_Font"><text:span text:style-name="T14">uic febris reversa, sed</text:span></text:span> i<text:span text:style-name="Default_20_Paragraph_20_Font"><text:span text:style-name="T14">udicata, diebus paribus dolo-<text:line-break/>res invasura nt.</text:span></text:span></text:p>
      <text:p text:style-name="P2"><text:span text:style-name="Default_20_Paragraph_20_Font"><text:span text:style-name="T1">Aetatem puellam attigisse mensium ex ipsis liquet<text:line-break/>Hippocratis verbis: menses tum primum provenerunt et<text:line-break/>ipsum etiam fuisse morbum ex humorum copia, judica-<text:line-break/>tu inque die. </text:span></text:span><text:span text:style-name="Default_20_Paragraph_20_Font"><text:span text:style-name="T12">t</text:span></text:span><text:span text:style-name="Default_20_Paragraph_20_Font"><text:span text:style-name="T1">exto esse, quod dolores su dies pares incur-<text:line-break/>rissent, ut ipfe scripsit. At mirum non revertisse, quum<text:line-break/>sextus dies non iudicet unquam fideliter. Quare novum<text:line-break/>hoc et rarum illi accidisse indicavit, quum scripsit: bule<text:line-break/>non repetiit, sed judicata est tanquam debuisset repetere.<text:line-break/>A t vero causam etiam cur non redierit, scripsit addendo,<text:line-break/>dum febricitaret etjam judicata esset , menses primum illi -<text:line-break/>provenerunt. Nam vacuationis perseveratio diebus post<text:line-break/>judicium fatis erat ut firmum servaretur judicium, quod<text:line-break/>die </text:span></text:span><text:span text:style-name="Default_20_Paragraph_20_Font"><text:span text:style-name="T12">t</text:span></text:span><text:span text:style-name="Default_20_Paragraph_20_Font"><text:span text:style-name="T1">exto praecesserat per sanguinis eruptionem. et foderes,<text:line-break/>maxime quod nulla esset princeps pars inflammata, neque<text:line-break/>maligna humorum abundantia. Ipse ner te plethoricum vi-<text:line-break/>tae esse significavit, quum dicit perpetuo in facie rubo-<text:line-break/>rem fuisse, lu oculis dolorem, in capite gravitatem. Pla-</text:span></text:span></text:p>
      <text:p text:style-name="P3"><text:span text:style-name="Default_20_Paragraph_20_Font"><text:span text:style-name="T1">num ergo erat solam requiri vacuationem, quam natura<text:line-break/>tertio die incepit, consummavit sexto. Nam per naturam,<text:line-break/>non ut morbi symptoma, ventris vacuationem accidisse<text:line-break/>ipsis dilucide his verbis. indicavit, tertio alvus multa red-<text:line-break/></text:span></text:span><text:span text:style-name="Default_20_Paragraph_20_Font"><text:span text:style-name="T6">diri.it </text:span></text:span><text:span text:style-name="Default_20_Paragraph_20_Font"><text:span text:style-name="T1">aquei coloris, proximisque diebus talia commode:<text:line-break/>hoc adjectum denotat, quae offerebant, excerni, porro ex<text:line-break/>iis quae sunt in ejus historia exposita, etiam haec duo<text:line-break/>ad praedicta declaranda duxi, primum quando initio est<text:line-break/>scriptum, lingua fuliginosa et arida, alterum hoc, quarto<text:line-break/>urina tenuis et- pauca habebat suspensionem elatam, nun<text:line-break/>subsidebat, -deliravit. -Nam herum prius relatum. utile<text:line-break/>tibi est, ut ne omnino putes fuliginofam linguam esse<text:line-break/>exitialem; sic autum appellat tinctum quasi fuligine qua-<text:line-break/>dam quae sicca erat ex vaporibus ; alterum, quia etiam lu<text:line-break/>aliis aegris quum dixerit, suspe</text:span></text:span><text:span text:style-name="Default_20_Paragraph_20_Font"><text:span text:style-name="T12">n</text:span></text:span><text:span text:style-name="Default_20_Paragraph_20_Font"><text:span text:style-name="T1">sio elata, statim efubjecit,<text:line-break/>deliravit, innuens .quod ejusmodi suspensiones delirium<text:line-break/>comitatur, quanquam in praesagiis, ubi omnia, quae acci-</text:span></text:span></text:p>
      <text:p text:style-name="P32"><text:span text:style-name="Default_20_Paragraph_20_Font"><text:span text:style-name="T1">dunt urinis, est persecutus, nullum fecit praesagium ex<text:line-break/>eis delirii. Quere signum hoc videtur per fe ap</text:span></text:span><text:span text:style-name="Default_20_Paragraph_20_Font"><text:span text:style-name="T12">t</text:span></text:span><text:span text:style-name="Default_20_Paragraph_20_Font"><text:span text:style-name="T1">um deti-<text:line-break/>rium nunquam denunciare, </text:span></text:span><text:span text:style-name="Default_20_Paragraph_20_Font"><text:span text:style-name="T12">t</text:span></text:span><text:span text:style-name="Default_20_Paragraph_20_Font"><text:span text:style-name="T1">est castu nonnunquam com-<text:line-break/>monstrare, quia flatuosiorem esse sanguinem indicat. Nam<text:line-break/>nullus plane si flatus insit, deferuntur ad ima vasa sus-<text:line-break/>pensiones.<text:tab/>.<text:tab/>-</text:span></text:span></text:p>
      <text:p text:style-name="Normal"><text:span text:style-name="Default_20_Paragraph_20_Font"><text:span text:style-name="T1">I.XXXIV.</text:span></text:span></text:p>
      <text:p text:style-name="Normal"><text:span text:style-name="Default_20_Paragraph_20_Font"><text:span text:style-name="T12">Abderae Apoll</text:span></text:span><text:span text:style-name="Default_20_Paragraph_20_Font"><text:span text:style-name="T1">o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recto statu d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t</text:span></text:span><text:span text:style-name="Default_20_Paragraph_20_Font"><text:span text:style-name="T12">urno tempore pat</text:span></text:span><text:span text:style-name="Default_20_Paragraph_20_Font"><text:span text:style-name="T1">i</text:span></text:span><text:span text:style-name="Default_20_Paragraph_20_Font"><text:span text:style-name="T12">eba-<text:line-break/>tur. Erat autem vtfaerosu</text:span></text:span><text:span text:style-name="Default_20_Paragraph_20_Font"><text:span text:style-name="T1">s </text:span></text:span><text:span text:style-name="Default_20_Paragraph_20_Font"><text:span text:style-name="T12">e</text:span></text:span><text:span text:style-name="Default_20_Paragraph_20_Font"><text:span text:style-name="T1">t </text:span></text:span><text:span text:style-name="Default_20_Paragraph_20_Font"><text:span text:style-name="T12">c</text:span></text:span><text:span text:style-name="Default_20_Paragraph_20_Font"><text:span text:style-name="T1">i</text:span></text:span><text:span text:style-name="Default_20_Paragraph_20_Font"><text:span text:style-name="T12">rca hepar consuetu</text:span></text:span><text:span text:style-name="Default_20_Paragraph_20_Font"><text:span text:style-name="T1">s<text:line-break/></text:span></text:span><text:span text:style-name="Default_20_Paragraph_20_Font"><text:span text:style-name="T12">d</text:span></text:span><text:span text:style-name="Default_20_Paragraph_20_Font"><text:span text:style-name="T1">o</text:span></text:span><text:span text:style-name="Default_20_Paragraph_20_Font"><text:span text:style-name="T12">lor longo te</text:span></text:span><text:span text:style-name="Default_20_Paragraph_20_Font"><text:span text:style-name="T1">m</text:span></text:span><text:span text:style-name="Default_20_Paragraph_20_Font"><text:span text:style-name="T12">pore co</text:span></text:span><text:span text:style-name="Default_20_Paragraph_20_Font"><text:span text:style-name="T1">mi</text:span></text:span><text:span text:style-name="Default_20_Paragraph_20_Font"><text:span text:style-name="T12">tabatur, ac tunc sane et</text:span></text:span><text:span text:style-name="Default_20_Paragraph_20_Font"><text:span text:style-name="T1">i</text:span></text:span><text:span text:style-name="Default_20_Paragraph_20_Font"><text:span text:style-name="T12">a</text:span></text:span><text:span text:style-name="Default_20_Paragraph_20_Font"><text:span text:style-name="T1">m<text:line-break/></text:span></text:span><text:span text:style-name="Default_20_Paragraph_20_Font"><text:span text:style-name="T12">- aurig</text:span></text:span><text:span text:style-name="Default_20_Paragraph_20_Font"><text:span text:style-name="T1">i</text:span></text:span><text:span text:style-name="Default_20_Paragraph_20_Font"><text:span text:style-name="T12">nosu</text:span></text:span><text:span text:style-name="Default_20_Paragraph_20_Font"><text:span text:style-name="T1">s </text:span></text:span><text:span text:style-name="Default_20_Paragraph_20_Font"><text:span text:style-name="T12">factu</text:span></text:span><text:span text:style-name="Default_20_Paragraph_20_Font"><text:span text:style-name="T1">s </text:span></text:span><text:span text:style-name="Default_20_Paragraph_20_Font"><text:span text:style-name="T12">est, statu</text:span></text:span><text:span text:style-name="Default_20_Paragraph_20_Font"><text:span text:style-name="T1">l</text:span></text:span><text:span text:style-name="Default_20_Paragraph_20_Font"><text:span text:style-name="T12">en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et c</text:span></text:span><text:span text:style-name="Default_20_Paragraph_20_Font"><text:span text:style-name="T1">o</text:span></text:span><text:span text:style-name="Default_20_Paragraph_20_Font"><text:span text:style-name="T12">lori</text:span></text:span><text:span text:style-name="Default_20_Paragraph_20_Font"><text:span text:style-name="T1">s </text:span></text:span><text:span text:style-name="Default_20_Paragraph_20_Font"><text:span text:style-name="T12">subalb</text:span></text:span><text:span text:style-name="Default_20_Paragraph_20_Font"><text:span text:style-name="T1">i,<text:line-break/></text:span></text:span><text:span text:style-name="Default_20_Paragraph_20_Font"><text:span text:style-name="T12">Ex</text:span></text:span><text:span text:style-name="Default_20_Paragraph_20_Font"><text:span text:style-name="T1"> i</text:span></text:span><text:span text:style-name="Default_20_Paragraph_20_Font"><text:span text:style-name="T12">ntempest</text:span></text:span><text:span text:style-name="Default_20_Paragraph_20_Font"><text:span text:style-name="T1">mio</text:span></text:span><text:span text:style-name="Default_20_Paragraph_20_Font"><text:span text:style-name="T12">re vero victu et carn</text:span></text:span><text:span text:style-name="Default_20_Paragraph_20_Font"><text:span text:style-name="T1">is </text:span></text:span><text:span text:style-name="Default_20_Paragraph_20_Font"><text:span text:style-name="T12">bubulae esu al</text:span></text:span><text:span text:style-name="Default_20_Paragraph_20_Font"><text:span text:style-name="T1">i-<text:line-break/></text:span></text:span><text:span text:style-name="Default_20_Paragraph_20_Font"><text:span text:style-name="T12">quan</text:span></text:span><text:span text:style-name="Default_20_Paragraph_20_Font"><text:span text:style-name="T1">t</text:span></text:span><text:span text:style-name="Default_20_Paragraph_20_Font"><text:span text:style-name="T12">ulum p</text:span></text:span><text:span text:style-name="Default_20_Paragraph_20_Font"><text:span text:style-name="T1">rim</text:span></text:span><text:span text:style-name="Default_20_Paragraph_20_Font"><text:span text:style-name="T12">um incalu</text:span></text:span><text:span text:style-name="Default_20_Paragraph_20_Font"><text:span text:style-name="T1">i</text:span></text:span><text:span text:style-name="Default_20_Paragraph_20_Font"><text:span text:style-name="T12">t, decubu</text:span></text:span><text:span text:style-name="Default_20_Paragraph_20_Font"><text:span text:style-name="T1">i</text:span></text:span><text:span text:style-name="Default_20_Paragraph_20_Font"><text:span text:style-name="T12">t. </text:span></text:span><text:span text:style-name="Default_20_Paragraph_20_Font"><text:span text:style-name="T1">D</text:span></text:span><text:span text:style-name="Default_20_Paragraph_20_Font"><text:span text:style-name="T12">e</text:span></text:span><text:span text:style-name="Default_20_Paragraph_20_Font"><text:span text:style-name="T1">i</text:span></text:span><text:span text:style-name="Default_20_Paragraph_20_Font"><text:span text:style-name="T12">nde usus<text:line-break/>lacte c</text:span></text:span><text:span text:style-name="Default_20_Paragraph_20_Font"><text:span text:style-name="T1">o</text:span></text:span><text:span text:style-name="Default_20_Paragraph_20_Font"><text:span text:style-name="T12">cto et crud</text:span></text:span><text:span text:style-name="Default_20_Paragraph_20_Font"><text:span text:style-name="T1">o, </text:span></text:span><text:span text:style-name="Default_20_Paragraph_20_Font"><text:span text:style-name="T12">mult</text:span></text:span><text:span text:style-name="Default_20_Paragraph_20_Font"><text:span text:style-name="T1">o </text:span></text:span><text:span text:style-name="Default_20_Paragraph_20_Font"><text:span text:style-name="T12">capr</text:span></text:span><text:span text:style-name="Default_20_Paragraph_20_Font"><text:span text:style-name="T1">ilia </text:span></text:span><text:span text:style-name="Default_20_Paragraph_20_Font"><text:span text:style-name="T12">e</text:span></text:span><text:span text:style-name="Default_20_Paragraph_20_Font"><text:span text:style-name="T1">t. o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ll</text:span></text:span><text:span text:style-name="Default_20_Paragraph_20_Font"><text:span text:style-name="T1">o </text:span></text:span><text:span text:style-name="Default_20_Paragraph_20_Font"><text:span text:style-name="T12">et v</text:span></text:span><text:span text:style-name="Default_20_Paragraph_20_Font"><text:span text:style-name="T1">iti</text:span></text:span><text:span text:style-name="Default_20_Paragraph_20_Font"><text:span text:style-name="T12">osa<text:line-break/>v</text:span></text:span><text:span text:style-name="Default_20_Paragraph_20_Font"><text:span text:style-name="T1">i</text:span></text:span><text:span text:style-name="Default_20_Paragraph_20_Font"><text:span text:style-name="T12">ctu laesione</text:span></text:span><text:span text:style-name="Default_20_Paragraph_20_Font"><text:span text:style-name="T1">s </text:span></text:span><text:span text:style-name="Default_20_Paragraph_20_Font"><text:span text:style-name="T12">omn</text:span></text:span><text:span text:style-name="Default_20_Paragraph_20_Font"><text:span text:style-name="T1">i</text:span></text:span><text:span text:style-name="Default_20_Paragraph_20_Font"><text:span text:style-name="T12">um</text:span></text:span><text:span text:style-name="Default_20_Paragraph_20_Font"><text:span text:style-name="T1"> i</text:span></text:span><text:span text:style-name="Default_20_Paragraph_20_Font"><text:span text:style-name="T12">nsigne</text:span></text:span><text:span text:style-name="Default_20_Paragraph_20_Font"><text:span text:style-name="T1">s </text:span></text:span><text:span text:style-name="Default_20_Paragraph_20_Font"><text:span text:style-name="T12">suquutae sun</text:span></text:span><text:span text:style-name="Default_20_Paragraph_20_Font"><text:span text:style-name="T1">t.. N</text:span></text:span><text:span text:style-name="Default_20_Paragraph_20_Font"><text:span text:style-name="T12">am et</text:span></text:span></text:p>
      <text:p text:style-name="P3"><text:span text:style-name="Default_20_Paragraph_20_Font"><text:span text:style-name="T14">febres exacerbatae sunt, venter ex ingestis, nihil issi tu<text:line-break/>dignum reddidit; urinae tenues et paucae; somni non<text:line-break/>aderant; inflatio mala , si</text:span></text:span><text:span text:style-name="Default_20_Paragraph_20_Font"><text:span text:style-name="T1">t</text:span></text:span><text:span text:style-name="Default_20_Paragraph_20_Font"><text:span text:style-name="T14">is multa, comatosus , hypo-<text:line-break/>chondrii dextri tumor cum dolore, extrema undique<text:line-break/>subscigida, aliquantulum delirabat, omnium quae loque-<text:line-break/>batur, capiebat oblivio, exturbabatur. Ad decimum quar-<text:line-break/>tum a quo riguit, incaluit, decubuit et vehementer in-<text:line-break/>sonivi</text:span></text:span><text:span text:style-name="Default_20_Paragraph_20_Font"><text:span text:style-name="T1">i</text:span></text:span><text:span text:style-name="Default_20_Paragraph_20_Font"><text:span text:style-name="T14">s clamor, perturbatio, verba multa et rursus su-<text:line-break/>dor, tuncque accessit coma. Posthaec vero alvu</text:span></text:span><text:span text:style-name="Default_20_Paragraph_20_Font"><text:span text:style-name="T1">s </text:span></text:span><text:span text:style-name="Default_20_Paragraph_20_Font"><text:span text:style-name="T14">pertur-<text:line-break/>bata multis, biliosis, meris, crudis; urinae nigrae, pau-<text:line-break/>cae, tenues; multa corporis lactatio , defectiones variae;<text:line-break/>aut en</text:span></text:span><text:span text:style-name="Default_20_Paragraph_20_Font"><text:span text:style-name="T1">i</text:span></text:span><text:span text:style-name="Default_20_Paragraph_20_Font"><text:span text:style-name="T14">su nigrae et paucae et aeruginosae, aut pingues<text:line-break/>et crudae et mordaces. Tandem vero etiam lacti simi-<text:line-break/>les reddi consuieiebantur. Sub vigesimum quartum<text:line-break/>mitigatione caetera quidem in iisdem perseverarunt, ve,.<text:line-break/>rum aliquantulum mente valuit, ex quo vero tempore<text:line-break/>decubuit, nullus meminit, rur</text:span></text:span><text:span text:style-name="Default_20_Paragraph_20_Font"><text:span text:style-name="T1">s</text:span></text:span><text:span text:style-name="Default_20_Paragraph_20_Font"><text:span text:style-name="T14">um vero cito deliravit,<text:line-break/>atque in deterius omnia ruebant. At circa trigesimum<text:line-break/>febris acuta invasit, stercora copiosa et tenuia delecta</text:span></text:span></text:p>
      <text:p text:style-name="P2"><text:span text:style-name="Default_20_Paragraph_20_Font"><text:span text:style-name="T14">sunt, delirus suit, extrema fugida , voce captus est.<text:line-break/></text:span></text:span>T<text:span text:style-name="Default_20_Paragraph_20_Font"><text:span text:style-name="T14">rigesimo quarto vita desunctus est. Ex quo ego eum<text:line-break/>vidi, huic perpetuo alvus turbulenta suit, urinae tenues,<text:line-break/>nigrae; comatosus, insomni</text:span></text:span>s<text:span text:style-name="Default_20_Paragraph_20_Font"><text:span text:style-name="T14">; extremitates feigidae, per<text:line-break/>totum morbum deliravit, phrenitide periit.</text:span></text:span></text:p>
      <text:p text:style-name="P1">Jam in hoc etiam Hippocrates , ut in aliis multis, in<text:line-break/>fine ipse narrationis brevibus capitibuS symptomata et<text:line-break/>signa quae acciderunt, docuit, ex quibus instare mortem<text:line-break/>praevideas. Habet autem dictio sic: huic perpetuo, post-<text:line-break/>quam hominem ego vidi, alvusi turbata fuit, urinae tenues<text:line-break/>et nigrae, comatulus ipse et insomnia, extremae partes<text:line-break/>frigidae, delirusi perpetuo. At singula clara funt, si quae<text:line-break/>ante exposuimus meministi.</text:p>
      <text:h text:style-name="P104" text:outline-level="4"><text:bookmark-start text:name="bookmark70"/>LXXXV.<text:bookmark-end text:name="bookmark70"/></text:h>
      <text:p text:style-name="Normal"><text:span text:style-name="Default_20_Paragraph_20_Font"><text:span text:style-name="T14">Mulier in Cyxico gemellas puellas laboriosa peperit, quae<text:line-break/>quum non admodum expurgata esset, primo die febre<text:line-break/>horrida et acuta correpta esu Capia</text:span></text:span><text:span text:style-name="Default_20_Paragraph_20_Font"><text:span text:style-name="T1">r </text:span></text:span><text:span text:style-name="Default_20_Paragraph_20_Font"><text:span text:style-name="T14">et cervicis gra-<text:line-break/>vitas prehendit cum dolore, vigil ab initio; taciturna<text:line-break/>autem et tetrica et quae suasionibus non cedebat; uri-<text:line-break/></text:span></text:span><text:span text:style-name="Default_20_Paragraph_20_Font"><text:span text:style-name="T1">t - </text:span></text:span><text:span text:style-name="Default_20_Paragraph_20_Font"><text:span text:style-name="T14">nae tenues et decolores ; sitibunda , anxia multopere,<text:line-break/>alvus inordinate turbata, ac rursus constitit. Sexto ad<text:line-break/>noctem multum deliravit, nihil dormivit. Circiter un-<text:line-break/>decimum vehementer insanivit, rursasque mente valuit,<text:line-break/>urinae nigrae et tenues, rursus intermittentes, oleosee<text:line-break/>et ab alvo multae, tenues et turbulentae dese</text:span></text:span><text:span text:style-name="Default_20_Paragraph_20_Font"><text:span text:style-name="T1">r</text:span></text:span><text:span text:style-name="Default_20_Paragraph_20_Font"><text:span text:style-name="T14">tiones.<text:line-break/>Decimo quarto convulsiones multae, extrema saigida,<text:line-break/>neque amplius ad mentem rediit, urinsie restituerunt.<text:line-break/>Dec</text:span></text:span><text:span text:style-name="Default_20_Paragraph_20_Font"><text:span text:style-name="T1">l</text:span></text:span><text:span text:style-name="Default_20_Paragraph_20_Font"><text:span text:style-name="T14">ino fexto voce capta est. Decimo septimo phre^<text:line-break/>nitide interiit.</text:span></text:span></text:p>
      <text:p text:style-name="P1">Non tantum quia non probe fuit a partu purgata,<text:line-break/>fuperfuit mulieri huic sanguiS magis melancholicus, quae</text:p>
      <text:p text:style-name="P3">causa erat, cur initio tacita esset et tetrica, nec posset ad<text:line-break/>animi perduci aequitatem et postea mustum deliraret aut<text:line-break/>valde insaniret, verum etiam propter dissicilem enixum,<text:line-break/>inflammato utero, febris est aucta. In conspicuo porro<text:line-break/>est, vitiosis humoribus ad caput sublatiS, deIirium surio-<text:line-break/>sum exstitisse fimuIque convuIfiones consequutaS esse. De-<text:line-break/>cretoriorum dierum circuituS , ut in omnibus aegriS , ita<text:line-break/>et hic conservantur. Sicubi videatur raro quicquam esse<text:line-break/>labesactatum, iIlud solum adnotamus.</text:p>
      <text:p text:style-name="Normal">LXXXVI.</text:p>
      <text:p text:style-name="P5"><text:span text:style-name="Default_20_Paragraph_20_Font"><text:span text:style-name="T1">I</text:span></text:span><text:span text:style-name="Default_20_Paragraph_20_Font"><text:span text:style-name="T14">n Phase Dealcis uxorem, quae in Peto decumbebat,<text:line-break/>sebrli horrida et acuta ex moerore prehendit. Ab ini-<text:line-break/>tto autem contegebatur et ad sinem usoue semper taci-<text:line-break/>turna palpabat, evellebat, scalpebat, floccos legebat,<text:line-break/>lacrymae moxque risus, non dormiebat. Ab alvo irri-<text:line-break/></text:span></text:span><text:span text:style-name="Default_20_Paragraph_20_Font"><text:span text:style-name="T1">l</text:span></text:span><text:span text:style-name="Default_20_Paragraph_20_Font"><text:span text:style-name="T14">amenta, sed nihil prodibat, paucum admonita bibebat,<text:line-break/>ur</text:span></text:span><text:span text:style-name="Default_20_Paragraph_20_Font"><text:span text:style-name="T1">i</text:span></text:span><text:span text:style-name="Default_20_Paragraph_20_Font"><text:span text:style-name="T14">nae tenues, paucae, febres ad manum leves, extra</text:span></text:span></text:p>
      <text:p text:style-name="P2"><text:span text:style-name="Default_20_Paragraph_20_Font"><text:span text:style-name="T14">morum feigus. </text:span></text:span><text:span text:style-name="Default_20_Paragraph_20_Font"><text:span text:style-name="T1">N</text:span></text:span><text:span text:style-name="Default_20_Paragraph_20_Font"><text:span text:style-name="T14">ono die multum deliravit et rutsus<text:line-break/>composita est et taciturna. Decimo quarto spiratio<text:line-break/>rara, magna per tempus et rursus brev</text:span></text:span><text:span text:style-name="Default_20_Paragraph_20_Font"><text:span text:style-name="T1">i</text:span></text:span><text:span text:style-name="Default_20_Paragraph_20_Font"><text:span text:style-name="T14">ssi</text:span></text:span><text:span text:style-name="Default_20_Paragraph_20_Font"><text:span text:style-name="T1">m</text:span></text:span><text:span text:style-name="Default_20_Paragraph_20_Font"><text:span text:style-name="T14">a. Decimo<text:line-break/>septimo ab alvo proruatio turbulenta, postea ipsa epota<text:line-break/>pertransibant, neque immorabantur, omnium sensum<text:line-break/>perdiderat, aridae cutis circumtonsa.</text:span></text:span><text:span text:style-name="Default_20_Paragraph_20_Font"><text:span text:style-name="T1"> v</text:span></text:span><text:span text:style-name="Default_20_Paragraph_20_Font"><text:span text:style-name="T14">igesimo verba<text:line-break/>multa ac mox compo</text:span></text:span><text:span text:style-name="Default_20_Paragraph_20_Font"><text:span text:style-name="T1">s</text:span></text:span><text:span text:style-name="Default_20_Paragraph_20_Font"><text:span text:style-name="T14">ta suit, vox d</text:span></text:span><text:span text:style-name="Default_20_Paragraph_20_Font"><text:span text:style-name="T1">e</text:span></text:span><text:span text:style-name="Default_20_Paragraph_20_Font"><text:span text:style-name="T14">fecit , brevisoira.<text:line-break/>Pigesimo primo obiit. </text:span></text:span><text:span text:style-name="Default_20_Paragraph_20_Font"><text:span text:style-name="T1">A</text:span></text:span><text:span text:style-name="Default_20_Paragraph_20_Font"><text:span text:style-name="T14">busu ad senem usque suit sairi-<text:line-break/>tus rarus, magnus, nihil omnino sentiebat, semper pan-<text:line-break/>n</text:span></text:span><text:span text:style-name="Default_20_Paragraph_20_Font"><text:span text:style-name="T1">i</text:span></text:span><text:span text:style-name="Default_20_Paragraph_20_Font"><text:span text:style-name="T14">s contegebatur aut verba multa aut silens, perpetuo<text:line-break/>phrenita.</text:span></text:span></text:p>
      <text:p text:style-name="P1">A primo haec fuisse phrenitica videtur. Sunt autem<text:line-break/>tales , uti prius dixi , gravissimae phrenitideS , ac ocissime,<text:line-break/>quotquot invadunt, tollunt; fed nunc quidem haec febri-<text:line-break/>citanS acute ad diem vigefimum primum se fustentavit,<text:line-break/>fortasse quia modice febricitaret. Proinde , ut insinuaret<text:line-break/>hoc, scripsit in hac una aegra, febres ad manum tenues.</text:p>
      <text:p text:style-name="P3">Sane videtur haec delirii speciem ex melancholia et phre-<text:line-break/>nitide habuisse mistam; nam hoc, aut multa loquebatur<text:line-break/>aut perpetuo tacebat, ostendit ejusmodi mixtionem. At<text:line-break/>nescio, cur Hippocratis interpretes nihil scripserint in<text:line-break/>haec verba, ubi ait, spiritus rarus; quod est perinde, ac<text:line-break/>per intervallum; atspre sane videtur deinceps idem dixisse.<text:line-break/>Forte ergo aut ut raritatis augmentum indicaret, per in-<text:line-break/>tervallum, addit, ac fi ita dixisset permagnum admodum<text:line-break/>intervallum : est enim interdum consuetum ut magnum<text:line-break/>relinquatur soIumque usurpetur per intervaIIum. At non.<text:line-break/>perpetuo, quemadmodurn in aIiis, immo nec diu mulie-<text:line-break/>rem hanc ita toto morbo spirasse indicat. Itaque subdit<text:line-break/>rursusque brevispira, indicans et hic, ut antea ex frigore<text:line-break/>non parvo tantum, fed magno intervallo etiam muIierem<text:line-break/>respirare, qui revera est brevis spiritus. Nam rarus et<text:line-break/>magnus, quatenus rarusi est, minor est frequente et magno,</text:p>
      <text:p text:style-name="P3">quatenus vero magnus , hactenus praestat parvo et raro.<text:line-break/>Secundum utrumque igitur parvus est brevis spiritus et<text:line-break/>rarus. Videturque nunc quidem , quasi etiam ea refrige-<text:line-break/>ratione fuisse muliercula haec, qua, quae apnoea , id est<text:line-break/>suffocatione prehenduntur, tenentur. Itaque de ea seli-<text:line-break/>i bit, vigesimo die mustum locuta est rediitque ad mentem<text:line-break/>brevifpira. Vocis vero defectusi fere adiunctus est cum<text:line-break/>brevi et raro spiritu. , At vero per intervallum cum raro<text:line-break/>scriptum pro Iongo admodum intervallo est accipiendum.<text:line-break/>Nam pauco morbi tempore fignifiCare non potest, quando<text:line-break/>in fine historiae scripsit haec: huic perpetuo spiritus ra-<text:line-break/>rus et magnusi erat, nam perpetuo, Graece <text:span text:style-name="Default_20_Paragraph_20_Font"><text:span text:style-name="T23">ὐιά</text:span></text:span><text:span text:style-name="Default_20_Paragraph_20_Font"><text:span text:style-name="T28"> </text:span></text:span><text:span text:style-name="Default_20_Paragraph_20_Font"><text:span text:style-name="T23">τέλεσς</text:span></text:span><text:span text:style-name="Default_20_Paragraph_20_Font"><text:span text:style-name="T28">,<text:line-break/></text:span></text:span>dicere pro toto morbi spatio ad finem usque sidet. Et<text:line-break/>quemadmodum hoc perpetuo, sic iIIud dicit, semper coo-<text:line-break/>pensabatur aut mustum Ioquebatur aut tacebat perpetuo.<text:line-break/>Nam muItum loqui phreniticorum est, tacere meIancho-<text:line-break/>licorum et cooperiri est commune utrisque, nifi quando et<text:line-break/>ex frigore coooerirentur.</text:p>
      <text:h text:style-name="P104" text:outline-level="4"><text:bookmark-start text:name="bookmark72"/>LXXXVII.<text:bookmark-end text:name="bookmark72"/></text:h>
      <text:p text:style-name="Normal"><text:span text:style-name="Default_20_Paragraph_20_Font"><text:span text:style-name="T14">Meliboea adolescens ex potu et venerea multis longo tem-<text:line-break/>pore incaluit et decubuit. </text:span></text:span>H<text:span text:style-name="Default_20_Paragraph_20_Font"><text:span text:style-name="T14">orridus autem et aestua-<text:line-break/>bundus erat, insomnis, neque siti premebatur. Ab alvo<text:line-break/>primo die stercora multa desecta sunt cum multo hu-<text:line-break/>morum afeluxu et sequentibus diebus aquei coloris multa<text:line-break/>similia prodierunt, urinae tenues, paucae. decolores;<text:line-break/>suscitas rarus , magnus et longis intervallis, hypochon-<text:line-break/>driorum contensio submolli</text:span></text:span>a, <text:span text:style-name="Default_20_Paragraph_20_Font"><text:span text:style-name="T14">utrinque oblonga, perpe-<text:line-break/>tua et continens, cordis palpitatio, urinam minxit oleo-.<text:line-break/>sum. Decimo remisse deliravit et compositus et taci-<text:line-break/>turnus erat, cutis arida et circumtensa , de</text:span></text:span>i<text:span text:style-name="Default_20_Paragraph_20_Font"><text:span text:style-name="T14">ectiones<text:line-break/>multae, tenues vel biliosae, pingues. Decimo quarto<text:line-break/>desipuit, exasperata sunt omnia, multopere deliravit.<text:line-break/>Figtstmo vehementer insanivit, sectatio, nihil minxit,<text:line-break/>modicos potus continebat. </text:span></text:span>v<text:span text:style-name="Default_20_Paragraph_20_Font"><text:span text:style-name="T14">igesimo quarto obiit phre-<text:line-break/>niticus.</text:span></text:span></text:p>
      <text:p text:style-name="P2">Multa quidem pocula nervis nocent et <text:span text:style-name="Default_20_Paragraph_20_Font"><text:span text:style-name="T14">o</text:span></text:span>rigini eorum<text:line-break/>cerebro. Venus vero cum haec satis laedit, tum vireS<text:line-break/>elidit et debilitat. Itaque adolescenS hic vitiosa collecta<text:line-break/>llumorum abundantia, merito a modiciS febribus coepit;<text:line-break/>qui quum in dieS pejuS haberet, in phrenitim tandem<text:line-break/>exquisitam incidit. Nam oriri illam magnus et rarus<text:line-break/>spiritus indicabat et ejus modestia et perpetuis taciturnitas<text:line-break/>modice aegrum desipere, nam leves et turbulenti homines<text:line-break/>deliri levibus de causis fiunt : qui contrariis sunt morbis,<text:line-break/>de magnis. Cur autem spiritui per intervallum addiderit,<text:line-break/>in superiore aegro tractavimus. Et de hypochondriorum<text:line-break/>palpitationibus et alibi et in praesagiis egi. Item de sub-<text:line-break/>molli hypochondrii contenfione, illum eam, quae tumore<text:line-break/>earet, appellare quae sit, ubi nullo musculi in vitio sunt,<text:line-break/>sed offensae sunt partes, quae intra peritonaeum sitae sunt</text:p>
      <text:h text:style-name="P104" text:outline-level="4"><text:bookmark-start text:name="bookmark74"/>LXXXVIII.<text:bookmark-end text:name="bookmark74"/></text:h>
      <text:p text:style-name="P5"><text:span text:style-name="Default_20_Paragraph_20_Font"><text:span text:style-name="T14">Ferum illa mihi aestas videtur fecundum rationem pro-<text:line-break/>scisse. </text:span></text:span><text:span text:style-name="Default_20_Paragraph_20_Font"><text:span text:style-name="T1">N</text:span></text:span><text:span text:style-name="Default_20_Paragraph_20_Font"><text:span text:style-name="T14">am a</text:span></text:span><text:span text:style-name="Default_20_Paragraph_20_Font"><text:span text:style-name="T1">e</text:span></text:span><text:span text:style-name="Default_20_Paragraph_20_Font"><text:span text:style-name="T14">stivos morbos hiems succedens solvit, hie-<text:line-break/>males a</text:span></text:span><text:span text:style-name="Default_20_Paragraph_20_Font"><text:span text:style-name="T1">e</text:span></text:span><text:span text:style-name="Default_20_Paragraph_20_Font"><text:span text:style-name="T14">stas insequens transmutat. Quanquam ista per<text:line-break/>fe aestas haud stabilis feuit, fed subito calida, austrina<text:line-break/>et a ventis silens evasit ; prosali tamen ad aliam tem-<text:line-break/>pssiatem transmutata. At in magna parte pono artis<text:line-break/>esse, recteg</text:span></text:span><text:span text:style-name="Default_20_Paragraph_20_Font"><text:span text:style-name="T1">J</text:span></text:span><text:span text:style-name="Default_20_Paragraph_20_Font"><text:span text:style-name="T14">osse de iis quae tradidimus, ex</text:span></text:span><text:span text:style-name="Default_20_Paragraph_20_Font"><text:span text:style-name="T1">i</text:span></text:span><text:span text:style-name="Default_20_Paragraph_20_Font"><text:span text:style-name="T14">stimare. Fs<text:line-break/>enim, qui novit et utitur his , non magnopere mihi in<text:line-break/>arte felli videtur poste. Singulos autem temporum anni<text:line-break/>status perdiscere est operae pretium et morbos. Quid<text:line-break/>boni habeat status vel morbus commune et quid mali<text:line-break/>statui sit vel morbo commune. Et qui longus morbus<text:line-break/>et letalis, qui longus et sanabilis: qui acutus et leta-<text:line-break/>lis, qui acutus et sanabilis. Series hinc dierum in-<text:line-break/>indecretoriorum observanda est et praedicendi hinc sa-<text:line-break/>cultas scienti datur. Idi n c scire est quibus, quando et<text:line-break/>quae sit victus praescribenda ratio.</text:span></text:span></text:p>
      <text:h text:style-name="P104" text:outline-level="2"><text:bookmark-start text:name="bookmark76"/><text:span text:style-name="Default_20_Paragraph_20_Font"><text:span text:style-name="T1">HIPPoCRATIS EPIDEM. VI. ET<text:line-break/>CALENI IN ILLUM CoMMEN-</text:span></text:span><text:bookmark-end text:name="bookmark76"/></text:h>
      <text:h text:style-name="P114" text:outline-level="2"><text:span text:style-name="Default_20_Paragraph_20_Font"><text:span text:style-name="T1">TARIUS I.</text:span></text:span></text:h>
      <text:p text:style-name="P1">Galeni praefatio. Sextum Hippocratis librum<text:line-break/>de popularibus morbis multi explanatores corruperunt,<text:line-break/>alii aliter, ut quisique fe verisimiliter explanaturum esse<text:line-break/>sperabat, ipfiusi verba permutantes. Quamobrem propter<text:line-break/>hoc et ego veteres codices indagare et eorum commenta-<text:line-break/>ria, qui primi librum hunc explanaverunt, evolvere coa-<text:line-break/>otus sum. Inter quos et Eeuxis Tarentinus et ErythraeuS</text:p>
      <text:p text:style-name="P3">Heraclides censentur , ante quos etiam BacchiuS et Glau-<text:line-break/>ciaS exstiterunt. Isti sane, si veterem priuS scripturam<text:line-break/>edocenteS, locum esse mendosum postea dicerent, consen-<text:line-break/>taneum esset propterea et ipsoS veram Hippocrate scriptu-<text:line-break/>ram hanc aut illam esse cogitare , eorumque mihi diligen-<text:line-break/>tia probaretur, si post Ioci castigationem eoS aliquid<text:line-break/>utile una et caeteriS magistri opinioni consentiens edocere<text:line-break/>perspicerem. Quapropter quum illi nonnunquam in utro-<text:line-break/>que aberrent, illud mihi longe satiuS fore visum est, si<text:line-break/>antiquam lectionem servans, eam semper interpretari stu-<text:line-break/>duero; quod si hoc interdum facere nequiverim, ipsam<text:line-break/>aliqua verisimili castigatione emendavero, quemadmodum<text:line-break/>HeraclideS in fecundo libro de morbiS popularibus fecit<text:line-break/>loco illo, ubi scriptum est, ad Aphrodisium autem urae,<text:line-break/>Graece <text:span text:style-name="Default_20_Paragraph_20_Font"><text:span text:style-name="T23">σὐραὶ</text:span></text:span><text:span text:style-name="Default_20_Paragraph_20_Font"><text:span text:style-name="T28">. </text:span></text:span>spectabant. Quoniam ab explanatoribus<text:line-break/>haec dictio <text:span text:style-name="Default_20_Paragraph_20_Font"><text:span text:style-name="T23">οὐραὶ</text:span></text:span><text:span text:style-name="Default_20_Paragraph_20_Font"><text:span text:style-name="T28"> </text:span></text:span>minime probabiliter declarata est, for-<text:line-break/>san , inquit , prius <text:span text:style-name="Default_20_Paragraph_20_Font"><text:span text:style-name="T28">^</text:span></text:span><text:span text:style-name="Default_20_Paragraph_20_Font"><text:span text:style-name="T23">ύραι</text:span></text:span><text:span text:style-name="Default_20_Paragraph_20_Font"><text:span text:style-name="T28"> </text:span></text:span>per litteram <text:span text:style-name="Default_20_Paragraph_20_Font"><text:span text:style-name="T14">D</text:span></text:span> scriptum erat ;<text:line-break/>linea vero, quae in ipso media erat, abolita librarius</text:p>
      <text:p text:style-name="P3"><text:span text:style-name="Default_20_Paragraph_20_Font"><text:span text:style-name="T23">οὐραὶ</text:span></text:span><text:span text:style-name="Default_20_Paragraph_20_Font"><text:span text:style-name="T28"> </text:span></text:span>scriptum fuisse existimavit. Fieri namque hoc modo<text:line-break/>potuit ut membrana tenui deleta simul et haec linea de-<text:line-break/>teretur et ab initio protinuS ipsam debilius obscuriusique<text:line-break/>scriptam temporis longinquitate prorsus evanuisse. Inter<text:line-break/>omnes autem qui veteres scripturaS perverterunt Capito-<text:line-break/>nem et Dioscoridem ad hoc faciendum audacissimo^ inve-<text:line-break/>nio. Ego itaque consideranS num omnium istorum an<text:line-break/>eorum tantummodo qui recte scripturaS commutarunt, an<text:line-break/>nulliuS prorsum, meminisse aequiuS foret , mecum ita con-<text:line-break/>stitui, si nullus eorum, qui commentaria haec lecturi<text:line-break/>sunt, ipsorum longitudinem aegre laturuS esset, omnium<text:line-break/>meminisse rectius fore; sed multi quum sint, qui non<text:line-break/>hujusmodi solum commentaria, verum etiam moderatiora<text:line-break/>vituperent solumque utilibuS studeant, mediam quandam<text:line-break/>inter utraque haec extrema explanationem facere. Atque<text:line-break/>id statim ab initio testatus sum ut ab hiS commentariis<text:line-break/>recedant qui ipsis non delectantur. Ego etenim quem-<text:line-break/>admodum alia multa rogantibus amicis obtemperans con-<text:line-break/>feci , ita et hasce explanationes illorum causa facere ag-</text:p>
      <text:p text:style-name="P3">gressus sum. Ea vero quae a me scriberentur in vulgus<text:line-break/>exire considerans, his prooemiis opus habui. Quemadmo-<text:line-break/>dum igitur haec praefatus fum, ita et istud praefari ne-<text:line-break/>cesse est, Iocutionis videlicet genus hoc in libro longe<text:line-break/>ab eo esse diversum , quo in primo et tertio de morbis<text:line-break/>popularibus Iibro Hippocrates usus, quos fere omnes con-<text:line-break/>fentiunt fotos ab Hippocrate, ut emitterentur , fuisse con-<text:line-break/>scriptos, ex abis autem quinque, quintum et septimum<text:line-break/>procul dubio spurios esse ac subditivos. Sextum vero<text:line-break/>Ilunc quem in praesentia habemus in manibus et ante<text:line-break/>ipfum, secundum librum, ex illis quae sibi ipse Hippo-<text:line-break/>crates collegerat, Thessalum ejus filium ajunt conflavisse;<text:line-break/>quin et nonnulli ipsum Thessalum aliquisl ex propria sen-<text:line-break/>tentia adscripsisse opinantur; nonnulli vero post ipsum,<text:line-break/>alios. ln primo sane atque tertio Iibro quasdam aeris con-<text:line-break/>stitutiones Hippocrates exponit, post quas morbi in vul-<text:line-break/>gus grassati enumerantur ; hanc enim dictionem <text:span text:style-name="Default_20_Paragraph_20_Font"><text:span text:style-name="T23">έπιὐημῆ</text:span></text:span><text:span text:style-name="Default_20_Paragraph_20_Font"><text:span text:style-name="T28">-</text:span></text:span></text:p>
      <text:p text:style-name="P3"><text:span text:style-name="Default_20_Paragraph_20_Font"><text:span text:style-name="T23">σαντα</text:span></text:span><text:span text:style-name="Default_20_Paragraph_20_Font"><text:span text:style-name="T28"> </text:span></text:span>istis attribuere HippocrateS conspicitur et hanc ob<text:line-break/>causam <text:span text:style-name="Default_20_Paragraph_20_Font"><text:span text:style-name="T14">l</text:span></text:span>ibrorum inscriptionem talem fecit, populareS ipsos<text:line-break/>appellans, Graece <text:span text:style-name="Default_20_Paragraph_20_Font"><text:span text:style-name="T23">ἐπιθημἰωίς</text:span></text:span><text:span text:style-name="Default_20_Paragraph_20_Font"><text:span text:style-name="T28">, </text:span></text:span>splia de morbiS in populum<text:line-break/>passim saevientibus in ipsis agitur; non <text:span text:style-name="Default_20_Paragraph_20_Font"><text:span text:style-name="T23">ἐπιὐημιὸΐν</text:span></text:span><text:span text:style-name="Default_20_Paragraph_20_Font"><text:span text:style-name="T28">, </text:span></text:span>hoc<text:line-break/>est de ipsius Hippocratis peregrinationibus quibus mussas<text:line-break/>civitates peragravit. In duobus autem his libris haec<text:line-break/>est exigua portio, sed plurima doctrinae portio aphorismi<text:line-break/>quidam esse videntur, finguIi propria circurnspectrone se-<text:line-break/>parati. Quare duo hi libri Cum propria inscriptione ca-<text:line-break/>rerent, aliorum communem suscepisse dicuntur, ut et ipsi<text:line-break/>videlicet populares vocarentur , quum minimum in iiS con..<text:line-break/>tineretur, quod ipsi inscriptioni consentiret. QuartuS au-<text:line-break/>tem liber istis locutionis forma persimilis , contemplationis<text:line-break/>utilitate longe superatur. Quicunque vero librum hunc<text:line-break/>sextum Thessali constitutiones appellaverunt, manifeste<text:line-break/>falluntur. Haec mihi praedixisse fatis fit , quum et alia<text:line-break/>non pauca a quibusdam explanatoribus scripta fuerint,<text:line-break/>quae, ne longior essem, congruens fuit praetermittere.</text:p>
      <text:p text:style-name="P3">I.</text:p>
      <text:p text:style-name="Normal"><text:span text:style-name="Default_20_Paragraph_20_Font"><text:span text:style-name="T14">Quibuscunque ex abortu.</text:span></text:span></text:p>
      <text:p text:style-name="P33">V .<text:tab/>,<text:tab/>n .</text:p>
      <text:p text:style-name="P34">a , if<text:span text:style-name="Default_20_Paragraph_20_Font"><text:span text:style-name="T14">s</text:span></text:span>t A <text:span text:style-name="Default_20_Paragraph_20_Font"><text:span text:style-name="T14">r</text:span></text:span>i.. c. II L..1<text:tab/>- s .e ...</text:p>
      <text:p text:style-name="P1">Communem aliquem sermonem de re communi semel<text:line-break/>tamen sacere constitui; cuivis autem lecturo suam pro-<text:line-break/>priam linguam ut libuerit scribere liceat. Nonnulli qui-<text:line-break/>dem <text:span text:style-name="Default_20_Paragraph_20_Font"><text:span text:style-name="T23">ὸσησι</text:span></text:span><text:span text:style-name="Default_20_Paragraph_20_Font"><text:span text:style-name="T28"> </text:span></text:span>primam dictionem ex tribus syllabis constantem<text:line-break/>scripserunt, aliqui vero <text:span text:style-name="Default_20_Paragraph_20_Font"><text:span text:style-name="T23">ὸκόσ</text:span></text:span><text:span text:style-name="Default_20_Paragraph_20_Font"><text:span text:style-name="T28">^</text:span></text:span><text:span text:style-name="Default_20_Paragraph_20_Font"><text:span text:style-name="T23">σι</text:span></text:span><text:span text:style-name="Default_20_Paragraph_20_Font"><text:span text:style-name="T28"> </text:span></text:span>ex quatuor, quidam non<text:line-break/>per K scribunt <text:span text:style-name="Default_20_Paragraph_20_Font"><text:span text:style-name="T23">ύκόσησιν</text:span></text:span><text:span text:style-name="Default_20_Paragraph_20_Font"><text:span text:style-name="T28">, </text:span></text:span>sed per <text:span text:style-name="Default_20_Paragraph_20_Font"><text:span text:style-name="T23">π</text:span></text:span><text:span text:style-name="Default_20_Paragraph_20_Font"><text:span text:style-name="T28"> </text:span></text:span>secundam syllabam,<text:line-break/>quemadmodum Capito non in hoc modo, verum etiam in<text:line-break/>omnibus aliis hujusmodi nominibus fecit. Nihil autem<text:line-break/>artis operum hoc an illo modo scripseris interest Quo-<text:line-break/>circa melius esse mihi persuasi, si eas solum scripturas in<text:line-break/>meis commentariis attulero, quae sententiae significationem<text:line-break/>permutant; quae vero solis verbis, sententia minime vio-<text:line-break/>lata, dissentiunt, eas cujusque arbitrio scribendas ac pro-<text:line-break/>ferendas permisero. Rursum igitur ab altero initio supra</text:p>
      <text:p text:style-name="P35">positam dictionem repetens ad ipsius explanationem me<text:line-break/><text:span text:style-name="Default_20_Paragraph_20_Font"><text:span text:style-name="T14">. c.</text:span></text:span>n<text:tab/>.lu,-</text:p>
      <text:p text:style-name="Normal">convertam. . ,</text:p>
      <text:p text:style-name="Normal">II.</text:p>
      <text:p text:style-name="P5"><text:span text:style-name="Default_20_Paragraph_20_Font"><text:span text:style-name="T14">Quibuscunque ex abortu et uteri tumoribus ad capitis gra-<text:line-break/>vita</text:span></text:span><text:span text:style-name="Default_20_Paragraph_20_Font"><text:span text:style-name="T1">l</text:span></text:span><text:span text:style-name="Default_20_Paragraph_20_Font"><text:span text:style-name="T14">em convertuntur assectus, iis ad sinciput maxime<text:line-break/>dolores sunt et quicunque caeteri ab uteris oriuntur, iis<text:line-break/>octo aut decem mensibus in ischium desinunt.</text:span></text:span></text:p>
      <text:p text:style-name="P36"><text:span text:style-name="Default_20_Paragraph_20_Font"><text:span text:style-name="T1">. i l </text:span></text:span><text:span text:style-name="Default_20_Paragraph_20_Font"><text:span text:style-name="T14">t</text:span></text:span><text:span text:style-name="Default_20_Paragraph_20_Font"><text:span text:style-name="T1"> , t t<text:tab/>l se l<text:tab/>C - .<text:tab/></text:span></text:span><text:span text:style-name="Default_20_Paragraph_20_Font"><text:span text:style-name="T14">-t - t</text:span></text:span><text:span text:style-name="Default_20_Paragraph_20_Font"><text:span text:style-name="T1"><text:tab/>i . </text:span></text:span><text:span text:style-name="Default_20_Paragraph_20_Font"><text:span text:style-name="T14">. e</text:span></text:span></text:p>
      <text:p text:style-name="P1">Quod Attici <text:span text:style-name="Default_20_Paragraph_20_Font"><text:span text:style-name="T23">άμ</text:span></text:span><text:span text:style-name="Default_20_Paragraph_20_Font"><text:span text:style-name="T28">/^</text:span></text:span><text:span text:style-name="Default_20_Paragraph_20_Font"><text:span text:style-name="T23">λαισιν</text:span></text:span><text:span text:style-name="Default_20_Paragraph_20_Font"><text:span text:style-name="T28">, </text:span></text:span>id est abortum vocant, id<text:line-break/>Hippocrates <text:span text:style-name="Default_20_Paragraph_20_Font"><text:span text:style-name="T23">άπσφθσράν</text:span></text:span><text:span text:style-name="Default_20_Paragraph_20_Font"><text:span text:style-name="T28">, </text:span></text:span>hoc est deperditionem appellare<text:line-break/>consuevit et verba vero huic appeIIationi congruentia et<text:line-break/>a grammaticis vocata participia ipsi proportione quadram.<text:line-break/>tia scribit ; <text:span text:style-name="Default_20_Paragraph_20_Font"><text:span text:style-name="T23">άμ</text:span></text:span><text:span text:style-name="Default_20_Paragraph_20_Font"><text:span text:style-name="T28">^</text:span></text:span><text:span text:style-name="Default_20_Paragraph_20_Font"><text:span text:style-name="T23">λιόσκειν</text:span></text:span><text:span text:style-name="Default_20_Paragraph_20_Font"><text:span text:style-name="T28"> </text:span></text:span>autem , hoc est abortiri , sortassis<text:line-break/>enim quispiam et id ipsum ignorat, de impersecta soetuum<text:line-break/>emissione, utcunque facta suerit, pronunciant i medica-<text:line-break/>menta quoque id praestantia ambIotica, id est abortivum</text:p>
      <text:p text:style-name="P3"><text:span text:style-name="Default_20_Paragraph_20_Font"><text:span text:style-name="T1">facientia nuncupant. significatum quidem dictionis semel<text:line-break/>nunc dixisse abunde sit; mox utiliora incipiemus. lllud<text:line-break/>tantum prius admonebimus veteres explanatores dictio-<text:line-break/>nem illam in hac parte ita scripsisse, quibuscunque a per-<text:line-break/>ditione circa uteros et tumoribus in capitis gravitates<text:line-break/>convertitur, , perditionem, . non deperditionem, volentes<text:line-break/>ipsum abortum nominere. Alii verou </text:span></text:span><text:span text:style-name="Default_20_Paragraph_20_Font"><text:span text:style-name="T12">der</text:span></text:span><text:span text:style-name="Default_20_Paragraph_20_Font"><text:span text:style-name="T1"> praepositionem<text:line-break/>adjungentes, deperditionem scilicet- ipsam appellare volue-<text:line-break/>runt., atque ita saepius Hippocrates. appellavisse deprehen-<text:line-break/>ditor; num vero et hotr loco ita fecerit, obscurum esu<text:line-break/>Quemadmodum autem in hac dictione etsi variis nodis<text:line-break/>scribant, eadem tamen orationis sententia .etinetm , ita<text:line-break/>si quis uteros plurali numero aut uterum singulari et ca-<text:line-break/>pilis gravitatem aut gravitates dixerit,; - ora tionia minium<text:line-break/>sententiam variati Qua de cau</text:span></text:span><text:span text:style-name="Default_20_Paragraph_20_Font"><text:span text:style-name="T12">t</text:span></text:span><text:span text:style-name="Default_20_Paragraph_20_Font"><text:span text:style-name="T1">a et ego calenus has ini<text:line-break/>locutione dissensiones quia rerum significatarum nullam<text:line-break/>permutant, recensendas examinandasque nequaquam judi-<text:line-break/>cavi. Quod igitur ab Hippocrate dicitur, hoc est: Qui-</text:span></text:span></text:p>
      <text:p text:style-name="P3"><text:span text:style-name="Default_20_Paragraph_20_Font"><text:span text:style-name="T1">bus mulieribus ex foetuum abortu oedemata, id est tanto-<text:line-break/>res in utero passis per consensum gravitas capitis accide-<text:line-break/>rit, hia lu sincipite dolorem excitari, -nec non et alias<text:line-break/>capitis gravitates, quaecunque ex uteri affectibus oriuntur,<text:line-break/>eadem ratione sincipiti adhaerentes dolores concitare.<text:line-break/>Primum igitur quid oedematis nomen significet, conside-<text:line-break/>rare opus esu Videtur enim semper Hippocrates, ut ple-<text:line-break/>rumque ostensum est, omnes praeter naturam tumores hoc<text:line-break/>vocabulo nominare , sive dolore careant durique sint,<text:line-break/>quos proprie scirrhos Graeci appellant , sive dolorem in-<text:line-break/>ferant, quos phlegmonas, id est inflammationes, .proprie<text:line-break/>vocant, sive absque dolore laxi atque molles sint, hos<text:line-break/>vero solos oedemata Graeci appellant. In praesentia sane<text:line-break/>ridetur eorum tumorum meminisse, qui diutius perusa-<text:line-break/>nere et capiti gravitatem inferre valenti Quod in aborti-<text:line-break/>bus quidem id evenire soleat, res ipsa sensibus apparens<text:line-break/>testatur , verum quid sit in causis , quare inter alias capi-<text:line-break/>fis partes sinciput magis dolore afficiatur, quidam hujus</text:span></text:span></text:p>
      <text:p text:style-name="P2"><text:span text:style-name="Default_20_Paragraph_20_Font"><text:span text:style-name="T1">libri explanatores indagare conati inter se dissentiunt.<text:line-break/>Alii enim situm e regione, quem Graeci </text:span></text:span><text:span text:style-name="Default_20_Paragraph_20_Font"><text:span text:style-name="T20">κατ</text:span></text:span><text:span text:style-name="Default_20_Paragraph_20_Font"><text:span text:style-name="T5"> </text:span></text:span><text:span text:style-name="Default_20_Paragraph_20_Font"><text:span text:style-name="T20">ἴξιν</text:span></text:span><text:span text:style-name="Default_20_Paragraph_20_Font"><text:span text:style-name="T5"> </text:span></text:span><text:span text:style-name="Default_20_Paragraph_20_Font"><text:span text:style-name="T1">vocant,<text:line-break/>caufantur: lumborum namque et plane dorsi partibus<text:line-break/>affectu alique divexatis , in posterius cerebrum situs recti-<text:line-break/>tudinem pertinere affirmant: nonnulli et ipsius uteri po-<text:line-break/>sterioribus partibus affectis occiput, prioribus sinciput<text:line-break/>affectum participare testantur. Verum alii situs rectitu-<text:line-break/>diuem, quam et </text:span></text:span><text:span text:style-name="Default_20_Paragraph_20_Font"><text:span text:style-name="T20">κατ</text:span></text:span><text:span text:style-name="Default_20_Paragraph_20_Font"><text:span text:style-name="T5"> </text:span></text:span><text:span text:style-name="Default_20_Paragraph_20_Font"><text:span text:style-name="T20">ἴξιν</text:span></text:span><text:span text:style-name="Default_20_Paragraph_20_Font"><text:span text:style-name="T5"> </text:span></text:span><text:span text:style-name="Default_20_Paragraph_20_Font"><text:span text:style-name="T1">Hippocrates nominat, dimitten-<text:line-break/>tes, cerebrum in consensum uteri affectuum duci comen-<text:line-break/>dunt, utpote quae nervofa particula sit, cerebrum vero<text:line-break/>nervis originem praebeat, atque idcirco capitis gravitates<text:line-break/>oriri; sed quum plurima cerebri pars in sincipite locetur,<text:line-break/>propterea eo maxime Ioco dolorem sentiri. Alii partem<text:line-break/>hanc capitis infirmissimam esse dicentes, ideo et magis<text:line-break/>t quam alias obnoxiam esse vitiis . affirmant. Caeterum qui<text:line-break/>ex meniis cerebri partibus lu sincipite positis in utero<text:line-break/>nervos descendere ajunt, neque ut ipsorum mentio . fiat</text:span></text:span></text:p>
      <text:p text:style-name="P2"><text:span text:style-name="Default_20_Paragraph_20_Font"><text:span text:style-name="T1">digni funi; sicut nec</text:span></text:span><text:span text:style-name="Default_20_Paragraph_20_Font"><text:span text:style-name="T12">n</text:span></text:span><text:span text:style-name="Default_20_Paragraph_20_Font"><text:span text:style-name="T1">e etiam illi fortasse, qui asserunt<text:line-break/>quia nervosus uterus est, ideo ip.b patiente simul et ner.<text:line-break/>vorum principium affici ; cur namque peritonaeum utero<text:line-break/>^vicinius, intestina, ventriculus, septum transversum, quod<text:line-break/>et ipsa nervosa sunt, non in affectuum uteri participa-<text:line-break/>trouem trahuntur? Quam isti adhuc illi magis damnandi<text:line-break/>sunt qui una cum testibus cerebrum affici tradunt, quo-<text:line-break/>niam et ipsi ex eadem materia , ex qua cerebrum , creati<text:line-break/>funt; atque ideo nihil mirum,- si ut uteri affectus cere-<text:line-break/>brum sentiat, quandoquidem et utero testes inhaerescant.<text:line-break/>Quodsi adhuc rudiores istis recensuero, forsitan me quis-<text:line-break/>plam increpuerit et eorum qua fupra posui immemorem<text:line-break/>appellaverit. Satius igitur fuerit ipsorum - nugis semel<text:line-break/>posthabitis nequaquam amplius eo</text:span></text:span><text:span text:style-name="Default_20_Paragraph_20_Font"><text:span text:style-name="T12">r</text:span></text:span><text:span text:style-name="Default_20_Paragraph_20_Font"><text:span text:style-name="T1">um quae dixerint<text:line-break/>meminisse. At .eorum sermo qui nervosum esse uterum<text:line-break/>praedicant, fecundum aliquam significationem verus, fe-<text:line-break/>eundum aliquam falsus esse putandus esu Tria enim simi-<text:line-break/>larium corporum in animalibus genera funt, quae et exan-<text:line-break/>gura et sinu carentia videntur; horum aliqua ex ossibus,</text:span></text:span></text:p>
      <text:p text:style-name="P3"><text:span text:style-name="Default_20_Paragraph_20_Font"><text:span text:style-name="T1">aliqua ex cerebro et dorsi medulla, aliqua ex musculis<text:line-break/>prodeunt. Horum primum genus ab Hippocrate quidem<text:line-break/>omnino copula nominatur , fecundum nervus et tonus,<text:line-break/>tertium vero .tendo. Sed certi quidem homines omnia<text:line-break/>haec nervos appellantes, ob eam quam dixi similitudi-<text:line-break/>nem, primum ipsorum genus colligatorium esse ajunt, </text:span></text:span><text:span text:style-name="Default_20_Paragraph_20_Font"><text:span text:style-name="T12">t</text:span></text:span><text:span text:style-name="Default_20_Paragraph_20_Font"><text:span text:style-name="T1">e-<text:line-break/>cundum autem sentiens atque electorium , tertium apo-<text:line-break/>neurosin, hoc est nerveam propaginem cognominant. Ex<text:line-break/>nullo istorum trium generum uterus nervos multos siulci-<text:line-break/>pit. Sed quoniam ipsius corpus latissime distendi contra-<text:line-break/>que in brevissimum spatium contrahi cernitur, quod a<text:line-break/>nullo carnuso membro aut pingui praestatur, hae ratione<text:line-break/>uterum nervosum esse ex quadam similitudine dicimus;<text:line-break/>derivatum a nervis nomen ei quoque imponentes, quem-<text:line-break/>admodum sane et vesicam et reliqua omnia alba et exan-<text:line-break/>gui materia, ita nuncupare soliti sicut, quando plurimum<text:line-break/>extendi rursmnque in </text:span></text:span><text:span text:style-name="Default_20_Paragraph_20_Font"><text:span text:style-name="T12">t</text:span></text:span><text:span text:style-name="Default_20_Paragraph_20_Font"><text:span text:style-name="T1">e ipsa retrahi et subsidere viden-<text:line-break/>tur. Hac eadem itaque ratione et vocatum colem in ma-</text:span></text:span></text:p>
      <text:p text:style-name="P3"><text:span text:style-name="Default_20_Paragraph_20_Font"><text:span text:style-name="T1">rium genitalibus et uteri cervicem nervosos esse consir-<text:line-break/>mant; nonnulli vero et carnosum nervum penis colem<text:line-break/>appellant, ah eoque penem et ipsum totum nervosum<text:line-break/>dicunt. lu hunc itaque modum non secundum proprie<text:line-break/>nervorum potentiam , verum secundum corpoream substan-<text:line-break/>tiam similitudinem accipientes, deinde quaerunt, quid<text:line-break/>est, quare collis affectus nervorum principia non simul<text:line-break/>vehementer afficit, principia. nervorum autem cerebrum<text:line-break/>dorsique medullam appello. Atqui su uterum nervi qui-<text:line-break/>dem plane inseruntur: alioqui enim quo modo sentiret?<text:line-break/>sed admodum pusilli funt isti, si cum membri magnitudine<text:line-break/>comparentur. Quamobrem non levi ecnsideratione dignum<text:line-break/>est, si quis isse physice speculari voluerit, curnam ali-<text:line-break/>quae ex istis mulieribus quas ob frequentes uteri affectus<text:line-break/>n ter ari as vocant , contractionibus ac distentionibus nervo-<text:line-break/>rum convulsioni similibus corripiantur, quum tamen in<text:line-break/>uteri phlegmone haud itu multum id accidere cernatur,<text:line-break/>licet febres valde vehementes et calidae concitentur, ob</text:span></text:span></text:p>
      <text:p text:style-name="P3"><text:span text:style-name="Default_20_Paragraph_20_Font"><text:span text:style-name="T1">quas lingua, ut ipsis deinceps hoc in libro narrabit, veluti<text:line-break/>a fuligine denigrescat. oportebat igitur eos haec prius<text:line-break/>explorare, quicunque de capitis uterique in affectibus su-<text:line-break/>cletate dicere aliquid aggrediuntur. calidas vehementesque<text:line-break/>febres ab utero provenire neminem in artis operibus ver-<text:line-break/>satum praeterit. Nam in Alexandria sophisticam artem<text:line-break/>edocentes, a quibus potissimum libri longis falsisque scr-<text:line-break/>monibus referti sunt, inter adolescentulos a gregibus et<text:line-break/>armentis venientes et ad aegrotos nunquam accedentes,<text:line-break/>ipsi quoque hac in re minime exercitati plerumque ver- .<text:line-break/>fantur ; ab omnibus enim istic hominibus victus ratio valde<text:line-break/>neglecta esu Quisquis igitur ex uteri phlegmone laborans<text:line-break/>tes mulieres conspexit, quomodo calidae magnaeque febres<text:line-break/>omne corpus occupantes caput haud aliter exurant atque<text:line-break/>illae, quae. sine uteri vitio similes oriuntur, apprime no-<text:line-break/>vit. .Caeterum etsi nec adhuc evidenter illi febricitant,<text:line-break/>quibus menstrua purgamenta suppressa sunt, periculum<text:line-break/>tanien impendet ne cito in scbrem incidant, istarumque.</text:span></text:span></text:p>
      <text:p text:style-name="P3"><text:span text:style-name="Default_20_Paragraph_20_Font"><text:span text:style-name="T1">caput grave redditur et halitibus calidisque humoribus<text:line-break/>repletur, quocirca et ipsarum nonnullae febrem habeant<text:line-break/>postea aut non habeant, supore opprimuntur. Haec rane<text:line-break/>ita fieri fen</text:span></text:span><text:span text:style-name="Default_20_Paragraph_20_Font"><text:span text:style-name="T12">ta</text:span></text:span><text:span text:style-name="Default_20_Paragraph_20_Font"><text:span text:style-name="T1"> percipitur. Quae cau</text:span></text:span><text:span text:style-name="Default_20_Paragraph_20_Font"><text:span text:style-name="T12">t</text:span></text:span><text:span text:style-name="Default_20_Paragraph_20_Font"><text:span text:style-name="T1">a vero sit, propter<text:line-break/>quam ab hujusmodi uteri affectibus caput repletur, postea<text:line-break/>quae</text:span></text:span><text:span text:style-name="Default_20_Paragraph_20_Font"><text:span text:style-name="T12">r</text:span></text:span><text:span text:style-name="Default_20_Paragraph_20_Font"><text:span text:style-name="T1">ere oportuit notis quidem invenire expetentem, sin<text:line-break/>minus, at illud saltem quod experientia ostendit, obfer-<text:line-break/>vantem m emori ter que tenentem. Igitur nos aliquas id<text:line-break/>genus affectuum fantibus apparentium caulas assignare eo-<text:line-break/>nasutum, atque hinc initium capere decrevimus. Inler<text:line-break/>omnes corporis partes plurimas maximasque venas uteri<text:line-break/>habent. Quumque eos aut menses aut a partu purgamenta<text:line-break/>suppressa aut pblegmone aliqua utcunque orta male ac-<text:line-break/>ciprum, ip</text:span></text:span><text:span text:style-name="Default_20_Paragraph_20_Font"><text:span text:style-name="T12">t</text:span></text:span><text:span text:style-name="Default_20_Paragraph_20_Font"><text:span text:style-name="T1">os sanguine compleri necesse esu Quo dein<text:line-break/>putrescente, si febris excitetur, inter fynochorum species<text:line-break/>ipsam connumerari opus est, nam id genus febrium ex<text:line-break/>putrescente sanguine accendi ostensum est; hae vero ca-<text:line-break/>lentium vaporum vim haud parvam in caput submittunt.</text:span></text:span></text:p>
      <text:p text:style-name="P3"><text:span text:style-name="Default_20_Paragraph_20_Font"><text:span text:style-name="T1">Verum capite quavis de causa horum vaporum pleno, gra-<text:line-break/>vitales maxime. in </text:span></text:span><text:span text:style-name="Default_20_Paragraph_20_Font"><text:span text:style-name="T14">t</text:span></text:span><text:span text:style-name="Default_20_Paragraph_20_Font"><text:span text:style-name="T1">yn cipi te hominem vexantes apparere<text:line-break/>illi quibus artis opera curae strui, priusquam a me au-<text:line-break/>di verius, notum habuerunt. At quae hujus eventi cau</text:span></text:span><text:span text:style-name="Default_20_Paragraph_20_Font"><text:span text:style-name="T14">t</text:span></text:span><text:span text:style-name="Default_20_Paragraph_20_Font"><text:span text:style-name="T1">a<text:line-break/>sit . forsitn scire aves; tibi igitur eam quae mihi verisimile<text:line-break/>lima vi</text:span></text:span><text:span text:style-name="Default_20_Paragraph_20_Font"><text:span text:style-name="T14">t</text:span></text:span><text:span text:style-name="Default_20_Paragraph_20_Font"><text:span text:style-name="T1">a .fuerit, exponam, neque hanc unicam, fed plo-<text:line-break/>res. Primum quidem vapores illos calidos proxime dictos<text:line-break/>per arterias in caput fubvulare ratio ostendit: ipfas quo-<text:line-break/>que arterias per collum ab utraque vocati infundibuli<text:line-break/>parte recta in fynciput discurrentes videre licet. Prae-<text:line-break/>ferea et omni sanitatis tempore tenuia et halituofa cerebri<text:line-break/>excrementa maxime per sinciput difflari sulere affirma-<text:line-break/>mus; si quidem in ipfo suturae laxissimae fiant et ipsa<text:line-break/>calvaria subtilissima plurimisque meatibus parvis, ad haec.<text:line-break/>et multa sentientia corpora juxta futuras strui: membra-<text:line-break/>nulae enim quaedam crassem cerebri involucrum periura-<text:line-break/>nio vocatae. tunicae connectunt et multitudo tenuium con-</text:span></text:span></text:p>
      <text:p text:style-name="P2"><text:span text:style-name="Default_20_Paragraph_20_Font"><text:span text:style-name="T1">ceptaculorum per suturas exsiliunt; aequos autem magni-<text:line-break/>sudine affectus magis censoria naturaliter corpora perci-<text:line-break/>piunt, magis vero sentientia ab .nfereutibus dolorem causis<text:line-break/>magis cruciantur. His fano de causis lu sincipite dolores<text:line-break/>fiunt, modo illa invenienda causa superest, propter quam<text:line-break/>ceto aut decem mensibus mulieribus ita male habitis in<text:line-break/>coxendice finit, hoc est irruit morbus. Verum quoniam<text:line-break/>. nonnulli non octo aut decem meusibus, fed octavo aut<text:line-break/>decimo scribendum censent, dicuntque in multis et potis-<text:line-break/>simum vetustissimis codicibus hoc Graecum elementum et<text:line-break/>hoc </text:span></text:span><text:span text:style-name="Default_20_Paragraph_20_Font"><text:span text:style-name="T20">η</text:span></text:span><text:span text:style-name="Default_20_Paragraph_20_Font"><text:span text:style-name="T5"> </text:span></text:span><text:span text:style-name="Default_20_Paragraph_20_Font"><text:span text:style-name="T1">reperiri , i quidem Ioco hujus dictionis , i loco<text:line-break/>decem scriptum esse, ulterius quae et in istis sit differen-<text:line-break/>tia perpendamus. Si enim ita legamus, octo aut. decem<text:line-break/>. mensibus in coxendicem finire , ab abortu, non a con-<text:line-break/>ceptu menses numerabimu</text:span></text:span><text:span text:style-name="Default_20_Paragraph_20_Font"><text:span text:style-name="T12">s</text:span></text:span><text:span text:style-name="Default_20_Paragraph_20_Font"><text:span text:style-name="T1">; si vero octavo mensa aut de-<text:line-break/>citno, sic a conceptu tempu</text:span></text:span><text:span text:style-name="Default_20_Paragraph_20_Font"><text:span text:style-name="T12">s</text:span></text:span><text:span text:style-name="Default_20_Paragraph_20_Font"><text:span text:style-name="T1"> significari affirmabimus. Mihi<text:line-break/>fano id fieri posse ridetur , ut sinam utramque lectionem<text:line-break/>utroque modo sententia accipiatur, at hujus quoddicitur</text:span></text:span></text:p>
      <text:p text:style-name="P2"><text:span text:style-name="Default_20_Paragraph_20_Font"><text:span text:style-name="T1">judicium experientiae committendum est ; quemadmodum<text:line-break/>ego et in omnibus id genus et id eo, de quo nunc loqui-<text:line-break/>mnr, siemper feci. Atque observanti mihi nonnunquam<text:line-break/>quadraginta diebus , nonnunquam duobus mensibus aut<text:line-break/>quatuor morbus finiri atque aboleri. visus est; quibusdam<text:line-break/>vero et in plures men</text:span></text:span><text:span text:style-name="Default_20_Paragraph_20_Font"><text:span text:style-name="T12">t</text:span></text:span><text:span text:style-name="Default_20_Paragraph_20_Font"><text:span text:style-name="T1">es productus fuit et nonnullae re-<text:line-break/>vera ad octavum mensem, aliae et ad decimum pervene-<text:line-break/>runt. Vidi quoque ex utero in coxendicem migrare col-<text:line-break/>ligique materiam ; id vero haud in multis, quamvis mul-<text:line-break/>- tas ex utero male habento diu. laborantes spectaverint.</text:span></text:span></text:p>
      <text:p text:style-name="P1"><text:span text:style-name="Default_20_Paragraph_20_Font"><text:span text:style-name="T1">Ejus itaque. investigare caulam gravabor , quod nondum<text:line-break/>an revera ita eveniret certior factus essem. Aristoteles<text:line-break/>-namque, an est, prius firme cognito; deinde propter quid<text:line-break/>est quaeri oportere praecepit, .quod si quis antequam, an<text:line-break/>est, firma notitia perceperit, propter qu</text:span></text:span><text:span text:style-name="Default_20_Paragraph_20_Font"><text:span text:style-name="T12">o</text:span></text:span><text:span text:style-name="Default_20_Paragraph_20_Font"><text:span text:style-name="T1">d sit, inveftiga-<text:line-break/>verit, homo iste nugari garrireque maluisse, quamvis ve-<text:line-break/>ritatem explorare ridetur, Igitur qui et nunc propositae<text:line-break/>rei causam reddere conati sunt, haec in medium esterno t.<text:line-break/>Quicunque ..e</text:span></text:span><text:span text:style-name="Default_20_Paragraph_20_Font"><text:span text:style-name="T12">n</text:span></text:span><text:span text:style-name="Default_20_Paragraph_20_Font"><text:span text:style-name="T1">im a tempore abortus usque ad octo aut</text:span></text:span></text:p>
      <text:p text:style-name="P3"><text:span text:style-name="Default_20_Paragraph_20_Font"><text:span text:style-name="T1">decem mensus numerare dignum putant, uterum duobus<text:line-break/>temporibus, octavo scilicet mense et decimo, malis tole-<text:line-break/>randis assuevisse dicunt : octavo enim mense foetum con-<text:line-break/>verti, decimo autem in lucem edi: sic igitur et in prae-<text:line-break/>sentia iisdem statis temporibus contristantes humores ex-<text:line-break/>cerni, quae in locum vicinum, fufcipereque transmissa<text:line-break/>poteutem, irruerunt, asseveranti At qui a conceptionis<text:line-break/>tempore numerandum esse jubent, rationi magis confeu-<text:line-break/>taneum esse dicunt, ut quemadmodum etsi tempore inter-<text:line-break/>medio foetus nullo vitio tentatus sit, novum tamen ali-<text:line-break/>quem motum uterus circa ipsum temporibus istis, dum<text:line-break/>aut convertitur, aut partu editur, habuerit, ita et nunc<text:line-break/>habeat. caeterum utrique falluntur, qui foetus motiones<text:line-break/>utero tribuant. Quando enim octavo mense convertitur,<text:line-break/>hune fiane motum omnino ex se ipso ciet, atque tunc<text:line-break/>paritur, cum vehementius commotus aliquam ex conti-<text:line-break/>nentibus membranis effregerit, hoc enim et in libro de<text:line-break/>pueri natura hisce verbis testatum est: Quum vero mu-</text:span></text:span></text:p>
      <text:p text:style-name="P2"><text:span text:style-name="Default_20_Paragraph_20_Font"><text:span text:style-name="T1">lieri parius tempora adveniunt, tunc puero, commoto<text:line-break/>manibusque et pedibus se</text:span></text:span><text:span text:style-name="Default_20_Paragraph_20_Font"><text:span text:style-name="T12">t</text:span></text:span><text:span text:style-name="Default_20_Paragraph_20_Font"><text:span text:style-name="T1">e agitanti aliquando, intimarum<text:line-break/>membranarum dirumpere accidit: una effracta, reliquae<text:line-break/>imbecilliorem facultatem habent; atqui prima suetum am-<text:line-break/>hiens laceratur, deinde ultima. Quando igitur, nec dum<text:line-break/>utero foetus per abortum ejectus continetur,. neque ut<text:line-break/>motus ipsius incolumes ferventur fieri potest. Perinde<text:line-break/>vero atque isti neque illi fide digni sunt, qui septimum<text:line-break/>men</text:span></text:span><text:span text:style-name="Default_20_Paragraph_20_Font"><text:span text:style-name="T12">t</text:span></text:span><text:span text:style-name="Default_20_Paragraph_20_Font"><text:span text:style-name="T1">em ac nonum foetuum parius efficere, octavum vero<text:line-break/>ac decimum egressiones propter naturam uno men</text:span></text:span><text:span text:style-name="Default_20_Paragraph_20_Font"><text:span text:style-name="T12">t</text:span></text:span><text:span text:style-name="Default_20_Paragraph_20_Font"><text:span text:style-name="T1">e natu-<text:line-break/>ralibus tardiores efficere asserunt, quod secundo popula-<text:line-break/>rium morborum libro dictum esse volunt in illis verbis,<text:line-break/>ubi dixit, postero; ac si dixisset posteriorem tempore aut<text:line-break/>. men</text:span></text:span><text:span text:style-name="Default_20_Paragraph_20_Font"><text:span text:style-name="T12">t</text:span></text:span><text:span text:style-name="Default_20_Paragraph_20_Font"><text:span text:style-name="T1">e; sed boe prius in eo libro declaravimus, at ego si<text:line-break/>hoc dictum ita </text:span></text:span><text:span text:style-name="Default_20_Paragraph_20_Font"><text:span text:style-name="T12">t</text:span></text:span><text:span text:style-name="Default_20_Paragraph_20_Font"><text:span text:style-name="T1">e habere prius vidissem, pe</text:span></text:span><text:span text:style-name="Default_20_Paragraph_20_Font"><text:span text:style-name="T12">r</text:span></text:span><text:span text:style-name="Default_20_Paragraph_20_Font"><text:span text:style-name="T1">quisivissem<text:line-break/>^utique ipsius causam diligentius; sid quoniam per multa<text:line-break/>fleta tempora uteri affectus judicari et judicatoriorum die-</text:span></text:span></text:p>
      <text:p text:style-name="P2"><text:span text:style-name="Default_20_Paragraph_20_Font"><text:span text:style-name="T1">rum circuitibus consonare perfpexi, nt ipsis lu libro de<text:line-break/>praesagiis docuit, causae inventionem relinquo, quum ne-<text:line-break/>que femper neque plerumque ita fieri videam. . Verum<text:line-break/>^scriptorem hunc, sive Hippocrates sit sive Thessalus sive<text:line-break/>alius quispiam; in duabus forsan aut tribus .mulieribus<text:line-break/>ita evenisse fortuito conspicatum, inco</text:span></text:span><text:span text:style-name="Default_20_Paragraph_20_Font"><text:span text:style-name="T12">n</text:span></text:span><text:span text:style-name="Default_20_Paragraph_20_Font"><text:span text:style-name="T1">sultius de re ne-<text:line-break/>que femper neque crebrius incidente, ut diximus; in<text:line-break/>universum pronunciasse existimo. Sed de his hactenus a<text:line-break/>nobis dictum esto. Eorum autem meminerimus, quae in<text:line-break/>narratione Hippocrates coniunctionem </text:span></text:span><text:span text:style-name="Default_20_Paragraph_20_Font"><text:span text:style-name="T12">e</text:span></text:span><text:span text:style-name="Default_20_Paragraph_20_Font"><text:span text:style-name="T1">t interjecerunt in-<text:line-break/>ter eam partem, in capitis gravitatem vertitur et eam im<text:line-break/>synciprte dolores, totamque scripturam ita constituemus.<text:line-break/>Quibuscunque a perditione circa uterum et tumoribus in<text:line-break/>capitis gravitatem commutetur et in sincipite dolores et<text:line-break/>quicunque alii ab uteris, iis octo mensibus aut decem in<text:line-break/>coxendicem desinit. Medicinalem sane quandam praescii-<text:line-break/>ptionem ad praesagiendum utilem, non cau</text:span></text:span><text:span text:style-name="Default_20_Paragraph_20_Font"><text:span text:style-name="T12">t</text:span></text:span><text:span text:style-name="Default_20_Paragraph_20_Font"><text:span text:style-name="T1">as reddentem<text:line-break/>priori sermoni adjuugunt, talem judicantea esse sententiam:</text:span></text:span></text:p>
      <text:p text:style-name="P3"><text:span text:style-name="Default_20_Paragraph_20_Font"><text:span text:style-name="T1">quibuscunque mulieribus in utero ex abortu tumoribus<text:line-break/>excitatis in capitis gravitatem fit .commutatio et in fyn-<text:line-break/>cipite iisdem dolores fiunt, istis octo et decem mensium<text:line-break/>spatio in coxendicem uterum vexantia recumbunt; tan</text:span></text:span><text:span text:style-name="Default_20_Paragraph_20_Font"><text:span text:style-name="T5">-</text:span></text:span><text:span text:style-name="Default_20_Paragraph_20_Font"><text:span text:style-name="T20">ὲ</text:span></text:span><text:span text:style-name="Default_20_Paragraph_20_Font"><text:span text:style-name="T5"><text:line-break/></text:span></text:span><text:span text:style-name="Default_20_Paragraph_20_Font"><text:span text:style-name="T1">quam non omnibus uteri tumoribus Ancipiti dolorem 1</text:span></text:span><text:span text:style-name="Default_20_Paragraph_20_Font"><text:span text:style-name="T14">n-<text:line-break/></text:span></text:span><text:span text:style-name="Default_20_Paragraph_20_Font"><text:span text:style-name="T1">feren tibus, neque omnibus in coxendicem abscedentibus,<text:line-break/>led illis tantummodo qui in sincipite dolores creanti<text:line-break/>verum quum id quoque ego observaverim, haud ita fieri<text:line-break/>compertum habui. Quin etlam neque ipsi huiusce rei ali-<text:line-break/>quam rationem afferunt: cnr enim soli illi uteri tumores,<text:line-break/>qui sincipita dolores intulerunt, .in coxendicem ab iis<text:line-break/>migrare putentur, assignari causa non potest Quamobrem<text:line-break/>neque nos ipsis crediderimus, utpote neque ab experien-<text:line-break/>tia neque ex rei natura iudicatorio sermonis hujus asilo-<text:line-break/>orationem confequuti. Illud quoque in confesso est eam<text:line-break/>mortem quam ita scripsit Hippocrates, et quaecunque aliae,<text:line-break/>ab uteris, duobus modis explanari. Quidam sane ad uteri<text:line-break/>affectus sermonem referunt tanquam omnibus ipsis aut</text:span></text:span></text:p>
      <text:p text:style-name="P2"><text:span text:style-name="Default_20_Paragraph_20_Font"><text:span text:style-name="T1">minus quam praedictus capitis gravitates et in sincipite<text:line-break/>doleres evenientes habentibus. Alii vero ad capitis asse-<text:line-break/>otus sermonem referunt , ac si ita omnem verborum seriem<text:line-break/>scripsisset: quibuscunque a perditione. et tumoribus in ca-<text:line-break/>pitis gravitatem vertitur, in sincipite dolores sunt et alii<text:line-break/>quoque capitis affectus ab utero exorti in sincipite ma-<text:line-break/>xime sese ostendunt. Alios affectus intelligamus capitis<text:line-break/>gravitati proportione respondentes-, aliquos autem ex ipsis<text:line-break/>cephalaeae vocant, aliquos hemicranias, aliquos cepha-f<text:line-break/>lalgias, id est capitis dolores simpliciter.</text:span></text:span></text:p>
      <text:p text:style-name="Normal"><text:span text:style-name="Default_20_Paragraph_20_Font"><text:span text:style-name="T1">HI. ec ..</text:span></text:span></text:p>
      <text:p text:style-name="P5"><text:span text:style-name="Default_20_Paragraph_20_Font"><text:span text:style-name="T12">lsu</text:span></text:span><text:span text:style-name="Default_20_Paragraph_20_Font"><text:span text:style-name="T1">i </text:span></text:span><text:span text:style-name="Default_20_Paragraph_20_Font"><text:span text:style-name="T12">acum</text:span></text:span><text:span text:style-name="Default_20_Paragraph_20_Font"><text:span text:style-name="T1">i</text:span></text:span><text:span text:style-name="Default_20_Paragraph_20_Font"><text:span text:style-name="T12">nato sunt cap</text:span></text:span><text:span text:style-name="Default_20_Paragraph_20_Font"><text:span text:style-name="T1">i</text:span></text:span><text:span text:style-name="Default_20_Paragraph_20_Font"><text:span text:style-name="T12">te et val</text:span></text:span><text:span text:style-name="Default_20_Paragraph_20_Font"><text:span text:style-name="T1">i</text:span></text:span><text:span text:style-name="Default_20_Paragraph_20_Font"><text:span text:style-name="T12">da qu</text:span></text:span><text:span text:style-name="Default_20_Paragraph_20_Font"><text:span text:style-name="T1">i</text:span></text:span><text:span text:style-name="Default_20_Paragraph_20_Font"><text:span text:style-name="T12">dem cervice; tum<text:line-break/>caeteri</text:span></text:span><text:span text:style-name="Default_20_Paragraph_20_Font"><text:span text:style-name="T1">s </text:span></text:span><text:span text:style-name="Default_20_Paragraph_20_Font"><text:span text:style-name="T12">tum</text:span></text:span><text:span text:style-name="Default_20_Paragraph_20_Font"><text:span text:style-name="T1"> o</text:span></text:span><text:span text:style-name="Default_20_Paragraph_20_Font"><text:span text:style-name="T12">ssibu</text:span></text:span><text:span text:style-name="Default_20_Paragraph_20_Font"><text:span text:style-name="T1">s </text:span></text:span><text:span text:style-name="Default_20_Paragraph_20_Font"><text:span text:style-name="T12">r</text:span></text:span><text:span text:style-name="Default_20_Paragraph_20_Font"><text:span text:style-name="T1">o</text:span></text:span><text:span text:style-name="Default_20_Paragraph_20_Font"><text:span text:style-name="T12">bust</text:span></text:span><text:span text:style-name="Default_20_Paragraph_20_Font"><text:span text:style-name="T1">i </text:span></text:span><text:span text:style-name="Default_20_Paragraph_20_Font"><text:span text:style-name="T12">sunt. Qui vero caput d</text:span></text:span><text:span text:style-name="Default_20_Paragraph_20_Font"><text:span text:style-name="T1">o-<text:line-break/></text:span></text:span><text:span text:style-name="Default_20_Paragraph_20_Font"><text:span text:style-name="T12">bent , sinen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s </text:span></text:span><text:span text:style-name="Default_20_Paragraph_20_Font"><text:span text:style-name="T12">habent aures , h</text:span></text:span><text:span text:style-name="Default_20_Paragraph_20_Font"><text:span text:style-name="T1">i</text:span></text:span><text:span text:style-name="Default_20_Paragraph_20_Font"><text:span text:style-name="T12">s pala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m </text:span></text:span><text:span text:style-name="Default_20_Paragraph_20_Font"><text:span text:style-name="T12">concavum est<text:line-break/>et dente</text:span></text:span><text:span text:style-name="Default_20_Paragraph_20_Font"><text:span text:style-name="T1">s </text:span></text:span><text:span text:style-name="Default_20_Paragraph_20_Font"><text:span text:style-name="T12">perversa serie p</text:span></text:span><text:span text:style-name="Default_20_Paragraph_20_Font"><text:span text:style-name="T1">o</text:span></text:span><text:span text:style-name="Default_20_Paragraph_20_Font"><text:span text:style-name="T12">sit</text:span></text:span><text:span text:style-name="Default_20_Paragraph_20_Font"><text:span text:style-name="T1">u</text:span></text:span></text:p>
      <text:p text:style-name="P2"><text:span text:style-name="Default_20_Paragraph_20_Font"><text:span text:style-name="T1">Hoc loco etiam nihil refert, utrum craterauchenes<text:line-break/>Graeca voce per quinque syllabas aut eratrauchenes per<text:line-break/>quatuor quispiam feripferit: robustis enim cervicibus ho-<text:line-break/>minea utraque vox significati Maerauchenes vero, id est<text:line-break/>Iongicolli, ut nonnulli veterem scripturam permutantes<text:line-break/>fcribunt, non eandem rem significat. Valida enim cervix<text:line-break/>robusta nominatur ob duritiam magnitudinemque ossium,<text:line-break/>plerumque talis existens , ita quoque </text:span></text:span><text:span text:style-name="Default_20_Paragraph_20_Font"><text:span text:style-name="T14">t</text:span></text:span><text:span text:style-name="Default_20_Paragraph_20_Font"><text:span text:style-name="T1">e habent ipsi cir-<text:line-break/>compositi musculi, tendones et copulae; at longae cervi-.<text:line-break/>ces tantum abest utri aliqua polleant, ut etiam pror-<text:line-break/>sirs vitiosae sint, perinde atque angustum longumque pe-<text:line-break/>ctus, quandoquidem id amplum esse, non latum dumtaxat<text:line-break/>- aut longum, opertet. Amplum autem in lati profundique<text:line-break/>dimensione pectus, collum et aliud quodque membrum<text:line-break/>consistit, cum proportione inter fe congrua ea aucta fue-<text:line-break/>rint, in ipsis vero protius et longitudo aut major est aut -<text:line-break/>aequalis iis quae moderate </text:span></text:span><text:span text:style-name="Default_20_Paragraph_20_Font"><text:span text:style-name="T14">t</text:span></text:span><text:span text:style-name="Default_20_Paragraph_20_Font"><text:span text:style-name="T1">e habent. Hominum quidem<text:line-break/>nobis obviam venientium pectora non prius apparent</text:span></text:span></text:p>
      <text:p text:style-name="P3"><text:span text:style-name="Default_20_Paragraph_20_Font"><text:span text:style-name="T1">quam eorum corpora nudata fuerint : fed caput illico alli.<text:line-break/>fpirimus et quodnam in formatione ac magnitudine vitium<text:line-break/>habeat cognoscimus :c in magnitudine, si minus su aut<text:line-break/>majus quam conveniat; in .formatione, si exquisite ro-<text:line-break/></text:span></text:span><text:span text:style-name="Default_20_Paragraph_20_Font"><text:span text:style-name="T6">tuudum.su, </text:span></text:span><text:span text:style-name="Default_20_Paragraph_20_Font"><text:span text:style-name="T1">frontis occipitiique prominentia cereus peni-<text:line-break/>tus aut acutum . productiores , quam deceat., eminentias<text:line-break/>habens aut utrasque aut. altera tantum i aut una dumtaxat<text:line-break/>eminentia praeditum, altera vero privatum. lu majore<text:line-break/>itaque capite et acuto et excessus quantitas consideranda<text:line-break/>est et tpsius cervicis excellentia, ut ipsismeliusne an<text:line-break/>deterius caput formatum sit, dignoscerevaleamus. Decla-<text:line-break/>ratum est </text:span></text:span><text:span text:style-name="Default_20_Paragraph_20_Font"><text:span text:style-name="T12">e</text:span></text:span><text:span text:style-name="Default_20_Paragraph_20_Font"><text:span text:style-name="T1">nim ui libris de tuenda sanitate non medio-<text:line-break/>erem utilitatem medicos ex hujusmodi cognitione perca-<text:line-break/>mere et ad servandam membri sanitatem et ad futuram<text:line-break/>vitii emendationem , si quando didicisse prius acciderit.<text:line-break/>Sed in capite .evidenter parvo. parvitatem quidem novisse<text:line-break/>opus est et ea praeterea , quae ad collum pertinent, ex<text:line-break/>abundanti consideranda; quoniam perinde ac truncus dorsi-</text:span></text:span></text:p>
      <text:p text:style-name="P3">spina ex Capite tamquam ex radice praegerminat. Alibi<text:line-break/>enim didicistis, meduIlae dorsi a cerebro et ortuS initium<text:line-break/>et sacultatum copiam fuggeri: hanc meduIlam vertebrae<text:line-break/>includunt, tenuem quidem pusillae, crassiorem autem fa-<text:line-break/>etam ampliores. Quemadmodum igitur magnum pectus<text:line-break/>ampla interius cavitate inane est, in qua duo magna vi-<text:line-break/>scera, pulmones fodicet atque cor, nulIa ex parte com-<text:line-break/>pressa continentur: perinde et exiguum pectus proportione<text:line-break/>sibi respondentia haec viscera continet, exigua videlicet<text:line-break/>et in angustiis versantia; haud aliter caput et dorsi spina<text:line-break/>magnitudine respondentia et cerebrum et medullam inclu-<text:line-break/>dunt. Quum enim membra haec grandiora funt et cere-<text:line-break/>brum et medullam ampliores latioresque spiritus cavernas<text:line-break/>in ipsis essiciunt; at st pusilla fuerint, contrarium evenio<text:line-break/>vis praeterea cogitandi iis , qui aut nimis magna capita<text:line-break/>aut nimis exigua evidenter possident, oblaesa est. Sed<text:line-break/>exigua capita semper prava funt: magna vero, licet raro,<text:line-break/>nonnunquam tamen et bona fuerint et ob facultatis eo-</text:p>
      <text:p text:style-name="P37">Tum formatricis robur et materiae, unde. creata sunt,<text:line-break/>ubertate., quali capite Pericles Atheniensis vir prudentissi.-<text:line-break/>lllus fuisse traditur; unde et comici .ejus capitis magnum-<text:line-break/>dinem dicteriis lacessunt. t, Praeterea vero mag<text:span text:style-name="Default_20_Paragraph_20_Font"><text:span text:style-name="T14">i</text:span></text:span>s grande<text:line-break/>caput bonum sit, fi et naturalem figuram retineat et cer-<text:line-break/>vicem validam et oculos acute cernentes habeat : tunc<text:line-break/><text:span text:style-name="Default_20_Paragraph_20_Font"><text:span text:style-name="T14">. .s</text:span></text:span> l <text:span text:style-name="Default_20_Paragraph_20_Font"><text:span text:style-name="T14">v</text:span></text:span> n I<text:tab/>-<text:tab/>- -</text:p>
      <text:p text:style-name="Normal">enim optime hujusmodi caput sese habere sciendum est.<text:line-break/>Verum acuta capita, nam et ex his quaedam non esse<text:line-break/>improbanda assirmavimus, optima figura aliquantulum per-<text:line-break/>mutata fieri dicimus. Optima enim capitis figura oblongo<text:line-break/>orbi utrinque compresso similis est, deficit autem acuto<text:line-break/>capiti alit occipitii aut frontis eminentia aut ultra quam<text:line-break/>deceat productam habet. Plerumque igitur, ut dixi, quem-<text:line-break/>admodum magnum caput, ita et hujusmodi acuta, men-<text:line-break/>dosa improbaque reperies;. raro tamen et ex his aliqua<text:line-break/>bona fuerint, facultate materiam, ex qua homo in utero<text:line-break/>creatus est, efformante admodum valida, neque sanguinis<text:line-break/>in uterum defluentis multitudine fuperata, sed contra<text:line-break/>as n<text:span text:style-name="Default_20_Paragraph_20_Font"><text:span text:style-name="T14">o -</text:span></text:span></text:p>
      <text:p text:style-name="P3">ejus vim sustinere, refistere elëganterque effingere potens<text:line-break/>fuit. Quando igitur ob alterutrius eminentiae defectum</text:p>
      <text:p text:style-name="Normal">l <text:span text:style-name="Default_20_Paragraph_20_Font"><text:span text:style-name="T14">P</text:span></text:span>IIt <text:span text:style-name="Default_20_Paragraph_20_Font"><text:span text:style-name="T14">e A</text:span></text:span>I^<text:line-break/>aut excelsum acuta capita redduntur, primum quidem te<text:line-break/>illud animadvertere decet, utrum aucta aut diminuta pro-<text:line-break/>minentia acutum caput evaserit r vi tiofum enim semper est<text:line-break/>ex comminuta mucronatum caput: non semper malum ex<text:line-break/>adaucta. Verum autem praeterea considerare convenit in-<text:line-break/>primis quidem decoram incrementi formam ; deformia enisu<text:line-break/>-incrementa lu prava sunt: fecundo utrum capille excessus,<text:line-break/>qui in eo occipitio est, plusi^ quam ea, quae a facie est,<text:line-break/>tparS excreverit: melius enim potandum est, occipitii emi-<text:line-break/>.nentiam maiorem esse; ibi namque et nobilissimus cerebri<text:line-break/>sinus et dorsi medullae exortus locati sunt. Postea dein-<text:line-break/>ceps cervicem considerato silo imbecillane sit an robusta;<text:line-break/>nam si eminentias.nequo indecora fuerit, neque ultra mo-<text:line-break/>dum grandis validumque eam spolium sustineat, hujusmodi<text:line-break/>capitis lacumen .probatu: hos euim homines et a<text:span text:style-name="Default_20_Paragraph_20_Font"><text:span text:style-name="T14">l</text:span></text:span>iorum<text:line-break/>membrorum , fed ossium praecipue viribus postere compe-</text:p>
      <text:p text:style-name="P3">ries. Sed hoc loco et illud perpendito, quid si voluerit,<text:line-break/>quum dixerit et aliis: num intellexerit pectusi et jecur,<text:line-break/>ut ejusmodi hominibusi tria generosa principia insint, non<text:line-break/>solum cerebrum: an et alia illa sola dicat, quae primum<text:line-break/>initium et ortum ex capite habent; ea vero sunt dorsi<text:line-break/>medulla et nerVi et cum ipsis ostium musculorumque ma-<text:line-break/>teria, qui necessario una cum capite augescunt et sebo-<text:line-break/>Fantur. Haec membra vero plerumque in simul augeri<text:line-break/>comperies. Quando enim fanguis, ex quo capitis partes<text:line-break/>creatae sunt, multus atque bonus est, vitalem quoque<text:line-break/>potentiam, quam ex corde prodire ostendimus, nutricem-<text:line-break/>que vocatam quam ex jecore in venasi promanare didicisti,<text:line-break/>statim ab initio robustas esse credibile est; atqui hujus-<text:line-break/>modi animali prima veluti fundamenta totius corporis<text:line-break/>magnifica este ac generosa necesse est. At in capite con-<text:line-break/>tra deformi essigie et exiguitate vitiosa, praeterea et in<text:line-break/>ore palati partes inspicito ; ita vero appellant in eo allio-<text:line-break/>risi spatii partem illam, quae supra foramina e naribus in</text:p>
      <text:p text:style-name="P3">ipfum pertinentia sublimis est t invenies enim et hanc<text:line-break/>partem illisi cavam, quorum acutum valde caput ac de-<text:line-break/>forme est ; hos autem praecipue vocant homineS <text:span text:style-name="Default_20_Paragraph_20_Font"><text:span text:style-name="T14">q</text:span></text:span>i<text:span text:style-name="Default_20_Paragraph_20_Font"><text:span text:style-name="T14">o</text:span></text:span>ljosa,<text:line-break/>hoc est acuti capitis. In multis quoque dentes male po-<text:line-break/>siti videntur, id est non recte e regione superiores cum<text:line-break/>inferioribus committuntur, nesp.le incisores cum incisori-<text:line-break/>bus, neque canini cum caninis, neque molares cum mo-<text:line-break/>salibus ; sed Veluti revulsum juxta atque distortum in<text:line-break/>ipsis os apparet. Hos igitur crebro dolore capitis vexari<text:line-break/>conspicies ipforrtmque aures destillatione laborare, non-<text:line-break/>nunquam sanie quadam tenui et liquida, nonnunquam ceu<text:line-break/>purulento humore ac foetido emanante: imbecilla nam-<text:line-break/>que membra multum planumque excrementum colligere<text:line-break/>consueverunt. Igitur quum jam scriptoris sermo expia-<text:line-break/>natus fuerit, paucis quibusdam additis, aliam partem<text:line-break/>transibo. Ea vero pauca hujusmodi funt, reminiscentia<text:line-break/>scilicet unius, quod a me hujus sermonis initio dictum<text:line-break/>fuit; videtur enim jam aperte liber iste commentario ma-</text:p>
      <text:p text:style-name="P3">gis quam justo volumini similis esse, Hippocrate sibi<text:line-break/>ipsi, ut memoriae subveniret, nonnuIla scribente, prout<text:line-break/>unumquodque aut experientia comprehendisset aut ratio-<text:line-break/>nasi meditatione excogitasset. NuIla enim cognatio vel<text:line-break/>propinquitas primae parti cum secunda intercedit, quem-<text:line-break/>admodum rursus neque tertiae cum istis.</text:p>
      <text:h text:style-name="Normal" text:outline-level="3"><text:bookmark-start text:name="bookmark79"/><text:span text:style-name="Default_20_Paragraph_20_Font"><text:span text:style-name="T1">IV.</text:span></text:span><text:bookmark-end text:name="bookmark79"/></text:h>
      <text:p text:style-name="Normal"><text:span text:style-name="Default_20_Paragraph_20_Font"><text:span text:style-name="T14">Quibus os a palato d</text:span></text:span><text:span text:style-name="Default_20_Paragraph_20_Font"><text:span text:style-name="T1">i</text:span></text:span><text:span text:style-name="Default_20_Paragraph_20_Font"><text:span text:style-name="T14">scessit, iis medius considit nasus.<text:line-break/>Quibus vero unde dentes procedunt, inde</text:span></text:span><text:span text:style-name="Default_20_Paragraph_20_Font"><text:span text:style-name="T1"> s</text:span></text:span><text:span text:style-name="Default_20_Paragraph_20_Font"><text:span text:style-name="T14">ummus nasus<text:line-break/>simus esu</text:span></text:span><text:span text:style-name="Default_20_Paragraph_20_Font"><text:span text:style-name="T1">r</text:span></text:span><text:span text:style-name="Default_20_Paragraph_20_Font"><text:span text:style-name="T14">itur.</text:span></text:span></text:p>
      <text:p text:style-name="P1">Quod os duo nasi intersepit foramina, id atio quodam<text:line-break/>osse tenui fulcitur sursum ab intercisio principium habente<text:line-break/>et in extremum nasi, ubi aIae sitae sunt, desinente. In<text:line-break/>ea igitur parte positum est nasi interseptum illis in locis<text:line-break/>ad quae incisorum dentium extrema perveniunt. Para</text:p>
      <text:p text:style-name="P38">s<text:tab/>l L<text:tab/>t<text:tab/>. l e t l<text:tab/>t I t ri t t <text:span text:style-name="Default_20_Paragraph_20_Font"><text:span text:style-name="T12">i</text:span></text:span>. D t<text:span text:style-name="Default_20_Paragraph_20_Font"><text:span text:style-name="T12">l</text:span></text:span>d <text:span text:style-name="Default_20_Paragraph_20_Font"><text:span text:style-name="T12">r</text:span></text:span>tt G It .t t</text:p>
      <text:p text:style-name="Normal">autem his superior palatum quidem nominatur; ea vero<text:line-break/>medium nasi interseptum nititur. Itaque ubi Illicientium<text:line-break/>ossium aliquod decidens perierit, ibi interseptum illa in<text:line-break/>parte nasum concavum essicit atque id ejus symptoma<text:line-break/>simitas vocatur.</text:p>
      <text:p text:style-name="Normal">V.</text:p>
      <text:p text:style-name="P5"><text:span text:style-name="Default_20_Paragraph_20_Font"><text:span text:style-name="T14">Puerorum sulgores una cum pubertate in quibusdam mu-<text:line-break/></text:span></text:span><text:span text:style-name="Default_20_Paragraph_20_Font"><text:span text:style-name="T1">l</text:span></text:span><text:span text:style-name="Default_20_Paragraph_20_Font"><text:span text:style-name="T14">ationes habent, atque etiam alias et ad renem urget<text:line-break/>dolor gravis , quum cibis implentur.</text:span></text:span></text:p>
      <text:p text:style-name="P1">Hanc omnibus explanationibus scripturam cognossem-<text:line-break/>tibus et omnibus antiquis codicibus eam habentibus , non-<text:line-break/>nulli recentiores alius aliter eam mutare conati sunt.<text:line-break/>Quidam enim epiIepsies scribunt, aliqui catalepses , alii<text:line-break/>epiIampsies , hoc est effulgescentiae. Ipsorum autem inter-<text:line-break/>pretatio ab ipso morbum comitialem significari vuIt, qui</text:p>
      <text:p text:style-name="P3">plerumque ab infantia laborantibus in ipso a puerili ae-<text:line-break/>tate ad pubertatem transitu evanescere consuevit. Etenim<text:line-break/>id ita fieri compertum est, nili quispiam eo tempore vi-<text:line-break/>tiosa victus ratione utens, slbi ipsi conservandi morbi<text:line-break/>auctor fuerit. Oritur sane plerumque ob frigidam cere-<text:line-break/>bri temperaturam , humiditate adjuncta frequenter idque<text:line-break/>faepius accidit, quoniam raro ex alicujus membri vitio<text:line-break/>provenit. Finitur autem quo tempore pubescunt, si et in<text:line-break/>aliis aegrotus, ut decet, fe gesserit, quia totius corporis<text:line-break/>temperamentum ad siccius calidiusque conVertitur. Quo<text:line-break/>enim pacto <text:span text:style-name="Default_20_Paragraph_20_Font"><text:span text:style-name="T14">i</text:span></text:span>uvenis puero calidior fit, in libris de tem-<text:line-break/>perementis didicisti: ubi etiam quo modo puer juvene sit<text:line-break/>calidior declaravimus : iuvenis quidem absolute calidior,<text:line-break/>puer vero non absolute, sed eo quod plus innati calidi<text:line-break/>possideat. Illi itaque qui se ipsos Hippocraticos nolui-<text:line-break/>nant, ipsum fulgores calidi dicere volunt, per translatio-<text:line-break/>nem ab externa flamma, quae quum materiam vicit eam-<text:line-break/>eque sibi ipsi omnem assimilavit, effulget manisestaque omni-</text:p>
      <text:p text:style-name="P3">bus redditur, quum prius humidam materiam exsiccans<text:line-break/>occultaretur. At Eeuxis et cum ipso pariter nonnulli em-<text:line-break/>pirici sulgorem haud ita interpretantur, sed altero quo-<text:line-break/>dammodo ; intelliges autem ex Eeuxidisi sermone in huno<text:line-break/>modum descripto: Infantes usque ad pubertatis annosi ap.-<text:line-break/>pellat Hippocrates, isti autem pubescendi tempore effulgent.<text:line-break/>Ateple llic magnam vim exprimendi habente translatione<text:line-break/>usus est; tunc enim magis carnosi fiunt et adultiores. co-<text:line-break/>loreque et forma gratiores, viribus iugenioque praestan-<text:line-break/>times. Repente autem ac simul haec omnia eveniunt,<text:line-break/>eorumque qui natura formosi funt tunc magisi effulget<text:line-break/>pulcritudo Idem iste autem i^euxis infantes appellari<text:line-break/>omnes pueros inquit, quemadmodum et Herophdusi ipsos<text:line-break/>appellarit s de hac enim re hunc in modum scribit hisce<text:line-break/>verbis: videtur Hippocrates infantes nominasse usque ad<text:line-break/>pubertatis annos, non eos tantum, qui nuper sunt nati,<text:line-break/>ad quinque vel sex annos, ut plerique nunc intelligere so-<text:line-break/>lent. Contentus fuit autem et HerophiIusi tam grandes</text:p>
      <text:p text:style-name="P3">natu infantes vocare per haec verba: infantibus non<text:line-break/>erumpunt femina multa , neque menstrua purgamenta , ii-<text:line-break/>dem non concipiunt, non calvescunt. Neque enim prae-<text:line-break/>dictam aetatem natis haec accidere negat, hoc est a primo<text:line-break/>statim ortu, ut nonnulli accipientes ipfum derident, tan-<text:line-break/>quam res omnibus notas edocentem, e quorum numero<text:line-break/>est etiam Callimachus, fed illis qui ad pubertatem usque<text:line-break/>pervenerunt, quod nonnulli et in istis ea fieri opinaren-<text:line-break/>tur. Hactenus ^euxisi loquutus esii at mihi quid per in-<text:line-break/>fantes fignislcare videatur et antea quidem dixi et nunc<text:line-break/>iterum manisestioril sermone repetam. Comitialis affectus<text:line-break/>aut a naturali intemperie provenit, cum humidum valde<text:line-break/>cerebrum est, tuncque morbus iste puerilis adpellatur,<text:line-break/>quemadmodum ipse in libro de aquis, aëre et locis ita<text:line-break/>scribens significant: Pueris accidere conVulfiones et su-<text:line-break/>spiria fiVe anhelitus; quae putant puerilem essicere et fa-<text:line-break/>erum morbum esse. In his verbis clare patet, illi di-<text:line-break/>ctioni<text:span text:style-name="Default_20_Paragraph_20_Font"><text:span text:style-name="T14">, puerilem</text:span></text:span>, subintelligendum esse affectum, ut loquutio</text:p>
      <text:p text:style-name="P3">ita fe habeat; quae putant puerulum affectum essicere et<text:line-break/>sacrum morbum esse. Accidit autem hic idem affectus<text:line-break/>pueris etiam ob errata medici orationem postulans. Quando<text:line-break/>vero ob humiditatem oritur , plane infantes statim invadit<text:line-break/>definitque aetatis conversione, nullum nobis negotium fa-<text:line-break/>cessans. Quapropter quosicunque pueroS non a prima sta-<text:line-break/>tim aetate, quum adhuc funt infantuli, fed annorum pro-<text:line-break/>gressu vexare inceperit, procul dubio ob peccata in victus<text:line-break/>ratione commissa aut ob aliam quampiam externam can-<text:line-break/>Iam exortuS est ; in quibus aetatis conversionem praesto-<text:line-break/>laril non convenit , fed factum morbosam affectum discu-<text:line-break/>tere. Illud utique non exigua consideratione dignum est,<text:line-break/>si secundum antiquam lectionem fulgores acceperimus, ut<text:line-break/>Hippocrates et EeuxiS acceperunt: oratio enim hujusmodi<text:line-break/>est: Infantium, quum pubescunt, fulgores calidi et alias<text:line-break/>quidem nonnullis in ipsis mutationes habent , quin etiam<text:line-break/>renum affectionem, equam ipse deinceps expIanat. Prae-<text:line-break/>terminetur enim et in hoc sermone epilepsiae nomen.</text:p>
      <text:p text:style-name="P3">Atque ideo nonnulli haud absque ratione fcribere viden-<text:line-break/>tur epilepsesi , quemadmodum et alii catalepses. At hos<text:line-break/>decebat tanquam non ita scriptum invenientes, sed quod<text:line-break/>melius esset ita scribere dicentes, ad praedictam explana-<text:line-break/>tionem accedere. Quum vero haec vox et apposita. fit,<text:line-break/>hanc rursum alii adimunt, duas orationes nullo Vinculo<text:line-break/>inter fe connexas esse volentes; unam hisce verbis fatis<text:line-break/>declaratam, infantium fulgores, fimulatque pubescunt, in<text:line-break/>nonnullis mutationes habent et alia; alterum hoc modo<text:line-break/>dicentes, in renem dolor gravis cum cibo replentur et<text:line-break/>reliqua quae fequuntur, de renum vitiis ipfo tradente, ab<text:line-break/>altero initio; non quod in pueris, quum pubescunt, in<text:line-break/>hoc vitium comitialis morbus: transeat , haud enim ea<text:line-break/>aetate renum morbus creari Videtur, quemadmodum veh-<text:line-break/>cae lapis: iste namque in pueris magis, renum autem<text:line-break/>affectus in declinante potius aetate contingit. Adscriba-<text:line-break/>mus igitur ea deinceps, quae de renum vitiis in hunc<text:line-break/>modo ab eo tradita funt.</text:p>
      <text:h text:style-name="P115" text:outline-level="3"><text:bookmark-start text:name="bookmark81"/><text:span text:style-name="Default_20_Paragraph_20_Font"><text:span text:style-name="T1">-li,i,. </text:span></text:span><text:span text:style-name="Default_20_Paragraph_20_Font"><text:span text:style-name="T14">r</text:span></text:span><text:span text:style-name="Default_20_Paragraph_20_Font"><text:span text:style-name="T1"> o itiu</text:span></text:span><text:span text:style-name="Default_20_Paragraph_20_Font"><text:span text:style-name="T14">s; </text:span></text:span><text:span text:style-name="Default_20_Paragraph_20_Font"><text:span text:style-name="T1">i . liT </text:span></text:span><text:span text:style-name="Default_20_Paragraph_20_Font"><text:span text:style-name="T14">sto</text:span></text:span><text:span text:style-name="Default_20_Paragraph_20_Font"><text:span text:style-name="T1"> hi</text:span></text:span><text:span text:style-name="Default_20_Paragraph_20_Font"><text:span text:style-name="T14">c, c</text:span></text:span><text:span text:style-name="Default_20_Paragraph_20_Font"><text:span text:style-name="T1"> .<text:tab/>... ftt.DC oo</text:span></text:span><text:span text:style-name="Default_20_Paragraph_20_Font"><text:span text:style-name="T14">r</text:span></text:span><text:span text:style-name="Default_20_Paragraph_20_Font"><text:span text:style-name="T1">s</text:span></text:span><text:bookmark-end text:name="bookmark81"/></text:h>
      <text:h text:style-name="Normal" text:outline-level="3"><text:bookmark-start text:name="bookmark83"/><text:span text:style-name="Default_20_Paragraph_20_Font"><text:span text:style-name="T1">VI.</text:span></text:span><text:bookmark-end text:name="bookmark83"/></text:h>
      <text:p text:style-name="P5"><text:span text:style-name="Default_20_Paragraph_20_Font"><text:span text:style-name="T14">In ren em dolor gravis pro</text:span></text:span><text:span text:style-name="Default_20_Paragraph_20_Font"><text:span text:style-name="T1">c</text:span></text:span><text:span text:style-name="Default_20_Paragraph_20_Font"><text:span text:style-name="T14">idit, quum cibo replentur vo-<text:line-break/>muntque pituitam. Quum vero ubertim excreverint,<text:line-break/>aeruginosa mejunt et le</text:span></text:span><text:span text:style-name="Default_20_Paragraph_20_Font"><text:span text:style-name="T1">n</text:span></text:span><text:span text:style-name="Default_20_Paragraph_20_Font"><text:span text:style-name="T14">iores quidem evadunt. Solvun-<text:line-break/>tur autem dolores, vacuati cibi</text:span></text:span><text:span text:style-name="Default_20_Paragraph_20_Font"><text:span text:style-name="T1">t, </text:span></text:span><text:span text:style-name="Default_20_Paragraph_20_Font"><text:span text:style-name="T14">arenulae salvae sub-<text:line-break/>siden</text:span></text:span><text:span text:style-name="Default_20_Paragraph_20_Font"><text:span text:style-name="T1">s </text:span></text:span><text:span text:style-name="Default_20_Paragraph_20_Font"><text:span text:style-name="T14">et cruentam urinam mejunt; femoris e regione<text:line-break/>positi stupor percipitur. Quiescere non c</text:span></text:span><text:span text:style-name="Default_20_Paragraph_20_Font"><text:span text:style-name="T1">o</text:span></text:span><text:span text:style-name="Default_20_Paragraph_20_Font"><text:span text:style-name="T14">nser</text:span></text:span><text:span text:style-name="Default_20_Paragraph_20_Font"><text:span text:style-name="T1">i , </text:span></text:span><text:span text:style-name="Default_20_Paragraph_20_Font"><text:span text:style-name="T14">sed<text:line-break/>exerceri, non repleri.. Iuvenes veratro purgare oportet,<text:line-break/>poplitis venam incidere; urinam cientibus expurgare,<text:line-break/>attenuare ac emollire.</text:span></text:span></text:p>
      <text:p text:style-name="P1">Dolorem gravem aut tanquam alicuius rei gravis Ioco<text:line-break/>incumbentis sensum inserentem aut acerbum intel<text:span text:style-name="Default_20_Paragraph_20_Font"><text:span text:style-name="T14">l</text:span></text:span>igere<text:line-break/>possumus. Siquidem utrumque verum est, diversis tamen<text:line-break/>temporibus in renibus fieri: in calculorum enim crea-<text:line-break/>tione atque exitu acerbiflime dolent, reliquo autem tem-<text:line-break/>pore, ut rei cuiuspiam gravis loco incumbentis dolorem<text:line-break/>percipiunt. Quicunque igitur in renum cavis lapillos</text:p>
      <text:p text:style-name="P3">concrescere arbitrantur, in sedo per urinalios meatusi trans-<text:line-break/>itu Iaborautes doIere ajunt. At quicunque in ipsa renum<text:line-break/>carne calculosi creari libi persuaserunt, non solum inter<text:line-break/>exeundum, verum etiam creationis tempore eo in loco<text:line-break/>dolorem ipsosi inferre testantur; deinde et quando in re-<text:line-break/>num sinus pervadunt. Calculosi autem in renum carni-<text:line-break/>bus generari, proportione tophis in articulorum morbo<text:line-break/>genitis respondentes, orationem in testem adducunt ex<text:line-break/>libro de natura hominis et victus ratione ita se habente.<text:line-break/>Quibuscunque arenosum subsidet aut toplli in urinis, istis<text:line-break/>ab initio tubercuIa secundum Venam crassam orta sunt et<text:line-break/>suppuraverunt. Postea Uero^ non celeriter ruptis tubercu-<text:line-break/>lis, tophi ex pure concreti sunt, qui foras per venas<text:line-break/>cum lotio in vesicam traduntur. Haec est sane Hippo-<text:line-break/>cratica narratio. Caeterum renum calculi utroque fieri<text:line-break/>modo possunt et nuper dicto et eo, quem paulo ante de-<text:line-break/>claravimusi, quum in ipsorum sinibus temporis interUallo<text:line-break/>exustum arefactumque crassam et visendum humorem ad</text:p>
      <text:p text:style-name="P3">tophi spissitudinem redigi asserebamus. Eodem quoque<text:line-break/>tempore si obstructio aliqua in ipsis fiat aut mediocris<text:line-break/>phlegmone , gravi talis magis quam doloris sensu. essicitur,<text:line-break/>quemadmodum et in iecore, propterea quod ut renes, ita<text:line-break/>et iecur perexiguis nervis praeditum est. Dolores autem<text:line-break/>eo potissimum tempore in renibus excitari dicit, quod<text:line-break/>replentur cibo. Quumque duo ab hac voce, <text:span text:style-name="Default_20_Paragraph_20_Font"><text:span text:style-name="T14">cibus</text:span></text:span>, apud<text:line-break/>ipsum significentur, in utroque significato veridica oratio<text:line-break/>est, sive de assumptis cibariis, ex quibus sanguinis multi-<text:line-break/>tudo creatur, fiUe de alimenti recrementis, quae in in-<text:line-break/>testulis colliguntur, intelligas: nonnunquam enim et ita<text:line-break/>cibos nuncupat, ut in libro de ratione Victus in acutis,<text:line-break/>ita inquiens: Quibus enim cibus in intestinis occlusus est,<text:line-break/>nisi quis alvum prius ducens sorbitionem dederit, velle-<text:line-break/>mentor laedet. Dolor itaque a cibo ita significante exci-<text:line-break/>tatus in renibus, qui multitudine pondereque excremento-<text:line-break/>rlllll premantur onerenturque , simulatque ista deleta ex-<text:line-break/>nulsaque fuerint, remittitur atque plane finitur. At dolor</text:p>
      <text:p text:style-name="P3">ex sanguine in venis contracto proveniens, quando in<text:line-break/>renes incubuerit, etiamsi venam caecideris, haud illico<text:line-break/>discutitur et ob renum corporis denfitatem et quoniam<text:line-break/>ob multa ipsis fuperinjecta corpora exterius appositorum<text:line-break/>remediorum facultaS ad renes jam debilior affecta per-<text:line-break/>venit. Solvit autem ipsorum dolorosi non id solum, ve-<text:line-break/>rum etiam et per fuperiorem ventreln facta excretio, quam<text:line-break/>tam coli, quam renum dolore vexatiS commune quoddam<text:line-break/>fymptoma est: continenter enim renes laxo intestino et<text:line-break/>laxum intestinum renibuS per tunicam peritonaeum vo-<text:line-break/>catam copulantur. Inter initia itaque pituitosi vomitus<text:line-break/>fiunt: hujusmodi enim Iuccus in ventriculo creatur ple-<text:line-break/>rumque ex ciborum multitudine, ac multo magis, si isti<text:line-break/>crasse naturaque pituitofiores exstiterint. Quod si i nere-<text:line-break/>suant perseverentque affectus, iis ita patientibus vomitus<text:line-break/>aeruginosi^ supervenit, ob doloreS ac vigilias corrupto<text:line-break/>sanguine, idque maxime quum una febrici laverint et in-</text:p>
      <text:p text:style-name="P3">edia macerati fuerint. Et melius quidem, inquit, a vo-<text:line-break/>mitibus habent; ab accessionibus quidem liberantur, sed<text:line-break/>non ab affectu, cum cibis vacuati sint. Utroque autem<text:line-break/>modo et nunc cibi nomen accipere possumus, fed potius<text:line-break/>de ventris intestinorumque excrementis intelligere debe-<text:line-break/>mus. Arenulae autem lusae, inquit, subsident, hoc est<text:line-break/>in urinis: id enim accidere evidens est, si rufum colorem<text:line-break/>talem esse intellexeris, qualis est et sandaracha quae vo-<text:line-break/>eatur. Quapropter et nonnulli in artis operibus diIigen-<text:line-break/>ter versati subsidentes oroboides appeIlant, hoc est ervi<text:line-break/>simiIes; alii sandarachodes , id est sandarachae colorem<text:line-break/>referentes; interdum et re vera rufas nominant. Nempe<text:line-break/>duae priores et jecinoris affectus comitantur; tertia re-<text:line-break/>num morbosi sequitur, quemadmodum et quando veluti<text:line-break/>arenae colore subsistentiae evadunt. Nam in urinis sub-<text:line-break/>fidentium coloresi maioris minorisque ratione inter se disi<text:line-break/>ferunt, verum ex materia crassa tenacique modo crassat<text:span text:style-name="Default_20_Paragraph_20_Font"><text:span text:style-name="T14">o-<text:line-break/></text:span></text:span>dinem maiorem, modo tenacitatem, modo utramque pari-</text:p>
      <text:p text:style-name="P3">bus omnino portionibusi habente, plane fiunt. Itaque si<text:line-break/>ex sola pituita crassa et vifcida subsidentia facta fit, color<text:line-break/>cinereus erit, aliorum tophorum colori similis, qui in aquis<text:line-break/>sponte calidis multis in regionibus lapidibus adnasci ac-<text:line-break/>crefcereque cernuntur, et in vafisi alioqui, ubi aqua cale-<text:line-break/>fit. Quin etiam in animalisi corpore ex purulento hu-<text:line-break/>more et ex purulento pituitofoque compofito, hujusmodi<text:line-break/>tophus nonnunquam creari potest, quemadmodum et in<text:line-break/>articulorqm morbisi accidere confueVit: eodem enim pror-<text:line-break/>fusi modo in his et renum affectibus lapides concrescunt.<text:line-break/>At si quibusidam parum sanguinis cum pituita crassa len-<text:line-break/>taque mistum sit , urinarum subsidentia color pro succi<text:line-break/>majore copia evadet, nonnunquam veluti ex pallido albo-<text:line-break/>que mistus aut ex rubro et albo aut ex flavo et albo.<text:line-break/>Nonnunquam vero et rususi erit et ipso sanguinis colore<text:line-break/>ad colorum differentias faciente; neque enim sanguis bo-<text:line-break/>millibus exquifite ruber semper est, sed interfuso quidem<text:line-break/>ad atrius, interdum ad flavius et rufiuS vergit. Aut igi-</text:p>
      <text:p text:style-name="P3">tur omnes , quas modo recensui , colorum differentias<text:line-break/>praeter cinereum ab hac voce, rufum, significari putan-<text:line-break/>dum est, ipfo dicente arenulas rufas fubfidere aut adiectam<text:line-break/>illam vocem, sanguinem ex communi sensu dictam fuisse<text:line-break/>accipiendum est. Dico autem nonnunquam , quemadmo-<text:line-break/>dum enim cruentum ipsis interdum lotium emittitur, non<text:line-break/>femper tamen neque in omnibus renum affectibus, pari-<text:line-break/>ter et interdum arenulae rufae in urinis fubfidentes au-<text:line-break/>parent. In commentariis namque de naturalibus potentiis,<text:line-break/>quicquid in venis ferest tenuisque cum sanguine permistum<text:line-break/>est, Penem ad se ipsum attrahere demonstravimus, mea-<text:line-break/>tibus autem id in renis ventriculum perflantibus satius<text:line-break/>patesactisi, aliquid etiam ex crassioribus succisi illabitur.<text:line-break/>Quando igitur istud calesactum in renis cavo ad toplli<text:line-break/>consistentiam redactum fuerit, si renum visi expulsoria<text:line-break/>omne id una cum lotio extruserit, arenosae in ipfo fub-<text:line-break/>fidentiae fiunt; quodsi renisi cavo impactum tenacius in-</text:p>
      <text:p text:style-name="P3">haerescat, aliquid aliud ejusdem materiae ex vena cava<text:line-break/>suscipiens fibique apponens, plus augetur, semper enim<text:line-break/>quod recens influit, priori circumassigiturq atque ita insigni<text:line-break/>magnitudine tophus grandescit. Verum nonnulli inquiunt,<text:line-break/>cur sanguinem mejunt^ quoniam calculus egrediens quum<text:line-break/>angulofus fit, proximas particulas vulnerat et cruorem<text:line-break/>evocat. Quod fi ex vena cava in renem pertinens mea-<text:line-break/>tusi patentior fiat, sanguisi autem liquidus fit, neque mul-<text:line-break/>tus, neque visendus, cruentum ita lotium redditur. At<text:line-break/>dolorem stupidum in crus descendentem propter vasorum<text:line-break/>dorso incumbentium, cavae sciliCet venae magnaeque ar-<text:line-break/>teriae cum renibus et cruribus coniunctionem , ortum ha-<text:line-break/>here putandum est. Maximae namque in ipsos renes ex-<text:line-break/>pullulant; post eas quaedam haud magnae in lumbos in-<text:line-break/>seruntur: postea utrumque conceptaculum bipartito divisum<text:line-break/>in utrumque crus delabitur per ipsumque totum distribui-<text:line-break/>tar. Quicunque vero per meatus urinarios aut quasdam<text:line-break/>membranas aut nervos vel etiam peritonaeum cum cruri-</text:p>
      <text:p text:style-name="P3">bus sociari asseverant , dissecandorum corporum plane im-<text:line-break/>periti sunt. Quaenam igitur renum laborantibus accidant,<text:line-break/>haectenus narravit Hippocrates. Deinceps vero de ipso-<text:line-break/>sum curatione hisce verbis loquitur: quiescere non con-<text:line-break/>ducit, sed exercitationes, non impleri, juvenes veratro<text:line-break/>purgare, poplitem caedere, urinariis evacuare, tenuare et<text:line-break/>mollire. Sibi ipsi formulam quandam renum curationis<text:line-break/>hisce verbis per capita constituit, nonnulla quidem omnis<text:line-break/>aetatis corporisque habitus communia , nonnulla juvenum<text:line-break/>et robustorum proprie fcribens. Communia funt autem<text:line-break/>quae primo scripta funt et quiescere, quod ipse <text:span text:style-name="Default_20_Paragraph_20_Font"><text:span text:style-name="T23">ἐ</text:span></text:span><text:span text:style-name="Default_20_Paragraph_20_Font"><text:span text:style-name="T28">^</text:span></text:span><text:span text:style-name="Default_20_Paragraph_20_Font"><text:span text:style-name="T23">ιννὐειν</text:span></text:span><text:span text:style-name="Default_20_Paragraph_20_Font"><text:span text:style-name="T28"><text:line-break/></text:span></text:span>Vocat, quod otiose vivere significat, quod ipsis non con-<text:line-break/>ducere ait, et exercitationes; has enim conducere arbitra-<text:line-break/>tur tanquam multitudinem evacuantes et pituitofum, cras-<text:line-break/>sum immaturmnque omnem ad maturitatem ducentes et<text:line-break/>attenuantes et corporis omnes particulas roborantes. Sed<text:line-break/>te animadvertere oportet, ipsum non prorsum magnas<text:line-break/>exercitationes in praesentia dicere , veluti equitatione^ aut</text:p>
      <text:p text:style-name="P3">armis aut lucta aut pancratio certare aut humum fodere<text:line-break/>aut id genuS aliud facere; sed omnem absolute motionem,<text:line-break/>quae pro aetatiS, habitus roborisque renibuS aegrotantis<text:line-break/>ratione corpuS exercere valeat. Verum etiam non impleri,<text:line-break/>cujusque aetatiS et corporis habitus commune documen-<text:line-break/>tum est. Quae sequuntur, juVenibus , ut ipse ait, con-<text:line-break/>gruentia scribit, ita dicens: Iuvenes veratro purgare, po-<text:line-break/>plitem incidere. Veratro quidem purgare, si valde anti-<text:line-break/>quos assectus fit et ceu vectibus, ut ita dixerim, extru-<text:line-break/>dendus : ad hujusmodi enim morbos veratro utimur;<text:line-break/>venam autem caedere, ubi sanguis aut multus aut <text:span text:style-name="Default_20_Paragraph_20_Font"><text:span text:style-name="T14">C</text:span></text:span>rassus<text:line-break/>in venis abundet. Quodsi utroque auxilio ipse homo in-<text:line-break/>digeat, a venae sectione incipiendum esse patet. AIias<text:line-break/>autem didicisti, membra supra iecur cubiti venae sectio-<text:line-break/>nem postulare ; infra vero crurum , in poplitibus venas<text:line-break/>nobis caedentibus aut omnino saltem juxta maIIeolos.<text:line-break/>Quod deinceps dixit : armariis mundare omnibus utiIe est,</text:p>
      <text:p text:style-name="P3">neque simpliciter dixit urinariis utendum esse, sed hoc<text:line-break/>verbum, mundare, adjicienS modum adsumenti ab ipsis<text:line-break/>provenient^ declaravit, non solum tenacia et crassa reni-<text:line-break/>bus inhaerentia purgantibus, verum etiam cum ipsis et ea,<text:line-break/>quam in venis praeter naturam sanguini mista innatant,<text:line-break/>educentibus. Quod autem in calce narrationis dictum est,<text:line-break/>tenuare , omnibus renum vitio laborantibus usui est et<text:line-break/>quos ad veratri sumptionem praeparamus et quos sine hoc<text:line-break/>per sanguinis missionem curamus vel etiam post ejuS as-<text:line-break/>sumptionem. Dictum est autem, tenuare, de humoribus;<text:line-break/>hos enim tenuare convenit; mollire, de membris solidis;<text:line-break/>siquidem utrumque veratrum IlausturiS percommodum est,<text:line-break/>ut tuto purgatio fiat. Igitur nisi humoreS pertenuati sue-<text:line-break/>rint et membra, per quae fit vomituS, mollia reddita<text:line-break/>sint et ad distentione detractionesque, antequam demus<text:line-break/>veratrum, tractabilia effecta, in suffocationiS discrimen,<text:line-break/>ob humorum crassitiem aegrum adducemus aut nervorum<text:line-break/>convulsiones in vellicationibuS, ob membrorum in dila-</text:p>
      <text:p text:style-name="P3">tando duritiam quae purgatur, capietur aut vasculum ali-<text:line-break/>quod dirumpetur. Quin etiam licet veratrum non prae-<text:line-break/>beatur, optima res est humores tenues esse et renum<text:line-break/>ipforum corpora mollia , ut per ipsa tranfire facile humo-<text:line-break/>res possint: nam ab initio neque calculus in ipsis un-<text:line-break/>quam generabitur, si quis haec ambo diligenter observet.</text:p>
      <text:p text:style-name="Normal">VII.</text:p>
      <text:p text:style-name="P5"><text:span text:style-name="Default_20_Paragraph_20_Font"><text:span text:style-name="T14">Muliebria aqua laborantibus diutius perseverant; quum<text:line-break/>vero non celeriter prodeant, tumores essiciunt.</text:span></text:span></text:p>
      <text:p text:style-name="P1">Aqua laborantes nonnulli intelligunt eaS, quae ut<text:line-break/>aqua inter cutem corripiantur, idoneae funt; nonnulli<text:line-break/>eaS, quae tenuem naturaliter aquofumque sanguinem ha-<text:line-break/>hent. Potest autem et de utrisque dictum esse intelligi,<text:line-break/>se magiS de illiS quarum sanguis natura subtilia est, nullo<text:line-break/>alio morboso affectu corpuS infestante: in istis enim men-<text:line-break/>strua purgatio, quam muliebria vocavit, <text:span text:style-name="Default_20_Paragraph_20_Font"><text:span text:style-name="T14">diu</text:span></text:span> permanet.</text:p>
      <text:p text:style-name="P3">Dupliciter enim et id ipsum diu intelligi potest aut de<text:line-break/>diebus, quibus ejusmodi mulieres purgantur aut de ipsa-<text:line-break/>rllla aetate; si de diebus intelligasi, significabit, pluribus<text:line-break/>deinceps diebus istas, quam alias mulieres purgari; si de<text:line-break/>aetate, per plures annos menstrua excrementa durare: nam<text:line-break/>revera in istis multus tenuisque sanguis colligitur, quem-<text:line-break/>admodum contrario modo affectis paucus et crassas. Al-<text:line-break/>bae quidem sunt priores et molles, nigrae autem durae<text:line-break/>et graciles omnino eae, quae atrabilarium sanguinem pro-<text:line-break/>creant, clarmnque est istas ab initio contrariis inter se<text:line-break/>temperaturis constare i nam quae ab ipso nunc aqua labo-<text:line-break/>rantes vocantur, humidioris sunt ac frigidioris tempera-<text:line-break/>menti ; his contrariae siccioris atque calidioris. Quod si<text:line-break/>ex morbo aqua abundaverint, non omnibus mensas pluri-<text:line-break/>bus diebus feruntur; interdum enim ipsa suppressio morbi<text:line-break/>earum causa est; rursus suppressio ob osculorum uteri ob-</text:p>
      <text:p text:style-name="P3">structionem fanguinisque crassitiem essicitur. Quapropter<text:line-break/>nonnulli arbitrantes dictum hoc de mulieribus ex morbo<text:line-break/>aqua abundantibusi accipiendum esse, loco verbi perma-<text:line-break/>nent permanere legunt, sic muliebria aqua laborantibus<text:line-break/>permanere diu, subintelligere nos, conveniens, <text:span text:style-name="Default_20_Paragraph_20_Font"><text:span text:style-name="T14">i</text:span></text:span>ubentes,<text:line-break/>ac si ita dixisset , muliebria aqua laborantibuS diu con-<text:line-break/>venit permanere, ut confultorius juxta et curatorius sermo<text:line-break/>sit, ejuS tantum, quod fit, narrationem in fe continens.<text:line-break/>Huic sententiae consentire ajunt id, quod in calce fer-<text:line-break/>monia dictum est, quum vero celeriter non ferantur, in-<text:line-break/>tumescunt. Velle enim ipsum dicunt, pluribus diebus,<text:line-break/>ita et brevi tempore, hujusmodi muliereS expurgari, quo-<text:line-break/>niam tarde exeuntibuS menstruis purgamenta tumores<text:line-break/>fiunt. Atqui hoc etiam et in habentibus aquosum sangui-<text:line-break/>nem contingere ait; istis etenim carnes aquosiores gene-<text:line-break/>Fantur, haud statis temporibus accedente purgatione.</text:p>
      <text:h text:style-name="P104" text:outline-level="4"><text:bookmark-start text:name="bookmark85"/>VIII.<text:bookmark-end text:name="bookmark85"/></text:h>
      <text:p text:style-name="P5"><text:span text:style-name="Default_20_Paragraph_20_Font"><text:span text:style-name="T14">Cranone vetusti dolore srigidi, recentes calidi. Eorum<text:line-break/>plerique a sanguine creabantur. Quae etiam ab ischia<text:line-break/>ex</text:span></text:span><text:span text:style-name="Default_20_Paragraph_20_Font"><text:span text:style-name="T1">u</text:span></text:span><text:span text:style-name="Default_20_Paragraph_20_Font"><text:span text:style-name="T14">r</text:span></text:span><text:span text:style-name="Default_20_Paragraph_20_Font"><text:span text:style-name="T1">e</text:span></text:span><text:span text:style-name="Default_20_Paragraph_20_Font"><text:span text:style-name="T14">bantur pathemata , frigida.</text:span></text:span></text:p>
      <text:h text:style-name="P116" text:outline-level="3"><text:bookmark-start text:name="bookmark87"/><text:span text:style-name="Default_20_Paragraph_20_Font"><text:span text:style-name="T1">-nuo nisu cl tonsa L, l t. t .<text:tab/>t It t d</text:span></text:span><text:span text:style-name="Default_20_Paragraph_20_Font"><text:span text:style-name="T14">s</text:span></text:span><text:span text:style-name="Default_20_Paragraph_20_Font"><text:span text:style-name="T1"> t t, </text:span></text:span><text:span text:style-name="Default_20_Paragraph_20_Font"><text:span text:style-name="T14">c</text:span></text:span><text:span text:style-name="Default_20_Paragraph_20_Font"><text:span text:style-name="T1"> t</text:span></text:span><text:bookmark-end text:name="bookmark87"/></text:h>
      <text:p text:style-name="P1">Hsiec quoque sibi ipsi scripsisse videtur Hippocrates<text:line-break/>reminiscentiae causa sub brevi compendio, propter quod<text:line-break/>et obscurior oratio est. Dubium est enim , doloresine<text:line-break/>tantum in Cranone factos fuisse dicat, eosque in ventrene<text:line-break/>an etiam in alia quapiam parte, an vero affectus cum do-<text:line-break/>lore conjunctos. Illud autem antiquos dolores frigidos<text:line-break/>esse, novos autem calidos, etsi clare dictum esse videa-<text:line-break/>tur, obscurum tamen nonnihil atque ambiguum est. Aut<text:line-break/>enim antiquos dicit, qui jam pridem excitati fuerunt aut<text:line-break/>diu perseverantes, quemadmodum et recentes aut nunc<text:line-break/>excitatos aut cito desinentes et frigidos aut frigoris sen-<text:line-break/>sum inserentes aut qui a calidis mitigantur ; pariter et</text:p>
      <text:p text:style-name="P2"><text:span text:style-name="Default_20_Paragraph_20_Font"><text:span text:style-name="T1">calidos aut caloris </text:span></text:span><text:span text:style-name="Default_20_Paragraph_20_Font"><text:span text:style-name="T12">t</text:span></text:span><text:span text:style-name="Default_20_Paragraph_20_Font"><text:span text:style-name="T1">en</text:span></text:span><text:span text:style-name="Default_20_Paragraph_20_Font"><text:span text:style-name="T12">t</text:span></text:span><text:span text:style-name="Default_20_Paragraph_20_Font"><text:span text:style-name="T1">um facientes aut qui a frigidis su-<text:line-break/>piantur. Quidam etiam dolores frigidos vocatos esse di-<text:line-break/>cunt , qui leves sunt; calidos , qui vehementes: aut fe-<text:line-break/>eundum usitatum Graecis loquendi morem significationes<text:line-break/>has accipientes. Verum quo anni tempore Hippocrates<text:line-break/>haec facta fuisse scripserit, nos ignorantes, neque etiam<text:line-break/>. quando excitari sint .aut. quomodo aut quamdiu per man-<text:line-break/>sierint dolores, evidenter invenire possumus Sed novos<text:line-break/>quidem dolores prorsus fangume creatos esse idem .est, ac<text:line-break/>fi dixisset ex sanguine calido videlicet ac multo ; at de<text:line-break/>antiquis doloribus loquens quum lucrum non adjecerit,<text:line-break/>signum est ab altero quodam succo frigido ipsos. ortos<text:line-break/>fuisse et ea quae ex coxendice frigida nisis oborta esse ait,<text:line-break/>ut affectus dicens aut dolores, frigido scilicet et istos hu-<text:line-break/>mores concitante. At multos explanatores demirari licet<text:line-break/>in hujusmodi locutiones , de quibus nihil affirmari potest,<text:line-break/>multa sine demonstratione scribentes; ubi vero aliquid<text:line-break/>demonstrari et utiliter inveniri potest aut nihil penitus</text:span></text:span></text:p>
      <text:p text:style-name="P3"><text:span text:style-name="Default_20_Paragraph_20_Font"><text:span text:style-name="T1">aut pauca et sine demonstratione tanquam .mandata fieri-<text:line-break/>bentes.</text:span></text:span></text:p>
      <text:p text:style-name="Normal"><text:span text:style-name="Default_20_Paragraph_20_Font"><text:span text:style-name="T1">si Ix. </text:span></text:span><text:span text:style-name="Default_20_Paragraph_20_Font"><text:span text:style-name="T14">. su.. . i</text:span></text:span></text:p>
      <text:p text:style-name="Normal"><text:span text:style-name="Default_20_Paragraph_20_Font"><text:span text:style-name="T12">Qu</text:span></text:span>i <text:span text:style-name="Default_20_Paragraph_20_Font"><text:span text:style-name="T12">affectus ad vehemen</text:span></text:span>t<text:span text:style-name="Default_20_Paragraph_20_Font"><text:span text:style-name="T12">es rigores -p</text:span></text:span>ro<text:span text:style-name="Default_20_Paragraph_20_Font"><text:span text:style-name="T12">cedunt, non ad-<text:line-break/>-m</text:span></text:span>o<text:span text:style-name="Default_20_Paragraph_20_Font"><text:span text:style-name="T12">dum n</text:span></text:span>i<text:span text:style-name="Default_20_Paragraph_20_Font"><text:span text:style-name="T12">si prope statu</text:span></text:span>m <text:span text:style-name="Default_20_Paragraph_20_Font"><text:span text:style-name="T12">m</text:span></text:span>it<text:span text:style-name="Default_20_Paragraph_20_Font"><text:span text:style-name="T12">e/cunt.</text:span></text:span></text:p>
      <text:p text:style-name="P1"><text:span text:style-name="Default_20_Paragraph_20_Font"><text:span text:style-name="T1">Ita fcriptum. este hunc sermonem, antiqui explanalo-<text:line-break/>res agnoscunt. At recentiores ipsum in clariorem per</text:span></text:span><text:span text:style-name="Default_20_Paragraph_20_Font"><text:span text:style-name="T14">a</text:span></text:span><text:span text:style-name="Default_20_Paragraph_20_Font"><text:span text:style-name="T1">m-<text:line-break/>tantus ita scribunt, rigores validi existentes non admodum<text:line-break/>mitigantur, fed prope. statum, hancque locutionem id nos<text:line-break/>docere volunt, omnes validos in morbo rigores. non ad-<text:line-break/>modum ullo alio morbi tempore mitescere, praeterquam<text:line-break/>quum prope statum esu Secundum priorem autem feri-.<text:line-break/>pturam qui in rigores validos tendunt., hoc est perveniunt<text:line-break/>affectus, subintelligendus est enim affectus, operiet ipsum<text:line-break/>intelligere, hos a</text:span></text:span><text:span text:style-name="Default_20_Paragraph_20_Font"><text:span text:style-name="T14">n</text:span></text:span><text:span text:style-name="Default_20_Paragraph_20_Font"><text:span text:style-name="T1">te statum non mitescere. Quidam rane</text:span></text:span></text:p>
      <text:p text:style-name="P39"><text:span text:style-name="Default_20_Paragraph_20_Font"><text:span text:style-name="T1">ipsum, status, qui universi morbi pars est meminisse di-<text:line-break/>eunt.;- alii vero ejus, qui in privatis exacerbationibus in-<text:line-break/>- venitur.: ut rigor quum vehemens est, antequam tempus<text:line-break/>status adventet, non desinat. ld quidem nonnullis exi-<text:line-break/>dentur accidit, istumque appellamus rigorem </text:span></text:span><text:span text:style-name="Default_20_Paragraph_20_Font"><text:span text:style-name="T12">anee</text:span></text:span><text:span text:style-name="Default_20_Paragraph_20_Font"><text:span text:style-name="T1">i</text:span></text:span><text:span text:style-name="Default_20_Paragraph_20_Font"><text:span text:style-name="T12">herman-<text:line-break/>t</text:span></text:span><text:span text:style-name="Default_20_Paragraph_20_Font"><text:span text:style-name="T1">o</text:span></text:span><text:span text:style-name="Default_20_Paragraph_20_Font"><text:span text:style-name="T12">n</text:span></text:span><text:span text:style-name="Default_20_Paragraph_20_Font"><text:span text:style-name="T1"> .Graeco vocabulo, hoc est calefieri nequeuntenr, non<text:line-break/>validum. Contingit autem et vi rigorem ipfum fortum<text:line-break/>dicere : inulto enim . malignior est, quam qui immodice<text:line-break/>vehemens sit et celeriter desinat. Quod si universae ac-<text:line-break/>gritudinis statum i</text:span></text:span><text:span text:style-name="Default_20_Paragraph_20_Font"><text:span text:style-name="T12">n</text:span></text:span><text:span text:style-name="Default_20_Paragraph_20_Font"><text:span text:style-name="T1">telligas, maxime in quarta</text:span></text:span><text:span text:style-name="Default_20_Paragraph_20_Font"><text:span text:style-name="T12">n</text:span></text:span><text:span text:style-name="Default_20_Paragraph_20_Font"><text:span text:style-name="T1">is febribus<text:line-break/>ferme iste utilis fuerit. Nam si cum validis rigoribus ac-<text:line-break/>cessiones invadant, si nihil remittantur rigores, fieri non<text:line-break/>- potest ut ad statum morbus pervenerit: quin etiam multo<text:line-break/>minus hujusce quartanae declinationem fore sperandum- est<text:line-break/>prius , quam rigor fedatus fuerit. Quare formo prognosti-<text:line-break/>cus est de febribus ad. rigores vehementes adscendentibus,<text:line-break/>qui prius quam rigor fedatus sit, discuti nequeunt; id<text:line-break/>autem prope statum efficitur. At id genus rigores ex<text:line-break/>x<text:tab/>j .</text:span></text:span></text:p>
      <text:p text:style-name="P3"><text:span text:style-name="Default_20_Paragraph_20_Font"><text:span text:style-name="T1">frigidissima pituita vitrea nominata aut ex atrae bilis succo.<text:line-break/>proveniunt, verum ex nraegelida pituita rigor fit non<text:line-break/>vehemens, sed aegre incalescens, ex succo autem melan-<text:line-break/>ebo li eo nonnunquam utroque modo , nonnunquam altera<text:line-break/>utro; fed hujusmodi succus quarto quoque die accessio-<text:line-break/>nem facit, vitreus vero quotidie. Nihil plane hujusce-<text:line-break/>modi rerum interpretes declarant; sed illa uberrime<text:line-break/>accuratissimeque persequuntur, quae nullum penitus fructum<text:line-break/>auditoribus ferunt : nam et in sequenti sermone , pluri-<text:line-break/>mum medicinalis eruditionis continente, nullum ex cele-<text:line-break/>berrimis praeceptis fcire deprehenduntur.</text:span></text:span></text:p>
      <text:p text:style-name="Normal"><text:span text:style-name="Default_20_Paragraph_20_Font"><text:span text:style-name="T1">X.</text:span></text:span></text:p>
      <text:p text:style-name="P5"><text:span text:style-name="Default_20_Paragraph_20_Font"><text:span text:style-name="T12">Ante rig</text:span></text:span><text:span text:style-name="Default_20_Paragraph_20_Font"><text:span text:style-name="T1">o</text:span></text:span><text:span text:style-name="Default_20_Paragraph_20_Font"><text:span text:style-name="T12">rem urinarum suppre</text:span></text:span><text:span text:style-name="Default_20_Paragraph_20_Font"><text:span text:style-name="T1">ssio</text:span></text:span><text:span text:style-name="Default_20_Paragraph_20_Font"><text:span text:style-name="T12">ne</text:span></text:span><text:span text:style-name="Default_20_Paragraph_20_Font"><text:span text:style-name="T1">s , </text:span></text:span><text:span text:style-name="Default_20_Paragraph_20_Font"><text:span text:style-name="T12">si cum bon</text:span></text:span><text:span text:style-name="Default_20_Paragraph_20_Font"><text:span text:style-name="T1">is </text:span></text:span><text:span text:style-name="Default_20_Paragraph_20_Font"><text:span text:style-name="T12">signi</text:span></text:span><text:span text:style-name="Default_20_Paragraph_20_Font"><text:span text:style-name="T1">s<text:line-break/></text:span></text:span><text:span text:style-name="Default_20_Paragraph_20_Font"><text:span text:style-name="T12">processerint et alvu</text:span></text:span><text:span text:style-name="Default_20_Paragraph_20_Font"><text:span text:style-name="T1">s </text:span></text:span><text:span text:style-name="Default_20_Paragraph_20_Font"><text:span text:style-name="T12">defecerit su</text:span></text:span><text:span text:style-name="Default_20_Paragraph_20_Font"><text:span text:style-name="T1">m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que afuerint. Eor-<text:line-break/>tabi</text:span></text:span><text:span text:style-name="Default_20_Paragraph_20_Font"><text:span text:style-name="T1">s </text:span></text:span><text:span text:style-name="Default_20_Paragraph_20_Font"><text:span text:style-name="T12">vero tum febri</text:span></text:span><text:span text:style-name="Default_20_Paragraph_20_Font"><text:span text:style-name="T1">s </text:span></text:span><text:span text:style-name="Default_20_Paragraph_20_Font"><text:span text:style-name="T12">modu</text:span></text:span><text:span text:style-name="Default_20_Paragraph_20_Font"><text:span text:style-name="T1">s, </text:span></text:span><text:span text:style-name="Default_20_Paragraph_20_Font"><text:span text:style-name="T12">tum e</text:span></text:span><text:span text:style-name="Default_20_Paragraph_20_Font"><text:span text:style-name="T1">ti</text:span></text:span><text:span text:style-name="Default_20_Paragraph_20_Font"><text:span text:style-name="T12">a</text:span></text:span><text:span text:style-name="Default_20_Paragraph_20_Font"><text:span text:style-name="T1">m </text:span></text:span><text:span text:style-name="Default_20_Paragraph_20_Font"><text:span text:style-name="T12">fartasu</text:span></text:span><text:span text:style-name="Default_20_Paragraph_20_Font"><text:span text:style-name="T1">s </text:span></text:span><text:span text:style-name="Default_20_Paragraph_20_Font"><text:span text:style-name="T12">quae<text:line-break/>ex la</text:span></text:span><text:span text:style-name="Default_20_Paragraph_20_Font"><text:span text:style-name="T1">ssit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bus</text:span></text:span><text:span text:style-name="Default_20_Paragraph_20_Font"><text:span text:style-name="T1"> o</text:span></text:span><text:span text:style-name="Default_20_Paragraph_20_Font"><text:span text:style-name="T12">b</text:span></text:span><text:span text:style-name="Default_20_Paragraph_20_Font"><text:span text:style-name="T1">o</text:span></text:span><text:span text:style-name="Default_20_Paragraph_20_Font"><text:span text:style-name="T12">riun</text:span></text:span><text:span text:style-name="Default_20_Paragraph_20_Font"><text:span text:style-name="T1">t</text:span></text:span><text:span text:style-name="Default_20_Paragraph_20_Font"><text:span text:style-name="T12">ur, consideranda sun</text:span></text:span><text:span text:style-name="Default_20_Paragraph_20_Font"><text:span text:style-name="T1">t.</text:span></text:span></text:p>
      <text:p text:style-name="P2"><text:span text:style-name="Default_20_Paragraph_20_Font"><text:span text:style-name="T1">Per deos quid dicere debeam, nefcio, quando utilissi-<text:line-break/>mum praeceptum milliesque in laborantibus deprehensum<text:line-break/>libri hujus interpretes ignorant. Sed alios quispiam mi-<text:line-break/>nus demiretur; Sabinus vero Rususque Ephesius, viri lu<text:line-break/>libris Hippocratis diligentissime versati, magna profecto<text:line-break/>admiratione digni funt, nisi frequenter judicatorio rigori<text:line-break/>urinae suppressionem antecessisse viderint, de qua in prae-<text:line-break/>fentla Hippocrates meminit , nos judicatorium rigorem lu<text:line-break/>morbo futurum praesagire edocens. Si in acuta febre et-<text:line-break/>alia signa tibi salubria videantur et judicationem paulo<text:line-break/>post fore speres, te ferre oportet , suppresso lotio judiea-<text:line-break/>torium rigorem necessario futurum. Quod si et nox disi-<text:line-break/>sicilis antecesserit et dies judicatorius sit, certius futurus<text:line-break/>rigor praedici poterit. At si nota ex arteria pulsata, ut<text:line-break/>didicisti, idem tibi ostenderit , non rigorem modo , verum<text:line-break/>etiam acerbissimum rigorem indubitanter fore exspectato.<text:line-break/>Illud igitur ex bonis aut urinis solis aut etiam ex aliis<text:line-break/>bonis signis una cum ipsic urinis te intelligere oportet.</text:span></text:span></text:p>
      <text:p text:style-name="P2"><text:span text:style-name="Default_20_Paragraph_20_Font"><text:span text:style-name="T1">Tanta nempe signorum ab urina in acutis febribus vis est,<text:line-break/>ut et roli ipsi credendum sit; aliis veto accedentibus etiam,<text:line-break/>divinatio tibi erit firmissima perpetuoque veridica. Verum<text:line-break/>.urina etiam, alvo multa excernente,. supprimitur; illuc<text:line-break/>enim ferulam humiditatem vergere signum est,. cujus re-<text:line-break/>dundantis triplicem evacuationem esse didicisti, per al-<text:line-break/>vum, per lotium, per sudores. Igitur si alvus plura, de-<text:line-break/>, jecerit, urinae suppressae ad futurum .rigorem praefentien-<text:line-break/>dum fidere non. convenit; at si.alvus fluxa non sic pro-<text:line-break/>ximamque esse morbijudicatienem praenoveris , aegrotum<text:line-break/>rigere sudareque necesse esu. Quid sibi volunt autem verba<text:line-break/>illa: </text:span></text:span><text:span text:style-name="Default_20_Paragraph_20_Font"><text:span text:style-name="T12">Et somn</text:span></text:span><text:span text:style-name="Default_20_Paragraph_20_Font"><text:span text:style-name="T1">i </text:span></text:span><text:span text:style-name="Default_20_Paragraph_20_Font"><text:span text:style-name="T12">adsin</text:span></text:span><text:span text:style-name="Default_20_Paragraph_20_Font"><text:span text:style-name="T1">t? nam si unum quiddam ex bonis<text:line-break/>signis adductum est, maxime dictis in praesentia quadra-,<text:line-break/>bit. Illud vero, si ex bonis fluxerint, velut exemplum<text:line-break/>quoddam dictum esu Quod si hoc tanquam futuri rigoris<text:line-break/>signum sit, non simpliciter id a. te intelligendum .est ; .ple-<text:line-break/>rumque enim nox iudicationem antecedens., antecedens,</text:span></text:span></text:p>
      <text:p text:style-name="P3"><text:span text:style-name="Default_20_Paragraph_20_Font"><text:span text:style-name="T1">inquam, rigori et judicationi post ipsum factae, molesta<text:line-break/>est, quando firmissimam cum antedictis rigoris futuri prae-<text:line-break/>fenfionem habebis. lnterdum autem , sed raro cum formiis<text:line-break/>placidis tranquilla nox est, atque in istis non rigorem,<text:line-break/>sed excretionem significans pulsus apparet. Sed de istis<text:line-break/>abunde in voluminibus de pulsibus actum esu Te prae-<text:line-break/>terea jubet Hippocrates et modum febris contemplari, hoc<text:line-break/>est, an calida sit et biliosa et ardens, an cx aliis quae-<text:line-break/>piam; nam quaecunque in acutis febribus et potissimum<text:line-break/>ardentibus rigores judicatorii fiunt, hos ex bile flava ex-<text:line-break/>tra venas per sensuris corpora delata excitari didicisti.<text:line-break/>Propterea et febres ex lassitudinibus provenientes tempe-<text:line-break/>.daturae biliofissimae ad praesensionem tibi et ipfae con-<text:line-break/>ducent. Haec itaque est ab externis causis ad divinatio-<text:line-break/>nem percepta utilitas, unico quidem veluti exemplo ex-<text:line-break/>plicata, tibi autem et in aliis externis causis, quaecu</text:span></text:span><text:span text:style-name="Default_20_Paragraph_20_Font"><text:span text:style-name="T12">n</text:span></text:span><text:span text:style-name="Default_20_Paragraph_20_Font"><text:span text:style-name="T1">que</text:span></text:span></text:p>
      <text:p text:style-name="P3"><text:span text:style-name="Default_20_Paragraph_20_Font"><text:span text:style-name="T1">biliosius corpus efficiunt, futura percommoda. Hae funt<text:line-break/>autem, morae fusi fele aestivo , vigiliae , cogitationes , an-<text:line-break/>gores animi, ira, alimenti inopia, bilio forum ciborum<text:line-break/>. nimius usus. Primam sane tutissimamque naturae febrium<text:line-break/>notitiam ex iis quae in corpore apparent, acquirentes,<text:line-break/>quemadmodum in commentariis de differentia febrium di-<text:line-break/>dixisti; fecunda vero et ab externis causis notitia ^ad eo-<text:line-break/>rum quae invenisti certiorem fidem haud purum expediet.<text:line-break/>Mirandum est igitur quonam pacto haec utilissima con-<text:line-break/>templario explanatores latuerit.</text:span></text:span></text:p>
      <text:h text:style-name="Normal" text:outline-level="4"><text:bookmark-start text:name="bookmark89"/>XI.<text:bookmark-end text:name="bookmark89"/></text:h>
      <text:p text:style-name="Normal">A<text:span text:style-name="Default_20_Paragraph_20_Font"><text:span text:style-name="T12">bsce</text:span></text:span>ssus <text:span text:style-name="Default_20_Paragraph_20_Font"><text:span text:style-name="T12">non adm</text:span></text:span>o<text:span text:style-name="Default_20_Paragraph_20_Font"><text:span text:style-name="T12">dum qu</text:span></text:span>i<text:span text:style-name="Default_20_Paragraph_20_Font"><text:span text:style-name="T12">bu</text:span></text:span>s <text:span text:style-name="Default_20_Paragraph_20_Font"><text:span text:style-name="T12">rigore</text:span></text:span>s o<text:span text:style-name="Default_20_Paragraph_20_Font"><text:span text:style-name="T12">bor</text:span></text:span>i<text:span text:style-name="Default_20_Paragraph_20_Font"><text:span text:style-name="T12">un</text:span></text:span>t<text:span text:style-name="Default_20_Paragraph_20_Font"><text:span text:style-name="T12">ur.<text:line-break/></text:span></text:span><text:span text:style-name="Default_20_Paragraph_20_Font"><text:span text:style-name="T14">i —</text:span></text:span></text:p>
      <text:p text:style-name="P1"><text:span text:style-name="Default_20_Paragraph_20_Font"><text:span text:style-name="T1">Raro abscessus illis., qui cum rigore febricitant, eve-<text:line-break/>niunt, quemadmodum in quartanis tertianisque febribus<text:line-break/>videre licet; In istarum enim accessionum remissionibus</text:span></text:span></text:p>
      <text:p text:style-name="P40"><text:span text:style-name="Default_20_Paragraph_20_Font"><text:span text:style-name="T1">excretiones multitudinem educunt, propter quod permul-<text:line-break/>tam esse operiet vexantium humorum abundantiam, ut<text:line-break/>naturae abscessum facere necesse sit.<text:tab/>-</text:span></text:span></text:p>
      <text:p text:style-name="Normal"><text:span text:style-name="Default_20_Paragraph_20_Font"><text:span text:style-name="T1">XII.</text:span></text:span></text:p>
      <text:p text:style-name="Normal"><text:span text:style-name="Default_20_Paragraph_20_Font"><text:span text:style-name="T12">Crurum esioem</text:span></text:span><text:span text:style-name="Default_20_Paragraph_20_Font"><text:span text:style-name="T1">i</text:span></text:span><text:span text:style-name="Default_20_Paragraph_20_Font"><text:span text:style-name="T12">nat</text:span></text:span><text:span text:style-name="Default_20_Paragraph_20_Font"><text:span text:style-name="T1">io</text:span></text:span><text:span text:style-name="Default_20_Paragraph_20_Font"><text:span text:style-name="T12">ne</text:span></text:span><text:span text:style-name="Default_20_Paragraph_20_Font"><text:span text:style-name="T1">s -. </text:span></text:span><text:span text:style-name="Default_20_Paragraph_20_Font"><text:span text:style-name="T12">velut</text:span></text:span><text:span text:style-name="Default_20_Paragraph_20_Font"><text:span text:style-name="T1">i </text:span></text:span><text:span text:style-name="Default_20_Paragraph_20_Font"><text:span text:style-name="T12">aut ante</text:span></text:span><text:span text:style-name="Default_20_Paragraph_20_Font"><text:span text:style-name="T1"> mo</text:span></text:span><text:span text:style-name="Default_20_Paragraph_20_Font"><text:span text:style-name="T12">rbum aut si</text:span></text:span><text:span text:style-name="Default_20_Paragraph_20_Font"><text:span text:style-name="T1">s-<text:line-break/></text:span></text:span><text:span text:style-name="Default_20_Paragraph_20_Font"><text:span text:style-name="T12">: t</text:span></text:span>i<text:span text:style-name="Default_20_Paragraph_20_Font"><text:span text:style-name="T12">m a</text:span></text:span><text:span text:style-name="Default_20_Paragraph_20_Font"><text:span text:style-name="T1"> m</text:span></text:span><text:span text:style-name="Default_20_Paragraph_20_Font"><text:span text:style-name="T12">orb</text:span></text:span><text:span text:style-name="Default_20_Paragraph_20_Font"><text:span text:style-name="T1">o </text:span></text:span><text:span text:style-name="Default_20_Paragraph_20_Font"><text:span text:style-name="T12">iter sumenti fiunt, atque</text:span></text:span><text:span text:style-name="Default_20_Paragraph_20_Font"><text:span text:style-name="T1"> i</text:span></text:span><text:span text:style-name="Default_20_Paragraph_20_Font"><text:span text:style-name="T12">deo fartasu</text:span></text:span><text:span text:style-name="Default_20_Paragraph_20_Font"><text:span text:style-name="T1">s,<text:line-break/></text:span></text:span><text:span text:style-name="Default_20_Paragraph_20_Font"><text:span text:style-name="T12">qu</text:span></text:span><text:span text:style-name="Default_20_Paragraph_20_Font"><text:span text:style-name="T1">o</text:span></text:span><text:span text:style-name="Default_20_Paragraph_20_Font"><text:span text:style-name="T12">d ex la/st</text:span></text:span><text:span text:style-name="Default_20_Paragraph_20_Font"><text:span text:style-name="T1">t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a</text:span></text:span><text:span text:style-name="Default_20_Paragraph_20_Font"><text:span text:style-name="T1">li</text:span></text:span><text:span text:style-name="Default_20_Paragraph_20_Font"><text:span text:style-name="T12">quid</text:span></text:span><text:span text:style-name="Default_20_Paragraph_20_Font"><text:span text:style-name="T1"> i</text:span></text:span><text:span text:style-name="Default_20_Paragraph_20_Font"><text:span text:style-name="T12">n ar</text:span></text:span><text:span text:style-name="Default_20_Paragraph_20_Font"><text:span text:style-name="T1">ti</text:span></text:span><text:span text:style-name="Default_20_Paragraph_20_Font"><text:span text:style-name="T12">culos absce/sit, ex<text:line-break/>quo e</text:span></text:span>ti<text:span text:style-name="Default_20_Paragraph_20_Font"><text:span text:style-name="T12">am cruru</text:span></text:span><text:span text:style-name="Default_20_Paragraph_20_Font"><text:span text:style-name="T1">m </text:span></text:span><text:span text:style-name="Default_20_Paragraph_20_Font"><text:span text:style-name="T12">esioeminat</text:span></text:span><text:span text:style-name="Default_20_Paragraph_20_Font"><text:span text:style-name="T1">m </text:span></text:span><text:span text:style-name="Default_20_Paragraph_20_Font"><text:span text:style-name="T12">nes.</text:span></text:span></text:p>
      <text:p text:style-name="P1"><text:span text:style-name="Default_20_Paragraph_20_Font"><text:span text:style-name="T1">Evidenter cognosci nequit, utrum solas imbecillitates<text:line-break/>effoeminationes dixerit, an eas quae ex penuria nutrimenti<text:line-break/>omnium crurum fiant. Quantum enim ad prius ex a</text:span></text:span><text:span text:style-name="Default_20_Paragraph_20_Font"><text:span text:style-name="T12">n</text:span></text:span><text:span text:style-name="Default_20_Paragraph_20_Font"><text:span text:style-name="T1">te-<text:line-break/>dictis exemplis pertinet et eas quae per inopiam alimenti<text:line-break/>fiant, intelligere licet; quantum vero ad fecundum </text:span></text:span><text:span text:style-name="Default_20_Paragraph_20_Font"><text:span text:style-name="T12">t</text:span></text:span><text:span text:style-name="Default_20_Paragraph_20_Font"><text:span text:style-name="T1">pe-<text:line-break/>ctat, quum dicit, eo quod fortasse id, quod ex lassitudi-<text:line-break/>rubus, in articulos decubuit, extenuationes quispiam recte<text:line-break/>intelligere nequeat, sed absolute imbecillitates, quae et</text:span></text:span></text:p>
      <text:p text:style-name="P3"><text:span text:style-name="Default_20_Paragraph_20_Font"><text:span text:style-name="T1">citra maciem crurum actio</text:span></text:span><text:span text:style-name="Default_20_Paragraph_20_Font"><text:span text:style-name="T12">n</text:span></text:span><text:span text:style-name="Default_20_Paragraph_20_Font"><text:span text:style-name="T1">es debilitare vel etiam ab-<text:line-break/>fcessus excipere queu</text:span></text:span><text:span text:style-name="Default_20_Paragraph_20_Font"><text:span text:style-name="T12">n</text:span></text:span><text:span text:style-name="Default_20_Paragraph_20_Font"><text:span text:style-name="T1">t. Quod in calce autem sermonis<text:line-break/>adjectum est, ex quo erorum effoeminationes , dictum fuit<text:line-break/>et ab initio : quapropter nonunlli eorum quae deinceps<text:line-break/>fcripta sunt, istud antecedens faciunt, primum quidem<text:line-break/>haec verba: </text:span></text:span><text:span text:style-name="Default_20_Paragraph_20_Font"><text:span text:style-name="T12">ex qu</text:span></text:span><text:span text:style-name="Default_20_Paragraph_20_Font"><text:span text:style-name="T1">o, auferentes, unaque cum iis aliqua<text:line-break/>ex sequentibus permutantes. Verum quod tb initio dixi,<text:line-break/>et nunc repetam. Hoc est autem hujusce libri sententias<text:line-break/>varie ac multifariam scriptas esse, quemadmodum et hanc,<text:line-break/>quarum praeterea nonnullae haud recte disiunctae sunt;<text:line-break/>aliae contra haud congrue copulatae. Quorum omnium<text:line-break/>si meminerim simulque errantes confutare velim , in im-<text:line-break/>mensam longitudinem producetur oratio.</text:span></text:span></text:p>
      <text:p text:style-name="Normal"><text:span text:style-name="Default_20_Paragraph_20_Font"><text:span text:style-name="T18">-</text:span></text:span></text:p>
      <text:p text:style-name="Normal"><text:span text:style-name="Default_20_Paragraph_20_Font"><text:span text:style-name="T1">XIlli</text:span></text:span></text:p>
      <text:p text:style-name="P5"><text:span text:style-name="Default_20_Paragraph_20_Font"><text:span text:style-name="T12">Quae</text:span></text:span><text:span text:style-name="Default_20_Paragraph_20_Font"><text:span text:style-name="T1"> t</text:span></text:span><text:span text:style-name="Default_20_Paragraph_20_Font"><text:span text:style-name="T12">ubercula furas protulerant , acum</text:span></text:span><text:span text:style-name="Default_20_Paragraph_20_Font"><text:span text:style-name="T1">i</text:span></text:span><text:span text:style-name="Default_20_Paragraph_20_Font"><text:span text:style-name="T12">nata., aequab</text:span></text:span><text:span text:style-name="Default_20_Paragraph_20_Font"><text:span text:style-name="T1">i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ter<text:line-break/>e</text:span></text:span><text:span text:style-name="Default_20_Paragraph_20_Font"><text:span text:style-name="T1">o</text:span></text:span><text:span text:style-name="Default_20_Paragraph_20_Font"><text:span text:style-name="T12">m</text:span></text:span><text:span text:style-name="Default_20_Paragraph_20_Font"><text:span text:style-name="T1">m</text:span></text:span><text:span text:style-name="Default_20_Paragraph_20_Font"><text:span text:style-name="T12">a</text:span></text:span><text:span text:style-name="Default_20_Paragraph_20_Font"><text:span text:style-name="T1">t</text:span></text:span><text:span text:style-name="Default_20_Paragraph_20_Font"><text:span text:style-name="T12">uresuen</text:span></text:span><text:span text:style-name="Default_20_Paragraph_20_Font"><text:span text:style-name="T1">ti</text:span></text:span><text:span text:style-name="Default_20_Paragraph_20_Font"><text:span text:style-name="T12">a , neque in amb</text:span></text:span><text:span text:style-name="Default_20_Paragraph_20_Font"><text:span text:style-name="T1">it</text:span></text:span><text:span text:style-name="Default_20_Paragraph_20_Font"><text:span text:style-name="T12">u dura, deorsum</text:span></text:span><text:span text:style-name="Default_20_Paragraph_20_Font"><text:span text:style-name="T1"> t</text:span></text:span><text:span text:style-name="Default_20_Paragraph_20_Font"><text:span text:style-name="T12">en-</text:span></text:span></text:p>
      <text:p text:style-name="P3"><text:span text:style-name="Default_20_Paragraph_20_Font"><text:span text:style-name="T14">denti.., neque bij</text:span></text:span><text:span text:style-name="Default_20_Paragraph_20_Font"><text:span text:style-name="T1">i</text:span></text:span><text:span text:style-name="Default_20_Paragraph_20_Font"><text:span text:style-name="T14">da meliora sunt. Conti aria mala et<text:line-break/>quae plurimum contraria, pessima.</text:span></text:span></text:p>
      <text:p text:style-name="P1">Ab iis, quae ex terra progerminant , Graeci homines<text:line-break/>phymata vocaverunt, hoc est tubercula, eos praeter na-<text:line-break/>turam tumores, qui prorsus fine causa externa proveniunt,<text:line-break/>sed potissimum eos hoc nomine vocant, qui eXtra corpo-<text:line-break/>rus superficiem ext <text:span text:style-name="Default_20_Paragraph_20_Font"><text:span text:style-name="T14">o</text:span></text:span>berant. Verum ob nominis alterius<text:line-break/>inopiam interdum et latos pauloque naturalibus partibus<text:line-break/>elatiores hoc eodem nomine appellant, quod et Hippo-<text:line-break/>crates hoc loco secit, bona esse tubercula extumescentia<text:line-break/>dicens, lioc est quibus insignis tumesactio inest aut quae-<text:line-break/>cunque non introrsum, sed extrorsum versas augescunt,<text:line-break/>quemadmodum in libro praesagiorum scribens dixit: quae-<text:line-break/>cunque exterius vergunt, optima sunt, quam maxime ex-<text:line-break/>trorsum spectantia et in aciem turbinata; sed quaecunque,<text:line-break/>ait, introrsum rumpuntur, optima sunt, quae externas<text:line-break/>partesi minime attingunt. Melius quidem est extrorsum</text:p>
      <text:p text:style-name="P3"><text:span text:style-name="Default_20_Paragraph_20_Font"><text:span text:style-name="T1">vergere, fed si intro declinent, melius rursum in istis<text:line-break/>omnibus est ipforum eruptionem in interiores locos fieri.<text:line-break/>Tuberculorum rane generatio in abdomine atque etiam<text:line-break/>pectore est, istis enim inanes cavitates substant tubercu-<text:line-break/>Iornm introrsum spectantium praeter naturam tumorem<text:line-break/>excipientes. Sed ex iis, quae exterius intumescu</text:span></text:span><text:span text:style-name="Default_20_Paragraph_20_Font"><text:span text:style-name="T12">n</text:span></text:span><text:span text:style-name="Default_20_Paragraph_20_Font"><text:span text:style-name="T1">t, acuta<text:line-break/>ac. turbinata latis meliora sunt, utpote ex. calidioribus te-<text:line-break/>nuioribusque materiae soccis procreata et. idcirco celeriter<text:line-break/>suppurantia; nam ex orastis. tenacibnsque constantia, ut-<text:line-break/>pote frigidis et lata funt .et aegre loquuntur, quin etiam<text:line-break/>putrescunt potius quam coquuntur longiori tempero. Prae-:<text:line-break/>t erea laudat et aequabiliter suppurantia. Nam quae ex<text:line-break/>aliqua parte suppurant, reliquum vero totum non suppu-<text:line-break/>rana habent, primum quidem eo quod aliis statim fuppu-<text:line-break/>nantibus diuturniora sunt, secundo vero quod difficilius<text:line-break/>curantur, pejora cenfentur, aliis enim auxiliis supputantes<text:line-break/>partes egent, aliis non suppu</text:span></text:span><text:span text:style-name="Default_20_Paragraph_20_Font"><text:span text:style-name="T12">t</text:span></text:span><text:span text:style-name="Default_20_Paragraph_20_Font"><text:span text:style-name="T1">antes. Non ciccumdura<text:line-break/>autem circumderis meliora sunt. circumdura vocat au-</text:span></text:span></text:p>
      <text:p text:style-name="P2"><text:span text:style-name="Default_20_Paragraph_20_Font"><text:span text:style-name="T1">tem, quaero mediei mollia fnppurautiaque. sunt, circum<text:line-break/>vero dura et aegre aut nequaquam suppurantia. Laudat<text:line-break/>praeterea et tubercula declivia: .haec funt autem deorsum<text:line-break/>versus. aciem </text:span></text:span><text:span text:style-name="Default_20_Paragraph_20_Font"><text:span text:style-name="T12">t</text:span></text:span><text:span text:style-name="Default_20_Paragraph_20_Font"><text:span text:style-name="T1">uaesuppurationis habentia. Hoc enim -loco<text:line-break/>aperta facile defluere materias sinant, nisi ea ex inae-<text:line-break/>qualibus esse te latuerit, in iis enim aliquid boni inest et<text:line-break/>aliquid mali: verum quaecunque aequaliter. suppurantia<text:line-break/>aciem in inferioribus habent, haec omnium optima. Non<text:line-break/>bifida etiam lusistis meliora este nos admonet: lu lusistis<text:line-break/>enim medium non sine vitio invenitur, fed crudum atque<text:line-break/>durum. At clare patet, ex tuberculis , quae diximus, con-<text:line-break/>trario inter fe modo habentibus, quaecunque plurimum<text:line-break/>inter fe formis dissident, haec viribus ac moribus etiam<text:line-break/>longe dissere. Nam fatis magnam latitudinem praedictis<text:line-break/>differentiis habentibus, aliquod inter contraria medium<text:line-break/>- esse necesse est et a medio aliud magis, aliud minus re-</text:span></text:span></text:p>
      <text:p text:style-name="P3"><text:span text:style-name="Default_20_Paragraph_20_Font"><text:span text:style-name="T1">cedere: ut in duris ac mollibus, in una siquidem oppo-<text:line-break/>sitione tanquam exempto sermonem- lacere satis erit, . dui<text:line-break/>irum quidem -molli : pejus est., inter: dura, magis durum ,<text:line-break/>durissimum vero pessimum est. Itasane</text:span></text:span><text:span text:style-name="Default_20_Paragraph_20_Font"><text:span text:style-name="T12">r</text:span></text:span><text:span text:style-name="Default_20_Paragraph_20_Font"><text:span text:style-name="T1">mediocriter molle<text:line-break/>mediocriter bonum est et, perfecte melle perlecte bonum.<text:line-break/>Quae itaque in hac oppositione audivisti, ad praedictas<text:line-break/>omnes applicare poteris.</text:span></text:span></text:p>
      <text:h text:style-name="Normal" text:outline-level="4"><text:bookmark-start text:name="bookmark91"/>XIU<text:bookmark-end text:name="bookmark91"/></text:h>
      <text:p text:style-name="P41">F<text:span text:style-name="Default_20_Paragraph_20_Font"><text:span text:style-name="T12">er</text:span></text:span>i<text:span text:style-name="Default_20_Paragraph_20_Font"><text:span text:style-name="T12">num au</text:span></text:span>t<text:span text:style-name="Default_20_Paragraph_20_Font"><text:span text:style-name="T12">umn</text:span></text:span>o <text:span text:style-name="Default_20_Paragraph_20_Font"><text:span text:style-name="T12">et card</text:span></text:span>i<text:span text:style-name="Default_20_Paragraph_20_Font"><text:span text:style-name="T12">alg</text:span></text:span>i<text:span text:style-name="Default_20_Paragraph_20_Font"><text:span text:style-name="T12">ae et h</text:span></text:span>o<text:span text:style-name="Default_20_Paragraph_20_Font"><text:span text:style-name="T12">rridum et me</text:span></text:span>l<text:span text:style-name="Default_20_Paragraph_20_Font"><text:span text:style-name="T12">an</text:span></text:span>a<text:line-break/><text:span text:style-name="Default_20_Paragraph_20_Font"><text:span text:style-name="T12">- chol</text:span></text:span>i<text:span text:style-name="Default_20_Paragraph_20_Font"><text:span text:style-name="T12">cum -procreantur.<text:tab/>r</text:span></text:span>r</text:p>
      <text:p text:style-name="P1"><text:span text:style-name="Default_20_Paragraph_20_Font"><text:span text:style-name="T1">Seu ventris vermiculos, qui afcarrdes dicuntur et<text:line-break/>lumbrici ferinum vocet; feu elephantem et cancrum; seu<text:line-break/>phthifin, ut nonnulli voluerunt-, feu omne malignum vi-<text:line-break/>tium: jure autumno haec omnia procreantur et ob mali<text:line-break/>fucci, tum temporis abundantiam et ob aeris iuaequalita-</text:span></text:span></text:p>
      <text:p text:style-name="P3"><text:span text:style-name="Default_20_Paragraph_20_Font"><text:span text:style-name="T1">.tem,. temperiem. Nihil igitur mirum, si .et cordis dolo-<text:line-break/>res ec horrores .et atra bilis autumnali tempore abunde<text:line-break/>generantur; omnia enim haec antedictas causas comitan-<text:line-break/>trux Caeterumin enarratione secundi; voluminis de mor-<text:line-break/>bis vulgaribus latissime de omnibus. autumno grassantibus<text:line-break/>morbis disputavimus.</text:span></text:span></text:p>
      <text:h text:style-name="Normal" text:outline-level="4"><text:bookmark-start text:name="bookmark93"/>-ic A r . xU. - .. .<text:span text:style-name="Default_20_Paragraph_20_Font"><text:span text:style-name="T14">r. .</text:span></text:span><text:bookmark-end text:name="bookmark93"/></text:h>
      <text:p text:style-name="P5"><text:span text:style-name="Default_20_Paragraph_20_Font"><text:span text:style-name="T23">Γ</text:span></text:span><text:span text:style-name="Default_20_Paragraph_20_Font"><text:span text:style-name="T21">η</text:span></text:span><text:span text:style-name="Default_20_Paragraph_20_Font"><text:span text:style-name="T13"> </text:span></text:span><text:span text:style-name="Default_20_Paragraph_20_Font"><text:span text:style-name="T12">pr</text:span></text:span><text:span text:style-name="Default_20_Paragraph_20_Font"><text:span text:style-name="T1">i</text:span></text:span><text:span text:style-name="Default_20_Paragraph_20_Font"><text:span text:style-name="T12">nc</text:span></text:span><text:span text:style-name="Default_20_Paragraph_20_Font"><text:span text:style-name="T1">i</text:span></text:span><text:span text:style-name="Default_20_Paragraph_20_Font"><text:span text:style-name="T12">p</text:span></text:span><text:span text:style-name="Default_20_Paragraph_20_Font"><text:span text:style-name="T1">iis </text:span></text:span><text:span text:style-name="Default_20_Paragraph_20_Font"><text:span text:style-name="T12">exacerbat</text:span></text:span><text:span text:style-name="Default_20_Paragraph_20_Font"><text:span text:style-name="T1">io</text:span></text:span><text:span text:style-name="Default_20_Paragraph_20_Font"><text:span text:style-name="T12">ne</text:span></text:span><text:span text:style-name="Default_20_Paragraph_20_Font"><text:span text:style-name="T1">s </text:span></text:span><text:span text:style-name="Default_20_Paragraph_20_Font"><text:span text:style-name="T12">considerandae sunt , ac in omn</text:span></text:span><text:span text:style-name="Default_20_Paragraph_20_Font"><text:span text:style-name="T1">i<text:line-break/></text:span></text:span><text:span text:style-name="Default_20_Paragraph_20_Font"><text:span text:style-name="T12">m</text:span></text:span><text:span text:style-name="Default_20_Paragraph_20_Font"><text:span text:style-name="T1">o</text:span></text:span><text:span text:style-name="Default_20_Paragraph_20_Font"><text:span text:style-name="T12">rb</text:span></text:span><text:span text:style-name="Default_20_Paragraph_20_Font"><text:span text:style-name="T1">o, </text:span></text:span><text:span text:style-name="Default_20_Paragraph_20_Font"><text:span text:style-name="T12">qua</text:span></text:span><text:span text:style-name="Default_20_Paragraph_20_Font"><text:span text:style-name="T1">li</text:span></text:span><text:span text:style-name="Default_20_Paragraph_20_Font"><text:span text:style-name="T12">s est sub vesperam</text:span></text:span><text:span text:style-name="Default_20_Paragraph_20_Font"><text:span text:style-name="T1"> e</text:span></text:span><text:span text:style-name="Default_20_Paragraph_20_Font"><text:span text:style-name="T12">xacerbat</text:span></text:span><text:span text:style-name="Default_20_Paragraph_20_Font"><text:span text:style-name="T1">i</text:span></text:span><text:span text:style-name="Default_20_Paragraph_20_Font"><text:span text:style-name="T12">on</text:span></text:span><text:span text:style-name="Default_20_Paragraph_20_Font"><text:span text:style-name="T1">is </text:span></text:span><text:span text:style-name="Default_20_Paragraph_20_Font"><text:span text:style-name="T12">mo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et<text:line-break/>num annus in vesperam verga</text:span></text:span><text:span text:style-name="Default_20_Paragraph_20_Font"><text:span text:style-name="T1">t </text:span></text:span><text:span text:style-name="Default_20_Paragraph_20_Font"><text:span text:style-name="T12">et asuar</text:span></text:span><text:span text:style-name="Default_20_Paragraph_20_Font"><text:span text:style-name="T1">i</text:span></text:span><text:span text:style-name="Default_20_Paragraph_20_Font"><text:span text:style-name="T12">des seroriaat.</text:span></text:span></text:p>
      <text:p text:style-name="P1">Et <text:span text:style-name="Default_20_Paragraph_20_Font"><text:span text:style-name="T1">fecundo de morbis popularibus libro hoc modo<text:line-break/>scriptum est: Ad initia morborum considerandum , si con-<text:line-break/>restim florent; .utitur enim interdum Hippocrates hac voce<text:line-break/>ad initia, quemadmodum et hoc In sermone usus est: ad<text:line-break/>initia morborum refert considerare; num statim floreant,<text:line-break/>quemadmodum et in dicendo , quod et ad calefaciendum</text:span></text:span></text:p>
      <text:p text:style-name="P2"><text:span text:style-name="Default_20_Paragraph_20_Font"><text:span text:style-name="T1">er refrigerandunfl et siccandum et humectandum , multa<text:line-break/>Iane quispiam hujusmodi invenerit; neque enim ut ad-<text:line-break/>versans, neque ut contradicens his verbis utitur, fed ut<text:line-break/>ad. calefaciendum, refrigerandum, siccandum et humectan-<text:line-break/>dum juvantia, multa, inquit, hujusmodi invenire quis-.<text:line-break/>piam possit; id vero et a nobis in illis commentariis de-<text:line-break/>cla</text:span></text:span><text:span text:style-name="Default_20_Paragraph_20_Font"><text:span text:style-name="T12">v</text:span></text:span><text:span text:style-name="Default_20_Paragraph_20_Font"><text:span text:style-name="T1">atum est, quibus fecundum librum de morbis vulgaribus<text:line-break/>- explanavimus. Quod nisi - quis ita velit dictionem acci-<text:line-break/>pere, ita necessario intelligenda haec verbafun t, ad initia,<text:line-break/>hoc .est secundum initia aut circa initia. Neque tamen<text:line-break/>in sutis initiis id considerandum esse nos admonet, sed in<text:line-break/>morbis universis. Deinde exemplum adjecit, quod bifa-<text:line-break/>riam legi potest, nuo quidem modo ad vesperam exacer-<text:line-break/>bari et annus, deinde ab altero principio, ad vefperam et<text:line-break/>-afearides; alio item modo utad vesperam exacerbari et<text:line-break/>annus ad vefperam, deinde ab alio principio et ascarides.<text:line-break/>.Diem namque toti anno proportione respondere censet,<text:line-break/>ut matutino tempori ver simile sit, meridiei aestiv, vesperi</text:span></text:span></text:p>
      <text:p text:style-name="P2"><text:span text:style-name="Default_20_Paragraph_20_Font"><text:span text:style-name="T1">autumnus, nocti hiems. Dictum est autem et de his ube-<text:line-break/>rius, ubi secundi morborum popularium voluminis eam<text:line-break/>partem declaravimus, cujus initium est, ascarides vesperi.</text:span></text:span></text:p>
      <text:p text:style-name="Normal"><text:span text:style-name="Default_20_Paragraph_20_Font"><text:span text:style-name="T1">XVI.</text:span></text:span></text:p>
      <text:p text:style-name="P5"><text:span text:style-name="Default_20_Paragraph_20_Font"><text:span text:style-name="T1">.I</text:span></text:span><text:span text:style-name="Default_20_Paragraph_20_Font"><text:span text:style-name="T12">nfan</text:span></text:span><text:span text:style-name="Default_20_Paragraph_20_Font"><text:span text:style-name="T1">t</text:span></text:span><text:span text:style-name="Default_20_Paragraph_20_Font"><text:span text:style-name="T12">ibu</text:span></text:span><text:span text:style-name="Default_20_Paragraph_20_Font"><text:span text:style-name="T1">s </text:span></text:span><text:span text:style-name="Default_20_Paragraph_20_Font"><text:span text:style-name="T12">oborta tu/sicula cum ventri</text:span></text:span><text:span text:style-name="Default_20_Paragraph_20_Font"><text:span text:style-name="T1">s^ </text:span></text:span><text:span text:style-name="Default_20_Paragraph_20_Font"><text:span text:style-name="T12">perturbat</text:span></text:span><text:span text:style-name="Default_20_Paragraph_20_Font"><text:span text:style-name="T1">i</text:span></text:span><text:span text:style-name="Default_20_Paragraph_20_Font"><text:span text:style-name="T12">one et<text:line-break/>febre nspdua, significat post</text:span></text:span><text:span text:style-name="Default_20_Paragraph_20_Font"><text:span text:style-name="T1"> 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tione</text:span></text:span><text:span text:style-name="Default_20_Paragraph_20_Font"><text:span text:style-name="T1">m </text:span></text:span><text:span text:style-name="Default_20_Paragraph_20_Font"><text:span text:style-name="T12">b</text:span></text:span><text:span text:style-name="Default_20_Paragraph_20_Font"><text:span text:style-name="T1">i</text:span></text:span><text:span text:style-name="Default_20_Paragraph_20_Font"><text:span text:style-name="T12">m</text:span></text:span><text:span text:style-name="Default_20_Paragraph_20_Font"><text:span text:style-name="T1">e</text:span></text:span><text:span text:style-name="Default_20_Paragraph_20_Font"><text:span text:style-name="T12">str</text:span></text:span><text:span text:style-name="Default_20_Paragraph_20_Font"><text:span text:style-name="T1">i i</text:span></text:span><text:span text:style-name="Default_20_Paragraph_20_Font"><text:span text:style-name="T12">n<text:line-break/></text:span></text:span><text:span text:style-name="Default_20_Paragraph_20_Font"><text:span text:style-name="T1">to</text:span></text:span><text:span text:style-name="Default_20_Paragraph_20_Font"><text:span text:style-name="T12">tu</text:span></text:span><text:span text:style-name="Default_20_Paragraph_20_Font"><text:span text:style-name="T1">m </text:span></text:span><text:span text:style-name="Default_20_Paragraph_20_Font"><text:span text:style-name="T12">v</text:span></text:span><text:span text:style-name="Default_20_Paragraph_20_Font"><text:span text:style-name="T1">i</text:span></text:span><text:span text:style-name="Default_20_Paragraph_20_Font"><text:span text:style-name="T12">gesi</text:span></text:span><text:span text:style-name="Default_20_Paragraph_20_Font"><text:span text:style-name="T1">m</text:span></text:span><text:span text:style-name="Default_20_Paragraph_20_Font"><text:span text:style-name="T12">o dis ad art</text:span></text:span><text:span text:style-name="Default_20_Paragraph_20_Font"><text:span text:style-name="T1">i</text:span></text:span><text:span text:style-name="Default_20_Paragraph_20_Font"><text:span text:style-name="T12">cul</text:span></text:span><text:span text:style-name="Default_20_Paragraph_20_Font"><text:span text:style-name="T1">o</text:span></text:span><text:span text:style-name="Default_20_Paragraph_20_Font"><text:span text:style-name="T12">s et</text:span></text:span><text:span text:style-name="Default_20_Paragraph_20_Font"><text:span text:style-name="T1">i</text:span></text:span><text:span text:style-name="Default_20_Paragraph_20_Font"><text:span text:style-name="T12">am tumores fare.</text:span></text:span></text:p>
      <text:p text:style-name="P1"><text:span text:style-name="Default_20_Paragraph_20_Font"><text:span text:style-name="T1">omnes enarratores scriptis similiter creduut, nec eo-<text:line-break/>ruui quae laudant quaepiam lutelligunt, siquidem non<text:line-break/>nulla, et si affectare dixerim, veluti artis nervi funt, alia<text:line-break/>perexiguam utilitatem afferunt, alia vero neque exiguam,<text:line-break/>quemadmodum id quod in praefanti parte proponitur.<text:line-break/>Etenim ego quaecunque in aegrotantibus eodem semper<text:line-break/>modo fieri videntur, memoratu digna censeo et ex his<text:line-break/>ipsis ea potissimum quae magno usui funt, quemadmodum<text:line-break/>paulo ante de praesieusione ex rigore dicebam. Interdum</text:span></text:span></text:p>
      <text:p text:style-name="P2"><text:span text:style-name="Default_20_Paragraph_20_Font"><text:span text:style-name="T1">namque in vehementissima febre adjuncta vigilia, fastidio,<text:line-break/>siti, impatientia, nonnunquam et delirio, omnibus aegro-<text:line-break/>tantis domesticis perterritis ac flentibus , quempiam licet<text:line-break/>rigorem et sudorem morbique solutionem scienter prae-<text:line-break/>. dicentem, Aesculapium esse videri. Sed in proposita sen-<text:line-break/>sentia primum quidem quid dicat, obscurum est; deinde<text:line-break/>etsi omnes ipsius scriptoris verisimiles intellectus habere<text:line-break/>quispiam fe crediderit, . nihil tamen ex ipsis praedicere<text:line-break/>poterit. Esto enim infans aliquis tussiens ,. ventre per-<text:line-break/>turbato, cum febre perpetua; deinde utcunque, quo quis<text:line-break/>velit, die iudicetur, sive octogesimo a partu sive fexage-<text:line-break/>simo: duobus enim modis fermo iste declaratus est, bime-<text:line-break/>stri , protius vigesimo , nonnulli quidem ah ortu bimestrem<text:line-break/>esse volentes, quo die insana judicatur , vigesimum autem<text:line-break/>a die quo aegrotare incepit: at nonnulli ajunt duos men-<text:line-break/>fes nato morbum accidisse, atque viginti dies post initium<text:line-break/>iudicatum esse, susque hunc in modum habentibus nos<text:line-break/>praedicere posse, puerulo isti a judicatioue abscessum ali-</text:span></text:span></text:p>
      <text:p text:style-name="P3"><text:span text:style-name="Default_20_Paragraph_20_Font"><text:span text:style-name="T1">quem in articulos impetum esse facturum. Atqui neque<text:line-break/>femper neque plerumque istud eveniet. i Praedictiones<text:line-break/>autem aut veraces esse in perpetuum decet aut raro men-<text:line-break/>tiri, nam raro veritatem assequi et plerumque aberrare<text:line-break/>nequaquam artificiosum est,</text:span></text:span></text:p>
      <text:p text:style-name="Normal"><text:span text:style-name="Default_20_Paragraph_20_Font"><text:span text:style-name="T1">XVII.</text:span></text:span></text:p>
      <text:p text:style-name="P5"><text:span text:style-name="Default_20_Paragraph_20_Font"><text:span text:style-name="T12">Quod si superne quidem deorsu</text:span></text:span><text:span text:style-name="Default_20_Paragraph_20_Font"><text:span text:style-name="T1">m </text:span></text:span><text:span text:style-name="Default_20_Paragraph_20_Font"><text:span text:style-name="T12">insi</text:span></text:span><text:span text:style-name="Default_20_Paragraph_20_Font"><text:span text:style-name="T1">m </text:span></text:span><text:span text:style-name="Default_20_Paragraph_20_Font"><text:span text:style-name="T12">umb</text:span></text:span><text:span text:style-name="Default_20_Paragraph_20_Font"><text:span text:style-name="T1">i</text:span></text:span><text:span text:style-name="Default_20_Paragraph_20_Font"><text:span text:style-name="T12">licum</text:span></text:span><text:span text:style-name="Default_20_Paragraph_20_Font"><text:span text:style-name="T1"> i</text:span></text:span><text:span text:style-name="Default_20_Paragraph_20_Font"><text:span text:style-name="T12">n</text:span></text:span><text:span text:style-name="Default_20_Paragraph_20_Font"><text:span text:style-name="T1"> i</text:span></text:span><text:span text:style-name="Default_20_Paragraph_20_Font"><text:span text:style-name="T12">n-<text:line-break/>prioribu</text:span></text:span><text:span text:style-name="Default_20_Paragraph_20_Font"><text:span text:style-name="T1">s </text:span></text:span><text:span text:style-name="Default_20_Paragraph_20_Font"><text:span text:style-name="T12">articul</text:span></text:span><text:span text:style-name="Default_20_Paragraph_20_Font"><text:span text:style-name="T1">is </text:span></text:span><text:span text:style-name="Default_20_Paragraph_20_Font"><text:span text:style-name="T12">c</text:span></text:span><text:span text:style-name="Default_20_Paragraph_20_Font"><text:span text:style-name="T1">o</text:span></text:span><text:span text:style-name="Default_20_Paragraph_20_Font"><text:span text:style-name="T12">nsti</text:span></text:span><text:span text:style-name="Default_20_Paragraph_20_Font"><text:span text:style-name="T1">t</text:span></text:span><text:span text:style-name="Default_20_Paragraph_20_Font"><text:span text:style-name="T12">er</text:span></text:span><text:span text:style-name="Default_20_Paragraph_20_Font"><text:span text:style-name="T1">i</text:span></text:span><text:span text:style-name="Default_20_Paragraph_20_Font"><text:span text:style-name="T12">nt, bonu</text:span></text:span><text:span text:style-name="Default_20_Paragraph_20_Font"><text:span text:style-name="T1">m; </text:span></text:span><text:span text:style-name="Default_20_Paragraph_20_Font"><text:span text:style-name="T12">siver</text:span></text:span><text:span text:style-name="Default_20_Paragraph_20_Font"><text:span text:style-name="T1">o i</text:span></text:span><text:span text:style-name="Default_20_Paragraph_20_Font"><text:span text:style-name="T12">nferne<text:line-break/>sursu</text:span></text:span><text:span text:style-name="Default_20_Paragraph_20_Font"><text:span text:style-name="T1">m, </text:span></text:span><text:span text:style-name="Default_20_Paragraph_20_Font"><text:span text:style-name="T12">n</text:span></text:span><text:span text:style-name="Default_20_Paragraph_20_Font"><text:span text:style-name="T1">o</text:span></text:span><text:span text:style-name="Default_20_Paragraph_20_Font"><text:span text:style-name="T12">n peraeque m</text:span></text:span><text:span text:style-name="Default_20_Paragraph_20_Font"><text:span text:style-name="T1">o</text:span></text:span><text:span text:style-name="Default_20_Paragraph_20_Font"><text:span text:style-name="T12">rbum .solvunt, n</text:span></text:span><text:span text:style-name="Default_20_Paragraph_20_Font"><text:span text:style-name="T1">i</text:span></text:span><text:span text:style-name="Default_20_Paragraph_20_Font"><text:span text:style-name="T12">si suppu-<text:line-break/>raverint.</text:span></text:span></text:p>
      <text:p text:style-name="P1"><text:span text:style-name="Default_20_Paragraph_20_Font"><text:span text:style-name="T1">Quod de pueris adhuc ista loquatur, ex inferius di-<text:line-break/>cendis constat. Verum sermo iste non de particularibus<text:line-break/>est, </text:span></text:span><text:span text:style-name="Default_20_Paragraph_20_Font"><text:span text:style-name="T12">t</text:span></text:span><text:span text:style-name="Default_20_Paragraph_20_Font"><text:span text:style-name="T1">ed de communibus et in secundo de morbis popula-<text:line-break/>ribus et in aphorismis et in libro praesagiorum repe</text:span></text:span><text:span text:style-name="Default_20_Paragraph_20_Font"><text:span text:style-name="T12">t</text:span></text:span><text:span text:style-name="Default_20_Paragraph_20_Font"><text:span text:style-name="T1">itus;<text:line-break/>quos omnes locos dudum explanavimus. Vult enim Hip-<text:line-break/>pocrates ex superioribus locis in inferiora umbilico factos</text:span></text:span></text:p>
      <text:p text:style-name="P3"><text:span text:style-name="Default_20_Paragraph_20_Font"><text:span text:style-name="T1">abscessus salubres esse; non hujusmodi autem, haud sale-<text:line-break/>bres, fed eorum malignitas aliquantulum obtunditur, si<text:line-break/>oedeinata suppuraverunt. U</text:span></text:span><text:span text:style-name="Default_20_Paragraph_20_Font"><text:span text:style-name="T14">tus </text:span></text:span><text:span text:style-name="Default_20_Paragraph_20_Font"><text:span text:style-name="T1">est autem et hoc .loco<text:line-break/>oedematis appellatione in communi significato omnium<text:line-break/>praeter naturam tumorum, ut antea dictum esu</text:span></text:span></text:p>
      <text:p text:style-name="Normal"><text:span text:style-name="Default_20_Paragraph_20_Font"><text:span text:style-name="T1">XVIII</text:span></text:span></text:p>
      <text:p text:style-name="P5"><text:span text:style-name="Default_20_Paragraph_20_Font"><text:span text:style-name="T12">Qui ver</text:span></text:span><text:span text:style-name="Default_20_Paragraph_20_Font"><text:span text:style-name="T1">o </text:span></text:span><text:span text:style-name="Default_20_Paragraph_20_Font"><text:span text:style-name="T12">tumore</text:span></text:span><text:span text:style-name="Default_20_Paragraph_20_Font"><text:span text:style-name="T1">s i</text:span></text:span><text:span text:style-name="Default_20_Paragraph_20_Font"><text:span text:style-name="T12">n hu</text:span></text:span><text:span text:style-name="Default_20_Paragraph_20_Font"><text:span text:style-name="T1">m</text:span></text:span><text:span text:style-name="Default_20_Paragraph_20_Font"><text:span text:style-name="T12">e</text:span></text:span><text:span text:style-name="Default_20_Paragraph_20_Font"><text:span text:style-name="T1">ris </text:span></text:span><text:span text:style-name="Default_20_Paragraph_20_Font"><text:span text:style-name="T12">suppurantur tan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lis, i</text:span></text:span><text:span text:style-name="Default_20_Paragraph_20_Font"><text:span text:style-name="T12">i</text:span></text:span><text:span text:style-name="Default_20_Paragraph_20_Font"><text:span text:style-name="T1">s<text:line-break/></text:span></text:span><text:span text:style-name="Default_20_Paragraph_20_Font"><text:span text:style-name="T12">musiell</text:span></text:span><text:span text:style-name="Default_20_Paragraph_20_Font"><text:span text:style-name="T1">i</text:span></text:span><text:span text:style-name="Default_20_Paragraph_20_Font"><text:span text:style-name="T12">na brachia efac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m.</text:span></text:span></text:p>
      <text:p text:style-name="P1"><text:span text:style-name="Default_20_Paragraph_20_Font"><text:span text:style-name="T1">Quod de infantibus adhuc disputet, ipfe declaravit<text:line-break/>inquiens, tantulis, dignum censens nos et modo dicta ad<text:line-break/>initium sermonis referre. Verum quomodo isti breviori<text:line-break/>humero reddantur, in libro de articulis nostrisqne in<text:line-break/>ipfum commentationibus didicisti.</text:span></text:span></text:p>
      <text:p text:style-name="P3"><text:span text:style-name="Default_20_Paragraph_20_Font"><text:span text:style-name="T1">XIX.</text:span></text:span></text:p>
      <text:p text:style-name="P5"><text:span text:style-name="Default_20_Paragraph_20_Font"><text:span text:style-name="T12">solvet autem ulcusuulorum</text:span></text:span><text:span text:style-name="Default_20_Paragraph_20_Font"><text:span text:style-name="T1"> i</text:span></text:span><text:span text:style-name="Default_20_Paragraph_20_Font"><text:span text:style-name="T12">n partes</text:span></text:span><text:span text:style-name="Default_20_Paragraph_20_Font"><text:span text:style-name="T1"> i</text:span></text:span><text:span text:style-name="Default_20_Paragraph_20_Font"><text:span text:style-name="T12">nteriore</text:span></text:span><text:span text:style-name="Default_20_Paragraph_20_Font"><text:span text:style-name="T1">s </text:span></text:span><text:span text:style-name="Default_20_Paragraph_20_Font"><text:span text:style-name="T12">erupt</text:span></text:span><text:span text:style-name="Default_20_Paragraph_20_Font"><text:span text:style-name="T1">io,<text:line-break/>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si rotunda et profunda fuerint. Hu</text:span></text:span><text:span text:style-name="Default_20_Paragraph_20_Font"><text:span text:style-name="T1">j</text:span></text:span><text:span text:style-name="Default_20_Paragraph_20_Font"><text:span text:style-name="T12">u</text:span></text:span><text:span text:style-name="Default_20_Paragraph_20_Font"><text:span text:style-name="T1">s</text:span></text:span><text:span text:style-name="Default_20_Paragraph_20_Font"><text:span text:style-name="T12">modi na</text:span></text:span><text:span text:style-name="Default_20_Paragraph_20_Font"><text:span text:style-name="T1">m</text:span></text:span><text:span text:style-name="Default_20_Paragraph_20_Font"><text:span text:style-name="T12">que<text:line-break/>tunc</text:span></text:span><text:span text:style-name="Default_20_Paragraph_20_Font"><text:span text:style-name="T1"> m</text:span></text:span><text:span text:style-name="Default_20_Paragraph_20_Font"><text:span text:style-name="T12">ax</text:span></text:span><text:span text:style-name="Default_20_Paragraph_20_Font"><text:span text:style-name="T1">i</text:span></text:span><text:span text:style-name="Default_20_Paragraph_20_Font"><text:span text:style-name="T12">me pueri</text:span></text:span><text:span text:style-name="Default_20_Paragraph_20_Font"><text:span text:style-name="T1">s </text:span></text:span><text:span text:style-name="Default_20_Paragraph_20_Font"><text:span text:style-name="T12">pern</text:span></text:span><text:span text:style-name="Default_20_Paragraph_20_Font"><text:span text:style-name="T1">i</text:span></text:span><text:span text:style-name="Default_20_Paragraph_20_Font"><text:span text:style-name="T12">ciosa sunt.</text:span></text:span></text:p>
      <text:p text:style-name="P1"><text:span text:style-name="Default_20_Paragraph_20_Font"><text:span text:style-name="T1">Ab hoc Graeco verbo </text:span></text:span><text:span text:style-name="Default_20_Paragraph_20_Font"><text:span text:style-name="T20">ἐκθύειν</text:span></text:span><text:span text:style-name="Default_20_Paragraph_20_Font"><text:span text:style-name="T5">, </text:span></text:span><text:span text:style-name="Default_20_Paragraph_20_Font"><text:span text:style-name="T1">quod erumpere signi-<text:line-break/>fleat, vocabulum </text:span></text:span><text:span text:style-name="Default_20_Paragraph_20_Font"><text:span text:style-name="T20">ἔκθυσιν</text:span></text:span><text:span text:style-name="Default_20_Paragraph_20_Font"><text:span text:style-name="T5">, </text:span></text:span><text:span text:style-name="Default_20_Paragraph_20_Font"><text:span text:style-name="T1">hoc est eruptionem derivavit<text:line-break/>Hippocrates, media .syllaba producta, perinde ac si cum<text:line-break/>impetu exitum dixisset. Ipsa ve</text:span></text:span><text:span text:style-name="Default_20_Paragraph_20_Font"><text:span text:style-name="T12">r</text:span></text:span><text:span text:style-name="Default_20_Paragraph_20_Font"><text:span text:style-name="T1">o affectus abscessu egen-<text:line-break/>tes discutere inquit, nisi rotunda et prusunda sint, hoc<text:line-break/>est nisi summopere maligna suerint. Infesta namque in-<text:line-break/>fantibus sunt, neque dolores, neque curationem ferre po-<text:line-break/>lentibus, quin et alioqui aegre sanabilia hujusmodi ul-<text:line-break/>cera sim t.</text:span></text:span></text:p>
      <text:p text:style-name="P1"><text:span text:style-name="Default_20_Paragraph_20_Font"><text:span text:style-name="T1">XX,<text:line-break/></text:span></text:span><text:span text:style-name="Default_20_Paragraph_20_Font"><text:span text:style-name="T12">s</text:span></text:span><text:span text:style-name="Default_20_Paragraph_20_Font"><text:span text:style-name="T1">o</text:span></text:span><text:span text:style-name="Default_20_Paragraph_20_Font"><text:span text:style-name="T12">lvet et</text:span></text:span><text:span text:style-name="Default_20_Paragraph_20_Font"><text:span text:style-name="T1">i</text:span></text:span><text:span text:style-name="Default_20_Paragraph_20_Font"><text:span text:style-name="T12">am morbum sangu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is </text:span></text:span><text:span text:style-name="Default_20_Paragraph_20_Font"><text:span text:style-name="T12">pr</text:span></text:span><text:span text:style-name="Default_20_Paragraph_20_Font"><text:span text:style-name="T1">o</text:span></text:span><text:span text:style-name="Default_20_Paragraph_20_Font"><text:span text:style-name="T12">stuvium, qu</text:span></text:span><text:span text:style-name="Default_20_Paragraph_20_Font"><text:span text:style-name="T1">o</text:span></text:span><text:span text:style-name="Default_20_Paragraph_20_Font"><text:span text:style-name="T12">d mag</text:span></text:span><text:span text:style-name="Default_20_Paragraph_20_Font"><text:span text:style-name="T1">is<text:line-break/>i</text:span></text:span><text:span text:style-name="Default_20_Paragraph_20_Font"><text:span text:style-name="T12">n adu</text:span></text:span><text:span text:style-name="Default_20_Paragraph_20_Font"><text:span text:style-name="T1">l</text:span></text:span><text:span text:style-name="Default_20_Paragraph_20_Font"><text:span text:style-name="T12">tioribu</text:span></text:span><text:span text:style-name="Default_20_Paragraph_20_Font"><text:span text:style-name="T1">s </text:span></text:span><text:span text:style-name="Default_20_Paragraph_20_Font"><text:span text:style-name="T12">proditur.</text:span></text:span></text:p>
      <text:p text:style-name="P2"><text:span text:style-name="Default_20_Paragraph_20_Font"><text:span text:style-name="T1">Sanguinem profecto emanantem omnibus id genus vi-<text:line-break/>tris prodesse saepius jam didicimus; in infantibus autem,<text:line-break/>de quibus sermonem fecit, ab initio neque sanguis appa-<text:line-break/>ret, praeterquam raro. Ideo et ipse addidit : frequentius<text:line-break/>autem perfectioribus id incidit, hoc est iis, qui sunt ad-<text:line-break/>altioris aetatis. Qui affectus autem sint , qui per abfces-<text:line-break/>sus quos dixit et sanguinis profluvia et ulcuscula, in in-<text:line-break/>- fantibus judicantur, non clare admodum aperuit: initium<text:line-break/>enim sermonis erat, infantibus tussicula cum ventris per-<text:line-break/>turbatione et febre continente, potest autem ex iis, quae<text:line-break/>dixit, symptomatibus et de lateris, pulmonrs, jecinoris<text:line-break/>atque ventriculi affectibus intelligi.</text:span></text:span></text:p>
      <text:p text:style-name="Normal"><text:span text:style-name="Default_20_Paragraph_20_Font"><text:span text:style-name="T1">XXI.</text:span></text:span></text:p>
      <text:p text:style-name="P5"><text:span text:style-name="Default_20_Paragraph_20_Font"><text:span text:style-name="T12">Lac</text:span></text:span><text:span text:style-name="Default_20_Paragraph_20_Font"><text:span text:style-name="T1">rim</text:span></text:span><text:span text:style-name="Default_20_Paragraph_20_Font"><text:span text:style-name="T12">ae in acut</text:span></text:span><text:span text:style-name="Default_20_Paragraph_20_Font"><text:span text:style-name="T1">is </text:span></text:span><text:span text:style-name="Default_20_Paragraph_20_Font"><text:span text:style-name="T12">ma</text:span></text:span><text:span text:style-name="Default_20_Paragraph_20_Font"><text:span text:style-name="T1">l</text:span></text:span><text:span text:style-name="Default_20_Paragraph_20_Font"><text:span text:style-name="T12">e habent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spontaneae quide</text:span></text:span><text:span text:style-name="Default_20_Paragraph_20_Font"><text:span text:style-name="T1">m,<text:line-break/></text:span></text:span><text:span text:style-name="Default_20_Paragraph_20_Font"><text:span text:style-name="T12">bonae</text:span></text:span><text:span text:style-name="Default_20_Paragraph_20_Font"><text:span text:style-name="T1">; i</text:span></text:span><text:span text:style-name="Default_20_Paragraph_20_Font"><text:span text:style-name="T12">nv</text:span></text:span><text:span text:style-name="Default_20_Paragraph_20_Font"><text:span text:style-name="T1">o</text:span></text:span><text:span text:style-name="Default_20_Paragraph_20_Font"><text:span text:style-name="T12">lun</text:span></text:span><text:span text:style-name="Default_20_Paragraph_20_Font"><text:span text:style-name="T1">t</text:span></text:span><text:span text:style-name="Default_20_Paragraph_20_Font"><text:span text:style-name="T12">ariae ver</text:span></text:span><text:span text:style-name="Default_20_Paragraph_20_Font"><text:span text:style-name="T1">o </text:span></text:span><text:span text:style-name="Default_20_Paragraph_20_Font"><text:span text:style-name="T12">praeterstuentes, </text:span></text:span><text:span text:style-name="Default_20_Paragraph_20_Font"><text:span text:style-name="T1">m</text:span></text:span><text:span text:style-name="Default_20_Paragraph_20_Font"><text:span text:style-name="T12">alae.</text:span></text:span></text:p>
      <text:p text:style-name="P2"><text:span text:style-name="Default_20_Paragraph_20_Font"><text:span text:style-name="T1">De lacrimis hujusmodi dictum rane est et in libro<text:line-break/>praesagiorum et in aphorismis; sed accuratius in primo<text:line-break/>volumine de morbis popularibus, ubi ait : Quibuscunque<text:line-break/>in acutis febribus, magis autem in ardentibus, involuuta-<text:line-break/>rie lacrimae cadunt , . his de naribus sanguinis profluvium<text:line-break/>exspectandum est, nisi alia perniciose habeant; in male<text:line-break/>autem habentibus . non sanguinis profluvium , sed mortem<text:line-break/>significant. Et nos in ejus libri explanationibus hunc<text:line-break/>fermouem declaravimus.</text:span></text:span></text:p>
      <text:p text:style-name="Normal"><text:span text:style-name="Default_20_Paragraph_20_Font"><text:span text:style-name="T1">XXII.</text:span></text:span></text:p>
      <text:p text:style-name="Normal"><text:span text:style-name="Default_20_Paragraph_20_Font"><text:span text:style-name="T1">-Q</text:span></text:span><text:span text:style-name="Default_20_Paragraph_20_Font"><text:span text:style-name="T12">u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c</text:span></text:span><text:span text:style-name="Default_20_Paragraph_20_Font"><text:span text:style-name="T1">i</text:span></text:span><text:span text:style-name="Default_20_Paragraph_20_Font"><text:span text:style-name="T12">rcum</text:span></text:span><text:span text:style-name="Default_20_Paragraph_20_Font"><text:span text:style-name="T1">t</text:span></text:span><text:span text:style-name="Default_20_Paragraph_20_Font"><text:span text:style-name="T12">enduntur palpebrae, malum significa</text:span></text:span><text:span text:style-name="Default_20_Paragraph_20_Font"><text:span text:style-name="T1">t</text:span></text:span><text:span text:style-name="Default_20_Paragraph_20_Font"><text:span text:style-name="T12">ur.</text:span></text:span></text:p>
      <text:p text:style-name="P1"><text:span text:style-name="Default_20_Paragraph_20_Font"><text:span text:style-name="T1">Idem affectus talem palpebram efficit, qualis in prae-<text:line-break/>sagiorum libro descriptus est. Cutis circa frontem dura<text:line-break/>et praetensa. Quod autem de acutis morbis hoc et alia<text:line-break/>deinceps in prognosticorum volumine dicta sint, ab ipso<text:line-break/>declaratum fuit et hisce in verbis dicente: Lacrimae in</text:span></text:span></text:p>
      <text:p text:style-name="P2"><text:span text:style-name="Default_20_Paragraph_20_Font"><text:span text:style-name="T1">acutis male habentium voluntarie quidem emanantes bonae<text:line-break/>sunt; involuntane autem, malae.</text:span></text:span></text:p>
      <text:p text:style-name="P42"><text:span text:style-name="Default_20_Paragraph_20_Font"><text:span text:style-name="T14">su<text:tab/>i<text:tab/>y</text:span></text:span>pgqu su - <text:span text:style-name="Default_20_Paragraph_20_Font"><text:span text:style-name="T14">g</text:span></text:span>ttV<text:span text:style-name="Default_20_Paragraph_20_Font"><text:span text:style-name="T14">si i</text:span></text:span> i (<text:span text:style-name="Default_20_Paragraph_20_Font"><text:span text:style-name="T14">i</text:span></text:span></text:p>
      <text:p text:style-name="Normal"><text:span text:style-name="Default_20_Paragraph_20_Font"><text:span text:style-name="T12">Malum quoque quod</text:span></text:span><text:span text:style-name="Default_20_Paragraph_20_Font"><text:span text:style-name="T1"> i</text:span></text:span><text:span text:style-name="Default_20_Paragraph_20_Font"><text:span text:style-name="T12">n . ocul</text:span></text:span><text:span text:style-name="Default_20_Paragraph_20_Font"><text:span text:style-name="T1">is i</text:span></text:span><text:span text:style-name="Default_20_Paragraph_20_Font"><text:span text:style-name="T12">nareseit velu</text:span></text:span><text:span text:style-name="Default_20_Paragraph_20_Font"><text:span text:style-name="T1">ti </text:span></text:span><text:span text:style-name="Default_20_Paragraph_20_Font"><text:span text:style-name="T12">ar</text:span></text:span><text:span text:style-name="Default_20_Paragraph_20_Font"><text:span text:style-name="T1">i</text:span></text:span><text:span text:style-name="Default_20_Paragraph_20_Font"><text:span text:style-name="T12">da spu</text:span></text:span><text:span text:style-name="Default_20_Paragraph_20_Font"><text:span text:style-name="T1">m</text:span></text:span><text:span text:style-name="Default_20_Paragraph_20_Font"><text:span text:style-name="T12">a.</text:span></text:span></text:p>
      <text:p text:style-name="P1"><text:span text:style-name="Default_20_Paragraph_20_Font"><text:span text:style-name="T1">Id quoque in morbis acutis fieri cernitur , quum<text:line-break/>summe aridi </text:span></text:span><text:span text:style-name="Default_20_Paragraph_20_Font"><text:span text:style-name="T12">t</text:span></text:span><text:span text:style-name="Default_20_Paragraph_20_Font"><text:span text:style-name="T1">uus et vires imbecillae, perexiguis lacrymu-<text:line-break/>lis ab oculis excidentibus, deinde ibi inarefcentibus.</text:span></text:span></text:p>
      <text:p text:style-name="Normal">x</text:p>
      <text:p text:style-name="P1"><text:span text:style-name="Default_20_Paragraph_20_Font"><text:span text:style-name="T1">. XXIV. su .<text:line-break/></text:span></text:span><text:span text:style-name="Default_20_Paragraph_20_Font"><text:span text:style-name="T12">oculorum qu</text:span></text:span><text:span text:style-name="Default_20_Paragraph_20_Font"><text:span text:style-name="T1">o</text:span></text:span><text:span text:style-name="Default_20_Paragraph_20_Font"><text:span text:style-name="T12">que hebe</text:span></text:span><text:span text:style-name="Default_20_Paragraph_20_Font"><text:span text:style-name="T1">t</text:span></text:span><text:span text:style-name="Default_20_Paragraph_20_Font"><text:span text:style-name="T12">at</text:span></text:span><text:span text:style-name="Default_20_Paragraph_20_Font"><text:span text:style-name="T1">io </text:span></text:span><text:span text:style-name="Default_20_Paragraph_20_Font"><text:span text:style-name="T12">ac retusa, ma</text:span></text:span><text:span text:style-name="Default_20_Paragraph_20_Font"><text:span text:style-name="T1">l</text:span></text:span><text:span text:style-name="Default_20_Paragraph_20_Font"><text:span text:style-name="T12">um.</text:span></text:span></text:p>
      <text:p text:style-name="P1"><text:span text:style-name="Default_20_Paragraph_20_Font"><text:span text:style-name="T1">In acutis morbis obscurari oculorum aciem, infirmi-<text:line-break/>tatem et interitum risoriae potentiae significat.</text:span></text:span></text:p>
      <text:p text:style-name="P3"><text:span text:style-name="Default_20_Paragraph_20_Font"><text:span text:style-name="T1">XXU<text:line-break/></text:span></text:span><text:span text:style-name="Default_20_Paragraph_20_Font"><text:span text:style-name="T12">squalor et</text:span></text:span><text:span text:style-name="Default_20_Paragraph_20_Font"><text:span text:style-name="T1">i</text:span></text:span><text:span text:style-name="Default_20_Paragraph_20_Font"><text:span text:style-name="T12">am malu</text:span></text:span><text:span text:style-name="Default_20_Paragraph_20_Font"><text:span text:style-name="T1">m.</text:span></text:span></text:p>
      <text:p text:style-name="P1"><text:span text:style-name="Default_20_Paragraph_20_Font"><text:span text:style-name="T1">Erat quidem et habens veluti spumam squalidum, sed<text:line-break/>nunc, etiamsi sine spuma sit, malum esse significat.</text:span></text:span></text:p>
      <text:p text:style-name="Normal"><text:span text:style-name="Default_20_Paragraph_20_Font"><text:span text:style-name="T1">XXVI.</text:span></text:span></text:p>
      <text:p text:style-name="Normal"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que</text:span></text:span><text:span text:style-name="Default_20_Paragraph_20_Font"><text:span text:style-name="T1"> i</text:span></text:span><text:span text:style-name="Default_20_Paragraph_20_Font"><text:span text:style-name="T12">ntro corrugantur, malu</text:span></text:span><text:span text:style-name="Default_20_Paragraph_20_Font"><text:span text:style-name="T1">m </text:span></text:span><text:span text:style-name="Default_20_Paragraph_20_Font"><text:span text:style-name="T12">denunc</text:span></text:span><text:span text:style-name="Default_20_Paragraph_20_Font"><text:span text:style-name="T1">i</text:span></text:span><text:span text:style-name="Default_20_Paragraph_20_Font"><text:span text:style-name="T12">ant.</text:span></text:span></text:p>
      <text:p text:style-name="P1"><text:span text:style-name="Default_20_Paragraph_20_Font"><text:span text:style-name="T1">Quando membrana musculis oculum moventibus ag</text:span></text:span><text:span text:style-name="Default_20_Paragraph_20_Font"><text:span text:style-name="T12">n</text:span></text:span><text:span text:style-name="Default_20_Paragraph_20_Font"><text:span text:style-name="T1">ata,<text:line-break/>ad circulum usque coronam appellatum porrecta, dissoluta<text:line-break/>relaxataque fuerit, tunc oculos interius corrugari accidit:<text:line-break/>nam si exterius corrugati fuerint, erit sane cutis ipsius<text:line-break/>haec affectio. Imbecillitatis autem ac refrigerationis hoc<text:line-break/>signum esse testimonio est id, quod lu valde lenibus con-<text:line-break/>tingit ; ipsorum enim oculi rugosi esse cernuntur.</text:span></text:span></text:p>
      <text:p text:style-name="P3"><text:span text:style-name="Default_20_Paragraph_20_Font"><text:span text:style-name="T1">XXVII.</text:span></text:span></text:p>
      <text:p text:style-name="P5"><text:span text:style-name="Default_20_Paragraph_20_Font"><text:span text:style-name="T12">concreti e</text:span></text:span><text:span text:style-name="Default_20_Paragraph_20_Font"><text:span text:style-name="T1">ti</text:span></text:span><text:span text:style-name="Default_20_Paragraph_20_Font"><text:span text:style-name="T12">am ocul</text:span></text:span><text:span text:style-name="Default_20_Paragraph_20_Font"><text:span text:style-name="T1">i 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que v</text:span></text:span><text:span text:style-name="Default_20_Paragraph_20_Font"><text:span text:style-name="T1">i</text:span></text:span><text:span text:style-name="Default_20_Paragraph_20_Font"><text:span text:style-name="T12">x vertuntur et intro con-.<text:line-break/>volu</text:span></text:span><text:span text:style-name="Default_20_Paragraph_20_Font"><text:span text:style-name="T1">ti, </text:span></text:span><text:span text:style-name="Default_20_Paragraph_20_Font"><text:span text:style-name="T12">malum.</text:span></text:span></text:p>
      <text:p text:style-name="P1"><text:span text:style-name="Default_20_Paragraph_20_Font"><text:span text:style-name="T1">De oculis haec quoque disseruit. Nam concreti, hoc<text:line-break/>est immobiles , perfectissimam ejus potentiae exstinctionem<text:line-break/>significat, a qua musculi, quum naturaliter affecti erant,<text:line-break/>movebantur. Illud autem et vix versiles proximum isti<text:line-break/>affectum dederat; obtorti autem oculi aut delirium aut<text:line-break/>tremorem ip</text:span></text:span><text:span text:style-name="Default_20_Paragraph_20_Font"><text:span text:style-name="T12">t</text:span></text:span><text:span text:style-name="Default_20_Paragraph_20_Font"><text:span text:style-name="T1">os moventium musculorum indicant. Haec<text:line-break/>omnia vero in acutis et periculosis morbis ob principis<text:line-break/>membri noxam oboriuntur.</text:span></text:span></text:p>
      <text:p text:style-name="Normal"><text:span text:style-name="Default_20_Paragraph_20_Font"><text:span text:style-name="T1">XXVI H.</text:span></text:span></text:p>
      <text:p text:style-name="Normal"><text:span text:style-name="Default_20_Paragraph_20_Font"><text:span text:style-name="T12">E</text:span></text:span><text:span text:style-name="Default_20_Paragraph_20_Font"><text:span text:style-name="T1">t </text:span></text:span><text:span text:style-name="Default_20_Paragraph_20_Font"><text:span text:style-name="T12">quae caetera prae</text:span></text:span><text:span text:style-name="Default_20_Paragraph_20_Font"><text:span text:style-name="T1">t</text:span></text:span><text:span text:style-name="Default_20_Paragraph_20_Font"><text:span text:style-name="T12">er</text:span></text:span><text:span text:style-name="Default_20_Paragraph_20_Font"><text:span text:style-name="T1">mit</text:span></text:span><text:span text:style-name="Default_20_Paragraph_20_Font"><text:span text:style-name="T12">tun</text:span></text:span><text:span text:style-name="Default_20_Paragraph_20_Font"><text:span text:style-name="T1">t</text:span></text:span><text:span text:style-name="Default_20_Paragraph_20_Font"><text:span text:style-name="T12">ur.</text:span></text:span></text:p>
      <text:p text:style-name="P1"><text:span text:style-name="Default_20_Paragraph_20_Font"><text:span text:style-name="T1">Quaenam sunt haec, quae oculis evenientia omissa<text:line-break/>esse dicit ? an scilicet ea , quae lu praesagiorum volumine</text:span></text:span></text:p>
      <text:p text:style-name="P3"><text:span text:style-name="Default_20_Paragraph_20_Font"><text:span text:style-name="T1">per haec verba enumerata funt? Si lucem enim fugiant<text:line-break/>aut lacrimentur aut invertuntur aut alter altero minor<text:line-break/>sit aut alba rubra appareant aut in ipsis venulas lividas<text:line-break/>aut nigras habeant aut lippitudines circum oculos aut si<text:line-break/>suspensi videantur aut prominentes aut valde cavi. Prius<text:line-break/>autem in eo libro eum aliis omnibus et haec explanavimus.</text:span></text:span></text:p>
      <text:p text:style-name="Normal"><text:span text:style-name="Default_20_Paragraph_20_Font"><text:span text:style-name="T1">XXIX.</text:span></text:span></text:p>
      <text:p text:style-name="P5"><text:span text:style-name="Default_20_Paragraph_20_Font"><text:span text:style-name="T1">.F</text:span></text:span><text:span text:style-name="Default_20_Paragraph_20_Font"><text:span text:style-name="T12">ebr</text:span></text:span><text:span text:style-name="Default_20_Paragraph_20_Font"><text:span text:style-name="T1">i</text:span></text:span><text:span text:style-name="Default_20_Paragraph_20_Font"><text:span text:style-name="T12">um quaedam manu</text:span></text:span><text:span text:style-name="Default_20_Paragraph_20_Font"><text:span text:style-name="T1">i m</text:span></text:span><text:span text:style-name="Default_20_Paragraph_20_Font"><text:span text:style-name="T12">ordace</text:span></text:span><text:span text:style-name="Default_20_Paragraph_20_Font"><text:span text:style-name="T1">s </text:span></text:span><text:span text:style-name="Default_20_Paragraph_20_Font"><text:span text:style-name="T12">sunt, quaeda</text:span></text:span><text:span text:style-name="Default_20_Paragraph_20_Font"><text:span text:style-name="T1">m </text:span></text:span><text:span text:style-name="Default_20_Paragraph_20_Font"><text:span text:style-name="T12">vero<text:line-break/></text:span></text:span><text:span text:style-name="Default_20_Paragraph_20_Font"><text:span text:style-name="T1">mi</text:span></text:span><text:span text:style-name="Default_20_Paragraph_20_Font"><text:span text:style-name="T12">te</text:span></text:span><text:span text:style-name="Default_20_Paragraph_20_Font"><text:span text:style-name="T1">s. </text:span></text:span><text:span text:style-name="Default_20_Paragraph_20_Font"><text:span text:style-name="T12">Quaeda</text:span></text:span><text:span text:style-name="Default_20_Paragraph_20_Font"><text:span text:style-name="T1">m </text:span></text:span><text:span text:style-name="Default_20_Paragraph_20_Font"><text:span text:style-name="T12">non</text:span></text:span><text:span text:style-name="Default_20_Paragraph_20_Font"><text:span text:style-name="T1"> m</text:span></text:span><text:span text:style-name="Default_20_Paragraph_20_Font"><text:span text:style-name="T12">ordace</text:span></text:span><text:span text:style-name="Default_20_Paragraph_20_Font"><text:span text:style-name="T1">s 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dem apparent , sud<text:line-break/>insurgente</text:span></text:span><text:span text:style-name="Default_20_Paragraph_20_Font"><text:span text:style-name="T1">s. </text:span></text:span><text:span text:style-name="Default_20_Paragraph_20_Font"><text:span text:style-name="T12">Al</text:span></text:span><text:span text:style-name="Default_20_Paragraph_20_Font"><text:span text:style-name="T1">i</text:span></text:span><text:span text:style-name="Default_20_Paragraph_20_Font"><text:span text:style-name="T12">ae aute</text:span></text:span><text:span text:style-name="Default_20_Paragraph_20_Font"><text:span text:style-name="T1">m .</text:span></text:span><text:span text:style-name="Default_20_Paragraph_20_Font"><text:span text:style-name="T12">acutae qu</text:span></text:span><text:span text:style-name="Default_20_Paragraph_20_Font"><text:span text:style-name="T1">i</text:span></text:span><text:span text:style-name="Default_20_Paragraph_20_Font"><text:span text:style-name="T12">de</text:span></text:span><text:span text:style-name="Default_20_Paragraph_20_Font"><text:span text:style-name="T1">m, </text:span></text:span><text:span text:style-name="Default_20_Paragraph_20_Font"><text:span text:style-name="T12">sud quae ma-<text:line-break/>nu</text:span></text:span><text:span text:style-name="Default_20_Paragraph_20_Font"><text:span text:style-name="T1">i </text:span></text:span><text:span text:style-name="Default_20_Paragraph_20_Font"><text:span text:style-name="T12">cedant. Quaeda</text:span></text:span><text:span text:style-name="Default_20_Paragraph_20_Font"><text:span text:style-name="T1">m i</text:span></text:span><text:span text:style-name="Default_20_Paragraph_20_Font"><text:span text:style-name="T12">ll</text:span></text:span><text:span text:style-name="Default_20_Paragraph_20_Font"><text:span text:style-name="T1">i</text:span></text:span><text:span text:style-name="Default_20_Paragraph_20_Font"><text:span text:style-name="T12">co perurente</text:span></text:span><text:span text:style-name="Default_20_Paragraph_20_Font"><text:span text:style-name="T1">s , </text:span></text:span><text:span text:style-name="Default_20_Paragraph_20_Font"><text:span text:style-name="T12">quaedam se</text:span></text:span><text:span text:style-name="Default_20_Paragraph_20_Font"><text:span text:style-name="T1">m-<text:line-break/></text:span></text:span><text:span text:style-name="Default_20_Paragraph_20_Font"><text:span text:style-name="T12">per deb</text:span></text:span><text:span text:style-name="Default_20_Paragraph_20_Font"><text:span text:style-name="T1">i</text:span></text:span><text:span text:style-name="Default_20_Paragraph_20_Font"><text:span text:style-name="T12">le</text:span></text:span><text:span text:style-name="Default_20_Paragraph_20_Font"><text:span text:style-name="T1">s </text:span></text:span><text:span text:style-name="Default_20_Paragraph_20_Font"><text:span text:style-name="T12">e</text:span></text:span><text:span text:style-name="Default_20_Paragraph_20_Font"><text:span text:style-name="T1">t </text:span></text:span><text:span text:style-name="Default_20_Paragraph_20_Font"><text:span text:style-name="T12">aridae, quaeda</text:span></text:span><text:span text:style-name="Default_20_Paragraph_20_Font"><text:span text:style-name="T1">m </text:span></text:span><text:span text:style-name="Default_20_Paragraph_20_Font"><text:span text:style-name="T12">et</text:span></text:span><text:span text:style-name="Default_20_Paragraph_20_Font"><text:span text:style-name="T1">i</text:span></text:span><text:span text:style-name="Default_20_Paragraph_20_Font"><text:span text:style-name="T12">a</text:span></text:span><text:span text:style-name="Default_20_Paragraph_20_Font"><text:span text:style-name="T1">m </text:span></text:span><text:span text:style-name="Default_20_Paragraph_20_Font"><text:span text:style-name="T12">sulsuginosue.</text:span></text:span></text:p>
      <text:p text:style-name="P1"><text:span text:style-name="Default_20_Paragraph_20_Font"><text:span text:style-name="T1">aurium et hoc loco in fine sermonis adjecit et id<text:line-break/>genus alia, quoniam ab ipso solae febrium insignes diffe-</text:span></text:span></text:p>
      <text:p text:style-name="P3"><text:span text:style-name="Default_20_Paragraph_20_Font"><text:span text:style-name="T1">rentiae designatae sunt. Primas itaque differentias fori-<text:line-break/>psit ab ipsis propria -febrium essentia acceptas. Essentia<text:line-break/>vero febrium est, non fecundum Hippocratem modo at-<text:line-break/>que praeclarissimos medicos, fed etiam facundum commu-<text:line-break/>nem omnium hominum notionem , praetor naturam cali-<text:line-break/>ditas, maxime quidem in totum animal effusa; sin minus,<text:line-break/>at omnino vel in plurimis partibus vel in nobilissimis ac-<text:line-break/>cen</text:span></text:span><text:span text:style-name="Default_20_Paragraph_20_Font"><text:span text:style-name="T12">t</text:span></text:span><text:span text:style-name="Default_20_Paragraph_20_Font"><text:span text:style-name="T1">a. Saepius namque universa cutis nullam evidentem<text:line-break/>praeter naturam caliditatem, neque nobis exterius turgen-<text:line-break/>tibus, neque ipsis laborantibus, prae fe ferre videtur;<text:line-break/>fed in profundo corpore ipfam aegrotantes </text:span></text:span><text:span text:style-name="Default_20_Paragraph_20_Font"><text:span text:style-name="T12">s</text:span></text:span><text:span text:style-name="Default_20_Paragraph_20_Font"><text:span text:style-name="T1">entiunt, vi-<text:line-break/>sceraque sibi incendio flagrare ajunt; nonnulli praeterea<text:line-break/>et fastidio afficiuntur et siticulosi funt atque pervigiles.<text:line-break/>Nunc igitur Hippocrates febrium differentias, quaecunque<text:line-break/>a medicis dignoscuntur , non ex iis quae laborantes re-<text:line-break/>ferunt, fed ex iis quae ipsi tactu visuque evidenter per-<text:line-break/>cipiunt, enumerati Primae autem funt et praecipua et<text:line-break/>ex propria, ut dixi, febrium essentia acceptae, quae per</text:span></text:span></text:p>
      <text:p text:style-name="P3"><text:span text:style-name="Default_20_Paragraph_20_Font"><text:span text:style-name="T1">calorem traduntur; neque enim arteriarum motu febrium<text:line-break/>essentia continetur; hac in re namque quo modo Fresi-<text:line-break/>stratus et chrysippus hallucinati funl, alias didicisse Febrilis<text:line-break/>igitur caliditas febricitantis corpora tangentibus aut acrem<text:line-break/>mordacemque aut mediocriter molestam fele offeret, </text:span></text:span><text:span text:style-name="Default_20_Paragraph_20_Font"><text:span text:style-name="T12">t</text:span></text:span><text:span text:style-name="Default_20_Paragraph_20_Font"><text:span text:style-name="T1">uave<text:line-break/>enim illud atque familiare, quale naturali colori inest,<text:line-break/>nequaquam habet. Quemadmodum igitur et alia pleraque<text:line-break/>majoris minorisque ratione inter fe differentia adstantibus<text:line-break/>gratiora loquendo, quam veriora, explicamus, ita et ca-<text:line-break/>Iiditatem parum molestam interdum nihil molesti tristis-,<text:line-break/>que habere dicimus, ipfam scilicet calori valde in</text:span></text:span><text:span text:style-name="Default_20_Paragraph_20_Font"><text:span text:style-name="T12">t</text:span></text:span><text:span text:style-name="Default_20_Paragraph_20_Font"><text:span text:style-name="T1">esto<text:line-break/>comparantes. Itaque nonnunquam caliditas plurima juxta<text:line-break/>atque acerrima videtur , plerumque vero non pauca qui-<text:line-break/>dem, sed ast acerrima differens aut rursum acerrima qui-<text:line-break/>dem , sed non multa. Et hae singulae, quas dixi inter-<text:line-break/>dum aliquo tempore post, non primo statim manus impo-<text:line-break/>situ apparent; quemadmodum et quae primo tactu magnae</text:span></text:span></text:p>
      <text:p text:style-name="P3"><text:span text:style-name="Default_20_Paragraph_20_Font"><text:span text:style-name="T1">acresque visite </text:span></text:span><text:span text:style-name="Default_20_Paragraph_20_Font"><text:span text:style-name="T12">t</text:span></text:span><text:span text:style-name="Default_20_Paragraph_20_Font"><text:span text:style-name="T1">um, nonnunquam per longum tempus,<text:line-break/>iniecta in aegrotantem mana; diminui videbuntur. Igitur<text:line-break/>squalida interdum atque valde arida caliditas apparet<text:line-break/>perinde atque si lapidem aliquem calefactum tangamus;<text:line-break/>plerumque vero roridam </text:span></text:span><text:span text:style-name="Default_20_Paragraph_20_Font"><text:span text:style-name="T12">t</text:span></text:span><text:span text:style-name="Default_20_Paragraph_20_Font"><text:span text:style-name="T1">e humectatam et halituofam re-<text:line-break/>praefentat, ut halitus quidam permultos ex laborantium<text:line-break/>corpore emanans perspicue scntiatur. Atque horum ror-<text:line-break/>sus ipsorum quemadmodum et praedictorum quaedam sta-<text:line-break/>tim ah initio apparentia perseverant, no</text:span></text:span><text:span text:style-name="Default_20_Paragraph_20_Font"><text:span text:style-name="T12">n</text:span></text:span><text:span text:style-name="Default_20_Paragraph_20_Font"><text:span text:style-name="T1">nulla vero aut .<text:line-break/>augefcentem aut decrescentem, quae ab initio apparuit,<text:line-break/>qualitatem habent , nonnulla et alteram nequaquam a prin-<text:line-break/>cipio vi</text:span></text:span><text:span text:style-name="Default_20_Paragraph_20_Font"><text:span text:style-name="T12">t</text:span></text:span><text:span text:style-name="Default_20_Paragraph_20_Font"><text:span text:style-name="T1">am ac penitus ab iis, quae a principio apparue-<text:line-break/>runt, differentem. Differeutlae itaque ab ipfa febrium<text:line-break/>essentia acceptae hujusmodi funt. De reliquis autem po-<text:line-break/>sterius videbimus; prius enim bene est enumeratas diffe-<text:line-break/>rentias Hippocratis verbis accommodare. Quum dicit<text:line-break/>igitur, febres quidem aliae manui mordaces, aliae vero<text:line-break/>mites, tibi significat ab ipfo de febribus. in totum mor-</text:span></text:span></text:p>
      <text:p text:style-name="P3"><text:span text:style-name="Default_20_Paragraph_20_Font"><text:span text:style-name="T1">ducibus aut mitibus apparentibus sermonem fieri. Sub-<text:line-break/>jiciens igitur, inquit, aliae non mordaces quidem, fed.<text:line-break/>post insurgentes, per haec verba significans, febres initio<text:line-break/>mordaces diutius inhaerente manu, mordacitatis </text:span></text:span><text:span text:style-name="Default_20_Paragraph_20_Font"><text:span text:style-name="T12">t</text:span></text:span><text:span text:style-name="Default_20_Paragraph_20_Font"><text:span text:style-name="T1">ensum<text:line-break/>inferentes ; contra vero atque istae illae fe habent, de<text:line-break/>quibus dicit: aliae acutae quidem, fed a manu vietae,<text:line-break/>initio enim acutae quum apparuerint, paulatim remittun-<text:line-break/>tur, Eam autem dictionem acutae, de caliditate celeriter<text:line-break/>manui occurente fuumque ipsius velocem motum osteu-<text:line-break/>dente te intelligere opus est: quemadmodum acutos alle<text:line-break/>quos et acres nominamus ; quod idem est ac si celeres<text:line-break/>dixeris. Acutos etiam morbos dicimus, quicunque pro-<text:line-break/>pria tempora usque in finem velociter pertra</text:span></text:span><text:span text:style-name="Default_20_Paragraph_20_Font"><text:span text:style-name="T12">ns</text:span></text:span><text:span text:style-name="Default_20_Paragraph_20_Font"><text:span text:style-name="T1">eunti Sive<text:line-break/>autem manibus sive manui dicas, ad cognoscendas prae-<text:line-break/>dictas differentias nihil refert; quandoquidem mentem sa-<text:line-break/>nam habenti clarum est, id genus differentias non oculis,<text:line-break/>fed manibus sensiles esse. Adjiciuut autem et omnes bo-<text:line-break/>mines quandoque hujusmodi appendices, ad Itoc natura</text:span></text:span></text:p>
      <text:p text:style-name="P3"><text:span text:style-name="Default_20_Paragraph_20_Font"><text:span text:style-name="T1">ducti, quae dictorum evidentiam augeant et in illis rebus<text:line-break/>maxime, in quibus per coniecturas quasdam et signa, non<text:line-break/>per sensorium cognitionem, quod quaeritur, invenire li-<text:line-break/>ceti Ita ergo et Hippocrates non suium sermonis initio<text:line-break/>manuum meminit, </text:span></text:span><text:span text:style-name="Default_20_Paragraph_20_Font"><text:span text:style-name="T12">t</text:span></text:span><text:span text:style-name="Default_20_Paragraph_20_Font"><text:span text:style-name="T1">ed etiam cum dixit: aliae acutae<text:line-break/>quidem, </text:span></text:span><text:span text:style-name="Default_20_Paragraph_20_Font"><text:span text:style-name="T12">t</text:span></text:span><text:span text:style-name="Default_20_Paragraph_20_Font"><text:span text:style-name="T1">est quae a manu vincuntur. At deinceps fe-<text:line-break/>briurn in magnitudlue differentiam demonstrans, inquit,<text:line-break/>aliae statim perurentes , aliae in totum debiles , ob quid<text:line-break/>igitur hujusmodi imago tangentibus </text:span></text:span><text:span text:style-name="Default_20_Paragraph_20_Font"><text:span text:style-name="T12">t</text:span></text:span><text:span text:style-name="Default_20_Paragraph_20_Font"><text:span text:style-name="T1">este offerat, ut multa<text:line-break/>aut pauca caliditas videatur, in posterum repetamus;<text:line-break/>nunc fotum quod ita appareat dixisse abunde esu . Quem-<text:line-break/>admodum enim in externis, si oculis quis velatis fiam-<text:line-break/>mam tetigerit aut multam fientiet ipsius substantiam aut<text:line-break/>paucam, nullam in clarioris qualitate differentiam perca-<text:line-break/>piens. Hoc itidem modo in febribus habet ; interdum<text:line-break/>namque caloris secundum qualitatem diguotioeadem cum<text:line-break/>illa apparet, quae in alio corpore fit, sied multitudine in-<text:line-break/>tersis differre videntur. Ex veritis autem sequentibus</text:span></text:span></text:p>
      <text:p text:style-name="Normal">V ;</text:p>
      <text:p text:style-name="P3"><text:span text:style-name="Default_20_Paragraph_20_Font"><text:span text:style-name="T1">illud aridae fatis clarum est, sed illud , falsuginosae,. ob-<text:line-break/>scutum ; neque enim falsum tactu, fed tantum gustatu<text:line-break/>scnsibile esu Est vero adhuc magis . obscurum , quod fe-<text:line-break/>quitur, quum dicit, aliae </text:span></text:span><text:span text:style-name="Default_20_Paragraph_20_Font"><text:span text:style-name="T20">πεμφιγώδεες</text:span></text:span><text:span text:style-name="Default_20_Paragraph_20_Font"><text:span text:style-name="T5">, </text:span></text:span><text:span text:style-name="Default_20_Paragraph_20_Font"><text:span text:style-name="T1">adspectu terribi-<text:line-break/>les: nam hoc loco diversam scripturam reperimus. In<text:line-break/>plurimis quidem codicibus huic voci, </text:span></text:span><text:span text:style-name="Default_20_Paragraph_20_Font"><text:span text:style-name="T20">πεμφιγώδεες</text:span></text:span><text:span text:style-name="Default_20_Paragraph_20_Font"><text:span text:style-name="T5">, </text:span></text:span><text:span text:style-name="Default_20_Paragraph_20_Font"><text:span text:style-name="T1">adja-<text:line-break/>cet haec, adspectu, in paucis post hanc vocem, adspectu<text:line-break/>et haec, terribiles, adjecta esu Solum autem inter ex-<text:line-break/>placatores Sabinum inveni., qui exemplar ita scriptum .<text:line-break/>agnosceret, quem Metredorus fequutus est et quicunque<text:line-break/>ab ipsis usque ad .hoc derivati stant, nihilominus tamen<text:line-break/>in paucissimis codicibus simpliciter scriptum inveni, aliae<text:line-break/></text:span></text:span><text:span text:style-name="Default_20_Paragraph_20_Font"><text:span text:style-name="T20">πεμφιγώδεες</text:span></text:span><text:span text:style-name="Default_20_Paragraph_20_Font"><text:span text:style-name="T5">, </text:span></text:span><text:span text:style-name="Default_20_Paragraph_20_Font"><text:span text:style-name="T1">-neque hac voce, adspectu, neque hac, ter-<text:line-break/>ribiles , addita. Salsuginosas autem febres ad tactum ali-<text:line-break/>quis redigens, eas esse dicet, quae pruritum aliquem ac<text:line-break/>mur</text:span></text:span><text:span text:style-name="Default_20_Paragraph_20_Font"><text:span text:style-name="T14">t</text:span></text:span><text:span text:style-name="Default_20_Paragraph_20_Font"><text:span text:style-name="T1">um tangentibus inferunt, ut a muria et reliquis sal-<text:line-break/>sis corporibus excitari solet. Pempbigodees autem febres,<text:line-break/>hoc est spiritibus affluentes interpretamur; sentimus enim</text:span></text:span></text:p>
      <text:p text:style-name="P3"><text:span text:style-name="Default_20_Paragraph_20_Font"><text:span text:style-name="T1">plerumque per febricitantium cutem aereum quendam ha-<text:line-break/>litum affluentem. Quod -nisi tales, sud eas quae cum pu-<text:line-break/>stulis sunt, .pemphigodees. febres quis esse velit., aliquam<text:line-break/>ex necessariis differentiis praetermiserit, ex praedictarum<text:line-break/>..videlicet genere, quas ab ipsa maxime febrium essentia<text:line-break/>assumi diximus. Ut enim mordax valde. aut vehemens<text:line-break/>aut arida aut </text:span></text:span><text:span text:style-name="Default_20_Paragraph_20_Font"><text:span text:style-name="T12">s</text:span></text:span><text:span text:style-name="Default_20_Paragraph_20_Font"><text:span text:style-name="T1">qualens in multis febribus caloris species<text:line-break/>esse videtur, ita etiam flatucsa manu quendam in ipsam<text:line-break/>spiritum exilientem nonnunquam halituofum, nonnun-<text:line-break/>quam aridum, percipiente. Verum quum plura hoc pem-<text:line-break/>pbix significet, aliud alius explanator accipiens, tanquam<text:line-break/>unum illud solum quod ipfe posuit, significet, probabilis<text:line-break/>audientibus esse ridetur. Forsan igitur sane satis est sii-<text:line-break/>xisse, pemphigodees febres flatuo.fas esse, sicque in ge-<text:line-break/></text:span></text:span><text:span text:style-name="Default_20_Paragraph_20_Font"><text:span text:style-name="T12">n</text:span></text:span><text:span text:style-name="Default_20_Paragraph_20_Font"><text:span text:style-name="T1">ere hactenus dictarum differentiarum censeri et eum, qui<text:line-break/>non ita intellexerit , hanc differentiam praetermisisse vi-<text:line-break/>deti. At quum in plerisque exemplaribus haec vox , ad-<text:line-break/>specto, isti, pemphigodees, adjecta sit, necesse nobis est</text:span></text:span></text:p>
      <text:p text:style-name="P2"><text:span text:style-name="Default_20_Paragraph_20_Font"><text:span text:style-name="T1">grammaticam garrulitatem interdum et ipsam ad haec uti-<text:line-break/>lem attingere. Sed exactius quidem de obscuris apud<text:line-break/>Hippocratem dictio</text:span></text:span><text:span text:style-name="Default_20_Paragraph_20_Font"><text:span text:style-name="T12">n</text:span></text:span><text:span text:style-name="Default_20_Paragraph_20_Font"><text:span text:style-name="T1">ibus alibi proprio opere egimus. In<text:line-break/>. p</text:span></text:span><text:span text:style-name="Default_20_Paragraph_20_Font"><text:span text:style-name="T12">r</text:span></text:span><text:span text:style-name="Default_20_Paragraph_20_Font"><text:span text:style-name="T1">aefentia vero satis erit, me grammaticorum dicta fequu-<text:line-break/>tum fecundum eorum placida de. vocis hujus , </text:span></text:span><text:span text:style-name="Default_20_Paragraph_20_Font"><text:span text:style-name="T12">pemph</text:span></text:span><text:span text:style-name="Default_20_Paragraph_20_Font"><text:span text:style-name="T1">i</text:span></text:span><text:span text:style-name="Default_20_Paragraph_20_Font"><text:span text:style-name="T12">x,<text:line-break/></text:span></text:span><text:span text:style-name="Default_20_Paragraph_20_Font"><text:span text:style-name="T1">significatis aliquid dicere. Videtur enim Sophonias ap</text:span></text:span><text:span text:style-name="Default_20_Paragraph_20_Font"><text:span text:style-name="T12">t</text:span></text:span><text:span text:style-name="Default_20_Paragraph_20_Font"><text:span text:style-name="T1">um<text:line-break/>in Colchis pro flata accipere, ita dicens.</text:span></text:span></text:p>
      <text:p text:style-name="P1"><text:span text:style-name="Default_20_Paragraph_20_Font"><text:span text:style-name="T12">Abduxit pemph</text:span></text:span><text:span text:style-name="Default_20_Paragraph_20_Font"><text:span text:style-name="T1">i</text:span></text:span><text:span text:style-name="Default_20_Paragraph_20_Font"><text:span text:style-name="T12">x , non prope vent</text:span></text:span><text:span text:style-name="Default_20_Paragraph_20_Font"><text:span text:style-name="T1">i </text:span></text:span><text:span text:style-name="Default_20_Paragraph_20_Font"><text:span text:style-name="T12">secund</text:span></text:span><text:span text:style-name="Default_20_Paragraph_20_Font"><text:span text:style-name="T1">i.</text:span></text:span></text:p>
      <text:p text:style-name="P1"><text:span text:style-name="Default_20_Paragraph_20_Font"><text:span text:style-name="T1">Et idem lu Salamiue Satyris:</text:span></text:span></text:p>
      <text:p text:style-name="P1"><text:span text:style-name="Default_20_Paragraph_20_Font"><text:span text:style-name="T12">E</text:span></text:span><text:span text:style-name="Default_20_Paragraph_20_Font"><text:span text:style-name="T1">t </text:span></text:span><text:span text:style-name="Default_20_Paragraph_20_Font"><text:span text:style-name="T12">fare u</text:span></text:span><text:span text:style-name="Default_20_Paragraph_20_Font"><text:span text:style-name="T1">ti</text:span></text:span><text:span text:style-name="Default_20_Paragraph_20_Font"><text:span text:style-name="T12">que ceraun</text:span></text:span><text:span text:style-name="Default_20_Paragraph_20_Font"><text:span text:style-name="T1">i</text:span></text:span><text:span text:style-name="Default_20_Paragraph_20_Font"><text:span text:style-name="T12">a</text:span></text:span></text:p>
      <text:p text:style-name="P1"><text:span text:style-name="Default_20_Paragraph_20_Font"><text:span text:style-name="T12">pe</text:span></text:span><text:span text:style-name="Default_20_Paragraph_20_Font"><text:span text:style-name="T1">m</text:span></text:span><text:span text:style-name="Default_20_Paragraph_20_Font"><text:span text:style-name="T12">phig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t</text:span></text:span><text:span text:style-name="Default_20_Paragraph_20_Font"><text:span text:style-name="T1">o</text:span></text:span><text:span text:style-name="Default_20_Paragraph_20_Font"><text:span text:style-name="T12">n</text:span></text:span><text:span text:style-name="Default_20_Paragraph_20_Font"><text:span text:style-name="T1">it</text:span></text:span><text:span text:style-name="Default_20_Paragraph_20_Font"><text:span text:style-name="T12">rui et tet</text:span></text:span><text:span text:style-name="Default_20_Paragraph_20_Font"><text:span text:style-name="T1">ri o</text:span></text:span><text:span text:style-name="Default_20_Paragraph_20_Font"><text:span text:style-name="T12">d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is </text:span></text:span><text:span text:style-name="Default_20_Paragraph_20_Font"><text:span text:style-name="T12">occupaver</text:span></text:span><text:span text:style-name="Default_20_Paragraph_20_Font"><text:span text:style-name="T1">i</text:span></text:span><text:span text:style-name="Default_20_Paragraph_20_Font"><text:span text:style-name="T12">nt.</text:span></text:span></text:p>
      <text:p text:style-name="P1"><text:span text:style-name="Default_20_Paragraph_20_Font"><text:span text:style-name="T1">Aeschylus autem in Prometheo:</text:span></text:span></text:p>
      <text:p text:style-name="P1"><text:span text:style-name="Default_20_Paragraph_20_Font"><text:span text:style-name="T1">D</text:span></text:span><text:span text:style-name="Default_20_Paragraph_20_Font"><text:span text:style-name="T12">ev</text:span></text:span><text:span text:style-name="Default_20_Paragraph_20_Font"><text:span text:style-name="T1">i</text:span></text:span><text:span text:style-name="Default_20_Paragraph_20_Font"><text:span text:style-name="T12">ncte rec</text:span></text:span><text:span text:style-name="Default_20_Paragraph_20_Font"><text:span text:style-name="T1">t</text:span></text:span><text:span text:style-name="Default_20_Paragraph_20_Font"><text:span text:style-name="T12">a,<text:line-break/></text:span></text:span><text:span text:style-name="Default_20_Paragraph_20_Font"><text:span text:style-name="T1">R</text:span></text:span><text:span text:style-name="Default_20_Paragraph_20_Font"><text:span text:style-name="T12">ependo autem et quam pr</text:span></text:span><text:span text:style-name="Default_20_Paragraph_20_Font"><text:span text:style-name="T1">i</text:span></text:span><text:span text:style-name="Default_20_Paragraph_20_Font"><text:span text:style-name="T12">mu</text:span></text:span><text:span text:style-name="Default_20_Paragraph_20_Font"><text:span text:style-name="T1">m 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dem<text:line-break/></text:span></text:span><text:span text:style-name="Default_20_Paragraph_20_Font"><text:span text:style-name="T1">B</text:span></text:span><text:span text:style-name="Default_20_Paragraph_20_Font"><text:span text:style-name="T12">oreae vener</text:span></text:span><text:span text:style-name="Default_20_Paragraph_20_Font"><text:span text:style-name="T1">is </text:span></text:span><text:span text:style-name="Default_20_Paragraph_20_Font"><text:span text:style-name="T12">ad statu</text:span></text:span><text:span text:style-name="Default_20_Paragraph_20_Font"><text:span text:style-name="T1">s. </text:span></text:span><text:span text:style-name="Default_20_Paragraph_20_Font"><text:span text:style-name="T12">cape</text:span></text:span></text:p>
      <text:p text:style-name="P2"><text:span text:style-name="Default_20_Paragraph_20_Font"><text:span text:style-name="T12">Ere</text:span></text:span><text:span text:style-name="Default_20_Paragraph_20_Font"><text:span text:style-name="T1">mi</text:span></text:span><text:span text:style-name="Default_20_Paragraph_20_Font"><text:span text:style-name="T12">t</text:span></text:span><text:span text:style-name="Default_20_Paragraph_20_Font"><text:span text:style-name="T1">a</text:span></text:span><text:span text:style-name="Default_20_Paragraph_20_Font"><text:span text:style-name="T12">m</text:span></text:span><text:span text:style-name="Default_20_Paragraph_20_Font"><text:span text:style-name="T1"> sum</text:span></text:span><text:span text:style-name="Default_20_Paragraph_20_Font"><text:span text:style-name="T12">entem ne</text:span></text:span></text:p>
      <text:p text:style-name="P1"><text:span text:style-name="Default_20_Paragraph_20_Font"><text:span text:style-name="T1">T</text:span></text:span><text:span text:style-name="Default_20_Paragraph_20_Font"><text:span text:style-name="T12">e rap</text:span></text:span><text:span text:style-name="Default_20_Paragraph_20_Font"><text:span text:style-name="T1">i</text:span></text:span><text:span text:style-name="Default_20_Paragraph_20_Font"><text:span text:style-name="T12">at procell</text:span></text:span><text:span text:style-name="Default_20_Paragraph_20_Font"><text:span text:style-name="T1">o</text:span></text:span><text:span text:style-name="Default_20_Paragraph_20_Font"><text:span text:style-name="T12">sa pe</text:span></text:span><text:span text:style-name="Default_20_Paragraph_20_Font"><text:span text:style-name="T1">m</text:span></text:span><text:span text:style-name="Default_20_Paragraph_20_Font"><text:span text:style-name="T12">phige conver</text:span></text:span><text:span text:style-name="Default_20_Paragraph_20_Font"><text:span text:style-name="T1">t</text:span></text:span><text:span text:style-name="Default_20_Paragraph_20_Font"><text:span text:style-name="T12">ens repente.</text:span></text:span></text:p>
      <text:p text:style-name="Normal"><text:span text:style-name="Default_20_Paragraph_20_Font"><text:span text:style-name="T1">Et pro radiis ipsis uti videtur hac voce, pemphix, So-<text:line-break/>phocles in Colonis hisce carminibus:</text:span></text:span></text:p>
      <text:p text:style-name="P1"><text:span text:style-name="Default_20_Paragraph_20_Font"><text:span text:style-name="T12">Et utique ad</text:span></text:span><text:span text:style-name="Default_20_Paragraph_20_Font"><text:span text:style-name="T1">m</text:span></text:span><text:span text:style-name="Default_20_Paragraph_20_Font"><text:span text:style-name="T12">iratu</text:span></text:span><text:span text:style-name="Default_20_Paragraph_20_Font"><text:span text:style-name="T1">s sum </text:span></text:span><text:span text:style-name="Default_20_Paragraph_20_Font"><text:span text:style-name="T12">h</text:span></text:span><text:span text:style-name="Default_20_Paragraph_20_Font"><text:span text:style-name="T1">o</text:span></text:span><text:span text:style-name="Default_20_Paragraph_20_Font"><text:span text:style-name="T12">c . .</text:span></text:span></text:p>
      <text:p text:style-name="P1"><text:span text:style-name="Default_20_Paragraph_20_Font"><text:span text:style-name="T1">i </text:span></text:span><text:span text:style-name="Default_20_Paragraph_20_Font"><text:span text:style-name="T12">Conte</text:span></text:span><text:span text:style-name="Default_20_Paragraph_20_Font"><text:span text:style-name="T1">m</text:span></text:span><text:span text:style-name="Default_20_Paragraph_20_Font"><text:span text:style-name="T12">p</text:span></text:span><text:span text:style-name="Default_20_Paragraph_20_Font"><text:span text:style-name="T1">l</text:span></text:span><text:span text:style-name="Default_20_Paragraph_20_Font"><text:span text:style-name="T12">an</text:span></text:span><text:span text:style-name="Default_20_Paragraph_20_Font"><text:span text:style-name="T1">s </text:span></text:span><text:span text:style-name="Default_20_Paragraph_20_Font"><text:span text:style-name="T12">pemph</text:span></text:span><text:span text:style-name="Default_20_Paragraph_20_Font"><text:span text:style-name="T1">i</text:span></text:span><text:span text:style-name="Default_20_Paragraph_20_Font"><text:span text:style-name="T12">ga auream intuitu</text:span></text:span><text:span text:style-name="Default_20_Paragraph_20_Font"><text:span text:style-name="T1">s</text:span></text:span></text:p>
      <text:p text:style-name="P43"><text:span text:style-name="Default_20_Paragraph_20_Font"><text:span text:style-name="T1">Ita et Aefchylus:<text:tab/>-</text:span></text:span></text:p>
      <text:p text:style-name="P5"><text:span text:style-name="Default_20_Paragraph_20_Font"><text:span text:style-name="T12">Ex adversa neque pemph</text:span></text:span><text:span text:style-name="Default_20_Paragraph_20_Font"><text:span text:style-name="T1">i</text:span></text:span><text:span text:style-name="Default_20_Paragraph_20_Font"><text:span text:style-name="T12">x sa</text:span></text:span><text:span text:style-name="Default_20_Paragraph_20_Font"><text:span text:style-name="T1">lis </text:span></text:span><text:span text:style-name="Default_20_Paragraph_20_Font"><text:span text:style-name="T12">adspic</text:span></text:span><text:span text:style-name="Default_20_Paragraph_20_Font"><text:span text:style-name="T1">it</text:span></text:span><text:span text:style-name="Default_20_Paragraph_20_Font"><text:span text:style-name="T12">ur neque<text:line-break/>sidereum</text:span></text:span></text:p>
      <text:p text:style-name="P1"><text:span text:style-name="Default_20_Paragraph_20_Font"><text:span text:style-name="T12">o</text:span></text:span><text:span text:style-name="Default_20_Paragraph_20_Font"><text:span text:style-name="T1">s </text:span></text:span><text:span text:style-name="Default_20_Paragraph_20_Font"><text:span text:style-name="T12">Lat</text:span></text:span><text:span text:style-name="Default_20_Paragraph_20_Font"><text:span text:style-name="T1">o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ae puellae</text:span></text:span></text:p>
      <text:p text:style-name="P1"><text:span text:style-name="Default_20_Paragraph_20_Font"><text:span text:style-name="T1">Pro gutta autem idem accepit lu Prometheor</text:span></text:span></text:p>
      <text:p text:style-name="P44"><text:span text:style-name="Default_20_Paragraph_20_Font"><text:span text:style-name="T12">Rene cave, ne t</text:span></text:span><text:span text:style-name="Default_20_Paragraph_20_Font"><text:span text:style-name="T1">i</text:span></text:span><text:span text:style-name="Default_20_Paragraph_20_Font"><text:span text:style-name="T12">bi</text:span></text:span><text:span text:style-name="Default_20_Paragraph_20_Font"><text:span text:style-name="T1"> i</text:span></text:span><text:span text:style-name="Default_20_Paragraph_20_Font"><text:span text:style-name="T12">nc</text:span></text:span><text:span text:style-name="Default_20_Paragraph_20_Font"><text:span text:style-name="T1">i</text:span></text:span><text:span text:style-name="Default_20_Paragraph_20_Font"><text:span text:style-name="T12">da</text:span></text:span><text:span text:style-name="Default_20_Paragraph_20_Font"><text:span text:style-name="T1">t<text:tab/>.</text:span></text:span></text:p>
      <text:p text:style-name="P1"><text:span text:style-name="Default_20_Paragraph_20_Font"><text:span text:style-name="T1">P</text:span></text:span><text:span text:style-name="Default_20_Paragraph_20_Font"><text:span text:style-name="T12">e</text:span></text:span><text:span text:style-name="Default_20_Paragraph_20_Font"><text:span text:style-name="T1">m</text:span></text:span><text:span text:style-name="Default_20_Paragraph_20_Font"><text:span text:style-name="T12">phix; amara en</text:span></text:span><text:span text:style-name="Default_20_Paragraph_20_Font"><text:span text:style-name="T1">im </text:span></text:span><text:span text:style-name="Default_20_Paragraph_20_Font"><text:span text:style-name="T12">et pro v</text:span></text:span><text:span text:style-name="Default_20_Paragraph_20_Font"><text:span text:style-name="T1">i</text:span></text:span><text:span text:style-name="Default_20_Paragraph_20_Font"><text:span text:style-name="T12">ta hali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.</text:span></text:span></text:p>
      <text:p text:style-name="P1"><text:span text:style-name="Default_20_Paragraph_20_Font"><text:span text:style-name="T1">In Pentheo quoque:</text:span></text:span></text:p>
      <text:p text:style-name="P1"><text:span text:style-name="Default_20_Paragraph_20_Font"><text:span text:style-name="T12">Ne sangu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i</text:span></text:span><text:span text:style-name="Default_20_Paragraph_20_Font"><text:span text:style-name="T12">s ver</text:span></text:span><text:span text:style-name="Default_20_Paragraph_20_Font"><text:span text:style-name="T1">o </text:span></text:span><text:span text:style-name="Default_20_Paragraph_20_Font"><text:span text:style-name="T12">pemph</text:span></text:span><text:span text:style-name="Default_20_Paragraph_20_Font"><text:span text:style-name="T1">i</text:span></text:span><text:span text:style-name="Default_20_Paragraph_20_Font"><text:span text:style-name="T12">ga</text:span></text:span><text:span text:style-name="Default_20_Paragraph_20_Font"><text:span text:style-name="T1"> i</text:span></text:span><text:span text:style-name="Default_20_Paragraph_20_Font"><text:span text:style-name="T12">n salu</text:span></text:span><text:span text:style-name="Default_20_Paragraph_20_Font"><text:span text:style-name="T1">m </text:span></text:span><text:span text:style-name="Default_20_Paragraph_20_Font"><text:span text:style-name="T12">sparser</text:span></text:span><text:span text:style-name="Default_20_Paragraph_20_Font"><text:span text:style-name="T1">is.</text:span></text:span></text:p>
      <text:p text:style-name="P6"><text:span text:style-name="Default_20_Paragraph_20_Font"><text:span text:style-name="T24">, </text:span></text:span><text:span text:style-name="Default_20_Paragraph_20_Font"><text:span text:style-name="T1">Pro nebula etiam posita esse videtur hoc lu carmine apud<text:line-break/>Sophoclem in S</text:span></text:span><text:span text:style-name="Default_20_Paragraph_20_Font"><text:span text:style-name="T12">o</text:span></text:span><text:span text:style-name="Default_20_Paragraph_20_Font"><text:span text:style-name="T1">lamine Satyris :</text:span></text:span></text:p>
      <text:p text:style-name="P1"><text:span text:style-name="Default_20_Paragraph_20_Font"><text:span text:style-name="T1">P</text:span></text:span><text:span text:style-name="Default_20_Paragraph_20_Font"><text:span text:style-name="T12">e</text:span></text:span><text:span text:style-name="Default_20_Paragraph_20_Font"><text:span text:style-name="T1">m</text:span></text:span><text:span text:style-name="Default_20_Paragraph_20_Font"><text:span text:style-name="T12">ph</text:span></text:span><text:span text:style-name="Default_20_Paragraph_20_Font"><text:span text:style-name="T1">i</text:span></text:span><text:span text:style-name="Default_20_Paragraph_20_Font"><text:span text:style-name="T12">ge o</text:span></text:span><text:span text:style-name="Default_20_Paragraph_20_Font"><text:span text:style-name="T1">m</text:span></text:span><text:span text:style-name="Default_20_Paragraph_20_Font"><text:span text:style-name="T12">nem</text:span></text:span><text:span text:style-name="Default_20_Paragraph_20_Font"><text:span text:style-name="T1"> t</text:span></text:span><text:span text:style-name="Default_20_Paragraph_20_Font"><text:span text:style-name="T12">arde riden</text:span></text:span><text:span text:style-name="Default_20_Paragraph_20_Font"><text:span text:style-name="T1">s i</text:span></text:span><text:span text:style-name="Default_20_Paragraph_20_Font"><text:span text:style-name="T12">gn</text:span></text:span><text:span text:style-name="Default_20_Paragraph_20_Font"><text:span text:style-name="T1">is.</text:span></text:span></text:p>
      <text:p text:style-name="P1"><text:span text:style-name="Default_20_Paragraph_20_Font"><text:span text:style-name="T1">Et apud Ibycum.:</text:span></text:span></text:p>
      <text:p text:style-name="P1"><text:span text:style-name="Default_20_Paragraph_20_Font"><text:span text:style-name="T1">D</text:span></text:span><text:span text:style-name="Default_20_Paragraph_20_Font"><text:span text:style-name="T12">ensu</text:span></text:span><text:span text:style-name="Default_20_Paragraph_20_Font"><text:span text:style-name="T1">s </text:span></text:span><text:span text:style-name="Default_20_Paragraph_20_Font"><text:span text:style-name="T12">pemph</text:span></text:span><text:span text:style-name="Default_20_Paragraph_20_Font"><text:span text:style-name="T1">i</text:span></text:span><text:span text:style-name="Default_20_Paragraph_20_Font"><text:span text:style-name="T12">ga</text:span></text:span><text:span text:style-name="Default_20_Paragraph_20_Font"><text:span text:style-name="T1">s </text:span></text:span><text:span text:style-name="Default_20_Paragraph_20_Font"><text:span text:style-name="T12">ep</text:span></text:span><text:span text:style-name="Default_20_Paragraph_20_Font"><text:span text:style-name="T1">oti.</text:span></text:span></text:p>
      <text:p text:style-name="P1"><text:span text:style-name="Default_20_Paragraph_20_Font"><text:span text:style-name="T1">Dictus est autem ab eo ferme iste per quandam compara-<text:line-break/>tionem de iis , quae procella jactautur , dici solitam. Id-<text:line-break/>circo et plurimi ex iis qui futura praesagiunt, de stillis,<text:line-break/>quae per imbres cadunt, dictas esse pemphigas ajunt. Sed<text:line-break/>Callimachus hunc in modum ait: ne per pemphigas in- .<text:line-break/>ducentibus permitte. Sed Euphorion ita inquit: Flori-<text:line-break/>hus pemphiges admnrmurant mortuis. Pemphigis itaque<text:line-break/>significata jam recensuimus, deque duobus ex istis supra<text:line-break/>mentionem fecimus , quod omnes videlicet optimi expla-<text:line-break/>n a tores Hippocratem fecundum illa sermonem suum fecisse<text:line-break/>voluerunt. At nunc modo dictis significatis et aliud ter-<text:line-break/>tium adjecisse convenit, ut pemphigodees febres eas in-</text:span></text:span></text:p>
      <text:p text:style-name="P2"><text:span text:style-name="Default_20_Paragraph_20_Font"><text:span text:style-name="T1">telligamus , quae veluti scintillarum exsilientium manuique<text:line-break/>nostrae occursantium imaginem reddunt, atque hujusmodi<text:line-break/>febres ex duabus simplicibus jam praedictis compositae<text:line-break/>fuerint; statu</text:span></text:span><text:span text:style-name="Default_20_Paragraph_20_Font"><text:span text:style-name="T14">a</text:span></text:span><text:span text:style-name="Default_20_Paragraph_20_Font"><text:span text:style-name="T1">lis scilicet atque igneis. Huic autem decla-<text:line-break/>rationi suium illud adversabitur, si huic dictioni pem-<text:line-break/>phigodees adliciatur haec adspectu. Non immerito igitur<text:line-break/>quidam ha</text:span></text:span><text:span text:style-name="Default_20_Paragraph_20_Font"><text:span text:style-name="T14">n</text:span></text:span><text:span text:style-name="Default_20_Paragraph_20_Font"><text:span text:style-name="T1">c abstulerunt. Qui non abstulerunt autem, aut<text:line-break/>febres cum tuberculis intellexerunt aut eas, quae animam<text:line-break/>vitiant. Et quoniam cum tuberculis febres a symptomata<text:line-break/>cognominantur, probabiliter sane a symptomata ni</text:span></text:span><text:span text:style-name="Default_20_Paragraph_20_Font"><text:span text:style-name="T14">t</text:span></text:span><text:span text:style-name="Default_20_Paragraph_20_Font"><text:span text:style-name="T1">unt<text:line-break/>pestilentes febres denominare intelligere possumus: est<text:line-break/>enim revera et haec una febrium species. Quod autem<text:line-break/>in ipfa tubercula oriantur et Thucydides testatur, ita seri-<text:line-break/>Eens: Et exterius quidem tangenti corpus neque valde<text:line-break/>calidum erat, neque viride, fed subrubrum, lividum, tu-<text:line-break/>berculis exiguis et ulceribus efflorescens. At quicunque<text:line-break/>febres animam laedentes pemphigodees appellatas esse con-<text:line-break/>tendunt, lon</text:span></text:span><text:span text:style-name="Default_20_Paragraph_20_Font"><text:span text:style-name="T14">g</text:span></text:span><text:span text:style-name="Default_20_Paragraph_20_Font"><text:span text:style-name="T1">e a proposita febrium divisione aberrant:</text:span></text:span></text:p>
      <text:p text:style-name="P2"><text:span text:style-name="Default_20_Paragraph_20_Font"><text:span text:style-name="T1">nonnulli enim veteres medici et febrem quandam phreui-<text:line-break/>ricam appellaverunt , quemadmodum sane et lethargicam<text:line-break/>et pleuriticam et peripneumonicam. Sesi febrium enume-<text:line-break/>ratio nunc in praesenti fermone proposita a differentia<text:line-break/>caloris accipitur, sub qua et pestilens febris putridum<text:line-break/>calorem habens contineri potest. Phrenitica non potest,<text:line-break/>quum non aliis, ita et Hippocrati mos sit febris speciem<text:line-break/>phrenitin asserere; neque a symptomata nuncupata, qua-<text:line-break/>. lis ea est, quae pustulas excitat, in dictis differentiis ab<text:line-break/>ipso includitur, quemadmodum neque aliae, quarum pro-<text:line-break/>xime mentio saeta esu Phreniticorum namque fabris da-<text:line-break/>lorem habere mordacem invenitur in omne corpus aequa-<text:line-break/>hiliter et omni iniectae manus tempore perfusum ; quare<text:line-break/>prima omnium ipsarum dieta esu Itaque neque eorum<text:line-break/>interpretationem admittimus P qui falsas febres a qualitate<text:line-break/>aegrotantium ipforum ure , fen</text:span></text:span><text:span text:style-name="Default_20_Paragraph_20_Font"><text:span text:style-name="T12">t</text:span></text:span><text:span text:style-name="Default_20_Paragraph_20_Font"><text:span text:style-name="T1">a percepta nominatas esse<text:line-break/>confirmant. Hippocrates namque omnes, quae ad tactum<text:line-break/>fpectant, notitiam fecundum caloris differentiam, in quo</text:span></text:span></text:p>
      <text:p text:style-name="P2"><text:span text:style-name="Default_20_Paragraph_20_Font"><text:span text:style-name="T1">genus </text:span></text:span><text:span text:style-name="Default_20_Paragraph_20_Font"><text:span text:style-name="T11">. </text:span></text:span><text:span text:style-name="Default_20_Paragraph_20_Font"><text:span text:style-name="T1">febrium universum atque essentia consistit, deinceps<text:line-break/>enumerasse vi</text:span></text:span><text:span text:style-name="Default_20_Paragraph_20_Font"><text:span text:style-name="T12">t</text:span></text:span><text:span text:style-name="Default_20_Paragraph_20_Font"><text:span text:style-name="T1">us est. Etenim si pestilentem febrem pem-<text:line-break/>phigodea nominatam esse probaverimus, appellationem<text:line-break/>quidem ab accidente, speciem vero ipfam secundum pro-<text:line-break/>priam febrium essentiam sortita erit. . Eadem quoque ra-<text:line-break/>tione et salsas febres esse dicentes, quae omnia, quotquot<text:line-break/>gustet aegrotans, salsa videri efficiant, neque isti propo-<text:line-break/>sitarum in praesenti doctrina febris differentiarum memi-<text:line-break/>nerunt, Quod si inter febrium differentias et istas Hip-<text:line-break/>pocrates collocasset, omnino et illas una cum his enu-<text:line-break/>merasset, in quibus et ipfa saliva et omnia quae gustet<text:line-break/>febricitans amara videantur. Has quidem differentias non<text:line-break/>auter febrium, fed potius inter saporum notitias collocare<text:line-break/>satius est; febres autem inter caloris differentias enume-<text:line-break/>rapiae sunt; quemadmodum enim sapores gustatu, ita et<text:line-break/>.febres tactu sentiuntur. Verum quod neque Sabinus<text:line-break/>a. recte hanc vocem, terribiles, adjecerit, .ita. </text:span></text:span><text:span text:style-name="Default_20_Paragraph_20_Font"><text:span text:style-name="T12">t</text:span></text:span><text:span text:style-name="Default_20_Paragraph_20_Font"><text:span text:style-name="T1">errent verbo-<text:line-break/>tum scribens, aliae pemphigodees adspectu terribiles antea</text:span></text:span></text:p>
      <text:p text:style-name="P3">dixi et nunc in memoriam revocabo , nempe terribiles<text:line-break/>adspectu ipsos dictos esse, a nobis quidem, fi cum pustu-<text:line-break/>lis et uIceribus fint; ab ipfisi autem fi insaniant et torve<text:line-break/>intueantur. De his autem ambobus quid sentire oporteat,<text:line-break/>ante retulimus. Pari modo peccaverunt et issi, qui se-<text:line-break/>bresi istas spirhuosasi dictas esse voluerunt, non ad tactum<text:line-break/>notitiam reserentesi, sed ad dissimile respirationis speciem,<text:line-break/>in qua magnus creberque spiritus redditur. Igitur veri-<text:line-break/>simillimum est , febrem pemphigodea dictam esse aut spi-<text:line-break/>rituosam , quae ad tactum reseratur aut pestilentem. In<text:line-break/>sermone autem quum huic voci , pemphigodees, haec, ter-<text:line-break/>subdes , adjecta sit, sola pestilens febris denotatur, cujus<text:line-break/>ab aliis caIor per putredinis exceIIentiam differt; sicut in<text:line-break/>hac nostrae tempestatis longissima pestilentia visum est.<text:line-break/>Atque idcireo neque calidi et perurentes, qui peste labo-<text:line-break/>rabant, tangentibus videbantur, quamvis interius magno<text:line-break/>flagrarent incendio, quemadmodum et Thucydides alebat<text:line-break/>et exterius quidem tangenti corpus neque valde calidum</text:p>
      <text:p text:style-name="P3">erat, neque viride, sed subrubrum, lividum, pustulis exi-<text:line-break/>guiS et ulceribus essiorescenS ; interiora autem ita ureban-<text:line-break/>tur, ut neque valde subtilium vestimentorum, neque lin-<text:line-break/>teolorum velamenta , neque aliud quicquam praeter nudi-<text:line-break/>talem ferre possent. Dicta est fane pemphix et in Cnidiis<text:line-break/>sententiis , quasi Eriphonti medico attribuunt hisce verbis :<text:line-break/>Mingit parum subinde et urit et supernatat pemphix, ut<text:line-break/>olei viridis instar araneae. Videntur sane isti pemphiga<text:line-break/>vocare non totam ampullam , sed solum id , quod ipsam<text:line-break/>exterius araneae instar circumscribit. Quum absolvisset<text:line-break/>igitur Hippocrates maxime proprias et principes sobrium<text:line-break/>differentias, deinceps ad eas, quae a colore sumuntur,<text:line-break/>trangressus inquit: Aliae valde rubrae, aliae valde pal-<text:line-break/>fidae , aliae vero lividae. Valde rubras dixit non simpli-<text:line-break/>citer rubras et post has deinceps iterum, valde pallidas,<text:line-break/>non pallidaS ; lividas vero simpliciter, nihil ipsis incre-<text:line-break/>menti significativum adjiciens , ut si et ipsas lividissima<text:line-break/>dixisset; semper enim color iste malus est, sed ruber ac</text:p>
      <text:p text:style-name="P3">palliduS usitati et familiares sunt. Febres autem valde ru-<text:line-break/>bentes vehementissimam caliditatem indicant et materiam<text:line-break/>esse sanguinem , quemadmodum valde pallidae pallidam<text:line-break/>bilem testantur. In ipsis vero de<text:span text:style-name="Default_20_Paragraph_20_Font"><text:span text:style-name="T14">i</text:span></text:span>ectiones considera: nam<text:line-break/>li eas bile tinctas inveneris, ex ejus effusione naturalem<text:line-break/>colorem permutatum esse cognoveris ; at fi fine , in d ille-<text:line-break/>rentia febris colorem ponito. Hujusmodi febres profecto<text:line-break/>nifi cum rigore atque fudere aliquando praeiudicatae fue-<text:line-break/>rint, tabem inferunt. Valde rubrae autem inter fynochos<text:line-break/>numerantur et venae fectione ad animi usque defectum<text:line-break/>ducente juvantur, ut in voluminibus de arte collatrice<text:line-break/>didicisti, ubi et magna utilitas ex hujusmodi differentia-<text:line-break/>rmn cognitione percipitur , ipfis videlicet singulis propriam<text:line-break/>medicationem requirentibus. At lividae febres a colore<text:line-break/>sane et ipsae cognomen adeptae sanguineum succum desse<text:line-break/>cere nunciant et cum ipso itidem ingenitum calidum, at-<text:line-break/>que idcirco mortiferae sunt; ex quibus nonnullae syn-<text:line-break/>copas evacuationem sequentes efficiunt, de quibus in Ii-</text:p>
      <text:p text:style-name="P3">bris de arte curatrice notitiam accepisti. Id genus febres<text:line-break/>Euriphon lividas nominat ita scribens: livida febris<text:line-break/>habetur et synciput alias et alias caput dolet et viscera<text:line-break/>dolor torquet et vomit bilem; et quum dolor cruciat , in-<text:line-break/>tueri nequit, quoniam gravatur et venter siccuS redditur<text:line-break/>et cutis tota livida et labia qualia exesis moriS esse so-<text:line-break/>Ient, oculorum alba livescunt; adspicit perinde ac si<text:line-break/>stranguletur, interdum vero minus id patitur, saepius<text:line-break/>etiam commutat. Quin etiam et in libro de morbis Hip-<text:line-break/>pocrati .adscripto , quem Dioscorides ab altero Hippocrate,<text:line-break/>Thessali filio scriptum esse voluit, de quodam morbo li-<text:line-break/>vido mentio fit; libri autem initium tale est, multam<text:line-break/>urinam facit, quando caput excalefactum fuerit. Sed de<text:line-break/>livido morbo ad verbum haec scribit: Morbum lividum<text:line-break/>febris arida comitatur et horror alias et alias capitis do-<text:line-break/>lor et viscera dolor male habet et bilem vomitu rejicit,<text:line-break/>quumque dolor vexat, nequit intueri, sed gravatur et</text:p>
      <text:p text:style-name="P3">venter aridus redditur et cutis livida; et labia et oculo-<text:line-break/>rum aIba Iivent, adspicitque ac si stranguletur; interdum<text:line-break/>et coIorem mutat, atque ex livido fubviridis essicitur.<text:line-break/>Alii vero rursum hoc loco lividam febrem male interpre-<text:line-break/>tati sunt, eam scilicet, in qua lividae deiectiones appa-<text:line-break/>rent : istis namque pari ratione conveniret et nigram fe-<text:line-break/>brem eam appellare, in qua nigrae materiae expuIsio fit.<text:line-break/>Superest nempe adhuc extremum dictionis Hippocraticae<text:line-break/>exp<text:span text:style-name="Default_20_Paragraph_20_Font"><text:span text:style-name="T14">l</text:span></text:span>anandum, ubi, inquit, et aIia similia praedictis scisi-<text:line-break/>cet similia. Recensuit autem postremas secundum co<text:span text:style-name="Default_20_Paragraph_20_Font"><text:span text:style-name="T14">l</text:span></text:span>ores<text:line-break/>differentias, non secundum ipsam febrium essentiam, abis<text:line-break/>tamen quae ab aliquo accidente proveniunt propinquum.<text:line-break/>res, quemadmodum cum aut intermittentes aut continuas<text:line-break/>febres esse dicimus et intermittentium hanc tertianam,<text:line-break/>iIIam quotidianam, aliam vero quartanam; at continuarum<text:line-break/>aliam semitertianam , aliam ardentem, aliam geIidam,<text:line-break/>aliam succensam, aliam pestilentem, aliam palustrem, aliam<text:line-break/>hepialam. Caeterum PraxagoraS inter acutarum febrium</text:p>
      <text:p text:style-name="P3">differentias et phreniticas et lethargicas, praeterea et icte-<text:line-break/>ricas quasdam nuncupavit. At recentiores medici non<text:line-break/>solum continuam, sed etiam synochum febrem quandam<text:line-break/>appellaverunt ejusque differentias posuerunt omotonam<text:line-break/>videlicet seu acmasticam vocatam et epacmasticam atque<text:line-break/>paraemasticam. Item secundum aliam divisionem aliis<text:line-break/>quoque morbis communem, nonnullas acutas sebresi ap-<text:line-break/>pellamus, nonnullaS diuturnas. Alia quoque divisione<text:line-break/>boni moriS febreS et mali morist dicimus, quinetiam alias<text:line-break/>ordinatas aut inordinatas. <text:span text:style-name="Default_20_Paragraph_20_Font"><text:span text:style-name="T14">P</text:span></text:span>raeterea quasdam statum cir-<text:line-break/>cuitum servantes et erraticas. Quidam autem veteres a<text:line-break/>diversis membris accensas febres ab illis cognominabant,<text:line-break/>lateralem febrem aliquam vocantes et jecorariam et <text:span text:style-name="Default_20_Paragraph_20_Font"><text:span text:style-name="T31">lie.ua-<text:line-break/></text:span></text:span>riam; alias vero a fymptomate foporificam , somnolentam,<text:line-break/>lethargicam, phreniticam , aeruginosam. De quibus omni-<text:line-break/>bus in propriis de ipsis libris late notitiam adeptus es;<text:line-break/>sed in praesenti sermone, quae ad explanationem pelli-<text:line-break/>nent, abunde tractata sunt. Non meam enim solum sen-<text:line-break/><text:span text:style-name="Default_20_Paragraph_20_Font"><text:span text:style-name="T14">I</text:span></text:span></text:p>
      <text:p text:style-name="P45">tendam protuli, verumetiam illustrium interpretum ssielle<text:line-break/>tionem feci, alios omnes silentio involvens, quicunque<text:line-break/>de febrium differentia feorfum ab explanatoriis commell-<text:line-break/>tariis aliquid prodiderunt , inter quos est et Archigenes,<text:line-break/>de quibus in alio volumine sermonem faciam.<text:line-break/>fe a<text:line-break/><text:span text:style-name="Default_20_Paragraph_20_Font"><text:span text:style-name="T1">—<text:tab/>...<text:tab/>.......<text:tab/>,, .<text:tab/>- S<text:tab/>- .t. </text:span></text:span><text:span text:style-name="Default_20_Paragraph_20_Font"><text:span text:style-name="T14">r</text:span></text:span><text:span text:style-name="Default_20_Paragraph_20_Font"><text:span text:style-name="T1"> ..i </text:span></text:span><text:span text:style-name="Default_20_Paragraph_20_Font"><text:span text:style-name="T14">s.</text:span></text:span><text:span text:style-name="Default_20_Paragraph_20_Font"><text:span text:style-name="T1">x- </text:span></text:span><text:span text:style-name="Default_20_Paragraph_20_Font"><text:span text:style-name="T14">e<text:tab/>t</text:span></text:span></text:p>
      <text:p text:style-name="P46">XXX.<text:span text:style-name="Default_20_Paragraph_20_Font"><text:span text:style-name="T14"><text:tab/>r</text:span></text:span><text:span text:style-name="Default_20_Paragraph_20_Font"><text:span text:style-name="T1"> A</text:span></text:span><text:span text:style-name="Default_20_Paragraph_20_Font"><text:span text:style-name="T14">g</text:span></text:span></text:p>
      <text:p text:style-name="P5"><text:span text:style-name="Default_20_Paragraph_20_Font"><text:span text:style-name="T14">Contensiones corporis articulorumque durities malum. Et<text:line-break/>aeger ipse exsolutus et artuum constructiones malum<text:line-break/>portendunt.</text:span></text:span></text:p>
      <text:p text:style-name="P1">Contenfo relaxatum contrarium est, duro molle;<text:line-break/>quare ipse deinceps dicturus est, cutis durae mollitie,<text:line-break/>con tensae relaxatio. Sive cutem contentam sive articu-<text:line-break/>lum sive corpus dicat, ad naturaliter affectum ipsum<text:line-break/>conferentes , ita dictum fuisse intelligemus. Secundum<text:line-break/>naturam autem fe habet, quod neque contenfum neque<text:line-break/>laxatum , sed mediocriter fe habet. Contenfa sane inter-</text:p>
      <text:p text:style-name="P3">dum per proprium affectum contenduntur, interdum a<text:line-break/>quibusdam aliis attracta; per proprium quidem affectum,<text:line-break/>cum aut vehementi frigore conglaciata aut ab aliqua ex-<text:line-break/>siccante causa arefacta fuerint, .funt enim, ut novisti, plu-<text:line-break/>res : distenduntur autem quaedam continuis particulis,<text:line-break/>quum arebunt aut inflammantur aut congelascunt. Con-<text:line-break/>Ira quaedam ultra naturales fineS relaxantur multo hu-<text:line-break/>more , fine frigore madentia. Obdurescunt autem quae<text:line-break/>dura fiunt frigore siccefcentia aut fcirrho aut siccitate:<text:line-break/>phlegmone namque non durum, fed resistentem tumorem<text:line-break/>essicit, perinde atque utreS funt lividae materiae atque<text:line-break/>aëriS pleni. Quemadmodum autem renitenS duro simile<text:line-break/>apparet, ob commune accidenS, nam durum quoque re-<text:line-break/>nitens est. longe tamen fecundum propriam naturam disi<text:line-break/>fert, ita et molli corpori exolutum simile quum sit ali-<text:line-break/>quantulum, quantum ad sensibilem apparentiam pertinet,<text:line-break/>noli eodem tamen affectu praeditum est; siquidem aegro-<text:line-break/>tantium corpora potentia musculorum motrice debilitata,</text:p>
      <text:p text:style-name="P3">exoluta et abjecta jacere cernuntur. Hunc itaque affectum<text:line-break/>manisestavit dicens: et ipse dissolutuS , deincepS vero ma-<text:line-break/>niseste subdidit et articulorum cataclasieS, hoc est con-<text:line-break/>fractiones. Sed quidam tertiam sylIabam non per a seri-<text:line-break/>bunt, catacIafiesi, sed per i catacIisies , hoc est decubitas.<text:line-break/>Utro modo autem melius fuerit scribere, facile invenio-<text:line-break/>mus, si eorum reminiscemur, quae in libro de praesagiis,<text:line-break/>de decubitu per haec verba tradidit. Aegrotantem vero<text:line-break/>a medico deprehendi oportet in dextrum latus aut sini-<text:line-break/>strulll decumbentem et crura manusque paulum inflexas<text:line-break/>habentem. Animadverte vero hic, crura et manuS pau-<text:line-break/>lum inflexas habentem : nam aut nequaquam aut plus<text:line-break/>quam conveniat, inflexaS esse , utrumque malum est, quia<text:line-break/>praeter naturam sint. Ipse igitur dixit, ita enim et plu-<text:line-break/>rimi recte valentium cubant, id circo postea fubjunxit:<text:line-break/>Supinum autem jacere manibus cruribuSque extentis mi-<text:line-break/>nus bonum. Tibi vero declaratum est facultate infirmi-<text:line-break/>tatem ab hujusmodi decubitu indicari et adhuc magiS ab</text:p>
      <text:p text:style-name="P3">eo, qui deinceps hiS verbiS exprimitur: At si pronus sue-<text:line-break/>rit e lectuloque ad pedeS delabatur, gravius est. Tales<text:line-break/>igitur decubituS in praesenti sermone per haec verba figni-<text:line-break/>beavit; et ipse dissolutuS , siquidem manuS et crura pa-<text:line-break/>rum inflexas habere laudabile est , quod ultra hos fines<text:line-break/>transit, majorem articulorum sractionem indicat. Ita nam-<text:line-break/>que ipsam appellavit ; at in libro de praesagiis in his<text:line-break/>verbiS : Mortiferum est autem ore aperto dormire crura-<text:line-break/>que fupini jacentiS inflexa esse et explicita , quod signifi-<text:line-break/>eat latissime distantia. Sive autem inflexa sive explicata<text:line-break/>scribat, utroque modo articuloS confractos esse indioaU<text:line-break/>Atque ideo melius hoc loco fuerit cataclasieS articulorum<text:line-break/>per a scribere, hoc est confractiones; nam per i scribere<text:line-break/>cataclisieS, hoc est decubituS, non admodum recte artica-<text:line-break/>lis quadrat, universo corpori hujusmodi appellationes non<text:line-break/>articulis Hippocrate attribuere folito.</text:p>
      <text:p text:style-name="P3">XXXI.</text:p>
      <text:p text:style-name="P5"><text:span text:style-name="Default_20_Paragraph_20_Font"><text:span text:style-name="T14">Dculi ferocitas delirium portendit; crebrae quoque ac in-<text:line-break/>ordinatae proiectiones perversionesque malum.</text:span></text:span></text:p>
      <text:p text:style-name="P1">Audacia quidem nota est delirii maximeque quum im-<text:line-break/>pudens est, sicuti plures dictum est. Oculorum autem<text:line-break/>abjectio audaci adspectui contraria est, declarat namque<text:line-break/>prae sacultatis palpebras regentis imbecillitate oculos diu-<text:line-break/>tiusi apertos patere non posse. Insractionem vero oculo-<text:line-break/>Tum appellat, quum palpebrae invertuntur, ut in libro<text:line-break/>de praesagiis narravit, inquiensi: Sin incurva suerit aut<text:line-break/>livida palpebra aut labium aut nasus, malum.</text:p>
      <text:h text:style-name="P104" text:outline-level="2"><text:bookmark-start text:name="bookmark95"/><text:span text:style-name="Default_20_Paragraph_20_Font"><text:span text:style-name="T1">HIPPoCRATIS EPIDEM. VI. ET<text:line-break/>CALENI IN ILLUM CoMMEN-<text:line-break/>TARIUS II.</text:span></text:span><text:bookmark-end text:name="bookmark95"/></text:h>
      <text:p text:style-name="Normal">L</text:p>
      <text:p text:style-name="P5"><text:span text:style-name="Default_20_Paragraph_20_Font"><text:span text:style-name="T14">Hdatare, constringere, haec quidem Certe,</text:span></text:span> i<text:span text:style-name="Default_20_Paragraph_20_Font"><text:span text:style-name="T14">lla vero<text:line-break/>minime.</text:span></text:span></text:p>
      <text:p text:style-name="P1">Curationum et isti modi sunt contrarii affectibus con-<text:line-break/>venienteS : dilatare namque densata oportet, densare autem,<text:line-break/>quae ultra decens amplificata sunt Ideo secundam sylla-<text:line-break/>bam hujus vocis <text:span text:style-name="Default_20_Paragraph_20_Font"><text:span text:style-name="T23">στεννγράισαι</text:span></text:span><text:span text:style-name="Default_20_Paragraph_20_Font"><text:span text:style-name="T28"> </text:span></text:span>cum tenui spiritu , non</text:p>
      <text:p text:style-name="P3">cum crasso legendum est: neque enim cum hac dictione<text:line-break/><text:span text:style-name="Default_20_Paragraph_20_Font"><text:span text:style-name="T23">ὐγρὸν</text:span></text:span><text:span text:style-name="Default_20_Paragraph_20_Font"><text:span text:style-name="T28">, </text:span></text:span>ut quis forsan putare posset, composita est: nam<text:line-break/>ignorat iste ab Ionibus angustum stenygron appellari.<text:line-break/>Hujus autem rei testis locuples Simonides suerit in hisi<text:line-break/>carminibus ita scribens:</text:p>
      <text:p text:style-name="P1"><text:span text:style-name="Default_20_Paragraph_20_Font"><text:span text:style-name="T1">N</text:span></text:span><text:span text:style-name="Default_20_Paragraph_20_Font"><text:span text:style-name="T14">on sane quisquam sic umbrosis in montibus</text:span></text:span></text:p>
      <text:p text:style-name="P1"><text:span text:style-name="Default_20_Paragraph_20_Font"><text:span text:style-name="T14">Vir leonem timuit, neque pardaliu</text:span></text:span><text:span text:style-name="Default_20_Paragraph_20_Font"><text:span text:style-name="T1">m,</text:span></text:span></text:p>
      <text:p text:style-name="P1"><text:span text:style-name="Default_20_Paragraph_20_Font"><text:span text:style-name="T14">Solus sten</text:span></text:span><text:span text:style-name="Default_20_Paragraph_20_Font"><text:span text:style-name="T1">y</text:span></text:span><text:span text:style-name="Default_20_Paragraph_20_Font"><text:span text:style-name="T14">gro , id est angusto occurrens tramite.</text:span></text:span></text:p>
      <text:p text:style-name="Normal">Idem enim significat, quod arcto. Arctantur autem et<text:line-break/>dilatantur ultra naturalem modum interdum Vasculorum<text:line-break/>quorundam aut membrorum sensilia oscula; plerumque<text:line-break/>vero et ratione visibilia tam in cute, quam in prosundo<text:line-break/>corpore posita; atque densata aperire et raresacere medio-<text:line-break/>criter calesaciendo , patentia Vero cogere adstringendo ac<text:line-break/>refrigerando opus est. Sed persectum de his sermonem,<text:line-break/>sicut et de aliis curativis praeceptis, in libro de arte cu-<text:line-break/>fandi faciendum habebitis.</text:p>
      <text:p text:style-name="P3">II.</text:p>
      <text:p text:style-name="P5"><text:span text:style-name="Default_20_Paragraph_20_Font"><text:span text:style-name="T14">Ibi mores hos quidem expellere, illos vero exsiccare decet;<text:line-break/>alios autem addere, et hac quidem parte, illa vero<text:line-break/>minime.</text:span></text:span></text:p>
      <text:p text:style-name="P1">Et in libro de succisi istorum doctrinam accuratius<text:line-break/>traditam didicistis , quemadmodum et in nostri<text:span text:style-name="Default_20_Paragraph_20_Font"><text:span text:style-name="T14">s</text:span></text:span> de cura-<text:line-break/>tione libris proditum est. Quod videlicet nonnunquam<text:line-break/>redundantes humores sensibiliter evacuare convenit aut<text:line-break/>vomitionibus aut clysteribus aut purgatoriis medicinis aut<text:line-break/>per lotia aut per sudores aut per venae scissionem aut<text:line-break/>per ani sanguistuasi vocata<text:span text:style-name="Default_20_Paragraph_20_Font"><text:span text:style-name="T14">s</text:span></text:span> venasi aut per uterum aut sca-<text:line-break/>rissaando ; interdum Vero digerere, exterius adhibitis me-<text:line-break/>dicamentis, oportet, ex. quibusi modisi hunc exsiccare ap-<text:line-break/>pellavit, priorem vero expellere. Quumque utrique com-<text:line-break/>multe sit evacuare, quod tertio contrarium erat, scripsit,<text:line-break/>ipsum addere vel imponere nominans, hoc est deficientes<text:line-break/>humores creare. Clarum est autem nasi per cibos potus-</text:p>
      <text:p text:style-name="P3"><text:span text:style-name="Default_20_Paragraph_20_Font"><text:span text:style-name="T1">que ipsarum qualitates idoneas et modum seligentes, utque<text:line-break/>concoquantur, digerantur corporibusque imponantur, pro-<text:line-break/>curantes istos reparare. Illud autem partim quidem sic,<text:line-break/>partim vero non, etsi non dictum fuisset, -manifestum<text:line-break/>erat: interdum enim. uno in homine aliquae particulae in<text:line-break/>tumorem elatae evacuationis, aliquae nutrimento carentes<text:line-break/>repletionis indigent.</text:span></text:span></text:p>
      <text:p text:style-name="P47">. i; i ...<text:tab/>... ri:. .sci... <text:span text:style-name="Default_20_Paragraph_20_Font"><text:span text:style-name="T14">ii</text:span></text:span></text:p>
      <text:p text:style-name="Normal"><text:span text:style-name="Default_20_Paragraph_20_Font"><text:span text:style-name="T1">-.ecfuso . lili</text:span></text:span></text:p>
      <text:p text:style-name="P5"><text:span text:style-name="Default_20_Paragraph_20_Font"><text:span text:style-name="T1">rn</text:span></text:span><text:span text:style-name="Default_20_Paragraph_20_Font"><text:span text:style-name="T12">a</text:span></text:span><text:span text:style-name="Default_20_Paragraph_20_Font"><text:span text:style-name="T1">s-, </text:span></text:span><text:span text:style-name="Default_20_Paragraph_20_Font"><text:span text:style-name="T12">corpu</text:span></text:span><text:span text:style-name="Default_20_Paragraph_20_Font"><text:span text:style-name="T1">s, </text:span></text:span><text:span text:style-name="Default_20_Paragraph_20_Font"><text:span text:style-name="T12">cutem , carne</text:span></text:span><text:span text:style-name="Default_20_Paragraph_20_Font"><text:span text:style-name="T1">s </text:span></text:span><text:span text:style-name="Default_20_Paragraph_20_Font"><text:span text:style-name="T12">extenuare</text:span></text:span><text:span text:style-name="Default_20_Paragraph_20_Font"><text:span text:style-name="T1">, i</text:span></text:span><text:span text:style-name="Default_20_Paragraph_20_Font"><text:span text:style-name="T12">ncrustare opor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t,<text:line-break/></text:span></text:span><text:span text:style-name="Default_20_Paragraph_20_Font"><text:span text:style-name="T12">a</text:span></text:span><text:span text:style-name="Default_20_Paragraph_20_Font"><text:span text:style-name="T1">t</text:span></text:span><text:span text:style-name="Default_20_Paragraph_20_Font"><text:span text:style-name="T12">que alia, et haec quidem</text:span></text:span><text:span text:style-name="Default_20_Paragraph_20_Font"><text:span text:style-name="T1">, i</text:span></text:span><text:span text:style-name="Default_20_Paragraph_20_Font"><text:span text:style-name="T12">lla ver</text:span></text:span><text:span text:style-name="Default_20_Paragraph_20_Font"><text:span text:style-name="T1">o </text:span></text:span><text:span text:style-name="Default_20_Paragraph_20_Font"><text:span text:style-name="T12">m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im</text:span></text:span><text:span text:style-name="Default_20_Paragraph_20_Font"><text:span text:style-name="T12">e.</text:span></text:span></text:p>
      <text:p text:style-name="P48"><text:span text:style-name="Default_20_Paragraph_20_Font"><text:span text:style-name="T1">. t<text:tab/>.<text:tab/>.</text:span></text:span></text:p>
      <text:p text:style-name="P1"><text:span text:style-name="Default_20_Paragraph_20_Font"><text:span text:style-name="T1">Per vas totum corpus intelligendum est: nam ipsum<text:line-break/>immodice crassem extenuare et emaciatum plenius reddere, ...<text:line-break/>haud rere nobis propositum est; plerumque vero non to-<text:line-break/>tum , fed aut carnes aliquas aut cutem falam , interdum<text:line-break/>et humores, quos significavit illa Verba adliciens </text:span></text:span><text:span text:style-name="Default_20_Paragraph_20_Font"><text:span text:style-name="T12">et allo.</text:span></text:span></text:p>
      <text:p text:style-name="P2"><text:span text:style-name="Default_20_Paragraph_20_Font"><text:span text:style-name="T1">Illud vero </text:span></text:span><text:span text:style-name="Default_20_Paragraph_20_Font"><text:span text:style-name="T12">et haec quide</text:span></text:span><text:span text:style-name="Default_20_Paragraph_20_Font"><text:span text:style-name="T1">m, </text:span></text:span><text:span text:style-name="Default_20_Paragraph_20_Font"><text:span text:style-name="T12">ea vero non, </text:span></text:span><text:span text:style-name="Default_20_Paragraph_20_Font"><text:span text:style-name="T1">eo modo inest-<text:line-break/>ligendum est, quo proximum sermonem explanari.</text:span></text:span></text:p>
      <text:p text:style-name="P49"><text:span text:style-name="Default_20_Paragraph_20_Font"><text:span text:style-name="T14">A</text:span></text:span> r .<text:tab/>. <text:span text:style-name="Default_20_Paragraph_20_Font"><text:span text:style-name="T23">μ</text:span></text:span><text:span text:style-name="Default_20_Paragraph_20_Font"><text:span text:style-name="T28"><text:tab/></text:span></text:span>v..</text:p>
      <text:p text:style-name="P5"><text:span text:style-name="Default_20_Paragraph_20_Font"><text:span text:style-name="T12">^Lenire, exasperare, </text:span></text:span><text:span text:style-name="Default_20_Paragraph_20_Font"><text:span text:style-name="T1">i</text:span></text:span><text:span text:style-name="Default_20_Paragraph_20_Font"><text:span text:style-name="T12">ndurare, e</text:span></text:span><text:span text:style-name="Default_20_Paragraph_20_Font"><text:span text:style-name="T1">mo</text:span></text:span><text:span text:style-name="Default_20_Paragraph_20_Font"><text:span text:style-name="T12">ll</text:span></text:span><text:span text:style-name="Default_20_Paragraph_20_Font"><text:span text:style-name="T1">i</text:span></text:span><text:span text:style-name="Default_20_Paragraph_20_Font"><text:span text:style-name="T12">re, et haec qu</text:span></text:span><text:span text:style-name="Default_20_Paragraph_20_Font"><text:span text:style-name="T1">i</text:span></text:span><text:span text:style-name="Default_20_Paragraph_20_Font"><text:span text:style-name="T12">de</text:span></text:span><text:span text:style-name="Default_20_Paragraph_20_Font"><text:span text:style-name="T1">m,<text:line-break/></text:span></text:span><text:span text:style-name="Default_20_Paragraph_20_Font"><text:span text:style-name="T12">illa ver</text:span></text:span><text:span text:style-name="Default_20_Paragraph_20_Font"><text:span text:style-name="T1">o </text:span></text:span><text:span text:style-name="Default_20_Paragraph_20_Font"><text:span text:style-name="T12">minime.</text:span></text:span></text:p>
      <text:p text:style-name="P1"><text:span text:style-name="Default_20_Paragraph_20_Font"><text:span text:style-name="T1">Commune et in universum medicamentum propositum<text:line-break/>quum ab ipsi, didiceris, singula omnia curationis prae-<text:line-break/>cepta consequi poteris. Nam si .contrariorum contraris<text:line-break/>funt medicinae, praeter naturam exasperata complanare,<text:line-break/>laevia exasperare opus erit. Asperantur rane fauces ple-<text:line-break/>rmnque sensibiliter et aspera arteria et os et universa<text:line-break/>cutis in scabiosis leprosisque affectibus .et pustulis quibus-<text:line-break/>dam milii granulorum instar, aliquibus minoribus, aliqui-<text:line-break/>.bus caloribus. Asperantur quoque et ventris partes ple-<text:line-break/>rumque quum per ipsas biliosus succus merus ooprususque<text:line-break/>excernitur, interdum vero et ex aeribus erodentibusque</text:span></text:span></text:p>
      <text:p text:style-name="P3"><text:span text:style-name="Default_20_Paragraph_20_Font"><text:span text:style-name="T1">alimentis id sequitur. Atque hinc evidens est, per me-<text:line-break/>dicamina asperitatem tollentia curationem esse faciendam,<text:line-break/>quod ipfe complanare appellavit^ Contra autem atque<text:line-break/>haec fe habent, quibus exasperatio convenit. In cute<text:line-break/>quidem et cicca barbae capitisque pilos id accidit: circa<text:line-break/>pilos quidem capiti , ut in alopeciis vocatis et ophiasi et<text:line-break/>mydriasi; in barba vero quum tarde vixque pili exoriun-<text:line-break/>tur, in quibus et ipsi omnia medicamina ad alopecia fa-<text:line-break/>cientis experti fumus. At in aliis corporis particulis, ubi<text:line-break/>sunt cava ulcera ut integri sinus, absterforias medicinas<text:line-break/>infundentes , locos illos exasperamus. Et ventriculum te-<text:line-break/>naci pituita refertum exasperantibus medicamentis non-<text:line-break/>nunquam detergamus. Ejusdem generis fiant et pessi per<text:line-break/>fanguifiuas venas purgationes proritantes. Quin etiam<text:line-break/>palpebrarum tubercula, Graeci sycofes vocant, prius ali-</text:span></text:span><text:span text:style-name="Default_20_Paragraph_20_Font"><text:span text:style-name="T12">c<text:line-break/></text:span></text:span><text:span text:style-name="Default_20_Paragraph_20_Font"><text:span text:style-name="T1">quo exasperantes, ita detractoriis medicamentis oblinimus,<text:line-break/>idque facimus, ut ulcerata tubercula in profundum vires</text:span></text:span></text:p>
      <text:p text:style-name="P3"><text:span text:style-name="Default_20_Paragraph_20_Font"><text:span text:style-name="T1">medicaminum accipiant. Novistis rane in istis me mari-<text:line-break/>narum bestiarum , quae cete vocantur, coriis asperis et<text:line-break/>fepiae testis et pumice utentem, susque non praesentibus^<text:line-break/>ipso parvo cyatho scalpelli , angustum non latum extre-<text:line-break/>mum habentis. Verumetiam adteras et vocatos favos et<text:line-break/>myrmecias verrucas et quaecunque id genus alsa medica- .<text:line-break/>mentis discutere volumus aut nostris unguibus aut duriore<text:line-break/>linteolo aut aliquo ex antedictis prius mediocriter frican-<text:line-break/>res , deinde ipsis medicamina fuperdamus. obdurare, mol-<text:line-break/>1 ire , haec nobis quoque usu veniunt , plerumque in omni<text:line-break/>corpore, nonnunquam in parte una.: Nam eos , qui uni-<text:line-break/>verfo corporis habitu fubtumido et in hydropem vergente<text:line-break/></text:span></text:span><text:span text:style-name="Default_20_Paragraph_20_Font"><text:span text:style-name="T14">t</text:span></text:span><text:span text:style-name="Default_20_Paragraph_20_Font"><text:span text:style-name="T1">unt, duriores reddimus linteis prius fricantes et aspera<text:line-break/>frictione utentes atque in pulvere exercentes; haec autem<text:line-break/>non ferentes , medicamentis emplasticis arefaciunt medici<text:line-break/>et lavationis abstinentia et dictis frictionibus , pro viribus<text:line-break/>scilicet atque paulatim eas augentes. Verum unam inter-<text:line-break/>dum particulam ita affectam secundum ea, quae dixi, cu-</text:span></text:span></text:p>
      <text:p text:style-name="P2"><text:span text:style-name="Default_20_Paragraph_20_Font"><text:span text:style-name="T1">rabimus. In extremis autem membris- potissimum id fieri<text:line-break/>adsidue cernitur. Ulcerum quoque omnium, cum carne<text:line-break/>repleta funt, cicatricem hoc modo facimus: durescens<text:line-break/>enim caro cutis naturam induit cicatrixque efficitur. Ite-<text:line-break/>rum per contraria, callosa. et in scirrhum versae phlegmo-<text:line-break/>nae molliuntur; quemadmodum et obdurati lienis medela<text:line-break/>perficitur et crassefcentem cutem lu affectu, quem ele-<text:line-break/>phantem vocamus et cicatrices, quam conveniat, duriores<text:line-break/>remollimus, sicut molliores induramus.</text:span></text:span></text:p>
      <text:p text:style-name="P50"><text:span text:style-name="Default_20_Paragraph_20_Font"><text:span text:style-name="T14">ss.r<text:tab/>s</text:span></text:span> v</text:p>
      <text:p text:style-name="P1"><text:span text:style-name="Default_20_Paragraph_20_Font"><text:span text:style-name="T12">- Exc</text:span></text:span><text:span text:style-name="Default_20_Paragraph_20_Font"><text:span text:style-name="T1">i</text:span></text:span><text:span text:style-name="Default_20_Paragraph_20_Font"><text:span text:style-name="T12">tare, siupefacere.</text:span></text:span></text:p>
      <text:p text:style-name="P51">ri.<text:tab/>.</text:p>
      <text:p text:style-name="P1"><text:span text:style-name="Default_20_Paragraph_20_Font"><text:span text:style-name="T1">Excitare scnsum et motum in iis qui eos debilitatos<text:line-break/>habeant , non mediocrem usum medicis praebere omnibus<text:line-break/>notum est. . At stupefacere in solis vehementibus doloribus</text:span></text:span></text:p>
      <text:p text:style-name="P2"><text:span text:style-name="Default_20_Paragraph_20_Font"><text:span text:style-name="T1">interdum ex usu fuerit, cum medicamenta ex opio, man-<text:line-break/>dragora et alterco exhibemus^ nam ipse dixit, </text:span></text:span><text:span text:style-name="Default_20_Paragraph_20_Font"><text:span text:style-name="T12">stupor<text:line-break/>vero m</text:span></text:span><text:span text:style-name="Default_20_Paragraph_20_Font"><text:span text:style-name="T1">o</text:span></text:span><text:span text:style-name="Default_20_Paragraph_20_Font"><text:span text:style-name="T12">deratu</text:span></text:span><text:span text:style-name="Default_20_Paragraph_20_Font"><text:span text:style-name="T1">s </text:span></text:span><text:span text:style-name="Default_20_Paragraph_20_Font"><text:span text:style-name="T12">dol</text:span></text:span><text:span text:style-name="Default_20_Paragraph_20_Font"><text:span text:style-name="T1">o</text:span></text:span><text:span text:style-name="Default_20_Paragraph_20_Font"><text:span text:style-name="T12">rem solv</text:span></text:span><text:span text:style-name="Default_20_Paragraph_20_Font"><text:span text:style-name="T1">it. Quod si quis potentiori-<text:line-break/>bus aut pluribus medicamentis stupefactoriis utatur, re-<text:line-break/>frigerantur exstinguunturque corpora.</text:span></text:span></text:p>
      <text:p text:style-name="Normal"><text:span text:style-name="Default_20_Paragraph_20_Font"><text:span text:style-name="T1">VI.</text:span></text:span></text:p>
      <text:p text:style-name="P1"><text:span text:style-name="Default_20_Paragraph_20_Font"><text:span text:style-name="T12">Et caetera quaecunque sunt huju</text:span></text:span>s<text:span text:style-name="Default_20_Paragraph_20_Font"><text:span text:style-name="T12">mod</text:span></text:span>i.</text:p>
      <text:p text:style-name="P1"><text:span text:style-name="Default_20_Paragraph_20_Font"><text:span text:style-name="T1">Illa dicit, quae per contrarietatem antedictis similem<text:line-break/>fiunt aut refrigerando aut calefaciendo aut humectando<text:line-break/>aut exsiccando aut intrusa expellendo aut illud exciden-<text:line-break/>do , quod toto genere inimicum est corpori , aut ahscin-<text:line-break/>dendo , quod magnitudine naturalem modum excedit, aut<text:line-break/>contortum dirigendo aut obstructum recludendo aut reti-<text:line-break/>qua quaecunque in arte curativa dicta sunt. Quorum<text:line-break/>omnium commune propositum est contraria affectibusnd-<text:line-break/>hibere. . , r , vj..</text:span></text:span></text:p>
      <text:p text:style-name="P3"><text:span text:style-name="Default_20_Paragraph_20_Font"><text:span text:style-name="T1">VII.</text:span></text:span></text:p>
      <text:p text:style-name="P52"><text:span text:style-name="Default_20_Paragraph_20_Font"><text:span text:style-name="T1">D</text:span></text:span><text:span text:style-name="Default_20_Paragraph_20_Font"><text:span text:style-name="T14">erivare.<text:tab/>-</text:span></text:span></text:p>
      <text:p text:style-name="P1"><text:span text:style-name="Default_20_Paragraph_20_Font"><text:span text:style-name="T1">curationum modos ad succos pertinentes hic docere<text:line-break/>incipit, in libro de fueris accuratius descriptos ,. fed nunc<text:line-break/>quoque reminiscentiae causa narrabuntur. Derivationem<text:line-break/>sane appellare. consuevit Hippocrates, quando fuscus ali-<text:line-break/>quis evacuationis indiget, neque per convenientem regio-<text:line-break/>nem ferri inceperit, neque tamen valde procul a conve-<text:line-break/>menti, neque ad remotissimum locum. Ut si per lotis<text:line-break/>rias exire tentaverit vitiata vesica^ aut renibus ; tunc enim<text:line-break/>per alvum derivare fatius fuerit. Quemadmodum etiam<text:line-break/>si per alvum vitiatis intestinis ferri inclinaverit: contra<text:line-break/>enim lu istis fuecum evacuandum ad urinarios meatus<text:line-break/>dirigemus. In mulieribus vero nonnunquam ad uterum<text:line-break/>aut e contrario interdum uteri profluvium ad urinae vias<text:line-break/>ac alvum derivabimus. At si in aliqua id genus evacua-<text:line-break/>tione vomitum citaverimus, revulfionem hanc nominat,</text:span></text:span></text:p>
      <text:p text:style-name="P53"><text:span text:style-name="Default_20_Paragraph_20_Font"><text:span text:style-name="T1">ut si vomitus etiam retraxerimus, ad uterum aut vesicam<text:line-break/>. aut sedem incitantes.<text:tab/>.....</text:span></text:span></text:p>
      <text:p text:style-name="P54"><text:span text:style-name="Default_20_Paragraph_20_Font"><text:span text:style-name="T1">. . .<text:tab/>VIII.. ni . -</text:span></text:span></text:p>
      <text:p text:style-name="P1"><text:span text:style-name="Default_20_Paragraph_20_Font"><text:span text:style-name="T1">D</text:span></text:span><text:span text:style-name="Default_20_Paragraph_20_Font"><text:span text:style-name="T12">er</text:span></text:span><text:span text:style-name="Default_20_Paragraph_20_Font"><text:span text:style-name="T1">i</text:span></text:span><text:span text:style-name="Default_20_Paragraph_20_Font"><text:span text:style-name="T12">vare, ceden</text:span></text:span><text:span text:style-name="Default_20_Paragraph_20_Font"><text:span text:style-name="T1">t</text:span></text:span><text:span text:style-name="Default_20_Paragraph_20_Font"><text:span text:style-name="T12">em stat</text:span></text:span><text:span text:style-name="Default_20_Paragraph_20_Font"><text:span text:style-name="T1">i</text:span></text:span><text:span text:style-name="Default_20_Paragraph_20_Font"><text:span text:style-name="T12">m revel</text:span></text:span><text:span text:style-name="Default_20_Paragraph_20_Font"><text:span text:style-name="T1">le</text:span></text:span><text:span text:style-name="Default_20_Paragraph_20_Font"><text:span text:style-name="T12">re, ren</text:span></text:span><text:span text:style-name="Default_20_Paragraph_20_Font"><text:span text:style-name="T1">i</text:span></text:span><text:span text:style-name="Default_20_Paragraph_20_Font"><text:span text:style-name="T12">tentia e</text:span></text:span><text:span text:style-name="Default_20_Paragraph_20_Font"><text:span text:style-name="T1">m</text:span></text:span><text:span text:style-name="Default_20_Paragraph_20_Font"><text:span text:style-name="T12">ollire.</text:span></text:span></text:p>
      <text:p text:style-name="P55"><text:span text:style-name="Default_20_Paragraph_20_Font"><text:span text:style-name="T14">... c</text:span></text:span> - . T N. ..<text:tab/>C- . . i C l . a <text:span text:style-name="Default_20_Paragraph_20_Font"><text:span text:style-name="T14">i . .. or su</text:span></text:span></text:p>
      <text:p text:style-name="P1"><text:span text:style-name="Default_20_Paragraph_20_Font"><text:span text:style-name="T1">Consentaneum erat, ut derivationi revulfionem sirb-<text:line-break/>jungeret sicque deinde pro quo modo quis optime revul-<text:line-break/>lienem faceret, edoceret. Sed Hippocrates revulsionem<text:line-break/>silentio praeteriens , illico ad illud su .contulit, quod bene<text:line-break/>revulsuris hu moresmale lu membrum aliquod irruentes,<text:line-break/>utilissimum. cognitu erat. Neque enim semper in retra-<text:line-break/>hentibus auxiliis permanendum est, fed- aliquod tempus,<text:line-break/>quod retrahentibus vacet, interponere oportet ; ut.s</text:span></text:span><text:span text:style-name="Default_20_Paragraph_20_Font"><text:span text:style-name="T12">o</text:span></text:span><text:span text:style-name="Default_20_Paragraph_20_Font"><text:span text:style-name="T1">ccum,<text:line-break/>.qui in affecto membro prius inhaeserit, excerni permista-<text:line-break/>mus.: in membro enim remanens., ap</text:span></text:span><text:span text:style-name="Default_20_Paragraph_20_Font"><text:span text:style-name="T12">t</text:span></text:span><text:span text:style-name="Default_20_Paragraph_20_Font"><text:span text:style-name="T1">um bifariam centri-<text:line-break/>stabit et multitudine distendens et qualitate discrucians.<text:line-break/>At si humores in particulam prius illatos exire permiseris,</text:span></text:span></text:p>
      <text:p text:style-name="P3"><text:span text:style-name="Default_20_Paragraph_20_Font"><text:span text:style-name="T1">ipsam dolore liberabis faciliusque revulsoriis auxiliis ali.-<text:line-break/>quid proficies, non .amplius in fe ipsum membro propter<text:line-break/>dolorem succos proritante , ultra eam , quam a principio<text:line-break/>non recte acceperunt, tnclinationem.</text:span></text:span></text:p>
      <text:p text:style-name="Normal"><text:span text:style-name="Default_20_Paragraph_20_Font"><text:span text:style-name="T14">sci. r</text:span></text:span>.t <text:span text:style-name="Default_20_Paragraph_20_Font"><text:span text:style-name="T14">nis</text:span></text:span>.li 4 Ta.. .<text:span text:style-name="Default_20_Paragraph_20_Font"><text:span text:style-name="T14">m</text:span></text:span> . t <text:span text:style-name="Default_20_Paragraph_20_Font"><text:span text:style-name="T14">r .-.i</text:span></text:span>i.</text:p>
      <text:p text:style-name="P5"><text:span text:style-name="Default_20_Paragraph_20_Font"><text:span text:style-name="T12">Humore</text:span></text:span><text:span text:style-name="Default_20_Paragraph_20_Font"><text:span text:style-name="T1">m </text:span></text:span><text:span text:style-name="Default_20_Paragraph_20_Font"><text:span text:style-name="T12">a</text:span></text:span><text:span text:style-name="Default_20_Paragraph_20_Font"><text:span text:style-name="T1">li</text:span></text:span><text:span text:style-name="Default_20_Paragraph_20_Font"><text:span text:style-name="T12">um n</text:span></text:span><text:span text:style-name="Default_20_Paragraph_20_Font"><text:span text:style-name="T1">o</text:span></text:span><text:span text:style-name="Default_20_Paragraph_20_Font"><text:span text:style-name="T12">n prodeuntem educere op</text:span></text:span><text:span text:style-name="Default_20_Paragraph_20_Font"><text:span text:style-name="T1">o</text:span></text:span><text:span text:style-name="Default_20_Paragraph_20_Font"><text:span text:style-name="T12">rte</text:span></text:span><text:span text:style-name="Default_20_Paragraph_20_Font"><text:span text:style-name="T1">t, </text:span></text:span><text:span text:style-name="Default_20_Paragraph_20_Font"><text:span text:style-name="T12">prodeun-<text:line-break/>te</text:span></text:span><text:span text:style-name="Default_20_Paragraph_20_Font"><text:span text:style-name="T1">m </text:span></text:span><text:span text:style-name="Default_20_Paragraph_20_Font"><text:span text:style-name="T12">vero una ex vasi</text:span></text:span><text:span text:style-name="Default_20_Paragraph_20_Font"><text:span text:style-name="T1">s </text:span></text:span><text:span text:style-name="Default_20_Paragraph_20_Font"><text:span text:style-name="T12">effundere , sim</text:span></text:span><text:span text:style-name="Default_20_Paragraph_20_Font"><text:span text:style-name="T1">il</text:span></text:span><text:span text:style-name="Default_20_Paragraph_20_Font"><text:span text:style-name="T12">e qu</text:span></text:span><text:span text:style-name="Default_20_Paragraph_20_Font"><text:span text:style-name="T1">o</text:span></text:span><text:span text:style-name="Default_20_Paragraph_20_Font"><text:span text:style-name="T12">dda</text:span></text:span><text:span text:style-name="Default_20_Paragraph_20_Font"><text:span text:style-name="T1">m </text:span></text:span><text:span text:style-name="Default_20_Paragraph_20_Font"><text:span text:style-name="T12">opu</text:span></text:span><text:span text:style-name="Default_20_Paragraph_20_Font"><text:span text:style-name="T1">s<text:line-break/></text:span></text:span><text:span text:style-name="Default_20_Paragraph_20_Font"><text:span text:style-name="T12">facere, velu</text:span></text:span><text:span text:style-name="Default_20_Paragraph_20_Font"><text:span text:style-name="T1">t </text:span></text:span><text:span text:style-name="Default_20_Paragraph_20_Font"><text:span text:style-name="T12">si d</text:span></text:span><text:span text:style-name="Default_20_Paragraph_20_Font"><text:span text:style-name="T1">o</text:span></text:span><text:span text:style-name="Default_20_Paragraph_20_Font"><text:span text:style-name="T12">l</text:span></text:span><text:span text:style-name="Default_20_Paragraph_20_Font"><text:span text:style-name="T1">o</text:span></text:span><text:span text:style-name="Default_20_Paragraph_20_Font"><text:span text:style-name="T12">r dolore sede</text:span></text:span><text:span text:style-name="Default_20_Paragraph_20_Font"><text:span text:style-name="T1">t</text:span></text:span><text:span text:style-name="Default_20_Paragraph_20_Font"><text:span text:style-name="T12">ur. </text:span></text:span><text:span text:style-name="Default_20_Paragraph_20_Font"><text:span text:style-name="T1">Di/</text:span></text:span><text:span text:style-name="Default_20_Paragraph_20_Font"><text:span text:style-name="T12">stm</text:span></text:span><text:span text:style-name="Default_20_Paragraph_20_Font"><text:span text:style-name="T1">i</text:span></text:span><text:span text:style-name="Default_20_Paragraph_20_Font"><text:span text:style-name="T12">l</text:span></text:span><text:span text:style-name="Default_20_Paragraph_20_Font"><text:span text:style-name="T1">i</text:span></text:span><text:span text:style-name="Default_20_Paragraph_20_Font"><text:span text:style-name="T12">a si far-<text:line-break/>sum sub</text:span></text:span><text:span text:style-name="Default_20_Paragraph_20_Font"><text:span text:style-name="T1">l</text:span></text:span><text:span text:style-name="Default_20_Paragraph_20_Font"><text:span text:style-name="T12">a</text:span></text:span><text:span text:style-name="Default_20_Paragraph_20_Font"><text:span text:style-name="T1">t</text:span></text:span><text:span text:style-name="Default_20_Paragraph_20_Font"><text:span text:style-name="T12">a tendan</text:span></text:span><text:span text:style-name="Default_20_Paragraph_20_Font"><text:span text:style-name="T1">t </text:span></text:span><text:span text:style-name="Default_20_Paragraph_20_Font"><text:span text:style-name="T12">per</text:span></text:span><text:span text:style-name="Default_20_Paragraph_20_Font"><text:span text:style-name="T1">. i</text:span></text:span><text:span text:style-name="Default_20_Paragraph_20_Font"><text:span text:style-name="T12">nfer</text:span></text:span><text:span text:style-name="Default_20_Paragraph_20_Font"><text:span text:style-name="T1">i</text:span></text:span><text:span text:style-name="Default_20_Paragraph_20_Font"><text:span text:style-name="T12">ora salvere conven</text:span></text:span><text:span text:style-name="Default_20_Paragraph_20_Font"><text:span text:style-name="T1">i</text:span></text:span><text:span text:style-name="Default_20_Paragraph_20_Font"><text:span text:style-name="T12">t, at-<text:line-break/>que h</text:span></text:span><text:span text:style-name="Default_20_Paragraph_20_Font"><text:span text:style-name="T1">is </text:span></text:span><text:span text:style-name="Default_20_Paragraph_20_Font"><text:span text:style-name="T12">con</text:span></text:span><text:span text:style-name="Default_20_Paragraph_20_Font"><text:span text:style-name="T1">t</text:span></text:span><text:span text:style-name="Default_20_Paragraph_20_Font"><text:span text:style-name="T12">raria facere, ve</text:span></text:span><text:span text:style-name="Default_20_Paragraph_20_Font"><text:span text:style-name="T1">l</text:span></text:span><text:span text:style-name="Default_20_Paragraph_20_Font"><text:span text:style-name="T12">uti. purga</text:span></text:span><text:span text:style-name="Default_20_Paragraph_20_Font"><text:span text:style-name="T1">ti</text:span></text:span><text:span text:style-name="Default_20_Paragraph_20_Font"><text:span text:style-name="T12">o , venae sect</text:span></text:span><text:span text:style-name="Default_20_Paragraph_20_Font"><text:span text:style-name="T1">io,<text:line-break/></text:span></text:span><text:span text:style-name="Default_20_Paragraph_20_Font"><text:span text:style-name="T12">si quand</text:span></text:span><text:span text:style-name="Default_20_Paragraph_20_Font"><text:span text:style-name="T1">o </text:span></text:span><text:span text:style-name="Default_20_Paragraph_20_Font"><text:span text:style-name="T12">n</text:span></text:span><text:span text:style-name="Default_20_Paragraph_20_Font"><text:span text:style-name="T1">o</text:span></text:span><text:span text:style-name="Default_20_Paragraph_20_Font"><text:span text:style-name="T12">n inconsulto de</text:span></text:span><text:span text:style-name="Default_20_Paragraph_20_Font"><text:span text:style-name="T1">t</text:span></text:span><text:span text:style-name="Default_20_Paragraph_20_Font"><text:span text:style-name="T12">rahatur.</text:span></text:span></text:p>
      <text:p text:style-name="Normal">scor . y ;.</text:p>
      <text:p text:style-name="P1"><text:span text:style-name="Default_20_Paragraph_20_Font"><text:span text:style-name="T1">Alium quidem succum non exeuntem ducere, ex iis<text:line-break/>patet, quae. lu aphorismis et in.- libro de succis tradita<text:line-break/>sunt. Nam si humor infestans excematur, cumi moderata;<text:line-break/>ast evacuatio, id. nihil aliud curantem admittere oportet,<text:line-break/>quemadmodum si immodica f uerrt, .pium medicum aliquid</text:span></text:span></text:p>
      <text:p text:style-name="P3"><text:span text:style-name="Default_20_Paragraph_20_Font"><text:span text:style-name="T1">facere necesse est , nonnunquam evacuatio</text:span></text:span><text:span text:style-name="Default_20_Paragraph_20_Font"><text:span text:style-name="T12">n</text:span></text:span><text:span text:style-name="Default_20_Paragraph_20_Font"><text:span text:style-name="T1">is redundantiam<text:line-break/>supprimentem , nonnunquam ejus delectum incitantem,<text:line-break/>quod ipse nominavit exeuntem </text:span></text:span><text:span text:style-name="Default_20_Paragraph_20_Font"><text:span text:style-name="T20">συνεκχυμ</text:span></text:span><text:span text:style-name="Default_20_Paragraph_20_Font"><text:span text:style-name="T21">ο</text:span></text:span><text:span text:style-name="Default_20_Paragraph_20_Font"><text:span text:style-name="T20">ῆν</text:span></text:span><text:span text:style-name="Default_20_Paragraph_20_Font"><text:span text:style-name="T5">, </text:span></text:span><text:span text:style-name="Default_20_Paragraph_20_Font"><text:span text:style-name="T1">hoc est una<text:line-break/>effundere. consuevit enim ecehymofes appellare ex va-<text:line-break/>siculis effusiones et inanitiones; facere autem idem, quod<text:line-break/>permutare aut miscere, signisicare didicisti. Ambiguum<text:line-break/>vero est, utrum antedictis connectendum sit an deinceps<text:line-break/>dictu applicandum, utroque enim modo non proprie diei<text:line-break/>videtur ; atque ideo nonnulli ipsum tanquam consequens<text:line-break/>antedicta cum illis coniunxerunt ; deinde ab altero prin-<text:line-break/>cipro posuerunt, simile, ut dolorem dolor sedat. Verum<text:line-break/>alii sequentium principium hoc fecerunt, facere simile.<text:line-break/>Quoniam. vero, ut dixi, utroque modo dictum neutro ve-<text:line-break/>risimile est, multi ad ipsius scripturam permutandam fe<text:line-break/>.converterunt, quemadmodum et alia , quaecunque tino in<text:line-break/>nomine obscuritatem continent. Et nonnulli quidem per<text:line-break/>o et p primam syllabam, fecundam vero per </text:span></text:span><text:span text:style-name="Default_20_Paragraph_20_Font"><text:span text:style-name="T20">γ</text:span></text:span><text:span text:style-name="Default_20_Paragraph_20_Font"><text:span text:style-name="T5"> </text:span></text:span><text:span text:style-name="Default_20_Paragraph_20_Font"><text:span text:style-name="T1">et i feri-<text:line-break/>bunt, </text:span></text:span><text:span text:style-name="Default_20_Paragraph_20_Font"><text:span text:style-name="T20">όργίσασθαι</text:span></text:span><text:span text:style-name="Default_20_Paragraph_20_Font"><text:span text:style-name="T5">; </text:span></text:span><text:span text:style-name="Default_20_Paragraph_20_Font"><text:span text:style-name="T1">id est irasci;. alii primam syllabam per</text:span></text:span></text:p>
      <text:p text:style-name="P3"><text:span text:style-name="Default_20_Paragraph_20_Font"><text:span text:style-name="T12">e</text:span></text:span><text:span text:style-name="Default_20_Paragraph_20_Font"><text:span text:style-name="T1">. et p, fecundam per </text:span></text:span><text:span text:style-name="Default_20_Paragraph_20_Font"><text:span text:style-name="T20">γ</text:span></text:span><text:span text:style-name="Default_20_Paragraph_20_Font"><text:span text:style-name="T5"> </text:span></text:span><text:span text:style-name="Default_20_Paragraph_20_Font"><text:span text:style-name="T1">et </text:span></text:span><text:span text:style-name="Default_20_Paragraph_20_Font"><text:span text:style-name="T12">d</text:span></text:span><text:span text:style-name="Default_20_Paragraph_20_Font"><text:span text:style-name="T1">, </text:span></text:span><text:span text:style-name="Default_20_Paragraph_20_Font"><text:span text:style-name="T20">ἐργἀσασθαι</text:span></text:span><text:span text:style-name="Default_20_Paragraph_20_Font"><text:span text:style-name="T5">, </text:span></text:span><text:span text:style-name="Default_20_Paragraph_20_Font"><text:span text:style-name="T1">hoc est facere.<text:line-break/>Deinde ajunt, deinceps Ioco exempli adultum fuisse illud,<text:line-break/>veluti dolorem lolor sidat Sane ita in multis codicibus<text:line-break/>fcriptum reperitur., .sud recte in .Diofcoridis exemplaribus<text:line-break/>scriptum non est invidetur enim ab aliquo explanationi<text:line-break/>admetum fuisse, postea vero inter auctoris ipsius verba ab<text:line-break/>libri. scriptore fuisse infertum. Verum </text:span></text:span><text:span text:style-name="Default_20_Paragraph_20_Font"><text:span text:style-name="T12">y</text:span></text:span><text:span text:style-name="Default_20_Paragraph_20_Font"><text:span text:style-name="T1"> quod per </text:span></text:span><text:span text:style-name="Default_20_Paragraph_20_Font"><text:span text:style-name="T20">γ</text:span></text:span><text:span text:style-name="Default_20_Paragraph_20_Font"><text:span text:style-name="T5"> </text:span></text:span><text:span text:style-name="Default_20_Paragraph_20_Font"><text:span text:style-name="T1">et a<text:line-break/>scriptum est, </text:span></text:span><text:span text:style-name="Default_20_Paragraph_20_Font"><text:span text:style-name="T20">όργίσασθαι</text:span></text:span><text:span text:style-name="Default_20_Paragraph_20_Font"><text:span text:style-name="T5">:, </text:span></text:span><text:span text:style-name="Default_20_Paragraph_20_Font"><text:span text:style-name="T1">id est irasci, affectatum admo-<text:line-break/>dum et ab Hippocratis elocutione longe alienum est, sive<text:line-break/>de nobis ipsis; sive de iis, .quae curantur membris, sive<text:line-break/>de humoribus dicatur- nam ipsa veluti ad iram concitare<text:line-break/>et ad expulsionem stimulare , significari ajunt per hoc<text:line-break/>verbum </text:span></text:span><text:span text:style-name="Default_20_Paragraph_20_Font"><text:span text:style-name="T20">ὸργἰσασθμι</text:span></text:span><text:span text:style-name="Default_20_Paragraph_20_Font"><text:span text:style-name="T5">. </text:span></text:span><text:span text:style-name="Default_20_Paragraph_20_Font"><text:span text:style-name="T1">sed haec contemnenda exiliaque sunt,<text:line-break/>quemadmodum et. reliqua omnia, quae incolumi rerum<text:line-break/>veritate de vocabulis disputantur. Quod si et ipfae rea<text:line-break/>labefactentur , hujusmodi a nobis scripturae fugiendae Eunt,<text:line-break/>sicut hoc loco omnibusfere interpretibus curationes quas-<text:line-break/>dam interdum per similia fieri concedentibus et non rem-</text:span></text:span></text:p>
      <text:p text:style-name="P2"><text:span text:style-name="Default_20_Paragraph_20_Font"><text:span text:style-name="T1">per- a contrariis., quod ipsis Hippocrates suspicatus alioquin<text:line-break/>quosdam opinaturos , unico exemplo eorum deceptionem<text:line-break/>indicavit in aphorismis scribens.:: Quandoque: in nervorum<text:line-break/>distentione sine .ulcere Iuve</text:span></text:span><text:span text:style-name="Default_20_Paragraph_20_Font"><text:span text:style-name="T14">n</text:span></text:span><text:span text:style-name="Default_20_Paragraph_20_Font"><text:span text:style-name="T1">i carnoso, .aestate media, fri-<text:line-break/>gulae multae infusio caloris revocatio</text:span></text:span><text:span text:style-name="Default_20_Paragraph_20_Font"><text:span text:style-name="T14">n</text:span></text:span><text:span text:style-name="Default_20_Paragraph_20_Font"><text:span text:style-name="T1">em facit; calor au,-<text:line-break/>. tem haec funali Frigidum namque affectum nervorum<text:line-break/>dissentionem simili auxilio fe curare quispiam putaverit,<text:line-break/>si frigida ipfum aqua consperseris; id vero haud ita ha-<text:line-break/>bet, .nam retractionem caloris efficiens juvat, quam nisi<text:line-break/>efficeret, summam noxam inferret. </text:span></text:span><text:span text:style-name="Default_20_Paragraph_20_Font"><text:span text:style-name="T14">e</text:span></text:span><text:span text:style-name="Default_20_Paragraph_20_Font"><text:span text:style-name="T1">Atqui sicuti hoc au-<text:line-break/>xilium frigidum esse cum videatur, calefaciendo , nonnun-<text:line-break/>quam frigidum morbum nervorum distentionem tollit, ita<text:line-break/>alia contra calefacie</text:span></text:span><text:span text:style-name="Default_20_Paragraph_20_Font"><text:span text:style-name="T14">n</text:span></text:span><text:span text:style-name="Default_20_Paragraph_20_Font"><text:span text:style-name="T1">tia ex accidenti refrigerant, igneum<text:line-break/>calorem digerentis; de bis vero mihi in omnibus de me-<text:line-break/>thodo curativa libris late disputatum est, per auxilia afi-<text:line-break/>rector adversantia semper curationem fieri declaranti. Sed<text:line-break/>qui majori dolore minorem curari arbitrantur, mirifice<text:line-break/>falluntur, neque enim dolor dolorem curat, fed remedium,</text:span></text:span></text:p>
      <text:p text:style-name="P3"><text:span text:style-name="Default_20_Paragraph_20_Font"><text:span text:style-name="T1">quod cum dolore affectum doloris auctorem delet. : ^Nam<text:line-break/>alibi didicisti; nulli symptomata primario, sed ipfum<text:line-break/>creanti affectui curationem femper deberi. Quod si quis<text:line-break/>neutiquam primo, sed interdum ex accidenti similia simi-<text:line-break/>libus curari per media illa, quae primo </text:span></text:span><text:span text:style-name="Default_20_Paragraph_20_Font"><text:span text:style-name="T12">t</text:span></text:span><text:span text:style-name="Default_20_Paragraph_20_Font"><text:span text:style-name="T1">ontraria funt,<text:line-break/>dixerit, iste vera dicit, idque ita esse et ex libro de ra-<text:line-break/>filone curandi per scientiam didicisti et adhuc ex nostris<text:line-break/>in aphorismos commentariis. Quod vero aliqui dicunt<text:line-break/>quempiam , coxa adusta, ut in coxendicis morbo contio-<text:line-break/>git, dolore dolorem sedavisse, nimirum perspicue aulon-<text:line-break/>dum est; neque enim a dolore, sed ab exustione, cui forte<text:line-break/>dolor adjunctus erat, aegritudo fanata suit. Nam si quis-<text:line-break/>piam contudisset aut secuisset aut quocunque alio modo:<text:line-break/>dolorem membro intulisset, nequaquam i psirm fa n are po-<text:line-break/>tulisset; atqui si dolor sanitatis auctor esset, undelibet ex.<text:line-break/>citatus coxendicis morbum tollere debuisset. Eodem modo<text:line-break/>et dentem dolore vexatum si quis evellens, hominem do-<text:line-break/>lore liberet, non per dolorem lu extrahendo dente con-</text:span></text:span></text:p>
      <text:p text:style-name="P3"><text:span text:style-name="Default_20_Paragraph_20_Font"><text:span text:style-name="T1">citatum, sed per .extractionem, cui dolor coniunctus erat,<text:line-break/>id assecutus fuit., quoniam si citra dolerem etiam dentem<text:line-break/>eximere potuisset, pariter aegrotans a dolore liber evasis-<text:line-break/>fiet; quemadmodum si et absque evulsio</text:span></text:span><text:span text:style-name="Default_20_Paragraph_20_Font"><text:span text:style-name="T12">n</text:span></text:span><text:span text:style-name="Default_20_Paragraph_20_Font"><text:span text:style-name="T1">e quis de</text:span></text:span><text:span text:style-name="Default_20_Paragraph_20_Font"><text:span text:style-name="T12">n</text:span></text:span><text:span text:style-name="Default_20_Paragraph_20_Font"><text:span text:style-name="T1">tem<text:line-break/>premens aut quatiens dolorem irritet, dolorem quidem<text:line-break/>acerbiorem reddiderit., nihil tamen levamenti attulerit.<text:line-break/>Utrinque apparet igitur, quantum in ipsi, est, inutilem<text:line-break/>dolentibus esse dolorem. Etenim per auxilia anodyna vo-<text:line-break/>cata, hoc est dolorem sedentia, multa dolentia membra<text:line-break/>sanantur ; in aliis vero plerumque dolores magni per ex-<text:line-break/>terius adhibita illati ex aliquo affectu, dolentibus nullum<text:line-break/>laxamentum praebuerunt; unum enim suium est., quod<text:line-break/>medeatur, quod affectum utcunque, sive citra dolorem,<text:line-break/>sive cum dolore exscindit; dolor vero </text:span></text:span><text:span text:style-name="Default_20_Paragraph_20_Font"><text:span text:style-name="T12">t</text:span></text:span><text:span text:style-name="Default_20_Paragraph_20_Font"><text:span text:style-name="T1">uapte natura non<text:line-break/>dolorem fedare, fed contra omnino irritare ido</text:span></text:span><text:span text:style-name="Default_20_Paragraph_20_Font"><text:span text:style-name="T12">n</text:span></text:span><text:span text:style-name="Default_20_Paragraph_20_Font"><text:span text:style-name="T1">eus est,<text:line-break/>Hoc igitur exemplum evidenter falsum est; verum ad al-<text:line-break/>tarum quoddam eorum, quae isti dicunt, transeuutes il-<text:line-break/>lina quoque absurditatem. contemplemur. Dicuut igitur</text:span></text:span></text:p>
      <text:p text:style-name="P3"><text:span text:style-name="Default_20_Paragraph_20_Font"><text:span text:style-name="T14">t</text:span></text:span></text:p>
      <text:p text:style-name="P1"><text:span text:style-name="Default_20_Paragraph_20_Font"><text:span text:style-name="T1">vomitum vomitu et acri clystere mordaces dejeetiones saepe<text:line-break/>- curari. Est vero et in hoc ca</text:span></text:span><text:span text:style-name="Default_20_Paragraph_20_Font"><text:span text:style-name="T14">t</text:span></text:span><text:span text:style-name="Default_20_Paragraph_20_Font"><text:span text:style-name="T1">o una strue curatio affectum<text:line-break/>exscindere, ob quemvel naufeabuudi funt vel. crebro in--<text:line-break/>testinorum morsu stimulati , ad exonerandum ventrem con-<text:line-break/>surgunt. Id autem, ut didicistis, bifariam fit, uno quidem<text:line-break/>modo nobis eos humores evacuantibus, qui et nau</text:span></text:span><text:span text:style-name="Default_20_Paragraph_20_Font"><text:span text:style-name="T14">t</text:span></text:span><text:span text:style-name="Default_20_Paragraph_20_Font"><text:span text:style-name="T1">eam<text:line-break/>stomacho et intestinis murium inferunt; altero autem eos<text:line-break/>cum coquentibus et in optimam qualitatem mutantibus aut<text:line-break/>contemperantibus, ostensum vero est et in his medica-<text:line-break/>lienem per contraria fieri: nam protius evacuare alienum<text:line-break/>naturaeque inimicum humorem , ejusdem retentioni con-<text:line-break/>trarium est et qualitatis mutatio per contrariam qualita-<text:line-break/>tem fit. caeterum hujusmodi quaestionis agitandae hic<text:line-break/>locus non est, cum in omnibus curativae methodi volu-<text:line-break/>minibus semper a contrariis curationem fieri demonstra</text:span></text:span><text:span text:style-name="Default_20_Paragraph_20_Font"><text:span text:style-name="T14">r</text:span></text:span><text:span text:style-name="Default_20_Paragraph_20_Font"><text:span text:style-name="T1">e-<text:line-break/>rimus. At quoniam saepius empiricorum methodicorum-<text:line-break/>que rationibus adducti quidam hoc medicinae fundamentum<text:line-break/>impugnare atque evertere conantur, rationes proxime</text:span></text:span></text:p>
      <text:p text:style-name="P2"><text:span text:style-name="Default_20_Paragraph_20_Font"><text:span text:style-name="T1">dictis similes afferentes, fortasse melius fuerit, postquam<text:line-break/>praefentis libri explanationem absolvero., libellum aliquem<text:line-break/>componere, in quo apertissime demonstretur, contraria<text:line-break/>sola primo atque per fe contrariorum esse remedia, ex<text:line-break/>accidenti namque calvus medicus calvum-^ aegrotantem,<text:line-break/>- similis similem medicari potest et ob longi acutique. capitis</text:span></text:span></text:p>
      <text:p text:style-name="P1"><text:span text:style-name="Default_20_Paragraph_20_Font"><text:span text:style-name="T1">aegrotantem et claudus claudum. Futuri autem libri in-<text:line-break/>scriptio talis erit.: Quod recte ab Hippocrate dictum sit<text:line-break/>contrariorum contraria esse remedia. Nunc iterum ad<text:line-break/>propositae vocis declarationem revertamur, in qua per<text:line-break/></text:span></text:span><text:span text:style-name="Default_20_Paragraph_20_Font"><text:span text:style-name="T20">ε</text:span></text:span><text:span text:style-name="Default_20_Paragraph_20_Font"><text:span text:style-name="T5"> </text:span></text:span><text:span text:style-name="Default_20_Paragraph_20_Font"><text:span text:style-name="T1">et p primam syllabam in veteribus codicibus scriptam<text:line-break/>esse et hanc vetustissimos interpretes agnoscere dicebamus.<text:line-break/>Hanc vero et Dloscoridis sectatores servaverunt , quamvis<text:line-break/>multas ex antiquis scripturis permutarent. Hippocrates<text:line-break/>igitur, ut per commentarium sibi ipsi, quemadmodum et<text:line-break/>alia multa coniecturaliter ac breviter, ita et hoc forte<text:line-break/>scripsit, facere simile, cum praedixisset , nonnunquam me-<text:line-break/>Itus esse iis quae vacuantur , auxiliari, subdidit, efficere</text:span></text:span></text:p>
      <text:p text:style-name="P3"><text:span text:style-name="Default_20_Paragraph_20_Font"><text:span text:style-name="T1">simile, hoc est commiscere cum .eo, qui bene evacuetur.<text:line-break/>humore, alium similem. Possumus autem et quod fequi-<text:line-break/>tur, dissimilia, in eandem sententiam interpretari ; etenim<text:line-break/>dissimiles quoque humores una cum iis,. qui congrue eva-<text:line-break/>orantur, exhaurire convenit. Si quis autem operari vel<text:line-break/>efficere, ita explanare velit, hoc est mutare et alterare:.<text:line-break/>et concoquere, ita quoque medicinalem sententiam sermo<text:line-break/>habuerit. Si enim succus aliquis merito excernatur, </text:span></text:span><text:span text:style-name="Default_20_Paragraph_20_Font"><text:span text:style-name="T20">συ</text:span></text:span><text:span text:style-name="Default_20_Paragraph_20_Font"><text:span text:style-name="T21">ν</text:span></text:span><text:span text:style-name="Default_20_Paragraph_20_Font"><text:span text:style-name="T13">-<text:line-break/></text:span></text:span><text:span text:style-name="Default_20_Paragraph_20_Font"><text:span text:style-name="T20">εκχυμῶσαι</text:span></text:span><text:span text:style-name="Default_20_Paragraph_20_Font"><text:span text:style-name="T5"> </text:span></text:span><text:span text:style-name="Default_20_Paragraph_20_Font"><text:span text:style-name="T20">τούτψ</text:span></text:span><text:span text:style-name="Default_20_Paragraph_20_Font"><text:span text:style-name="T5">, </text:span></text:span><text:span text:style-name="Default_20_Paragraph_20_Font"><text:span text:style-name="T1">id est isti similes reddere, unaque eva-<text:line-break/>cuationis indigenter succos excernere convenit, sive ipsi-<text:line-break/>aliquo modo similes sive dissimiles sint. Possumus quoque<text:line-break/>et sermonem dividentes, finem prioris facere., efficere<text:line-break/>simile; posterioris autem rursum principium hoc statuere;<text:line-break/>dissimilia si fur</text:span></text:span><text:span text:style-name="Default_20_Paragraph_20_Font"><text:span text:style-name="T12">t</text:span></text:span><text:span text:style-name="Default_20_Paragraph_20_Font"><text:span text:style-name="T1">um vergant elata per inferna solvere) ut<text:line-break/>hujusmodi sententia sit, .humores membris in totum riis—<text:line-break/>similes surfum verius .petentes deorsum trahere; fi vero<text:line-break/>deorsum vergant., surfum revellere; nobis ea dissimilia<text:line-break/>dieta esse intelligentibus , quae a locis aliena sunt. Eo-</text:span></text:span></text:p>
      <text:p text:style-name="P2"><text:span text:style-name="Default_20_Paragraph_20_Font"><text:span text:style-name="T1">dem modo et alteram scripturam explanabimus, ubi prima<text:line-break/>dictionis syllaba pero etsi scripta esu Nam, irritare<text:line-break/>simile , id significare dicemus , ut scilicet unusquisque no-<text:line-break/>strum ut humores effundantur aeque atque ii qui evacuan-<text:line-break/>tur, efficere debeat; pariter autem et dissimiles reddendi.<text:line-break/>Sed forsan, ut nonnulli crediderunt, hoc verbum irritare<text:line-break/>per translationem ab animalibus turgentibus, hocest in<text:line-break/>venerem concitatis dictum esse poterit: ita enim ipfe uti<text:line-break/>videtur , cum dixit in aphorismis; Medicari in valde acu-<text:line-break/>tis, si turgeat, eodem .die, nam in humoribus ad exitum<text:line-break/>paratissimis et ad evacuationem properantibus, in proxime<text:line-break/>dicto et in aliis aphorismis hac voce, </text:span></text:span><text:span text:style-name="Default_20_Paragraph_20_Font"><text:span text:style-name="T12">turgere, </text:span></text:span><text:span text:style-name="Default_20_Paragraph_20_Font"><text:span text:style-name="T1">uti vide-<text:line-break/>tur. Ha igitur et hoc loco, ajunt, par est ab eo de hu-<text:line-break/>moribus irritare dictum esse, hoc est ad expulsionem<text:line-break/>habiles ipsos efficere, Borium itaque ab altero initio ad<text:line-break/>aliquod utile, quoad ejus fieri possit, orationem converta-<text:line-break/>mus. Postquam enim dixit </text:span></text:span><text:span text:style-name="Default_20_Paragraph_20_Font"><text:span text:style-name="T12">t</text:span></text:span><text:span text:style-name="Default_20_Paragraph_20_Font"><text:span text:style-name="T1">or</text:span></text:span><text:span text:style-name="Default_20_Paragraph_20_Font"><text:span text:style-name="T12">t</text:span></text:span><text:span text:style-name="Default_20_Paragraph_20_Font"><text:span text:style-name="T1">um elata deor</text:span></text:span><text:span text:style-name="Default_20_Paragraph_20_Font"><text:span text:style-name="T12">t</text:span></text:span><text:span text:style-name="Default_20_Paragraph_20_Font"><text:span text:style-name="T1">am salvere<text:line-break/>et contraria itidem, elata quidem idem quod concitata</text:span></text:span></text:p>
      <text:p text:style-name="P2"><text:span text:style-name="Default_20_Paragraph_20_Font"><text:span text:style-name="T1">significare putandum est , ut de primo affectus exortu ipsi<text:line-break/>ferro. fiat, labenti ad contraria loca statim retrahere<text:line-break/>deorsum quidem in iis quae superius ortum habent, sirr-<text:line-break/>fum vero in iis quae inferius; ut eadem regula utentes<text:line-break/>opem feramus et ad differentia loca abducamus. Igitur<text:line-break/>si in pedes et crura flexionem decumbere senserimus, ex<text:line-break/>cubiti venis sanguinem mittemus aut vomitu purgabimus;<text:line-break/>non, ut quidam putant, nequaquam fur</text:span></text:span><text:span text:style-name="Default_20_Paragraph_20_Font"><text:span text:style-name="T12">t</text:span></text:span><text:span text:style-name="Default_20_Paragraph_20_Font"><text:span text:style-name="T1">um retrahendum<text:line-break/>est, licet, ad inferiora proruentibus furcis , magnus aliquis<text:line-break/>in ipsis morbus futurus sit. Potest autem intelligi et<text:line-break/>illud, furium. elata, de humoribus superiora petentibus,<text:line-break/>ut ea vox, </text:span></text:span><text:span text:style-name="Default_20_Paragraph_20_Font"><text:span text:style-name="T12">elata</text:span></text:span><text:span text:style-name="Default_20_Paragraph_20_Font"><text:span text:style-name="T1">, magis proprie dicta sit; </text:span></text:span><text:span text:style-name="Default_20_Paragraph_20_Font"><text:span text:style-name="T12">s</text:span></text:span><text:span text:style-name="Default_20_Paragraph_20_Font"><text:span text:style-name="T1">ententia vero<text:line-break/>et nunc eadem remanet. Humores namque fur</text:span></text:span><text:span text:style-name="Default_20_Paragraph_20_Font"><text:span text:style-name="T12">t</text:span></text:span><text:span text:style-name="Default_20_Paragraph_20_Font"><text:span text:style-name="T1">um elatos,<text:line-break/>hoc est sublime petentes, deorfum ver</text:span></text:span><text:span text:style-name="Default_20_Paragraph_20_Font"><text:span text:style-name="T12">t</text:span></text:span><text:span text:style-name="Default_20_Paragraph_20_Font"><text:span text:style-name="T1">us retrahere haud<text:line-break/>recte impetum facientes operiet et contra decurrentes in<text:line-break/>oppositum ducendi funt, ut in capite vitiato purgatione<text:line-break/>per alvum et </text:span></text:span><text:span text:style-name="Default_20_Paragraph_20_Font"><text:span text:style-name="T12">t</text:span></text:span><text:span text:style-name="Default_20_Paragraph_20_Font"><text:span text:style-name="T1">ectione venae cubiti utendum est: utrum-<text:line-break/>que enim evacuat retrahitque deorfum. Verisimile autem</text:span></text:span></text:p>
      <text:p text:style-name="P2"><text:span text:style-name="Default_20_Paragraph_20_Font"><text:span text:style-name="T1">fuerit et contraria ab ip</text:span></text:span><text:span text:style-name="Default_20_Paragraph_20_Font"><text:span text:style-name="T12">t</text:span></text:span><text:span text:style-name="Default_20_Paragraph_20_Font"><text:span text:style-name="T1">o lu hujusmodi </text:span></text:span><text:span text:style-name="Default_20_Paragraph_20_Font"><text:span text:style-name="T12">t</text:span></text:span><text:span text:style-name="Default_20_Paragraph_20_Font"><text:span text:style-name="T1">ensum dicta esse:<text:line-break/>Superius elatos humores et creatos affectus ad inferiora<text:line-break/>statim ab initio retrahere convenit et contraria his dein-<text:line-break/>ceps facere, quod est a loco evacuare; ut in capite po-<text:line-break/>steriora capitis dolentem recta frontis vena incisis juvat,<text:line-break/>.quae locale remedium esu</text:span></text:span></text:p>
      <text:h text:style-name="Normal" text:outline-level="4"><text:bookmark-start text:name="bookmark97"/><text:span text:style-name="Default_20_Paragraph_20_Font"><text:span text:style-name="T14">r</text:span></text:span> x.<text:bookmark-end text:name="bookmark97"/></text:h>
      <text:p text:style-name="P56"><text:span text:style-name="Default_20_Paragraph_20_Font"><text:span text:style-name="T12">Abscedas qua</text:span></text:span><text:span text:style-name="Default_20_Paragraph_20_Font"><text:span text:style-name="T1">l</text:span></text:span><text:span text:style-name="Default_20_Paragraph_20_Font"><text:span text:style-name="T12">es bubones, signa qu</text:span></text:span><text:span text:style-name="Default_20_Paragraph_20_Font"><text:span text:style-name="T1">i</text:span></text:span><text:span text:style-name="Default_20_Paragraph_20_Font"><text:span text:style-name="T12">de</text:span></text:span><text:span text:style-name="Default_20_Paragraph_20_Font"><text:span text:style-name="T1">m </text:span></text:span><text:span text:style-name="Default_20_Paragraph_20_Font"><text:span text:style-name="T12">sun</text:span></text:span><text:span text:style-name="Default_20_Paragraph_20_Font"><text:span text:style-name="T1">t </text:span></text:span><text:span text:style-name="Default_20_Paragraph_20_Font"><text:span text:style-name="T12">locorum pro-<text:line-break/>pag</text:span></text:span><text:span text:style-name="Default_20_Paragraph_20_Font"><text:span text:style-name="T1">i</text:span></text:span><text:span text:style-name="Default_20_Paragraph_20_Font"><text:span text:style-name="T12">n</text:span></text:span><text:span text:style-name="Default_20_Paragraph_20_Font"><text:span text:style-name="T1">as </text:span></text:span><text:span text:style-name="Default_20_Paragraph_20_Font"><text:span text:style-name="T12">haben</text:span></text:span><text:span text:style-name="Default_20_Paragraph_20_Font"><text:span text:style-name="T1">ti</text:span></text:span><text:span text:style-name="Default_20_Paragraph_20_Font"><text:span text:style-name="T12">um, </text:span></text:span><text:span text:style-name="Default_20_Paragraph_20_Font"><text:span text:style-name="T1">t</text:span></text:span><text:span text:style-name="Default_20_Paragraph_20_Font"><text:span text:style-name="T12">um al</text:span></text:span><text:span text:style-name="Default_20_Paragraph_20_Font"><text:span text:style-name="T1">i</text:span></text:span><text:span text:style-name="Default_20_Paragraph_20_Font"><text:span text:style-name="T12">orum, tu</text:span></text:span><text:span text:style-name="Default_20_Paragraph_20_Font"><text:span text:style-name="T1">m </text:span></text:span><text:span text:style-name="Default_20_Paragraph_20_Font"><text:span text:style-name="T12">praec</text:span></text:span><text:span text:style-name="Default_20_Paragraph_20_Font"><text:span text:style-name="T1">i</text:span></text:span><text:span text:style-name="Default_20_Paragraph_20_Font"><text:span text:style-name="T12">pue v</text:span></text:span><text:span text:style-name="Default_20_Paragraph_20_Font"><text:span text:style-name="T1">i</text:span></text:span><text:span text:style-name="Default_20_Paragraph_20_Font"><text:span text:style-name="T12">sae-<text:line-break/>rum; at h</text:span></text:span><text:span text:style-name="Default_20_Paragraph_20_Font"><text:span text:style-name="T1">i </text:span></text:span><text:span text:style-name="Default_20_Paragraph_20_Font"><text:span text:style-name="T12">mal</text:span></text:span><text:span text:style-name="Default_20_Paragraph_20_Font"><text:span text:style-name="T1">i</text:span></text:span><text:span text:style-name="Default_20_Paragraph_20_Font"><text:span text:style-name="T12">gni sunt.<text:tab/></text:span></text:span><text:span text:style-name="Default_20_Paragraph_20_Font"><text:span text:style-name="T14">-<text:tab/>.i</text:span></text:span></text:p>
      <text:p text:style-name="P1"><text:span text:style-name="Default_20_Paragraph_20_Font"><text:span text:style-name="T1">Spiritus autem creber phlegmonem in partibus supra<text:line-break/>interfeptum significat. Magnus vero et longo temporis<text:line-break/>intervallo post rediens delirium ostendit. Frigidus vero<text:line-break/>si ex na</text:span></text:span><text:span text:style-name="Default_20_Paragraph_20_Font"><text:span text:style-name="T12">t</text:span></text:span><text:span text:style-name="Default_20_Paragraph_20_Font"><text:span text:style-name="T1">o et ore prodierit, jam valde perniciosus est.</text:span></text:span></text:p>
      <text:p text:style-name="P3">XI.</text:p>
      <text:p text:style-name="P5"><text:span text:style-name="Default_20_Paragraph_20_Font"><text:span text:style-name="T14">Spiritus parvi, denst; magni, rari; parvi, rari; densi,<text:line-break/>magni; intus magni, extra parvi; hic extendens, ille<text:line-break/>urgens. Dupla intro revocatio , qualis supersuirantibus.<text:line-break/>Calidus, </text:span></text:span><text:span text:style-name="Default_20_Paragraph_20_Font"><text:span text:style-name="T15">sagidu.se</text:span></text:span></text:p>
      <text:p text:style-name="Normal"><text:span text:style-name="Default_20_Paragraph_20_Font"><text:span text:style-name="T31">iiij.su </text:span></text:span>----- . -</text:p>
      <text:p text:style-name="Normal">XIL</text:p>
      <text:p text:style-name="Normal"><text:span text:style-name="Default_20_Paragraph_20_Font"><text:span text:style-name="T14">Assiduarum osoitationum longa spiratio medela est.</text:span></text:span></text:p>
      <text:p text:style-name="P1">Hunc quoque textum in secundo epidemiorum libro<text:line-break/>explanavimus.</text:p>
      <text:p text:style-name="Normal">. XIII.</text:p>
      <text:p text:style-name="P57">N<text:span text:style-name="Default_20_Paragraph_20_Font"><text:span text:style-name="T14">on aut vix bibentibus brevis spiratio.<text:line-break/></text:span></text:span><text:span text:style-name="Default_20_Paragraph_20_Font"><text:span text:style-name="T16">h</text:span></text:span><text:span text:style-name="Default_20_Paragraph_20_Font"><text:span text:style-name="T19"><text:tab/>e</text:span></text:span> .<text:tab/>x</text:p>
      <text:p text:style-name="Normal">Quemadmodum in epidemiorum secundo plurima exsisti-<text:line-break/>plaria textum ita scriptum continenti N<text:span text:style-name="Default_20_Paragraph_20_Font"><text:span text:style-name="T14">on aut vix bi-<text:line-break/>be</text:span></text:span> sui<text:span text:style-name="Default_20_Paragraph_20_Font"><text:span text:style-name="T14">bus longa re</text:span></text:span>s<text:span text:style-name="Default_20_Paragraph_20_Font"><text:span text:style-name="T14">pirati</text:span></text:span>o; sic hic, <text:span text:style-name="Default_20_Paragraph_20_Font"><text:span text:style-name="T14">brevis respiratio.</text:span></text:span> A</text:p>
      <text:p text:style-name="P3"><text:span text:style-name="Default_20_Paragraph_20_Font"><text:span text:style-name="T1">nobis autem de utraque lectione lu commentariis fecundi<text:line-break/>epidemiorum abunde dictum esu</text:span></text:span></text:p>
      <text:p text:style-name="Normal"><text:span text:style-name="Default_20_Paragraph_20_Font"><text:span text:style-name="T1">XIU</text:span></text:span></text:p>
      <text:p text:style-name="P58"><text:span text:style-name="Default_20_Paragraph_20_Font"><text:span text:style-name="T12">Ln directum la</text:span></text:span>t<text:span text:style-name="Default_20_Paragraph_20_Font"><text:span text:style-name="T12">erum dol</text:span></text:span>o<text:span text:style-name="Default_20_Paragraph_20_Font"><text:span text:style-name="T12">r, praecordioru</text:span></text:span>m <text:span text:style-name="Default_20_Paragraph_20_Font"><text:span text:style-name="T12">d</text:span></text:span>i<text:span text:style-name="Default_20_Paragraph_20_Font"><text:span text:style-name="T12">sten</text:span></text:span>t<text:span text:style-name="Default_20_Paragraph_20_Font"><text:span text:style-name="T12">ione</text:span></text:span>s,<text:line-break/><text:span text:style-name="Default_20_Paragraph_20_Font"><text:span text:style-name="T12">l</text:span></text:span>i<text:span text:style-name="Default_20_Paragraph_20_Font"><text:span text:style-name="T12">en</text:span></text:span>is <text:span text:style-name="Default_20_Paragraph_20_Font"><text:span text:style-name="T12">tu</text:span></text:span>m<text:span text:style-name="Default_20_Paragraph_20_Font"><text:span text:style-name="T12">ore</text:span></text:span>s <text:span text:style-name="Default_20_Paragraph_20_Font"><text:span text:style-name="T12">et ex nar</text:span></text:span>i<text:span text:style-name="Default_20_Paragraph_20_Font"><text:span text:style-name="T12">bu</text:span></text:span>s <text:span text:style-name="Default_20_Paragraph_20_Font"><text:span text:style-name="T12">e</text:span></text:span>m<text:span text:style-name="Default_20_Paragraph_20_Font"><text:span text:style-name="T12">ptione</text:span></text:span>s <text:span text:style-name="Default_20_Paragraph_20_Font"><text:span text:style-name="T12">fari deben</text:span></text:span>t. su<text:line-break/><text:span text:style-name="Default_20_Paragraph_20_Font"><text:span text:style-name="T12">aur</text:span></text:span>i<text:span text:style-name="Default_20_Paragraph_20_Font"><text:span text:style-name="T12">bu</text:span></text:span>s it<text:span text:style-name="Default_20_Paragraph_20_Font"><text:span text:style-name="T12">em d</text:span></text:span>i<text:span text:style-name="Default_20_Paragraph_20_Font"><text:span text:style-name="T12">rect</text:span></text:span>i<text:span text:style-name="Default_20_Paragraph_20_Font"><text:span text:style-name="T12">o et magna ex partetal</text:span></text:span>i<text:span text:style-name="Default_20_Paragraph_20_Font"><text:span text:style-name="T12">a in ocul</text:span></text:span>is<text:line-break/><text:span text:style-name="Default_20_Paragraph_20_Font"><text:span text:style-name="T12">. spec</text:span></text:span>t<text:span text:style-name="Default_20_Paragraph_20_Font"><text:span text:style-name="T12">anda sunt.<text:tab/></text:span></text:span>-. . ixi</text:p>
      <text:p text:style-name="P1"><text:span text:style-name="Default_20_Paragraph_20_Font"><text:span text:style-name="T1">In plurimis exemplaribus ita perstat lectio, prout<text:line-break/>nunc scripta esu Hanc tamen et raro inveneris doloris<text:line-break/>laterum, tensionis hypochondriorum , tumoris lienis et ex<text:line-break/>naribus eruptionis. Quam lectionem ego quoque ut me-<text:line-break/>dicam et dilucidam admitto. Et sane quod ex altera fe-<text:line-break/>ctione significatur, idem est. Et antea in fecundo epide-<text:line-break/>unorum hanc lectionem explicavimus. In prae</text:span></text:span><text:span text:style-name="Default_20_Paragraph_20_Font"><text:span text:style-name="T14">t</text:span></text:span><text:span text:style-name="Default_20_Paragraph_20_Font"><text:span text:style-name="T1">enti sane<text:line-break/>supervacaneum est quod de auribus et oculis additur, quod<text:line-break/>hae partes his subiaceant quae secundum rectitudinem</text:span></text:span></text:p>
      <text:p text:style-name="P3"><text:span text:style-name="Default_20_Paragraph_20_Font"><text:span text:style-name="T1">fiunt duobus modis. Interdum enim ex seipsis in alias<text:line-break/>quasdam partes fecundum rectitudinem depositiones effi-<text:line-break/>ciunt; interdum vero et aliis affectis in oculos vel aurem<text:line-break/>hae decumbunt.</text:span></text:span></text:p>
      <text:p text:style-name="P22">tvvfus.<text:tab/>—---------</text:p>
      <text:h text:style-name="Normal" text:outline-level="4"><text:bookmark-start text:name="bookmark99"/>Lsi xU. <text:span text:style-name="Default_20_Paragraph_20_Font"><text:span text:style-name="T14">. s su</text:span></text:span><text:bookmark-end text:name="bookmark99"/></text:h>
      <text:p text:style-name="P5"><text:span text:style-name="Default_20_Paragraph_20_Font"><text:span text:style-name="T12">Considerandum sane u</text:span></text:span><text:span text:style-name="Default_20_Paragraph_20_Font"><text:span text:style-name="T1">t</text:span></text:span><text:span text:style-name="Default_20_Paragraph_20_Font"><text:span text:style-name="T12">rum omn</text:span></text:span><text:span text:style-name="Default_20_Paragraph_20_Font"><text:span text:style-name="T1">i</text:span></text:span><text:span text:style-name="Default_20_Paragraph_20_Font"><text:span text:style-name="T12">a secundum rectitud</text:span></text:span><text:span text:style-name="Default_20_Paragraph_20_Font"><text:span text:style-name="T1">i</text:span></text:span><text:span text:style-name="Default_20_Paragraph_20_Font"><text:span text:style-name="T12">nem<text:line-break/>stant, an ea qu</text:span></text:span><text:span text:style-name="Default_20_Paragraph_20_Font"><text:span text:style-name="T1">i</text:span></text:span><text:span text:style-name="Default_20_Paragraph_20_Font"><text:span text:style-name="T12">dem quae inferne sursu</text:span></text:span><text:span text:style-name="Default_20_Paragraph_20_Font"><text:span text:style-name="T1">m, </text:span></text:span><text:span text:style-name="Default_20_Paragraph_20_Font"><text:span text:style-name="T12">qual</text:span></text:span><text:span text:style-name="Default_20_Paragraph_20_Font"><text:span text:style-name="T1">i</text:span></text:span><text:span text:style-name="Default_20_Paragraph_20_Font"><text:span text:style-name="T12">a quae<text:line-break/>c</text:span></text:span><text:span text:style-name="Default_20_Paragraph_20_Font"><text:span text:style-name="T1">i</text:span></text:span><text:span text:style-name="Default_20_Paragraph_20_Font"><text:span text:style-name="T12">rca max</text:span></text:span><text:span text:style-name="Default_20_Paragraph_20_Font"><text:span text:style-name="T1">i</text:span></text:span><text:span text:style-name="Default_20_Paragraph_20_Font"><text:span text:style-name="T12">llas aut oculo</text:span></text:span><text:span text:style-name="Default_20_Paragraph_20_Font"><text:span text:style-name="T1">s </text:span></text:span><text:span text:style-name="Default_20_Paragraph_20_Font"><text:span text:style-name="T12">aut aure</text:span></text:span><text:span text:style-name="Default_20_Paragraph_20_Font"><text:span text:style-name="T1">m </text:span></text:span><text:span text:style-name="Default_20_Paragraph_20_Font"><text:span text:style-name="T12">siunt. An vero<text:line-break/>quae superne deorsu</text:span></text:span><text:span text:style-name="Default_20_Paragraph_20_Font"><text:span text:style-name="T1">m </text:span></text:span><text:span text:style-name="Default_20_Paragraph_20_Font"><text:span text:style-name="T12">n</text:span></text:span><text:span text:style-name="Default_20_Paragraph_20_Font"><text:span text:style-name="T1">o</text:span></text:span><text:span text:style-name="Default_20_Paragraph_20_Font"><text:span text:style-name="T12">n</text:span></text:span><text:span text:style-name="Default_20_Paragraph_20_Font"><text:span text:style-name="T1"> i</text:span></text:span><text:span text:style-name="Default_20_Paragraph_20_Font"><text:span text:style-name="T12">n d</text:span></text:span><text:span text:style-name="Default_20_Paragraph_20_Font"><text:span text:style-name="T1">i</text:span></text:span><text:span text:style-name="Default_20_Paragraph_20_Font"><text:span text:style-name="T12">rectum tendant? Quam-<text:line-break/>quam anginae tumores rubicund</text:span></text:span><text:span text:style-name="Default_20_Paragraph_20_Font"><text:span text:style-name="T1">i </text:span></text:span><text:span text:style-name="Default_20_Paragraph_20_Font"><text:span text:style-name="T12">lateru</text:span></text:span><text:span text:style-name="Default_20_Paragraph_20_Font"><text:span text:style-name="T1">m</text:span></text:span><text:span text:style-name="Default_20_Paragraph_20_Font"><text:span text:style-name="T12">que dolores^<text:line-break/>secundum rec</text:span></text:span><text:span text:style-name="Default_20_Paragraph_20_Font"><text:span text:style-name="T1">ti</text:span></text:span><text:span text:style-name="Default_20_Paragraph_20_Font"><text:span text:style-name="T12">tud</text:span></text:span><text:span text:style-name="Default_20_Paragraph_20_Font"><text:span text:style-name="T1">i</text:span></text:span><text:span text:style-name="Default_20_Paragraph_20_Font"><text:span text:style-name="T12">nem siunt.</text:span></text:span></text:p>
      <text:p text:style-name="P1"><text:span text:style-name="Default_20_Paragraph_20_Font"><text:span text:style-name="T1">In fecundo de morbis popularibus non est adjecta<text:line-break/>haec dictio., per quam dubitat, utrum ex inferioribus in<text:line-break/>superiora abscessu facto, semper membri rectitudo utiliter<text:line-break/>fervetur; ex superioribus autem in inferiora corrumpan-<text:line-break/>tur ac fiant quidam non secundum regionem abscessus.</text:span></text:span></text:p>
      <text:p text:style-name="P2"><text:span text:style-name="Default_20_Paragraph_20_Font"><text:span text:style-name="T1">Ignorum vero est, utrum fecundus, iste vero </text:span></text:span><text:span text:style-name="Default_20_Paragraph_20_Font"><text:span text:style-name="T12">t</text:span></text:span><text:span text:style-name="Default_20_Paragraph_20_Font"><text:span text:style-name="T1">extus liber<text:line-break/>inscriptus sit, ex eo illius sententias prius scriptas fuisse<text:line-break/>putandum esu In illis enim quae ab ipsc, ut divulgaren-<text:line-break/>tur, fcripta sirnt, rationabiliter hujusmodi ordo apparet;<text:line-break/>in commentariis .autem non itidem. Scriptu namque ab<text:line-break/>Hippocrate in diversis vel chartis vel tabulis ejus filium<text:line-break/>Thessalum collegisse ajunt, duosque hos libros, secun-<text:line-break/>dum videlicet atque </text:span></text:span><text:span text:style-name="Default_20_Paragraph_20_Font"><text:span text:style-name="T12">t</text:span></text:span><text:span text:style-name="Default_20_Paragraph_20_Font"><text:span text:style-name="T1">extum integrasse, nonnulli et quer-<text:line-break/>tum addunt. Primum vero atque tertium, ut ederentur,<text:line-break/>compositos esse conflat. Atque: ideo quidam dicunt , si<text:line-break/>quae in fecundo libro continentur, prius ea, quae in<text:line-break/></text:span></text:span><text:span text:style-name="Default_20_Paragraph_20_Font"><text:span text:style-name="T12">t</text:span></text:span><text:span text:style-name="Default_20_Paragraph_20_Font"><text:span text:style-name="T1">exto, posterius scripta sunt, Hippocratem par est, cum<text:line-break/>postea abscessum in inferiora non e regione utiliter factum<text:line-break/>vidisset, ita praefentem sententiam conscripsisse; sim autem<text:line-break/>. hoc loco dubitans, posterius ea de quibus dubitavit di-<text:line-break/>judieans , constanter in fecundo de morbis popularibus<text:line-break/>libro sententiam tulit, illis potius credendum esu In his<text:line-break/>igitur quae nunc scribit, atqui et anginae, rubores et</text:span></text:span></text:p>
      <text:p text:style-name="P2"><text:span text:style-name="Default_20_Paragraph_20_Font"><text:span text:style-name="T1">costarum dolores, fecundum rectum, de transmutatione,<text:line-break/>non ex costarum morbo in anginam, fed ex angina in<text:line-break/>costarum vitium, sermonem esse intelligendum. Haec enim<text:line-break/>a superioribus in inferiora fit, de qua ambigens praedi-<text:line-break/>xerat, quae a superis iu inferiora, non fecundum rectum.<text:line-break/>Haec itaque. cum sibi ipsi objeeta subintulisset, postea ea<text:line-break/>infert, quae in sequenti oratione ita </text:span></text:span><text:span text:style-name="Default_20_Paragraph_20_Font"><text:span text:style-name="T12">t</text:span></text:span><text:span text:style-name="Default_20_Paragraph_20_Font"><text:span text:style-name="T1">e habenti</text:span></text:span></text:p>
      <text:p text:style-name="Normal"><text:span text:style-name="Default_20_Paragraph_20_Font"><text:span text:style-name="T1">XVI.</text:span></text:span></text:p>
      <text:p text:style-name="P5"><text:span text:style-name="Default_20_Paragraph_20_Font"><text:span text:style-name="T12">An quae superne</text:span></text:span><text:span text:style-name="Default_20_Paragraph_20_Font"><text:span text:style-name="T1"> i</text:span></text:span><text:span text:style-name="Default_20_Paragraph_20_Font"><text:span text:style-name="T12">nsca</text:span></text:span><text:span text:style-name="Default_20_Paragraph_20_Font"><text:span text:style-name="T1"> j</text:span></text:span><text:span text:style-name="Default_20_Paragraph_20_Font"><text:span text:style-name="T12">e</text:span></text:span><text:span text:style-name="Default_20_Paragraph_20_Font"><text:span text:style-name="T1">r</text:span></text:span><text:span text:style-name="Default_20_Paragraph_20_Font"><text:span text:style-name="T12">ur d</text:span></text:span><text:span text:style-name="Default_20_Paragraph_20_Font"><text:span text:style-name="T1">i</text:span></text:span><text:span text:style-name="Default_20_Paragraph_20_Font"><text:span text:style-name="T12">str</text:span></text:span><text:span text:style-name="Default_20_Paragraph_20_Font"><text:span text:style-name="T1">i</text:span></text:span><text:span text:style-name="Default_20_Paragraph_20_Font"><text:span text:style-name="T12">buuntur, qua</text:span></text:span><text:span text:style-name="Default_20_Paragraph_20_Font"><text:span text:style-name="T1">li</text:span></text:span><text:span text:style-name="Default_20_Paragraph_20_Font"><text:span text:style-name="T12">a quae</text:span></text:span><text:span text:style-name="Default_20_Paragraph_20_Font"><text:span text:style-name="T1"> i</text:span></text:span><text:span text:style-name="Default_20_Paragraph_20_Font"><text:span text:style-name="T12">n<text:line-break/>teste</text:span></text:span><text:span text:style-name="Default_20_Paragraph_20_Font"><text:span text:style-name="T1">s </text:span></text:span><text:span text:style-name="Default_20_Paragraph_20_Font"><text:span text:style-name="T12">et varice</text:span></text:span><text:span text:style-name="Default_20_Paragraph_20_Font"><text:span text:style-name="T1">s </text:span></text:span><text:span text:style-name="Default_20_Paragraph_20_Font"><text:span text:style-name="T12">decumbunt, haec quoque spec</text:span></text:span><text:span text:style-name="Default_20_Paragraph_20_Font"><text:span text:style-name="T1">t</text:span></text:span><text:span text:style-name="Default_20_Paragraph_20_Font"><text:span text:style-name="T12">anda sunt.</text:span></text:span></text:p>
      <text:p text:style-name="P1"><text:span text:style-name="Default_20_Paragraph_20_Font"><text:span text:style-name="T1">Angina laborantibus costarum dolores secundum re-<text:line-break/>ctum fieri praefatus,: deinceps quaerit, in abscessibus ad<text:line-break/>inferiora corporis depulsis, semper situs rectitudo fervetur,<text:line-break/>nec ne, quemadmodum. in proximo ante hunc sermonem<text:line-break/>dubium revocavit- Sed ibi dixit, abscessus, qui ad in-<text:line-break/>femora; nunc dixit, abscessus infra jecur, superiorum in-</text:span></text:span></text:p>
      <text:p text:style-name="P2"><text:span text:style-name="Default_20_Paragraph_20_Font"><text:span text:style-name="T1">feriorumque omnium corporis partium jecur, ut videtur,<text:line-break/>terminum statuens. Ipsius enim devexum transverso septo<text:line-break/>adnexum est, quocirca et quaecunque supra jecur, haec .<text:line-break/>eadem et </text:span></text:span><text:span text:style-name="Default_20_Paragraph_20_Font"><text:span text:style-name="T14">t</text:span></text:span><text:span text:style-name="Default_20_Paragraph_20_Font"><text:span text:style-name="T1">upra septum exstant, cor scilicet, haec ambiens<text:line-break/>pectus adhucque multo magis collum et caput; reliqua</text:span></text:span></text:p>
      <text:p text:style-name="P5"><text:span text:style-name="Default_20_Paragraph_20_Font"><text:span text:style-name="T1">. omnia in inferioribus corporis esse dicuntur. Eorum etiam,<text:line-break/>quae superius sunt, si inter fe conferantur, aliqua magis<text:line-break/>fupra funt, aliqua minus. Nobis vero est consuetudo in<text:line-break/>omnibus ita dictis, interdum, quod minus supra est, in-<text:line-break/>fra esse dicere, ut ad superius ipso comparantibus, quod<text:line-break/>autem minus infra est et id inferioribus comparantes, su-<text:line-break/>perius esse diximus. Ac propter hujusmodi locutionis<text:line-break/>incuriam consuetudine longinqua .confirmatam , nobis am-<text:line-break/>higuitas quaedam atque confusio in </text:span></text:span><text:span text:style-name="Default_20_Paragraph_20_Font"><text:span text:style-name="T14">s</text:span></text:span><text:span text:style-name="Default_20_Paragraph_20_Font"><text:span text:style-name="T1">ermonibus oritur,</text:span></text:span></text:p>
      <text:p text:style-name="P5"><text:span text:style-name="Default_20_Paragraph_20_Font"><text:span text:style-name="T1">. quam memoria complectentes, cum Hippocratem dicentem<text:line-break/>audiverimus, abscessus in inferioribus corporis partibus<text:line-break/>obortus meliore</text:span></text:span><text:span text:style-name="Default_20_Paragraph_20_Font"><text:span text:style-name="T14">s</text:span></text:span><text:span text:style-name="Default_20_Paragraph_20_Font"><text:span text:style-name="T1"> esse, considerare debemus, fecundum<text:line-break/>quem significationis modum , insertus este acceperit simul-</text:span></text:span></text:p>
      <text:p text:style-name="P2"><text:span text:style-name="Default_20_Paragraph_20_Font"><text:span text:style-name="T1">que membrorum dignitates definiemus. Ideo namque ut<text:line-break/>plurimum abscessus in superioribus excitati difficiliores<text:line-break/>sunt, quod membra- illa majus, quam inferiora di</text:span></text:span><text:span text:style-name="Default_20_Paragraph_20_Font"><text:span text:style-name="T14">s</text:span></text:span><text:span text:style-name="Default_20_Paragraph_20_Font"><text:span text:style-name="T1">crimen<text:line-break/>afferunt , cum utraque eodem affectu vexata. funt. Sive<text:line-break/>enim cerebrum , sive guttur aut gula aut pulmo aut pectus<text:line-break/>aut cor inflammata sint, mortifera aegritudo, membris<text:line-break/>infra jecur inflammatis pauci admodum pereunt, potissi-<text:line-break/>tnum si recta curatio adhibeatur. Quin etiam jecoris<text:line-break/>ipsius devexum concavo longe periculosius est et nonnulli<text:line-break/>ipfun1 inter superiores corporis totius portes, quemadmo-<text:line-break/>dum et os ventriculi, reponunt. Haec itaque a nobis<text:line-break/>obiter dicta sint, etsi non praeter propositum flet; reli-<text:line-break/>quum vero explanationis in propositum sermonem dein-<text:line-break/>ceps absolvamus. Quaerere namque videtur Hippocrates,<text:line-break/>utrum quae infra jecur ex superioribus delabuntur, ut in<text:line-break/>testes et varices, e regione fieri melius sit; aut licet non<text:line-break/>e regione fiant , superiorum tamen partium vitiis aeque</text:span></text:span></text:p>
      <text:p text:style-name="P2"><text:span text:style-name="Default_20_Paragraph_20_Font"><text:span text:style-name="T1">auxiliari queant. lu nonnullis plane neque an e regione<text:line-break/>facta sint, dignosci potest; ut quod varices e regione<text:line-break/>facto abfeessu furorem curaverint, neque enim perspicere<text:line-break/>licet, in dextrisue: cerebri partibus an in sinistris., affectu<text:line-break/>oborto, in furorem acti fuerint, quemadmodum-neque<text:line-break/>diutius tussientibus sine lateris dolore abscessus in testicu-<text:line-break/>lum fiat. .Atqui forsan et in his locis recta oppositio ster-<text:line-break/>vatur., effi utra pulmonis aut cerebri pars affecta sit, haud<text:line-break/>certo sciamus, quoniam et melancholiam sanguinis per<text:line-break/>venas festis effusio plerumque lanare potest, .neque tune<text:line-break/>loci nobis passi rectam oppositionem cognoscentibus. San-<text:line-break/>gulosa quoque ex utero copiosum profluvium multos cu-<text:line-break/>rare. morbos omnibus in aperto est, fed neque hic an. ex<text:line-break/>dextri uteri venis an ex sinistri, .an ex utroque excretio<text:line-break/>facta sit agnoscere possumus. In his itaque affectibus<text:line-break/>. cognitu difficilis est aut omnino ignota languentis membri<text:line-break/>recta oppositio; in quibus vero ipsam dignoscere licet et<text:line-break/>in iis Hippocrates, ut. videtur, considerandum esse ait,</text:span></text:span></text:p>
      <text:p text:style-name="P3"><text:span text:style-name="Default_20_Paragraph_20_Font"><text:span text:style-name="T1">num femper ex abscessibus ad inferiora transmutatis, me-<text:line-break/>hores illi sint, qui secundum rectam oppositionem fiunt.</text:span></text:span></text:p>
      <text:p text:style-name="Normal"><text:span text:style-name="Default_20_Paragraph_20_Font"><text:span text:style-name="T1">XVll.</text:span></text:span></text:p>
      <text:p text:style-name="P1"><text:span text:style-name="Default_20_Paragraph_20_Font"><text:span text:style-name="T12">Haec an</text:span></text:span><text:span text:style-name="Default_20_Paragraph_20_Font"><text:span text:style-name="T1">im</text:span></text:span><text:span text:style-name="Default_20_Paragraph_20_Font"><text:span text:style-name="T12">advertenda , quo , unde et quam</text:span></text:span><text:span text:style-name="Default_20_Paragraph_20_Font"><text:span text:style-name="T1">o</text:span></text:span><text:span text:style-name="Default_20_Paragraph_20_Font"><text:span text:style-name="T12">bre</text:span></text:span><text:span text:style-name="Default_20_Paragraph_20_Font"><text:span text:style-name="T1">m.</text:span></text:span></text:p>
      <text:p text:style-name="P1"><text:span text:style-name="Default_20_Paragraph_20_Font"><text:span text:style-name="T1">Solisne ultimis an in praedictis omnibus fle abscessi-<text:line-break/>bus-tum bis qui secundum rectitudinem, tum his qui<text:line-break/>non e regione decumbunt, hoc illatum sit, abditum esu<text:line-break/>Quod autem dicit hujusmodi , ipsum esu Considerandus,<text:line-break/>inquit, locus est, in quem decumbit abscessus. Hac enim<text:line-break/>voce, </text:span></text:span><text:span text:style-name="Default_20_Paragraph_20_Font"><text:span text:style-name="T12">quo</text:span></text:span><text:span text:style-name="Default_20_Paragraph_20_Font"><text:span text:style-name="T1">, signisicatur. At nun </text:span></text:span><text:span text:style-name="Default_20_Paragraph_20_Font"><text:span text:style-name="T12">t</text:span></text:span><text:span text:style-name="Default_20_Paragraph_20_Font"><text:span text:style-name="T1">elum hoc, fed etiam<text:line-break/>pars, ex qua manat consideranda, quod per </text:span></text:span><text:span text:style-name="Default_20_Paragraph_20_Font"><text:span text:style-name="T12">unde</text:span></text:span><text:span text:style-name="Default_20_Paragraph_20_Font"><text:span text:style-name="T1"> de-<text:line-break/>claratur. Praeterea causa qua abscessus oritur spectanda<text:line-break/>est; hoc etiam rarius ex dictione </text:span></text:span><text:span text:style-name="Default_20_Paragraph_20_Font"><text:span text:style-name="T12">qua</text:span></text:span><text:span text:style-name="Default_20_Paragraph_20_Font"><text:span text:style-name="T1">m</text:span></text:span><text:span text:style-name="Default_20_Paragraph_20_Font"><text:span text:style-name="T12">obrem</text:span></text:span><text:span text:style-name="Default_20_Paragraph_20_Font"><text:span text:style-name="T1"> significatur..<text:line-break/>Scire namque oportet, utrum a natura morbi coctione<text:line-break/>aut vexante humore incocto ex una parte in alteram<text:line-break/>transfluente abscessus oriatur. Potest aliquis hunc tex-</text:span></text:span></text:p>
      <text:p text:style-name="P3"><text:span text:style-name="Default_20_Paragraph_20_Font"><text:span text:style-name="T1">tum a praedictis separare. ac deinceps dicendorum initium<text:line-break/>lu praescriptum modum facere.</text:span></text:span></text:p>
      <text:p text:style-name="P59">Y<text:tab/><text:span text:style-name="Default_20_Paragraph_20_Font"><text:span text:style-name="T19">..</text:span></text:span></text:p>
      <text:p text:style-name="Normal"><text:span text:style-name="Default_20_Paragraph_20_Font"><text:span text:style-name="T1">XVIII.</text:span></text:span></text:p>
      <text:p text:style-name="P5"><text:span text:style-name="Default_20_Paragraph_20_Font"><text:span text:style-name="T12">Haec c</text:span></text:span>o<text:span text:style-name="Default_20_Paragraph_20_Font"><text:span text:style-name="T12">nsideranda, qu</text:span></text:span>o, <text:span text:style-name="Default_20_Paragraph_20_Font"><text:span text:style-name="T12">unde et quamobrem venae tem-<text:line-break/>parum n</text:span></text:span>o<text:span text:style-name="Default_20_Paragraph_20_Font"><text:span text:style-name="T12">n su</text:span></text:span>m<text:span text:style-name="Default_20_Paragraph_20_Font"><text:span text:style-name="T12">en</text:span></text:span>t<text:span text:style-name="Default_20_Paragraph_20_Font"><text:span text:style-name="T12">ur, neque v</text:span></text:span>i<text:span text:style-name="Default_20_Paragraph_20_Font"><text:span text:style-name="T12">ror pel</text:span></text:span>l<text:span text:style-name="Default_20_Paragraph_20_Font"><text:span text:style-name="T12">uctdus sit.</text:span></text:span></text:p>
      <text:p text:style-name="P1"><text:span text:style-name="Default_20_Paragraph_20_Font"><text:span text:style-name="T1">Dicebam et hunc in modum totum sermonem dividi<text:line-break/>posse, quemadmodum et alio quodam modo, eo videlicet,<text:line-break/>venae temporum non firmae, neque viriditas splendida,<text:line-break/>si spiritus in ipfis relinquatur et alia deinceps. Nisi enim<text:line-break/>viriditas splendida in oratione interjecta esset, multi for-<text:line-break/>miter dividi posset, quippe quod commentarius non liber<text:line-break/>sit: superius enim intellexisti de hoc. Hoc autem inter-<text:line-break/>pecto, viriditas splendida, adhuc etiam magis obscura ora-<text:line-break/>tio reddita esu Alibi enim etiam superius diximus, ubi<text:line-break/>haec </text:span></text:span><text:span text:style-name="Default_20_Paragraph_20_Font"><text:span text:style-name="T12">vir</text:span></text:span><text:span text:style-name="Default_20_Paragraph_20_Font"><text:span text:style-name="T1">i</text:span></text:span><text:span text:style-name="Default_20_Paragraph_20_Font"><text:span text:style-name="T12">de</text:span></text:span><text:span text:style-name="Default_20_Paragraph_20_Font"><text:span text:style-name="T1"> scripta est, qualisnam per ap</text:span></text:span><text:span text:style-name="Default_20_Paragraph_20_Font"><text:span text:style-name="T12">t</text:span></text:span><text:span text:style-name="Default_20_Paragraph_20_Font"><text:span text:style-name="T1">am color signi-</text:span></text:span></text:p>
      <text:p text:style-name="P3"><text:span text:style-name="Default_20_Paragraph_20_Font"><text:span text:style-name="T24">. </text:span></text:span><text:span text:style-name="Default_20_Paragraph_20_Font"><text:span text:style-name="T1">licetur, non posse manifeste intelligi, quemadmodum me-<text:line-break/>que si </text:span></text:span><text:span text:style-name="Default_20_Paragraph_20_Font"><text:span text:style-name="T12">chloasma</text:span></text:span><text:span text:style-name="Default_20_Paragraph_20_Font"><text:span text:style-name="T1"> scriptum sit, ut nonnulli scribere con-<text:line-break/>sueverunt. Videmus enim etiamnum hac tempestate, ut<text:line-break/>in Co ipsa Hippocratis patria, ita et in tota nostra Asia,<text:line-break/>viridia quidem appellari olera et arbores et stirpes, veluti<text:line-break/></text:span></text:span><text:span text:style-name="Default_20_Paragraph_20_Font"><text:span text:style-name="T20">χλωρὰ</text:span></text:span><text:span text:style-name="Default_20_Paragraph_20_Font"><text:span text:style-name="T5"> </text:span></text:span><text:span text:style-name="Default_20_Paragraph_20_Font"><text:span text:style-name="T1">id est herbida ; et pecudes Graeci </text:span></text:span><text:span text:style-name="Default_20_Paragraph_20_Font"><text:span text:style-name="T20">χλοερὰ</text:span></text:span><text:span text:style-name="Default_20_Paragraph_20_Font"><text:span text:style-name="T5"> </text:span></text:span><text:span text:style-name="Default_20_Paragraph_20_Font"><text:span text:style-name="T1">dicunt,<text:line-break/>- quod significet herbas verno tempore pabulari. Dicunt<text:line-break/>quidem et homines quosdam virides, non quod herbae<text:line-break/>similem colorem habeant, fed potius pallidum. Incertum<text:line-break/>est igitur utrum Hippocrates subpallidum colorem viri-<text:line-break/>dem atque herbaceum dixerit, quod permultis accidere<text:line-break/>conspicitur: an herbae coloris similem , quod perraro ac-<text:line-break/>cidisse vi</text:span></text:span><text:span text:style-name="Default_20_Paragraph_20_Font"><text:span text:style-name="T12">t</text:span></text:span><text:span text:style-name="Default_20_Paragraph_20_Font"><text:span text:style-name="T1">um est. Igitur quum vox haec per </text:span></text:span><text:span text:style-name="Default_20_Paragraph_20_Font"><text:span text:style-name="T12">t</text:span></text:span><text:span text:style-name="Default_20_Paragraph_20_Font"><text:span text:style-name="T1">e obscura<text:line-break/>sit, adjecta hac dictione, </text:span></text:span><text:span text:style-name="Default_20_Paragraph_20_Font"><text:span text:style-name="T12">splend</text:span></text:span><text:span text:style-name="Default_20_Paragraph_20_Font"><text:span text:style-name="T1">i</text:span></text:span><text:span text:style-name="Default_20_Paragraph_20_Font"><text:span text:style-name="T12">da</text:span></text:span><text:span text:style-name="Default_20_Paragraph_20_Font"><text:span text:style-name="T1">, major adhuc obscuri-<text:line-break/>tas oritur: difficile namque est excogitare, quidnam per<text:line-break/>haec verba significare voluerit, </text:span></text:span><text:span text:style-name="Default_20_Paragraph_20_Font"><text:span text:style-name="T12">vir</text:span></text:span><text:span text:style-name="Default_20_Paragraph_20_Font"><text:span text:style-name="T1">i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ta</text:span></text:span><text:span text:style-name="Default_20_Paragraph_20_Font"><text:span text:style-name="T1">s </text:span></text:span><text:span text:style-name="Default_20_Paragraph_20_Font"><text:span text:style-name="T12">splendida. </text:span></text:span><text:span text:style-name="Default_20_Paragraph_20_Font"><text:span text:style-name="T1">Atque<text:line-break/>, idcirco nonnulli interpretes hanc omnem obscuritatem<text:line-break/>evitare cupientes, hoc modo scripserunt, neque </text:span></text:span><text:span text:style-name="Default_20_Paragraph_20_Font"><text:span text:style-name="T12">co</text:span></text:span><text:span text:style-name="Default_20_Paragraph_20_Font"><text:span text:style-name="T1">lo</text:span></text:span><text:span text:style-name="Default_20_Paragraph_20_Font"><text:span text:style-name="T12">r splen-</text:span></text:span></text:p>
      <text:p text:style-name="P3"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du</text:span></text:span><text:span text:style-name="Default_20_Paragraph_20_Font"><text:span text:style-name="T1">s, intelligendumque esse ajunt splendidum de aegro- .<text:line-break/>tantis nativo colore , ita quoque et Sabinus opinatus esu</text:span></text:span></text:p>
      <text:p text:style-name="Normal"><text:span text:style-name="Default_20_Paragraph_20_Font"><text:span text:style-name="T1">XIX.</text:span></text:span></text:p>
      <text:p text:style-name="P5"><text:span text:style-name="Default_20_Paragraph_20_Font"><text:span text:style-name="T1">P</text:span></text:span><text:span text:style-name="Default_20_Paragraph_20_Font"><text:span text:style-name="T12">enae temporum non consisten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s, </text:span></text:span><text:span text:style-name="Default_20_Paragraph_20_Font"><text:span text:style-name="T12">neque visor splend</text:span></text:span><text:span text:style-name="Default_20_Paragraph_20_Font"><text:span text:style-name="T1">i</text:span></text:span><text:span text:style-name="Default_20_Paragraph_20_Font"><text:span text:style-name="T12">du</text:span></text:span><text:span text:style-name="Default_20_Paragraph_20_Font"><text:span text:style-name="T1">s<text:line-break/></text:span></text:span><text:span text:style-name="Default_20_Paragraph_20_Font"><text:span text:style-name="T12">sit, si sp</text:span></text:span><text:span text:style-name="Default_20_Paragraph_20_Font"><text:span text:style-name="T1">i</text:span></text:span><text:span text:style-name="Default_20_Paragraph_20_Font"><text:span text:style-name="T12">r</text:span></text:span><text:span text:style-name="Default_20_Paragraph_20_Font"><text:span text:style-name="T1">i</text:span></text:span><text:span text:style-name="Default_20_Paragraph_20_Font"><text:span text:style-name="T12">tu</text:span></text:span><text:span text:style-name="Default_20_Paragraph_20_Font"><text:span text:style-name="T1">s </text:span></text:span><text:span text:style-name="Default_20_Paragraph_20_Font"><text:span text:style-name="T12">in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desudat aut tusus sicca far</text:span></text:span><text:span text:style-name="Default_20_Paragraph_20_Font"><text:span text:style-name="T1">i</text:span></text:span><text:span text:style-name="Default_20_Paragraph_20_Font"><text:span text:style-name="T12">na non<text:line-break/></text:span></text:span><text:span text:style-name="Default_20_Paragraph_20_Font"><text:span text:style-name="T1">sueri</text:span></text:span><text:span text:style-name="Default_20_Paragraph_20_Font"><text:span text:style-name="T12">t, ut in ar</text:span></text:span><text:span text:style-name="Default_20_Paragraph_20_Font"><text:span text:style-name="T1">ti</text:span></text:span><text:span text:style-name="Default_20_Paragraph_20_Font"><text:span text:style-name="T12">culo</text:span></text:span><text:span text:style-name="Default_20_Paragraph_20_Font"><text:span text:style-name="T1">s </text:span></text:span><text:span text:style-name="Default_20_Paragraph_20_Font"><text:span text:style-name="T12">decu</text:span></text:span><text:span text:style-name="Default_20_Paragraph_20_Font"><text:span text:style-name="T1">m</text:span></text:span><text:span text:style-name="Default_20_Paragraph_20_Font"><text:span text:style-name="T12">ba</text:span></text:span><text:span text:style-name="Default_20_Paragraph_20_Font"><text:span text:style-name="T1">t </text:span></text:span><text:span text:style-name="Default_20_Paragraph_20_Font"><text:span text:style-name="T12">exspectare op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t</text:span></text:span><text:span text:style-name="Default_20_Paragraph_20_Font"><text:span text:style-name="T12">et, pla-<text:line-break/>r</text:span></text:span><text:span text:style-name="Default_20_Paragraph_20_Font"><text:span text:style-name="T1">i</text:span></text:span><text:span text:style-name="Default_20_Paragraph_20_Font"><text:span text:style-name="T12">mu</text:span></text:span><text:span text:style-name="Default_20_Paragraph_20_Font"><text:span text:style-name="T1">m</text:span></text:span><text:span text:style-name="Default_20_Paragraph_20_Font"><text:span text:style-name="T12">que secundu</text:span></text:span><text:span text:style-name="Default_20_Paragraph_20_Font"><text:span text:style-name="T1">m 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stent</text:span></text:span><text:span text:style-name="Default_20_Paragraph_20_Font"><text:span text:style-name="T1">i</text:span></text:span><text:span text:style-name="Default_20_Paragraph_20_Font"><text:span text:style-name="T12">onem ventr</text:span></text:span><text:span text:style-name="Default_20_Paragraph_20_Font"><text:span text:style-name="T1">is </text:span></text:span><text:span text:style-name="Default_20_Paragraph_20_Font"><text:span text:style-name="T12">rec</text:span></text:span><text:span text:style-name="Default_20_Paragraph_20_Font"><text:span text:style-name="T1">ti</text:span></text:span><text:span text:style-name="Default_20_Paragraph_20_Font"><text:span text:style-name="T12">tud</text:span></text:span><text:span text:style-name="Default_20_Paragraph_20_Font"><text:span text:style-name="T1">i</text:span></text:span><text:span text:style-name="Default_20_Paragraph_20_Font"><text:span text:style-name="T12">ne</text:span></text:span><text:span text:style-name="Default_20_Paragraph_20_Font"><text:span text:style-name="T1">m.</text:span></text:span></text:p>
      <text:p text:style-name="P1"><text:span text:style-name="Default_20_Paragraph_20_Font"><text:span text:style-name="T1">Jam dixi et sine prima hujus sermonis partu, istam<text:line-break/>per fe hunc in modum legi posse, si spiritus intus reliu-<text:line-break/>quitur et quae deinceps scripta funt. Spiritum vero nunc<text:line-break/>intelligemus eum , qui quod naturaliter conveniat, major<text:line-break/>su, ut oratio in hunc modum fe habeat: Si in morbo<text:line-break/>aliqui sublevati temporum venas habeant non firmatas,<text:line-break/>hoc est satius distentas et non genuinus color sit , ac re-</text:span></text:span></text:p>
      <text:p text:style-name="P2"><text:span text:style-name="Default_20_Paragraph_20_Font"><text:span text:style-name="T1">siqua deinceps enarrata, istis in articulos abscessus ex-<text:line-break/>spectandus esu Quae sequuntur vere hujusmodi fiant,<text:line-break/>primum quidem hoc, arida tussis , fecundum autem illud,<text:line-break/>non ferina. Aridam tussim eam, per quam nihil exspui-<text:line-break/>tur, appellare mos esu Istud sane, ita in libro accurate<text:line-break/>composito conscriptum, auctorem aenigmatica locutione<text:line-break/>gaudere aperte demonstrat; at sibi ipsi adumbrationem<text:line-break/>quandam per commentarium scribentem nullus jure utique<text:line-break/>reprehendat; multa enim sic nobis ipsis per quasdam no-<text:line-break/>tas designare consuevimus. Forsan igitur et nunc sibi ipsi<text:line-break/>haec scripsit Hippocrates de pluribus affectibus sermonem<text:line-break/>faciens, hoc quidem loco de tussi arida in pulmonem et<text:line-break/>costarum inflammationibus : nam et haec vox, </text:span></text:span><text:span text:style-name="Default_20_Paragraph_20_Font"><text:span text:style-name="T12">spiritu</text:span></text:span><text:span text:style-name="Default_20_Paragraph_20_Font"><text:span text:style-name="T1">s,<text:line-break/>illis adstipulatur; sed superius dicta, quum de iis , quae<text:line-break/>in facie contingunt, scriberet, de febribus calidis et per-<text:line-break/>urentibus intelligenda funt; caeterum et illa de pectoris<text:line-break/>pulmonumque affectibus dicta esse possunt. Integra igitur<text:line-break/>oratio talis erit : Si diutius^ una cum antedictis tusses ari-</text:span></text:span></text:p>
      <text:p text:style-name="Normal"><text:span text:style-name="Default_20_Paragraph_20_Font"><text:span text:style-name="T14">T i</text:span></text:span></text:p>
      <text:p text:style-name="P2"><text:span text:style-name="Default_20_Paragraph_20_Font"><text:span text:style-name="T1">dae sint, abscessum in articulos exspectare convenit. Sed<text:line-break/>conditionem quandam tussibus obscuram adscribens, quae-<text:line-break/>stionem alteram excitarit, quaenam sint ferinae tusses.</text:span></text:span></text:p>
      <text:p text:style-name="Normal"><text:span text:style-name="Default_20_Paragraph_20_Font"><text:span text:style-name="T1">- Nonnulli fane lumbricos intestinorum , quum ad ostiolum<text:line-break/>. ventriculi repentes ipsum mordeant; aridas tusses excitare<text:line-break/>ajunt; quod si reve</text:span></text:span><text:span text:style-name="Default_20_Paragraph_20_Font"><text:span text:style-name="T12">r</text:span></text:span><text:span text:style-name="Default_20_Paragraph_20_Font"><text:span text:style-name="T1">a ita accidere .compertum foret, nulla<text:line-break/>prorsus quaestio esset, sed millies absque ulla tussi lumbri-<text:line-break/>cos os ventriculi infestantes vidimus. Quocirca plures ex-<text:line-break/>placatores ad alias interpretationes fe converterunt ; qui-<text:line-break/>dam hanc vocem, ferinae, de phthisicis dictam esse vo-<text:line-break/>lentes, quoniam ipsorum ungues, ut ferarum incurvantur;<text:line-break/>nonnulli de maligno morbo; in judieatoriis namque abscessi<text:line-break/>sibus, ut crudum, ita et sanabilem esse morbum oportet; .<text:line-break/>concoctus enim citra abscessum solutionem nuntiat, per-<text:line-break/>niciosus autem neque ullum jndicatorium abscessum fore<text:line-break/>promittit. At si diutius et crudus morbus perduret, ne-<text:line-break/>que malignus sit, tunc aliquem fore abscessum exfpectan-<text:line-break/>dum esu Quod autem crudus una et malignitate carens</text:span></text:span></text:p>
      <text:p text:style-name="P2"><text:span text:style-name="Default_20_Paragraph_20_Font"><text:span text:style-name="T1">diutius morbus perseverare debeat, ut abscessum fore spe-<text:line-break/>randum sit, manifeste ipsis in libro de praesagiis ita seri-<text:line-break/>fiens declaravit L Quicunque sane lolia tenuia et cruda<text:line-break/>multum temporis fecerint, sin alia perdurationis signa ad-<text:line-break/>sint, in istis abscessum ad partes intersiepto luferiores ex-<text:line-break/>spectare . oportet. Erit itaque tota oratio hujusmodi: Si<text:line-break/>aliquis pectoris aut pulmonis morbus crudus permaneat<text:line-break/>nihilque malignitatis habeat, abscessus exspectandus est.<text:line-break/>Quod crudus sit, signum est arida tussis : nam si quid ex-<text:line-break/>Tpuaut, concoctionis iudicium esu Id autem, quod ex-<text:line-break/>sipuitur, si liquidum ac tenue sit, mediocris.; si crassem,<text:line-break/>. perfectae concoctionis nota erit. Verum de his et com-<text:line-break/>m</text:span></text:span><text:span text:style-name="Default_20_Paragraph_20_Font"><text:span text:style-name="T14">o</text:span></text:span><text:span text:style-name="Default_20_Paragraph_20_Font"><text:span text:style-name="T1">ntariis librorum de ratione victus in acutis et in libris<text:line-break/>de judicationibus uberius disputatum est, neque minus<text:line-break/>etiam iu libello de quatuor morbi temporibus. Sed quod<text:line-break/>in calce hujus partis adjecit dicens, diste</text:span></text:span><text:span text:style-name="Default_20_Paragraph_20_Font"><text:span text:style-name="T14">n</text:span></text:span><text:span text:style-name="Default_20_Paragraph_20_Font"><text:span text:style-name="T1">tionum quae in<text:line-break/>ventre, plurimi quidem cum antedictis copulant, nonnulli<text:line-break/>vero et per </text:span></text:span><text:span text:style-name="Default_20_Paragraph_20_Font"><text:span text:style-name="T14">t</text:span></text:span><text:span text:style-name="Default_20_Paragraph_20_Font"><text:span text:style-name="T1">e solum propriam habere sententiam asse-</text:span></text:span></text:p>
      <text:p text:style-name="P3"><text:span text:style-name="Default_20_Paragraph_20_Font"><text:span text:style-name="T1">runt. Igitur si quidem cum antedictis coniungentes lege-<text:line-break/>rimus, ferme talis erit: Quum jam antedictis abscessum<text:line-break/>fore spectaveris, ventris distentiones praeterea conspice:<text:line-break/>ex his enim comprehendere poteris, utrum in dextram<text:line-break/>corporis partem an in sinistram morbi abscessus futurus<text:line-break/>sit: hujusmodi namque distentiones facundum ipsarum<text:line-break/>rectum situm abscessus fore nuntiant. Quod si iterum<text:line-break/>istud per fe aliquis legat , fecundum earum , quae in ven-<text:line-break/>tre fiunt, distentionum rectum situm, sententia erit:<text:line-break/>Quemadmodum in spirabilibus instrumentis quodam morbo<text:line-break/>et sanabili laborantibus abscessus fieri cernimus, et in<text:line-break/>ventris partibus incidere comperies; erunt autem et ipsi<text:line-break/>e regione passorum membrorum.</text:span></text:span></text:p>
      <text:h text:style-name="Normal" text:outline-level="4"><text:bookmark-start text:name="bookmark101"/>e . xx<text:bookmark-end text:name="bookmark101"/></text:h>
      <text:p text:style-name="P5"><text:span text:style-name="Default_20_Paragraph_20_Font"><text:span text:style-name="T12">Horu</text:span></text:span>m <text:span text:style-name="Default_20_Paragraph_20_Font"><text:span text:style-name="T12">autem pler</text:span></text:span>is<text:span text:style-name="Default_20_Paragraph_20_Font"><text:span text:style-name="T12">que qu</text:span></text:span>i <text:span text:style-name="Default_20_Paragraph_20_Font"><text:span text:style-name="T12">na</text:span></text:span>t<text:span text:style-name="Default_20_Paragraph_20_Font"><text:span text:style-name="T12">ura cand</text:span></text:span>i<text:span text:style-name="Default_20_Paragraph_20_Font"><text:span text:style-name="T12">d</text:span></text:span>i<text:span text:style-name="Default_20_Paragraph_20_Font"><text:span text:style-name="T12">or</text:span></text:span>is <text:span text:style-name="Default_20_Paragraph_20_Font"><text:span text:style-name="T12">sunt hab</text:span></text:span>i-<text:line-break/>t<text:span text:style-name="Default_20_Paragraph_20_Font"><text:span text:style-name="T12">u</text:span></text:span>s, <text:span text:style-name="Default_20_Paragraph_20_Font"><text:span text:style-name="T12">e</text:span></text:span>ti<text:span text:style-name="Default_20_Paragraph_20_Font"><text:span text:style-name="T12">am fac</text:span></text:span>i<text:span text:style-name="Default_20_Paragraph_20_Font"><text:span text:style-name="T12">e</text:span></text:span>s im<text:span text:style-name="Default_20_Paragraph_20_Font"><text:span text:style-name="T12">pensu rubet, neque sang</text:span></text:span>uis <text:span text:style-name="Default_20_Paragraph_20_Font"><text:span text:style-name="T12">ex na-<text:line-break/>ribu</text:span></text:span>s <text:span text:style-name="Default_20_Paragraph_20_Font"><text:span text:style-name="T12">aut paucu</text:span></text:span>s <text:span text:style-name="Default_20_Paragraph_20_Font"><text:span text:style-name="T12">p rosi</text:span></text:span> ai<text:span text:style-name="Default_20_Paragraph_20_Font"><text:span text:style-name="T12">t.</text:span></text:span></text:p>
      <text:p text:style-name="P2"><text:span text:style-name="Default_20_Paragraph_20_Font"><text:span text:style-name="T1">Subintelligendum plane est, ipsius in morbis facies<text:line-break/>valde rubicunda</text:span></text:span><text:span text:style-name="Default_20_Paragraph_20_Font"><text:span text:style-name="T12">e</text:span></text:span><text:span text:style-name="Default_20_Paragraph_20_Font"><text:span text:style-name="T1"> habere ac naturaliter albioris esse colo-<text:line-break/>ris; si quidem multi in morbis salubriter longis, quum<text:line-break/>futurus abscessus est, facie diu rubescunt praecipueque si<text:line-break/>fecundum aures excitari debeat. Quibus vero ita fe ha-<text:line-break/>hentibus facies ita rubescat, declaravit inquiens, hujusmodi<text:line-break/>homines albioris esse coloris v nigrioribus enim natura,<text:line-break/>etsi nunquam sanguis in facie exuberet, non tamen evi-<text:line-break/>denter apparet; at in alba corpora et in ipsa externa<text:line-break/>quum exiguum quippiam alterius coloris inciderit, statim<text:line-break/>omnibus conspicuum esu Hoc quidem ipsi adjectum esu<text:line-break/>Sed orationis continuitas talis fuerit : Istis valde rubentem<text:line-break/>faciem habentibus, quum: salubris aegritudo perdurat; per<text:line-break/>abfcessus judicationem fore sperandum est, nisi de naribus<text:line-break/>sanguinis profluvium redundantem sanguinem evacuatione<text:line-break/>praevertat, qui in aliquem articulum impetum facturus<text:line-break/>erat. At quibuscunque ita habentibus aut nihil penitus<text:line-break/>n l .</text:span></text:span></text:p>
      <text:p text:style-name="P3"><text:span text:style-name="Default_20_Paragraph_20_Font"><text:span text:style-name="T1">sanguinis aut modicum neque morbi magnitudine dignum<text:line-break/>effinxerit, hunc in modum abscessus eveniunt.</text:span></text:span></text:p>
      <text:p text:style-name="Normal"><text:span text:style-name="Default_20_Paragraph_20_Font"><text:span text:style-name="T14">. T</text:span></text:span></text:p>
      <text:p text:style-name="P60"><text:span text:style-name="Default_20_Paragraph_20_Font"><text:span text:style-name="T14">r-sum :<text:tab/></text:span></text:span>- XXI.<text:tab/>......ec . lu :</text:p>
      <text:p text:style-name="P5"><text:span text:style-name="Default_20_Paragraph_20_Font"><text:span text:style-name="T12">Et qu</text:span></text:span>i<text:span text:style-name="Default_20_Paragraph_20_Font"><text:span text:style-name="T12">dem si qu</text:span></text:span>i<text:span text:style-name="Default_20_Paragraph_20_Font"><text:span text:style-name="T12">d ex h</text:span></text:span>is <text:span text:style-name="Default_20_Paragraph_20_Font"><text:span text:style-name="T12">quae efauunt</text:span></text:span><text:span text:style-name="Default_20_Paragraph_20_Font"><text:span text:style-name="T1">, i</text:span></text:span><text:span text:style-name="Default_20_Paragraph_20_Font"><text:span text:style-name="T12">ntu</text:span></text:span>s <text:span text:style-name="Default_20_Paragraph_20_Font"><text:span text:style-name="T12">relinqua</text:span></text:span><text:span text:style-name="Default_20_Paragraph_20_Font"><text:span text:style-name="T1">t</text:span></text:span><text:span text:style-name="Default_20_Paragraph_20_Font"><text:span text:style-name="T12">ur,<text:line-break/>promptus est ad absce</text:span></text:span><text:span text:style-name="Default_20_Paragraph_20_Font"><text:span text:style-name="T1">ssem m</text:span></text:span><text:span text:style-name="Default_20_Paragraph_20_Font"><text:span text:style-name="T12">orbus.</text:span></text:span></text:p>
      <text:p text:style-name="P1"><text:span text:style-name="Default_20_Paragraph_20_Font"><text:span text:style-name="T1">Nisi ea coniunctio, 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dem</text:span></text:span><text:span text:style-name="Default_20_Paragraph_20_Font"><text:span text:style-name="T1">, scripta fuisset, perspicua<text:line-break/>narratio esset. Nam quum dixisset, faciem valde rubieun-<text:line-break/>dam habentibus pon effuso de naribus sanguine aut pauco<text:line-break/>effuso abscessus excitari , merito </text:span></text:span><text:span text:style-name="Default_20_Paragraph_20_Font"><text:span text:style-name="T12">t</text:span></text:span><text:span text:style-name="Default_20_Paragraph_20_Font"><text:span text:style-name="T1">ubjunxit , si effusio ali-<text:line-break/>quid relinquitur, ad abscessum morbus paratus esu At<text:line-break/>quoniam ea coniunctio, 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dem</text:span></text:span><text:span text:style-name="Default_20_Paragraph_20_Font"><text:span text:style-name="T1">, adsueta est, subintelligere<text:line-break/>praeterea convenit, sin autem lutus aliquid non relinqui-<text:line-break/>tui, abscessus non erit. Non solum autem lu conamen-<text:line-break/>tariis, quos sibi ipsi homines conscribunt, hujusmodi lo-<text:line-break/>curiones juvare licet, fed etiam in libris accurate scriptis,<text:line-break/>ut coniunctione </text:span></text:span><text:span text:style-name="Default_20_Paragraph_20_Font"><text:span text:style-name="T12">quide</text:span></text:span><text:span text:style-name="Default_20_Paragraph_20_Font"><text:span text:style-name="T1">m praeposita , nihil praeterea ipsi</text:span></text:span></text:p>
      <text:p text:style-name="P3"><text:span text:style-name="Default_20_Paragraph_20_Font"><text:span text:style-name="T1">respondens subjungatur. ld autem maxime Dioscoridis<text:line-break/>sectatores animadvertisse norimus: quippe qui </text:span></text:span><text:span text:style-name="Default_20_Paragraph_20_Font"><text:span text:style-name="T12">t</text:span></text:span><text:span text:style-name="Default_20_Paragraph_20_Font"><text:span text:style-name="T1">e magis<text:line-break/>quam alios grammaticae peritos esse j artant et veterem<text:line-break/>lectionem tuentur, quam omnes explanatores agnoscunt et<text:line-break/>omnes codices retinent. Aut si coniunctio </text:span></text:span><text:span text:style-name="Default_20_Paragraph_20_Font"><text:span text:style-name="T12">qu</text:span></text:span><text:span text:style-name="Default_20_Paragraph_20_Font"><text:span text:style-name="T1">i</text:span></text:span><text:span text:style-name="Default_20_Paragraph_20_Font"><text:span text:style-name="T12">dem</text:span></text:span><text:span text:style-name="Default_20_Paragraph_20_Font"><text:span text:style-name="T1"> plane<text:line-break/>supervacua vi</text:span></text:span><text:span text:style-name="Default_20_Paragraph_20_Font"><text:span text:style-name="T12">t</text:span></text:span><text:span text:style-name="Default_20_Paragraph_20_Font"><text:span text:style-name="T1">a fuisset, ipsam expungere quam in hanc<text:line-break/>vocem, </text:span></text:span><text:span text:style-name="Default_20_Paragraph_20_Font"><text:span text:style-name="T12">n</text:span></text:span><text:span text:style-name="Default_20_Paragraph_20_Font"><text:span text:style-name="T1">o</text:span></text:span><text:span text:style-name="Default_20_Paragraph_20_Font"><text:span text:style-name="T12">n</text:span></text:span><text:span text:style-name="Default_20_Paragraph_20_Font"><text:span text:style-name="T1">, convertere maluissent. Haec enim locutio,<text:line-break/>effi non effusis intus relinquitur, paratus est, </text:span></text:span><text:span text:style-name="Default_20_Paragraph_20_Font"><text:span text:style-name="T12">t</text:span></text:span><text:span text:style-name="Default_20_Paragraph_20_Font"><text:span text:style-name="T1">ecum ipsa<text:line-break/>pugnat, hac voce, intus relinquitur, ea, quae non in te-<text:line-break/>tum, fed ex parte evacuata sunt, significante; ea vero<text:line-break/>etsi non effusis , contrarium indicante , sicut et hac copiose<text:line-break/>fluxisse. Quemadmodum igitur hoc loco, lutus relinqui-<text:line-break/>tur , dicere non convenit, ita et neque ubi nihil prorsus<text:line-break/>effinxit. Nam nest de vexante humore intus relinqui<text:line-break/>dictum esse, ut nonnulli voluerunt, acceperimus, isti enim<text:line-break/>ad morbum orationem referunt,. quod in sanguinis parcis<text:line-break/>effusionibus accidere solet, haec pars, intus relinquitur,<text:line-break/>insinuat. Effuso enim sanguine, fed non quantum fatis</text:span></text:span></text:p>
      <text:p text:style-name="P3"><text:span text:style-name="Default_20_Paragraph_20_Font"><text:span text:style-name="T1">est, </text:span></text:span><text:span text:style-name="Default_20_Paragraph_20_Font"><text:span text:style-name="T5">- </text:span></text:span><text:span text:style-name="Default_20_Paragraph_20_Font"><text:span text:style-name="T1">imperfectae morborum judicationes fiunt, in quibus<text:line-break/>istud, intus relinquitur, dicere conveniens esu</text:span></text:span></text:p>
      <text:p text:style-name="Normal"><text:span text:style-name="Default_20_Paragraph_20_Font"><text:span text:style-name="T1">su -</text:span></text:span></text:p>
      <text:p text:style-name="Normal"><text:span text:style-name="Default_20_Paragraph_20_Font"><text:span text:style-name="T1">XXII.</text:span></text:span></text:p>
      <text:p text:style-name="P5"><text:span text:style-name="Default_20_Paragraph_20_Font"><text:span text:style-name="T12">Eade</text:span></text:span><text:span text:style-name="Default_20_Paragraph_20_Font"><text:span text:style-name="T1">m </text:span></text:span><text:span text:style-name="Default_20_Paragraph_20_Font"><text:span text:style-name="T12">rat</text:span></text:span><text:span text:style-name="Default_20_Paragraph_20_Font"><text:span text:style-name="T1">i</text:span></text:span><text:span text:style-name="Default_20_Paragraph_20_Font"><text:span text:style-name="T12">one si si</text:span></text:span><text:span text:style-name="Default_20_Paragraph_20_Font"><text:span text:style-name="T1">t</text:span></text:span><text:span text:style-name="Default_20_Paragraph_20_Font"><text:span text:style-name="T12">i</text:span></text:span><text:span text:style-name="Default_20_Paragraph_20_Font"><text:span text:style-name="T1">s </text:span></text:span><text:span text:style-name="Default_20_Paragraph_20_Font"><text:span text:style-name="T12">remaneat, </text:span></text:span><text:span text:style-name="Default_20_Paragraph_20_Font"><text:span text:style-name="T1">o</text:span></text:span><text:span text:style-name="Default_20_Paragraph_20_Font"><text:span text:style-name="T12">r</text:span></text:span><text:span text:style-name="Default_20_Paragraph_20_Font"><text:span text:style-name="T1">is</text:span></text:span><text:span text:style-name="Default_20_Paragraph_20_Font"><text:span text:style-name="T12">qu</text:span></text:span><text:span text:style-name="Default_20_Paragraph_20_Font"><text:span text:style-name="T1">c </text:span></text:span><text:span text:style-name="Default_20_Paragraph_20_Font"><text:span text:style-name="T12">sicc</text:span></text:span><text:span text:style-name="Default_20_Paragraph_20_Font"><text:span text:style-name="T1">it</text:span></text:span><text:span text:style-name="Default_20_Paragraph_20_Font"><text:span text:style-name="T12">a</text:span></text:span><text:span text:style-name="Default_20_Paragraph_20_Font"><text:span text:style-name="T1">s </text:span></text:span><text:span text:style-name="Default_20_Paragraph_20_Font"><text:span text:style-name="T12">et</text:span></text:span><text:span text:style-name="Default_20_Paragraph_20_Font"><text:span text:style-name="T1"> i</text:span></text:span><text:span text:style-name="Default_20_Paragraph_20_Font"><text:span text:style-name="T12">nsua-<text:line-break/>v</text:span></text:span><text:span text:style-name="Default_20_Paragraph_20_Font"><text:span text:style-name="T1">i</text:span></text:span><text:span text:style-name="Default_20_Paragraph_20_Font"><text:span text:style-name="T12">ta</text:span></text:span><text:span text:style-name="Default_20_Paragraph_20_Font"><text:span text:style-name="T1">s </text:span></text:span><text:span text:style-name="Default_20_Paragraph_20_Font"><text:span text:style-name="T12">et cib</text:span></text:span><text:span text:style-name="Default_20_Paragraph_20_Font"><text:span text:style-name="T1">i fasti</text:span></text:span><text:span text:style-name="Default_20_Paragraph_20_Font"><text:span text:style-name="T12">d</text:span></text:span><text:span text:style-name="Default_20_Paragraph_20_Font"><text:span text:style-name="T1">i</text:span></text:span><text:span text:style-name="Default_20_Paragraph_20_Font"><text:span text:style-name="T12">um.</text:span></text:span></text:p>
      <text:p text:style-name="P1"><text:span text:style-name="Default_20_Paragraph_20_Font"><text:span text:style-name="T1">Quando finita febre altera symptomata remanent,<text:line-break/>aliquid intus relinqui morbi reliquiarum dicitur. Hippo-<text:line-break/>crates igitur eorum exempli causa meminit, quae inter<text:line-break/>remanentia principatum obtinent, sitis videlicet et oris<text:line-break/>siccitatis et insuavitatis et inappetentiae, id est privatio-.<text:line-break/>nis appetitus. Quare hujusmodi ferino id, quod in ante-<text:line-break/>cedente comprehensum est, enucleat, ubi-ajehat: etsi qui-<text:line-break/>dem effusis intus relinquatur. Bifariam enim intus relin-<text:line-break/>qui intelligimus, uno quidem modo humorem morbi</text:span></text:span></text:p>
      <text:p text:style-name="P3"><text:span text:style-name="Default_20_Paragraph_20_Font"><text:span text:style-name="T1">auctorem, altero autem morbosum affectum, nunc mor-<text:line-break/>hosi affectus intus relicti signa explanat.</text:span></text:span></text:p>
      <text:p text:style-name="Normal"><text:span text:style-name="Default_20_Paragraph_20_Font"><text:span text:style-name="T1">XXIII.</text:span></text:span></text:p>
      <text:p text:style-name="P5"><text:span text:style-name="Default_20_Paragraph_20_Font"><text:span text:style-name="T1">F</text:span></text:span><text:span text:style-name="Default_20_Paragraph_20_Font"><text:span text:style-name="T12">ebre</text:span></text:span><text:span text:style-name="Default_20_Paragraph_20_Font"><text:span text:style-name="T1">s </text:span></text:span><text:span text:style-name="Default_20_Paragraph_20_Font"><text:span text:style-name="T12">aute</text:span></text:span><text:span text:style-name="Default_20_Paragraph_20_Font"><text:span text:style-name="T1">m </text:span></text:span><text:span text:style-name="Default_20_Paragraph_20_Font"><text:span text:style-name="T12">non acutae hu</text:span></text:span><text:span text:style-name="Default_20_Paragraph_20_Font"><text:span text:style-name="T1">j</text:span></text:span><text:span text:style-name="Default_20_Paragraph_20_Font"><text:span text:style-name="T12">u</text:span></text:span><text:span text:style-name="Default_20_Paragraph_20_Font"><text:span text:style-name="T1">s</text:span></text:span><text:span text:style-name="Default_20_Paragraph_20_Font"><text:span text:style-name="T12">mod</text:span></text:span><text:span text:style-name="Default_20_Paragraph_20_Font"><text:span text:style-name="T1">i </text:span></text:span><text:span text:style-name="Default_20_Paragraph_20_Font"><text:span text:style-name="T12">sunt; sed quae rever-<text:line-break/></text:span></text:span><text:span text:style-name="Default_20_Paragraph_20_Font"><text:span text:style-name="T1">sio</text:span></text:span><text:span text:style-name="Default_20_Paragraph_20_Font"><text:span text:style-name="T12">ne</text:span></text:span><text:span text:style-name="Default_20_Paragraph_20_Font"><text:span text:style-name="T1">s sari</text:span></text:span><text:span text:style-name="Default_20_Paragraph_20_Font"><text:span text:style-name="T12">unt.</text:span></text:span></text:p>
      <text:p text:style-name="P1"><text:span text:style-name="Default_20_Paragraph_20_Font"><text:span text:style-name="T1">Et hoc unum ex iis. est, quae ad futurorum abscessi<text:line-break/></text:span></text:span><text:span text:style-name="Default_20_Paragraph_20_Font"><text:span text:style-name="T12">t</text:span></text:span><text:span text:style-name="Default_20_Paragraph_20_Font"><text:span text:style-name="T1">uum praesensionem faciunt ; siquidem acutae febres cito<text:line-break/>- judicantur et per excretionem ex toto consumuntur; non<text:line-break/>acutae autem, quae revertentes nominantur et diuturnae ,<text:line-break/>funt et imperfectas solutiones habent: postea </text:span></text:span><text:span text:style-name="Default_20_Paragraph_20_Font"><text:span text:style-name="T12">t</text:span></text:span><text:span text:style-name="Default_20_Paragraph_20_Font"><text:span text:style-name="T1">urium ex-<text:line-break/>oriuntur et per fecundam lu abscessum expulsionem iute-<text:line-break/>gre solvuntur.</text:span></text:span></text:p>
      <text:p text:style-name="P61"><text:span text:style-name="Default_20_Paragraph_20_Font"><text:span text:style-name="T1">XXIV.<text:tab/>7</text:span></text:span></text:p>
      <text:p text:style-name="P5"><text:span text:style-name="Default_20_Paragraph_20_Font"><text:span text:style-name="T12">Quae post</text:span></text:span><text:span text:style-name="Default_20_Paragraph_20_Font"><text:span text:style-name="T1"> i</text:span></text:span><text:span text:style-name="Default_20_Paragraph_20_Font"><text:span text:style-name="T12">ud</text:span></text:span><text:span text:style-name="Default_20_Paragraph_20_Font"><text:span text:style-name="T1">i</text:span></text:span><text:span text:style-name="Default_20_Paragraph_20_Font"><text:span text:style-name="T12">cationem rel</text:span></text:span><text:span text:style-name="Default_20_Paragraph_20_Font"><text:span text:style-name="T1">i</text:span></text:span><text:span text:style-name="Default_20_Paragraph_20_Font"><text:span text:style-name="T12">nquun</text:span></text:span><text:span text:style-name="Default_20_Paragraph_20_Font"><text:span text:style-name="T1">t</text:span></text:span><text:span text:style-name="Default_20_Paragraph_20_Font"><text:span text:style-name="T12">ur, recid</text:span></text:span><text:span text:style-name="Default_20_Paragraph_20_Font"><text:span text:style-name="T1">i</text:span></text:span><text:span text:style-name="Default_20_Paragraph_20_Font"><text:span text:style-name="T12">va</text:span></text:span><text:span text:style-name="Default_20_Paragraph_20_Font"><text:span text:style-name="T1">s </text:span></text:span><text:span text:style-name="Default_20_Paragraph_20_Font"><text:span text:style-name="T12">facere c</text:span></text:span><text:span text:style-name="Default_20_Paragraph_20_Font"><text:span text:style-name="T1">o</text:span></text:span><text:span text:style-name="Default_20_Paragraph_20_Font"><text:span text:style-name="T12">n-<text:line-break/>sueverunt.</text:span></text:span></text:p>
      <text:p text:style-name="P2"><text:span text:style-name="Default_20_Paragraph_20_Font"><text:span text:style-name="T1">Hic idem sermo et in secundo de morbis popularibus<text:line-break/>scriptus est et post hunc alii ad eum usque , quaecunque<text:line-break/>tertianae naturam habent, quos supra declaratos .prae-<text:line-break/>terruimus.</text:span></text:span></text:p>
      <text:p text:style-name="Normal">XXV.</text:p>
      <text:p text:style-name="P1">P<text:span text:style-name="Default_20_Paragraph_20_Font"><text:span text:style-name="T12">r</text:span></text:span>i<text:span text:style-name="Default_20_Paragraph_20_Font"><text:span text:style-name="T12">mu</text:span></text:span>m <text:span text:style-name="Default_20_Paragraph_20_Font"><text:span text:style-name="T12">itaque l</text:span></text:span>i<text:span text:style-name="Default_20_Paragraph_20_Font"><text:span text:style-name="T12">enum tumore</text:span></text:span>s, <text:span text:style-name="Default_20_Paragraph_20_Font"><text:span text:style-name="T12">n</text:span></text:span>isi i<text:span text:style-name="Default_20_Paragraph_20_Font"><text:span text:style-name="T12">n ar</text:span></text:span>tic<text:span text:style-name="Default_20_Paragraph_20_Font"><text:span text:style-name="T12">ulo</text:span></text:span>s <text:span text:style-name="Default_20_Paragraph_20_Font"><text:span text:style-name="T12">desinant<text:line-break/>. vel fanguis a nar</text:span></text:span>i<text:span text:style-name="Default_20_Paragraph_20_Font"><text:span text:style-name="T12">bus profe</text:span></text:span>t<text:span text:style-name="Default_20_Paragraph_20_Font"><text:span text:style-name="T12">a</text:span></text:span>t <text:span text:style-name="Default_20_Paragraph_20_Font"><text:span text:style-name="T12">aut dextri h</text:span></text:span>y<text:span text:style-name="Default_20_Paragraph_20_Font"><text:span text:style-name="T12">poch</text:span></text:span>o<text:span text:style-name="Default_20_Paragraph_20_Font"><text:span text:style-name="T12">ndr</text:span></text:span>i<text:span text:style-name="Default_20_Paragraph_20_Font"><text:span text:style-name="T12">i<text:line-break/>c</text:span></text:span>o<text:span text:style-name="Default_20_Paragraph_20_Font"><text:span text:style-name="T12">n</text:span></text:span>t<text:span text:style-name="Default_20_Paragraph_20_Font"><text:span text:style-name="T12">ensio, n</text:span></text:span>i<text:span text:style-name="Default_20_Paragraph_20_Font"><text:span text:style-name="T12">si urinae ex</text:span></text:span>i<text:span text:style-name="Default_20_Paragraph_20_Font"><text:span text:style-name="T12">er</text:span></text:span>i<text:span text:style-name="Default_20_Paragraph_20_Font"><text:span text:style-name="T12">nt et v</text:span></text:span>i<text:span text:style-name="Default_20_Paragraph_20_Font"><text:span text:style-name="T12">as sib</text:span></text:span>i <text:span text:style-name="Default_20_Paragraph_20_Font"><text:span text:style-name="T12">secernat. .fusa<text:line-break/>namque utroru</text:span></text:span>m<text:span text:style-name="Default_20_Paragraph_20_Font"><text:span text:style-name="T12">que</text:span></text:span> i<text:span text:style-name="Default_20_Paragraph_20_Font"><text:span text:style-name="T12">ntercept</text:span></text:span>i<text:span text:style-name="Default_20_Paragraph_20_Font"><text:span text:style-name="T12">o horu</text:span></text:span>m <text:span text:style-name="Default_20_Paragraph_20_Font"><text:span text:style-name="T12">sure quodam re-<text:line-break/>c</text:span></text:span>i<text:span text:style-name="Default_20_Paragraph_20_Font"><text:span text:style-name="T12">d</text:span></text:span>i<text:span text:style-name="Default_20_Paragraph_20_Font"><text:span text:style-name="T12">va</text:span></text:span>s <text:span text:style-name="Default_20_Paragraph_20_Font"><text:span text:style-name="T12">fac</text:span></text:span>i<text:span text:style-name="Default_20_Paragraph_20_Font"><text:span text:style-name="T12">et. </text:span></text:span>I<text:span text:style-name="Default_20_Paragraph_20_Font"><text:span text:style-name="T12">n</text:span></text:span> i<text:span text:style-name="Default_20_Paragraph_20_Font"><text:span text:style-name="T12">g</text:span></text:span>it<text:span text:style-name="Default_20_Paragraph_20_Font"><text:span text:style-name="T12">ur absuestus procurare c</text:span></text:span>o<text:span text:style-name="Default_20_Paragraph_20_Font"><text:span text:style-name="T12">nven</text:span></text:span>i<text:span text:style-name="Default_20_Paragraph_20_Font"><text:span text:style-name="T12">t,<text:line-break/>si non stant; qu</text:span></text:span>i <text:span text:style-name="Default_20_Paragraph_20_Font"><text:span text:style-name="T12">vero su</text:span></text:span>m<text:span text:style-name="Default_20_Paragraph_20_Font"><text:span text:style-name="T12">siunt, decl</text:span></text:span>i<text:span text:style-name="Default_20_Paragraph_20_Font"><text:span text:style-name="T12">nare, e</text:span></text:span>os <text:span text:style-name="Default_20_Paragraph_20_Font"><text:span text:style-name="T12">autem,<text:line-break/>. qu</text:span></text:span>i, <text:span text:style-name="Default_20_Paragraph_20_Font"><text:span text:style-name="T12">quales et qua</text:span></text:span> o<text:span text:style-name="Default_20_Paragraph_20_Font"><text:span text:style-name="T12">por</text:span></text:span>t<text:span text:style-name="Default_20_Paragraph_20_Font"><text:span text:style-name="T12">et prod</text:span></text:span>i<text:span text:style-name="Default_20_Paragraph_20_Font"><text:span text:style-name="T12">erunt, rec</text:span></text:span>i<text:span text:style-name="Default_20_Paragraph_20_Font"><text:span text:style-name="T12">pere. Qui<text:line-break/>vero non sutis prodeunt, e</text:span></text:span>os fur<text:span text:style-name="Default_20_Paragraph_20_Font"><text:span text:style-name="T12">are decet; al</text:span></text:span>i<text:span text:style-name="Default_20_Paragraph_20_Font"><text:span text:style-name="T12">os ver</text:span></text:span>o<text:line-break/><text:span text:style-name="Default_20_Paragraph_20_Font"><text:span text:style-name="T12">prorsu</text:span></text:span>s i<text:span text:style-name="Default_20_Paragraph_20_Font"><text:span text:style-name="T12">nu</text:span></text:span>ti<text:span text:style-name="Default_20_Paragraph_20_Font"><text:span text:style-name="T12">le</text:span></text:span>s <text:span text:style-name="Default_20_Paragraph_20_Font"><text:span text:style-name="T12">adver</text:span></text:span>t<text:span text:style-name="Default_20_Paragraph_20_Font"><text:span text:style-name="T12">ere et</text:span></text:span> m<text:span text:style-name="Default_20_Paragraph_20_Font"><text:span text:style-name="T12">ax</text:span></text:span>i<text:span text:style-name="Default_20_Paragraph_20_Font"><text:span text:style-name="T12">me qui satur</text:span></text:span>i <text:span text:style-name="Default_20_Paragraph_20_Font"><text:span text:style-name="T12">sun</text:span></text:span>t,<text:line-break/><text:span text:style-name="Default_20_Paragraph_20_Font"><text:span text:style-name="T12">al</text:span></text:span>io<text:span text:style-name="Default_20_Paragraph_20_Font"><text:span text:style-name="T12">qu</text:span></text:span>i <text:span text:style-name="Default_20_Paragraph_20_Font"><text:span text:style-name="T12">quum recen</text:span></text:span>s <text:span text:style-name="Default_20_Paragraph_20_Font"><text:span text:style-name="T12">coeper</text:span></text:span>i<text:span text:style-name="Default_20_Paragraph_20_Font"><text:span text:style-name="T12">nt.</text:span></text:span></text:p>
      <text:p text:style-name="P3"><text:span text:style-name="Default_20_Paragraph_20_Font"><text:span text:style-name="T1">XXVI.</text:span></text:span></text:p>
      <text:p text:style-name="P5"><text:span text:style-name="Default_20_Paragraph_20_Font"><text:span text:style-name="T12">Quaecunque ter</text:span></text:span><text:span text:style-name="Default_20_Paragraph_20_Font"><text:span text:style-name="T1">t</text:span></text:span><text:span text:style-name="Default_20_Paragraph_20_Font"><text:span text:style-name="T12">ianae .naturam habent, his n</text:span></text:span><text:span text:style-name="Default_20_Paragraph_20_Font"><text:span text:style-name="T1">o</text:span></text:span><text:span text:style-name="Default_20_Paragraph_20_Font"><text:span text:style-name="T12">x ante ac-<text:line-break/>cessi</text:span></text:span><text:span text:style-name="Default_20_Paragraph_20_Font"><text:span text:style-name="T1">o</text:span></text:span><text:span text:style-name="Default_20_Paragraph_20_Font"><text:span text:style-name="T12">nem</text:span></text:span><text:span text:style-name="Default_20_Paragraph_20_Font"><text:span text:style-name="T1"> m</text:span></text:span><text:span text:style-name="Default_20_Paragraph_20_Font"><text:span text:style-name="T12">olesta est.</text:span></text:span></text:p>
      <text:p text:style-name="P1"><text:span text:style-name="Default_20_Paragraph_20_Font"><text:span text:style-name="T1">Quasnam febres tertianae naturam habentes intelligat,<text:line-break/>- explanatum fuit, femitertianas videlicet et extensas ter-<text:line-break/>tianas. In- uno enim solo recentiores medici concordant<text:line-break/>tum praedicta vocabula enucleant, in exquisitis scilicet<text:line-break/>tertianis, quod intra duodecim horarum .spatium tertianae<text:line-break/>exacerbatio conscribitur, reliquae autem horae febre va-<text:line-break/>cant, de me.thodicorum namque menstruoso semitertiana-<text:line-break/>rum nominis , abusu neque ulla mentio facienda esu At<text:line-break/>si exquisita tertiana minorem quam duodecim horarum<text:line-break/>accessionem habet, cujus accessio quintedecim horarum<text:line-break/>[patio continetur, ea tertiana simpliciter absque ulla ad-<text:line-break/>jectione vocabitur, ac si quis accuratius loqui velit, ter-<text:line-break/>tiana non exquisita. Atqui si ipse Hippocrates pronun-<text:line-break/>ciavit: Febres, quaecunque non intermittentes tertio quo-</text:span></text:span></text:p>
      <text:p text:style-name="P3"><text:span text:style-name="Default_20_Paragraph_20_Font"><text:span text:style-name="T1">que die vehementiores evadunt, omnes malae; quocunque<text:line-break/>autem modo intermittant, nullum instare periculum signum<text:line-break/>est, omnes tertio quoque die exacerbatae, in integritatem<text:line-break/>autem desinentes, discrimine vacabunt. Quod si mentem<text:line-break/>Hippocratis loquentes has discrimine- vacare dixerimus,<text:line-break/>femitertianam vero ipse non sine discrimine esse cognovit,<text:line-break/>ex intermittentium numero febris ista non fuerit.; sied fe-<text:line-break/>bres , quarum integritatis tempus non brevius horis viginti<text:line-break/>quatuor est, omnes simpliciter tertianae vocabuntur; qui-<text:line-break/>bus vero integritatis intervallum hoc tempore brevius est,<text:line-break/>exacerbationes vero longiores, istae protensae tertianae<text:line-break/>dicuntur. . Verum quum quatuor omnia intervalla sint,<text:line-break/>omnino ad tria usque perve</text:span></text:span><text:span text:style-name="Default_20_Paragraph_20_Font"><text:span text:style-name="T12">n</text:span></text:span><text:span text:style-name="Default_20_Paragraph_20_Font"><text:span text:style-name="T1">iunt fecundum eum, qui ter-<text:line-break/>tio quoque die fit, circuitum. Duo namque dies duae-<text:line-break/>que noctes inter duas accessiones interponuntur in omni-<text:line-break/>bus, quam tertio quoque die exacerbantur; raro autem<text:line-break/>febrem ultra tria intervalla exacerbatam et ad integrita-<text:line-break/>tem finientem reperies, quam Agathinus magnam sentitur-</text:span></text:span></text:p>
      <text:p text:style-name="P3"><text:span text:style-name="Default_20_Paragraph_20_Font"><text:span text:style-name="T1">tianam appellare consuevit, quemadmodum illam mediam,<text:line-break/>cujus accessionis integritatisque tempora aequalia sunt,<text:line-break/>cujus accessionis tempus brevitrs est et cui intra quatuor<text:line-break/>et viginti horarum spatium accessionis tempus concluditur,<text:line-break/>hunc parvam femitertianam vocat, quare neque tertianam<text:line-break/>neque protensam tertianam unquam -nominat. Nam si<text:line-break/>exacta tertiana duodecim horas non superat, has autem<text:line-break/>superans illico longa tertiana est, nulla erit tertiana sim-<text:line-break/>pliciter: adhuc vero magis, neque extensa tertiana, qui-<text:line-break/>bus haud politia, neque exactam tertianam nominare ne-<text:line-break/>cesse suerit; quum nulla enim sit non exacta, autectio<text:line-break/>haec vana erit. Quonam igitur pacto exquisitam tertianam<text:line-break/>Hippocrates appellare consuevit , quum tertianam simpli-<text:line-break/>niter appellare liceret, si quidem ea stola tertiana est, quae<text:line-break/>duodecim horis breviorem accessionem habet? Constat<text:line-break/>igitur hanc ab eo exquisitam tertianam esse vocatam, ad-<text:line-break/>huc magis eam, quae et alias </text:span></text:span><text:span text:style-name="Default_20_Paragraph_20_Font"><text:span text:style-name="T14">n</text:span></text:span><text:span text:style-name="Default_20_Paragraph_20_Font"><text:span text:style-name="T1">otas a nobis in eommen-<text:line-break/>tariis de judicationibus feriptas habeat; simpliciter vero</text:span></text:span></text:p>
      <text:p text:style-name="P3"><text:span text:style-name="Default_20_Paragraph_20_Font"><text:span text:style-name="T1">i</text:span></text:span></text:p>
      <text:p text:style-name="Normal"><text:span text:style-name="Default_20_Paragraph_20_Font"><text:span text:style-name="T1">tertianam ultra duodecim horas extensam accessionem ha-<text:line-break/>beutem; quod si quatuor et viginti horas excesserit, ter-<text:line-break/>tianam longam aut extensam hanc appellabimus. Quae<text:line-break/>vero ultra tria intervalla exacerbationem producat, faro<text:line-break/>in vocatam integritatem desinere invenietur; verum neque<text:line-break/>femitertianam statim istam vocabimus, si neque repetitio-<text:line-break/>nes horridas faciat, neque altero die accessionem alteram<text:line-break/>sine repetitione habeat; hanc quidem . femitertianam ap-<text:line-break/>pellabimus. Sed si qua febris tertio quoque die exacer-<text:line-break/>hesur , neque per minimum intervallum ita mitescat, ut<text:line-break/>in eo febricitans prope sinceram integritatem esse videa-<text:line-break/>tur, hanc acutam febrem nominabimus id ipfum, quod<text:line-break/>est de ipfa dicentes, quod videlicet tertio die exacerba-<text:line-break/>turi Sola igitur adhuc ex his, quae tertio die exaspe-<text:line-break/>rautur, tritaeophyes , hoc est tertianae naturam sapiens,<text:line-break/>nominabitur, quae ferme in integritatem remittitur. Si-<text:line-break/>quis vero et alias omnes acutas febres, quaecunque al-<text:line-break/>ternis diebus irritantur, tritaeophyes nominare velit, for-</text:span></text:span></text:p>
      <text:p text:style-name="P3"><text:span text:style-name="Default_20_Paragraph_20_Font"><text:span text:style-name="T1">Ian et ipsis non sine ratione in hanc sententiam , descen-<text:line-break/>dissis videbitur; non tamen quampiam ex febribus in in- -<text:line-break/>tegri talem desinentibus ab Hippocrate femitertianam vocari<text:line-break/>concedemus: istae namque securaefunt, semitertiana vero<text:line-break/>periculosa; inter quas tritaeophyes appellatae medice sunt,<text:line-break/>quas noctem ante accessionem molestam habere dicit : pror-<text:line-break/>rus enim hoc ipsis proprium. est; extensu vero tertianis<text:line-break/>non omnibus. Caeterum , ut ne molestia afficiar saepius<text:line-break/>de . femitertiauae significato scribens interrogantibusque<text:line-break/>respondens, unum hac de re libellum separatim compo</text:span></text:span><text:span text:style-name="Default_20_Paragraph_20_Font"><text:span text:style-name="T12">t</text:span></text:span><text:span text:style-name="Default_20_Paragraph_20_Font"><text:span text:style-name="T1">or.<text:line-break/>In libris </text:span></text:span><text:span text:style-name="Default_20_Paragraph_20_Font"><text:span text:style-name="T12">t</text:span></text:span><text:span text:style-name="Default_20_Paragraph_20_Font"><text:span text:style-name="T1">ane .aphorismorum nullam de febribus, tritaeo-<text:line-break/>phyes, quae vocantur, mentionem Hippocrates faciens<text:line-break/>absolute dixit r Quibuscunque indicatio. fit, sus nox mole-<text:line-break/>sta, quae ante accessionem; subsequens autem , tolerabilior<text:line-break/>plerumque. .Judicationem vero aliqui eam intellexerunt,<text:line-break/>in qua repentina quaedam atque insignis mutatio fit it ali-,<text:line-break/>qui simpliciter accessionem significari voluerunt. ln. omni-<text:line-break/>bus autem ferme tertio .quoque die accessionem habentibus</text:span></text:span></text:p>
      <text:p text:style-name="P3"><text:span text:style-name="Default_20_Paragraph_20_Font"><text:span text:style-name="T1">febribus, praeter exquisitas tertianas nox rnte accessio<text:line-break/>nem reve</text:span></text:span><text:span text:style-name="Default_20_Paragraph_20_Font"><text:span text:style-name="T12">r</text:span></text:span><text:span text:style-name="Default_20_Paragraph_20_Font"><text:span text:style-name="T1">a molesta esse felat. Quod si et in exactis ter-<text:line-break/>alanis id nonnunquam eveniat , judieationem sequenti die<text:line-break/>futuram portendit potissimumque si et reliqua futurae ju.<text:line-break/>dicationis ludicra consentiant,</text:span></text:span></text:p>
      <text:p text:style-name="Normal"><text:span text:style-name="Default_20_Paragraph_20_Font"><text:span text:style-name="T17">ni - . t.</text:span></text:span><text:span text:style-name="Default_20_Paragraph_20_Font"><text:span text:style-name="T12"> - . .</text:span></text:span></text:p>
      <text:p text:style-name="P1"><text:span text:style-name="Default_20_Paragraph_20_Font"><text:span text:style-name="T12">. T : </text:span></text:span><text:span text:style-name="Default_20_Paragraph_20_Font"><text:span text:style-name="T1">.f .XXVII. </text:span></text:span><text:span text:style-name="Default_20_Paragraph_20_Font"><text:span text:style-name="T12">r</text:span></text:span><text:span text:style-name="Default_20_Paragraph_20_Font"><text:span text:style-name="T1"> L; ...... . . -</text:span></text:span><text:span text:style-name="Default_20_Paragraph_20_Font"><text:span text:style-name="T14">i.<text:line-break/></text:span></text:span><text:span text:style-name="Default_20_Paragraph_20_Font"><text:span text:style-name="T1">T</text:span></text:span><text:span text:style-name="Default_20_Paragraph_20_Font"><text:span text:style-name="T12">utes ar</text:span></text:span><text:span text:style-name="Default_20_Paragraph_20_Font"><text:span text:style-name="T1">i</text:span></text:span><text:span text:style-name="Default_20_Paragraph_20_Font"><text:span text:style-name="T12">dae parum</text:span></text:span><text:span text:style-name="Default_20_Paragraph_20_Font"><text:span text:style-name="T1"> i</text:span></text:span><text:span text:style-name="Default_20_Paragraph_20_Font"><text:span text:style-name="T12">rr</text:span></text:span><text:span text:style-name="Default_20_Paragraph_20_Font"><text:span text:style-name="T1">i</text:span></text:span><text:span text:style-name="Default_20_Paragraph_20_Font"><text:span text:style-name="T12">tan</text:span></text:span><text:span text:style-name="Default_20_Paragraph_20_Font"><text:span text:style-name="T1">t</text:span></text:span><text:span text:style-name="Default_20_Paragraph_20_Font"><text:span text:style-name="T12">es</text:span></text:span><text:span text:style-name="Default_20_Paragraph_20_Font"><text:span text:style-name="T1"> i</text:span></text:span><text:span text:style-name="Default_20_Paragraph_20_Font"><text:span text:style-name="T12">n scbribus ardent</text:span></text:span>i<text:span text:style-name="Default_20_Paragraph_20_Font"><text:span text:style-name="T12">bus, etsi<text:line-break/>, n</text:span></text:span><text:span text:style-name="Default_20_Paragraph_20_Font"><text:span text:style-name="T1">o</text:span></text:span><text:span text:style-name="Default_20_Paragraph_20_Font"><text:span text:style-name="T12">n secundu</text:span></text:span><text:span text:style-name="Default_20_Paragraph_20_Font"><text:span text:style-name="T1">m p</text:span></text:span><text:span text:style-name="Default_20_Paragraph_20_Font"><text:span text:style-name="T12">r</text:span></text:span><text:span text:style-name="Default_20_Paragraph_20_Font"><text:span text:style-name="T1">o</text:span></text:span><text:span text:style-name="Default_20_Paragraph_20_Font"><text:span text:style-name="T12">portione</text:span></text:span><text:span text:style-name="Default_20_Paragraph_20_Font"><text:span text:style-name="T1">m </text:span></text:span><text:span text:style-name="Default_20_Paragraph_20_Font"><text:span text:style-name="T12">siticulosae, neque linguae<text:line-break/></text:span></text:span><text:span text:style-name="Default_20_Paragraph_20_Font"><text:span text:style-name="T1">s</text:span></text:span><text:span text:style-name="Default_20_Paragraph_20_Font"><text:span text:style-name="T12">alde torrefac</text:span></text:span><text:span text:style-name="Default_20_Paragraph_20_Font"><text:span text:style-name="T1">t</text:span></text:span><text:span text:style-name="Default_20_Paragraph_20_Font"><text:span text:style-name="T12">ae,non sermo, sed sp</text:span></text:span><text:span text:style-name="Default_20_Paragraph_20_Font"><text:span text:style-name="T1">i</text:span></text:span><text:span text:style-name="Default_20_Paragraph_20_Font"><text:span text:style-name="T12">ritu-; c</text:span></text:span><text:span text:style-name="Default_20_Paragraph_20_Font"><text:span text:style-name="T1">o</text:span></text:span><text:span text:style-name="Default_20_Paragraph_20_Font"><text:span text:style-name="T12">nstat au-<text:line-break/></text:span></text:span><text:span text:style-name="Default_20_Paragraph_20_Font"><text:span text:style-name="T1">r</text:span></text:span><text:span text:style-name="Default_20_Paragraph_20_Font"><text:span text:style-name="T12">em</text:span></text:span><text:span text:style-name="Default_20_Paragraph_20_Font"><text:span text:style-name="T1">t. </text:span></text:span><text:span text:style-name="Default_20_Paragraph_20_Font"><text:span text:style-name="T12">Quand</text:span></text:span><text:span text:style-name="Default_20_Paragraph_20_Font"><text:span text:style-name="T1">o </text:span></text:span><text:span text:style-name="Default_20_Paragraph_20_Font"><text:span text:style-name="T12">en</text:span></text:span><text:span text:style-name="Default_20_Paragraph_20_Font"><text:span text:style-name="T1">im </text:span></text:span><text:span text:style-name="Default_20_Paragraph_20_Font"><text:span text:style-name="T12">loquuntur aut o</text:span></text:span><text:span text:style-name="Default_20_Paragraph_20_Font"><text:span text:style-name="T1">r </text:span></text:span><text:span text:style-name="Default_20_Paragraph_20_Font"><text:span text:style-name="T12">h</text:span></text:span><text:span text:style-name="Default_20_Paragraph_20_Font"><text:span text:style-name="T1">i</text:span></text:span><text:span text:style-name="Default_20_Paragraph_20_Font"><text:span text:style-name="T12">at, tunc</text:span></text:span><text:span text:style-name="Default_20_Paragraph_20_Font"><text:span text:style-name="T1"> m/</text:span></text:span><text:span text:style-name="Default_20_Paragraph_20_Font"><text:span text:style-name="T12">siunt,<text:line-break/>Quand</text:span></text:span><text:span text:style-name="Default_20_Paragraph_20_Font"><text:span text:style-name="T1">o </text:span></text:span><text:span text:style-name="Default_20_Paragraph_20_Font"><text:span text:style-name="T12">non loq</text:span></text:span><text:span text:style-name="Default_20_Paragraph_20_Font"><text:span text:style-name="T1">u</text:span></text:span><text:span text:style-name="Default_20_Paragraph_20_Font"><text:span text:style-name="T12">untur , neque h</text:span></text:span><text:span text:style-name="Default_20_Paragraph_20_Font"><text:span text:style-name="T1">i</text:span></text:span><text:span text:style-name="Default_20_Paragraph_20_Font"><text:span text:style-name="T12">ant; non</text:span></text:span><text:span text:style-name="Default_20_Paragraph_20_Font"><text:span text:style-name="T1"> t</text:span></text:span><text:span text:style-name="Default_20_Paragraph_20_Font"><text:span text:style-name="T12">u/stun</text:span></text:span><text:span text:style-name="Default_20_Paragraph_20_Font"><text:span text:style-name="T1">l; </text:span></text:span><text:span text:style-name="Default_20_Paragraph_20_Font"><text:span text:style-name="T12">h</text:span></text:span><text:span text:style-name="Default_20_Paragraph_20_Font"><text:span text:style-name="T1">o</text:span></text:span><text:span text:style-name="Default_20_Paragraph_20_Font"><text:span text:style-name="T12">c<text:line-break/>. vero</text:span></text:span><text:span text:style-name="Default_20_Paragraph_20_Font"><text:span text:style-name="T1"> i</text:span></text:span><text:span text:style-name="Default_20_Paragraph_20_Font"><text:span text:style-name="T12">n scbribu</text:span></text:span><text:span text:style-name="Default_20_Paragraph_20_Font"><text:span text:style-name="T1">s </text:span></text:span><text:span text:style-name="Default_20_Paragraph_20_Font"><text:span text:style-name="T12">laboriosi</text:span></text:span><text:span text:style-name="Default_20_Paragraph_20_Font"><text:span text:style-name="T1">s </text:span></text:span><text:span text:style-name="Default_20_Paragraph_20_Font"><text:span text:style-name="T12">ma</text:span></text:span><text:span text:style-name="Default_20_Paragraph_20_Font"><text:span text:style-name="T1">r</text:span></text:span><text:span text:style-name="Default_20_Paragraph_20_Font"><text:span text:style-name="T12">t</text:span></text:span><text:span text:style-name="Default_20_Paragraph_20_Font"><text:span text:style-name="T1">i</text:span></text:span><text:span text:style-name="Default_20_Paragraph_20_Font"><text:span text:style-name="T12">ne even</text:span></text:span><text:span text:style-name="Default_20_Paragraph_20_Font"><text:span text:style-name="T1">i</text:span></text:span><text:span text:style-name="Default_20_Paragraph_20_Font"><text:span text:style-name="T12">t. .</text:span></text:span></text:p>
      <text:p text:style-name="P1"><text:span text:style-name="Default_20_Paragraph_20_Font"><text:span text:style-name="T1">Et in aphorismis de iisdem hoc pactu scripsit: quos-<text:line-break/>cunque diutius tusses aridae parum irritant in febribus arti<text:line-break/>dentibus, non admodum sitienl osi sunt.. Id igitur non ad-<text:line-break/>modum siticuloti id significat, quod son fecundum per.</text:span></text:span></text:p>
      <text:p text:style-name="P2"><text:span text:style-name="Default_20_Paragraph_20_Font"><text:span text:style-name="T1">portionem siticulosa In ardentibus namque febribus sine<text:line-break/>arida tussi magnopere sitiunt; quod si tussis arida accedat,<text:line-break/>siti quidem carere non possunt, fed ip</text:span></text:span><text:span text:style-name="Default_20_Paragraph_20_Font"><text:span text:style-name="T12">s</text:span></text:span><text:span text:style-name="Default_20_Paragraph_20_Font"><text:span text:style-name="T1">orum sitis acrimo-<text:line-break/>nia retunditur, ut aliquantum plane, fed non fecundum<text:line-break/>febris magnitudinem sitiant. Illud autem, parum irritan-<text:line-break/>tes tusses excitari, non frustra adlicitur: nam vehementes<text:line-break/>si fiant, pectoris pulmonisque partes calefaciunt, atque<text:line-break/>inde febrem sititnque adaugent,. ac si pusillae tusses sint<text:line-break/>. et per longiora intervalla excitentur, tantisper membra<text:line-break/>commovent, dum in ipfa humor aliquis delabatur, atque .<text:line-break/>ita evenit neque tusses vehementer agitare , neque febrem<text:line-break/>accendere, humoreque particulas irrigare , ad ipsius modica<text:line-break/>tussi commotas defluente,- propter quem laborantes minus<text:line-break/>siticulosi reddentur. Siccis autem tussibus ex aliqua: etiam<text:line-break/>morbi malignitate nascentibus, quam deinceps qualisnam<text:line-break/>sit dicam, ab eis has, de quibus tunc loquitur, distiti-<text:line-break/>guens, ait, non ferino, </text:span></text:span><text:span text:style-name="Default_20_Paragraph_20_Font"><text:span text:style-name="T12">t</text:span></text:span><text:span text:style-name="Default_20_Paragraph_20_Font"><text:span text:style-name="T1">est fpiritu; Aliqui vero simpli-</text:span></text:span></text:p>
      <text:p text:style-name="P3"><text:span text:style-name="Default_20_Paragraph_20_Font"><text:span text:style-name="T1">citer ipsum omnem malignitatem, ferinum, vocare urbi-<text:line-break/>luantur; fedalii quidem phthisim quoniam curvescentibus<text:line-break/>unguibus feris, quantum ad hoc attinet , similes esse vr-<text:line-break/>dentur; alii vero, cum in os ventriculi lumbrici adfceu-<text:line-break/>derint, tunc ipsius tusses excitare ajunt, neque tamen ra-<text:line-break/>tione hoc, neque experientia demonstrare possunt. Feri-<text:line-break/>num igitur satius est malignum intelligere, sive .ex capite<text:line-break/>humore destillante, sive ex alienius fpirabilium viscerum<text:line-break/>ulcere, sive ex aliquo in iisdem orto abscessu, sive ob ea,<text:line-break/>quae vocantur empyemata , tussia</text:span></text:span><text:span text:style-name="Default_20_Paragraph_20_Font"><text:span text:style-name="T12">n</text:span></text:span><text:span text:style-name="Default_20_Paragraph_20_Font"><text:span text:style-name="T1">t ; aliae vero tusses sunt<text:line-break/>ab eis diverfae . . . . . . , quae malignae non funt aut ex<text:line-break/>instrumentorum spicabilium intemperie aut faucium arte-<text:line-break/>riaeve asperitate obortae, nonnunquam etiam ex alimen-<text:line-break/>tis potionibusve exasperantibus, alias vero et ex ambientis<text:line-break/>aeris qualitate concitatae. In aphorismis enim ipfie fcri-<text:line-break/>psit: si vero aquilonia tempestas suerit, tusses, fauces,<text:line-break/>ventres duri, difficultates urinae, horridi, dolores costa-</text:span></text:span></text:p>
      <text:p text:style-name="P3"><text:span text:style-name="Default_20_Paragraph_20_Font"><text:span text:style-name="T1">rnm , pectorum. Aer namque admodum frigidus inspira-<text:line-break/>tus interdum faucium asperaeque arteriae loca exasperat<text:line-break/>atque refrigerat, nonnunquam et toti pulmoni pectorique<text:line-break/>intemperiem affert, saepius vero et ambo haec contingunt<text:line-break/>modiceque ex his arida tussicula vexantur. Quod haec<text:line-break/>ita fe habeant ,. signum est, ipsius cum spiritum attrahunt,<text:line-break/>ad tussim provocari, cum multus simul aer ipsis loquen-<text:line-break/>tibus et hiantibus et ore spiritum ducentibus intraverit,<text:line-break/>fed cum per nares attrahunt et aerem externum quispiam<text:line-break/>in aedibus ipsurum calefecerit, tunc aut omnino parum<text:line-break/>aut nequaquam tussiunt. - Quocirca etnb nares quidam<text:line-break/>panniculum ponentes, ita inspirant, exacerbari tussim ex-<text:line-break/>perti, cum aer externus frigidus multus simul membris<text:line-break/>prius refrigeratis atque exasperatis obvius fiat. Maxime<text:line-break/>autem laboriosis febribus id accidere inquit; quas autem<text:line-break/>laboriosas febres vocet , ignotum est, num eas quae ex<text:line-break/>vehementibus motionibus accenduntur, an eas quae [ponte</text:span></text:span></text:p>
      <text:p text:style-name="P2"><text:span text:style-name="Default_20_Paragraph_20_Font"><text:span text:style-name="T1">lassitudinis sensum inferentes exoriuntur: hujusmodi sane<text:line-break/>differentias nullus fere aut nostrae tempestatis medicus aut<text:line-break/>antiquus observet, etsi exemplum Hippocratis habeant,<text:line-break/>quam imitari eos deceret, qui veritatem ipsam propter fe,<text:line-break/>non gloriae aut lucri causa consequi student. Ego vero,<text:line-break/>quod dictum est, experientia examinare satius esse ani-<text:line-break/>madverti. Laboriosis quidem febribus ab externis fatiga-<text:line-break/>tiouibus artis hujusmodi tussiculae accidere conspexi; aliis<text:line-break/>vero non omnino. Quin et ipsis febribus ab externis<text:line-break/>laboribus ortis non simpliciter, sed per frigus aut vehe-<text:line-break/>- mentem aestum et maxime in via pulverulenta laboranti-<text:line-break/>bus. Quamobrem et ex accidente quodam potius, quam<text:line-break/>ex laboriuso affectu tussire mihi videbantur. Nam pro-<text:line-break/>pterea, quod faucium loca, ob frigus, ut dixi, aut pus-<text:line-break/>verem aut immodicam ariditatem ipsis ab aere circumfuso<text:line-break/>genitam exasperata sint, ad haec etiam propter ipsorum<text:line-break/>instrumentorum intemperiem isti tussi divexentur : siqui-<text:line-break/>dem et propter intemperiem tusses existere alibi didicistis.</text:span></text:span></text:p>
      <text:h text:style-name="P104" text:outline-level="4"><text:bookmark-start text:name="bookmark103"/>XXVIII.<text:bookmark-end text:name="bookmark103"/></text:h>
      <text:p text:style-name="P5">N<text:span text:style-name="Default_20_Paragraph_20_Font"><text:span text:style-name="T14">ihil contemnere, nihil temere.<text:line-break/></text:span></text:span>x</text:p>
      <text:p text:style-name="P1">Id quidem et ipsum per fe dictum et scriptum nullo<text:line-break/>alio ex praedictis aut ex subsequentibus indiget ut intel-<text:line-break/>ligatur aut ipsi fides adhibeatur; hoc vero Ioco omnino<text:line-break/>apposite ad id, de quo agitur, haec sententia colIocata est.<text:line-break/>Hujusmodi namque praecepta plerisque exigua, vilia nullo-<text:line-break/>que pretio digna videntur, atque propterea ab ipsis con-<text:line-break/>temnuntur, ut neque ratione neque experientia harum<text:line-break/>rerum naturam contemplentur. Quemadmodum vero, quod<text:line-break/>nihil despicere oporteat, praedictus sermo exemplum est,<text:line-break/>ita etiam quod nihil temere, nihil inconsiderate assirinan-<text:line-break/>dum fit, ut ego ipse in oratione, quae ante hanc est et<text:line-break/>in aliis omnibus feci. Neque id in Hippocratis solum<text:line-break/>scriptis, sed et in aliis omnibus antiquorum libris obserVo,<text:line-break/>ut non temere, quae quisque ipforum dixerit, approbem;<text:line-break/>sed experientia et ratione, verumne an falsum fit, quod</text:p>
      <text:p text:style-name="P3">scripserunt, examino, At qui fe unius auctoriS doctri-<text:line-break/>nae veluti servos aut libertinos addixerunt, simul atque<text:line-break/>ab eo scriptum aliquod invenerunt, inconfiderate ac te-<text:line-break/>mere credunt. Ut in hoc dicto maxime laboriosis sebri-<text:line-break/>bus aridas tusses excitari, neque in quibus laboriosis id<text:line-break/>fieret, quaesiverunt: numquid ab fatigationibus et externa<text:line-break/>Vexatione, an et citra haec eundem affectum habentibus,<text:line-break/>neque utrum simpliciter, an ex accidenti lassitudo ipsis<text:line-break/>evenerit. Quod vero in his, id etiam in aliis infinitis<text:line-break/>contingere sciatis et ipfis, qui libros conscripserunt et iis,<text:line-break/>qui eos interpretati sunt et adhuc multo magis illis me-<text:line-break/>dicis, qui quotidie in civitatibus circumcursant, sola ir-<text:line-break/>rationabili exercitatione utentes. Multa enim isti velut<text:line-break/>exigua despiciunt, nescientes multis interdum exiguis con-<text:line-break/>junctis unam ex ipsis summam haud contemnendam in-<text:line-break/>tegrari , temereque alicuius viri scriptis assentiunt, cui<text:line-break/>ipse su ipsum unuSquisque servum tradiderit. S<text:span text:style-name="Default_20_Paragraph_20_Font"><text:span text:style-name="T14">i</text:span></text:span>n autem</text:p>
      <text:p text:style-name="P3">quiS id non fecerit, at alio Certe modo ei nonnunquam<text:line-break/>quod primo imaginationis captu verisimile visum fuerit<text:line-break/>absque longioris temporis et per se et una cum aliis con-<text:line-break/>templatione assentiens, rem raro visam, perinde ac si ple-<text:line-break/>rumque aut assidue conspiceretur , temere celebrat. Atqui<text:line-break/>sectarum dissidia hinc maxime orta esse par est, homini-<text:line-break/>bus sapientiae opinionem affectantibus sibique nimium<text:line-break/>tribuentibus, quae verisimilia visa fuerint, non saepius<text:line-break/>una cum multis considerata, vera esse credentibus. Quem-<text:line-break/>admodum vero nunc de significativo praecepto exempli<text:line-break/>loco sermonem fecimus, ita quoque in curativis nullum<text:line-break/>eorum, quae pusilla esse videantur, spernendum est, neque<text:line-break/>temere atque inexplorate dictis ipsorum facultatibus cre-<text:line-break/>dendum, ut in libris de methodo curandi praecepimus.<text:line-break/><text:span text:style-name="Default_20_Paragraph_20_Font"><text:span text:style-name="T14">t</text:span></text:span></text:p>
      <text:p text:style-name="Normal">XXIX.</text:p>
      <text:p text:style-name="P1"><text:span text:style-name="Default_20_Paragraph_20_Font"><text:span text:style-name="T14">Per ad</text:span></text:span><text:span text:style-name="Default_20_Paragraph_20_Font"><text:span text:style-name="T1">i</text:span></text:span><text:span text:style-name="Default_20_Paragraph_20_Font"><text:span text:style-name="T14">ectionem contraria adhibere et interquiescere,</text:span></text:span></text:p>
      <text:p text:style-name="P2">Curativum consilium atque faIubre hoc tibi appeIIare<text:line-break/>licet, Hippocratemque istud, quod prius dixerat, nihil<text:line-break/>negligere et nihiI temere in hoc fermone vetuli exemplo<text:line-break/>decIarare. Consuetudines igitur, ut rem pusillam nonnulli<text:line-break/>medicorum despiciunt, nullam ab ipfiS indicationem, quae<text:line-break/>medelam commutet, oriri arbitrante^ At asii non con-<text:line-break/>temnunt quidem, a praviS vero consuetudinibus quosdam<text:line-break/>ad contrarias repente traducere conantes non modico er-<text:line-break/>rore tenentur, quandoquidem neque ipsas negligere, neque<text:line-break/>statim traducere convenit, sed paulatim et ipsos interquie-<text:line-break/>scere permittendo. Bisariam autem verbum <text:span text:style-name="Default_20_Paragraph_20_Font"><text:span text:style-name="T14">interquiescere<text:line-break/></text:span></text:span>intelligere possumus: uno quidem modo ut non solum^ in<text:line-break/>contrariam consuetudinem paulatim aliquos transferamus,<text:line-break/>sed et antequam uniVersa mutatio facta sit, inter mutan-<text:line-break/>dum quiescamus, ut quando ex otio ad exercitationes<text:line-break/>convertimus, primum quidem a brevissimis incipiemus, at-<text:line-break/>que paulatim has adaugebimus, deinde nonnunquam unum<text:line-break/>vel etiam duos otiosas dies interponemus; altero modo</text:p>
      <text:p text:style-name="P3"><text:span text:style-name="Default_20_Paragraph_20_Font"><text:span text:style-name="T14">e</text:span></text:span> V</text:p>
      <text:p text:style-name="Normal">haec vox<text:span text:style-name="Default_20_Paragraph_20_Font"><text:span text:style-name="T14">, interquiescere,</text:span></text:span> intelligenda est, tamquam illi<text:line-break/>verbo, <text:span text:style-name="Default_20_Paragraph_20_Font"><text:span text:style-name="T14">adhibere, </text:span></text:span>contraria fit; ut in quos, quae prius<text:line-break/>haud inerat, consuetudinem inducere volumus, ipsam pau-<text:line-break/>latim inducamus: a quibus vero prius fervatam removere,<text:line-break/>paulatim rursum et istos quiefcere, hoc est desinere ju-<text:line-break/>beamus.</text:p>
      <text:p text:style-name="Normal">XXX.</text:p>
      <text:p text:style-name="P5"><text:span text:style-name="Default_20_Paragraph_20_Font"><text:span text:style-name="T14">Posteriora capitis dolentem in sronte recta vena incisa<text:line-break/></text:span></text:span>i<text:span text:style-name="Default_20_Paragraph_20_Font"><text:span text:style-name="T14">uvit.</text:span></text:span></text:p>
      <text:p text:style-name="P1">Veteres interpretes hoc verbum, j<text:span text:style-name="Default_20_Paragraph_20_Font"><text:span text:style-name="T14">uvit, </text:span></text:span>in tempore<text:line-break/>praeterito scriptum agnoscunt dicuntque in aphorismis,<text:line-break/>i<text:span text:style-name="Default_20_Paragraph_20_Font"><text:span text:style-name="T14">uvat, </text:span></text:span>in praefenti tempore scriptum sisse, antiquo magi-<text:line-break/>stro in eo volumine communem fententiam pronuntiante.<text:line-break/>Hoc autem loco eum ad propriae memoriae praesidium de<text:line-break/>uno quodam, <text:span text:style-name="Default_20_Paragraph_20_Font"><text:span text:style-name="T14">iuvit</text:span></text:span>, fcripfilIe, ut postea, cum in multiS<text:line-break/>hoc remedium expertus esset, ipsum in universum pro-<text:line-break/>mulgare auderet; constat autem remedium hoc locale esse</text:p>
      <text:p text:style-name="P62">et ad contraria revulsorium. Rectam autem in fronte<text:line-break/>, l ... <text:span text:style-name="Default_20_Paragraph_20_Font"><text:span text:style-name="T14">e . e , .r.,<text:tab/>.<text:tab/>, t</text:span></text:span> rt<text:tab/>. t , i<text:tab/><text:span text:style-name="Default_20_Paragraph_20_Font"><text:span text:style-name="T14">.q.,<text:tab/></text:span></text:span>.<text:tab/>c. I<text:tab/>.V</text:p>
      <text:p text:style-name="Normal">venam et ante dissectionem evidenter conspicere licet;<text:line-break/>istam vero una cum illis, quae utrimque adjacent, con-<text:line-break/>fluentem esse dissectio ostendit. Haud bene igitur quidam<text:line-break/>hanc vocem, <text:span text:style-name="Default_20_Paragraph_20_Font"><text:span text:style-name="T14">recta,</text:span></text:span> de incisione dictam esse autumant,<text:line-break/>neque enim propter sectionis figuram, sed propter sallgui-<text:line-break/>nis effusionem dolentibus utilitas affertur.</text:p>
      <text:p text:style-name="P1">. V</text:p>
      <text:p text:style-name="Normal">XXXI.</text:p>
      <text:p text:style-name="P5">e<text:span text:style-name="Default_20_Paragraph_20_Font"><text:span text:style-name="T14">xcep</text:span></text:span>ti<text:span text:style-name="Default_20_Paragraph_20_Font"><text:span text:style-name="T14">one: praecor</text:span></text:span>di<text:span text:style-name="Default_20_Paragraph_20_Font"><text:span text:style-name="T14">orum , ex qu</text:span></text:span>i<text:span text:style-name="Default_20_Paragraph_20_Font"><text:span text:style-name="T14">bus e</text:span></text:span>i <text:span text:style-name="Default_20_Paragraph_20_Font"><text:span text:style-name="T14">al</text:span></text:span>i<text:span text:style-name="Default_20_Paragraph_20_Font"><text:span text:style-name="T14">a e</text:span></text:span>i Vi<text:span text:style-name="Default_20_Paragraph_20_Font"><text:span text:style-name="T14">scerum<text:line-break/>instammationum , qualia possunt, sive ex jecore lien et<text:line-break/>e contrario et quaecunque hu</text:span></text:span>j<text:span text:style-name="Default_20_Paragraph_20_Font"><text:span text:style-name="T14">usmodi.</text:span></text:span></text:p>
      <text:p text:style-name="P1">Non solum ex qualibus et aliae scriptum inveni-<text:line-break/>mus, sed etiam, ex qualibus qualia alteram et ex quali-<text:line-break/>busi qualia faciunt. Ac primam quidem lectionem enar-<text:line-break/>ratores agnoscunt et Rufus; hanc vero, ex equalibus qualia<text:line-break/>atterant, Sabini DiofcoridiSque sectatores; LyCi autem</text:p>
      <text:p text:style-name="P3">discipuli, ex qualibus qualia saciunt. Sed antiquae lectio-<text:line-break/>niS sententia commune quoddam edocet, aliae vero pri-<text:line-break/>vatum : de exceptionibus enim solum , quae in praecordiis<text:line-break/>fiunt, non de omnibus loquuntur. Satius est autem, ubi<text:line-break/>fieri potest, verumque est arbitrari Hippocratem commune<text:line-break/>potiuS, quam privatum documentum tradere. Communis<text:line-break/>itaque sermo talis est: exceptiones autem confiderare con-<text:line-break/>venit et in praecordia et in aliis omnibus membris ortas,<text:line-break/>ex quibus affectibus aut locis , in quos affectus et loca<text:line-break/>fiant, ut in jecore ac liene. Ipse enim istorum exempli<text:line-break/>causa meminit, nobis scientibus ex liene in jecur exce-<text:line-break/>ptiones periculosas esse, discrimine autem vacare, potius-<text:line-break/>que utiles esse, quaecunque morborum transumtiones ab<text:line-break/>jecore in lienem fiunt. Omnia vero, quae ad abscessus<text:line-break/>pertinent et quosi natura sola per se , quosque nos aut una<text:line-break/>cum ipsa moliri consueVimus et in libro de succis et in<text:line-break/>secundo de morbis popularibus superius explanavimus.<text:line-break/>Aliae quoque lectiones sunt praeter eas, quas in hoc et</text:p>
      <text:p text:style-name="P3">in aliis multis IociS adscripsi ; fed ego initio statim me<text:line-break/>paucaS interpretationes lectionesque memoraturum esse<text:line-break/>promisi, ne hu<text:span text:style-name="Default_20_Paragraph_20_Font"><text:span text:style-name="T12">i</text:span></text:span>usce libri herent commentaria.</text:p>
      <text:p text:style-name="Normal">XXXII.</text:p>
      <text:p text:style-name="P5">R<text:span text:style-name="Default_20_Paragraph_20_Font"><text:span text:style-name="T14">evellere, si, quo non oportet, vergat; sin autem, quo<text:line-break/>oportet, his oportet aperire, quemadmodum stngula<text:line-break/>vergunt.</text:span></text:span></text:p>
      <text:p text:style-name="P1">Alias jam et haec didicisti, ducenda plane esse, quo<text:line-break/>vergunt , per conveniente regioneS; avertenda autem at-<text:line-break/>que revellenda, quae non bene vergant. Aperire autem<text:line-break/>dixit nunc, non ut in abscessibus dicere consuevimus, pro<text:line-break/>eo quod est fcalpro dividere; fed in communiori signisi-<text:line-break/>cato accipitur , fub quo recludere continetur, et venas<text:line-break/>nobiS in marifcis et venas nasi atque uteri, quum per<text:line-break/>haec itinera evacuamus, recludentibus et fistulas aliquas<text:line-break/>satis longo tempore patere consuetas , sed aliqua de causa</text:p>
      <text:p text:style-name="P3">obstructas. Et aliquo per aures cerebri purgamenta elicere<text:line-break/>solito, si repente evacuatio fuppressa sit ac proinde ver-<text:line-break/>tigo oculorumque tenebrae supervenerint, si ad aures ma-<text:line-break/>teriam per aperientia medicamenta incitemus, statim ho-<text:line-break/>minem fublevatum noverimus.</text:p>
      <text:p text:style-name="Normal">XXXIII.</text:p>
      <text:p text:style-name="P5">L<text:span text:style-name="Default_20_Paragraph_20_Font"><text:span text:style-name="T14">aetae pustulae non admodum pruriginosae, quales Simon<text:line-break/>hieme habebat, qui quum ad ignem inungeretur aut ca-<text:line-break/>lida lavaretur</text:span></text:span>, i<text:span text:style-name="Default_20_Paragraph_20_Font"><text:span text:style-name="T14">uvabatur. Domitus non se</text:span></text:span>r<text:span text:style-name="Default_20_Paragraph_20_Font"><text:span text:style-name="T14">abant. Puto,<text:line-break/>si quis calida fementa adhibuisset, utilitatem percepisset.</text:span></text:span></text:p>
      <text:p text:style-name="P63"><text:span text:style-name="Default_20_Paragraph_20_Font"><text:span text:style-name="T1">l<text:tab/></text:span></text:span><text:span text:style-name="Default_20_Paragraph_20_Font"><text:span text:style-name="T14">--e.</text:span></text:span></text:p>
      <text:p text:style-name="P1">Ut de tuberculis dicebamuS , quaecunque ex calido<text:line-break/>humore nascuntur , celeris videlicet ea judicationiS esse,<text:line-break/>ac minime lata; ex frigido vero, lata atque diuturna i ea-<text:line-break/>dem ratione et de pustulis disserendum est; neque enim<text:line-break/>toto genere, fed IlumoriS ipsaS generantis qualitate, at<text:line-break/>tuberculis differunt. Egerminant autem natura corporis</text:p>
      <text:p text:style-name="P3"><text:span text:style-name="Default_20_Paragraph_20_Font"><text:span text:style-name="T14">t</text:span></text:span></text:p>
      <text:p text:style-name="Normal"><text:span text:style-name="Default_20_Paragraph_20_Font"><text:span text:style-name="T1">altiores sedes repurgantu</text:span></text:span><text:span text:style-name="Default_20_Paragraph_20_Font"><text:span text:style-name="T14">r</text:span></text:span><text:span text:style-name="Default_20_Paragraph_20_Font"><text:span text:style-name="T1"> ut nonnunquam per excretio-<text:line-break/>nem, ita et per depositionem ad eutaneas.. partes. . Sub-<text:line-break/>tiliores siquidem dilutioresqne succos extenuans natura<text:line-break/>discutit; crassioribus. autem cuti,. fed potius pelliculae<text:line-break/>epidemiis, quae vocatur, utpote densiori inhaerescentibus<text:line-break/>pustulae exoriuntur; id magis illis incidit, quicunque<text:line-break/>densiore ac duriore cute </text:span></text:span><text:span text:style-name="Default_20_Paragraph_20_Font"><text:span text:style-name="T14">t</text:span></text:span><text:span text:style-name="Default_20_Paragraph_20_Font"><text:span text:style-name="T1">uut ; difficilis est enim per ipfam<text:line-break/>pinguiorem tenaciorumque succorum transitus. In hunc<text:line-break/>modum igitur et Simoni hieme latas pustulas effloruisse<text:line-break/>narrat, quo tempore corpus lavationibus uso aut prope<text:line-break/>ignem peruncto insigniter calefactum fuit: alie tempore<text:line-break/>autem succi id .genus pustularum auctores interius latita-<text:line-break/>bant. Deinde , inquit, ipfum nullum ex vomitibus fru-<text:line-break/>ctum percepisse. Utrum vero Hippocrates au alius quis-<text:line-break/>piam vomitionibus uti consuluerit, non declararit; verum<text:line-break/>neque id scire nobis necesse. est: tantum illud novisse fa-.<text:line-break/>fis sit, succos ad cutem vergentes per eam esse eyacuan-<text:line-break/>dos: nam iterum ad intima corporis revulsio ipsis valde</text:span></text:span></text:p>
      <text:p text:style-name="P3"><text:span text:style-name="Default_20_Paragraph_20_Font"><text:span text:style-name="T1">longinqua est; ut per -alvum aut vomitum evacuentur.<text:line-break/>Sed forsan me dicere putabis numquam purgatione per<text:line-break/>alium in talibus utendum. esse. Ego vero non id dico;<text:line-break/>nam in libris de arte curandi, in quibus corporibus per-<text:line-break/>multa humorum copia est, iis utiles esse purgationes- di-<text:line-break/>dicisti: priusquam enim ita redundantem materiam aut<text:line-break/>venae scissione aut purgatione quis eduxerit , si fovens,<text:line-break/>hoc est calidis utens, ipsam difcuterenonetur, plus attra-<text:line-break/>het quam per ,utem evacuabit. Sed cuti inhaerentium<text:line-break/>succorum curatio pretium per fotus et calida medicamenta<text:line-break/>praestatur, ac praecipue si latae pustulae fuerint ; signum<text:line-break/>est enim earum succum non calidum, non tenuem, fed<text:line-break/>admodum .massum ac frigidum esse. Jam vero etttuber-<text:line-break/>culorum superius notitiam habuistis, quod videlicet- in<text:line-break/>acutum fastigiata et veluti turgentia calidorum succorum<text:line-break/>gemina sunt, contra fe</text:span></text:span><text:span text:style-name="Default_20_Paragraph_20_Font"><text:span text:style-name="T14">t</text:span></text:span><text:span text:style-name="Default_20_Paragraph_20_Font"><text:span text:style-name="T1">e habentia frigidorum. Ipsa verei<text:line-break/>turgere ex pruritu atque dolore dignoscere licet: moderate</text:span></text:span></text:p>
      <text:p text:style-name="P3">enim calida pruritus solum excitant, sed vehementius ca-<text:line-break/>lesacientia statim mordent atque contristant.</text:p>
      <text:p text:style-name="Normal">XXXIV.</text:p>
      <text:p text:style-name="P5"><text:span text:style-name="Default_20_Paragraph_20_Font"><text:span text:style-name="T14">Quaecunque concoqui opus est, occludi convenit ; contrar</text:span></text:span>i<text:span text:style-name="Default_20_Paragraph_20_Font"><text:span text:style-name="T14">a<text:line-break/>vero exsiccare atque aperire.</text:span></text:span></text:p>
      <text:p text:style-name="P64"><text:span text:style-name="Default_20_Paragraph_20_Font"><text:span text:style-name="T19">.</text:span></text:span><text:tab/>l I<text:tab/>. l<text:tab/><text:span text:style-name="Default_20_Paragraph_20_Font"><text:span text:style-name="T12">i</text:span></text:span> . a</text:p>
      <text:p text:style-name="P1">, -</text:p>
      <text:p text:style-name="P1">Et de his saepius nostram sententiam audivistis et<text:line-break/>maxime ubi de ducentibus ad suppurationem medicamentis<text:line-break/>locuti sumus, non oportere scilicet eorum facultatem dis-<text:line-break/>cursoriam esse , sed retentoriam atque inhaesoriam , a<text:line-break/>GraeciS emplasticam appellatam ; haec enim impediunt,<text:line-break/>retinent atque occludunt insitum calidum ipsum difflari<text:line-break/>non permittentia ; ab hoc vero excrementa concoquuntur.<text:line-break/>Caeterum me rursum hoc loco obaudite ac nolite putare<text:line-break/>me omnia concoctu dissicilia nullumque pus habentia ita<text:line-break/>curari dicere. Nonnulla enim ex his emplastris istis me-<text:line-break/>dicamentis putrefiunt aut propter humorum ipsa crean-</text:p>
      <text:p text:style-name="P3"><text:span text:style-name="Default_20_Paragraph_20_Font"><text:span text:style-name="T1">tium pravitatem aut ob affecti membri imbecillitatem in<text:line-break/>genitum colorem, ita pusillum aegrumque habentis, ut<text:line-break/>neque humorum in ipsum delec</text:span></text:span><text:span text:style-name="Default_20_Paragraph_20_Font"><text:span text:style-name="T14">t</text:span></text:span><text:span text:style-name="Default_20_Paragraph_20_Font"><text:span text:style-name="T1">orum concoctionem aggre-<text:line-break/>diatur. Porro in horum curatione fcarisicationibus altissi-<text:line-break/>mis cutem rescindimus et plerumque usque est profundum<text:line-break/>in multis affecti membri partibus dissecamus., medicamini-<text:line-break/>busque siccantiflrmis utimur. Hujusmodi namque iustam-<text:line-break/>oratio</text:span></text:span><text:span text:style-name="Default_20_Paragraph_20_Font"><text:span text:style-name="T14">n</text:span></text:span><text:span text:style-name="Default_20_Paragraph_20_Font"><text:span text:style-name="T1">ibus gangraena impendet, ab ipsis devicto jam ac<text:line-break/>prope ad perfectam exstinctionem accedente calore ingenito.<text:line-break/>In quibus igitur inflammationibus aut omnino quibus in<text:line-break/>tumoribus innatum calidum non ut exstinguatur funditus-<text:line-break/>que. aboleatur periculum subiit; atque ideo remedio ad-<text:line-break/>bibito vincere humores potest, ad id genus vitia medica-<text:line-break/>meutis emplasticis utimur, quae per haec verba manifeste<text:line-break/>declaravit inquiens, quaecunque . concoqui opus esu At<text:line-break/>quae ad id devenerunt, ut mox in gaugraenam da</text:span></text:span><text:span text:style-name="Default_20_Paragraph_20_Font"><text:span text:style-name="T14">t</text:span></text:span><text:span text:style-name="Default_20_Paragraph_20_Font"><text:span text:style-name="T1">ura sint,<text:line-break/>et quae jam computrescunt, statim neque concocti</text:span></text:span><text:span text:style-name="Default_20_Paragraph_20_Font"><text:span text:style-name="T14">o</text:span></text:span><text:span text:style-name="Default_20_Paragraph_20_Font"><text:span text:style-name="T1">nem<text:line-break/>postulant.. Idcirco alia quidem, ut diri, evacuationibus per</text:span></text:span></text:p>
      <text:p text:style-name="P3"><text:span text:style-name="Default_20_Paragraph_20_Font"><text:span text:style-name="T1">scarificationes et incisiones medicamentisque valentissimis<text:line-break/>curamus; alia vero. jam putria recidimus atque perurimus.<text:line-break/>Recte itaque adjecit; co</text:span></text:span><text:span text:style-name="Default_20_Paragraph_20_Font"><text:span text:style-name="T12">n</text:span></text:span><text:span text:style-name="Default_20_Paragraph_20_Font"><text:span text:style-name="T1">traria vero exsiccare ac aperire,<text:line-break/>hoc est suppuratione non egentia; opus est enim in non<text:line-break/>admittentibus suppurationem omnes exitus recludere uf-<text:line-break/>scetaque membra arefacere. Ex his itaque patet, non<text:line-break/>recte a quibusdam scriptum esse , quaecunque exsiccari<text:line-break/>opus .est, jacere oportet, hoc est jacentia quiescere: prae-<text:line-break/>ter al.. .enim quod .exiguum quoddam est ac manifestum, -<text:line-break/>ut accurate de ipso Hippocratem scribere .opus no</text:span></text:span><text:span text:style-name="Default_20_Paragraph_20_Font"><text:span text:style-name="T12">n</text:span></text:span><text:span text:style-name="Default_20_Paragraph_20_Font"><text:span text:style-name="T1"> esset<text:line-break/>et oppositio ap</text:span></text:span><text:span text:style-name="Default_20_Paragraph_20_Font"><text:span text:style-name="T12">t</text:span></text:span><text:span text:style-name="Default_20_Paragraph_20_Font"><text:span text:style-name="T1">a declarat, quae non verbo /</text:span></text:span><text:span text:style-name="Default_20_Paragraph_20_Font"><text:span text:style-name="T12">acere, </text:span></text:span><text:span text:style-name="Default_20_Paragraph_20_Font"><text:span text:style-name="T1">sed<text:line-break/>vocr o</text:span></text:span><text:span text:style-name="Default_20_Paragraph_20_Font"><text:span text:style-name="T12">cc</text:span></text:span><text:span text:style-name="Default_20_Paragraph_20_Font"><text:span text:style-name="T1">l</text:span></text:span><text:span text:style-name="Default_20_Paragraph_20_Font"><text:span text:style-name="T12">usa este</text:span></text:span><text:span text:style-name="Default_20_Paragraph_20_Font"><text:span text:style-name="T1"> respondet: occlusis namque et cohibi-<text:line-break/>tis contraria sunt. quae digeruntur atque siccantur- Huic<text:line-break/>fermoni quidem sequentem copulant et . maxime qui post<text:line-break/>vocem hanc., </text:span></text:span><text:span text:style-name="Default_20_Paragraph_20_Font"><text:span text:style-name="T12">quemadm</text:span></text:span><text:span text:style-name="Default_20_Paragraph_20_Font"><text:span text:style-name="T1">o</text:span></text:span><text:span text:style-name="Default_20_Paragraph_20_Font"><text:span text:style-name="T12">du</text:span></text:span><text:span text:style-name="Default_20_Paragraph_20_Font"><text:span text:style-name="T1">m, scriptam esse volunt , ut tota<text:line-break/>oratio ita </text:span></text:span><text:span text:style-name="Default_20_Paragraph_20_Font"><text:span text:style-name="T12">t</text:span></text:span><text:span text:style-name="Default_20_Paragraph_20_Font"><text:span text:style-name="T1">e habeat, quaecunque concoqui opus est, occludi-<text:line-break/>convenit, contraria vero exsiccare atque aperire.</text:span></text:span></text:p>
      <text:p text:style-name="P3"><text:span text:style-name="Default_20_Paragraph_20_Font"><text:span text:style-name="T1">XXXV.</text:span></text:span></text:p>
      <text:p text:style-name="P5"><text:span text:style-name="Default_20_Paragraph_20_Font"><text:span text:style-name="T12">s</text:span></text:span><text:span text:style-name="Default_20_Paragraph_20_Font"><text:span text:style-name="T1">i</text:span></text:span><text:span text:style-name="Default_20_Paragraph_20_Font"><text:span text:style-name="T12">cut oculorum stuxu laborant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, </text:span></text:span><text:span text:style-name="Default_20_Paragraph_20_Font"><text:span text:style-name="T12">si aliter v</text:span></text:span><text:span text:style-name="Default_20_Paragraph_20_Font"><text:span text:style-name="T1">i</text:span></text:span><text:span text:style-name="Default_20_Paragraph_20_Font"><text:span text:style-name="T12">detur con-<text:line-break/>ducere</text:span></text:span><text:span text:style-name="Default_20_Paragraph_20_Font"><text:span text:style-name="T1"> , i</text:span></text:span><text:span text:style-name="Default_20_Paragraph_20_Font"><text:span text:style-name="T12">n fauce</text:span></text:span><text:span text:style-name="Default_20_Paragraph_20_Font"><text:span text:style-name="T1">s </text:span></text:span><text:span text:style-name="Default_20_Paragraph_20_Font"><text:span text:style-name="T12">retrahere</text:span></text:span><text:span text:style-name="Default_20_Paragraph_20_Font"><text:span text:style-name="T1"> c</text:span></text:span><text:span text:style-name="Default_20_Paragraph_20_Font"><text:span text:style-name="T12">onven</text:span></text:span><text:span text:style-name="Default_20_Paragraph_20_Font"><text:span text:style-name="T1">i</text:span></text:span><text:span text:style-name="Default_20_Paragraph_20_Font"><text:span text:style-name="T12">t.</text:span></text:span></text:p>
      <text:p text:style-name="P1"><text:span text:style-name="Default_20_Paragraph_20_Font"><text:span text:style-name="T1">Atqui quod haec verba docent, praedicto simile non<text:line-break/>est; siccare enim et aperire aliud est .quam retrahere.<text:line-break/>Quomodo igitur, quum praedixerit, contraria exsiccare<text:line-break/>operiet et aperire, poterit exempli loco de oculis fluxione<text:line-break/>vexatis dicere, </text:span></text:span><text:span text:style-name="Default_20_Paragraph_20_Font"><text:span text:style-name="T12">retrahere</text:span></text:span><text:span text:style-name="Default_20_Paragraph_20_Font"><text:span text:style-name="T1"> i</text:span></text:span><text:span text:style-name="Default_20_Paragraph_20_Font"><text:span text:style-name="T12">n fauce</text:span></text:span><text:span text:style-name="Default_20_Paragraph_20_Font"><text:span text:style-name="T1">s.</text:span></text:span></text:p>
      <text:p text:style-name="Normal"><text:span text:style-name="Default_20_Paragraph_20_Font"><text:span text:style-name="T1">XXXVI.</text:span></text:span></text:p>
      <text:p text:style-name="Normal"><text:span text:style-name="Default_20_Paragraph_20_Font"><text:span text:style-name="T12">Et ub</text:span></text:span><text:span text:style-name="Default_20_Paragraph_20_Font"><text:span text:style-name="T1">i </text:span></text:span><text:span text:style-name="Default_20_Paragraph_20_Font"><text:span text:style-name="T12">eructa</text:span></text:span><text:span text:style-name="Default_20_Paragraph_20_Font"><text:span text:style-name="T1">ti</text:span></text:span><text:span text:style-name="Default_20_Paragraph_20_Font"><text:span text:style-name="T12">o confert et quaecunque alia e</text:span></text:span><text:span text:style-name="Default_20_Paragraph_20_Font"><text:span text:style-name="T1">j</text:span></text:span><text:span text:style-name="Default_20_Paragraph_20_Font"><text:span text:style-name="T12">us</text:span></text:span><text:span text:style-name="Default_20_Paragraph_20_Font"><text:span text:style-name="T1">m</text:span></text:span><text:span text:style-name="Default_20_Paragraph_20_Font"><text:span text:style-name="T12">odi.</text:span></text:span></text:p>
      <text:p text:style-name="Normal"><text:span text:style-name="Default_20_Paragraph_20_Font"><text:span text:style-name="T1">p i Auxiliorum revellentium haec una quaedam species<text:line-break/>est, ipfo nobis consulente diuturnas oculorum fluxiones<text:line-break/>traducere, ad fauces videlicet per acria medicamenta re-<text:line-break/>trahentibus: quibus palatum inungere: utque gargarixent<text:line-break/>jubere conveniet, si nihil ex hoo pejus effecturi firmus.</text:span></text:span></text:p>
      <text:p text:style-name="P3"><text:span text:style-name="Default_20_Paragraph_20_Font"><text:span text:style-name="T1">Nam in quibus suspicamur, ne forte in afperam arteriam<text:line-break/>et pulmones fluxio divertat, tunc ab hujusmodi revulsione<text:line-break/>cavemus. Quemadmodum igitur hoc loco consuluit , ita<text:line-break/>et in aliis te animadvertere jubet, ne quod ex membris,<text:line-break/>ad quae materiam retrahis, magnum detrimentum future<text:line-break/>periclitetur.. Aliqui vero de oculis vitio , quod rhyas<text:line-break/>vocatur, laborantibus, ab ipsis sermonem hunc factum<text:line-break/>esse ajunt, quemadmodum et Lycus voluit, qui longam<text:line-break/>orationem contexens ab oculis in palatum usque meatum<text:line-break/>quendam pertinere dicit, illorum excrementa per hanc<text:line-break/>regionem evacua</text:span></text:span><text:span text:style-name="Default_20_Paragraph_20_Font"><text:span text:style-name="T12">n</text:span></text:span><text:span text:style-name="Default_20_Paragraph_20_Font"><text:span text:style-name="T1">tem: hunc meatum prope majorcm an-<text:line-break/>gulam situm esse, ac morbum eum, quem rhyada nominant,<text:line-break/>tribus modis suboriri, aut foramine aliquo modo clauso aut<text:line-break/>obstructo aut multo excremento in oculo; alio item modo,<text:line-break/>quum cicatrix in angulo effecta meatum obcaeca vetite<text:line-break/>quam ex post acan thidum collecto, adeo ut effundatur,<text:line-break/>nequeunte meatu ob naturalem angustiam ipsum totum<text:line-break/>continere: vocatarum aeanthidum excisionem et aliter</text:span></text:span></text:p>
      <text:p text:style-name="P2"><text:span text:style-name="Default_20_Paragraph_20_Font"><text:span text:style-name="T1">ulcerato loco obduci. ait.; .hanc insanabilem esse, alias vero<text:line-break/>.curabiles, nobis ad fauces materiam- retrahentibus. Illud<text:line-break/>autem et ubi eructatio. confert., adjectum est, , Hippocrate<text:line-break/>per notas quasdam sibi ipsi conscribente.- Quod enim ubi<text:line-break/>. eructatio conducit, ibi ructus citare conveniat, fatis con-</text:span></text:span></text:p>
      <text:p text:style-name="P1"><text:span text:style-name="Default_20_Paragraph_20_Font"><text:span text:style-name="T1">stat; quibus autum conducat, non. dixit. Sed neque in<text:line-break/>oculis rhyade laborantibus quicquam huic simile. est, pro-<text:line-break/>p ter ea or sine ordine interpositum obscuritatem peperit:<text:line-break/>ad oculos enim rhyade vexatos re vulli.vum auxilium scri-<text:line-break/>psit. Haec autem verba et ubi eructatio confert .et de<text:line-break/>oculis rhyate tentatis dicta esse co</text:span></text:span><text:span text:style-name="Default_20_Paragraph_20_Font"><text:span text:style-name="T12">n</text:span></text:span><text:span text:style-name="Default_20_Paragraph_20_Font"><text:span text:style-name="T1">venit , sed nihil ad<text:line-break/>ipscrum medicationem eructatio conferre,.videtur, aut al-<text:line-break/>terius esse orationis mitium. Propterea et nonnulli coa,-<text:line-break/>cti sunt, ipsis a-superius. dictis separantes, alteram .lo.cu-<text:line-break/>tionem hunc in modum instituere, et ubi .eructatio confert<text:line-break/>et quaecunque alia ejusmodi transitus aperiri; verum ne-<text:line-break/>-que item haec quae subiciuntur ,. -ut nares etalia quibus<text:line-break/>opus. est et reliqua^ isti. locutioni respondere . ac-propria</text:span></text:span></text:p>
      <text:p text:style-name="P3"><text:span text:style-name="Default_20_Paragraph_20_Font"><text:span text:style-name="T1">esse videntur. Itaque quicunque Hippocratem istud fotum<text:line-break/>per se sibi ipsi notasse ajunt, ubi eructatio confert, ipfum<text:line-break/>censere putant, ut interdum ructus movendos esse censu-<text:line-break/>laurus : hosqui</text:span></text:span><text:span text:style-name="Default_20_Paragraph_20_Font"><text:span text:style-name="T12">y</text:span></text:span><text:span text:style-name="Default_20_Paragraph_20_Font"><text:span text:style-name="T1"> illis , quorum venter instatus est, convenire<text:line-break/>affirmant , atque illis potissimum, in quibus flatuofus fpi— .<text:line-break/>ritus per inferna exhalare non potest. Quin etiam et os<text:line-break/>ventriculi infirmum per eructationes tamquam per pro-<text:line-break/>-priam exercitationem corroborari ajunt; eructationesque<text:line-break/>altare consulunt, non per medicamina fotum, sed etiam<text:line-break/>ipsum assidue ructare studentem, quum quemlibet exiguum<text:line-break/>-spiritum in ore ventriculi sentiat. At Sabinus ex vasculo<text:line-break/>angusti oris bibentem ructus movere jubet. Alii veru<text:line-break/>flatuosi spiritus expulsiones undecunque sime et utcunque<text:line-break/>fiant, eructationem ipsum appellasse contendunt; feeun-<text:line-break/>dum quorum sententiam tussis, sternutatio, singultus, ven-<text:line-break/>tris crepitus atque per omne corpus^ spiritus diffiationes,<text:line-break/>eructationes vocabuntur. Nonnulli autem et omnem ex-<text:line-break/>cretionem non spiritus modo, verum etiam aliquorum hu-</text:span></text:span></text:p>
      <text:p text:style-name="P3"><text:span text:style-name="Default_20_Paragraph_20_Font"><text:span text:style-name="T1">turdorum eructationem appellatam esse dicunt, poetae verba<text:line-break/>in testimonium recita</text:span></text:span><text:span text:style-name="Default_20_Paragraph_20_Font"><text:span text:style-name="T12">n</text:span></text:span><text:span text:style-name="Default_20_Paragraph_20_Font"><text:span text:style-name="T1">tes, ubi inquit:</text:span></text:span></text:p>
      <text:p text:style-name="Normal"><text:span text:style-name="Default_20_Paragraph_20_Font"><text:span text:style-name="T12">Eructante mari sura</text:span></text:span><text:span text:style-name="Default_20_Paragraph_20_Font"><text:span text:style-name="T1">s.</text:span></text:span></text:p>
      <text:p text:style-name="P65"><text:span text:style-name="Default_20_Paragraph_20_Font"><text:span text:style-name="T1">Hancque vitiosam explanandi riam aperiunt. Nam si a<text:line-break/>-poetis raro et quodam poetico modo dicta, ut propria<text:line-break/>accepta quis interpretetur, etiam omnia dilucide narrata,<text:line-break/>pervertere poterit. -<text:line-break/>.-i . .<text:tab/></text:span></text:span><text:span text:style-name="Default_20_Paragraph_20_Font"><text:span text:style-name="T18">-</text:span></text:span></text:p>
      <text:p text:style-name="Normal"><text:span text:style-name="Default_20_Paragraph_20_Font"><text:span text:style-name="T1">XXXVH.</text:span></text:span></text:p>
      <text:p text:style-name="P5"><text:span text:style-name="Default_20_Paragraph_20_Font"><text:span text:style-name="T1">-T</text:span></text:span><text:span text:style-name="Default_20_Paragraph_20_Font"><text:span text:style-name="T12">ransitu</text:span></text:span><text:span text:style-name="Default_20_Paragraph_20_Font"><text:span text:style-name="T1">s </text:span></text:span><text:span text:style-name="Default_20_Paragraph_20_Font"><text:span text:style-name="T12">aper</text:span></text:span><text:span text:style-name="Default_20_Paragraph_20_Font"><text:span text:style-name="T1">i</text:span></text:span><text:span text:style-name="Default_20_Paragraph_20_Font"><text:span text:style-name="T12">r</text:span></text:span><text:span text:style-name="Default_20_Paragraph_20_Font"><text:span text:style-name="T1">ip </text:span></text:span><text:span text:style-name="Default_20_Paragraph_20_Font"><text:span text:style-name="T12">ut nare</text:span></text:span><text:span text:style-name="Default_20_Paragraph_20_Font"><text:span text:style-name="T1">s </text:span></text:span><text:span text:style-name="Default_20_Paragraph_20_Font"><text:span text:style-name="T12">et a</text:span></text:span><text:span text:style-name="Default_20_Paragraph_20_Font"><text:span text:style-name="T1">l</text:span></text:span><text:span text:style-name="Default_20_Paragraph_20_Font"><text:span text:style-name="T12">ia qu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</text:span></text:span><text:span text:style-name="Default_20_Paragraph_20_Font"><text:span text:style-name="T12">opu</text:span></text:span><text:span text:style-name="Default_20_Paragraph_20_Font"><text:span text:style-name="T1">s </text:span></text:span><text:span text:style-name="Default_20_Paragraph_20_Font"><text:span text:style-name="T12">est, et ut<text:line-break/>conveni</text:span></text:span><text:span text:style-name="Default_20_Paragraph_20_Font"><text:span text:style-name="T1">t </text:span></text:span><text:span text:style-name="Default_20_Paragraph_20_Font"><text:span text:style-name="T12">et qual</text:span></text:span><text:span text:style-name="Default_20_Paragraph_20_Font"><text:span text:style-name="T1">i</text:span></text:span><text:span text:style-name="Default_20_Paragraph_20_Font"><text:span text:style-name="T12">a e</text:span></text:span><text:span text:style-name="Default_20_Paragraph_20_Font"><text:span text:style-name="T1">t </text:span></text:span><text:span text:style-name="Default_20_Paragraph_20_Font"><text:span text:style-name="T12">ubi et quando e</text:span></text:span><text:span text:style-name="Default_20_Paragraph_20_Font"><text:span text:style-name="T1">t </text:span></text:span><text:span text:style-name="Default_20_Paragraph_20_Font"><text:span text:style-name="T12">quan</text:span></text:span><text:span text:style-name="Default_20_Paragraph_20_Font"><text:span text:style-name="T1">t</text:span></text:span><text:span text:style-name="Default_20_Paragraph_20_Font"><text:span text:style-name="T12">um. opdr-<text:line-break/>tet, ut sudore</text:span></text:span><text:span text:style-name="Default_20_Paragraph_20_Font"><text:span text:style-name="T1">s </text:span></text:span><text:span text:style-name="Default_20_Paragraph_20_Font"><text:span text:style-name="T12">et al</text:span></text:span><text:span text:style-name="Default_20_Paragraph_20_Font"><text:span text:style-name="T1">i</text:span></text:span><text:span text:style-name="Default_20_Paragraph_20_Font"><text:span text:style-name="T12">a plane omn</text:span></text:span><text:span text:style-name="Default_20_Paragraph_20_Font"><text:span text:style-name="T1">i</text:span></text:span><text:span text:style-name="Default_20_Paragraph_20_Font"><text:span text:style-name="T12">a.</text:span></text:span></text:p>
      <text:p text:style-name="P1"><text:span text:style-name="Default_20_Paragraph_20_Font"><text:span text:style-name="T1">Id per </text:span></text:span><text:span text:style-name="Default_20_Paragraph_20_Font"><text:span text:style-name="T12">t</text:span></text:span><text:span text:style-name="Default_20_Paragraph_20_Font"><text:span text:style-name="T1">e quidem memoratu dignum est; conducit<text:line-break/>anim omnes supervacuorum excretorios meatus aperiri,<text:line-break/>et cuin superioribus verbis coniungi potest, duplicem sic<text:line-break/>utilitatem praebens, propriam quidem in oculis rhyade</text:span></text:span></text:p>
      <text:p text:style-name="P3"><text:span text:style-name="Default_20_Paragraph_20_Font"><text:span text:style-name="T1">morbo vexatis ; communem vero omnium , in quibus re-<text:line-break/>trahere aut derivare convenit. Nam si revulsione opus<text:line-break/>sit, ipsam autem facere vereamur, derivare sanguinem ac<text:line-break/>totum corpus inanire convenit; fed quae deinceps feripta<text:line-break/>sunt, persaepe jam abipso inomui evacuatione commoda<text:line-break/>esse didicimus. Oportet enim quum evacuatio requiritur,<text:line-break/>non simpliciter ad - ipsum accedere, fed prius definientem,<text:line-break/>qua ratione facienda sit et quae debeat esse evacuanda<text:line-break/>materia, per quam regionem, quo tempore et qua men-<text:line-break/>sura. Nunc vero etiam reminiscentiae caula de singulis<text:line-break/>breviter agamus... i Istud quidem ut .conve</text:span></text:span><text:span text:style-name="Default_20_Paragraph_20_Font"><text:span text:style-name="T14">n</text:span></text:span><text:span text:style-name="Default_20_Paragraph_20_Font"><text:span text:style-name="T1">it, tale quod-<text:line-break/>fiam. significat: transitus recludendi .sunt, non simpliciter<text:line-break/>quidem ac utcunque, .fed ut convenit;. id vero modum<text:line-break/>significat, quo evacuationes facimus, ut in iis, quae lu<text:line-break/>ventresunt, . per. clysterem, per glandulam, per subducens<text:line-break/>medicamentum et in horum singulis per quaedam certa:<text:line-break/>nam et clysteres et glandulae et subducentia vocata medi-<text:line-break/>cementa multlsormiter . componuntur, Eae igitur parti-</text:span></text:span></text:p>
      <text:p text:style-name="P2"><text:span text:style-name="Default_20_Paragraph_20_Font"><text:span text:style-name="T1">culae , </text:span></text:span><text:span text:style-name="Default_20_Paragraph_20_Font"><text:span text:style-name="T12">u</text:span></text:span><text:span text:style-name="Default_20_Paragraph_20_Font"><text:span text:style-name="T1">t </text:span></text:span><text:span text:style-name="Default_20_Paragraph_20_Font"><text:span text:style-name="T12">conven</text:span></text:span><text:span text:style-name="Default_20_Paragraph_20_Font"><text:span text:style-name="T1">it, tale quiddam significant ; hae vero<text:line-break/></text:span></text:span><text:span text:style-name="Default_20_Paragraph_20_Font"><text:span text:style-name="T12">, qual</text:span></text:span><text:span text:style-name="Default_20_Paragraph_20_Font"><text:span text:style-name="T1">i</text:span></text:span><text:span text:style-name="Default_20_Paragraph_20_Font"><text:span text:style-name="T12">a</text:span></text:span><text:span text:style-name="Default_20_Paragraph_20_Font"><text:span text:style-name="T1"> evacuandorum qualitatem innuit, hoc est numquid<text:line-break/>aquosa et tenuia evacuare melius sit, an pituitosum </text:span></text:span><text:span text:style-name="Default_20_Paragraph_20_Font"><text:span text:style-name="T12">t</text:span></text:span><text:span text:style-name="Default_20_Paragraph_20_Font"><text:span text:style-name="T1">uc-<text:line-break/>cutn an biliosum an melancholicum; et horum num ali-<text:line-break/>quem an et omnes. Ea vox, </text:span></text:span><text:span text:style-name="Default_20_Paragraph_20_Font"><text:span text:style-name="T12">ub</text:span></text:span><text:span text:style-name="Default_20_Paragraph_20_Font"><text:span text:style-name="T1">i, partem corporis, per<text:line-break/>quam evacuare oporteat, indicat. Etsi namque per in-<text:line-break/>feriora faciendam esse evacuationem cognoscamus, nihilo-<text:line-break/>miuus per quam ex inferioribus partibus facienda sit,<text:line-break/>definire opus esu Propterea et quidam loco hujus vocis,<text:line-break/></text:span></text:span><text:span text:style-name="Default_20_Paragraph_20_Font"><text:span text:style-name="T12">ub</text:span></text:span><text:span text:style-name="Default_20_Paragraph_20_Font"><text:span text:style-name="T1">i, </text:span></text:span><text:span text:style-name="Default_20_Paragraph_20_Font"><text:span text:style-name="T12">qua</text:span></text:span><text:span text:style-name="Default_20_Paragraph_20_Font"><text:span text:style-name="T1">, scripserunt, per quam partem significantes, utrum<text:line-break/>per vesicam an alvum an uterum : item per superiora,<text:line-break/>utrum per nares aut os: est quaedam etiam per omne<text:line-break/>corpus evacuatio et quae per sudores et quae per laten-<text:line-break/>tem vocatam transpirationem , ea vox; </text:span></text:span><text:span text:style-name="Default_20_Paragraph_20_Font"><text:span text:style-name="T12">quand</text:span></text:span><text:span text:style-name="Default_20_Paragraph_20_Font"><text:span text:style-name="T1">o, evidenter<text:line-break/>tempus, quo fit evacuandum, declarat, utrum scilicet ab<text:line-break/>initio ante morbi concoctionem, quando, ut ipsi. inquit,<text:line-break/>materia turget et natura animalia regens ad humorum ex-<text:line-break/>cretionem compellitur; an post vexantium humorum con-</text:span></text:span></text:p>
      <text:p text:style-name="P66"><text:span text:style-name="Default_20_Paragraph_20_Font"><text:span text:style-name="T1">coctionem ; nam et hoc ipse quemadmodum et prius dictum<text:line-break/>in aphorismis docuit. lllud vero </text:span></text:span><text:span text:style-name="Default_20_Paragraph_20_Font"><text:span text:style-name="T12">e</text:span></text:span><text:span text:style-name="Default_20_Paragraph_20_Font"><text:span text:style-name="T1">t </text:span></text:span><text:span text:style-name="Default_20_Paragraph_20_Font"><text:span text:style-name="T12">quan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m </text:span></text:span><text:span text:style-name="Default_20_Paragraph_20_Font"><text:span text:style-name="T12">convenit,<text:line-break/></text:span></text:span><text:span text:style-name="Default_20_Paragraph_20_Font"><text:span text:style-name="T1">in calce sermonis dictum materiae evacuandae quantita-<text:line-break/>tem ostendit, quam sibi proponere et coniectura percipere<text:line-break/>medicum oportet. Deinde loco exempli illud ponitur, </text:span></text:span><text:span text:style-name="Default_20_Paragraph_20_Font"><text:span text:style-name="T12">ut<text:line-break/>sudore</text:span></text:span><text:span text:style-name="Default_20_Paragraph_20_Font"><text:span text:style-name="T1">s. Quamvis enim aegrotantibus conducere sudor<text:line-break/>rideatur, attamen et ipse modo eget: immodicus enim<text:line-break/>vires debilitat. Quum in sudoribus vero excessus multi-<text:line-break/>tudinis noxius sit, multo Iane magis in iis, quae evomun-<text:line-break/>tur aut deiiciuntur aut .per mariscas aut uterum eva-<text:line-break/>cuantur.<text:tab/>; ni</text:span></text:span></text:p>
      <text:p text:style-name="Normal"><text:span text:style-name="Default_20_Paragraph_20_Font"><text:span text:style-name="T1">XXXVIII.</text:span></text:span></text:p>
      <text:p text:style-name="P5"><text:span text:style-name="Default_20_Paragraph_20_Font"><text:span text:style-name="T12">D</text:span></text:span><text:span text:style-name="Default_20_Paragraph_20_Font"><text:span text:style-name="T1">t i</text:span></text:span><text:span text:style-name="Default_20_Paragraph_20_Font"><text:span text:style-name="T12">ngent</text:span></text:span><text:span text:style-name="Default_20_Paragraph_20_Font"><text:span text:style-name="T1">i</text:span></text:span><text:span text:style-name="Default_20_Paragraph_20_Font"><text:span text:style-name="T12">bu</text:span></text:span><text:span text:style-name="Default_20_Paragraph_20_Font"><text:span text:style-name="T1">s m</text:span></text:span><text:span text:style-name="Default_20_Paragraph_20_Font"><text:span text:style-name="T12">al</text:span></text:span><text:span text:style-name="Default_20_Paragraph_20_Font"><text:span text:style-name="T1">is </text:span></text:span><text:span text:style-name="Default_20_Paragraph_20_Font"><text:span text:style-name="T12">fac</text:span></text:span><text:span text:style-name="Default_20_Paragraph_20_Font"><text:span text:style-name="T1">i</text:span></text:span><text:span text:style-name="Default_20_Paragraph_20_Font"><text:span text:style-name="T12">e</text:span></text:span><text:span text:style-name="Default_20_Paragraph_20_Font"><text:span text:style-name="T1">s </text:span></text:span><text:span text:style-name="Default_20_Paragraph_20_Font"><text:span text:style-name="T12">st sit b</text:span></text:span><text:span text:style-name="Default_20_Paragraph_20_Font"><text:span text:style-name="T1">o</text:span></text:span><text:span text:style-name="Default_20_Paragraph_20_Font"><text:span text:style-name="T12">na, signu</text:span></text:span><text:span text:style-name="Default_20_Paragraph_20_Font"><text:span text:style-name="T1">m </text:span></text:span><text:span text:style-name="Default_20_Paragraph_20_Font"><text:span text:style-name="T12">opt</text:span></text:span><text:span text:style-name="Default_20_Paragraph_20_Font"><text:span text:style-name="T1">i</text:span></text:span><text:span text:style-name="Default_20_Paragraph_20_Font"><text:span text:style-name="T12">mu</text:span></text:span><text:span text:style-name="Default_20_Paragraph_20_Font"><text:span text:style-name="T1">m,<text:line-break/>i</text:span></text:span><text:span text:style-name="Default_20_Paragraph_20_Font"><text:span text:style-name="T12">n parv</text:span></text:span><text:span text:style-name="Default_20_Paragraph_20_Font"><text:span text:style-name="T1">is </text:span></text:span><text:span text:style-name="Default_20_Paragraph_20_Font"><text:span text:style-name="T12">a</text:span></text:span><text:span text:style-name="Default_20_Paragraph_20_Font"><text:span text:style-name="T1">li</text:span></text:span><text:span text:style-name="Default_20_Paragraph_20_Font"><text:span text:style-name="T12">tem c</text:span></text:span><text:span text:style-name="Default_20_Paragraph_20_Font"><text:span text:style-name="T1">o</text:span></text:span><text:span text:style-name="Default_20_Paragraph_20_Font"><text:span text:style-name="T12">ntraria b</text:span></text:span><text:span text:style-name="Default_20_Paragraph_20_Font"><text:span text:style-name="T1">o</text:span></text:span><text:span text:style-name="Default_20_Paragraph_20_Font"><text:span text:style-name="T12">nae sign</text:span></text:span><text:span text:style-name="Default_20_Paragraph_20_Font"><text:span text:style-name="T1">i</text:span></text:span><text:span text:style-name="Default_20_Paragraph_20_Font"><text:span text:style-name="T12">sicat</text:span></text:span><text:span text:style-name="Default_20_Paragraph_20_Font"><text:span text:style-name="T1">io</text:span></text:span><text:span text:style-name="Default_20_Paragraph_20_Font"><text:span text:style-name="T12">ni sign</text:span></text:span><text:span text:style-name="Default_20_Paragraph_20_Font"><text:span text:style-name="T1">isu-<text:line-break/></text:span></text:span><text:span text:style-name="Default_20_Paragraph_20_Font"><text:span text:style-name="T12">can</text:span></text:span><text:span text:style-name="Default_20_Paragraph_20_Font"><text:span text:style-name="T1">s </text:span></text:span><text:span text:style-name="Default_20_Paragraph_20_Font"><text:span text:style-name="T12">malum..</text:span></text:span></text:p>
      <text:p text:style-name="P2"><text:span text:style-name="Default_20_Paragraph_20_Font"><text:span text:style-name="T1">Et istius orationis secundam partem ex libri enarra-<text:line-break/>turibus alius aliter scribit: at si quis ipsi articulum </text:span></text:span><text:span text:style-name="Default_20_Paragraph_20_Font"><text:span text:style-name="T20">τῇ</text:span></text:span><text:span text:style-name="Default_20_Paragraph_20_Font"><text:span text:style-name="T5"><text:line-break/></text:span></text:span><text:span text:style-name="Default_20_Paragraph_20_Font"><text:span text:style-name="T1">addiderit, omnis quaestio tolletur hunc in modum: in<text:line-break/>parvis autem .contraria significans </text:span></text:span><text:span text:style-name="Default_20_Paragraph_20_Font"><text:span text:style-name="T20">τῇ</text:span></text:span><text:span text:style-name="Default_20_Paragraph_20_Font"><text:span text:style-name="T5"> </text:span></text:span><text:span text:style-name="Default_20_Paragraph_20_Font"><text:span text:style-name="T20">εύσημείη</text:span></text:span><text:span text:style-name="Default_20_Paragraph_20_Font"><text:span text:style-name="T5"> </text:span></text:span><text:span text:style-name="Default_20_Paragraph_20_Font"><text:span text:style-name="T20">τῇ</text:span></text:span><text:span text:style-name="Default_20_Paragraph_20_Font"><text:span text:style-name="T5">, </text:span></text:span><text:span text:style-name="Default_20_Paragraph_20_Font"><text:span text:style-name="T1">hoc est<text:line-break/>bonae significationi , malum ; ut et integra oratio talis sit,<text:line-break/>in ingentibus malis sive affectionibus sive symptomatibus,<text:line-break/>si sit facies bona; hoc est naturali similis, bonum est<text:line-break/>signum. In parvis vero, turium et -hia 1 affectibus aut:<text:line-break/>symptomatibus intellige, si faeles suerit significans coutra-<text:line-break/>ria bonae significationi, malum aliquod significabit. Non-<text:line-break/>nulli quidem palam tamquam ab initio lectio articulum </text:span></text:span><text:span text:style-name="Default_20_Paragraph_20_Font"><text:span text:style-name="T20">τῇ</text:span></text:span><text:span text:style-name="Default_20_Paragraph_20_Font"><text:span text:style-name="T5"><text:line-break/></text:span></text:span><text:span text:style-name="Default_20_Paragraph_20_Font"><text:span text:style-name="T1">haberet, ita explanaverunt, non edocentes, vetera exer</text:span></text:span><text:span text:style-name="Default_20_Paragraph_20_Font"><text:span text:style-name="T12">n-<text:line-break/></text:span></text:span><text:span text:style-name="Default_20_Paragraph_20_Font"><text:span text:style-name="T1">plaria eum articulum bonae significationi adjectum non<text:line-break/>habere, fortasse primo libri scriptore decepto. Alii non<text:line-break/>fotum aliter scripserunt, fed etiam absurdam explanatio-<text:line-break/>nem commenti sunt. Ego vero, ut ab initio dixi, cavens<text:line-break/>ne longius commentaria producerem , multa minus recte</text:span></text:span></text:p>
      <text:p text:style-name="P3"><text:span text:style-name="Default_20_Paragraph_20_Font"><text:span text:style-name="T1">dicta silentio praeterire decrevi. Satis namque congrue</text:span></text:span><text:span text:style-name="Default_20_Paragraph_20_Font"><text:span text:style-name="T12">n</text:span></text:span><text:span text:style-name="Default_20_Paragraph_20_Font"><text:span text:style-name="T1">s<text:line-break/>explanationis propositum mihi esse videtur , si et vera quis<text:line-break/>ru ipsa et ad veteris i mentem edoceat : quemadmodum et<text:line-break/>nunc: facie</text:span></text:span><text:span text:style-name="Default_20_Paragraph_20_Font"><text:span text:style-name="T12">n</text:span></text:span><text:span text:style-name="Default_20_Paragraph_20_Font"><text:span text:style-name="T1">ti a loquacitate discedere licet. Nam si in<text:line-break/>magnis affectibus pro eorum magnitudine sacres collapsa.<text:line-break/>non fit, bonum signum est; in parvis .autem e contrario<text:line-break/>malum quoddam significat. Licet igitur et his, si cui<text:line-break/>placeant, uti. Ego vero ad veterem lectionem et ab<text:line-break/>omnibus aliis explanatoribus concessam me recipiam.</text:span></text:span></text:p>
      <text:p text:style-name="P67">.., i <text:span text:style-name="Default_20_Paragraph_20_Font"><text:span text:style-name="T12">. s ... </text:span></text:span>XXXIx - <text:span text:style-name="Default_20_Paragraph_20_Font"><text:span text:style-name="T12">i i . . . i -...<text:line-break/>Apud magnum, ubi mul</text:span></text:span>i<text:span text:style-name="Default_20_Paragraph_20_Font"><text:span text:style-name="T12">er p</text:span></text:span>o<text:span text:style-name="Default_20_Paragraph_20_Font"><text:span text:style-name="T12">st her</text:span></text:span>o<text:span text:style-name="Default_20_Paragraph_20_Font"><text:span text:style-name="T12">um,. arquato super-<text:line-break/></text:span></text:span>v<text:span text:style-name="Default_20_Paragraph_20_Font"><text:span text:style-name="T12">en</text:span></text:span>i<text:span text:style-name="Default_20_Paragraph_20_Font"><text:span text:style-name="T12">ente.<text:tab/>- . .<text:tab/>. .</text:span></text:span></text:p>
      <text:p text:style-name="P1"><text:span text:style-name="Default_20_Paragraph_20_Font"><text:span text:style-name="T1">Sive superioris locutionis finis est haec particula,<text:line-break/></text:span></text:span><text:span text:style-name="Default_20_Paragraph_20_Font"><text:span text:style-name="T12">apud magnum, </text:span></text:span><text:span text:style-name="Default_20_Paragraph_20_Font"><text:span text:style-name="T1">aut loci alienius index, illis quaerendum<text:line-break/>relinquam, qui medicinalia praetereuntes, ut grammatici<text:line-break/>quam medici interpretari maluerunt. satis est enim de</text:span></text:span></text:p>
      <text:p text:style-name="P3">hiS vocibus , <text:span text:style-name="Default_20_Paragraph_20_Font"><text:span text:style-name="T14">apud magnum,</text:span></text:span> illud tantum dixisse, quod<text:line-break/>veteres interpretes dixerunt aut theatrum aut odion, id<text:line-break/>est locum, ubi poëmata recitabantur aut gymnasium he-<text:line-break/>roum aut domum aliquam aut quodlibet aliud hujusmodi<text:line-break/>ab hac voce , <text:span text:style-name="Default_20_Paragraph_20_Font"><text:span text:style-name="T14">magnum</text:span></text:span> , significari. Transgressum autem<text:line-break/>deinceps ad artiS opera illa considerare utile est; Quod<text:line-break/>per heroum aut post Menelaum , quidam enim ita feri-<text:line-break/>fiunt, aegrotus iIIe iaceret, nihiI quicquam utilitatis ha-<text:line-break/>bet; quemadmodum neque quod deinceps dictum est, <text:span text:style-name="Default_20_Paragraph_20_Font"><text:span text:style-name="T14">ar-<text:line-break/>quato superveniente , </text:span></text:span>et si quam maxime ipsi Hippocrati<text:line-break/>ad reminiscentiam utiIe foret, fortasse quidem praedicto-<text:line-break/>rum , forte vero et ipsum per fe; affectus enim aut co-<text:line-break/>loris arquati mulieri supervenientis memoriam revocat.<text:line-break/>Et hoc Ioco apud veteres explanatores et in Vetustis co-<text:line-break/>dicibus verba haec in margine dicta sunt: secundum alios<text:line-break/>quosdam etiam interpretes his vocibus, <text:span text:style-name="Default_20_Paragraph_20_Font"><text:span text:style-name="T14">arquato super-<text:line-break/>veniente, </text:span></text:span>haec adlecta est, permansit, quemadmodum et<text:line-break/>apud quosdam alioS cum negatione, non permansit; non-<text:line-break/>nulli vero et hanc vocem ipsi apponunt. Sed istud qui-</text:p>
      <text:p text:style-name="P3">dem in locutione differentiam, non in sententia facit, at<text:line-break/>priora sensum in contrarium mutant: nam quum arqua-<text:line-break/>tum affectum aut colorem altera lectio permansisse signifi-<text:line-break/>cet , altera non permansisse assirmat. Per se igitur prae-<text:line-break/>sens sermo scriptus neque si permansit, dicat, neque si<text:line-break/>non permansit, quicquam utilitatis nobis afferre potest,<text:line-break/>quomodo aegrotaret aut quomodo affecta esset ignoranti-<text:line-break/>bus. At si supra scriptis annectatur, prorsum supervacuuS<text:line-break/>est; fatis est enim hoc sedum dictum esse, arquato super-<text:line-break/>veniente, hoc exempto citra faciem apparente, tamquam<text:line-break/>alia exigua esse, si seda dicta forent, viderentur; at ipse<text:line-break/>contrarium significavit, quoniam vaIde a naturali statu<text:line-break/>mutata est. Quod enim infertur, hoc me testari docebit,<text:line-break/>ad quod alias praesentia fermoniS explanationes dimitten-<text:line-break/>tem transire jam tempus est. Fortassis enim et ea quae<text:line-break/>nunc dicta funt, praeter nostrum propositum longiora fue-<text:line-break/>runt r- quum praetermittere decreverim, quaecunque le-<text:line-break/>gentibus ipsa adoICscentibus nihil ad artem profutura sunt.</text:p>
      <text:p text:style-name="P3">Neque enim ad sophisticam facu<text:span text:style-name="Default_20_Paragraph_20_Font"><text:span text:style-name="T14">l</text:span></text:span>tatem, quam prorfus odio<text:line-break/>persequor , eos praeparare constituo ; sed artis opera in<text:line-break/>praesagiendo atque curando, in quibus etiam me semper<text:line-break/>exercui.</text:p>
      <text:p text:style-name="Normal">XI..</text:p>
      <text:p text:style-name="P5"><text:span text:style-name="Default_20_Paragraph_20_Font"><text:span text:style-name="T14">Qui apud Tim en e i neptem, iste nigro virit</text:span></text:span>l<text:span text:style-name="Default_20_Paragraph_20_Font"><text:span text:style-name="T14">ique colore<text:line-break/></text:span></text:span>sussesm.</text:p>
      <text:p text:style-name="P1">Si ad ea, quae de facie dicta sunt et hoc quis re-<text:line-break/>fert, aIiquid utilitatis percipiet, ac si Ioco exempli dictum<text:line-break/>sit. Par est enim et hunc, cum alia essent exigua, cor-<text:line-break/>pore a naturali statu longe permutato propter id solum<text:line-break/>aut mortuum esse aut in mortis discrimine versatum. Quod<text:line-break/>si <text:span text:style-name="Default_20_Paragraph_20_Font"><text:span text:style-name="T23">μελαγγλσὶρὸς</text:span></text:span><text:span text:style-name="Default_20_Paragraph_20_Font"><text:span text:style-name="T28"> </text:span></text:span>scriptum fit pro eo quod est <text:span text:style-name="Default_20_Paragraph_20_Font"><text:span text:style-name="T23">μελάγγρσυς</text:span></text:span><text:span text:style-name="Default_20_Paragraph_20_Font"><text:span text:style-name="T28">,<text:line-break/></text:span></text:span>hoc est nigrae cutis, ut in quibusdam codicibus reperi-<text:line-break/>mus, adhuc etiam magis solus iste color magnam quan-<text:line-break/>dam noxam significare videbitur, quamvis alia in aegro-<text:line-break/>tante exigua forent.</text:p>
      <text:h text:style-name="P104" text:outline-level="4"><text:bookmark-start text:name="bookmark105"/>XI.I.<text:bookmark-end text:name="bookmark105"/></text:h>
      <text:p text:style-name="P5"><text:span text:style-name="Default_20_Paragraph_20_Font"><text:span text:style-name="T1">sit </text:span></text:span><text:span text:style-name="Default_20_Paragraph_20_Font"><text:span text:style-name="T14">Perin</text:span></text:span><text:span text:style-name="Default_20_Paragraph_20_Font"><text:span text:style-name="T1">s</text:span></text:span><text:span text:style-name="Default_20_Paragraph_20_Font"><text:span text:style-name="T14">ho feminis speciem referens, tale</text:span></text:span><text:span text:style-name="Default_20_Paragraph_20_Font"><text:span text:style-name="T1"> i</text:span></text:span><text:span text:style-name="Default_20_Paragraph_20_Font"><text:span text:style-name="T14">udicatorium;<text:line-break/>et quae circa abdomen talia, quia mi</text:span></text:span><text:span text:style-name="Default_20_Paragraph_20_Font"><text:span text:style-name="T1">r</text:span></text:span><text:span text:style-name="Default_20_Paragraph_20_Font"><text:span text:style-name="T14">tus liberant, quo-<text:line-break/>niam neque satu multo neque stercore multo tenaci<text:line-break/>delecto evacuabatur; neque enim magna erant prae-<text:line-break/>cordula </text:span></text:span><text:span text:style-name="Default_20_Paragraph_20_Font"><text:span text:style-name="T1">.B</text:span></text:span><text:span text:style-name="Default_20_Paragraph_20_Font"><text:span text:style-name="T14">rassicam sep</text:span></text:span><text:span text:style-name="Default_20_Paragraph_20_Font"><text:span text:style-name="T1">t</text:span></text:span><text:span text:style-name="Default_20_Paragraph_20_Font"><text:span text:style-name="T14">imo die comedit , adhuc aegre<text:line-break/>spirans, partes circa abdomen purgatae sunt, recte sui-<text:line-break/>rans essectus est, alvus ipsi expulit.</text:span></text:span></text:p>
      <text:p text:style-name="P1">Non praesentiS sermonis initium, sed prioris finem<text:line-break/>has voces, <text:span text:style-name="Default_20_Paragraph_20_Font"><text:span text:style-name="T14">in Perintho ,</text:span></text:span> Sabinus esse censet; hunc enim<text:line-break/>sermonem communem, illum priVatum esse dicit; consue-<text:line-break/>visse autem Hippocratem privatis sermonibus aut loco-<text:line-break/>sum aut aegrotantium nomina adjicere. Atque praesens<text:line-break/>sermo, quod in parte sit, ex his constat, quae ipse Hip-<text:line-break/>pocrates subdens ait: quod neque multo flatu neque ster-<text:line-break/>core multo tenaci deiecto evacuabatur. Multa vero in<text:line-break/>voluminibus de morbis popularibus, in quibusdam parti-</text:p>
      <text:p text:style-name="P3">cuiatim visa scripta sunt, universalibus autem praeceptis<text:line-break/>aut plerumque veris fubjecta sunt. Sic igitur et nunc<text:line-break/>gonoides , hoc est seminis speciem reserens, five lotium,<text:line-break/>siVe alVi recrementum ejectum, in Perintho iudicatorium<text:line-break/>apparuit; utrum paucis an uni istud acciderit, non est ex<text:line-break/>ipsius Hippocratis verbis definitum; sed veri similius est<text:line-break/>istud eadem tempestate, qua haec Hippocrates scribebat,<text:line-break/>in multos grassans apparuisse. Quando enim aliquod in<text:line-break/>uno quopiam fieri scribit aut locum civitatis, in quo bo-<text:line-break/>minent decumbentem vidit aut aetatem aut nomen appo-<text:line-break/>nit. CiVitatum autem nomine proprio meminisse in illis<text:line-break/>narrationibus solitum est, in quibus multos eadem passos<text:line-break/>conspicatus est; hoc vero quantum ad artis opera pertinet,<text:line-break/>non multum refert, et hoc, in Perintho, cum quibus velit<text:line-break/>quispiam conjungito. At seminis speciem reserens lotium<text:line-break/>vel etiam dejectio fuerit sane iudicatorium , quoniam hu-<text:line-break/>mor a PraXagora vitreus nominatus eVacuatusi est; fed<text:line-break/>hoc <text:span text:style-name="Default_20_Paragraph_20_Font"><text:span text:style-name="T12">et quae circa abdomen talia,</text:span></text:span> ad antedictum sane re-</text:p>
      <text:p text:style-name="P3">ferri debet: talia enim ad alterum referri dicuntur, nihil<text:line-break/>autem de abdominibuS praedictum est. PortassiS igitur cum<text:line-break/>primum exempIar ex Hippocratis commentariis describe-<text:line-break/>retur, aliquod hujusmodi scriptum omissum fuit; aut ipse<text:line-break/>sibi ipsi hoc, quod ad primum aegrotum referatur, me-<text:line-break/>moriae causa scripsit, de quo id fotum praedixerat: qui<text:line-break/>apud Timenei neptem, iste nigrae cutis erat. Verum non-<text:line-break/>nuIIi propter hanc ambiguitatem sic sane duplicem lectio-<text:line-break/>nem explanabant, i<text:span text:style-name="Default_20_Paragraph_20_Font"><text:span text:style-name="T12">udicatorium</text:span></text:span> et quae citra abdomen,<text:line-break/>perinde ac si ita scriptum esset: seminis speciem referens<text:line-break/>urina judicatoria est et ab affectibus abdominis extrahi<text:line-break/>oportet; iterumque ab alio initio dicatur, talia quia mi..<text:line-break/>ctus sanant, ut intelligamus, <text:span text:style-name="Default_20_Paragraph_20_Font"><text:span text:style-name="T12">talia</text:span></text:span> quae in abdomine fiunt.<text:line-break/>Atque hujus rei testimonium deinceps fcripfit, quod neque<text:line-break/>multo flatu neque stercore multo tenaci dejecto evacua-<text:line-break/>bantur, hoc est nullo alio affecto, quod abdominis tunso-<text:line-break/>rem dissolvere posset, per sola feminis fimilia lotia mor-<text:line-break/>bus iudicatus est. Forsan enim tale quoddam <text:span text:style-name="Default_20_Paragraph_20_Font"><text:span text:style-name="T12">A</text:span></text:span>bdomen</text:p>
      <text:p text:style-name="P3">erat, quale in praesagiorum libro ipse per haec verba<text:line-break/>narravit: ex praecordiis dolores et tumores, si recentes<text:line-break/>sint et absque inflammatione, solvit strepitus in praecordiis<text:line-break/>ortus et maxime quidem .cum stercore et lotio et flatu<text:line-break/>egressus: si vero ipse non transgressus fit, juvat saltem et<text:line-break/>in inserioresi partes descendens. Neque enim phlegmonem<text:line-break/>aut aliquod aliud ipsa etiam contumacius in jecore aut<text:line-break/>mtestinisi aut ventriculo conflatum, seminis simile lotium<text:line-break/>solum redditum discutere potuisset. Propterea igitur ipse<text:line-break/>intulit: neque enim magna erant praecordia; quoniam, si<text:line-break/>magna luissent, non utique per urinae semini similis ex-^<text:line-break/>cretionem dissolvi atque attenuari potuissent. Caeterum<text:line-break/>quoniam quod subditur, cum ita praedictis non admodum<text:line-break/>concordare videtur, idcirco nonnulli ab alio initio ipsum<text:line-break/>legebant, hanc vocem <text:span text:style-name="Default_20_Paragraph_20_Font"><text:span text:style-name="T23">σὐ</text:span></text:span><text:span text:style-name="Default_20_Paragraph_20_Font"><text:span text:style-name="T28"> </text:span></text:span>cum spiritu crasso scribentes et<text:line-break/>articulum masculinum genitivi casuS facientes, ut li et ejus-<text:line-break/>modi oratio esset: cujus enim hominis magna erant prae-<text:line-break/>cordia, brassicam is septimo die comedit, adhuc aegre spirans;</text:p>
      <text:p text:style-name="P3">postquam vero abdomen purgatum est , recte spirans suit,<text:line-break/>hoc est bene spirans et naturaliter spiritum ducensi. Non<text:line-break/>scripsit tamen, utrum ducens alvum brassica subfidio fuit,<text:line-break/>an digestionis ratione. Sed quidam hanc vocem, recte<text:line-break/>respirans, explanaverunt, ortllopnoicon vocatum dissicilis<text:line-break/>spirationis modum ab ipsa fignificari dicentes. In aenig-<text:line-break/>maticis enim sermonibus, quidquid libuerit, quisque di-<text:line-break/>cere potest, nullam infignem utilitatem nobis ex illis per-<text:line-break/>cipientibusi, in quibus neque certam Hippocrate mentem,<text:line-break/>sed explanatorum perdiscere licet.</text:p>
      <text:p text:style-name="Normal">XLII.</text:p>
      <text:p text:style-name="P5"><text:span text:style-name="Default_20_Paragraph_20_Font"><text:span text:style-name="T14">De sanguine ichoroide quod in pavidis talis aut in vigi-<text:line-break/></text:span></text:span><text:span text:style-name="Default_20_Paragraph_20_Font"><text:span text:style-name="T1">f</text:span></text:span><text:span text:style-name="Default_20_Paragraph_20_Font"><text:span text:style-name="T14">antibus et sive malus sive bonus.</text:span></text:span></text:p>
      <text:p text:style-name="P1">Non fimpliciter tenuem et aqueum sanguinem ab ipso<text:line-break/>ichoroidea vocari suspicandum est, sed eum qui venenosa</text:p>
      <text:p text:style-name="P3">aliqua et maligna facuItate praeditus sit. In fecundo nam-<text:line-break/>que de morbis popuIaribus ipse- scripsit : et sub cute icho-<text:line-break/>res creabantur; inclusi autem CaIescebant et pruritum ex-<text:line-break/>citabant; deinde pustu<text:span text:style-name="Default_20_Paragraph_20_Font"><text:span text:style-name="T12">l</text:span></text:span>ae ut ambustis exurgebant et fub<text:line-break/>cute uri fe putabant. Constat igitur ut ex ichoribus<text:line-break/>haud exigua fymptomata oriri dican Plato etiam in si-<text:line-break/>maeo per hanc vocem, <text:span text:style-name="Default_20_Paragraph_20_Font"><text:span text:style-name="T12">ichores, </text:span></text:span>tale quiddam significat,<text:line-break/>haec inquiens: Ichor autem sanguinis quidem serum mi-<text:line-break/>tis; nigrae vero bilis, sed acidae, ferus. Ichoroides ita-<text:line-break/>que fanguis vocatur in se pravam ac tenuem humiditatem<text:line-break/>continens , non aqueam et morsu carentem , fed morda-<text:line-break/>cem et erodentem. Dicente autem Piatone, ichor vero<text:line-break/>fanguiniS quidem serum mitis, nigrae vero bilis, fed aci--<text:line-break/>dae, ferus nobis declaratum est, quemadmodum in lacte<text:line-break/>perosa quaedam humiditas est, veluti colamentum et cir-<text:line-break/>cumfluitans crassiorem ejus partem, eodem sane modo in<text:line-break/>omnibus succis et humoribus setosum quendam, at tenuem<text:line-break/>liquorem reperiri^ . Different autem inter se secundum</text:p>
      <text:p text:style-name="P3">eorum scilicet humorum naturas, quorum serum esse di-<text:line-break/>reretur et erit insestissimum atrae bilis serum; minus in-<text:line-break/>festum flavae, minus item quam hoc pituitae; sed<text:line-break/>omnium mitissimum est sanguinis serum et ichor: nihil<text:line-break/>enim in praesentia reseret hoc aut illo modo dicere.<text:line-break/>Verum quoniam bisariam sanguinem appellamus, interdum<text:line-break/>eum a nuper dictis humoribus distinguentes, interdum a<text:line-break/>superante omnes in vasculis succos sanguinem vocantes,<text:line-break/>ichoroides sanguis nunc in secunda significatione accipien-<text:line-break/>dus est ; quemadmodum et omnes medici in venae sectione<text:line-break/>dicere assolent, interdum serosum, interdum melancholi-<text:line-break/>cum aut pituitosum aut biliosum , nonnunquam et natu-<text:line-break/>ratem sanguinem effluxisse dicentes. Omnino quidem<text:line-break/>pavidos, hoc est cum terrore perturbatos, praeterea etiam<text:line-break/>vigileSt ichoroideS sanguis essiciet ; quod fi vitiosa alicuius<text:line-break/>succi non modo sanguinis serum in sanguinaria vasculis<text:line-break/>contineatur et deliria et phrenitidas et furores pariet, fed<text:line-break/>hoc loco sanguinei seri meminisse videntur, quoddam libi</text:p>
      <text:p text:style-name="P3">ipsi memoriae fubfidium fcribens. Timiditatem quidem<text:line-break/>pituitae serum facere par est, non tamen vigiliam aut<text:line-break/>perturbationem aut animi motum cum terrore : torpor<text:line-break/>enhn ipsi et frigus inest folum atque malignitas; nisi forte<text:line-break/>et ipsa plane vitiata, acida aut falsa evaserit. Sed illud<text:line-break/>prosecto quaesitu dignum est, quod ipse inquit <text:span text:style-name="Default_20_Paragraph_20_Font"><text:span text:style-name="T14">et sive<text:line-break/>malus sive bonus. </text:span></text:span>Nam st quisi absolute malum esse<text:line-break/>icboroidea sanguinem asserat, recte dicere videbitur: omnis<text:line-break/>enim sanguis ita vocatus naturali comparatur. At si quis-<text:line-break/>piam aliorum succorum subolibus sanguinem comparans,<text:line-break/>non pravum eum aut bonum esse dicat, iste quoque ve-<text:line-break/>rum dicere haud injuria putabitur. Plerumque autem et<text:line-break/>nostrae tempestatis homines et antiqui minus malum , bo-<text:line-break/>num aut probum aut laudabile aut aliqua id genus voce<text:line-break/>appellare consueverunt, et praesertim cum magnus quidam<text:line-break/>excessus fuerit, valde pravi ab eo, quod modice a naturali<text:line-break/>statu discesserit. Quare et ichoroides sanguis , quaerente<text:line-break/>Hippocrate, maluSne an bonus sit, possumus noS ita ferre</text:p>
      <text:p text:style-name="P3">sententiam. Optimo quidem sanguine comparatus malus<text:line-break/>est; aliis vero omnibus, quibus alterius cujuSdam vitiosi<text:line-break/>succi ichor admixtus suerit, longe melior et optabilior<text:line-break/>atque idcirco bonus est.</text:p>
      <text:p text:style-name="Normal">XLIII.</text:p>
      <text:p text:style-name="P5"><text:span text:style-name="Default_20_Paragraph_20_Font"><text:span text:style-name="T14">Quibus lienis est declivis, pedes et manus et genua calida;<text:line-break/>nasus et aures feigidae somper; num propter hoc quod<text:line-break/>sanguis? num et natura talem isti habent?</text:span></text:span></text:p>
      <text:p text:style-name="P1">Quod decliviS lienis deorsum vergens dicitur et ex<text:line-break/>ipsa voce discere licet. Utrum autem ob ipsius tumores<text:line-break/>in partibus inserioribus excitatos an cum in ipsas inserto-<text:line-break/>res corporis partes vitiosos in se contentos humores de-<text:line-break/>pellit, idcirco declivem lienem appellaverit, hoc non item<text:line-break/>ex voce hac percipi potest. Possumus quidem , quantum<text:line-break/>ad rerum naturam pertinet, secundum utrumque dictum<text:line-break/>modum declivem lienem ab ipso vocatum esse intelligere;</text:p>
      <text:p text:style-name="P3">pedes enim, inquit, et manus et genua calida; nasus au-,<text:line-break/>tem et aures Rigidae. Genua quidem et pedqs decliVi<text:line-break/>liene calida apparere rationabile est, quemadmodum et<text:line-break/>nares et aures frigidas ; manus autem in declivi morbo<text:line-break/>calidas esse nulla ratio demonstrat; potius enim quispiam<text:line-break/>ipsas inter superiores partes collocaverit; sin minus, at<text:line-break/>saltem neque inter inferiores. Quod igitur aures et na-<text:line-break/>fus frigidi sint, inferiores vero partes calidae, causam<text:line-break/>speculans Hippocrates inquit, utrum propterea quod te-<text:line-break/>nuem habent sanguinem, cum lienes declives sunti<text:span text:style-name="Default_20_Paragraph_20_Font"><text:span text:style-name="T12">l</text:span></text:span> Ali-<text:line-break/>qui vero non lienis contra respondere istud ajunt, num<text:line-break/>et natura talem isti habent^ sed illi, quod postea scriptum<text:line-break/>est, totumque sermonem ita constituunt, num et natura<text:line-break/>talem isti habent, ut suppurationibus^ Considerandum<text:line-break/>igitur deinceps exquisitius de ipso erit, an, ut suppura-<text:line-break/>tionibus , cum istis praedictis ita scribentes copulent; sed<text:line-break/>qui hoc deinceps scriptorum initium esse volunt, hanc<text:line-break/>vocem, <text:span text:style-name="Default_20_Paragraph_20_Font"><text:span text:style-name="T12">ut</text:span></text:span>, auferunt ac talem orationem faciunt: suppu-</text:p>
      <text:p text:style-name="P3">rationibus terminus, suppuraturo ventres perturbantur,<text:line-break/>suppuratorum indicium ventriS perturbationem statuenteS.<text:line-break/>Non de omnibus autem fuppurantibuS, sed de iis solis,<text:line-break/>quae per intestinorum excretionem erumpunt, signum hoc<text:line-break/>scribit Hippocrates. Quod vero fine distinctione , de qui-<text:line-break/>bus intelligat, narrationem secedit, nihil mirum, si ejus,<text:line-break/>quod a principio dictum est, meminerimus, ipsum videli-<text:line-break/>cet fibi ipsi haec ut materiam quandam ad libroS confi-<text:line-break/>ciendos praescribere; solum enim ad eorum, quae signi-<text:line-break/>ficare fibi ipsi vult, reminiscentiam pertinet in scriptura<text:line-break/>positum; istud scilicet, ventres perturbantur, ipso dicente<text:line-break/>ventres in hujusmodi suppurationibus perturbari, quae<text:line-break/>cum erupturae sunt, ichor quidam tenuis ex pure prius<text:line-break/>exsudat, a quo intestina demorsa conturbationem ventri<text:line-break/>inserunt, hoc est morsus et assiduas excernendi cupidita-<text:line-break/>Ies. Aliqui vero et hanc lectionem agnoscunt.</text:p>
      <text:p text:style-name="P3">XI.IV.</text:p>
      <text:p text:style-name="P5"><text:span text:style-name="Default_20_Paragraph_20_Font"><text:span text:style-name="T14">Suppurationibus umbilicus terminus, quibus suppuratur</text:span></text:span>o<text:line-break/><text:span text:style-name="Default_20_Paragraph_20_Font"><text:span text:style-name="T14">ventres turbantur.</text:span></text:span></text:p>
      <text:p text:style-name="P1">Voluit brevibus docere, quod in praesagiorum libro<text:line-break/>clare dictum fuit; minime vero, quae infra umbilicum in<text:line-break/>suppurationem vertuntur; at quibus eruptura fuppuratio,<text:line-break/>ventres prius conturbantur. Verum et aliter muttis mo-<text:line-break/>dis scribunt ac diUidunt non haec solum verba, fed etiam<text:line-break/>alia plurima hujusce libri interpretes, ut quis ad artis<text:line-break/>opera festinans multum retardetur, ac nonnulli id facere<text:line-break/>videntur, quod Timon per similitudinem dixit:</text:p>
      <text:p text:style-name="Normal"><text:span text:style-name="Default_20_Paragraph_20_Font"><text:span text:style-name="T14">Quid vis? pauca caro, ossa multa.</text:span></text:span></text:p>
      <text:p text:style-name="Normal">Quidam autem et sequentem sermonem , cujus initium est:<text:line-break/><text:span text:style-name="Default_20_Paragraph_20_Font"><text:span text:style-name="T14">lienis durus, </text:span></text:span>non superius cum praesenti coniungunt, ut<text:line-break/>de lienis differentiis oratio ipsi habita sit. Transeuntes<text:line-break/>igitur ad ipsum differentias istas videamus, aliquid enim<text:line-break/>utilitatis continent.</text:p>
      <text:h text:style-name="P104" text:outline-level="4"><text:bookmark-start text:name="bookmark107"/>XI.V.<text:bookmark-end text:name="bookmark107"/></text:h>
      <text:p text:style-name="P5">L<text:span text:style-name="Default_20_Paragraph_20_Font"><text:span text:style-name="T14">ienis durus non superius, inferius teres, latus, crassas,<text:line-break/>longus , tenuis.</text:span></text:span></text:p>
      <text:p text:style-name="P1">C<text:span text:style-name="Default_20_Paragraph_20_Font"><text:span text:style-name="T14">A r</text:span></text:span></text:p>
      <text:p text:style-name="P1">Tumorum lienis praeter naturam differentias his ver-<text:line-break/>bis scripsit sibi ipsi fortasse designans, quoniam declivis<text:line-break/>lienis paulo ante meminerat. Prima igitur differentia<text:line-break/>hujusmodi lienis est, quum durus fuerit, sed non supe-<text:line-break/>rius , manifestum est quod in ima parte durus est. Se-<text:line-break/>cunela vero ex iis quas in propofitis verbis recensuit dis-<text:line-break/>ferentia iterum ipsorum decliVium lienum propria est;<text:line-break/>istorum enim delirium lienum commune quum fit, fupe-<text:line-break/>rioresi partes non duras habere, sed imas, aliquis teres<text:line-break/>est, aliquis latus, aliquis in longitudinem excrevit aut cum<text:line-break/>tumore praeter naturam aut sine eo, solum longitudinis<text:line-break/>incrementum habens. Priorem quidem differentiam innuit<text:line-break/>dicens: crassius, longus; secundam vero quum dixit, lon-<text:line-break/>gus, tenuis. Nam quum vox haec, <text:span text:style-name="Default_20_Paragraph_20_Font"><text:span text:style-name="T14">longus</text:span></text:span>, bis ab Hip-</text:p>
      <text:p text:style-name="P3">pocrate, ut quis coniicere potest, scripta foret, alteram<text:line-break/>exemplaris scriptores ademerunt, talemque orationem, qua-<text:line-break/>Iem nuper ante scripsi, reddiderunt. Rationi autem con-<text:line-break/>fentaneum est, ipsum primae differentiae meminisse, ubi<text:line-break/>inquit, lienis durus non superius , hoc est ab ima parte<text:line-break/>durus , quemadmodum et declivis est. Deinde rursum<text:line-break/>ipsius quatuor differentias enumeravit, unam per quam<text:line-break/>teres est, fecundam per quam latus; quibus ambabus<text:line-break/>commune est, in longitudinem protensum non esse lienem,<text:line-break/>duas reliquas diflerentias ponit, unam quidem longi et<text:line-break/>orasti lienis, alteram longi et tenuis. Quum bis enim, ut<text:line-break/>dixi , haec vox <text:span text:style-name="Default_20_Paragraph_20_Font"><text:span text:style-name="T12">longus</text:span></text:span> scripta esset , par est eum qui ex<text:line-break/>veteribus <text:span text:style-name="Default_20_Paragraph_20_Font"><text:span text:style-name="T12">c</text:span></text:span>odicibus descripsit, hanc ut fupervacuam omi-<text:line-break/>sisse. Vetus quidem lectio talis est, in qua vocem hanc,<text:line-break/><text:span text:style-name="Default_20_Paragraph_20_Font"><text:span text:style-name="T12">longus,</text:span></text:span> ab Hippocrate bis pofitam si semel a librario fuisse<text:line-break/>descriptam ego contendo. Forsan autem etsi ab ipso<text:line-break/>Hippocrate <text:span text:style-name="Default_20_Paragraph_20_Font"><text:span text:style-name="T12">T</text:span></text:span>emet inter has voces, <text:span text:style-name="Default_20_Paragraph_20_Font"><text:span text:style-name="T12">erasus et tenuis</text:span></text:span>, feri-<text:line-break/>pta esset, a communi sensu inteIIigi posset et cum prae-</text:p>
      <text:p text:style-name="P3">dicta et cum sequenti coniungi : nam et multa id genus<text:line-break/>alia apud veteres reperiuntur. Verum explanatores ego<text:line-break/>demiratus sum, haec verba multis modis alium aliter tran-<text:line-break/>scribentes. Si quiS enim prorsum a veteri lectione dis-<text:line-break/>cedere audeat, aliqua verisimili de causa id sacere debet,<text:line-break/>sicut ego nunc rationabile esse dixi, quum dictio haec,<text:line-break/><text:span text:style-name="Default_20_Paragraph_20_Font"><text:span text:style-name="T14">longus, </text:span></text:span>bis scripta soret, alteram esse omissam. Quod<text:line-break/>hujusmodi autem lectionem omnes veteres explanatores<text:line-break/>agnoscant et Eeuxisi locupletissimus testis est. Ipse nam-<text:line-break/>que Glauciam utpote male praesentia verba interpretatum,<text:line-break/>nihil quantum ad lectionem pertinet reprehendit, quam-<text:line-break/>vis et ista locutio ipsi ambigua videatur; sed quod dictis<text:line-break/>negationes addiderit vitio Vertit: ipsum enim haesitantem<text:line-break/>et proposita verba enucleare nequeuntem omnibus prae^<text:line-break/>dictis negationibus adiecisse inquit, perinde ac si ita<text:line-break/>scripsisset Hippocrates, inferius teres, non latus, non cras-<text:line-break/>fusi, non longus, non tenuis. Glaucias namque lienem<text:line-break/>omnia haec vitia fuscipere non posse arbitrabatur, quae</text:p>
      <text:p text:style-name="P3"><text:span text:style-name="Default_20_Paragraph_20_Font"><text:span text:style-name="T1">una .consistere minime valerent: quasi in uno homlue<text:line-break/>omnia bace intelligenda este necesse foret et non sibi<text:line-break/>-ipsi deinceps differentias memoriae causa Hippocrates per-<text:line-break/>fecutus esset, ut antea difficilis spirationis et febrium, ita<text:line-break/>et nunc tumorum praeter naturam in declivibus lienibus.<text:line-break/>Quodsi affirmative dictis negationes addere licet , hoc modo<text:line-break/>aliquis omnia placita depravabit , nullamque veterum fen-<text:line-break/>tentiam stabilem conservabit.</text:span></text:span></text:p>
      <text:p text:style-name="Normal"><text:span text:style-name="Default_20_Paragraph_20_Font"><text:span text:style-name="T1">LXVL</text:span></text:span></text:p>
      <text:p text:style-name="Normal"><text:span text:style-name="Default_20_Paragraph_20_Font"><text:span text:style-name="T12">M</text:span></text:span><text:span text:style-name="Default_20_Paragraph_20_Font"><text:span text:style-name="T1">i</text:span></text:span><text:span text:style-name="Default_20_Paragraph_20_Font"><text:span text:style-name="T12">nus cap</text:span></text:span><text:span text:style-name="Default_20_Paragraph_20_Font"><text:span text:style-name="T1">iti</text:span></text:span><text:span text:style-name="Default_20_Paragraph_20_Font"><text:span text:style-name="T12">s graved</text:span></text:span><text:span text:style-name="Default_20_Paragraph_20_Font"><text:span text:style-name="T1">i</text:span></text:span><text:span text:style-name="Default_20_Paragraph_20_Font"><text:span text:style-name="T12">ne</text:span></text:span><text:span text:style-name="Default_20_Paragraph_20_Font"><text:span text:style-name="T1"> l</text:span></text:span><text:span text:style-name="Default_20_Paragraph_20_Font"><text:span text:style-name="T12">aboran</text:span></text:span><text:span text:style-name="Default_20_Paragraph_20_Font"><text:span text:style-name="T1">ti</text:span></text:span><text:span text:style-name="Default_20_Paragraph_20_Font"><text:span text:style-name="T12">bu</text:span></text:span><text:span text:style-name="Default_20_Paragraph_20_Font"><text:span text:style-name="T1">s.</text:span></text:span></text:p>
      <text:p text:style-name="P1"><text:span text:style-name="Default_20_Paragraph_20_Font"><text:span text:style-name="T1">Nihil aliud intelligere possumus quam quod altia<text:line-break/>lieni accidere dicta minus capitis gravedine laborantibus<text:line-break/>eveniunt. Hujus vero caulam et Rufus et Sabinus di-<text:line-break/>cunt, quia sanguis per gravedinem repurgatur ; propterea<text:line-break/>enim putant nihil in lienem descendere. At satius fue-<text:line-break/>rit ad communem rationem, non ad privatam haec verba</text:span></text:span></text:p>
      <text:p text:style-name="P2"><text:span text:style-name="Default_20_Paragraph_20_Font"><text:span text:style-name="T1">redigere: perrarum enim est in omni corpore duo aliqua<text:line-break/>membra aequaliter esse debilia: nam in plurimis unum<text:line-break/>- plane ejusmodi deprehenditur, in. quod seu plenitudo feu<text:line-break/>vitiosi humores contracti fiant; omnia supervacua ferun-<text:line-break/>tur ; unum autem, si haec praeoccupaverit, reliqua membra<text:line-break/>in naturali statu permanent. Non salum itaque capitis.<text:line-break/>gravedine affectis, fed etiam aliquam f; scabillum partium<text:line-break/>aut fecu</text:span></text:span><text:span text:style-name="Default_20_Paragraph_20_Font"><text:span text:style-name="T12">n</text:span></text:span><text:span text:style-name="Default_20_Paragraph_20_Font"><text:span text:style-name="T1">dum renes et Iecur et ventriculum insumam<text:line-break/>naturaliter habentibus, eam magis quam lienem vitiis ob-<text:line-break/>noxiam esse reperies. Hoc vero commune cum sit et<text:line-break/>universale, proprium eorum quae nunc dicuntur adliciat.<text:line-break/>In qulbus pituitosus humor aut tenuis et aqueus colligi-<text:line-break/>tur, quales profecto et illi sunt, qui capitis gravedine<text:line-break/>vexantur , istis haud ita faece praeter naturam tumores,<text:line-break/>qui ex orastis melancholicisque humoribus constant, in<text:line-break/>liene procreari.</text:span></text:span></text:p>
      <text:p text:style-name="Normal"><text:span text:style-name="Default_20_Paragraph_20_Font"><text:span text:style-name="T1">XI.Vssi</text:span></text:span></text:p>
      <text:p text:style-name="P1"><text:span text:style-name="Default_20_Paragraph_20_Font"><text:span text:style-name="T12">Circa aegrotan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m </text:span></text:span><text:span text:style-name="Default_20_Paragraph_20_Font"><text:span text:style-name="T12">admin</text:span></text:span><text:span text:style-name="Default_20_Paragraph_20_Font"><text:span text:style-name="T1">i</text:span></text:span><text:span text:style-name="Default_20_Paragraph_20_Font"><text:span text:style-name="T12">strat</text:span></text:span><text:span text:style-name="Default_20_Paragraph_20_Font"><text:span text:style-name="T1">i</text:span></text:span><text:span text:style-name="Default_20_Paragraph_20_Font"><text:span text:style-name="T12">o e</text:span></text:span><text:span text:style-name="Default_20_Paragraph_20_Font"><text:span text:style-name="T1">t </text:span></text:span><text:span text:style-name="Default_20_Paragraph_20_Font"><text:span text:style-name="T12">de morbo interroga-</text:span></text:span></text:p>
      <text:p text:style-name="P68"><text:span text:style-name="Default_20_Paragraph_20_Font"><text:span text:style-name="T12">t</text:span></text:span><text:span text:style-name="Default_20_Paragraph_20_Font"><text:span text:style-name="T1">i</text:span></text:span><text:span text:style-name="Default_20_Paragraph_20_Font"><text:span text:style-name="T12">one</text:span></text:span><text:span text:style-name="Default_20_Paragraph_20_Font"><text:span text:style-name="T1">s. </text:span></text:span><text:span text:style-name="Default_20_Paragraph_20_Font"><text:span text:style-name="T12">Quae narra</text:span></text:span><text:span text:style-name="Default_20_Paragraph_20_Font"><text:span text:style-name="T1">t, </text:span></text:span><text:span text:style-name="Default_20_Paragraph_20_Font"><text:span text:style-name="T12">qualia, ut accip</text:span></text:span><text:span text:style-name="Default_20_Paragraph_20_Font"><text:span text:style-name="T1">i</text:span></text:span><text:span text:style-name="Default_20_Paragraph_20_Font"><text:span text:style-name="T12">end</text:span></text:span><text:span text:style-name="Default_20_Paragraph_20_Font"><text:span text:style-name="T1">i </text:span></text:span><text:span text:style-name="Default_20_Paragraph_20_Font"><text:span text:style-name="T12">serm</text:span></text:span><text:span text:style-name="Default_20_Paragraph_20_Font"><text:span text:style-name="T1">o</text:span></text:span><text:span text:style-name="Default_20_Paragraph_20_Font"><text:span text:style-name="T12">ne</text:span></text:span><text:span text:style-name="Default_20_Paragraph_20_Font"><text:span text:style-name="T1">s.<text:line-break/></text:span></text:span><text:span text:style-name="Default_20_Paragraph_20_Font"><text:span text:style-name="T12">Quae ad aegrotan</text:span></text:span><text:span text:style-name="Default_20_Paragraph_20_Font"><text:span text:style-name="T1">t</text:span></text:span><text:span text:style-name="Default_20_Paragraph_20_Font"><text:span text:style-name="T12">e</text:span></text:span><text:span text:style-name="Default_20_Paragraph_20_Font"><text:span text:style-name="T1">m, </text:span></text:span><text:span text:style-name="Default_20_Paragraph_20_Font"><text:span text:style-name="T12">quae ad adstante</text:span></text:span><text:span text:style-name="Default_20_Paragraph_20_Font"><text:span text:style-name="T1">s, </text:span></text:span><text:span text:style-name="Default_20_Paragraph_20_Font"><text:span text:style-name="T12">quae ad<text:line-break/>ex</text:span></text:span><text:span text:style-name="Default_20_Paragraph_20_Font"><text:span text:style-name="T1">t</text:span></text:span><text:span text:style-name="Default_20_Paragraph_20_Font"><text:span text:style-name="T12">erno</text:span></text:span><text:span text:style-name="Default_20_Paragraph_20_Font"><text:span text:style-name="T1">s.,<text:tab/>i<text:tab/>- : i</text:span></text:span></text:p>
      <text:p text:style-name="P1"><text:span text:style-name="Default_20_Paragraph_20_Font"><text:span text:style-name="T1">Proprium dicendorum nomen invenit oeconomiam, id<text:line-break/>est administrationem inquiens. Neque enim ut in aliis<text:line-break/>fere omnibus libris aut affectuum notitias aut curationes<text:line-break/>aut futurorum praesensiones scripsit, ita et in praesentia<text:line-break/>fecit, sed quo quis modo medicinalibus quae didicit<text:line-break/>praeceptis commode uteretur, in proposito sermone de-<text:line-break/>clarat, non ipsa singula, fed communia tantum capita<text:line-break/>describens. Atque inter haec primo de interrogationibus,<text:line-break/>quibus medicus scilicet aegrotantem interrogat, mentionem<text:line-break/>facit; secundo de laborantis sermonibus. Multa enim la-<text:line-break/>horantes consueverunt, quae dicentis mentem patefacere<text:line-break/>possu</text:span></text:span><text:span text:style-name="Default_20_Paragraph_20_Font"><text:span text:style-name="T12">n</text:span></text:span><text:span text:style-name="Default_20_Paragraph_20_Font"><text:span text:style-name="T1">t, ut, nisi. prius ipsum noverimus, ex his quae<text:line-break/>narraverit, qualecunque sit ipsius ingenium, ita nos ipsi</text:span></text:span></text:p>
      <text:p text:style-name="P3"><text:span text:style-name="Default_20_Paragraph_20_Font"><text:span text:style-name="T1">accommodare sciamus. Nam si prudentem hominem hunc,<text:line-break/>praeterea non timidum esse cognoveris, vera ipsi dicere </text:span></text:span><text:span text:style-name="Default_20_Paragraph_20_Font"><text:span text:style-name="T14">t</text:span></text:span><text:span text:style-name="Default_20_Paragraph_20_Font"><text:span text:style-name="T1">ona-<text:line-break/>heris, nihil eorum quae in morbo futura funi, subtrahens,<text:line-break/>neque dissimulans ; at si stultum atque timidum, omnia ea<text:line-break/>quibus ipfe meliori animo luturus sit dicito, neque ta-<text:line-break/>men magnopere mentiaris. Quod si interdum ob extre-<text:line-break/>mam laborantis formidinem ipsi certam salutem polliceri<text:line-break/>coactus fueris , egressus saltem , ejus curam gerentibus<text:line-break/>vera dicito. ipsis quoque laborantibus etsi maxime ti-<text:line-break/>midis, ne, ut aperte mentientes faciunt, salutem polli-<text:line-break/>ceri tentato, ursi illud addideris imprimis, sanitatem<text:line-break/>quidem affuturam , amnis ipso recte agente et medico-<text:line-break/>nun praeceptis obtemperante. Ita enim neque ille ani-<text:line-break/>mum despondebit et tu plerumque vera retuleris.; nam<text:line-break/>plurimi periculosi morbi aegrotos medicis morem haud ge-<text:line-break/>rentes necant.; quandoquidem perpauci admodum prorsus<text:line-break/>mortiferi funi, si neque medicus erret, neque aegrotus,<text:line-break/>neque ministri, neque aliud quicquam extrinsecus fortuito</text:span></text:span></text:p>
      <text:p text:style-name="P3"><text:span text:style-name="Default_20_Paragraph_20_Font"><text:span text:style-name="T1">noxium inciderit. Quicunque enim in periculosis morbis<text:line-break/>plus quam deceat aegrotantes hilares et bonae spei plenos<text:line-break/>reddunt, in multo majorem coniiciunt tristitiam siequen-<text:line-break/>tibus diebus, quum aut in pejus morbus cecidisse vide-<text:line-break/>tur, aut ultra promissa medicorum producitur. Quin etiam<text:line-break/>plures homines confisi, perinde ac si sine periculo aegro-.<text:line-break/>tent, medicis non obtemperant. Itaque laborantis luge-<text:line-break/>cium, prius quum recte valebat, expertos scire melius<text:line-break/>est; at si nunc primum ipsi occurrimus, de ejus locutione,<text:line-break/>qualisnam sit, percipiemus. Ex iis vero, quae praefici-<text:line-break/>mus, aliquid ad morbum utile invenire licet; nam si<text:line-break/>natura modestus audacter respondet, prudens item natura<text:line-break/>si loquendo imprudens deprehenditur, hinc ejus mentem<text:line-break/>lae</text:span></text:span><text:span text:style-name="Default_20_Paragraph_20_Font"><text:span text:style-name="T14">t</text:span></text:span><text:span text:style-name="Default_20_Paragraph_20_Font"><text:span text:style-name="T1">am esse nobis indicabitur , quemadmodum etlam si fo-<text:line-break/>brius cogitabundus aut pervigil et natura loquax in lo-<text:line-break/>emtionibus atque responsionibus tardus torpensque appareat.<text:line-break/>ltem ex ipsis voce aliquando de morbo coniectura depre-<text:line-break/>fiendi potest : quidam enim vix vocem edunt , aliqui rau-</text:span></text:span></text:p>
      <text:p text:style-name="P2"><text:span text:style-name="Default_20_Paragraph_20_Font"><text:span text:style-name="T1">camaut acutam ipfo morbi tempore, nonnulli balbi ac<text:line-break/>blaesi funt; haec singula quid significent alibi didicisti.<text:line-break/>Ex his plane medicus aliquid ad aegroti notitiam perti-<text:line-break/>nens elicere poterit, qualis videlicet sit ejus mens atque<text:line-break/>mores et ipsius morbi quae species sit. Rursum vero ipse<text:line-break/>. et aegroto et adstantibus qualis in arte medica sit , ex<text:line-break/>ipsis interrogationibus demonstrabit. Nam quispiam in<text:line-break/>acuto morbo na</text:span></text:span><text:span text:style-name="Default_20_Paragraph_20_Font"><text:span text:style-name="T14">t</text:span></text:span><text:span text:style-name="Default_20_Paragraph_20_Font"><text:span text:style-name="T1">um acuminatum, oculos cavos tempora-<text:line-break/>que subsidentia intuitus interrogat, num evacuatio aliqua<text:line-break/>ipsi acciderit aut vigilia -et moeror, .num ciborum aesti-<text:line-break/>nentia et fatigatio magna. Sin autem. faciem minime<text:line-break/>contabuisse inspexerit, sciscitabitur num aliqua ex usitatis<text:line-break/>excretionibus suppressa sit, num praeter morem otiose et<text:line-break/>largo cibo usus vitam duxerit. Poterit item et de frigore,<text:line-break/>aestu, nimio vini potu et id genus aliis omnibus apposite<text:line-break/>percontari, ut in hoc ipfo primum a praesentibus laude-<text:line-break/>tur. Etenim si praeterita et aegrotanti adstantibusque<text:line-break/>praefcita medicus interrogando vestiget , statim ipsimi ad-</text:span></text:span></text:p>
      <text:p text:style-name="P3"><text:span text:style-name="Default_20_Paragraph_20_Font"><text:span text:style-name="T1">mirantur, quemadmodum dam</text:span></text:span><text:span text:style-name="Default_20_Paragraph_20_Font"><text:span text:style-name="T14">n</text:span></text:span><text:span text:style-name="Default_20_Paragraph_20_Font"><text:span text:style-name="T1">are solent, sanando aliqua<text:line-break/>iis quae facta sunt contraria perquisivit. Verum etiam si<text:line-break/>eorum aliqua quae aegrotis acciderunt, priusquam ab ipsis<text:line-break/>audivit, in media locutione in interrogando ac respon-<text:line-break/>dendo ipse forte dixerit, magnam sui admirationem con-<text:line-break/>citat. Haec sane omnia a nobis alibi tradita sunt et hoc<text:line-break/>loco, ut dictum est, haec sula primaque capita, recensente<text:line-break/>Hippocrate, nos quoque fecundum primam quandam divi-<text:line-break/>sionem ipsa narravimus, quae si omnia singulatim dicere<text:line-break/>voluero, et in prognostica explanationes et de judicatiuni-<text:line-break/>bus commentaria huc transscrre coactus fuero, Sed prae-<text:line-break/>terea ad oeconomiam ufumque conducunt quaedam ab<text:line-break/>Herodoto inscripta in libro, quem ip</text:span></text:span><text:span text:style-name="Default_20_Paragraph_20_Font"><text:span text:style-name="T14">t</text:span></text:span><text:span text:style-name="Default_20_Paragraph_20_Font"><text:span text:style-name="T1">e medicum inseri-.<text:line-break/>psit ; a nobis vero et ubi de praesagiendo fermonem feci-<text:line-break/>mus , dicta sunt. Igitur rursum ab initio orationis no-<text:line-break/>strae capita .repetentes, ad aliquod eorum, quae primo<text:line-break/>scripta sunt, transeamus. Quemadmodum in vita omnia<text:line-break/>opportuna possidere, vestes dico, ulensilia, servos, jumenta</text:span></text:span></text:p>
      <text:p text:style-name="P2"><text:span text:style-name="Default_20_Paragraph_20_Font"><text:span text:style-name="T1">et alias pecudes , aedes item , frumentum, legumina, bella-<text:line-break/>ria, vinum, oleum aliaque id ge</text:span></text:span><text:span text:style-name="Default_20_Paragraph_20_Font"><text:span text:style-name="T12">n</text:span></text:span><text:span text:style-name="Default_20_Paragraph_20_Font"><text:span text:style-name="T1">us omnia, ab eorum<text:line-break/>convenienti usu, quem oecononiam vocant, longe differt.<text:line-break/>Sic et in medicina artem didicisse et iis, quae quis didi-<text:line-break/>cit, apposite uti haud idem esta ut ipsa in tempore in-<text:line-break/>terrogare et dicere sciat; in tempore aliquid ab aegrotante<text:line-break/>aut ejus familiaribus audire ipfosque edocere, ut ad fer-<text:line-break/>vitia utilissimi sint et extrinsecus incidentia animadver-<text:line-break/>tant, quae a medicis et. aegroti domesticis negliguntur.<text:line-break/>Inter quae maxime utilia funt quae ad decubitus perti-<text:line-break/>nent vel ad aedes prorsus malas vel ad cubicula, in qui-<text:line-break/>bus aegroti jacent , propter odorem tetrum aut aerem ca-<text:line-break/>lidum feu frigidum valde aut situ aut putredine vitiatum.</text:span></text:span></text:p>
      <text:p text:style-name="P5"><text:span text:style-name="Default_20_Paragraph_20_Font"><text:span text:style-name="T1">. Praeterea molestiae ac. vexationibus , quae a vicinis aut<text:line-break/>iis qui in publicis viis versantur, aegrotis adhibentur, .<text:line-break/>medicum prospicere convenit, ac de his omnibus cum<text:line-break/>familiaribus amicisque aegrotantis disserere. Haec est</text:span></text:span></text:p>
      <text:p text:style-name="P3"><text:span text:style-name="Default_20_Paragraph_20_Font"><text:span text:style-name="T1">enim atque hujusmodi circa laborantes vocata oeconomia,<text:line-break/>id est administratio.</text:span></text:span></text:p>
      <text:p text:style-name="Normal"><text:span text:style-name="Default_20_Paragraph_20_Font"><text:span text:style-name="T1">XLV11I.</text:span></text:span></text:p>
      <text:p text:style-name="P5"><text:span text:style-name="Default_20_Paragraph_20_Font"><text:span text:style-name="T12">Quoniam in cal</text:span></text:span><text:span text:style-name="Default_20_Paragraph_20_Font"><text:span text:style-name="T1">i</text:span></text:span><text:span text:style-name="Default_20_Paragraph_20_Font"><text:span text:style-name="T12">diore sumtorum</text:span></text:span><text:span text:style-name="Default_20_Paragraph_20_Font"><text:span text:style-name="T1">, i</text:span></text:span><text:span text:style-name="Default_20_Paragraph_20_Font"><text:span text:style-name="T12">n dex</text:span></text:span><text:span text:style-name="Default_20_Paragraph_20_Font"><text:span text:style-name="T1">t</text:span></text:span><text:span text:style-name="Default_20_Paragraph_20_Font"><text:span text:style-name="T12">r</text:span></text:span><text:span text:style-name="Default_20_Paragraph_20_Font"><text:span text:style-name="T1">is </text:span></text:span><text:span text:style-name="Default_20_Paragraph_20_Font"><text:span text:style-name="T12">et n</text:span></text:span><text:span text:style-name="Default_20_Paragraph_20_Font"><text:span text:style-name="T1">i</text:span></text:span><text:span text:style-name="Default_20_Paragraph_20_Font"><text:span text:style-name="T12">gri. Jd-<text:line-break/>c</text:span></text:span><text:span text:style-name="Default_20_Paragraph_20_Font"><text:span text:style-name="T1">i</text:span></text:span><text:span text:style-name="Default_20_Paragraph_20_Font"><text:span text:style-name="T12">rco e</text:span></text:span><text:span text:style-name="Default_20_Paragraph_20_Font"><text:span text:style-name="T1">t </text:span></text:span><text:span text:style-name="Default_20_Paragraph_20_Font"><text:span text:style-name="T12">extra venae e</text:span></text:span><text:span text:style-name="Default_20_Paragraph_20_Font"><text:span text:style-name="T1">t </text:span></text:span><text:span text:style-name="Default_20_Paragraph_20_Font"><text:span text:style-name="T12">longe b</text:span></text:span><text:span text:style-name="Default_20_Paragraph_20_Font"><text:span text:style-name="T1">i</text:span></text:span><text:span text:style-name="Default_20_Paragraph_20_Font"><text:span text:style-name="T12">l</text:span></text:span><text:span text:style-name="Default_20_Paragraph_20_Font"><text:span text:style-name="T1">io</text:span></text:span><text:span text:style-name="Default_20_Paragraph_20_Font"><text:span text:style-name="T12">siore</text:span></text:span><text:span text:style-name="Default_20_Paragraph_20_Font"><text:span text:style-name="T1">s.</text:span></text:span></text:p>
      <text:p text:style-name="P1"><text:span text:style-name="Default_20_Paragraph_20_Font"><text:span text:style-name="T1">Hoc quoque loco id, quod maxime totam orationem<text:line-break/>continuat, omissum esse nihil mirum esto, neque enitus<text:line-break/>liber iste compositio est, ut divulgetur, edita; fed appa-<text:line-break/>ratus quidam vel annotationes , quales nobis ipsi conficere<text:line-break/>folemus. Nam si integer liber esset, ita rane incipiens,<text:line-break/>ut lu aphorismis scripsit, quae consequuntur adjecisset,<text:line-break/>totam orationem talem reddens: foetus masculi quidem in<text:line-break/>dextris uteri partibus consistere magis inveniuntur, sue-<text:line-break/>minae in altero ejus sinu, sinistro videlicet. Decens enim<text:line-break/>est in </text:span></text:span><text:span text:style-name="Default_20_Paragraph_20_Font"><text:span text:style-name="T12">c</text:span></text:span><text:span text:style-name="Default_20_Paragraph_20_Font"><text:span text:style-name="T1">alidiore uteri parte calidiorem foetum coalescere;<text:line-break/>calidior est autem masculus , ut ipsius venarum magnitudo</text:span></text:span></text:p>
      <text:p text:style-name="P3"><text:span text:style-name="Default_20_Paragraph_20_Font"><text:span text:style-name="T1">et color indicat; nigriores enim plerumque viri mulieribus<text:line-break/>sunt. Ita namque si exactum opus scripsisset Hippocrates,<text:line-break/>quale est de fracturis, de articulis, de praesagiis atque<text:line-break/>id genus, alia locutione .usus fuisset; quoniam vero, ut<text:line-break/>dixi, haec sibi ipsi veluti delineavit, idolico orationis<text:line-break/>caput omissum est, ipfo non significante de masculis utero<text:line-break/>contentis haec dicta esse: marem fana in dextra. uteri<text:line-break/>parte concipi et alii vetustissimi viri testati sunt. Parme-<text:line-break/>rides enim ita inquit: in dextris quidem pueros, sinistris<text:line-break/>vero puellas. At Empedocles sic:</text:span></text:span></text:p>
      <text:p text:style-name="P1">E<text:span text:style-name="Default_20_Paragraph_20_Font"><text:span text:style-name="T12">n cal</text:span></text:span>i<text:span text:style-name="Default_20_Paragraph_20_Font"><text:span text:style-name="T12">d</text:span></text:span>io<text:span text:style-name="Default_20_Paragraph_20_Font"><text:span text:style-name="T12">re en</text:span></text:span>im <text:span text:style-name="Default_20_Paragraph_20_Font"><text:span text:style-name="T12">par</text:span></text:span>t<text:span text:style-name="Default_20_Paragraph_20_Font"><text:span text:style-name="T12">e</text:span></text:span> t<text:span text:style-name="Default_20_Paragraph_20_Font"><text:span text:style-name="T12">errae</text:span></text:span> m<text:span text:style-name="Default_20_Paragraph_20_Font"><text:span text:style-name="T12">asculu</text:span></text:span>s <text:span text:style-name="Default_20_Paragraph_20_Font"><text:span text:style-name="T12">sui</text:span></text:span>t. ,</text:p>
      <text:p text:style-name="P1"><text:span text:style-name="Default_20_Paragraph_20_Font"><text:span text:style-name="T1">Et nigri idcirco et viriliores Viri et hirfirti magis.<text:line-break/>At opinionem de maris temperatura ut calidiore veram<text:line-break/>esse exquisite in commentariis de temperamentis explica-<text:line-break/>vimus. Nunc vero , ut saepius repetivimus, Hippocratica</text:span></text:span></text:p>
      <text:p text:style-name="P2"><text:span text:style-name="Default_20_Paragraph_20_Font"><text:span text:style-name="T1">decreta , nisi obiter ratione confirmare non decrevimus;<text:line-break/>fed ejus tantum verba interpretari. Verum et hanc lectio-<text:line-break/>- nem nonnulli recentiores explanatores immutare ausi funt,<text:line-break/>hanc dictionem., /i</text:span></text:span><text:span text:style-name="Default_20_Paragraph_20_Font"><text:span text:style-name="T12">r</text:span></text:span><text:span text:style-name="Default_20_Paragraph_20_Font"><text:span text:style-name="T1">mio</text:span></text:span><text:span text:style-name="Default_20_Paragraph_20_Font"><text:span text:style-name="T12">rum, </text:span></text:span><text:span text:style-name="Default_20_Paragraph_20_Font"><text:span text:style-name="T1">in hanc </text:span></text:span><text:span text:style-name="Default_20_Paragraph_20_Font"><text:span text:style-name="T12">firmius</text:span></text:span><text:span text:style-name="Default_20_Paragraph_20_Font"><text:span text:style-name="T1"> converten-<text:line-break/>tes ; istis namque rationabile esse videtur dextram partem<text:line-break/>uteri ut calidiorem, .ita firmiorem esse debere : similiter<text:line-break/>enim quantum ad firmitudinem pertinet feste habere vide-<text:line-break/>tur. Atque ideo scribendum esse ajunt, quoniam in ealidlo-<text:line-break/>tribus firmius in dextris et nigri, hoc significantibus ver-<text:line-break/>bis, in calidiore vulvae sinu conceptum esse firmius, quod<text:line-break/>idem significat ac valentius et robustius, quandoquidem<text:line-break/>et calidius est natura. De veritate autem hujusce placiti<text:line-break/>in praesentia, ut dixi, aron est tempus disserendi. Cae-<text:line-break/>terum quoniam nonnulli adversos dicentes omnes. dextras<text:line-break/>partes sinistris ob jecoris situm calidiores esse ac yaleutio-<text:line-break/>res , contradicentes inquiunt : At in laeva parte cor poni-<text:line-break/>tur, neque dexter oculus exactius quam sinister cernere,<text:line-break/>neque dextra auris audire aut dextrum crus melius am-</text:span></text:span></text:p>
      <text:p text:style-name="P3">bulare cognofcitur, sed in dextra manu solum id verisi-<text:line-break/>mile esse videtur. Idcirco pauca in istos dicentur : ma-<text:line-break/>xima namque demonstratio , quod plurimi mares in dextra<text:line-break/>parte concipiantur, illud est, quod ex animalium disse-<text:line-break/>ctione confpicitur. Duos quidem sinus habente utero per<text:line-break/>cervicem ambobus communem copulatos, mares sane ple-<text:line-break/>rumque in dextro, foeminae vero in altero concipi de-<text:line-break/>prehenduntur. Quare satius erat huiusce rei sensili ap-<text:line-break/>parentis causam explorare et non veritatem subvertere<text:line-break/>causae ignoratione conari. Sed vos et causam in Iibro<text:line-break/>de dissecandi arte didicistis , ad dextram uteri partem per<text:line-break/>renes sanguinem repurgatum, ad sinistram vero immun-<text:line-break/>dum adhuc atque seorsum descendere intuiti; cor etiam<text:line-break/>in medio pectore, non in sinistris coIlocatum esse vidistis.<text:line-break/>In hac autem parte quidam ipsum magis situm esse haud<text:line-break/>iniuria crediderunt, quoniam pulsus hoc in Ioco percipi-<text:line-break/>tur , nempe sinistro cordis ventricu<text:span text:style-name="Default_20_Paragraph_20_Font"><text:span text:style-name="T12">l</text:span></text:span>o sefe in ipso com-<text:line-break/>movente.</text:p>
      <text:p text:style-name="P3"><text:span text:style-name="Default_20_Paragraph_20_Font"><text:span text:style-name="T1">XL1X.</text:span></text:span></text:p>
      <text:p text:style-name="P5"><text:span text:style-name="Default_20_Paragraph_20_Font"><text:span text:style-name="T12">concre</text:span></text:span><text:span text:style-name="Default_20_Paragraph_20_Font"><text:span text:style-name="T1">t</text:span></text:span><text:span text:style-name="Default_20_Paragraph_20_Font"><text:span text:style-name="T12">u</text:span></text:span><text:span text:style-name="Default_20_Paragraph_20_Font"><text:span text:style-name="T1">m </text:span></text:span><text:span text:style-name="Default_20_Paragraph_20_Font"><text:span text:style-name="T12">est</text:span></text:span><text:span text:style-name="Default_20_Paragraph_20_Font"><text:span text:style-name="T1"> </text:span></text:span><text:span text:style-name="Default_20_Paragraph_20_Font"><text:span text:style-name="T11">; </text:span></text:span><text:span text:style-name="Default_20_Paragraph_20_Font"><text:span text:style-name="T1">c</text:span></text:span><text:span text:style-name="Default_20_Paragraph_20_Font"><text:span text:style-name="T12">onstitutu</text:span></text:span><text:span text:style-name="Default_20_Paragraph_20_Font"><text:span text:style-name="T1">m </text:span></text:span><text:span text:style-name="Default_20_Paragraph_20_Font"><text:span text:style-name="T12">esi </text:span></text:span><text:span text:style-name="Default_20_Paragraph_20_Font"><text:span text:style-name="T9">, </text:span></text:span><text:span text:style-name="Default_20_Paragraph_20_Font"><text:span text:style-name="T12">c</text:span></text:span><text:span text:style-name="Default_20_Paragraph_20_Font"><text:span text:style-name="T1">i</text:span></text:span><text:span text:style-name="Default_20_Paragraph_20_Font"><text:span text:style-name="T12">tiu</text:span></text:span><text:span text:style-name="Default_20_Paragraph_20_Font"><text:span text:style-name="T1">s m</text:span></text:span><text:span text:style-name="Default_20_Paragraph_20_Font"><text:span text:style-name="T12">otum est, </text:span></text:span><text:span text:style-name="Default_20_Paragraph_20_Font"><text:span text:style-name="T1">i</text:span></text:span><text:span text:style-name="Default_20_Paragraph_20_Font"><text:span text:style-name="T12">nqui-<text:line-break/>natum est et</text:span></text:span><text:span text:style-name="Default_20_Paragraph_20_Font"><text:span text:style-name="T1"> t</text:span></text:span><text:span text:style-name="Default_20_Paragraph_20_Font"><text:span text:style-name="T12">ard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auge</text:span></text:span><text:span text:style-name="Default_20_Paragraph_20_Font"><text:span text:style-name="T1">t</text:span></text:span><text:span text:style-name="Default_20_Paragraph_20_Font"><text:span text:style-name="T12">ur</text:span></text:span><text:span text:style-name="Default_20_Paragraph_20_Font"><text:span text:style-name="T1"> d </text:span></text:span><text:span text:style-name="Default_20_Paragraph_20_Font"><text:span text:style-name="T12">per long</text:span></text:span><text:span text:style-name="Default_20_Paragraph_20_Font"><text:span text:style-name="T1">i</text:span></text:span><text:span text:style-name="Default_20_Paragraph_20_Font"><text:span text:style-name="T12">u</text:span></text:span><text:span text:style-name="Default_20_Paragraph_20_Font"><text:span text:style-name="T1">s </text:span></text:span><text:span text:style-name="Default_20_Paragraph_20_Font"><text:span text:style-name="T12">te</text:span></text:span><text:span text:style-name="Default_20_Paragraph_20_Font"><text:span text:style-name="T1">m</text:span></text:span><text:span text:style-name="Default_20_Paragraph_20_Font"><text:span text:style-name="T12">pu</text:span></text:span><text:span text:style-name="Default_20_Paragraph_20_Font"><text:span text:style-name="T1">s.</text:span></text:span></text:p>
      <text:p text:style-name="P1"><text:span text:style-name="Default_20_Paragraph_20_Font"><text:span text:style-name="T1">Crebrius dixi hoc in libro mille esse lectionum mo-<text:line-break/>dos, propter obscuritatem aliis aliter ipsas concinnantibus,<text:line-break/>ut cuique explanatio verisimilis fore visa fuerit. Sed ego<text:line-break/>veteres scripturas praepono, etsi minime </text:span></text:span><text:span text:style-name="Default_20_Paragraph_20_Font"><text:span text:style-name="T12">t</text:span></text:span><text:span text:style-name="Default_20_Paragraph_20_Font"><text:span text:style-name="T1">erisimiles esse<text:line-break/>rideantur , majoremque legentibus ambiguitatem praebeant.<text:line-break/>ob id enim ipsum quispiam eas ita dictas fuisse credat,<text:line-break/>. quoniam licet sit explanatio dubia ,. nihilominus inter ve-<text:line-break/>tustissimos interpretes de his convenit; sin ipsas autem<text:line-break/>mutare ausi essent , in clariorem locutionem permutassent,<text:line-break/>ut ipsis interpretatio verisimilior foret. Propositis igitur:<text:line-break/>verbis ita nunc in antiquis codicibus scriptis et vetustis<text:line-break/>explanatoribus hujusmodi lectionem agnoscentibus plurimi<text:line-break/>recentiorum hanc vocem, i</text:span></text:span><text:span text:style-name="Default_20_Paragraph_20_Font"><text:span text:style-name="T12">nqu</text:span></text:span><text:span text:style-name="Default_20_Paragraph_20_Font"><text:span text:style-name="T1">i</text:span></text:span><text:span text:style-name="Default_20_Paragraph_20_Font"><text:span text:style-name="T12">natum esi</text:span></text:span><text:span text:style-name="Default_20_Paragraph_20_Font"><text:span text:style-name="T1">, exemerunt. Ali-<text:line-break/>qui vero ei .voci, </text:span></text:span><text:span text:style-name="Default_20_Paragraph_20_Font"><text:span text:style-name="T12">mo</text:span></text:span><text:span text:style-name="Default_20_Paragraph_20_Font"><text:span text:style-name="T1">t</text:span></text:span><text:span text:style-name="Default_20_Paragraph_20_Font"><text:span text:style-name="T12">um esi, </text:span></text:span><text:span text:style-name="Default_20_Paragraph_20_Font"><text:span text:style-name="T1">eam tardius addiderunt, ut</text:span></text:span></text:p>
      <text:p text:style-name="P2"><text:span text:style-name="Default_20_Paragraph_20_Font"><text:span text:style-name="T1">locutio ejusmodi sit, concretum est , .constitutum est citius,<text:line-break/>motum tardius augetur. Item alii has voces et propter<text:line-break/>hoc orationi praeposuerunt , ut talis fiat et propter hoc<text:line-break/>concretum est, constitutum esu Sententia quidem in<text:line-break/>omnibus his lectionibus haud ita multum diversa est;<text:line-break/>volunt enim interpretes murem quam feminam citius<text:line-break/>concrescere atque constitui. eo quod calidior sit; atque ob<text:line-break/>hoc idem ipsirm ditius moveri ajunt, quin etiam inter<text:line-break/>omnes fere medicos marem quam feminam non solum con-<text:line-break/>firmari, fed etiam moveri citius constat.- De his autem<text:line-break/>et in libro de natura pueri aperte narratum est, quem-<text:line-break/>admodum et apud Dioclem in voluminibus de mulierum<text:line-break/>morbis. Rufus autem fotum Apolloniatem Diogenetn in<text:line-break/>contrariam habere sententiam inquit in fecundo libro<text:line-break/>de natura, fed liber ille in manus nostras non veniti<text:line-break/>Quin etiam et ap</text:span></text:span><text:span text:style-name="Default_20_Paragraph_20_Font"><text:span text:style-name="T12">t</text:span></text:span><text:span text:style-name="Default_20_Paragraph_20_Font"><text:span text:style-name="T1">ae uterum gerentes, mares et citius<text:line-break/>moveri incipere et pluribus validioribusque motibus agi-</text:span></text:span></text:p>
      <text:p text:style-name="P3"><text:span text:style-name="Default_20_Paragraph_20_Font"><text:span text:style-name="T1">tare apparere testantur. Dicitur autem in propositis ver-<text:line-break/>bis quod citius concretus test et constitutus: est, hoc est<text:line-break/>eompactus et sumus factus esu Postea- vero mas quam<text:line-break/>femina tardius crescit; incrementum autum utrum id, quod<text:line-break/>in utero solum fit; an questa partu, in o praesentis dicat<text:line-break/>in obscuro est; sed illud verum est, quod apartu foemina,<text:line-break/>quum velocius adolescit, tum prius incrementum in ipsis<text:line-break/>finitur. Quod celerius augescat, corporis mollitudo in<text:line-break/>causa est; ejusmodi namque corpora ih tres distantias,<text:line-break/>longum scilicet , profundum ac latum exporrecta , facile<text:line-break/>incrementum suscipiunt. verum quod incrementum in<text:line-break/>ipsis prius quam in maribus desinat ac finem fumat, non<text:line-break/>item ob corporis mollitudinem, Test propter imbecillitatem<text:line-break/>id accidit V facultas est enim in animantibus naturalis,<text:line-break/>quae ipsorum incrementi effectrix est, propter quam im-<text:line-break/>becilliorem quidem plus augescunt, sed citius crescere ob<text:line-break/>ejus imbecillitatem desinunt. Si quidem igitur ipsis llip-<text:line-break/>pocrates hanc vocem, i</text:span></text:span><text:span text:style-name="Default_20_Paragraph_20_Font"><text:span text:style-name="T12">nquinatu</text:span></text:span><text:span text:style-name="Default_20_Paragraph_20_Font"><text:span text:style-name="T1">m </text:span></text:span><text:span text:style-name="Default_20_Paragraph_20_Font"><text:span text:style-name="T12">est</text:span></text:span><text:span text:style-name="Default_20_Paragraph_20_Font"><text:span text:style-name="T1">, scripsisset , tale quid-<text:line-break/>dam significare videtur, quale et in fecundo de morbis</text:span></text:span></text:p>
      <text:p text:style-name="P3">vulgaribus, ubi ait: secundum autem sinistram tumor,<text:line-break/>postero autem die et secundum dextram, minor vero iste;<text:line-break/>et complanabitur hi et inquinati sunt et non suppura-<text:line-break/>verunt : nam a ceIeri motu transmutationeque desinens ac<text:line-break/>refrigeratum ita nominavit.</text:p>
      <text:p text:style-name="P5"><text:span text:style-name="Default_20_Paragraph_20_Font"><text:span text:style-name="T14">Idcirco solidus suetus est et biliojior et magis sanguine-<text:line-break/>sus, quia iste calidior</text:span></text:span> e<text:span text:style-name="Default_20_Paragraph_20_Font"><text:span text:style-name="T14">st locus animali.</text:span></text:span></text:p>
      <text:p text:style-name="P1">Propter hoc, inquit, marem solidiorem, biIiosiorem<text:line-break/>et sanguinis pIeniorem creatum esse, quoniam locus, in<text:line-break/>quo gignitur, ejusmodi est. Dicit autem dextrum uteri<text:line-break/>sinum. Haec quoque verba alius aliter scribit. omnes<text:line-break/>tamen eundem sensum servant, quandoquidem et accurate<text:line-break/>nimis , quaenam fit vera Hippocratis dictio , inquirere<text:line-break/>fupervacuum est, melius est enim non hoc fpecuIari , fed<text:line-break/>an id quod dicitur verum sit. VeritaS autem, ut dixi-</text:p>
      <text:p text:style-name="P3"><text:span text:style-name="Default_20_Paragraph_20_Font"><text:span text:style-name="T1">mus, per dissectiones exploratur, maribus pler</text:span></text:span><text:span text:style-name="Default_20_Paragraph_20_Font"><text:span text:style-name="T18">u</text:span></text:span><text:span text:style-name="Default_20_Paragraph_20_Font"><text:span text:style-name="T1">mque </text:span></text:span><text:span text:style-name="Default_20_Paragraph_20_Font"><text:span text:style-name="T18">in<text:line-break/></text:span></text:span><text:span text:style-name="Default_20_Paragraph_20_Font"><text:span text:style-name="T1">dextra uteri parte conceptis. cau</text:span></text:span><text:span text:style-name="Default_20_Paragraph_20_Font"><text:span text:style-name="T12">t</text:span></text:span><text:span text:style-name="Default_20_Paragraph_20_Font"><text:span text:style-name="T1">a quoque, ^uod baee<text:line-break/>pars calidior sit, tradita est et ipsa p^ dissectione<text:line-break/>cognita.</text:span></text:span></text:p>
      <text:p text:style-name="P69"/>
      <text:h text:style-name="Normal" text:outline-level="3">HIPPOCRATES EPIDEM. VI. ET<text:line-break/><text:span text:style-name="Default_20_Paragraph_20_Font"><text:span text:style-name="T14">C</text:span></text:span>ALENI IN ILLUM COMMEN-<text:line-break/>TARIUS HI.</text:h>
      <text:p text:style-name="Normal">I.</text:p>
      <text:p text:style-name="P5">o<text:span text:style-name="Default_20_Paragraph_20_Font"><text:span text:style-name="T14">utis rari</text:span></text:span>t<text:span text:style-name="Default_20_Paragraph_20_Font"><text:span text:style-name="T14">a</text:span></text:span>s, <text:span text:style-name="Default_20_Paragraph_20_Font"><text:span text:style-name="T14">ventris densita</text:span></text:span>s. <text:span text:style-name="Default_20_Paragraph_20_Font"><text:span text:style-name="T14">Cuti</text:span></text:span>s <text:span text:style-name="Default_20_Paragraph_20_Font"><text:span text:style-name="T14">col</text:span></text:span>li<text:span text:style-name="Default_20_Paragraph_20_Font"><text:span text:style-name="T14">ga</text:span></text:span>t<text:span text:style-name="Default_20_Paragraph_20_Font"><text:span text:style-name="T14">io, carniu</text:span></text:span>m<text:line-break/>i<text:span text:style-name="Default_20_Paragraph_20_Font"><text:span text:style-name="T14">ncremen</text:span></text:span>t<text:span text:style-name="Default_20_Paragraph_20_Font"><text:span text:style-name="T14">um. </text:span></text:span>C<text:span text:style-name="Default_20_Paragraph_20_Font"><text:span text:style-name="T14">en</text:span></text:span>tris t<text:span text:style-name="Default_20_Paragraph_20_Font"><text:span text:style-name="T14">orpor, omn</text:span></text:span>i<text:span text:style-name="Default_20_Paragraph_20_Font"><text:span text:style-name="T14">um confusio. raseu-<text:line-break/>loru</text:span></text:span>m <text:span text:style-name="Default_20_Paragraph_20_Font"><text:span text:style-name="T14">im</text:span></text:span>m<text:span text:style-name="Default_20_Paragraph_20_Font"><text:span text:style-name="T14">und</text:span></text:span>iti<text:span text:style-name="Default_20_Paragraph_20_Font"><text:span text:style-name="T14">a. Cerebri consum</text:span></text:span>t<text:span text:style-name="Default_20_Paragraph_20_Font"><text:span text:style-name="T14">io ideo e</text:span></text:span>t <text:span text:style-name="Default_20_Paragraph_20_Font"><text:span text:style-name="T14">calvit</text:span></text:span>i<text:span text:style-name="Default_20_Paragraph_20_Font"><text:span text:style-name="T14">e</text:span></text:span>s.<text:line-break/>I<text:span text:style-name="Default_20_Paragraph_20_Font"><text:span text:style-name="T14">nstru</text:span></text:span>m<text:span text:style-name="Default_20_Paragraph_20_Font"><text:span text:style-name="T14">entorum at</text:span></text:span>t<text:span text:style-name="Default_20_Paragraph_20_Font"><text:span text:style-name="T14">ri</text:span></text:span>ti<text:span text:style-name="Default_20_Paragraph_20_Font"><text:span text:style-name="T14">o.</text:span></text:span></text:p>
      <text:p text:style-name="P1">Nonnulli hanc a medicis dignoscendorum enumera-<text:line-break/>tionem esse putant; fed potius quaedam res inter se jun-</text:p>
      <text:p text:style-name="P3">ctae conjugatim dictae esse videntur. Prima autem con-<text:line-break/>jugatio dicta est, ubi inquit, cutis raritas, ventris densi-<text:line-break/>tas; nonnulli enim propterea ventrem densum, hoc est<text:line-break/>suppressum ul adstrictum habent, quoniam per cutem eva-<text:line-break/>cuantur multa, sicut contra alteri per superficiem aegre<text:line-break/>diffiabiles multam urinam faciunt alvumque exonerant.<text:line-break/>Item altera deinceps coniugatio scripta est, cutis colliga-<text:line-break/>tio, carnium incrementum, unde innuitur cutis coitionem<text:line-break/>adstrrctionemque immodici carnium incrementi plerumque<text:line-break/>cau<text:span text:style-name="Default_20_Paragraph_20_Font"><text:span text:style-name="T14">t</text:span></text:span>am esse ; tertia huic proxima coniugatio per haec<text:line-break/>verba scripta est: ventris torpor, omnium consulto ; tor-<text:line-break/>porem autem intelligemus in concoquendis cibis ventriculi<text:line-break/>infirmitatem, omnium plane corporis vitiorum cautam esse.<text:line-break/>Sed quod deinceps dictum est, vasculorum immunditia,-<text:line-break/>potest quidem et cum modo dicta coniugatione coniungi.<text:line-break/>Quod enim in ventriculo male concoctum est, plerumque<text:line-break/>vasorum immunditiae naula fit; potest vero etiam praeteri-</text:p>
      <text:p text:style-name="P3">quam , quod cum ventris torpore coniungatur et de vena-<text:line-break/>rum depravata concoctione intelligi, ut quemadmodum<text:line-break/>ventriculi non recte cedens concoctio, multa in toto ani-<text:line-break/>tnali . confundit, sic et in venis non ad bonum finem per-<text:line-break/>ducta, primum in ipfis immunditiam contrahit, hoc est<text:line-break/>vitiosorum succorum copiam, deinde et magnam noxam<text:line-break/>affert. Quare quod est inter hanc clausulam, <text:span text:style-name="Default_20_Paragraph_20_Font"><text:span text:style-name="T14">ventri</text:span></text:span>s<text:line-break/><text:span text:style-name="Default_20_Paragraph_20_Font"><text:span text:style-name="T14">torp</text:span></text:span>o<text:span text:style-name="Default_20_Paragraph_20_Font"><text:span text:style-name="T14">r</text:span></text:span> et hanc <text:span text:style-name="Default_20_Paragraph_20_Font"><text:span text:style-name="T14">vascu</text:span></text:span>l<text:span text:style-name="Default_20_Paragraph_20_Font"><text:span text:style-name="T14">orum</text:span></text:span> im<text:span text:style-name="Default_20_Paragraph_20_Font"><text:span text:style-name="T14">mund</text:span></text:span>iti<text:span text:style-name="Default_20_Paragraph_20_Font"><text:span text:style-name="T14">a , </text:span></text:span>commune amba-<text:line-break/>bus est, quod ipse appellavit omnium confusionem. Quod<text:line-break/>deinceps autem dictum est, cerebri consumtio , ideo et<text:line-break/>calvities , mihi quidem istud significare videtur. Cum ce-<text:line-break/>rebrum fe ipfo longe minus evadat, istud vero ap<text:span text:style-name="Default_20_Paragraph_20_Font"><text:span text:style-name="T14">t</text:span></text:span>um na-<text:line-break/>turaliter siccius habentibus evenit, tunc ab ossibus fuper-<text:line-break/>jacentibus recedit, quae ab artis dissectoriae professoribus<text:line-break/>Graeco nomine bregmata vocantur, latini sinciput dicunt.<text:line-break/>Haec vero duo sunt, utrumque rectis quatuor lineis cir-<text:line-break/>cumscriptum , una quidem . per futurum in .longum por-<text:line-break/>rectam utrique ossi communem ; posterius autem lambdalis</text:p>
      <text:p text:style-name="P3">suturae lateribus , a<text:span text:style-name="Default_20_Paragraph_20_Font"><text:span text:style-name="T14">n</text:span></text:span>terius vero coronariae vocatae , utra-<text:line-break/>que autem parte squammosis commissuris. Verum ab aliis<text:line-break/>calvariae partibus potissimum quidem cerebrum non ad-<text:line-break/>modum recedit. Quodsi et quandoque recesserit, at sal-<text:line-break/>tem ob carnes ossibus subjectas haud prorsum cutis humi-<text:line-break/>ditas exarescit; quocirca neque crines defluunt, quando-<text:line-break/>quidem in commentariis de temperaturis didicistis neque<text:line-break/>ex praehumida cuti neque ex valde arida pilos enasci.<text:line-break/>Capitis sane cutis pueris , mulieribus et eunuchis humida<text:line-break/>calvariam tangere omnemque interiorem inanitatem com-<text:line-break/>plore; in lenibus vero siccescens subfidensque ab ea di-<text:line-break/>stare saepius in animalium dissectionibus conspexisses. At<text:line-break/>nunc Hippoeratis decretorum ostensiones afferre nisi obiter<text:line-break/>non est propositum , sed obscura verba illustrare sunulque<text:line-break/>per capita interdum causas adlicere , demonstrata placita<text:line-break/>consequentes. consumtionem autem cerebri, hoc est, per-<text:line-break/>fectum interitum, ut ipsum ex toto abfumtura sit, neque</text:p>
      <text:p text:style-name="P3">cogitari posse in vivo animante fieri omnibus 1n confesso<text:line-break/>esu Quamobrem fi id non sit, hoc fuperest intelligendum,<text:line-break/>consumtionem cerebri comminutionem esse, quam ex sic-.<text:line-break/>citatu in calvefcentibus fieri diximus; ut sincipitis ossa<text:line-break/>aliis fistulosiora et molliora ac superincumbentis ob cere-<text:line-break/>bri defectum exarescant, cum ad spfa ufque non perii-<text:line-break/>neat, neque ea attingere possit; subsidet enim in suamque<text:line-break/>ipsius basin depressum cadit. Consequenter igitur istis<text:line-break/>ossibus resiccatis et ipsis praetenta .cutis inarefcit, atque<text:line-break/>ipsi senfui valde .sicca in calvis apparet, ut rationali de-<text:line-break/>monstratione non .egeat. Quando igitur valde cerebrum<text:line-break/>evanuit, ut quibusdam in extrema senecta contingit, tunc<text:line-break/>et nervorum exortus inarescere necesse est. Quare ne-<text:line-break/>que perinde. ut prius, ut videre licet, neque audire,- ne-<text:line-break/>que aliud quidquam per <text:span text:style-name="Default_20_Paragraph_20_Font"><text:span text:style-name="T14">t</text:span></text:span>en<text:span text:style-name="Default_20_Paragraph_20_Font"><text:span text:style-name="T14">t</text:span></text:span>us et voluntarios motus va-<text:line-break/>lentor perficere; sed omnia istarum actionum instrumenta,<text:line-break/>per quae illae fiebant prius, exsoluta, infirma atque debilia</text:p>
      <text:p text:style-name="P3">redduntur, quod par est ipsum instrumentorum attritionem<text:line-break/>appellasse, per translationem a vestibus attritis et vesta<text:line-break/>appellationem accipientem, et haec enim post diuturnos<text:line-break/>usus fe ipsis aridiora evasisse cernuntur, quoniam ipsa at-<text:line-break/>trita esse dicimus. Quidam- sane haec scriptura coniugate<text:line-break/>intelligi nequaquam putantes et singula praedictorum fe-<text:line-break/>paratim accipientes, hisce verbis Hippocratem consulere<text:line-break/>ajunt, ut ip<text:span text:style-name="Default_20_Paragraph_20_Font"><text:span text:style-name="T14">t</text:span></text:span>orum facultates per fe consideremus. Ut sta-<text:line-break/>thu cutis raritas, prima enim haec scripta est, cognoscere<text:line-break/>quod valeat, convenire ajunt, ut ipsam, cum usus postu-<text:line-break/>lat, faciamus, cumque opus non fuerit, amoveamus.<text:line-break/>Scriptum est quidem, inquiunt et in libro de alimento,<text:line-break/>raritas corporis ad diffiationem; quibus plus adimitur,<text:line-break/>salubriores; quibus vero minus, morbosiores. Sed his<text:line-break/>repugnat, quod inter haec scriptum est, ventris densitas,<text:line-break/>cutis colligatio; si quidem erat rerum medico sinto utilium<text:line-break/>enumeratio. Quin etiam et quod post haec ita scriptum</text:p>
      <text:p text:style-name="P3">est; <text:span text:style-name="Default_20_Paragraph_20_Font"><text:span text:style-name="T14">ventris t</text:span></text:span>o<text:span text:style-name="Default_20_Paragraph_20_Font"><text:span text:style-name="T14">rpor, omn</text:span></text:span>i<text:span text:style-name="Default_20_Paragraph_20_Font"><text:span text:style-name="T14">um confusio, </text:span></text:span>ipsum omnia ea<text:line-break/>scribere indicat, quae in. unum natura coire apta funt et<text:line-break/>non simpliciter qui sint iu corpore affectus orientes, quos<text:line-break/>cognoscere opus sit. lstud enim, o<text:span text:style-name="Default_20_Paragraph_20_Font"><text:span text:style-name="T14">mn</text:span></text:span>i<text:span text:style-name="Default_20_Paragraph_20_Font"><text:span text:style-name="T14">um confusi</text:span></text:span>o, non<text:line-break/>est affectus ullius, fed malorum ex affectu pravo nafcen-<text:line-break/>tium indicatorium.</text:p>
      <text:p text:style-name="Normal">II.</text:p>
      <text:p text:style-name="P5">D<text:span text:style-name="Default_20_Paragraph_20_Font"><text:span text:style-name="T14">e</text:span></text:span>t<text:span text:style-name="Default_20_Paragraph_20_Font"><text:span text:style-name="T14">rac</text:span></text:span>ti<text:span text:style-name="Default_20_Paragraph_20_Font"><text:span text:style-name="T14">o cursibu</text:span></text:span>s, <text:span text:style-name="Default_20_Paragraph_20_Font"><text:span text:style-name="T14">luc</text:span></text:span>t<text:span text:style-name="Default_20_Paragraph_20_Font"><text:span text:style-name="T14">a</text:span></text:span>ti<text:span text:style-name="Default_20_Paragraph_20_Font"><text:span text:style-name="T14">onibu</text:span></text:span>s, <text:span text:style-name="Default_20_Paragraph_20_Font"><text:span text:style-name="T14">quiete, </text:span></text:span>m<text:span text:style-name="Default_20_Paragraph_20_Font"><text:span text:style-name="T14">ult</text:span></text:span>is <text:span text:style-name="Default_20_Paragraph_20_Font"><text:span text:style-name="T14">ambula-<text:line-break/>lienibu</text:span></text:span>s <text:span text:style-name="Default_20_Paragraph_20_Font"><text:span text:style-name="T14">vel</text:span></text:span>o<text:span text:style-name="Default_20_Paragraph_20_Font"><text:span text:style-name="T14">c</text:span></text:span>i<text:span text:style-name="Default_20_Paragraph_20_Font"><text:span text:style-name="T14">bu</text:span></text:span>s, <text:span text:style-name="Default_20_Paragraph_20_Font"><text:span text:style-name="T14">qu</text:span></text:span>i<text:span text:style-name="Default_20_Paragraph_20_Font"><text:span text:style-name="T14">bu</text:span></text:span>s <text:span text:style-name="Default_20_Paragraph_20_Font"><text:span text:style-name="T14">elixa mota, plerumque pan</text:span></text:span>is<text:line-break/><text:span text:style-name="Default_20_Paragraph_20_Font"><text:span text:style-name="T14">paucu</text:span></text:span>s.</text:p>
      <text:p text:style-name="P1">Evacuationis nomen de fotis liquidis dicitur: detra-<text:line-break/>ctionis de folidis quidem magis, interdum vero et de<text:line-break/>liquidis, nempe modo dicta liquidorum folidorumque mi-<text:line-break/>untionis communis funt , cum sine purgatione aut langui-<text:line-break/>nis evacuatione, ipsam facere in fanis scilicet voluerimus.</text:p>
      <text:p text:style-name="P3">Aegrotum enim nullus cursibus et luctationibus curaverit,<text:line-break/>nam his aliisque similibus exercitationum genus commune<text:line-break/>est, discorum telorumque j actus comprehendens, item sal-<text:line-break/>tus, halteras, armatorum certamina et omnia vitae munia,<text:line-break/>praesertim quaecunque in agricultura exercent arantes,<text:line-break/>metentes ac fodientes. omnes igitur exercitationes et<text:line-break/>carnium et adipis et succorum abundantiam minuunt.<text:line-break/>Unum autem corpus omnibus istis uti non potest , fed<text:line-break/>fecundum habitus et aetates et vires et consuetudinem<text:line-break/>singulis idoneam exercitationem invenire convenit , ut in<text:line-break/>libris de tuenda sanitate didicistis. Nunc enim ex Hip-<text:line-break/>pocratis voluminum explanatione medicinae praecepta non<text:line-break/>discitis , cum haec prius ordinatim in propriis libris di- .<text:line-break/>diceritis , in quibus omnibus et ipsius placita cum demon-<text:line-break/>strutione cognovistis et placitis consentanea particulatim<text:line-break/>omnia habuistis. Caeterum vos dictorum ab iplo seriem</text:p>
      <text:p text:style-name="P3">assequi studentes, haec me vobis commentaria conficere,<text:line-break/>etsi id facere non statuissem , rogatum voluistis ; obscurae<text:line-break/>namque dictlones scientificam explanationem non admit-<text:line-break/>tunt. Nunc itaque statim hac voce deinceps scripta,<text:line-break/>quiete, aperte cognoscere non licet quid per ipsam Hip-<text:line-break/>pocrates significare voluerit, fied quemadmodum in aliis<text:line-break/>obscuris locutionibus, ita et in ista per coniecturas agere<text:line-break/>opus est, ut. hoc isti, illud aliis verisimilius videatur,<text:line-break/>quemadmodum et vi<text:span text:style-name="Default_20_Paragraph_20_Font"><text:span text:style-name="T14">t</text:span></text:span>um est, et alius aliter quietem inter-<text:line-break/>pretatur. Potest enim et de cessationibus , quae exeret-<text:line-break/>talionibus interponuntur, dicta esse, sicut in aphorismis<text:line-break/>dixit: cum inceperit lassescere, quietem agere, statim<text:line-break/>lassitudinem tollit Potest etiam et de cessationibus per<text:line-break/>integros interjectos dies futuris intelligi. Potest autem et<text:line-break/>integram quietem aliquibus corporis consulere. Nam si<text:line-break/>ipfe ita dixit, motus roborat, ocium tabefacit; posset fano<text:line-break/>et ociofa vita corpus attenuare; ita enim quibusdam ab<text:line-break/>exercitationibus ad ocium traductis evenire conspeximus.</text:p>
      <text:p text:style-name="P3">Sed certas distinctiones statuere opus est , ut sitiamus qui-<text:line-break/>nam sint qui istis extenuanda causa indigeant; neque<text:line-break/>enim ob abundantiam humorum evacuatione opus est :<text:line-break/>numquam enim id praestare ocium potest. Jure itaque<text:line-break/>nonnulli de carnium detractione sermonem ipsi nunc esse<text:line-break/>ajunt, non de humorum inanitione, ut in plenitudine et<text:line-break/>aquosis habitibus fit. Potest quidem de ambabus ipfo sier-<text:line-break/>monem faciente omnium auxiliorum enumeratio esse et<text:line-break/>quae utrique detractioni communia Tuor et quae alteri<text:line-break/>ipfarum propria. Potest autem et post exercitationes quie-<text:line-break/>tem scripsisse, de singulorum dierum exercitationibus quiete-<text:line-break/>que ipsis succedente fermonem faciens, ne exercitati ci-<text:line-break/>baria, ut moris est, illico assumant, in corpore adhuc<text:line-break/>ab exercitatione calorem servantes , sied postquam exacte<text:line-break/>refrigerati fiunt: nam et hoc in libris salutis et ab aliis,<text:line-break/>ab Erasistvato recte dictum didicistis. Quare et ex hoc<text:line-break/>constat multum coniecturae in dictorum oh brevitatem<text:line-break/>obscurorum interpretationibus inesse : praeterea cum verba,</text:p>
      <text:p text:style-name="P3">ut lubet, fcribere liceat, longe Iane obscurior veteris sen-<text:line-break/>tentis redditur. Nunc quidem in proposito sermone ali-<text:line-break/>qui scribunt, <text:span text:style-name="Default_20_Paragraph_20_Font"><text:span text:style-name="T14">qu</text:span></text:span>i<text:span text:style-name="Default_20_Paragraph_20_Font"><text:span text:style-name="T14">e</text:span></text:span>t<text:span text:style-name="Default_20_Paragraph_20_Font"><text:span text:style-name="T14">e mul</text:span></text:span>t<text:span text:style-name="Default_20_Paragraph_20_Font"><text:span text:style-name="T14">a, </text:span></text:span>neque vetustis codicibus ne-<text:line-break/>que illis, qui primum volumen hoc interpretati sunt,<text:line-break/>hujusmodi lectionem agnoscentibus. Si quis vero hanc<text:line-break/>nos explanare cogat, quietem post exercitationes multam<text:line-break/>interponi debere ipsum praecipere dicemus. Verum haec<text:line-break/>omittenda est: et ab omnibus concessam scripturam de-<text:line-break/>datantes ,- ut ambulationibus multis ac c<text:span text:style-name="Default_20_Paragraph_20_Font"><text:span text:style-name="T14">o</text:span></text:span>loribus quis uta-<text:line-break/>tur, ipsum consulere affirmabimus: tardae enim, quem-<text:line-break/>admodum et tardae exercitationes , corpora pinguiora effi-<text:line-break/>ciunt- Atqui demiror cur de illis loquens omisit hanc<text:line-break/>particulam, <text:span text:style-name="Default_20_Paragraph_20_Font"><text:span text:style-name="T14">ve</text:span></text:span>l<text:span text:style-name="Default_20_Paragraph_20_Font"><text:span text:style-name="T14">oc</text:span></text:span>i<text:span text:style-name="Default_20_Paragraph_20_Font"><text:span text:style-name="T14">bus</text:span></text:span>, siquidem veloces cursus exercita-<text:line-break/>tionesque similes et carnium molem detrahunt et succorum<text:line-break/>exsuperantiam inaniunt fereque ab omnibus et hoc exer-<text:line-break/>citatoribus et medicis conceditur. Hippocrates igitur<text:line-break/>deinceps detractione egentibus aptam alimoniam descripsit,<text:line-break/>ab uno exemplo, ut solitus est, ejus, quod communiter</text:p>
      <text:p text:style-name="P3">omnibus convenit, sibi ipsi commentarium faciens. Istis<text:line-break/>autem in universum alimenta multum nutrientia non danda<text:line-break/>sunt, qualis est suilla caro, sed parum nutrie<text:span text:style-name="Default_20_Paragraph_20_Font"><text:span text:style-name="T14">n</text:span></text:span>tia, qualis<text:line-break/>est ovilla caro, quae sane pecudis est et placenta sane,<text:line-break/>quae Graece masa dicitur , inter modice alentia reponitur,<text:line-break/>quocirca ipsius quidem plurimum, panis vero exiguum<text:line-break/>accipi jubet.</text:p>
      <text:p text:style-name="Normal">Ili.</text:p>
      <text:p text:style-name="P5"><text:span text:style-name="Default_20_Paragraph_20_Font"><text:span text:style-name="T14">De</text:span></text:span>t<text:span text:style-name="Default_20_Paragraph_20_Font"><text:span text:style-name="T14">raction</text:span></text:span>is <text:span text:style-name="Default_20_Paragraph_20_Font"><text:span text:style-name="T14">signum, eandem h</text:span></text:span>o<text:span text:style-name="Default_20_Paragraph_20_Font"><text:span text:style-name="T14">ram d</text:span></text:span>i<text:span text:style-name="Default_20_Paragraph_20_Font"><text:span text:style-name="T14">ei su</text:span></text:span>lc<text:span text:style-name="Default_20_Paragraph_20_Font"><text:span text:style-name="T14">are: repente<text:line-break/>en</text:span></text:span>i<text:span text:style-name="Default_20_Paragraph_20_Font"><text:span text:style-name="T14">m trah</text:span></text:span>it<text:span text:style-name="Default_20_Paragraph_20_Font"><text:span text:style-name="T14">ur.</text:span></text:span></text:p>
      <text:p text:style-name="P1">Praesentia verba cum ante scriptis, ubi, detractio ut<text:line-break/>facienda esset, edocebat, coniu<text:span text:style-name="Default_20_Paragraph_20_Font"><text:span text:style-name="T14">n</text:span></text:span>gi clarum est. Ut igitur<text:line-break/>cognoscamus num ejus modum recte coniectura assecuti<text:line-break/>scimus, hujusce rei signum nunc tradit. Sed isse sermo<text:line-break/>propter eam, quam saepe jam diximus cau<text:span text:style-name="Default_20_Paragraph_20_Font"><text:span text:style-name="T14">t</text:span></text:span>am, nobis ob-<text:line-break/>fcurus redditus est, quod videlicet <text:span text:style-name="Default_20_Paragraph_20_Font"><text:span text:style-name="T14">n</text:span></text:span>on emitteretur, hunc</text:p>
      <text:p text:style-name="P3">librum scripsit, fied ut formulam quandam et apparatum<text:line-break/>sibi ipsi moliretur: ad eruditionem enim scribens utique<text:line-break/>omnino declarasset quam diei horam eam dicet, in qua<text:line-break/>detractionis signum observare oporteat. Cum igitur ipse<text:line-break/>non scripserit, quid aliud quisquam probabilius intelligere<text:line-break/>possit quam quod eadem diei hora eum ducentes ad<text:line-break/>exercendum,. qui detractionis indigeat, observemus, ut<text:line-break/>jussit; numquid derepente subtrahatur, hoc est moles<text:line-break/>quidem corporis concidat, cadat autem et debilitetur fa-<text:line-break/>cultas: nam haud dubie haec vox <text:span text:style-name="Default_20_Paragraph_20_Font"><text:span text:style-name="T23">εἰρύεσθαι</text:span></text:span><text:span text:style-name="Default_20_Paragraph_20_Font"><text:span text:style-name="T28"> </text:span></text:span>trahi signifi-<text:line-break/>cat. Potest autem et ab. illo ad haec transferri; propter<text:line-break/>rerum naturam, de quibus verba fiunt; quibus, ut sue-<text:line-break/>pius dixi, in obscuris narrationibus, quae prius ipsi no-<text:line-break/>vimus, adaptamus. At quidam loco hujus vocis <text:span text:style-name="Default_20_Paragraph_20_Font"><text:span text:style-name="T23">εἰρύε</text:span></text:span><text:span text:style-name="Default_20_Paragraph_20_Font"><text:span text:style-name="T28">-<text:line-break/></text:span></text:span><text:span text:style-name="Default_20_Paragraph_20_Font"><text:span text:style-name="T23">ται</text:span></text:span><text:span text:style-name="Default_20_Paragraph_20_Font"><text:span text:style-name="T28">, </text:span></text:span>hoc est trahitur, hanc scribunt <text:span text:style-name="Default_20_Paragraph_20_Font"><text:span text:style-name="T23">ἐρείπεται</text:span></text:span><text:span text:style-name="Default_20_Paragraph_20_Font"><text:span text:style-name="T28">, </text:span></text:span>hoc est<text:line-break/>cadit, rei declarationem ex hac voce magis lucidam fore<text:line-break/>sperantes, fied antiqua scriptura hanc vocem <text:span text:style-name="Default_20_Paragraph_20_Font"><text:span text:style-name="T23">εἰρύεται</text:span></text:span><text:span text:style-name="Default_20_Paragraph_20_Font"><text:span text:style-name="T28">,<text:line-break/></text:span></text:span>hoc est trahitur , habet.</text:p>
      <text:p text:style-name="P70"><text:span text:style-name="Default_20_Paragraph_20_Font"><text:span text:style-name="T33">.<text:tab/></text:span></text:span><text:span text:style-name="Default_20_Paragraph_20_Font"><text:span text:style-name="T32">v </text:span></text:span><text:span text:style-name="Default_20_Paragraph_20_Font"><text:span text:style-name="T35">r</text:span></text:span><text:span text:style-name="Default_20_Paragraph_20_Font"><text:span text:style-name="T32"> .o :.. : -</text:span></text:span></text:p>
      <text:p text:style-name="Normal">R <text:span text:style-name="Default_20_Paragraph_20_Font"><text:span text:style-name="T14">emi</text:span></text:span>t<text:span text:style-name="Default_20_Paragraph_20_Font"><text:span text:style-name="T14">t</text:span></text:span>i<text:span text:style-name="Default_20_Paragraph_20_Font"><text:span text:style-name="T14">to lab</text:span></text:span>o<text:span text:style-name="Default_20_Paragraph_20_Font"><text:span text:style-name="T14">res aut desiue</text:span></text:span>t.</text:p>
      <text:p text:style-name="P1">Et hoc loco nonnulli scribunt , subtrahito ex labori-<text:line-break/>bus aut defluet. orationis autem vis haec est: omnis<text:line-break/>evacuatio , nisi paulatim fiat , vires prosternit et corporis<text:line-break/>habitum fiubito valde digerit. -Propterea igitur quidam<text:line-break/>fcripferunt, submittito labores aut defluet, copiosam re-<text:line-break/>pente evacuationem per hoc verbum, <text:span text:style-name="Default_20_Paragraph_20_Font"><text:span text:style-name="T14">desi</text:span></text:span>n<text:span text:style-name="Default_20_Paragraph_20_Font"><text:span text:style-name="T14">et</text:span></text:span>, significare<text:line-break/>volentes. Alii vero scribunt <text:span text:style-name="Default_20_Paragraph_20_Font"><text:span text:style-name="T23">ῇ</text:span></text:span><text:span text:style-name="Default_20_Paragraph_20_Font"><text:span text:style-name="T28"> </text:span></text:span><text:span text:style-name="Default_20_Paragraph_20_Font"><text:span text:style-name="T23">εἰρύεται</text:span></text:span><text:span text:style-name="Default_20_Paragraph_20_Font"><text:span text:style-name="T28">, </text:span></text:span>id est quatenus<text:line-break/>consumitur, litteram <text:span text:style-name="Default_20_Paragraph_20_Font"><text:span text:style-name="T23">ῇ</text:span></text:span><text:span text:style-name="Default_20_Paragraph_20_Font"><text:span text:style-name="T28"> </text:span></text:span>addentes et circumflectentes, atque<text:line-break/>item jota subscribentes , ut significetur; ita ex laboribus<text:line-break/>subtrahere, ut homo consumatur. Hoc verbum autem<text:line-break/><text:span text:style-name="Default_20_Paragraph_20_Font"><text:span text:style-name="T23">εἰρύεσθ</text:span></text:span><text:span text:style-name="Default_20_Paragraph_20_Font"><text:span text:style-name="T28"> </text:span></text:span>ai de corporis consumtione viriumque casia ab ipfo<text:line-break/>dictum fuisse ajunt: ut ejusmodi oratio sit. Minuas<text:line-break/>labores quum vires prosternuntur et corpus digeritur.</text:p>
      <text:p text:style-name="P71">Quin etiam et qui <text:span text:style-name="Default_20_Paragraph_20_Font"><text:span text:style-name="T23">ἐρείψεται</text:span></text:span><text:span text:style-name="Default_20_Paragraph_20_Font"><text:span text:style-name="T28">, </text:span></text:span>hoc est labetur, scribunt,<text:line-break/>ad virium ca<text:span text:style-name="Default_20_Paragraph_20_Font"><text:span text:style-name="T14">t</text:span></text:span>um orationem referunt. ;<text:tab/>.<text:tab/><text:span text:style-name="Default_20_Paragraph_20_Font"><text:span text:style-name="T32">..</text:span></text:span></text:p>
      <text:p text:style-name="Normal">..v<text:line-break/><text:span text:style-name="Default_20_Paragraph_20_Font"><text:span text:style-name="T14">sim</text:span></text:span>i<text:span text:style-name="Default_20_Paragraph_20_Font"><text:span text:style-name="T14">l</text:span></text:span>it<text:span text:style-name="Default_20_Paragraph_20_Font"><text:span text:style-name="T14">er en</text:span></text:span>i<text:span text:style-name="Default_20_Paragraph_20_Font"><text:span text:style-name="T14">m</text:span></text:span> t<text:span text:style-name="Default_20_Paragraph_20_Font"><text:span text:style-name="T14">o</text:span></text:span>t<text:span text:style-name="Default_20_Paragraph_20_Font"><text:span text:style-name="T14">u</text:span></text:span>m <text:span text:style-name="Default_20_Paragraph_20_Font"><text:span text:style-name="T14">conc</text:span></text:span>i<text:span text:style-name="Default_20_Paragraph_20_Font"><text:span text:style-name="T14">d</text:span></text:span>i<text:span text:style-name="Default_20_Paragraph_20_Font"><text:span text:style-name="T14">t.</text:span></text:span></text:p>
      <text:p text:style-name="P1">Hanc partem post superiorem iu antiquis exemplari-<text:line-break/>bus omnibus inveni, quam ita fe habere veteres etiam<text:line-break/>explanatores asserunt, nec non et ex recentioribus Sabini<text:line-break/><text:span text:style-name="Default_20_Paragraph_20_Font"><text:span text:style-name="T14">s</text:span></text:span>ectatores, nullam tamen ejus interpretationem attulerunt.<text:line-break/>Totam enim antepositam dictionem quum adscripsissent,<text:line-break/>deinde singula ejus verba interpretati, huiusce partis ex-<text:line-break/>planationem non dixerunt, quemadmodum neque zeuxis<text:line-break/>ex antiquis interpretibus unus effuse. Quidam fane ajunt<text:line-break/>ab Hippocrate dictum fuisse: . similiter enim totum c<text:span text:style-name="Default_20_Paragraph_20_Font"><text:span text:style-name="T14">oa</text:span></text:span>m-<text:line-break/>dit, tale quid innuere volente. .Ut repletio nocet ideo-<text:line-break/>que ipsam detrahere oportet, sic et praeter modum eva-<text:line-break/>cuatio aeque ac repletio noxia est; .ob ipsam enim cor-</text:p>
      <text:p text:style-name="P3">pus detrimentofe tabescit, sicut ex plenitudine mole nimia<text:line-break/>turget. Sed quidam hanc interpretationem ut incredibi-<text:line-break/>lem vituperantes, aut nullo pacto hanc partem fcripferunt<text:line-break/>aut in haec verba transmuta<text:span text:style-name="Default_20_Paragraph_20_Font"><text:span text:style-name="T14">t</text:span></text:span>um : fuhito enim valde fluet,<text:line-break/>Hippocratem nobis praecipere volentes ut diligenter cor-<text:line-break/>poris detractionem ob<text:span text:style-name="Default_20_Paragraph_20_Font"><text:span text:style-name="T14">s</text:span></text:span>ervemus. Repente enim ipsis magna<text:line-break/>digestio ac defluxio in exercitationibus accidit, quum<text:line-break/>deinceps pluribus diebus aliquis ap<text:span text:style-name="Default_20_Paragraph_20_Font"><text:span text:style-name="T14">t</text:span></text:span>os valde exercuerit<text:line-break/>tenuiterque cibos exhibuerit.</text:p>
      <text:p text:style-name="P1"><text:span text:style-name="Default_20_Paragraph_20_Font"><text:span text:style-name="T32">L ..... </text:span></text:span>VE</text:p>
      <text:p text:style-name="Normal">Com <text:span text:style-name="Default_20_Paragraph_20_Font"><text:span text:style-name="T14">vero</text:span></text:span> j<text:span text:style-name="Default_20_Paragraph_20_Font"><text:span text:style-name="T14">am c</text:span></text:span>o<text:span text:style-name="Default_20_Paragraph_20_Font"><text:span text:style-name="T14">ntabuerin</text:span></text:span>t, <text:span text:style-name="Default_20_Paragraph_20_Font"><text:span text:style-name="T14">praebere suilla</text:span></text:span>s <text:span text:style-name="Default_20_Paragraph_20_Font"><text:span text:style-name="T14">asta</text:span></text:span>s o<text:span text:style-name="Default_20_Paragraph_20_Font"><text:span text:style-name="T14">p</text:span></text:span>o<text:span text:style-name="Default_20_Paragraph_20_Font"><text:span text:style-name="T14">r</text:span></text:span>t<text:span text:style-name="Default_20_Paragraph_20_Font"><text:span text:style-name="T14">et.</text:span></text:span></text:p>
      <text:p text:style-name="P1">Per antedicta immodicam detractionem cavere nos<text:line-break/>jubet. Sed quoniam interdum invitum in eam incidere<text:line-break/>contingit, vult et ad ea medicum paratum esse debere,<text:line-break/>si quando repe<text:span text:style-name="Default_20_Paragraph_20_Font"><text:span text:style-name="T14">n</text:span></text:span>te magna detractio facta fit, tuncque suillas</text:p>
      <text:p text:style-name="P3">carnes tostas exhibere consuluit; suillas quidem carnes,<text:line-break/>quod multum nutriant, tostas vero, quod stolidam et in<text:line-break/>exiguam molem adstrictam <text:span text:style-name="Default_20_Paragraph_20_Font"><text:span text:style-name="T28">, </text:span></text:span>non humidam laxamque car-<text:line-break/>nem creent. At quidam loco hujus verbi <text:span text:style-name="Default_20_Paragraph_20_Font"><text:span text:style-name="T14">praebere, </text:span></text:span>of-<text:line-break/>ferre suillas assas, peribunt, eandem quidem <text:span text:style-name="Default_20_Paragraph_20_Font"><text:span text:style-name="T14">s</text:span></text:span>ententiam<text:line-break/>servantes , fissi ut magis proprio verbo , <text:span text:style-name="Default_20_Paragraph_20_Font"><text:span text:style-name="T14">offerre</text:span></text:span> , loco istius,<text:line-break/><text:span text:style-name="Default_20_Paragraph_20_Font"><text:span text:style-name="T14">praebere</text:span></text:span> , utentes.</text:p>
      <text:p text:style-name="Normal">VII.</text:p>
      <text:p text:style-name="Normal"><text:span text:style-name="Default_20_Paragraph_20_Font"><text:span text:style-name="T14">Cu</text:span></text:span>m <text:span text:style-name="Default_20_Paragraph_20_Font"><text:span text:style-name="T14">replentur aute</text:span></text:span>m, <text:span text:style-name="Default_20_Paragraph_20_Font"><text:span text:style-name="T14">signu</text:span></text:span>m <text:span text:style-name="Default_20_Paragraph_20_Font"><text:span text:style-name="T14">rursu</text:span></text:span>s, <text:span text:style-name="Default_20_Paragraph_20_Font"><text:span text:style-name="T14">sioridu</text:span></text:span>m <text:span text:style-name="Default_20_Paragraph_20_Font"><text:span text:style-name="T14">c</text:span></text:span>o<text:span text:style-name="Default_20_Paragraph_20_Font"><text:span text:style-name="T14">rpu</text:span></text:span>s <text:span text:style-name="Default_20_Paragraph_20_Font"><text:span text:style-name="T14">est.</text:span></text:span></text:p>
      <text:p text:style-name="P1">Et id ipsum brevibus descripsit omnis refectionis<text:line-break/>commune signum. Floridum enim corpus evadit et in<text:line-break/>exercitationibus et illis alioqui, qui ex bono sanguine<text:line-break/>instaurantur.</text:p>
      <text:h text:style-name="P104" text:outline-level="4"><text:span text:style-name="Default_20_Paragraph_20_Font"><text:span text:style-name="T1">VHI.</text:span></text:span></text:h>
      <text:p text:style-name="P5"><text:span text:style-name="Default_20_Paragraph_20_Font"><text:span text:style-name="T14">su exerc</text:span></text:span>i<text:span text:style-name="Default_20_Paragraph_20_Font"><text:span text:style-name="T14">ta</text:span></text:span>ti<text:span text:style-name="Default_20_Paragraph_20_Font"><text:span text:style-name="T14">on</text:span></text:span>i<text:span text:style-name="Default_20_Paragraph_20_Font"><text:span text:style-name="T14">bus signum, sudor st</text:span></text:span>i<text:span text:style-name="Default_20_Paragraph_20_Font"><text:span text:style-name="T14">l</text:span></text:span>l<text:span text:style-name="Default_20_Paragraph_20_Font"><text:span text:style-name="T14">at</text:span></text:span>i<text:span text:style-name="Default_20_Paragraph_20_Font"><text:span text:style-name="T14">m, ut ex aquae-<text:line-break/>duc</text:span></text:span>ti<text:span text:style-name="Default_20_Paragraph_20_Font"><text:span text:style-name="T14">bu</text:span></text:span>s <text:span text:style-name="Default_20_Paragraph_20_Font"><text:span text:style-name="T14">erit aut deprespo ex elat</text:span></text:span>i<text:span text:style-name="Default_20_Paragraph_20_Font"><text:span text:style-name="T14">one.</text:span></text:span></text:p>
      <text:p text:style-name="P1">Et hoc loco fermoni deest ca<text:span text:style-name="Default_20_Paragraph_20_Font"><text:span text:style-name="T14">t</text:span></text:span>us aut detractionis aut<text:line-break/>id genus aliquid. Quocirca ipsum nonnulli addentes tan-<text:line-break/>quam principio, ita scriptum non dubitarunt interpretari,<text:line-break/>talem orationem reddentes: in exercitationibus. collapsionis<text:line-break/>signum sudor, ut ex aquaeductibus effluens; deinceps au-<text:line-break/>tem signum aliud est, depressionem magnam subito ex<text:line-break/>elatione: oportet enim et hic subintelligere subitaneam<text:line-break/>ac magnam, licet modo scriptum non sit, ipfo superius<text:line-break/>dicente, repente namque trahitur. Haec autem corpore<text:line-break/>immodice digesto evenire palam esu</text:p>
      <text:h text:style-name="Normal" text:outline-level="4"><text:span text:style-name="Default_20_Paragraph_20_Font"><text:span text:style-name="T1">IX.</text:span></text:span></text:h>
      <text:p text:style-name="Normal">A<text:span text:style-name="Default_20_Paragraph_20_Font"><text:span text:style-name="T14">lul</text:span></text:span>i<text:span text:style-name="Default_20_Paragraph_20_Font"><text:span text:style-name="T14">er, quam pr</text:span></text:span>i<text:span text:style-name="Default_20_Paragraph_20_Font"><text:span text:style-name="T14">mo</text:span></text:span> i<text:span text:style-name="Default_20_Paragraph_20_Font"><text:span text:style-name="T14">n Cranone curav</text:span></text:span>i, <text:span text:style-name="Default_20_Paragraph_20_Font"><text:span text:style-name="T14">lien magnu</text:span></text:span>s <text:span text:style-name="Default_20_Paragraph_20_Font"><text:span text:style-name="T14">na-</text:span></text:span></text:p>
      <text:p text:style-name="P2"><text:span text:style-name="Default_20_Paragraph_20_Font"><text:span text:style-name="T14">tura, fabr</text:span></text:span>i<text:span text:style-name="Default_20_Paragraph_20_Font"><text:span text:style-name="T14">s ardens, valde rubra, spir</text:span></text:span>i<text:span text:style-name="Default_20_Paragraph_20_Font"><text:span text:style-name="T14">tu</text:span></text:span>s <text:span text:style-name="Default_20_Paragraph_20_Font"><text:span text:style-name="T14">derimo die,<text:line-break/>sudor</text:span></text:span> m<text:span text:style-name="Default_20_Paragraph_20_Font"><text:span text:style-name="T14">ul</text:span></text:span>t<text:span text:style-name="Default_20_Paragraph_20_Font"><text:span text:style-name="T14">u</text:span></text:span>s <text:span text:style-name="Default_20_Paragraph_20_Font"><text:span text:style-name="T14">superiu</text:span></text:span>s, <text:span text:style-name="Default_20_Paragraph_20_Font"><text:span text:style-name="T14">verum et</text:span></text:span>i<text:span text:style-name="Default_20_Paragraph_20_Font"><text:span text:style-name="T14">am</text:span></text:span> i<text:span text:style-name="Default_20_Paragraph_20_Font"><text:span text:style-name="T14">nferiu</text:span></text:span>s <text:span text:style-name="Default_20_Paragraph_20_Font"><text:span text:style-name="T14">dec</text:span></text:span>im<text:span text:style-name="Default_20_Paragraph_20_Font"><text:span text:style-name="T14">o<text:line-break/>quarto die.</text:span></text:span></text:p>
      <text:p text:style-name="Normal">r- .</text:p>
      <text:p text:style-name="P1">Nihil notatu dignum in his verbis discere nobis li-<text:line-break/>cet. Admiratus autem essem, si et ipse Hippocrates,<text:line-break/>omissa urinae me<text:span text:style-name="Default_20_Paragraph_20_Font"><text:span text:style-name="T14">n</text:span></text:span>tione ita scripsisset : . quoniam. si adje-<text:line-break/>cisset, aliquid plus ad reminiscentiam lucratus fuisset ac<text:line-break/>nobis etiam eadem ratione profuisset. Et hoc quoque<text:line-break/>dictionis hujus initio scriptum obscurum est, quam primo<text:line-break/>curari r nam quaestione dignum est, utrum sua ipsius<text:line-break/>causa , ut nominum et locorum, in quibus aegroti jace-<text:line-break/>bant, meminisse consuevit, ita et nunc adscripserit, quam<text:line-break/>primo curavi, quo nominis mulieris memor esset: an<text:line-break/>nunc ex recidiva hominem aegrotasse significet. Ita vero<text:line-break/>qui decimo die accidisse scriptus est, obscuritatem parit,<text:line-break/>num quamlibet simpliciter spirationis difficultatem , an fo-</text:p>
      <text:p text:style-name="P3">lum incitatam et valde crebram aegre spirandi speciem<text:line-break/>significet. Sed quidam et in ventre multum spiritum col-<text:line-break/>lectum esse per haec verba significari putant. . Haec qui-<text:line-break/>dem, quantum ad verba pertinet, obscura sunt. Alia vero<text:line-break/>quantum ad salam sententiam, non minus difficultatis con-<text:line-break/>fluenti Utrum enim exsulo male affecto liene mulieri<text:line-break/>acciderit et ardente febre et spirationis angustia feu ven-<text:line-break/>tris inflatione laborare et colore perrubro esse; an et alius<text:line-break/>quispiam febrilis affectus ipsam vexaverit, ob quem in<text:line-break/>haec mala inciderit, incertum. esu Sest permagni, ut<text:line-break/>dixi; interest, nos lotis, qualia usque ad judicationem fue-<text:line-break/>rintr et cur decimo die studeres apparuerint ignorare.<text:line-break/>sisse. namque quibus diebus accessiones vehementiores sint,<text:line-break/>adscribere solitus est, ut.ap<text:span text:style-name="Default_20_Paragraph_20_Font"><text:span text:style-name="T14">t</text:span></text:span>um feramus, ex multa in sin-<text:line-break/>gulis. experientia peritiam acquisivisse, ex qua in univer-<text:line-break/>snm sententiam hanc de omnibus morbis protulit , quo-<text:line-break/>rum accessiones imparibus diebus fiunt., eorum et judica-<text:line-break/>tiones imparibus diebus absolvi. Quod omnium vero in</text:p>
      <text:p text:style-name="P3">proposita parte absurdissimum est, id utique dicam, mor-<text:line-break/>tuane a<text:span text:style-name="Default_20_Paragraph_20_Font"><text:span text:style-name="T14">n</text:span></text:span> fanata sit mulier, praetermissum esse. Idcirco<text:line-break/>et. eam vocem, <text:span text:style-name="Default_20_Paragraph_20_Font"><text:span text:style-name="T14">m</text:span></text:span>i<text:span text:style-name="Default_20_Paragraph_20_Font"><text:span text:style-name="T14">nu</text:span></text:span>s, quae inter hunc et- sequentem fer-<text:line-break/>monem scripta est, quidam sane huic adliciunt, alii se-<text:line-break/>quenti praeponunt. Profecto si scriptum fuisset, decimo<text:line-break/>quarto die mulieri bonam judicationem factam esse, rationi<text:line-break/>consentaneum utique foret,. huic orationi eam vocem,<text:line-break/>mi<text:span text:style-name="Default_20_Paragraph_20_Font"><text:span text:style-name="T14">nu</text:span></text:span>s, non. adjicere. Cum dixisset enim decimo die tu-<text:line-break/>dores mulieri emanasse majori ex parte. fuperius ac postea<text:line-break/>deinceps fubjecerit, verum et inferius decimo quarto,<text:line-break/>quomodo profecto , si omnino liberata est mulier , hanc<text:line-break/>particulam, <text:span text:style-name="Default_20_Paragraph_20_Font"><text:span text:style-name="T14">minu</text:span></text:span>s, adscribere potuit? Igitur verisimile ma-<text:line-break/>gis est bona judicatione facta per omne corpus effusos<text:line-break/>esse fudores. Rursum si quis mortua muliere pernici<text:span text:style-name="Default_20_Paragraph_20_Font"><text:span text:style-name="T14">a-.<text:line-break/>t</text:span></text:span>os fuisse fudores crediderit, jure praepositi- sermonis<text:line-break/>calci hanc voculam, <text:span text:style-name="Default_20_Paragraph_20_Font"><text:span text:style-name="T14">m</text:span></text:span>i<text:span text:style-name="Default_20_Paragraph_20_Font"><text:span text:style-name="T14">nu</text:span></text:span>s, adjecerit, ut oratio talis fit:<text:line-break/>Sudavit quidem. et decimo die superius magis, verum<text:line-break/>etiam inferius; sudavit autem et decimo quarto,. inferius</text:p>
      <text:p text:style-name="P3">minus. Ad sequentem igitur dictionem jam descendamus:<text:line-break/>in ip<text:span text:style-name="Default_20_Paragraph_20_Font"><text:span text:style-name="T14">t</text:span></text:span>a enim fortasse aliquid clarius inveniemus, unde<text:line-break/>quo loco eam particulam, <text:span text:style-name="Default_20_Paragraph_20_Font"><text:span text:style-name="T14">minu</text:span></text:span>s, ponere debeamus, an<text:line-break/>in propositae nunc calce, an in sequentis initio, perci-<text:line-break/>pe<text:span text:style-name="Default_20_Paragraph_20_Font"><text:span text:style-name="T14">t</text:span></text:span>e valeamus.</text:p>
      <text:p text:style-name="Normal">X.</text:p>
      <text:p text:style-name="P5"><text:span text:style-name="Default_20_Paragraph_20_Font"><text:span text:style-name="T14">M</text:span></text:span>i<text:span text:style-name="Default_20_Paragraph_20_Font"><text:span text:style-name="T14">nu</text:span></text:span>s iis , <text:span text:style-name="Default_20_Paragraph_20_Font"><text:span text:style-name="T14">qu</text:span></text:span>i <text:span text:style-name="Default_20_Paragraph_20_Font"><text:span text:style-name="T14">ex capite graved</text:span></text:span>i<text:span text:style-name="Default_20_Paragraph_20_Font"><text:span text:style-name="T14">ne lab</text:span></text:span>o<text:span text:style-name="Default_20_Paragraph_20_Font"><text:span text:style-name="T14">rant et rauc</text:span></text:span>i<text:span text:style-name="Default_20_Paragraph_20_Font"><text:span text:style-name="T14">ta</text:span></text:span>t<text:span text:style-name="Default_20_Paragraph_20_Font"><text:span text:style-name="T14">e,<text:line-break/>cu</text:span></text:span>m <text:span text:style-name="Default_20_Paragraph_20_Font"><text:span text:style-name="T14">fabre c</text:span></text:span>o<text:span text:style-name="Default_20_Paragraph_20_Font"><text:span text:style-name="T14">rrepti sunt, ut put</text:span></text:span>o, <text:span text:style-name="Default_20_Paragraph_20_Font"><text:span text:style-name="T14">rec</text:span></text:span>i<text:span text:style-name="Default_20_Paragraph_20_Font"><text:span text:style-name="T14">d</text:span></text:span>i<text:span text:style-name="Default_20_Paragraph_20_Font"><text:span text:style-name="T14">vae su</text:span></text:span>at.</text:p>
      <text:p text:style-name="P1">Subintelligere oportet, finita febre, qui enim aliter<text:line-break/>ipsis recidivas minus accidere putabimus, nisi prius febris.<text:line-break/>desierit? Quod si hanc vocem mi<text:span text:style-name="Default_20_Paragraph_20_Font"><text:span text:style-name="T14">nu</text:span></text:span>s, ab his verbis ab-<text:line-break/>straxerimus, ut quibusdam eam superiori orationi fubjun-<text:line-break/>gentibus vitum est, huic contraria verborum sententia<text:line-break/>erit, ii videlicet, qui ex capitis gravedine laborant et<text:line-break/>raucitate, cum febre correpti fu<text:span text:style-name="Default_20_Paragraph_20_Font"><text:span text:style-name="T14">n</text:span></text:span>t, recidivas fieri nobis<text:line-break/>i<text:span text:style-name="Default_20_Paragraph_20_Font"><text:span text:style-name="T14">n</text:span></text:span>telligentibus, Igitur quod in omnibus facimus , non</text:p>
      <text:p text:style-name="P3">orationis verisimilitudine, sed iis quae evidenter in ae-<text:line-break/>grotis cernuntur quaesita dijudicantes, sic nunc faciemus:<text:line-break/>hanc particulam , <text:span text:style-name="Default_20_Paragraph_20_Font"><text:span text:style-name="T14">m</text:span></text:span>i<text:span text:style-name="Default_20_Paragraph_20_Font"><text:span text:style-name="T14">nu</text:span></text:span>s, verbis istis recte fuisse praepeti-<text:line-break/>tam inveniemus. Febris namque post gravedines et rau-<text:line-break/>citates veniens, ipfas firmius et certius concoquit; ut<text:line-break/>non iterum facile revertantur, etiamsi aliquid erroris<text:line-break/>commissum sit, aliis sine febre ob aliquam ejusmodi cau-<text:line-break/>fam affectis post commissos errores in morbum recidenti-<text:line-break/>bus. Sed cur in sermone hoc additum est, iis qui ex<text:line-break/>capite gravedine laborant? neque enim ab alio membro<text:line-break/>gravedines oriuntur? An sermo iste ita dictus esse potest,<text:line-break/>ut in his verbis etiam dictum fuit, vertebrae autem,<text:line-break/>quae in dorfo? Potest quoque has particulas, <text:span text:style-name="Default_20_Paragraph_20_Font"><text:span text:style-name="T14">ex cap</text:span></text:span>i<text:span text:style-name="Default_20_Paragraph_20_Font"><text:span text:style-name="T14">te,<text:line-break/></text:span></text:span>addidisse, quoniam de raucitate laborantium in ipsis. ver-<text:line-break/>bis meminerat: iram et alia ratione raucitates fiunt. Potest<text:line-break/>quoque ex capite adsuetum esse, ipso sibi ipsi reminifcen-<text:line-break/>riae causa breviter scribente <text:span text:style-name="Default_20_Paragraph_20_Font"><text:span text:style-name="T14">i</text:span></text:span> quom gravedinibus , quae<text:line-break/>ab externa aliqua exigua causa proveniunt, ipfas distin-</text:p>
      <text:p text:style-name="P3">gueret, ut indicaret de illis a- fe sermonem fieri, qui ob<text:line-break/>naturalem capitis imbecillitatem eo vitio facile caperen-<text:line-break/>tur : hos enim quispiam jure ex capite gravedinosus ap-<text:line-break/>pellat, non a frigore aut aestu aut aliqua simpliciter ex-<text:line-break/>terna causa. lllud autem verbum P <text:span text:style-name="Default_20_Paragraph_20_Font"><text:span text:style-name="T14">puto, </text:span></text:span>iu quibusdam<text:line-break/>codicibus additum est, significans ipsum de quibus rebus<text:line-break/>loquebatur ambigere, - sed consentaneum est et sine illo<text:line-break/>verbo, <text:span text:style-name="Default_20_Paragraph_20_Font"><text:span text:style-name="T14">put</text:span></text:span>o, scribi posse, cum verum sit id quod dici-<text:line-break/>tur. In sequentibus autem verbis quae recte dixerat<text:line-break/>ratione corroborat. Ad ipsa igitur jam transeamus.</text:p>
      <text:p text:style-name="Normal">XI.</text:p>
      <text:p text:style-name="P5"><text:span text:style-name="Default_20_Paragraph_20_Font"><text:span text:style-name="T14">Qu</text:span></text:span>i<text:span text:style-name="Default_20_Paragraph_20_Font"><text:span text:style-name="T14">cqu</text:span></text:span>i<text:span text:style-name="Default_20_Paragraph_20_Font"><text:span text:style-name="T14">d suppurat, non recid</text:span></text:span>it. <text:span text:style-name="Default_20_Paragraph_20_Font"><text:span text:style-name="T14">spsumet en</text:span></text:span>im <text:span text:style-name="Default_20_Paragraph_20_Font"><text:span text:style-name="T14">concoct</text:span></text:span>i<text:span text:style-name="Default_20_Paragraph_20_Font"><text:span text:style-name="T14">o<text:line-break/>et</text:span></text:span> j<text:span text:style-name="Default_20_Paragraph_20_Font"><text:span text:style-name="T14">udiea</text:span></text:span>ti<text:span text:style-name="Default_20_Paragraph_20_Font"><text:span text:style-name="T14">o si</text:span></text:span>m<text:span text:style-name="Default_20_Paragraph_20_Font"><text:span text:style-name="T14">u</text:span></text:span>l <text:span text:style-name="Default_20_Paragraph_20_Font"><text:span text:style-name="T14">et abscesse</text:span></text:span>m</text:p>
      <text:p text:style-name="P1">Haud obscu<text:span text:style-name="Default_20_Paragraph_20_Font"><text:span text:style-name="T14">r</text:span></text:span>a o<text:span text:style-name="Default_20_Paragraph_20_Font"><text:span text:style-name="T14">r</text:span></text:span>atio est memoria tenentibus ea quae<text:line-break/>saepius jam de concoctione dixit. Nunc vero et eorum,<text:line-break/>ut dixi, superiorum verborum. causa. meminit, ut integra</text:p>
      <text:p text:style-name="P3">oratio talis sit: et gravedinosis et raucis ob destillationes<text:line-break/>ex capite, cum superaddita febre, frigida juxta atque<text:line-break/>humida fluxio concocta fuerit et. concocta fuerit expulsa,<text:line-break/>firmam morbi judicationem fuisse, neque hominem denuo<text:line-break/>aegrotaturum spera.</text:p>
      <text:p text:style-name="Normal">XII.</text:p>
      <text:p text:style-name="P5"><text:span text:style-name="Default_20_Paragraph_20_Font"><text:span text:style-name="T14">Al</text:span></text:span>i<text:span text:style-name="Default_20_Paragraph_20_Font"><text:span text:style-name="T14">qu</text:span></text:span>i<text:span text:style-name="Default_20_Paragraph_20_Font"><text:span text:style-name="T14">bu</text:span></text:span>s, <text:span text:style-name="Default_20_Paragraph_20_Font"><text:span text:style-name="T14">cum venere u</text:span></text:span>t<text:span text:style-name="Default_20_Paragraph_20_Font"><text:span text:style-name="T14">untur, instatur ven</text:span></text:span>t<text:span text:style-name="Default_20_Paragraph_20_Font"><text:span text:style-name="T14">er, u</text:span></text:span>t <text:span text:style-name="Default_20_Paragraph_20_Font"><text:span text:style-name="T14">Dama-<text:line-break/>gorae. Aliqu</text:span></text:span>i<text:span text:style-name="Default_20_Paragraph_20_Font"><text:span text:style-name="T14">bu</text:span></text:span>s <text:span text:style-name="Default_20_Paragraph_20_Font"><text:span text:style-name="T14">ver</text:span></text:span>o i<text:span text:style-name="Default_20_Paragraph_20_Font"><text:span text:style-name="T14">n eo strep</text:span></text:span>i<text:span text:style-name="Default_20_Paragraph_20_Font"><text:span text:style-name="T14">tus. Arcesi</text:span></text:span>l<text:span text:style-name="Default_20_Paragraph_20_Font"><text:span text:style-name="T14">ao tu-<text:line-break/>mebat.</text:span></text:span></text:p>
      <text:p text:style-name="P1">Haec quoque verba alius aliter scribit. Et quidam<text:line-break/>ipsis haec addunt, cum incipiunt venere uti, instatur ven-<text:line-break/>ter. Voluntque isti incipientibus venerea, hoc est pri-<text:line-break/>mum aggredientibus opus illud, ea quae in sermone dein-<text:line-break/>ceps traduntur, accidere, tametsi lectionem hanc neque<text:line-break/>liber aliquis antiquus neque explanator agnoscit. Nihilo-</text:p>
      <text:p text:style-name="P3">minus Sabini sectatores de coire incipientibus ipsi fer-<text:line-break/>monen<text:span text:style-name="Default_20_Paragraph_20_Font"><text:span text:style-name="T14">t</text:span></text:span> esse ajunt, quamvis Hippocrates nomine proprio<text:line-break/>hominis unius Damagorae meminerit. Id autem facere<text:line-break/>confuevit, cum paucis res, quam narrat, acciderit. Atqui<text:line-break/>praeterquam quod de his quicquam Hippocrates scriberet,<text:line-break/>experientia oportuit quid appareret addiscere; neque<text:line-break/>enim primum venere uti incipientibus ventrem inflari aut<text:line-break/>strepitum in ipso personare contingit, fed quibusdam<text:line-break/>potius raro, jam inclinante aetate et affectu flatuoso vo-<text:line-break/>cato, praecordiali et melancholico vexatis, cum venere<text:line-break/>utuntur, inflari magis ventrem contingit: iisdem quoque<text:line-break/>ipsis ut assidue coitum appetant evenit. Quod igitur<text:line-break/>plerumque jam antea diri, sive scripturas varias, quas in<text:line-break/>his verbis fecerunt, omittam, sive omnes recen<text:span text:style-name="Default_20_Paragraph_20_Font"><text:span text:style-name="T14">s</text:span></text:span>eam, utrum-<text:line-break/>que multi reprehendent, ex <text:span text:style-name="Default_20_Paragraph_20_Font"><text:span text:style-name="T14">t</text:span></text:span>uis ip<text:span text:style-name="Default_20_Paragraph_20_Font"><text:span text:style-name="T14">s</text:span></text:span>orum cupiditatibus,<text:line-break/>non ex rerum natura modum in orationibus aestimantes.</text:p>
      <text:p text:style-name="P3">Quin etiam si quaedam ex dictis et scriptis dixero, quae-<text:line-break/>dam praetermisero , sic etiam nonnulli qui accusent in-<text:line-break/>veniuntur, quod aliqua dixerim praetermittenda, prae-<text:line-break/>fertim cum nugatoria sint, aliqua dicenda subticueritn,<text:line-break/>quae dictis deteriora non essent. In congressibus utique<text:line-break/>quotidianis quamcunque explanationem qui intersunt<text:line-break/>audire velint, ab eis ipsis percunctati eorum voluntati-<text:line-break/>bus nos aptare et assentiri responde<text:span text:style-name="Default_20_Paragraph_20_Font"><text:span text:style-name="T14">n</text:span></text:span>tes conamur : at in<text:line-break/>libro id facere non licet; propterea mihi constitutum est<text:line-break/>in pluribus quidem Hippoeratis sermonibus aut nequa-<text:line-break/>quam meminisse veterem scripturam permutantium .aut<text:line-break/>absurde prorsus i<text:span text:style-name="Default_20_Paragraph_20_Font"><text:span text:style-name="T14">n</text:span></text:span>terpretantium. In quibusdam vere,<text:line-break/>quae dicta sunt, no<text:span text:style-name="Default_20_Paragraph_20_Font"><text:span text:style-name="T14">n</text:span></text:span> omnino a veritate abhorrentia, eo-<text:line-break/>rum commentaria legentibus mentionem facere oportet:<text:line-break/>in singulis enim partibus eadem repetere pergrave esu<text:line-break/>Qsunfrigitur dicebant Sabini sectatores, quod primum ve-<text:line-break/>nerem expertis in propositis verbis dicta eveniant, ut<text:line-break/>verum credentes, ipsius causam afferre conantur. At alii</text:p>
      <text:p text:style-name="P3">contra quam. hi verborum lectionem hanc faciunt: fiant<text:line-break/>quibus,. cum venere utuntur, inflatur venter. Sabini<text:line-break/>quidem loquaces non praeter rationem coire incipientibus.<text:line-break/>id accidere asserunt; primum quidem, quam magna inno-<text:line-break/>vario ac permutatio in corpore sit; scribit enim sic ipsis :<text:line-break/>ob quam immutationem flatus, comitialis morbus, renum<text:line-break/>affectus, aliisque longa titia procreantur: postea vero quo-<text:line-break/>niam et Democritus, inquit, homo ex homine in eniti-.<text:line-break/>bus profieminatur ; quin etiam quoniam, inquiunt, mul-<text:line-break/>tum pruritum ac mor<text:span text:style-name="Default_20_Paragraph_20_Font"><text:span text:style-name="T14">t</text:span></text:span>am ob feminis salsuginem atque.<text:line-break/>acrimoniam patiuntur. Cumque foeminarum, ut ajunt; et<text:line-break/>marium communis ratio sit, in foeminis evidentem can-<text:line-break/>fa<text:span text:style-name="Default_20_Paragraph_20_Font"><text:span text:style-name="T14">t</text:span></text:span>u esse dicunt; utero namque intestinum sublinitur, ve-<text:line-break/>sica strperjacet; par est itaque ipsum distentum et in ve-<text:line-break/>nerem concitatum utriusque excretionem retinere; flatu.<text:line-break/>igitur inclusi, assidue inflari atque lotio. retento abdomen.<text:line-break/>intumescere. Haec fiane a Sabini sequacibus haud verisi-<text:line-break/>miles caulas eorum quae non fiunt assignantibus refe-.</text:p>
      <text:p text:style-name="P3">runtur <text:span text:style-name="Default_20_Paragraph_20_Font"><text:span text:style-name="T28">: </text:span></text:span>neque enim haec adolescentulis coire incipientibus,<text:line-break/>fedi atra bile vexatis et flatuosis nominatis eveniunt: qui<text:line-break/>quidem et post declinantem aetatem hujusmodi vitiis assi-<text:line-break/>ciuntur, prorsus enim flatu repleri ab ingeniti caloris<text:line-break/>debilitate provenit; eo namque recte valente horum ni-<text:line-break/>hil exoritu<text:span text:style-name="Default_20_Paragraph_20_Font"><text:span text:style-name="T14">r. </text:span></text:span>Nam Aristoteles in libro suo de quaesitis<text:line-break/>et caufam quaerit ob quam melancholicis libidinosis esse<text:line-break/>contingat; dicitque in ipsarum praecordiis haud paucum<text:line-break/>spiritum flatuosum excitari, atque ideo ejusmodi <text:span text:style-name="Default_20_Paragraph_20_Font"><text:span text:style-name="T32">vitia<text:line-break/></text:span></text:span>spirituosa praecordialiaque nominari Diocles etiam, <text:span text:style-name="Default_20_Paragraph_20_Font"><text:span text:style-name="T32">Pli-<text:line-break/></text:span></text:span>stonicus aliique multi medici, sic ipsa vocari dicunt. <text:span text:style-name="Default_20_Paragraph_20_Font"><text:span text:style-name="T32">Ve-<text:line-break/></text:span></text:span>rum haud malum fuerit quaedam verba ab Aristotele scri-<text:line-break/>pta retulisse. Haec ita fe habent: cu<text:span text:style-name="Default_20_Paragraph_20_Font"><text:span text:style-name="T14">r</text:span></text:span> melancholici libi-<text:line-break/>dinosi sunt? an quod spiritu abundant? semen enim spi-<text:line-break/>ritus excretio est; cum iste igitur copiosus sit, necesse est<text:line-break/>ipsius purgandi saepius incessat cupiditas, levantur enim;<text:line-break/>propterea et Rufus pro hac voce, <text:span text:style-name="Default_20_Paragraph_20_Font"><text:span text:style-name="T14">strep</text:span></text:span>i<text:span text:style-name="Default_20_Paragraph_20_Font"><text:span text:style-name="T14">tu</text:span></text:span>s, maluit</text:p>
      <text:p text:style-name="P3">fcribere, <text:span text:style-name="Default_20_Paragraph_20_Font"><text:span text:style-name="T14">t</text:span></text:span>i<text:span text:style-name="Default_20_Paragraph_20_Font"><text:span text:style-name="T14">mor</text:span></text:span>, ut Hippocrati de melancholicis fermo sit,<text:line-break/>quorum maxime proprius timor esu Aliud enim alii for-<text:line-break/>midolofum videtur, unum quoddam saltem ipsis singulis<text:line-break/>omnino , quando plane modice contristantur ; si vero im--<text:line-break/>modice et duo et plura et permulta : quibusdam etiam<text:line-break/>ipforum omnia. Erit itaque fecundum Rufum lectio hujus-.<text:line-break/>modi, quibusdam, cum venere utuntur, inflatur venter,<text:line-break/>utDamagorae, unde his timor. Verum fecundum veteres<text:line-break/>interpretes ita fe habet, ut ab initio scriptum est; illo-<text:line-break/>rum enim scripturam semper adjicio, etsi ab illis primis<text:line-break/>librariis corrupta fuisse videatur; satius est enim, ut jam<text:line-break/>faepius repetivi, lectionem, ut inventa est, enarrantes,<text:line-break/>ita deinde lu<text:span text:style-name="Default_20_Paragraph_20_Font"><text:span text:style-name="T14">t</text:span></text:span>os aliquid ulterius excogitantes addere, id-<text:line-break/>que ip<text:span text:style-name="Default_20_Paragraph_20_Font"><text:span text:style-name="T14">t</text:span></text:span>um nos facere admonere. Hactenus Sabini expla-<text:line-break/>natio tradita esu Capito autem ita scripsit: aliquibus<text:line-break/>nonnunquam, cum venere utuntur, inflatur venter, ut<text:line-break/>Damagorae, aliquibus vero in his strepitus. Dicscorides<text:line-break/>vero sic: Aliquibus quidem, cum venere utuntur, inflatur</text:p>
      <text:p text:style-name="P1"><text:span text:style-name="Default_20_Paragraph_20_Font"><text:span text:style-name="T35">i</text:span></text:span></text:p>
      <text:p text:style-name="P3">venter, ut Damagorae , aliquibus in his strepitus: isse<text:line-break/>enim particulam, <text:span text:style-name="Default_20_Paragraph_20_Font"><text:span text:style-name="T14">vero</text:span></text:span>, abstulit. Quin et i<text:span text:style-name="Default_20_Paragraph_20_Font"><text:span text:style-name="T14">n</text:span></text:span> nomine hoc,<text:line-break/><text:span text:style-name="Default_20_Paragraph_20_Font"><text:span text:style-name="T14">strep</text:span></text:span>i<text:span text:style-name="Default_20_Paragraph_20_Font"><text:span text:style-name="T14">tu</text:span></text:span>s, explanando inter ipfos explanatores non conve-<text:line-break/>niti Nonnulli quidem murmur significari dicunt, quidam<text:line-break/>ructum, alii flatus per fedum exhalantes; item alii quod-<text:line-break/>libet istorum simpliciter, qualiscunque in intestinis motus<text:line-break/>sit, qui ab auribus <text:span text:style-name="Default_20_Paragraph_20_Font"><text:span text:style-name="T14">s</text:span></text:span>entiatur; sunt enim et alii quidam<text:line-break/>praeter murmura in intestinis motus ac strepitus, nonnulli<text:line-break/>quidem fonis persimiles, aliqui vero sibilis aut alicui alii<text:line-break/>hujusmodi voci. Ad Arcesilao , inquit, non modo venter<text:line-break/>inflabatur, fed etiam . tumebat, hoc est oedema, id est<text:line-break/>tumorem habebat. Dixi autem alias faepius oedema ab<text:line-break/>ipsa -vocari omnem praeter naturam tumorem, sive phleg-<text:line-break/>monis sive erysipelatis, sive fcirrhi naturam fapiat, cum<text:line-break/>recentiores medici folum laxum tumorem oedema vocent.<text:line-break/>Caeterum qualemnam Arcesilao tumorem excitatum esse<text:line-break/>dicat, quaestio haud parva esu Mihi sane oedema pro-<text:line-break/>prie a junioribus acceptum d<text:span text:style-name="Default_20_Paragraph_20_Font"><text:span text:style-name="T19">ixisse</text:span></text:span> videtur; non tamen</text:p>
      <text:p text:style-name="P3">incredibile est aut erysipelas aut phlegmonem aut scirrhum<text:line-break/>aut ejusmodi aliquid coitus tempore vel paulo post ex-<text:line-break/>ortum fuisse, rurfumque haud ita multo post id refedisse;<text:line-break/>ab interpretibus autem tota haec speculatio silentio prae-<text:line-break/>terita est. Hujus quidem Arcesilai et alio hujus libri loco<text:line-break/>mentionem fecit Hippocrates, ubi ait: in accessibus qui-<text:line-break/>busdam strepunt, ut Arcessian<text:span text:style-name="Default_20_Paragraph_20_Font"><text:span text:style-name="T14">t. </text:span></text:span>manifestum est igitur<text:line-break/>hujusmodi hominibus ventrem flatu esse repletum, hunc-<text:line-break/>que prae contentione in coeundo^ facta excerni contin-<text:line-break/>gere. At Diofcorides ita haec verba scripsit : Arcesilao<text:line-break/>autem male olebat flatuosum, pro eo quod est, malum<text:line-break/>odorem exhalabat Ham<text:span text:style-name="Default_20_Paragraph_20_Font"><text:span text:style-name="T14">at</text:span></text:span>um ; ita enim scriptum esse vo-<text:line-break/>luit. At reliqui omnes hanc vocem , sal<text:span text:style-name="Default_20_Paragraph_20_Font"><text:span text:style-name="T14">tu</text:span></text:span>o<text:span text:style-name="Default_20_Paragraph_20_Font"><text:span text:style-name="T14">sum</text:span></text:span> , loquentis<text:line-break/>partis initium esse voluerunt, ut deinceps scriptum esu</text:p>
      <text:p text:style-name="Normal">XIII.</text:p>
      <text:p text:style-name="P5"><text:span text:style-name="Default_20_Paragraph_20_Font"><text:span text:style-name="T14">Elatuosu</text:span></text:span>m i<text:span text:style-name="Default_20_Paragraph_20_Font"><text:span text:style-name="T14">n fatsurosi</text:span></text:span>s <text:span text:style-name="Default_20_Paragraph_20_Font"><text:span text:style-name="T14">simul causa est. Eteni</text:span></text:span>m <text:span text:style-name="Default_20_Paragraph_20_Font"><text:span text:style-name="T14">statu</text:span></text:span>osi<text:line-break/><text:span text:style-name="Default_20_Paragraph_20_Font"><text:span text:style-name="T14">sun</text:span></text:span>t.</text:p>
      <text:p text:style-name="P2">Quos furfurosus dicat inventu difficile est , modo<text:line-break/>quis <text:span text:style-name="Default_20_Paragraph_20_Font"><text:span text:style-name="T14">n</text:span></text:span>e, velut Herodoti et Ctesiae tanquam historiam,<text:line-break/>veterum medicorum libros evolvat, sed quo ad artis opera<text:line-break/>magis proficiat. Multi autem interpretes id negligunt^ et<text:line-break/>maxime quicunque sophisticam doctrinae speciem aemulati,<text:line-break/>ad eam explanationem deveniu<text:span text:style-name="Default_20_Paragraph_20_Font"><text:span text:style-name="T14">n</text:span></text:span>t, quae ad manum est,<text:line-break/>quamque verba ipsa prae se ferunt; neque praeterea rn<text:line-break/>aegrotantibus dictorum veritatis periculum faciunt. Igi-<text:line-break/>tur ita quoque nunc eos furfurosus dictos esse iutelligeu-<text:line-break/>tes, quibus assidue in capite furfures creantur, istius rei<text:line-break/>cau<text:span text:style-name="Default_20_Paragraph_20_Font"><text:span text:style-name="T14">l</text:span></text:span>a referre conantur, dicentes, ab excrementis caput<text:line-break/>subeuntibus furfures provenire excrementaque in sublime<text:line-break/>a calidi spiritu ferri, ob idque istos statu<text:span text:style-name="Default_20_Paragraph_20_Font"><text:span text:style-name="T14">a</text:span></text:span>les esse. At<text:line-break/>ipsorum improbus sermo est; primo quidem, qu<text:span text:style-name="Default_20_Paragraph_20_Font"><text:span text:style-name="T14">o</text:span></text:span>niam evi-<text:line-break/>dentis rei testimonio curet: mille enim minime statu<text:span text:style-name="Default_20_Paragraph_20_Font"><text:span text:style-name="T14">a</text:span></text:span>les<text:line-break/>novimus, quibus in capite perennis - furfurum proventus<text:line-break/>esu Secundo et si res ipsa testimonium ipsis favens prae-<text:line-break/>heret , omnibus calida excrementa contrahentibus comum-</text:p>
      <text:p text:style-name="P3">nis haec ratio esset: et tertio ad haec, quod ipsius capitis<text:line-break/>plerumque, ob propriam ejus temperiem, symptoma est<text:line-break/>furfures creare, etsi humores naturaliter affecti sint. Jure<text:line-break/>igitur quidam veterem lectionem commutantes fcripferunt,<text:line-break/>flatuofum causa simul est alatis ; medicis autem con<text:span text:style-name="Default_20_Paragraph_20_Font"><text:span text:style-name="T14">t</text:span></text:span>ueor-<text:line-break/>dinem esse, eos alatos nominare, qui scapulas eminentes,<text:line-break/>avium alarum instar retrorfumque productas habent , vos<text:line-break/>non latet. lstis igitur .inquiunt flatuofum simul esse cau-<text:line-break/>fam ut in affectum incidant, quemadmodum incidunt,<text:line-break/>hoc est ejectiouem sanguinis , ipsius enim - statuales esse.<text:line-break/>Quod quidem ad frangendum aliquid in pulmone, adju-<text:line-break/>vans cau<text:span text:style-name="Default_20_Paragraph_20_Font"><text:span text:style-name="T14">t</text:span></text:span>a sit flatuosum , neminem praeterit; an vero et.<text:line-break/>angusti pectoris homines fiatuofi sint, id experientia nobis<text:line-break/>curiose investigandum esu Mihi quidem fere omnes ejus--<text:line-break/>modi .visi st<text:span text:style-name="Default_20_Paragraph_20_Font"><text:span text:style-name="T14">a</text:span></text:span>nt et. forsan ob vitalis caloris penuriam, quem<text:line-break/>ex. corde emanare didicistis. Igitur alati exiguum cor ha—<text:line-break/>bentes, fecundum quoque hujus proportionem et calorem.</text:p>
      <text:p text:style-name="P3">ab ipso in omne corpus emanantem imbecillum habent;<text:line-break/>ob hujus namque in ipsa origine infirmitatem cor, ut di-<text:line-break/>dicistis , exiguum creatum esu Quidam autem non alatis,<text:line-break/>sed febriculosis scribunt, locutionem hujusmodi facientes,<text:line-break/>flatuosum simul causa est febriculosis, etenim flatuosi sunt;<text:line-break/>verum neque ipsi recte sentiunt, omnes febriculosus fla-<text:line-break/>tuofos esse arbitrantes. Diofcorides sane, ut paulo ante<text:line-break/>dicebam, in calce praepositae fententiae hanc vocem, <text:span text:style-name="Default_20_Paragraph_20_Font"><text:span text:style-name="T14">sta-<text:line-break/>tu</text:span></text:span>nsum, collocans, ita proposita verba scripsit ; simul causa<text:line-break/>alati, ut tota ipfa continuata locutio, ita fe habeat: Ar-<text:line-break/>cesilao autem male olebat flatuosum ; postea deinceps ab<text:line-break/>alio initio, simul causa alati, etenim funi flatuosi. Ab-<text:line-break/>unde igitur de flatuosis jam dictum esse, ne oratione in<text:line-break/>praesentia et semper multa scribere devitem, re autem<text:line-break/>vera nimis verbosus esse deprehendar.</text:p>
      <text:p text:style-name="P3">XIU</text:p>
      <text:p text:style-name="P5">.Fri<text:span text:style-name="Default_20_Paragraph_20_Font"><text:span text:style-name="T14">g</text:span></text:span>i<text:span text:style-name="Default_20_Paragraph_20_Font"><text:span text:style-name="T14">dum valde vena</text:span></text:span>s <text:span text:style-name="Default_20_Paragraph_20_Font"><text:span text:style-name="T14">suangi</text:span></text:span>t <text:span text:style-name="Default_20_Paragraph_20_Font"><text:span text:style-name="T14">et tusu</text:span></text:span>m <text:span text:style-name="Default_20_Paragraph_20_Font"><text:span text:style-name="T14">c</text:span></text:span>i<text:span text:style-name="Default_20_Paragraph_20_Font"><text:span text:style-name="T14">tat, ut .n</text:span></text:span>i<text:span text:style-name="Default_20_Paragraph_20_Font"><text:span text:style-name="T14">x, gla-<text:line-break/>c</text:span></text:span>ies<text:span text:style-name="Default_20_Paragraph_20_Font"><text:span text:style-name="T14">. et con</text:span></text:span>t<text:span text:style-name="Default_20_Paragraph_20_Font"><text:span text:style-name="T14">rah</text:span></text:span>i<text:span text:style-name="Default_20_Paragraph_20_Font"><text:span text:style-name="T14">t, u</text:span></text:span>t <text:span text:style-name="Default_20_Paragraph_20_Font"><text:span text:style-name="T14">pherea et gongr</text:span></text:span>o<text:span text:style-name="Default_20_Paragraph_20_Font"><text:span text:style-name="T14">nae. s</text:span></text:span>i<text:span text:style-name="Default_20_Paragraph_20_Font"><text:span text:style-name="T14">mul causa<text:line-break/>dur</text:span></text:span>i<text:span text:style-name="Default_20_Paragraph_20_Font"><text:span text:style-name="T14">t</text:span></text:span>i<text:span text:style-name="Default_20_Paragraph_20_Font"><text:span text:style-name="T14">ae.</text:span></text:span></text:p>
      <text:p text:style-name="P1">Et in libro de liquidorum usu, ut in aphorismis su-<text:line-break/>sius disputatum est, qualis nam frigidi facultas sit, nunc<text:line-break/>quoque aliqua ipsius opera per quandam veluti designa-<text:line-break/>tionem relata sunt, ad ejus communem vim explorandam<text:line-break/>utilia futura. Quantum enim in ipso est, omnia quae<text:line-break/>attingit frigidum, cogit, densat, stringit, coarctat; quo-<text:line-break/>circa et <text:span text:style-name="Default_20_Paragraph_20_Font"><text:span text:style-name="T14">s</text:span></text:span>ensum latentes corporum diffiationes. et sensiles<text:line-break/>effluxus intercludit. Sic igitur et in aphorismis scripsit;<text:line-break/>in istis vero frigido uti, quum fanguis erupturus est, non<text:line-break/>in ipsa, sed circa ipsa; unde effluit et quaecunque dein-<text:line-break/>ceps opera propriae frigidi facultatis , quando nullo inter-<text:line-break/>cedente medio agit, enumerarit; item quum dixit: frigida<text:line-break/>ut nix, glacies, pectori inimica, tussiunt excitatoris, san-</text:p>
      <text:p text:style-name="P3">guinis p<text:span text:style-name="Default_20_Paragraph_20_Font"><text:span text:style-name="T14">r</text:span></text:span>ofluvii provocatoria, destillationum inductoria.<text:line-break/>Illud quidem, pectori inimica , secundum ipsius frigidi fa-<text:line-break/>cultatem dixit. Illud autem tussiunt excitatoris, sanguinis<text:line-break/>profluvii provocatoria , per interventum aliorum Quo-<text:line-break/>niam enim in- fe lippa compinguntur atque coarctantur<text:line-break/>vafculorum sanguinem continentium. corpora, propterea^<text:line-break/>nonnunquam ipsorum tunicas frangi .contingit, ut quod a<text:line-break/>contento in laxis receptaculis fit, id a non multo disten-<text:line-break/>tis invenias Ideo igitur in propositis verbis non absolute<text:line-break/>frigidum venas frangere., fied valde frigidum . dixit. Ean-<text:line-break/>dem sententiam innuentia verba al in aphorismis scripsi<text:line-break/>inquiens: frigida ut nix, glacies, per. exempla, quaedam<text:line-break/>sint valde frigida, interpretatus. Item quum in aphorif-<text:line-break/>mis dixerit: ulceribus frigidum mordax, cutem obdurat,<text:line-break/>nunc dixit: frigidum contrahendi vim habet, quod idem<text:line-break/>est ac copulandi. Sic. igitur et in nervosis membris tu-<text:line-break/>mores creat et in nervis ganglia quae vocantur et alias</text:p>
      <text:p text:style-name="P3">quasdam tensiones, alias oblongiores, alias rotundiores.<text:line-break/>Mihique videtur oblongiores vocasse <text:span text:style-name="Default_20_Paragraph_20_Font"><text:span text:style-name="T14">pherea, </text:span></text:span>rotundiores<text:line-break/>autem <text:span text:style-name="Default_20_Paragraph_20_Font"><text:span text:style-name="T14">g</text:span></text:span>o<text:span text:style-name="Default_20_Paragraph_20_Font"><text:span text:style-name="T14">ngr</text:span></text:span>o<text:span text:style-name="Default_20_Paragraph_20_Font"><text:span text:style-name="T14">na</text:span></text:span>s, pherea quidem eas vocans, quae <text:span text:style-name="Default_20_Paragraph_20_Font"><text:span text:style-name="T23">φη</text:span></text:span><text:span text:style-name="Default_20_Paragraph_20_Font"><text:span text:style-name="T28">-<text:line-break/></text:span></text:span><text:span text:style-name="Default_20_Paragraph_20_Font"><text:span text:style-name="T23">ρεῶ</text:span></text:span><text:span text:style-name="Default_20_Paragraph_20_Font"><text:span text:style-name="T22">ν</text:span></text:span><text:span text:style-name="Default_20_Paragraph_20_Font"><text:span text:style-name="T28"> </text:span></text:span>similitudinem habent ; ita enim quidam lenes satyros<text:line-break/>appellarunt, quos pingunt finguntque oblongas apud aures<text:line-break/>excessus habentes; gongronas vero rotundiores cum duritia<text:line-break/>excessus, quales in quibusdam arboribus appendices sunt,<text:line-break/>quas <text:span text:style-name="Default_20_Paragraph_20_Font"><text:span text:style-name="T14">g o</text:span></text:span> a<text:span text:style-name="Default_20_Paragraph_20_Font"><text:span text:style-name="T14">gros</text:span></text:span> vocant, ut etiam Theophrastus in primo de<text:line-break/>stirpibus ad verbum ita scripsit: non multae vero habent<text:line-break/>et vocatos a quibusdam gongros aut ipsis proportione re-<text:line-break/>spondentia, ut olea. Dicunt et aliqui nunc etiam in<text:line-break/>Thessalia se . quosdam audivisse tales duritias, quum in<text:line-break/>collo creatae sunt, gongronas appellantes. Verum quem-<text:line-break/>quam pherea dicentem, neque ipse usquam gentium an-<text:line-break/>divi, neque aliquem, qui audiverit, novi; quamvis non-<text:line-break/>nulli explanatores Hippocratem dicant pherea vocare,<text:line-break/>quae Pheris Peloponnesi civitate abundant. Alii per epsi-<text:line-break/>lon primam syllabam scribentes una cum ph, scilicet</text:p>
      <text:p text:style-name="P3">pherea, dicunt ipsum appellare -quae Pheris Thessaliae<text:line-break/>urbe plerumque orluntur.. At quod ipse longiores excelsi<text:line-break/>sus pherea nominet, illud etiam quod in septimo de vul-<text:line-break/>garibus morbis ad verbum ita scriptum est: in vulgus<text:line-break/>grassabantur tusses, maxime vero .in pueros, qui secundum<text:line-break/>aures multis, qualia satyris, testimonium dictis nostris<text:line-break/>praebere videtur. Sed quod i<text:span text:style-name="Default_20_Paragraph_20_Font"><text:span text:style-name="T14">n</text:span></text:span> calce propositi sermonis<text:line-break/>scribitur, simul causa et duritiae id significat, dictorum<text:line-break/>vitiorum a frigore creationes adjuvant causa et corporis,<text:line-break/>lu. quo assectus oriuntur, duritia, id est cum homo dura<text:line-break/>naturaliter cute sit: eadem enim ratione et frigidum et<text:line-break/>dura cutis positorum affectuum originis causae fonti Nam<text:line-break/>quoniam, ut ipsis inquit, frigidum cutim obdurat, ideo<text:line-break/>hujusmodi affectus creat, strenis sist, cute contractis per<text:line-break/>ip<text:span text:style-name="Default_20_Paragraph_20_Font"><text:span text:style-name="T14">t</text:span></text:span>am transire nequeuntibus. Quibus igitur natura cutis<text:line-break/>dura est, istis et ipsa adjutrix cau<text:span text:style-name="Default_20_Paragraph_20_Font"><text:span text:style-name="T14">t</text:span></text:span>a fuerit utne crassi<text:line-break/>lentique humo<text:span text:style-name="Default_20_Paragraph_20_Font"><text:span text:style-name="T14">r</text:span></text:span>es^ digerantur; sub ipsa vero congesti du-</text:p>
      <text:p text:style-name="P3">ros vocatos et fcirrhofos tumores efficiant. Quod etiam<text:line-break/>venarum diruptio ob frigidi vim natura durioribus even-<text:line-break/>tura sit, nemi<text:span text:style-name="Default_20_Paragraph_20_Font"><text:span text:style-name="T14">n</text:span></text:span>i dubium esu Nam si a sanguine in venis<text:line-break/>inclufo effractio vasculorum sit, in illis plus flet, quae-<text:line-break/>cunque prae duritia aegre vixque dilatantur<text:span text:style-name="Default_20_Paragraph_20_Font"><text:span text:style-name="T14">i</text:span></text:span> Quae enim<text:line-break/>istius extendi apta sunt, effi quod in ipsis continetur<text:line-break/>multum sit , id tamen . citra scissuram includunt et cohi-<text:line-break/>bent. ltem et tusses lu natura durioribus corporibus<text:line-break/>jure excitantur: siquidem dictum est, ea facilius quam<text:line-break/>mollia exafperare. Quum quidam vero in hoc sermone<text:line-break/>pro hac voce <text:span text:style-name="Default_20_Paragraph_20_Font"><text:span text:style-name="T23">βηχῶδες</text:span></text:span><text:span text:style-name="Default_20_Paragraph_20_Font"><text:span text:style-name="T28">, </text:span></text:span>id est t<text:span text:style-name="Default_20_Paragraph_20_Font"><text:span text:style-name="T14">usu</text:span></text:span>s <text:span text:style-name="Default_20_Paragraph_20_Font"><text:span text:style-name="T14">exc</text:span></text:span>i<text:span text:style-name="Default_20_Paragraph_20_Font"><text:span text:style-name="T14">tan</text:span></text:span>s; <text:span text:style-name="Default_20_Paragraph_20_Font"><text:span text:style-name="T23">φυσῶδες</text:span></text:span><text:span text:style-name="Default_20_Paragraph_20_Font"><text:span text:style-name="T28">,<text:line-break/></text:span></text:span>id est <text:span text:style-name="Default_20_Paragraph_20_Font"><text:span text:style-name="T14">siatu</text:span></text:span>osum, scripserint, aliquid et de hoc dicere<text:line-break/>convenit: quotidie namque refrigeratis corporibus flatucso<text:line-break/>fpiritu ventrem repleri cernuntur. Verum antiqua lectio<text:line-break/>non <text:span text:style-name="Default_20_Paragraph_20_Font"><text:span text:style-name="T23">φυσῶδες</text:span></text:span><text:span text:style-name="Default_20_Paragraph_20_Font"><text:span text:style-name="T28">; </text:span></text:span>id est flatuosnm, sied <text:span text:style-name="Default_20_Paragraph_20_Font"><text:span text:style-name="T23">βηχῶδες</text:span></text:span><text:span text:style-name="Default_20_Paragraph_20_Font"><text:span text:style-name="T28">, </text:span></text:span>id est tussi-.<text:line-break/>culosum, ut verbum verbo reddam, agnoscit. Atque in<text:line-break/>aphorismis , ut paulo ante retuli , frigidissimarum rerum<text:line-break/>loco exempli mentionem faciens, ipsis non addit statuo-</text:p>
      <text:p text:style-name="P3"><text:span text:style-name="Default_20_Paragraph_20_Font"><text:span text:style-name="T14">t</text:span></text:span>um. Frigida enim.; inquit, ut nix, glacies, pectori ini-<text:line-break/>mica, tristium excitatoria, sanguinis effiuvii provocatoria<text:line-break/>et destillationes commoventia. At propositis in verbis et<text:line-break/>in narrato aphorismo non simpliciter quae a frigido,<text:line-break/>scd quae a valde frigido fiant, edocet hoc loco dicens,<text:line-break/>frigidum valde venas rumpit: in aphorismis, ut nix, gla-.<text:line-break/>cies. Quod autem aliquam caliditatem participare debeant<text:line-break/>quae inflantur saepe didicistis, sicut et quae . . .</text:p>
      <text:p text:style-name="Normal">XV.</text:p>
      <text:p text:style-name="P5">P<text:span text:style-name="Default_20_Paragraph_20_Font"><text:span text:style-name="T14">ost m</text:span></text:span>i<text:span text:style-name="Default_20_Paragraph_20_Font"><text:span text:style-name="T14">ctum c</text:span></text:span>o<text:span text:style-name="Default_20_Paragraph_20_Font"><text:span text:style-name="T14">ncret</text:span></text:span>io <text:span text:style-name="Default_20_Paragraph_20_Font"><text:span text:style-name="T14">pueru</text:span></text:span>l<text:span text:style-name="Default_20_Paragraph_20_Font"><text:span text:style-name="T14">i</text:span></text:span>s <text:span text:style-name="Default_20_Paragraph_20_Font"><text:span text:style-name="T14">magi</text:span></text:span>s. N<text:span text:style-name="Default_20_Paragraph_20_Font"><text:span text:style-name="T14">u</text:span></text:span>m <text:span text:style-name="Default_20_Paragraph_20_Font"><text:span text:style-name="T14">quon</text:span></text:span>i<text:span text:style-name="Default_20_Paragraph_20_Font"><text:span text:style-name="T14">am<text:line-break/></text:span></text:span>c<text:span text:style-name="Default_20_Paragraph_20_Font"><text:span text:style-name="T14">al</text:span></text:span>i<text:span text:style-name="Default_20_Paragraph_20_Font"><text:span text:style-name="T14">d</text:span></text:span>i<text:span text:style-name="Default_20_Paragraph_20_Font"><text:span text:style-name="T14">ores?</text:span></text:span></text:p>
      <text:p text:style-name="P1">Quod de calculosis pueris hic ferum sit omnes libri<text:line-break/>explanatores asseruerunt, <text:span text:style-name="Default_20_Paragraph_20_Font"><text:span text:style-name="T14">t</text:span></text:span>ed cur <text:span text:style-name="Default_20_Paragraph_20_Font"><text:span text:style-name="T14">post m</text:span></text:span>i<text:span text:style-name="Default_20_Paragraph_20_Font"><text:span text:style-name="T14">c</text:span></text:span>t<text:span text:style-name="Default_20_Paragraph_20_Font"><text:span text:style-name="T14">um</text:span></text:span> adjecerit,<text:line-break/>quum simpliciter scribere liceret, concretio puerulis, haud<text:line-break/>perinde contemplati sunt, sicut neque illud etiam, cur</text:p>
      <text:p text:style-name="P3">dubitativam coniunctionem adfecerit, non simpliciter di-<text:line-break/>cens, concretio puerulis, quoniam .calidiores ; iste enim<text:line-break/>loquendi modus, qum quia calidiores, pro certo affirmare<text:line-break/>non audentis indicativus esu Atqui in aphorismis abso-<text:line-break/>lote protulit, augescentes plurimum habent insitum cati-<text:line-break/>dum. Nomen quidem concretionis in solo septimo de<text:line-break/>morbis vulgaribus libro. .inveni , ejus libri scriptore di-<text:line-break/>cente; et concretio apparebat in aqua, qua manus lotae<text:line-break/>sunt, Sed quare, <text:span text:style-name="Default_20_Paragraph_20_Font"><text:span text:style-name="T14">p</text:span></text:span>o<text:span text:style-name="Default_20_Paragraph_20_Font"><text:span text:style-name="T14">st m</text:span></text:span>i<text:span text:style-name="Default_20_Paragraph_20_Font"><text:span text:style-name="T14">ctum</text:span></text:span>, aut quare, <text:span text:style-name="Default_20_Paragraph_20_Font"><text:span text:style-name="T14">num</text:span></text:span>, adiecerit,<text:line-break/>deinceps considerabimus. Ac primum de dubitatione, etsi<text:line-break/>secunda scripta fit, rideamus. Aut igitur adhuc dubitans<text:line-break/>haec fcripsit; temporis autem spatio aliqua demonstratione<text:line-break/>comperta firmam de crescentium temperatura sententiam<text:line-break/>tulit; aut quod et melius est et a nobis in commentariis<text:line-break/>de temperamentis et in aphorismis decretum fuit, non<text:line-break/>absolute puer adulto calidior est, sed insito calore cali-<text:line-break/>dior. Calidum autem non ingenitum eo abfolute calidius<text:line-break/>esse monstratum est, quo adulti plus abundant ; quocirca</text:p>
      <text:p text:style-name="P3">par erat ab eo potius calido lu vesicam lapidem concre-<text:line-break/>scere. Propterea igitur haud iniuria lanceps est. Veritas<text:line-break/>autem est, calculos pueris in vesica ob urinae crassitu-<text:line-break/>dinem procreari. Porro urinas crassissimas a pueris reddi<text:line-break/>et ab omnibus ante nos medicis concessum est ; Ied cur<text:line-break/>tales reddantur ipfum quidem per fe speculatione dignum<text:line-break/>est, ad rem autem propositam nihil facit. Crassas enim<text:line-break/>urinas excerni et evidenter apparet et rerum testimonio<text:line-break/>declaratum est: hujusmodi namque crassitudo multa- col-<text:line-break/>lecta et in unum coiens, quum <text:span text:style-name="Default_20_Paragraph_20_Font"><text:span text:style-name="T14">t</text:span></text:span>emet aliquando non op-<text:line-break/>portune excreta; in tus. dlutius manserit, coagmentandi con-<text:line-break/>crescendique initium capit. Eo vero principio facto, fa-<text:line-break/>cilo postea quicquid iterum reliqui crassi in vesicam dele-<text:line-break/>lutus, priori agglutinatur majorque inde tophofus calculus<text:line-break/>redditur: quemadmodum extra et in -calidis aquis sponte<text:line-break/>nascentibus et in vasis, ubi calefit aqua quotidie, lapis<text:line-break/>coalescere cernitur. Igitur urinarum crassitudo creando-<text:line-break/>rum calculorum prima potissimaque caula est; caliditas</text:p>
      <text:p text:style-name="P3">vero. etiam mediocris ad- hujusmodi materiam spissandum<text:line-break/>satis est: nempe et in calidis aquis fcaturientibus, etsi<text:line-break/>moderatis tepidiores sint, tophi concrescentes apparent.<text:line-break/>Hac itaque ratione Hippocrates hanc vocem, <text:span text:style-name="Default_20_Paragraph_20_Font"><text:span text:style-name="T14">num</text:span></text:span>, adje-<text:line-break/>cisse mihi videtur, quoniam et tanta caliditas,- quam in-<text:line-break/>genitam pueri .habent, ad c<text:span text:style-name="Default_20_Paragraph_20_Font"><text:span text:style-name="T14">o</text:span></text:span>agtnentandum aliquid facit.;<text:line-break/>verum non ipsa praecipue, fed materiae, ex qua fit lapis,<text:line-break/>qualitas, ipsius .compactionis causa : existit. Caeterum cur,<text:line-break/>post mictum, adjecit et non absolute dixit, <text:span text:style-name="Default_20_Paragraph_20_Font"><text:span text:style-name="T14">c</text:span></text:span>o<text:span text:style-name="Default_20_Paragraph_20_Font"><text:span text:style-name="T14">ncre</text:span></text:span>tio <text:span text:style-name="Default_20_Paragraph_20_Font"><text:span text:style-name="T14">pue-<text:line-break/>rult</text:span></text:span>s? quoniam de calculis in .vesica et non in renibus<text:line-break/>nunc sermonem facit. Fit autem lapillorum in vesica<text:line-break/>concretio post mictum, in renibus ante mictum. .At<text:line-break/>pueris in vesica, jam declinante vero aetate hominibus in<text:line-break/>renibus lapillos provenire nos haud praeterit. Ergo, quod<text:line-break/>dudum dicebam, rem itu fe habere quod sensibus appa-<text:line-break/>ret manifestat : quaenam vero caula sit per otium quae-<text:line-break/>rere licet. Quare explanationi jam finis factus est; can-</text:p>
      <text:p text:style-name="P3">iam autem, ut in superioribus ,. ita et modo quasi stupe<text:span text:style-name="Default_20_Paragraph_20_Font"><text:span text:style-name="T14">t-<text:line-break/></text:span></text:span>poudium asseremus, si prius illos reprehenderimus, qui<text:line-break/>propter ea in pueris calculos gigni asserunt, quod itinera<text:line-break/>ob vasculorum exiguitatem angusta sunt. oporteret enim,<text:line-break/>si id ita esset, in renibus potius calculos pueris creari,<text:line-break/>angusti enim per illos transitus sunt; vesicae autem cer-<text:line-break/>vix lata adeo in pueris est, ut cujusque materiae crassi-<text:line-break/>tudo per eam sacile transmitti possit. An forte neque in<text:line-break/>illis, qui jam progressa aetate funi, meatuum. per renes<text:line-break/>angustia gignendis lapillis in caula est, sed et actionum<text:line-break/>infirmitas et crassiorum iuncorum cruditas? quandoquidem<text:line-break/>in pueris omnes <text:span text:style-name="Default_20_Paragraph_20_Font"><text:span text:style-name="T14">n</text:span></text:span>aturales actiones validae quum sint,<text:line-break/>humorum crassitudo funditur atque dissolvitur; in dedi-<text:line-break/>nantis autem aetatis hominibus compacta esu Quin etiam<text:line-break/>in exterioribus, quaecunque natura crassa per aliqua an-<text:line-break/>gusta transfundere volumus, quae calore eliquata sunt,<text:line-break/>facile pervadere: quae non sula neque eliquata sunt,</text:p>
      <text:p text:style-name="P3">tra<text:span text:style-name="Default_20_Paragraph_20_Font"><text:span text:style-name="T14">n</text:span></text:span>sire non posse cernimus. Hujus materiae exempla<text:line-break/>funt, pix, resina, levum, cera et mel. In pueris itaque<text:line-break/>quum multus sit insitus calor et actiones robustae , male-<text:line-break/>riae crassitudo attenuata in renes fertur , atque ideo fa-<text:line-break/>olle in vesicam percolatur haud parum et actionum vi ad<text:line-break/>egressus celeritatem conducente: utpote autem vesica fri-<text:line-break/>gida, quippe quae et nervosa sit et pauci sanguinis et<text:line-break/>amplissima interius concavitate inanis, crassitudo in ipsam<text:line-break/>transmissa ibi iterum cogitur et conspissetur, ut praedixi-<text:line-break/>mus, initium hujus confpissationis accipiens, quando in<text:line-break/>vesica diutius commoratur. Quin etiam hanc crassam ma-<text:line-break/>turiam in pueris tenaciorem esse, quoniam magis ab insitu<text:line-break/>calido elaborata est, rationi congruit: nam quaecunque<text:line-break/>a calore in concoquendo mutantur, temporis processu<text:line-break/>lentorem quendam acquirunt , etsi. ab initio nullum ha-<text:line-break/>buerint; quocirca plane magis in unum coeunt, consistunt<text:line-break/>atque coagmentantur: nam inter .aeque crassa, quod tena-<text:line-break/>eius est, ast coitionem, coniunctionem et concretionem</text:p>
      <text:p text:style-name="P3">aptius habetur. Quamobrem quum causae quaedam prae-<text:line-break/>fenti fermoni haud necessariae traditae sint, de urinae<text:line-break/>praeterea puerorum crassitudine causam adpetam: esu autem<text:line-break/>cum ipforum edacitas, tuti quod a cibo ludentes prosilien-<text:line-break/>tesque moventur. Lactentibus vero et materia ipsa occa-<text:line-break/>sionem praebet:. lac enim natura crass<text:span text:style-name="Default_20_Paragraph_20_Font"><text:span text:style-name="T14">a</text:span></text:span>m est et ad calcu-<text:line-break/>los creandos aptissimum. Porro et in adultis caseo fre-<text:line-break/>quentius vescentibus lapillos in renibus crebro suboriri<text:line-break/>cognovimus.</text:p>
      <text:p text:style-name="Normal">XVI.</text:p>
      <text:p text:style-name="P5">fi<text:span text:style-name="Default_20_Paragraph_20_Font"><text:span text:style-name="T14">gurae sublevans u</text:span></text:span>t <text:span text:style-name="Default_20_Paragraph_20_Font"><text:span text:style-name="T14">sar</text:span></text:span>m<text:span text:style-name="Default_20_Paragraph_20_Font"><text:span text:style-name="T14">en</text:span></text:span>t<text:span text:style-name="Default_20_Paragraph_20_Font"><text:span text:style-name="T14">a manu plec</text:span></text:span>t<text:span text:style-name="Default_20_Paragraph_20_Font"><text:span text:style-name="T14">en</text:span></text:span>s <text:span text:style-name="Default_20_Paragraph_20_Font"><text:span text:style-name="T14">et c</text:span></text:span>a<text:span text:style-name="Default_20_Paragraph_20_Font"><text:span text:style-name="T14">ntor..<text:line-break/>quea</text:span></text:span>s, <text:span text:style-name="Default_20_Paragraph_20_Font"><text:span text:style-name="T14">prae dolore procumben</text:span></text:span>s, <text:span text:style-name="Default_20_Paragraph_20_Font"><text:span text:style-name="T14">paxill</text:span></text:span>i <text:span text:style-name="Default_20_Paragraph_20_Font"><text:span text:style-name="T14">extre</text:span></text:span>m<text:span text:style-name="Default_20_Paragraph_20_Font"><text:span text:style-name="T14">u</text:span></text:span>m <text:span text:style-name="Default_20_Paragraph_20_Font"><text:span text:style-name="T14">supra<text:line-break/>desitum corrip</text:span></text:span>i<text:span text:style-name="Default_20_Paragraph_20_Font"><text:span text:style-name="T14">en</text:span></text:span>s i<text:span text:style-name="Default_20_Paragraph_20_Font"><text:span text:style-name="T14">nhaesi</text:span></text:span>t <text:span text:style-name="Default_20_Paragraph_20_Font"><text:span text:style-name="T14">et sublevatu</text:span></text:span>s <text:span text:style-name="Default_20_Paragraph_20_Font"><text:span text:style-name="T14">est.</text:span></text:span></text:p>
      <text:p text:style-name="P1">Id quod dicitur admodum patet: sed ipsius causam<text:line-break/>invenire difficile est, quando et Hippocrates , quum tamen<text:line-break/>posset, non scripserit aut repente ipsi dolorem coortum</text:p>
      <text:p text:style-name="P3">esse dicens aut paulatim incrementum cepisse, atque in<text:line-break/>sarmentorum plexu occupato initium habuisse, aut post<text:line-break/>ip<text:span text:style-name="Default_20_Paragraph_20_Font"><text:span text:style-name="T14">t</text:span></text:span>um illico. aut alio quopiam diei noctisve tempore.<text:line-break/>Sed. nec quae esset particula dolens suctum est; manum<text:line-break/>autem luisse existimant, eo quod ipfe paxillo apprehenso<text:line-break/>dolore levatus esu Quod si ipsis sarmenta intorquens fa-<text:line-break/>tigatus esset, haud incredibile foret ex hujusmodi figura<text:line-break/>ipsius dolorem fuisse mitigatum. Manus enim figura do-<text:line-break/>forem seda<text:span text:style-name="Default_20_Paragraph_20_Font"><text:span text:style-name="T14">n</text:span></text:span>s in libro de fracturis et in libro de agendis<text:line-break/>in medicaturus, qualisnam sit, descriptum fuit. Si qua<text:line-break/>vero in verfimda manu tortura musculi in homine facta<text:line-break/>esset aut et flatuofus spiritus inter duos musculos exitum<text:line-break/>non habens inclusus foret, par erat in figura decenti po-<text:line-break/>situm, ob quam spiritum exhalare contingeret, dolentem<text:line-break/>hominem sublevari.</text:p>
      <text:p text:style-name="P72"><text:span text:style-name="Default_20_Paragraph_20_Font"><text:span text:style-name="T27">.<text:tab/></text:span></text:span>XVII.</text:p>
      <text:p text:style-name="P5"><text:span text:style-name="Default_20_Paragraph_20_Font"><text:span text:style-name="T14">Que</text:span></text:span>m <text:span text:style-name="Default_20_Paragraph_20_Font"><text:span text:style-name="T14">ex orit</text:span></text:span>y<text:span text:style-name="Default_20_Paragraph_20_Font"><text:span text:style-name="T14">p</text:span></text:span>i<text:span text:style-name="Default_20_Paragraph_20_Font"><text:span text:style-name="T14">a c</text:span></text:span>i<text:span text:style-name="Default_20_Paragraph_20_Font"><text:span text:style-name="T14">rca ponte</text:span></text:span>m <text:span text:style-name="Default_20_Paragraph_20_Font"><text:span text:style-name="T14">v</text:span></text:span>i<text:span text:style-name="Default_20_Paragraph_20_Font"><text:span text:style-name="T14">d</text:span></text:span>i <text:span text:style-name="Default_20_Paragraph_20_Font"><text:span text:style-name="T14">eg</text:span></text:span>o <text:span text:style-name="Default_20_Paragraph_20_Font"><text:span text:style-name="T14">lactante</text:span></text:span>m <text:span text:style-name="Default_20_Paragraph_20_Font"><text:span text:style-name="T14">crura,<text:line-break/>al</text:span></text:span>t<text:span text:style-name="Default_20_Paragraph_20_Font"><text:span text:style-name="T14">era tib</text:span></text:span>i<text:span text:style-name="Default_20_Paragraph_20_Font"><text:span text:style-name="T14">a</text:span></text:span> mi<text:span text:style-name="Default_20_Paragraph_20_Font"><text:span text:style-name="T14">ni</text:span></text:span>m<text:span text:style-name="Default_20_Paragraph_20_Font"><text:span text:style-name="T14">e extenuabatur , sen</text:span></text:span>i<text:span text:style-name="Default_20_Paragraph_20_Font"><text:span text:style-name="T14">oribu</text:span></text:span>s <text:span text:style-name="Default_20_Paragraph_20_Font"><text:span text:style-name="T14">autem valde<text:line-break/>ur</text:span></text:span>i<text:span text:style-name="Default_20_Paragraph_20_Font"><text:span text:style-name="T14">na ac gen</text:span></text:span>i<text:span text:style-name="Default_20_Paragraph_20_Font"><text:span text:style-name="T14">tura non reten</text:span></text:span>t<text:span text:style-name="Default_20_Paragraph_20_Font"><text:span text:style-name="T14">ae sunt.</text:span></text:span></text:p>
      <text:p text:style-name="P1">Ori typos Graeci nominant quodlibet ex montibus in<text:line-break/>civitatem deferentes, ut ligna et lapides et id genus alia.<text:line-break/>Scribente autem Hippocrate non simpliciter sic, mitypon<text:line-break/>vidi jaetantem crura, fed orationi praepositionem, <text:span text:style-name="Default_20_Paragraph_20_Font"><text:span text:style-name="T14">ex,<text:line-break/></text:span></text:span>addente et scribente, <text:span text:style-name="Default_20_Paragraph_20_Font"><text:span text:style-name="T14">que</text:span></text:span>m <text:span text:style-name="Default_20_Paragraph_20_Font"><text:span text:style-name="T14">ex ori</text:span></text:span>ty<text:span text:style-name="Default_20_Paragraph_20_Font"><text:span text:style-name="T14">p</text:span></text:span>i<text:span text:style-name="Default_20_Paragraph_20_Font"><text:span text:style-name="T14">a</text:span></text:span>, apparet quodam<text:line-break/>modo ab 1pfa in montanis negotiis actione ; a principio<text:line-break/>dorsi circa lumbos , hominis medullam, a qua nervi crura<text:line-break/>moventes egerminant, offensam accepisse. Illud autem,<text:line-break/><text:span text:style-name="Default_20_Paragraph_20_Font"><text:span text:style-name="T14">c</text:span></text:span>i<text:span text:style-name="Default_20_Paragraph_20_Font"><text:span text:style-name="T14">rca pontem</text:span></text:span>, scriptum esse fiatis ipsi fuit, fotum quo ae-<text:line-break/>grotantis remluifcatm, .ut nulla arte indigeat. Verum<text:line-break/>forfau supervacuum fuerit quaerere , qua de causa homo<text:line-break/>ille ex cruribus laborarit, quemadmodum et illud quid<text:line-break/>per ea verba significetur, <text:span text:style-name="Default_20_Paragraph_20_Font"><text:span text:style-name="T14">crura</text:span></text:span> i<text:span text:style-name="Default_20_Paragraph_20_Font"><text:span text:style-name="T14">ac</text:span></text:span>t<text:span text:style-name="Default_20_Paragraph_20_Font"><text:span text:style-name="T14">an</text:span></text:span>t<text:span text:style-name="Default_20_Paragraph_20_Font"><text:span text:style-name="T14">e</text:span></text:span>m, utrum aegro-</text:p>
      <text:p text:style-name="P3">tans crura immobilia doluerit nihil patiens: hoc enim a<text:line-break/>quibusdam fide omni carens dictum esu Illud quidem<text:line-break/>verisimilius fuerit, impotentis crura quum essent, ipfo-<text:line-break/>rum in ambulando motionem talem fieri, qualem ipsa<text:line-break/>extrorfum. non vehementer jactantes faciunt. Sed neque<text:line-break/>quod tibia utraque aut altera minimeattenuabatur, femora<text:line-break/>autem valde, audientibus nobis ullam utilitatem afferunt,<text:line-break/>sicut nec<text:span text:style-name="Default_20_Paragraph_20_Font"><text:span text:style-name="T14">n</text:span></text:span>e Hippocrati ad memoriam faciunt: haud raro<text:line-break/>namque, sed crebro haec fieri et ab omnibus .medicis aperte<text:line-break/>cognosci videntur. Quidnam .igitur sit, <text:span text:style-name="Default_20_Paragraph_20_Font"><text:span text:style-name="T14">i</text:span></text:span> cur ita scripsit,<text:line-break/>ego declarare tentabo, si totam rem prius aliis verbis<text:line-break/>clarioribus ac paucioribus, detractis supervacuis, pronun-<text:line-break/><text:span text:style-name="Default_20_Paragraph_20_Font"><text:span text:style-name="T14">o</text:span></text:span>ravero. Quidam resolutis cruribus fecundum femora<text:line-break/>emaciabatur magis .quam fecundum tibias : urina quidem<text:line-break/>ac genitura ipsi .suppressae funi. .Hoc igitur nobis utile<text:line-break/>cognitu est; sed forsan quispiam interrogaverit quid sibi<text:line-break/>vult illud quod in libro de articulis scriptum est: quoniam<text:line-break/>multo pluribus crura et manus debilitantur et corpora</text:p>
      <text:p text:style-name="P3">torpescunt et urina supprimitur ipsis, quibus vertebrarum<text:line-break/>praeter. naturam inyersio , neque -introrsum, neque extror-<text:line-break/>sum excesserit, sed valde concussi fuerint. secundum spinae<text:line-break/>dorsi rectitudinem. Ex his verbis nonnulli persuasi ob<text:line-break/>nervorum resolutionem exmedullae dorsi affectu haec<text:line-break/>symptomata contingere asseruerunt, neque animadvertunt,<text:line-break/>vertebris ex naturali sede transmutatis et. affectus commu-<text:line-break/>nicati ratione, phlegmonas primo, postea et praeduros<text:line-break/>tumores excitantibus circa vesicam et rectum intestinum,<text:line-break/>quod vocant, naturales horum. instrumentorum actiones<text:line-break/>depravari; unde quae prius ab ipsis. excernebantur. sup-<text:line-break/>primuntur; nervis vero fotis laesis, nullo praedictorum<text:line-break/>lustrumentorum per consensum .affectu, non actiones na-<text:line-break/>turales, sed voluntarias vitiari contingit. Quocirca et<text:line-break/>ipsis contra voluntatem urina decurrit et stercus, quum<text:line-break/>eorum nervorum, qui ad musculos in finibus vesicae at-<text:line-break/>que intestini recti positos protenduntur et a quibus utrius-</text:p>
      <text:p text:style-name="P3">que instrumenti osculum clauditur atque constringitur, re-<text:line-break/>solutio perfecta fuerit. Sed monticolae illi urinae exitum<text:line-break/>obstructum non fuisse proposita verba declarant; utrum<text:line-break/>autem invito ipso an volente excemeretur , non item ad-<text:line-break/>jecit. Porro si liber iste accurate compositus ad editio-<text:line-break/>nem foret, ex eo quod adscriptum non esset, constaret<text:line-break/>quoque non factum esse, prorsus enim ipsum indicasset;<text:line-break/>fied eo modo scriptus non est, verum, ut saepius dictum<text:line-break/>fuit, per quasdam annotationes , reminiscendi causa. Nam<text:line-break/>de. deiectionibus quoque nihil scripsit; quum tamen et has<text:line-break/>necesse sit aut nequaquam suppressas esse , fed perinde<text:line-break/>atque urinam praeter voluntatem effluere aut voluntate<text:line-break/>jubente excerni. At ipfum par fuit ad eorum quae vide-<text:line-break/>rat reminiscentiam, eo quod de .urinis dixit, fuisse con-<text:line-break/>tentum, alvi scilicet excrementorum evacuatione ita -ut<text:line-break/>urinae fele habente; nam si contrarium quid circa alter-<text:line-break/>utram ipsarum factum esset, omnino significasset; eisdem<text:line-break/>autem .eadem confequentibus, utriusque meminisse necesse</text:p>
      <text:p text:style-name="P3">non fuit. Verum neque genitura, inquit, suppressa est.<text:line-break/>Naturalis enim est et ipsiusi evacuatio, quemadmodum et<text:line-break/>urinae et stercoris; sed quare venere uti volentes ad hanc<text:line-break/>deveniunt, nolentes autem non, longiore oratione et in<text:line-break/>libro de dubiiS motibuS disputatum est.</text:p>
      <text:p text:style-name="Normal">XVIlI.<text:line-break/><text:span text:style-name="Default_20_Paragraph_20_Font"><text:span text:style-name="T35">e</text:span></text:span><text:span text:style-name="Default_20_Paragraph_20_Font"><text:span text:style-name="T32"> .t</text:span></text:span></text:p>
      <text:p text:style-name="P5"><text:span text:style-name="Default_20_Paragraph_20_Font"><text:span text:style-name="T14">Quaecunque alatae naturae laterum propter impotentiam<text:line-break/>occasionis. Et in destillationibus malignis. Et si ex-<text:line-break/>cretio sit et si non sit, malum.</text:span></text:span></text:p>
      <text:p text:style-name="P73"><text:span text:style-name="Default_20_Paragraph_20_Font"><text:span text:style-name="T35">. e</text:span></text:span><text:span text:style-name="Default_20_Paragraph_20_Font"><text:span text:style-name="T32"><text:tab/>.i</text:span></text:span><text:span text:style-name="Default_20_Paragraph_20_Font"><text:span text:style-name="T35">s.</text:span></text:span><text:span text:style-name="Default_20_Paragraph_20_Font"><text:span text:style-name="T32"><text:tab/>t , </text:span></text:span><text:span text:style-name="Default_20_Paragraph_20_Font"><text:span text:style-name="T35">t</text:span></text:span><text:span text:style-name="Default_20_Paragraph_20_Font"><text:span text:style-name="T32"> t t </text:span></text:span><text:span text:style-name="Default_20_Paragraph_20_Font"><text:span text:style-name="T35">t</text:span></text:span><text:span text:style-name="Default_20_Paragraph_20_Font"><text:span text:style-name="T32"> l j Pt </text:span></text:span><text:span text:style-name="Default_20_Paragraph_20_Font"><text:span text:style-name="T35">g</text:span></text:span></text:p>
      <text:p text:style-name="P1">Quosnam medici alatos vocent superius dictum est.<text:line-break/>Didicistis etiam ex tertio de morbis vulgaribus, ejusmodi<text:line-break/>homines ad tabem esse expositos. Occasionem autem Hip-<text:line-break/>pocrates dicere consuevit et omnes fere antiqui medici<text:line-break/>omnem rei materiam , ex qua initium motus ad sequentes<text:line-break/>actiones prodit, sive argentum, sive aliqua alia supellex,</text:p>
      <text:p text:style-name="P3">sive potentia quaedam sit, sive locus, sive fides, sive actio,<text:line-break/>sive causa, sive quicquid aliud simpliciter. Sed quidam<text:line-break/>putant ipsum locos prius affectos aliarum occasiones ap-<text:line-break/>pellare, idque ex eo sermone demonstrari ajunt. Occa-<text:line-break/>siones, unde incepit laborare, considerandae. Si vero et<text:line-break/>hoc significatum, ut supra dixi, est, quum Iit commune,<text:line-break/>multa sub ipso erunt singularia. Oratores quidem, quem-<text:line-break/>admodum et historici et philosophi , occasiones hominum<text:line-break/>actiones dixerunt, utpote et qui de illis disputent; ab<text:line-break/>Hippocrate autem nomen translatum est, quemadmodum<text:line-break/>et alia multa naturalium actionum atque affectuum, in<text:line-break/>quibus omnibus commune est hoc, unde incepit fieri:<text:line-break/>nunc enim in proposita parte Hippocrates dixit, unde in-<text:line-break/>cepit laborare. Posset autem similiter dici et hoc unde<text:line-break/>incepit navigare, benum gerere, pacem agere, pugnare,<text:line-break/>inter se amare, odisse, tyrannidem exercere et omnia id<text:line-break/>genus alia. Nunc itaque primum initium , quo quis ala-</text:p>
      <text:p text:style-name="P3">tus evadat, ab Hippocrate dictum est, occasionem vero<text:line-break/>quispiam non abs re dixerit. Quaenam igitur haec est?<text:line-break/>Ingenitae caliditatis, quae ex corde habet originem, im-<text:line-break/>becillitaS. Didicisti enim quemadmodum cerebro magno<text:line-break/>caput una augetur, parvo existente minuitur: eadem ra-<text:line-break/>tione et cum corde augeri pectus et minui, verum cor<text:line-break/>ipsum exiguum ob vitalis potentiae infirmitatem creari,<text:line-break/>cujuS potentiae essentiam ingenitum calorem esse dicimuS.<text:line-break/>Quando igitur imbecilla haec alicui natura fuerit, hoc est<text:line-break/>ab initio , a prima formatione et cor et pectus parva ge-<text:line-break/>nerari necesse est. At quod tria sint animal gubernantia<text:line-break/>principia, demonstrationes didicisti in volumine de Hip-<text:line-break/>pec<text:span text:style-name="Default_20_Paragraph_20_Font"><text:span text:style-name="T14">c</text:span></text:span>atis Platonisque decretis. Eos vero qui occasiones<text:line-break/>dici. putant prius affectos locos, multum et in explanan-<text:line-break/>dis propofitis verbis delirare invenies; et in eo quod nos<text:line-break/>non dictionem aliquam unam, sed integram orationem<text:line-break/>praeterea subaudire debere iubent , ac fi et hoc modo<text:line-break/>sententia dicta sit. Quaecunque alatae naturae laterum,</text:p>
      <text:p text:style-name="P3">ob impotentiam occasionis in destillationibus malignis,<text:line-break/>maxime phthisi capiuntur, etsi excretio sit et si non sit,<text:line-break/>malum est. Quum muIta ab horum verborum expIanato-<text:line-break/>ribusi dict<text:span text:style-name="Default_20_Paragraph_20_Font"><text:span text:style-name="T14">a</text:span></text:span> sint, satis esto quod verissimum .mihi et artem<text:line-break/>medicam discentibus utilissimum esse visum fuerit fotum<text:line-break/>quam fieri potuit brevissimis designasse. DestiIlationes igi-<text:line-break/>tur a capite in puImonem descendentes tunc maIeficasi esse<text:line-break/>putandum est, fi defluentia subtiIia et corrodentibusi viri-<text:line-break/>bus praedita sint. Haec sane neque in pulmone morari<text:line-break/>tamdiu convenit, quoad concocta crassefcant, quemadmo-<text:line-break/>dum alias fluxiones ex tenui quidem materia, sed non<text:line-break/>corrosiva et aegre maturescente constantes, neque rursum<text:line-break/>statim expeIIi. Intus enim morantia non facite coneo-<text:line-break/>quuntur, vilbusque ipsum Iacerare deprehenduntur, si ex-<text:line-break/>cernantur autem, tusses violentas commovent, ob quas<text:line-break/>caput repletur ipsumque rursus in pulmonem materias<text:line-break/>depellit, atque ob tussis vehementiam, ne aliquod in ipso<text:line-break/>receptaculum frangatur metuS est. QuaIiS pIane tussis</text:p>
      <text:p text:style-name="P3">illis accidere solet qui humores tenues et aqueae sub-<text:line-break/>stantiae dissiculter exU pulmonibus rejiciunt: adscendunt<text:line-break/>enim isti a spiritu per tussim emisso sublati; quod fi tenues<text:line-break/>et affatui sint, disperguntur et contra tspiritusi motum<text:line-break/>prius delabuntur quam totam .asperam arteriam egressi<text:line-break/>sint. Verum est igitur noxam sequi, sive in pulmone<text:line-break/>humores isti remaneant, sive evacuentur.</text:p>
      <text:p text:style-name="Normal">XIX.</text:p>
      <text:p text:style-name="P5">R<text:span text:style-name="Default_20_Paragraph_20_Font"><text:span text:style-name="T14">igores incipiunt mulieribus quidem magis a lumbis et<text:line-break/>per dorsum et tunc in caput , verum et viris posterius<text:line-break/>magis quam a priori parte. </text:span></text:span>H<text:span text:style-name="Default_20_Paragraph_20_Font"><text:span text:style-name="T14">orrent exteriora magis<text:line-break/>quam interiora corporis, ut cubitorum, semorum. Sed<text:line-break/>etiam cutis rara ; id vero pilus indicat. A quibus au-<text:line-break/>tem aliis rigent sa</text:span></text:span>n<text:span text:style-name="Default_20_Paragraph_20_Font"><text:span text:style-name="T14">asse ulceribus, incipit ex vasculis.</text:span></text:span></text:p>
      <text:p text:style-name="P2">Reliqua hujus sermonis verba et in aphorismis et in<text:line-break/>secundo de popularibus morbis declaravimus. Sed quod<text:line-break/>in calce adiectum est , haud parum negotii libri hujus<text:line-break/>interpretibus facessit; siquidem alius aliter ea verba seri-<text:line-break/>bit, omnes innuentes sermonem verisimiliter interpretati<text:line-break/>non posse, si antiqua lectio servetur. Ea vero hujusmodi<text:line-break/>est, ex qua nonnulli eam partem mutaverunt, <text:span text:style-name="Default_20_Paragraph_20_Font"><text:span text:style-name="T14">fertasse<text:line-break/>ulceribus</text:span></text:span>, scribentes, <text:span text:style-name="Default_20_Paragraph_20_Font"><text:span text:style-name="T14">ut ulceribus:</text:span></text:span> ut id ipsum aliorum<text:line-break/>sit exemplum. Neque enim ab ulceribus stilum, sed etiam<text:line-break/>abscessibus suppurantibus rigent, quin etiam nonnuIIi usti<text:line-break/>et secti ex ustione et incisione riguerunt; vidimus prae-<text:line-break/>telea nonnulIos ob acre pharmacum uIceri superpositum<text:line-break/>riguisse. Verum omnes id genus rigores externam causam<text:line-break/>evidentem habent; asii vero sunt in tertianis et quartanis<text:line-break/>febribus et plerumque una cum iudicationibus citra ma-<text:line-break/>nifestam causam exorientes, de quibus dictum fuisse ajunt,<text:line-break/>rigores incipiunt mulieribuS quidem magis et reliqua dein-<text:line-break/>ceps posita. I.t quidem istud ipsum primo quispiam mi-</text:p>
      <text:p text:style-name="P3">ratus fuerit, quomodo in aphorismis, ubi maxime suam<text:line-break/>ipsius sententiam explicat et de rigore sermonem fecit, in<text:line-break/>universum illum protulit sine ea, quam in propositis ver-<text:line-break/>bis edocet, definitione. Videtur namque, fi ea quisi con-<text:line-break/>sideret, Hippocrates opinari , non omnes rigores uno tan-.<text:line-break/>tum modo fieri, quum dicat: a quibus autem aliis rigent,<text:line-break/>fortasse ulceribus, incipit ex vascuIisi, uItra id quod hoc<text:line-break/>ipsum, ex vascuIis incipere rigorem, dixisse, nullum op-<text:line-break/>positam antedictis divisionem habet. Licet itaque dicere<text:line-break/>ex vascuIis rigores omnes ortum habere, id est mansi<text:line-break/>succisi intra vascuIa contentis ; sed primum quidem lumbi<text:line-break/>et dorsi partes horrent, deinde et reliqua. Propterea<text:line-break/>nonnulli veterem scripturam permutantes ita lectionem<text:line-break/>instituerunt: a quibus autem aliis rigent, ut ulceribus,<text:line-break/>incipit ex vasculis, ut hujusmodi oratio sit: quicunque<text:line-break/>sine loco passe rigores fiunt, a Iumbisi et dorso initium<text:line-break/>sumunt; alii vero ab affectis parti<text:span text:style-name="Default_20_Paragraph_20_Font"><text:span text:style-name="T14">e</text:span></text:span>ntis exoriuntur, quae<text:line-break/>plane et ipsius rigoris causae sunt. Aliqui vice hujus di-</text:p>
      <text:p text:style-name="P3">ctionis, <text:span text:style-name="Default_20_Paragraph_20_Font"><text:span text:style-name="T14">vasculis, contrariis</text:span></text:span> scripserunt: ut in quibus af-<text:line-break/>fectus locus rigoris auctor est, ad se ipsum, ut ajunt, eo<text:line-break/>quo rigent tempore, ab omni corpore sanguinem attra-<text:line-break/>heus, tunc rigor ex locis, qui passis sedibus cqntrarii<text:line-break/>sunt, provenire videbitur, ipso superioribus i uberiora,<text:line-break/>sinistris dextra contraria dicente. Jam igitur animadVer-<text:line-break/>tentibus palam est, ex his, quae isti in scriptura trans-<text:line-break/>mutant, in maxime contrarias sententias orationem trahi,<text:line-break/>nonnullis ab affectis membris, aliis ab istorum contrariis,<text:line-break/>rigores oriri asserentibus; contraria vero sunt , ut ipsi di-<text:line-break/>eunt, quae longissime distant. De causa quidem, ut sae-<text:line-break/>pius dictum est, licet volenti ut lubet dicere; sed de<text:line-break/>iis quae evidenter apparent non licet: ita enim omnes<text:line-break/>artes hominumque vita funditus everterentur. Verum, ut<text:line-break/>in aphorismis prodidit, omnes rigores ex lumbis et dorso<text:line-break/>initium capere dignoscuntur. Atque istud in praesentia,<text:line-break/>in fine propositi sermonis adiectum , libri auctor, ut ajunt,</text:p>
      <text:p text:style-name="P3">Thessalus Hippocratis filius, si in patris commentariis re-<text:line-break/>perium descripsit et libro luterseruit, male fecit; nam a<text:line-break/>patre longo tempore diiudicata et per aphorismos in com-<text:line-break/>munem enunciationem redacta firmiora ipfum putere opor-<text:line-break/>tuit quam illa, quae dum quaererentur antea nondum<text:line-break/>cognoscebantur. Quod si ipsis ex <text:span text:style-name="Default_20_Paragraph_20_Font"><text:span text:style-name="T14">t</text:span></text:span>e id adscripsit, longe<text:line-break/>majus peccatum commisit patris communem enunciationem<text:line-break/>invertens atque depravans. At si quispiam alius Thessalo<text:line-break/>posterior librum hunc scripsit, male et ipsis ferit. Ut<text:line-break/>enim faepe iteravimus , experientia rerum evidenter ap-<text:line-break/>parentium judex est, non ratio, quam sibi unusquisque<text:line-break/>verisimiliter commentus fuerit. Nam quum aliquid fieri<text:line-break/>fama sit, ratio investigat, atque id ita esse contendit;<text:line-break/>quum quid autem plane fieri conspicitur, nugatoria et<text:line-break/>supervacua oratio est, quae ipfum fieri causam asserens<text:line-break/>dicat. Caeterum et alia quaedam ab interpretibus in hac<text:line-break/>parte dicta funi, fed ego jam simplus omnium meminisse</text:p>
      <text:p text:style-name="P3">recusavi et maxime cum ea, quae verisimilia esse ride-<text:line-break/>bantur, ad examen redacta, falsa esse deprehenduntur.</text:p>
      <text:h text:style-name="P117" text:outline-level="3"><text:span text:style-name="Default_20_Paragraph_20_Font"><text:span text:style-name="T32">t<text:tab/></text:span></text:span>xx.<text:span text:style-name="Default_20_Paragraph_20_Font"><text:span text:style-name="T14">r</text:span></text:span></text:h>
      <text:p text:style-name="P5"><text:span text:style-name="Default_20_Paragraph_20_Font"><text:span text:style-name="T14">Capu</text:span></text:span>t <text:span text:style-name="Default_20_Paragraph_20_Font"><text:span text:style-name="T14">ex</text:span></text:span> o<text:span text:style-name="Default_20_Paragraph_20_Font"><text:span text:style-name="T14">r</text:span></text:span>t<text:span text:style-name="Default_20_Paragraph_20_Font"><text:span text:style-name="T14">u e</text:span></text:span>t <text:span text:style-name="Default_20_Paragraph_20_Font"><text:span text:style-name="T14">occasi</text:span></text:span>o<text:span text:style-name="Default_20_Paragraph_20_Font"><text:span text:style-name="T14">ne e</text:span></text:span>t <text:span text:style-name="Default_20_Paragraph_20_Font"><text:span text:style-name="T14">plur</text:span></text:span>i<text:span text:style-name="Default_20_Paragraph_20_Font"><text:span text:style-name="T14">m</text:span></text:span>i<text:span text:style-name="Default_20_Paragraph_20_Font"><text:span text:style-name="T14">s sermon</text:span></text:span>i<text:span text:style-name="Default_20_Paragraph_20_Font"><text:span text:style-name="T14">bus et pau-<text:line-break/>la</text:span></text:span>tim <text:span text:style-name="Default_20_Paragraph_20_Font"><text:span text:style-name="T14">c</text:span></text:span>o<text:span text:style-name="Default_20_Paragraph_20_Font"><text:span text:style-name="T14">gnitis c</text:span></text:span>o<text:span text:style-name="Default_20_Paragraph_20_Font"><text:span text:style-name="T14">ll</text:span></text:span>i<text:span text:style-name="Default_20_Paragraph_20_Font"><text:span text:style-name="T14">gen</text:span></text:span>t<text:span text:style-name="Default_20_Paragraph_20_Font"><text:span text:style-name="T14">e</text:span></text:span>m <text:span text:style-name="Default_20_Paragraph_20_Font"><text:span text:style-name="T14">et perd</text:span></text:span>i<text:span text:style-name="Default_20_Paragraph_20_Font"><text:span text:style-name="T14">scentem , an similia<text:line-break/></text:span></text:span>i<text:span text:style-name="Default_20_Paragraph_20_Font"><text:span text:style-name="T14">n</text:span></text:span>t<text:span text:style-name="Default_20_Paragraph_20_Font"><text:span text:style-name="T14">er su sint. Etsi n</text:span></text:span>o<text:span text:style-name="Default_20_Paragraph_20_Font"><text:span text:style-name="T14">n si</text:span></text:span>mi<text:span text:style-name="Default_20_Paragraph_20_Font"><text:span text:style-name="T14">lia inter su sint, ex d</text:span></text:span>i/si-<text:line-break/><text:span text:style-name="Default_20_Paragraph_20_Font"><text:span text:style-name="T14">m</text:span></text:span>i<text:span text:style-name="Default_20_Paragraph_20_Font"><text:span text:style-name="T14">l</text:span></text:span>i<text:span text:style-name="Default_20_Paragraph_20_Font"><text:span text:style-name="T14">tud</text:span></text:span>i<text:span text:style-name="Default_20_Paragraph_20_Font"><text:span text:style-name="T14">n</text:span></text:span>i<text:span text:style-name="Default_20_Paragraph_20_Font"><text:span text:style-name="T14">bus sim</text:span></text:span>ilit<text:span text:style-name="Default_20_Paragraph_20_Font"><text:span text:style-name="T14">ud</text:span></text:span>o <text:span text:style-name="Default_20_Paragraph_20_Font"><text:span text:style-name="T14">sta</text:span></text:span>t <text:span text:style-name="Default_20_Paragraph_20_Font"><text:span text:style-name="T14">una. s</text:span></text:span>i<text:span text:style-name="Default_20_Paragraph_20_Font"><text:span text:style-name="T14">c ut</text:span></text:span>i<text:span text:style-name="Default_20_Paragraph_20_Font"><text:span text:style-name="T14">que sit via.<text:line-break/>s</text:span></text:span>i<text:span text:style-name="Default_20_Paragraph_20_Font"><text:span text:style-name="T14">c et rec</text:span></text:span>t<text:span text:style-name="Default_20_Paragraph_20_Font"><text:span text:style-name="T14">e su haben</text:span></text:span>ti<text:span text:style-name="Default_20_Paragraph_20_Font"><text:span text:style-name="T14">um probat</text:span></text:span>i<text:span text:style-name="Default_20_Paragraph_20_Font"><text:span text:style-name="T14">o et non recte re-<text:line-break/>dargu</text:span></text:span>tm.</text:p>
      <text:p text:style-name="P1">Non quae nunc dixit praecipere, sed ea in aegro-<text:line-break/>tantrbus exsequi difficile est; prorsum Iane artis fumum in<text:line-break/>ipsis est. Nam si quis accurate laborantis naturam a pri-<text:line-break/>mo ortu cognoverit et ex qua nunc cau<text:span text:style-name="Default_20_Paragraph_20_Font"><text:span text:style-name="T14">t</text:span></text:span>a laboret et per<text:line-break/>multos sermones paulatim cognitos evidentes similitudines<text:line-break/>et quae dissimilitudi<text:span text:style-name="Default_20_Paragraph_20_Font"><text:span text:style-name="T14">n</text:span></text:span>es este rideantur speculans, alia quo-</text:p>
      <text:p text:style-name="P3">que lu propositis verbis .enarrata bene inveniat, iste jam<text:line-break/>optime curare poterit. omnia itaque contemplemur sin-<text:line-break/>gulatim, ea, quae per alia volumina ubertus pertractavi-<text:line-break/>mus, in memoriam revocantes et ipsi,-. si<text:span text:style-name="Default_20_Paragraph_20_Font"><text:span text:style-name="T14">i</text:span></text:span> quid deficiat,<text:line-break/>adlicientes. Igitur cujusque eorum, qui; curentur, natu-<text:line-break/>ram a primo ortu sciri debere. praecepimus, saepiusque<text:line-break/>ut optime quispiam^ id .faciat ostendimus. Ostensum. est<text:line-break/>autem haud minus, quae de primario affectis locis et per<text:line-break/>vitii .communicationem laesis scire et exquisite dignoscere<text:line-break/>in aegrotis oporteat, quemadmodum et de causis, quas<text:line-break/>anteincipientes vocant ct quas antegressas et quas con-<text:line-break/>ten trices. ostensum est praeterea et in hoc libro quum<text:line-break/>tradita est circa aegrotantem oeconomia, quae utiliter<text:line-break/>quispiam ex aegri sermonibus ad artis opera colligere post-<text:line-break/>sit. Quin etiam quod ex singularibus in ipfa consideratis<text:line-break/>speculantem dissimilitudines ad unam universalem commu-<text:line-break/>nemqne similitudinem- redigere oportet. Plurima vero</text:p>
      <text:p text:style-name="P3">eorum, quae in his libris scripta sunt, usu venire inient.<text:line-break/>At quod deinceps scriptum est, rursum dissimilitudines<text:line-break/>his, ab universalibus, communibus- et similibus in diffe-<text:line-break/>rentias partitionem significat. osten<text:span text:style-name="Default_20_Paragraph_20_Font"><text:span text:style-name="T14">t</text:span></text:span>um est autem hoc .a<text:line-break/>nobis in omnibus partibus artis , in libro - de differentia<text:line-break/>symptomatum; de communis symptomatis . divisione , ita<text:line-break/>quoque et in libris de pulsuum differentia, de pulsus in<text:line-break/>universirm distinctione actum- esu. Verum et inter has<text:line-break/>differentias rursum similitudo est, iterumque singulae- disi.<text:line-break/><text:span text:style-name="Default_20_Paragraph_20_Font"><text:span text:style-name="T14">t</text:span></text:span>erentiae, ut edocuimus, in alias magis particulares dif-<text:line-break/>ferentias distinguuntur, item et istae quasdam habent simi-<text:line-break/>litudines. ldcicco igitur quum dixerit, rursum dissimilitu-<text:line-break/>dines his fubjunxit et an similia inter <text:span text:style-name="Default_20_Paragraph_20_Font"><text:span text:style-name="T14">t</text:span></text:span>e, ut intelligamus,<text:line-break/>deficere haec verba, <text:span text:style-name="Default_20_Paragraph_20_Font"><text:span text:style-name="T14">per qu</text:span></text:span>i<text:span text:style-name="Default_20_Paragraph_20_Font"><text:span text:style-name="T14">d</text:span></text:span>, vult enim nos cognoscere<text:line-break/>dissimilitudines, quae quidem fiunt differentiae, per quid<text:line-break/>iterum similes inter fe sint, ut ex dissimilitudinibus una<text:line-break/>similitudo fiat; etenim ipsa per fe unaquaeque differentia<text:line-break/>communem similitudinem habet, omnesque generales com-</text:p>
      <text:p text:style-name="P3">plectitur. Recte igitur dixit: haec enim via recta in<text:line-break/>omni scilicet artis constitutione, ut didicisti. Appellave-<text:line-break/>runt autem hanc viam posteriores Hippocrate non viam,<text:line-break/>fied methodmn , ex qua recte inventorum et factorum in<text:line-break/>artibus probatio est, non recte autem fe habentium re-<text:line-break/>dargutio.</text:p>
      <text:p text:style-name="Normal">XXI.</text:p>
      <text:p text:style-name="P5"><text:span text:style-name="Default_20_Paragraph_20_Font"><text:span text:style-name="T14">sanguin</text:span></text:span>is <text:span text:style-name="Default_20_Paragraph_20_Font"><text:span text:style-name="T14">de naribu</text:span></text:span>s <text:span text:style-name="Default_20_Paragraph_20_Font"><text:span text:style-name="T14">profusi</text:span></text:span>o <text:span text:style-name="Default_20_Paragraph_20_Font"><text:span text:style-name="T14">au</text:span></text:span>t iis, <text:span text:style-name="Default_20_Paragraph_20_Font"><text:span text:style-name="T14">qui sub</text:span></text:span>ui<text:span text:style-name="Default_20_Paragraph_20_Font"><text:span text:style-name="T14">ride</text:span></text:span>s <text:span text:style-name="Default_20_Paragraph_20_Font"><text:span text:style-name="T14">ni-<text:line-break/>gr</text:span></text:span>i<text:span text:style-name="Default_20_Paragraph_20_Font"><text:span text:style-name="T14">que sunt, au</text:span></text:span>t iis, <text:span text:style-name="Default_20_Paragraph_20_Font"><text:span text:style-name="T14">qu</text:span></text:span>i <text:span text:style-name="Default_20_Paragraph_20_Font"><text:span text:style-name="T14">rubr</text:span></text:span>i <text:span text:style-name="Default_20_Paragraph_20_Font"><text:span text:style-name="T14">et v</text:span></text:span>i<text:span text:style-name="Default_20_Paragraph_20_Font"><text:span text:style-name="T14">r</text:span></text:span>i<text:span text:style-name="Default_20_Paragraph_20_Font"><text:span text:style-name="T14">de</text:span></text:span>s <text:span text:style-name="Default_20_Paragraph_20_Font"><text:span text:style-name="T14">aut subu</text:span></text:span>i<text:span text:style-name="Default_20_Paragraph_20_Font"><text:span text:style-name="T14">r</text:span></text:span>i<text:span text:style-name="Default_20_Paragraph_20_Font"><text:span text:style-name="T14">d</text:span></text:span>i<text:span text:style-name="Default_20_Paragraph_20_Font"><text:span text:style-name="T14">bu</text:span></text:span>s.</text:p>
      <text:p text:style-name="P1">Non est huic fermoni additum utrum magis in mor-<text:line-break/>bis fiat sanguinis e naribus profusio dictis hominibus, an<text:line-break/>magis quam alios istos juvet. Sed neque quos intelligat<text:line-break/>fui, virides et nigros clarum est. Nam, ut saepius jam<text:line-break/>repetitum est, in stirpibus <text:span text:style-name="Default_20_Paragraph_20_Font"><text:span text:style-name="T23">τὸ</text:span></text:span><text:span text:style-name="Default_20_Paragraph_20_Font"><text:span text:style-name="T28"> </text:span></text:span><text:span text:style-name="Default_20_Paragraph_20_Font"><text:span text:style-name="T23">χλωρὸν</text:span></text:span><text:span text:style-name="Default_20_Paragraph_20_Font"><text:span text:style-name="T28">; </text:span></text:span>id est viride, <text:span text:style-name="Default_20_Paragraph_20_Font"><text:span text:style-name="T23">ἀπὸ</text:span></text:span><text:span text:style-name="Default_20_Paragraph_20_Font"><text:span text:style-name="T28"><text:line-break/></text:span></text:span><text:span text:style-name="Default_20_Paragraph_20_Font"><text:span text:style-name="T23">τῆς</text:span></text:span><text:span text:style-name="Default_20_Paragraph_20_Font"><text:span text:style-name="T28"> </text:span></text:span><text:span text:style-name="Default_20_Paragraph_20_Font"><text:span text:style-name="T23">χλόης</text:span></text:span><text:span text:style-name="Default_20_Paragraph_20_Font"><text:span text:style-name="T28">, </text:span></text:span>id est ab herba, ejusque colore Graeci ple-</text:p>
      <text:p text:style-name="P3">rumque dicere consueverunt; abutentes autem omne vi-<text:line-break/>gens et boni. habitus ita nominanti Interdum vero et<text:line-break/>pallidos virides appellant, atque nunc ita explanatoribus<text:line-break/>videtur Hippocrates virides et nigro; accepisse , tanquam<text:line-break/>si pallidos et nigros dixisset. Hos ipfos vero nonnulli<text:line-break/>fanguinis profluvio magis obnoxios esse contendunt, quod<text:line-break/>pallida bilis cum sanguine permixta sit, quae vasculum<text:line-break/>possit acrimonia <text:span text:style-name="Default_20_Paragraph_20_Font"><text:span text:style-name="T14">t</text:span></text:span>ua recludere; alii istos magis juvari, quo-<text:line-break/>nlam pravis humoribus evacuationem requirentibus affluant.<text:line-break/>Pariter et de rubris viridibusque vocatis dissentiunt, ali-<text:line-break/>qui ad fanguinis effusionem aptiores ipfos dictos esse asse-<text:line-break/>rentes, aliqui ea re juvari magis. Sed utrisque commune<text:line-break/>quidem est bile pallida abundare, non commune autem<text:line-break/>magis melancholicum succum ipsi admixtum este in viri- <text:span text:style-name="Default_20_Paragraph_20_Font"><text:span text:style-name="T38">v<text:line-break/></text:span></text:span>dibus et nigris vocatis, magis sanguinem vero in rubris<text:line-break/>et viridibus. Nonnulli sime scribunt <text:span text:style-name="Default_20_Paragraph_20_Font"><text:span text:style-name="T23">ἐρυθροχρόους</text:span></text:span><text:span text:style-name="Default_20_Paragraph_20_Font"><text:span text:style-name="T28"> </text:span></text:span>per<text:line-break/>hanc litteram p , rubrum habentes colorem significari ve-<text:line-break/>lentes. At tertie dictos subuirides et hoc loco intelligunt</text:p>
      <text:p text:style-name="P3">subpallidus ; sed quum vox indicet modicum ipsos habere<text:line-break/>pallorem, cuinam permixtum illum esse velint, silentio<text:line-break/>transeunt: nam fi nigritiae, hos primos ab ipsis dictos <text:span text:style-name="Default_20_Paragraph_20_Font"><text:span text:style-name="T32">-<text:line-break/></text:span></text:span>esse ajunt; si robori, fecundos. Forfan igitur, quum al-<text:line-break/>bori mixtus est pallor, istos sub virides vocat, verum albi<text:line-break/>coloris homo haud ita multum sanguinis e naribus pro-<text:line-break/>fluvio obnoxius est, neque magis quam. praedicti ab eo<text:line-break/>levatur.</text:p>
      <text:p text:style-name="Normal">XXII.</text:p>
      <text:p text:style-name="Normal">P<text:span text:style-name="Default_20_Paragraph_20_Font"><text:span text:style-name="T14">aru</text:span></text:span>m <text:span text:style-name="Default_20_Paragraph_20_Font"><text:span text:style-name="T14">remi</text:span></text:span>t<text:span text:style-name="Default_20_Paragraph_20_Font"><text:span text:style-name="T14">tentem erasum facere op</text:span></text:span>o<text:span text:style-name="Default_20_Paragraph_20_Font"><text:span text:style-name="T14">rtet ar</text:span></text:span>i<text:span text:style-name="Default_20_Paragraph_20_Font"><text:span text:style-name="T14">de.</text:span></text:span></text:p>
      <text:p text:style-name="P1">Haec quidem vetus lectio esu Sabini autem discipuli<text:line-break/>non legunt <text:span text:style-name="Default_20_Paragraph_20_Font"><text:span text:style-name="T23">βραχεἀ</text:span></text:span><text:span text:style-name="Default_20_Paragraph_20_Font"><text:span text:style-name="T28">, </text:span></text:span>id est parum, sed <text:span text:style-name="Default_20_Paragraph_20_Font"><text:span text:style-name="T23">βραχίονα</text:span></text:span><text:span text:style-name="Default_20_Paragraph_20_Font"><text:span text:style-name="T28">, </text:span></text:span>id est<text:line-break/>brachium; dicuntque retractionis causa in sanguinis de<text:line-break/>naribus eruptione venae brachii sectionem prodesse, non<text:line-break/>solum propriam scripturam interpretantes, <text:span text:style-name="Default_20_Paragraph_20_Font"><text:span text:style-name="T14">t</text:span></text:span>est etiam veri-</text:p>
      <text:p text:style-name="P3">similiter nos intelligere posse volentes, brachium remit-<text:line-break/>tentem, de venae in cubito solutione dictum esse. Ego<text:line-break/>vero hujusmodi venae sectionem sanguinis de naribus im-<text:line-break/>modice profusioni prodesse fatis novi; retrahit enim ipsam<text:line-break/>et ne fiat impedimento est. Attamen Hippocratis locu-<text:line-break/>tionem id exponere non rideo ; sed haec verba , parum<text:line-break/>remittentem, in eum scu<text:span text:style-name="Default_20_Paragraph_20_Font"><text:span text:style-name="T14">t</text:span></text:span>um , ut plurimi interpretes ac-<text:line-break/>ceperunt, dixisse videtur, ut scilicet sanguinis flexui pa-<text:line-break/>rum cedentes , sic deinde et ad ipsum crassiorem efficien-<text:line-break/>dum transeamus. At quia non simpliciter dixit, sanguinem<text:line-break/>crass<text:span text:style-name="Default_20_Paragraph_20_Font"><text:span text:style-name="T14">a</text:span></text:span>m facere, non cum humiditate, sed cum siccitate,<text:line-break/>aliqui massum facere arido, in ablativo casia scribentes,<text:line-break/>subintelligi oportere ajunt, medicamento: id enim et ex<text:line-break/>his quae subnectuntur declarari. Sed qui volunt in<text:line-break/>praemissis verbis, iis qui sanguinis e naribus profluvio<text:line-break/>continenter laborant, non in morbis, sed quum non de-<text:line-break/>cumbunt, consilium dara, iis de rictus ratione sermo in-<text:line-break/>telligendus videtur, jubente ipso , ex crassem reddentibus<text:line-break/>cum siccitate bonis succis corpus replere, halicam et asty-</text:p>
      <text:p text:style-name="P3">lum hujusmodi esse ajunt et recentem caseum et suillas<text:line-break/>carnes et agnorum maxime lactentium et hoedorum prae-<text:line-break/>terea. Alii de fluxu sanguinis in morbo vexatis ferino-<text:line-break/>nem factum esse volentes consulere ipsum ajunt-, ut f an-<text:line-break/>gula sine albis crassus fiat: id enim significat ea vox,<text:line-break/><text:span text:style-name="Default_20_Paragraph_20_Font"><text:span text:style-name="T14">ar</text:span></text:span>i<text:span text:style-name="Default_20_Paragraph_20_Font"><text:span text:style-name="T14">de</text:span></text:span>, quoniam malos succos vult concoquere ; ad con-<text:line-break/>coctionem autem bene facit inedia. concoqueutium etiam<text:line-break/>medicamentorum. usus est idoneus , quando ipfa adstrui-<text:line-break/>gentis sunt ; nam et haec sanguinem erassum faciunt,<text:line-break/>sicut et concoctio.. Deinceps ab ipfo hujusmodi medica-<text:line-break/>mentorum exemplum positum esu Quidam autem no<text:span text:style-name="Default_20_Paragraph_20_Font"><text:span text:style-name="T14">n<text:line-break/></text:span></text:span>fcribunt, <text:span text:style-name="Default_20_Paragraph_20_Font"><text:span text:style-name="T14">ar</text:span></text:span>i<text:span text:style-name="Default_20_Paragraph_20_Font"><text:span text:style-name="T14">de, </text:span></text:span>voce in e desinente, sed in o, <text:span text:style-name="Default_20_Paragraph_20_Font"><text:span text:style-name="T14">arido,<text:line-break/></text:span></text:span>Hippocratem jubere dicentes per nares exeuntem in pro-<text:line-break/>fluvio sanguinem arido medicamento crassem reddere.</text:p>
      <text:p text:style-name="Normal">XXIII.</text:p>
      <text:p text:style-name="Normal"><text:span text:style-name="Default_20_Paragraph_20_Font"><text:span text:style-name="T14">Al</text:span></text:span>i<text:span text:style-name="Default_20_Paragraph_20_Font"><text:span text:style-name="T14">i ver</text:span></text:span>o <text:span text:style-name="Default_20_Paragraph_20_Font"><text:span text:style-name="T14">m</text:span></text:span>i<text:span text:style-name="Default_20_Paragraph_20_Font"><text:span text:style-name="T14">nu</text:span></text:span>s <text:span text:style-name="Default_20_Paragraph_20_Font"><text:span text:style-name="T14">cra</text:span></text:span>s<text:span text:style-name="Default_20_Paragraph_20_Font"><text:span text:style-name="T14">situd</text:span></text:span>i<text:span text:style-name="Default_20_Paragraph_20_Font"><text:span text:style-name="T14">ne</text:span></text:span>m <text:span text:style-name="Default_20_Paragraph_20_Font"><text:span text:style-name="T14">facere,</text:span></text:span></text:p>
      <text:p text:style-name="P2">Alios ajunt ap<text:span text:style-name="Default_20_Paragraph_20_Font"><text:span text:style-name="T14">t</text:span></text:span>um . dicere, eos scilicet qui sine pravis<text:line-break/>succis sanguinem assidue profundunt, quibus neque pallida,<text:line-break/>neque atra bilis cum sanguine mixta esu Aliqui et hic<text:line-break/>fcribunt, non crassitudinem, sied crassum facere, locutio-<text:line-break/>nem magis dilucidam reddere volentes. Sententiam qui-<text:line-break/>dem eandem plane servant, siquidem et isti ipsimi subere<text:line-break/>volunt, aliis ob copiam mali sanguinis ejus profluvio la-<text:line-break/>borantibus minus crass<text:span text:style-name="Default_20_Paragraph_20_Font"><text:span text:style-name="T14">a</text:span></text:span>m facere; hoc videlicet, crassum<text:line-break/>facere, iterum bifariam accepto, no<text:span text:style-name="Default_20_Paragraph_20_Font"><text:span text:style-name="T14">n</text:span></text:span>nullis quidem ratione<text:line-break/>rictus, aliis vero per medicamenta <text:span text:style-name="Default_20_Paragraph_20_Font"><text:span text:style-name="T14">n</text:span></text:span>aribus adhibita, qui-<text:line-break/>busdam praeterea utroque modo sanguinem crassum red-<text:line-break/>dere praecipientibus. Sed nullam firmam cognitionem ex<text:line-break/>his variis lectionibus haberi jam saepius a me dictum esu</text:p>
      <text:p text:style-name="Normal">XXIV</text:p>
      <text:p text:style-name="Normal"><text:span text:style-name="Default_20_Paragraph_20_Font"><text:span text:style-name="T14">Ar</text:span></text:span>i<text:span text:style-name="Default_20_Paragraph_20_Font"><text:span text:style-name="T14">d</text:span></text:span>o <text:span text:style-name="Default_20_Paragraph_20_Font"><text:span text:style-name="T14">aute</text:span></text:span>m <text:span text:style-name="Default_20_Paragraph_20_Font"><text:span text:style-name="T14">opor</text:span></text:span>t<text:span text:style-name="Default_20_Paragraph_20_Font"><text:span text:style-name="T14">et a</text:span></text:span>l<text:span text:style-name="Default_20_Paragraph_20_Font"><text:span text:style-name="T14">bo, ut galla, alu</text:span></text:span>m<text:span text:style-name="Default_20_Paragraph_20_Font"><text:span text:style-name="T14">en.</text:span></text:span></text:p>
      <text:p text:style-name="P2">Haec est sane antiqua lectio, quam difficulter expla-<text:line-break/>nabilem nonnulli permutarunt, hi minus, illi magis; ma-<text:line-break/>gis quidem hoc pacto. scribentes, arido autum albo ex<text:line-break/>naribus, ut galla, alumen. Ipsius vero sententiam hanc<text:line-break/>esse volunt, immoderate sanguinem e naribus prufunden-<text:line-break/>tes , ultra praedicta adhuc et localibus remediis curandi<text:line-break/><text:span text:style-name="Default_20_Paragraph_20_Font"><text:span text:style-name="T14">t</text:span></text:span>unt ; localium vero auxiliorum exemplum dictum esse<text:line-break/>ajunt aridum medicamentum album naribus iniectum. Sed<text:line-break/>galla quum alba non sit, nonnulli ipsi adjecerunt et, <text:span text:style-name="Default_20_Paragraph_20_Font"><text:span text:style-name="T14">alu-<text:line-break/>men</text:span></text:span>, scribentes, <text:span text:style-name="Default_20_Paragraph_20_Font"><text:span text:style-name="T14">ut gal</text:span></text:span>l<text:span text:style-name="Default_20_Paragraph_20_Font"><text:span text:style-name="T14">a, alumen:</text:span></text:span> eas autem voces hic<text:line-break/>aut ibi expunxerunt non iniuria, tanquam exile quoddam<text:line-break/>atque indignum Hippocrate, quippe significari hoc ajunt,<text:line-break/>per utram narem sanguis eruperit, in illam aridum me-<text:line-break/>dicamen esse injiciendum. At servata veteri lectione<text:line-break/>magnopere obscura locutio redditur. Nam quae ex nari-<text:line-break/>bus alba evacuare velit aut purgare aut concoquere aut<text:line-break/><text:span text:style-name="Default_20_Paragraph_20_Font"><text:span text:style-name="T14">t</text:span></text:span>ponte descendentia contemplari, omnino inventu dubium<text:line-break/>ancepsque est, quum ipse . Hippocrates huic voci, <text:span text:style-name="Default_20_Paragraph_20_Font"><text:span text:style-name="T14">albo,</text:span></text:span></text:p>
      <text:p text:style-name="P3">nihil plane adjecerit. Jure itaque - in hoc ipso primum<text:line-break/>interpretes discordes fuerunt, alius aliud fubintelligendum<text:line-break/>esse existimantes, et quoniam omnibus illis, istud, ut <text:span text:style-name="Default_20_Paragraph_20_Font"><text:span text:style-name="T23">κηκὶς</text:span></text:span><text:span text:style-name="Default_20_Paragraph_20_Font"><text:span text:style-name="T28">,<text:line-break/></text:span></text:span>id est galla, adversatur ; conveniens enim erat dicere , ut<text:line-break/><text:span text:style-name="Default_20_Paragraph_20_Font"><text:span text:style-name="T23">κηκίδι</text:span></text:span><text:span text:style-name="Default_20_Paragraph_20_Font"><text:span text:style-name="T28">, </text:span></text:span>id est galle, in ablativo casu, non in recto na<text:span text:style-name="Default_20_Paragraph_20_Font"><text:span text:style-name="T14">t</text:span></text:span>u.<text:line-break/>Hoc igitur communiter omnibus repugnat; neque evitare<text:line-break/>quis potest orationis incongruum, neque emendare, licet<text:line-break/>scripturam mutet; sed nonnulli dicunt etiamnum ipsi de<text:line-break/>sanguinis e naribus fluxu tutum sermonem esse, consulere-<text:line-break/>que hujusmodi adstringenti medicamine uti , in narem sin-<text:line-break/>guine manantem id immittentes, usque dum sudato <text:span text:style-name="Default_20_Paragraph_20_Font"><text:span text:style-name="T14">t</text:span></text:span>an-<text:line-break/>guinis cur<text:span text:style-name="Default_20_Paragraph_20_Font"><text:span text:style-name="T14">t</text:span></text:span>o alba exiverint. Multa alia quoque perperam<text:line-break/>dicunt in verba, ut mihi quidem videntur, corrupta et ab<text:line-break/>aliquo forsan interposita. Ceterum mirari licet, ut aliis<text:line-break/>multis, ita et hoc loco eos, qui valde audacter Hippo.e<text:line-break/>cratis verba in quidquid ipsis visium fuerit transmutent.<text:line-break/>Cum omnes enim interpretes in sermone Hippocratis feri-<text:line-break/>ptum esse forant, <text:span text:style-name="Default_20_Paragraph_20_Font"><text:span text:style-name="T14">ex naribu</text:span></text:span>s <text:span text:style-name="Default_20_Paragraph_20_Font"><text:span text:style-name="T14">alba</text:span></text:span>, ipsi mutantes scribunt,</text:p>
      <text:p text:style-name="Normal"><text:span text:style-name="Default_20_Paragraph_20_Font"><text:span text:style-name="T38">Y</text:span></text:span></text:p>
      <text:p text:style-name="P3"><text:span text:style-name="Default_20_Paragraph_20_Font"><text:span text:style-name="T14">ex naribu</text:span></text:span>s <text:span text:style-name="Default_20_Paragraph_20_Font"><text:span text:style-name="T14">albo. </text:span></text:span>Multoties autem dixi in perobscuris<text:line-break/>locutionibus verisimiliter verba mutare fas esse, fed p rio;<text:line-break/>id ipsum dicentem tunc lectionem mutare decet.</text:p>
      <text:p text:style-name="Normal">XXU</text:p>
      <text:p text:style-name="P5"><text:span text:style-name="Default_20_Paragraph_20_Font"><text:span text:style-name="T14">Cum venere u</text:span></text:span>ti <text:span text:style-name="Default_20_Paragraph_20_Font"><text:span text:style-name="T14">inc</text:span></text:span>i<text:span text:style-name="Default_20_Paragraph_20_Font"><text:span text:style-name="T14">p</text:span></text:span>i<text:span text:style-name="Default_20_Paragraph_20_Font"><text:span text:style-name="T14">un</text:span></text:span>t <text:span text:style-name="Default_20_Paragraph_20_Font"><text:span text:style-name="T14">au</text:span></text:span>t <text:span text:style-name="Default_20_Paragraph_20_Font"><text:span text:style-name="T14">h</text:span></text:span>i<text:span text:style-name="Default_20_Paragraph_20_Font"><text:span text:style-name="T14">rc</text:span></text:span>i<text:span text:style-name="Default_20_Paragraph_20_Font"><text:span text:style-name="T14">re, sanguin</text:span></text:span>is <text:span text:style-name="Default_20_Paragraph_20_Font"><text:span text:style-name="T14">pr</text:span></text:span>o<text:span text:style-name="Default_20_Paragraph_20_Font"><text:span text:style-name="T14">stuvio<text:line-break/>laboran</text:span></text:span>t.</text:p>
      <text:p text:style-name="P1"><text:span text:style-name="Default_20_Paragraph_20_Font"><text:span text:style-name="T31">Sanguinem</text:span></text:span><text:span text:style-name="Default_20_Paragraph_20_Font"><text:span text:style-name="T15">r</text:span></text:span><text:span text:style-name="Default_20_Paragraph_20_Font"><text:span text:style-name="T31">.de </text:span></text:span>naribus facile profundunt non susum<text:line-break/>aegroti, verum .etiam fani, qui eam aetatem agunt, in qua<text:line-break/>illud ipsis evenit quod hircire vocant. Isti jam et ve-<text:line-break/>nere uti plane possu<text:span text:style-name="Default_20_Paragraph_20_Font"><text:span text:style-name="T14">n</text:span></text:span>t. Ac prius quidem, cum essent<text:line-break/>pueri, sanguine copiol<text:span text:style-name="Default_20_Paragraph_20_Font"><text:span text:style-name="T14">a</text:span></text:span> abundabant, verum ratione 1n-<text:line-break/>crementi haud etiam pariter copioso. Sanguis autem ipsis<text:line-break/>calidior est, propterea ejus profluvio tentantur. At vos<text:line-break/>meminisse puto ex aliis membris sanguinis profluvia cum<text:line-break/>loci appellatione femper dici; ex naribus vero nantum-<text:line-break/>quam et sine particulae appellatione sanguinis profluvium<text:line-break/>simpliciter nominari.</text:p>
      <text:p text:style-name="P3">XXVI<text:span text:style-name="Default_20_Paragraph_20_Font"><text:span text:style-name="T14">m</text:span></text:span></text:p>
      <text:p text:style-name="P5">I<text:span text:style-name="Default_20_Paragraph_20_Font"><text:span text:style-name="T14">n accessibus autem quidam prosirepunt, ut Arcesilau</text:span></text:span>s.<text:line-break/><text:span text:style-name="Default_20_Paragraph_20_Font"><text:span text:style-name="T14">Al</text:span></text:span>i<text:span text:style-name="Default_20_Paragraph_20_Font"><text:span text:style-name="T14">qu</text:span></text:span>i <text:span text:style-name="Default_20_Paragraph_20_Font"><text:span text:style-name="T14">acce</text:span></text:span>ssuri <text:span text:style-name="Default_20_Paragraph_20_Font"><text:span text:style-name="T14">horrente</text:span></text:span>s, <text:span text:style-name="Default_20_Paragraph_20_Font"><text:span text:style-name="T14">rugosi. Al</text:span></text:span>iis <text:span text:style-name="Default_20_Paragraph_20_Font"><text:span text:style-name="T14">ver</text:span></text:span>o <text:span text:style-name="Default_20_Paragraph_20_Font"><text:span text:style-name="T14">post in-<text:line-break/>sta</text:span></text:span>t<text:span text:style-name="Default_20_Paragraph_20_Font"><text:span text:style-name="T14">ur ven</text:span></text:span>t<text:span text:style-name="Default_20_Paragraph_20_Font"><text:span text:style-name="T14">er, qua</text:span></text:span>m <text:span text:style-name="Default_20_Paragraph_20_Font"><text:span text:style-name="T14">accesser</text:span></text:span>i<text:span text:style-name="Default_20_Paragraph_20_Font"><text:span text:style-name="T14">nt , u</text:span></text:span>t D<text:span text:style-name="Default_20_Paragraph_20_Font"><text:span text:style-name="T14">a</text:span></text:span>m<text:span text:style-name="Default_20_Paragraph_20_Font"><text:span text:style-name="T14">agorae.</text:span></text:span></text:p>
      <text:p text:style-name="P1">Saepius repetivi, si valde male a multis interpretibus<text:line-break/>dieta redarguam , aegre omnes ferre commentariorum lon-<text:line-break/>gitudinem; si vero non reprehensa dimittam, mediocria<text:line-break/>tantum memorans, eos qui haud tardo ingenio sunt, ah<text:line-break/>illis excitatos et reliqua dijudicare posse. Et nunc igitur<text:line-break/>faciam ss ss t- Hanc quidem vocem , <text:span text:style-name="Default_20_Paragraph_20_Font"><text:span text:style-name="T14">acce</text:span></text:span>s<text:span text:style-name="Default_20_Paragraph_20_Font"><text:span text:style-name="T14">sibus,<text:line-break/></text:span></text:span>omnes fere de coitu cum muliere intelligunt, quemadmo-<text:line-break/>dum et eam vocem, <text:span text:style-name="Default_20_Paragraph_20_Font"><text:span text:style-name="T14">perstrepun</text:span></text:span>t, de emittendis per anum<text:line-break/>flatibus , atque de hoc etiam paulo ante dictum esu Sed<text:line-break/>quod deinceps scriptum est, accessuri autem horrentes,<text:line-break/>rugosi, quiddam tale significat. Aliqui ve<text:span text:style-name="Default_20_Paragraph_20_Font"><text:span text:style-name="T14">n</text:span></text:span>erea aggredien-<text:line-break/>tes , cum incalescunt, horrore tenta<text:span text:style-name="Default_20_Paragraph_20_Font"><text:span text:style-name="T14">n</text:span></text:span>tur; qua ratione jam</text:p>
      <text:p text:style-name="P3"><text:span text:style-name="Default_20_Paragraph_20_Font"><text:span text:style-name="T14">t</text:span></text:span>aepius didicistis , omnes mali faeci plenos, cum vehemen-<text:line-break/>tius repente calefiunt, horrore vexari. At nonnulli pro<text:line-break/>hac voce, <text:span text:style-name="Default_20_Paragraph_20_Font"><text:span text:style-name="T14">horren</text:span></text:span>t<text:span text:style-name="Default_20_Paragraph_20_Font"><text:span text:style-name="T14">e</text:span></text:span>s, <text:span text:style-name="Default_20_Paragraph_20_Font"><text:span text:style-name="T14">r</text:span></text:span>i<text:span text:style-name="Default_20_Paragraph_20_Font"><text:span text:style-name="T14">gent</text:span></text:span>, scribunt; quod mihi perca-<text:line-break/>nun este videtur et maximae succorum pravitatis indicium ;<text:line-break/>quare neque ullum initio coitus rigore affici cognovimus.<text:line-break/>Verum et hanc vocem, <text:span text:style-name="Default_20_Paragraph_20_Font"><text:span text:style-name="T14">rugosi, </text:span></text:span>aliqui in hanc vocem,<text:line-break/><text:span text:style-name="Default_20_Paragraph_20_Font"><text:span text:style-name="T23">κακώδεις</text:span></text:span><text:span text:style-name="Default_20_Paragraph_20_Font"><text:span text:style-name="T28">, </text:span></text:span>convertunt. Alii vero interpretantur ob male<text:line-break/>habitum corpus, <text:span text:style-name="Default_20_Paragraph_20_Font"><text:span text:style-name="T23">κακώδεις</text:span></text:span><text:span text:style-name="Default_20_Paragraph_20_Font"><text:span text:style-name="T28">, </text:span></text:span>dici; aliis quod tetrnm odo-<text:line-break/>rem spirent Quod quibusdam autem venter infletur, fu-<text:line-break/>pra positum esu Sed Dicscorides hanc partem, ut et alias<text:line-break/>multas, prout ipsi libitum fuit commutarit, ut tota ora-<text:line-break/>tio hujusmodi sit: ru accessibus sunt aliqui perstrepentes,<text:line-break/>quemadmodum Arcessiam, ut foetidos ipsius crepitus esse<text:line-break/>intelligamus. Capito quidem et ipse in valde multa fer-<text:line-break/>monent hunc convertens talem ferit; in accessibus aliqui<text:line-break/>perstrepunt, ut Arcessian<text:span text:style-name="Default_20_Paragraph_20_Font"><text:span text:style-name="T14">t</text:span></text:span>, aliqui accessuri rigent rugosi.</text:p>
      <text:p text:style-name="P2">XXVII.<text:line-break/><text:span text:style-name="Default_20_Paragraph_20_Font"><text:span text:style-name="T14">Mutat</text:span></text:span>io<text:span text:style-name="Default_20_Paragraph_20_Font"><text:span text:style-name="T14">ne</text:span></text:span>s <text:span text:style-name="Default_20_Paragraph_20_Font"><text:span text:style-name="T14">cavendae.</text:span></text:span></text:p>
      <text:p text:style-name="P1">Et in aliis quibusdam et in aphorismis id cautius<text:line-break/>dixit his verbis propositis, multum et repente, Neque<text:line-break/>enim quae aeris mutationes, neque quae a nobis ipsis<text:line-break/>paulatim fiunt, periculosae fiant,- sed tamen magnae ac<text:line-break/>repenti<text:span text:style-name="Default_20_Paragraph_20_Font"><text:span text:style-name="T14">n</text:span></text:span>ae sanitatis amittendae periculum inferunt; quo-<text:line-break/>circa et ab his cavendum esu Evitabimus autem ambien-<text:line-break/>tis coeli mutationes, domi nos plurimum co<text:span text:style-name="Default_20_Paragraph_20_Font"><text:span text:style-name="T14">n</text:span></text:span>tinentes et<text:line-break/>contrariorum usum adhibentes, in humidis quidem muta-<text:line-break/>tionibus corpus siccantes , lu siccis humectantes ; eadem<text:line-break/>quoque ratione mutationes cavere in nobis ipsis est, neque<text:line-break/>ab exercitationibus subito ad otium , neque ab otio ad<text:line-break/>exercitationes transeuntibus; sed neque a lavandi insueto-<text:line-break/>dine ad lavationes , neque a lavationibus ad oppesituin,</text:p>
      <text:p text:style-name="P3">neque ex aquae potu ad vinum bibendum , neque ex vini<text:line-break/>usu ad aquae potum et in aliis omnibus similiter. Hic<text:line-break/>ferme plane verus est juxta et ab Hippocrate saepius re-<text:line-break/>petitus. Caeterum ignoro quidnam aliqui sentientes di-<text:line-break/>eant subintelligendum esse huic orationi, mutationes ca-<text:line-break/>vendae , hanc vocem , aetatum : in aphorismis enim ipfe<text:line-break/>inquiens, multum et repente evacuare aut replere aut<text:line-break/>calesacere aut refrigerare aut aliter utcunque corpus mo-<text:line-break/>vere, periculosum est et omne multum naturae inimicum;<text:line-break/>aetatum nullam mentionem fecit. Neque enim in ipsis<text:line-break/>paulatim labentibus nimium naturae inveniri potest, neque<text:line-break/>aliqua curiosiore observatione indigent,- quantum ad<text:line-break/>communia tuendae sanitatis praecepta pertineat: quemad-<text:line-break/>modum neque cum anni tempora paulatim mutationem<text:line-break/>suam faciunt. Verum haec interdum videmus magnas re-<text:line-break/>pente i<text:span text:style-name="Default_20_Paragraph_20_Font"><text:span text:style-name="T14">n</text:span></text:span> contrarium mutationes pati; at aetatem nullam<text:line-break/>repente emptam novimus , ut puer die postero in virum<text:line-break/>evaserit, non paulatim per pubertatis et juventae annos<text:line-break/>transitu sacto.</text:p>
      <text:p text:style-name="P3">XXVlll.</text:p>
      <text:p text:style-name="Normal"><text:span text:style-name="Default_20_Paragraph_20_Font"><text:span text:style-name="T14">C</text:span></text:span>i<text:span text:style-name="Default_20_Paragraph_20_Font"><text:span text:style-name="T14">b</text:span></text:span>i <text:span text:style-name="Default_20_Paragraph_20_Font"><text:span text:style-name="T14">p auritas la</text:span></text:span>j<text:span text:style-name="Default_20_Paragraph_20_Font"><text:span text:style-name="T14">situd</text:span></text:span>i<text:span text:style-name="Default_20_Paragraph_20_Font"><text:span text:style-name="T14">ne</text:span></text:span>m <text:span text:style-name="Default_20_Paragraph_20_Font"><text:span text:style-name="T14">non fac</text:span></text:span>i<text:span text:style-name="Default_20_Paragraph_20_Font"><text:span text:style-name="T14">ens nec sit</text:span></text:span>i<text:span text:style-name="Default_20_Paragraph_20_Font"><text:span text:style-name="T14">m accendens.</text:span></text:span></text:p>
      <text:p text:style-name="P1">Cum in universum mutationes esse cavendas dixerit,<text:line-break/>unum quiddam ad naturalem fletum tuendum conferens<text:line-break/>deinceps scripsit, ut memoriae propriae consuleret. In<text:line-break/>utraque enim mutatione cum circumdantis aeris tum no-<text:line-break/><text:span text:style-name="Default_20_Paragraph_20_Font"><text:span text:style-name="T14">.sit</text:span></text:span>orum studiorum et universae victus rationis, cibi pau-<text:line-break/>citatum et sitis et lassitudinis privationem in omnibus<text:line-break/>quae agimus nobis esse propositum jubet. Sed explana-<text:line-break/>tores cibi paucitate et sitim et lassitudinem tolli dixerunt.<text:line-break/>Verum id si universum proferatur, falsum est: nam pi-<text:line-break/>mitulos fuscos aut multum et bonum sanguinem habenti-<text:line-break/>bus cibi paucitas lassitudinem tollit et sitim exstinguit;<text:line-break/>sed biliosis aut inopia sanguinis laborantibus, neque lassi-<text:line-break/>tudinem fedat, neque sitim exstinguit, ut ipse in libro de<text:line-break/>victus acutorum ratione edocuit. Adhuc vero pejus illi<text:line-break/>senserunt qui ita scribunt, inedia lassitudinem tollens,</text:p>
      <text:p text:style-name="P3">sitim exstinguens ; at isti plane in extrema inscitia .<text:line-break/>versimtm, ea quae neque vulgus hominum latere fo-<text:line-break/>lent ignorantes. Alii praeterea fini fermonis hanc vo-<text:line-break/>cem , esurienti, adliciunt, ajuntque cibi paucitatem<text:line-break/>esurienti lassitudinem et sitim eximere; esurientem vero<text:line-break/>dictum esse volunt qui indigere cibo fe sentiat. At-<text:line-break/>qui melius esset dicere famem fentienti paucitatem cibi<text:line-break/>haud in tempore adhiberi, non fentienti autem conducere :<text:line-break/>signum est enim ipsius corpus multitudine redundare.</text:p>
      <text:p text:style-name="Normal"><text:span text:style-name="Default_20_Paragraph_20_Font"><text:span text:style-name="T35">r</text:span></text:span></text:p>
      <text:p text:style-name="Normal">XXIX.</text:p>
      <text:p text:style-name="P5"><text:span text:style-name="Default_20_Paragraph_20_Font"><text:span text:style-name="T14">omnis extenua</text:span></text:span>t<text:span text:style-name="Default_20_Paragraph_20_Font"><text:span text:style-name="T14">io laxa</text:span></text:span>t <text:span text:style-name="Default_20_Paragraph_20_Font"><text:span text:style-name="T14">cutem , de</text:span></text:span>i<text:span text:style-name="Default_20_Paragraph_20_Font"><text:span text:style-name="T14">nde distend</text:span></text:span>i<text:span text:style-name="Default_20_Paragraph_20_Font"><text:span text:style-name="T14">tur. </text:span></text:span>R<text:span text:style-name="Default_20_Paragraph_20_Font"><text:span text:style-name="T14">esu-<text:line-break/>ctio contraria sa</text:span></text:span>r<text:span text:style-name="Default_20_Paragraph_20_Font"><text:span text:style-name="T14">i</text:span></text:span>t, <text:span text:style-name="Default_20_Paragraph_20_Font"><text:span text:style-name="T14">cuti</text:span></text:span>s <text:span text:style-name="Default_20_Paragraph_20_Font"><text:span text:style-name="T14">corrugat</text:span></text:span>i<text:span text:style-name="Default_20_Paragraph_20_Font"><text:span text:style-name="T14">o conc</text:span></text:span>i<text:span text:style-name="Default_20_Paragraph_20_Font"><text:span text:style-name="T14">den</text:span></text:span>tis, <text:span text:style-name="Default_20_Paragraph_20_Font"><text:span text:style-name="T14">extensio<text:line-break/>resec</text:span></text:span>t<text:span text:style-name="Default_20_Paragraph_20_Font"><text:span text:style-name="T14">ae. Horren</text:span></text:span>s, <text:span text:style-name="Default_20_Paragraph_20_Font"><text:span text:style-name="T14">laeve, utriu</text:span></text:span>s<text:span text:style-name="Default_20_Paragraph_20_Font"><text:span text:style-name="T14">que signum, subb</text:span></text:span>i<text:span text:style-name="Default_20_Paragraph_20_Font"><text:span text:style-name="T14">l</text:span></text:span>iosum,<text:line-break/><text:span text:style-name="Default_20_Paragraph_20_Font"><text:span text:style-name="T14">subrubrum.</text:span></text:span> A<text:span text:style-name="Default_20_Paragraph_20_Font"><text:span text:style-name="T14">ic detrahi</text:span></text:span> m<text:span text:style-name="Default_20_Paragraph_20_Font"><text:span text:style-name="T14">amma</text:span></text:span>s., <text:span text:style-name="Default_20_Paragraph_20_Font"><text:span text:style-name="T14">grac</text:span></text:span>i<text:span text:style-name="Default_20_Paragraph_20_Font"><text:span text:style-name="T14">le</text:span></text:span>s <text:span text:style-name="Default_20_Paragraph_20_Font"><text:span text:style-name="T14">au</text:span></text:span>t<text:span text:style-name="Default_20_Paragraph_20_Font"><text:span text:style-name="T14">em sur-<text:line-break/>sum trah</text:span></text:span>i <text:span text:style-name="Default_20_Paragraph_20_Font"><text:span text:style-name="T14">au</text:span></text:span>t <text:span text:style-name="Default_20_Paragraph_20_Font"><text:span text:style-name="T14">c</text:span></text:span>i<text:span text:style-name="Default_20_Paragraph_20_Font"><text:span text:style-name="T14">rcumve</text:span></text:span>ni. <text:span text:style-name="Default_20_Paragraph_20_Font"><text:span text:style-name="T14">E</text:span></text:span>t<text:span text:style-name="Default_20_Paragraph_20_Font"><text:span text:style-name="T14">si qu</text:span></text:span>is<text:span text:style-name="Default_20_Paragraph_20_Font"><text:span text:style-name="T14">p</text:span></text:span>i<text:span text:style-name="Default_20_Paragraph_20_Font"><text:span text:style-name="T14">a</text:span></text:span>m <text:span text:style-name="Default_20_Paragraph_20_Font"><text:span text:style-name="T14">n</text:span></text:span>o<text:span text:style-name="Default_20_Paragraph_20_Font"><text:span text:style-name="T14">n arb</text:span></text:span>it<text:span text:style-name="Default_20_Paragraph_20_Font"><text:span text:style-name="T14">ro-<text:line-break/>tur propter hoc, sed carne creata id sier</text:span></text:span>i.</text:p>
      <text:p text:style-name="P2">Demiror explanatores obscuras locutiones, quas nemo<text:line-break/>intelligat, stolas fe intelligere profitentes; quacunque vero<text:line-break/>nobis omnibus perspicua sunt, solos ipsos non intelligere.<text:line-break/>Propositum igitur sermonem minime ambiguum multi-<text:line-break/>fariam distrahunt, alius aliter ipsius enuntiationes <text:span text:style-name="Default_20_Paragraph_20_Font"><text:span text:style-name="T14">t</text:span></text:span>eri-<text:line-break/>heus atque commutans; et contra ea, quae in omnibus<text:line-break/>evidenter apparent, interpretantur, quae maxime omnium<text:line-break/>ipfos observare oportebat: est enim Hippocrati sermo de<text:line-break/>iis, quae in corpore nostro conspiciuntur per tenuationes<text:line-break/>et enutritiones. Sed nonnulli neque quid sit tenuatio<text:line-break/>messe videntur, tantum abest ut omnia in istis evidenter<text:line-break/>apparentia aut ipforum caulas percipiant ; <text:span text:style-name="Default_20_Paragraph_20_Font"><text:span text:style-name="T14">t</text:span></text:span>ed tamen fieri<text:line-break/>tenuationem per evacuationem praedicant. Aliqui .sive<text:line-break/>evacuationem sive tenuationem dixeris nihil interesse<text:line-break/>opinantur. Verum hoc dignoscere, ut diximus, non est<text:line-break/>magnae cujusdam scientiae. Jam multi haud modica fan-<text:line-break/>guinis copia redundant, gracilissimi tamen fonti sicut alii<text:line-break/>e contrario crassi, <text:span text:style-name="Default_20_Paragraph_20_Font"><text:span text:style-name="T14">t</text:span></text:span>ed paucum habent sanguinem. Atqui</text:p>
      <text:p text:style-name="P3">ego cuidam mulierculae jam octo men<text:span text:style-name="Default_20_Paragraph_20_Font"><text:span text:style-name="T14">t</text:span></text:span>es purgationis men-<text:line-break/>simae suppressione laboranti, extenuatissima cum esset,<text:line-break/>haud exiguo detracto sanguine, .brevissimo tempore pro-<text:line-break/>prium habitum restitui ; sicut et alias non paucas eodem<text:line-break/>modo ad sanitatem reduxi; fied quod illi mulieri accidit,<text:line-break/>neque enim erat ignobilis, fuit valde celebre, ipsi quidem<text:line-break/>rescissa. vena et medicis exeo remedio futuram utilitatem<text:line-break/>constanter polliceri verentibus. Quin etiam nonnulli mihi<text:line-break/>adyerfari audebant, non siclum propter mulieris maciem,<text:line-break/>sed etiam propter luappetentiam , ex venae sectio<text:span text:style-name="Default_20_Paragraph_20_Font"><text:span text:style-name="T14">n</text:span></text:span>e seco-<text:line-break/>turam . esse noxam affirmantes. Profecto haec melius est<text:line-break/>longiori fermone persequi quam utrius Prodici Hippocra-<text:line-break/>tes mentionem fecerit diligenter.invenire conari. Verum,<text:line-break/>ut supra jam dixi saepius, .recentiores medici ad magis<text:line-break/>sophisticam doctrinae speciem deflexerunt; aegrotis eve-<text:line-break/>urentia dilige<text:span text:style-name="Default_20_Paragraph_20_Font"><text:span text:style-name="T14">n</text:span></text:span>ter observare et ipsorum affectus causasque,<text:line-break/>ex .quibus curationis inventio acquiritur, indagare negli-<text:line-break/>gentes;: .quae et ipfa per experientiam dijudicatur. In</text:p>
      <text:p text:style-name="P3">muliere sane. quam memoravi^ primo die sanguinis fes-<text:line-break/>quilibram detraxi, cur<text:span text:style-name="Default_20_Paragraph_20_Font"><text:span text:style-name="T14">t</text:span></text:span>um postridie libram; tertio vero<text:line-break/>non multo plus semilibra, erant enim unciae octo. So-<text:line-break/>phista quidem haiee legens quaerere incipiet, quis ex Grae-<text:line-break/>cis unquam .libras aut quis uncias nominavit. Medicus<text:line-break/>vero et quae alia signa praeter cohibitos menses venae<text:line-break/>sectionem indicent scire ave<text:span text:style-name="Default_20_Paragraph_20_Font"><text:span text:style-name="T14">h</text:span></text:span>it. -Illa -igitur .et egone-<text:line-break/>censebo, .sophistis ut valeant: nuncians: scilicet ipsius<text:line-break/>venae eminebant sanguinis plenae, colore lividae, rescisso<text:line-break/>autem <text:span text:style-name="Default_20_Paragraph_20_Font"><text:span text:style-name="T14">r</text:span></text:span>usculo, liquidae pici et colore et crassitudine simi-<text:line-break/>lis fanguis emanabat; ob id ipsum sane multo magis vi<text:span text:style-name="Default_20_Paragraph_20_Font"><text:span text:style-name="T14">t</text:span></text:span>us<text:line-break/>fuit largiter esse evacuandus. Haec quidem a nobis obiter<text:line-break/>recte. mederi cupientibus dicta sunto. Rursum vero est<text:line-break/>propositum me recipiens , non recte dicam interpretes af-<text:line-break/>firmasse , attenuationem corporis simpliciter ob inanitionem<text:line-break/>fieri; distinctiones enim dixisse oportuit, quod <text:span text:style-name="Default_20_Paragraph_20_Font"><text:span text:style-name="T14">t</text:span></text:span>riticeo<text:line-break/>attenuatio totius: mulis detractio quaestum est et collapsus</text:p>
      <text:p text:style-name="P3">aut: subsidentia vel utcumque ipfam nominare velint; erasi-<text:line-break/>Illudo vero e contrario in tumorem elatio est. Nonuun-<text:line-break/>quam igitur debilitata carnosi generis facultate et vitiose<text:line-break/>sanguine in arteriis venisque incluso attenuatio fit; ple-<text:line-break/>rrunque vero ex contrariis crassitudo, ut in vasis quidem<text:line-break/>paucus sanguis remanserit in carnium nutricationem dis-<text:line-break/>tributus, illae vero bene habitae sint et per eas totius<text:line-break/>moles corporis increverit. Noverunt autem vel omnes id<text:line-break/>quoque mangones, cutem scilicet carnosis particulis prae-<text:line-break/>tendi et naturas quasdam corporum agnoscunt, quae in<text:line-break/>molem excrescere praeten<text:span text:style-name="Default_20_Paragraph_20_Font"><text:span text:style-name="T14">t</text:span></text:span>a cute non valeant. Nam ipsam<text:line-break/>summis digitis sursum trahentes, quousque a fubjecta carne<text:line-break/>discedat, considerant et eo usque singula emaciata corpora<text:line-break/>fe reficere posse sperant, quousque cutis protracta fuerit:<text:line-break/>laxa enim cutis in extenuatis, exten<text:span text:style-name="Default_20_Paragraph_20_Font"><text:span text:style-name="T14">t</text:span></text:span>a in crassioribus ef-<text:line-break/>lectis apparet. Porro extenuatioues multis de causis pro-<text:line-break/>veniunt, siquidem alimenti penuria, exercitationes plures</text:p>
      <text:p text:style-name="P3">et vigilia et cogitationes et dolores et morbi colliquantet<text:line-break/>et discussorii: praeterea evacuatio multa per alvum, vomi-<text:line-break/>tum , per sudores , per ssnguluis profluvium , extenuatio-<text:line-break/>num causae funt. Instaurationis autem unus modus est.<text:line-break/>omnium videlicet, quibus fimi egemus, conveniens mo-<text:line-break/>dus; ista vero sunt, ut ipfe sequentibus dicturus est, la-<text:line-break/>bores, cibus, potus, somnus, venus. ltaque cum multi<text:line-break/>modi extenuandi corporis sint., omnium commune est pri-<text:line-break/>mum quidem cutem laxari, postea vero perdurante macie<text:line-break/>distendi. At si illi succedens instauratio facta fuerit, cou-<text:line-break/>trarium accidet: distendetur enim cutis primum, deinde<text:line-break/>laxior fiet. Causas vero istorum jam quidem saepius au-<text:line-break/>dividis, verumtamen et i<text:span text:style-name="Default_20_Paragraph_20_Font"><text:span text:style-name="T14">n</text:span></text:span> praesentia summatim perstrin-<text:line-break/>gentur. Quapropter vobis in memoriam revocanda, quae<text:line-break/>saepius in utribus et vesicis conspexisses, repleto enim<text:line-break/>interiore cavo, circum tendi t ur corium; evacuato, relaxa-<text:line-break/>tur. Eodem modo et i<text:span text:style-name="Default_20_Paragraph_20_Font"><text:span text:style-name="T14">n</text:span></text:span> a<text:span text:style-name="Default_20_Paragraph_20_Font"><text:span text:style-name="T14">n</text:span></text:span>imalibus bene saginatis distenta<text:line-break/>cutis, in macie confectis laxa conspicitur. Nam sicut</text:p>
      <text:p text:style-name="P3">liquor in utres infusus eorum tergora contendit, ita car-<text:line-break/>nes multae procreatae cutem nostram circum fe ipsas ob.<text:line-break/>tendunt, atque id eri dentur intueri licet, pingues scilicet<text:line-break/>omnes adeo tensam cutem habentes, ut quis apprehendens<text:line-break/>nec minimum quidem a suspectis carnibus avellere possit,<text:line-break/>macros autem adeo laxam, ut longissime quis ipsam pro-<text:line-break/>trahens acu trajicere sine ullius subjectae partis vulnere<text:line-break/>queat. Hactenus quidem omnes <text:span text:style-name="Default_20_Paragraph_20_Font"><text:span text:style-name="T14">t</text:span></text:span>ere orationem recte in-<text:line-break/>tellexerunt, fed in eo conturbati sunt quod sequitur haec<text:line-break/>verba, omnis extenuatio laxat cutem, contrarium enim<text:line-break/>ab ipsa fieri negant. Quocirca nonnulli de refectione<text:line-break/>verba illa, <text:span text:style-name="Default_20_Paragraph_20_Font"><text:span text:style-name="T14">postea c</text:span></text:span>i<text:span text:style-name="Default_20_Paragraph_20_Font"><text:span text:style-name="T14">rcu</text:span></text:span>mt<text:span text:style-name="Default_20_Paragraph_20_Font"><text:span text:style-name="T14">end</text:span></text:span>it<text:span text:style-name="Default_20_Paragraph_20_Font"><text:span text:style-name="T14">ur</text:span></text:span>, dicta esse existimant;<text:line-break/>neque animadverterunt quod fubfequitur ipsis adversari,<text:line-break/>ubi ait, refectio contraria facit. Erit enim, si quis ipfo-<text:line-break/>rum explanationis intellectum sequatur, talis orationis<text:line-break/>sententia: omnis extenuatio laxat cutem, circumtenditur<text:line-break/>contra refectis , refectio vero contraria facere apta esu<text:line-break/>Sed primum quidem ipsum dicere par erat, refectionem</text:p>
      <text:p text:style-name="P3">non contraria, fed contrarium facere: nam cum unum de<text:line-break/>extenuatione dictum sit et refectionem uni contrariam di-<text:line-break/>xisse ratio postulat. Igitur si extenuatio cutem laxat, eam<text:line-break/>distendere refectionem oportebit; possea vero deinceps hoc<text:line-break/>dixisse manifesse videtur, cum explicatior, apertior ac<text:line-break/>brevior sit talis oratio <text:span text:style-name="Default_20_Paragraph_20_Font"><text:span text:style-name="T14">r</text:span></text:span> omnis extenuatio laxat cutem, re-<text:line-break/>fectio circumtendit. Quid igitur est quod ab ea parte<text:line-break/>significatur, quae dicit, postea ciceumtenditur? nihil aliud<text:line-break/>sane, nisi id quod ab omnibus intelligitur, quod primo<text:line-break/>fcilicet in extennationibus cutis relaxatur, extenditur po-<text:line-break/>sica extenuatione manente et non in refectionem transut<text:span text:style-name="Default_20_Paragraph_20_Font"><text:span text:style-name="T14">a-<text:line-break/></text:span></text:span>tata. At in refectione contrarium evenit, ab initio qui-<text:line-break/>dem cutis obtenditur, tempore autem succedente laxior<text:line-break/>evadit. Haec profectu si adeo curiose, ut Hippocrates,<text:line-break/>sensui apparentia observassent, ita fieri vidissent. Primum<text:line-break/>igitur vobis in memoriam ea revocans, quae sensu conspe-<text:line-break/>xistis, postea et appare<text:span text:style-name="Default_20_Paragraph_20_Font"><text:span text:style-name="T14">n</text:span></text:span>tium causas explicabo. Illutum</text:p>
      <text:p text:style-name="P3">itaque reminiscamini, qui in morbis contabuerunt , prae-<text:line-break/>fertim in tabe, quae retorrida vocatur; in quibus me-<text:line-break/>mentote .cutem aeque ac aridum corium fuisse distentam;<text:line-break/><text:span text:style-name="Default_20_Paragraph_20_Font"><text:span text:style-name="T14">t</text:span></text:span>est quid- mirum in illis longiori tempore tabefactis cutem<text:line-break/>distentam apparere? quandoquidem et nonnunquam primis<text:line-break/>diebus id evenire fuscat. Dicit ergo Hippocrates iple in<text:line-break/>praesagiis; de iis quae mo<text:span text:style-name="Default_20_Paragraph_20_Font"><text:span text:style-name="T14">r</text:span></text:span>bis initio eveniunt, sermonem<text:line-break/>faciens, inter alia faciei signa et hoc enumerans, cutis<text:line-break/>circa frontem dura et contenta. Quod autem ob inani-<text:line-break/>tionem id fiat; docens ipsis deinceps scripsit. Interrogare<text:line-break/>oportet, num vigilaverit homo an ventris dejectiones valde<text:line-break/>fuerint copiosae, an fames ipsum vexet. Ceterum id qui-<text:line-break/>dem ah omnibus medicis Hippocrate posterioribus tanquam<text:line-break/>-uno cie loquentibus conceditur ob immodicam evacuatio-<text:line-break/>nem nonnunquam sensibilem, nonnunquam <text:span text:style-name="Default_20_Paragraph_20_Font"><text:span text:style-name="T14">t</text:span></text:span>ensus laten-<text:line-break/>tem, fiolere ejusmodi faciem evadere, qualem his verbis.<text:line-break/>pinxit Hippocrates: na<text:span text:style-name="Default_20_Paragraph_20_Font"><text:span text:style-name="T14">t</text:span></text:span>us acutus, oculi cavi, tempora<text:line-break/>collapfa , aures frigidae et contractae et aurium pinnae</text:p>
      <text:p text:style-name="P3">inversae et cutis .altea. frontem dura et distenta. Quo-.<text:line-break/>circa sensu nos aperte docente, nimiam evacuationem,<text:line-break/>contra quam moderatam, in cute affectum parere; ipsorum<text:line-break/>ratio verisimilis quidem, non tamen vera comprehenditur,<text:line-break/>cum dicunt, manentibus affectum producentibus causis<text:line-break/>ipsam ad contrarium transmutari non contingit. Eviden-.<text:line-break/>ter enim transmutari imm<text:span text:style-name="Default_20_Paragraph_20_Font"><text:span text:style-name="T14">o</text:span></text:span>deratis evacuationibus cernitur,<text:line-break/>sive ipsae longiori tempore sensibiliter perdurare nofcan-<text:line-break/>tur, sive per rias sensibus occultas, per eliquationem siti-<text:line-break/>licet aut digestionem aegrotantium, efficiantur. Antequam<text:line-break/>igitur ad ipsam e<text:span text:style-name="Default_20_Paragraph_20_Font"><text:span text:style-name="T14">n</text:span></text:span>tis propriam substantiam exhaustio per-<text:line-break/>yenerit, perinde atque evacuati utres et sacci et vesicae,<text:line-break/>cutis laxior redditur; inanitione autem perdurante talis<text:line-break/>efficitur, quales aridae vesicae atque coria, quae prae du-<text:line-break/>.ritia extendi non possunt : talis vero - et in utribus et in<text:line-break/>vesicis cutis effecta videtur, cum exsiccata admodum fue-<text:line-break/>rit. At usque dum humida sit et mollis et in interno<text:line-break/>cavo aliquid suscipit iterumque ..dimittit, suscipiens qui-</text:p>
      <text:p text:style-name="P3">dem., cum fatis . expleta suerit, distenditur; cum inanitur<text:line-break/>autem; relaxatur.. Recte igitur Hippocrates dixit, omnis<text:line-break/>extenuatio laxat cutem, postea circumtenditur : sic enim et<text:line-break/>fieri videmus et jam causa dicta esu Ac bene illud quo-<text:line-break/>que adjecit, refectionem contraria facere; nam ab initio<text:line-break/>extenditur cutis, interjecto deinde temporis intervallo<text:line-break/>efficitur laxior. Cum. enimsubmotis ipsi carnibus durior<text:line-break/>natura sit atque arielior , tardius quam illae et in exte-<text:line-break/>uuationibus obdurescit et in refectionibus remollescit.<text:line-break/>Quando igitur ip<text:span text:style-name="Default_20_Paragraph_20_Font"><text:span text:style-name="T14">t</text:span></text:span>am duram et jam exsiccatam refectio<text:line-break/>exceperit, primum carnes adaugens ipsam jure prote<text:span text:style-name="Default_20_Paragraph_20_Font"><text:span text:style-name="T14">o-<text:line-break/></text:span></text:span>dit; procedente vero tempore et ipfa cutis nutrimentum<text:line-break/>suscipiens . humidior et mollior sit, proinde et iterum la-<text:line-break/>xior redditur, quemadmodum arida coria et pelles aqua<text:line-break/>madefactae et oleo ac fevo delibutae. Haec itaque vere<text:line-break/>juxta atque aperte ab Hippocrate enarrata, male inter-<text:line-break/>pretati sunt ob earum, de quibus est praeiens f<text:span text:style-name="Default_20_Paragraph_20_Font"><text:span text:style-name="T14">o</text:span></text:span>rmo,<text:line-break/>rerum ignorationem. Sed quae sequuntur haud aeque</text:p>
      <text:p text:style-name="P1"><text:span text:style-name="Default_20_Paragraph_20_Font"><text:span text:style-name="T35">A</text:span></text:span></text:p>
      <text:p text:style-name="P3">nota et fortasse adjectitia manifesta esse arbitrantur,<text:line-break/>quamvis ipsis explanandis haud minus quam in praedictis<text:line-break/>dissentiant et antiquas lectiones permutent. Verum ut<text:line-break/>dilucidior oratiosit, singulas ipsius - contextus pa<text:span text:style-name="Default_20_Paragraph_20_Font"><text:span text:style-name="T14">r</text:span></text:span>ticulas<text:line-break/><text:span text:style-name="Default_20_Paragraph_20_Font"><text:span text:style-name="T14">s</text:span></text:span>eparatim explicabo. Cutis corrugatio concidentis, extensio<text:line-break/>refectae. In oxtenuationibus quidem laxationem prius<text:line-break/>qu<text:span text:style-name="Default_20_Paragraph_20_Font"><text:span text:style-name="T14">e</text:span></text:span>or rpsa in propria substantia quidquam perpessa sit, in<text:line-break/>refectionibus autem extendi et exsiccatam temporis inter-<text:line-break/>vallo in contraria permutari supra comprehensum est;<text:line-break/>sest in hac parte ipsius concidentis corrugationem^ fieri<text:line-break/>inquiunt, refectae vero extensionem. Rugosum quidem<text:line-break/>corpus et cutem Graeci nominant quae in rugas et pli-<text:line-break/>cas contracta fiunt; ut videmus in senibus; et ipsorum<text:line-break/>affectum corrugationem. Corrugatio vero aliqua et in<text:line-break/>juveuilibus corporibus apparet, cum venae occultae sunt<text:line-break/>et maxime cum dissipato in ipsis abundante sanguine me-<text:line-break/>dicameu austerae adstringentisque naturae quispiam sirper-<text:line-break/>dederit. Hunc autem et cute collabente affectum creari</text:p>
      <text:p text:style-name="P3"><text:span text:style-name="Default_20_Paragraph_20_Font"><text:span text:style-name="T35">t</text:span></text:span></text:p>
      <text:p text:style-name="Normal">dicit, id est cum ea quae intra ipsam cutem habentur,<text:line-break/>minora effecta <text:span text:style-name="Default_20_Paragraph_20_Font"><text:span text:style-name="T14">t</text:span></text:span>um, tunc decidit, in fe ipfiam residens;<text:line-break/>resi contrarium ejus affectum, cum in longum latumque<text:line-break/>excreverit, extensionem homines vocant, licet ndnnun-<text:line-break/>quam eveniat ut tantummodo in longum aut latum ex-<text:line-break/>tendatur ac resideat. Verum in praesentia de extensione<text:line-break/>et contractione in utramque cutis dimensionem factis ferme<text:line-break/>intelligendus esu Quod su quis praepositam particulam<text:line-break/>recte intellexerit, non admodum hac egebit. Horrens,<text:line-break/>laeve: utriusque signum, subbiliosum, subrubrum. Non-<text:line-break/>nulli legunt, rug<text:span text:style-name="Default_20_Paragraph_20_Font"><text:span text:style-name="T14">at</text:span></text:span>am, laeve utriusque signum. Sed quo-<text:line-break/>uram in antepositis. verbis de corrogatione scripsit, rationi<text:line-break/>magis consentiens esse videtur, ut nunc, <text:span text:style-name="Default_20_Paragraph_20_Font"><text:span text:style-name="T14">h</text:span></text:span>o<text:span text:style-name="Default_20_Paragraph_20_Font"><text:span text:style-name="T14">rren</text:span></text:span>s , dictum<text:line-break/>sit, ut Hippocrates speciem in corrugatis factam horrenti-<text:line-break/>bus similem este demonstret. <text:span text:style-name="Default_20_Paragraph_20_Font"><text:span text:style-name="T32">i </text:span></text:span>Similitudo autem in cutis<text:line-break/>inaequalitate, ac veluti asperitate consistit , nonnullis ejus<text:line-break/>particulis depressioribus, nonnullis exstan rictibus appa-<text:line-break/>nentibus. Quoniam enim per exigua valde intervalla in</text:p>
      <text:p text:style-name="P2"><text:span text:style-name="Default_20_Paragraph_20_Font"><text:span text:style-name="T32">A </text:span></text:span><text:span text:style-name="Default_20_Paragraph_20_Font"><text:span text:style-name="T35">P</text:span></text:span></text:p>
      <text:p text:style-name="P1">tota cute id factum suerit,.. id symptoma horror nomina-<text:line-break/>fur ;..tuque illud mente concipito, exactae maris tranquil-<text:line-break/>litati laevis corporis statum assimilari et proxime inceptae<text:line-break/>ejus inaequalitati horrorem Ita sanent poeta inquis:</text:p>
      <text:p text:style-name="Normal"><text:span text:style-name="Default_20_Paragraph_20_Font"><text:span text:style-name="T14">Quali</text:span></text:span>s <text:span text:style-name="Default_20_Paragraph_20_Font"><text:span text:style-name="T14">au</text:span></text:span>t<text:span text:style-name="Default_20_Paragraph_20_Font"><text:span text:style-name="T14">em Zeph</text:span></text:span>y<text:span text:style-name="Default_20_Paragraph_20_Font"><text:span text:style-name="T14">r</text:span></text:span>i <text:span text:style-name="Default_20_Paragraph_20_Font"><text:span text:style-name="T14">c</text:span></text:span>o<text:span text:style-name="Default_20_Paragraph_20_Font"><text:span text:style-name="T14">nfundebat mare h</text:span></text:span>o<text:span text:style-name="Default_20_Paragraph_20_Font"><text:span text:style-name="T14">rror,<text:line-break/>nuper c</text:span></text:span>o<text:span text:style-name="Default_20_Paragraph_20_Font"><text:span text:style-name="T14">nc</text:span></text:span>i<text:span text:style-name="Default_20_Paragraph_20_Font"><text:span text:style-name="T14">tati.</text:span></text:span></text:p>
      <text:p text:style-name="P1">Levitas igitur. recreatis corporibus .inest, fed velut horror<text:line-break/>contra <text:span text:style-name="Default_20_Paragraph_20_Font"><text:span text:style-name="T14">t</text:span></text:span>este habentibus; alterutrum vero ipsorum alterutrius<text:line-break/>signum. est, non . alterutrum amborum, neque ambo simul<text:line-break/>alterutrius. Eodem quoque modo et subbiliosum, suium-<text:line-break/>bruna alterutrum alterutrius signum est; subbiliosum ex-<text:line-break/>tenuari , subrubrum refecti. Macrescentibus enim corpus<text:line-break/>biliosum redditur propter. causas maciem inferentes, de<text:line-break/>quibus. antea nos loquentes audivistis ;. magis sanguineum<text:line-break/>autem cibo fe reficientibus : nam neque bene inutriti sine</text:p>
      <text:p text:style-name="P3">bono fanguine corpus valeret. Adjectam vero sermonis<text:line-break/>calci hanc particulam, <text:span text:style-name="Default_20_Paragraph_20_Font"><text:span text:style-name="T14">sic</text:span></text:span>, aliqui sequentis initium faciunt,<text:line-break/>nonnulli hujus finem; utroque enim modo explanationem<text:line-break/>facere. possumus. Quocirca de hoc quidem laboriofe dis-<text:line-break/>ceptare non convenit. Sed ad sequentia veniamus, fe-.<text:line-break/>que<text:span text:style-name="Default_20_Paragraph_20_Font"><text:span text:style-name="T14">a</text:span></text:span>tis partis initium ab hac voce, <text:span text:style-name="Default_20_Paragraph_20_Font"><text:span text:style-name="T14">sic</text:span></text:span>, facientes, quo-.<text:line-break/>niam plurimis explanatoribus idem ipsum- facere vistrm<text:line-break/>esu Sic detrahi mammas, graciles vero furium trahi et<text:line-break/>circumfensas esse, etsi non propter id quispiam arbitretur, -<text:line-break/>sied cerne creata id fieri, haec sane est antiqua lectio.<text:line-break/>Ipsam vero quidam commutarunt, alii minus, alii magis,<text:line-break/>quemadmodum et Sabinus ita scribens, sic detractas esse<text:line-break/>longas, graciles, alias vero fur<text:span text:style-name="Default_20_Paragraph_20_Font"><text:span text:style-name="T14">t</text:span></text:span>um tractas , ut graciles<text:line-break/>quidem et laxari et longas apparere, fed bene nutritas<text:line-break/>sursum tractas esse significet. At Rufus et veterem fcri-<text:line-break/>pturam et antiquiorum interpretum explanationem aliquid<text:line-break/>Sabinianae contrarium edocentem retinuit: vult enim bene<text:line-break/>habitas inferius, emaciatas surfum verius attractas esse.</text:p>
      <text:p text:style-name="P3">Hujus ce autem rei sensus ipse testis locupletissimus esse<text:line-break/>videtur, dicente Hippocrate: quamvis aliquis non utique<text:line-break/>arbitretur; nam cum praedixerit extenuatis laxari, bene<text:line-break/>nutritis circo attendi cutem, priori detractas esse mammas,<text:line-break/>secundo sirrsum ver<text:span text:style-name="Default_20_Paragraph_20_Font"><text:span text:style-name="T14">t</text:span></text:span>us retractas, consedtaneum esse inve-<text:line-break/>ales; et propterea ait, quamvis aliquis non utique urbi-:<text:line-break/>tuetur. Id sane tanquam validissimam rationem accepe-<text:line-break/>ruut veteres interpretes empirici, Glaucias et Tarentinus<text:line-break/>Heraclides. Peream enim fe demonstrare .opi<text:span text:style-name="Default_20_Paragraph_20_Font"><text:span text:style-name="T14">n</text:span></text:span>antur, Hip-<text:line-break/>peicratem in eorum sententiam descendere , ut verisimilibus<text:line-break/>dogmaticorum argumentationibus nequaquam, Ied sali per<text:line-break/>experientiam cognito et evidenti fides sit adhibenda. Quam-<text:line-break/>viset ipsum evidens sine definitione prolatum utroque<text:line-break/>modo fassum sit, sive detractas esse et laxari tales in ex-<text:line-break/>teuuationibus , sive in superiora esse retractas dixerimus.<text:line-break/>Ergo id ipsis. primum accurate exploratum esse oportuit,<text:line-break/>cum empiricis.,. qui rerum sensui apparentium observatores<text:line-break/>acimemores Iunt; tum dogmaticis, quoniam eorum quae</text:p>
      <text:p text:style-name="P3">sunt, non eorum quae non fune, .ipsus cau<text:span text:style-name="Default_20_Paragraph_20_Font"><text:span text:style-name="T14">t</text:span></text:span>as reddere<text:line-break/>opus est. Quidnam igitur sit <text:span text:style-name="Default_20_Paragraph_20_Font"><text:span text:style-name="T14">t</text:span></text:span>ensus apparens, ego expli-<text:line-break/>cabo, cum in permultis mulieribus observaverim et a non<text:line-break/>paucis audiverim non obstetricibus modo, verum etiam ab<text:line-break/>aliis nihil ejusmodi scientibus. Hae namque magis vere<text:line-break/>fensui patentia enarrant quam qui placiti fui amore de-<text:line-break/>cepti. in his caligant et hallucinantur. Quod itaque acci-.<text:line-break/>dit, ejusmodi est: mammae lactis plenae fecundum omne<text:line-break/>intervallum augescunt.;. in altum enim ac latum extube-<text:line-break/>rant .longioresque cernuntur; exhausto autem lacte, rur-<text:line-break/>sum se ipsis mi nores fiunt et in tribus dimensionibus mi-.<text:line-break/>nuuntur. At si absque lacte in. tenuitate et crassitudine<text:line-break/>tantum, ut et alia membra permutantur, eodem; quo et<text:line-break/>illa, modo afficiuntur. Primum quidem cum extenuantur,<text:line-break/>relaxatae, cum vere crassescunt , magis extentae. Sed<text:line-break/>processu temporis contrarium statum suscipiunt, breviores<text:line-break/>quidem arefacta cute evadentes; longiores autem in refe-<text:line-break/>orionibus, ut antea dictum est, humectatae. lta plaste et</text:p>
      <text:p text:style-name="P3">in vetulis primo laxantur, postea contrahuntur. Ego<text:line-break/>quidem mammis evidenter contingentia recensui et causas<text:line-break/>ipsis adjeci. Interpres autem nullus id fecit, sed prout<text:line-break/>quisque voluerit scribens, propriam deinde scripturam<text:line-break/>interpretatur. Haud abs re autem et contrarias explana-<text:line-break/>tiones et scripturas locutione mutilas et confusas attule-<text:line-break/>ru<text:span text:style-name="Default_20_Paragraph_20_Font"><text:span text:style-name="T14">n</text:span></text:span>t; ut quidquid dicat aliquis, partim verum, partim <text:span text:style-name="Default_20_Paragraph_20_Font"><text:span text:style-name="T32">-<text:line-break/></text:span></text:span>falsum dicturus sit, mammis utique cum lactis plenae<text:line-break/>sunt, grandioribus effectis, cum vacuae, minoribus, fine<text:line-break/>lacte vero, cum macrescunt ,- ab initio laxatis, deinde<text:line-break/>contractis; dum crassescunt autem, ab initio retractis,<text:line-break/>postea paulatim relaxatis; imposita quoque isti per cibum<text:line-break/>refectioni conditione , quod scilicet aliqui prius recreentur,<text:line-break/>quam ad tantam maciem . devenerint , ut prae ariditate cu- :<text:line-break/>tis distendatur; aliqui post ariditatem enutriantur ac re-<text:line-break/>creentur.</text:p>
      <text:p text:style-name="P3"><text:span text:style-name="Default_20_Paragraph_20_Font"><text:span text:style-name="T14">i</text:span></text:span> XXX. <text:span text:style-name="Default_20_Paragraph_20_Font"><text:span text:style-name="T27">- -</text:span></text:span></text:p>
      <text:p text:style-name="Normal"><text:span text:style-name="Default_20_Paragraph_20_Font"><text:span text:style-name="T14">L</text:span></text:span>i<text:span text:style-name="Default_20_Paragraph_20_Font"><text:span text:style-name="T14">gula man</text:span></text:span>i<text:span text:style-name="Default_20_Paragraph_20_Font"><text:span text:style-name="T14">festa </text:span></text:span><text:span text:style-name="Default_20_Paragraph_20_Font"><text:span text:style-name="T26">, </text:span></text:span><text:span text:style-name="Default_20_Paragraph_20_Font"><text:span text:style-name="T14">venae consp</text:span></text:span>i<text:span text:style-name="Default_20_Paragraph_20_Font"><text:span text:style-name="T14">cuae.</text:span></text:span></text:p>
      <text:p text:style-name="P1">ld genus locutiones obscurant habent scriptoris fen-<text:line-break/>tentiam, quippe cum verbis, in quibus haec apparere<text:line-break/>velit , expressum non sit. Multi quidem natura macri et<text:line-break/>jugula detecta habent et venas exstantes plenasque sanguis<text:line-break/>nis, sicut e contrario alit nec<text:span text:style-name="Default_20_Paragraph_20_Font"><text:span text:style-name="T14">n</text:span></text:span>e jugula neque venas ha-<text:line-break/>bent exstantes. Quemadmodum autem naturalis hujusmodi<text:line-break/>corporum differentia conspicitur, eodem modo et in iis, qui<text:line-break/>praeter naturam, quam ab initio habuerunt, aut emacian-<text:line-break/>tur aut crassescunt et abundant aut legent humoribus.<text:line-break/>Constat enim in extenuato corpore repletas venas <text:span text:style-name="Default_20_Paragraph_20_Font"><text:span text:style-name="T14">t</text:span></text:span>angor-<text:line-break/>nis plerumque corrupti intra ni<text:span text:style-name="Default_20_Paragraph_20_Font"><text:span text:style-name="T14">t</text:span></text:span>as inclusi copiam osten-<text:line-break/>dere , sicuti de muliere, cui menses retenti erant, paulo<text:line-break/>ante dicebam. Ceterum miror eapitonem siclum hujus<text:line-break/>partis verba ita scribentem: magna repletio patens est,</text:p>
      <text:p text:style-name="P3">venae perfpicuae ; nam si ita scripta inventa esset , quid<text:line-break/>necesse fuisset, omnes interpretes eam in clariorem trans-<text:line-break/>mutasse? si quidem eorum, de quibus ambigunt, scriptu-<text:line-break/>ras facilioris notitiae can<text:span text:style-name="Default_20_Paragraph_20_Font"><text:span text:style-name="T14">t</text:span></text:span>a .transmutant. Quin etiam co-<text:line-break/>dicem nullum sta fe habere inveni, cum multos tamen<text:line-break/>ob .id ipsum evolverim., antiquas scilicet lectiones et .in<text:line-break/>quibus omnes consentiunt aut dissentiunt dignoscere i cu-<text:line-break/>piens. Cum omnes igitur explanatores et omnes codices<text:line-break/>eandem lectionem habeant, haud recte Capito ipsimi per-<text:line-break/>mutare aulos esu Sed forsan et ego male ipsius ab initio<text:line-break/>mentionem feci, cum omnes hujusmodi in scripturis .mu-<text:line-break/>fandis ineptias me in explanando omissurum esse praedi-<text:line-break/>xerim. In sequentibus igitur id faciam longitudini parcens.</text:p>
      <text:p text:style-name="Normal"><text:span text:style-name="Default_20_Paragraph_20_Font"><text:span text:style-name="T32">. </text:span></text:span>XXXI.</text:p>
      <text:p text:style-name="P5"><text:span text:style-name="Default_20_Paragraph_20_Font"><text:span text:style-name="T14">Pr</text:span></text:span>osim<text:span text:style-name="Default_20_Paragraph_20_Font"><text:span text:style-name="T14">u</text:span></text:span>s senti<text:span text:style-name="Default_20_Paragraph_20_Font"><text:span text:style-name="T14">entes</text:span></text:span> i<text:span text:style-name="Default_20_Paragraph_20_Font"><text:span text:style-name="T14">nter</text:span></text:span>p<text:span text:style-name="Default_20_Paragraph_20_Font"><text:span text:style-name="T14">olabat cursibu</text:span></text:span>s, <text:span text:style-name="Default_20_Paragraph_20_Font"><text:span text:style-name="T14">luctat</text:span></text:span>i<text:span text:style-name="Default_20_Paragraph_20_Font"><text:span text:style-name="T14">onibu</text:span></text:span>s,<text:line-break/>sali<text:span text:style-name="Default_20_Paragraph_20_Font"><text:span text:style-name="T14">bu</text:span></text:span>s <text:span text:style-name="Default_20_Paragraph_20_Font"><text:span text:style-name="T14">calid</text:span></text:span>is. <text:span text:style-name="Default_20_Paragraph_20_Font"><text:span text:style-name="T14">Malum scb</text:span></text:span>n<text:span text:style-name="Default_20_Paragraph_20_Font"><text:span text:style-name="T14">leulosam, </text:span></text:span>i<text:span text:style-name="Default_20_Paragraph_20_Font"><text:span text:style-name="T14">n</text:span></text:span>i<text:span text:style-name="Default_20_Paragraph_20_Font"><text:span text:style-name="T14">m</text:span></text:span>i<text:span text:style-name="Default_20_Paragraph_20_Font"><text:span text:style-name="T14">cum fami,</text:span></text:span></text:p>
      <text:p text:style-name="P3"><text:span text:style-name="Default_20_Paragraph_20_Font"><text:span text:style-name="T14">c</text:span></text:span>i<text:span text:style-name="Default_20_Paragraph_20_Font"><text:span text:style-name="T14">rcu</text:span></text:span>i<text:span text:style-name="Default_20_Paragraph_20_Font"><text:span text:style-name="T14">t</text:span></text:span>i<text:span text:style-name="Default_20_Paragraph_20_Font"><text:span text:style-name="T14">bus mul</text:span></text:span>t<text:span text:style-name="Default_20_Paragraph_20_Font"><text:span text:style-name="T14">i</text:span></text:span>s, <text:span text:style-name="Default_20_Paragraph_20_Font"><text:span text:style-name="T14">cursibus, fa</text:span></text:span>i<text:span text:style-name="Default_20_Paragraph_20_Font"><text:span text:style-name="T14">c</text:span></text:span>ti<text:span text:style-name="Default_20_Paragraph_20_Font"><text:span text:style-name="T14">oni. Lab</text:span></text:span>o<text:span text:style-name="Default_20_Paragraph_20_Font"><text:span text:style-name="T14">re</text:span></text:span>m <text:span text:style-name="Default_20_Paragraph_20_Font"><text:span text:style-name="T14">lab</text:span></text:span>o<text:span text:style-name="Default_20_Paragraph_20_Font"><text:span text:style-name="T14">re<text:line-break/></text:span></text:span>i<text:span text:style-name="Default_20_Paragraph_20_Font"><text:span text:style-name="T14">psis.</text:span></text:span></text:p>
      <text:p text:style-name="P1">Et haec verba alius aliter scribit, nonnulli quidem<text:line-break/>verba haec permutantes, circuitibus, luctationibus, non-<text:line-break/>nulli vero ab initio, luctationibus, ponentes; aliqui eam<text:line-break/>vocem eximentes; aliqui initio, fami, adlicientes. Ca-<text:line-break/>curtus sane vocat lentas deambulationes in longius tem-<text:line-break/>pus productas, ut in libro de ratione rictus in acutis ipsis<text:line-break/>inquit, tardum multum circuitum deambulasse, et Plato<text:line-break/>Prodici meminit, . ut multis deambulationibus utentis.<text:line-break/>Quem aulam nunc Prodicunt memoret, utrum Leontium<text:line-break/>an Selybrianum, quaerere supervacuum est: in alio enim<text:line-break/>fermone haec omnino persequitur. Nunc vero in histori-<text:line-break/>cas quaestiones tractare non est opportunum , quoniam<text:line-break/>nonnullorum explanatoribus , non paucis praetermissis,<text:line-break/>fatis habemus , si nostram octo voluminibus absolverimus.</text:p>
      <text:p text:style-name="P3">Sed cur Prodicunt accuset, ipse declaravit inquiens, fe-<text:line-break/>briculosum inimicum esse circuitibus et fami. Constat<text:line-break/>autem, quod et reliquis enumeratis, nam et luctationibus<text:line-break/>et fomento calido et frictioni, febriculosum adversarium est:<text:line-break/>ita enim ea vox, i<text:span text:style-name="Default_20_Paragraph_20_Font"><text:span text:style-name="T14">n</text:span></text:span>imic<text:span text:style-name="Default_20_Paragraph_20_Font"><text:span text:style-name="T14">um</text:span></text:span>, intelligenda est, quoniam et<text:line-break/>amicum per translationem dicere consueverunt proprium<text:line-break/>ac domesticum. Inter. utramque autem dictionem haec,<text:line-break/>m<text:span text:style-name="Default_20_Paragraph_20_Font"><text:span text:style-name="T14">alum</text:span></text:span>, posita ab aliquibus in calce prioris scripta est,<text:line-break/>ab aliquibus initio secundae , ut una fiat oratio hujusmodi,<text:line-break/>febriculosum inimicum circuitibus. Quod autem febrici-<text:line-break/>tantibus et deambulatio et curius et fotus calidus et lu-<text:line-break/>ctatio, undique calorem in corpore augentes officiant,<text:line-break/>neminem enrum qui in artis exercitatione versati funt<text:line-break/>praeterit. Prodiens vero non rationalem modo auxiliorum<text:line-break/>inventionem, fed etiam empiricam observationem ignorate<text:line-break/>videtur. Negat enim ratio labori laborem mederi, hoc<text:line-break/>est noxae noxam et malo malum : nam contraria y non<text:line-break/>similia, infestanti vitio adhibere auxilia convenit. At ille</text:p>
      <text:p text:style-name="P2">similia adhibere videtur, siquidem et ambulationibus et<text:line-break/>luctatione et frictione et fotu calido et fame utitur; per<text:line-break/><text:span text:style-name="Default_20_Paragraph_20_Font"><text:span text:style-name="T23">πυρίαν</text:span></text:span><text:span text:style-name="Default_20_Paragraph_20_Font"><text:span text:style-name="T28"> </text:span></text:span>autem, id est fotum calidum, omnis extrinsecus<text:line-break/>nos invadens caliditas, sive ab igne, sive in balneis fiat,<text:line-break/>intelligenda esu Quin etiam fames praedictis adversatur;<text:line-break/>ubi enim fames est, laborare non convenit. Non solum<text:line-break/>. autem locutionis initium, fed et ab initio usque in finem,<text:line-break/>ut libuerit, scribunt; ceterum ego- veteres scripturas, etsi<text:line-break/>difficilius explanentur, semper eligo. Sed vocem eam,<text:line-break/>quae ultima in propositis verbis scripta est, i<text:span text:style-name="Default_20_Paragraph_20_Font"><text:span text:style-name="T14">psis i</text:span></text:span> aliqui<text:line-break/>sequentis sermonis initium faciunt ; nonnulli prorsus obli-<text:line-break/>terant , siquidem nihil plus quam antedicta edocere<text:line-break/>videtur.</text:p>
      <text:p text:style-name="Normal">XXXII.;</text:p>
      <text:p text:style-name="Normal">P<text:span text:style-name="Default_20_Paragraph_20_Font"><text:span text:style-name="T14">enarum rubor, l</text:span></text:span>i<text:span text:style-name="Default_20_Paragraph_20_Font"><text:span text:style-name="T14">vor, vir</text:span></text:span>i<text:span text:style-name="Default_20_Paragraph_20_Font"><text:span text:style-name="T14">di</text:span></text:span>t<text:span text:style-name="Default_20_Paragraph_20_Font"><text:span text:style-name="T14">a</text:span></text:span>s; <text:span text:style-name="Default_20_Paragraph_20_Font"><text:span text:style-name="T14">c</text:span></text:span>o<text:span text:style-name="Default_20_Paragraph_20_Font"><text:span text:style-name="T14">starum d</text:span></text:span>o<text:span text:style-name="Default_20_Paragraph_20_Font"><text:span text:style-name="T14">lores</text:span></text:span> l<text:span text:style-name="Default_20_Paragraph_20_Font"><text:span text:style-name="T14">ax</text:span></text:span>i.</text:p>
      <text:p text:style-name="P2">.nixi vocem, <text:span text:style-name="Default_20_Paragraph_20_Font"><text:span text:style-name="T14">ipsis</text:span></text:span>,. in calce proximi sermonis. positam<text:line-break/>isti posse praeponi, ut oratio talis reddatur, ipsis quos<text:line-break/>praedixi; erant autem febricitantes non recte a Prodico<text:line-break/>ad motiones bene valentibus convenientes.- deducti. Haec<text:line-break/>quae nunc dicit, habere contingit, . non omnia scilicet<text:line-break/>singulos homines : neque e<text:span text:style-name="Default_20_Paragraph_20_Font"><text:span text:style-name="T14">n</text:span></text:span>im potest rubor una cum li-<text:line-break/>vore et viriditate consistere, .siquidem unumquodque isto-<text:line-break/>rum duo reliqua tollit et assectus dissimiles insequitur.<text:line-break/>Nam vires mediocres et bonum sanguinem habentibus,<text:line-break/>quum exercentur aut per fotus calefiunt , rubicundum cor-,<text:line-break/>pus evadit; fed imbecilliores aut vitiosis humoribus re-<text:line-break/>pleti lividi fiunt ac virides. Nonnulli verbis his hanc<text:line-break/>vocem, t<text:span text:style-name="Default_20_Paragraph_20_Font"><text:span text:style-name="T14">u</text:span></text:span>m<text:span text:style-name="Default_20_Paragraph_20_Font"><text:span text:style-name="T14">ores</text:span></text:span>, praeponunt et locutionem talem faciunt:<text:line-break/>tumores, venarum rubor, livor, viriditas; fed quod in ex-<text:line-break/>tremis verbis dixit, costarum dolores laxi, nonnulli veri-<text:line-break/>similiter ita mutarunt, l<text:span text:style-name="Default_20_Paragraph_20_Font"><text:span text:style-name="T14">aparae, </text:span></text:span>id est ventris dolores,<text:line-break/>hos importune exercitatis suboriri volentes ; verumtamen<text:line-break/>omnes interpretes hanc lectionem agnoscunt, costarum</text:p>
      <text:p text:style-name="P3">dolores laxi et intelligunt laxos ,id estsine phlegmone et<text:line-break/>tensione dolores.</text:p>
      <text:p text:style-name="Normal">XXX1H.</text:p>
      <text:p text:style-name="P5"><text:span text:style-name="Default_20_Paragraph_20_Font"><text:span text:style-name="T14">si</text:span></text:span>ti <text:span text:style-name="Default_20_Paragraph_20_Font"><text:span text:style-name="T14">caren</text:span></text:span>t<text:span text:style-name="Default_20_Paragraph_20_Font"><text:span text:style-name="T14">e</text:span></text:span>m os <text:span text:style-name="Default_20_Paragraph_20_Font"><text:span text:style-name="T14">claudere, tacere,. ventum cum potu fa-<text:line-break/>gidum</text:span></text:span> i<text:span text:style-name="Default_20_Paragraph_20_Font"><text:span text:style-name="T14">ntroducere. -</text:span></text:span></text:p>
      <text:p text:style-name="P1">Hoc scripsit Hippocrates ex iis unum, quae tutam<text:line-break/>febrientium regendorum rationem in mentem revocare<text:line-break/>queant et per id ipsirm Prodici in curandis febribus in-<text:line-break/>scitiam demonstrare valens. Neque enim ea, ex quibus<text:line-break/>sitiant, veluti calefacti, sed ex quibus sitis exstinguatur,<text:line-break/>facienda Eunt; haec sunt vero: prima quidem motibus<text:line-break/>opposita laborantis corporis, quies: secunda omnia reli—<text:line-break/>qua, ex quibus febrilem affectum comitantia magis mi-<text:line-break/>tefcant et non exasperentur, inter quae unum est, ipsum<text:line-break/>a siti defendere. Per quae autem quispiam sitim probi-</text:p>
      <text:p text:style-name="P3">beat, adjecit, clausum os habere, auramque frigidam cum<text:line-break/>potu introducere, id est ventum una cum potu frigidum<text:line-break/><text:span text:style-name="Default_20_Paragraph_20_Font"><text:span text:style-name="T32">attrahere; </text:span></text:span>quod si cum potu, patet etiam sine ipsis per<text:line-break/>fotam inspirationem. Quare et aeris inspiratu attrahendi<text:line-break/>ratio habenda est, <text:span text:style-name="Default_20_Paragraph_20_Font"><text:span text:style-name="T32">ut ne </text:span></text:span>calidior sit quam conveniat,<text:line-break/>idque magis aestatis tempore. Verum et hoc loco Capito<text:line-break/>atque -Diofcorides audacius veterem lectionem permutan-<text:line-break/>tes, hunc in modum verba scrip<text:span text:style-name="Default_20_Paragraph_20_Font"><text:span text:style-name="T14">s</text:span></text:span>erunt <text:span text:style-name="Default_20_Paragraph_20_Font"><text:span text:style-name="T14">i</text:span></text:span> ventum inter bi-<text:line-break/>fiendum frigidum non introducere. Sed Dioscorides qui-<text:line-break/>dem, ut consuevit, fecundam scripturam .addidit r ex qui-<text:line-break/>bus .ventum frigidum introducere. At .Capito lectionem<text:line-break/><text:span text:style-name="Default_20_Paragraph_20_Font"><text:span text:style-name="T32">in omnibus </text:span></text:span>codicibus repertam et a cunctis explanatori-<text:line-break/>bus concessam, neque .fecundo gradu dignam putavit; sed<text:line-break/><text:span text:style-name="Default_20_Paragraph_20_Font"><text:span text:style-name="T32">ei hanc </text:span></text:span>tyllabam , <text:span text:style-name="Default_20_Paragraph_20_Font"><text:span text:style-name="T14">non</text:span></text:span>, adjiciens, loco, <text:span text:style-name="Default_20_Paragraph_20_Font"><text:span text:style-name="T14">horu</text:span></text:span>m, frigidum<text:line-break/>introducere, scripsit.,. frigidum non introducere, perinde<text:line-break/>ac .si nunquam frigidum aerem febricitans. inspirare debeat. ,</text:p>
      <text:p text:style-name="P3">XXXIV.</text:p>
      <text:p text:style-name="P5"><text:span text:style-name="Default_20_Paragraph_20_Font"><text:span text:style-name="T14">oc</text:span></text:span>c<text:span text:style-name="Default_20_Paragraph_20_Font"><text:span text:style-name="T14">asiones, unde</text:span></text:span> c<text:span text:style-name="Default_20_Paragraph_20_Font"><text:span text:style-name="T14">oeperunt aegro</text:span></text:span>t<text:span text:style-name="Default_20_Paragraph_20_Font"><text:span text:style-name="T14">are, considerandae, sive<text:line-break/>cap</text:span></text:span>iti<text:span text:style-name="Default_20_Paragraph_20_Font"><text:span text:style-name="T14">s dolor, sive aur</text:span></text:span>is, <text:span text:style-name="Default_20_Paragraph_20_Font"><text:span text:style-name="T14">sive la</text:span></text:span>t<text:span text:style-name="Default_20_Paragraph_20_Font"><text:span text:style-name="T14">er</text:span></text:span>i<text:span text:style-name="Default_20_Paragraph_20_Font"><text:span text:style-name="T14">s signu</text:span></text:span>m <text:span text:style-name="Default_20_Paragraph_20_Font"><text:span text:style-name="T14">dentes et<text:line-break/></text:span></text:span>i<text:span text:style-name="Default_20_Paragraph_20_Font"><text:span text:style-name="T14">n. quibus</text:span></text:span> i<text:span text:style-name="Default_20_Paragraph_20_Font"><text:span text:style-name="T14">ngu</text:span></text:span>i<text:span text:style-name="Default_20_Paragraph_20_Font"><text:span text:style-name="T14">num phlegmonae..: . </text:span></text:span><text:span text:style-name="Default_20_Paragraph_20_Font"><text:span text:style-name="T35">..</text:span></text:span></text:p>
      <text:p text:style-name="P1"><text:span text:style-name="Default_20_Paragraph_20_Font"><text:span text:style-name="T32">....... .. :</text:span></text:span></text:p>
      <text:p text:style-name="P1">Hanc orationem et in fecundo de morbis vulgaribus<text:line-break/>volumine in primo commentario explanavimus,</text:p>
      <text:p text:style-name="P74">XXXV.<text:tab/>.</text:p>
      <text:p text:style-name="P5"><text:span text:style-name="Default_20_Paragraph_20_Font"><text:span text:style-name="T14">Nascen</text:span></text:span>ti<text:span text:style-name="Default_20_Paragraph_20_Font"><text:span text:style-name="T14">a ulcera et</text:span></text:span> t<text:span text:style-name="Default_20_Paragraph_20_Font"><text:span text:style-name="T14">ubercula febres</text:span></text:span> i<text:span text:style-name="Default_20_Paragraph_20_Font"><text:span text:style-name="T14">nd</text:span></text:span>i<text:span text:style-name="Default_20_Paragraph_20_Font"><text:span text:style-name="T14">can</text:span></text:span>ti<text:span text:style-name="Default_20_Paragraph_20_Font"><text:span text:style-name="T14">a. Qu</text:span></text:span>i<text:span text:style-name="Default_20_Paragraph_20_Font"><text:span text:style-name="T14">bus<text:line-break/>haec n</text:span></text:span>o<text:span text:style-name="Default_20_Paragraph_20_Font"><text:span text:style-name="T14">n acc</text:span></text:span>i<text:span text:style-name="Default_20_Paragraph_20_Font"><text:span text:style-name="T14">dun</text:span></text:span>t; i<text:span text:style-name="Default_20_Paragraph_20_Font"><text:span text:style-name="T14">udicat</text:span></text:span>io<text:span text:style-name="Default_20_Paragraph_20_Font"><text:span text:style-name="T14">n</text:span></text:span>i<text:span text:style-name="Default_20_Paragraph_20_Font"><text:span text:style-name="T14">s carentiae. Quibu</text:span></text:span>s <text:span text:style-name="Default_20_Paragraph_20_Font"><text:span text:style-name="T14">al</text:span></text:span>i-<text:line-break/><text:span text:style-name="Default_20_Paragraph_20_Font"><text:span text:style-name="T14">qu</text:span></text:span>i<text:span text:style-name="Default_20_Paragraph_20_Font"><text:span text:style-name="T14">d</text:span></text:span> i<text:span text:style-name="Default_20_Paragraph_20_Font"><text:span text:style-name="T14">ntus rel</text:span></text:span>i<text:span text:style-name="Default_20_Paragraph_20_Font"><text:span text:style-name="T14">nquitur, cert</text:span></text:span>i<text:span text:style-name="Default_20_Paragraph_20_Font"><text:span text:style-name="T14">ssimae et celer</text:span></text:span>rim<text:span text:style-name="Default_20_Paragraph_20_Font"><text:span text:style-name="T14">ae recid</text:span></text:span>i<text:span text:style-name="Default_20_Paragraph_20_Font"><text:span text:style-name="T14">vae.</text:span></text:span></text:p>
      <text:p text:style-name="P1">Et haec oratio priori contigua in secundo de mor-<text:line-break/>his vulgaribus scripta convenienti declaratione illustrata<text:line-break/>est per primum et in eum librum a me editum com-<text:line-break/>mentarium.</text:p>
      <text:p text:style-name="P3">XXXVI.</text:p>
      <text:p text:style-name="Normal">R<text:span text:style-name="Default_20_Paragraph_20_Font"><text:span text:style-name="T14">o</text:span></text:span>t<text:span text:style-name="Default_20_Paragraph_20_Font"><text:span text:style-name="T14">unda sputa deliriu</text:span></text:span>m <text:span text:style-name="Default_20_Paragraph_20_Font"><text:span text:style-name="T14">futuru</text:span></text:span>m <text:span text:style-name="Default_20_Paragraph_20_Font"><text:span text:style-name="T14">sig</text:span></text:span>n<text:span text:style-name="Default_20_Paragraph_20_Font"><text:span text:style-name="T14">ificant, ut</text:span></text:span> i<text:span text:style-name="Default_20_Paragraph_20_Font"><text:span text:style-name="T14">n pleno.</text:span></text:span></text:p>
      <text:p text:style-name="P1">Sputorum rotundorum veluti materialis causa crassi-<text:line-break/>tudo est, atque tenacitas humorum in fibris pulmonis<text:line-break/>collectorum : causa- veluti effectrix est loci calor. Et in<text:line-break/>quibusdam febre. vacantibus id fieri vidimus, qui. per<text:line-break/>valde longum temporis intervallum nihil mali pati vide-<text:line-break/>bantur; attamen isti omnes postea phthisi contabuerunt.<text:line-break/>Quod si sputa haec nonnunquam in febre una cum aliis<text:line-break/>signis delirium portendentibus adsint, aliquid et ipsa ad<text:line-break/>futurum delirium praesagiendum facient,. aliter vero mi-<text:line-break/>time. Ne igitur hoc solo indicio ad praedicendam insa-<text:line-break/>niam unquam confidito. . Porro insaniae propriam notam<text:line-break/>frequenter audivistis. Diximus autem et in nostris in<text:line-break/>librum praedictionum commentariis , quod calor ille ad-<text:line-break/>junctus ad excitandam insaniam aliquid facere potest, ca-<text:line-break/>put scilicet replens ; sied ipse per fe nequaquam idoneum</text:p>
      <text:p text:style-name="P3">insaniae et praesertim phre<text:span text:style-name="Default_20_Paragraph_20_Font"><text:span text:style-name="T14">n</text:span></text:span>iticae signum est: praeterea<text:line-break/>et in febrium summo impetu, quoniam caput repletum<text:line-break/>est,. multi delirant. In proposito autem sermone in qui-.<text:line-break/>husdam codicibus in fine additum est , ut in Pleno et in<text:line-break/>alio, ut Plen <text:span text:style-name="Default_20_Paragraph_20_Font"><text:span text:style-name="T14">t</text:span></text:span>oti; et quicunque interpretes lectionem<text:line-break/>hanc probaverunt ,nt etiam Sabinus loci cujusdam nomen<text:line-break/>Plen esse dixerunt, sied cujus civitatis locus iste esset<text:line-break/>orationi non addiderunt.</text:p>
      <text:p text:style-name="Normal">XXXVH.</text:p>
      <text:p text:style-name="P5"><text:span text:style-name="Default_20_Paragraph_20_Font"><text:span text:style-name="T14">Mar</text:span></text:span>iscis <text:span text:style-name="Default_20_Paragraph_20_Font"><text:span text:style-name="T14">laborante</text:span></text:span>s, <text:span text:style-name="Default_20_Paragraph_20_Font"><text:span text:style-name="T14">neque m</text:span></text:span>o<text:span text:style-name="Default_20_Paragraph_20_Font"><text:span text:style-name="T14">rbo</text:span></text:span> l<text:span text:style-name="Default_20_Paragraph_20_Font"><text:span text:style-name="T14">aterali, neque pul</text:span></text:span>m<text:span text:style-name="Default_20_Paragraph_20_Font"><text:span text:style-name="T14">o-<text:line-break/>nar</text:span></text:span>i<text:span text:style-name="Default_20_Paragraph_20_Font"><text:span text:style-name="T14">o, neque phagedaena , neque furunculi</text:span></text:span>s, <text:span text:style-name="Default_20_Paragraph_20_Font"><text:span text:style-name="T14">neque ter-<text:line-break/></text:span></text:span>mi<text:span text:style-name="Default_20_Paragraph_20_Font"><text:span text:style-name="T14">n</text:span></text:span>t<text:span text:style-name="Default_20_Paragraph_20_Font"><text:span text:style-name="T14">h</text:span></text:span>is, <text:span text:style-name="Default_20_Paragraph_20_Font"><text:span text:style-name="T14">fartaste vero neque lepr</text:span></text:span>is, <text:span text:style-name="Default_20_Paragraph_20_Font"><text:span text:style-name="T14">furtaste neque al</text:span></text:span>iis.</text:p>
      <text:p text:style-name="P1">Deficit hoc verbum, <text:span text:style-name="Default_20_Paragraph_20_Font"><text:span text:style-name="T14">cap</text:span></text:span>i<text:span text:style-name="Default_20_Paragraph_20_Font"><text:span text:style-name="T14">untur</text:span></text:span> et ideo prius suhin-<text:line-break/>telligendum esu Cur vero in his malis non capiantur,</text:p>
      <text:p text:style-name="P3">clarum est ; vitiosis enim . faecis per mariscas depulsis<text:line-break/>quidam Iane mali habitus in toto corpore accidunt. et pat-<text:line-break/>lores et hydropes , fed nullus ejusmodi morbus. Quod<text:line-break/>phagedaenas autem vocet corrodentis ulcera, quae quidem<text:line-break/>et phagedaenica veteres medici nominarunt, a nobis dic<text:line-break/>ctum est et in tertio super librum de humoribus commea-<text:line-break/>tario : siquidem .et in illo . iisdem verbis hic aphorismus<text:line-break/>scriptus esu Porro nonnulli phagedaenas multorum cibo-<text:line-break/>rum e<text:span text:style-name="Default_20_Paragraph_20_Font"><text:span text:style-name="T14">t</text:span></text:span>os esse voluerunt, quos et ipsius a vitiatis humori-<text:line-break/>bus immodicos edendi appetitus excitantibus provenire et<text:line-break/>a nobis conceditur; non tamen hujus malorum succorum<text:line-break/>copiae, sied melancholicae potius haemorrhoid<text:span text:style-name="Default_20_Paragraph_20_Font"><text:span text:style-name="T14">e</text:span></text:span>s, id est<text:line-break/>mariscas, medelam esse statuimus. Ceterum hujusmodi<text:line-break/>succorum frigidus acor talem ciborum appetentiam exci-<text:line-break/>taris, interdum et in nonnullis haemorrhoides habentibus<text:line-break/>inventus esu Sed terminthorum nomen nigras quasdam<text:line-break/>pustulas in tibiis maritae orientes significat, a figurae,<text:line-break/>coloris magnitudinisque similitudine, quam cum ter.min-</text:p>
      <text:p text:style-name="P3">thorum , id est cicerum fructu habent, derivatum. Sed<text:line-break/>quod m extremis verbis scriptum est, fortasse autem, ne-<text:line-break/>que aliis, quidam legunt, fortasse autem, neque alphis,<text:line-break/>id est vitiliginibus ; quandoquidem et ipfae ex quodam<text:line-break/>pravo humore cuti impacto ortum habent.</text:p>
      <text:p text:style-name="Normal">XXXVIII.</text:p>
      <text:p text:style-name="P5"><text:span text:style-name="Default_20_Paragraph_20_Font"><text:span text:style-name="T14">Mede</text:span></text:span>l<text:span text:style-name="Default_20_Paragraph_20_Font"><text:span text:style-name="T14">a qu</text:span></text:span>i<text:span text:style-name="Default_20_Paragraph_20_Font"><text:span text:style-name="T14">dem</text:span></text:span> m<text:span text:style-name="Default_20_Paragraph_20_Font"><text:span text:style-name="T14">ul</text:span></text:span>tis i<text:span text:style-name="Default_20_Paragraph_20_Font"><text:span text:style-name="T14">mportune adhibita, tal</text:span></text:span>i<text:span text:style-name="Default_20_Paragraph_20_Font"><text:span text:style-name="T14">bu</text:span></text:span>s <text:span text:style-name="Default_20_Paragraph_20_Font"><text:span text:style-name="T14">n</text:span></text:span>o<text:span text:style-name="Default_20_Paragraph_20_Font"><text:span text:style-name="T14">n<text:line-break/></text:span></text:span>t<text:span text:style-name="Default_20_Paragraph_20_Font"><text:span text:style-name="T14">arde capt</text:span></text:span>i <text:span text:style-name="Default_20_Paragraph_20_Font"><text:span text:style-name="T14">sun</text:span></text:span>t,. <text:span text:style-name="Default_20_Paragraph_20_Font"><text:span text:style-name="T14">et pern</text:span></text:span>i<text:span text:style-name="Default_20_Paragraph_20_Font"><text:span text:style-name="T14">ciosa sic.</text:span></text:span></text:p>
      <text:p text:style-name="P1">lmportune eorum mariscis medentur qui neque ve-<text:line-break/>nam per circuitus scindunt, neque alvum ducentibus utun-<text:line-break/>tur, neque per exercitationes evacuant, neque unam ex<text:line-break/>iis saltem relinquunt, fied omnes una tollunt.</text:p>
      <text:p text:style-name="Normal">XXXIX.</text:p>
      <text:p text:style-name="Normal"><text:span text:style-name="Default_20_Paragraph_20_Font"><text:span text:style-name="T14">Et quicunque a</text:span></text:span>lii <text:span text:style-name="Default_20_Paragraph_20_Font"><text:span text:style-name="T14">abscessit,, ut fistulae.</text:span></text:span></text:p>
      <text:p text:style-name="P2">Saepius ipfum non ea solum, quae in aliquam par-<text:line-break/>tem corporis seponuntur, fed etiam ea quae expelluntur,<text:line-break/>abscessus nominare invenimus. In quibus igitur ex his<text:line-break/>affectibus et fistulae insunt , per eas humores supervacui<text:line-break/>expurgantur. Quemadmodum igitur haemorrhoidibus, ita<text:line-break/>et his non simpliciter, neque temere curatio adhibenda esu</text:p>
      <text:p text:style-name="Normal">XL.</text:p>
      <text:p text:style-name="P5">D<text:span text:style-name="Default_20_Paragraph_20_Font"><text:span text:style-name="T14">ecubitu</text:span></text:span>s <text:span text:style-name="Default_20_Paragraph_20_Font"><text:span text:style-name="T14">quide</text:span></text:span>m , i<text:span text:style-name="Default_20_Paragraph_20_Font"><text:span text:style-name="T14">n qu</text:span></text:span>i<text:span text:style-name="Default_20_Paragraph_20_Font"><text:span text:style-name="T14">bu</text:span></text:span>s <text:span text:style-name="Default_20_Paragraph_20_Font"><text:span text:style-name="T14">facta toll</text:span></text:span>i<text:span text:style-name="Default_20_Paragraph_20_Font"><text:span text:style-name="T14">t , haec ante sueta<text:line-break/>pr</text:span></text:span>o<text:span text:style-name="Default_20_Paragraph_20_Font"><text:span text:style-name="T14">h</text:span></text:span>i<text:span text:style-name="Default_20_Paragraph_20_Font"><text:span text:style-name="T14">bet.</text:span></text:span></text:p>
      <text:p text:style-name="P1">Cum vetus scriptura ita <text:span text:style-name="Default_20_Paragraph_20_Font"><text:span text:style-name="T14">t</text:span></text:span>e habeat, multi explanato-<text:line-break/>res in clariores mutaverunt, loco harum vocum, <text:span text:style-name="Default_20_Paragraph_20_Font"><text:span text:style-name="T14">fac</text:span></text:span>t<text:span text:style-name="Default_20_Paragraph_20_Font"><text:span text:style-name="T14">a e</text:span></text:span>t<text:line-break/><text:span text:style-name="Default_20_Paragraph_20_Font"><text:span text:style-name="T14">antesucta</text:span></text:span>, numeri pluralis, neutrius generis, reponentes,<text:line-break/><text:span text:style-name="Default_20_Paragraph_20_Font"><text:span text:style-name="T14">factu</text:span></text:span>s <text:span text:style-name="Default_20_Paragraph_20_Font"><text:span text:style-name="T14">et antefe</text:span></text:span>r<text:span text:style-name="Default_20_Paragraph_20_Font"><text:span text:style-name="T14">tu</text:span></text:span>r, ut ad siepsiu, id est decubitum, <text:span text:style-name="Default_20_Paragraph_20_Font"><text:span text:style-name="T14">t</text:span></text:span>er-<text:line-break/>mo referatur. omnes autem decubitum pro abscessu di-<text:line-break/>ctum esse intellexerunt, fortasse et primo qui librum de-<text:line-break/>fcripsit aberrante. Sed verba sensu non discrepantia in</text:p>
      <text:p text:style-name="P3">omnibus scripturis inveniuntur. Vult enim Hippocrates<text:line-break/>dicere, abscessus in quibus morbis facti eos discutere<text:line-break/>queunt, si praevertam; iisdem ne fiant impedimento sunt.<text:line-break/>Mihi autem et in .hunc <text:span text:style-name="Default_20_Paragraph_20_Font"><text:span text:style-name="T14">t</text:span></text:span>ensum oratio accipi polle vrde-<text:line-break/>tur, si hoc modo verba scripta essent: consideratio qui-<text:line-break/>dem est, omnia quae post aliqua orta liberant, eadem,<text:line-break/>si antevertant, fieri prohibere. Nam quum antiqui Graeci<text:line-break/>duo elementa, <text:span text:style-name="Default_20_Paragraph_20_Font"><text:span text:style-name="T23">η</text:span></text:span><text:span text:style-name="Default_20_Paragraph_20_Font"><text:span text:style-name="T28"> </text:span></text:span>et <text:span text:style-name="Default_20_Paragraph_20_Font"><text:span text:style-name="T23">ε</text:span></text:span><text:span text:style-name="Default_20_Paragraph_20_Font"><text:span text:style-name="T28">; </text:span></text:span>eodem charactere notarent, qui<text:line-break/>nunc solusalterum elementum tantum, <text:span text:style-name="Default_20_Paragraph_20_Font"><text:span text:style-name="T23">η</text:span></text:span><text:span text:style-name="Default_20_Paragraph_20_Font"><text:span text:style-name="T28"> </text:span></text:span>scilicet signffi-<text:line-break/>cat, multi errores librarii commissi sunt, non secundum<text:line-break/>auctorum mentem litterarum permutationem facientibus.<text:line-break/>Quocirca et accurate hujuscemodi scripturae confideran-<text:line-break/>dae fiunt, in quibus elementum <text:span text:style-name="Default_20_Paragraph_20_Font"><text:span text:style-name="T23">η</text:span></text:span><text:span text:style-name="Default_20_Paragraph_20_Font"><text:span text:style-name="T28"> </text:span></text:span>et <text:span text:style-name="Default_20_Paragraph_20_Font"><text:span text:style-name="T23">ε</text:span></text:span><text:span text:style-name="Default_20_Paragraph_20_Font"><text:span text:style-name="T28"> </text:span></text:span>transmutantes et e<text:line-break/>contrario scribentes, lectionem castigare queunt. Idem et<text:line-break/>in elemento o et <text:span text:style-name="Default_20_Paragraph_20_Font"><text:span text:style-name="T23">ω</text:span></text:span><text:span text:style-name="Default_20_Paragraph_20_Font"><text:span text:style-name="T10"> </text:span></text:span>faciendum est, quoniam utriusque<text:line-break/>figurae uno jampridem charactere signabantur.</text:p>
      <text:p text:style-name="P3">XLI.</text:p>
      <text:p text:style-name="P5"><text:span text:style-name="Default_20_Paragraph_20_Font"><text:span text:style-name="T14">L</text:span></text:span>o<text:span text:style-name="Default_20_Paragraph_20_Font"><text:span text:style-name="T14">c</text:span></text:span>i <text:span text:style-name="Default_20_Paragraph_20_Font"><text:span text:style-name="T14">alter</text:span></text:span>i<text:span text:style-name="Default_20_Paragraph_20_Font"><text:span text:style-name="T14">u</text:span></text:span>s, <text:span text:style-name="Default_20_Paragraph_20_Font"><text:span text:style-name="T14">l</text:span></text:span>o<text:span text:style-name="Default_20_Paragraph_20_Font"><text:span text:style-name="T14">c</text:span></text:span>i <text:span text:style-name="Default_20_Paragraph_20_Font"><text:span text:style-name="T14">excipiente</text:span></text:span>s <text:span text:style-name="Default_20_Paragraph_20_Font"><text:span text:style-name="T14">au</text:span></text:span>t <text:span text:style-name="Default_20_Paragraph_20_Font"><text:span text:style-name="T14">d</text:span></text:span>ol<text:span text:style-name="Default_20_Paragraph_20_Font"><text:span text:style-name="T14">ore aut gravitate aut<text:line-break/>al</text:span></text:span>io <text:span text:style-name="Default_20_Paragraph_20_Font"><text:span text:style-name="T14">qu</text:span></text:span>o<text:span text:style-name="Default_20_Paragraph_20_Font"><text:span text:style-name="T14">p</text:span></text:span>i<text:span text:style-name="Default_20_Paragraph_20_Font"><text:span text:style-name="T14">am l</text:span></text:span>i<text:span text:style-name="Default_20_Paragraph_20_Font"><text:span text:style-name="T14">berant. Aut cum al</text:span></text:span>i<text:span text:style-name="Default_20_Paragraph_20_Font"><text:span text:style-name="T14">i</text:span></text:span>s <text:span text:style-name="Default_20_Paragraph_20_Font"><text:span text:style-name="T14">c</text:span></text:span>omm<text:span text:style-name="Default_20_Paragraph_20_Font"><text:span text:style-name="T14">un</text:span></text:span>i<text:span text:style-name="Default_20_Paragraph_20_Font"><text:span text:style-name="T14">ca</text:span></text:span>ti<text:span text:style-name="Default_20_Paragraph_20_Font"><text:span text:style-name="T14">one</text:span></text:span>s.</text:p>
      <text:p text:style-name="P1">Hic idem aphorismus in libello de succis ad calcem<text:line-break/>fcriptus est, quemadmodum et ante ipsum positi., quorum<text:line-break/>primus est ille, a mariscis tentati. Eo igitur loco ipsos<text:line-break/>accuratius enodavimus, verum et n une per .summam ex-<text:line-break/>pla<text:span text:style-name="Default_20_Paragraph_20_Font"><text:span text:style-name="T14">c</text:span></text:span>abimus. Sententia namque propositorum verborum<text:line-break/>haec est: ab aliis locis in alios susceptiones morborum<text:line-break/>fiunt, prout succi eos facientes migrant aut ob membri,<text:line-break/><text:span text:style-name="Default_20_Paragraph_20_Font"><text:span text:style-name="T14">i</text:span></text:span>n quod vagantes delabuntur, dolorem aliquem.: aut ob<text:line-break/><text:span text:style-name="Default_20_Paragraph_20_Font"><text:span text:style-name="T14">t</text:span></text:span>uam ipsorum gravitatem ; aut etiam ob causam quandam<text:line-break/>aliam , ut medicamentum acre irritans et .frictionem aut<text:line-break/>aliquem calorem extrinsecus incidentem, quin etiam osi<text:line-break/>naturae membrorum communionem migrationes humorum<text:line-break/>fiunt. Testiculus etiam tumefactus in tussientibus docu-<text:line-break/>mentum est affinitatis cum pectore, mammis, genitura,</text:p>
      <text:p text:style-name="P3">voce. Quidam vero ea verba cum aliis communicationes,<text:line-break/>ita scribentes, diversae communicationes, sequentis apho-<text:line-break/>risini initium faciunt, dicentes Hippocratem ad aliam<text:line-break/>communicationis speciem transivisse, eam scilicet quae<text:line-break/>fecundum humorum cognationem fit. Ipsis igitur, inquit,<text:line-break/>dicit, ob inclinationem non praeterea sanguis exit, fed<text:line-break/>propter humoris cognationem talia exspuunt, Ita vero et<text:line-break/>Rufus fcripsit distinxitque verba, veluti propositum quod-<text:line-break/>dam , haec verba esse putans, diversae communicationes;<text:line-break/>quae fequnntur autem, veluti propositi explanationem.<text:line-break/>Dicit enim cognationem sanguini cum pure intercedere,<text:line-break/>quibus non amplius fanguis exspuitur , quum ipfe scilicet<text:line-break/>ad contraria inclinaverit, istis purulenta sputa sanguini<text:line-break/>esse cognata; atque orationem hunc in modum scribit,<text:line-break/>sed propter humoris cognationem pus exspuunt. Ceterum<text:line-break/>Sabini discipuli veterem lectionem retinentes proprium<text:line-break/>dictorum initium illud fecerunt, propter inclinationem,<text:line-break/>ad quod jam transitum faciemus.</text:p>
      <text:p text:style-name="P3">XI.lI.</text:p>
      <text:p text:style-name="P5"><text:span text:style-name="Default_20_Paragraph_20_Font"><text:span text:style-name="T14">pr</text:span></text:span>o<text:span text:style-name="Default_20_Paragraph_20_Font"><text:span text:style-name="T14">pter</text:span></text:span> i<text:span text:style-name="Default_20_Paragraph_20_Font"><text:span text:style-name="T14">nc</text:span></text:span>li<text:span text:style-name="Default_20_Paragraph_20_Font"><text:span text:style-name="T14">na</text:span></text:span>t<text:span text:style-name="Default_20_Paragraph_20_Font"><text:span text:style-name="T14">i</text:span></text:span>o<text:span text:style-name="Default_20_Paragraph_20_Font"><text:span text:style-name="T14">nem n</text:span></text:span>o<text:span text:style-name="Default_20_Paragraph_20_Font"><text:span text:style-name="T14">n item fangu</text:span></text:span>is <text:span text:style-name="Default_20_Paragraph_20_Font"><text:span text:style-name="T14">ex</text:span></text:span>it, <text:span text:style-name="Default_20_Paragraph_20_Font"><text:span text:style-name="T14">sud pr</text:span></text:span>o <text:span text:style-name="Default_20_Paragraph_20_Font"><text:span text:style-name="T14">hu-<text:line-break/></text:span></text:span>mo<text:span text:style-name="Default_20_Paragraph_20_Font"><text:span text:style-name="T14">r</text:span></text:span>is <text:span text:style-name="Default_20_Paragraph_20_Font"><text:span text:style-name="T14">cognat</text:span></text:span>i<text:span text:style-name="Default_20_Paragraph_20_Font"><text:span text:style-name="T14">one tal</text:span></text:span>i<text:span text:style-name="Default_20_Paragraph_20_Font"><text:span text:style-name="T14">a exspuunt.</text:span></text:span></text:p>
      <text:p text:style-name="P1">olim exactius haec verba interpretati sumus in ter-<text:line-break/>tlo libri de humoribus commentario, sed in praesentia<text:line-break/>quoque ipfa brevius explanabimus. Quum. sanguis per<text:line-break/>aliquam partem exire solitus , ut pe<text:span text:style-name="Default_20_Paragraph_20_Font"><text:span text:style-name="T14">r</text:span></text:span> felem aut na<text:span text:style-name="Default_20_Paragraph_20_Font"><text:span text:style-name="T14">r</text:span></text:span>es aut<text:line-break/>uterum aut per circuitum ex ventre aut fistula aut ex<text:line-break/>qualibet alia parte in alia membra impetum fecerit, non<text:line-break/>item per priorem locum evacuatur. - Hoc autem est pri-<text:line-break/>vatum exemplum sanguinis in pectus et pulmonem de-<text:line-break/>cumbentis. Ex hoc enim loco ab aliis alius pro humo-<text:line-break/>rum cognatione exspuitur , spumans quidem quum pitui-<text:line-break/>tofus est; pallidus, quum biliosus; niger, quum melan-<text:line-break/>cholicus , sicut et ruber, quum sanguis eo confluens pu-<text:line-break/>rus esu Jure igitur quidam <text:span text:style-name="Default_20_Paragraph_20_Font"><text:span text:style-name="T23">τ</text:span></text:span><text:span text:style-name="Default_20_Paragraph_20_Font"><text:span text:style-name="T28"> </text:span></text:span>litteram praeponentes non<text:line-break/><text:span text:style-name="Default_20_Paragraph_20_Font"><text:span text:style-name="T23">ρ</text:span></text:span><text:span text:style-name="Default_20_Paragraph_20_Font"><text:span text:style-name="T22">ο</text:span></text:span><text:span text:style-name="Default_20_Paragraph_20_Font"><text:span text:style-name="T23">πήν</text:span></text:span><text:span text:style-name="Default_20_Paragraph_20_Font"><text:span text:style-name="T28">, </text:span></text:span>id est inclinationem, sed <text:span text:style-name="Default_20_Paragraph_20_Font"><text:span text:style-name="T23">τροπήν</text:span></text:span><text:span text:style-name="Default_20_Paragraph_20_Font"><text:span text:style-name="T28">, </text:span></text:span>id est conversio-</text:p>
      <text:p text:style-name="P3">nem, scribunt, propter sanguinis conversionem scilicet<text:line-break/>putantes ejus conversationi propinquum humorem exspui:<text:line-break/>mutatur enim nonnunquam ad biliosum, nonnunquam ad<text:line-break/>melancholicum.</text:p>
      <text:p text:style-name="Normal">XI.HI.</text:p>
      <text:p text:style-name="P5"><text:span text:style-name="Default_20_Paragraph_20_Font"><text:span text:style-name="T14">Nonnunquam al</text:span></text:span>i<text:span text:style-name="Default_20_Paragraph_20_Font"><text:span text:style-name="T14">qu</text:span></text:span>i<text:span text:style-name="Default_20_Paragraph_20_Font"><text:span text:style-name="T14">bu</text:span></text:span>s <text:span text:style-name="Default_20_Paragraph_20_Font"><text:span text:style-name="T14">sanguine</text:span></text:span>m <text:span text:style-name="Default_20_Paragraph_20_Font"><text:span text:style-name="T14">detrah</text:span></text:span>i <text:span text:style-name="Default_20_Paragraph_20_Font"><text:span text:style-name="T14">convenit</text:span></text:span> o<text:span text:style-name="Default_20_Paragraph_20_Font"><text:span text:style-name="T14">ppor-<text:line-break/>tunc</text:span></text:span> i<text:span text:style-name="Default_20_Paragraph_20_Font"><text:span text:style-name="T14">n tal</text:span></text:span>i<text:span text:style-name="Default_20_Paragraph_20_Font"><text:span text:style-name="T14">bu</text:span></text:span>s. I<text:span text:style-name="Default_20_Paragraph_20_Font"><text:span text:style-name="T14">n ali</text:span></text:span>is <text:span text:style-name="Default_20_Paragraph_20_Font"><text:span text:style-name="T14">vero, u</text:span></text:span>t <text:span text:style-name="Default_20_Paragraph_20_Font"><text:span text:style-name="T14">in</text:span></text:span> t<text:span text:style-name="Default_20_Paragraph_20_Font"><text:span text:style-name="T14">alibu</text:span></text:span>s <text:span text:style-name="Default_20_Paragraph_20_Font"><text:span text:style-name="T14">non con-<text:line-break/>ven</text:span></text:span>i<text:span text:style-name="Default_20_Paragraph_20_Font"><text:span text:style-name="T14">t.</text:span></text:span></text:p>
      <text:p text:style-name="P1">Expedit, inquit, horum aliquibus sanguinem detrahi,<text:line-break/>quibus scilicet is copiosus est et nondum insigniter ad<text:line-break/>alterum humorem conversus. Non detrahendus est autem<text:line-break/>in quibus jam mutatus est, proposito a viribus firmio<text:line-break/>antecedente et fi nonnunquam in sermonibus omittatur,<text:line-break/>in quibus f<text:span text:style-name="Default_20_Paragraph_20_Font"><text:span text:style-name="T14">a</text:span></text:span>las ab affectibus indicationes recensemus.</text:p>
      <text:p text:style-name="P3">XI.Iv.<text:line-break/><text:span text:style-name="Default_20_Paragraph_20_Font"><text:span text:style-name="T14">tmped</text:span></text:span>i<text:span text:style-name="Default_20_Paragraph_20_Font"><text:span text:style-name="T14">men</text:span></text:span>t<text:span text:style-name="Default_20_Paragraph_20_Font"><text:span text:style-name="T14">um</text:span></text:span> i<text:span text:style-name="Default_20_Paragraph_20_Font"><text:span text:style-name="T14">n cruen</text:span></text:span>t<text:span text:style-name="Default_20_Paragraph_20_Font"><text:span text:style-name="T14">a spuent</text:span></text:span>i<text:span text:style-name="Default_20_Paragraph_20_Font"><text:span text:style-name="T14">bu</text:span></text:span>s <text:span text:style-name="Default_20_Paragraph_20_Font"><text:span text:style-name="T14">tempu</text:span></text:span>s <text:span text:style-name="Default_20_Paragraph_20_Font"><text:span text:style-name="T14">anni, ph</text:span></text:span>l<text:span text:style-name="Default_20_Paragraph_20_Font"><text:span text:style-name="T14">e-<text:line-break/>gmonc lateri</text:span></text:span>s, <text:span text:style-name="Default_20_Paragraph_20_Font"><text:span text:style-name="T14">b</text:span></text:span>i<text:span text:style-name="Default_20_Paragraph_20_Font"><text:span text:style-name="T14">lis.</text:span></text:span></text:p>
      <text:p text:style-name="P1">Et hunc quidem apltorismum deinceps post antestari-<text:line-break/>ptos in fine libri de humoribus alius aliter et scribit et<text:line-break/>explanat. Quum omnes igitur et scripturae et explana-<text:line-break/>tiones verifimiles no<text:span text:style-name="Default_20_Paragraph_20_Font"><text:span text:style-name="T14">n</text:span></text:span> sint, aliis tolerabilior mihi vi<text:span text:style-name="Default_20_Paragraph_20_Font"><text:span text:style-name="T14">t</text:span></text:span>a est<text:line-break/>scriptura quidem non in propositis verbis expressa, expla-<text:line-break/>natio vero haec: cruenta sputa reiicientibus sectio venae<text:line-break/>impeditur, propter anni tempus, adversarium aut affectum<text:line-break/>lateris aut humorem biliosum abundantem. Quod propter<text:line-break/>anni tempus darum est: nam admodum calidis tempori--<text:line-break/>bus, . qualia simt prope canis ortum, a venae solutione^<text:line-break/>cavemus; nec non si valde biliosus homo sit. Verum quod<text:line-break/>de lateris morbo dictum est folum re<text:span text:style-name="Default_20_Paragraph_20_Font"><text:span text:style-name="T14">t</text:span></text:span>ragari videtur: ne-<text:line-break/>que enim secandae venae affectus iste repugnat , imo in-</text:p>
      <text:p text:style-name="P2">diget viribus non prohibe<text:span text:style-name="Default_20_Paragraph_20_Font"><text:span text:style-name="T14">n</text:span></text:span>tibus aut anni tempore aut<text:line-break/>aetate. Itaque quod dicitur, tale quiddam esse videtur.<text:line-break/>Sanguineum sputum reiicientibus omnino., quantum ad<text:line-break/>hoc pertinet, fecunda vena est, nisi propter lateris mor-<text:line-break/>bum tale repetant; isti namque haud pro<text:span text:style-name="Default_20_Paragraph_20_Font"><text:span text:style-name="T14">t</text:span></text:span>ius, ut fangui-<text:line-break/>.nem spuentibus, venam aperies, sed propriis lateris morbi<text:line-break/>regulis et conditionibus medicaberis , per quas ita affectis<text:line-break/>vel sanguinem detrahemus vel non. Id vel mihi amplius<text:line-break/>animadvertere contigit, quum librum de humoribus expla-<text:line-break/>narem. Inter explanandum enim quendam aegrotum in-<text:line-break/>tuitus sum, qui me ut sanguineo sputo vexatus arcessivit,<text:line-break/>sed cruentum ole lateris affectum exspuebat. Sputum igi-<text:line-break/>tur ego conspicatus ipsum interrogavi, num aliquem do-<text:line-break/>surem in costa sentiret; ipse vero exiguum se dolorem<text:line-break/>percipere fassus esu Talis autem erat ejus habitus atque<text:line-break/>vires, ut si sanguinem exspuisset, quoniam necessarium<text:line-break/>esset secandae venae auxilium , ad ipfum accedere ausus<text:line-break/>essem; fed quum morbus lateris mitis admodum foret,</text:p>
      <text:p text:style-name="P3">necesse non erat. Ideo neque id genus remedii adhibui-<text:line-break/>mus atque evidenter hominem hunc lateris morbo labo-<text:line-break/>rare cognovimus, quod et aliis huic morbo congruentibus<text:line-break/>remediis, citra venae sectionem, levatus est: mitissimi<text:line-break/>enim illi sunt lateris morbi, in quibus cruenta sputa eji-<text:line-break/>ciuntur. Porro quidam interpretes vocem illam, i<text:span text:style-name="Default_20_Paragraph_20_Font"><text:span text:style-name="T14">mp e-<text:line-break/>dimensum, </text:span></text:span>fini antefcriptae sententiae adlicientes, hanc<text:line-break/>modo propositam ita legunt, in cruenta fpuentibus, tem-<text:line-break/>pore, morbo lateris, bile. Et ajunt, tempus de iis<text:line-break/>dictum esse, quae opportune et decenter fiant; ipfum<text:line-break/>enim velle significare in lateris mo<text:span text:style-name="Default_20_Paragraph_20_Font"><text:span text:style-name="T14">r</text:span></text:span>bis, cum sanguinea<text:line-break/><text:span text:style-name="Default_20_Paragraph_20_Font"><text:span text:style-name="T14">t</text:span></text:span>puta ab initio reddunt, etenim sic plerumque contingit,<text:line-break/>post haec in biliosum naturam mutationem in tempore<text:line-break/>fieri, Nam probum esse ordinem dicunt, morbo lateris<text:line-break/>ad iudicationem tendente, post cruenta, biliosa exspui.<text:line-break/>Alia praeterea quaedam ab huiusce loci explanatoribus<text:line-break/>haud sane memoratu digna narrata sunt; verum ego malo,</text:p>
      <text:p text:style-name="P3">ut jam novistis, in obscuris sermonibus tempus non te.<text:line-break/>rere, quum alia multa in arte habeamus,. in quibus uti.<text:line-break/>liter nos exercere possimus.</text:p>
      <text:h text:style-name="P104" text:outline-level="3">HIPPOCRATIS EPIDEM. VI. ET<text:line-break/>CALENI IN ILLUM COMMEN-<text:line-break/>TARIUS IV. SECTIO IV.</text:h>
      <text:h text:style-name="Normal" text:outline-level="4"><text:span text:style-name="Default_20_Paragraph_20_Font"><text:span text:style-name="T1">I.</text:span></text:span></text:h>
      <text:p text:style-name="Normal"><text:span text:style-name="Default_20_Paragraph_20_Font"><text:span text:style-name="T14">Qu</text:span></text:span>i<text:span text:style-name="Default_20_Paragraph_20_Font"><text:span text:style-name="T14">bu</text:span></text:span>s <text:span text:style-name="Default_20_Paragraph_20_Font"><text:span text:style-name="T14">secundu</text:span></text:span>m <text:span text:style-name="Default_20_Paragraph_20_Font"><text:span text:style-name="T14">aure</text:span></text:span>s i<text:span text:style-name="Default_20_Paragraph_20_Font"><text:span text:style-name="T14">udica</text:span></text:span>t<text:span text:style-name="Default_20_Paragraph_20_Font"><text:span text:style-name="T14">i</text:span></text:span>o<text:span text:style-name="Default_20_Paragraph_20_Font"><text:span text:style-name="T14">n</text:span></text:span>i<text:span text:style-name="Default_20_Paragraph_20_Font"><text:span text:style-name="T14">s</text:span></text:span> t<text:span text:style-name="Default_20_Paragraph_20_Font"><text:span text:style-name="T14">empore gen</text:span></text:span>i<text:span text:style-name="Default_20_Paragraph_20_Font"><text:span text:style-name="T14">ta non<text:line-break/>suppuraver</text:span></text:span>i<text:span text:style-name="Default_20_Paragraph_20_Font"><text:span text:style-name="T14">nt, hoc</text:span></text:span> i<text:span text:style-name="Default_20_Paragraph_20_Font"><text:span text:style-name="T14">nanito, reversi</text:span></text:span>o <text:span text:style-name="Default_20_Paragraph_20_Font"><text:span text:style-name="T14">sit, secundu</text:span></text:span>m <text:span text:style-name="Default_20_Paragraph_20_Font"><text:span text:style-name="T14">ra-<text:line-break/></text:span></text:span>ti<text:span text:style-name="Default_20_Paragraph_20_Font"><text:span text:style-name="T14">one</text:span></text:span>m <text:span text:style-name="Default_20_Paragraph_20_Font"><text:span text:style-name="T14">reversi</text:span></text:span>o<text:span text:style-name="Default_20_Paragraph_20_Font"><text:span text:style-name="T14">num. Reversione facta</text:span></text:span> it<text:span text:style-name="Default_20_Paragraph_20_Font"><text:span text:style-name="T14">eru</text:span></text:span>m <text:span text:style-name="Default_20_Paragraph_20_Font"><text:span text:style-name="T14">esterun-<text:line-break/>tur e</text:span></text:span>t <text:span text:style-name="Default_20_Paragraph_20_Font"><text:span text:style-name="T14">permanent , quemadmodum subr</text:span></text:span>i<text:span text:style-name="Default_20_Paragraph_20_Font"><text:span text:style-name="T14">u</text:span></text:span>m <text:span text:style-name="Default_20_Paragraph_20_Font"><text:span text:style-name="T14">re</text:span></text:span>v<text:span text:style-name="Default_20_Paragraph_20_Font"><text:span text:style-name="T14">ersione</text:span></text:span>s <text:span text:style-name="Default_20_Paragraph_20_Font"><text:span text:style-name="T14">in<text:line-break/>similem c</text:span></text:span>i<text:span text:style-name="Default_20_Paragraph_20_Font"><text:span text:style-name="T14">rcui</text:span></text:span>t<text:span text:style-name="Default_20_Paragraph_20_Font"><text:span text:style-name="T14">um. Jn</text:span></text:span> istis <text:span text:style-name="Default_20_Paragraph_20_Font"><text:span text:style-name="T14">spe</text:span></text:span>s <text:span text:style-name="Default_20_Paragraph_20_Font"><text:span text:style-name="T14">est in ar</text:span></text:span>ti<text:span text:style-name="Default_20_Paragraph_20_Font"><text:span text:style-name="T14">culi</text:span></text:span>s <text:span text:style-name="Default_20_Paragraph_20_Font"><text:span text:style-name="T14">abscedere.</text:span></text:span></text:p>
      <text:p text:style-name="P2">Secundum aures praeter naturam. tumores in aegro-<text:line-break/>tantibus exortos eparmata nominare consuevit, interdum<text:line-break/>locutione. integra utens, interdum mutila, quemadmodum<text:line-break/>et nune: esset enimfnteger sermo, si ita dixisset: fecun-<text:line-break/>dum aures eparmata exorta aegrotantibus. quemadmodum<text:line-break/>sane et in primo de morbis vulgaribus statim initio pri-<text:line-break/>mae constitutionis scripsit: Eparmata vero fecundum au-<text:line-break/>res multis in alterutram partem vergentia et ab utraque<text:line-break/>aure plurimis fine febre munia fua obeuntibus. Scimus<text:line-break/>autem ipsimi, sicut hoc loco eparmata dixit, ita et oede-<text:line-break/>mata plerumque ea nominere. Declaravimus enim omnes<text:line-break/>praeter naturam tumores ita ab Hippocrate nominari, non,<text:line-break/>ut a posterioribus, laxos et dotoreearentes , qui in tu-<text:line-break/>tum et sine ulla inflammatione consistunt. Meminimus<text:line-break/>autem et omnes inflammationes, etsi tumore praeter na-<text:line-break/>turam careant, ab hoc eodem phlegmonas appellari, fed<text:line-break/>ipfo posteriores nomen phlegmcnes tumoribus praeter<text:line-break/>naturam attribuunt; quando cum inflammatione et resi-</text:p>
      <text:p text:style-name="P3">stentia et pulsatura,: dolore constiterint. Inquit igitur,<text:line-break/>quum in morbo aliquo judicationis tempore tumores fe-<text:line-break/>eundum aurem exorti; priusquam suppurent, inanientur,<text:line-break/>id est retrahantur et evanescant, exspectare oportet ita<text:line-break/>affectus recidivam fore. olim vero ipsius consuetudinem<text:line-break/>faepius didicistis, hanc vocem <text:span text:style-name="Default_20_Paragraph_20_Font"><text:span text:style-name="T23">λαπάσσεσθαι</text:span></text:span><text:span text:style-name="Default_20_Paragraph_20_Font"><text:span text:style-name="T28">, </text:span></text:span>id est eva-<text:line-break/>cuati, ad omnia quae utcunque retrahuntur, applicantis,<text:line-break/>quandoquidem isse magis vacua redduntur. Accidere ita-<text:line-break/>que illis dicit morbi reversionem , quibus parotides non<text:line-break/>suppuraverint; atque interdum spias, neque enim fem-<text:line-break/>per, denuo reverti, augefcere ac judicari, fecundum re-<text:line-break/>versionum rationem; quod idem est ac si dixisset, perinde<text:line-break/>ut ipsae et fecundum eosdem dierum circuitus. Spes est<text:line-break/>autem et ipsis in articulis aliquos esse oraturos abscessus:<text:line-break/>nam saepius in longis morbis id evenire dictum est. Ve-<text:line-break/>rum hunc aphorismum etiam in tertio commentario^ in<text:line-break/>librum de humoribus ad, finem declaravimus. Sed quum<text:line-break/>praedixerit, secundum aurem, atque subintulerit, hoc in-</text:p>
      <text:p text:style-name="P3">anitio, idcirco videtur mihi .Dioscorides praepositione, <text:span text:style-name="Default_20_Paragraph_20_Font"><text:span text:style-name="T14">ex,<text:line-break/></text:span></text:span>adjecta, scripsisse, ex hoc inanito, et inquit, oportere<text:line-break/>subintelligi, tempore aut loco hujus, post haec, <text:span text:style-name="Default_20_Paragraph_20_Font"><text:span text:style-name="T14">ex, </text:span></text:span>hoc<text:line-break/>dictum esse. At si cui veteres scripturas immutare liceat,<text:line-break/>ipsi liceat eam vocem,. <text:span text:style-name="Default_20_Paragraph_20_Font"><text:span text:style-name="T14">h</text:span></text:span>o<text:span text:style-name="Default_20_Paragraph_20_Font"><text:span text:style-name="T14">c</text:span></text:span>, in istam, <text:span text:style-name="Default_20_Paragraph_20_Font"><text:span text:style-name="T14">haec</text:span></text:span>, vertenti, a<text:line-break/>molestiis liberari.</text:p>
      <text:p text:style-name="Normal">II.</text:p>
      <text:p text:style-name="P5">U<text:span text:style-name="Default_20_Paragraph_20_Font"><text:span text:style-name="T14">r</text:span></text:span>i<text:span text:style-name="Default_20_Paragraph_20_Font"><text:span text:style-name="T14">na crasse , a</text:span></text:span>l<text:span text:style-name="Default_20_Paragraph_20_Font"><text:span text:style-name="T14">ba , qua</text:span></text:span>l<text:span text:style-name="Default_20_Paragraph_20_Font"><text:span text:style-name="T14">i</text:span></text:span>s <text:span text:style-name="Default_20_Paragraph_20_Font"><text:span text:style-name="T14">Arch</text:span></text:span>i<text:span text:style-name="Default_20_Paragraph_20_Font"><text:span text:style-name="T14">gen</text:span></text:span>is; i<text:span text:style-name="Default_20_Paragraph_20_Font"><text:span text:style-name="T14">n</text:span></text:span> l<text:span text:style-name="Default_20_Paragraph_20_Font"><text:span text:style-name="T14">abo</text:span></text:span>riosis <text:span text:style-name="Default_20_Paragraph_20_Font"><text:span text:style-name="T14">quur-<text:line-break/></text:span></text:span>r<text:span text:style-name="Default_20_Paragraph_20_Font"><text:span text:style-name="T14">ani</text:span></text:span>s <text:span text:style-name="Default_20_Paragraph_20_Font"><text:span text:style-name="T14">interdum ex</text:span></text:span>it <text:span text:style-name="Default_20_Paragraph_20_Font"><text:span text:style-name="T14">e</text:span></text:span>t <text:span text:style-name="Default_20_Paragraph_20_Font"><text:span text:style-name="T14">l</text:span></text:span>i<text:span text:style-name="Default_20_Paragraph_20_Font"><text:span text:style-name="T14">berat abscessi</text:span></text:span>t. <text:span text:style-name="Default_20_Paragraph_20_Font"><text:span text:style-name="T14">s</text:span></text:span>i <text:span text:style-name="Default_20_Paragraph_20_Font"><text:span text:style-name="T14">vero ultra<text:line-break/>hoc e</text:span></text:span>t <text:span text:style-name="Default_20_Paragraph_20_Font"><text:span text:style-name="T14">fangu</text:span></text:span>is <text:span text:style-name="Default_20_Paragraph_20_Font"><text:span text:style-name="T14">de naribu</text:span></text:span>s <text:span text:style-name="Default_20_Paragraph_20_Font"><text:span text:style-name="T14">prosiuet suti</text:span></text:span>s <text:span text:style-name="Default_20_Paragraph_20_Font"><text:span text:style-name="T14">et c</text:span></text:span>o<text:span text:style-name="Default_20_Paragraph_20_Font"><text:span text:style-name="T14">p</text:span></text:span>i<text:span text:style-name="Default_20_Paragraph_20_Font"><text:span text:style-name="T14">oso.</text:span></text:span></text:p>
      <text:p text:style-name="P1">Siquidem cum articulo scriptum esset <text:span text:style-name="Default_20_Paragraph_20_Font"><text:span text:style-name="T23">τῶ</text:span></text:span><text:span text:style-name="Default_20_Paragraph_20_Font"><text:span text:style-name="T28"> </text:span></text:span>Archigenis,<text:line-break/>fubintelligeremus aut servo aut amico aut familiari; si<text:line-break/>vero <text:span text:style-name="Default_20_Paragraph_20_Font"><text:span text:style-name="T23">τῆ</text:span></text:span><text:span text:style-name="Default_20_Paragraph_20_Font"><text:span text:style-name="T28"> </text:span></text:span>aut servae aut uxori aut quomodolibet domesti-<text:line-break/>eae. Sed diversas lectiones afferre negamus, cum eadem</text:p>
      <text:p text:style-name="P3">sententia servetur, et nunc iterum id pro dicendis in po-<text:line-break/>sterum memoriae mandetur. Quod laboriosas autem febres<text:line-break/>nominet, non illas in totum, quas multa motio antegressa<text:line-break/>est, sed omnes eas, in quibus aliquid laboris sed lassitu-<text:line-break/>dicis fenfus existit. Porro ipfe in aphorismis scripsit,<text:line-break/>lassitudines spontaneae nuntiant morbos. Et nunc sane<text:line-break/>arbitrandum potius est ipsi de ita laboriosis esse sermonem,<text:line-break/>ex multitudi<text:span text:style-name="Default_20_Paragraph_20_Font"><text:span text:style-name="T14">n</text:span></text:span>e crass<text:span text:style-name="Default_20_Paragraph_20_Font"><text:span text:style-name="T14">a</text:span></text:span>rum vitioscrumque succorum multo-<text:line-break/>ties excitatis; quapropter ipsis per urinam evacuatis mor-<text:line-break/>bus finitur. Securior autem morbi solutio est, si evacua-<text:line-break/>tio die judicatorio coepta sit. Sed quicunque neque per<text:line-break/>urinam , neque per sanguinis effusionem judicati sunt, isto-<text:line-break/>rum morbus in abscessum desinere consuevit.</text:p>
      <text:p text:style-name="Normal">HI.</text:p>
      <text:p text:style-name="P5"><text:span text:style-name="Default_20_Paragraph_20_Font"><text:span text:style-name="T14">Cui</text:span></text:span> i<text:span text:style-name="Default_20_Paragraph_20_Font"><text:span text:style-name="T14">ntest</text:span></text:span>i<text:span text:style-name="Default_20_Paragraph_20_Font"><text:span text:style-name="T14">nu</text:span></text:span>m <text:span text:style-name="Default_20_Paragraph_20_Font"><text:span text:style-name="T14">a dextra parte, quu</text:span></text:span>m <text:span text:style-name="Default_20_Paragraph_20_Font"><text:span text:style-name="T14">ar</text:span></text:span>t<text:span text:style-name="Default_20_Paragraph_20_Font"><text:span text:style-name="T14">iculorum m</text:span></text:span>o<text:span text:style-name="Default_20_Paragraph_20_Font"><text:span text:style-name="T14">rb</text:span></text:span>o<text:line-break/><text:span text:style-name="Default_20_Paragraph_20_Font"><text:span text:style-name="T14">laborare</text:span></text:span>t, <text:span text:style-name="Default_20_Paragraph_20_Font"><text:span text:style-name="T14">era</text:span></text:span>t <text:span text:style-name="Default_20_Paragraph_20_Font"><text:span text:style-name="T14">quie</text:span></text:span>ti<text:span text:style-name="Default_20_Paragraph_20_Font"><text:span text:style-name="T14">or. p</text:span></text:span>o<text:span text:style-name="Default_20_Paragraph_20_Font"><text:span text:style-name="T14">stqua</text:span></text:span>m <text:span text:style-name="Default_20_Paragraph_20_Font"><text:span text:style-name="T14">ver</text:span></text:span>o <text:span text:style-name="Default_20_Paragraph_20_Font"><text:span text:style-name="T14">id cura</text:span></text:span>t<text:span text:style-name="Default_20_Paragraph_20_Font"><text:span text:style-name="T14">um<text:line-break/></text:span></text:span>suit, <text:span text:style-name="Default_20_Paragraph_20_Font"><text:span text:style-name="T14">era</text:span></text:span>t <text:span text:style-name="Default_20_Paragraph_20_Font"><text:span text:style-name="T14">dolent</text:span></text:span>io<text:span text:style-name="Default_20_Paragraph_20_Font"><text:span text:style-name="T14">r.</text:span></text:span></text:p>
      <text:p text:style-name="P2">Duplex et hoc loco lectio est sententiam permutans,<text:line-break/>antiquior sane cum littera n in prima syllaba hujus uo-<text:line-break/>minis, <text:span text:style-name="Default_20_Paragraph_20_Font"><text:span text:style-name="T14">enter</text:span></text:span>o<text:span text:style-name="Default_20_Paragraph_20_Font"><text:span text:style-name="T14">n</text:span></text:span>, id est intestinum; postea altera lectio de-<text:line-break/>tractu n addita fuit, ut sit <text:span text:style-name="Default_20_Paragraph_20_Font"><text:span text:style-name="T14">eteron</text:span></text:span>, hoc est alterum, vo-<text:line-break/>lentibus illis qui item scribunt de tumoribus secundum<text:line-break/>aurem excitatis, hanc vocem <text:span text:style-name="Default_20_Paragraph_20_Font"><text:span text:style-name="T14">al</text:span></text:span>t<text:span text:style-name="Default_20_Paragraph_20_Font"><text:span text:style-name="T14">erum</text:span></text:span> dictam esse:<text:line-break/>quemadmodum rursum scribentes, intestinum, de dolenti-<text:line-break/>bus ex intestino aut distentione intestini laborantibus di-<text:line-break/>ctum esse affirmant. Intestinum vero singulari numero<text:line-break/>prolatum nonnulli <text:span text:style-name="Default_20_Paragraph_20_Font"><text:span text:style-name="T14">c</text:span></text:span>o<text:span text:style-name="Default_20_Paragraph_20_Font"><text:span text:style-name="T14">lon</text:span></text:span>, quod vocatur, esse arbitrantur;<text:line-break/>alii vero coecum, quod fane etiam facile cum omni vih-<text:line-break/>cnlo solutum sit, descendit in ferctum: nempe suium hoc<text:line-break/>intestinum solutum esse, quum reliqua omnia lactibus<text:line-break/>alligentur atque inhaereant, verisimile dicunt. An vero<text:line-break/>propter ipsam in scrotum delapsum articulorum morbo<text:line-break/>laborans sublevatus sit , deinde rursum ipfio ad sanitatem<text:line-break/>reversio in eadem mala inciderit, hariolari convenit Ve-<text:line-break/>risimilius igitur est de intestini coli dolore sermonem in<text:line-break/>praesentia fieri. Per enim fuit ipfum articulorum dolore</text:p>
      <text:p text:style-name="P3">levatum esse, una quidem quam ipsis dixit, ratione, do-<text:line-break/>turibus una non eodem loco existentibus, vehementior<text:line-break/>alterum obscurat. Secunda ratio est quod humorum in<text:line-break/>articulos currentium ad colon intestinum impetus conver-<text:line-break/>sirs esu Nonnulli autem interpretes hunc articulari morbo<text:line-break/>vexatum, coxendicis dolore tentatum fuisse ajunt, atque<text:line-break/>ideo delec<text:span text:style-name="Default_20_Paragraph_20_Font"><text:span text:style-name="T14">t</text:span></text:span>o caeco intestino, mitius egisse, non praeterea<text:line-break/>coxendice oppressa atque gravata, praeter Graecorum mo-<text:line-break/>rem, ischiadicum, id est coxendicis vitio affectum arthri-<text:line-break/>ricum, id est articulorum dolore vexatum, nominare vo-<text:line-break/>lentes. Hactenus quidem omnes hae libri hujus particulae<text:line-break/>et in calce libri de humoribus scriptae Tuus. Jam itaque<text:line-break/>ad eas , quae in hoc Iulo proposito volumine inveniuntur,<text:line-break/>transitum faciam.</text:p>
      <text:h text:style-name="Normal" text:outline-level="4"><text:span text:style-name="Default_20_Paragraph_20_Font"><text:span text:style-name="T1">Iv.</text:span></text:span></text:h>
      <text:p text:style-name="P5"><text:span text:style-name="Default_20_Paragraph_20_Font"><text:span text:style-name="T14">Ag esi</text:span></text:span>s <text:span text:style-name="Default_20_Paragraph_20_Font"><text:span text:style-name="T14">sil</text:span></text:span>i<text:span text:style-name="Default_20_Paragraph_20_Font"><text:span text:style-name="T14">a v</text:span></text:span>i<text:span text:style-name="Default_20_Paragraph_20_Font"><text:span text:style-name="T14">rg</text:span></text:span>o <text:span text:style-name="Default_20_Paragraph_20_Font"><text:span text:style-name="T14">qu</text:span></text:span>i<text:span text:style-name="Default_20_Paragraph_20_Font"><text:span text:style-name="T14">dem quum esset, crebro erat sp</text:span></text:span>i<text:span text:style-name="Default_20_Paragraph_20_Font"><text:span text:style-name="T14">r</text:span></text:span>it<text:span text:style-name="Default_20_Paragraph_20_Font"><text:span text:style-name="T14">o.<text:line-break/></text:span></text:span>.M<text:span text:style-name="Default_20_Paragraph_20_Font"><text:span text:style-name="T14">ul</text:span></text:span>i<text:span text:style-name="Default_20_Paragraph_20_Font"><text:span text:style-name="T14">er vero fac</text:span></text:span>t<text:span text:style-name="Default_20_Paragraph_20_Font"><text:span text:style-name="T14">a a partu d</text:span></text:span>o<text:span text:style-name="Default_20_Paragraph_20_Font"><text:span text:style-name="T14">len</text:span></text:span>s, <text:span text:style-name="Default_20_Paragraph_20_Font"><text:span text:style-name="T14">non valde diu onu</text:span></text:span>s</text:p>
      <text:p text:style-name="P2"><text:span text:style-name="Default_20_Paragraph_20_Font"><text:span text:style-name="T14">grave sustul</text:span></text:span>it. <text:span text:style-name="Default_20_Paragraph_20_Font"><text:span text:style-name="T14">Protinu</text:span></text:span>s <text:span text:style-name="Default_20_Paragraph_20_Font"><text:span text:style-name="T14">quidem in pectore .qu</text:span></text:span>i<text:span text:style-name="Default_20_Paragraph_20_Font"><text:span text:style-name="T14">ddam<text:line-break/>concrepu</text:span></text:span>i<text:span text:style-name="Default_20_Paragraph_20_Font"><text:span text:style-name="T14">sse v</text:span></text:span>isum sui<text:span text:style-name="Default_20_Paragraph_20_Font"><text:span text:style-name="T14">t. </text:span></text:span>P<text:span text:style-name="Default_20_Paragraph_20_Font"><text:span text:style-name="T14">ostero aute</text:span></text:span>m <text:span text:style-name="Default_20_Paragraph_20_Font"><text:span text:style-name="T14">dis asthma</text:span></text:span>t<text:span text:style-name="Default_20_Paragraph_20_Font"><text:span text:style-name="T14">e<text:line-break/>laborav</text:span></text:span>i<text:span text:style-name="Default_20_Paragraph_20_Font"><text:span text:style-name="T14">t et dextra coxendix</text:span></text:span> i<text:span text:style-name="Default_20_Paragraph_20_Font"><text:span text:style-name="T14">ndolu</text:span></text:span>i<text:span text:style-name="Default_20_Paragraph_20_Font"><text:span text:style-name="T14">t. Haec quu</text:span></text:span>m <text:span text:style-name="Default_20_Paragraph_20_Font"><text:span text:style-name="T14">do-<text:line-break/>teret, tunc et asth</text:span></text:span>m<text:span text:style-name="Default_20_Paragraph_20_Font"><text:span text:style-name="T14">ate vexaba</text:span></text:span>t<text:span text:style-name="Default_20_Paragraph_20_Font"><text:span text:style-name="T14">ur. </text:span></text:span>D<text:span text:style-name="Default_20_Paragraph_20_Font"><text:span text:style-name="T14">ol</text:span></text:span>o<text:span text:style-name="Default_20_Paragraph_20_Font"><text:span text:style-name="T14">re sudato, tunc<text:line-break/>et asthma sudaba</text:span></text:span>t<text:span text:style-name="Default_20_Paragraph_20_Font"><text:span text:style-name="T14">ur. </text:span></text:span><text:span text:style-name="Default_20_Paragraph_20_Font"><text:span text:style-name="T39">.. </text:span></text:span><text:span text:style-name="Default_20_Paragraph_20_Font"><text:span text:style-name="T14">spumant</text:span></text:span>i<text:span text:style-name="Default_20_Paragraph_20_Font"><text:span text:style-name="T14">a excre</text:span></text:span>vi<text:span text:style-name="Default_20_Paragraph_20_Font"><text:span text:style-name="T14">t, ab</text:span></text:span> i<text:span text:style-name="Default_20_Paragraph_20_Font"><text:span text:style-name="T14">nit</text:span></text:span>i<text:span text:style-name="Default_20_Paragraph_20_Font"><text:span text:style-name="T14">o<text:line-break/>storida , quae quum qu</text:span></text:span>i<text:span text:style-name="Default_20_Paragraph_20_Font"><text:span text:style-name="T14">ev</text:span></text:span>i<text:span text:style-name="Default_20_Paragraph_20_Font"><text:span text:style-name="T14">ssen</text:span></text:span>t, <text:span text:style-name="Default_20_Paragraph_20_Font"><text:span text:style-name="T14">vom</text:span></text:span>it<text:span text:style-name="Default_20_Paragraph_20_Font"><text:span text:style-name="T14">u</text:span></text:span>i <text:span text:style-name="Default_20_Paragraph_20_Font"><text:span text:style-name="T14">biliosi</text:span></text:span> t<text:span text:style-name="Default_20_Paragraph_20_Font"><text:span text:style-name="T14">enu</text:span></text:span>i<text:line-break/><text:span text:style-name="Default_20_Paragraph_20_Font"><text:span text:style-name="T14">sim</text:span></text:span>ili<text:span text:style-name="Default_20_Paragraph_20_Font"><text:span text:style-name="T14">a eran</text:span></text:span>t. D<text:span text:style-name="Default_20_Paragraph_20_Font"><text:span text:style-name="T14">ol</text:span></text:span>o<text:span text:style-name="Default_20_Paragraph_20_Font"><text:span text:style-name="T14">res au</text:span></text:span>t<text:span text:style-name="Default_20_Paragraph_20_Font"><text:span text:style-name="T14">e</text:span></text:span>m <text:span text:style-name="Default_20_Paragraph_20_Font"><text:span text:style-name="T14">praec</text:span></text:span>i<text:span text:style-name="Default_20_Paragraph_20_Font"><text:span text:style-name="T14">pue, quu</text:span></text:span>m m<text:span text:style-name="Default_20_Paragraph_20_Font"><text:span text:style-name="T14">anu<text:line-break/>laboraret.</text:span></text:span></text:p>
      <text:p text:style-name="P1">Ipsum plerumque spiritum, respirationem vocantem<text:line-break/>audivimus ; quare et feminam crebro spiritu, quae crebro<text:line-break/>spiraret, dictam esse putandum esu Sed quibuscunque ad-<text:line-break/>modum increbuerit haec difficilis spirationis species, asth-<text:line-break/>tna et orthopnoea, affectus iste a Graecis nominatur:<text:line-break/>quando videlicet sine febre constiterit aut orastis et lentis<text:line-break/>humoribus fpiritus itinera obsidentibus aut aliquo crudo<text:line-break/>tuberculo in pulmonibus excitato. Haec cum et antea<text:line-break/>aegre fpiraret, a partu dolorem passa esu Porro si nihil</text:p>
      <text:p text:style-name="P3">de fpirandi difficultate locutus ipsam dolentem evasisse di-<text:line-break/>xisset, verisimile esset ipsum velle, in toto corpore mu-<text:line-break/>lierem hanc lassitudinis sensu affectam esse; cum vero<text:line-break/>ipsam crebro esse spiritu dixisset, jure quispiam, dolorem<text:line-break/>in pectore excitatum esse , ab -ipso dictum esse opinetur,<text:line-break/>qui cum modicus esset et aliud quoddam ejusmodi sym-<text:line-break/>ptoma accidit: cum videlicet grave quoddam manibus tol-<text:line-break/>teret, protinus quidem inspectore quendam strepitum fen-<text:line-break/>sit, derupto, ut par erat , tuberculo. Sed postero die<text:line-break/>succo in tuberculo antea incluso ad arteriam usque aspe-<text:line-break/>ram dissipato et spirationis frequentiam increvisse accidit p<text:line-break/>neque adhuc simpliciter crebrum este spiritum, sed in<text:line-break/>illum jam affectum evasisse, quod asthma appellatur: pau-<text:line-break/>latim vero humore hoc excreato , mulier ista perlecte a<text:line-break/>spirandi difficultate libera fuit. Hactenus nihil in dubium<text:line-break/>vertitur, fed omnia justa de causa facta funi. Ceterum,<text:line-break/>propter quid affectus pectoris et coxendicis una exacerba-.<text:line-break/>bantur et mitefcebant, haud iniuria quispiam quaesiverit,</text:p>
      <text:p text:style-name="P3">cum nulla pectori cum coxendice, quemadmodum cum<text:line-break/>genitalibus membris , affinitas intercedat. Fortasse igitur<text:line-break/>imbecilliorem coxendicem habens dolore- affecta est, non-<text:line-break/>nullis supervacuis . humoribus eodem tempore in ipsam de-<text:line-break/>lapfis. Neque enim in membris naturalem societatem ha-<text:line-break/>bentibus hic .vitii. consensus factus fuisse apparet, non-<text:line-break/>nunquam imbecillioribus membris vexantium humorum<text:line-break/>copiam suscipere prius festinantibus.. Sputi autem rejecti<text:line-break/>qualitas humoris- infestantis naturam indicati spumans<text:line-break/>enim sputum pituitufum succum significat p floridum vero<text:line-break/>sanguinem abundare:. quemadmodum pallidum pallidam ac<text:line-break/>flavam vocatam bilem, eodem modo et nigrum nigram.<text:line-break/>Multoties vero supra dictum. est, cum simpliciter Hippo-<text:line-break/>crates bilem dicit, pallidam et flavam vocatam significare,<text:line-break/>quoniam plus quam alia bilis genera colore <text:span text:style-name="Default_20_Paragraph_20_Font"><text:span text:style-name="T14">t</text:span></text:span>uo inficiat:<text:line-break/>etenim aeruginosa bilis vomitur et subrubra et atra et<text:line-break/>obfcura. At quod in extrema hac parte scriptum est, ipsum,<text:line-break/>cum manuum opera uteretur, magis dolere, ad vitii consen-</text:p>
      <text:p text:style-name="P3">sum ostendendum adjectum fuit. Jam vero et in alio ser-<text:line-break/>mone audivistis, cum pectoris partes superiores circa pri-<text:line-break/>tuum et secundum costarum interstitium patiantur, merito<text:line-break/>manus in consensum affectus adduci, nervis ab his ipsis<text:line-break/>interstitiis ad eos pervenientibus. Verisimile quoque est<text:line-break/>et in dextra pectoris parte , quando grave iIIud onus sub-<text:line-break/>Iatum suit, aliquid ruptum fuisse et idcirco e regione<text:line-break/>dextram coxendicem allectam esse. Quod si, cun<text:span text:style-name="Default_20_Paragraph_20_Font"><text:span text:style-name="T14">P</text:span></text:span>muIier<text:line-break/>onus toIleret , nervis passis, pectus manus noxam partici-<text:line-break/>pavit, verisimile est in ea maxime parte ipsum fuisse asa<text:line-break/>fectum , unde nervi ad manus pertinentes expullulant.</text:p>
      <text:h text:style-name="Normal" text:outline-level="3">V.</text:h>
      <text:p text:style-name="P5"><text:span text:style-name="Default_20_Paragraph_20_Font"><text:span text:style-name="T14">Plane abstineri ab allio , sue, ove, bove. </text:span></text:span>I<text:span text:style-name="Default_20_Paragraph_20_Font"><text:span text:style-name="T14">n agendis vero<text:line-break/>a clamore et excandescentia.</text:span></text:span></text:p>
      <text:p text:style-name="P1">Diversae et in hae parte lectiones fuerunt, nonnul-<text:line-break/>lis primam dictionem in dativo casu scribentibus , <text:span text:style-name="Default_20_Paragraph_20_Font"><text:span text:style-name="T14">huic,</text:span></text:span></text:p>
      <text:p text:style-name="P3">atque ita legentibus, huic abstineri allio, <text:span text:style-name="Default_20_Paragraph_20_Font"><text:span text:style-name="T14">t</text:span></text:span>ue, ove, bove;<text:line-break/>nonnullis dimissa voce, <text:span text:style-name="Default_20_Paragraph_20_Font"><text:span text:style-name="T14">hanc, </text:span></text:span>a verbo abstineri luci-<text:line-break/>pi entibus. omnes vero. subintelligendum esse censent,<text:line-break/>Vi<text:span text:style-name="Default_20_Paragraph_20_Font"><text:span text:style-name="T14">t</text:span></text:span>um fuit nobis ipfam medicantibus, vel consuluimus ipsi<text:line-break/>utrum quodque istorum conduceret. Atque ideo de varia<text:line-break/>lectione laborandum non est, sed cuique quod placet<text:line-break/>scribere permittendum, dummodo eadem sententia: reti-<text:line-break/>neatur. Posthabita igitur de verbis curiositate , ad res<text:line-break/>quae percipiuntur transeamus. Haec sane praedictae mu-<text:line-break/>Heri et aliis scilicet perinde affectis expediunt, ab allii<text:line-break/>et suillarum bubalorum ovillarumque carnium esu ab-<text:line-break/>stinere, harum quidem ut valentium et aegre coctilium,<text:line-break/>alii vero ut aeris et corrodentis; a clamore autem, ut-<text:line-break/>pote qui non solum prius rupta vasta amplius dilacerare,<text:line-break/>sed etiam nihil dum mali in instrumentis spirabilibus passa<text:line-break/>dirumpere possit , tensionem quandam , caliditatem et in-<text:line-break/>stationem in ipsis efficiens. Manifestum est autem haec ab</text:p>
      <text:p text:style-name="P3">Hippocrate exemplorum instar dicta esse. Consulit autem<text:line-break/>ab omnibus difficulter coctilibus, ab omnibus acribus, ab<text:line-break/>omnibus pravum humorem creantibus , , ab omnibus prae-<text:line-break/>terea violentam quandam tensionem instrumentis fpiratio-<text:line-break/>nis inferentibus abstinere. .</text:p>
      <text:p text:style-name="Normal">VI.</text:p>
      <text:p text:style-name="Normal"><text:span text:style-name="Default_20_Paragraph_20_Font"><text:span text:style-name="T14">Cu</text:span></text:span>i i<text:span text:style-name="Default_20_Paragraph_20_Font"><text:span text:style-name="T14">n cap</text:span></text:span>it<text:span text:style-name="Default_20_Paragraph_20_Font"><text:span text:style-name="T14">e depasceba</text:span></text:span>t<text:span text:style-name="Default_20_Paragraph_20_Font"><text:span text:style-name="T14">ur tumor ,. pr</text:span></text:span>i<text:span text:style-name="Default_20_Paragraph_20_Font"><text:span text:style-name="T14">m</text:span></text:span>o <text:span text:style-name="Default_20_Paragraph_20_Font"><text:span text:style-name="T14">alu</text:span></text:span>m<text:span text:style-name="Default_20_Paragraph_20_Font"><text:span text:style-name="T14">en e</text:span></text:span>om-<text:line-break/><text:span text:style-name="Default_20_Paragraph_20_Font"><text:span text:style-name="T14">bustu</text:span></text:span>m <text:span text:style-name="Default_20_Paragraph_20_Font"><text:span text:style-name="T14">u</text:span></text:span>ti<text:span text:style-name="Default_20_Paragraph_20_Font"><text:span text:style-name="T14">le su</text:span></text:span>it. <text:span text:style-name="Default_20_Paragraph_20_Font"><text:span text:style-name="T14">Habu</text:span></text:span>it <text:span text:style-name="Default_20_Paragraph_20_Font"><text:span text:style-name="T14">alsum pri</text:span></text:span>o<text:span text:style-name="Default_20_Paragraph_20_Font"><text:span text:style-name="T14">rem abscessem,<text:line-break/>farte quon</text:span></text:span>i<text:span text:style-name="Default_20_Paragraph_20_Font"><text:span text:style-name="T14">am o</text:span></text:span>s <text:span text:style-name="Default_20_Paragraph_20_Font"><text:span text:style-name="T14">absce</text:span></text:span>s<text:span text:style-name="Default_20_Paragraph_20_Font"><text:span text:style-name="T14">surum erat. sexagesimo d</text:span></text:span>i<text:span text:style-name="Default_20_Paragraph_20_Font"><text:span text:style-name="T14">e re-<text:line-break/>celsa. supra aurem</text:span></text:span> i<text:span text:style-name="Default_20_Paragraph_20_Font"><text:span text:style-name="T14">n sum</text:span></text:span>m<text:span text:style-name="Default_20_Paragraph_20_Font"><text:span text:style-name="T14">o ad verticem vulnu</text:span></text:span>s <text:span text:style-name="Default_20_Paragraph_20_Font"><text:span text:style-name="T14">era</text:span></text:span>t.</text:p>
      <text:p text:style-name="P1">Nonnulla exita scriptis forsan ipsi scriptori ad remi-.<text:line-break/>nifcentiam faciebant, fed nobis in haec incidentibus haud<text:line-break/>fatis evidens ex ipsis fructus percipitur. Narrat enim<text:line-break/>cuiusdam in capite excedens ulcus primo a combusto alu-<text:line-break/>mine ad melius fuisse redactum et illi eidem alia in parte<text:line-break/>abscessum fuisse, ubi et .os postea fejunctum suit. Ad-</text:p>
      <text:p text:style-name="P75"><text:span text:style-name="Default_20_Paragraph_20_Font"><text:span text:style-name="T32">t</text:span></text:span><text:span text:style-name="Default_20_Paragraph_20_Font"><text:span text:style-name="T35">r </text:span></text:span><text:span text:style-name="Default_20_Paragraph_20_Font"><text:span text:style-name="T14">r</text:span></text:span><text:tab/>- <text:span text:style-name="Default_20_Paragraph_20_Font"><text:span text:style-name="T38">culti<text:tab/>. </text:span></text:span><text:span text:style-name="Default_20_Paragraph_20_Font"><text:span text:style-name="T32">liti .</text:span></text:span></text:p>
      <text:p text:style-name="Normal">scripta est etiam capitis affecta pars. Sed rem usque adeo.<text:line-break/>raram et nullum praeceptum scripsit, nuda ea quae eve-<text:line-break/>nerunt perfequutus.</text:p>
      <text:p text:style-name="Normal">VII.</text:p>
      <text:p text:style-name="P5"><text:span text:style-name="Default_20_Paragraph_20_Font"><text:span text:style-name="T14">Cola habet cani sim</text:span></text:span>i<text:span text:style-name="Default_20_Paragraph_20_Font"><text:span text:style-name="T14">lia, </text:span></text:span>m<text:span text:style-name="Default_20_Paragraph_20_Font"><text:span text:style-name="T14">asura autem ex mise</text:span></text:span>r<text:span text:style-name="Default_20_Paragraph_20_Font"><text:span text:style-name="T14">a</text:span></text:span>tis /<text:span text:style-name="Default_20_Paragraph_20_Font"><text:span text:style-name="T14">usu<text:line-break/>pensu sun</text:span></text:span>t. <text:span text:style-name="Default_20_Paragraph_20_Font"><text:span text:style-name="T14">Haec vero ex nervi</text:span></text:span>s <text:span text:style-name="Default_20_Paragraph_20_Font"><text:span text:style-name="T14">a dorso .</text:span></text:span>i<text:span text:style-name="Default_20_Paragraph_20_Font"><text:span text:style-name="T14">n ven</text:span></text:span>t<text:span text:style-name="Default_20_Paragraph_20_Font"><text:span text:style-name="T14">rem.</text:span></text:span></text:p>
      <text:p text:style-name="P1">In aperto est et haec ipsum sibi reminescentiae causa<text:line-break/>scripsisse, quae ad dissecandorum corporum praecepta per-<text:line-break/>tinent. Homo enim similem cani habet .colorum naturam,<text:line-break/>fed ipsis et majora esse dicit et ex mesocolis dependere,<text:line-break/>veluti si ex mefenterlis dixisset; communius est enim hoc.<text:line-break/>nomen mefeuteriorum , pressius autem. mesocolorum. Tale<text:line-break/>vero aliud de jejuno intestino aut aliis gracilibus <text:span text:style-name="Default_20_Paragraph_20_Font"><text:span text:style-name="T14">n</text:span></text:span>omen<text:line-break/>no<text:span text:style-name="Default_20_Paragraph_20_Font"><text:span text:style-name="T14">n</text:span></text:span> reperitur; <text:span text:style-name="Default_20_Paragraph_20_Font"><text:span text:style-name="T14">n</text:span></text:span>am mesouestiou, id est mediojejuuium<text:line-break/>aut id genus aliud nemo unquam dixit. Continua quidem<text:line-break/>mefeuteria funt tenuium atque crassiorum intestinorum,</text:p>
      <text:p text:style-name="P3">nihilominus distinctiones quaedam propriae apparent; ac<text:line-break/>praecipue per venas in ipsis positas separantur, una sioui-<text:line-break/>dem propria vena in gracilium intestinorum mefenterium<text:line-break/>derivatur. Item et in crassiorum, quae cola nominant,<text:line-break/>altera propria delabitur simul cum utraque vena arteria<text:line-break/>quoque discurrente. Vinculum autem mesenterii, perinde<text:line-break/>atque mesocoli : continuum enim tutum , ut dixi, ad unam<text:line-break/>quandam lumborum vertebra<text:span text:style-name="Default_20_Paragraph_20_Font"><text:span text:style-name="T14">t</text:span></text:span>o post feptum transversum<text:line-break/>positam pervenit, haec autem sub ventriculo esu Hoc<text:line-break/>quidem vinculum totum nervo simillimum est, quamvis<text:line-break/>ejusdem cum ligamento substantiae sit. Quaecunque enim<text:line-break/>ex ossibus orta exsanguia corpora similia nervis sunt,.<text:line-break/>copulativus nervos ea multi mediet nominant, a nervis<text:line-break/>voluntatis motui servientibus ipsa ex appositu distinguen-<text:line-break/>tes; quamobrem et in hac quoque parte nervorum appel-<text:line-break/>latione ob similitudinem .vocata funt.</text:p>
      <text:p text:style-name="Normal"><text:span text:style-name="Default_20_Paragraph_20_Font"><text:span text:style-name="T35">r</text:span></text:span></text:p>
      <text:p text:style-name="P3">VIII.</text:p>
      <text:p text:style-name="P5">.L<text:span text:style-name="Default_20_Paragraph_20_Font"><text:span text:style-name="T14">aborantibus gratiae, ut munde palare p</text:span></text:span>ur<text:span text:style-name="Default_20_Paragraph_20_Font"><text:span text:style-name="T14">ulenta aut<text:line-break/>esculenta. Quae videt molliter, quaecunque tangit.<text:line-break/>Aliae non valde aut noxa non sacile emendabili , ut<text:line-break/>s</text:span></text:span>i<text:span text:style-name="Default_20_Paragraph_20_Font"><text:span text:style-name="T14">gilla, ubi hac opus tst.</text:span></text:span></text:p>
      <text:p text:style-name="P1">Quae medicum laborantibus grata concedere aut quae<text:line-break/>non concedere oporteat, hoc in volumine persecte nobis con-<text:line-break/>abunde erit, temptatis quemadmodum de aliis omnibus fa-<text:line-break/>cere consueVimus ; nam cum femel aliquid exacte docuimus,<text:line-break/>nunquam iterum in aliis locis univerfum repetimus, fed lllm-<text:line-break/>matim duntaxat perstringimus. Dictum Iane et in aphorismis<text:line-break/>est ad hanc rem aliquid, ipso ita scribente : paulo deterior po-<text:line-break/>tus et cibus, sed suavior, melioribus quidem, infuavioribus<text:line-break/>autem potius dandus. Porro primo intuitu laborantibus ali-<text:line-break/>quid oblectamenti causa gratisicari videtur, non tamen re<text:line-break/>vera id faciens: omnia enim libentius atque suavius as-<text:line-break/>sumta, etsi paulo deteriore natura sint, melius concoqui-</text:p>
      <text:p text:style-name="P3">mus; longe vero utilissimum aegrotis est assumtus cibos et<text:line-break/>potus recte confici. At in proposita oratione alterius<text:line-break/>generis atque rei mentionem facit, per quam medicus<text:line-break/>nequaquam morbum exasperans, aegrotis rem gratum vo-<text:line-break/>luptatemque affert, ut cum immature lavari et bibere et<text:line-break/>fructibus quibusdam ve<text:span text:style-name="Default_20_Paragraph_20_Font"><text:span text:style-name="T14">t</text:span></text:span>ui aut frigidam potare permiserit.<text:line-break/>Interdum enim cujusque dictorum tempus idoneum atque<text:line-break/>utile postero die fuerit; aegroti vero medicos diem unum<text:line-break/>pervertere cogunt<text:span text:style-name="Default_20_Paragraph_20_Font"><text:span text:style-name="T14">P</text:span></text:span> ^Nonnulli praeterea aegrotantibus ista<text:line-break/>plerumque facile Concedunt, ut .plus lucri faciant eorum<text:line-break/>cupiditatibus morem gerentes: verum haec profecto non<text:line-break/>fecundum artis decreta patrantur. Quod autem in apho-<text:line-break/>risinis dictum sciret quaecunque hac ru parte recenset,<text:line-break/>utiliter laborantibus mediet praestantissimi largiuntur. Isto-<text:line-break/>rum autem , quae nunc deinceps ab ipfo scribuntur, usus<text:line-break/>est ut aegros medicis magis obloquentes reddant. Nam<text:line-break/>quos libenter adspiciunt, illis magis obtemperant. Qua-<text:line-break/>propter mater et pater filio cibos fastidienti suaserunt, ut</text:p>
      <text:p text:style-name="P3">se ipfum ad eos assumendos impelleret, cum nullus alius<text:line-break/>id -persuadere potuisset,- ita quoque filius patri suasit et<text:line-break/>matri et frater fratri et amicus amico. At illis, quos mo-<text:line-break/>lesse vident homines, etsi utilia consulant, obedire tamen<text:line-break/>recusant. Ad hanc igitur aegri obedientiam comparandam<text:line-break/>Hippocrates dicebat et praedictiones nobis esse utiles at-<text:line-break/>que omnino aegro admirationi esse medicum. lta sane et<text:line-break/>apud nos Pergami qui a deo - curantur ei obsequentes<text:line-break/>cernimus, illis plerumque per quindecim integros dies, ut<text:line-break/>a potu penitus abstinerent, imperanti, qui profecto nulli<text:line-break/>medico id jubenti obtemperassent. Nam ad aegrotum<text:line-break/>omnibus jussis obedientem reddendum magnam vim ha-<text:line-break/>bet, si pro certo sibi persuaserit . magnam inde ad <text:span text:style-name="Default_20_Paragraph_20_Font"><text:span text:style-name="T14">t</text:span></text:span>e<text:line-break/>utilitatem proventuram^ In his ponuntur ea, quae in<text:line-break/>propositis verbis enumerantur, de quibus jam singula di-<text:line-break/>stincte proponentes, loqui aggrediamur, ut munde parare<text:line-break/>poculenta aut esculenta. Multos multoties medicus aegro<text:line-break/>potus et cibos offert, contra quam ipsis vellet eos prae-</text:p>
      <text:p text:style-name="P3">parans. Iubet autem eos munde parari et in quibusdam<text:line-break/>codicibus vice hujus particulae, <text:span text:style-name="Default_20_Paragraph_20_Font"><text:span text:style-name="T23">καθαρῶς</text:span></text:span><text:span text:style-name="Default_20_Paragraph_20_Font"><text:span text:style-name="T28">, </text:span></text:span>id est munde,<text:line-break/><text:span text:style-name="Default_20_Paragraph_20_Font"><text:span text:style-name="T23">καθαρίως</text:span></text:span><text:span text:style-name="Default_20_Paragraph_20_Font"><text:span text:style-name="T28">, </text:span></text:span>legitur, quod idem significati ld vero fit pri-<text:line-break/>mo, fi vafcula ru quibus potus cibique feruntur nihil for-<text:line-break/>dis Imbuerint; secundo, si nullum aliud eorum per quae<text:line-break/>laboranti ministrantur. Saepius enim vasta cibos et .potus<text:line-break/>continentia mundissima erunt, illud vero quo frigidam<text:line-break/>ferves aut calidam feret, confpurcatum adspicies; quem-<text:line-break/>admodum et aliorum vasculorum ad ministerium pertinen-<text:line-break/>tium quodpiam nonnunquam immundum cernitur. Ad<text:line-break/>haec et ipse medicus in primis et maxime manus quam<text:line-break/>purissimas habeto et faciem et pilos in barba et capita,<text:line-break/>deinceps et alias. corporis partes, quemadmodum et ve-<text:line-break/>stem nitidam, quae intuetur; inquit, aegrotans. Haec<text:line-break/>ipfa inquam et aegrotantis curam gerentes et reliqua omnia;<text:line-break/>quae in aedibus, ubi aegrotat, sunt, -ita habentur, ut<text:line-break/>istorum nihil ipfe iniucunde et tristi animo conspiciat.<text:line-break/>Quin etiam et ex ministris illos plane adesse, -quibus ma-</text:p>
      <text:p text:style-name="P3">xime delectatur et ex gubernantibus eos qui gratissimi<text:line-break/>sunt apud ipsum commorari decet; alios vero duorum .al-<text:line-break/>lerum aut nunquam ejus cubiculum ingredi aut non diu-<text:line-break/>tius ante oculos^ ejus versari. Haec quidem curiose ex-<text:line-break/>plorans medicus ipse conficiet atque disponet. Nonnulla<text:line-break/>vero et abfque indagatio<text:span text:style-name="Default_20_Paragraph_20_Font"><text:span text:style-name="T14">n</text:span></text:span>e fponle dignoscuntur.. Saepius<text:line-break/><text:span text:style-name="Default_20_Paragraph_20_Font"><text:span text:style-name="T39">t</text:span></text:span><text:span text:style-name="Default_20_Paragraph_20_Font"><text:span text:style-name="T38"> </text:span></text:span>enim inspectante aegrotum atque curante medico <text:span text:style-name="Default_20_Paragraph_20_Font"><text:span text:style-name="T14">t</text:span></text:span>orvus<text:line-break/>aliquis ingressus certum quendam hominem venisse nu<text:span text:style-name="Default_20_Paragraph_20_Font"><text:span text:style-name="T14">n-<text:line-break/></text:span></text:span>clavis, qui ipfum visere ac salutare cupiat, tum protinus<text:line-break/>hoc audito aegrotans nonnunquam laetari visus est, uon-<text:line-break/>nunquam vero magnopere contristari, tanquam ab .homine<text:line-break/>ipfum non vere amante, <text:span text:style-name="Default_20_Paragraph_20_Font"><text:span text:style-name="T14">t</text:span></text:span>est simulante, molestiam passu-<text:line-break/>rus sit. Atqui tunc medicum oportet, quum quis ingressus<text:line-break/>est, quem laborans non libenti animo adspiciat, paulo<text:line-break/>post aliqua verisimili ratione quietem aegroto conserve<text:line-break/>dicere et hac de causa omnes ut ab eo recedant prae-<text:line-break/>cipere ; constat enim quod tunc una cum non: amicis<text:line-break/>amici egressi, huad itu multo post denuo introire pote-</text:p>
      <text:p text:style-name="P3">runti Hujusmodi sane spectacula aegroti mentem modo<text:line-break/>exhilarant, modo contristant, non per ipsum visorium<text:line-break/><text:span text:style-name="Default_20_Paragraph_20_Font"><text:span text:style-name="T14">t</text:span></text:span>ensum proprie., sed per cogitationem.. Ceterum quaedam<text:line-break/>visilia ratione visionis ipsius jucuuda sunt, quemadmodum<text:line-break/>et olfactilia. et gusiatilia et audibilia et tactilia- proprio<text:line-break/>quodque sensiti voluptatem afferunt. Attamen non est in<text:line-break/>omnibus istis aequalis oblectatio ; siquidem alii alios et<text:line-break/>colores et figuras et flores et stirpes et germina et pi-<text:line-break/>cturas, aliqua ut tristia.; aliqua ut jucunda contemplantur.<text:line-break/>Oportet itaque medicum ab aegrotantium domesticis per- .<text:line-break/>cunctatum, quibusnam ipsi delectentur, haec subere in<text:line-break/>cubicula, ubi jacent, inferri. Quaecunque mollia tangunt;<text:line-break/>fecundum 1pfam solam nudamqne tactoriam sensionem ju-<text:line-break/>cunda haec sunt; quemadmodum rursum. fleres , stirpes .et<text:line-break/>variegata aliaque omnia supradicta stolam oblectant visio-<text:line-break/>nem, .Adjiciemus igitur quaecunque ejusdem generis cum<text:line-break/>antedictis sunt, dimissa vero tanquam manifesta fuerunt.<text:line-break/>Duorum. enim- fensuum , visus scilicet et tactus suium. me-</text:p>
      <text:p text:style-name="P3">mmrt ; at tu olfactum adjice , gustatum et auditum. Et<text:line-break/>in auditu, quemadmodum et in vifu, dividito , nonnulla<text:line-break/>quidem ipsum sensum solum delectantia; ut suaves voces;<text:line-break/>aliqua per auditum animum conturbantla, ut cum tristia<text:line-break/>nunciantur;- e contrario alia quaedam oblectant et exhi-<text:line-break/>larunt ld sane et vulgus omne haud praeterit, nihil eo-<text:line-break/>rum quae tristi animo aeger auditurus sit, ipsi renuncia<text:span text:style-name="Default_20_Paragraph_20_Font"><text:span text:style-name="T14">v</text:span></text:span>i<text:line-break/>debere; . quemadmodum contra, omnia ipfum vehementer<text:line-break/>oblectatum renunciari convenit , quin et . aliqua .falsa ad-<text:line-break/>jicienda funi. ln loquenti sime particula nonnulla eorum,<text:line-break/>quae et hic omissa fuisse videbantur, resumens addit, aliae.<text:line-break/>Praescriptio haec est aliarum quae dicendae . fiunt gratia-<text:line-break/>rum. Nam quum praedixerit, laborantibus gratiae, deinde<text:line-break/>inquiens, munde parare poculenta aut esculenta, ac dein-<text:line-break/><text:span text:style-name="Default_20_Paragraph_20_Font"><text:span text:style-name="T31">ceps.de </text:span></text:span>omnibus, quae videntur, postea de tactui jucun-<text:line-break/>dis, sermone facto, praeter dictas alias fe dicturum gra-<text:line-break/>tias pollicetur, quas paulo post auditurus es. Porro quia<text:line-break/>dam hanc praescriptionem, aliae, de exemplaribus penis-<text:line-break/>tus deleverunt ; aliqui: vero non feminino . genere scribunt,</text:p>
      <text:p text:style-name="P3">fed in neutro vocato genere; alia ne valde laedant aut<text:line-break/>ne noxa non facile emendabili, ut frigida, ubi hac opus<text:line-break/>esu Non valde laedentia interdum exhibenda sunt, ve-<text:line-break/>hementer ipfa cupientibus, ac nisi acceperint; medicum<text:line-break/>tum o<text:span text:style-name="Default_20_Paragraph_20_Font"><text:span text:style-name="T14">l</text:span></text:span>oris tum aversaturis et nullum ejus praeceptum<text:line-break/>observat<text:span text:style-name="Default_20_Paragraph_20_Font"><text:span text:style-name="T14">o</text:span></text:span>ris. lgitur necesse interdum est quaedam illis<text:line-break/>exoptata concedere ,. nisi magnum lunt detrimentum alsa-<text:line-break/>tura. Praedicito autem ab his aegrum lae<text:span text:style-name="Default_20_Paragraph_20_Font"><text:span text:style-name="T14">t</text:span></text:span>um iri, tuque<text:line-break/>ipsi gratificandi cau<text:span text:style-name="Default_20_Paragraph_20_Font"><text:span text:style-name="T14">t</text:span></text:span>a ea concedere, <text:span text:style-name="Default_20_Paragraph_20_Font"><text:span text:style-name="T14">t</text:span></text:span>ed posterum te vi-<text:line-break/>cissim ah eo petere, ut in reliquis obedientem se<text:span text:style-name="Default_20_Paragraph_20_Font"><text:span text:style-name="T14">t</text:span></text:span>e ex-<text:line-break/>lubeat: novi enim quosdam ex ea medici liberalitate ob-<text:line-break/>scquentes evasisse. Hoc fane modo et ego multoties fri-<text:line-break/>gidam aquam in illis morbis exhibui , in quibus postridie<text:line-break/>ejus .usus requirebatur, id suium aegrotanti gratificatus, ut<text:line-break/>optimum scilicet propinandi tempus praeverterin<text:span text:style-name="Default_20_Paragraph_20_Font"><text:span text:style-name="T14">t</text:span></text:span> ; fimili-<text:line-break/>ter vero et de balneis, vino atque id genus omnibus me<text:line-break/>fecisse memini. Verum si morbus nec postridie, neque<text:line-break/>pro<text:span text:style-name="Default_20_Paragraph_20_Font"><text:span text:style-name="T14">t</text:span></text:span>ius unquam, ullo istorum egeat, aegroto nequaquam</text:p>
      <text:p text:style-name="P3">concedendum ; exiguam enim noxam futura posthac lau-<text:line-break/>guentis obedientia emendare poterit; noxa vero adeo<text:line-break/>magna, ut extremum periculum inferat aut morbum in<text:line-break/>longum tempus producat, non itidem deleri et in pristis<text:line-break/>num redigi poterit. Scribitur etiam proposita pars per<text:line-break/>alia verba , uno quidem modo sic , fed et valde nocere,<text:line-break/>ut frigidam, quum opus est, voce hac <text:span text:style-name="Default_20_Paragraph_20_Font"><text:span text:style-name="T23">βλάπτειν</text:span></text:span><text:span text:style-name="Default_20_Paragraph_20_Font"><text:span text:style-name="T28">, </text:span></text:span>id est<text:line-break/>nocere, <text:span text:style-name="Default_20_Paragraph_20_Font"><text:span text:style-name="T14">v</text:span></text:span> habente in fine et hanc quidem lectionem ve-<text:line-break/>teres explanatores agnoscunt. Alteram quoque in aliis<text:line-break/>exemplaribus detracta <text:span text:style-name="Default_20_Paragraph_20_Font"><text:span text:style-name="T14">v</text:span></text:span> littera ita <text:span text:style-name="Default_20_Paragraph_20_Font"><text:span text:style-name="T14">t</text:span></text:span>e habentem invenies,<text:line-break/>quae non valde nocent aut non facile emendabili noxa,<text:line-break/>ut frigida, ubi hac opus est; vult autem proposite oratio<text:line-break/>aut non facile emendabili noxa, ea significare quae non<text:line-break/>cito remediis cedere queant, ut impressa jam laesio remo-<text:line-break/>visatur. Ceterum hac de re, quaecunque prius dixi remi-<text:line-break/>nlscentibus, nullam aliam praeterea novam explanationem<text:line-break/>poscere co<text:span text:style-name="Default_20_Paragraph_20_Font"><text:span text:style-name="T14">n</text:span></text:span>venit.</text:p>
      <text:p text:style-name="P76">IX<text:tab/><text:span text:style-name="Default_20_Paragraph_20_Font"><text:span text:style-name="T40">,.</text:span></text:span><text:span text:style-name="Default_20_Paragraph_20_Font"><text:span text:style-name="T41">η</text:span></text:span><text:span text:style-name="Default_20_Paragraph_20_Font"><text:span text:style-name="T40">-</text:span></text:span></text:p>
      <text:p text:style-name="P5">i<text:span text:style-name="Default_20_Paragraph_20_Font"><text:span text:style-name="T14">ntr</text:span></text:span>oi<text:span text:style-name="Default_20_Paragraph_20_Font"><text:span text:style-name="T14">tu</text:span></text:span>s, <text:span text:style-name="Default_20_Paragraph_20_Font"><text:span text:style-name="T14">serm</text:span></text:span>o<text:span text:style-name="Default_20_Paragraph_20_Font"><text:span text:style-name="T14">ne</text:span></text:span>s, <text:span text:style-name="Default_20_Paragraph_20_Font"><text:span text:style-name="T14">sigura, vesti</text:span></text:span>s <text:span text:style-name="Default_20_Paragraph_20_Font"><text:span text:style-name="T14">aegr</text:span></text:span>o<text:span text:style-name="Default_20_Paragraph_20_Font"><text:span text:style-name="T14">tan</text:span></text:span>ti, <text:span text:style-name="Default_20_Paragraph_20_Font"><text:span text:style-name="T14">t</text:span></text:span>o<text:span text:style-name="Default_20_Paragraph_20_Font"><text:span text:style-name="T14">nsura,<text:line-break/>ungue</text:span></text:span>s, <text:span text:style-name="Default_20_Paragraph_20_Font"><text:span text:style-name="T14">od</text:span></text:span>o<text:span text:style-name="Default_20_Paragraph_20_Font"><text:span text:style-name="T14">re</text:span></text:span>s.</text:p>
      <text:p text:style-name="P1">Ex istis omnia reliqua procul dubio ad medicum re-.<text:line-break/>feruntur, fed interea vox haec posita, <text:span text:style-name="Default_20_Paragraph_20_Font"><text:span text:style-name="T14">aegr</text:span></text:span>o<text:span text:style-name="Default_20_Paragraph_20_Font"><text:span text:style-name="T14">tan</text:span></text:span>ti, dubi-<text:line-break/>talionem quandam excitat. Unde quidam ea penitus de-<text:line-break/>tracta fele nequaquam eam invenisse .scriptam dissimula-<text:line-break/>runt, fed vetustissimi interpretes^ hanc quoque lectionem<text:line-break/>admittunt. Verum lingula dicta particulatim prius expen-<text:line-break/>dentes, fortassis aliquid verisimile ad ipsam interpretan-<text:line-break/>dam nacti erimus. Et primo quidem. introitus medicorum.<text:line-break/>ad aegrum quoscunque ipsi gratus faciunt,. siquidem non-<text:line-break/>nulli .aegri a saepius visentibus assiri fe molestia opi n a n-,<text:line-break/>tur; alii contra crebro fe videri magnopere laetantur.<text:line-break/>Quidam autem medici .sunt qui eo usque insaniant, ut<text:line-break/>etiam in dormientium conclave strepentes pedibus aut vo-</text:p>
      <text:p text:style-name="P3">ciferantes ingrediantur, ob quae expergefacti aegroti et<text:line-break/>illis irascuntur et maxime fe lae<text:span text:style-name="Default_20_Paragraph_20_Font"><text:span text:style-name="T14">t</text:span></text:span>os esse conqueruntur.<text:line-break/>Haec igitur omnis providere medicum oportet, ut neque<text:line-break/>non in tempore accedat, neque petulanter cum multo<text:line-break/>strepitu et elata voce aut incessu aut adspectu aut aliquo<text:line-break/>prorsum hujusmodi indecoro. Sermones.. Inter praecis<text:line-break/>pua Iunt et isti cum aegris a medicis recte aut non recte<text:line-break/>facti: quidam enim <text:span text:style-name="Default_20_Paragraph_20_Font"><text:span text:style-name="T14">s</text:span></text:span>ermones summe fatui funt, tales<text:line-break/>sane, qualem zeuxis a Bacchio scriptum esse testatur,<text:line-break/>callianacta fuisse Herophileum, in libro de memorabilibus<text:line-break/>Herophili et ejus sectae studiosorum. Iste aegrotanti cui-<text:line-break/>dam atque dicenti, moriar, hoc carmen respondens succi-<text:line-break/>unisse fertur : .</text:p>
      <text:p text:style-name="P1">P<text:span text:style-name="Default_20_Paragraph_20_Font"><text:span text:style-name="T14">u</text:span></text:span>l<text:span text:style-name="Default_20_Paragraph_20_Font"><text:span text:style-name="T14">chra et pelle m</text:span></text:span>i<text:span text:style-name="Default_20_Paragraph_20_Font"><text:span text:style-name="T14">can</text:span></text:span>s <text:span text:style-name="Default_20_Paragraph_20_Font"><text:span text:style-name="T14">n</text:span></text:span>i<text:span text:style-name="Default_20_Paragraph_20_Font"><text:span text:style-name="T14">si te La</text:span></text:span>t<text:span text:style-name="Default_20_Paragraph_20_Font"><text:span text:style-name="T14">ona creasset.<text:line-break/></text:span></text:span>Alteri quoque moriar dicenti respondisse:.</text:p>
      <text:p text:style-name="P1"><text:span text:style-name="Default_20_Paragraph_20_Font"><text:span text:style-name="T14">E</text:span></text:span>t <text:span text:style-name="Default_20_Paragraph_20_Font"><text:span text:style-name="T14">Pa</text:span></text:span>t<text:span text:style-name="Default_20_Paragraph_20_Font"><text:span text:style-name="T14">ro olus ob</text:span></text:span>i<text:span text:style-name="Default_20_Paragraph_20_Font"><text:span text:style-name="T14">t, qui te praestant</text:span></text:span>io<text:span text:style-name="Default_20_Paragraph_20_Font"><text:span text:style-name="T14">r</text:span></text:span> i<text:span text:style-name="Default_20_Paragraph_20_Font"><text:span text:style-name="T14">psa.</text:span></text:span></text:p>
      <text:p text:style-name="P77">caranus ror<text:span text:style-name="Default_20_Paragraph_20_Font"><text:span text:style-name="T14">e. </text:span></text:span>xvir. rani rr.<text:tab/>x</text:p>
      <text:p text:style-name="P3">Ceterum quidam hujusce tempestatis medici, etsi modera-<text:line-break/>tiores Callianacte. sint, .aspere tamen et ipsi erga laborau-<text:line-break/>t-es: fe. .gerunt , adeo ut odio ipsis sint, sicut aliqui e con-.<text:line-break/>trario serviliter adulantes .ob id ipsum contemtui fuerunt.<text:line-break/>Quemadmodum autem aegro medicum <text:span text:style-name="Default_20_Paragraph_20_Font"><text:span text:style-name="T14">a</text:span></text:span>diu<text:span text:style-name="Default_20_Paragraph_20_Font"><text:span text:style-name="T14">t</text:span></text:span>um videri non<text:line-break/>convenit, ita neque contemnendum, sed humanus, mode-<text:line-break/><text:span text:style-name="Default_20_Paragraph_20_Font"><text:span text:style-name="T14">r</text:span></text:span>atus suavisque quum sit., gravitatem etiam servare debet.<text:line-break/>Nisi enim medicum. aeger ut deum quendam admiretur, -<text:line-break/>nunquam illius praeceptis obtemperaverit. Antiquissimum<text:line-break/>igitur. fuerit neque adeo medicum <text:span text:style-name="Default_20_Paragraph_20_Font"><text:span text:style-name="T14">t</text:span></text:span>e submittere atque<text:line-break/>adulari, ut fui contemtum pariat, neque rursum perinde<text:line-break/>atque Callianactem <text:span text:style-name="Default_20_Paragraph_20_Font"><text:span text:style-name="T14">t</text:span></text:span>e rusticum atque afperum exhibere.<text:line-break/>Id fiet autem, fi et. ab adspectu et voce et omni corporis<text:line-break/>habitu medici gravitatem retineat aegrotautemque iis<text:line-break/>quae. ip<text:span text:style-name="Default_20_Paragraph_20_Font"><text:span text:style-name="T14">t</text:span></text:span>e praecipiat morem gerere . edoceat. Sermones<text:line-break/>vero multiformes sunt, trbique exempli causa aliquem<text:line-break/>proponere me non pigebit. Poterit sane medicus a prooe-<text:line-break/>tnio verisimili exorsus .omnia ea deinceps aegrotanti re-</text:p>
      <text:p text:style-name="P3">censere, quae in hanc rem ab Hippocrate tradita sunt:<text:line-break/>primo quidem in aphorismis ita dicente; oportet autem<text:line-break/>non modo se ipsum exhibere ea, quae oportet, facientem,<text:line-break/>fed etiam aegrum et assistentes et exteriora; et in primo<text:line-break/>de morbis popularibus: ars per tria, morbus, aegrotus,<text:line-break/>medicus. Adversari morbo aegrotum una cum medico<text:line-break/>oportet. Quumque tres sint, medicus, morbus et aegro-<text:line-break/>tus, si medicum solum cum morbo pugnantem aeger de-<text:line-break/>ferat, vel etiam ad morbum transfugiens medico repugnet,<text:line-break/>medicum a morbo superari continget. At si morbo re-<text:line-break/>lictu, medico subsidium contra illum ferat, duobus homi-<text:line-break/>cibus contra unum morbum pugnantibus, futurae victo-<text:line-break/>riae magna spes est; sicut e contrario desperandum sit, si<text:line-break/>aeger a mo<text:span text:style-name="Default_20_Paragraph_20_Font"><text:span text:style-name="T14">r</text:span></text:span>bo stans medico adversetur: salus enim ipse<text:line-break/>relictus, a duobus hostibus expugnari poterit. Id exem-<text:line-break/>plum tibi satis esto ; a simili enim multos id genus alios<text:line-break/>fermones cogitare poteris a medicis cum aegrotis fieri.</text:p>
      <text:p text:style-name="P3">Non siclum autem sermonum a medicis cum aegris facien-<text:line-break/>dorum talem esse sententiam convenit , fed etiam vocis<text:line-break/>magnitudinem et tonum et omnem actionem sententiae<text:line-break/>respondere sermonum. Quod si quis cum erudito viro<text:line-break/>colloquatur, ne soloecismis barbarifmisque utatur, caveto;<text:line-break/>nam ex hoc medici aegrotis spernendi videntur. Figura.<text:line-break/>Et figuram corporis totius in introeundo atque sedendo<text:line-break/>medicus, neque humilem prae <text:span text:style-name="Default_20_Paragraph_20_Font"><text:span text:style-name="T14">t</text:span></text:span>e ferat, ut contemtum<text:line-break/>mereatur, neque fastu quodam atque arrogantia turgentem.<text:line-break/>Quidam enim extenti ac patentes introeunt ac fedent;<text:line-break/>nonnulli fracti et molles; alii vero incurvi atque abjecti<text:span text:style-name="Default_20_Paragraph_20_Font"><text:span text:style-name="T14">r<text:line-break/></text:span></text:span>Itaque omnes excessus devitandi sunt et inter eos medio-<text:line-break/>erem esse tentandum esu Quod si nonnunquam, raro ta-<text:line-break/>men id evenit , aeger humilitatem et abiectionem quan-<text:line-break/>dam amare tibi videatur , - a mediocritate ad humilius te<text:line-break/>paulum defcendere humilioremque te ipfum effingere fa-<text:line-break/>tius fuerit. At si e contrario fe<text:span text:style-name="Default_20_Paragraph_20_Font"><text:span text:style-name="T14">t</text:span></text:span>e habeat, et tu contraria<text:line-break/>facito , paulum a mediocri et a naturali statu ad alter-</text:p>
      <text:p text:style-name="P3">utrum latus declinans. Vestis. Et ipsi, eadem ratione<text:line-break/>mediocris esto; neque valde fnmtuosa, ut arrogantiam in-<text:line-break/>dicet, neque sordida et nimium vilis, nisi si aeger ipse<text:line-break/>immoderatius, aut pretiosa vestimenta amet aut sordidis<text:line-break/>oblectetur: tunc enim a mediocritate ad illud quod ae-<text:line-break/>groto magis placeat descendito, quatenus id languenti<text:line-break/>arridere coniectura assecutus fueris. Hanc appellationem,<text:line-break/>aegrotanti, reliquis interjectam, obscuritatem offundere<text:line-break/><text:span text:style-name="Default_20_Paragraph_20_Font"><text:span text:style-name="T14">t</text:span></text:span>upra dixi ; at si initio fermonis aut in fine posita foret,<text:line-break/>nihil plane dubitationis attulisset, omnia haec scilicet, ut<text:line-break/>aegrotanti iucundiora fiunt, medico esse praestanda, iutroi-<text:line-break/>tus, sermones , figuram totius corporis, vestem, tonsuram<text:line-break/>capillorum, unguium decentem modum, odorem. Etenim<text:line-break/>in introitu alius ad alium -aegrotantem, ut paulo ante<text:line-break/>posuimus, modus est. In sermonibus similiter: nonnulli<text:line-break/>enim medicis fabellas narrantibus delectantur, nonnulli<text:line-break/>eos fastidiunt; aliqui gravibus et feriis sermonibus gau-<text:line-break/>dent, aliqui facetis et lepidis. Et de figuris corporis et</text:p>
      <text:p text:style-name="P3">vestimentis , quonam pacto jucundiora aegrotanti coniicere<text:line-break/>oporteat supra comprehensum esu Tonsura capillorum.<text:line-break/>Tonsura naturaliter quidem optima fuerit, si ad capitis<text:line-break/>sanitatem conservandam fiat: aliis enim alsa tonsurae spe-<text:line-break/>cies convenit; aegrotis vero non omnibus idem tonsurae<text:line-break/>genus placet. Hoc igitur te quoque considerare oportet<text:line-break/>ejus, quem medicaris, rationem habentem, quemadmodum<text:line-break/>Antonio Commodi patre imperante omnes ejus familiares<text:line-break/>faciebant, ad cutem usque detonsi. Lucius vero eos mi-<text:line-break/>mos appellabat et idcirco rursum, qui cum ipfo verfa-<text:line-break/>bantur, comam nutriveru<text:span text:style-name="Default_20_Paragraph_20_Font"><text:span text:style-name="T14">n</text:span></text:span>t. Ungues. Quantos medicis<text:line-break/>ungues esse. oporteat, ipfe in libro de agendis in medica-<text:line-break/>trina edocuit, illud addens, ipforunr decentem modum ad-<text:line-break/>spectantibus esse jucundum. De unguibus autem, scabie,<text:line-break/>aut aliquo alio id genus vitio affectis, quemadmodum et<text:line-break/>de pilorum capitis affectibus , alopecia scilicet et porrigine,<text:line-break/>neque ferino faciendus est: haec enim ut jam praeter na-<text:line-break/>tutatu medicum pati, sicut et morbum articularem vehe-</text:p>
      <text:p text:style-name="P3">mentionem et aliquid ejusmodi.aliud turpissimum est. odor.<text:line-break/>Porro totius corporis odor et oris praecipue nonnullis<text:line-break/>quidem natura putidus est, sicut aliis quibusdam sine vi-<text:line-break/>tio, nonnunquam per incuriam tuter odor fit, quum me-<text:line-break/>dici nihil errare fe putant, si caepas aut allium redolentes<text:line-break/>aegrotos vi<text:span text:style-name="Default_20_Paragraph_20_Font"><text:span text:style-name="T14">t</text:span></text:span>ant. Quinto sime ciri nostro Romae medior-<text:line-break/>nam exercenti id contigit. A prandio divitem quendam<text:line-break/>ac praepotentem hominem vini odorem vehementer fpi-<text:line-break/>rans invisit. Aeger itaque cum capitis dolore magnam<text:line-break/>febrem habens, atque ideo vini odorem exeuntem aegre<text:line-break/>ferens, Quintum, .ut longius aliquanto recederet rogavit,<text:line-break/>quoniam vinum immoderatius redolens ipsum contristaret<text:line-break/>et quidem aegrotus modeste dicere videbatur. At Quin-<text:line-break/>tus ipsi stolidius refpondens odorem ut aequo animo fer-<text:line-break/>ret .praecepit, nam et <text:span text:style-name="Default_20_Paragraph_20_Font"><text:span text:style-name="T14">t</text:span></text:span>e quoque aegrotum ex febri male<text:line-break/>olentem sustinere dicebat, multum autem interesse sc-<text:line-break/>bremue quis aut vinum redoleret. Alter fuit medicus in<text:line-break/>nostra Asse, cui axillae adeo foedum odorem exspirabant,</text:p>
      <text:p text:style-name="P3">ut vir nullus elegantior ejus accessum aegrotans ferre<text:line-break/>posset. oportebat igitur eum prius suo ipsius fymptomati<text:line-break/>mederi atque ita ad alios curandos feste accingere. Nam<text:line-break/>etsi, ut hircis, ingenitus putor infit, ad mediocritatem<text:line-break/>tamen quandam redigi potest; <text:span text:style-name="Default_20_Paragraph_20_Font"><text:span text:style-name="T14">c</text:span></text:span>urium haec mediocritas<text:line-break/>quotidianis infpersionibus, foetorem obtundeutibus mitigari<text:line-break/>poterit. Alius igitur quidam os naturaliter putidum ha-<text:line-break/>bens, ejus putorem et purgatione et medicamentorum ad<text:line-break/>id facientium potu mitigabat, atque quotidie aut amomi<text:line-break/>aut folii mal<text:span text:style-name="Default_20_Paragraph_20_Font"><text:span text:style-name="T14">o</text:span></text:span>bathri aut aliorum id genus odoratorum, in<text:line-break/>insum pauxillum quiddam coniiciens, ita ex aedibus pro-<text:line-break/>ficsscebatur.</text:p>
      <text:p text:style-name="Normal"><text:span text:style-name="Default_20_Paragraph_20_Font"><text:span text:style-name="T14">. r.</text:span></text:span></text:p>
      <text:h text:style-name="Normal" text:outline-level="3">x.</text:h>
      <text:p text:style-name="P5"><text:span text:style-name="Default_20_Paragraph_20_Font"><text:span text:style-name="T1">A</text:span></text:span><text:span text:style-name="Default_20_Paragraph_20_Font"><text:span text:style-name="T14">qua decocta</text:span></text:span><text:span text:style-name="Default_20_Paragraph_20_Font"><text:span text:style-name="T1"> t</text:span></text:span><text:span text:style-name="Default_20_Paragraph_20_Font"><text:span text:style-name="T14">um quidem ut atrem adm</text:span></text:span><text:span text:style-name="Default_20_Paragraph_20_Font"><text:span text:style-name="T1">i</text:span></text:span><text:span text:style-name="Default_20_Paragraph_20_Font"><text:span text:style-name="T14">t</text:span></text:span><text:span text:style-name="Default_20_Paragraph_20_Font"><text:span text:style-name="T1">t</text:span></text:span><text:span text:style-name="Default_20_Paragraph_20_Font"><text:span text:style-name="T14">at</text:span></text:span><text:span text:style-name="Default_20_Paragraph_20_Font"><text:span text:style-name="T1"> t</text:span></text:span><text:span text:style-name="Default_20_Paragraph_20_Font"><text:span text:style-name="T14">u</text:span></text:span><text:span text:style-name="Default_20_Paragraph_20_Font"><text:span text:style-name="T1">m </text:span></text:span><text:span text:style-name="Default_20_Paragraph_20_Font"><text:span text:style-name="T14">vero<text:line-break/>ne plenum sit et operculum habeat.</text:span></text:span></text:p>
      <text:p text:style-name="P2">In quibus affectibus aut cujus utilitatis causa aquam<text:line-break/>decoquere aut quamcunque. aut vitiosam tantum conve-<text:line-break/>urat, in verbis istis declaratum non est; quamobrem ne-<text:line-break/>que ullum ex ipsis fructum percipimus. Videtur namque<text:line-break/>Hippocrates, sicut alia. multa in his libris quaerendi ma-<text:line-break/>gis cauta quam in vulgus edendi adnotavit, ita hunc<text:line-break/>quoque sermonem conscripsisse, nobis quidem imperfectum,<text:line-break/>sibi vero ipsi ad recordationem integrum. - At si nobis<text:line-break/>ipsis hunc modum explicandum proponamus, qualem aquam<text:line-break/>prius decoquere conveniat, atque ita deinde refrigeratam<text:line-break/>bibere , siquidem ipsam frigidam bibere volumus ; et con-<text:line-break/>tra rursus , quam calidam aquam bibere volentes , haud<text:line-break/>perinde coquemus, fedhuic operculum facientes, vasi, in<text:line-break/>quo calefacta est, magnitudine respondens; illi vero nul-<text:line-break/>lum tegmen imponentes, fed calentem aquam in nudo de-<text:line-break/>tectoque vase, fnh dio expositam dimittentes; et quaere-<text:line-break/>mus deluceps, qui affectus calidas quive frigidas aquas<text:line-break/>postulent; nos quidem utile aliquid inveniemus, nihil ta-</text:p>
      <text:p text:style-name="P3">men ad inventionem ex propositis - verbis proficiemus,<text:line-break/>quandoquidem initium nullum clarum habent. Quocirca<text:line-break/>et nonnulli ipsa cum supra positis copulant, ut Artemido-<text:line-break/>rus voluit cognomento Capito ; fed plurimi ipsis ab illis<text:line-break/>separantes seorsum considerant. Igitur si cum antepositis<text:line-break/>coniungantur , hujusmodi eorum <text:span text:style-name="Default_20_Paragraph_20_Font"><text:span text:style-name="T14">t</text:span></text:span>ensus erit, laborantibus<text:line-break/>gratiae, ut munde parare aut potulenta aut esculenta et<text:line-break/>cetera quae deinceps dixit Hippocrates. Deinde post ni-<text:line-break/>lima verba, aqua vero et ipfis interdum frigida propi-<text:line-break/>nanda, quum aut offensam prorsus nullam aut perexiguam,<text:line-break/>ex ejus potu fore metuamus. Deinde sibi ipsi ad remi-<text:line-break/>niscentiam, ut ajunt, deinceps modum ipsius praeparan-<text:line-break/>dae tradidit, fortasse nequaquam volens fontanam aquam<text:line-break/>prius quam incaluerit exhiberi; fortasse vero et aliquam<text:line-break/>distinctionem nactus, quibus calefacta prius et mox re-<text:line-break/>frigerata, aut quibus, omissa calefactione, potui danda sit.<text:line-break/>Aut forsan optimam aquam non coctam, vitiosam vero<text:line-break/>coctam praebere voluit. Fortassis etiam optimae aquae</text:p>
      <text:p text:style-name="P3">duplicem refrigerationem prodit , unam quidem quam<text:line-break/>circumfusus aer efficit.- Porro in Alexandria totaque Ae.-<text:line-break/>gypto ipsius aquam in testaceis quibusdam vasis hoc modo<text:line-break/>refrigerare conspexi. Occidente fele aquam. prius cale-<text:line-break/>sactam in vascula fundebant; deinde sublime totum hoc<text:line-break/>vas in fenestris vento adversis , ut - ibi per totam noctem<text:line-break/>refrigesceret, suspendebant ;. postea ante solis ortum vas<text:line-break/>humi depositum frigidam aquam circumfpergentes , frigida<text:line-break/>etiam folia toti vasi circumdabant, nonnunquam vitium<text:line-break/>aut lactucae, nonnunquam vero et aliarum id genus her-<text:line-break/>barum, ut frigus id quod sub nocturno aere acquisiverat<text:line-break/>diutius permaneret; multo vero magis ad hujusmodi. ap-<text:line-break/>paratum , quum optimae aquae ipsis facultas non esset,<text:line-break/>homines devenere. Dico autem optimam aquam et omni<text:line-break/>vitio carentem quae neque limi. quicquam habet., neque<text:line-break/>male olet et gustantibus nullam qualitatem prae fe fert.<text:line-break/>Quaedam enim pravas qualitates permissas habent, falis<text:line-break/>aut nitri aut sulphuris aut bituminis aut aluminis alio-</text:p>
      <text:p text:style-name="P3">rumque id genus. In quibus omnibus praestat, quemad--<text:line-break/>modum legumina multa praeclixantes idonea afui praepa—<text:line-break/>ramus et olera et fructus et animalium partes, eadem<text:line-break/>ratione et aquam prius decoctione ad meliorem naturam<text:line-break/>permutantes ita propinare. Praeterea et ob alium sane<text:line-break/>ri<text:span text:style-name="Default_20_Paragraph_20_Font"><text:span text:style-name="T14">t</text:span></text:span>um aquam percalefactum resiigeramus, etsi neque sapore,<text:line-break/>neque odore malo depravata sit, neque sic exquisite pura,<text:line-break/>quando in ventriculo ipfam diutius commorari aut per-<text:line-break/>cellere aut instare aut degravato ventriculum perceperimus.<text:line-break/>Sunt enim profecto et id genus multae , quarum praecis<text:line-break/>pue ab optimis aquis discretionem Hippocrates mihi fcri-<text:line-break/>pfisse vifirs est, ubi inquit: aqua cito incalescens ac cito<text:line-break/>resrigescens levissima. Neque enim in lutosis aut male<text:line-break/>olentibus aut quippiam medicamentusum gustatui impii-<text:line-break/>mentibus, hujusmodi signum usui esse potest, quum illae<text:line-break/>omnibus notae apertaeque sint; <text:span text:style-name="Default_20_Paragraph_20_Font"><text:span text:style-name="T14">t</text:span></text:span>est in illis, quae omnibus<text:line-break/>hisce qualitatibus careant. Aliud vero ex aeris corrupti<text:line-break/>missione vitium inest aut aliud quodpiam ipsi aquae inge<text:span text:style-name="Default_20_Paragraph_20_Font"><text:span text:style-name="T14">r</text:span></text:span></text:p>
      <text:p text:style-name="P3">nitum ab ignota causa proveniens. In his quidem fupra-<text:line-break/>dieta nota optimum diiudicandi instrumentum est; neque<text:line-break/>enim id genus aquae rito calefiunt aut refrigerantur.<text:line-break/>Aliud quoque indicium huic simile ab oleribus aut lego-<text:line-break/>missibus aut fructibus aut carnibus aut radicibus in nisa<text:line-break/>aqua incoctis accipitur: siquidem in optima aqua celer-<text:line-break/>rime, in vitiosa tardissime elixantur, vocantque hujus-<text:line-break/>modi vitiatus aquas veteres quidam indomitas, sive cru-<text:line-break/>das, sive incoctiles, perinde ac ipsa legumina, quae diffi-<text:line-break/>culter vixque elixantur. ob has itaque utilitates nonnun-<text:line-break/>quam praecalefactam aquam refrigeramus. Quin ipfam<text:line-break/>calidam bibituri, quum aut lutulenta aut limofa aut foe-<text:line-break/>tens est, hunc in modum praeparamus. Nam praecatus<text:line-break/>facta quum refrixit, tunc evidenter putorem, quem ex<text:line-break/>putredine plerumque contraxerat, abjicit omnisque pars<text:line-break/>terrea facile subsidet; quae cum tota aqua priusquam in-<text:line-break/>caluisset , minutatim permissa unaque cum ipsa epota aut<text:line-break/>contemnendam noxam infert, et maxime quibus renes aut</text:p>
      <text:p text:style-name="P3">vesica progignendis calculis proclives sunt. At sub dio<text:line-break/>quidem non aquam modo calentem , fed etiam alia quae-<text:line-break/>dam exponere istius separationis caula medici mihi ex-<text:line-break/>cogitasse videntur. Nam quaecunque ex diversae naturae<text:line-break/>materiis constant , per minutas pa<text:span text:style-name="Default_20_Paragraph_20_Font"><text:span text:style-name="T14">r</text:span></text:span>ticulas mixtione con-<text:line-break/>flata, haec post calefactionem resrigescentia facile secer-<text:line-break/>nuntur, sed statim a coctione antequam refrigerentur, ad-<text:line-break/>huc motione agitantur, atque ideo omnes eorum. particu-<text:line-break/>lae permixtae sunt; sed refrigeratis graves ac terreae fun-<text:line-break/>dum petunt, leves fuperfluitant. Itaque si cum praedictis,<text:line-break/>in quibus scripsit Hippocrates, laborantibus gratisicandum,<text:line-break/>de aquarum coctura sermo copuletur et ipsius utilitas evi-<text:line-break/>dens est, atque id quod dicitur, qualenam sit, exquisite<text:line-break/>fortasse invenerimus. Sin autem a praedictorum continui-<text:line-break/>tate modo proposita verba divellentes separatim pontem-<text:line-break/>plentur, plena dubitationum erit oratio. Prius igitur<text:line-break/>ipsum, ut superioribus annexum explanabimus, dicentes<text:line-break/>aquae ab ipsa praeparationem innoxiam .significari frigidam</text:p>
      <text:p text:style-name="P3">potaturis, quam et ego saepius facio, quum aegrotanti<text:line-break/>alicui frigidam aquam praebiturus sum, neque mihi fon-<text:line-break/>tis aqua bona scatentis facultas est. Romae namque. sicut<text:line-break/>et multa alia in ea urbe eximia funt, ita et fontium<text:line-break/>elegantia ac multitudo est admirabilis, eorum nullam sue-<text:line-break/>tidam aquam aut medicatam aut turbidam aut asperam<text:line-break/>crudamque effundente, sicut neque Pergam, in patria no-<text:line-break/>stra ; in multis autem aliis urbibus haud paucae deprava-<text:line-break/>tae aquae reperiuntur. Illae sane, quae ex Tiburtinis<text:line-break/>montibus per lapideas fistulas in Romanam civitatem deri-<text:line-break/>vantur, aliis quidem vitiis carentes, crudiusculae tamen<text:line-break/>funt, ut neque celeriter calefiant, ut urbani fontes, ne-<text:line-break/>que refrigerentur, neque celeriter in ipsis, ut in fontanis<text:line-break/>aquis, quaecunque inieceris, elixentur legumina et olera<text:line-break/>et carnes. Ex his autem aliae aliis in locis multo cru-.<text:line-break/>diores funt et ab ipsis indigenis dume gravesque nomi-<text:line-break/>nantur, quod ventriculum infestent et a potu onus quod-<text:line-break/>dam plures perciplant; nam fere et alias multes causas</text:p>
      <text:p text:style-name="P3">quicquam efficientes ab effectu denominare consueverunt;<text:line-break/>sic igitur et huic contrariam aquam , optimam scilicet<text:line-break/>laudantes, levem et mollem adpellant. Ceterum omnia<text:line-break/>haec enarrata cognitu quidem utilis furit, fed nihil ipfo-<text:line-break/>rum proposita verba docent, neque sine ostensione, ne-<text:line-break/>que cum ostensione^ neque breviter et obscurius, ne-<text:line-break/>que dilucide ac prolixius. Satius igitur mea quidem feu-<text:line-break/>tentis fuerit omnes hujusmodi orationes integras praeter-<text:line-break/>ire. Quamobrem si Hippocrates quo pacto aquam potui<text:line-break/>frigidam praeparare oporteat tradere proposuit, hujus-<text:line-break/>modi erit verborum len<text:span text:style-name="Default_20_Paragraph_20_Font"><text:span text:style-name="T14">t</text:span></text:span>us. Si aquam praedicti u<text:span text:style-name="Default_20_Paragraph_20_Font"><text:span text:style-name="T14">t</text:span></text:span>us<text:line-break/>cau<text:span text:style-name="Default_20_Paragraph_20_Font"><text:span text:style-name="T14">t</text:span></text:span>a decoquamus aut nihil vasculis, in quibus decoqui-<text:line-break/>tur, superimponemus; sied quae decoquitur, aquam in<text:line-break/>aere ambiente libere versari permittemus; aut e contrario<text:line-break/>aliquo operculo vafculum integentes aerem .excludemus.<text:line-break/>Rursum vero haec ipsis aut inter decoquendum aut ab<text:line-break/>decoctione inter refrigerandum fieri debere dictum esse<text:line-break/>intelligere possumus; sed in refrigeratione intelligi credi-</text:p>
      <text:p text:style-name="P3">bilius est, in decoctione vero incredibile. Neque enim<text:line-break/>docere. possumus cuinam usui inter coquendum aer am-<text:line-break/>bieus futurus sit, quae decoquuntur aquas ne. attingat<text:line-break/>exclufirs; fed in .resrigerando post cocturam; ubi alicujus<text:line-break/>putei, in quem vasculum demittamus, nobis facultas est<text:line-break/>aliquo tegmine vasculum claudere atque undique diligen-<text:line-break/>ter obstruere necesse esu Ubi vero puteo caremus, detectum<text:line-break/>vas, ut frigidum aerem admittat , relinquere convenit:<text:line-break/>Ceterum nonnulli explanatores verba haec a superioribus<text:line-break/>disjuncta legenda esse censentes Hippocrati de vitiosis<text:line-break/>aquis sermonem fieri ajunt, deque illis maxime, quaecun-<text:line-break/>que ob aliquam terream admixtam materiam hujusmodi<text:line-break/>funt. Mensuram autem temporis cocturae eam esse <text:span text:style-name="Default_20_Paragraph_20_Font"><text:span text:style-name="T42">lepor-<text:line-break/></text:span></text:span>tere, ut eo usque scilicet coquantur, donec purae <text:span text:style-name="Default_20_Paragraph_20_Font"><text:span text:style-name="T42">fiant,<text:line-break/></text:span></text:span>atque aerem. externum si admittant, perspicuae; <text:span text:style-name="Default_20_Paragraph_20_Font"><text:span text:style-name="T42">ob hujus<text:line-break/></text:span></text:span>enim admixtionem, non <text:span text:style-name="Default_20_Paragraph_20_Font"><text:span text:style-name="T14">t</text:span></text:span>uapte natura optimas <text:span text:style-name="Default_20_Paragraph_20_Font"><text:span text:style-name="T42">aquas<text:line-break/></text:span></text:span>splendidas apparere asseverant, atque ita de rerum <text:span text:style-name="Default_20_Paragraph_20_Font"><text:span text:style-name="T42">natura<text:line-break/></text:span></text:span>sermonem aggrediuntur, cujus ipsi nullam <text:span text:style-name="Default_20_Paragraph_20_Font"><text:span text:style-name="T42">rationem assi-</text:span></text:span></text:p>
      <text:p text:style-name="P3">gnare possunt. Splendida namque. pura aqua conspicitur,<text:line-break/>non aliqua splendida luce extrinsecus in ipsam incidente,<text:line-break/>fed ab occurrente lumine permutata, quemadmodum et<text:line-break/>aer neque ipse ex propria natura lucens, alioqui et noctu<text:line-break/>omnino luceret, verum summos ejus fines falari radio fe-<text:line-break/>riente, totus quum sit sibi ipse continuus, alterascit et<text:line-break/>commutatur. In aqua vero aut aere inania esse spatia,<text:line-break/>cum Epicuri et Asclepiadis de elementis opinione concor-<text:line-break/>dat. Aristotelis autem Stoicorumque placitis adver<text:span text:style-name="Default_20_Paragraph_20_Font"><text:span text:style-name="T14">t</text:span></text:span>atur,<text:line-break/>quod nullum in mu<text:span text:style-name="Default_20_Paragraph_20_Font"><text:span text:style-name="T14">n</text:span></text:span>do locum esse vacuum , sed omnia<text:line-break/>corporum plena esse sibi persuaserunt; neque enim in pu-<text:line-break/>mice cavitates terreis corporibus rnterjectae ipsis penitus<text:line-break/>vacuae videntur, sed intra ipsas aerem contineri testantur:<text:line-break/>in aqua quidem haud esse talem meatuum fabricam, qua-<text:line-break/>lis in pumice lapide conspicitur , fed quoquo ver<text:span text:style-name="Default_20_Paragraph_20_Font"><text:span text:style-name="T14">t</text:span></text:span>us ipsam<text:line-break/>sibi este continuam. Rectius igitur est id quod inquit, ut<text:line-break/>aerem suscipiat de va<text:span text:style-name="Default_20_Paragraph_20_Font"><text:span text:style-name="T14">t</text:span></text:span>e non operculato dictum esse. Nam</text:p>
      <text:p text:style-name="P3">quod deinceps scriptum est, dictam explanationem non<text:line-break/>admittit, ita fe habens.,. tum vero ne plenum sit et oper-<text:line-break/>culum Habeat, propositis sane Verbis opponitur, quae funt<text:line-break/>haec-: aqua coela, tum quidem, ut fufcipiat aerem; nam<text:line-break/>fecundae particulae subsequenti, quae vas contectum este<text:line-break/>vult, verba haec adversantia operculum vasi prorsus in-<text:line-break/>terdicunt, idque significat Hippocrates scribens; tum qui-<text:line-break/>dem ut aerem suscipiat :. vas enim operculatum aerem ex-<text:line-break/>clndet, delectum vero facile suscipiet. - At in aquis a fri-<text:line-break/>gido.aere refrigeratis id fieri nos dicimus quemadmodum<text:line-break/>Alexandriae facere consueverunt ; ubi vero torrentibus<text:line-break/>coctam aquam. subpetunt, tum vas aliqua ex parte inane<text:line-break/>esse melius fuerit, quo aer inter operculum et aquam in<text:line-break/>vafe positam contentus ipsc prius refrigeratus, sic deinde<text:line-break/>attactu . vicinam aquam. refrigeret. .Ut enim aqua facilius<text:line-break/>quam omnia terrena corpora calet atque frigescit, quippe<text:line-break/>cum illa tenuitate partium stuperet, pari ratione et aer</text:p>
      <text:p text:style-name="P3">quam aqua; admirandutnque mihi plane fuerit, nisi quis-<text:line-break/>piam hujusce rei quotidie evenientis experimentum <text:span text:style-name="Default_20_Paragraph_20_Font"><text:span text:style-name="T14">t</text:span></text:span>en-<text:line-break/>tiat. Vasorum namque vinariorum quod reclusum aper—<text:line-break/>tumque fuerit, ut vinum facile acescat, in causis est, sicut<text:line-break/>e c<text:span text:style-name="Default_20_Paragraph_20_Font"><text:span text:style-name="T14">o</text:span></text:span>ntrario bene Operculatum minus id patitur. Adhuc<text:line-break/>ver<text:span text:style-name="Default_20_Paragraph_20_Font"><text:span text:style-name="T14">o</text:span></text:span> minus plena vasa: nam quae aliquantulum vacua<text:line-break/>sunt,. quoniam aerem inclu<text:span text:style-name="Default_20_Paragraph_20_Font"><text:span text:style-name="T14">t</text:span></text:span>um habent, per illum medium<text:line-break/>celerius ab ambiente extrinsecus permutantur, fied plena<text:line-break/>ita ut vinum operculum attingat, per illum quidem im-<text:line-break/>hecilliter admodum atque obscure eo usque vitiantur, qu<text:span text:style-name="Default_20_Paragraph_20_Font"><text:span text:style-name="T14">o</text:span></text:span> u<text:span text:style-name="Default_20_Paragraph_20_Font"><text:span text:style-name="T14">t-<text:line-break/></text:span></text:span>que Iane tegumenti. deusitas pervenit. . Invenies itaque<text:line-break/>picam aut gypsata dolia diutius vina sincera conservare,<text:line-break/><text:span text:style-name="Default_20_Paragraph_20_Font"><text:span text:style-name="T14">t</text:span></text:span>ed quae solo corio, sicut et quae cuneis obstruunt, bre-<text:line-break/>vior: tempore durant; quocirca obstructa prius cuneis aut<text:line-break/>corio d<text:span text:style-name="Default_20_Paragraph_20_Font"><text:span text:style-name="T14">o</text:span></text:span>lia gypsi, deinde ac pice oblinunt. Hac erg<text:span text:style-name="Default_20_Paragraph_20_Font"><text:span text:style-name="T14">o</text:span></text:span> ra-<text:line-break/>tione quum aquam frigidissimam reddere voluerimus, ni-<text:line-break/>vem et ipsam prius calesactam, ut facilius permutetur;<text:line-break/>refrigerabimus ; nam qu<text:span text:style-name="Default_20_Paragraph_20_Font"><text:span text:style-name="T14">o</text:span></text:span>dque prius calefactum a vicinis</text:p>
      <text:p text:style-name="P3">insu totum alternationem p<text:span text:style-name="Default_20_Paragraph_20_Font"><text:span text:style-name="T14">r</text:span></text:span>omtius ob raritatem admit-<text:line-break/>tit-<text:span text:style-name="Default_20_Paragraph_20_Font"><text:span text:style-name="T14">v</text:span></text:span> ob praedictam vero causam ab aere frigido tanquam<text:line-break/>tangi artificiose molimur.- -Igitur. si coctae aquae refrige-<text:line-break/>randae causa. haec ab Hippocrate dicta fuere , verisimilem<text:line-break/>explanationem nacti fumus; arsi villulae aquae corrigen-<text:line-break/>dae , considerare deinceps debemus, a coctura iterum<text:line-break/>exorsi, quae totam aequabilite<text:span text:style-name="Default_20_Paragraph_20_Font"><text:span text:style-name="T14">r</text:span></text:span> aquam fundens, eam ad<text:line-break/>partium <text:span text:style-name="Default_20_Paragraph_20_Font"><text:span text:style-name="T14">s</text:span></text:span>eparationem idoneam reddit, . Permanente . enim<text:line-break/>adhuc in ipsa ob calefactionem motu, aliqua crassiora<text:line-break/>corpora innatantia sublimius efferri necesse est; motu. vero<text:line-break/>in totum desinente, terreae particulae ingenito pondere<text:line-break/>descendentes, in fundo continentis vasis residebunt, aquas<text:line-break/>vero super has fluitabit. Hanc paulatim in alterum vas<text:line-break/>transfundentes citra noxam deinde uti poterimus. Verum<text:line-break/>zeuxis nescio quomodo initium fecundae hujus orationis<text:line-break/>particulae ita explanavit: Vult, inquit, Hippocrates aquam</text:p>
      <text:p text:style-name="P3">non innatare ventricuIo, acutum scilicet tonum secundae<text:line-break/>syIlabae hujus nominis <text:span text:style-name="Default_20_Paragraph_20_Font"><text:span text:style-name="T23">ἐμπλέσν</text:span></text:span><text:span text:style-name="Default_20_Paragraph_20_Font"><text:span text:style-name="T28"> </text:span></text:span>superimponens , non, ut<text:line-break/>aiii, primae, per ipsum volens non vas plenum intelligi,<text:line-break/>ut illis visum fuit, sed ventriculo innatans, quod idem<text:line-break/>sonat, quod superfluitansi. Ceterum quoniam amans erga<text:line-break/>amatum caligat caecutitque idcirco, nostri ipsorum amor<text:line-break/>plerumque nos in nostris solis rebus caecos reddit, quam-<text:line-break/>vis aliena perspicacissime cernamus.</text:p>
      <text:p text:style-name="Normal">XI.</text:p>
      <text:p text:style-name="Normal"><text:span text:style-name="Default_20_Paragraph_20_Font"><text:span text:style-name="T14">Quoniam ex sanguinis profluviis aqua subcutanea laborant.</text:span></text:span></text:p>
      <text:p text:style-name="P1">Horum verborum eodem atque istorum vis est, quo-<text:line-break/>niam sanguine prosuso disseruntur: utrumque enim re-<text:line-break/>frigerato corpore provenit.</text:p>
      <text:p text:style-name="P3">XII.</text:p>
      <text:p text:style-name="Normal"><text:span text:style-name="Default_20_Paragraph_20_Font"><text:span text:style-name="T14">Si qualia purgari convenit purgentur et fecile tolerant.</text:span></text:span></text:p>
      <text:p text:style-name="P1">Nonnulli sine coniunctione et haec verba scribunt,<text:line-break/>quemadmodum et in libro aphorismorum ; plurimi vero<text:line-break/>conjunctionem <text:span text:style-name="Default_20_Paragraph_20_Font"><text:span text:style-name="T14">et</text:span></text:span> interponunt, volentes quidem hoc ver-<text:line-break/>bum, <text:span text:style-name="Default_20_Paragraph_20_Font"><text:span text:style-name="T14">confert, </text:span></text:span>nos subintelligere, quod expresse in verbis<text:line-break/>in aphorismis scriptis habetur, ea vero ita scribuntur: Ii<text:line-break/>qualia convenit purgari purgentur, consere et facile to-<text:line-break/>ierant. Hoc vero loco conjunctionem <text:span text:style-name="Default_20_Paragraph_20_Font"><text:span text:style-name="T14">et</text:span></text:span> additam indicare<text:line-break/>ajunt quod praeter id quod ipsis confert , per purgatio-<text:line-break/>nem facta inanitio, facile quoque eam tolerant, sive no-<text:line-break/>bis purgatoriam medicinam exhibentibus, sive et natura<text:line-break/>ipsa ex corpore infestos humores depellente evacuatio<text:line-break/>fiat: nam purgationes appellare consuevit Hippocrates non<text:line-break/>solum a medicamentis, sed etiam a natura factas. Thu-</text:p>
      <text:p text:style-name="P78">cydides autem et evacuationes in morbis inlpetu naturae<text:line-break/>per symptomata ratione morbi evenientes, purgationes et<text:line-break/>expurgatione appellavit, ita dicens: Et expurgationes bi-<text:line-break/>lis omnes, quaecunque a medicis nominatae sunt, acci-<text:line-break/>derunt. Haec vero ab ipso in pestilentiae narratione se-<text:line-break/>cundo historiarum volumine dicta sunt.<text:line-break/><text:span text:style-name="Default_20_Paragraph_20_Font"><text:span text:style-name="T38">It<text:tab/></text:span></text:span><text:span text:style-name="Default_20_Paragraph_20_Font"><text:span text:style-name="T42">I</text:span></text:span></text:p>
      <text:p text:style-name="P79"><text:span text:style-name="Default_20_Paragraph_20_Font"><text:span text:style-name="T35">e </text:span></text:span><text:span text:style-name="Default_20_Paragraph_20_Font"><text:span text:style-name="T39">.<text:line-break/></text:span></text:span><text:span text:style-name="Default_20_Paragraph_20_Font"><text:span text:style-name="T38">t<text:tab/>t<text:tab/></text:span></text:span><text:span text:style-name="Default_20_Paragraph_20_Font"><text:span text:style-name="T39">r-<text:tab/>..</text:span></text:span><text:span text:style-name="Default_20_Paragraph_20_Font"><text:span text:style-name="T38"><text:tab/>, ,<text:tab/></text:span></text:span><text:span text:style-name="Default_20_Paragraph_20_Font"><text:span text:style-name="T32">ut </text:span></text:span><text:span text:style-name="Default_20_Paragraph_20_Font"><text:span text:style-name="T38">t li t,il l l su</text:span></text:span></text:p>
      <text:p text:style-name="Normal">XIII.</text:p>
      <text:p text:style-name="P5"><text:span text:style-name="Default_20_Paragraph_20_Font"><text:span text:style-name="T14">Fn Aeno legumina edentes assidue, semina, mares, cruri-<text:line-break/>bus imbecilli evadebant et permanebant. Verum etiam<text:line-break/>ervum comedentes , genuum dolorem contrahebant.</text:span></text:span></text:p>
      <text:p text:style-name="P80"><text:span text:style-name="Default_20_Paragraph_20_Font"><text:span text:style-name="T38">i<text:tab/>.<text:tab/>t </text:span></text:span><text:span text:style-name="Default_20_Paragraph_20_Font"><text:span text:style-name="T32">,<text:tab/>. t</text:span></text:span></text:p>
      <text:p text:style-name="Normal">XIV.</text:p>
      <text:p text:style-name="P5"><text:span text:style-name="Default_20_Paragraph_20_Font"><text:span text:style-name="T14">Evidenter vigilans calidior exterius; interius autem sc</text:span></text:span>i-i-<text:line-break/><text:span text:style-name="Default_20_Paragraph_20_Font"><text:span text:style-name="T14">dior. Dormiens e contrario.</text:span></text:span></text:p>
      <text:p text:style-name="P2">Initio partis istius posita haec vox, <text:span text:style-name="Default_20_Paragraph_20_Font"><text:span text:style-name="T14">evidenter, </text:span></text:span>idem<text:line-break/>signislcat, quod manifeste et dilucide; sequentia vero verba<text:line-break/>huic voci, <text:span text:style-name="Default_20_Paragraph_20_Font"><text:span text:style-name="T14">vigilans, </text:span></text:span>annexa, perspicua sunt, opinante<text:line-break/>Hippocrate extimas vigilantis partes calidiores, internas<text:line-break/>autenl frigidiores, dormienti vero contraria evenire. Id<text:line-break/>nempe aperte ex eo apparet, quod dormientes cum pluri-<text:line-break/>miS strangulis, tum et capitis egent tegumento, si frigi-<text:line-break/>dus, ut hiberno tempore, quo circumfunduntur, aër sit;<text:line-break/>atqui interdiu vigilantes haec non requirunt. Quin etiam<text:line-break/>major inspiratio plus caloriS in penetralibus corporis col-<text:line-break/>lectum esse testatur. Perinde et concoctiones in dormien-<text:line-break/>tibus essicacius quam in vigilantibus fieri non solum in<text:line-break/>ventriculo ingestorum ciborum, verum etiam humorum in<text:line-break/>jecore et venis, corporis abditaS fenes in dormientibus<text:line-break/>calidioreS essici signum est; quum a nobiS concessum et<text:line-break/>supra ostensum sit, ingenitum calorem omnium in corpore<text:line-break/>concoctionum praecipuum esse opificem. Ita sane et in<text:line-break/>libris aphorismorum memoriae prodidit de aetatibus , tem-</text:p>
      <text:p text:style-name="P3">poribus et vitae officiis, ubi ait: ventres hieme et vere<text:line-break/>calidissimi sunt natura et <text:span text:style-name="Default_20_Paragraph_20_Font"><text:span text:style-name="T14">t</text:span></text:span>omni longissimi; his igitur<text:line-break/>temporibus et plura alimenta danda sunt, .siquidem insitus<text:line-break/>calor multus; pluri igitur indigent esca: indicio sunt-<text:span text:style-name="Default_20_Paragraph_20_Font"><text:span text:style-name="T14">s</text:span></text:span>e-<text:line-break/>tales et athletae. In lusce quidemverbis breviter de ae-<text:line-break/>talibus loquutus est, i<text:span text:style-name="Default_20_Paragraph_20_Font"><text:span text:style-name="T14">n</text:span></text:span> altero aphorismo latius .atque<text:line-break/>ideo alarius ita inquiens: Crescentia corpora plurimum<text:line-break/>habent insiti calidi, plurimum .igitur requirunt alimeu-<text:line-break/>tum; sin minus, corpus digeritur p senibus vero exiguus<text:line-break/>calor inest, idcirco igitur paucis fomentis egent. Secun-<text:line-break/>dum aetates quidem haud intro forasque ingenito calore<text:line-break/>migrante , fed temporis progressu tabescente , senilis aetas<text:line-break/>omnium frigidissima efficitur. At hieme calore in peni-<text:line-break/>tiora fe condente, ventriculi quidem . et reliqua viscera<text:line-break/>calidiora;- snbcutaneae vero partes frigidiores- redduntur.<text:line-break/>Quemadmodum terrae profunditas hieme calida apparet,<text:line-break/>propter quod. et fontes calidiores fiunt et aliqui lu pro-</text:p>
      <text:p text:style-name="P3">fundum usque. fodientes , quum procul a terrae superficie<text:line-break/>recesserunt, evrdentem caliditatem-percipiunt.</text:p>
      <text:p text:style-name="Normal"><text:span text:style-name="Default_20_Paragraph_20_Font"><text:span text:style-name="T32">sci iilso A<text:line-break/></text:span></text:span>XV.</text:p>
      <text:p text:style-name="Normal">P<text:span text:style-name="Default_20_Paragraph_20_Font"><text:span text:style-name="T14">ercal</text:span></text:span>i<text:span text:style-name="Default_20_Paragraph_20_Font"><text:span text:style-name="T14">d</text:span></text:span>a <text:span text:style-name="Default_20_Paragraph_20_Font"><text:span text:style-name="T14">natura refaigera</text:span></text:span>t<text:span text:style-name="Default_20_Paragraph_20_Font"><text:span text:style-name="T14">io, potus , aqua qu</text:span></text:span>i<text:span text:style-name="Default_20_Paragraph_20_Font"><text:span text:style-name="T14">escere.</text:span></text:span></text:p>
      <text:p text:style-name="P1">Quod his verbis praecipitur. clarum est. .Omnibus<text:line-break/>enim iis, qui calidiores quam deceat sunt, summam vi-<text:line-break/>otus rationis ad refrigerationem redigere expedit. Itaque<text:line-break/>frigidioris. temperaturae cibaria ipsis danda sunt et aquosa<text:line-break/>potio aut ipsa aqua. potui praebenda estpparumque exer-<text:line-break/>cendum . corpus est ,. soli namque ad .necessarias actiones<text:line-break/>motus sufficient. Nihilque dubii est ab ira et curis ve-<text:line-break/>hementioribus hujusmodi hominem abstinere debere. Quin<text:line-break/>etiam quotidie lavationibus aquarum dulcium uti, non<text:line-break/>semel tantum, verum etiam saepius, si velit, conducet.<text:line-break/>Nec non et ciborum quos comedit vis refrigeratoria</text:p>
      <text:p text:style-name="P3">esto. et aestate praecipue. Verum ante omnia illud in his<text:line-break/>sermonibus meminisse opus est, percalidas naturas appel-<text:line-break/>lore eas Hippocratem consuevisse, quae non ingenito ca-<text:line-break/>lore, led acri et mordaci abundant, quem adventitium et<text:line-break/>non naturalem esse arbitratur.</text:p>
      <text:p text:style-name="Normal"><text:span text:style-name="Default_20_Paragraph_20_Font"><text:span text:style-name="T38">- </text:span></text:span>XVI.</text:p>
      <text:p text:style-name="Normal"><text:span text:style-name="Default_20_Paragraph_20_Font"><text:span text:style-name="T14">somnu</text:span></text:span>s <text:span text:style-name="Default_20_Paragraph_20_Font"><text:span text:style-name="T14">infa</text:span></text:span>i<text:span text:style-name="Default_20_Paragraph_20_Font"><text:span text:style-name="T14">g</text:span></text:span>o<text:span text:style-name="Default_20_Paragraph_20_Font"><text:span text:style-name="T14">re vestibu</text:span></text:span>s <text:span text:style-name="Default_20_Paragraph_20_Font"><text:span text:style-name="T14">tec</text:span></text:span>to. i <text:span text:style-name="Default_20_Paragraph_20_Font"><text:span text:style-name="T38">iselo </text:span></text:span><text:span text:style-name="Default_20_Paragraph_20_Font"><text:span text:style-name="T39">d </text:span></text:span><text:span text:style-name="Default_20_Paragraph_20_Font"><text:span text:style-name="T35">. ..</text:span></text:span></text:p>
      <text:p text:style-name="P1">Plurimi huiusce libri interpretes hanc particulam ora-<text:line-break/>tionis separatim explanant. Mihi vero ipsam cum fupra-<text:line-break/>scripta coniungere satius esse videtur, atque unam iute.:<text:line-break/>grana orationem hoc .pacto instituere. Percalida natura<text:line-break/>refrigeratio, potus, aqua quiescere, somnus in frigore ve-<text:line-break/>stibus contecto, hanc Graecam vocem <text:span text:style-name="Default_20_Paragraph_20_Font"><text:span text:style-name="T23">ἐμψύχει</text:span></text:span><text:span text:style-name="Default_20_Paragraph_20_Font"><text:span text:style-name="T28"> </text:span></text:span>per literam<text:line-break/><text:span text:style-name="Default_20_Paragraph_20_Font"><text:span text:style-name="T32">v </text:span></text:span>scribentibus nobis ac proferentibus, non per <text:span text:style-name="Default_20_Paragraph_20_Font"><text:span text:style-name="T23">μ</text:span></text:span><text:span text:style-name="Default_20_Paragraph_20_Font"><text:span text:style-name="T28">, </text:span></text:span>quod<text:line-break/>idem est ac si cum .articulo quis- ita diceret <text:span text:style-name="Default_20_Paragraph_20_Font"><text:span text:style-name="T23">ἐν</text:span></text:span><text:span text:style-name="Default_20_Paragraph_20_Font"><text:span text:style-name="T28"> </text:span></text:span><text:span text:style-name="Default_20_Paragraph_20_Font"><text:span text:style-name="T23">τφ</text:span></text:span><text:span text:style-name="Default_20_Paragraph_20_Font"><text:span text:style-name="T28"> </text:span></text:span><text:span text:style-name="Default_20_Paragraph_20_Font"><text:span text:style-name="T23">ψυ</text:span></text:span><text:span text:style-name="Default_20_Paragraph_20_Font"><text:span text:style-name="T28">-<text:line-break/></text:span></text:span><text:span text:style-name="Default_20_Paragraph_20_Font"><text:span text:style-name="T23">χει</text:span></text:span><text:span text:style-name="Default_20_Paragraph_20_Font"><text:span text:style-name="T28">. </text:span></text:span>Eos enim qui immoderatius calida temperatura sunt,</text:p>
      <text:p text:style-name="P3">melius est in frigido loco dormientes aerem plane frigi-<text:line-break/>dum per inspirationem attrahere et maxime quoniam per<text:line-break/>somnum calor in interiora corporis mergitur. Ceterum si<text:line-break/>ut in fomno, calido exteriorem superficiem deferente in-<text:line-break/>terna corporis magis calent, sic et ambiente aere cutaneis<text:line-break/>partibus frigescens , corporis penitiora incalescant , haud<text:line-break/>per<text:span text:style-name="Default_20_Paragraph_20_Font"><text:span text:style-name="T14">l</text:span></text:span>ecte homo aeris- inspiratu refrigerabitur. Praestabit<text:line-break/>igitur stragulis calesactoriis iniectis, ad cutem calorem<text:line-break/>revocare , frigidum vero aerem per inspiratum admittere,<text:line-break/>ut utrimque temperaturae mediocritatem calidum corpus<text:line-break/>redigatur, optimum itaque,. ut dixi, fuerit cum supra-<text:line-break/>dictis haec verba coniungere. At multi huj<text:span text:style-name="Default_20_Paragraph_20_Font"><text:span text:style-name="T14">n</text:span></text:span>sce libri ex-<text:line-break/>planatores ipsa a superioribus disjungentes non percali-<text:line-break/>dis modo naturis , sed etiam omnibus hominibus generatim<text:line-break/>conferre, existimant in aere frigidiore somnum capere, ut<text:line-break/>contractus in profundum calor refrigeretur ; operimentis<text:line-break/>vero circumtegi; ne omnis calor immoderatius intro refu-</text:p>
      <text:p text:style-name="P3">giat calore eo, qui ob refrigeratas ab externo aere cuta-<text:line-break/>neas partes repellitur illi, qui per somnum intus colligi-<text:line-break/>tur, accedente. Id vero in multis naturis verum est,<text:line-break/>non tamen in omnibus: quemadmodum enim eos, quibus<text:line-break/>calidior supra modum natura est, refrigerare expedit,- ita<text:line-break/>frigidiore temperatura praeditos calefacere. Verum non-<text:line-break/>nulli proposita verba non folum a suprascriptis dissonae-<text:line-break/>runt, sed etiam haec ipfa separatim legentes. divsseruut,<text:line-break/>somnus <text:span text:style-name="Default_20_Paragraph_20_Font"><text:span text:style-name="T23">ἐμψύχει</text:span></text:span><text:span text:style-name="Default_20_Paragraph_20_Font"><text:span text:style-name="T28">, </text:span></text:span>id est refrigerat, primam syllabam hujus<text:line-break/>venbi <text:span text:style-name="Default_20_Paragraph_20_Font"><text:span text:style-name="T23">ἐμψύχει</text:span></text:span><text:span text:style-name="Default_20_Paragraph_20_Font"><text:span text:style-name="T28"> </text:span></text:span>per <text:span text:style-name="Default_20_Paragraph_20_Font"><text:span text:style-name="T23">μ</text:span></text:span><text:span text:style-name="Default_20_Paragraph_20_Font"><text:span text:style-name="T28"> </text:span></text:span>litteram scribentes, ut unum. verbum<text:line-break/>sit <text:span text:style-name="Default_20_Paragraph_20_Font"><text:span text:style-name="T23">ἐμψύχει</text:span></text:span><text:span text:style-name="Default_20_Paragraph_20_Font"><text:span text:style-name="T28">, </text:span></text:span>similiter dictum atque hoc, <text:span text:style-name="Default_20_Paragraph_20_Font"><text:span text:style-name="T23">καταψύχει</text:span></text:span><text:span text:style-name="Default_20_Paragraph_20_Font"><text:span text:style-name="T28"> </text:span></text:span>, quae.<text:line-break/>ambo refrigerat , significant ; et non duae orationis parti-.<text:line-break/>cuiae, prior quidem praepositio, fecunda vero nomen.<text:line-break/>Sed isti necessario sequentem orationem sin; propositae<text:line-break/>adjungentes ita Iane legunt, abjecto somnus firmus, ere-.<text:line-break/>ctorum dormitatio, asserentes hanc vocem, <text:span text:style-name="Default_20_Paragraph_20_Font"><text:span text:style-name="T14">abjec</text:span></text:span>t<text:span text:style-name="Default_20_Paragraph_20_Font"><text:span text:style-name="T14">o</text:span></text:span>, quam<text:line-break/>vestibus .tecto, interpretati fumus, pro hac i<text:span text:style-name="Default_20_Paragraph_20_Font"><text:span text:style-name="T14">acen</text:span></text:span>ti, esse<text:line-break/>positam. Id vero praeterquam quod haec vox ,. jacenti;</text:p>
      <text:p text:style-name="P3">violenter in hanc, abjeeto, mutata est et alioqui est igno-<text:line-break/>bile atque inutile, istis nos intelligere volentibus fumus-<text:line-break/>culofum corporis affectum, jacentibus firmum et stabilem<text:line-break/>fomnum ; stantibus vero dormitationem tantum conciliare.</text:p>
      <text:p text:style-name="Normal">XVH.<text:line-break/><text:span text:style-name="Default_20_Paragraph_20_Font"><text:span text:style-name="T14">somnu</text:span></text:span>s <text:span text:style-name="Default_20_Paragraph_20_Font"><text:span text:style-name="T14">stab</text:span></text:span>i<text:span text:style-name="Default_20_Paragraph_20_Font"><text:span text:style-name="T14">l</text:span></text:span>is, <text:span text:style-name="Default_20_Paragraph_20_Font"><text:span text:style-name="T14">erec</text:span></text:span>to<text:span text:style-name="Default_20_Paragraph_20_Font"><text:span text:style-name="T14">rum dor</text:span></text:span>m<text:span text:style-name="Default_20_Paragraph_20_Font"><text:span text:style-name="T14">i</text:span></text:span>t<text:span text:style-name="Default_20_Paragraph_20_Font"><text:span text:style-name="T14">a</text:span></text:span>ti<text:span text:style-name="Default_20_Paragraph_20_Font"><text:span text:style-name="T14">o.</text:span></text:span></text:p>
      <text:p text:style-name="P1">Quae plurimi interpretes his verbis explanandis tra-<text:line-break/>diderint silentio transire praestat; quae vero inter illos<text:line-break/>magis veritati adhaerere existimati dixerint, hujusmodi<text:line-break/>lunt. Vigiliam refrigerare corpus asserunt hujusque in-<text:line-break/>dicium pallorem vigilantibus accidentem statuunt. Quum<text:line-break/>igitur dicunt, per calidam temperaturam refrigerare vo-<text:line-break/>lumus , praeter superius ab Hippocrate dicta , illud etiam<text:line-break/>abiciendum est, ut prius cogitationibus aliquibus et ne-<text:line-break/>gotiis afflicti vigilent; aut si hoc facere nequeant, ne cu-<text:line-break/>bantes dormiant, arcendi funt: coguntur enim duorum</text:p>
      <text:p text:style-name="P3">alterutrum facere, aut sedere aut flere. Sedentium quidem<text:line-break/>sirmnum hedraeon a fede, id est firmum, vocatum esse<text:line-break/>inquiunt; respondere autem horum somnum stantium<text:line-break/>demutationi. Atque ideo, inquit ipse, somnus hedraeos,<text:line-break/>hoc est firmus, erectorum dormitatio, perinde ac si tota<text:line-break/>oratio hunc in modum prolata esset: percalidae naturae a.<text:line-break/>plurimi somni usis arcendae sunt; ipsis enim et vigilare<text:line-break/>et aliquid agere. magis conducit. Hi quidem maxime et<text:line-break/>a sedendo arcendi fiant; sin minus, concedendum fa ire<text:line-break/>suerit id, quod simile est flentium dormitationi : ne pro-<text:line-break/>cumbant autem prohibendum. Sed nonnulli stabilem<text:line-break/>fomnum, hoc est prostrndum dictum, esse putant, eorum<text:line-break/>scilicet qui ita <text:span text:style-name="Default_20_Paragraph_20_Font"><text:span text:style-name="T14">t</text:span></text:span>e habeant, ut stantes jam conniveant,<text:line-break/>fed cujus utilitatis causa haec scripserint non addentes,<text:line-break/>imperfectam orationem reddiderunt. Verumtamen haec ab<text:line-break/>ipsi, dicta stmt, nobis consulente ut eos, quos firmiter,<text:line-break/>hoc est profunde, dormire volumus, tantisper vigilantes<text:line-break/>custodiamus, dum nisi conniventes consistere non possint:</text:p>
      <text:p text:style-name="P3">nam si ad hoc pervenerint, in. altum postea saporem ver-<text:line-break/>tuntur. Nam multos ego quod citius cubitum irent, male<text:line-break/>dormientes, diutius vigilare cogens, ut postea suavissime<text:line-break/>dormirent, effeci; sicut quosdam . amissum ciborum ap.pe-<text:line-break/>ritum conquerentes, ad multum diem inedia macerans usu-<text:line-break/>rie<text:span text:style-name="Default_20_Paragraph_20_Font"><text:span text:style-name="T14">n</text:span></text:span>tes reddidi. Antequam enim somnum aut cibum na-<text:line-break/>tura desideret,. .ad hos accedentes .in dicta symptomata<text:line-break/>incidunt. Non oportet autem naturae intempestive vim<text:line-break/>inferre, sed ei in tempore subvenire. Ego mehercule,<text:line-break/>qui aliquis in propositis verbis explanandis verisimiliter<text:line-break/>posse dicere mihi videbatur, exposui. Putantes vero<text:line-break/>somnum semper refrigerare, praecipuum quoddam in arte<text:line-break/>ignorare opinor: semper enim siomnus humectat, sicut<text:line-break/>vigilia semper exsiccat ; hocque .nos ipse edocuit , non<text:line-break/>semper autem calefacere aut refrigerare natura aptus esu<text:line-break/>Verum quum in febre carentibus aut pituitosos aut ero-<text:line-break/>dos aut frigidos utcunque succos in corpore offendens<text:line-break/>confecerit et coxerit, ex ipsissimum, sanguinem procreans,</text:p>
      <text:p text:style-name="P3">hominem insiti caloris incremento calefacit. Quum vero<text:line-break/>ex hujusmodi humorum putredine jam febricitantes occu-<text:line-break/>paverit, eos refrigerat, febrilem exstinguens calorem, pro-<text:line-break/>prium. vero et ingenitum augens. At si cum febre aut<text:line-break/>sine febre succi biliosi redundaverint, ipsius separare, dein<text:line-break/>excernere valens, ad mediocritatem salubris temperantiae<text:line-break/>corpus redigit. Haec si praestare nequeat, eandem fervat<text:line-break/>temperiem. Quod si ex visceris phlegmone quis febrici-<text:line-break/>tans , accessionis initio , fomno corripiatur ; intempestivus<text:line-break/>iste somnus phlegmonem augens, una cum ipsa et febrem<text:line-break/>magis accendet; quocirca et calore alieno corpus calidius<text:line-break/>efficiet, Contingit quidem et uno modo interdum calidius<text:line-break/>juxta atque frigidius simul a fomno corpus evadere:<text:line-break/>quandoquidem caloris in corpore humano duplex genus est,<text:line-break/>unum familiare et congenitum , alterum alienum et prae-<text:line-break/>ter naturam. Quando itaque horum unum somnus auxe-<text:line-break/>rit et roboraverit, alterum tabefecerit et exstinxerit, quo-<text:line-break/>modo quispiam rationabiliter corpus uno tempore calidius</text:p>
      <text:p text:style-name="P3">simul atque frigidius fe ipfo a r<text:span text:style-name="Default_20_Paragraph_20_Font"><text:span text:style-name="T14">a</text:span></text:span>mno affectum esse nega-<text:line-break/>verit ? Ceterum et haec ab luitio plerique Hippocratis<text:line-break/>voluminum explanatores ignoranti Id autem ita sis ha-<text:line-break/>bere quod dico , ex Lyci sermonibus percipies , quibus<text:line-break/>Hippocratem reprehendit in aphorismis ita dicentem: cre-<text:line-break/>fcentes plurimo ingenito calido abundant. At quod eo-<text:line-break/>rum ignoratione, quae recte Hippocrates de calorum.<text:line-break/>discrimine prodidit, ipsum calumniis vexare Lycus ausus<text:line-break/>fuerit, per unum integrum librum a me ostensum est,<text:line-break/>cujus haec est inscriptio; Quod nihil in eo aphorismo er-<text:line-break/>ratum sit, cujus initium est, crescentes plurimo ahun-<text:line-break/>dant insitu calido , igitur plurimo egent alimento.</text:p>
      <text:p text:style-name="Normal">XVIII.</text:p>
      <text:p text:style-name="Normal">f<text:span text:style-name="Default_20_Paragraph_20_Font"><text:span text:style-name="T14">mbec</text:span></text:span>i<text:span text:style-name="Default_20_Paragraph_20_Font"><text:span text:style-name="T14">ll</text:span></text:span>i <text:span text:style-name="Default_20_Paragraph_20_Font"><text:span text:style-name="T14">victu</text:span></text:span>s <text:span text:style-name="Default_20_Paragraph_20_Font"><text:span text:style-name="T14">fulgid</text:span></text:span>i, <text:span text:style-name="Default_20_Paragraph_20_Font"><text:span text:style-name="T14">valen</text:span></text:span>t<text:span text:style-name="Default_20_Paragraph_20_Font"><text:span text:style-name="T14">e</text:span></text:span>s <text:span text:style-name="Default_20_Paragraph_20_Font"><text:span text:style-name="T14">vero cal</text:span></text:span>i<text:span text:style-name="Default_20_Paragraph_20_Font"><text:span text:style-name="T14">d</text:span></text:span>i.</text:p>
      <text:p text:style-name="P1">Victus imbecillos aut eos, qui ex imbecillis vitae<text:line-break/>officiis, cibis ac potibus constant aut imbecillum animal</text:p>
      <text:p text:style-name="P3">reddentes,. appellarit; frigidi vero sive ob Tuam ipsorum<text:line-break/>temperaturam, sive ob affectum, quem in nobis efficiunt,<text:line-break/>ita nominentur, nihil inter su different. Imbecilla igitur<text:line-break/>vitae .officia illa dici possunt, quae ex lenibus corporis<text:line-break/>motionibus constant; sicut contra valentia, quae ex veae-<text:line-break/>mentibus. Cibi quidem imbecilli funt , quicunque neque<text:line-break/>odorem validum spirant, neque gustatui vehementem ullam<text:line-break/>qualitatem acoris, dulcedinis, salsuginis, amaritiei, acer-<text:line-break/>lutatis acrimoniaeve repraesentant, fed .mediocri dulcedine<text:line-break/>aut mediocri adstrictione gustatum afficiunt, ac pariter -<text:line-break/>modice calefaciunt ; valentes vero funt istis contrarii. Ita-<text:line-break/>que si omnia et vitae studia et cibi debiles corpori adhi-<text:line-break/>beantur, vehementer refrigerabitur; quemadmodum si va-<text:line-break/>lentes, magnifice incalescat. Quod si aliqua imbecilla,<text:line-break/>aliqua robusta adhibeas, fecundum missionis potionem aut<text:line-break/>propius ad alterutrum extremorum accedet aut longius<text:line-break/>removebitur.</text:p>
      <text:p text:style-name="P3">XIX.</text:p>
      <text:p text:style-name="P5"><text:span text:style-name="Default_20_Paragraph_20_Font"><text:span text:style-name="T14">Aquarum arte carent</text:span></text:span>i<text:span text:style-name="Default_20_Paragraph_20_Font"><text:span text:style-name="T14">um, quae ab ae</text:span></text:span>t<text:span text:style-name="Default_20_Paragraph_20_Font"><text:span text:style-name="T14">here excre</text:span></text:span>t<text:span text:style-name="Default_20_Paragraph_20_Font"><text:span text:style-name="T14">a est aut<text:line-break/>cum</text:span></text:span> t<text:span text:style-name="Default_20_Paragraph_20_Font"><text:span text:style-name="T14">on</text:span></text:span>it<text:span text:style-name="Default_20_Paragraph_20_Font"><text:span text:style-name="T14">ru opportuna; procel</text:span></text:span>l<text:span text:style-name="Default_20_Paragraph_20_Font"><text:span text:style-name="T14">osa ver</text:span></text:span>o m<text:span text:style-name="Default_20_Paragraph_20_Font"><text:span text:style-name="T14">a</text:span></text:span>l<text:span text:style-name="Default_20_Paragraph_20_Font"><text:span text:style-name="T14">a.</text:span></text:span></text:p>
      <text:p text:style-name="P1">Ea quibus secundum medicae artis praecepta non su-<text:line-break/>lum in aegris, verum etiam ru recte valentibus corpori-<text:line-break/>bus utimur, materiae artis jure nominantur et a medicis<text:line-break/>quibusdam libri conscripti sunt., quibus inscriptio haec<text:line-break/>proposita est , de materia. Porro interdum sponte natis<text:line-break/>corporibus ad curationem et salubrem victus rationem<text:line-break/>utimur; interdum et nos aliquid ad praeparandam mate-<text:line-break/>riam facimus, aliqua elixantes, aliqua comburentes, ali-<text:line-break/>qua lavantes aut prius condientes aut prius madefactus-<text:line-break/>tes aut refrigerantes aut aliquid hujusmodi aliud .esiicieu-<text:line-break/>tes. Sic itaque et in praeparandis aquis artificiosum ali-<text:line-break/>quid molimur, quemadmodum ipse paulo ante dicebat.<text:line-break/>Aqua decocta , tum . quidem ut fufripiat aerem. Etenim<text:line-break/>fit. ipfa decoctio et postea refrigeratio aut per ambientem</text:p>
      <text:p text:style-name="P3">nos aerem aut vento aliquo aut in aedibus frigidum aerem<text:line-break/>includentibus: sunt enim domus quaedam frigidis fpetun-<text:line-break/>cis persimiles. Interdum et perhumida refrigeratio acqui-<text:line-break/>ritur, ut per nivem circumdatam, aut si fusi fonte rapide<text:line-break/>labente ponatur; aut in puteo, idque bifariam, nonnun-<text:line-break/>quam quidem in ipsam putei aquam nobis vafculum de-<text:line-break/>mittentibus, in quo aqua calefacta continetur, nonnnn-<text:line-break/>quam vafculum supra aquam suspendentibus, sicut etiam<text:line-break/>per testas raras interdum turbulentas aquas percolentes;<text:line-break/>ut Alexandriae et in Aegypto percolantur per quaedam<text:line-break/>non simpliciter testacea vasa, sed artificiose, ut rara sint,<text:line-break/>praeparata: quemadmodum et- per linteolum hujusmodi<text:line-break/>va<text:span text:style-name="Default_20_Paragraph_20_Font"><text:span text:style-name="T14">t</text:span></text:span>e carentes excolare fetent. Haec Iane omnia artificiose<text:line-break/>parantur, sicut etiam quaecunque circa fontanarum aqua-<text:line-break/>rum ductus machinamur, illos non ex quocunque lapide<text:line-break/>fabricantes interiusque illinentes interdum; haud enim<text:line-break/>parvum discrimen in ipsu illitu est, sive picem, sive gy-<text:line-break/>psum illiveris, sive uitra illitum; laterem ustum aut lapi-</text:p>
      <text:p text:style-name="P3">dem improba aliqua aut bona aut nulla prorsus existenti<text:line-break/>qualitate affectum imposueris. Quin etiam puteos saepius<text:line-break/>in diver<text:span text:style-name="Default_20_Paragraph_20_Font"><text:span text:style-name="T14">t</text:span></text:span>a terra defodimus et aquam per canales et fistu-<text:line-break/>las ab aliquo sunte , quae meliorem aut deteriorem ipfam<text:line-break/>reddere valeant aut etiam nulla ratione permutent, deri-<text:line-break/>vamus: nempe haec ad aquam praeparandam artificiose<text:line-break/>praestantur. At quum ex terra ejus lori, in quo degimus,<text:line-break/>aquam sumimus aut ex lacu aut praeterlabente flumine<text:line-break/>haurimus aut pluviatilem, quae vocatur, colligimus, proti-<text:line-break/>sus nihil artis huic adhibemus. Propter hoc igitur inquit<text:line-break/>Hippocrates aquarum arte carentium, ipsas artificio praepa-<text:line-break/>ratis opponens, quas arte carentibus comparantes artificiosas<text:line-break/>adpellamus. Quemadmodum autum paulo ante non de omni-<text:line-break/>bus aquis arte paratis locutus est, sicut si librum, ut in pu-<text:line-break/>blicum ederetur, conscripsisset ,. fed unius tantum praepa-<text:line-break/>randi rationis mentionem habuit, utpote sibi ipsi commeu-<text:line-break/>tariolum recordationis causa conficiens, ita et hoc loco<text:line-break/><text:span text:style-name="Default_20_Paragraph_20_Font"><text:span text:style-name="T31">noa.de </text:span></text:span>omnibus aquis arte carentibus , hoc est sponte</text:p>
      <text:p text:style-name="P3">naturae talibus procreatis, fed de una stola specie, quam,<text:line-break/>ut dixi, pluviatilem vocamus, sermonem fecit. Istius vero<text:line-break/>duas prodidit differentias, alteram quidem,. quam et aperte<text:line-break/>vituperat, malam esse dicens, procellosam scilicet; alte-<text:line-break/>ram vero deinceps non constat, an reprehensione..folum<text:line-break/>carere dicat, an et: aliquid aliud ei tribuat; procellosam<text:line-break/>autum putavit incommodam; siquidem ab aere excretam<text:line-break/>aut cum tonitru , Graeco vocabulo adpellat boream, satine<text:line-break/>dixeris temporariam . vel tempestivam. vel. opportunam.<text:line-break/>contingit autem temporariam aquam ut. congruo tempore<text:line-break/>provenientem-spsum laudantem appellare; contingit autum<text:line-break/>et eam solam quae aestate media per imbres effunditur<text:line-break/>temporariam nominare, quandoquidem hanc anui partem<text:line-break/>Graeci potissimum <text:span text:style-name="Default_20_Paragraph_20_Font"><text:span text:style-name="T23">ῶραν</text:span></text:span><text:span text:style-name="Default_20_Paragraph_20_Font"><text:span text:style-name="T28">, </text:span></text:span>id est tempus, appellant. Verum<text:line-break/>tamen et autumno at hiemi et veri temporis appellatio-<text:line-break/>-uem accommoda<text:span text:style-name="Default_20_Paragraph_20_Font"><text:span text:style-name="T14">n</text:span></text:span>t, <text:span text:style-name="Default_20_Paragraph_20_Font"><text:span text:style-name="T14">t</text:span></text:span>est per excellentiam . interdum eam<text:line-break/>anni partem tempus nomina<text:span text:style-name="Default_20_Paragraph_20_Font"><text:span text:style-name="T14">n</text:span></text:span>t, in qua fructus teuipora-<text:line-break/>rios vocatos ..maturescere accidit. td igitur quantum ad<text:line-break/>verba Hippocratis attinet, obscurum est, .nisi si nos ipsi</text:p>
      <text:p text:style-name="P3">aliquid ex iis quae vidimus aut ex naturali rerum indica-<text:line-break/>alone adpetamus, ac praeterea, cur procellosam aquam<text:line-break/>improbet,^ aetheream vero. qum tonitru effusam non im-<text:line-break/>probet. lncertum quoque est, utrum ipsam nos ad po-<text:line-break/>tum an ad medicinae usus praeparare jusserit: nam ocu-<text:line-break/>lorum medicamentis componendis hujusmodi aquam adhi-<text:line-break/>bemus et ex ipsa aqueum. vocatum medicamentum conti-<text:line-break/>cimus. Porro temporariam intelligere satius fuerit, non<text:line-break/>vernam, cum impetu- delapfam, ut npnnullf stulte acci-<text:line-break/>piunt, nullus enim per excellentiam tempus anni ver<text:line-break/>nuncupavit, fed quemadmodum et alias anui partes, ab-<text:line-break/>folute tempus, neque tunc temporis effusus imber aliqua<text:line-break/>eximia virtute praeditus esse cognoscitur. Sed multo au-<text:line-break/>tiquius fuerit putare, ipsum temporariam aquam dicere,<text:line-break/>quam eo sane tempore pluerit., quod anni tempus Graeci<text:line-break/>nominant: huic enim <text:span text:style-name="Default_20_Paragraph_20_Font"><text:span text:style-name="T14">s</text:span></text:span>ententiae et illud fane favere vi-<text:line-break/>debitur, quod ab ipfo. dictum est et aqua ab aethere .ex.-<text:line-break/>creta: nam veteres Graeci coelum , nos ambiens exquifite<text:line-break/>purum, aethera; caligluofum vero aut nubibus .opacum,</text:p>
      <text:p text:style-name="P3">aerem vocare consueverunt. Haec eadem igitur ratione<text:line-break/>et locum supra nubes aethera nominant, idque clare et<text:line-break/>posita significavit, inquiens;</text:p>
      <text:p text:style-name="Normal"><text:span text:style-name="Default_20_Paragraph_20_Font"><text:span text:style-name="T14">co</text:span></text:span>istilit, <text:span text:style-name="Default_20_Paragraph_20_Font"><text:span text:style-name="T14">ac</text:span></text:span> l<text:span text:style-name="Default_20_Paragraph_20_Font"><text:span text:style-name="T14">ev</text:span></text:span>it<text:span text:style-name="Default_20_Paragraph_20_Font"><text:span text:style-name="T14">er scandens tunc ab</text:span></text:span>i<text:span text:style-name="Default_20_Paragraph_20_Font"><text:span text:style-name="T14">e</text:span></text:span>t<text:span text:style-name="Default_20_Paragraph_20_Font"><text:span text:style-name="T14">e in al</text:span></text:span>t<text:span text:style-name="Default_20_Paragraph_20_Font"><text:span text:style-name="T14">a<text:line-break/>Aethera , quae ex Jda surgen</text:span></text:span>s <text:span text:style-name="Default_20_Paragraph_20_Font"><text:span text:style-name="T14">ultra aera ad</text:span></text:span>i<text:span text:style-name="Default_20_Paragraph_20_Font"><text:span text:style-name="T14">bat.</text:span></text:span></text:p>
      <text:p text:style-name="Normal">contra vero quum dixit:.</text:p>
      <text:p text:style-name="P1"><text:span text:style-name="Default_20_Paragraph_20_Font"><text:span text:style-name="T14">Aera sed erasum Juno su pr</text:span></text:span>o<text:span text:style-name="Default_20_Paragraph_20_Font"><text:span text:style-name="T14">pu</text:span></text:span>li<text:span text:style-name="Default_20_Paragraph_20_Font"><text:span text:style-name="T14">t ante.</text:span></text:span></text:p>
      <text:p text:style-name="Normal">Profundum hunc nostrum aerem per ea verba insinuare<text:line-break/>ridetur; atque iterum quum dixit:</text:p>
      <text:p text:style-name="Normal"><text:span text:style-name="Default_20_Paragraph_20_Font"><text:span text:style-name="T14">Aer densa</text:span></text:span>s <text:span text:style-name="Default_20_Paragraph_20_Font"><text:span text:style-name="T14">erat nave</text:span></text:span>s <text:span text:style-name="Default_20_Paragraph_20_Font"><text:span text:style-name="T14">c</text:span></text:span>om<text:span text:style-name="Default_20_Paragraph_20_Font"><text:span text:style-name="T14">plexu</text:span></text:span>s, <text:span text:style-name="Default_20_Paragraph_20_Font"><text:span text:style-name="T14">ol</text:span></text:span>ym<text:span text:style-name="Default_20_Paragraph_20_Font"><text:span text:style-name="T14">p</text:span></text:span>o<text:line-break/>N<text:span text:style-name="Default_20_Paragraph_20_Font"><text:span text:style-name="T14">ub</text:span></text:span>i<text:span text:style-name="Default_20_Paragraph_20_Font"><text:span text:style-name="T14">bu</text:span></text:span>s <text:span text:style-name="Default_20_Paragraph_20_Font"><text:span text:style-name="T14">obscu</text:span></text:span>ris <text:span text:style-name="Default_20_Paragraph_20_Font"><text:span text:style-name="T14">c</text:span></text:span>i<text:span text:style-name="Default_20_Paragraph_20_Font"><text:span text:style-name="T14">rcumda</text:span></text:span>t<text:span text:style-name="Default_20_Paragraph_20_Font"><text:span text:style-name="T14">a Luna la</text:span></text:span>t<text:span text:style-name="Default_20_Paragraph_20_Font"><text:span text:style-name="T14">ebat.</text:span></text:span></text:p>
      <text:p text:style-name="Normal">ltaque cum aestate aqua ejus temporis calore attenuata<text:line-break/>in halitus invisibiles dissipata fuerit, atque idcirco clam<text:line-break/>nobis in aerem supra terram fubvolaverit, ac deinde pro-<text:line-break/>pter aliquam ad frigidum mutationem ac ventis inter fe<text:line-break/>reflantibus denfatoque aere praetenuatos halitus iterum</text:p>
      <text:p text:style-name="P3">cogi et in aquam sensibilem evadere contigerit, tunc i m-<text:line-break/>brem illum temporarium vel tempestivum esse dicemus,<text:line-break/>extenuata aqua, ac prius ab aeris calore elaborata, atque<text:line-break/>ideo meliorem ipsam esse nimbosis, utpote neque con-<text:line-break/>fectis , neque ulla mutatione elaboratis, quales in non-<text:line-break/>nullis fontibus aquae scaturiunt, a veteribus indomitae<text:line-break/>crudaeque nominatae. . Verum cur tonitrualem , ut ita<text:line-break/>dicam, aquam potius quam nimhofam approbet, deinceps<text:line-break/>rideamus. ld profecto mihi ea ratione fecisse videtur,<text:line-break/>quod tonitrua duorum modorum alterutro fieri noverit aut<text:line-break/>ob ignem interceptum, qui erumpens, circumplexam nu-<text:line-break/>hem veluti dilaceret, .quo etiam tempore fulmina decidunt<text:line-break/>aut inter fe allisis attritisque nubibus. Neutrum in nim-<text:line-break/>bofa aqua inest: siquidem in hujusmodi statu aer confpif-<text:line-break/>fatus est , una continua utraque nube ipsum totum occu-<text:line-break/>pante. Quapropter haud immerito in hoc aeris terram<text:line-break/>ambientis fletu nequaquam tonat : namque diversis nubi-<text:line-break/>bus ac propria circumscriptione vagantibus, q<text:span text:style-name="Default_20_Paragraph_20_Font"><text:span text:style-name="T14">d</text:span></text:span>um inter</text:p>
      <text:p text:style-name="P3">fe concorrunt , ratio postulat fieri attritionem ; unius au-<text:line-break/>tem totius continuae perpetuaeque nubis conflictus fieri<text:line-break/>non potest. Quamobrem neque fulmina in hac coeli con-<text:line-break/><text:span text:style-name="Default_20_Paragraph_20_Font"><text:span text:style-name="T14">filia</text:span></text:span>tione cadunt , quum quia calidus aer intra nubes non<text:line-break/>includitur, tuor quod neque ipfae inter fe magno impetu<text:line-break/>concurrunt. Nam quando .inter fe concursantes nubes<text:line-break/>igneum illud, . quod intervenerat, intra fe ipsas compel-<text:line-break/>lentes et constringentes exquisite denfaverint, tunc utique<text:line-break/>fulmen nonnunquam furium versus aut in obliquum, non-<text:line-break/>nunquam vero et in terram extruditur. Hanc solam ful-<text:line-break/>minis expulsionem nos conspicimus, aliae vero mortalibus<text:line-break/>ignotae sunt. Porro a me brevibus ad proposita verba<text:line-break/>explananda ut tonitrua fiant dictum est; curque toni-<text:line-break/>trualem aquam ; ut ipsius verbo utar, quam ex nimbo<text:line-break/>provenientem meliorem esse asseruit. Summe vero munda<text:line-break/>ac tenuis est temporaria. aqua elaborata. luter hanc au-<text:line-break/>tem et procellosam . tonitrualis est, quae quantum a tem-<text:line-break/>poraria vincitur; tantum procellosam seperat. lgitur in</text:p>
      <text:p text:style-name="P3">promtu jam est istis omnia vituperantibus dicere, haud<text:line-break/>medici munus esse tam longam de rerum natura orationem<text:line-break/>habere. Ceterum ut his respondeam , si nullam rationem<text:line-break/>asserens simpliciter asseverassem, temporariam aquam nim-<text:line-break/>bofa esse meliorem , inter has vero tonitrualem mediocrem,<text:line-break/>aliquam Iane eorum quae dixissem rationem me adlicere<text:line-break/>praecepissent, neque <text:span text:style-name="Default_20_Paragraph_20_Font"><text:span text:style-name="T14">t</text:span></text:span>e dictis meis tanquam legibus ere-<text:line-break/>flere justum esse, neque ipsis ut tyrannicis praeceptis pa-<text:line-break/>rere necessum esse dixissent. Quocirca, si illiteratorum<text:line-break/>juxta flagitlosorumque hominum latratus evitari non pot-<text:line-break/>est, praestat autem ob res meliores ab istis male audire,<text:line-break/>profecto rectissime tonitrui causas naturales rimati firmus:<text:line-break/>quod enim probatione curet, omnibus hominibus incredi-<text:line-break/>blle esse videtur. Neque admodum recte dictum videtur,<text:line-break/>quod a medico videlicet <text:span text:style-name="Default_20_Paragraph_20_Font"><text:span text:style-name="T14">t</text:span></text:span>ernae de natura faciendus non<text:line-break/>fit, indicatque hos ipsius, qui ita pronunciant, nobis ut<text:line-break/>sibi tanquam tyrannis edicta proponentibus obtemperemus<text:line-break/>imperare. Verum praestabat sime non tyrannico more</text:p>
      <text:p text:style-name="P3">imperare, fed potius docere aut sermoni absque ratione<text:line-break/>magis quam rationem reddenti fidem esse habendam aut<text:line-break/>in referenda causa a nobis aliquid non vere fuisse tradi-<text:line-break/>tum. At isti horum neutrum faciunt; imo utrumque vi-<text:line-break/>superant, si nullam probationem attulerimus, nos proba-<text:line-break/>tione carentia effutire, est rationem aliquam adjecerimus,<text:line-break/>non esse medici, ut physici munus, de veritate aliquid<text:line-break/>disputare, metantes.</text:p>
      <text:h text:style-name="Normal" text:outline-level="4"><text:span text:style-name="Default_20_Paragraph_20_Font"><text:span text:style-name="T1">XX.</text:span></text:span></text:h>
      <text:p text:style-name="Normal"><text:span text:style-name="Default_20_Paragraph_20_Font"><text:span text:style-name="T14">Aqua edax, v</text:span></text:span>i<text:span text:style-name="Default_20_Paragraph_20_Font"><text:span text:style-name="T14">g</text:span></text:span>i<text:span text:style-name="Default_20_Paragraph_20_Font"><text:span text:style-name="T14">lia edax.</text:span></text:span></text:p>
      <text:p text:style-name="P1"><text:span text:style-name="Default_20_Paragraph_20_Font"><text:span text:style-name="T1">.Ab </text:span></text:span>iis quae et vigilia et aqua efficere aptae sunt,<text:line-break/>ipsis .appellationem imposuit, utramque edacem nominans,<text:line-break/>quod mos scilicet edaces reddat; quandoquidem et hae<text:line-break/>etiam tempestate in nostra Asia Graeci omnes, edaces bo-<text:line-break/>mi nes, qui multa comeste valent, usitato vocabulo appel-<text:line-break/>litant. Didicistis autem cibi appetitiones ab aquae potu</text:p>
      <text:p text:style-name="P3">ea plane ratione excitari , qua et gelidam bibentes aut<text:line-break/>frigidum cibarium adstringensve assumentes appetenti o-<text:line-break/>res evadunt. Alibi namque ostensum est quaeque ventri-<text:line-break/>culi tunicarum sanguinem . in arctum constringentia ap-<text:line-break/>petentias augere et procreare; contra vero calefacientia<text:line-break/>sundentiaque sanguinem dejicere finireque appeteutias.<text:line-break/>Hac itaque ratione aqua vorax existit: alia vero ratione<text:line-break/>vigilia; quod scilicet corpus digerat atque dissolvat : de<text:line-break/>hac etenim jam sicut et de foinno notitiam habuistis. Con-<text:line-break/>coquit plane somnus utpote calido tunc interiora petente;<text:line-break/>dissipat vigilia, insito calido, dum exterius emicat, <text:span text:style-name="Default_20_Paragraph_20_Font"><text:span text:style-name="T14">t</text:span></text:span>ecum<text:line-break/>haud exiguas corporeae substantiae particulas educente.<text:line-break/>Igitur propterea aqua et vigilia edaces dictae <text:span text:style-name="Default_20_Paragraph_20_Font"><text:span text:style-name="T14">t</text:span></text:span>unc At<text:line-break/>tu ne perperam accipito, neve idem esse existimato multa<text:line-break/>comesse et multa concoquere atque conficere. Siquidem<text:line-break/>vinum aquae praestat non <text:span text:style-name="Default_20_Paragraph_20_Font"><text:span text:style-name="T14">t</text:span></text:span>otum ad coctionem , quae in<text:line-break/>ventriculo fit, adjuvandam, sed etiam ad concocta distri-<text:line-break/>buenda , ad sanguinem creandum , ad nutriendum , ad lo-</text:p>
      <text:p text:style-name="P3">tium citandum et ad corpora diffianda in recte valentibus.<text:line-break/>Nemini vero dubium est de iis in prae<text:span text:style-name="Default_20_Paragraph_20_Font"><text:span text:style-name="T14">t</text:span></text:span>entis sermonem ab<text:line-break/>Hippocrate fuisse factum, quum inter omnes constet, plu-<text:line-break/>ritnis aegrotis vinum officere. Verum et vigilia bifariam<text:line-break/>adhibita duplicem quoque a cibis finem consequitur. Nam<text:line-break/>si quippiam noctu agentes, ut in celebritatibus illis quas<text:line-break/>pernoctationes vocant, totam noctem insomnem traducant,<text:line-break/>corpus quidem inane- redditur, fed nullum insigne virium<text:line-break/>detrimentum inde consequitur. sit si cubantes aliquod<text:line-break/>noctis tempus somno capti quiescamus , reliquum autem<text:line-break/>vigilemus, vires profecto debilitantur: neque enim melius<text:line-break/>appetimus, nequo concoquimus , neque concoctione fequen-<text:line-break/>tia naturalia munera inviolata perfectaque obimus, lan-<text:line-break/>guidiores omnino quam qui bene dormierint evadentes.</text:p>
      <text:p text:style-name="Normal">XXI.</text:p>
      <text:p text:style-name="P5"><text:span text:style-name="Default_20_Paragraph_20_Font"><text:span text:style-name="T14">percal</text:span></text:span>i<text:span text:style-name="Default_20_Paragraph_20_Font"><text:span text:style-name="T14">dam naturam cal</text:span></text:span>i<text:span text:style-name="Default_20_Paragraph_20_Font"><text:span text:style-name="T14">do tempore, in fulgore cubile<text:line-break/>crustam redd</text:span></text:span>i<text:span text:style-name="Default_20_Paragraph_20_Font"><text:span text:style-name="T14">t</text:span></text:span>, i<text:span text:style-name="Default_20_Paragraph_20_Font"><text:span text:style-name="T14">n calid</text:span></text:span>o <text:span text:style-name="Default_20_Paragraph_20_Font"><text:span text:style-name="T14">a</text:span></text:span>tt<text:span text:style-name="Default_20_Paragraph_20_Font"><text:span text:style-name="T14">enuat.</text:span></text:span></text:p>
      <text:p text:style-name="P2">Dictionem hanc percalrdam aphorismi hujus initio<text:line-break/>praepositam a recto casu percalida deflexam esse constat,<text:line-break/>sed vocem hanc, <text:span text:style-name="Default_20_Paragraph_20_Font"><text:span text:style-name="T23">ἔνθερμος</text:span></text:span><text:span text:style-name="Default_20_Paragraph_20_Font"><text:span text:style-name="T28">, </text:span></text:span>in fine positam quispiam ita<text:line-break/>posset accipere, ac si ex propositione <text:span text:style-name="Default_20_Paragraph_20_Font"><text:span text:style-name="T23">ἐν</text:span></text:span><text:span text:style-name="Default_20_Paragraph_20_Font"><text:span text:style-name="T28">, </text:span></text:span>id est in, et cafu<text:line-break/>dativo <text:span text:style-name="Default_20_Paragraph_20_Font"><text:span text:style-name="T23">θέρμω</text:span></text:span><text:span text:style-name="Default_20_Paragraph_20_Font"><text:span text:style-name="T28"> </text:span></text:span>esset composita, quemadmodum fiane omnes<text:line-break/>fere interpretes acceperunt, nonnulli quidem orationem<text:line-break/>hanc in duas perliti, perinde ac si utraque propria ex-<text:line-break/>planatione indigeret; alii vero totam, ut unam interpre-<text:line-break/>tali. Porro Diosco<text:span text:style-name="Default_20_Paragraph_20_Font"><text:span text:style-name="T14">r</text:span></text:span>ides et ipsam. in clariorem permutavit,<text:line-break/>ut in obscuris locutionibus facere consuevit. Separatim<text:line-break/>quidem scripsit, perculissent naturam . calido tempore his<text:line-break/>verbis adliciens hanc vocem, <text:span text:style-name="Default_20_Paragraph_20_Font"><text:span text:style-name="T14">ex</text:span></text:span>t<text:span text:style-name="Default_20_Paragraph_20_Font"><text:span text:style-name="T14">enuat, </text:span></text:span>nobis significare<text:line-break/>valens, percalidam naturam, hoc est multo calore ferveo-<text:line-break/>tem, calido tempore, id est aestivo, extenuari , alilaben-<text:line-break/>teui atque evanescentem per eam quae ah omnibus messi-<text:line-break/>cis recentioribus jam trita et usitata voce ratione per-<text:line-break/>ceptilis diffiatio nominatur; quam etiam altera appellatione^<text:line-break/>quidam sensui ignotam per spirationem nominant , quae</text:p>
      <text:p text:style-name="P3">nobis omnibus per totum vitae curriculum inest, verum<text:line-break/>secundum aetates, anni tempora ftudiaque ac, ut brevi-<text:line-break/>bus eXpediasn , secundum omnem quam degimus vitae ra-<text:line-break/>Donem evariat. Sed in omnibus his differentiis illud<text:line-break/>commune inest, calidioribus quidem temporibus, regioni-<text:line-break/>bus, aetatibus, naturis et victus rationibus, de corpore<text:line-break/>haud exiguam substantiae nostrae portionem essiuere; con-<text:line-break/>tra in frigidioribus, fpilsefcente cute, plurimum retineri,<text:line-break/>exiguum dissipari. Hac igitur ratione percalidam naturam<text:line-break/>tempore calido extenuari verum est, duplicato f<text:span text:style-name="Default_20_Paragraph_20_Font"><text:span text:style-name="T14">o</text:span></text:span>dicet<text:line-break/>essiuxu : nempe ex proprio calore insitum habentes, no-<text:line-break/>vum praeterea exterius a calido tempore accedentem ac-<text:line-break/>quirunt. Verum neque in alio ullo exemplari hanc lectio-<text:line-break/>nem inveni, neque ullus explanator ipsam agnovit. Sed<text:line-break/>Dioscorides ipsa in libri sponte inscripsit, sese in duobus<text:line-break/>solis exemplaribus ita conscripta verba nactum esse, per-<text:line-break/>calidam naturam calido tempore, in frigore cubile crassam<text:line-break/>reddit, in caIido extenuat. Verumtamen nos non in</text:p>
      <text:p text:style-name="P3">duobus <text:span text:style-name="Default_20_Paragraph_20_Font"><text:span text:style-name="T32">, </text:span></text:span><text:span text:style-name="Default_20_Paragraph_20_Font"><text:span text:style-name="T14">t</text:span></text:span>ed in omnibus quaecunque legimus , ita fe ha-<text:line-break/>bere hanc o<text:span text:style-name="Default_20_Paragraph_20_Font"><text:span text:style-name="T14">r</text:span></text:span>ationem comperimus, quum de industria<text:line-break/>omnia et quae. in publicis bibliothecis reposita fiunt et<text:line-break/>quae apud amicos invenimus, exemplaria inspexerimus.<text:line-break/>Sed jam ad explananda verba convertamur, omnibus iis<text:line-break/>quae prave ab inle<text:span text:style-name="Default_20_Paragraph_20_Font"><text:span text:style-name="T14">r</text:span></text:span>pretibus dicta sint praetermissis.<text:line-break/>Mihi (ane prior aphorismi pars ita perficienda esse vide-<text:line-break/>tur: per calidam naturam calido tempore in frigore cu-<text:line-break/>bile crassam <text:span text:style-name="Default_20_Paragraph_20_Font"><text:span text:style-name="T14">r</text:span></text:span>eddit, has voces, <text:span text:style-name="Default_20_Paragraph_20_Font"><text:span text:style-name="T14">cal</text:span></text:span>i<text:span text:style-name="Default_20_Paragraph_20_Font"><text:span text:style-name="T14">do</text:span></text:span> t<text:span text:style-name="Default_20_Paragraph_20_Font"><text:span text:style-name="T14">empore, lo t</text:span></text:span>exto<text:line-break/>ca<text:span text:style-name="Default_20_Paragraph_20_Font"><text:span text:style-name="T14">t</text:span></text:span>u nobis. legentibus., perinde ac si in calido tempore<text:line-break/>dictum esset; illud vero in frigore , idem est ac si dictum<text:line-break/>esset in aere frigido <text:span text:style-name="Default_20_Paragraph_20_Font"><text:span text:style-name="T32">, </text:span></text:span>ex duabus orationis partibus dictione<text:line-break/>composita, praepositione scilicet <text:span text:style-name="Default_20_Paragraph_20_Font"><text:span text:style-name="T14">in, </text:span></text:span>et nomine ful<text:span text:style-name="Default_20_Paragraph_20_Font"><text:span text:style-name="T14">gore.<text:line-break/></text:span></text:span>Erit enim integra sententia hujusmodi; utile est percali-<text:line-break/>dae naturae, in calido tempore, in frigido cubiculo sum-<text:line-break/>num capere, ita namque crassescet. Nempe haud iniuria<text:line-break/>in valde calidis naturis. haec nos facere praecepit Hippo-<text:line-break/>crates ; quandoquidem calida natura quum sponte ob effiu-</text:p>
      <text:p text:style-name="P3">xum immodicum ad extenuandum idonea sit, si tempore<text:line-break/>calido accedente, evacuatio duplicata sit, quin etiam ter-<text:line-break/>tia quaedam alia inanitio in calido loco et calido strato<text:line-break/>cubante homine adjuncta. fuerit, tum corpus triplici dige-<text:line-break/>stione exhaustum dissipari emaciarique continget. Quod<text:line-break/>si duabus necessariis inanitionibus a natura atque tempore<text:line-break/>provenientibus, quas effugere non licet, tertia saltem in<text:line-break/>contrarium abducatur, non dissipare, sed coercere dissis-<text:line-break/>tiones potens, ad extremam evacuationem homo non per-<text:line-break/>veniet ; quin imo pinguescet magis quam extenuabitur.<text:line-break/>Frigido enim cubili non modo lectos frigidos, sed stra-<text:line-break/>gula, quae ex linteis- crassioribus et attritis, atque id ge-<text:line-break/>nus aliis vestibus constant, significante; aliud quoddam<text:line-break/>maximum remedium excessus ratione temporis et natu-<text:line-break/>ratis temperamenti provenientis adiungitur, ut scilicet per<text:line-break/>frigidam inspirationem corpus refrigeretur. Id quidem<text:line-break/>jam et antea a nobis dictum fuit, sed nunc mentio lecti<text:line-break/>adjecta est, ut undique corpus refrigescat ac diffiationis</text:p>
      <text:p text:style-name="P3">excessus ad salubrem commoderationem redigatur. Altera<text:line-break/>quidem aphorismi pars, prior scilicet, ita sane ab aliquo<text:line-break/>potissimum explanari posse mihi videtur. Reliqua pars,<text:line-break/>ubi ait, in calido attenuat, dilucida sane foret, si ei voci,<text:line-break/><text:span text:style-name="Default_20_Paragraph_20_Font"><text:span text:style-name="T14">cal</text:span></text:span>i<text:span text:style-name="Default_20_Paragraph_20_Font"><text:span text:style-name="T14">do, </text:span></text:span>aere adscriptum esset, tota oratione per haec<text:line-break/>verba manifeste explicata : calidiori naturae, calido tem-<text:line-break/>pore, cubile in aere frigido si accedat, crass<text:span text:style-name="Default_20_Paragraph_20_Font"><text:span text:style-name="T14">a</text:span></text:span>m reddit;<text:line-break/>in calido autem aere cubile extenuat. Per rectos quidem<text:line-break/>ca<text:span text:style-name="Default_20_Paragraph_20_Font"><text:span text:style-name="T14">t</text:span></text:span>us ita maxime aperte explanata oratio fuerit. Quod<text:line-break/>si per tertios et <text:span text:style-name="Default_20_Paragraph_20_Font"><text:span text:style-name="T14">t</text:span></text:span>extos loqui voluerimus, narratio sane<text:line-break/>hujusmodi fuerit. Calidiori naturae, tempore calido et<text:line-break/>cubili in aere frigido crassescere accidit: hoc eodem vero<text:line-break/>cubili in aere- calido posito extenuari continget.</text:p>
      <text:p text:style-name="P81">XXII.<text:tab/>. <text:span text:style-name="Default_20_Paragraph_20_Font"><text:span text:style-name="T32">....:iu .</text:span></text:span></text:p>
      <text:p text:style-name="P5"><text:span text:style-name="Default_20_Paragraph_20_Font"><text:span text:style-name="T14">er</text:span></text:span>ofasti<text:span text:style-name="Default_20_Paragraph_20_Font"><text:span text:style-name="T14">o tuendae san</text:span></text:span>it<text:span text:style-name="Default_20_Paragraph_20_Font"><text:span text:style-name="T14">at</text:span></text:span>is, <text:span text:style-name="Default_20_Paragraph_20_Font"><text:span text:style-name="T14">non satur</text:span></text:span>i<text:span text:style-name="Default_20_Paragraph_20_Font"><text:span text:style-name="T14">ta</text:span></text:span>s <text:span text:style-name="Default_20_Paragraph_20_Font"><text:span text:style-name="T14">c</text:span></text:span>i<text:span text:style-name="Default_20_Paragraph_20_Font"><text:span text:style-name="T14">b</text:span></text:span>i, i<text:span text:style-name="Default_20_Paragraph_20_Font"><text:span text:style-name="T14">mp</text:span></text:span>i<text:span text:style-name="Default_20_Paragraph_20_Font"><text:span text:style-name="T14">gri</text:span></text:span>t<text:span text:style-name="Default_20_Paragraph_20_Font"><text:span text:style-name="T14">a</text:span></text:span>s<text:line-break/><text:span text:style-name="Default_20_Paragraph_20_Font"><text:span text:style-name="T14">ad lab</text:span></text:span>o<text:span text:style-name="Default_20_Paragraph_20_Font"><text:span text:style-name="T14">re</text:span></text:span>s.</text:p>
      <text:p text:style-name="P2">Neque repleri usque ad saturitatem impigrumque esse<text:line-break/>ad exercitationes salubris victus caput esse opinatur.</text:p>
      <text:p text:style-name="Normal">XXIII.</text:p>
      <text:p text:style-name="P5">I<text:span text:style-name="Default_20_Paragraph_20_Font"><text:span text:style-name="T14">nter vigilandum siti in superj</text:span></text:span>i<text:span text:style-name="Default_20_Paragraph_20_Font"><text:span text:style-name="T14">cie somnus medela</text:span></text:span> Ist;<text:line-break/><text:span text:style-name="Default_20_Paragraph_20_Font"><text:span text:style-name="T14">siti vero ex somno vigilia quibusdam.</text:span></text:span></text:p>
      <text:p text:style-name="P1">In superficie sitim intelligere oportet valde exiguam,<text:line-break/>quae neque a toto corpore, neque magno ventriculi par-<text:line-break/>Cium affectu excitata est, sed, ut dixit ErafistratuS , are-<text:line-break/>silentibus aut incalescentibus locis illis, per quae ab ore<text:line-break/>in ventriculum humor delabitur. Huic itaque siti somnus<text:line-break/>remedio est, corporis penitioribus madescet) ti bus , utpote<text:line-break/>per somnum sanguine ad interiora agente; contra vero<text:line-break/>expergefactis, quum in superficie sitis adest, vigilantibus<text:line-break/>facile sedatur. Hujusmodi namque sitis oritur incalescen-</text:p>
      <text:p text:style-name="P3">tibus nonnunquam particulis, quarum dicebam Erasistra-<text:line-break/>tum meminisse. Calescunt autem dum in stomacho cibi<text:line-break/>concoquuntur. Nam quum hujusmodi concoctio ab infito<text:line-break/>calido perinde atque elixatio fiat, quemadfnodum in illa<text:line-break/>calidus quidam halitus effertur, ita nonnunquam et in<text:line-break/>ventriculo et maxime vinum meracius epotis contingit.<text:line-break/>Verum si vigilantibus ipsis stomachus inanitus nullos prae-<text:line-break/>terea vapores suggerat et calesactarum partium calor eVa-<text:line-break/>nuerit, siti liberantur. Porro nonnulli a somno ob ci-<text:line-break/>borum pot.ionumque calorem ventriculo ex calesacto siti-<text:line-break/>Gulosi fiunt, quorum sitis fine externo subfidio non tolli-<text:line-break/>tur; quocirca nonnullis frig<text:span text:style-name="Default_20_Paragraph_20_Font"><text:span text:style-name="T14">i</text:span></text:span>dam potare solitis hoc tem-<text:line-break/>pore ante balneum ac cibi assumtionem gelidae aquae<text:line-break/>potus nonnunquam ufui fuit. Propterea igitur in fecunda<text:line-break/>sitis differentia ad<text:span text:style-name="Default_20_Paragraph_20_Font"><text:span text:style-name="T14">i</text:span></text:span>ecit hanc particulam, <text:span text:style-name="Default_20_Paragraph_20_Font"><text:span text:style-name="T14">quibusdam</text:span></text:span>, neque<text:line-break/>enim omnibus, ut ostensum est, a somno sitientibus idem<text:line-break/>allectus oboritur. Hallc lectionem autem et veteres ex-</text:p>
      <text:p text:style-name="Normal"><text:span text:style-name="Default_20_Paragraph_20_Font"><text:span text:style-name="T32">v</text:span></text:span></text:p>
      <text:p text:style-name="P3">planatores agnofcunt et in castigatissimi exemplaribus in-<text:line-break/>veni lur.</text:p>
      <text:p text:style-name="Normal">XXIV.</text:p>
      <text:p text:style-name="P5"><text:span text:style-name="Default_20_Paragraph_20_Font"><text:span text:style-name="T14">Quibus plurimum calidum in</text:span></text:span>e<text:span text:style-name="Default_20_Paragraph_20_Font"><text:span text:style-name="T14">st, vobaltssimi sunt, scigidus<text:line-break/>enim aer plurimus. Ex duobus autem magnis magna<text:line-break/>et quae oriuntur ex</text:span></text:span>i<text:span text:style-name="Default_20_Paragraph_20_Font"><text:span text:style-name="T14">stunt.</text:span></text:span></text:p>
      <text:p text:style-name="P82"><text:span text:style-name="Default_20_Paragraph_20_Font"><text:span text:style-name="T44">I<text:tab/>l </text:span></text:span><text:span text:style-name="Default_20_Paragraph_20_Font"><text:span text:style-name="T45">s</text:span></text:span></text:p>
      <text:p text:style-name="P1">Modo praedixi huiusce orationis Iectlonem antiquam<text:line-break/>non ita inveniri, sed hoc modo, quibusdam pluri mum<text:line-break/>calidum, ficque illi interpretes Iegunt, qui de superiorum<text:line-break/>verborum fine hanc particulam, <text:span text:style-name="Default_20_Paragraph_20_Font"><text:span text:style-name="T14">quibu</text:span></text:span>s<text:span text:style-name="Default_20_Paragraph_20_Font"><text:span text:style-name="T14">dam, </text:span></text:span>detraxerunt.<text:line-break/>Igitur de propositae sententiae veritate jam differemus.<text:line-break/>Quibuscunque enim plurimum calidum inest, in corde<text:line-break/>scilicet, hoc namque veluti focum laresque ingeniti calo-<text:line-break/>risi esse declaravimus, et aërem qui inspiratu adducitur,<text:line-break/>plurimum esse necesse est: nam et hoc in libro de usu</text:p>
      <text:p text:style-name="P3">respirandi explicatum est. Quod si plus caloris hujusmodi<text:line-break/>naturis inest multusque inspiratur aër atque iterum ex-<text:line-break/>spiratur, propter hoc fi vocem magnam fieri dicemus, ita<text:line-break/>absolute citra ullam distinctionem sententiam proserentesi<text:line-break/>fallemur: nam in commentariis de voce ostensum est vo-<text:line-break/>cem ingentem fieri, quin multus aër celeriter exspiretur,<text:line-break/>nequaquam posse; id vero fit, si aspera arteria et guttur<text:line-break/>latius pateant. Si pectus vero totufn amplum sit , no<text:span text:style-name="Default_20_Paragraph_20_Font"><text:span text:style-name="T14">n<text:line-break/></text:span></text:span>solum ingentem vocem homines edere, sed etiam diu Iisti -<text:line-break/>me vociferari posse ibidem declaravimus : ut praeconesi,<text:line-break/>quum pedem vocatum canant, essicere IoIent. Igitur quo-<text:line-break/>niam cor statim ab initio, quum formatur in utero, am-<text:line-break/>pIificatur increfcitque , in quibus infitusi caIor plurimusi<text:line-break/>inest; ad cordis vero potionem et pectus plerumque<text:line-break/>magnum efficitur et hoc iterum pulmonum magnitudo<text:line-break/>necessario consequitur, nec non et istis asperae arteriae<text:line-break/>magnitudo respondet et huic plerumque gutturis: haud<text:line-break/>abs re saepissime pervalidae naturae homines vocalioresi</text:p>
      <text:p text:style-name="P2">esse contingit. Etenim si semper et omnino ad portionem<text:line-break/>magnitudinis cordis pectus auctum esset et nunquam ei<text:line-break/>prava conformatio accideret, percalidos homines non ple-<text:line-break/>rumque, fed semper magnam vocem edere dixissem; ve-<text:line-break/>rumtamen neque ut pulmonum magnitudo pectori semper<text:line-break/>respondere invenitur, ita et ipsorum magnitudini in ipsis<text:line-break/>contenta tria vasorum genera respondent. Conspicitur<text:line-break/>vero et in animalium dissectionibus proportio llaec non<text:line-break/>exquifite servari, sed in hujusmodi sane partibus aliquod<text:line-break/>pauxillum excellere, aliquod e contrario deficere inveni-<text:line-break/>tur. ld vero in corde, ratione pectoris, mfigne accidit,<text:line-break/>quod et in causa est maxime, ut inter aeque calidos Ilo-<text:line-break/>minesi nonnunquam in vocis magnitudine multum intersit.<text:line-break/>Hippocrates quidem soli aëris multitudini magnitudinem<text:line-break/>vocis attribuit; verum haec inter causas magnam vocem<text:line-break/>efficientes neque sola neque dignitate prima est: magnae<text:line-break/>enim vocis materia est, ut in commentariis de vocibus<text:line-break/><text:span text:style-name="Default_20_Paragraph_20_Font"><text:span text:style-name="T32">l </text:span></text:span>disputavimus.</text:p>
      <text:p text:style-name="P3">XXV.</text:p>
      <text:p text:style-name="Normal">v<text:span text:style-name="Default_20_Paragraph_20_Font"><text:span text:style-name="T14">entriculo calidi, scigidi carne et graciles. Illi venosi et<text:line-break/>iracundiores.<text:line-break/></text:span></text:span><text:span text:style-name="Default_20_Paragraph_20_Font"><text:span text:style-name="T45">t</text:span></text:span></text:p>
      <text:p text:style-name="P1">Quod geminum in animalium corpore calidum agno-<text:line-break/>vit Hippocrates , aIterum quidem , quod ipfe ingenitum<text:line-break/>vocat, essentiam in sanguine fanguineisque vifceribusi re-<text:line-break/>positam habens, aIterum vero acre, mordax et igneum,<text:line-break/>sub quo genere et febris est, in mustis pridem ipsius vo-<text:line-break/>luminibus decIaratum fuit. Quin etiam ego de hoc in<text:line-break/>quodam meo commentariolo accuratissime disserui. <text:span text:style-name="Default_20_Paragraph_20_Font"><text:span text:style-name="T14">E</text:span></text:span>jus<text:line-break/>libelli inscriptio haec est, nullum errorem esse Commissum <text:span text:style-name="Default_20_Paragraph_20_Font"><text:span text:style-name="T32">,<text:line-break/></text:span></text:span>in eo aphorismo, cujus initium est, crescentes plurimum<text:line-break/>habent innatum calidum. In eo sane Hippocrati^ partes<text:line-break/>tueor , Lyci adversus aphorismum criminationes diluens,<text:line-break/>ipfumque ob optimorum praeceptorum ignorationem Hip-<text:line-break/>pocrati infensum esse demonstrans, verum hujuSce caloris</text:p>
      <text:p text:style-name="P2">differentiam, neque Lycus, neque alius quispiam aut.<text:line-break/>Erafistrati aut Herophili sectator aut empiricus internovit;<text:line-break/>quapropter et- multa Hippocratis scripta prave admodum<text:line-break/>interpretati stant. At Hippoeraticos viros saltem non de-<text:line-break/>cebat Hippocratis decreta improbare , ea perinde inter-<text:line-break/>pretantes, ac si unus genere calor in animantibus existe-<text:line-break/>ret-. Sed quum Hippocratern aut alium quempiam audi-<text:line-break/>verint, aliquos ventriculo calidos nominantes, ut nomen<text:line-break/>illud acceptum esset, considerare praestabat, utrum qui<text:line-break/>vocem eam protulit aut scripsit naturale calidum in ven-<text:line-break/><text:span text:style-name="Default_20_Paragraph_20_Font"><text:span text:style-name="T35">.r</text:span></text:span><text:span text:style-name="Default_20_Paragraph_20_Font"><text:span text:style-name="T32"> </text:span></text:span>triculo copiosum esse assereret aut alterum intelligeret,<text:line-break/>quod saepius acquisititium, interdum non naturale, non-<text:line-break/>nunquam et a natura alienum vocatur , quo calido inca-<text:line-break/>leutes , mordax calidumque exspirare, atque idcirco simul<text:line-break/>atque cutis den<text:span text:style-name="Default_20_Paragraph_20_Font"><text:span text:style-name="T14">t</text:span></text:span>ata fuerit , febre vexari. Quemadmodum<text:line-break/>illi qui altero calido uberrime affluunt, suppressa diffiatione<text:line-break/>pleniores quidem fiunt, fed in febrem non incidunt, pro-<text:line-break/>pterea .... Illud etiam constat, in ventriculo ciborum</text:p>
      <text:p text:style-name="P3">concoctiones ab hoc insito calido exuberante optimas fieri,<text:line-break/>ut ipsis in aphorismis ita loquens edocuit; ventres hieme<text:line-break/>et vere calidissimi natura et somni longissimi. His itaque<text:line-break/>temporibus cibaria plura exhibenda: etenim insitum cati-<text:line-break/>dum multum; pluri igitur alimento egent, argumento sunt<text:line-break/>aetates et athletae. Itaque sicut abfoluta ciborum con-<text:line-break/>lectio hujusmodi ventriculorum indicium est, ita frigidis-<text:line-break/>rum quidem in acidum c<text:span text:style-name="Default_20_Paragraph_20_Font"><text:span text:style-name="T14">o</text:span></text:span>nverfi<text:span text:style-name="Default_20_Paragraph_20_Font"><text:span text:style-name="T14">o</text:span></text:span> ; .calidiorem autem in<text:line-break/>nidorosam qualitatem mutatio. Quamobrem cibos recte<text:line-break/>concoquentibus et fanguis optimus inest et mediocris caro<text:line-break/>progignitur, vel et interdum quam deceat copiosior,<text:line-break/>quum otiosiorem vitam degunt et frequenti lavatione utun-<text:line-break/>tur, sed minus bona caro est, neque corporis habitui<text:line-break/>congruens; postquam vero multa copia c<text:span text:style-name="Default_20_Paragraph_20_Font"><text:span text:style-name="T14">o</text:span></text:span>ngesta fuerit,<text:line-break/>t<text:span text:style-name="Default_20_Paragraph_20_Font"><text:span text:style-name="T14">o</text:span></text:span>tum c<text:span text:style-name="Default_20_Paragraph_20_Font"><text:span text:style-name="T14">o</text:span></text:span>rpus in morb<text:span text:style-name="Default_20_Paragraph_20_Font"><text:span text:style-name="T14">o</text:span></text:span>s praecipitati At ob ventriculi<text:line-break/>intemperiem male c<text:span text:style-name="Default_20_Paragraph_20_Font"><text:span text:style-name="T14">o</text:span></text:span>ncoquentibus et cibos in fumidam<text:line-break/>nidorofamque qualitatem corrumpentibus vitiosus in venis</text:p>
      <text:p text:style-name="P3"><text:span text:style-name="Default_20_Paragraph_20_Font"><text:span text:style-name="T42">fanguis contrahitur pravaque in toto corpore fit nutrica--<text:line-break/></text:span></text:span>tio. <text:span text:style-name="Default_20_Paragraph_20_Font"><text:span text:style-name="T42">De iis igitur propositum sermonem intelligere debes.<text:line-break/>In jecore namque et in corde multus ab initio insitus ca-<text:line-break/>lor inest, in carnes vero e sanguine profunditur, atque<text:line-break/>ideo in hujuscemodi corporum naturis, quales et nunc de-<text:line-break/>fcripsit Hippocrates, carnes frigidas esse necesse est, ut-<text:line-break/>pote sanguine </text:span></text:span>non <text:span text:style-name="Default_20_Paragraph_20_Font"><text:span text:style-name="T42">copioso , sed pauco et ipsis quidem<text:line-break/>villoso , irrigatas. Utrumque enim ventriculo igneo ca-<text:line-break/>lore intemperato laborantibus evenit ut cibaria corrupta<text:line-break/>descendant et proinde paucum ex iis alimentum corpori<text:line-break/>impertiatur, idque ni</text:span></text:span><text:span text:style-name="Default_20_Paragraph_20_Font"><text:span text:style-name="T43">t</text:span></text:span><text:span text:style-name="Default_20_Paragraph_20_Font"><text:span text:style-name="T42">unt non recte concoctum improbum<text:line-break/>sit: non coctis enim corruptisque .in ventriculo cibis, bo-<text:line-break/>nus in jecore venrsque sanguis creari non potest. Quod<text:line-break/>si paucus quidem , fed non malus in venis sanguis foret,<text:line-break/>carnes utique hunc attraherent, ipsas minus nutrientem<text:line-break/>et venas inanes relinquentem, ut contractae essent vixque<text:line-break/>apparerent. Quando vero non paucus modo, sed etiam</text:span></text:span></text:p>
      <text:p text:style-name="P3"><text:span text:style-name="Default_20_Paragraph_20_Font"><text:span text:style-name="T42">pravus .est, .tunc neque ipfum , quamvis egeant, attrahunt^<text:line-break/>perinde. </text:span></text:span>ac <text:span text:style-name="Default_20_Paragraph_20_Font"><text:span text:style-name="T42">neque mos ipsi cibos nidore aut. altera quapiam<text:line-break/>improba qualitate infectos et si vehementius escam appe-<text:line-break/>tamus, admittimus ; etenim. appetitus ipfe hujusmodi cibo<text:line-break/>degustato exstinguitur. Eadem igitur ratione carnes exi-<text:line-break/>guum, quod videlicet ad nutriendum pernecessarium est,<text:line-break/>de venis exhauriunt; quare .paulatim longiore. tempore in<text:line-break/>venis plus sanguinis depravati contrahitur. Quapropter<text:line-break/>in venae lectionibus nunquam ab hujuscemodi hominibus<text:line-break/>rubrum sanguinem profluere conspicies; fed alio calore,<text:line-break/>ut quis eum nominare velit, affectus invenitur, quam-<text:line-break/>primum vero et male olet. Quod si jampridem homo<text:line-break/>purgatus noh suerit, ater etiam qui rescisse vena pro-<text:line-break/>funditur fanguis apparet, alias aliam in crassitudine et<text:line-break/>tenuitate constitutionem habens, nonnunquam fe</text:span></text:span><text:span text:style-name="Default_20_Paragraph_20_Font"><text:span text:style-name="T43">t</text:span></text:span><text:span text:style-name="Default_20_Paragraph_20_Font"><text:span text:style-name="T42">osus et.<text:line-break/>tenuior, nonnunquam vero crassior., quemadmodum sane<text:line-break/>interdum et valde crassas et niger, liquidae pici persimi-<text:line-break/>lis : cernitur. Haec igitur omnia nunc per capita enume-</text:span></text:span></text:p>
      <text:p text:style-name="P3">rata in aliis qulbusdam ex antedictis commentariis et<text:line-break/>praecipue de curandi methodo absolute disputata sunt; in<text:line-break/>praefeutia vero ab explanatoribus praetermissa, brevibus<text:line-break/>a me perstricta fuere; solent enim ubi nihil refert, esse<text:line-break/>loquaces, in rebus autem utilissimis deficere. Ego itaque<text:line-break/>quum prae<text:span text:style-name="Default_20_Paragraph_20_Font"><text:span text:style-name="T14">t</text:span></text:span>ens oratio perutilis sit, ipsam repetens per<text:line-break/>capita rursum explicabo et cum interpretationepropofitum.<text:line-break/>verborum coniungant. Ventriculo calidos ipfum dicere<text:line-break/>putandum est, non quemadmodum pueros et .athletas in-<text:line-break/>sito abundare calido testatus est; neque, ut hieme ventres<text:line-break/>calore naturali maxime calere dixit, fed ut mordacem<text:line-break/>improbumque calorem haud exiguum in intemperato ven-<text:line-break/>triculo possidentes. Hos autem carnibus frigidos merito<text:line-break/>nominavit, utpote bonae juxta et copulae alimoniae pe-<text:line-break/>nuria tabescentes, quam ex sanguine naturaliter fe<text:span text:style-name="Default_20_Paragraph_20_Font"><text:span text:style-name="T14">l</text:span></text:span>e ha-<text:line-break/>bente in temperatis corporibus hauriunt. Ex sanguinis<text:line-break/>autem inopia fit ut carnes refrigerentur, acquisititium<text:line-break/>sane calorem a sanguine, non proprium; non insitum, ut</text:p>
      <text:p text:style-name="P2">jecur et cor possidentes. Isti vero carnibus deficientibus<text:line-break/>graciles necessario redduntur; ipfarum enim subtractiones<text:line-break/>et incrementa tenue et massum. totum corpus efficiunt.<text:line-break/>Dicit autem hos ipsius venosius esse perinde atque si et ita<text:line-break/>dixisset : istis conspicuae venae funt , hoc est eminentes,<text:line-break/>quippe quae sanguinis plenae et carnium ipsas contegen-<text:line-break/>timn paucitate nudae appareant. Quin etiam ipfosira-<text:line-break/>cnndiores esse dixit, non absolute iracundos, neque per<text:line-break/>^excellentiam iracundissimus, quod plane ipfis accideret, si<text:line-break/>calor in corde permultos redundaret; sied calor in ven-<text:line-break/>triculo , os ejus contristans iracundiores efficit. Siquidem<text:line-break/>alibi declaratum est, hanc particulam in con<text:span text:style-name="Default_20_Paragraph_20_Font"><text:span text:style-name="T14">t</text:span></text:span>en<text:span text:style-name="Default_20_Paragraph_20_Font"><text:span text:style-name="T14">t</text:span></text:span>um sui<text:line-break/>affectus et animam adducere: tardiores enim ad intelli-<text:line-break/>gendum atque agendum homines reddit, quo tempore<text:line-break/>ipsa frigidior evaserit; contra promtiores atque irascentes,<text:line-break/>quum magis incaluerit , haud naturali calore scilicet , fed<text:line-break/>adventitio et a natura alieno , de quo ferino iste totus a</text:p>
      <text:p text:style-name="P3">nobis confectus esu Quapropter eos, qui fe Hippocrati-<text:line-break/>cos nominant et praecipua^ Hippoeraticae artis decreta,<text:line-break/>quibus et experimento evidentia adstipulantur, ignorant,<text:line-break/>accusare aequum est, quod aliter atque nos diximus, in-<text:line-break/>terpretati funi. Existimant enim in calidioribus ventri-<text:line-break/>culis insitum calorem in profundum refugere et extimas<text:line-break/>partes de<text:span text:style-name="Default_20_Paragraph_20_Font"><text:span text:style-name="T14">t</text:span></text:span>erere, atque ideo frigidas hominum carnes eva-<text:line-break/>dere. Verum hujusmodi caloris motiones pro ratione tem-<text:line-break/>porum et regionum. et prorsum coeli status, praeterea<text:line-break/>pro ratione vigiliae et- fomni , nec non et animi pertur-<text:line-break/>bationum, ut moeroris et timoris et corporis voluptatum<text:line-break/>et animi oblectationum evariant. At neque corporis na-<text:line-break/>turdis fabrica, neque aetas talem ingenitae caliditatis<text:line-break/>mutationem efficit. Sed quemadmodum et in libris de<text:line-break/>tuenda sanitate monstravimus , pravae corporis constito-<text:line-break/>tiones <text:span text:style-name="Default_20_Paragraph_20_Font"><text:span text:style-name="T14">t</text:span></text:span>unt nonnullae quidem cum totius animalis intem-<text:line-break/>perie , aliquae vero cum partium inaequali statu , qualis<text:line-break/>et ista, quae in propositis verbis habetur de ventriculi</text:p>
      <text:p text:style-name="P3">vitiofam constitutionem habentibus et non optimam, veluti<text:line-break/>quae nativo calore multo affluentes et idcirco ad bonam<text:line-break/>carnem procreandam maxime conducentes, corporis habi-<text:line-break/>tum pleniorem efficiunt, non extenuant, .non emaciant,<text:line-break/>ut intemperatae.</text:p>
      <text:p text:style-name="Normal">XXVI<text:span text:style-name="Default_20_Paragraph_20_Font"><text:span text:style-name="T14">i</text:span></text:span></text:p>
      <text:p text:style-name="Normal"><text:span text:style-name="Default_20_Paragraph_20_Font"><text:span text:style-name="T14">Terra sicc</text:span></text:span>it<text:span text:style-name="Default_20_Paragraph_20_Font"><text:span text:style-name="T14">a</text:span></text:span>ti<text:span text:style-name="Default_20_Paragraph_20_Font"><text:span text:style-name="T14">bu</text:span></text:span>s <text:span text:style-name="Default_20_Paragraph_20_Font"><text:span text:style-name="T14">suua</text:span></text:span>l<text:span text:style-name="Default_20_Paragraph_20_Font"><text:span text:style-name="T14">ente , avium genu</text:span></text:span>s <text:span text:style-name="Default_20_Paragraph_20_Font"><text:span text:style-name="T14">bene habet.</text:span></text:span></text:p>
      <text:p text:style-name="P1">Aves enim utpote aridiore quam nos temperatura<text:line-break/>constantes, siccis temporibus rectius valent. Nos vero<text:line-break/>non praeterit et aridioribus ipfas cibis velci et pauco potu<text:line-break/>esse contentas, non perinde ut fi<text:span text:style-name="Default_20_Paragraph_20_Font"><text:span text:style-name="T14">n</text:span></text:span>es, qui aqua adsidue pro-<text:line-break/>lui et immodico adsidue potu repleri cupiunt.</text:p>
      <text:p text:style-name="P83"><text:span text:style-name="Default_20_Paragraph_20_Font"><text:span text:style-name="T32">.<text:tab/></text:span></text:span>XXVII.</text:p>
      <text:p text:style-name="P5">t<text:span text:style-name="Default_20_Paragraph_20_Font"><text:span text:style-name="T14">suum h</text:span></text:span>i<text:span text:style-name="Default_20_Paragraph_20_Font"><text:span text:style-name="T14">rcesu</text:span></text:span>it , <text:span text:style-name="Default_20_Paragraph_20_Font"><text:span text:style-name="T14">u</text:span></text:span>t<text:span text:style-name="Default_20_Paragraph_20_Font"><text:span text:style-name="T14">er exteriu</text:span></text:span>s t<text:span text:style-name="Default_20_Paragraph_20_Font"><text:span text:style-name="T14">est</text:span></text:span>is <text:span text:style-name="Default_20_Paragraph_20_Font"><text:span text:style-name="T14">apparuerit , si dex</text:span></text:span>t<text:span text:style-name="Default_20_Paragraph_20_Font"><text:span text:style-name="T14">er,<text:line-break/></text:span></text:span>m<text:span text:style-name="Default_20_Paragraph_20_Font"><text:span text:style-name="T14">a</text:span></text:span>s , <text:span text:style-name="Default_20_Paragraph_20_Font"><text:span text:style-name="T14">sin</text:span></text:span>i<text:span text:style-name="Default_20_Paragraph_20_Font"><text:span text:style-name="T14">ster vero fa</text:span></text:span>mi<text:span text:style-name="Default_20_Paragraph_20_Font"><text:span text:style-name="T14">na.</text:span></text:span></text:p>
      <text:p text:style-name="P2">Quum puerilis aetas in adolescentiam transit , quenr-<text:line-break/>admodum ipsis femen et pili in locis genitalibus erum-<text:line-break/>pere incipiunt, perinde et testes subito increscunt; quem-<text:line-break/>admodum et puellis virginibus mammae extuberant, una<text:line-break/>et men<text:span text:style-name="Default_20_Paragraph_20_Font"><text:span text:style-name="T14">t</text:span></text:span>es ferri incipiunt. Tunc igitur et vocis mutatio<text:line-break/>in maribus fit praecipue : nam quum prius ipsis acuta<text:line-break/>vox esset, quum perfecte in puberes evaserunt, gravior<text:line-break/>redditur; tempore autem medio veluti raucam ipsi vocem<text:line-break/>edunt. Quamobrem autem praedicta aetate omnia ista<text:line-break/>eveniant praesens oratio explorare non postulat, sed<text:line-break/>omnia haec .apparere experientia demonstrat, sicut et<text:line-break/>illud , si dexter prius testis intumuerit , hofce adolescentes<text:line-break/>factos, lu aetatemque virilem quum evaserint, filios ma-<text:line-break/>res potius quam feminas genituras; quod si sinister, e<text:line-break/>contrario. Idem et de utero sensit, in aphorismis enim ita<text:line-break/>scripsit: foetus mares in dextris, feminae vero in sini-<text:line-break/>stria magis. Quae igitur a me hac de re in aphorismo-</text:p>
      <text:p text:style-name="P3">rum explanatione dicta rent, ad hunc locum accommodes,<text:line-break/>quum una sit communis in maribus atque seminis causa,<text:line-break/>ob quam sinistrae partes seminarunt , dextrae marium<text:line-break/>opifices sint. Verum et de hoc in libro de usu partium<text:line-break/>tractatum esu</text:p>
      <text:p text:style-name="Normal">XXVlll<text:span text:style-name="Default_20_Paragraph_20_Font"><text:span text:style-name="T14">i<text:line-break/>ocu</text:span></text:span>li <text:span text:style-name="Default_20_Paragraph_20_Font"><text:span text:style-name="T14">u</text:span></text:span>t <text:span text:style-name="Default_20_Paragraph_20_Font"><text:span text:style-name="T14">valen</text:span></text:span>t, <text:span text:style-name="Default_20_Paragraph_20_Font"><text:span text:style-name="T14">ita et corpus. sit color</text:span></text:span> i<text:span text:style-name="Default_20_Paragraph_20_Font"><text:span text:style-name="T14">n de</text:span></text:span>t<text:span text:style-name="Default_20_Paragraph_20_Font"><text:span text:style-name="T14">erius au</text:span></text:span>t<text:line-break/>m<text:span text:style-name="Default_20_Paragraph_20_Font"><text:span text:style-name="T14">e</text:span></text:span>li<text:span text:style-name="Default_20_Paragraph_20_Font"><text:span text:style-name="T14">us lab</text:span></text:span>it<text:span text:style-name="Default_20_Paragraph_20_Font"><text:span text:style-name="T14">ur.</text:span></text:span></text:p>
      <text:p text:style-name="P1">constat autem ita oportere subintelligi, ut oculi va-<text:line-break/>lidi sunt, quod nonnulli et adscripserunt. Sententia igi-<text:line-break/>tur verborum, ut quispiam judicio meo, plurimorum fal-<text:line-break/>fam interpretationem omittens rectissime explanare potest,<text:line-break/>haec potissimum suerit: Hippocratem docere arbitror, quo-<text:line-break/>nam modo quis ab oculis totius corporis affectum percr-<text:line-break/>piat, quandoquidem isti maxime firmissimam nobis noti-</text:p>
      <text:p text:style-name="P3">tiam exhibent. Porro in illis, quibus anima deficit aut<text:line-break/>aliter vires collabuntur, neque manum quis. intuitus, ne-<text:line-break/>que crus adspiciens aut faciei reliquas partes, omissis<text:line-break/>ocnlis , aliquid explorati habere poterit, quod ipsi vires<text:line-break/>imbecilles esse aut validas patefaciat ; quod si oculos in-<text:line-break/>fpexerit, compertum habebit; clarissime namque in ipsis<text:line-break/>robur iufirmitasque elucescit , nonnullis quidem acute eer-<text:line-break/>nentibus, palpebris patentibus,, <text:span text:style-name="Default_20_Paragraph_20_Font"><text:span text:style-name="T14">n</text:span></text:span>onnullis autem neque<text:line-break/>perfecte ipsas aperire valentibus. Quin etiam ipforum<text:line-break/>color et moles aliquid de viribus nunciant.- Viribus enim<text:line-break/>infirmis oculi cavi, <text:span text:style-name="Default_20_Paragraph_20_Font"><text:span text:style-name="T14">s</text:span></text:span>qualidi et decolores apparent, robu-<text:line-break/>stis autem florido colore vigent, pleniori mole consta<text:span text:style-name="Default_20_Paragraph_20_Font"><text:span text:style-name="T14">n</text:span></text:span>t et<text:line-break/>splendidum humorem habent. Haec plane fieri evidenter<text:line-break/>conspicimus, etiamsi causa ob quam fiant nos lateat.<text:line-break/>Verum et cau<text:span text:style-name="Default_20_Paragraph_20_Font"><text:span text:style-name="T14">t</text:span></text:span>a patet, qualisnam oculorum sit natura,<text:line-break/>scientibus, quod alibi et in sermonibus de visione deda-<text:line-break/>r<text:span text:style-name="Default_20_Paragraph_20_Font"><text:span text:style-name="T14">e</text:span></text:span>ximus, animalem scilicet spiritum luminosum e cere-<text:line-break/>bro in oculos plurimum proficisci ; iste igitur quum aut</text:p>
      <text:p text:style-name="P3">imbecillus aut paucus In oculis fuerit, modo enumerata<text:line-break/>fymptomata eveniunt. Et color melior fit, inquit, aut de-<text:line-break/>terior. Id autem clarum est, sive de oculis etiamnum<text:line-break/>sive de totius corporis colore sermonem faciat:- utrumque<text:line-break/>enim verum est, oculis quidem ut firmitatem atque im-<text:line-break/>hecillitatem , ita et bonum foedumque colorem permutan-<text:line-break/>tibus, hos quoque totius corporis affectu comitante. Nam<text:line-break/>:si bene colorati oeuli sunt et gyon<text:span text:style-name="Default_20_Paragraph_20_Font"><text:span text:style-name="T14">i</text:span></text:span> hoc est corpus totum<text:line-break/>salubriter fe habere significant, aliquo autem turpi colore<text:line-break/>inquinati illico et totum osten<text:span text:style-name="Default_20_Paragraph_20_Font"><text:span text:style-name="T14">t</text:span></text:span>um esse indicant. Celerius<text:line-break/>vero in oculis quam in aliis partibus colorum mutatio<text:line-break/>ob eorum munditiam nitoremque conspicitur. At non fe-<text:line-break/>lum id significare haec verba possunt, fed etiam in toto<text:line-break/>corpore coloris mutationem signis in oculo apparentibus<text:line-break/>accidere et subsequi. Ab oculis igitur hoc modo ad tu-<text:line-break/>tum corpus cognitio traduci potest. Per fe autem verba<text:line-break/>haec, omissa parte de oculis, explanari possunt, si quis</text:p>
      <text:p text:style-name="P3">ip<text:span text:style-name="Default_20_Paragraph_20_Font"><text:span text:style-name="T14">t</text:span></text:span>a cum sequentibus coniungat. Deinceps igitur ab alio<text:line-break/>principio sic ipsis interpretabor.</text:p>
      <text:p text:style-name="P84">XXIX.<text:tab/>.<text:span text:style-name="Default_20_Paragraph_20_Font"><text:span text:style-name="T14">i</text:span></text:span></text:p>
      <text:p text:style-name="Normal"><text:span text:style-name="Default_20_Paragraph_20_Font"><text:span text:style-name="T14">E</text:span></text:span>t <text:span text:style-name="Default_20_Paragraph_20_Font"><text:span text:style-name="T14">col</text:span></text:span>o<text:span text:style-name="Default_20_Paragraph_20_Font"><text:span text:style-name="T14">r in pe</text:span></text:span>j<text:span text:style-name="Default_20_Paragraph_20_Font"><text:span text:style-name="T14">u</text:span></text:span>s <text:span text:style-name="Default_20_Paragraph_20_Font"><text:span text:style-name="T14">au</text:span></text:span>t <text:span text:style-name="Default_20_Paragraph_20_Font"><text:span text:style-name="T14">me</text:span></text:span>l<text:span text:style-name="Default_20_Paragraph_20_Font"><text:span text:style-name="T14">iu</text:span></text:span>s <text:span text:style-name="Default_20_Paragraph_20_Font"><text:span text:style-name="T14">vergit,; Aequum st au</text:span></text:span>t<text:span text:style-name="Default_20_Paragraph_20_Font"><text:span text:style-name="T14">em<text:line-break/>ut se habet a</text:span></text:span>l<text:span text:style-name="Default_20_Paragraph_20_Font"><text:span text:style-name="T14">i</text:span></text:span>m<text:span text:style-name="Default_20_Paragraph_20_Font"><text:span text:style-name="T14">en</text:span></text:span>t<text:span text:style-name="Default_20_Paragraph_20_Font"><text:span text:style-name="T14">um-, ita e</text:span></text:span>t <text:span text:style-name="Default_20_Paragraph_20_Font"><text:span text:style-name="T14">quod ext</text:span></text:span>i<text:span text:style-name="Default_20_Paragraph_20_Font"><text:span text:style-name="T14">mu</text:span></text:span>m <text:span text:style-name="Default_20_Paragraph_20_Font"><text:span text:style-name="T14">est., sequi.</text:span></text:span></text:p>
      <text:p text:style-name="P85">— . .<text:tab/><text:span text:style-name="Default_20_Paragraph_20_Font"><text:span text:style-name="T38">fuit</text:span></text:span></text:p>
      <text:p text:style-name="P1">Co<text:span text:style-name="Default_20_Paragraph_20_Font"><text:span text:style-name="T14">l</text:span></text:span>orem alimento, id est sanguini, proportione rcspon-<text:line-break/>dentern, in pejus aut melius vergere inquit. Sanguinem<text:line-break/>autem nunc appellat omnem in vasculis inclusum firmum,<text:line-break/>in quo et pituita et bilis utraque et tenues serosique hu-<text:line-break/>mores continentur. Hoc enim mistum et melius et dete-<text:line-break/>rius redditur. In eo vero contentus humor, qui proprie<text:line-break/>Ianguis dicitur et a cujus dominatu tota congeries nomi-<text:line-break/>natur, pravus dici nequaquam potest, perinde ut neque<text:line-break/>alium habere. colorem quam rubrum.</text:p>
      <text:p text:style-name="P3">XXX.</text:p>
      <text:p text:style-name="P5"><text:span text:style-name="Default_20_Paragraph_20_Font"><text:span text:style-name="T14">s</text:span></text:span>i<text:span text:style-name="Default_20_Paragraph_20_Font"><text:span text:style-name="T14">gna mort</text:span></text:span>i<text:span text:style-name="Default_20_Paragraph_20_Font"><text:span text:style-name="T14">scra per cu</text:span></text:span>t<text:span text:style-name="Default_20_Paragraph_20_Font"><text:span text:style-name="T14">em nares, cal</text:span></text:span>i<text:span text:style-name="Default_20_Paragraph_20_Font"><text:span text:style-name="T14">du</text:span></text:span>s <text:span text:style-name="Default_20_Paragraph_20_Font"><text:span text:style-name="T14">vap</text:span></text:span>o<text:span text:style-name="Default_20_Paragraph_20_Font"><text:span text:style-name="T14">r. priu</text:span></text:span>s<text:line-break/><text:span text:style-name="Default_20_Paragraph_20_Font"><text:span text:style-name="T14">nare</text:span></text:span>s <text:span text:style-name="Default_20_Paragraph_20_Font"><text:span text:style-name="T14">fulg</text:span></text:span>i<text:span text:style-name="Default_20_Paragraph_20_Font"><text:span text:style-name="T14">du</text:span></text:span>m <text:span text:style-name="Default_20_Paragraph_20_Font"><text:span text:style-name="T14">spir</text:span></text:span>it<text:span text:style-name="Default_20_Paragraph_20_Font"><text:span text:style-name="T14">u</text:span></text:span>m <text:span text:style-name="Default_20_Paragraph_20_Font"><text:span text:style-name="T14">reddunt.</text:span></text:span></text:p>
      <text:p text:style-name="P86"><text:span text:style-name="Default_20_Paragraph_20_Font"><text:span text:style-name="T38">..<text:tab/>. or; .</text:span></text:span></text:p>
      <text:p text:style-name="P1">Sive in casibus accusativis scriptum sit, calidum va-<text:line-break/>porem,. sive in rectis calidus vapor, utroque modo aliquid<text:line-break/>subintelligitur. Verba enim bane sententiam habere de-<text:line-break/>bent: inter signa mortifera et haec funtp calidum vapo-<text:line-break/>rem per cutem evacuari, quum prius per exspirationem<text:line-break/>frigidus spiritus redditus siti At si in rectis casibus ean-<text:line-break/>dem sententiam explicare velis, ita sime dixeris; maxime<text:line-break/>signa mortifera per cutem calidus vapor exie<text:span text:style-name="Default_20_Paragraph_20_Font"><text:span text:style-name="T14">n</text:span></text:span>s , post frigi-<text:line-break/>dum fpiritum prius exspiratione egressum. Ceterum id ipsimi<text:line-break/>quidem, frigidam scilicet exspi<text:span text:style-name="Default_20_Paragraph_20_Font"><text:span text:style-name="T14">r</text:span></text:span>ationem, perniciosissimum<text:line-break/>indicium esse , in libro de praesensionibus dictum est lusce<text:line-break/>ipsis verbis : frigidum autem per nares atque os exfpira-<text:line-break/>tum jam valde perniciosum est, nunc autem quoddam</text:p>
      <text:p text:style-name="P3">symptoma, ita fe habentibus, quod tamen non semper fit,<text:line-break/>addidit: calidus enim vapor multus subito de cute ema-<text:line-break/>nat, sed neque omnibus, ut dixi, .neque omni tempore.<text:line-break/>Atqui istos explanatores de quibus non opus est garrientes<text:line-break/>haec edocere praestabat.- Illis enim fotis id evenire com-<text:line-break/>peries, quorum mortem calidissima febrisantecessit; quae<text:line-break/>corpus ipsum cordis torruit, atque ideo postremo ipsum<text:line-break/>refrigeravit. Vitali e<text:span text:style-name="Default_20_Paragraph_20_Font"><text:span text:style-name="T14">r</text:span></text:span>go tenore, moriente jam corde,<text:line-break/>evanescente, in aliis quidam sudores syncopen inferentes<text:line-break/>proveniunt, multorum fcilicet humorum pleno corpore :<text:line-break/>illis autem qui ex praefervida febre antea exaruerunt,<text:line-break/>pro sudoribus calidus vapor tangenti tibi dissiari videbi-<text:line-break/>fur. Neque tamen et iste quoque morbi tempore,- sed<text:line-break/>quum diu jam progresso morbo, cutis, exhausta halituofa<text:line-break/>substantia refrigeratur , quae ob ardentiorem febrem alte-<text:line-break/>nuatis succis, morbo rigente contracta fuerat; neque enim<text:line-break/>eo rane tempore, quo jam cor emoritur, excitari potest</text:p>
      <text:p text:style-name="P3">nedum calidus vapor, sied neque frigidus aut tepidus.<text:line-break/>omne igitur cor prope mortem frigida intemperie asse-<text:line-break/>ctum est, fed non iu quolibet mortifero morbo hujusmodi<text:line-break/>femper est ; verum in ardentissimis febribus .plerumque<text:line-break/>calidissimum , ut dictum esu Igitur quum frigida intensi.<text:line-break/>perie cor aegrotat, calidum vaporem emanare nunquam<text:line-break/>reperies, quando jam vicinus morti constitutus aeger. fri-<text:line-break/>nidum reddere spiritum inceperit, neque ita <text:span text:style-name="Default_20_Paragraph_20_Font"><text:span text:style-name="T14">t</text:span></text:span>e habenti-<text:line-break/>bus humores praetenuati sunt, neque i ardenti febre isti<text:line-break/>laborant, neque fuccos biliosus habent, qui temperie ea-<text:line-break/>Uda, corpore tenui sunt, siquidem frigidae temperaturae<text:line-break/>pituitosos, crudos, crass<text:span text:style-name="Default_20_Paragraph_20_Font"><text:span text:style-name="T14">a</text:span></text:span>s et proritum frigidos fuccos, non<text:line-break/>biliosus , calidos tenuesque abunde procreant. <text:span text:style-name="Default_20_Paragraph_20_Font"><text:span text:style-name="T42">. </text:span></text:span><text:span text:style-name="Default_20_Paragraph_20_Font"><text:span text:style-name="T32">n .</text:span></text:span></text:p>
      <text:p text:style-name="Normal">XXXI.</text:p>
      <text:p text:style-name="Normal">V<text:span text:style-name="Default_20_Paragraph_20_Font"><text:span text:style-name="T14">italia vero c</text:span></text:span>o<text:span text:style-name="Default_20_Paragraph_20_Font"><text:span text:style-name="T14">ntraria.</text:span></text:span></text:p>
      <text:p text:style-name="P2">Hoc illis maniseste repugnat, qui dictum fuisse pu-<text:line-break/>tant mortiferum esse signum, in na<text:span text:style-name="Default_20_Paragraph_20_Font"><text:span text:style-name="T14">t</text:span></text:span>o calidissimam. febrem:<text:line-break/>nam tanquam respondens verbis illis stupra dictis, signa<text:line-break/>mortifera, nunc sit bj unxit: <text:span text:style-name="Default_20_Paragraph_20_Font"><text:span text:style-name="T14">v</text:span></text:span>i<text:span text:style-name="Default_20_Paragraph_20_Font"><text:span text:style-name="T14">talia ver</text:span></text:span>o <text:span text:style-name="Default_20_Paragraph_20_Font"><text:span text:style-name="T14">contrar</text:span></text:span>i<text:span text:style-name="Default_20_Paragraph_20_Font"><text:span text:style-name="T14">a. </text:span></text:span>Atqui<text:line-break/>fecundum eorum explanationem .his verbis, <text:span text:style-name="Default_20_Paragraph_20_Font"><text:span text:style-name="T14">mort</text:span></text:span>i<text:span text:style-name="Default_20_Paragraph_20_Font"><text:span text:style-name="T14">fera<text:line-break/>signa</text:span></text:span>; conjuncta-non sunt haec ita scripta, per nares ca-<text:line-break/>lidissimum, sibi adjectum non habent, sitire letale signum,<text:line-break/>an. non sit,. Neque enim . mortiferum est, nisi quod ab<text:line-break/>Hippocrate dictum est, praecesserit, prius nares frigidum<text:line-break/>spiritum residunt n nam si citra. hoc vapor calidissimus per<text:line-break/>cutem emanet, potest id quidem fuscorum calidiore febre,<text:line-break/>attenuatorum <text:span text:style-name="Default_20_Paragraph_20_Font"><text:span text:style-name="T14">s</text:span></text:span>ymptomata esse, non mortis pr<text:span text:style-name="Default_20_Paragraph_20_Font"><text:span text:style-name="T14">a</text:span></text:span>nsus indi-<text:line-break/>cium. Quin imo interdum et extenuati humores utiliter<text:line-break/>difflantur, quos, quum pinguiores funt, per sensiles exere-<text:line-break/>tiones natura e corpore propellit, sudores citans aut lotii<text:line-break/>dejectionumve multitudinem aut vomitum movens. Erunt<text:line-break/>igitur omnia contraria praedictis mortiferis signis, vitalia<text:line-break/>neque frigidum exspirare, neque per cutem calidum va-</text:p>
      <text:p text:style-name="P3">porem exhalare. Haud abs re autem . et zeuxis sectatores<text:line-break/>prius separatim, mortifera signa, interpretati, omnia haec<text:line-break/>verba deleverant, quae ita se habent, vitalia autem con-<text:line-break/>tracia ad sanitatem.</text:p>
      <text:h text:style-name="P104" text:outline-level="3">HIPPOCRATIS EPIDEM. VI. ET<text:line-break/>CALENI IN ILLUM COMMEN-<text:line-break/>TARIUS V. SECTIO V.</text:h>
      <text:h text:style-name="Normal" text:outline-level="4"><text:span text:style-name="Default_20_Paragraph_20_Font"><text:span text:style-name="T1">I.</text:span></text:span></text:h>
      <text:p text:style-name="P1">oi t<text:span text:style-name="Default_20_Paragraph_20_Font"><text:span text:style-name="T14">oru</text:span></text:span>m <text:span text:style-name="Default_20_Paragraph_20_Font"><text:span text:style-name="T14">na</text:span></text:span>t<text:span text:style-name="Default_20_Paragraph_20_Font"><text:span text:style-name="T14">urae</text:span></text:span> m<text:span text:style-name="Default_20_Paragraph_20_Font"><text:span text:style-name="T14">edicae.</text:span></text:span></text:p>
      <text:p text:style-name="P1">Crebro superius a me dictum est hujusmodi lectio-<text:line-break/>nes , per quas quod dicitur permutatur, fed eadem pror-<text:line-break/>fus sententia permanet, dijudicare mihi non esse propo-<text:line-break/>situm, quippe qui longitudinem commentariorum vitare<text:line-break/>instituerim; verum et nunc id ipsimi recordationis causa</text:p>
      <text:p text:style-name="P3">dictum volui, quandoquidem et in sequentibus nihil prae-<text:line-break/>terea de hujuscemodi lectionibus afferam. Verborum igi-<text:line-break/>tur sententia, si quis simpliciter quod dicitur accipiat,<text:line-break/>perspicua est, suam ipsius mentem Hippocrate declarante,<text:line-break/>se videlicet non esse ex illorum coetu, qui naturam arte<text:line-break/>carere arbitrantur, sed eam esse artificem animalibusque<text:line-break/>consulere. Verum hoc loco per id nomen , <text:span text:style-name="Default_20_Paragraph_20_Font"><text:span text:style-name="T14">na</text:span></text:span>t<text:span text:style-name="Default_20_Paragraph_20_Font"><text:span text:style-name="T14">urae, </text:span></text:span>vim<text:line-break/>quandam intelligere convenit lu his ipsis corporibus, quae<text:line-break/>ab ea reguntur, luhabitantem; cujus essentia quaenam sit<text:line-break/>in praesentia quaerere, sicut et de nostra anima aut de<text:line-break/>ejus principe parte, minime necesse est: nihil enim istorum<text:line-break/>praesens oratio postulat, sest illud solum, recte scilicet<text:line-break/>Hippocratem opinatum fuisse , naturam esse morborum<text:line-break/>medicam. Forsan enim quispiam hac oratione artem me-<text:line-break/>dicam tolli suspicabitur; quocirca non simpliciter verba<text:line-break/>haec accipienda sunt, morborum naturae medicae , altior<text:line-break/>enim sensus accuratiore indigens explicatione hujuscemodi<text:line-break/>in verbis delitescit; neque dum usquam superius hanc</text:p>
      <text:p text:style-name="P3">rem explanavimus. Amicis autem nostrum institutum co-<text:line-break/>gnofcentibus , quibus gratificantes ad huiusce libri inter-<text:line-break/>pr<text:span text:style-name="Default_20_Paragraph_20_Font"><text:span text:style-name="T14">o</text:span></text:span>lationem accessimus et nunc in memoriam revocabimus,<text:line-break/>quodque decretum efficaci probatione indigens, quum ali-<text:line-break/>cubi semel exquisite tractavi , me alio in libro iterum<text:line-break/>non scribere, loquacitatem videlicet supervacuam accidere<text:line-break/>cognoscentem, si iisdem de rebus quispiam eadem repetat,<text:line-break/>quemadmodum nonnulli puriores medici fecerant, non bis<text:line-break/>modo aut ter, fed quater vel etiam saepius in multis<text:line-break/>commentariis et libris eadem de iisdem conscribentes. At<text:line-break/>ego aliquid cum femel rationibus declarari , postea reli-<text:line-break/>quis in libris eo utor, folles tantum fummae mentionem<text:line-break/>faciens admonensque a me alio in voIumine ostensum esse.<text:line-break/>Etmunc igitur femel de natura sermonem faciam et quare<text:line-break/>ipsimi morborum este curatricem . Hippocrates asserat et<text:line-break/>quod ab hoc decreto. nequaquam artem medicam everti<text:line-break/>tollique contingat. Tu vero qui haec nostra commentaria<text:line-break/>evolvis, jam mihi orationem exordienti animum adverte.</text:p>
      <text:p text:style-name="P3">Morbos ab <text:span text:style-name="Default_20_Paragraph_20_Font"><text:span text:style-name="T42">alimento; </text:span></text:span>congruenti qualitate et <text:span text:style-name="Default_20_Paragraph_20_Font"><text:span text:style-name="T42">copia; </text:span></text:span>in<text:line-break/>tempore exhibito, ab humido fomento, <text:span text:style-name="Default_20_Paragraph_20_Font"><text:span text:style-name="T42">a </text:span></text:span>cataplasmatibus<text:line-break/><text:span text:style-name="Default_20_Paragraph_20_Font"><text:span text:style-name="T42">a clysteribus, </text:span></text:span>a venae sectione <text:span text:style-name="Default_20_Paragraph_20_Font"><text:span text:style-name="T42">et a quibusque id genus<text:line-break/>aliis, propulsari, </text:span></text:span>si quis <text:span text:style-name="Default_20_Paragraph_20_Font"><text:span text:style-name="T42">dicat, .non .utique mentietur,<text:line-break/>sicut neque ille </text:span></text:span>.qui <text:span text:style-name="Default_20_Paragraph_20_Font"><text:span text:style-name="T42">a </text:span></text:span>medicis <text:span text:style-name="Default_20_Paragraph_20_Font"><text:span text:style-name="T42">morbos curari asseveret,<text:line-break/></text:span></text:span>nec qui <text:span text:style-name="Default_20_Paragraph_20_Font"><text:span text:style-name="T42">artem </text:span></text:span>medicam <text:span text:style-name="Default_20_Paragraph_20_Font"><text:span text:style-name="T42">laborantium fanatricem esse te-<text:line-break/>stetur.^ Quemadmodum vero. haec praedicans, ut mendax<text:line-break/>reprehendi non poterit, </text:span></text:span>eadem <text:span text:style-name="Default_20_Paragraph_20_Font"><text:span text:style-name="T42">fane rati</text:span></text:span><text:span text:style-name="Default_20_Paragraph_20_Font"><text:span text:style-name="T43">o</text:span></text:span><text:span text:style-name="Default_20_Paragraph_20_Font"><text:span text:style-name="T42">ne neque ille<text:line-break/>qui naturam servandi </text:span></text:span>animalis <text:span text:style-name="Default_20_Paragraph_20_Font"><text:span text:style-name="T42">cau</text:span></text:span><text:span text:style-name="Default_20_Paragraph_20_Font"><text:span text:style-name="T43">t</text:span></text:span><text:span text:style-name="Default_20_Paragraph_20_Font"><text:span text:style-name="T42">a omnia administrare<text:line-break/>existimet. </text:span></text:span>Hoc <text:span text:style-name="Default_20_Paragraph_20_Font"><text:span text:style-name="T42">vero </text:span></text:span>et illud <text:span text:style-name="Default_20_Paragraph_20_Font"><text:span text:style-name="T42">consequitur, eam primum<text:line-break/>languoribus mederi </text:span></text:span>et maxime quum <text:span text:style-name="Default_20_Paragraph_20_Font"><text:span text:style-name="T42">evidenter hominem<text:line-break/>sanat , sudorem </text:span></text:span>copiosum profundens <text:span text:style-name="Default_20_Paragraph_20_Font"><text:span text:style-name="T42">aut per lotium aut<text:line-break/>per dejectiones aut per </text:span></text:span>vomitus, <text:span text:style-name="Default_20_Paragraph_20_Font"><text:span text:style-name="T42">infestos humores eliciens.<text:line-break/></text:span></text:span>Quodnam <text:span text:style-name="Default_20_Paragraph_20_Font"><text:span text:style-name="T42">igitur </text:span></text:span>dignitate <text:span text:style-name="Default_20_Paragraph_20_Font"><text:span text:style-name="T42">primarium sit, </text:span></text:span>quod <text:span text:style-name="Default_20_Paragraph_20_Font"><text:span text:style-name="T42">fecundas,<text:line-break/></text:span></text:span>quod tertias habeat inter haec omnia, <text:span text:style-name="Default_20_Paragraph_20_Font"><text:span text:style-name="T42">quae sanitatem fa-<text:line-break/>cere diximus </text:span></text:span>p contemplare <text:span text:style-name="Default_20_Paragraph_20_Font"><text:span text:style-name="T42">convenit, eo etiam. magis,<text:line-break/>quod et alia quaedam, </text:span></text:span>per quae morbi <text:span text:style-name="Default_20_Paragraph_20_Font"><text:span text:style-name="T42">curantur, accedunt,<text:line-break/>quorum omnium pro dignitate ordinem internosse prae-</text:span></text:span></text:p>
      <text:p text:style-name="P3">stiterit-. Nobis enim melius dici videtur et naturam mor-<text:line-break/>bos medicari, recte vero et artem medicam et medicum,<text:line-break/>vere quoque et ejus ministrum et venae scissuram et per<text:line-break/>ipfam factum sanguinis profluvium. Fortassis autem scuis-<text:line-break/>piam putaverit et coquum aliquid conferre et textorem<text:line-break/>et aedificatorem et ferrarium fabrum et alios quosdam<text:line-break/>artifices,. quorum opificiis utimur ad eorum ministratio-<text:line-break/>nem, quae hominibus sanitatis causa praeparantur. Ve-<text:line-break/>rum istorum quaedam auxiliorum materiae , non auxilia<text:line-break/>fiunt; nonnulla vero instrumenta auxiliantibus idonea, sied<text:line-break/>tunc auxilia fiunt, quando in tempore atque ut decet ea<text:line-break/>medici applicant. Nam vinum aegrotis propinatum si ju-<text:line-break/>verit, ejus propinatio auxilium - est; at si importune ob-<text:line-break/>latum delirium aut phrenitida concitet, tunc morbifera,<text:line-break/>non salubris causa neque auxiliumfuerit. Quis igitur test<text:line-break/>faciendi auxilii auctor? occasionis scilicet inventor. Quo<text:line-break/>nomine autem hunc Graeci appellant? non ne et hoc homi-<text:line-break/>albus patet, medicum scilicet ipfum appellari? Quapro-</text:p>
      <text:p text:style-name="P3">pter medicus vino potior est ad naturalem factitiamque<text:line-break/>sanitatem. Etenim vinum in tempore exhibitum et tem-<text:line-break/>peranter epotum recte valentibus prodest; languores au-<text:line-break/>tem, quum opus est, assumtum discutit. Ceterum medicus<text:line-break/>non quod animai sit aut pedestris aut bipes aut rationis<text:line-break/>particeps aut civilis, eo cujusque materiae tempus ido-<text:line-break/>neum ac modum novit, sed quoniam artem salubria at-<text:line-break/>que morbosa distinguentem addidicit: nam si perilla haec<text:line-break/>nosset, omnes pIane homines eandem callerent scientiam.<text:line-break/>Quare dignitate prior medicis ars est, per quam medici<text:line-break/>fiunt, nam ejus vi illi utentes, morbos pellunt. Sed<text:line-break/>quam rationem materia atque instrumenta ad medicum<text:line-break/>ejusque artem, eandem ipsa rursum atque ars, ad ejus<text:line-break/>qui curatur naturam habent. Illa namque est omnia con-<text:line-break/>gfuentia in animalium corporibus faciens et aiens quidem<text:line-break/>cum aIimento opus est; sibi autem sanguinem praeparans,<text:line-break/>per quem alimenti egenas particuIas nutriat; atque ite-<text:line-break/>rum , ut fanguis ipse creari possit, cibum in ventricu<text:span text:style-name="Default_20_Paragraph_20_Font"><text:span text:style-name="T14">l</text:span></text:span>o</text:p>
      <text:p text:style-name="P3">praeparans atque conficiens. Quod si devorata cibaria<text:line-break/>neque recte- concocta sint, neque .digesta, neque in. fan-<text:line-break/>guinem. versis, neque .alendarum. partium -vim invenerint,<text:line-break/>statim mehercule, neque corporis. nostri. alimentum fuisse<text:line-break/>dicentur. Quemadmodum .vero ad .nutriendas partes re-<text:line-break/>sectionis egentes ripi<text:span text:style-name="Default_20_Paragraph_20_Font"><text:span text:style-name="T14">s</text:span></text:span>; nutriens. facultas. longe princeps<text:line-break/>causa. est, eadem sane pacto et ventriculi vis ad cibos<text:line-break/>coucoquendos..et jeco.ris veuarumque facultas ad concoctum<text:line-break/>in sanguinem convertendum fe<text:span text:style-name="Default_20_Paragraph_20_Font"><text:span text:style-name="T14">t</text:span></text:span>e habent. Verum. enim-<text:line-break/>vero cuncta me naturae opera particulatim nunc recen-<text:line-break/><text:span text:style-name="Default_20_Paragraph_20_Font"><text:span text:style-name="T14">t</text:span></text:span>ere necesse non esu Nam memoria repetere fatis fuerit,<text:line-break/>in commentariis de naturalibus viribus, omnes naturae<text:line-break/>communes facultates fuisse explicatas , - .numero quatuor,<text:line-break/>quibus animal. agens omnia molitur ac perficit : primam<text:line-break/>quidem propriorum attractricem ; fecundam vero, horum<text:line-break/>ipsorum commutatricetn et concoctricem ; tertiam utilium<text:line-break/>retentricem et quartam alienorum expultricem. His ita.-<text:line-break/>que potestatibus non modo sanum animal tuetur, <text:span text:style-name="Default_20_Paragraph_20_Font"><text:span text:style-name="T14">t</text:span></text:span>est etiam</text:p>
      <text:p text:style-name="P3">aegro sanitatem restituit. Et ex his abunde constat,<text:line-break/>quantum sanitatis effeetricis causas natura dignitate alite-<text:line-break/>cellat: omnia enim reliqua materiam ipsi parant et fug-<text:line-break/>gerunt ; quemadmodum exterius quoque artem aliam alii<text:line-break/>ministrantem videmus. Textori namque radios textorios<text:line-break/>et pectines lignarius faber molitur; huic vero ligna ma-<text:line-break/>terrae exedor ; securim item et dolabram ferrarius artifex.<text:line-break/>Ferrario autem. ipsi ferrum metallorum effossor comparat;<text:line-break/>rarumque est artem effectivam invenire nulla alsa .egen-<text:line-break/>tum, quae aut instrumenta fabricetur aut materiam operi<text:line-break/>idoneam reddat. Ita sane et medico multae artes aptas mate-<text:line-break/>rias praeparant,- perinde ut ipse rursum naturae cum qui-<text:line-break/>busdam ministris suppeditat. Quam enim proportionem<text:line-break/>architectus erga aedificatores lignariosque fabros et alios<text:line-break/>quibus imperat artifices, eandem et medicus erga minis<text:line-break/>ficos suos gerit. Isti vero sunt herbarii, unguentarii, co-<text:line-break/>qui, cataplasmata adhibentes , humore conspergentes , cly-<text:line-break/>flerem suffundenles , scarificantes , venam scindentes , cu-</text:p>
      <text:p text:style-name="P3">curbitulas affigentes. At. si nos etiam haec:. didicimus et<text:line-break/>facimus, perinde facimus atque. gubernator.- remigandi<text:line-break/>peritus et facile summum malum conscendere volens. et<text:line-break/>omnia alia. nautarum .munera cognoscens <text:span text:style-name="Default_20_Paragraph_20_Font"><text:span text:style-name="T32">, </text:span></text:span>et exsequens.<text:line-break/>Etenim multi imperatores saepe et arcu uti et jaeulari et<text:line-break/>pugnare gladio. hastaque sciunt .et faciunt sit. reges, pariter.;<text:line-break/>sed non ut rex, ut .imperator erat Alexander Macedo,<text:line-break/>aut ejus pater Philippus,. sed per alias artes. imperato-<text:line-break/>riae atque regiae inservientes haec militaria munera .obi;<text:line-break/>haut. - ltaque et nos ut medici, cuiuscunque..auxilii qua-<text:line-break/>lrtatem , quantitatem, occasionem. et. .utendi. modum cogno.<text:span text:style-name="Default_20_Paragraph_20_Font"><text:span text:style-name="T14">r<text:line-break/></text:span></text:span>scitnus; ut ministri vero venam rescindimus. ec cucsirintu-<text:line-break/>las admovemus. et reliqua manibus operamur, Dignitate<text:line-break/>igitur. ars .medica medicis. praestat,. medicus arti. servienti,<text:line-break/>illa ministris, ministri artibus sibi- instrumenta materias-<text:line-break/>que parantibus illae artificibus per ipsas agentibus, arti-<text:line-break/>fines vero praeparatis materiis atque instrumentis, Con-</text:p>
      <text:p text:style-name="P3">versio igitur ordine firmioris notitiae atque memoriae causa;<text:line-break/>enumerandis artibus accidit, ad servandam essiciendamque<text:line-break/>sanitatem nobilitate ultimos .esse, qui nobis clysteres;<text:line-break/>scalpella, specilla, forfices et reliqua medicae artis in-<text:line-break/>strumenta fabricantur, cum his et eos qui materias . prae--<text:line-break/>parant, quos radicum. excisores et herbarios vocant; nec<text:line-break/>non et qui ex .metallis effossa aliaque id genus praebent;<text:line-break/>fupra hos vero. ap<text:span text:style-name="Default_20_Paragraph_20_Font"><text:span text:style-name="T14">t</text:span></text:span>orum artes, supra quos et ministros<text:line-break/>medicorum, .his quoque superiorem ipsorum . artem , . ea<text:line-break/>superiores medicos esset . medicis artem medicam , quae<text:line-break/>rur<text:span text:style-name="Default_20_Paragraph_20_Font"><text:span text:style-name="T14">t</text:span></text:span>um naturae ministra .est. Atqui inter ipsius naturae<text:line-break/>facultates nonnullae quidem sunt primariae, per quas<text:span text:style-name="Default_20_Paragraph_20_Font"><text:span text:style-name="T14">t</text:span></text:span>ci-<text:line-break/>licet animal. in vita- servatur ,. summam. nobilitatem ad<text:line-break/>optimam corporis.; vitam possidentes; optimam autem vi-<text:line-break/>-tam nomino, quae in sanitate videlicet agitur r.. urava<text:line-break/>-enim in morbis vitia est; alterae sunt vero istarum mitti-<text:line-break/>sicae facultates, deinde illarum item aliae. Itaque postea-</text:p>
      <text:p text:style-name="P3">quam hoc in <text:span text:style-name="Default_20_Paragraph_20_Font"><text:span text:style-name="T14">s</text:span></text:span>ermone artes omnes ac potestates sanitati<text:line-break/>vitaeqne necessarias, nunquam alibi eas prosecutus, recen-<text:line-break/>fere constitui, neque regentium nos potestatum dignitates<text:line-break/>adiicere me piguerit. Primae igitur sunt salubrem ani-<text:line-break/>mantis moderationem in quali et quanto conservantes.<text:line-break/>Quum enim corporis nostri substantia nec magnitudinem<text:line-break/>nec qualitatem eandem retineat, fed magnitudo per sen-<text:line-break/>sus latentem exhalationem dilabatur, qualitas vero, tem-<text:line-break/>peratum fupra variante, permutetur non ab aere solum<text:line-break/>ambiente, fed etiam ex nobis, quemadmodum in libris de<text:line-break/>tuenda sanitate explicavimus, ad magnitudinem sarciendam<text:line-break/>altrix potestas in nobis inest; ad qualitatem corrigendam<text:line-break/>et respiratio et per totum corpus diffiatio comparatae<text:line-break/>sunt. Sed cum nutriendae partes idohea ac propria ma-<text:line-break/>turia egerent, alia quaedam in nobis vis inest, quam haud<text:line-break/>alienum fuerit brevis ac dilucidae doctrinae cau<text:span text:style-name="Default_20_Paragraph_20_Font"><text:span text:style-name="T14">t</text:span></text:span>a fac-<text:line-break/>guificam nominare ; cui turium alia vis praesto in ventri-<text:line-break/>culo, concoctrix scilicet, omnibus autem dictis viribus<text:line-break/><text:span text:style-name="Default_20_Paragraph_20_Font"><text:span text:style-name="T14">r</text:span></text:span></text:p>
      <text:p text:style-name="P3">communes aliae quatuor sirnt, quas paulo ante memoravi<text:line-break/>et clarioris doctrinae causa propriis nominibus appellavi,<text:line-break/>attractorium scilicet, retentricem, commutatoriam et ex-<text:line-break/>pu l tricent. Haec igitur vos meminisse dignum puto, illud<text:line-break/>fcientes , me hoc. loco tantum hunc siermonem fecisse,<text:line-break/>naturam omnium artium ad medendum primariam atque<text:line-break/>potissimam esse declarantem.</text:p>
      <text:h text:style-name="Normal" text:outline-level="4"><text:span text:style-name="Default_20_Paragraph_20_Font"><text:span text:style-name="T1">II.</text:span></text:span></text:h>
      <text:p text:style-name="P5"><text:span text:style-name="Default_20_Paragraph_20_Font"><text:span text:style-name="T14">Ad</text:span></text:span>i<text:span text:style-name="Default_20_Paragraph_20_Font"><text:span text:style-name="T14">nven</text:span></text:span>i<text:span text:style-name="Default_20_Paragraph_20_Font"><text:span text:style-name="T14">t natura sibi</text:span></text:span> i<text:span text:style-name="Default_20_Paragraph_20_Font"><text:span text:style-name="T14">psi acce</text:span></text:span>n<text:span text:style-name="Default_20_Paragraph_20_Font"><text:span text:style-name="T14">sus non cogi</text:span></text:span>t<text:span text:style-name="Default_20_Paragraph_20_Font"><text:span text:style-name="T14">at</text:span></text:span>i<text:span text:style-name="Default_20_Paragraph_20_Font"><text:span text:style-name="T14">one; par-<text:line-break/>t</text:span></text:span>i<text:span text:style-name="Default_20_Paragraph_20_Font"><text:span text:style-name="T14">m qu</text:span></text:span>i<text:span text:style-name="Default_20_Paragraph_20_Font"><text:span text:style-name="T14">de</text:span></text:span>m <text:span text:style-name="Default_20_Paragraph_20_Font"><text:span text:style-name="T14">ut c</text:span></text:span>o<text:span text:style-name="Default_20_Paragraph_20_Font"><text:span text:style-name="T14">nnivere, par</text:span></text:span>ti<text:span text:style-name="Default_20_Paragraph_20_Font"><text:span text:style-name="T14">m ver</text:span></text:span>o <text:span text:style-name="Default_20_Paragraph_20_Font"><text:span text:style-name="T14">e</text:span></text:span>t <text:span text:style-name="Default_20_Paragraph_20_Font"><text:span text:style-name="T14">l</text:span></text:span>i<text:span text:style-name="Default_20_Paragraph_20_Font"><text:span text:style-name="T14">ngua sub</text:span></text:span>mi-.<text:line-break/><text:span text:style-name="Default_20_Paragraph_20_Font"><text:span text:style-name="T14">n</text:span></text:span>i<text:span text:style-name="Default_20_Paragraph_20_Font"><text:span text:style-name="T14">stra</text:span></text:span>t <text:span text:style-name="Default_20_Paragraph_20_Font"><text:span text:style-name="T14">e</text:span></text:span>t i<text:span text:style-name="Default_20_Paragraph_20_Font"><text:span text:style-name="T14">d genus a</text:span></text:span>li<text:span text:style-name="Default_20_Paragraph_20_Font"><text:span text:style-name="T14">a quaeque. Jnerud</text:span></text:span>i<text:span text:style-name="Default_20_Paragraph_20_Font"><text:span text:style-name="T14">ta na</text:span></text:span>t<text:span text:style-name="Default_20_Paragraph_20_Font"><text:span text:style-name="T14">ura et<text:line-break/></text:span></text:span>i<text:span text:style-name="Default_20_Paragraph_20_Font"><text:span text:style-name="T14">nd</text:span></text:span>o<text:span text:style-name="Default_20_Paragraph_20_Font"><text:span text:style-name="T14">c</text:span></text:span>t<text:span text:style-name="Default_20_Paragraph_20_Font"><text:span text:style-name="T14">a quae opu</text:span></text:span>s <text:span text:style-name="Default_20_Paragraph_20_Font"><text:span text:style-name="T14">sunt efac</text:span></text:span>i<text:span text:style-name="Default_20_Paragraph_20_Font"><text:span text:style-name="T14">t.</text:span></text:span></text:p>
      <text:p text:style-name="P1">Accessus naturae appellavit perinde ac si et vias aut<text:line-break/>impetus ad agendum dixisset, non, ut nos prius mente<text:line-break/>volventes et prius eligentes facimus, ita et ipfa faciente.</text:p>
      <text:p text:style-name="P3">Connivere igitur, sic autem dicitur quum quis clausas palo<text:line-break/>pebras cito iterum aperit, statim ortis animalibus et a<text:line-break/>nullo edoctis illico inest. Certum est autem hujusmodi<text:line-break/>actionem maximam oculis utilitatem afferre: fatigarentur<text:line-break/>enim palpebrae, si toto. vigiliae tempore paterent, nmlta-<text:line-break/>que exterius in oculos ipsorum tunicas violantis incide-<text:line-break/>rent. Praeterea longe isto admirabilius est naturae opus,<text:line-break/>quod non vulgares modo, fed etiam plures medici, etsi<text:line-break/>quotidie fiat, negligenter tamen praetereunt. Nam si bimo<text:line-break/>puero panem ostendens, eum hoc ipsi, nomine simul de-<text:line-break/>monstrans panem voces, idque bis .torque. feceris , - puer<text:line-break/>et demonstrati corporis hanc vocem, <text:span text:style-name="Default_20_Paragraph_20_Font"><text:span text:style-name="T14">pan</text:span></text:span>is, signum esse<text:line-break/>intellexit, ipfamque imitatus pronunciat, quum a .nullo<text:line-break/>ut linguam movere oporteat ipsis. didicerit. Idem vero<text:line-break/>quod in hoc et aliis omnibus motibus quos appellant<text:line-break/>voluntarios, ab omnibus fit animalibus. Igitur si volue-<text:line-break/>rint aliquem artuum inflectere, id .statim efficient, etsi<text:line-break/>musculum illum a quo inflectitur membrum non cogn<text:span text:style-name="Default_20_Paragraph_20_Font"><text:span text:style-name="T14">o-</text:span></text:span></text:p>
      <text:p text:style-name="P3">fcanL Eadem ratione ostendere volentia per alterum<text:line-break/>musculum extendent; sed neque quis musculus iste sit,<text:line-break/>neque quo pacto agere possit, moventi animali notum sit.<text:line-break/>Quo enim modo ea comprehendere potest, quae multis<text:line-break/>etiam medicis incognita sunt^<text:span text:style-name="Default_20_Paragraph_20_Font"><text:span text:style-name="T14">l</text:span></text:span> quid dico multis, quum<text:line-break/>nonnullos musculos quidam dissectoriae artis vel peritissimi<text:line-break/>ante nos ignoraVerint, ut eum qui intra articulationem<text:line-break/>abditus poplitem incurvat; nihil minus tamen omnes bo-<text:line-break/>mines ipsius genu articulum, simulatque voluerint, in-<text:line-break/>flectunt. Quin non in solis hominibus, sed etiam in aliis<text:line-break/>cunctis animantibus hujusmodi actionis species reperitur,<text:line-break/>usque adeo naturae vis ad ea, quae animalibus condu-<text:line-break/>eunt, rectius praestanda, qualibet arte potentior est. Quo-<text:line-break/>circa et Hippocrates de palpebrarum motu, quod scilicet<text:line-break/>ipsas alteri etiam negotio incumbentes agitamus, mentio-<text:line-break/>nem fecit , dicens: <text:span text:style-name="Default_20_Paragraph_20_Font"><text:span text:style-name="T14">ut connivere;</text:span></text:span> motum vero in loquendo<text:line-break/>linguae, per ea verba commemoravit, lingua vero et sub-</text:p>
      <text:p text:style-name="P3">ministrat; nobis enim quamque vocem praeferre volenti-<text:line-break/>bus lingua ad ipsam articulandam promte obsequitur.<text:line-break/>Pueri igitur voces prolatu difficiles nunc primum audiens<text:line-break/>tes, ut strax et sphlux, statim ap<text:span text:style-name="Default_20_Paragraph_20_Font"><text:span text:style-name="T14">t</text:span></text:span>as nos imitantes eloquun-<text:line-break/>tur; neque quos linguae musculos movere oporteat neque<text:line-break/>quomodo ipsam extendere aut flectere aut circumvolvere<text:line-break/>aut superius palato aut prioribus dentibus aut alii cui-<text:line-break/>piam auris ^particulae admovere stabilireque conveniat<text:line-break/>agnoscentes. Quumdixit autem et alia quaeque volunta-<text:line-break/>rias motiones, in memoriam tibi revocat; in quibus, ut<text:line-break/>dixi, animalia cuncta non lotum musculorum motus, sed<text:line-break/>etiam ipsos musculos ignorantia, simulatque membrum in-<text:line-break/>curvare aut extendere voluerint, confestim id faciunt,<text:line-break/>sicut etiam si in obliquum abducere et convertere aut cir-<text:line-break/>cumvolvere, sive utcunque aliter movere statuerint. - Id-<text:line-break/>circo et istis ipsis dictis acclamavit, inerudita natura non<text:line-break/>edocta congruentia - facit. Vocantur quidem quamlibet<text:line-break/>disciplinam edocti lu illa esse eruditi; natura autem ita</text:p>
      <text:p text:style-name="P3">erudita est, <text:span text:style-name="Default_20_Paragraph_20_Font"><text:span text:style-name="T32">i: </text:span></text:span>ut maxima fine doctore noverit. -Qualem<text:line-break/>fuisse Themistoclem Tsiucydides memoriae prodidit, ita<text:line-break/>inquiens: propria namque intelligentia neque prius. est<text:line-break/>ipsam pertinens quidquam neque; posterius edoctus et de<text:line-break/>eorum, .quae de improvis<text:span text:style-name="Default_20_Paragraph_20_Font"><text:span text:style-name="T14">a</text:span></text:span> incidebant,^ celerrimo consilio<text:line-break/>deprehensio optimus et eorum quae. longe posterius ventura<text:line-break/>essent perspicacissimus coniector.</text:p>
      <text:p text:style-name="Normal">HE</text:p>
      <text:p text:style-name="P87"><text:span text:style-name="Default_20_Paragraph_20_Font"><text:span text:style-name="T14">Lacr</text:span></text:span>ym<text:span text:style-name="Default_20_Paragraph_20_Font"><text:span text:style-name="T14">ae, narium hu</text:span></text:span>m<text:span text:style-name="Default_20_Paragraph_20_Font"><text:span text:style-name="T14">or, sternutamenta, auris sorde</text:span></text:span>s,<text:line-break/><text:span text:style-name="Default_20_Paragraph_20_Font"><text:span text:style-name="T14">auri</text:span></text:span>s <text:span text:style-name="Default_20_Paragraph_20_Font"><text:span text:style-name="T14">sal</text:span></text:span>i<text:span text:style-name="Default_20_Paragraph_20_Font"><text:span text:style-name="T14">vae refec</text:span></text:span>t<text:span text:style-name="Default_20_Paragraph_20_Font"><text:span text:style-name="T14">i</text:span></text:span>o, spi<text:span text:style-name="Default_20_Paragraph_20_Font"><text:span text:style-name="T14">r</text:span></text:span>it<text:span text:style-name="Default_20_Paragraph_20_Font"><text:span text:style-name="T14">u</text:span></text:span>s i<text:span text:style-name="Default_20_Paragraph_20_Font"><text:span text:style-name="T14">ntro</text:span></text:span>it<text:span text:style-name="Default_20_Paragraph_20_Font"><text:span text:style-name="T14">u</text:span></text:span>s, <text:span text:style-name="Default_20_Paragraph_20_Font"><text:span text:style-name="T14">ex</text:span></text:span>i<text:span text:style-name="Default_20_Paragraph_20_Font"><text:span text:style-name="T14">tu</text:span></text:span>s, o<text:span text:style-name="Default_20_Paragraph_20_Font"><text:span text:style-name="T14">scitat</text:span></text:span>i<text:span text:style-name="Default_20_Paragraph_20_Font"><text:span text:style-name="T14">o,<text:line-break/>tusu</text:span></text:span>s, <text:span text:style-name="Default_20_Paragraph_20_Font"><text:span text:style-name="T14">singul</text:span></text:span>t<text:span text:style-name="Default_20_Paragraph_20_Font"><text:span text:style-name="T14">u</text:span></text:span>s, ,:o<text:span text:style-name="Default_20_Paragraph_20_Font"><text:span text:style-name="T14">n.su</text:span></text:span>s<text:span text:style-name="Default_20_Paragraph_20_Font"><text:span text:style-name="T14">dem</text:span></text:span>om<text:span text:style-name="Default_20_Paragraph_20_Font"><text:span text:style-name="T14">s</text:span></text:span>ia<text:span text:style-name="Default_20_Paragraph_20_Font"><text:span text:style-name="T14">o</text:span></text:span>m.,<text:span text:style-name="Default_20_Paragraph_20_Font"><text:span text:style-name="T14">d</text:span></text:span>i.<text:tab/>.</text:p>
      <text:p text:style-name="P1">Cum ea. quae mihi optime ad haec verba explananda<text:line-break/>quispiam dicere posse videtur prius retulero, deinde ad<text:line-break/>hujus libri interpretes .transibo, qui omnes verba haec a<text:line-break/>superioribus disiunxerunt, omnisque ap<text:span text:style-name="Default_20_Paragraph_20_Font"><text:span text:style-name="T14">t</text:span></text:span>a singulatim tan-</text:p>
      <text:p text:style-name="P3"><text:span text:style-name="Default_20_Paragraph_20_Font"><text:span text:style-name="T43">r</text:span></text:span></text:p>
      <text:p text:style-name="Normal">qudmad praesensionem: facientia interpretati Iun t<text:span text:style-name="Default_20_Paragraph_20_Font"><text:span text:style-name="T14">r</text:span></text:span>- Ve-<text:line-break/>rum tamen nobis videtur Hippocrates propositum <text:span text:style-name="Default_20_Paragraph_20_Font"><text:span text:style-name="T14">t</text:span></text:span>uum ab<text:line-break/>initio. et; in praesentia per totum hunc sermonem consiti-<text:line-break/>mare; ipsis vero naturam- sal utis hominum causa omnia, fa-<text:line-break/><text:span text:style-name="Default_20_Paragraph_20_Font"><text:span text:style-name="T42">mentem </text:span></text:span>demonstrare constituerat. Itdque ab operibus ejus<text:line-break/>exorsus, quaecunque in corporibus recte valentium ani- -<text:line-break/>mantium facit ipsisque superiori . narratione enumeratis,<text:line-break/>deinceps quaecunque in morbosis affectibus aut sanorum<text:line-break/>languentium que corporum communibus, ad animalis fatu-<text:line-break/>tem natura moliatur, praesenti oratione declarati Quorum<text:line-break/>unumquodque ego particulatim. proponens , nonnulla qui-<text:line-break/><text:span text:style-name="Default_20_Paragraph_20_Font"><text:span text:style-name="T42">dem, ut </text:span></text:span>dixi, morbosorum affectuum propria, nonnulla<text:line-break/>aegrotantium sttnorumque communia esse demonstrabo. At-<text:line-break/>que in aegrotantibus lacrymae quidem nonnunquam fiunt,<text:line-break/>morbosi oculorum affectus modum sequentes , ut quando-<text:line-break/><text:span text:style-name="Default_20_Paragraph_20_Font"><text:span text:style-name="T42">ipsi </text:span></text:span>phlegmoue tentantur.;; nonnunquam .vero natura su-<text:line-break/>pervacnum humorem <text:span text:style-name="Default_20_Paragraph_20_Font"><text:span text:style-name="T42">, </text:span></text:span>expellente aut deficientem in glan-<text:line-break/>dulosis ipsorum carnibus procreante. Nempe et hoc modo</text:p>
      <text:p text:style-name="P3">narium humor excrementis in cerebro cullectis, per ipsas<text:line-break/>effluentibus accidit. : Sternutamenta vero et ipsa super<text:line-break/><text:span text:style-name="Default_20_Paragraph_20_Font"><text:span text:style-name="T14">n</text:span></text:span>aturae opus fiunt , ab affectibus autem morbosis prove-<text:line-break/>niunt; at morbosus affectus voco non solum . quum. ali-<text:line-break/>qui jam aegrotant , sed etiam quum quispiam istorum as-<text:line-break/>luctuum exoriri incipit.-. Qualis enim in oculis est proti<text:line-break/>prie vocata turbatio, quae phlegmones quoddam initium<text:line-break/>est, tales multi. morbosi affectus consistere incipientes dis-<text:line-break/>solvuntur-, natura vapores et succos eorum opifices ex-<text:line-break/>cernente. Verum de his omnibus lu libris de symptoma-<text:line-break/>tum causis. disputatum esu Nam ipsorum quaedam sem-<text:line-break/>per a natura fiunt, quae morbofos affectus aut jam na-<text:line-break/>luentes aut futuros impediunt, sicut alia jam factos et<text:line-break/>absolutos tollunt; adque est quod . explanatores fefellit;<text:line-break/>nunc scilicet ab Hippocrate de naturae operibus sermonem<text:line-break/>non credentes fieri. Sed tribus commentariis , in quibus<text:line-break/>de symptomatum causis disputo, totus isse sermo diligen-.<text:line-break/>ter a me confectus est, omnia id genus symptomata, qui-:</text:p>
      <text:p text:style-name="P2">bus praesens habetur oratio, a natura effectrice manare<text:line-break/>ostendente. Aurium namque fordes ab illa, cerebri ex-<text:line-break/>crementa purgante, colliguntur. Tussim quoque, ut fpi-<text:line-break/>ritus itinera emundarentur , fieri osten<text:span text:style-name="Default_20_Paragraph_20_Font"><text:span text:style-name="T14">t</text:span></text:span>um est: quemad-<text:line-break/>modum et singultus et oscitatio et pandiculatio , purga-<text:line-break/>mentorum expellendorum causa proveniunt. At nonnulla<text:line-break/>in proposita oratione dicta neque symptomata omnino<text:line-break/>sunt, ut respiratio et per totum corpus. diffiatio. Ab<text:line-break/>ipso vero de respiratione explicatum est, ubi ait-, spiritus<text:line-break/><text:span text:style-name="Default_20_Paragraph_20_Font"><text:span text:style-name="T32">. </text:span></text:span>introitus, exitus; de difllatione autem posterius; ubi ite-<text:line-break/>rum scripsit, alimenti et spirationis. At salivae in ore<text:line-break/>generatio inter ea, quae provide a natura fiunt, connu-<text:line-break/>me<text:span text:style-name="Default_20_Paragraph_20_Font"><text:span text:style-name="T14">t</text:span></text:span>antur, -quemadmodum et fputi ex pectore atque pul-<text:line-break/>mone rejectio. De hoc vero et in praesenti parte per<text:line-break/>haec verba dictum est: oris salivae rejectio et oportet<text:line-break/>quidem oris salivae per <text:span text:style-name="Default_20_Paragraph_20_Font"><text:span text:style-name="T14">t</text:span></text:span>e proferre, hanc vocem autem,<text:line-break/><text:span text:style-name="Default_20_Paragraph_20_Font"><text:span text:style-name="T14">refec</text:span></text:span>ti<text:span text:style-name="Default_20_Paragraph_20_Font"><text:span text:style-name="T14">o</text:span></text:span> , separatim addita hac dictione, <text:span text:style-name="Default_20_Paragraph_20_Font"><text:span text:style-name="T14">sput</text:span></text:span>i, quae for.,<text:line-break/>tasse quidem statim ab initio a primo librario vitiato pri-<text:line-break/><text:span text:style-name="Default_20_Paragraph_20_Font"><text:span text:style-name="T14">t</text:span></text:span></text:p>
      <text:p text:style-name="P3">mo exemplari ; fortasse et ab ipsi, Hippocrate praetermissum<text:line-break/>est, utpote qui sibi ipsi quandam veluti designationem et<text:line-break/>non librum in vulgus edendum conscriberet. Extrema<text:line-break/>autem illa verba non ejusdem omnino modi id sibi vo-<text:line-break/>lunt, omnia scilicet enumerata non eodem in omnibus<text:line-break/>dictis Ie modo habere. Ut enim ostendimus, nonnulla<text:line-break/>solis recte valentibus, quaedam solis languentibus, quem-<text:line-break/>admodum rursum alia utrisque eveniunt-; item ex his<text:line-break/>aliqua solius naturae opera <text:span text:style-name="Default_20_Paragraph_20_Font"><text:span text:style-name="T14">t</text:span></text:span>unc Explanatoribus autem<text:line-break/>varie haec verba scribentibus paulo post varias eorum<text:line-break/>lectiones recitabo. Nunc vero prius, quod ex toto sermone<text:line-break/>adhuc restat, in quo naturae opera recenset, explicabo.</text:p>
      <text:p text:style-name="Normal">IV.</text:p>
      <text:p text:style-name="P5"><text:span text:style-name="Default_20_Paragraph_20_Font"><text:span text:style-name="T14">L</text:span></text:span>olii <text:span text:style-name="Default_20_Paragraph_20_Font"><text:span text:style-name="T14">desection</text:span></text:span>is <text:span text:style-name="Default_20_Paragraph_20_Font"><text:span text:style-name="T14">e</text:span></text:span>t <text:span text:style-name="Default_20_Paragraph_20_Font"><text:span text:style-name="T14">statu</text:span></text:span>s <text:span text:style-name="Default_20_Paragraph_20_Font"><text:span text:style-name="T14">e</text:span></text:span>t <text:span text:style-name="Default_20_Paragraph_20_Font"><text:span text:style-name="T14">huju</text:span></text:span>s <text:span text:style-name="Default_20_Paragraph_20_Font"><text:span text:style-name="T14">utr</text:span></text:span>im<text:span text:style-name="Default_20_Paragraph_20_Font"><text:span text:style-name="T14">que alim</text:span></text:span>o<text:span text:style-name="Default_20_Paragraph_20_Font"><text:span text:style-name="T14">n</text:span></text:span>i<text:span text:style-name="Default_20_Paragraph_20_Font"><text:span text:style-name="T14">ae,<text:line-break/>et sp</text:span></text:span>i<text:span text:style-name="Default_20_Paragraph_20_Font"><text:span text:style-name="T14">r</text:span></text:span>it<text:span text:style-name="Default_20_Paragraph_20_Font"><text:span text:style-name="T14">u</text:span></text:span>s <text:span text:style-name="Default_20_Paragraph_20_Font"><text:span text:style-name="T14">et sum</text:span></text:span>i<text:span text:style-name="Default_20_Paragraph_20_Font"><text:span text:style-name="T14">ni</text:span></text:span>s, <text:span text:style-name="Default_20_Paragraph_20_Font"><text:span text:style-name="T14">Et</text:span></text:span> i<text:span text:style-name="Default_20_Paragraph_20_Font"><text:span text:style-name="T14">n alio c</text:span></text:span>o<text:span text:style-name="Default_20_Paragraph_20_Font"><text:span text:style-name="T14">rpore sudore</text:span></text:span>s, <text:span text:style-name="Default_20_Paragraph_20_Font"><text:span text:style-name="T14">suat-<text:line-break/>ptu</text:span></text:span>s, <text:span text:style-name="Default_20_Paragraph_20_Font"><text:span text:style-name="T14">pand</text:span></text:span>i<text:span text:style-name="Default_20_Paragraph_20_Font"><text:span text:style-name="T14">culat</text:span></text:span>i<text:span text:style-name="Default_20_Paragraph_20_Font"><text:span text:style-name="T14">ones e</text:span></text:span>t <text:span text:style-name="Default_20_Paragraph_20_Font"><text:span text:style-name="T14">quaecunque hu</text:span></text:span>j<text:span text:style-name="Default_20_Paragraph_20_Font"><text:span text:style-name="T14">usmod</text:span></text:span>i <text:span text:style-name="Default_20_Paragraph_20_Font"><text:span text:style-name="T14">sunt,</text:span></text:span></text:p>
      <text:p text:style-name="P2">Scribunt sane ha<text:span text:style-name="Default_20_Paragraph_20_Font"><text:span text:style-name="T14">n</text:span></text:span>c orationem alii aliter. verum ego<text:line-break/>et lectionem bon tempore a pluribus probatam et toti<text:line-break/>verberum sententiae congruentem atque in vetustis casti-<text:line-break/>gatisque exemplaribus repertam delegi. Ejus vero senius<text:line-break/>talis est: quemadmodum in superius positis symptomatibus<text:line-break/>naturae fine disciplina edoctae opera ad animalis salutem<text:line-break/>facta narravit, eodem modo et in prae<text:span text:style-name="Default_20_Paragraph_20_Font"><text:span text:style-name="T14">t</text:span></text:span>enti urinam, de-<text:line-break/>jectionem, duplicem flatum commemoravit, item et ali-<text:line-break/>mentum et diffiationem et quae in fotis feminei generis<text:line-break/>animantibus inferit; postea deinceps et sudores et sical-<text:line-break/>ptus et pandiculationes. Etenim urinae secretio, si, quo<text:line-break/>modo fiat , recordatus fueris , mirabilem tibi in regendis<text:line-break/>animantibus providentiam indicabit et renum fabricae<text:line-break/>causa et urinariorum meatuum originis, quam ex renum<text:line-break/>ventriculis habent ; et operculorum , quae meatuum ofcu-<text:line-break/>lis in vesicam feste inserentibus imposita funi; et musculi<text:line-break/>qui astrictorio in fede posito proportione respondens,<text:line-break/>vesicae collo circumdatus est; et aliorum, quae minora</text:p>
      <text:p text:style-name="P3">quidem funt et minus admiranda , tantum vero ad rem<text:line-break/>conficiendam opis afferentia, ut nisi .hunc in modum<text:line-break/>omnia structa essent, prave aut nullo - etiam pacto urina<text:line-break/>fecerni et evacuari posset. Haud aliter et quae adde-<text:line-break/>jectionern attinent ,. hoc est quae ad excrementorum cibi<text:line-break/>aridorum expulsionem, a natura condendis nutritionis in-<text:span text:style-name="Default_20_Paragraph_20_Font"><text:span text:style-name="T14">t<text:line-break/></text:span></text:span>str<text:span text:style-name="Default_20_Paragraph_20_Font"><text:span text:style-name="T14">a</text:span></text:span>mentis parata sunt, ipsius erga animalia providentiam<text:line-break/>ac sapientiam demonstrant, quae omnia in libris de usu<text:line-break/>particularum comprehensa reperias; nunc vero capita so-<text:line-break/>lunriperstrinxisse satis fit. Nempe quidem utramque vo-<text:line-break/>cem luitio hujus sermonis scriptum , ipfam per se solam<text:line-break/>legentes, lolii, ipfum hoc loco et stercoris mentionem<text:line-break/>facere tradunt. Quidam rursus ambas voces copulantes<text:line-break/>dejectionem urinae , hoc est evacuationem per ipsa verba<text:line-break/>significari dicunt, perinde atque si et urinae excretionem<text:line-break/>dixisset. Igitur isti sermonis. initio scripserunt, stercoris<text:line-break/>et urinae dejectio , ac si ita dictum esset stercoris et uri-<text:line-break/>nae evacuatio. Verum quemadmodum cibi recrementa</text:p>
      <text:p text:style-name="P3">mirabile artificium- in secernendo prae fe ferunt, itidem<text:line-break/>quoque in utriusque. flatus secretione, tam ejus qui per<text:line-break/>intestinum rectum, quam ejus qui. per gulam expellitur,<text:line-break/>quem ructum vocant, naturae providentia conspicitur, ad<text:line-break/>extrudendum utrumque fletum instrumentis, in quibus<text:line-break/>colligitur, insurgentibus. Flatus enim hos excerni depre-<text:line-break/>hendes et si dormiant illi qui istis. repleti funt et si in<text:line-break/>fomnum propensius labantur, et si catalepsi, veterno, fo-<text:line-break/>pore, delirio et profundo somno correpti sint. Aeque in-<text:line-break/>veneris etiam naturae artem, si ea cuncta didiceris, quae<text:line-break/>in administando alimento atque spiritu machinatur. Et<text:line-break/>longe adhuc magis demiraberis, si omnia noveris, quae<text:line-break/>in feminis concipiendi foetus causa molita esu Istis simi-<text:line-break/>lia funt et quae in toto corpore ad sudores excernendos,<text:line-break/>ad scalptus, ad pandiculationes pertinent. Vocant autem<text:line-break/>fcalptum, frictionem motunrque per ungues effectum, quod<text:line-break/>in prurientibus particulis animalia naturaliter sariunt, id-<text:line-break/>que in ipsis omnibus reperiuntirr. Vidistis quidem et du-</text:p>
      <text:p text:style-name="P3">dum, quum viventem capram gravidam dissecarem , sue-<text:line-break/>tus ex ip<text:span text:style-name="Default_20_Paragraph_20_Font"><text:span text:style-name="T14">t</text:span></text:span>a ligata extractus, ut humi depositus quatuor-<text:line-break/>pedibus ambulare inceperit a nullo edoctus , ambulandi<text:line-break/>causa haec esse corpori subjecta et paulo posterius sirper-<text:line-break/>vacuum humorem, quo ejus cutis exterius circumfusa<text:line-break/>erat, excusserit, atque iterum paulo post uno ex pedibus<text:line-break/>costas sibi sculpserit, ex quo vos omnes prae<text:span text:style-name="Default_20_Paragraph_20_Font"><text:span text:style-name="T14">t</text:span></text:span>entus ex-<text:line-break/>clamavistis; primum quidem quod ipfe symptomatis me-<text:line-break/>delam ab<text:span text:style-name="Default_20_Paragraph_20_Font"><text:span text:style-name="T14">t</text:span></text:span>que doctore invenerit, fecundo quod per hoc<text:line-break/>membrum fotum id fieri posset, tertio quod ad hunc mo-<text:line-break/>dum. At panniculari<text:span text:style-name="Default_20_Paragraph_20_Font"><text:span text:style-name="T14">a</text:span></text:span> tale quidem in omnibus, ut puto,<text:line-break/>musculis symptoma est, quale in oscitatione solis inferio-<text:line-break/>ris marillae musicalis accidit. In libris autem de fympto-<text:line-break/>malum causis, si memoriter modo tenetis, evacuandorutn<text:line-break/>in musculis halituoforum excrementorum cau<text:span text:style-name="Default_20_Paragraph_20_Font"><text:span text:style-name="T14">t</text:span></text:span>a et id a<text:line-break/>natura fieri demonstravimus r infantes autem et reliqua<text:line-break/>animalia id sine doctrina facere cernuntur, Haec itaque<text:line-break/>omnia et quaecunque cum ipsis dicebamus, quemadmodum</text:p>
      <text:p text:style-name="P3">et excutere humorem paulo ante de hoedo per dissectio-.<text:line-break/>nem extracto narravimus, admirabilem. quandam naturae<text:line-break/>erga animalia providentiam indicant, per quam et fecunda<text:line-break/>valetudine fruentia conservantur et aegrotantia morbo li-<text:line-break/>berantur.</text:p>
      <text:h text:style-name="Normal" text:outline-level="4"><text:span text:style-name="Default_20_Paragraph_20_Font"><text:span text:style-name="T1">V.</text:span></text:span></text:h>
      <text:p text:style-name="P88"><text:span text:style-name="Default_20_Paragraph_20_Font"><text:span text:style-name="T14">Hom</text:span></text:span>i<text:span text:style-name="Default_20_Paragraph_20_Font"><text:span text:style-name="T14">nis an</text:span></text:span>i<text:span text:style-name="Default_20_Paragraph_20_Font"><text:span text:style-name="T14">ma se</text:span></text:span>m<text:span text:style-name="Default_20_Paragraph_20_Font"><text:span text:style-name="T14">per produc</text:span></text:span>it<text:span text:style-name="Default_20_Paragraph_20_Font"><text:span text:style-name="T14">ur usique ad mor</text:span></text:span>t<text:span text:style-name="Default_20_Paragraph_20_Font"><text:span text:style-name="T14">em. sin<text:line-break/>autem</text:span></text:span> i<text:span text:style-name="Default_20_Paragraph_20_Font"><text:span text:style-name="T14">gnescat, si</text:span></text:span>m<text:span text:style-name="Default_20_Paragraph_20_Font"><text:span text:style-name="T14">ul cum morbo et animi corpu</text:span></text:span>s <text:span text:style-name="Default_20_Paragraph_20_Font"><text:span text:style-name="T14">de-<text:line-break/>pasc</text:span></text:span>i<text:span text:style-name="Default_20_Paragraph_20_Font"><text:span text:style-name="T14">tur.<text:tab/></text:span></text:span><text:span text:style-name="Default_20_Paragraph_20_Font"><text:span text:style-name="T35">-</text:span></text:span></text:p>
      <text:p text:style-name="P1">Divinatione potius opus est quam aliqua methodo,<text:line-break/>per quam intelligere quispiam p<text:span text:style-name="Default_20_Paragraph_20_Font"><text:span text:style-name="T14">o</text:span></text:span>ssit, quidnam significare<text:line-break/>volens Hippocrates scripsit hoc verbum <text:span text:style-name="Default_20_Paragraph_20_Font"><text:span text:style-name="T23">φύεται</text:span></text:span><text:span text:style-name="Default_20_Paragraph_20_Font"><text:span text:style-name="T28">, </text:span></text:span>id est<text:line-break/><text:span text:style-name="Default_20_Paragraph_20_Font"><text:span text:style-name="T14">produc</text:span></text:span>it<text:span text:style-name="Default_20_Paragraph_20_Font"><text:span text:style-name="T14">ur: </text:span></text:span>potest enim significare et <text:span text:style-name="Default_20_Paragraph_20_Font"><text:span text:style-name="T14">generatur, </text:span></text:span>sicut<text:line-break/>Asclepiades p<text:span text:style-name="Default_20_Paragraph_20_Font"><text:span text:style-name="T14">o</text:span></text:span>sterius existimavit : potest ver<text:span text:style-name="Default_20_Paragraph_20_Font"><text:span text:style-name="T14">o</text:span></text:span> significare<text:line-break/>et <text:span text:style-name="Default_20_Paragraph_20_Font"><text:span text:style-name="T14">augetur;</text:span></text:span> potest etiam, ut quidam intellexerunt, idem<text:line-break/>so<text:span text:style-name="Default_20_Paragraph_20_Font"><text:span text:style-name="T14">n</text:span></text:span>are quod <text:span text:style-name="Default_20_Paragraph_20_Font"><text:span text:style-name="T14">c</text:span></text:span>o<text:span text:style-name="Default_20_Paragraph_20_Font"><text:span text:style-name="T14">nserva</text:span></text:span>t<text:span text:style-name="Default_20_Paragraph_20_Font"><text:span text:style-name="T14">ur, </text:span></text:span>alimento et respiratione nobis</text:p>
      <text:p text:style-name="P3">utentibus. Quicunque enim animam spiritum esse censent,<text:line-break/>ipsam et ex sanguinis halitu et ex aere intra corpus re-<text:line-break/>spiratione per a<text:span text:style-name="Default_20_Paragraph_20_Font"><text:span text:style-name="T14">t</text:span></text:span>peram arteriam adducto , conservari te-<text:line-break/>stantum lllud vero et in aperto est, nihil .eorum, quae<text:line-break/>diri, nos posse tanquam verum sit; contendentes enuu-<text:line-break/>clare, nisi prius animae substantiam exquisite compertam<text:line-break/>habeamus. Profecto si,. ut in libro de septimanis auctor<text:line-break/>ille manifeste de animae sunstantia disseruit , sic et in alio<text:line-break/>quopiam indubitanter legitimo Hippocratis libro dictum<text:line-break/>inveniretur, aliquid plane haberem , quod de hoc verbo,<text:line-break/><text:span text:style-name="Default_20_Paragraph_20_Font"><text:span text:style-name="T14">produc</text:span></text:span>i<text:span text:style-name="Default_20_Paragraph_20_Font"><text:span text:style-name="T14">tur</text:span></text:span> dici posset; quoniam vero nusquam. iir legiti-<text:line-break/>mis voluminibus Hippocrates^ clare explicavit , quidnam<text:line-break/>hoc verbum, <text:span text:style-name="Default_20_Paragraph_20_Font"><text:span text:style-name="T14">producitur</text:span></text:span>, sibi velit, praeter id quod istud<text:line-break/>ignoro , neque animae substantiam firmiter sitire mihi per-<text:line-break/>fuadeo. Nempe cerebrum sensus voluntariaeque motionis<text:line-break/><text:span text:style-name="Default_20_Paragraph_20_Font"><text:span text:style-name="T32">. </text:span></text:span>principem cau<text:span text:style-name="Default_20_Paragraph_20_Font"><text:span text:style-name="T14">t</text:span></text:span>am esse omuibusque aliis particulis distribuere,<text:line-break/>in libris de Hippocratis Platonisque decretis ostendimus.<text:line-break/>lllud praeterea periura<text:span text:style-name="Default_20_Paragraph_20_Font"><text:span text:style-name="T14">t</text:span></text:span>um habeo, spiritum in ejus caris</text:p>
      <text:p text:style-name="P3">positum primarium esse animae instrumentum , quem ut<text:line-break/>animae substantiam esse dicerem, mihi temere inclinabat<text:line-break/>animus. Sive autem tota cerebri natura ex quatuor ele-<text:line-break/>mentorum temperatione ad eam substantiam vel proprie-<text:line-break/>tatem redacta sit, per quam <text:span text:style-name="Default_20_Paragraph_20_Font"><text:span text:style-name="T14">t</text:span></text:span>ensus motusque voluntarii<text:line-break/>in animali primus auctor habeatur et memoriae scilicet<text:line-break/>et intelligentiae, sive quaedam alia vis corpore vacans a<text:line-break/>nostro conditore cerebro indita fuerit et morientibus ani-<text:line-break/>masseus recedat, nullam hac de re firmam rationem ha-<text:line-break/>beo; quin et eos qui de hoc quidquam affirmarunt, au-<text:line-break/>dacia magis quam sapientia nobis antecedere existimamus.<text:line-break/>Ceterum medicis quoque supervacuam de animae fubstan-<text:line-break/>tia notitiam esse arbitror. Satis est enim artem medicam<text:line-break/>cum ratione tractantibus illud nosse, quoad scilicet ipsius<text:line-break/>cerebri ac spiritus in ejus sinibus contenti, naturalis tem-<text:line-break/>peries inviolata servatur, vivere posse animal; si vero<text:line-break/>contentus spiritus aut pronum corruptus sit aut a natu-<text:line-break/>rali temperatura una cum ea quae in cerebro est longissime</text:p>
      <text:p text:style-name="P3">discesserit, mortem necessario sequi. .Haec agnoscens me-<text:line-break/>dicus ipsorum bonae temperaturae ac permansioni sem-<text:line-break/>per consulet , methodos a nobis in commentariis de tuenda<text:line-break/>fauitate et de morborum curatione traditas persequens,<text:line-break/>quas. omnes Hippocratem primum docuisse memoravimus.<text:line-break/>Quamobrem uieque legitimam hanc ejus esse particulam<text:line-break/>censeo, sed ab aliquo, ut plerasque alias, fuisse interpo-<text:line-break/>sitam. Forsan vero et ejus filium Thessalum patris rudes<text:line-break/>annotationes collegisse ajunt, in chartis et coriis et tabel-<text:line-break/>Iis eas nactum et hujus generis quasdam particulas inje-<text:line-break/>cisse. Nonnulli sane qui commentaria in propositum li-<text:line-break/>hrum ediderunt pro his verbis, <text:span text:style-name="Default_20_Paragraph_20_Font"><text:span text:style-name="T14">produc</text:span></text:span>i<text:span text:style-name="Default_20_Paragraph_20_Font"><text:span text:style-name="T14">tur</text:span></text:span> m<text:span text:style-name="Default_20_Paragraph_20_Font"><text:span text:style-name="T14">el</text:span></text:span>i<text:span text:style-name="Default_20_Paragraph_20_Font"><text:span text:style-name="T14">or, sit<text:line-break/></text:span></text:span>scriptum fuisse contendunt; ipsam vero procedente aetate<text:line-break/>scientiae ac sapientiae incumbentibus meliorem evadere<text:line-break/>arbitrantur. At neque ad medicum pertinens sermo est<text:line-break/>neque iis quae sequu<text:span text:style-name="Default_20_Paragraph_20_Font"><text:span text:style-name="T14">n</text:span></text:span>tur consentaneus, nam de ipsius<text:line-break/>substantia hoc verbum, <text:span text:style-name="Default_20_Paragraph_20_Font"><text:span text:style-name="T14">produc</text:span></text:span>i<text:span text:style-name="Default_20_Paragraph_20_Font"><text:span text:style-name="T14">tur , </text:span></text:span>dictum esse, ex eo<text:line-break/>constat, quod ipsa subjecit, si vero ignescat una cum</text:p>
      <text:p text:style-name="P3">morbo et anima corpus depascitur. Atqui verbum hoc<text:line-break/>i<text:span text:style-name="Default_20_Paragraph_20_Font"><text:span text:style-name="T14">gnesca</text:span></text:span>t indicare videtur ex Hippocratis sententia, ani-<text:line-break/>mae substantiam calorem esse naturalem, quem naturalium<text:line-break/>operum multis in locis auctorem esse testatur. Maximum<text:line-break/>vero hoc loco placitum agitatur, de quo et inter pullo-<text:line-break/>fophos dissensio esu Nonnulli quidem unam este animae<text:line-break/>naturaeque substantiam arbitrantur, aliqui in spiritu, alii<text:line-break/>in corporis proprietate eas consistere statuentes. Quidam<text:line-break/>vero non unam, fed propriam ac separatam utriusque<text:line-break/>substantiam esse, nec parvo quodam intervallo, sini toto<text:line-break/>genere inter <text:span text:style-name="Default_20_Paragraph_20_Font"><text:span text:style-name="T14">t</text:span></text:span>e differre confirmant; siquidem naturae cor-<text:line-break/>ruptioni obnoxiam , animae vero immortalem esse strb-<text:line-break/>stantiam arbitrantur. Aristoteles fiane atque Plato una<text:line-break/>appellatione utramque potestatem comprehendunt, non<text:line-break/>eam modo, qua ratiocinamur atque recordamur, animam<text:line-break/>vocantes, sied etiam eam quae in stirpibus est, qua et<text:line-break/>aluntur et crescunt et servantur, quoad temporis longin-<text:line-break/>quitate consumtae exarescant. Stoicorum autem mos est</text:p>
      <text:p text:style-name="P3">naturam vocare, qua stirpes reguntur, animam vero qua<text:line-break/>animalia ; utriusque vero . substantiam ingenitum spiritum<text:line-break/>statuunt differreque inter <text:span text:style-name="Default_20_Paragraph_20_Font"><text:span text:style-name="T14">t</text:span></text:span>e qualitate arbitrantur: nam<text:line-break/>sicciorem animae spiritum , humidiorem autem esse natu-<text:line-break/>rae ; utrumque autem ut permaneat non alimento solum,<text:line-break/><text:span text:style-name="Default_20_Paragraph_20_Font"><text:span text:style-name="T14">t</text:span></text:span>ed etiam aere indigere. Et quicunque hujusce decreti<text:line-break/>principem Hippocratem fuisse opinantur, ut in libro de<text:line-break/>septimanis dictum est, hoc verbum, <text:span text:style-name="Default_20_Paragraph_20_Font"><text:span text:style-name="T14">pr</text:span></text:span>o<text:span text:style-name="Default_20_Paragraph_20_Font"><text:span text:style-name="T14">duc</text:span></text:span>i<text:span text:style-name="Default_20_Paragraph_20_Font"><text:span text:style-name="T14">tur</text:span></text:span>, dictum<text:line-break/>esse ajunt de instauratione, quae in ipsis fit ex utraque<text:line-break/>substantia, alimenti scilicet atque aeris, ut evidenter ap-<text:line-break/>paret et utriusque utilitatem cognoscimus: alibi namque<text:line-break/>respirationem ingeniti caloris moderationem servare , cibo-<text:line-break/>rum vero assumtionem corporeae substantiae, quod dela-<text:line-break/>psum est, resarcire, declaratum esu Atque si corporis<text:line-break/>quaedam forma anima est, jure sane produci usque ad<text:line-break/>mortem diceretur. At si a natura, quam Aristoteles al-<text:line-break/>tricem, appetitricem Plato nominat , altera quaedam ipsius<text:line-break/>sententia sit, verum sane quod dictum est fuerit, fed de</text:p>
      <text:p text:style-name="P1"><text:span text:style-name="Default_20_Paragraph_20_Font"><text:span text:style-name="T14">r - -</text:span></text:span></text:p>
      <text:p text:style-name="P3">cogitatrice anima vere id diri non poterit. Nempe quod<text:line-break/>insitum calidum , cui maxime . corporea opera Hippocrates<text:line-break/>tribuit, igneum factum, non fotum priora munera obire<text:line-break/>non possit, fed neque corpus nostrum alere, quod ipsius<text:line-break/>erat primarium officium; imo contra perdat, atque ut<text:line-break/>ignis, liquefaciat, nobis ratione contemplantibus et cor-<text:line-break/>poris eliquationes a perurentibus <text:span text:style-name="Default_20_Paragraph_20_Font"><text:span text:style-name="T14">t</text:span></text:span>ebribus factas. evidenter<text:line-break/>cernentibus apertum esu Verum quum in tota hac ha-<text:line-break/>bita oratione tertia anima praetermissa sit , sive facultas,<text:line-break/>sive utcunque eam nominare veliis, quam Plato iracundiam<text:line-break/>appellavit et de ipsa aliquid dicere fatuis fuerit, ut <text:span text:style-name="Default_20_Paragraph_20_Font"><text:span text:style-name="T14">n</text:span></text:span>ihil<text:line-break/>praeterea in sermone de anima dicendum relinquatur.<text:line-break/>Calor sane quidam naturalis, per quem sanguis creatur,<text:line-break/>in jecore continetur; calor etiam alter in corde major<text:line-break/>inest ad iram excitandam nobis datus: nam et ipsius qui-<text:line-break/>dam usus est, ut in libris de Hippocrati^ Platonisque<text:line-break/>decretis explicarimus. Et hic quidem calor spiratione<text:line-break/>eget, alter diffiatione, ita enim medicis vocare mos est</text:p>
      <text:p text:style-name="P3">duplicent in toto corpore arteriarum actionem,. fuliginofum<text:line-break/>excrementum per compressionem expellentium, aerem vero<text:line-break/>circumfusum per distentionem attrahentium.</text:p>
      <text:p text:style-name="Normal">VI.</text:p>
      <text:p text:style-name="P5"><text:span text:style-name="Default_20_Paragraph_20_Font"><text:span text:style-name="T14">Morb</text:span></text:span>i sim<text:span text:style-name="Default_20_Paragraph_20_Font"><text:span text:style-name="T14">ul nutriti</text:span></text:span> i<text:span text:style-name="Default_20_Paragraph_20_Font"><text:span text:style-name="T14">n senec</text:span></text:span>t<text:span text:style-name="Default_20_Paragraph_20_Font"><text:span text:style-name="T14">a relinquunt et per matura-<text:line-break/>t</text:span></text:span>io<text:span text:style-name="Default_20_Paragraph_20_Font"><text:span text:style-name="T14">ne</text:span></text:span>m <text:span text:style-name="Default_20_Paragraph_20_Font"><text:span text:style-name="T14">et so</text:span></text:span>l<text:span text:style-name="Default_20_Paragraph_20_Font"><text:span text:style-name="T14">ut</text:span></text:span>i<text:span text:style-name="Default_20_Paragraph_20_Font"><text:span text:style-name="T14">onem et rare</text:span></text:span>f<text:span text:style-name="Default_20_Paragraph_20_Font"><text:span text:style-name="T14">act</text:span></text:span>i<text:span text:style-name="Default_20_Paragraph_20_Font"><text:span text:style-name="T14">ones.</text:span></text:span></text:p>
      <text:p text:style-name="P1">Non de. omnibus connutritis morbis Hippocratis fer-<text:line-break/>mo est; ita vero eos appellant, qui longinquo tempore<text:line-break/>hominum corpora infestant. Id enim accidere non cerni-<text:line-break/>tur, neque ipfum latet clare in aphorismis dicentem:<text:line-break/><text:span text:style-name="Default_20_Paragraph_20_Font"><text:span text:style-name="T14">t</text:span></text:span>enes quam juvenes plerumque rarius aegrotant; quicu<text:span text:style-name="Default_20_Paragraph_20_Font"><text:span text:style-name="T14">n-<text:line-break/></text:span></text:span>que vero ipsis diuturni morbi eveniunt, laepius comato-<text:line-break/>riuntur. lgitur quum i<text:span text:style-name="Default_20_Paragraph_20_Font"><text:span text:style-name="T14">n</text:span></text:span> hoc sermone , <text:span text:style-name="Default_20_Paragraph_20_Font"><text:span text:style-name="T14">saepiu</text:span></text:span>s , addiderit,<text:line-break/>neque universe protulerit, quousque scilicet diuturnos<text:line-break/>morbos commori, aperte indicat <text:span text:style-name="Default_20_Paragraph_20_Font"><text:span text:style-name="T14">t</text:span></text:span>e nonnullos ante senum</text:p>
      <text:p text:style-name="P3">mortem dissolvi cognoscere. Quinam igitur sint isti, quem-<text:line-break/>admodum etiam quinam ante mortem non abeuntes, in<text:line-break/>aphorismis ipfe patesecit sic scribens: raucitates et gra-<text:line-break/>vedines in valde senioribus non maturescunt. Igitur quum<text:line-break/>is frigidorum meminerit, constat et ipfum concedere quos-<text:line-break/>dam ex calidis in seniori aetate posse dissolvi, siquidem<text:line-break/>contraria contrariorum medicamina sunt. Rari autem hi<text:line-break/>sunt, ut calidae cephaleae et heterocr antae vocati dolores<text:line-break/>capitis et renum calidi assectus et articulares dolores,<text:line-break/>quicunque ex valde calida affectione oriuntur. Iste .qui-<text:line-break/>dem ex senectae proveniens temperatura solutionis modus<text:line-break/>inter maturationes reponitur, maturatione scilicet omnem<text:line-break/>ad mediocre temperamentum adductionem significante, ut<text:line-break/>in maturescentibus fructibus conspicitur ; alios autem duos<text:line-break/>adhuc rariores .concoctionis mestos adlicit et per ratefa-<text:line-break/>etionetn et eum qui ambigue dictus est, sive per dissolu-<text:line-break/>tlonetn, sive per solutionem intelligere oporteat. Fit iste<text:line-break/>autem ipsa corporea substantia, quae omnibus tam ani-:</text:p>
      <text:p text:style-name="P3">mutis quam inanimis communis est, dilabente: aliquid<text:line-break/>enim omnino ex ipsis diffinit, sed plurimum ex molliori-<text:line-break/>bus, minus ex minus mollibus. Ita Iane et quidam a<text:line-break/>natura alieni tumores paulatim longiori tempore, dila-<text:line-break/>bente materia, dissolvuntur, idque recta victus ratione<text:line-break/>utentibus evenit; nam qui largiore cibo vescuntur, humo-<text:line-break/>rem affectis partibus influentem digesto aequalem famen-<text:line-break/>tes, affectus servant. Tertium vero solutionis modum<text:line-break/>narravit, corporis raritatem, a medicis quidem consulto<text:line-break/>effectam, a fenili autem aetate raro; cum labefactatis xi-<text:line-break/>ribus , extenuato corporis habitu et male nutrita cute la-<text:line-break/>xiores meatus evaserint. Nos itaque sic verba interpre-<text:line-break/>tamur, quum semper ipsius sermones iis, quae in aegrotis<text:line-break/>cernuntur, consentaneos esse demonstrare conemur; plu- .<text:line-break/>ritui autem explanatores omnia potius alia quam id fa-<text:line-break/>ciunt,. qui et hoc loco tanquam de omnibus morbis fer-<text:line-break/>mone facto causas afferre nitu<text:span text:style-name="Default_20_Paragraph_20_Font"><text:span text:style-name="T14">n</text:span></text:span>tur. Magis etiam absurda</text:p>
      <text:p text:style-name="P3">illi dicunt, qui in fenecta hujusmodi affectiones fedari<text:line-break/>ajunt; animae quidem iracundiam, avaritiam, superstitio-<text:line-break/>nem, corporis autem amatorias perturbationes.</text:p>
      <text:h text:style-name="Normal" text:outline-level="4"><text:span text:style-name="Default_20_Paragraph_20_Font"><text:span text:style-name="T1">VII.</text:span></text:span></text:h>
      <text:p text:style-name="Normal"><text:span text:style-name="Default_20_Paragraph_20_Font"><text:span text:style-name="T14">Med</text:span></text:span>i<text:span text:style-name="Default_20_Paragraph_20_Font"><text:span text:style-name="T14">cat</text:span></text:span>io, <text:span text:style-name="Default_20_Paragraph_20_Font"><text:span text:style-name="T14">con</text:span></text:span>t<text:span text:style-name="Default_20_Paragraph_20_Font"><text:span text:style-name="T14">rar</text:span></text:span>i<text:span text:style-name="Default_20_Paragraph_20_Font"><text:span text:style-name="T14">um cog</text:span></text:span>i<text:span text:style-name="Default_20_Paragraph_20_Font"><text:span text:style-name="T14">tan</text:span></text:span>s, <text:span text:style-name="Default_20_Paragraph_20_Font"><text:span text:style-name="T14">n</text:span></text:span>o<text:span text:style-name="Default_20_Paragraph_20_Font"><text:span text:style-name="T14">n c</text:span></text:span>o<text:span text:style-name="Default_20_Paragraph_20_Font"><text:span text:style-name="T14">nsen</text:span></text:span>ti<text:span text:style-name="Default_20_Paragraph_20_Font"><text:span text:style-name="T14">re aspectu</text:span></text:span>i.</text:p>
      <text:p text:style-name="P1">Sermo iste eandem vim habet quam ille; contraria<text:line-break/>contrariorum medicamenta, de quo saepius jam dispu-<text:line-break/>tavimus.</text:p>
      <text:h text:style-name="Normal" text:outline-level="4"><text:span text:style-name="Default_20_Paragraph_20_Font"><text:span text:style-name="T1">VHI.</text:span></text:span></text:h>
      <text:p text:style-name="Normal">A<text:span text:style-name="Default_20_Paragraph_20_Font"><text:span text:style-name="T14">lg</text:span></text:span>i<text:span text:style-name="Default_20_Paragraph_20_Font"><text:span text:style-name="T14">dum et aux</text:span></text:span>ili<text:span text:style-name="Default_20_Paragraph_20_Font"><text:span text:style-name="T14">atur et toll</text:span></text:span>i<text:span text:style-name="Default_20_Paragraph_20_Font"><text:span text:style-name="T14">t quaecunque a cal</text:span></text:span>i<text:span text:style-name="Default_20_Paragraph_20_Font"><text:span text:style-name="T14">do.</text:span></text:span></text:p>
      <text:p text:style-name="P1">Et hoc sibi ipsi memoriae cau<text:span text:style-name="Default_20_Paragraph_20_Font"><text:span text:style-name="T14">t</text:span></text:span>a scripsit, quod pro-<text:line-break/>ximae sententiae universalis pars esu Etenim frigidum<text:line-break/>frigidis affectibus opitulatur, calidos autem morbos tollit:</text:p>
      <text:p text:style-name="P3">nam ab uno tanquam exemplo ad omnia contraria tradu-<text:line-break/>cere sermonem oportet.</text:p>
      <text:p text:style-name="Normal"><text:span text:style-name="Default_20_Paragraph_20_Font"><text:span text:style-name="T38">r</text:span></text:span></text:p>
      <text:p text:style-name="Normal">IX.</text:p>
      <text:p text:style-name="P5"><text:span text:style-name="Default_20_Paragraph_20_Font"><text:span text:style-name="T14">Excandescen</text:span></text:span>ti<text:span text:style-name="Default_20_Paragraph_20_Font"><text:span text:style-name="T14">a attrah</text:span></text:span>i<text:span text:style-name="Default_20_Paragraph_20_Font"><text:span text:style-name="T14">t et cor et pu</text:span></text:span>lm<text:span text:style-name="Default_20_Paragraph_20_Font"><text:span text:style-name="T14">onem</text:span></text:span> i<text:span text:style-name="Default_20_Paragraph_20_Font"><text:span text:style-name="T14">n se ipsa et<text:line-break/>in caput et cal</text:span></text:span>i<text:span text:style-name="Default_20_Paragraph_20_Font"><text:span text:style-name="T14">da et hu</text:span></text:span>mi<text:span text:style-name="Default_20_Paragraph_20_Font"><text:span text:style-name="T14">du</text:span></text:span>m. <text:span text:style-name="Default_20_Paragraph_20_Font"><text:span text:style-name="T14">Lae</text:span></text:span>titi<text:span text:style-name="Default_20_Paragraph_20_Font"><text:span text:style-name="T14">a au</text:span></text:span>t<text:span text:style-name="Default_20_Paragraph_20_Font"><text:span text:style-name="T14">em</text:span></text:span> r<text:span text:style-name="Default_20_Paragraph_20_Font"><text:span text:style-name="T14">ela-<text:line-break/>xa</text:span></text:span>t <text:span text:style-name="Default_20_Paragraph_20_Font"><text:span text:style-name="T14">cor.</text:span></text:span></text:p>
      <text:p text:style-name="P1">Obsicure admodum haec locutio perplexa est, quo-<text:line-break/>circa et ejus plures lectiones Iectionibusque consentaneas<text:line-break/>explicationes fecerunt:. verius autem quispiam dixerit,<text:line-break/>non. lectionibus explicationes, sed prius cogitatis explana-<text:line-break/>tionibus eos deinde lectiones affluxisse et accommodasse.<text:line-break/>Statim igitur haec vox, <text:span text:style-name="Default_20_Paragraph_20_Font"><text:span text:style-name="T14">a</text:span></text:span>tt<text:span text:style-name="Default_20_Paragraph_20_Font"><text:span text:style-name="T14">rah</text:span></text:span>it , in hoc sermone quid<text:line-break/>significat? - Cor atque pulmonem ob iracundiam attrahi;<text:line-break/>ipsum dicere interpretabimur? fed quum haec verba. est-<text:line-break/>jecta sint, insu ipfa. et in .caput, alter hujusmodi tensus</text:p>
      <text:p text:style-name="P3">innuitur, cor et pulmo attrahunt et in fe ipfos et in caput<text:line-break/>calida et humidum. Atqui ista vox, <text:span text:style-name="Default_20_Paragraph_20_Font"><text:span text:style-name="T14">cal</text:span></text:span>i<text:span text:style-name="Default_20_Paragraph_20_Font"><text:span text:style-name="T14">da</text:span></text:span>, paene intelligi<text:line-break/>non potest: potius enim calidum quam calida dixisse<text:line-break/>oportuit. Satius igitur fortasse fuerit, omisse singulorum<text:line-break/>in hoc fermone verborum declaratione, utpote confusa,<text:line-break/>ipsius ecphrasiu facere aut paraphrasin , sive ut lubet quis<text:line-break/>ntuninet, id est per plura verba enarrationem. Id vero<text:line-break/>fieri nequit, nisi unum falsem nomen interpretemur, quod<text:line-break/>est attrahere. Duorum enim alterutrum in excandefcen-<text:line-break/>tris dicendum est, aut pulmonem et cor ad: caput attrahi,<text:line-break/>autcor et pulmonem et caput ex inferioribus locis calo-.<text:line-break/>rem humoremque ad fe ipsos attrahere: verisimile nam-<text:line-break/>que est ex jecoris regionibus , unde fanguinis distributio<text:line-break/>fit, et calorem et humorem hauriri; Porro i<text:span text:style-name="Default_20_Paragraph_20_Font"><text:span text:style-name="T14">n</text:span></text:span> excande-<text:line-break/>ruentia cor atque infimus per totum animal discurrentes<text:line-break/>arteriae majorem vehementioremque pullatum efficere<text:line-break/>cernuntur. Aequum est; autem et cordis dilatationem ini-</text:p>
      <text:p text:style-name="P3">plentia tunc plura adduci. In caput vero plus humoris<text:line-break/>caloiisque efferri, oculos totamque faciem occupans rubor<text:line-break/>significat; quin etiam si tetigeris, calidiores evasisse tibi ,<text:line-break/>hae partes apparebunt. Evidenter quoque et oculi emi-<text:line-break/>eant, unaque praeminentiores facti esse ridentur et uni-<text:line-break/>verstrm caput calidius. At laetitia, inquit, relaxat cor,<text:line-break/>hoc est ipsum derelinquunt antedicta. Nempe praedicto-<text:line-break/>rum cognitio utilis est, ut rica evitetur nonnunquam, in-<text:line-break/>terdum de industria excitetur. - Videtur quidem, quum<text:line-break/>cor- et caput naturali intemperie fupra modum calidiora<text:line-break/>sirnt aut aliquo adventitio calido affectu laborant; exui-<text:line-break/>tetur autem in frigidis vitiis et natura frigidiore corde et<text:line-break/>capite. Eodem modo et totius- corporis temperatura, si<text:line-break/>calidior quam par sit aut morbo aut natura fuerit, magno-<text:line-break/>pere iracundia offendetur; illi autem contraria magnopere<text:line-break/>hac juvabitur. Id enim et in fecundo de morbis popu-<text:line-break/>faribus ab nisio suesse traditum ostendimus, ubi dicebat:</text:p>
      <text:p text:style-name="P89">danda est opera ut ira excitetur et coloris et succi. recu-<text:line-break/>perandi cau<text:span text:style-name="Default_20_Paragraph_20_Font"><text:span text:style-name="T14">t</text:span></text:span>a. <text:span text:style-name="Default_20_Paragraph_20_Font"><text:span text:style-name="T35">i<text:tab/>-</text:span></text:span></text:p>
      <text:h text:style-name="Normal" text:outline-level="3">x.</text:h>
      <text:p text:style-name="Normal"><text:span text:style-name="Default_20_Paragraph_20_Font"><text:span text:style-name="T14">Lab</text:span></text:span>o<text:span text:style-name="Default_20_Paragraph_20_Font"><text:span text:style-name="T14">r ar</text:span></text:span>ti<text:span text:style-name="Default_20_Paragraph_20_Font"><text:span text:style-name="T14">culis et carn</text:span></text:span>i<text:span text:style-name="Default_20_Paragraph_20_Font"><text:span text:style-name="T14">bu</text:span></text:span>s; <text:span text:style-name="Default_20_Paragraph_20_Font"><text:span text:style-name="T14">c</text:span></text:span>i<text:span text:style-name="Default_20_Paragraph_20_Font"><text:span text:style-name="T14">bu</text:span></text:span>s, som<text:span text:style-name="Default_20_Paragraph_20_Font"><text:span text:style-name="T14">nu</text:span></text:span>s <text:span text:style-name="Default_20_Paragraph_20_Font"><text:span text:style-name="T14">visceribu</text:span></text:span>s.</text:p>
      <text:p text:style-name="P1">Quoniam hoc nomen <text:span text:style-name="Default_20_Paragraph_20_Font"><text:span text:style-name="T14">lab</text:span></text:span>o<text:span text:style-name="Default_20_Paragraph_20_Font"><text:span text:style-name="T14">r</text:span></text:span> saepius confuerit Hippo-<text:line-break/>crates pro exercitatione accipere , interdum .pro dolore,<text:line-break/>aut absolute pro qualibet noxa, ut in multis commenta-<text:line-break/>riis antea didicistis, idcirco igitur ex libri . explanatoribus<text:line-break/>alius aliud trium significatorum accipiens, aliquis arbitra-<text:line-break/>tur lane ap<text:span text:style-name="Default_20_Paragraph_20_Font"><text:span text:style-name="T14">t</text:span></text:span>um dicere, exercitationem articulis carnibus-<text:line-break/>que veluti cibum esse, id est alimentum, robur, adj.umen-<text:line-break/>tum; illico e<text:span text:style-name="Default_20_Paragraph_20_Font"><text:span text:style-name="T14">n</text:span></text:span>im augeri, confirmari ac roborari exercita-<text:line-break/>tionibus haud femus quam estus, Quidam vero articulis<text:line-break/>et carnibus multitudinem orbi dolorem cruciatumqueaf-<text:line-break/>ferre, per haec verba significari intellexit: nam repletio-</text:p>
      <text:p text:style-name="P3">nem haud solum articulos ad motum tardos reddere et<text:line-break/>carnes, hoc est musculos, in istis enim carnium genus<text:line-break/>continetur , fed etiam fluxiones movere et ex eo dolorem<text:line-break/>excitare. Huic vero sententiae eL illud consentit; quod<text:line-break/>per tertium significatum intelligitur, nonnullis opluautibus<text:line-break/>multum cibum, hoc est plenitudinem,- articulis et carni-<text:line-break/>bus nocere. At non solum carnibus et articulis , . fed<text:line-break/>etiam omnibus corporis partibus plenitudo ,et noxam et<text:line-break/>dolores infer<text:span text:style-name="Default_20_Paragraph_20_Font"><text:span text:style-name="T14">r</text:span></text:span>e consuevit. Secunda quidem aphorismi<text:line-break/>hujus particula, ubi dicit, somnus visceribus, hanc habe-<text:line-break/>bit sententiam : quemadmodum labor articulis et carni-<text:line-break/>bus, sic et somnus visceribus aut exercitatio erit bonum<text:line-break/>creans habitum aut dolorem noxam ve inferet. Exerceri<text:line-break/>siquidem in <text:span text:style-name="Default_20_Paragraph_20_Font"><text:span text:style-name="T14">t</text:span></text:span>omnis viscera, quatenus tunc operantur ma-<text:line-break/>time et alimentum conficiunt, recte quispiam intelligere<text:line-break/>potest; noxam vero aliquam et dolorem in somnis exui-<text:line-break/>tari, id verum non est: indolentiam enim potius et re-<text:line-break/>medium quam contrarium afferre somnus <text:span text:style-name="Default_20_Paragraph_20_Font"><text:span text:style-name="T14">t</text:span></text:span>uapte natura</text:p>
      <text:p text:style-name="P90"><text:span text:style-name="Default_20_Paragraph_20_Font"><text:span text:style-name="T35">e </text:span></text:span><text:span text:style-name="Default_20_Paragraph_20_Font"><text:span text:style-name="T36">,<text:tab/></text:span></text:span><text:span text:style-name="Default_20_Paragraph_20_Font"><text:span text:style-name="T32">.<text:tab/></text:span></text:span><text:span text:style-name="Default_20_Paragraph_20_Font"><text:span text:style-name="T44">.-tr</text:span></text:span></text:p>
      <text:p text:style-name="Normal">idoneus est, nisi. quispiam initiis accessionum haec ipsum<text:line-break/>facere dixerit ; . verum hoc loco sine ulla distinctione fcri-<text:line-break/>ptis verbis fermo neutiquam verus fuerit. <text:span text:style-name="Default_20_Paragraph_20_Font"><text:span text:style-name="T35">i</text:span></text:span><text:span text:style-name="Default_20_Paragraph_20_Font"><text:span text:style-name="T32">. </text:span></text:span>Num igitur<text:line-break/>fortasse hoc modo legere satius est? labor articulis et car-<text:line-break/>nibus, deinde ab altero principio, cibus somnus visceri-<text:line-break/>hus, ut oratio hujusmodi sit: exercitatio quidem articulis<text:line-break/>et carnibus utilitatem praebet <text:span text:style-name="Default_20_Paragraph_20_Font"><text:span text:style-name="T23">γ</text:span></text:span><text:span text:style-name="Default_20_Paragraph_20_Font"><text:span text:style-name="T28"> </text:span></text:span>cibus vero et fomnus<text:line-break/>visceribus. Naturali enim calido in profundum vergente<text:line-break/>ut ipfe tradidit et ciborum co<text:span text:style-name="Default_20_Paragraph_20_Font"><text:span text:style-name="T14">n</text:span></text:span>coctiones meliores fiunt et<text:line-break/>tunc. vifcera nutriuntur; at in vigilia naturali calido ad<text:line-break/>cutem profuso, viscera fe ipsis frigidiora eyadunt et quae<text:line-break/>ipsis in simmia inerant, haec artubus omnibusque extimis<text:line-break/>partibus in vigilia.</text:p>
      <text:p text:style-name="Normal">XI.</text:p>
      <text:p text:style-name="Normal">Ani<text:span text:style-name="Default_20_Paragraph_20_Font"><text:span text:style-name="T14">mae deambu</text:span></text:span>l<text:span text:style-name="Default_20_Paragraph_20_Font"><text:span text:style-name="T14">ati</text:span></text:span>o , <text:span text:style-name="Default_20_Paragraph_20_Font"><text:span text:style-name="T14">c</text:span></text:span>o<text:span text:style-name="Default_20_Paragraph_20_Font"><text:span text:style-name="T14">gitat</text:span></text:span>i<text:span text:style-name="Default_20_Paragraph_20_Font"><text:span text:style-name="T14">o hom</text:span></text:span>i<text:span text:style-name="Default_20_Paragraph_20_Font"><text:span text:style-name="T14">nibu</text:span></text:span>s. .</text:p>
      <text:p text:style-name="P2">Deambulationem pro exercitatione omnes libri inter-<text:line-break/>pretes acceperunt, ut oratio ita se habeat: Hominis co-<text:line-break/>gitationes exercitatio, appellatione deambulationis pro<text:line-break/>exercitatione suscepta l vox enim haec, deambulatio, spe-<text:line-break/>ciem quandam exercitationis lignificat. Quum autem as-<text:line-break/>fectata quaedam narratio sit, haud iniuria ipsam Diofcori-<text:line-break/>deS repudianS, non scripsit, pelipatos , hoc est deambula-<text:line-break/>tio, sed litteram <text:span text:style-name="Default_20_Paragraph_20_Font"><text:span text:style-name="T23">ν</text:span></text:span><text:span text:style-name="Default_20_Paragraph_20_Font"><text:span text:style-name="T28"> </text:span></text:span>adiiciens legit, <text:span text:style-name="Default_20_Paragraph_20_Font"><text:span text:style-name="T23">περὶ</text:span></text:span><text:span text:style-name="Default_20_Paragraph_20_Font"><text:span text:style-name="T28"> </text:span></text:span><text:span text:style-name="Default_20_Paragraph_20_Font"><text:span text:style-name="T23">παντὸς</text:span></text:span><text:span text:style-name="Default_20_Paragraph_20_Font"><text:span text:style-name="T28">, </text:span></text:span>hoc est de<text:line-break/>omni, ut locutio talis sit: animae de omni cogitatio bo-<text:line-break/>millibus. Ejus vero sententia est, in qualibet re homines<text:line-break/>vim rationis exercitare debent: nam mentis volutationes<text:line-break/>cogitationes adpeIlantur. Unde et Socratem cogitatorem<text:line-break/>vocabant et prudentia hominis consilia cogitationes nomi-<text:line-break/>nabant, ut in AristophaniS Nebulis invenire Iicet, ubi So-<text:line-break/>cratem lacerat et tanquam inania garrientem vituperat.<text:line-break/>Si cui vero philosophicam speculationem , non medicina -<text:line-break/>lem sermone iste sapere videatur, primum animadvertite,<text:line-break/>ipsum omnium rationalium artium esse communem, in<text:line-break/>quibus vim ratiocinandi exercere convenit, ut et ab aliis</text:p>
      <text:p text:style-name="P3">multis medicis et ab Erasistrato non raro dictum. Deinde<text:line-break/>et altia quaedam oboriuntur, .aliqua vires animae cogi-<text:line-break/>tandi ac memorandi. veluti stupefacientis , aliqua stupores<text:line-break/>graves atque profundos inducentia.- Sic affectis igitur<text:line-break/>utiles esse cogitationes putandumest, ut alibi ipfe pro-<text:line-break/>didit: excandescentia<text:span text:style-name="Default_20_Paragraph_20_Font"><text:span text:style-name="T14">e</text:span></text:span> utiles esse ad bonos. succos crean-<text:line-break/>dos et naturalem habitum recuperandum.</text:p>
      <text:p text:style-name="Normal">XII.</text:p>
      <text:p text:style-name="P5"><text:span text:style-name="Default_20_Paragraph_20_Font"><text:span text:style-name="T14">Ln vu</text:span></text:span>l<text:span text:style-name="Default_20_Paragraph_20_Font"><text:span text:style-name="T14">neribu</text:span></text:span>s <text:span text:style-name="Default_20_Paragraph_20_Font"><text:span text:style-name="T14">fangui</text:span></text:span>s <text:span text:style-name="Default_20_Paragraph_20_Font"><text:span text:style-name="T14">c</text:span></text:span>o<text:span text:style-name="Default_20_Paragraph_20_Font"><text:span text:style-name="T14">ncurr</text:span></text:span>i<text:span text:style-name="Default_20_Paragraph_20_Font"><text:span text:style-name="T14">t. subveniendu</text:span></text:span>m <text:span text:style-name="Default_20_Paragraph_20_Font"><text:span text:style-name="T14">ut vacuum<text:line-break/>i</text:span></text:span>m<text:span text:style-name="Default_20_Paragraph_20_Font"><text:span text:style-name="T14">p</text:span></text:span>l<text:span text:style-name="Default_20_Paragraph_20_Font"><text:span text:style-name="T14">eatur.</text:span></text:span></text:p>
      <text:p text:style-name="P1">obscura involutaque est et hujusmodi locutio : neque<text:line-break/>enim quid illud- verbum, <text:span text:style-name="Default_20_Paragraph_20_Font"><text:span text:style-name="T14">c</text:span></text:span>o<text:span text:style-name="Default_20_Paragraph_20_Font"><text:span text:style-name="T14">ncurrere</text:span></text:span>, significet, clarum<text:line-break/>est , neque item quid illud , <text:span text:style-name="Default_20_Paragraph_20_Font"><text:span text:style-name="T14">u</text:span></text:span>t <text:span text:style-name="Default_20_Paragraph_20_Font"><text:span text:style-name="T14">vacuum</text:span></text:span> im<text:span text:style-name="Default_20_Paragraph_20_Font"><text:span text:style-name="T14">pleatur.</text:span></text:span> Pro-<text:line-break/>pterea ergo nonnulli interpretes de sanguinis in vulueri-<text:line-break/>hus profluvio sermonem hunc este ajunt; aliqui de fuper-<text:line-break/>venieute inflammatione. Utrique enim in vulneratam</text:p>
      <text:p text:style-name="P3">partem confluere sanguinem censent et in . omni corpore<text:line-break/>venas inaniri , quibus prospiciendum esse dicunt, ut ite-<text:line-break/>rum scilicet repleantur: ipsarum autem repletionem esse<text:line-break/>duplicem vulneratae partis, sanguine per frigida ad-<text:line-break/>strictoriaque medicamenta represso et per idoneum mem-<text:line-break/>bri situm relabente^ Alii vero quidam non de vulneribus<text:line-break/>solum., fed etiam de ossibus valde. contractis, maximeque<text:line-break/>ubi ap<text:span text:style-name="Default_20_Paragraph_20_Font"><text:span text:style-name="T14">t</text:span></text:span>orum aliqua pars extra cutem emineat; similiter<text:line-break/>vero et de hujusmodi omnibus t<text:span text:style-name="Default_20_Paragraph_20_Font"><text:span text:style-name="T14">a</text:span></text:span>xationibus verberib usque<text:line-break/>magnam in corpore contusionem facientibus sermonem<text:line-break/>hunc audiendum esse contendunt: . tromata enim , hoc est<text:line-break/>ictus, nominat Hippocrates, magnas noxas ab aliquo ex-<text:line-break/>terno etiam fine vulnere illatas. Quod autem concurrat<text:line-break/>ad haec sanguis et quod evacuatus repleatur , eodem et<text:line-break/>haec dicentes modo explanant. Verum quod Hippocrates<text:line-break/>hujusmodi laesiones tromata vocare consueverit, jam in<text:line-break/>multis ipsius libris didicimus; numquid vero et <text:span text:style-name="Default_20_Paragraph_20_Font"><text:span text:style-name="T23">ηρηο</text:span></text:span><text:span text:style-name="Default_20_Paragraph_20_Font"><text:span text:style-name="T28"> </text:span></text:span>ita<text:line-break/>intellexerit, temerarium est affirmare. Aliqui autem in</text:p>
      <text:p text:style-name="P3">vulneribus sanguine manantibus replere opus esse dixe-<text:line-break/>runt, idoneis videlicet medicinis ac linamentis impositis.</text:p>
      <text:p text:style-name="Normal">. <text:span text:style-name="Default_20_Paragraph_20_Font"><text:span text:style-name="T38">L</text:span></text:span></text:p>
      <text:p text:style-name="Normal">Xlll.</text:p>
      <text:p text:style-name="P5"><text:span text:style-name="Default_20_Paragraph_20_Font"><text:span text:style-name="T14">Sin auris doleat, lana dig</text:span></text:span>n<text:span text:style-name="Default_20_Paragraph_20_Font"><text:span text:style-name="T14">o circumdata unguen calidum<text:line-break/>insundito. Deinde inliciens interius in volam, lanam<text:line-break/>auri subiicito, ut ipsi aliquid efeluere videatur. Deinde<text:line-break/>in ignem proiicite dolo.</text:span></text:span></text:p>
      <text:p text:style-name="P1">Nonnulli propter vocem in calce positam, <text:span text:style-name="Default_20_Paragraph_20_Font"><text:span text:style-name="T14">dolo</text:span></text:span>, hunc<text:line-break/>sermonem haud immerito aduIterinum interjectumque esse<text:line-break/>sufpicati funt. Narratio enim ante ipsam talis quodam<text:line-break/>modo est: si cui auris doleat, Ianam, digito indici vide-<text:line-break/>licet, interdum etiam postici circumdatam, unguine, id<text:line-break/>est aut oIeo aut adipe Iiquata lanam imbuens, in aurem<text:line-break/>instillato, quemadmodum et hisce temporibus Iacere sole-<text:line-break/>mus per specillum lana involutum non unguen solum, ut<text:line-break/>ipse nominavit, fed omne aliud liquidum medicamen in-</text:p>
      <text:p text:style-name="P2">fundentes. Esto autem liquidum illud medicamen, quo<text:line-break/>lanam inficimus., ad lucernae flammam aut ad candelam<text:line-break/>ceream calefactum. lnstillare autem -.non . femeI. aut bis,<text:line-break/>sed saepius convenit; ut aliquid ad extimam partem fora-<text:line-break/>minis auditorii profluat; istud vero emanans, fubjecta<text:line-break/>dumtaxat lana nos excipiamus. lubet autem Hippocrates<text:line-break/>lanam hanc humorem ex ..ore defluentem exceptur<text:span text:style-name="Default_20_Paragraph_20_Font"><text:span text:style-name="T14">u</text:span></text:span>m in<text:line-break/>vola manus -nostrae, sinistrae scilicet poni. Ex eo constat,<text:line-break/>non. semel aut bis, sed etiam saepius nos infundere ab<text:line-break/>eo praecipi, Quod sequitur autem, si absolute quidem<text:line-break/>scriptum esset, deinde in ignem projicito, recte eos inter-<text:line-break/>pretari diceremus, qui ipfum propterea dicunt igni inii-<text:line-break/>ciendum esse putare , ut ab odore , qualenam sit , investi-<text:line-break/>getur; ap<text:span text:style-name="Default_20_Paragraph_20_Font"><text:span text:style-name="T14">t</text:span></text:span>e namque hoc pactum et quod ex pulmone per<text:line-break/>tussim extruditur, examinavit. Quoniam vero huic ora-<text:line-break/>- tioni adjectum est, ut ipsi aliquid effluere videatur, et haec<text:line-break/>vox, <text:span text:style-name="Default_20_Paragraph_20_Font"><text:span text:style-name="T14">v</text:span></text:span>i<text:span text:style-name="Default_20_Paragraph_20_Font"><text:span text:style-name="T14">deatur, </text:span></text:span>extremo hujus totius narrationis verbo,<text:line-break/>dolo scilicet respondere comprehenditur, propterea et ma-</text:p>
      <text:p text:style-name="P3">gis laudati interpretes in hanc opinionem devenerunt; ut<text:line-break/>decipiendi aegroti: causa ad hoc. agendum accessisse Hip-<text:line-break/>pocratem. dicant:. interdum enim ex his rebus solatium<text:line-break/>capere aegrotantes, arbitrarique diligentiorem de fe ipsis<text:line-break/>curam haberi. Atqui majbra etiam quam sint vitia , la-<text:line-break/>borantibus apparere, utile esse tradunt, ut ne medicis<text:line-break/>tanquam non celeriter ea curantibus irascantur, utque<text:line-break/>certae et exquisitae victus rationi obtemperent; nonnulli<text:line-break/>etiam .addu<text:span text:style-name="Default_20_Paragraph_20_Font"><text:span text:style-name="T14">n</text:span></text:span>t et mercedes majores et munera ampliora,<text:line-break/>qui sanati fuerint, medicis esse daturos, utpote magnis<text:line-break/>languoribus fe Liberatos esse arbitrantes. - Hoc nonnulli<text:line-break/>rurfum haud fecundum Hippocratis sententiam esse du-<text:line-break/>eunt; ideoque totam. hanc partem ab alio interjecta<text:span text:style-name="Default_20_Paragraph_20_Font"><text:span text:style-name="T14">t</text:span></text:span>n esse<text:line-break/>suspica<text:span text:style-name="Default_20_Paragraph_20_Font"><text:span text:style-name="T14">n</text:span></text:span>tur. Neque enim de propositis verbis illud di-<text:line-break/>cendum est, quod nonnulli probabiliter invenisse sie exi.-<text:line-break/>sumant , doloris mitigatio<text:span text:style-name="Default_20_Paragraph_20_Font"><text:span text:style-name="T14">n</text:span></text:span>em dolum vocatum este putan-<text:line-break/>tes, perinde ac non idem sit et morbosum affectum cu-<text:line-break/>rare, radicem veluti exstirpantes et dolorem mitigantes</text:p>
      <text:p text:style-name="P3">lenire. Porro nonnunquam id ipsum totum affectum pe-<text:line-break/>jorem reddit, quemadmodum in intestini laxioris dolori-<text:line-break/>bus antidota ex apio et alterco et mandragora et styrace<text:line-break/>composita: ita namque membra circum refrigerantia, ut<text:line-break/>iterum ab iisdem causis offendantur, paratiora efficiunt.<text:line-break/>Sed neque ob mitigandum dolorem, ut dixi, haec vox,<text:line-break/><text:span text:style-name="Default_20_Paragraph_20_Font"><text:span text:style-name="T14">d</text:span></text:span>ol<text:span text:style-name="Default_20_Paragraph_20_Font"><text:span text:style-name="T14">u</text:span></text:span>s, feu deceptio adscribi potuit: adversatur enim illis<text:line-break/>verbis, ut aliquid ipsi exire videatur , eo , qui ita scripsit,<text:line-break/>indicante, decipiendorum aegrotantium caula ad hanc ma-<text:line-break/>nu ariam operam medicos accedere. Satius igitur fuerit,<text:line-break/>haec verba nequaquam esse Hippocratis existimare. <text:span text:style-name="Default_20_Paragraph_20_Font"><text:span text:style-name="T38">o</text:span></text:span></text:p>
      <text:p text:style-name="Normal">XIV.</text:p>
      <text:p text:style-name="P5"><text:span text:style-name="Default_20_Paragraph_20_Font"><text:span text:style-name="T14">L</text:span></text:span>i<text:span text:style-name="Default_20_Paragraph_20_Font"><text:span text:style-name="T14">ngua lo</text:span></text:span>ti<text:span text:style-name="Default_20_Paragraph_20_Font"><text:span text:style-name="T14">um significat, l</text:span></text:span>i<text:span text:style-name="Default_20_Paragraph_20_Font"><text:span text:style-name="T14">nguae v</text:span></text:span>i<text:span text:style-name="Default_20_Paragraph_20_Font"><text:span text:style-name="T14">ride</text:span></text:span>s <text:span text:style-name="Default_20_Paragraph_20_Font"><text:span text:style-name="T14">bi</text:span></text:span>l<text:span text:style-name="Default_20_Paragraph_20_Font"><text:span text:style-name="T14">i</text:span></text:span>o<text:span text:style-name="Default_20_Paragraph_20_Font"><text:span text:style-name="T14">sus. R</text:span></text:span>i<text:span text:style-name="Default_20_Paragraph_20_Font"><text:span text:style-name="T14">l</text:span></text:span>io-<text:line-break/><text:span text:style-name="Default_20_Paragraph_20_Font"><text:span text:style-name="T14">sum aute</text:span></text:span>m <text:span text:style-name="Default_20_Paragraph_20_Font"><text:span text:style-name="T14">a pingui,. rubrae vero a sanguine, nigrae<text:line-break/>ab atra b</text:span></text:span>i<text:span text:style-name="Default_20_Paragraph_20_Font"><text:span text:style-name="T14">le, ar</text:span></text:span>i<text:span text:style-name="Default_20_Paragraph_20_Font"><text:span text:style-name="T14">dae asulig</text:span></text:span>i<text:span text:style-name="Default_20_Paragraph_20_Font"><text:span text:style-name="T14">nosu exustione et ab uterino<text:line-break/></text:span></text:span>m<text:span text:style-name="Default_20_Paragraph_20_Font"><text:span text:style-name="T14">embro , alb</text:span></text:span>i<text:span text:style-name="Default_20_Paragraph_20_Font"><text:span text:style-name="T14">das ver</text:span></text:span>o <text:span text:style-name="Default_20_Paragraph_20_Font"><text:span text:style-name="T14">a p</text:span></text:span>it<text:span text:style-name="Default_20_Paragraph_20_Font"><text:span text:style-name="T14">ui</text:span></text:span>t<text:span text:style-name="Default_20_Paragraph_20_Font"><text:span text:style-name="T14">a.</text:span></text:span></text:p>
      <text:p text:style-name="P2">Linguam cujusmodi sit lotium indicare ait, ut proprie<text:line-break/>sic vocatum quod quotidie mictu elicimus, aut succo<text:span text:style-name="Default_20_Paragraph_20_Font"><text:span text:style-name="T14">r</text:span></text:span>um<text:line-break/>fe<text:span text:style-name="Default_20_Paragraph_20_Font"><text:span text:style-name="T14">r</text:span></text:span>um. Uterque autem modus in eandem sententiam re-<text:line-break/>cidit: etenim lingua sicut et urina succorum affectiones<text:line-break/>detegit. Atque ita fructu ex his ve<text:span text:style-name="Default_20_Paragraph_20_Font"><text:span text:style-name="T14">r</text:span></text:span>bis decerpto, quidnam<text:line-break/>lotium significet, ex abundanti perqui<text:span text:style-name="Default_20_Paragraph_20_Font"><text:span text:style-name="T14">r</text:span></text:span>emus. Utile autem,<text:line-break/>quod in tota hac pa<text:span text:style-name="Default_20_Paragraph_20_Font"><text:span text:style-name="T14">r</text:span></text:span>te nos edocet , istud est , linguas<text:line-break/>aliquas bilis abundantiam significare; aliquas sanguinis aut<text:line-break/>id genus aliorum cuiuspiam , de quibus omnibus in fequeu-<text:line-break/>tlbus speculabimu<text:span text:style-name="Default_20_Paragraph_20_Font"><text:span text:style-name="T14">r. .</text:span></text:span> In luis enim, quae ad artis opera<text:line-break/>conducunt, diu ver<text:span text:style-name="Default_20_Paragraph_20_Font"><text:span text:style-name="T14">t</text:span></text:span>andum censeo; praete<text:span text:style-name="Default_20_Paragraph_20_Font"><text:span text:style-name="T14">r</text:span></text:span>eunda autem<text:line-break/>ea, quaecunque sophistice investigata <text:span text:style-name="Default_20_Paragraph_20_Font"><text:span text:style-name="T14">t</text:span></text:span>unt. Virides ita-<text:line-break/>que linguas dixit, ut in communi vitae usis mortales no-<text:line-break/>minant virides quosdam su vidisse dicentes, quibus in<text:line-break/>biliosis color mutatus suerit ob pallidam scilicet bilem.<text:line-break/>Hanc enim simpliciter appellant, non sicut alias cum ad-<text:line-break/>jectione aut atram aut aeruginosam aut rubram aut flavam<text:line-break/>aut vitellinam appellantes. Flava quidem bilis proxima</text:p>
      <text:p text:style-name="P3">pallidae est et ejusdem fere generis. Dicunt autem ple-<text:line-break/>rumque non adiicientes pallidam , ita absolute hominem<text:line-break/>vomuisse bilem , fed de flava <text:span text:style-name="Default_20_Paragraph_20_Font"><text:span text:style-name="T14">r</text:span></text:span>aro quispiam absolute pro-,<text:line-break/>tulisse invenitur, statim enim ipsi coloris nomen adjiciunt,<text:line-break/>flavam bilem vomuisse quempiam dicentes aut puram bi-<text:line-break/>lem. Aeruginosam vero et atram bilem nullus neque<text:line-break/>medicus neque plebeius fine adjectione nominavit, quem-<text:line-break/>admodum neque isatodem , id est ifatidi herbae similem,<text:line-break/>nec porraceanr nec vitellinam : nam haec bilis nomlua a<text:line-break/>quibusdam medicis reperta sunt et a coloribus quibus in-<text:line-break/>fecta est derivata. Sic vero et rubram bilem vocant,<text:line-break/>quae sanguinis ferum est:, fed vitellina, flava bile <text:span text:style-name="Default_20_Paragraph_20_Font"><text:span text:style-name="T14">t</text:span></text:span>pisse-<text:line-break/>scente-, progignitur, quemadmodum pallida ex eadem<text:line-break/>aqueam quandam substantiam accipiente. Virides igitur<text:line-break/>linguae nunc evidenter pro eo, quod est pallidae, dictae<text:line-break/>sunt , a pallida scilicet bile coloratae. Etenim grandio-<text:line-break/>ribus venis praedita lingua et inani substantia <text:span text:style-name="Default_20_Paragraph_20_Font"><text:span text:style-name="T14">t</text:span></text:span>ponglam<text:line-break/>re<text:span text:style-name="Default_20_Paragraph_20_Font"><text:span text:style-name="T14">t</text:span></text:span>erens, aliis duris deusisque particulis paratior est, ut</text:p>
      <text:p text:style-name="P3">sum<text:span text:style-name="Default_20_Paragraph_20_Font"><text:span text:style-name="T14">t</text:span></text:span>os intra <text:span text:style-name="Default_20_Paragraph_20_Font"><text:span text:style-name="T14">t</text:span></text:span>e humores admittat, ab illisque colores in-<text:line-break/>star lanarum suscipiat. lnterjectum est autem his verbis<text:line-break/>illud, biliosum a pingui, indicante Hippocrate biliosum<text:line-break/>sirccum plurimum ex pingui alime<text:span text:style-name="Default_20_Paragraph_20_Font"><text:span text:style-name="T14">nti </text:span></text:span>parte procreari.<text:line-break/>Pingue vero intelligendum est non suium ungui<text:span text:style-name="Default_20_Paragraph_20_Font"><text:span text:style-name="T14">n</text:span></text:span>osum,<text:line-break/>fed etiam dulce eti pronum quod naturaliter <text:span text:style-name="Default_20_Paragraph_20_Font"><text:span text:style-name="T14">t</text:span></text:span>e habenti-<text:line-break/>bus suave est: soli namque extra naturalem statum con-<text:line-break/>stituti, amaris, acerbis acidisque cibariis delectantur;<text:line-break/>naturaliter autem <text:span text:style-name="Default_20_Paragraph_20_Font"><text:span text:style-name="T14">t</text:span></text:span>e habentes et ab excrementis vacui<text:line-break/>pinguibus et dulcibus et nulla vehementi qualitate prae-<text:line-break/>ditis cum voluptate vefcuntur. omnia haec igitur nihil<text:line-break/>aliud quam pingue. in alimento funt. Quocirca pinguem<text:line-break/>agrum et unguinosum regionem multi veteres appellarunt,<text:line-break/>per ea vocabula illorum fructuum feracem indicantes, qui<text:line-break/>a nobis recte valentibus line ulla. noxa comeduntur. Ex<text:line-break/>melle autem omninoque ex dulcibus, quum vehementius<text:line-break/>incaluerint, amarae bilis. contrahi humorem, in quarto<text:line-break/>de simplicium medicaminum viribus commentario declara-</text:p>
      <text:p text:style-name="P3">tum esu Quum hoc etiam , quam haec diutius in ventri-<text:line-break/>culo morata fuerint, neque prius distributa, neque con-<text:line-break/>coela sint, luteam ex ipsis bilem procreari evidenter per-<text:line-break/>cepi<text:span text:style-name="Default_20_Paragraph_20_Font"><text:span text:style-name="T14">t</text:span></text:span>nus. Quisquis igitur tunc evomuit, hujusmodi bilem<text:line-break/>evomuit. De pallida quidem lingua abunde haec sint.<text:line-break/>Rubras autem a sanguine fieri ait. Neque enim vel co-<text:line-break/>gitari potest ab alio abundante humore ulla in parte ru-<text:line-break/>bruna colorem fieri: color enim succorum est dominantium<text:line-break/>et exuberantium, non deficientium. Similiter e C nigras<text:line-break/>linguas a nigra bile fieri dicit, eadem enim ratio et in<text:line-break/>his est : aridas autem, id est admodum siccas, a perurente<text:line-break/>febre, quae ignis instar fauguluem inflammans fuligini<text:line-break/>potius quam vapori similem exhalationem efficit. Idcirco<text:line-break/>et nigrae saepius hujusmodi linguae efficiuntur. Tales<text:line-break/>vero linguae et ab uterino membro , id est ab utero fae-<text:line-break/>pius fiunt: nam et hoc phlegmone correpto calidissimae<text:line-break/>febres adveniunt. Verum quemadmodum pallidae linguae</text:p>
      <text:p text:style-name="P3">a pallida bile, atrae ab atra, rubrae a sanguine, sic a pi-<text:line-break/>tuita albulae tinguntur. Nempe dictis signis omnino quae<text:line-break/>significantur eveniunt; rebus autem non accidunt signa<text:line-break/>necessario. Inflammato enim utero haud semper febres<text:line-break/>aestuantes adveniunt, quemadmodum neque redundante<text:line-break/>sanguine lingua rubescit, quin etiam atra bile in liene<text:line-break/>aut in aliquibus inferioribus venis contenta linguae color<text:line-break/>non evariat, sicut neque ob pallidam bilem, neque ob<text:line-break/>pituitam, sed quum aut in ventriculo hujusmodi aliquid<text:line-break/>continebitur aut multo calore fundente atque in spiritum<text:line-break/>humores vertente, in sublime halitus ferentur. In uni-<text:line-break/>versum igitur dicendum est, quodlibet ex narratis de lin-<text:line-break/>gua signis aut febrem perurentem adesse , fimulque singu-<text:line-break/>los succos ab Hippocrate dictos abundare, sive in ventri-<text:line-break/>culo contineri ostendere.</text:p>
      <text:p text:style-name="P3">XV.</text:p>
      <text:p text:style-name="P5">U<text:span text:style-name="Default_20_Paragraph_20_Font"><text:span text:style-name="T14">rina c</text:span></text:span>i<text:span text:style-name="Default_20_Paragraph_20_Font"><text:span text:style-name="T14">bo e</text:span></text:span>t <text:span text:style-name="Default_20_Paragraph_20_Font"><text:span text:style-name="T14">potu</text:span></text:span>i <text:span text:style-name="Default_20_Paragraph_20_Font"><text:span text:style-name="T14">concolor a</text:span></text:span>t<text:span text:style-name="Default_20_Paragraph_20_Font"><text:span text:style-name="T14">que tali</text:span></text:span>s, <text:span text:style-name="Default_20_Paragraph_20_Font"><text:span text:style-name="T14">ut consuevit,<text:line-break/>ub</text:span></text:span>i <text:span text:style-name="Default_20_Paragraph_20_Font"><text:span text:style-name="T14">hu</text:span></text:span>mi<text:span text:style-name="Default_20_Paragraph_20_Font"><text:span text:style-name="T14">d</text:span></text:span>it<text:span text:style-name="Default_20_Paragraph_20_Font"><text:span text:style-name="T14">a</text:span></text:span>s, <text:span text:style-name="Default_20_Paragraph_20_Font"><text:span text:style-name="T14">coll</text:span></text:span>i<text:span text:style-name="Default_20_Paragraph_20_Font"><text:span text:style-name="T14">qua</text:span></text:span>ti<text:span text:style-name="Default_20_Paragraph_20_Font"><text:span text:style-name="T14">o.</text:span></text:span></text:p>
      <text:p text:style-name="P1">Urina ei nonnumquam, quod epotum est, colore simi-<text:line-break/>lis apparet, neque mutatis, neque in sanguinem recte<text:line-break/>versis cibis, cum quibus et ipse potus commutatur; non-<text:line-break/>nunquam et aliqua corporis particula liquescente , ut Sa-<text:line-break/>binus scripsit. Haec igitur utraque non ex naturae pro-<text:line-break/>posito administrato corpore eveniunt, naturaliter autem se<text:line-break/>habente creandis succis una commutatus potus et colore<text:line-break/>infectus, urinarum differentias facit, neque epoti humoris,<text:line-break/>neque membrorum in corpore liquatorum qualitatibus,<text:line-break/>sed creatorum humorum formis respondentes, quemadmo-<text:line-break/>dum et supra alias ostensum est. Quin igitur lotium rei<text:line-break/>potae colorem retinuerit, si aquae aut alicuius albi tenuis-<text:line-break/>que vini poti<text:span text:style-name="Default_20_Paragraph_20_Font"><text:span text:style-name="T14">o</text:span></text:span> fuerit; aqueum albumque conspicitur; si<text:line-break/>vinum orassem nigrumque fuerit, nigrior urina et crassior</text:p>
      <text:p text:style-name="P3">apparebit, quemadmodum et flavior, si vetustum fulvum-<text:line-break/>que vinum sit. Indicat autem colliquatorum membrorum<text:line-break/>colorem, quum partes aliquae erui et hordei speciem re-<text:line-break/>ferentes una cum ipsa exeunt: a Iecore enim hujusmodi<text:line-break/>corpuscula veniunt, sicut carnosiora a renibus. Ita vero<text:line-break/>et foliorum similia a vesica ; unguinofa ab adipe : hordea-<text:line-break/>cea quidem magnitudine et duritie, fied nou albida, col-<text:line-break/>liquatae carnis notae funt; sicut et nigra lienis magis.<text:line-break/>Urinae quidem jumentorum lotio similes eliquationem non<text:line-break/>indicant , ut Sabi<text:span text:style-name="Default_20_Paragraph_20_Font"><text:span text:style-name="T14">n</text:span></text:span>us censebat; nam in aphorismorum ex-<text:line-break/>piscationibus id genus urinas eorum esse explicavimus,<text:line-break/>in quibus humor, qui crudus vocatur, plurimus abundat<text:line-break/>et a calore fusus est; tu<text:span text:style-name="Default_20_Paragraph_20_Font"><text:span text:style-name="T14">n</text:span></text:span>c enim ipsum in spiritum ver-<text:line-break/><text:span text:style-name="Default_20_Paragraph_20_Font"><text:span text:style-name="T14">t</text:span></text:span>um flatuofas exhalatio<text:span text:style-name="Default_20_Paragraph_20_Font"><text:span text:style-name="T14">n</text:span></text:span>es ad caput submittere contingit,<text:line-break/>unde et dolores capitis excitantur.</text:p>
      <text:p text:style-name="P3">XVI.</text:p>
      <text:p text:style-name="P91"><text:span text:style-name="Default_20_Paragraph_20_Font"><text:span text:style-name="T14">L</text:span></text:span>i<text:span text:style-name="Default_20_Paragraph_20_Font"><text:span text:style-name="T14">ngua ex</text:span></text:span>t<text:span text:style-name="Default_20_Paragraph_20_Font"><text:span text:style-name="T14">ensionibus c</text:span></text:span>o<text:span text:style-name="Default_20_Paragraph_20_Font"><text:span text:style-name="T14">ncolor. Qu</text:span></text:span>o<text:span text:style-name="Default_20_Paragraph_20_Font"><text:span text:style-name="T14">circa ex</text:span></text:span> i<text:span text:style-name="Default_20_Paragraph_20_Font"><text:span text:style-name="T14">stis succos<text:line-break/>cognosc</text:span></text:span>im<text:span text:style-name="Default_20_Paragraph_20_Font"><text:span text:style-name="T14">u</text:span></text:span>s.<text:tab/><text:span text:style-name="Default_20_Paragraph_20_Font"><text:span text:style-name="T32">..</text:span></text:span></text:p>
      <text:p text:style-name="P1">Obscura hoc loco est haec vox, extensionibus non-<text:line-break/>nullis extensiones succorum e ventriculo adscendentium,<text:line-break/>dictas esse, nonnullis. vero concretos in llugua, aliquibus<text:line-break/>et ipsam malefacientes humores significari putantibus.<text:line-break/>Sed istos omnes intelligere praestiterit, ut de succis ut-<text:line-break/>cunque linguam attingentibus sermo fiat; ipsis enim con-<text:line-break/>color lingua apparet et si ex ventriculo fursum repant et<text:line-break/>si per venas ejus altrices affluxerint et si per vapores<text:line-break/>quosdam sublatos exterius ipsi adhaeserint ; atque peni-<text:line-break/>tiora minime humectantes circumcreti fuerint. Propter<text:line-break/>hoc igitur ipsum et humores internoscimus , siquidem vi-<text:line-break/>ridis lingua fuerit, biliosus; si vero nigra, melancholicos;<text:line-break/>ad istorum autem similitudinem et alios, de quibus dudum</text:p>
      <text:p text:style-name="P3">dicebamus, quum eam partem explanaremus , in qua di-<text:line-break/>cit: linguae virides biliofae.</text:p>
      <text:p text:style-name="Normal">XVII.</text:p>
      <text:p text:style-name="Normal"><text:span text:style-name="Default_20_Paragraph_20_Font"><text:span text:style-name="T14">s</text:span></text:span>i fal<text:span text:style-name="Default_20_Paragraph_20_Font"><text:span text:style-name="T14">sus carne</text:span></text:span>s <text:span text:style-name="Default_20_Paragraph_20_Font"><text:span text:style-name="T14">gustant</text:span></text:span>i, <text:span text:style-name="Default_20_Paragraph_20_Font"><text:span text:style-name="T14">supervacuae mater</text:span></text:span>i<text:span text:style-name="Default_20_Paragraph_20_Font"><text:span text:style-name="T14">ae signu</text:span></text:span>m.</text:p>
      <text:p text:style-name="P1">Non modo linguae color, sied ejus etiam vis gustatu-<text:line-break/>ria supervacuos humores ostendit. Sic igitur quibusdam<text:line-break/>amaro sapore infectam linguam. habentibus omnia quamvis<text:line-break/>dulcissima indicantur amara, quemadmodum exempli<text:line-break/>causa regio morbo languentibus; nonnullis vero falsa<text:line-break/>propter saporem , qui - <text:span text:style-name="Default_20_Paragraph_20_Font"><text:span text:style-name="T14">l</text:span></text:span>assus dicitur. Hujus vero rei per-<text:line-break/>spieuum indicium in ipsis recte valentibus esu Si quis<text:line-break/>enim absinthio gustato , continuo ah ipfo aliquid degustet,<text:line-break/>amarum id apparebit et <text:span text:style-name="Default_20_Paragraph_20_Font"><text:span text:style-name="T14">t</text:span></text:span>ale commanducato, si quid aliud<text:line-break/>confestim post ipfum adfumtum fuerit, istud quoque gu-<text:line-break/>flatu falsum videbitur. Quamobrem sic et in morbosis<text:line-break/>affectibus cum lingua impura et excrementis affluens sit,</text:p>
      <text:p text:style-name="P3">pro excrementi natura ciborum sapor linguae impressum<text:line-break/>saporem refert, si modo quae degustatur esca omni veho-<text:line-break/>tuenti qualitate spoliata fuerit. Sin fiscus fe habeat , mi-<text:line-break/>stus quidam in lingua duorum saporum Tensus erit, et ejus<text:line-break/>qui in ipfa excellit et ejus qui in cibo assumto domina-<text:line-break/>tur: quaedam enim admodum falsa sunt, quaedam amara,<text:line-break/>quaedam aeria, sicut iterum alia acida, alia dulcia, mix-<text:line-break/>tus igitur , ut dicebam , si quis haec gustaverit , fiet sapo-<text:line-break/><text:span text:style-name="Default_20_Paragraph_20_Font"><text:span text:style-name="T42">rutu </text:span></text:span>istorum perceptio ..et ejus qui jam linguam infecerat<text:line-break/>et ejus qui extrinsecus ipfam attingit. Propterea igitur<text:line-break/>Hippocrates unum quoddam ex his memoriae causa sibi<text:line-break/>ipsi litteris mandavit, quemadmodum lusce in commenta-<text:line-break/>riis facere consuevit.</text:p>
      <text:p text:style-name="P92"><text:span text:style-name="Default_20_Paragraph_20_Font"><text:span text:style-name="T42">i<text:tab/></text:span></text:span>XVIII.</text:p>
      <text:p text:style-name="P5"><text:span text:style-name="Default_20_Paragraph_20_Font"><text:span text:style-name="T14">s</text:span></text:span>i <text:span text:style-name="Default_20_Paragraph_20_Font"><text:span text:style-name="T14">mammaru</text:span></text:span>m <text:span text:style-name="Default_20_Paragraph_20_Font"><text:span text:style-name="T14">pap</text:span></text:span>i<text:span text:style-name="Default_20_Paragraph_20_Font"><text:span text:style-name="T14">llae e</text:span></text:span>t <text:span text:style-name="Default_20_Paragraph_20_Font"><text:span text:style-name="T14">rubru</text:span></text:span>m <text:span text:style-name="Default_20_Paragraph_20_Font"><text:span text:style-name="T14">viride sit , aegro</text:span></text:span>t<text:span text:style-name="Default_20_Paragraph_20_Font"><text:span text:style-name="T14">at<text:line-break/>concep</text:span></text:span>t<text:span text:style-name="Default_20_Paragraph_20_Font"><text:span text:style-name="T14">aculum.</text:span></text:span></text:p>
      <text:p text:style-name="P2">Uterum appellare conceptaculum Hippocratis phrasin<text:line-break/>non sapit , tamen quod dicitur perspicuum esu Nam si<text:line-break/>aliquod ex dictis signis mammis accidat, languere uterum<text:line-break/>significat : faepius enim alias uterum mammasque societate<text:line-break/>conjungi didicistis.</text:p>
      <text:p text:style-name="P93">------.<text:tab/><text:span text:style-name="Default_20_Paragraph_20_Font"><text:span text:style-name="T32">e</text:span></text:span></text:p>
      <text:p text:style-name="Normal">XIX.</text:p>
      <text:p text:style-name="P5"><text:span text:style-name="Default_20_Paragraph_20_Font"><text:span text:style-name="T14">H</text:span></text:span>o<text:span text:style-name="Default_20_Paragraph_20_Font"><text:span text:style-name="T14">m</text:span></text:span>i<text:span text:style-name="Default_20_Paragraph_20_Font"><text:span text:style-name="T14">nibu</text:span></text:span>s <text:span text:style-name="Default_20_Paragraph_20_Font"><text:span text:style-name="T14">sorde</text:span></text:span>s i<text:span text:style-name="Default_20_Paragraph_20_Font"><text:span text:style-name="T14">n aur</text:span></text:span>i<text:span text:style-name="Default_20_Paragraph_20_Font"><text:span text:style-name="T14">bu</text:span></text:span>s, <text:span text:style-name="Default_20_Paragraph_20_Font"><text:span text:style-name="T14">dulcis qu</text:span></text:span>i<text:span text:style-name="Default_20_Paragraph_20_Font"><text:span text:style-name="T14">dem</text:span></text:span> mo<text:span text:style-name="Default_20_Paragraph_20_Font"><text:span text:style-name="T14">rtifera,<text:line-break/>amara au</text:span></text:span>t<text:span text:style-name="Default_20_Paragraph_20_Font"><text:span text:style-name="T14">e</text:span></text:span>m <text:span text:style-name="Default_20_Paragraph_20_Font"><text:span text:style-name="T14">non.</text:span></text:span></text:p>
      <text:p text:style-name="P1">Fortassis quispiam aegrotans ipsis auris sordem degu-<text:line-break/>stare sustinuerit, medico autem id praecipue turpe ac de-<text:line-break/>testabile fuerit. Clarum est autem non alio tempore au-<text:line-break/>rium sordem fieri dulcem posse quam quo cerebrum ae-<text:line-break/>grotat, naturaliter enim amara videtur. Atque ideo ipsam<text:line-break/>dulcem; liquescente cerebro , fieri ducunt.</text:p>
      <text:p text:style-name="P94">XX.<text:span text:style-name="Default_20_Paragraph_20_Font"><text:span text:style-name="T26"><text:tab/></text:span></text:span><text:span text:style-name="Default_20_Paragraph_20_Font"><text:span text:style-name="T34">. </text:span></text:span><text:span text:style-name="Default_20_Paragraph_20_Font"><text:span text:style-name="T35">e</text:span></text:span><text:span text:style-name="Default_20_Paragraph_20_Font"><text:span text:style-name="T32">i.,<text:tab/>.i </text:span></text:span><text:span text:style-name="Default_20_Paragraph_20_Font"><text:span text:style-name="T38">-m</text:span></text:span></text:p>
      <text:p text:style-name="Normal"><text:span text:style-name="Default_20_Paragraph_20_Font"><text:span text:style-name="T14">s</text:span></text:span>o<text:span text:style-name="Default_20_Paragraph_20_Font"><text:span text:style-name="T14">lu</text:span></text:span>m <text:span text:style-name="Default_20_Paragraph_20_Font"><text:span text:style-name="T14">vertere</text:span></text:span> i<text:span text:style-name="Default_20_Paragraph_20_Font"><text:span text:style-name="T14">n l</text:span></text:span>o<text:span text:style-name="Default_20_Paragraph_20_Font"><text:span text:style-name="T14">ng</text:span></text:span>is mo<text:span text:style-name="Default_20_Paragraph_20_Font"><text:span text:style-name="T14">rbi</text:span></text:span>s <text:span text:style-name="Default_20_Paragraph_20_Font"><text:span text:style-name="T14">c</text:span></text:span>o<text:span text:style-name="Default_20_Paragraph_20_Font"><text:span text:style-name="T14">nven</text:span></text:span>i<text:span text:style-name="Default_20_Paragraph_20_Font"><text:span text:style-name="T14">t.</text:span></text:span></text:p>
      <text:p text:style-name="P1">Sive navigans , sive terrestre iter faciens quispiam in<text:line-break/>alteram regionem migraverit vel motus in itinere aut na-<text:line-break/>vigatione vel acris mutatio proderit , et maxime quum<text:line-break/>in aerem contrariae temperaturae discesserit. Contrariam<text:line-break/>autem dico non solum aeris propriae aegrotanti regionis<text:line-break/>temperamento, sied etiam ipsius morbi: nam si humidus<text:line-break/>morbus sit, in sicciorem aerem migrandum erit; si siccus,<text:line-break/>in humidiorem. Eadem quoque ratione si calidus morbus<text:line-break/>sit, in frigidiorem; si frigidus, in calidiorem. Similiter<text:line-break/>si calidus sit morbus et siccus, ad humidiorem frigidio-<text:line-break/>remque aerem abeundum est; sic et in reliquis coniuga-<text:line-break/>lienibus. Adhuc vere magis iste terram mutans juvabi-<text:line-break/>tur, si pro modo, quo morbus a naturali statu discessit,<text:line-break/>ad contrarium aerem mutatio fiat. Morbus enim ad paulo<text:line-break/>frigidiorem a naturali temperie recedens, aerem paulo</text:p>
      <text:p text:style-name="P3">mediocri temperie calidiorem postulat; morbus vero lon-<text:line-break/>gius recedens et multo in contrarium excessu eget. De<text:line-break/>regionibus quoque eundem sermonem tibi dictum putato;<text:line-break/>exquisite namque lute<text:span text:style-name="Default_20_Paragraph_20_Font"><text:span text:style-name="T14">e</text:span></text:span> fe contraria funt, a commoderato<text:line-break/>atque medio ad utrumque latus aequaliter recedentia.</text:p>
      <text:p text:style-name="P95"><text:span text:style-name="Default_20_Paragraph_20_Font"><text:span text:style-name="T32">P<text:tab/>, . </text:span></text:span><text:span text:style-name="Default_20_Paragraph_20_Font"><text:span text:style-name="T37">m</text:span></text:span><text:span text:style-name="Default_20_Paragraph_20_Font"><text:span text:style-name="T32"><text:tab/>- -.n-<text:tab/>n</text:span></text:span></text:p>
      <text:p text:style-name="Normal">XXI.</text:p>
      <text:p text:style-name="Normal">J<text:span text:style-name="Default_20_Paragraph_20_Font"><text:span text:style-name="T14">mbecill</text:span></text:span>i<text:span text:style-name="Default_20_Paragraph_20_Font"><text:span text:style-name="T14">ora cibaria breve</text:span></text:span>m <text:span text:style-name="Default_20_Paragraph_20_Font"><text:span text:style-name="T14">v</text:span></text:span>it<text:span text:style-name="Default_20_Paragraph_20_Font"><text:span text:style-name="T14">a</text:span></text:span>m.</text:p>
      <text:p text:style-name="P1">Imbecillus cibus haud alius intelligi potest quam<text:line-break/>qui parum alimenti corpori exhibet: talia vero sunt et<text:line-break/>olera et plurimi arborum fructus. Isti igitur, inquit, bre-<text:line-break/>vem vitam habent, id est ipsis vescentes brevis vitae red-<text:line-break/>dere apti funt, quoniam cibaris ipsa celeriter a corpore<text:line-break/>evacuantur. Sed affectatum quoddam est, ciborum in<text:line-break/>corpore moram vitam ipsorum intelligere.</text:p>
      <text:p text:style-name="P3">XXII.</text:p>
      <text:p text:style-name="P5"><text:span text:style-name="Default_20_Paragraph_20_Font"><text:span text:style-name="T14">Cum adsunt cedmata , venae</text:span></text:span> i<text:span text:style-name="Default_20_Paragraph_20_Font"><text:span text:style-name="T14">n aur</text:span></text:span>i<text:span text:style-name="Default_20_Paragraph_20_Font"><text:span text:style-name="T14">bus p</text:span></text:span>o<text:span text:style-name="Default_20_Paragraph_20_Font"><text:span text:style-name="T14">steri</text:span></text:span>o<text:span text:style-name="Default_20_Paragraph_20_Font"><text:span text:style-name="T14">re</text:span></text:span>s sei<text:span text:style-name="Default_20_Paragraph_20_Font"><text:span text:style-name="T14">n-<text:line-break/>dendae sunt.</text:span></text:span></text:p>
      <text:p text:style-name="P1">Cedmata vocat fluxiones ru crura decumbentes et ex<text:line-break/>ipsis eas maxime quae primum articulum, ubi coxendix<text:line-break/>est, occupant. Non tamen de secanda vena praeceptum<text:line-break/>verum esse mihi persuadeo , quemadmodum etiam nulli<text:line-break/>eorum qui id laudant, exacte perfuafum est: id enim opere<text:line-break/>ipso significant, quum nunquam in aegrotantibus ad hoc<text:line-break/>remedium confugiant. In his quidem verbis locutio im-<text:line-break/>propria et viti<text:span text:style-name="Default_20_Paragraph_20_Font"><text:span text:style-name="T14">at</text:span></text:span>a est, ipso scribente, venas in auribus:<text:line-break/>neque enim venas in auribus, sed ciccum aures dicere<text:line-break/>oportebat; siquidem venae quaedam post aures grandiores<text:line-break/>sunt, in ipsis vero auribus perexiguae vixque adspectans-<text:line-break/>les et .plerumque neque perspicuae.</text:p>
      <text:p text:style-name="P2">XXIII.<text:line-break/><text:span text:style-name="Default_20_Paragraph_20_Font"><text:span text:style-name="T14">renu</text:span></text:span>s <text:span text:style-name="Default_20_Paragraph_20_Font"><text:span text:style-name="T14">a pi</text:span></text:span>t<text:span text:style-name="Default_20_Paragraph_20_Font"><text:span text:style-name="T14">uita</text:span></text:span> m<text:span text:style-name="Default_20_Paragraph_20_Font"><text:span text:style-name="T14">orbi</text:span></text:span>s <text:span text:style-name="Default_20_Paragraph_20_Font"><text:span text:style-name="T14">remed</text:span></text:span>io <text:span text:style-name="Default_20_Paragraph_20_Font"><text:span text:style-name="T14">est.</text:span></text:span></text:p>
      <text:p text:style-name="P1">Non cunctis ex pituita laborantibus , fed quibus vi-<text:line-break/>res firmae funt veneris usus prodest. Imbecilli namque<text:line-break/>ab ipfa in extremam debilitatem redacti magnopere Iae-<text:line-break/>dentur; at qui viribus excellunt, non dissolventur, fed<text:line-break/>contra Iuvabuntur veneris usu pituitae copiam resudante.<text:line-break/>Didicistis enim concubitum , quemadmodum et vigiliam<text:line-break/>exsiccare, quoniam scilicet humores abunde digerant. Quin<text:line-break/>etiam coitus robustorum corpus calefacit, infi<text:span text:style-name="Default_20_Paragraph_20_Font"><text:span text:style-name="T14">r</text:span></text:span>morum au-<text:line-break/>tem continuo quidem calefacit, fed postea vehementer re-<text:line-break/>frigerat.</text:p>
      <text:p text:style-name="Normal">XXIV.</text:p>
      <text:p text:style-name="P5"><text:span text:style-name="Default_20_Paragraph_20_Font"><text:span text:style-name="T14">Eo</text:span></text:span>s <text:span text:style-name="Default_20_Paragraph_20_Font"><text:span text:style-name="T14">qu</text:span></text:span>i <text:span text:style-name="Default_20_Paragraph_20_Font"><text:span text:style-name="T14">cal</text:span></text:span>i<text:span text:style-name="Default_20_Paragraph_20_Font"><text:span text:style-name="T14">d</text:span></text:span>o <text:span text:style-name="Default_20_Paragraph_20_Font"><text:span text:style-name="T14">ven</text:span></text:span>t<text:span text:style-name="Default_20_Paragraph_20_Font"><text:span text:style-name="T14">r</text:span></text:span>i<text:span text:style-name="Default_20_Paragraph_20_Font"><text:span text:style-name="T14">cu</text:span></text:span>lo <text:span text:style-name="Default_20_Paragraph_20_Font"><text:span text:style-name="T14">sunt, va</text:span></text:span>li<text:span text:style-name="Default_20_Paragraph_20_Font"><text:span text:style-name="T14">d</text:span></text:span>i <text:span text:style-name="Default_20_Paragraph_20_Font"><text:span text:style-name="T14">potu</text:span></text:span>s <text:span text:style-name="Default_20_Paragraph_20_Font"><text:span text:style-name="T14">et c</text:span></text:span>i<text:span text:style-name="Default_20_Paragraph_20_Font"><text:span text:style-name="T14">b</text:span></text:span>i <text:span text:style-name="Default_20_Paragraph_20_Font"><text:span text:style-name="T14">per-<text:line-break/>turban</text:span></text:span>t.</text:p>
      <text:p text:style-name="P2">Non quemadmodum supra validum victum ciborum<text:line-break/>multum nutrientium esse dicebamus, ita et hoc loco ac-<text:line-break/>cipere debemus validos potus et cibos, hoc est multum<text:line-break/>alimentum corpori exhibentes, sed eos qui acrem vim ha-<text:line-break/>beht, hujusmodi sirnt caepae et allium et silphii succus<text:line-break/>et vinum vetustissimum, idque genus alia naturalem intem-<text:line-break/>periem augentia, huic autem contraria utilissima. Naturas<text:line-break/>namque omni labe carentes juvari a similibus; intempera-<text:line-break/>tas autem, quemadmodum et morbos ab iis quae eorum<text:line-break/>temperamentis adver<text:span text:style-name="Default_20_Paragraph_20_Font"><text:span text:style-name="T14">t</text:span></text:span>antur juvari saepius alibi didicistis.<text:line-break/>Verum aliqui voluminis hujus interpretes sequentis partis<text:line-break/>initium bujusce propositae finem esse voluerunt hoc pacto<text:line-break/>scribentes, iis qui calido ventriculo fiunt, validi potus et<text:line-break/>cibi perturbationem faciunt atrae bilis. Quod autem eo-<text:line-break/>runa potissimum, quae in ventriculo funt, ipsimi calidum<text:line-break/>habentibus talia perturbationem faciant, clarum est, non<text:line-break/>tamen in omnibus similiter ea perturbant, quae in toto<text:line-break/>corpore funt, fed quibus universi corporis temperamentum<text:line-break/>aut calidum est aut aridum aut utraque qualitate immo-</text:p>
      <text:p text:style-name="P3">dica praeditum; quapropter in his non atram bilem fo-<text:line-break/>lum, fed etiam flavam hujusmodi cibaria perturbant. At-<text:line-break/>qui forsan atra bilis conturbata majus affert detrimentum,<text:line-break/>propterea et de ipsa per excellentiam sermonem intelligi<text:line-break/>noluerunt. Sed plurimi hoc sermone ipsi, per <text:span text:style-name="Default_20_Paragraph_20_Font"><text:span text:style-name="T14">t</text:span></text:span>e circum-<text:line-break/>script<text:span text:style-name="Default_20_Paragraph_20_Font"><text:span text:style-name="T14">o</text:span></text:span>, initium sequentis hoc fecerunt.</text:p>
      <text:p text:style-name="Normal">XXU</text:p>
      <text:p text:style-name="Normal"><text:span text:style-name="Default_20_Paragraph_20_Font"><text:span text:style-name="T14">Atrae b</text:span></text:span>i<text:span text:style-name="Default_20_Paragraph_20_Font"><text:span text:style-name="T14">lis ad sim</text:span></text:span>i<text:span text:style-name="Default_20_Paragraph_20_Font"><text:span text:style-name="T14">le h</text:span></text:span>a<text:span text:style-name="Default_20_Paragraph_20_Font"><text:span text:style-name="T14">emorrho</text:span></text:span>i<text:span text:style-name="Default_20_Paragraph_20_Font"><text:span text:style-name="T14">des</text:span></text:span> o<text:span text:style-name="Default_20_Paragraph_20_Font"><text:span text:style-name="T14">ffendun</text:span></text:span>t.</text:p>
      <text:p text:style-name="P1">Morbum sime melancholicum vocatum per haemor-<text:line-break/>rhoides levari evidenter constat, multosque clausis illis<text:line-break/>insanivisse animadvertimus; quosdam vero non fotum fe-<text:line-break/>mel aut bis , fed etiam ter et quater , simul atque hae-<text:line-break/>morrhois suppressa sit, in melancholiam incidisse. Non-<text:line-break/>nullos vero et singulis annis hoc vitio tentari solitos, nisi<text:line-break/>aut per venas hasce praesidium prius senserint aut atra<text:line-break/>bile medicamento purgata malum anteverterim. Nempe</text:p>
      <text:p text:style-name="P3">istorum hominum plurimis ater sanguis per haemorrhoissa<text:line-break/>profunditur, attamen non omnibus. At vocata haemor-<text:line-break/>rhois, id est per sedis venas sanguinis profluvium, non<text:line-break/>una de causis efficitur, modo ipsis natura nigri fellis suc-<text:line-break/>cum repurgante, modo multitudinem evacua<text:span text:style-name="Default_20_Paragraph_20_Font"><text:span text:style-name="T14">n</text:span></text:span>te, quemad-<text:line-break/>modum et sanguinem per nares effundentibus accidit, non-<text:line-break/>nunquam vena sanguinis impetu in ipsam irruentis pate-<text:line-break/>facta, non id provide faciente natura; eo fit ut effusus<text:line-break/>fanguis interdum niger non fit. Quin etiam natura atri<text:line-break/>sanguinis evacuandi causa venam aperiente , nonnunquam<text:line-break/>accidit evacuato malo bonum subsequi, nisi prius con-<text:line-break/>ceptaculum occludatur, fed diutius patefactum maneat.<text:line-break/>In propositis igitur verbis non hoc ipsimi dicere cenfen-<text:line-break/>dum est, quod omnis haemorrhois atram bilem evacuet;<text:line-break/>atque ideo, quum fit, melancholicis prosit, repressa vero<text:line-break/>noceat, quodque ipfa si claudatur, operienda siti</text:p>
      <text:p text:style-name="P96">XXVI.<text:span text:style-name="Default_20_Paragraph_20_Font"><text:span text:style-name="T28"><text:tab/>.<text:line-break/></text:span></text:span>f<text:span text:style-name="Default_20_Paragraph_20_Font"><text:span text:style-name="T14">ncrescentes morb</text:span></text:span>o<text:span text:style-name="Default_20_Paragraph_20_Font"><text:span text:style-name="T14">s m</text:span></text:span>i<text:span text:style-name="Default_20_Paragraph_20_Font"><text:span text:style-name="T14">stio.</text:span></text:span></text:p>
      <text:p text:style-name="P1">Utrum ipsius juvet missio aut laedat omissum est.<text:line-break/>omnibusque interpretibus, u<text:span text:style-name="Default_20_Paragraph_20_Font"><text:span text:style-name="T14">n</text:span></text:span>o Hercule Erythraeo ex-<text:line-break/>cepto , micio quo modo ipsius juvari pro certo habentibus<text:line-break/>et missionem pro concubitu cum muliere intelligentibus,<text:line-break/>omnibusque inter fe de significatu hujus vocis , i<text:span text:style-name="Default_20_Paragraph_20_Font"><text:span text:style-name="T14">ncresuen-<text:line-break/>tes</text:span></text:span>, dissidentibus, quod mihi ut in obscuris dictis fit,<text:line-break/>verisimillimum videtur, id siclum asseram r morbos incre-<text:line-break/>fcentes eos intelligo, qui procedente tempore augentur<text:line-break/>siemperque nisi prius solvantur, labuntur in pejus , ut po-<text:line-break/>dagras, articulorum dolores, renum vitia, comitiales, me-<text:line-break/>lanchollas, quae omnes coitu exacerbantur. Sabinus autem<text:line-break/>increscentes morbos eos esse vult, qui pueros corripiunt,-<text:line-break/>unaque cum ipsis ufque ad aetatem veneri aptam luere-<text:line-break/>fcunt, ut ipfe nominatim recensuit, comitialem morbum<text:line-break/>et renum affectum et quartanas febres et dolorem capitis.</text:p>
      <text:p text:style-name="P3">Verum non omnes vitia haec iufestare videntur, praeter<text:line-break/>sacrum morbum, quem propter id ipsum a veteribus pue-<text:line-break/>rilem affectum nominari contigit. Creatur etiam pueris<text:line-break/>in vesica lapillus, sed haud ita multos, ut lacer morbus,<text:line-break/>invadit, quem quidem in puerulis aetatis mutatione ple-<text:line-break/>rumque, nisi magnopere in victu delinquant, removeri<text:line-break/>contingit, at vesicae calculus non aetatis lapsu , sed ma-<text:line-break/>unum opera dumtaxat curari potest. Porr<text:span text:style-name="Default_20_Paragraph_20_Font"><text:span text:style-name="T14">o</text:span></text:span> n<text:span text:style-name="Default_20_Paragraph_20_Font"><text:span text:style-name="T14">o</text:span></text:span>s et abs-<text:line-break/>que istis verbis cogn<text:span text:style-name="Default_20_Paragraph_20_Font"><text:span text:style-name="T14">o</text:span></text:span>scentes comitialem et omnes allos<text:line-break/>pituitosos morbos, ob mutationem ex puerili aetate in<text:line-break/>adolescentiam, omisso etiam venereorum usu, mirifice ju-<text:line-break/>vari; ad haec et illud scientes , neque renum vitia, ne-<text:line-break/>que quartanam febrem, neque articulorum dolores, coitu<text:line-break/>fedari, a propositis verbis perplexis et tenebricosis nihil<text:line-break/>addiscimus, quemadmodum neque ab ullis id genus aliis:<text:line-break/>concubitus enim interdum refrigerando prodest, foliis illis<text:line-break/>subveniens, inquilina ob naturalem intemperiem fuligi-</text:p>
      <text:p text:style-name="P3">nosi halitus fumidique redundant. . Qui si retenti fuerint,<text:line-break/>illis graviter nocent , iidem et a veneris usu in tempore<text:line-break/>modiceque adhibito utilitatem capiunt.</text:p>
      <text:p text:style-name="Normal">XXVII.</text:p>
      <text:p text:style-name="Normal">R<text:span text:style-name="Default_20_Paragraph_20_Font"><text:span text:style-name="T14">esmgera</text:span></text:span>ti<text:span text:style-name="Default_20_Paragraph_20_Font"><text:span text:style-name="T14">o quae</text:span></text:span> i<text:span text:style-name="Default_20_Paragraph_20_Font"><text:span text:style-name="T14">n ven</text:span></text:span>t<text:span text:style-name="Default_20_Paragraph_20_Font"><text:span text:style-name="T14">re sunt durat.</text:span></text:span></text:p>
      <text:p text:style-name="P1">In hac quoque parte aliquid est omnibus artem e<text:span text:style-name="Default_20_Paragraph_20_Font"><text:span text:style-name="T14">s</text:span></text:span>er-<text:line-break/>censibus utile, sive empirici sint sive dogmatici; aliquid<text:line-break/>vero solis cujusque affectus caulas scire velle sibi propo-<text:line-break/>nentlbus conducit. Dicam vero de eo prius quod omni-<text:line-break/>bus utile esu In hisce igitur verbis , : refrigeratio quae<text:line-break/>in ventre sunt durat,- omnes quos ego felem communi-<text:line-break/>ter de deiectionibus ab ipfo sermonem. fieri intellexerunt,<text:line-break/>qui idem velit atque ille in aphorismis.- Sin autem coe-<text:line-break/>lum sit aquilonium, tusses, fauces, ventres duri; utrum</text:p>
      <text:p text:style-name="P3">vero extimarum corporis partium refrigerationem folum<text:line-break/>dicat, quae et in aquiloniis constitutionibus siti, an et in-<text:line-break/>ternarum, inter quae et ventris locus est, interpretes conside-<text:line-break/>rare omiserunt, quum tamen inter eas discrimen haud<text:line-break/>exiguum versetur. Etenim nos quae hominibus eveniunt<text:line-break/>observantes exteriorum refrigerationem semper ventrem<text:line-break/>durare cognoscimus; interiorum autem contra humectare,<text:line-break/>quae coeliacos etiam qui vocantur assectus, id est ventris<text:line-break/>profluvia, interdum concitat, quo tempore ipsis quidem<text:line-break/>interiorum membrorum corpora duriora fieri. contingit;<text:line-break/>liquida autem cibis neque recte concoctis neque distribu-<text:line-break/>tris dejicI. Haec plane medicis omnibus cognitu necessa-<text:line-break/>ria sunt, ipsorum autem causae solis praestantissimis. Ne-<text:line-break/>que enim quod hanc partem interpretantes dicunt, verum<text:line-break/>est, frigidum scilicet quae attingat corpora, cogens atque<text:line-break/>congelans , ita duriora efficere. Hoc enim de refrigeratis<text:line-break/>partibus, quae interius abstrusae non sunt, recte dici<text:line-break/>potest; partes autem ventris ideo rigere nequeunt, ut cibi</text:p>
      <text:p text:style-name="P3">potusque congelati obdurentur, sicut alia extra corpus no-<text:line-break/>strum hieme frigore concreta durescunt: prius enim quam<text:line-break/>ita fingeret , homo interiret. Verum eo tempore demta-<text:line-break/>xat, quo ab aere extima corporis, iis quae in ventre funt<text:line-break/>incolumibus refrigerantur , dejectiones obduratae cernun-<text:line-break/>tur, calidiore scilicet ventre. reddito, ut ipfe dicebat:<text:line-break/>ventres hieme et vere calidissimi funt natura, atque sem-<text:line-break/>per dicentes explanatores invenies calidum a frigido cir-<text:line-break/>cumcessum in penetralia corporis refugere, quum exteriora<text:line-break/>frigesacta funt. Sic igitur et in praesentia dico, ventre<text:line-break/>calidiore affecto, dejectionibusque suppressis, ob cau<text:span text:style-name="Default_20_Paragraph_20_Font"><text:span text:style-name="T14">t</text:span></text:span>am<text:line-break/>paulo posterius dicendam, simul optime concoqui cibum<text:line-break/>et: omnem ex ipsi, succum dispertiri; ex quo dejectiones<text:line-break/>exsiccari consequens est, ex hoc vero et ip<text:span text:style-name="Default_20_Paragraph_20_Font"><text:span text:style-name="T14">t</text:span></text:span>as durescere<text:line-break/>accidit. Duae namque cau<text:span text:style-name="Default_20_Paragraph_20_Font"><text:span text:style-name="T14">t</text:span></text:span>ae quum sint corpora quibus<text:line-break/>appropinquant obdurantes, quarum una refrigerans est,<text:line-break/>altera exsiccans ; cau<text:span text:style-name="Default_20_Paragraph_20_Font"><text:span text:style-name="T14">t</text:span></text:span>a quidem refrigerans , ad ea quae in</text:p>
      <text:p text:style-name="P3">ventre continentur, vivis nobis pervenire non potest, al-<text:line-break/>tera autem ob longam moram interius, quum neque con-<text:line-break/>coctio neque distributio lae<text:span text:style-name="Default_20_Paragraph_20_Font"><text:span text:style-name="T14">t</text:span></text:span>a fuerit, omnino continget.<text:line-break/>Adhuc autem illud quod hucusque distulimus, explicet,-<text:line-break/>dum fuperest, qua de causa quum coelum nos ambiens<text:line-break/>frigidius fuerit, quae in ventre funt, diutius ibi moran-<text:line-break/>tur. Quod autem evenit tale esu Naturale fane opus<text:line-break/>est ciborum per intestina delatio et in commentariis de<text:line-break/>facultatibus naturalibus, intestinorum circum illos con-<text:line-break/>strictione eam fleri monstratum; imis autem partibus mu-<text:line-break/>sicuti felem claudentes impositi funt, qui per frigus co-<text:line-break/>guntur, con stringo n torque contra affecti, atque quum<text:line-break/>quis eos calida aqua perfundit: tunc enim remollescunt,<text:line-break/>excreme<text:span text:style-name="Default_20_Paragraph_20_Font"><text:span text:style-name="T14">n</text:span></text:span>taque impulsu et constrictione intestinorum in<text:line-break/>felem detrusa. et maxime calido provocante suscipiunt;<text:line-break/>hoc enim et inter omnes -constat , excretiones a calido<text:line-break/>provocari. Partibus autem quae in fede funt frigescenti-<text:line-break/>bus, atque ideo contractis et in angustum redactis, con-</text:p>
      <text:p text:style-name="P3">trarium symptoma sequitur, constrictoriam scilicet iutesti-<text:line-break/>norum actionem ab inferioribus partibus incipientem, fur-<text:line-break/><text:span text:style-name="Default_20_Paragraph_20_Font"><text:span text:style-name="T14">t</text:span></text:span>um versus contenta propellere, quemadmodum evidenter<text:line-break/>plerumque conspicitur, quando aut bilem et mordacia ex-<text:line-break/>crementa ad sedem effusa sponte retinemus aut inviti;<text:line-break/>nonnunquam aliquo negotio illo tempore occupati aut a<text:line-break/>latrina procul absentes : sursum enim velociter recurrunt,<text:line-break/>ut neque vi facta postea. prom te obediant atque descen-<text:line-break/>dant. Causa plane ob quam cibi potionesque aere nos<text:line-break/>ambiente frigefacto, diutius in ventre morentur, jam pa-<text:line-break/>tefacta est et hanc siccitatem con<text:span text:style-name="Default_20_Paragraph_20_Font"><text:span text:style-name="T14">t</text:span></text:span>emti monstravimus,<text:line-break/>quemadmodum et siccitati duritia evidenter accidit. Quod<text:line-break/>si ventris particularum corpora contingat frigescere, ex<text:line-break/>eo et concoctionem violari et per eam dejectiones eli-<text:line-break/>quari magis quam siccescere necessum erit. Hactenus vero<text:line-break/>toto de priore lectione confecto fermone ad alias iutus<text:line-break/>rina scriptas transeamus.</text:p>
      <text:p text:style-name="P3">XXVlll.</text:p>
      <text:p text:style-name="Normal"><text:span text:style-name="Default_20_Paragraph_20_Font"><text:span text:style-name="T14">.l</text:span></text:span>thsti<text:span text:style-name="Default_20_Paragraph_20_Font"><text:span text:style-name="T14">o quae</text:span></text:span> i<text:span text:style-name="Default_20_Paragraph_20_Font"><text:span text:style-name="T14">n ventre sunt dura</text:span></text:span>t.</text:p>
      <text:p text:style-name="P1">omne corpus venere exsiccari constat, fed non sem-<text:line-break/>per alvi excrementa propte<text:span text:style-name="Default_20_Paragraph_20_Font"><text:span text:style-name="T14">r</text:span></text:span>ea sicciora fieri cernuntur.<text:line-break/>Verum, quando ab ipsis valde oppressa fuerit et quando<text:line-break/>vires labefactatae et membra a quibus alimentum confici-<text:line-break/>tur et in ventre contenta distribuuntur, refrigerata fue-<text:line-break/>rint, tum coitus quae in ventre sunt frigefacit et du-<text:line-break/>riora reddit: volunt enim ex coitu in ventre contenta fri—<text:line-break/>gescere et frigore durari, atque duritiam non frigoris,<text:line-break/>fed siccitatis ratione evenire monstravimus. Ceterum<text:line-break/>quod in superioribus dicere dimisimus, forsitan hoc loco<text:line-break/>nar<text:span text:style-name="Default_20_Paragraph_20_Font"><text:span text:style-name="T14">r</text:span></text:span>are praestiterit. Nam cum extimorum refrigerationem<text:line-break/>dejectiones durare ostenderimus, forte quispiam fotam<text:line-break/>hanc durandi, quae in ventre funt, causam esse arbitra-<text:line-break/>retur. Non est autem sida haec, sed et ipsius constricto-</text:p>
      <text:p text:style-name="Normal"><text:span text:style-name="Default_20_Paragraph_20_Font"><text:span text:style-name="T38">v.</text:span></text:span></text:p>
      <text:p text:style-name="P3">riae intestinorum facultatis imbecillitas et contentrscis ro-<text:line-break/>bur et ejus per quam ex ventre in jecuf fit distributio,<text:line-break/>praeterea et obtu<text:span text:style-name="Default_20_Paragraph_20_Font"><text:span text:style-name="T14">t</text:span></text:span>us intestinorum <text:span text:style-name="Default_20_Paragraph_20_Font"><text:span text:style-name="T14">t</text:span></text:span>ensus et alimenti qua-<text:line-break/>litas morsu carens. Si quis vero adstringentes cibos et<text:line-break/>potus a nobis silentio praeteritos esse opinabitur, .falso<text:line-break/>opinabitur: nam inter ea quae contentricem potestatem<text:line-break/>corroborant, reponuntur,</text:p>
      <text:p text:style-name="Normal">XXIX.</text:p>
      <text:p text:style-name="P5"><text:span text:style-name="Default_20_Paragraph_20_Font"><text:span text:style-name="T14">rer atru</text:span></text:span>m <text:span text:style-name="Default_20_Paragraph_20_Font"><text:span text:style-name="T14">epotum si ce</text:span></text:span>l<text:span text:style-name="Default_20_Paragraph_20_Font"><text:span text:style-name="T14">eriu</text:span></text:span>s <text:span text:style-name="Default_20_Paragraph_20_Font"><text:span text:style-name="T14">purgare vi</text:span></text:span>s, <text:span text:style-name="Default_20_Paragraph_20_Font"><text:span text:style-name="T14">lavare aut c</text:span></text:span>i-<text:line-break/><text:span text:style-name="Default_20_Paragraph_20_Font"><text:span text:style-name="T14">bum su</text:span></text:span>m<text:span text:style-name="Default_20_Paragraph_20_Font"><text:span text:style-name="T14">ere oportet.</text:span></text:span></text:p>
      <text:p text:style-name="P1">Generalis quidem et cujusque purgationis communis<text:line-break/>ratio per hunc aphorismum traditur. Corpora ubi quis<text:line-break/>vult purgare, prius convenit fluxa facere. Hoc loco au-<text:line-break/>tem exemplo unius violentissime purgantis medicaminis,<text:line-break/>unius ad facilem fluxum praeparationis meminit, lavacri</text:p>
      <text:p text:style-name="P3">scilicet humores quidem fundentis, ac ss qua in parte<text:line-break/>contentum duratumque corpus fuerit, relaxantis. Itaque<text:line-break/>veratro utentes lavare conducit; neque multo ante neque<text:line-break/>multo post quam ipfum acceperint , fed maxime quidem<text:line-break/>ante assumtionem, nonnunquam vero et illico postea fieri<text:line-break/>potest. Quod si purgatione aut jam incipiente aut mox<text:line-break/>inceptura, hominem laves, humorum a purga<text:span text:style-name="Default_20_Paragraph_20_Font"><text:span text:style-name="T14">n</text:span></text:span>te medicina<text:line-break/>tractorum ad interiora inclinationem retrahes ac retarda-<text:line-break/>bis. Quemadmodum igitur quibus sanguis crassas est , iis<text:line-break/>prius lotis nos venam rescindere, sic et in his qui pur-<text:line-break/>gaudi furit , balneo prius uti praecepit, quo celerius simul<text:line-break/>ac minus moleste purgatio fiat. Ipfe vero nunc suium<text:line-break/>ut celerius fiat memoravit. Satius autem fuerit non eo<text:line-break/>dumtaxat, quo medicinam assumit, die lavare <text:span text:style-name="Default_20_Paragraph_20_Font"><text:span text:style-name="T32">. </text:span></text:span>hominem,<text:line-break/>fed etiam superioribus, quibus ad purgationem fele prae-<text:line-break/>parabat. Ipfe namque Hippocrates et id in aphori<text:span text:style-name="Default_20_Paragraph_20_Font"><text:span text:style-name="T14">s</text:span></text:span>mis<text:line-break/>praeceperat, quum scripsit: ad veratra iis qui non facile<text:line-break/>purgantur, prius humectare corpus oportet alimento et</text:p>
      <text:p text:style-name="P3">quiete. Quod si quiete et alimento et omnino corpus<text:line-break/>humectare imperat, constat etiam lavationibus nos pluri-<text:line-break/>rihus uti in aquis potabilibus ipsum velle , siquidem et<text:line-break/>hae humectant. Nunc vero et huic parti addidit, cibum<text:line-break/>fumere aut eo scilicet tempore , quo et veratrum homo<text:line-break/>devoravit aut etiam in superiore victus. ratione, cujus et<text:line-break/>aliud quoddam propositum este dicebamus, attenuare vi-<text:line-break/>delicet s<text:span text:style-name="Default_20_Paragraph_20_Font"><text:span text:style-name="T14">o</text:span></text:span>ccos et itinera humoribus in ventrem defcenden-<text:line-break/>tibus expedire: in illis enim verbis ; fluxa facere, quid<text:line-break/>in aphorifmis praecepit, haec continentur.</text:p>
      <text:p text:style-name="Normal">XXX.</text:p>
      <text:p text:style-name="Normal"><text:span text:style-name="Default_20_Paragraph_20_Font"><text:span text:style-name="T14">sangu</text:span></text:span>is <text:span text:style-name="Default_20_Paragraph_20_Font"><text:span text:style-name="T14">in so</text:span></text:span>m<text:span text:style-name="Default_20_Paragraph_20_Font"><text:span text:style-name="T14">no ad in</text:span></text:span>t<text:span text:style-name="Default_20_Paragraph_20_Font"><text:span text:style-name="T14">erna mag</text:span></text:span>is <text:span text:style-name="Default_20_Paragraph_20_Font"><text:span text:style-name="T14">refugit.</text:span></text:span></text:p>
      <text:p text:style-name="P1">Superiore quoque aphorismo hanc scripsit sententiam:<text:line-break/>vigilanti exteriora magis calent, interiora magis frigent;<text:line-break/>dormienti res contra fe habet. Et nunc igitur ejus loci<text:line-break/>explanationem propositorum verborum communem . esse</text:p>
      <text:p text:style-name="P3">putato. Nam. quae de caloris motu.Iocique in vigilantibus<text:line-break/>ac. dormientibus transmutatione audivisti, ea et de san-<text:line-break/>guine te audivisse existimato : natu<text:span text:style-name="Default_20_Paragraph_20_Font"><text:span text:style-name="T14">r</text:span></text:span>alis enim calor. in hoc<text:line-break/>et in iis quae ex hoc nutriuntur .maxima ex parte<text:line-break/>consistit.</text:p>
      <text:p text:style-name="Normal">XXXI.</text:p>
      <text:p text:style-name="Normal">Eli<text:span text:style-name="Default_20_Paragraph_20_Font"><text:span text:style-name="T14">gor a super</text:span></text:span>i<text:span text:style-name="Default_20_Paragraph_20_Font"><text:span text:style-name="T14">ore ventre</text:span></text:span>, i<text:span text:style-name="Default_20_Paragraph_20_Font"><text:span text:style-name="T14">gni</text:span></text:span>s <text:span text:style-name="Default_20_Paragraph_20_Font"><text:span text:style-name="T14">autem ab</text:span></text:span> i<text:span text:style-name="Default_20_Paragraph_20_Font"><text:span text:style-name="T14">nferiore mag</text:span></text:span>is.</text:p>
      <text:p text:style-name="P1">Ventris pars superior rigorem magis, inferior vero<text:line-break/>febrem gignit aut fenili aut inchoat; quod et maxime<text:line-break/>verisimile est et propter id ipfum hanc vocem, <text:span text:style-name="Default_20_Paragraph_20_Font"><text:span text:style-name="T14">mag</text:span></text:span>is,<text:line-break/>additam puto , tanquam se<text:span text:style-name="Default_20_Paragraph_20_Font"><text:span text:style-name="T14">t</text:span></text:span>e vicissim solae dictae partes<text:line-break/>contineant.. Verum etiam si istud concesserimus <text:span text:style-name="Default_20_Paragraph_20_Font"><text:span text:style-name="T14">i</text:span></text:span> altera<text:line-break/>quaedam exoritur dubitatio nobis ignorantibus utrum<text:line-break/>dictis partibus inflammatis istud accidere dicat, an quando<text:line-break/>in ipsas ex corpore succi aliqui mordaces confluxerint,<text:line-break/>an quando alimentum corruptum fuerit. Atqui rectius</text:p>
      <text:p text:style-name="P3">illud mihi existimandum esse videtur, de noxa ex humo-:<text:line-break/>ribus contracta et. de illa sequente ciborum corruptione,<text:line-break/>ab Hippocrate sermonem fieri. Nam quum frigidus aut<text:line-break/>mordax soccus in ore ventriculi insederit, ex corruptis<text:line-break/>cibis aut prava qualitate vel etiam confluxu ex corpore<text:line-break/>contractus initium rigoris inde efficitur. ln commenta-<text:line-break/>rio namque de rigore monstravimus , ob frigidam aut mor-<text:line-break/>dacem cau<text:span text:style-name="Default_20_Paragraph_20_Font"><text:span text:style-name="T14">t</text:span></text:span>am , quae per sensoria corpora moveatur et<text:line-break/>impetu feratur, rigorem excitari. Quemadmodum vero id<text:line-break/>accidere conspicitur, ita et nonnunquam febrem ex cor-<text:line-break/>ruptis cibis accendi deprehendimus , quando scilicet cor-<text:line-break/>ruptus cibus in inferiorem ventrem depulsus fuerit ; tunc<text:line-break/>autem rigor non praevenit, sicuti quando ventriculi ostium<text:line-break/>mordebatur.</text:p>
      <text:p text:style-name="Normal">. XXXll.</text:p>
      <text:p text:style-name="P5"><text:span text:style-name="Default_20_Paragraph_20_Font"><text:span text:style-name="T14">At</text:span></text:span>t<text:span text:style-name="Default_20_Paragraph_20_Font"><text:span text:style-name="T14">rac</text:span></text:span>tio, <text:span text:style-name="Default_20_Paragraph_20_Font"><text:span text:style-name="T14">pulm</text:span></text:span>o, <text:span text:style-name="Default_20_Paragraph_20_Font"><text:span text:style-name="T14">ar</text:span></text:span>i<text:span text:style-name="Default_20_Paragraph_20_Font"><text:span text:style-name="T14">du</text:span></text:span>s <text:span text:style-name="Default_20_Paragraph_20_Font"><text:span text:style-name="T14">aestus, evacuatum sicca</text:span></text:span>t <text:span text:style-name="Default_20_Paragraph_20_Font"><text:span text:style-name="T14">sum-<text:line-break/>nu</text:span></text:span>s <text:span text:style-name="Default_20_Paragraph_20_Font"><text:span text:style-name="T14">mul</text:span></text:span>t<text:span text:style-name="Default_20_Paragraph_20_Font"><text:span text:style-name="T14">u</text:span></text:span>s.</text:p>
      <text:p text:style-name="P2">Quod evacuatum somnus multus exsiccet et experi-<text:line-break/>mento quidem, quo omnes rationes dijudicantur, perci-<text:line-break/>ples et ante experimentum ad huic dicto assentiendum ex<text:line-break/>iis quae antea didicisti adduceris. Porro si in somnis<text:line-break/>sanguis et cum eo naturale calidum interius abditur, lu<text:line-break/>vigilia vero ad extima profunditur, quae in ventriculo et<text:line-break/>jecore sunt, per quietem concoquantur , in vigilia vero<text:line-break/>totum corpus aletur. Itaque si in exhaustis calor interius<text:line-break/>vergat, nihil habens quod conficiat, languescit et interit;<text:line-break/>primus enim omnium, ut ignis lignorum materia, ita ipse<text:line-break/>alimento nutritur. Caute autem adulta est ea vox, m<text:span text:style-name="Default_20_Paragraph_20_Font"><text:span text:style-name="T14">ul-<text:line-break/></text:span></text:span>t<text:span text:style-name="Default_20_Paragraph_20_Font"><text:span text:style-name="T14">us</text:span></text:span>: -paucus enim praegressum laborem tollit, quando per<text:line-break/>ventrem homo evacuatus est; deinde si in jecore et in<text:line-break/>primis venis adsint crudorum humorum reliquiae , eas<text:line-break/>omnes concoquit. Haec quidem hujusce orationis secunda<text:line-break/>pars nullum insignem in verbis errorem habent. Sed<text:line-break/>prior hoc pacto scripta, <text:span text:style-name="Default_20_Paragraph_20_Font"><text:span text:style-name="T14">a</text:span></text:span>t<text:span text:style-name="Default_20_Paragraph_20_Font"><text:span text:style-name="T14">tract</text:span></text:span>io, pulmo aridus aestus,</text:p>
      <text:p text:style-name="P3">multum a Graecorum dicendi consuetudine distat: sic enim<text:line-break/>ipsam enunciare oportuit; attractio .fit,.. quoniam aridus<text:line-break/>aestus in pulmonis temperatura est, attractionem nobis<text:line-break/>interpretantibus inspirationem. At Quintus, nec quia sic-<text:line-break/>cus calidtrsque esset pulmo, ob id celerem frequentemque<text:line-break/>spirationem fieri , sied . contra propter talem . spirationem<text:line-break/>siccari et incalescere pulmonem dixit. Attractionem nam-<text:line-break/>que haud simpliciter spirationem quamque, fed celerem<text:line-break/>tantum et frequentem significare voluit , a crebra vero<text:line-break/>spiratione pulmonem siccescere et in libro de acutorum<text:line-break/>victu ab. ipso comprehensum est.</text:p>
      <text:p text:style-name="Normal">XXXHI.</text:p>
      <text:p text:style-name="Normal"><text:span text:style-name="Default_20_Paragraph_20_Font"><text:span text:style-name="T14">Erig</text:span></text:span>i<text:span text:style-name="Default_20_Paragraph_20_Font"><text:span text:style-name="T14">d</text:span></text:span>i<text:span text:style-name="Default_20_Paragraph_20_Font"><text:span text:style-name="T14">fum</text:span></text:span>i xi<text:span text:style-name="Default_20_Paragraph_20_Font"><text:span text:style-name="T14">bi len</text:span></text:span>t<text:span text:style-name="Default_20_Paragraph_20_Font"><text:span text:style-name="T14">e</text:span></text:span>s, <text:span text:style-name="Default_20_Paragraph_20_Font"><text:span text:style-name="T14">m</text:span></text:span>i<text:span text:style-name="Default_20_Paragraph_20_Font"><text:span text:style-name="T14">l</text:span></text:span>i<text:span text:style-name="Default_20_Paragraph_20_Font"><text:span text:style-name="T14">um, cucurbitae.</text:span></text:span></text:p>
      <text:p text:style-name="Normal"><text:span text:style-name="Default_20_Paragraph_20_Font"><text:span text:style-name="T44">r- </text:span></text:span>..Milium et cucurbita frigidi cibi evidenter sunt, etsi<text:line-break/>non frigidissimi; lentem vero haud sane frigidum cibum<text:line-break/>esse concesserim. Nam quemadmodum cucurbitae et cum</text:p>
      <text:p text:style-name="P3">ipsis atriplex, bliton , lactuca et chondrilla et ex frumen-<text:line-break/>taceis hordeum atque milium, certissime refrigerare no.-<text:line-break/>fcuntur. Contrario pacto lens fe habet; nullam enim re-<text:line-break/>frigerationem prae fe fert aut statim ingesta in superiore<text:line-break/>ventre adhuc contenta, ut posterius in tenuia intestina<text:line-break/>vel in crassiora delapsa. At forsan quoniam in libris. de<text:line-break/>simplicibus medicamentis refrigeratorium quiddam in ad-<text:line-break/>stringente succo inesse monstravimus, lentem quispiam re-<text:line-break/>frigerare putaverit. . Sed iste in iisdem commentariis di-<text:line-break/>ctum fuisse non meminit, .quaeque id genus medicamenta<text:line-break/>simplicia videri atque dici, si ad ea quae per nos .per<text:line-break/>compositionem fiunt comparentur, non tamen exacte sim-<text:line-break/>plicis esse. ln primo namque de alimentorum potestati-<text:line-break/>bus libro mentem ex contrariis constare naturis asserui-<text:line-break/>mus, altera quidem alvum coercente, altera vero citante.<text:line-break/>Ex iis igitur .quae supprimit,; frigida terreaque est; quae<text:line-break/>citat, calida.. Quocirca siccum quidem edulium lens in-</text:p>
      <text:p text:style-name="P3">est , frigidum vero <text:span text:style-name="Default_20_Paragraph_20_Font"><text:span text:style-name="T14">n</text:span></text:span>on , sicut neque calidum , sied ex utro-<text:line-break/>que mixtum , ac medium aut parum admodum a medio<text:line-break/>ad calidius recedens. Quando igitur neque absolute fri-<text:line-break/>gidam lentem quis concedere potest, qui ipsam excelle<text:span text:style-name="Default_20_Paragraph_20_Font"><text:span text:style-name="T14">n-<text:line-break/></text:span></text:span>ter frigidissimam concesserit. Quin etiam inflammatis ul-<text:line-break/>ceribus instar cataplasmatis fuperdata lens, humores in<text:line-break/>asseclam partem defluentes coercere atque repellere vide-<text:line-break/>tur, per vim adstrictoriam id scilicet faciens, quin et vi<text:line-break/>quadam concoctrice et fuppuratoria praedita certe est,<text:line-break/>quod frigidis nequaquam inesse reperitur. Sive igitur<text:line-break/>ipse Hippocrates ita scripsit, sive quis alius haec verba<text:line-break/>interposuit, haud recte de lentium vilibus opinatus esu</text:p>
      <text:p text:style-name="Normal">XXXIV.</text:p>
      <text:p text:style-name="P97">U<text:span text:style-name="Default_20_Paragraph_20_Font"><text:span text:style-name="T14">lcera exoriuntur, si n</text:span></text:span>o<text:span text:style-name="Default_20_Paragraph_20_Font"><text:span text:style-name="T14">n purga</text:span></text:span>t<text:span text:style-name="Default_20_Paragraph_20_Font"><text:span text:style-name="T14">u</text:span></text:span>s <text:span text:style-name="Default_20_Paragraph_20_Font"><text:span text:style-name="T14">laboret.<text:tab/></text:span></text:span><text:span text:style-name="Default_20_Paragraph_20_Font"><text:span text:style-name="T39">r</text:span></text:span></text:p>
      <text:p text:style-name="P1">In laboribus , hoc est in exercitationibus , calorem<text:line-break/>auctum ex profundo ad cutem succos evacare atque uls-</text:p>
      <text:p text:style-name="P3">sectere , alibi didicimus. Quando igitur prius in corpore<text:line-break/>hi vitiosi contracti sunt, acrimonia cutem erodit atque<text:line-break/>ulcera efficit. Quemadmodum, quum crassi glutinosique<text:line-break/>humores sunt, jecur renesque obstruunt, in cute autem<text:line-break/>affectus cum tumore excitant;</text:p>
      <text:p text:style-name="Normal">XXXV.</text:p>
      <text:p text:style-name="P5"><text:span text:style-name="Default_20_Paragraph_20_Font"><text:span text:style-name="T14">Mul</text:span></text:span>i<text:span text:style-name="Default_20_Paragraph_20_Font"><text:span text:style-name="T14">er, caprae, ela</text:span></text:span>t<text:span text:style-name="Default_20_Paragraph_20_Font"><text:span text:style-name="T14">er</text:span></text:span>i<text:span text:style-name="Default_20_Paragraph_20_Font"><text:span text:style-name="T14">u</text:span></text:span>m <text:span text:style-name="Default_20_Paragraph_20_Font"><text:span text:style-name="T14">au</text:span></text:span>t <text:span text:style-name="Default_20_Paragraph_20_Font"><text:span text:style-name="T14">cucu</text:span></text:span>m<text:span text:style-name="Default_20_Paragraph_20_Font"><text:span text:style-name="T14">ere</text:span></text:span>m <text:span text:style-name="Default_20_Paragraph_20_Font"><text:span text:style-name="T14">silvat</text:span></text:span>i<text:span text:style-name="Default_20_Paragraph_20_Font"><text:span text:style-name="T14">cu</text:span></text:span>m<text:line-break/><text:span text:style-name="Default_20_Paragraph_20_Font"><text:span text:style-name="T14">edente</text:span></text:span>s, <text:span text:style-name="Default_20_Paragraph_20_Font"><text:span text:style-name="T14">puer</text:span></text:span>is <text:span text:style-name="Default_20_Paragraph_20_Font"><text:span text:style-name="T14">purgati</text:span></text:span>o.</text:p>
      <text:p text:style-name="P1">Non elaterio dumtaxat, quod cucumeris silvatici fuc-<text:line-break/>cus est , quemadmodum neque ip<text:span text:style-name="Default_20_Paragraph_20_Font"><text:span text:style-name="T14">t</text:span></text:span>o cucumere susum ve-<text:line-break/>luentes, lac puerorum lactentium purgatorium gignunt,<text:line-break/>verum etiam si quod aliud medicamentum fubductorium,<text:line-break/>quod vocant, assumserit. Sive autem a muliere elaterio,<text:line-break/>a capra ip<text:span text:style-name="Default_20_Paragraph_20_Font"><text:span text:style-name="T14">t</text:span></text:span>o cucumere , sive utroque ab . utraque comesu,</text:p>
      <text:p text:style-name="P3">infantes earum lacte purgari dicat, nihil interest, qnem-<text:line-break/>admodum neque si, comesi, aut devorato quis scrip<text:span text:style-name="Default_20_Paragraph_20_Font"><text:span text:style-name="T14">s</text:span></text:span>erit.<text:line-break/>Conducit autem haec oratio et ad medicorum usum et ad<text:line-break/>naturale decretum. Infantulos enim purgare volentes aut<text:line-break/>matri infantulum lactanti aut caprae hujusmodi aliquid<text:line-break/>afui dantes , sic eos purgabimus. Et ad naturalis decreti,<text:line-break/>de quo altercatio est , diiudicationem id utile esu Etenim<text:line-break/>quidam nullam vim ex iis, quae ab initio in alimentis<text:line-break/>erant, post concoctionem et in sanguinem conversionem,<text:line-break/>remanere contendunt. Aliqui e contrario validas vires<text:line-break/>diutius remanere volunt, adeo ut etiam sudores ipsos re-<text:line-break/>doleant. Huic vero sententiae, quae modo dicta suere,<text:line-break/>suffragantur: in istis enim comesurum qualitas fer<text:span text:style-name="Default_20_Paragraph_20_Font"><text:span text:style-name="T14">r</text:span></text:span>ata re-<text:line-break/>peritur. Quin et apud nos verno tempore, quando ca-<text:line-break/>prae scammoniae germina depastae suerunt, purgatorium<text:line-break/>ipsa leae generant, quod si tithymalo vescantur, idem acci-<text:line-break/>diti Nec non et in Doride et Boeotia et Thessalla omni-<text:line-break/>busque finitimis locis multi ex coturnicum efu musculorum</text:p>
      <text:p text:style-name="P3">distentionibus correpti funt, quoniam veratrum scilicet<text:line-break/>illae comedunt. lstud idem et Athenis quibusdam acci-<text:line-break/>disse novimus, qui coturnicibus largiter nimis feste im-<text:line-break/>pleverant.</text:p>
      <text:p text:style-name="Normal">XXXVI.</text:p>
      <text:p text:style-name="P5"><text:span text:style-name="Default_20_Paragraph_20_Font"><text:span text:style-name="T14">Cal</text:span></text:span>i<text:span text:style-name="Default_20_Paragraph_20_Font"><text:span text:style-name="T14">d</text:span></text:span>i<text:span text:style-name="Default_20_Paragraph_20_Font"><text:span text:style-name="T14">ori qu</text:span></text:span>o<text:span text:style-name="Default_20_Paragraph_20_Font"><text:span text:style-name="T14">d comesu</text:span></text:span>m <text:span text:style-name="Default_20_Paragraph_20_Font"><text:span text:style-name="T14">est , intu</text:span></text:span>s <text:span text:style-name="Default_20_Paragraph_20_Font"><text:span text:style-name="T14">resu</text:span></text:span>i<text:span text:style-name="Default_20_Paragraph_20_Font"><text:span text:style-name="T14">gerat</text:span></text:span>io , <text:span text:style-name="Default_20_Paragraph_20_Font"><text:span text:style-name="T14">ex</text:span></text:span>t<text:span text:style-name="Default_20_Paragraph_20_Font"><text:span text:style-name="T14">er</text:span></text:span>i<text:span text:style-name="Default_20_Paragraph_20_Font"><text:span text:style-name="T14">u</text:span></text:span>s<text:line-break/><text:span text:style-name="Default_20_Paragraph_20_Font"><text:span text:style-name="T14">labor, sule</text:span></text:span>, i<text:span text:style-name="Default_20_Paragraph_20_Font"><text:span text:style-name="T14">gne, veste, a</text:span></text:span>esti<text:span text:style-name="Default_20_Paragraph_20_Font"><text:span text:style-name="T14">v</text:span></text:span>o <text:span text:style-name="Default_20_Paragraph_20_Font"><text:span text:style-name="T14">te</text:span></text:span>m<text:span text:style-name="Default_20_Paragraph_20_Font"><text:span text:style-name="T14">pore, con</text:span></text:span>t<text:span text:style-name="Default_20_Paragraph_20_Font"><text:span text:style-name="T14">rar</text:span></text:span>i<text:span text:style-name="Default_20_Paragraph_20_Font"><text:span text:style-name="T14">o au-<text:line-break/>te</text:span></text:span>m <text:span text:style-name="Default_20_Paragraph_20_Font"><text:span text:style-name="T14">c</text:span></text:span>o<text:span text:style-name="Default_20_Paragraph_20_Font"><text:span text:style-name="T14">n</text:span></text:span>t<text:span text:style-name="Default_20_Paragraph_20_Font"><text:span text:style-name="T14">raria.</text:span></text:span></text:p>
      <text:p text:style-name="P1">Valde calido natura refrigerationem et aquae potum<text:line-break/>conducere dicebat et praeterea quiescere , hoc est a vehe-<text:line-break/>mentioribus exercitationibus abstinere. Quo pacto igitur<text:line-break/>hoc loco , ut nonnulli interpretantur, exercitari jubet,<text:line-break/>quo pacto in fole et ad ignem calefieri? Nam balneis id<text:line-break/>genus temperaturas frigefieri monstratum est, fuliginosis-<text:line-break/>que vaporibus qui fere in hujusmodi tempe<text:span text:style-name="Default_20_Paragraph_20_Font"><text:span text:style-name="T14">r</text:span></text:span>aturis absim-<text:line-break/>dant , discutiendis et inlidis membris humiditate refrige-</text:p>
      <text:p text:style-name="P3">rante irrigandis; ignis autem et fol calefacit, similiter et<text:line-break/>vestis et tempus aestivum. Et ipfe igitur in aphorismis<text:line-break/>ita loquitur: tempore quidem veris et extrema aestate<text:line-break/>pueri et his aetate proximi optime degunt et rectissime<text:line-break/>valent , aestate vero et auctumno quadam tenus <text:span text:style-name="Default_20_Paragraph_20_Font"><text:span text:style-name="T14">t</text:span></text:span>enes ; re-<text:line-break/>liqua ejus partu et hieme qui medias aetates agunt. Ita-<text:line-break/>que fi calida aetas hieme, frigida vero aestate rectius ha-<text:line-break/>bet, valde calidos natura e side et igne et aestivo tem-<text:line-break/>pore non modo non juvari ,- feti etiam laedi ipsimi putere<text:line-break/>credendum esu Vox ergo illa initio sermonis posita, <text:span text:style-name="Default_20_Paragraph_20_Font"><text:span text:style-name="T14">ca-<text:line-break/>l</text:span></text:span>i<text:span text:style-name="Default_20_Paragraph_20_Font"><text:span text:style-name="T14">d</text:span></text:span>i<text:span text:style-name="Default_20_Paragraph_20_Font"><text:span text:style-name="T14">or</text:span></text:span>i, aliquid ipsi addendum subintelligi postulat, <text:span text:style-name="Default_20_Paragraph_20_Font"><text:span text:style-name="T42">aut<text:line-break/></text:span></text:span>temperaturae aut naturae aut corpori aut homini. <text:span text:style-name="Default_20_Paragraph_20_Font"><text:span text:style-name="T42">Sed<text:line-break/></text:span></text:span>eo quod in fine opposuit praecipitur corpori et <text:span text:style-name="Default_20_Paragraph_20_Font"><text:span text:style-name="T42">homini<text:line-break/></text:span></text:span>magis quam temperaturae aut naturae subintelligendum:<text:line-break/>omnino enim dixisset, contrariae autem contraria, femi-<text:line-break/>nei generis articulum femininis nominibus , non musculi<text:line-break/>mafculis anteponens. Tota igitur narratio talis fuerit:<text:line-break/>calidiori corpori per cibos ac potiones interius refrigera-</text:p>
      <text:p text:style-name="P98"><text:span text:style-name="Default_20_Paragraph_20_Font"><text:span text:style-name="T38">.A,:<text:tab/>.<text:tab/></text:span></text:span><text:span text:style-name="Default_20_Paragraph_20_Font"><text:span text:style-name="T32">-.o . </text:span></text:span>;<text:tab/><text:span text:style-name="Default_20_Paragraph_20_Font"><text:span text:style-name="T35">. c</text:span></text:span><text:span text:style-name="Default_20_Paragraph_20_Font"><text:span text:style-name="T32">i . s </text:span></text:span><text:span text:style-name="Default_20_Paragraph_20_Font"><text:span text:style-name="T35">.r..</text:span></text:span></text:p>
      <text:p text:style-name="Normal">tro conveniens est, . noxia vero caliditas exterior a Iule<text:line-break/>et igne et tempore aestivo et vestimentis, quibus omnibus<text:line-break/>arida caliditas significatur, humidam namque et medio-<text:line-break/>crem , qualis balneorum est, potestate refrigerare declara-<text:line-break/>vimus.. Liquet autem. nos in istis sermonibus consueta<text:line-break/>haec balnea intelligere, ubi non apponimus aquarum<text:line-break/>sponte .nascentium aut marinarum, aut sulphurearum , aut<text:line-break/>aluminosarum, quandoquidem illae. siccant balefaciuntque<text:line-break/>et non refrigerantur. Contrariae autem naturae corpori<text:line-break/>contraria rursum hic subintelligere oportet, juvantibus<text:line-break/>iuvantia et nocentibus nocentia, ea quidem ut eligantur,<text:line-break/>haec vero ut leniantur. Etenim si calidiores naturas ci-<text:line-break/>bis ac potionibus refrigerare jussit, frigidiores certe con-<text:line-break/>tramis calefacere praecipiet. Item si calidiores naturas a<text:line-break/>sole, igne et aestate male haberi dicebat, frigidiores uti-<text:line-break/>que ab his juvari , a contrariis laesum iri significat.</text:p>
      <text:p text:style-name="P2">Solus ex his quos novi Capito pro hac voce , t<text:span text:style-name="Default_20_Paragraph_20_Font"><text:span text:style-name="T14">arde<text:line-break/></text:span></text:span>scripsit, <text:span text:style-name="Default_20_Paragraph_20_Font"><text:span text:style-name="T14">contrarie, </text:span></text:span>orationem hoc pacto instituens: ciba.<text:line-break/>ria aliqua quidem celeriter vincuntur , aliqua vero con.<text:line-break/>trarie. Porro sententia in utraque lectione eadem est<text:line-break/>quae enim eduntur ; differre ea ratione inter <text:span text:style-name="Default_20_Paragraph_20_Font"><text:span text:style-name="T14">t</text:span></text:span>e inquit<text:line-break/>quod aliqua cito a corpore superantur, aliqua tarde. su.<text:line-break/>telligendum est autem superari, hoc est immutari, coneo-<text:line-break/>qui et apponi et corpori simile effici. Singulorum igitm<text:line-break/>ciborum alii quidem cito concoquuntur et in sanguineo<text:line-break/>mutantur et nutriunt, alii vero tardius; quae in tribue<text:line-break/>commentariis habentur, ubi de alimentorum viribus omni:<text:line-break/>diligenter persecutus <text:span text:style-name="Default_20_Paragraph_20_Font"><text:span text:style-name="T14">t</text:span></text:span>um.</text:p>
      <text:h text:style-name="P104" text:outline-level="3"><text:span text:style-name="Default_20_Paragraph_20_Font"><text:span text:style-name="T42">HIPPOCRATIS EPIDEM. VI. ET<text:line-break/>CALENI IN ILLUM QOMMEN-<text:line-break/>TARIUS VI. SECTIO VI.</text:span></text:span></text:h>
      <text:h text:style-name="Normal" text:outline-level="4"><text:span text:style-name="Default_20_Paragraph_20_Font"><text:span text:style-name="T1">I.</text:span></text:span></text:h>
      <text:p text:style-name="P5"><text:span text:style-name="Default_20_Paragraph_20_Font"><text:span text:style-name="T14">-vernes attractrices ex ventre et extrinsecus. s</text:span></text:span>i<text:span text:style-name="Default_20_Paragraph_20_Font"><text:span text:style-name="T14">gnificat<text:line-break/>sensus, qu</text:span></text:span>o<text:span text:style-name="Default_20_Paragraph_20_Font"><text:span text:style-name="T14">n</text:span></text:span>i<text:span text:style-name="Default_20_Paragraph_20_Font"><text:span text:style-name="T14">am exsp</text:span></text:span>i<text:span text:style-name="Default_20_Paragraph_20_Font"><text:span text:style-name="T14">rab</text:span></text:span>i<text:span text:style-name="Default_20_Paragraph_20_Font"><text:span text:style-name="T14">le e</text:span></text:span>t i<text:span text:style-name="Default_20_Paragraph_20_Font"><text:span text:style-name="T14">nspirabile.</text:span></text:span></text:p>
      <text:p text:style-name="P1">Trahere ad se ni<text:span text:style-name="Default_20_Paragraph_20_Font"><text:span text:style-name="T14">t</text:span></text:span>as inquit carnes ex ventre et ex-<text:line-break/>trinfecus: ex ventre quidem, id est ex ventriculo ciborum<text:line-break/>potionumque unde nutriuntur, succum; extrinsecus vero</text:p>
      <text:p text:style-name="P3">non item similiter. Incertum est autem alimentumne<text:line-break/>dicat an aerem. Possunt enim carnes quemadmodum ex<text:line-break/>ventriculo alimentum hauriunt, sic et ab extimis partibus<text:line-break/>in profundum revocare; potest. et aer per arterias ad cu-<text:line-break/>tem pertinentes ad .carnes ferri ab ipsis attractus, quod<text:line-break/>etiam omni -verborum contextui magis quadrat. Verum<text:line-break/>de attractione decretum controversum est. Nonnulli enim<text:line-break/>philosophi ac medici funditus ipsam fttbstulerunt, non-<text:line-break/>nulli esse quidem affirmant, fed in carnibus esse negant.<text:line-break/>omnium autem rationes in commentariis explanaturus<text:line-break/>reddi non posse diximus:. multoties enim eadem saepius<text:line-break/>repetere cogeremur, commentariaque in longitudinem ac<text:line-break/>multitudinem paene innumerabilem excrescerent. Quin<text:line-break/>neque universum vitae tempus ad Hippocrati^ libros in-<text:line-break/>terpretandos satis esset, si cujusque dogmatis semper in<text:line-break/>qualibet particula ostensiones afferri debeant : lecturis<text:line-break/>praeterea molesta res esset et commentaria comparatoris,</text:p>
      <text:p text:style-name="P3">longo tempore magnisque s<text:span text:style-name="Default_20_Paragraph_20_Font"><text:span text:style-name="T14">a</text:span></text:span>lutibus conscriberentur. Sa-<text:line-break/>tius itaque fore existimavi, si in lusce commentariis cujus-<text:line-break/>que partis sententiam enuclearem-, quod explanaturus oro-<text:line-break/>prium munus est; interdum vero et dictis ab ipfo caulas<text:line-break/>alibi demonstratis placitis congruentes adlicerent, ipfa<text:line-break/>autem placita hoc loco non adstruerem , fed quibus in li-<text:line-break/>bria olim a me scriptis asserta fuerint, tantum in- mento-<text:line-break/>riam revocarem, quemadmodum et nunc faciam. Iis enim<text:line-break/>quae nutriuntur, ad fe proprium soccum attrahentibus,<text:line-break/>ad ipfa moveri alimentum in commentariis da viribus na-<text:line-break/>toralibus disputatum esu Exfpirabile vero atque inspira-<text:line-break/>bile omne corpus esse, in commentario de usu spirandi<text:line-break/>et in libello de usu pulsuum egimus : in priore quidem<text:line-break/>utilitatem spirationis esse declaravimus, ut cordis calor<text:line-break/>moderatus fervetur; in fecundo vero, in toto corpore ca-<text:line-break/>loris mediocritatem arteriarum opera custodiri. Haec ita-<text:line-break/>que sula abunde sint ad prioris verborum Hippocratis par-</text:p>
      <text:p text:style-name="P3">riculae explanaticnem. Ad secundam jam deveniamus, in<text:line-break/>qua illud, <text:span text:style-name="Default_20_Paragraph_20_Font"><text:span text:style-name="T14">significa</text:span></text:span>t <text:span text:style-name="Default_20_Paragraph_20_Font"><text:span text:style-name="T14">sensus, </text:span></text:span>neque secundum Hippocrate<text:line-break/>morem., neque omnino secundum .Graecam locutionem<text:line-break/>dictum est. Unde aliqui castigantes in dativo cafu pro-<text:line-break/>tulerunt <text:span text:style-name="Default_20_Paragraph_20_Font"><text:span text:style-name="T14">sensu</text:span></text:span>i scribentes; ut quod ab eo dicitur tale fit:<text:line-break/>perspicuum sensui est totum animalis corpus exspirabile<text:line-break/>esse atque inspirabile. Atque his deinde subjicitur illud,<text:line-break/>carnes attractrices ex ventre et extrinsecus, sensu teste<text:line-break/>confirmatum, quod idem est ac si diceret, ab iis, quae<text:line-break/>evidenter sensibus nostris apparent. Nonnullos profecto<text:line-break/>vulgares audivi, quod ipfis ex potabilium aquarum balneis<text:line-break/>acciderat admirantes. Prius enim per flagrantem salem<text:line-break/>confecto itinere domum reversi squalidum corpus osque<text:line-break/>aridissimum fe habere dicebant, nec non et ardentissima<text:line-break/>siti cruciari ; a lavatione autem sitim exstinctam esse,<text:line-break/>os humectatum pariterque corpus totum molle atque hu-<text:line-break/>midum affectum priorem deposuisse squalorem fatebantur.<text:line-break/>Alii vero et in fotis corpus <text:span text:style-name="Default_20_Paragraph_20_Font"><text:span text:style-name="T14">t</text:span></text:span>uum ad aquam attrahere in-</text:p>
      <text:p text:style-name="P3">dubitanter se percepisse affirmarunt. Haec sane , quae vel<text:line-break/>imperitis patent, decreti testimonia ah ipsi, fen<text:span text:style-name="Default_20_Paragraph_20_Font"><text:span text:style-name="T14">ta</text:span></text:span> acceptu<text:line-break/><text:span text:style-name="Default_20_Paragraph_20_Font"><text:span text:style-name="T14">t</text:span></text:span>unt; aliqua vero ex subtilioribus rationibus a medicis<text:line-break/>inventa sunt, quarum una et illa est., quam ipse posterius<text:line-break/>affert, quamque in sequentibus verbis .cognoscetis. Nam<text:line-break/>ad proposita intelligenda et haec satis funt, nobis ex recte<text:line-break/>dictis et prave ab explanatoribus scripta deprehendere<text:line-break/>valentibus.</text:p>
      <text:p text:style-name="Normal">II.</text:p>
      <text:p text:style-name="P5"><text:span text:style-name="Default_20_Paragraph_20_Font"><text:span text:style-name="T14">Cal</text:span></text:span>i<text:span text:style-name="Default_20_Paragraph_20_Font"><text:span text:style-name="T14">di</text:span></text:span>o<text:span text:style-name="Default_20_Paragraph_20_Font"><text:span text:style-name="T14">r venula sangu</text:span></text:span>i<text:span text:style-name="Default_20_Paragraph_20_Font"><text:span text:style-name="T14">n</text:span></text:span>is <text:span text:style-name="Default_20_Paragraph_20_Font"><text:span text:style-name="T14">mult</text:span></text:span>i<text:span text:style-name="Default_20_Paragraph_20_Font"><text:span text:style-name="T14">tud</text:span></text:span>i<text:span text:style-name="Default_20_Paragraph_20_Font"><text:span text:style-name="T14">ne exustum procreat<text:line-break/></text:span></text:span>i<text:span text:style-name="Default_20_Paragraph_20_Font"><text:span text:style-name="T14">lli</text:span></text:span>s<text:span text:style-name="Default_20_Paragraph_20_Font"><text:span text:style-name="T14">que secernit..</text:span></text:span></text:p>
      <text:p text:style-name="P1">Per venulam calidiorem arteriam intelligite, omnibus<text:line-break/>Hippocraticorum librorum interpretibus venas non ab hoc<text:line-break/>solo , sed etiam a multis aliis veteribus et arterias appel-<text:line-break/>fari, confitentibus. Haec igitur, inquit, venula sanguinis</text:p>
      <text:p text:style-name="P3">multitudi<text:span text:style-name="Default_20_Paragraph_20_Font"><text:span text:style-name="T14">n</text:span></text:span>e incalescens, exustum procreat et fecernit:<text:line-break/>exustum dicens quod ex calore gignitur, quod faeci ve-<text:line-break/>hementius calesacti tanquam- fuligo quaedam est ; id vero,<text:line-break/>utpote natura calidum et consistentia tenue, facile secerni-<text:line-break/>tui. Hanc ego probabiliorem explanationem esse ducoj<text:line-break/>siquidem oporteat verum simul et Hippocratis decretis<text:line-break/>consentaneum habere propositum. At placitum nunc a<text:line-break/>nobis memoratum verum esse, in commentariis de usu<text:line-break/>spirandi . et de usu pulsuum traditum est. <text:span text:style-name="Default_20_Paragraph_20_Font"><text:span text:style-name="T42">- </text:span></text:span>Nam infpira-<text:line-break/>tione qua per os et per omnem cutem animalia utuntur,<text:line-break/>duplicem capi utilitatem ostendimus, roborari quidem fem-<text:line-break/>per refrigeratum insitum calidum , ut ne dissipatum intereat<text:line-break/>et maxime quum ex qualibet cau<text:span text:style-name="Default_20_Paragraph_20_Font"><text:span text:style-name="T14">t</text:span></text:span>a adauctum est; excitari<text:line-break/>autem et valentius reddi, si quando frigidae materiae<text:line-break/>multitudine gravetur, quemadmodum et ignis ventilatio<text:span text:style-name="Default_20_Paragraph_20_Font"><text:span text:style-name="T14">n</text:span></text:span>e<text:line-break/>accenditur ; quin etiam et hunc duplicem motum ipsi pro-</text:p>
      <text:p text:style-name="P3">prium naturalemque exercitationem esse ejus vires instau-<text:line-break/>rantem, haec enim est exercitationum natura et utilitas.<text:line-break/>Postquam igitur autedixit Hippocrates , carnes attractrices<text:line-break/>ex ventre et extrinfecus, deinde huic adjiciens, ex<text:span text:style-name="Default_20_Paragraph_20_Font"><text:span text:style-name="T14">t</text:span></text:span>pira-<text:line-break/>bile et insperabile esse corpus, inspirationis quidem ipsius<text:line-break/>ortum et utilitatem per illud indicavit, carnes attractri-<text:line-break/>ces, de exspiratione vero nihil dixit, jure in propositis<text:line-break/>verbis ipsius meminit, de arteriis verba faciens, quae et<text:line-break/>cordi communia <text:span text:style-name="Default_20_Paragraph_20_Font"><text:span text:style-name="T14">t</text:span></text:span>um, licet obscuriora de illo videantur.<text:line-break/>Communem autem hunc sermonem esse inde patet. Ab<text:line-break/>insito calido (uliginosum excrementum in sanguine creari<text:line-break/>diximus, ac potissimum quando est calidior. lllud igitur<text:line-break/>excerni opus est; et id quoque natura molita est, quae a<text:line-break/>corde expellenda sunt, efflatione propellens; quae vero ab<text:line-break/>universi, tempore per arteriarum compressionem, exclu-<text:line-break/>dens<text:span text:style-name="Default_20_Paragraph_20_Font"><text:span text:style-name="T14">i</text:span></text:span> FuIiginosa igitur partim ex istis et ex venis, osten-<text:line-break/><text:span text:style-name="Default_20_Paragraph_20_Font"><text:span text:style-name="T14">t</text:span></text:span>um est enim inter ipsas communia ostiola interesse, per<text:line-break/>cutem quam primum arteriis compressis excluduntur; par-</text:p>
      <text:p text:style-name="P3">tinr ex corde pulmo prior suscipit, -qui ipsi, quum qui-<text:line-break/>dem dilatatur , attrahenti , quum vero comprimitur , ex-<text:line-break/>pellenti, tanquam quoddam spiritus promptuarium prae-<text:line-break/>paratus est. Nempe haec est nostra de propositis verbis<text:line-break/>sententia et sequentia verba his ipsis ac superioribus con-<text:line-break/>nexa esse paulo post ostendam. Quicunque autem hoc<text:line-break/>loco ipsum de ardentis febris ortu loqui crediderunt, pli-<text:line-break/>mum quidem <text:span text:style-name="Default_20_Paragraph_20_Font"><text:span text:style-name="T14">s</text:span></text:span>ermonem de ea parte carnes attractoriae,<text:line-break/>imperfecte dictum reliquerunt; non modo enim sibi cou-<text:line-break/>veniens attrahunt, fed etiam alienum abjloiunt. Attrahendi<text:line-break/>quidem utilitas evidentior, abiiciendi vero et excernendi<text:line-break/>ignotior est et aliquam rationem ad fidem orationi famen-<text:line-break/>datu postulati Descendamus igitur jam ad sequentem par-<text:line-break/>tem , quae et ipsa, ut dudum dicebam, ad meliorem ex—<text:line-break/>planationem internoscend<text:span text:style-name="Default_20_Paragraph_20_Font"><text:span text:style-name="T14">u</text:span></text:span>m aliquid facit.</text:p>
      <text:h text:style-name="P104" text:outline-level="3">m.</text:h>
      <text:p text:style-name="Normal"><text:span text:style-name="Default_20_Paragraph_20_Font"><text:span text:style-name="T14">Et qu</text:span></text:span>i<text:span text:style-name="Default_20_Paragraph_20_Font"><text:span text:style-name="T14">dem p</text:span></text:span>i<text:span text:style-name="Default_20_Paragraph_20_Font"><text:span text:style-name="T14">ngue, b</text:span></text:span>i<text:span text:style-name="Default_20_Paragraph_20_Font"><text:span text:style-name="T14">lis staoa; qu</text:span></text:span>i<text:span text:style-name="Default_20_Paragraph_20_Font"><text:span text:style-name="T14">bu</text:span></text:span>s <text:span text:style-name="Default_20_Paragraph_20_Font"><text:span text:style-name="T14">ver</text:span></text:span>o <text:span text:style-name="Default_20_Paragraph_20_Font"><text:span text:style-name="T14">fangu</text:span></text:span>i<text:span text:style-name="Default_20_Paragraph_20_Font"><text:span text:style-name="T14">s, a</text:span></text:span>t<text:span text:style-name="Default_20_Paragraph_20_Font"><text:span text:style-name="T14">ra.</text:span></text:span></text:p>
      <text:p text:style-name="P1">In proxime explanata parte duarum opinio<text:span text:style-name="Default_20_Paragraph_20_Font"><text:span text:style-name="T14">n</text:span></text:span>um me-<text:line-break/>minisse oportet. Nos enim diximus Hippocratem diffiatio-<text:line-break/>nis utilitatem demonstrare; per diffiationem autem intel-<text:line-break/>ligi spiritus per totum corpus ex arteriis emanationem,<text:line-break/>sicut ore factam exspirationem vocamus. Nonnulli vero<text:line-break/>de ardentis febris ortu sermonem esse putarunt, quibus<text:line-break/>non admodum favere illud dicebam, creat exustum et<text:line-break/>illico excernit: neque enim statim in ista ea excerni,<text:line-break/>quae ipsi vomitu aut per sedem evacuari dicunt, neque<text:line-break/>esse necesse aliquid ardentis febris symptomata in sermone<text:line-break/>de ejus ortu recenseri. At explanationem nostram me-<text:line-break/>liorem esse defendimus , primum quidem quod his crimi-<text:line-break/>nationibus caret; fecundo loco quod in hoc sermone omne<text:line-break/>de spiritus intro forasque motione decretum traditum esse</text:p>
      <text:p text:style-name="P3">conspicitur. Quam motionem in quibusdam nostris com-<text:line-break/>mentariis non siclum per oris respirationem , fed etiam<text:line-break/>per diffiationem a toto corpore fieri explanavimus, non-<text:line-break/>nullis quidem caula spiritus animalis genera<text:span text:style-name="Default_20_Paragraph_20_Font"><text:span text:style-name="T14">n</text:span></text:span>di, ut dixit<text:line-break/>Asclepiades; quibusdam vero, ut Erasistratus, non hujus<text:line-break/>tantum, <text:span text:style-name="Default_20_Paragraph_20_Font"><text:span text:style-name="T14">t</text:span></text:span>ed etiam vitalis; aliis praeterea spirituum isto-<text:line-break/>rum alendorum causis inspirationem fieri dicentibus, ex-<text:line-break/>spirationis autem usum referre dubitantibus, Hippocrates,<text:line-break/>ut in praedictis commentariis declaravimus, non modo<text:line-break/>per os exspirationis, <text:span text:style-name="Default_20_Paragraph_20_Font"><text:span text:style-name="T14">t</text:span></text:span>ed ejus etiam, quae ex qualibet<text:line-break/>corporis parte fit, usum in prae<text:span text:style-name="Default_20_Paragraph_20_Font"><text:span text:style-name="T14">t</text:span></text:span>enti sermone perstrinxit.<text:line-break/>Aliter vero interpretantes accusare aequum est, cuiusnam<text:line-break/>auctoris librum interpretentur, obliquos; neque <text:span text:style-name="Default_20_Paragraph_20_Font"><text:span text:style-name="T31">enim.ru<text:line-break/></text:span></text:span>aliorum virorum placitum deflexissent, eorum quae Hip-<text:line-break/>pocrates asseruit, con<text:span text:style-name="Default_20_Paragraph_20_Font"><text:span text:style-name="T14">t</text:span></text:span>en<text:span text:style-name="Default_20_Paragraph_20_Font"><text:span text:style-name="T14">t</text:span></text:span>um deferentes, ipsi, quidem cla-<text:line-break/>rissime dicente, carnes ex ventre et extrinsecus attrahere,<text:line-break/>quod longe ab ea opinione distat, quae cibi ex ventriculo</text:p>
      <text:p text:style-name="P3">in co<text:span text:style-name="Default_20_Paragraph_20_Font"><text:span text:style-name="T14">r</text:span></text:span>pus digestionem inanis consecutione fieri statuit.<text:line-break/>Primo quidem non modo vim propriorum attractricem, fed<text:line-break/>etiam alienorum expultricem inesse in carnibus animad-<text:line-break/>vertere oportuit: hoc enim illis convenit dicere , quae<text:line-break/>praedicant a natura saluti animalium consuli , inter quos<text:line-break/>etiam fuit Erasistratus. Secundo quidnam excretione egeat,<text:line-break/>dicere debuerant; neque enim sanguinem ex quo corpus<text:line-break/>alitur .dicenti Horum quidem neutrum illi fecerunt. At<text:line-break/>Hippocrates ex sensiti manifestis utrumque evidenter .con-<text:line-break/>state praefatus , deinceps ad usum ex omni corpore diffia-<text:line-break/><text:span text:style-name="Default_20_Paragraph_20_Font"><text:span text:style-name="T14">tin</text:span></text:span>nis explicandum transitum fecit, necessariam fuli<text:span text:style-name="Default_20_Paragraph_20_Font"><text:span text:style-name="T14">g</text:span></text:span>ino-<text:line-break/>surum excrementorum ortus causam asserens : etenim in<text:line-break/>corpore animantium calor hujusmodi recrementa perpetua<text:line-break/>evacuatio<text:span text:style-name="Default_20_Paragraph_20_Font"><text:span text:style-name="T14">n</text:span></text:span>e indigentia procreat . Hac igitur. in parte Ito-<text:line-break/>rum excrementorum generandorum materiam ostendit; nam<text:line-break/>sicut major ipsa generare aptus est, ita et materiae quae-<text:line-break/>dam istis generandis habiles reperiuntur. Recta. igitur<text:line-break/>ratione bilis atrae meminit-: ipsam enim dupliciter con-</text:p>
      <text:p text:style-name="P99"><text:span text:style-name="Default_20_Paragraph_20_Font"><text:span text:style-name="T44">t </text:span></text:span><text:span text:style-name="Default_20_Paragraph_20_Font"><text:span text:style-name="T46">.<text:tab/>,<text:tab/></text:span></text:span><text:span text:style-name="Default_20_Paragraph_20_Font"><text:span text:style-name="T44">... I</text:span></text:span></text:p>
      <text:p text:style-name="Normal">trahi didicistis, ex crasso sanguine et ex flava bile com-<text:line-break/>busta; quod li de ardentis febris ortu fermo ipsi [oret,<text:line-break/>frustra bilis atrae meminisset. Quamobrem et ex hoc<text:line-break/>perspicuum est, explanationem nostram veram esse, juxta<text:line-break/>et Hippocratis decretis consentaneam, illorum autem dis-<text:line-break/>sentientem. Ad haec eadem plane verba in alia libri<text:line-break/>parte confcripfit nosque ipsi ea fuperius enodavimus, ubi<text:line-break/>et illud dicebamus, pingue non folum de unguinoso et<text:line-break/>adipali, sed etiam de omni dulci, dictum esse putandum,<text:line-break/>ut eo sermone mel contineatur et firaeum, quod hepsema,<text:line-break/>hoc est sapam in nostra Afia Graeci nominant.</text:p>
      <text:h text:style-name="Normal" text:outline-level="2">IV.</text:h>
      <text:p text:style-name="P5"><text:span text:style-name="Default_20_Paragraph_20_Font"><text:span text:style-name="T14">.Mentis , memoriae, olsactus , aliorum etiam sumis insunt-<text:line-break/>men</text:span></text:span>s<text:span text:style-name="Default_20_Paragraph_20_Font"><text:span text:style-name="T14">orum exercitio. </text:span></text:span>L<text:span text:style-name="Default_20_Paragraph_20_Font"><text:span text:style-name="T14">abores, cibi, potus, somnus, res<text:line-break/>venereae, omnia medi</text:span></text:span>o<text:span text:style-name="Default_20_Paragraph_20_Font"><text:span text:style-name="T14">cria. Frigidior sagulo in tem-<text:line-break/>p ore et regione, calidior erit.</text:span></text:span></text:p>
      <text:p text:style-name="P3">Quod neque affectu aliquo, neque ob aetatem, frigi-<text:line-break/>dior in frigida regione et tempore possit calidior essici,<text:line-break/>omnes confitentur. Idcirco et Sabini sectatores de natura<text:line-break/>frigidioribus verum esse fermonem tradunt. Verum tamen<text:line-break/>neque de istis absolute prolatus verum est, nisi hujusmodi<text:line-break/>conditiones additae sint. Frigidum exterius circumfusum,<text:line-break/>quod denset resrigeretque cutaneas partes , -inter eVidenter<text:line-break/>apparentia ponendum est, non tamen corporis penetralia<text:line-break/>similiter assiciL Sed quemadmodum in aphorismis defini-<text:line-break/>tum est ea in parte, ubi inquit: nonnunquam in disten-<text:line-break/>tione sine ulcere juveni carnoso, aestate media , frigidae<text:line-break/>multae inspersio calorem revocat, sic et hoc loco a nobis<text:line-break/>definiendum est. Frigida namque corpori nostro iniecta<text:line-break/>aut ita alte subit, ut intima aeque atque extima refingo-<text:line-break/>ret aut sola cutanea frigore percellit. Ad profundum<text:line-break/>igitur descendens partes eas refrigerat et non levi noxa<text:line-break/>totum animal afficit. , ipfiusi frigore concussis labefactatis-</text:p>
      <text:p text:style-name="P3">que viribus ; at quae superficiem tantum corporis laedit,<text:line-break/>non solum interiora non resrigerabit , sed etiam calidiora<text:line-break/>mutto, quam ipsorum prior temperatura esset, essicit.<text:line-break/>Ceterum quicunque de raram cutem rarasque sub ipsa<text:line-break/>carnes habentibus ipsum Ioquutum esse existimant, nunc<text:line-break/>quoniam ob difflatum calorem istos frigidiores affectos esse<text:line-break/>dicunt, atque ideo fpissefcente cute, retentoque quod<text:line-break/>prius exhalabat calido, incalescere, aliquid sane videri<text:line-break/>dicunt, sed eos opinari non decebat, qui ita digerantur,<text:line-break/>frigidiores dictos esse. Haec enim , ut didicistis , humidis<text:line-break/>calidisque corporibus maxime insunt; fecundo calidis,<text:line-break/>licet fine humore talia sint, nullum autem frigidum cor-<text:line-break/>pus facile dissolvitur, sed minusi quidem humida, magis<text:line-break/>autem arida hoc sustinent, utriusque vero naturaIiter ca—<text:line-break/>sida praestatu.. Hac itaque ratione isti mihi falsi esse<text:line-break/>videntur.</text:p>
      <text:p text:style-name="P3">V.</text:p>
      <text:p text:style-name="P5">I<text:span text:style-name="Default_20_Paragraph_20_Font"><text:span text:style-name="T14">n doloribus proximum ventrem purgare oportet et sun-<text:line-break/>guin</text:span></text:span>i<text:span text:style-name="Default_20_Paragraph_20_Font"><text:span text:style-name="T14">s ventrem rescindere.</text:span></text:span> s<text:span text:style-name="Default_20_Paragraph_20_Font"><text:span text:style-name="T14">sti</text:span></text:span>o, <text:span text:style-name="Default_20_Paragraph_20_Font"><text:span text:style-name="T14">sectio, calesactio, re-<text:line-break/>feigeratio, sternutatio. , Stirpium humores, in quibus<text:line-break/>vim habent et c</text:span></text:span>y<text:span text:style-name="Default_20_Paragraph_20_Font"><text:span text:style-name="T14">ceon; male</text:span></text:span>d<text:span text:style-name="Default_20_Paragraph_20_Font"><text:span text:style-name="T14">icorum, lac, allium, vinum<text:line-break/>fervesuctum, acetum, sal.</text:span></text:span></text:p>
      <text:p text:style-name="P1">Remedia hoc loco enumerat et levibus et saevis do-<text:line-break/>Ioribus succurrentia, sicut in aphorismis oculorum tantum<text:line-break/>dolentium remedia scripsit, ubi inquit: dolores oculorum<text:line-break/>meri potio tollit aut balneum aut fomentum aut venae<text:line-break/>solutio aut cum medicamento purgatio. Hoc loco quae-<text:line-break/>dam adjecit remedia, oculorum doloribus non convenien-<text:line-break/>tia. Primum quidem omnium hoc in sermone enumera-<text:line-break/>tum purgatio est, quam in . . victoriae studiosa, irri-<text:line-break/>tant, neque stulta . . auxilia penitus, quemadmodum<text:line-break/>scripsit, explicaVdmus. Primum vero inter deinceps ensi-<text:line-break/>merata ustio est, quae pessime affectis locis ob pravorum</text:p>
      <text:p text:style-name="P3">luccorum exuberantiam, ut in perquam ma<text:span text:style-name="Default_20_Paragraph_20_Font"><text:span text:style-name="T14">l</text:span></text:span>ignis u<text:span text:style-name="Default_20_Paragraph_20_Font"><text:span text:style-name="T14">l</text:span></text:span>ceri-<text:line-break/>bus evenit, adhibendum nonnunquam palam candentibus<text:line-break/>ferramentis, nonnunquam ustoriisi medicaminibuS , ea no-<text:line-break/>biS utentibus. Post ustionem sectio posita est et ipsa lo-<text:line-break/>corum multum jam pusi habentium dolorem finiens, post-<text:line-break/>quam ingentes phlegmonae praegressae sunt. Deinde cale-<text:line-break/>sactio , levationibusi scilicet atque fomentis arcessita. Alias<text:line-break/>vero fomentorum materias edocti estis, quibus vitiis do-<text:line-break/>lorem excitantibus admovenda sint, ut pectoris morbis<text:line-break/>per ea quae ipse in libro do ratione victus acutorum re-<text:line-break/>cenluit; oculis autem per mollem spongiam, non ferente<text:line-break/>loco per lacculos et cataplasmata calesactionesi ; quin et<text:line-break/>ex oleo conspersio in mediisi corporis partibus et capite,<text:line-break/>calelactio quum sit, doloribus remedio est. Ex aquae<text:line-break/>calissae Iotu extremorum membrorum dolor tollitur. At-<text:line-break/>que srequentissimusi et plurimus in dolentibus particuIis<text:line-break/>caIesactionisi usus apud medicos est, nam et contensa re-<text:line-break/>laxat, completa evacuat, resrigerata calesacit. Resrigera-</text:p>
      <text:p text:style-name="P3">tione autem rarius sedandis doloribus utimur, membrorum<text:line-break/>quidem exteriorem superficiem densante et propterea dis-<text:line-break/>stationes impediente, distensa vero magis intendente.<text:line-break/>Solas igitur calidas intemperies sine materiae multitudine<text:line-break/>fractus refrigeratio discutiet; sicut in capitis dolore ob<text:line-break/>solis aestum aut febrium ardorem. Caput igitur oleo ro-<text:line-break/>sacco frigido perfundentes fymptoma Voramus et eryfipe.-<text:line-break/>lata, ob excellentem calorem dolorem inferentia . .<text:line-break/>nec non et podagras, in quibus biliosa calidave fluxio<text:line-break/>est. Post dicta autem deinceps scriptum est, stirpium<text:line-break/>humores, in quibus vim habent, quorum item verborum<text:line-break/>sententia talis plane mihi esse videtur. Dolorum medsci-<text:line-break/>nae tibi nonnunquam suerint et stirpium humores; isti<text:line-break/>vero permulti sunt, quidam liquidi permanentes, aliqui<text:line-break/>spiisescentesi. In primis sane oleum per multam nobis uti-<text:line-break/>litatem tollendis sedandisque doloribus, si calidum adhi-<text:line-break/>beatur, praestat. Deinde et alia multa longe plusquam<text:line-break/>ipsum calefacientia, ut Iaufistulll, cedrinum, recininum,</text:p>
      <text:p text:style-name="P3">sinapmum et raphaninum. Haec quidem liquida : concreta<text:line-break/>vero alia plus, alia minus et resinae, maximeque inter<text:line-break/>eas, quae sponte sua destillant et thapfia et euphorbium<text:line-break/>et succi omnes, Cyrenaeus, Parthicus, medicuS, Assyrius,<text:line-break/>sagapeniusi , ex tethymalis, ex panace, qui et proprie<text:line-break/>opopanax dicitur. Hujus generis sunt et chaIbana et alia<text:line-break/>musta, quae omnia in commentariis de simpIicium medi-<text:line-break/>cinarum viribus didicisti: <text:span text:style-name="Default_20_Paragraph_20_Font"><text:span text:style-name="T38">, </text:span></text:span>sive enim succus sit alicujusi,<text:line-break/>sive Iiquor, sub humoris adpeIIatione comprehenditur.<text:line-break/>Hujus itaque generis sunt et liquida pix et piceum, quod<text:line-break/>vocatur et in Cilicia capnelaeon , aliaque innumerabilia,<text:line-break/>aliqua ex herbis, aliqua ex fruticibus, aliqua ex arbori-<text:line-break/>bus consecta, quorum commune vocabulum stirps habe-<text:line-break/>tur, cujus hoc loco Hippocrates meminit dicensi : stirpium<text:line-break/>humores. His vero adiecit, in quibusi vim habent, obfcu-<text:line-break/>rum brevitate sermonem faciens. Igitur haud abs re ex-<text:line-break/>planatores dissident, alius aliter non modo interpretantes,<text:line-break/>sed etiam fcIibentesi. Quamobrem, ne nimia fcribam, eosi</text:p>
      <text:p text:style-name="P3">omittens, quae mihi simillima veri videantur, ea sola re-<text:line-break/>feram. Medicamentorum igitur quaecunque dolores se-<text:line-break/>dare apta sunt , sicut aliud alii affectui , ita et iliud alii<text:line-break/>membro prodesse idoneum est. Hac de re autem sermo<text:line-break/>quia commentarii modum excedit, breviter ipsum per<text:line-break/>exempla perstringere constitui. Porro quod non omnes<text:line-break/>cum dolore affectuS iisdem egeant medicamentis, istud tibi<text:line-break/>exemplo esto. Mordacibus fuccis in intestinis contentis<text:line-break/>cluentia quum prius per inferiores partes immiserimus,<text:line-break/>inter quae mulsa est, ptisanae cremor et excreta haec<text:line-break/>fuerint, morsus deinde mitigantia et quaecunque iubae-<text:line-break/>rentia et intestinorum tunicas operientia superne inciden-<text:line-break/>tes mordaces humores arcent, in sedem damus; edulia<text:line-break/>praeterea ipsis bonum succum creantia et quae difficulter<text:line-break/>corrumpantur, exhibemus. At in superiore ventre et<text:line-break/>maxime in ejus ostiolo id genus contractiS IrumoribuS in<text:line-break/>primiS eoS vomere jubemus. Quod si ad vomitum parati<text:line-break/>non sint , simplex oleum aut cum aqua temperatum aut</text:p>
      <text:p text:style-name="P3">quiddam simile sorbendum praebemus, per quod citato<text:line-break/>vomitu exterius aliquid adstringenS odoratumque super-<text:line-break/>imponimus ; sumendos autem cibos exhibemus boni succi,<text:line-break/>aegre dissolubiles et nonnulla adstringendi vi praeditos.<text:line-break/>Oculis vero dolentibus horum nihil facimus, sed universi<text:line-break/>corporiS inutilem materiam priuS medicamento educimus.<text:line-break/>Quod si redundet fanguis, ad cubiti venam exteriorem,<text:line-break/>quam humeralem vocant, scindendam accedimus; deinceps<text:line-break/>medicamine aliquo quam mollissimo et neutiquam mordaci<text:line-break/>utimur; deinde per totum diem usque ad vesperam jeju-<text:line-break/>nantem ad balneum ducimus. Quod fi neque purgatione,<text:line-break/>neque venae scissione indigeat, dictis medicamentis et post<text:line-break/>ipsa IaVatione, sicut noVistisi, ejusmodi dolores medicamur,<text:line-break/>neque ad ventris morsus collyrion aliquod immittentes,<text:line-break/>neque oculis tragi succum aut caprae adipem aut seratum<text:line-break/>morlu vacans aut id genus aliquid adhibentes, quale in<text:line-break/>sedem injicere soliti sumus. Haec exempli causa dixisse<text:line-break/>satis esto ad illud edocendum eundem affectum diversis</text:p>
      <text:p text:style-name="P3"><text:span text:style-name="Default_20_Paragraph_20_Font"><text:span text:style-name="T14">e</text:span></text:span></text:p>
      <text:p text:style-name="Normal">locis excitatum non eadem remedia postulare. Ostendere<text:line-break/>enim propofitum est, in quo fenfu Hippocrates dixerit,<text:line-break/>stirpium humores in quibus vim habent: illud enim in<text:line-break/>quibus aut membris aut affectibus aut modiS utendi, in-<text:line-break/>telligere necesse est. Dico autem utendi modos, quum<text:line-break/>aut ipsam causam, ob quam affecta pars dolet, remove-<text:line-break/>mus aut flatuosilm spiritum ex illa creatum discutimus;<text:line-break/>idque ipsum duobuS modiS essicimus aut spiritali crassam<text:line-break/>flatuosamque partem extenuanteS aut continenS ipsum cor-<text:line-break/>puS raresacientes. Quin etiam ad haec moduS alius in-<text:line-break/>dolentia^ effector est, scilicet qui sensum habetat ac stu-<text:line-break/>pefacit, in quo prudentiae non vulgaris est, stupefactorio<text:line-break/>medicamento alia permiscere, neque eo solo uti. Quem<text:line-break/>enim praeterit, a Philonio, quod vocatur, medicamine,<text:line-break/>dolori finem stupore sensus imponi; stuporem vero et tor-<text:line-break/>porem papaveris succus et alterci semen essiciunt. Haec<text:line-break/>fi sola perpauca exhibeantur, dolorem sedare non pote-<text:line-break/>runt; quod si tantum ex istis detur, quantum acceptum</text:p>
      <text:p text:style-name="P3">fedare dolorem possit, insigni noxa membrum dolens assi-<text:line-break/>cietur. Igitur ne ipsum magnopere offendatur, neque<text:line-break/>sensus obtorpeat, aliorum medicaminum permissio a Phi-<text:line-break/>lone excogitata est. Quaenam vero sit methodus, qua<text:line-break/>quis utens hanc medicamentorum structuram moliatur, in<text:line-break/>libris de ipsorum compositione proditum est. Et de Ilis<text:line-break/>hactenus. Nunc quae sequuntur, confideramus, inter quae<text:line-break/>prima est Vox illa, cyceon , nempe quod vinum dolores<text:line-break/>oculorum ex obstructione orientes mitiget , ex aphorismo-<text:line-break/>rum interpretationibus didicistis. Nunc vero aliorum,<text:line-break/>quicunque eadem ratione concitantur, dolorum nonnun-<text:line-break/>quam ob sanguinis crassitudinem, nonnunquam ob frigus,<text:line-break/>vobis in mentem veniat, quam faepiusi et in ventris do-<text:line-break/>Ioribus et in dolore capitis vocato hemicraera seu hemi-<text:line-break/>cranea, meracius vinum sumtum confestim quidem mani-<text:line-break/>felle juvifle , accedente deinde somno, in totum dolorem<text:line-break/>sustulisse , videritis. Vidisti autem me non illico jejuno,<text:line-break/>sed ab assumto cibo exhibere. At hoo loco Hippocrates</text:p>
      <text:p text:style-name="P3">utrumque miscuit et cibum et potum : tale enim quiddam<text:line-break/>cyceon est , quemadmodum et apud Humerum didicistis,<text:line-break/>miscentibus quidem alia cum vino, commune vero omnium<text:line-break/>ipsum habentibus; fortasse et cum polenta vinum misce-<text:line-break/>banL Necessario autem et alia misceri ex hoc nomine,<text:line-break/>cyceon veteresi signare quispiam putaverit, sic eos adpel-<text:line-break/>lationem hanc in eum sensum magisi accipere indicans.<text:line-break/>Aliquando autem ego quempiam dolore vexatum sine cibo,<text:line-break/>vino uti jubens, ut opinionem meam confirmarem, multis<text:line-break/>subito caIidiS vaporibuS affectum Iocum peteotibusi, eum,<text:line-break/>uti fui veritus, cruciatum animadVerli: ab istis enim et<text:line-break/>inaequale intemperieS et repletio membro acciderunt.<text:line-break/>Alibi vero nos explicavimus repletionem quoquo verfus<text:line-break/>corpora distendentem, imbeciIIis partibus doIorem inferre,<text:line-break/>fed inaequalem intemperiem ea ratione, quod aliquae<text:line-break/>partes adhuc naturaliter affectae sint, aliquae refrigeratae<text:line-break/>ipsis sint proximae: in istis enim a male affectis partibus<text:line-break/>ad recte valentes molesta quaedam frigoris distributio fit ;</text:p>
      <text:p text:style-name="P3">utrumque miscuit et cibum et potum: tale enim quiddam<text:line-break/>cyceonest, quemadmodum et apud Humerum didicistis,<text:line-break/>miscentibus quidem. alia cum vino, commune vero omnium<text:line-break/>ipsum habentibus; fortasse et cum polenta vinum mifce-<text:line-break/>bauto Necessario autem et alia misceri ex hoc nomine,<text:line-break/>cyceon veteres signare quispiam putaverit, sic eos adpel-<text:line-break/>lationem hanc in eunt <text:span text:style-name="Default_20_Paragraph_20_Font"><text:span text:style-name="T14">t</text:span></text:span>ensum magis accipere indicans.<text:line-break/>Aliquando autem ego quempiam dolore vexatum sine cibo,<text:line-break/>vino utiqubens, ut opinionem meam confirmarem, multis<text:line-break/>fubito calidis vaporibus affectum locutu petentibus, eum,<text:line-break/>uti -fui veritus, cruciatum animadverti: ab illis enim et<text:line-break/>inaequalis intemperies et repletio membro^ acciderunt.<text:line-break/>Alibi vero nos explicavimus repletionem quoquo ver<text:span text:style-name="Default_20_Paragraph_20_Font"><text:span text:style-name="T14">t</text:span></text:span>us<text:line-break/>corpora distendentem, imbecillis partibus dolorem inferre,<text:line-break/>fed inaequalem intemperiem ea ratione, quod aliquae<text:line-break/>partes adhuc naturaliter asseclae. sint, aliquae refrigeratae<text:line-break/>ipsis sint proximae^ in istis enim a male affectis partibus<text:line-break/>ad recte valentes molesta. quaedam frigoris distributio sit;</text:p>
      <text:p text:style-name="P3">cohaerere a me ostensum est et male ab interpretibus in<text:line-break/>plures sermones fuisse di<text:span text:style-name="Default_20_Paragraph_20_Font"><text:span text:style-name="T7">v</text:span></text:span>isa. Ad sequentem igitur partem<text:line-break/>transeamus, quae pIus etiam ab omnibus prioribus , quam<text:line-break/>istae inter se distare videtur. Potest autem et ipsa, ut<text:line-break/>ego sentio, de doloribus, sicut. et silae , suissa prolata,<text:line-break/>sed ab illis differre malitia. Exoriuntur enim dolores<text:line-break/>quidam maligni a maleficis seu medicamentis , quae dele-<text:line-break/>tersa, id est mortifera vocant, seu seris venenum ictu<text:line-break/>fundentibus, sive succis aliquibus ex improbo victu aut<text:line-break/>pestilenti coelo in corpore genitis. Ad hos itaque id ge-<text:line-break/>nus remedia enumerata fuisse dicimus, lac, allium, vinum<text:line-break/>fervefactum, acetum, salem. Lac namque venenis ero-<text:line-break/>sione interficientibus adVersatur, siquidem attemperatione<text:line-break/>opus est. Allium vehementi frigore laedentibus resistit,<text:line-break/>vinum mediocriter frigidis; sed quum ipsi adfectum fue-<text:line-break/>rit<text:span text:style-name="Default_20_Paragraph_20_Font"><text:span text:style-name="T14">, fervefectum</text:span></text:span>, intelligere possumus admodum calidum.<text:line-break/>Potest etiam intelligi vinum ita decoctum, ut sapa, quam<text:line-break/>vocant, facta sit: etenim haec corrodentes acrimonias tem-</text:p>
      <text:p text:style-name="P3">p erat. Acetum vero, ut glutinosos, quales fungorum esit<text:line-break/>creantur, succos dissecet vel etiam refrigerandi cau<text:span text:style-name="Default_20_Paragraph_20_Font"><text:span text:style-name="T14">t</text:span></text:span>a, sicut<text:line-break/>adverfirs thapfiam requiritur. Postremo falam, ut totam<text:line-break/>maleficorum humorum medicameutorumque substantiam<text:line-break/>consumere possit. Ceterum quoniam utilitates et noxae<text:line-break/>non solum per simplices nos attingenti<text:span text:style-name="Default_20_Paragraph_20_Font"><text:span text:style-name="T14">a</text:span></text:span>m qualitates, sed<text:line-break/>etiam per totam substantiam corporibus nostris adveniunt,<text:line-break/>et hoc enim ex aliis commentariis didicistis, jure sane<text:line-break/>optimo et illud dictum suerit , stirpium humores et in<text:line-break/>quibus vim habenti Proprietates namque ex tota <text:span text:style-name="Default_20_Paragraph_20_Font"><text:span text:style-name="T14">t</text:span></text:span>uli-<text:line-break/>stantia progenitae aut corporibus nostris congruentes aut<text:line-break/>alienae, quatuor materiis continentur: aut enim purgato-<text:line-break/>riae medicinae fiunt aut alimenta aut ad haec tertio ea<text:line-break/>quae hic Hippocrates malefica nominavit aut quarto ipso-<text:line-break/>vum remedia. Quum vero tertium materiae genus et in<text:line-break/>medicamenta deleteria, hoc est mortifera vocata et fera-<text:line-break/>rutu venena, distribuatur, duplex. et.isse curantium ma-<text:line-break/>teria est. Adpellantur autem Graeco vocabulo alexiphar-</text:p>
      <text:p text:style-name="P3">m aea , id est medicamentorum auxilia , quae mortiferis<text:line-break/>medicamentis adversantur; theriaca vero quae ferarum<text:line-break/>morsibus medentur. Verum fortasse quis existimavit et<text:line-break/>purgantium medicamentorum materiam inter mortifera esse<text:line-break/>censendam , nam et haec ultra modum assumta nos inter-<text:line-break/>finiunt.. Id si concesserimus, consequens erit etiam ut<text:line-break/>alexipharmaca et theriaea in mortiferis enumeremus, quan-<text:line-break/>doquidem et haec nos perdere possi<text:span text:style-name="Default_20_Paragraph_20_Font"><text:span text:style-name="T14">n</text:span></text:span>t, nisi si quis ex ipsis<text:line-break/>omnino valde. parum assumserit. Verum ea de caula mihi<text:line-break/>plura medicamenta non vocare mortifera medici viden-<text:line-break/>tur, quod ipforum temporibus quibusdam utilitas necessa-<text:line-break/>ria sit; ea vero appellare deleteria, id est perniciosa, quae<text:line-break/>nullo unquam tempore neque aegrotis hominibus neque<text:line-break/>valentibus operam ferunt, neque enim aconitum, neque<text:line-break/>argentum vivum, neque argenti fpuma, neque marinus<text:line-break/>lepus, intra corpus accepta, .ullum .nobis afferunt emole-<text:line-break/>mentum, quemadmodum et alia. pleraque, de quibus et in<text:line-break/>illis commentariis actum est, ubi de juvautibus atque no-<text:line-break/>censibus per totius substantiae proprietatem disputavimus.</text:p>
      <text:h text:style-name="P104" text:outline-level="2">VI.</text:h>
      <text:p text:style-name="P5"><text:span text:style-name="Default_20_Paragraph_20_Font"><text:span text:style-name="T14">Domo ex lassitudinibus ab itinere, imbecillitas, gravitas<text:line-break/>exspuit , tussiebat enim ex vertice. Febris acuta . ma-<text:line-break/>num submorden</text:span></text:span>n <text:span text:style-name="Default_20_Paragraph_20_Font"><text:span text:style-name="T14">Secundo die caput grave, lingua<text:line-break/>exusta suit, nares unguibus resicistae , sanguis non ma-<text:line-break/>navit; sinister lienis magnus et durus dolore insultabatur.</text:span></text:span></text:p>
      <text:p text:style-name="P1">Quaenam huic aegroto acciderint, narravit Hippocra-<text:line-break/>tes ; mortuusine fit an eraserit, quorum causa reliqua omnia<text:line-break/>scripta sunt, dicere praetermisit. At forsan quid ego de<text:line-break/>aegro hoc futurum esse praedicerem quispiam audire desse<text:line-break/>deret, cui vera hunc in modum dicenda funt. Si quis<text:line-break/>ejus mihi urinam ostendisset, clare sane quid de eo sen-<text:line-break/>tirem attulissem. Quantum enim ad dicta pertinet, per-<text:line-break/>niciose aegrotabat; at si urina optima fuisset, hominem<text:line-break/>quidam evasurum , sed a<text:span text:style-name="Default_20_Paragraph_20_Font"><text:span text:style-name="T14">c</text:span></text:span>uto aegrotaturum esse praedixis-<text:line-break/>sem ; sin autem prava apparuisset urina, brevi interiturum.<text:line-break/>Si mediocris, ut neque laudanda esset, neque vituperanda,</text:p>
      <text:p text:style-name="P3">longiori tempori superstitem., tandem moriturum esse assit-<text:line-break/>arassent. Alia porro symptomata media quodam modo in-<text:line-break/>ter perniciem atque salutem sunt. Illud vero , nares au-<text:line-break/>tem unguibus rescissae, delude non. effundentes sanguinem :<text:line-break/>ita enim scripsit zeuxis , nares unguibus rescissae non<text:line-break/>effuderunt sanguinem ,. pessimum signum. esu Quod si<text:line-break/>scriptum esset, quemadmodum et in pluribus exemplari-<text:line-break/>bus scriptum reperitur, nares unguibus rescissae, sanguis<text:line-break/>non ma<text:span text:style-name="Default_20_Paragraph_20_Font"><text:span text:style-name="T14">n</text:span></text:span>avit, perniciosum quidem et hoc esset, sed mi-<text:line-break/>nus quam nullo modo sanguinem emittere. Patet autem<text:line-break/>quod et ma<text:span text:style-name="Default_20_Paragraph_20_Font"><text:span text:style-name="T14">n</text:span></text:span>us opera rite adhibita, fanguis tamen non<text:line-break/>emanavit ; neque enim ab initio hac in parte scripsisset,<text:line-break/>unguibus quidem nares esse proscissis , neque tamen fa<text:span text:style-name="Default_20_Paragraph_20_Font"><text:span text:style-name="T14">n-<text:line-break/></text:span></text:span>guinis effluvium accidisse , si .absque manus opera id eve—<text:line-break/>ni<text:span text:style-name="Default_20_Paragraph_20_Font"><text:span text:style-name="T14">t</text:span></text:span>e potuisset. Referunt autem veteres medicos non pro-<text:line-break/>priis unguibus modo, fed etiam ferramento quodam ad id<text:line-break/>ipsum praeparato nares dissecare solitos. Videnturque in<text:line-break/>aegrota<text:span text:style-name="Default_20_Paragraph_20_Font"><text:span text:style-name="T14">n</text:span></text:span>te , de quo nunc sermo fit , ad ipsarum dissectio-<text:line-break/>nem propter capitis gravitatem curantes hominem medici<text:line-break/>devenisse. Illud vero de liene dictum, sinister lienis mag-</text:p>
      <text:p text:style-name="P3">nus, nonnulli ita additum esse sinister putant, ut Iacti<text:line-break/>album poeta adjecit et iuibus humi cubantes, quum nul-<text:line-break/>lum lac non album sit, nulli sues non humi cubantes<text:line-break/>* * * dissecta non erupit sahguis sinistra , tanquam<text:line-break/>dixisset^ ex sinistra nare et ea lieni e regione opposita esu<text:line-break/>Atque verisimile est medicum ad manus operam huic nari.<text:line-break/>adhibendam fuisse permotum. Errante autem primo Ii--<text:line-break/>brario accidit, ut erratum remaneret. Praeterea, quum<text:line-break/>in proposito sermone illud etiam sit , tussire ipsum ex<text:line-break/>vertice, de hoc etiam inter libri interpretes magna dis-<text:line-break/>sensio est orta, nonnullis quidem ex capite fieri tussim<text:line-break/>dice<text:span text:style-name="Default_20_Paragraph_20_Font"><text:span text:style-name="T14">n</text:span></text:span>tibus, non, sicut crebrius fieri consuerit,. ex pectore<text:line-break/>et pulmone et afpera arteria, quando haec primo affecta<text:line-break/>sunt ; aliquibus autem ex vertice proprie dictum esse pu-<text:line-break/>tantibus, ut non solum ex capite destillatio aliqua tussis<text:line-break/>caula sit, fed etiam ab ipsius capitis parte illa, quam<text:line-break/>verticem nominamus.</text:p>
      <text:p text:style-name="P3">VII.</text:p>
      <text:p text:style-name="P5"><text:span text:style-name="Default_20_Paragraph_20_Font"><text:span text:style-name="T14">Quartana lab</text:span></text:span>o<text:span text:style-name="Default_20_Paragraph_20_Font"><text:span text:style-name="T14">ran</text:span></text:span>t<text:span text:style-name="Default_20_Paragraph_20_Font"><text:span text:style-name="T14">es</text:span></text:span> m<text:span text:style-name="Default_20_Paragraph_20_Font"><text:span text:style-name="T14">agno morbo non cap</text:span></text:span>i<text:span text:style-name="Default_20_Paragraph_20_Font"><text:span text:style-name="T14">un</text:span></text:span>t<text:span text:style-name="Default_20_Paragraph_20_Font"><text:span text:style-name="T14">ur. s</text:span></text:span>i<text:line-break/><text:span text:style-name="Default_20_Paragraph_20_Font"><text:span text:style-name="T14">pr</text:span></text:span>i<text:span text:style-name="Default_20_Paragraph_20_Font"><text:span text:style-name="T14">u</text:span></text:span>s <text:span text:style-name="Default_20_Paragraph_20_Font"><text:span text:style-name="T14">au</text:span></text:span>t<text:span text:style-name="Default_20_Paragraph_20_Font"><text:span text:style-name="T14">em cap</text:span></text:span>i<text:span text:style-name="Default_20_Paragraph_20_Font"><text:span text:style-name="T14">an</text:span></text:span>t<text:span text:style-name="Default_20_Paragraph_20_Font"><text:span text:style-name="T14">ur et quar</text:span></text:span>t<text:span text:style-name="Default_20_Paragraph_20_Font"><text:span text:style-name="T14">ana superven</text:span></text:span>i<text:span text:style-name="Default_20_Paragraph_20_Font"><text:span text:style-name="T14">at, l</text:span></text:span>i<text:span text:style-name="Default_20_Paragraph_20_Font"><text:span text:style-name="T14">beran</text:span></text:span>t<text:span text:style-name="Default_20_Paragraph_20_Font"><text:span text:style-name="T14">ur.</text:span></text:span></text:p>
      <text:p text:style-name="P1">comitialem veteres et magnum morbum et affectum<text:line-break/>puerilem adpellant, ut ipfe Hippocrates in libro de aquis<text:line-break/>et aere et locis , quoniam pueritia tempore abundat. Non-<text:line-break/>nulli et Herculeum ipfum vocaverunt, non quod Hercules<text:line-break/>eo vexaretur; fed videntur illi, sicut alii etiam nomini-<text:line-break/>bus ejus faevitiam exprimere voluerunt , ita et nomen<text:line-break/>boe magnitudinem significans; herculeum scilicet effinxisse.<text:line-break/>Alii fac<text:span text:style-name="Default_20_Paragraph_20_Font"><text:span text:style-name="T14">t</text:span></text:span>um morbum, falsa opinione decepti, appella<text:span text:style-name="Default_20_Paragraph_20_Font"><text:span text:style-name="T14">r</text:span></text:span>e-<text:line-break/>runt, sicut in libro de sacro morbo explicatum esu ori-<text:line-break/>tur sane et ab aliis affectis partibus nonnunquam vitium<text:line-break/>hoc, fed in plurimis primum ipsum cerebrum afficitur,<text:line-break/>non alio affecto consentiens. Morbi autem cau<text:span text:style-name="Default_20_Paragraph_20_Font"><text:span text:style-name="T14">t</text:span></text:span>a frigidus<text:line-break/>crassusque humor est in cerebri sinibus collectus, nervo-</text:p>
      <text:p text:style-name="P3">rumque origines ac praecipue dorsi medullae primum prin-<text:line-break/>cipium occupans. Huic humori igitur et aliae quidem<text:line-break/>febres prof<text:span text:style-name="Default_20_Paragraph_20_Font"><text:span text:style-name="T14">a</text:span></text:span>n<text:span text:style-name="Default_20_Paragraph_20_Font"><text:span text:style-name="T14">i, </text:span></text:span>fed maxime diuturnae et ex his omnibus<text:line-break/>quartana potissimum, itemque ea ipsis quartana , quae<text:line-break/>longissima sit et cum rigore invadat, ipsis namque rigor.<text:line-break/>* * * * vectes * * * * cerebri quidem<text:line-break/>initium hoc. obstruente humore, febris autem caliditas<text:line-break/>prius attenuans et ipsum discutere apta est, praeterea et<text:line-break/>totam temperaturam vehementibus rigoribus mutare et<text:line-break/>humidam eam frigidamque ad calidius sicciusque redigere.<text:line-break/>Ab hac vero pituitosos humor interdum procreatur in cor-<text:line-break/>pore, al excretiones sequuntur convulsionem juvantes, per<text:line-break/>fudores quidem saepius, aut vomitum, aut alui subductio-<text:line-break/>nem , quare et per haec expurgatur materia juxta id quod<text:line-break/>dixit in aphorismis, febrem convulsioni rectius accidere<text:line-break/>quam convulsionem fabri; comitialis autem est totius cor-</text:p>
      <text:p text:style-name="P3">poris convulsio. ln primo quidem de morbis popularibus<text:line-break/>ita fcripsit de quartana: tutissima quidem omnium est et<text:line-break/>facillima, fed longissima quartana; neque enim ipsa stilum<text:line-break/>per fe ipsa talis est, fed etiam ab aliis ingentibus morbis<text:line-break/>tutum praestat. Id vero nulli dubium est, quod prius<text:line-break/>quartana febre laborantes comitialis morbus adoriri ne-<text:line-break/>quit, quandoquidem jam adortum superveniens quartana<text:line-break/>discutere consuevit; quocirca multo sane magis f alum<text:line-break/>nondum factum fieri non permittit.</text:p>
      <text:p text:style-name="Normal">VllI.</text:p>
      <text:p text:style-name="Normal"><text:span text:style-name="Default_20_Paragraph_20_Font"><text:span text:style-name="T14">Pro quibu</text:span></text:span>s <text:span text:style-name="Default_20_Paragraph_20_Font"><text:span text:style-name="T14">qu</text:span></text:span>i m<text:span text:style-name="Default_20_Paragraph_20_Font"><text:span text:style-name="T14">orb</text:span></text:span>i.</text:p>
      <text:p text:style-name="P1">Hoc supra positis congruit, hanc sententiam intuens.<text:line-break/>Pro quibus morbis qui morbi oriantur ferre bonum est;<text:line-break/>id vero subaudire opus esu Quemadmodum enim quar-<text:line-break/>ta<text:span text:style-name="Default_20_Paragraph_20_Font"><text:span text:style-name="T14">n</text:span></text:span>am comitialem sanat et febris quaeque convulsionem<text:line-break/>vel etiam destillationem et suspirium , eodem pacto ocu-</text:p>
      <text:p text:style-name="P3"/>
      <text:p text:style-name="Normal">lorum phlegmonem, alui profluvium, laevitatem intestino-<text:line-break/>rum , acida eructatio et lateris phlegmone pulmonariam,<text:line-break/>vetemhm phrenitis; contra vero non utiliter phrenitis in<text:line-break/>veternum , phlegmone lateris in pulmonariam fe conver-<text:line-break/>tunt. Quin etiam atram bilem .haemorrhois plerumque<text:line-break/>incipientem prohibuisse al jam affectam removisse, nec<text:line-break/>non et duratum lienem fanavisse, conspecta esu At va-<text:line-break/>rices quoque hos ipsius morbos, podagras propterea et<text:line-break/>articularios dolores discutiunt.</text:p>
      <text:p text:style-name="P1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7a</dc:title>
    <dc:subject>Galien</dc:subject>
    <meta:keyword>https:/archive.org/details/BIUSante_45674x17a</meta:keyword>
    <meta:initial-creator>Galien;Kühn, Karl Gottlob (éd.)</meta:initial-creator>
    <meta:creation-date>2023-01-20T07:47:00Z</meta:creation-date>
    <dc:date>2023-01-20T09:04:47.039000000</dc:date>
    <meta:editing-cycles>8</meta:editing-cycles>
    <meta:editing-duration>PT7M56S</meta:editing-duration>
    <meta:document-statistic meta:table-count="0" meta:image-count="0" meta:object-count="0" meta:page-count="874" meta:paragraph-count="1868" meta:word-count="114261" meta:character-count="782475" meta:non-whitespace-character-count="670081"/>
    <meta:template xlink:type="simple" xlink:actuate="onRequest" xlink:title="" xlink:href="Normal.dotm"/>
  </office:meta>
</office:document-meta>
</file>